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5256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1.6008in"/>
    </style:style>
    <style:style style:name="co4" style:family="table-column">
      <style:table-column-properties fo:break-before="auto" style:column-width="5.0862in"/>
    </style:style>
    <style:style style:name="co5" style:family="table-column">
      <style:table-column-properties fo:break-before="auto" style:column-width="0.7965in"/>
    </style:style>
    <style:style style:name="co6" style:family="table-column">
      <style:table-column-properties fo:break-before="auto" style:column-width="7.391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produc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SKU#</text:p>
          </table:table-cell>
          <table:table-cell table:style-name="ce1" office:value-type="string" calcext:value-type="string">
            <text:p>Article-Code</text:p>
          </table:table-cell>
          <table:table-cell table:style-name="ce1" office:value-type="string" calcext:value-type="string">
            <text:p>Availability</text:p>
          </table:table-cell>
          <table:table-cell table:style-name="ce1"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BLUE PRINTED LAWN KURTI</text:p>
          </table:table-cell>
          <table:table-cell office:value-type="string" calcext:value-type="string">
            <text:p>PKR 2,690.00</text:p>
          </table:table-cell>
          <table:table-cell office:value-type="string" calcext:value-type="string">
            <text:p>J-10000130768</text:p>
          </table:table-cell>
          <table:table-cell office:value-type="string" calcext:value-type="string">
            <text:p>JJLK-S-JSS-25-492 FB/ESSENTIALS-5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printed-lawn-kurti-jss25492s.html</text:p>
          </table:table-cell>
        </table:table-row>
        <table:table-row table:style-name="ro1">
          <table:table-cell office:value-type="string" calcext:value-type="string">
            <text:p>MULTICOLOR PRINTED LAWN KURTI</text:p>
          </table:table-cell>
          <table:table-cell office:value-type="string" calcext:value-type="string">
            <text:p>PKR 2,690.00</text:p>
          </table:table-cell>
          <table:table-cell office:value-type="string" calcext:value-type="string">
            <text:p>J-10000135422</text:p>
          </table:table-cell>
          <table:table-cell office:value-type="string" calcext:value-type="string">
            <text:p>JJLK-S-JSS-25-489 FB/ESSENTIAL-49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printed-lawn-kurti-jss25489s.html</text:p>
          </table:table-cell>
        </table:table-row>
        <table:table-row table:style-name="ro1">
          <table:table-cell office:value-type="string" calcext:value-type="string">
            <text:p>BROWN PRINTED LAWN KURTI</text:p>
          </table:table-cell>
          <table:table-cell office:value-type="string" calcext:value-type="string">
            <text:p>PKR 2,690.00</text:p>
          </table:table-cell>
          <table:table-cell office:value-type="string" calcext:value-type="string">
            <text:p>J-10000130774</text:p>
          </table:table-cell>
          <table:table-cell office:value-type="string" calcext:value-type="string">
            <text:p>JJLK-S-JSS-25-493 FB/ESSENTIALS-5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rown-printed-lawn-kurti-jss25493s.html</text:p>
          </table:table-cell>
        </table:table-row>
        <table:table-row table:style-name="ro1">
          <table:table-cell office:value-type="string" calcext:value-type="string">
            <text:p>PINK PRINTED LAWN KURTI</text:p>
          </table:table-cell>
          <table:table-cell office:value-type="string" calcext:value-type="string">
            <text:p>PKR 2,690.00</text:p>
          </table:table-cell>
          <table:table-cell office:value-type="string" calcext:value-type="string">
            <text:p>J-10000135428</text:p>
          </table:table-cell>
          <table:table-cell office:value-type="string" calcext:value-type="string">
            <text:p>JJLK-S-JSS-25-494 FB/ESSENTIAL-5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printed-lawn-kurti-jss25494s.html</text:p>
          </table:table-cell>
        </table:table-row>
        <table:table-row table:style-name="ro1">
          <table:table-cell office:value-type="string" calcext:value-type="string">
            <text:p>PURPLE EMBROIDERED RAW SILK 2PC STITCHED</text:p>
          </table:table-cell>
          <table:table-cell office:value-type="string" calcext:value-type="string">
            <text:p>PKR 5,690.00</text:p>
          </table:table-cell>
          <table:table-cell office:value-type="string" calcext:value-type="string">
            <text:p>J-10000152039</text:p>
          </table:table-cell>
          <table:table-cell office:value-type="string" calcext:value-type="string">
            <text:p>JGK-S-JTST-25-494 FB/LINEAR-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urple-embroidered-raw-silk-2pc-stitched-jtst25494s.html</text:p>
          </table:table-cell>
        </table:table-row>
        <table:table-row table:style-name="ro1">
          <table:table-cell office:value-type="string" calcext:value-type="string">
            <text:p>BLACK PRINTED LAWN KURTI</text:p>
          </table:table-cell>
          <table:table-cell office:value-type="string" calcext:value-type="string">
            <text:p>PKR 2,690.00</text:p>
          </table:table-cell>
          <table:table-cell office:value-type="string" calcext:value-type="string">
            <text:p>J-10000135842</text:p>
          </table:table-cell>
          <table:table-cell office:value-type="string" calcext:value-type="string">
            <text:p>JJLK-S-JSS-25-490 FB/ESSENTIAL-50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printed-lawn-kurti-jss25490s.html</text:p>
          </table:table-cell>
        </table:table-row>
        <table:table-row table:style-name="ro1">
          <table:table-cell office:value-type="string" calcext:value-type="string">
            <text:p>TEAL EMBROIDERED DOBBY KURTI</text:p>
          </table:table-cell>
          <table:table-cell office:value-type="string" calcext:value-type="string">
            <text:p>PKR 3,490.00</text:p>
          </table:table-cell>
          <table:table-cell office:value-type="string" calcext:value-type="string">
            <text:p>J-10000137188</text:p>
          </table:table-cell>
          <table:table-cell office:value-type="string" calcext:value-type="string">
            <text:p>JJLK-S-JSS-25-516 FB/ORNATE THREADS-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teal-embroidered-dobby-kurti-jss25516s.html</text:p>
          </table:table-cell>
        </table:table-row>
        <table:table-row table:style-name="ro1">
          <table:table-cell office:value-type="string" calcext:value-type="string">
            <text:p>MAGENTA EMBROIDERED DOBBY KURTI</text:p>
          </table:table-cell>
          <table:table-cell office:value-type="string" calcext:value-type="string">
            <text:p>PKR 3,490.00</text:p>
          </table:table-cell>
          <table:table-cell office:value-type="string" calcext:value-type="string">
            <text:p>J-10000137892</text:p>
          </table:table-cell>
          <table:table-cell office:value-type="string" calcext:value-type="string">
            <text:p>JJLK-S-JSS-25-518 FB/ORNATE THREADS-0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agenta-embroidered-dobby-kurti-jss25518s.html</text:p>
          </table:table-cell>
        </table:table-row>
        <table:table-row table:style-name="ro1">
          <table:table-cell office:value-type="string" calcext:value-type="string">
            <text:p>YELLOW BLENDED KAMEEZ SHALWAR</text:p>
          </table:table-cell>
          <table:table-cell office:value-type="string" calcext:value-type="string">
            <text:p>PKR 2,390.00</text:p>
          </table:table-cell>
          <table:table-cell office:value-type="string" calcext:value-type="string">
            <text:p>J-10000142854</text:p>
          </table:table-cell>
          <table:table-cell office:value-type="string" calcext:value-type="string">
            <text:p>JJIKS-A-46737/S25/JJ9819-F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yellow-blended-kameez-shalwar-jjiksa46737.html</text:p>
          </table:table-cell>
        </table:table-row>
        <table:table-row table:style-name="ro1">
          <table:table-cell office:value-type="string" calcext:value-type="string">
            <text:p>GREEN PRINTED LAWN KURTI</text:p>
          </table:table-cell>
          <table:table-cell office:value-type="string" calcext:value-type="string">
            <text:p>PKR 2,690.00</text:p>
          </table:table-cell>
          <table:table-cell office:value-type="string" calcext:value-type="string">
            <text:p>J-10000130351</text:p>
          </table:table-cell>
          <table:table-cell office:value-type="string" calcext:value-type="string">
            <text:p>JJLK-S-JSS-25-491 FB/ESSENTIALS-5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printed-lawn-kurti-jss25491s.html</text:p>
          </table:table-cell>
        </table:table-row>
        <table:table-row table:style-name="ro1">
          <table:table-cell office:value-type="string" calcext:value-type="string">
            <text:p>BLACK EMBROIDERED DOBBY KURTI</text:p>
          </table:table-cell>
          <table:table-cell office:value-type="string" calcext:value-type="string">
            <text:p>PKR 3,490.00</text:p>
          </table:table-cell>
          <table:table-cell office:value-type="string" calcext:value-type="string">
            <text:p>J-10000137248</text:p>
          </table:table-cell>
          <table:table-cell office:value-type="string" calcext:value-type="string">
            <text:p>JJLK-S-JSS-25-517 FB/ORNATE THREADS-0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embroidered-dobby-kurti-jss25517s.html</text:p>
          </table:table-cell>
        </table:table-row>
        <table:table-row table:style-name="ro1">
          <table:table-cell office:value-type="string" calcext:value-type="string">
            <text:p>BEIGE EMBROIDERED DOBBY KURTI</text:p>
          </table:table-cell>
          <table:table-cell office:value-type="string" calcext:value-type="string">
            <text:p>PKR 3,490.00</text:p>
          </table:table-cell>
          <table:table-cell office:value-type="string" calcext:value-type="string">
            <text:p>J-10000140015</text:p>
          </table:table-cell>
          <table:table-cell office:value-type="string" calcext:value-type="string">
            <text:p>JJLK-S-JSS-25-515 FB/ORNATE THREADS-0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eige-embroidered-dobby-kurti-jss25515s.html</text:p>
          </table:table-cell>
        </table:table-row>
        <table:table-row table:style-name="ro1">
          <table:table-cell office:value-type="string" calcext:value-type="string">
            <text:p>BLUE PRINTED LIMINAL UNSTITCHED 2PC</text:p>
          </table:table-cell>
          <table:table-cell office:value-type="string" calcext:value-type="string">
            <text:p>PKR 2,790.00</text:p>
          </table:table-cell>
          <table:table-cell office:value-type="float" office:value="10000158989" calcext:value-type="float">
            <text:p>10000158989</text:p>
          </table:table-cell>
          <table:table-cell office:value-type="string" calcext:value-type="string">
            <text:p>JLAWN-S-JST-25-2174 BOLD FLORAL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printed-liminal-unstitched-2pc-jst252174u.html</text:p>
          </table:table-cell>
        </table:table-row>
        <table:table-row table:style-name="ro1">
          <table:table-cell office:value-type="string" calcext:value-type="string">
            <text:p>MULTICOLOR PRINTED LIMINAL UNSTITCHED 2PC</text:p>
          </table:table-cell>
          <table:table-cell office:value-type="string" calcext:value-type="string">
            <text:p>PKR 2,790.00</text:p>
          </table:table-cell>
          <table:table-cell office:value-type="float" office:value="10000158992" calcext:value-type="float">
            <text:p>10000158992</text:p>
          </table:table-cell>
          <table:table-cell office:value-type="string" calcext:value-type="string">
            <text:p>JLAWN-S-JST-25-2177 BOLD FLORAL-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printed-liminal-unstitched-2pc-jst252177u.html</text:p>
          </table:table-cell>
        </table:table-row>
        <table:table-row table:style-name="ro1">
          <table:table-cell office:value-type="string" calcext:value-type="string">
            <text:p>YELLOW PRINTED LIMINAL UNSTITCHED 2PC</text:p>
          </table:table-cell>
          <table:table-cell office:value-type="string" calcext:value-type="string">
            <text:p>PKR 2,790.00</text:p>
          </table:table-cell>
          <table:table-cell office:value-type="float" office:value="10000158990" calcext:value-type="float">
            <text:p>10000158990</text:p>
          </table:table-cell>
          <table:table-cell office:value-type="string" calcext:value-type="string">
            <text:p>JLAWN-S-JST-25-2175 BOLD FLORAL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yellow-printed-liminal-unstitched-2pc-jst252175u.html</text:p>
          </table:table-cell>
        </table:table-row>
        <table:table-row table:style-name="ro1">
          <table:table-cell office:value-type="string" calcext:value-type="string">
            <text:p>GREY PRINTED LIMINAL UNSTITCHED 2PC</text:p>
          </table:table-cell>
          <table:table-cell office:value-type="string" calcext:value-type="string">
            <text:p>PKR 2,790.00</text:p>
          </table:table-cell>
          <table:table-cell office:value-type="float" office:value="10000158991" calcext:value-type="float">
            <text:p>10000158991</text:p>
          </table:table-cell>
          <table:table-cell office:value-type="string" calcext:value-type="string">
            <text:p>JLAWN-S-JST-25-2176 BOLD FLORAL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y-printed-liminal-unstitched-2pc-jst252176u.html</text:p>
          </table:table-cell>
        </table:table-row>
        <table:table-row table:style-name="ro1">
          <table:table-cell office:value-type="string" calcext:value-type="string">
            <text:p>MULTICOLOR PRINTED LIMINAL UNSTITCHED 2PC</text:p>
          </table:table-cell>
          <table:table-cell office:value-type="string" calcext:value-type="string">
            <text:p>PKR 2,790.00</text:p>
          </table:table-cell>
          <table:table-cell office:value-type="float" office:value="10000158993" calcext:value-type="float">
            <text:p>10000158993</text:p>
          </table:table-cell>
          <table:table-cell office:value-type="string" calcext:value-type="string">
            <text:p>JLAWN-S-JST-25-2178 BOLD FLORAL-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printed-liminal-unstitched-2pc-jst252178u.html</text:p>
          </table:table-cell>
        </table:table-row>
        <table:table-row table:style-name="ro1">
          <table:table-cell office:value-type="string" calcext:value-type="string">
            <text:p>WHITE PRINTED LIMINAL UNSTITCHED 2PC</text:p>
          </table:table-cell>
          <table:table-cell office:value-type="string" calcext:value-type="string">
            <text:p>PKR 2,790.00</text:p>
          </table:table-cell>
          <table:table-cell office:value-type="float" office:value="10000158994" calcext:value-type="float">
            <text:p>10000158994</text:p>
          </table:table-cell>
          <table:table-cell office:value-type="string" calcext:value-type="string">
            <text:p>JLAWN-S-JST-25-2179 BOLD FLORAL-7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white-printed-liminal-unstitched-2pc-jst252179u.html</text:p>
          </table:table-cell>
        </table:table-row>
        <table:table-row table:style-name="ro1">
          <table:table-cell office:value-type="string" calcext:value-type="string">
            <text:p>WHITE PRINTED LIMINAL UNSTITCHED 2PC</text:p>
          </table:table-cell>
          <table:table-cell office:value-type="string" calcext:value-type="string">
            <text:p>PKR 2,790.00</text:p>
          </table:table-cell>
          <table:table-cell office:value-type="float" office:value="10000158995" calcext:value-type="float">
            <text:p>10000158995</text:p>
          </table:table-cell>
          <table:table-cell office:value-type="string" calcext:value-type="string">
            <text:p>JLAWN-S-JST-25-2180 BOLD FLORAL-8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white-printed-liminal-unstitched-2pc-jst252180u.html</text:p>
          </table:table-cell>
        </table:table-row>
        <table:table-row table:style-name="ro1">
          <table:table-cell office:value-type="string" calcext:value-type="string">
            <text:p>MULTICOLOR PRINTED LAWN TROUSERS</text:p>
          </table:table-cell>
          <table:table-cell office:value-type="string" calcext:value-type="string">
            <text:p>PKR 1,990.00</text:p>
          </table:table-cell>
          <table:table-cell office:value-type="string" calcext:value-type="string">
            <text:p>J-10000135498</text:p>
          </table:table-cell>
          <table:table-cell office:value-type="string" calcext:value-type="string">
            <text:p>JJLT-S-25-489 FB/ESSENTIAL-49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printed-lawn-trousers-jlt25489.html</text:p>
          </table:table-cell>
        </table:table-row>
        <table:table-row table:style-name="ro1">
          <table:table-cell office:value-type="string" calcext:value-type="string">
            <text:p>BROWN DYED JACQUARD UNSTITCHED 3PC</text:p>
          </table:table-cell>
          <table:table-cell office:value-type="string" calcext:value-type="string">
            <text:p>PKR 7,990.00</text:p>
          </table:table-cell>
          <table:table-cell office:value-type="float" office:value="10000157207" calcext:value-type="float">
            <text:p>10000157207</text:p>
          </table:table-cell>
          <table:table-cell office:value-type="string" calcext:value-type="string">
            <text:p>JLAWN-S-25-3541 SHAHANA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rown-dyed-jacquard-unstitched-3pc-jlu253541u.html</text:p>
          </table:table-cell>
        </table:table-row>
        <table:table-row table:style-name="ro1">
          <table:table-cell office:value-type="string" calcext:value-type="string">
            <text:p>GREY PRINTED LIMINAL UNSTITCHED 2PC</text:p>
          </table:table-cell>
          <table:table-cell office:value-type="string" calcext:value-type="string">
            <text:p>PKR 2,790.00</text:p>
          </table:table-cell>
          <table:table-cell office:value-type="float" office:value="10000158988" calcext:value-type="float">
            <text:p>10000158988</text:p>
          </table:table-cell>
          <table:table-cell office:value-type="string" calcext:value-type="string">
            <text:p>JLAWN-S-JST-25-2173 BOLD FLORAL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y-printed-liminal-unstitched-2pc-jst252173u.html</text:p>
          </table:table-cell>
        </table:table-row>
        <table:table-row table:style-name="ro1">
          <table:table-cell office:value-type="string" calcext:value-type="string">
            <text:p>BEIGE EMBROIDERED DOBBY KURTI</text:p>
          </table:table-cell>
          <table:table-cell office:value-type="string" calcext:value-type="string">
            <text:p>PKR 3,490.00</text:p>
          </table:table-cell>
          <table:table-cell office:value-type="string" calcext:value-type="string">
            <text:p>J-10000137194</text:p>
          </table:table-cell>
          <table:table-cell office:value-type="string" calcext:value-type="string">
            <text:p>JJLK-S-JSS-25-519 FB/ORNATE THREADS-0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eige-embroidered-dobby-kurti-jss25519s.html</text:p>
          </table:table-cell>
        </table:table-row>
        <table:table-row table:style-name="ro1">
          <table:table-cell office:value-type="string" calcext:value-type="string">
            <text:p>BEIGE SLUB DYED 2PC STITCHED | JLAWN-S-JST-25-2111</text:p>
          </table:table-cell>
          <table:table-cell office:value-type="string" calcext:value-type="string">
            <text:p>PKR 6,990.00</text:p>
          </table:table-cell>
          <table:table-cell office:value-type="string" calcext:value-type="string">
            <text:p>J-10000124300</text:p>
          </table:table-cell>
          <table:table-cell office:value-type="string" calcext:value-type="string">
            <text:p>JLAWN-S-JST-25-2111/S SOLIDS CORDS-10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eige-slub-dyed-2pc-jlawn-s-jst-25-2111.html</text:p>
          </table:table-cell>
        </table:table-row>
        <table:table-row table:style-name="ro1">
          <table:table-cell office:value-type="string" calcext:value-type="string">
            <text:p>BLUE LAWN DIGITAL PRINTED 2PC STITCHED | JLAWN-S-JST-25-2114</text:p>
          </table:table-cell>
          <table:table-cell office:value-type="string" calcext:value-type="string">
            <text:p>PKR 5,690.00</text:p>
          </table:table-cell>
          <table:table-cell office:value-type="string" calcext:value-type="string">
            <text:p>J-10000127500</text:p>
          </table:table-cell>
          <table:table-cell office:value-type="string" calcext:value-type="string">
            <text:p>JLAWN-S-JST-25-2114/S AZTECH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digital-printed-2pc-jlawn-s-jst-25-2114.html</text:p>
          </table:table-cell>
        </table:table-row>
        <table:table-row table:style-name="ro1">
          <table:table-cell office:value-type="string" calcext:value-type="string">
            <text:p>MAROON PRINTED LAWN UNSTITCHED 2PC</text:p>
          </table:table-cell>
          <table:table-cell office:value-type="string" calcext:value-type="string">
            <text:p>PKR 2,890.00</text:p>
          </table:table-cell>
          <table:table-cell office:value-type="float" office:value="10000148745" calcext:value-type="float">
            <text:p>10000148745</text:p>
          </table:table-cell>
          <table:table-cell office:value-type="string" calcext:value-type="string">
            <text:p>JLAWN-S-JDS-25-1124 FUSION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aroon-printed-lawn-unstitched-2pc-jds251124u.html</text:p>
          </table:table-cell>
        </table:table-row>
        <table:table-row table:style-name="ro1">
          <table:table-cell office:value-type="string" calcext:value-type="string">
            <text:p>BLUE PRINTED LAWN UNSTITCHED 2PC</text:p>
          </table:table-cell>
          <table:table-cell office:value-type="string" calcext:value-type="string">
            <text:p>PKR 2,890.00</text:p>
          </table:table-cell>
          <table:table-cell office:value-type="float" office:value="10000148746" calcext:value-type="float">
            <text:p>10000148746</text:p>
          </table:table-cell>
          <table:table-cell office:value-type="string" calcext:value-type="string">
            <text:p>JLAWN-S-JDS-25-1125 FUSION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printed-lawn-unstitched-2pc-jds251125u.html</text:p>
          </table:table-cell>
        </table:table-row>
        <table:table-row table:style-name="ro1">
          <table:table-cell office:value-type="string" calcext:value-type="string">
            <text:p>BLACK PRINTED LAWN UNSTITCHED 2PC</text:p>
          </table:table-cell>
          <table:table-cell office:value-type="string" calcext:value-type="string">
            <text:p>PKR 2,890.00</text:p>
          </table:table-cell>
          <table:table-cell office:value-type="float" office:value="10000148747" calcext:value-type="float">
            <text:p>10000148747</text:p>
          </table:table-cell>
          <table:table-cell office:value-type="string" calcext:value-type="string">
            <text:p>JLAWN-S-JDS-25-1126 FUSION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printed-lawn-unstitched-2pc-jds251126u.html</text:p>
          </table:table-cell>
        </table:table-row>
        <table:table-row table:style-name="ro1">
          <table:table-cell office:value-type="string" calcext:value-type="string">
            <text:p>PINK PRINTED LAWN UNSTITCHED 2PC</text:p>
          </table:table-cell>
          <table:table-cell office:value-type="string" calcext:value-type="string">
            <text:p>PKR 2,890.00</text:p>
          </table:table-cell>
          <table:table-cell office:value-type="float" office:value="10000148748" calcext:value-type="float">
            <text:p>10000148748</text:p>
          </table:table-cell>
          <table:table-cell office:value-type="string" calcext:value-type="string">
            <text:p>JLAWN-S-JDS-25-1127 FUSION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printed-lawn-unstitched-2pc-jds251127u.html</text:p>
          </table:table-cell>
        </table:table-row>
        <table:table-row table:style-name="ro1">
          <table:table-cell office:value-type="string" calcext:value-type="string">
            <text:p>MAROON LAWN DIGITAL PRINTED 2PC STITCHED | JLAWN-S-JST-25-2113</text:p>
          </table:table-cell>
          <table:table-cell office:value-type="string" calcext:value-type="string">
            <text:p>PKR 5,690.00</text:p>
          </table:table-cell>
          <table:table-cell office:value-type="string" calcext:value-type="string">
            <text:p>J-10000127494</text:p>
          </table:table-cell>
          <table:table-cell office:value-type="string" calcext:value-type="string">
            <text:p>JLAWN-S-JST-25-2113/S AZTECH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aroon-lawn-digital-printed-2pc-jlawn-s-jst-25-2113.html</text:p>
          </table:table-cell>
        </table:table-row>
        <table:table-row table:style-name="ro1">
          <table:table-cell office:value-type="string" calcext:value-type="string">
            <text:p>GREY PRINTED LAWN UNSTITCHED 2PC</text:p>
          </table:table-cell>
          <table:table-cell office:value-type="string" calcext:value-type="string">
            <text:p>PKR 2,890.00</text:p>
          </table:table-cell>
          <table:table-cell office:value-type="float" office:value="10000148749" calcext:value-type="float">
            <text:p>10000148749</text:p>
          </table:table-cell>
          <table:table-cell office:value-type="string" calcext:value-type="string">
            <text:p>JLAWN-S-JDS-25-1128 FUSION-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y-printed-lawn-unstitched-2pc-jds251128u.html</text:p>
          </table:table-cell>
        </table:table-row>
        <table:table-row table:style-name="ro1">
          <table:table-cell office:value-type="string" calcext:value-type="string">
            <text:p>WHITE LAWN PRINTED TROUSERS</text:p>
          </table:table-cell>
          <table:table-cell office:value-type="string" calcext:value-type="string">
            <text:p>PKR 1,990.00</text:p>
          </table:table-cell>
          <table:table-cell office:value-type="string" calcext:value-type="string">
            <text:p>J-10000135519</text:p>
          </table:table-cell>
          <table:table-cell office:value-type="string" calcext:value-type="string">
            <text:p>JJLT-S-25-500 FB/ESSENTIAL-60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white-lawn-printed-trousers-jjlt-s-25-500.html</text:p>
          </table:table-cell>
        </table:table-row>
        <table:table-row table:style-name="ro1">
          <table:table-cell office:value-type="string" calcext:value-type="string">
            <text:p>BLACK LAWN PRINTED KURTI</text:p>
          </table:table-cell>
          <table:table-cell office:value-type="string" calcext:value-type="string">
            <text:p>PKR 2,690.00</text:p>
          </table:table-cell>
          <table:table-cell office:value-type="string" calcext:value-type="string">
            <text:p>J-10000140021</text:p>
          </table:table-cell>
          <table:table-cell office:value-type="string" calcext:value-type="string">
            <text:p>JJLK-S-JSS-25-495 FB/ESSENTIALS-5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lawn-printed-kurti-jjlk-s-jss-25-495.html</text:p>
          </table:table-cell>
        </table:table-row>
        <table:table-row table:style-name="ro1">
          <table:table-cell office:value-type="string" calcext:value-type="string">
            <text:p>BLACK LAWN PRINTED KURTI</text:p>
          </table:table-cell>
          <table:table-cell office:value-type="string" calcext:value-type="string">
            <text:p>PKR 2,690.00</text:p>
          </table:table-cell>
          <table:table-cell office:value-type="string" calcext:value-type="string">
            <text:p>J-10000135434</text:p>
          </table:table-cell>
          <table:table-cell office:value-type="string" calcext:value-type="string">
            <text:p>JJLK-S-JSS-25-496 FB/ESSENTIAL-5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lawn-printed-kurti-jjlk-s-jss-25-496.html</text:p>
          </table:table-cell>
        </table:table-row>
        <table:table-row table:style-name="ro1">
          <table:table-cell office:value-type="string" calcext:value-type="string">
            <text:p>BLACK PRINTED LAWN TROUSERS</text:p>
          </table:table-cell>
          <table:table-cell office:value-type="string" calcext:value-type="string">
            <text:p>PKR 1,990.00</text:p>
          </table:table-cell>
          <table:table-cell office:value-type="string" calcext:value-type="string">
            <text:p>J-10000135892</text:p>
          </table:table-cell>
          <table:table-cell office:value-type="string" calcext:value-type="string">
            <text:p>JJLT-S-25-490 FB/ESSENTIAL-50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printed-lawn-trousers-jlt25490.html</text:p>
          </table:table-cell>
        </table:table-row>
        <table:table-row table:style-name="ro1">
          <table:table-cell office:value-type="string" calcext:value-type="string">
            <text:p>BLACK LAWN PRINTED KURTI</text:p>
          </table:table-cell>
          <table:table-cell office:value-type="string" calcext:value-type="string">
            <text:p>PKR 2,690.00</text:p>
          </table:table-cell>
          <table:table-cell office:value-type="string" calcext:value-type="string">
            <text:p>J-10000135440</text:p>
          </table:table-cell>
          <table:table-cell office:value-type="string" calcext:value-type="string">
            <text:p>JJLK-S-JSS-25-497 FB/ESSENTIAL-57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lawn-printed-kurti-jjlk-s-jss-25-497.html</text:p>
          </table:table-cell>
        </table:table-row>
        <table:table-row table:style-name="ro1">
          <table:table-cell office:value-type="string" calcext:value-type="string">
            <text:p>BROWN PRINTED LAWN TROUSERS</text:p>
          </table:table-cell>
          <table:table-cell office:value-type="string" calcext:value-type="string">
            <text:p>PKR 1,990.00</text:p>
          </table:table-cell>
          <table:table-cell office:value-type="string" calcext:value-type="string">
            <text:p>J-10000130787</text:p>
          </table:table-cell>
          <table:table-cell office:value-type="string" calcext:value-type="string">
            <text:p>JJLT-S-25-493 FB/ESSENTIALS-5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rown-printed-lawn-trousers-jlt25493.html</text:p>
          </table:table-cell>
        </table:table-row>
        <table:table-row table:style-name="ro1">
          <table:table-cell office:value-type="string" calcext:value-type="string">
            <text:p>BLUE PRINTED LAWN TROUSERS</text:p>
          </table:table-cell>
          <table:table-cell office:value-type="string" calcext:value-type="string">
            <text:p>PKR 1,990.00</text:p>
          </table:table-cell>
          <table:table-cell office:value-type="string" calcext:value-type="string">
            <text:p>J-10000130780</text:p>
          </table:table-cell>
          <table:table-cell office:value-type="string" calcext:value-type="string">
            <text:p>JJLT-S-25-492 FB/ESSENTIALS-5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printed-lawn-trousers-jlt25492.html</text:p>
          </table:table-cell>
        </table:table-row>
        <table:table-row table:style-name="ro1">
          <table:table-cell office:value-type="string" calcext:value-type="string">
            <text:p>BLACK LAWN PRINTED KURTI</text:p>
          </table:table-cell>
          <table:table-cell office:value-type="string" calcext:value-type="string">
            <text:p>PKR 2,690.00</text:p>
          </table:table-cell>
          <table:table-cell office:value-type="string" calcext:value-type="string">
            <text:p>J-10000135452</text:p>
          </table:table-cell>
          <table:table-cell office:value-type="string" calcext:value-type="string">
            <text:p>JJLK-S-JSS-25-499 FB/ESSENTIAL-59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lawn-printed-kurti-jjlk-s-jss-25-499.html</text:p>
          </table:table-cell>
        </table:table-row>
        <table:table-row table:style-name="ro1">
          <table:table-cell office:value-type="string" calcext:value-type="string">
            <text:p>BLACK LAWN PRINTED KURTI</text:p>
          </table:table-cell>
          <table:table-cell office:value-type="string" calcext:value-type="string">
            <text:p>PKR 2,690.00</text:p>
          </table:table-cell>
          <table:table-cell office:value-type="string" calcext:value-type="string">
            <text:p>J-10000135446</text:p>
          </table:table-cell>
          <table:table-cell office:value-type="string" calcext:value-type="string">
            <text:p>JJLK-S-JSS-25-498 FB/ESSENTIAL-58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lawn-printed-kurti-jjlk-s-jss-25-498.html</text:p>
          </table:table-cell>
        </table:table-row>
        <table:table-row table:style-name="ro1">
          <table:table-cell office:value-type="string" calcext:value-type="string">
            <text:p>MULTICOLOR CHIFFON PRINTED UNSTITCHED 2PC</text:p>
          </table:table-cell>
          <table:table-cell office:value-type="string" calcext:value-type="string">
            <text:p>PKR 2,890.00</text:p>
          </table:table-cell>
          <table:table-cell office:value-type="float" office:value="10000135265" calcext:value-type="float">
            <text:p>10000135265</text:p>
          </table:table-cell>
          <table:table-cell office:value-type="string" calcext:value-type="string">
            <text:p>JLAWN-S-JDS-25-1133 FLORALS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chiffon-printed-unstitched-2pc-jds251133u.html</text:p>
          </table:table-cell>
        </table:table-row>
        <table:table-row table:style-name="ro1">
          <table:table-cell office:value-type="string" calcext:value-type="string">
            <text:p>WHITE DYED PRINTED KURTI</text:p>
          </table:table-cell>
          <table:table-cell office:value-type="string" calcext:value-type="string">
            <text:p>PKR 2,690.00</text:p>
          </table:table-cell>
          <table:table-cell office:value-type="string" calcext:value-type="string">
            <text:p>J-10000135458</text:p>
          </table:table-cell>
          <table:table-cell office:value-type="string" calcext:value-type="string">
            <text:p>JJLK-S-JSS-25-500 FB/ESSENTIAL-60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white-dyed-printed-kurti-jjlk-s-jss-25-500.html</text:p>
          </table:table-cell>
        </table:table-row>
        <table:table-row table:style-name="ro1">
          <table:table-cell office:value-type="string" calcext:value-type="string">
            <text:p>GREEN PRINTED LAWN TROUSERS</text:p>
          </table:table-cell>
          <table:table-cell office:value-type="string" calcext:value-type="string">
            <text:p>PKR 1,990.00</text:p>
          </table:table-cell>
          <table:table-cell office:value-type="string" calcext:value-type="string">
            <text:p>J-10000130088</text:p>
          </table:table-cell>
          <table:table-cell office:value-type="string" calcext:value-type="string">
            <text:p>JJLT-S-25-491 FB/ESSENTIALS-5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printed-lawn-trousers-jlt25491.html</text:p>
          </table:table-cell>
        </table:table-row>
        <table:table-row table:style-name="ro1">
          <table:table-cell office:value-type="string" calcext:value-type="string">
            <text:p>MULTICOLOR LAWN PRINTED UNSTITCHED 2PC</text:p>
          </table:table-cell>
          <table:table-cell office:value-type="string" calcext:value-type="string">
            <text:p>PKR 2,790.00</text:p>
          </table:table-cell>
          <table:table-cell office:value-type="float" office:value="10000114118" calcext:value-type="float">
            <text:p>10000114118</text:p>
          </table:table-cell>
          <table:table-cell office:value-type="string" calcext:value-type="string">
            <text:p>JLAWN-S-JST-25-2068 PATCH WORK-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unstitched-2pc-jst252068u.html</text:p>
          </table:table-cell>
        </table:table-row>
        <table:table-row table:style-name="ro1">
          <table:table-cell office:value-type="string" calcext:value-type="string">
            <text:p>GREEN CHIFFON PRINTED UNSTITCHED 2PC</text:p>
          </table:table-cell>
          <table:table-cell office:value-type="string" calcext:value-type="string">
            <text:p>PKR 2,890.00</text:p>
          </table:table-cell>
          <table:table-cell office:value-type="float" office:value="10000135264" calcext:value-type="float">
            <text:p>10000135264</text:p>
          </table:table-cell>
          <table:table-cell office:value-type="string" calcext:value-type="string">
            <text:p>JLAWN-S-JDS-25-1132 FLORALS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chiffon-printed-unstitched-2pc-jds251132u.html</text:p>
          </table:table-cell>
        </table:table-row>
        <table:table-row table:style-name="ro1">
          <table:table-cell office:value-type="string" calcext:value-type="string">
            <text:p>BLUE PRINTED LAWN UNSTITCHED 2PC</text:p>
          </table:table-cell>
          <table:table-cell office:value-type="string" calcext:value-type="string">
            <text:p>PKR 2,890.00</text:p>
          </table:table-cell>
          <table:table-cell office:value-type="float" office:value="10000148751" calcext:value-type="float">
            <text:p>10000148751</text:p>
          </table:table-cell>
          <table:table-cell office:value-type="string" calcext:value-type="string">
            <text:p>JLAWN-S-JDS-25-1130 FUSION-7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printed-lawn-unstitched-2pc-jds251130u.html</text:p>
          </table:table-cell>
        </table:table-row>
        <table:table-row table:style-name="ro1">
          <table:table-cell office:value-type="string" calcext:value-type="string">
            <text:p>MULTICOLOR LAWN PRINTED UNSTITCHED 2PC</text:p>
          </table:table-cell>
          <table:table-cell office:value-type="string" calcext:value-type="string">
            <text:p>PKR 2,790.00</text:p>
          </table:table-cell>
          <table:table-cell office:value-type="float" office:value="10000114114" calcext:value-type="float">
            <text:p>10000114114</text:p>
          </table:table-cell>
          <table:table-cell office:value-type="string" calcext:value-type="string">
            <text:p>JLAWN-S-JST-25-2064 PATCH WORK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unstitched-2pc-jst252064u.html</text:p>
          </table:table-cell>
        </table:table-row>
        <table:table-row table:style-name="ro1">
          <table:table-cell office:value-type="string" calcext:value-type="string">
            <text:p>GREY POLY-COTTON 3PC STITCHED | JJPW-W-JW-23-1869</text:p>
          </table:table-cell>
          <table:table-cell office:value-type="string" calcext:value-type="string">
            <text:p>PKR 7,180.00</text:p>
          </table:table-cell>
          <table:table-cell office:value-type="string" calcext:value-type="string">
            <text:p>J-10000006176</text:p>
          </table:table-cell>
          <table:table-cell office:value-type="string" calcext:value-type="string">
            <text:p>JJPW-W-JW-23-1869 FB/MAHARANI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y-3pc-stitched-jjpw-w-jw-23-1869.html</text:p>
          </table:table-cell>
        </table:table-row>
        <table:table-row table:style-name="ro1">
          <table:table-cell office:value-type="string" calcext:value-type="string">
            <text:p>BLUE LAWN STITCHED 2PC | JGKL-S-JK2-24-5626</text:p>
          </table:table-cell>
          <table:table-cell office:value-type="string" calcext:value-type="string">
            <text:p>PKR 3,790.00</text:p>
          </table:table-cell>
          <table:table-cell office:value-type="string" calcext:value-type="string">
            <text:p>J-10000036397</text:p>
          </table:table-cell>
          <table:table-cell office:value-type="string" calcext:value-type="string">
            <text:p>JGKL-S-JK2-24-5626 FB/RANI-I-A-0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stitched-2pc-jgkl-s-jk2-24-5626.html</text:p>
          </table:table-cell>
        </table:table-row>
        <table:table-row table:style-name="ro1">
          <table:table-cell office:value-type="string" calcext:value-type="string">
            <text:p>BLUE POLY-COTTON GIRLS 3PC | JGK-W-JWK-23-5006</text:p>
          </table:table-cell>
          <table:table-cell office:value-type="string" calcext:value-type="string">
            <text:p>PKR 3,075.00</text:p>
          </table:table-cell>
          <table:table-cell office:value-type="string" calcext:value-type="string">
            <text:p>J-10000006249</text:p>
          </table:table-cell>
          <table:table-cell office:value-type="string" calcext:value-type="string">
            <text:p>JGK-W-JWK-23-5006 FB/RANI-G-0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girls-3pc-jgk-w-jwk-23-5006.html</text:p>
          </table:table-cell>
        </table:table-row>
        <table:table-row table:style-name="ro1">
          <table:table-cell office:value-type="string" calcext:value-type="string">
            <text:p>PURPLE POLY-COTTON 3PC STITCHED | JJPW-W-JW-23-1867</text:p>
          </table:table-cell>
          <table:table-cell office:value-type="string" calcext:value-type="string">
            <text:p>PKR 7,180.00</text:p>
          </table:table-cell>
          <table:table-cell office:value-type="string" calcext:value-type="string">
            <text:p>J-10000003712</text:p>
          </table:table-cell>
          <table:table-cell office:value-type="string" calcext:value-type="string">
            <text:p>JJPW-W-JW-23-1867 FB/MAHARANI-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urple-3pc-stitched-jjpw-w-jw-23-1867.html</text:p>
          </table:table-cell>
        </table:table-row>
        <table:table-row table:style-name="ro1">
          <table:table-cell office:value-type="string" calcext:value-type="string">
            <text:p>BROWN PRINTED LAWN UNSTITCHED 2PC</text:p>
          </table:table-cell>
          <table:table-cell office:value-type="string" calcext:value-type="string">
            <text:p>PKR 2,890.00</text:p>
          </table:table-cell>
          <table:table-cell office:value-type="float" office:value="10000148750" calcext:value-type="float">
            <text:p>10000148750</text:p>
          </table:table-cell>
          <table:table-cell office:value-type="string" calcext:value-type="string">
            <text:p>JLAWN-S-JDS-25-1129 FUSION-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rown-printed-lawn-unstitched-2pc-jds251129u.html</text:p>
          </table:table-cell>
        </table:table-row>
        <table:table-row table:style-name="ro1">
          <table:table-cell office:value-type="string" calcext:value-type="string">
            <text:p>MULTICOLOR LAWN PRINTED UNSTITCHED 2PC</text:p>
          </table:table-cell>
          <table:table-cell office:value-type="string" calcext:value-type="string">
            <text:p>PKR 2,790.00</text:p>
          </table:table-cell>
          <table:table-cell office:value-type="float" office:value="10000114121" calcext:value-type="float">
            <text:p>10000114121</text:p>
          </table:table-cell>
          <table:table-cell office:value-type="string" calcext:value-type="string">
            <text:p>JLAWN-S-JST-25-2071 PATCH WORK-8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unstitched-2pc-jst252071u.html</text:p>
          </table:table-cell>
        </table:table-row>
        <table:table-row table:style-name="ro1">
          <table:table-cell office:value-type="string" calcext:value-type="string">
            <text:p>RED POLY-COTTON GIRLS 3PC | JGK-W-JWK-23-5004</text:p>
          </table:table-cell>
          <table:table-cell office:value-type="string" calcext:value-type="string">
            <text:p>PKR 2,920.00</text:p>
          </table:table-cell>
          <table:table-cell office:value-type="string" calcext:value-type="string">
            <text:p>J-10000006241</text:p>
          </table:table-cell>
          <table:table-cell office:value-type="string" calcext:value-type="string">
            <text:p>JGK-W-JWK-23-5004 FB/RANI-G-0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red-girls-3pc-jgk-w-jwk-23-5004.html</text:p>
          </table:table-cell>
        </table:table-row>
        <table:table-row table:style-name="ro1">
          <table:table-cell office:value-type="string" calcext:value-type="string">
            <text:p>MULTICOLOR LAWN PRINTED UNSTITCHED 2PC</text:p>
          </table:table-cell>
          <table:table-cell office:value-type="string" calcext:value-type="string">
            <text:p>PKR 2,790.00</text:p>
          </table:table-cell>
          <table:table-cell office:value-type="float" office:value="10000114116" calcext:value-type="float">
            <text:p>10000114116</text:p>
          </table:table-cell>
          <table:table-cell office:value-type="string" calcext:value-type="string">
            <text:p>JLAWN-S-JST-25-2066 PATCH WORK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unstitched-2pc-jst252066u.html</text:p>
          </table:table-cell>
        </table:table-row>
        <table:table-row table:style-name="ro1">
          <table:table-cell office:value-type="string" calcext:value-type="string">
            <text:p>BROWN LAWN STITCHED 2PC | JGKL-S-JK2-24-5624</text:p>
          </table:table-cell>
          <table:table-cell office:value-type="string" calcext:value-type="string">
            <text:p>PKR 3,790.00</text:p>
          </table:table-cell>
          <table:table-cell office:value-type="string" calcext:value-type="string">
            <text:p>J-10000036387</text:p>
          </table:table-cell>
          <table:table-cell office:value-type="string" calcext:value-type="string">
            <text:p>JGKL-S-JK2-24-5624 FB/RANI-I-A-0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rown-lawn-stitched-2pc-jgkl-s-jk2-24-5624.html</text:p>
          </table:table-cell>
        </table:table-row>
        <table:table-row table:style-name="ro1">
          <table:table-cell office:value-type="string" calcext:value-type="string">
            <text:p>BLACK LAWN DIGITAL PRINTED 2PC STITCHED | JLAWN-S-JST-25-2115</text:p>
          </table:table-cell>
          <table:table-cell office:value-type="string" calcext:value-type="string">
            <text:p>PKR 5,690.00</text:p>
          </table:table-cell>
          <table:table-cell office:value-type="string" calcext:value-type="string">
            <text:p>J-10000128802</text:p>
          </table:table-cell>
          <table:table-cell office:value-type="string" calcext:value-type="string">
            <text:p>JLAWN-S-JST-25-2115/S AZTECH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lawn-digital-printed-2pc-jlawn-s-jst-25-2115.html</text:p>
          </table:table-cell>
        </table:table-row>
        <table:table-row table:style-name="ro1">
          <table:table-cell office:value-type="string" calcext:value-type="string">
            <text:p>GREEN LAWN PRINTED UNSTITCHED 3PC</text:p>
          </table:table-cell>
          <table:table-cell office:value-type="string" calcext:value-type="string">
            <text:p>PKR 3,490.00</text:p>
          </table:table-cell>
          <table:table-cell office:value-type="float" office:value="10000119764" calcext:value-type="float">
            <text:p>10000119764</text:p>
          </table:table-cell>
          <table:table-cell office:value-type="string" calcext:value-type="string">
            <text:p>JLAWN-S-25-3329 PATOLA BALOCHI-7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printed-unstitched-3pc-jlu253329u.html</text:p>
          </table:table-cell>
        </table:table-row>
        <table:table-row table:style-name="ro1">
          <table:table-cell office:value-type="string" calcext:value-type="string">
            <text:p>GREY LAWN PRINTED UNSTITCHED 3PC</text:p>
          </table:table-cell>
          <table:table-cell office:value-type="string" calcext:value-type="string">
            <text:p>PKR 3,490.00</text:p>
          </table:table-cell>
          <table:table-cell office:value-type="float" office:value="10000119773" calcext:value-type="float">
            <text:p>10000119773</text:p>
          </table:table-cell>
          <table:table-cell office:value-type="string" calcext:value-type="string">
            <text:p>JLAWN-S-25-3338 PATOLA BALOCHI-1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y-lawn-printed-unstitched-3pc-jlu253338u.html</text:p>
          </table:table-cell>
        </table:table-row>
        <table:table-row table:style-name="ro1">
          <table:table-cell office:value-type="string" calcext:value-type="string">
            <text:p>GREY LAWN PRINTED UNSTITCHED 3PC</text:p>
          </table:table-cell>
          <table:table-cell office:value-type="string" calcext:value-type="string">
            <text:p>PKR 3,490.00</text:p>
          </table:table-cell>
          <table:table-cell office:value-type="float" office:value="10000118137" calcext:value-type="float">
            <text:p>10000118137</text:p>
          </table:table-cell>
          <table:table-cell office:value-type="string" calcext:value-type="string">
            <text:p>JLAWN-S-25-3322 RIWAYAT-8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y-lawn-printed-unstitched-3pc-jlu253322u.html</text:p>
          </table:table-cell>
        </table:table-row>
        <table:table-row table:style-name="ro1">
          <table:table-cell office:value-type="string" calcext:value-type="string">
            <text:p>GREEN LAWN PRINTED UNSTITCHED 3PC</text:p>
          </table:table-cell>
          <table:table-cell office:value-type="string" calcext:value-type="string">
            <text:p>PKR 3,490.00</text:p>
          </table:table-cell>
          <table:table-cell office:value-type="float" office:value="10000118135" calcext:value-type="float">
            <text:p>10000118135</text:p>
          </table:table-cell>
          <table:table-cell office:value-type="string" calcext:value-type="string">
            <text:p>JLAWN-S-25-3320 RIWAYAT-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printed-unstitched-3pc-jlu253320u.html</text:p>
          </table:table-cell>
        </table:table-row>
        <table:table-row table:style-name="ro1">
          <table:table-cell office:value-type="string" calcext:value-type="string">
            <text:p>WHITE LAWN PRINTED UNSTITCHED 3PC</text:p>
          </table:table-cell>
          <table:table-cell office:value-type="string" calcext:value-type="string">
            <text:p>PKR 3,490.00</text:p>
          </table:table-cell>
          <table:table-cell office:value-type="float" office:value="10000119766" calcext:value-type="float">
            <text:p>10000119766</text:p>
          </table:table-cell>
          <table:table-cell office:value-type="string" calcext:value-type="string">
            <text:p>JLAWN-S-25-3331 PATOLA BALOCHI-9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white-lawn-printed-unstitched-3pc-jlu253331u.html</text:p>
          </table:table-cell>
        </table:table-row>
        <table:table-row table:style-name="ro1">
          <table:table-cell office:value-type="string" calcext:value-type="string">
            <text:p>MULTICOLOR LAWN PRINTED UNSTITCHED 3PC</text:p>
          </table:table-cell>
          <table:table-cell office:value-type="string" calcext:value-type="string">
            <text:p>PKR 3,490.00</text:p>
          </table:table-cell>
          <table:table-cell office:value-type="float" office:value="10000119771" calcext:value-type="float">
            <text:p>10000119771</text:p>
          </table:table-cell>
          <table:table-cell office:value-type="string" calcext:value-type="string">
            <text:p>JLAWN-S-25-3336 PATOLA BALOCHI-1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unstitched-3pc-jlu253336u.html</text:p>
          </table:table-cell>
        </table:table-row>
        <table:table-row table:style-name="ro1">
          <table:table-cell office:value-type="string" calcext:value-type="string">
            <text:p>BLACK LAWN PRINTED UNSTITCHED 3PC</text:p>
          </table:table-cell>
          <table:table-cell office:value-type="string" calcext:value-type="string">
            <text:p>PKR 3,490.00</text:p>
          </table:table-cell>
          <table:table-cell office:value-type="float" office:value="10000119762" calcext:value-type="float">
            <text:p>10000119762</text:p>
          </table:table-cell>
          <table:table-cell office:value-type="string" calcext:value-type="string">
            <text:p>JLAWN-S-25-3327 PATOLA BALOCHI-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lawn-printed-unstitched-3pc-jlu253327u.html</text:p>
          </table:table-cell>
        </table:table-row>
        <table:table-row table:style-name="ro1">
          <table:table-cell office:value-type="string" calcext:value-type="string">
            <text:p>MULTICOLOR LAWN PRINTED UNSTITCHED 3PC</text:p>
          </table:table-cell>
          <table:table-cell office:value-type="string" calcext:value-type="string">
            <text:p>PKR 3,490.00</text:p>
          </table:table-cell>
          <table:table-cell office:value-type="float" office:value="10000118133" calcext:value-type="float">
            <text:p>10000118133</text:p>
          </table:table-cell>
          <table:table-cell office:value-type="string" calcext:value-type="string">
            <text:p>JLAWN-S-25-3318 RIWAYAT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unstitched-3pc-jlu253318u.html</text:p>
          </table:table-cell>
        </table:table-row>
        <table:table-row table:style-name="ro1">
          <table:table-cell office:value-type="string" calcext:value-type="string">
            <text:p>MULTICOLOR LAWN PRINTED UNSTITCHED 3PC</text:p>
          </table:table-cell>
          <table:table-cell office:value-type="string" calcext:value-type="string">
            <text:p>PKR 3,490.00</text:p>
          </table:table-cell>
          <table:table-cell office:value-type="float" office:value="10000119767" calcext:value-type="float">
            <text:p>10000119767</text:p>
          </table:table-cell>
          <table:table-cell office:value-type="string" calcext:value-type="string">
            <text:p>JLAWN-S-25-3332 PATOLA BALOCHI-10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unstitched-3pc-jlu253332u.html</text:p>
          </table:table-cell>
        </table:table-row>
        <table:table-row table:style-name="ro1">
          <table:table-cell office:value-type="string" calcext:value-type="string">
            <text:p>GREEN LAWN PRINTED UNSTITCHED 3PC</text:p>
          </table:table-cell>
          <table:table-cell office:value-type="string" calcext:value-type="string">
            <text:p>PKR 3,490.00</text:p>
          </table:table-cell>
          <table:table-cell office:value-type="float" office:value="10000119769" calcext:value-type="float">
            <text:p>10000119769</text:p>
          </table:table-cell>
          <table:table-cell office:value-type="string" calcext:value-type="string">
            <text:p>JLAWN-S-25-3334 PATOLA BALOCHI-1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printed-unstitched-3pc-jlu253334u.html</text:p>
          </table:table-cell>
        </table:table-row>
        <table:table-row table:style-name="ro1">
          <table:table-cell office:value-type="string" calcext:value-type="string">
            <text:p>MAROON LAWN PRINTED UNSTITCHED 3PC</text:p>
          </table:table-cell>
          <table:table-cell office:value-type="string" calcext:value-type="string">
            <text:p>PKR 3,490.00</text:p>
          </table:table-cell>
          <table:table-cell office:value-type="float" office:value="10000118131" calcext:value-type="float">
            <text:p>10000118131</text:p>
          </table:table-cell>
          <table:table-cell office:value-type="string" calcext:value-type="string">
            <text:p>JLAWN-S-25-3316 RIWAYAT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aroon-lawn-printed-unstitched-3pc-jlu253316u.html</text:p>
          </table:table-cell>
        </table:table-row>
        <table:table-row table:style-name="ro1">
          <table:table-cell office:value-type="string" calcext:value-type="string">
            <text:p>GREEN LAWN STITCHED 2PC | JGKL-S-JK2-24-5625</text:p>
          </table:table-cell>
          <table:table-cell office:value-type="string" calcext:value-type="string">
            <text:p>PKR 3,790.00</text:p>
          </table:table-cell>
          <table:table-cell office:value-type="string" calcext:value-type="string">
            <text:p>J-10000036392</text:p>
          </table:table-cell>
          <table:table-cell office:value-type="string" calcext:value-type="string">
            <text:p>JGKL-S-JK2-24-5625 FB/RANI-I-A-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stitched-2pc-jgkl-s-jk2-24-5625.html</text:p>
          </table:table-cell>
        </table:table-row>
        <table:table-row table:style-name="ro1">
          <table:table-cell office:value-type="string" calcext:value-type="string">
            <text:p>BLUE LAWN PRINTED UNSTITCHED 3PC</text:p>
          </table:table-cell>
          <table:table-cell office:value-type="string" calcext:value-type="string">
            <text:p>PKR 3,490.00</text:p>
          </table:table-cell>
          <table:table-cell office:value-type="float" office:value="10000119760" calcext:value-type="float">
            <text:p>10000119760</text:p>
          </table:table-cell>
          <table:table-cell office:value-type="string" calcext:value-type="string">
            <text:p>JLAWN-S-25-3325 PATOLA BALOCHI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printed-unstitched-3pc-jlu253325u.html</text:p>
          </table:table-cell>
        </table:table-row>
        <table:table-row table:style-name="ro1">
          <table:table-cell office:value-type="string" calcext:value-type="string">
            <text:p>BEIGE LAWN INFANT 2PC STITCHED | JGKL-S-JK2-24-5634</text:p>
          </table:table-cell>
          <table:table-cell office:value-type="string" calcext:value-type="string">
            <text:p>PKR 4,100.00</text:p>
          </table:table-cell>
          <table:table-cell office:value-type="string" calcext:value-type="string">
            <text:p>J-10000060379</text:p>
          </table:table-cell>
          <table:table-cell office:value-type="string" calcext:value-type="string">
            <text:p>JGKL-S-JK2-24-5634 FB/RANI-I-A-0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eige-lawn-infant-2pc-jgkl-s-jk2-24-5634.html</text:p>
          </table:table-cell>
        </table:table-row>
        <table:table-row table:style-name="ro1">
          <table:table-cell office:value-type="string" calcext:value-type="string">
            <text:p>PURPLE LAWN PRINTED UNSTITCHED 3PC</text:p>
          </table:table-cell>
          <table:table-cell office:value-type="string" calcext:value-type="string">
            <text:p>PKR 3,490.00</text:p>
          </table:table-cell>
          <table:table-cell office:value-type="float" office:value="10000118136" calcext:value-type="float">
            <text:p>10000118136</text:p>
          </table:table-cell>
          <table:table-cell office:value-type="string" calcext:value-type="string">
            <text:p>JLAWN-S-25-3321 RIWAYAT-7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urple-lawn-printed-unstitched-3pc-jlu253321u.html</text:p>
          </table:table-cell>
        </table:table-row>
        <table:table-row table:style-name="ro1">
          <table:table-cell office:value-type="string" calcext:value-type="string">
            <text:p>NAVY BLUE BLENDED KAMEEZ SHALWAR</text:p>
          </table:table-cell>
          <table:table-cell office:value-type="string" calcext:value-type="string">
            <text:p>PKR 3,290.00</text:p>
          </table:table-cell>
          <table:table-cell office:value-type="string" calcext:value-type="string">
            <text:p>J-10000108393</text:p>
          </table:table-cell>
          <table:table-cell office:value-type="string" calcext:value-type="string">
            <text:p>JCKS-A-35835-R16-AP/S25/JJ9771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jcks-a-35835-r16-ap-s25-jj9771-pn.html</text:p>
          </table:table-cell>
        </table:table-row>
        <table:table-row table:style-name="ro1">
          <table:table-cell office:value-type="string" calcext:value-type="string">
            <text:p>PURPLE LAWN PRINTED UNSTITCHED 3PC</text:p>
          </table:table-cell>
          <table:table-cell office:value-type="string" calcext:value-type="string">
            <text:p>PKR 3,490.00</text:p>
          </table:table-cell>
          <table:table-cell office:value-type="float" office:value="10000119758" calcext:value-type="float">
            <text:p>10000119758</text:p>
          </table:table-cell>
          <table:table-cell office:value-type="string" calcext:value-type="string">
            <text:p>JLAWN-S-25-3323 PATOLA BALOCHI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urple-lawn-printed-unstitched-3pc-jlu253323u.html</text:p>
          </table:table-cell>
        </table:table-row>
        <table:table-row table:style-name="ro1">
          <table:table-cell office:value-type="string" calcext:value-type="string">
            <text:p>WHITE LAWN SCHIFFLI 3PC STITCHED</text:p>
          </table:table-cell>
          <table:table-cell office:value-type="string" calcext:value-type="string">
            <text:p>PKR 13,990.00</text:p>
          </table:table-cell>
          <table:table-cell office:value-type="string" calcext:value-type="string">
            <text:p>J-10000132911</text:p>
          </table:table-cell>
          <table:table-cell office:value-type="string" calcext:value-type="string">
            <text:p>JLAWN-S-25-161/S SCHIFFI BLISS-0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white-lawn-schiffli-3pc-stitched-jlawn-s-25-161-s-schiffi-bliss-04.html</text:p>
          </table:table-cell>
        </table:table-row>
        <table:table-row table:style-name="ro1">
          <table:table-cell office:value-type="string" calcext:value-type="string">
            <text:p>MUSTARD LAWN PRINTED UNSTITCHED 3PC</text:p>
          </table:table-cell>
          <table:table-cell office:value-type="string" calcext:value-type="string">
            <text:p>PKR 3,490.00</text:p>
          </table:table-cell>
          <table:table-cell office:value-type="float" office:value="10000119765" calcext:value-type="float">
            <text:p>10000119765</text:p>
          </table:table-cell>
          <table:table-cell office:value-type="string" calcext:value-type="string">
            <text:p>JLAWN-S-25-3330 PATOLA BALOCHI-8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stard-lawn-printed-unstitched-3pc-jlu253330u.html</text:p>
          </table:table-cell>
        </table:table-row>
        <table:table-row table:style-name="ro1">
          <table:table-cell office:value-type="string" calcext:value-type="string">
            <text:p>BLACK BLENDED KAMEEZ SHALWAR</text:p>
          </table:table-cell>
          <table:table-cell office:value-type="string" calcext:value-type="string">
            <text:p>PKR 3,590.00</text:p>
          </table:table-cell>
          <table:table-cell office:value-type="string" calcext:value-type="string">
            <text:p>J-10000129787</text:p>
          </table:table-cell>
          <table:table-cell office:value-type="string" calcext:value-type="string">
            <text:p>JCKS-A-35842-R15-AP/S25/JJ9772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blended-kameez-shalwar-jcks-a-35842-r15-ap-s25-jj9772-pn.html</text:p>
          </table:table-cell>
        </table:table-row>
        <table:table-row table:style-name="ro1">
          <table:table-cell office:value-type="string" calcext:value-type="string">
            <text:p>NAVY BLUE BLENDED KAMEEZ SHALWAR</text:p>
          </table:table-cell>
          <table:table-cell office:value-type="string" calcext:value-type="string">
            <text:p>PKR 3,590.00</text:p>
          </table:table-cell>
          <table:table-cell office:value-type="string" calcext:value-type="string">
            <text:p>J-10000108423</text:p>
          </table:table-cell>
          <table:table-cell office:value-type="string" calcext:value-type="string">
            <text:p>JCKS-A-35843-R16-AP/S25/JJ9771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jcks-a-35843-r16-ap-s25-jj9771-pn.html</text:p>
          </table:table-cell>
        </table:table-row>
        <table:table-row table:style-name="ro1">
          <table:table-cell office:value-type="string" calcext:value-type="string">
            <text:p>BLACK BLENDED KAMEEZ SHALWAR</text:p>
          </table:table-cell>
          <table:table-cell office:value-type="string" calcext:value-type="string">
            <text:p>PKR 4,990.00</text:p>
          </table:table-cell>
          <table:table-cell office:value-type="string" calcext:value-type="string">
            <text:p>J-10000129801</text:p>
          </table:table-cell>
          <table:table-cell office:value-type="string" calcext:value-type="string">
            <text:p>JTKS-A-40201-R17-AP/S25/JJ9772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blended-kameez-shalwar-jtks-a-40201-r17-ap-s25-jj9772-pn.html</text:p>
          </table:table-cell>
        </table:table-row>
        <table:table-row table:style-name="ro1">
          <table:table-cell office:value-type="string" calcext:value-type="string">
            <text:p>BLACK BLENDED CASUAL KAMEEZ SHALWAR</text:p>
          </table:table-cell>
          <table:table-cell office:value-type="string" calcext:value-type="string">
            <text:p>PKR 5,990.00</text:p>
          </table:table-cell>
          <table:table-cell office:value-type="string" calcext:value-type="string">
            <text:p>J-10000119990</text:p>
          </table:table-cell>
          <table:table-cell office:value-type="string" calcext:value-type="string">
            <text:p>JJKS-A-30778-R40-AP/S25/JJ9771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blended-casual-kameez-shalwar-jjks-a-30778-r40-ap.html</text:p>
          </table:table-cell>
        </table:table-row>
        <table:table-row table:style-name="ro1">
          <table:table-cell office:value-type="string" calcext:value-type="string">
            <text:p>BLACK BLENDED KAMEEZ SHALWAR</text:p>
          </table:table-cell>
          <table:table-cell office:value-type="string" calcext:value-type="string">
            <text:p>PKR 3,590.00</text:p>
          </table:table-cell>
          <table:table-cell office:value-type="string" calcext:value-type="string">
            <text:p>J-10000110595</text:p>
          </table:table-cell>
          <table:table-cell office:value-type="string" calcext:value-type="string">
            <text:p>JCKS-A-35842-R14-AP/S25/JJ9771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jcks-a-35842-r14-ap-s25-jj9771-pn.html</text:p>
          </table:table-cell>
        </table:table-row>
        <table:table-row table:style-name="ro1">
          <table:table-cell office:value-type="string" calcext:value-type="string">
            <text:p>BLACK BLENDED KAMEEZ SHALWAR</text:p>
          </table:table-cell>
          <table:table-cell office:value-type="string" calcext:value-type="string">
            <text:p>PKR 4,690.00</text:p>
          </table:table-cell>
          <table:table-cell office:value-type="string" calcext:value-type="string">
            <text:p>J-10000108537</text:p>
          </table:table-cell>
          <table:table-cell office:value-type="string" calcext:value-type="string">
            <text:p>JTKS-A-40200-R15-AP/S25/JJ9771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jtks-a-40200-r15-ap-s25-jj9771-pn.html</text:p>
          </table:table-cell>
        </table:table-row>
        <table:table-row table:style-name="ro1">
          <table:table-cell office:value-type="string" calcext:value-type="string">
            <text:p>BLACK BLENDED CASUAL KAMEEZ SHALWAR</text:p>
          </table:table-cell>
          <table:table-cell office:value-type="string" calcext:value-type="string">
            <text:p>PKR 6,390.00</text:p>
          </table:table-cell>
          <table:table-cell office:value-type="string" calcext:value-type="string">
            <text:p>J-10000136156</text:p>
          </table:table-cell>
          <table:table-cell office:value-type="string" calcext:value-type="string">
            <text:p>JJKS-A-30729-R42-AP/S25/JJ9664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blended-casual-kameez-shalwar-jjks-a-30729-r42-ap.html</text:p>
          </table:table-cell>
        </table:table-row>
        <table:table-row table:style-name="ro1">
          <table:table-cell office:value-type="string" calcext:value-type="string">
            <text:p>WHITE BLENDED KAMEEZ SHALWAR</text:p>
          </table:table-cell>
          <table:table-cell office:value-type="string" calcext:value-type="string">
            <text:p>PKR 4,990.00</text:p>
          </table:table-cell>
          <table:table-cell office:value-type="string" calcext:value-type="string">
            <text:p>J-10000126377</text:p>
          </table:table-cell>
          <table:table-cell office:value-type="string" calcext:value-type="string">
            <text:p>JTKS-A-40224-R14-AP/S25/JJ9737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jtks-a-40224-r14-ap-s25-jj9737-pn.html</text:p>
          </table:table-cell>
        </table:table-row>
        <table:table-row table:style-name="ro1">
          <table:table-cell office:value-type="string" calcext:value-type="string">
            <text:p>BLACK BLENDED KAMEEZ SHALWAR</text:p>
          </table:table-cell>
          <table:table-cell office:value-type="string" calcext:value-type="string">
            <text:p>PKR 3,290.00</text:p>
          </table:table-cell>
          <table:table-cell office:value-type="string" calcext:value-type="string">
            <text:p>J-10000129792</text:p>
          </table:table-cell>
          <table:table-cell office:value-type="string" calcext:value-type="string">
            <text:p>JCKS-A-35834-R15-AP/S25/JJ9772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jcks-a-35834-r15-ap-s25-jj9772-pn.html</text:p>
          </table:table-cell>
        </table:table-row>
        <table:table-row table:style-name="ro1">
          <table:table-cell office:value-type="string" calcext:value-type="string">
            <text:p>NAVY BLUE BLENDED CASUAL KAMEEZ SHALWAR</text:p>
          </table:table-cell>
          <table:table-cell office:value-type="string" calcext:value-type="string">
            <text:p>PKR 6,390.00</text:p>
          </table:table-cell>
          <table:table-cell office:value-type="string" calcext:value-type="string">
            <text:p>J-10000122025</text:p>
          </table:table-cell>
          <table:table-cell office:value-type="string" calcext:value-type="string">
            <text:p>JJKS-A-30779-R38-AP/S25/JJ9771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navy-blue-blended-casual-kameez-shalwar-jjks-a-30779-r38-ap.html</text:p>
          </table:table-cell>
        </table:table-row>
        <table:table-row table:style-name="ro1">
          <table:table-cell office:value-type="string" calcext:value-type="string">
            <text:p>GREEN LAWN EMBROIDERED UNSTITCHED 3PC</text:p>
          </table:table-cell>
          <table:table-cell office:value-type="string" calcext:value-type="string">
            <text:p>PKR 4,590.00</text:p>
          </table:table-cell>
          <table:table-cell office:value-type="float" office:value="10000135487" calcext:value-type="float">
            <text:p>10000135487</text:p>
          </table:table-cell>
          <table:table-cell office:value-type="string" calcext:value-type="string">
            <text:p>JLAWN-S-25-3428 RACIAL-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embroidered-unstitched-3pc-jlu253428u.html</text:p>
          </table:table-cell>
        </table:table-row>
        <table:table-row table:style-name="ro1">
          <table:table-cell office:value-type="string" calcext:value-type="string">
            <text:p>MULTICOLOR CHIFFON EMBROIDERED UNSTITCHED 3PC</text:p>
          </table:table-cell>
          <table:table-cell office:value-type="string" calcext:value-type="string">
            <text:p>PKR 4,590.00</text:p>
          </table:table-cell>
          <table:table-cell office:value-type="float" office:value="10000135490" calcext:value-type="float">
            <text:p>10000135490</text:p>
          </table:table-cell>
          <table:table-cell office:value-type="string" calcext:value-type="string">
            <text:p>JLAWN-S-25-3431 FLORID-0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chiffon-embroidered-unstitched-3pc-jlu253431u.html</text:p>
          </table:table-cell>
        </table:table-row>
        <table:table-row table:style-name="ro1">
          <table:table-cell office:value-type="string" calcext:value-type="string">
            <text:p>MUSTARD LAWN EMBROIDERED UNSTITCHED 3PC</text:p>
          </table:table-cell>
          <table:table-cell office:value-type="string" calcext:value-type="string">
            <text:p>PKR 4,590.00</text:p>
          </table:table-cell>
          <table:table-cell office:value-type="float" office:value="10000135485" calcext:value-type="float">
            <text:p>10000135485</text:p>
          </table:table-cell>
          <table:table-cell office:value-type="string" calcext:value-type="string">
            <text:p>JLAWN-S-25-3426 RACIAL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stard-lawn-embroidered-unstitched-3pc-jlu253426u.html</text:p>
          </table:table-cell>
        </table:table-row>
        <table:table-row table:style-name="ro1">
          <table:table-cell office:value-type="string" calcext:value-type="string">
            <text:p>MULTICOLOR CHIFFON EMBROIDERED UNSTITCHED 3PC</text:p>
          </table:table-cell>
          <table:table-cell office:value-type="string" calcext:value-type="string">
            <text:p>PKR 4,590.00</text:p>
          </table:table-cell>
          <table:table-cell office:value-type="float" office:value="10000135494" calcext:value-type="float">
            <text:p>10000135494</text:p>
          </table:table-cell>
          <table:table-cell office:value-type="string" calcext:value-type="string">
            <text:p>JLAWN-S-25-3435 FLORID-0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chiffon-embroidered-unstitched-3pc-jlu253435u.html</text:p>
          </table:table-cell>
        </table:table-row>
        <table:table-row table:style-name="ro1">
          <table:table-cell office:value-type="string" calcext:value-type="string">
            <text:p>MULTICOLOR CHIFFON EMBROIDERED UNSTITCHED 3PC</text:p>
          </table:table-cell>
          <table:table-cell office:value-type="string" calcext:value-type="string">
            <text:p>PKR 4,590.00</text:p>
          </table:table-cell>
          <table:table-cell office:value-type="float" office:value="10000135492" calcext:value-type="float">
            <text:p>10000135492</text:p>
          </table:table-cell>
          <table:table-cell office:value-type="string" calcext:value-type="string">
            <text:p>JLAWN-S-25-3433 FLORID-0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chiffon-embroidered-unstitched-3pc-jlu253433u.html</text:p>
          </table:table-cell>
        </table:table-row>
        <table:table-row table:style-name="ro1">
          <table:table-cell office:value-type="string" calcext:value-type="string">
            <text:p>BLUE LAWN PRINTED KURTI</text:p>
          </table:table-cell>
          <table:table-cell office:value-type="string" calcext:value-type="string">
            <text:p>PKR 2,690.00</text:p>
          </table:table-cell>
          <table:table-cell office:value-type="string" calcext:value-type="string">
            <text:p>J-10000109098</text:p>
          </table:table-cell>
          <table:table-cell office:value-type="string" calcext:value-type="string">
            <text:p>JJLK-S-JSS-25-366 FB/ESSENTIAL-18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printed-kurti-jjlk-s-jss-25-366-fb-essential-18.html</text:p>
          </table:table-cell>
        </table:table-row>
        <table:table-row table:style-name="ro1">
          <table:table-cell office:value-type="string" calcext:value-type="string">
            <text:p>PURPLE LAWN PRINTED KURTI</text:p>
          </table:table-cell>
          <table:table-cell office:value-type="string" calcext:value-type="string">
            <text:p>PKR 2,690.00</text:p>
          </table:table-cell>
          <table:table-cell office:value-type="string" calcext:value-type="string">
            <text:p>J-10000112061</text:p>
          </table:table-cell>
          <table:table-cell office:value-type="string" calcext:value-type="string">
            <text:p>JJLK-S-JSS-25-365 FB/ESSENTIAL-17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urple-lawn-printed-kurti-jjlk-s-jss-25-365-fb-essential-17.html</text:p>
          </table:table-cell>
        </table:table-row>
        <table:table-row table:style-name="ro1">
          <table:table-cell office:value-type="string" calcext:value-type="string">
            <text:p>BLUE LAWN PRINTED SHALWAR</text:p>
          </table:table-cell>
          <table:table-cell office:value-type="string" calcext:value-type="string">
            <text:p>PKR 2,090.00</text:p>
          </table:table-cell>
          <table:table-cell office:value-type="string" calcext:value-type="string">
            <text:p>J-10000109044</text:p>
          </table:table-cell>
          <table:table-cell office:value-type="string" calcext:value-type="string">
            <text:p>JJLT-S-25-363 FB/ESSENTIAL-1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printed-shalwar-jjlt-s-25-363-fb-essential-15.html</text:p>
          </table:table-cell>
        </table:table-row>
        <table:table-row table:style-name="ro1">
          <table:table-cell office:value-type="string" calcext:value-type="string">
            <text:p>BLUE LAWN PRINTED TROUSER</text:p>
          </table:table-cell>
          <table:table-cell office:value-type="string" calcext:value-type="string">
            <text:p>PKR 1,990.00</text:p>
          </table:table-cell>
          <table:table-cell office:value-type="string" calcext:value-type="string">
            <text:p>J-10000105463</text:p>
          </table:table-cell>
          <table:table-cell office:value-type="string" calcext:value-type="string">
            <text:p>JJLT-S-25-362 FB/ESSENTIALS-1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printed-trouser-jjlt-s-25-362-fb-essentials-14.html</text:p>
          </table:table-cell>
        </table:table-row>
        <table:table-row table:style-name="ro1">
          <table:table-cell office:value-type="string" calcext:value-type="string">
            <text:p>GREEN LAWN EMBROIDERED UNSTITCHED 3PC</text:p>
          </table:table-cell>
          <table:table-cell office:value-type="string" calcext:value-type="string">
            <text:p>PKR 4,590.00</text:p>
          </table:table-cell>
          <table:table-cell office:value-type="float" office:value="10000135483" calcext:value-type="float">
            <text:p>10000135483</text:p>
          </table:table-cell>
          <table:table-cell office:value-type="string" calcext:value-type="string">
            <text:p>JLAWN-S-25-3424 RACIAL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embroidered-unstitched-3pc-jlu253424u.html</text:p>
          </table:table-cell>
        </table:table-row>
        <table:table-row table:style-name="ro1">
          <table:table-cell office:value-type="string" calcext:value-type="string">
            <text:p>MULTICOLOR CHIFFON EMBROIDERED UNSTITCHED 3PC</text:p>
          </table:table-cell>
          <table:table-cell office:value-type="string" calcext:value-type="string">
            <text:p>PKR 4,590.00</text:p>
          </table:table-cell>
          <table:table-cell office:value-type="float" office:value="10000135497" calcext:value-type="float">
            <text:p>10000135497</text:p>
          </table:table-cell>
          <table:table-cell office:value-type="string" calcext:value-type="string">
            <text:p>JLAWN-S-25-3438 FLORID-08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chiffon-embroidered-unstitched-3pc-jlu253438u.html</text:p>
          </table:table-cell>
        </table:table-row>
        <table:table-row table:style-name="ro1">
          <table:table-cell office:value-type="string" calcext:value-type="string">
            <text:p>BLACK LAWN PRINTED SHALWAR</text:p>
          </table:table-cell>
          <table:table-cell office:value-type="string" calcext:value-type="string">
            <text:p>PKR 2,090.00</text:p>
          </table:table-cell>
          <table:table-cell office:value-type="string" calcext:value-type="string">
            <text:p>J-10000109058</text:p>
          </table:table-cell>
          <table:table-cell office:value-type="string" calcext:value-type="string">
            <text:p>JJLT-S-25-364 FB/ESSENTIAL-1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lawn-printed-shalwar-jjlt-s-25-364-fb-essential-16.html</text:p>
          </table:table-cell>
        </table:table-row>
        <table:table-row table:style-name="ro1">
          <table:table-cell office:value-type="string" calcext:value-type="string">
            <text:p>MULTICOLOR CHIFFON EMBROIDERED UNSTITCHED 3PC</text:p>
          </table:table-cell>
          <table:table-cell office:value-type="string" calcext:value-type="string">
            <text:p>PKR 4,590.00</text:p>
          </table:table-cell>
          <table:table-cell office:value-type="float" office:value="10000135495" calcext:value-type="float">
            <text:p>10000135495</text:p>
          </table:table-cell>
          <table:table-cell office:value-type="string" calcext:value-type="string">
            <text:p>JLAWN-S-25-3436 FLORID-0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chiffon-embroidered-unstitched-3pc-jlu253436u.html</text:p>
          </table:table-cell>
        </table:table-row>
        <table:table-row table:style-name="ro1">
          <table:table-cell office:value-type="string" calcext:value-type="string">
            <text:p>GREY LAWN EMBROIDERED 2PC STITCHED</text:p>
          </table:table-cell>
          <table:table-cell office:value-type="string" calcext:value-type="string">
            <text:p>PKR 8,990.00</text:p>
          </table:table-cell>
          <table:table-cell office:value-type="string" calcext:value-type="string">
            <text:p>J-10000132899</text:p>
          </table:table-cell>
          <table:table-cell office:value-type="string" calcext:value-type="string">
            <text:p>JLAWN-S-JDS-25-1087/S JAIPUR-0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y-lawn-embroidered-2pc-stitched-jlawn-s-jds-25-1087-s-jaipur-04.html</text:p>
          </table:table-cell>
        </table:table-row>
        <table:table-row table:style-name="ro1">
          <table:table-cell office:value-type="string" calcext:value-type="string">
            <text:p>PISTA LAWN EMBROIDERED 2PC STITCHED</text:p>
          </table:table-cell>
          <table:table-cell office:value-type="string" calcext:value-type="string">
            <text:p>PKR 8,990.00</text:p>
          </table:table-cell>
          <table:table-cell office:value-type="string" calcext:value-type="string">
            <text:p>J-10000132893</text:p>
          </table:table-cell>
          <table:table-cell office:value-type="string" calcext:value-type="string">
            <text:p>JLAWN-S-JDS-25-1086/S JAIPUR-0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sta-lawn-embroidered-2pc-stitched-jlawn-s-jds-25-1086-s-jaipur-03.html</text:p>
          </table:table-cell>
        </table:table-row>
        <table:table-row table:style-name="ro1">
          <table:table-cell office:value-type="string" calcext:value-type="string">
            <text:p>MULTICOLOR LAWN PRINTED UNSTITCHED 3PC</text:p>
          </table:table-cell>
          <table:table-cell office:value-type="string" calcext:value-type="string">
            <text:p>PKR 3,490.00</text:p>
          </table:table-cell>
          <table:table-cell office:value-type="float" office:value="10000090931" calcext:value-type="float">
            <text:p>10000090931</text:p>
          </table:table-cell>
          <table:table-cell office:value-type="string" calcext:value-type="string">
            <text:p>JLAWN-S-25-3017 BAHARAIN-B-9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unstitched-3pc-jlawn-s-25-3017-baharain-b-9.html</text:p>
          </table:table-cell>
        </table:table-row>
        <table:table-row table:style-name="ro1">
          <table:table-cell office:value-type="string" calcext:value-type="string">
            <text:p>MULTICOLOR LAWN PRINTED UNSTITCHED 3PC</text:p>
          </table:table-cell>
          <table:table-cell office:value-type="string" calcext:value-type="string">
            <text:p>PKR 3,490.00</text:p>
          </table:table-cell>
          <table:table-cell office:value-type="float" office:value="10000090932" calcext:value-type="float">
            <text:p>10000090932</text:p>
          </table:table-cell>
          <table:table-cell office:value-type="string" calcext:value-type="string">
            <text:p>JLAWN-S-25-3018 BAHARAIN-B-10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unstitched-3pc-jlawn-s-25-3018-baharain-b-10.html</text:p>
          </table:table-cell>
        </table:table-row>
        <table:table-row table:style-name="ro1">
          <table:table-cell office:value-type="string" calcext:value-type="string">
            <text:p>MULTICOLOR LAWN PRINTED UNSTITCHED 3PC</text:p>
          </table:table-cell>
          <table:table-cell office:value-type="string" calcext:value-type="string">
            <text:p>PKR 3,490.00</text:p>
          </table:table-cell>
          <table:table-cell office:value-type="float" office:value="10000090935" calcext:value-type="float">
            <text:p>10000090935</text:p>
          </table:table-cell>
          <table:table-cell office:value-type="string" calcext:value-type="string">
            <text:p>JLAWN-S-25-3021 BAHARAIN-B-1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unstitched-3pc-jlawn-s-25-3021-baharain-b-13.html</text:p>
          </table:table-cell>
        </table:table-row>
        <table:table-row table:style-name="ro1">
          <table:table-cell office:value-type="string" calcext:value-type="string">
            <text:p>MUSTARD LAWN EMBROIDERED UNSTITCHED 3PC</text:p>
          </table:table-cell>
          <table:table-cell office:value-type="string" calcext:value-type="string">
            <text:p>PKR 4,590.00</text:p>
          </table:table-cell>
          <table:table-cell office:value-type="float" office:value="10000135488" calcext:value-type="float">
            <text:p>10000135488</text:p>
          </table:table-cell>
          <table:table-cell office:value-type="string" calcext:value-type="string">
            <text:p>JLAWN-S-25-3429 RACIAL-7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stard-lawn-embroidered-unstitched-3pc-jlu253429u.html</text:p>
          </table:table-cell>
        </table:table-row>
        <table:table-row table:style-name="ro1">
          <table:table-cell office:value-type="string" calcext:value-type="string">
            <text:p>MULTICOLOR LAWN PRINTED UNSTITCHED 3PC</text:p>
          </table:table-cell>
          <table:table-cell office:value-type="string" calcext:value-type="string">
            <text:p>PKR 3,490.00</text:p>
          </table:table-cell>
          <table:table-cell office:value-type="float" office:value="10000090938" calcext:value-type="float">
            <text:p>10000090938</text:p>
          </table:table-cell>
          <table:table-cell office:value-type="string" calcext:value-type="string">
            <text:p>JLAWN-S-25-3024 BAHARAIN-B-1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unstitched-3pc-jlawn-s-25-3024-baharain-b-16.html</text:p>
          </table:table-cell>
        </table:table-row>
        <table:table-row table:style-name="ro1">
          <table:table-cell office:value-type="string" calcext:value-type="string">
            <text:p>PEACH LAWN EMBROIDERED 2PC STITCHED</text:p>
          </table:table-cell>
          <table:table-cell office:value-type="string" calcext:value-type="string">
            <text:p>PKR 8,990.00</text:p>
          </table:table-cell>
          <table:table-cell office:value-type="string" calcext:value-type="string">
            <text:p>J-10000135416</text:p>
          </table:table-cell>
          <table:table-cell office:value-type="string" calcext:value-type="string">
            <text:p>JLAWN-S-JDS-25-1084/S FB/JAIPUR-0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each-lawn-embroidered-2pc-stitched-jlawn-s-jds-25-1084-s-fb-jaipur-01.html</text:p>
          </table:table-cell>
        </table:table-row>
        <table:table-row table:style-name="ro1">
          <table:table-cell office:value-type="string" calcext:value-type="string">
            <text:p>MULTICOLOR LAWN PRINTED UNSTITCHED 3PC</text:p>
          </table:table-cell>
          <table:table-cell office:value-type="string" calcext:value-type="string">
            <text:p>PKR 3,490.00</text:p>
          </table:table-cell>
          <table:table-cell office:value-type="float" office:value="10000090936" calcext:value-type="float">
            <text:p>10000090936</text:p>
          </table:table-cell>
          <table:table-cell office:value-type="string" calcext:value-type="string">
            <text:p>JLAWN-S-25-3022 BAHARAIN-B-1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unstitched-3pc-jlawn-s-25-3022-baharain-b-14.html</text:p>
          </table:table-cell>
        </table:table-row>
        <table:table-row table:style-name="ro1">
          <table:table-cell office:value-type="string" calcext:value-type="string">
            <text:p>MULTICOLOR LAWN PRINTED UNSTITCHED 3PC</text:p>
          </table:table-cell>
          <table:table-cell office:value-type="string" calcext:value-type="string">
            <text:p>PKR 3,490.00</text:p>
          </table:table-cell>
          <table:table-cell office:value-type="float" office:value="10000090937" calcext:value-type="float">
            <text:p>10000090937</text:p>
          </table:table-cell>
          <table:table-cell office:value-type="string" calcext:value-type="string">
            <text:p>JLAWN-S-25-3023 BAHARAIN-B-1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unstitched-3pc-jlawn-s-25-3023-baharain-b-15.html</text:p>
          </table:table-cell>
        </table:table-row>
        <table:table-row table:style-name="ro1">
          <table:table-cell office:value-type="string" calcext:value-type="string">
            <text:p>MULTICOLOR LAWN PRINTED UNSTITCHED 3PC</text:p>
          </table:table-cell>
          <table:table-cell office:value-type="string" calcext:value-type="string">
            <text:p>PKR 3,490.00</text:p>
          </table:table-cell>
          <table:table-cell office:value-type="float" office:value="10000106562" calcext:value-type="float">
            <text:p>10000106562</text:p>
          </table:table-cell>
          <table:table-cell office:value-type="string" calcext:value-type="string">
            <text:p>JLAWN-S-25-3275 FLORAL CHUNDRI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unstitched-3pc-jlawn-s-25-3275-floral-chundri-3.html</text:p>
          </table:table-cell>
        </table:table-row>
        <table:table-row table:style-name="ro1">
          <table:table-cell office:value-type="string" calcext:value-type="string">
            <text:p>PURPLE LAWN PRINTED TROUSER</text:p>
          </table:table-cell>
          <table:table-cell office:value-type="string" calcext:value-type="string">
            <text:p>PKR 1,990.00</text:p>
          </table:table-cell>
          <table:table-cell office:value-type="string" calcext:value-type="string">
            <text:p>J-10000109929</text:p>
          </table:table-cell>
          <table:table-cell office:value-type="string" calcext:value-type="string">
            <text:p>JJLT-S-25-365 FB/ESSENTIAL-17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urple-lawn-printed-trouser-jjlt-s-25-365-fb-essential-17.html</text:p>
          </table:table-cell>
        </table:table-row>
        <table:table-row table:style-name="ro1">
          <table:table-cell office:value-type="string" calcext:value-type="string">
            <text:p>MULTICOLOR LAWN PRINTED UNSTITCHED 3PC</text:p>
          </table:table-cell>
          <table:table-cell office:value-type="string" calcext:value-type="string">
            <text:p>PKR 3,490.00</text:p>
          </table:table-cell>
          <table:table-cell office:value-type="float" office:value="10000106561" calcext:value-type="float">
            <text:p>10000106561</text:p>
          </table:table-cell>
          <table:table-cell office:value-type="string" calcext:value-type="string">
            <text:p>JLAWN-S-25-3274 FLORAL CHUNDRI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unstitched-3pc-jlawn-s-25-3274-floral-chundri-2.html</text:p>
          </table:table-cell>
        </table:table-row>
        <table:table-row table:style-name="ro1">
          <table:table-cell office:value-type="string" calcext:value-type="string">
            <text:p>MULTICOLOR LAWN PRINTED UNSTITCHED 3PC</text:p>
          </table:table-cell>
          <table:table-cell office:value-type="string" calcext:value-type="string">
            <text:p>PKR 3,490.00</text:p>
          </table:table-cell>
          <table:table-cell office:value-type="float" office:value="10000106560" calcext:value-type="float">
            <text:p>10000106560</text:p>
          </table:table-cell>
          <table:table-cell office:value-type="string" calcext:value-type="string">
            <text:p>JLAWN-S-25-3273 FLORAL CHUNDRI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unstitched-3pc-jlawn-s-25-3273-floral-chundri-1.html</text:p>
          </table:table-cell>
        </table:table-row>
        <table:table-row table:style-name="ro1">
          <table:table-cell office:value-type="string" calcext:value-type="string">
            <text:p>BLUE LAWN PRINTED TROUSER</text:p>
          </table:table-cell>
          <table:table-cell office:value-type="string" calcext:value-type="string">
            <text:p>PKR 1,990.00</text:p>
          </table:table-cell>
          <table:table-cell office:value-type="string" calcext:value-type="string">
            <text:p>J-10000133833</text:p>
          </table:table-cell>
          <table:table-cell office:value-type="string" calcext:value-type="string">
            <text:p>JJLT-S-25-366 FB/ESSENTIAL-18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printed-trouser-jjlt-s-25-366-fb-essential-18.html</text:p>
          </table:table-cell>
        </table:table-row>
        <table:table-row table:style-name="ro1">
          <table:table-cell office:value-type="string" calcext:value-type="string">
            <text:p>MULTICOLOR LAWN PRINTED UNSTITCHED 3PC</text:p>
          </table:table-cell>
          <table:table-cell office:value-type="string" calcext:value-type="string">
            <text:p>PKR 3,490.00</text:p>
          </table:table-cell>
          <table:table-cell office:value-type="float" office:value="10000106563" calcext:value-type="float">
            <text:p>10000106563</text:p>
          </table:table-cell>
          <table:table-cell office:value-type="string" calcext:value-type="string">
            <text:p>JLAWN-S-25-3276 FLORAL CHUNDRI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unstitched-3pc-jlawn-s-25-3276-floral-chundri-4.html</text:p>
          </table:table-cell>
        </table:table-row>
        <table:table-row table:style-name="ro1">
          <table:table-cell office:value-type="string" calcext:value-type="string">
            <text:p>MULTICOLOR LAWN PRINTED UNSTITCHED 3PC</text:p>
          </table:table-cell>
          <table:table-cell office:value-type="string" calcext:value-type="string">
            <text:p>PKR 3,490.00</text:p>
          </table:table-cell>
          <table:table-cell office:value-type="float" office:value="10000106564" calcext:value-type="float">
            <text:p>10000106564</text:p>
          </table:table-cell>
          <table:table-cell office:value-type="string" calcext:value-type="string">
            <text:p>JLAWN-S-25-3277 FLORAL CHUNDRI-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unstitched-3pc-jlawn-s-25-3277-floral-chundri-5.html</text:p>
          </table:table-cell>
        </table:table-row>
        <table:table-row table:style-name="ro1">
          <table:table-cell office:value-type="string" calcext:value-type="string">
            <text:p>MULTICOLOR LAWN PRINTED UNSTITCHED 3PC</text:p>
          </table:table-cell>
          <table:table-cell office:value-type="string" calcext:value-type="string">
            <text:p>PKR 3,490.00</text:p>
          </table:table-cell>
          <table:table-cell office:value-type="float" office:value="10000106565" calcext:value-type="float">
            <text:p>10000106565</text:p>
          </table:table-cell>
          <table:table-cell office:value-type="string" calcext:value-type="string">
            <text:p>JLAWN-S-25-3278 FLORAL CHUNDRI-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unstitched-3pc-jlawn-s-25-3278-floral-chundri-6.html</text:p>
          </table:table-cell>
        </table:table-row>
        <table:table-row table:style-name="ro1">
          <table:table-cell office:value-type="string" calcext:value-type="string">
            <text:p>PISTA LAWN EMBROIDERED 2PC STITCHED</text:p>
          </table:table-cell>
          <table:table-cell office:value-type="string" calcext:value-type="string">
            <text:p>PKR 8,990.00</text:p>
          </table:table-cell>
          <table:table-cell office:value-type="string" calcext:value-type="string">
            <text:p>J-10000132887</text:p>
          </table:table-cell>
          <table:table-cell office:value-type="string" calcext:value-type="string">
            <text:p>JLAWN-S-JDS-25-1085/S JAIPUR-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sta-lawn-embroidered-2pc-stitched-jlawn-s-jds-25-1085-s-jaipur-02.html</text:p>
          </table:table-cell>
        </table:table-row>
        <table:table-row table:style-name="ro1">
          <table:table-cell office:value-type="string" calcext:value-type="string">
            <text:p>MULTICOLOR LAWN PRINTED UNSTITCHED 3PC</text:p>
          </table:table-cell>
          <table:table-cell office:value-type="string" calcext:value-type="string">
            <text:p>PKR 3,490.00</text:p>
          </table:table-cell>
          <table:table-cell office:value-type="float" office:value="10000106567" calcext:value-type="float">
            <text:p>10000106567</text:p>
          </table:table-cell>
          <table:table-cell office:value-type="string" calcext:value-type="string">
            <text:p>JLAWN-S-25-3280 FLORAL CHUNDRI-8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unstitched-3pc-jlawn-s-25-3280-floral-chundri-8.html</text:p>
          </table:table-cell>
        </table:table-row>
        <table:table-row table:style-name="ro1">
          <table:table-cell office:value-type="string" calcext:value-type="string">
            <text:p>MULTICOLOR LAWN PRINTED UNSTITCHED 3PC</text:p>
          </table:table-cell>
          <table:table-cell office:value-type="string" calcext:value-type="string">
            <text:p>PKR 3,490.00</text:p>
          </table:table-cell>
          <table:table-cell office:value-type="float" office:value="10000106566" calcext:value-type="float">
            <text:p>10000106566</text:p>
          </table:table-cell>
          <table:table-cell office:value-type="string" calcext:value-type="string">
            <text:p>JLAWN-S-25-3279 FLORAL CHUNDRI-7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unstitched-3pc-jlawn-s-25-3279-floral-chundri-7.html</text:p>
          </table:table-cell>
        </table:table-row>
        <table:table-row table:style-name="ro1">
          <table:table-cell office:value-type="string" calcext:value-type="string">
            <text:p>BLUE LAWN EMBROIDERED UNSTITCHED 3PC | JLAWN-S-25-3073</text:p>
          </table:table-cell>
          <table:table-cell office:value-type="string" calcext:value-type="string">
            <text:p>PKR 7,490.00</text:p>
          </table:table-cell>
          <table:table-cell office:value-type="float" office:value="10000095392" calcext:value-type="float">
            <text:p>10000095392</text:p>
          </table:table-cell>
          <table:table-cell office:value-type="string" calcext:value-type="string">
            <text:p>JLAWN-S-25-3073 LUXURY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embroidered-3pc-jlawn-s-25-3073.html</text:p>
          </table:table-cell>
        </table:table-row>
        <table:table-row table:style-name="ro1">
          <table:table-cell office:value-type="string" calcext:value-type="string">
            <text:p>MULTICOLOR LAWN EMBROIDERED UNSTITCHED 3PC | JLAWN-S-25-3166</text:p>
          </table:table-cell>
          <table:table-cell office:value-type="string" calcext:value-type="string">
            <text:p>PKR 7,990.00</text:p>
          </table:table-cell>
          <table:table-cell office:value-type="float" office:value="10000086529" calcext:value-type="float">
            <text:p>10000086529</text:p>
          </table:table-cell>
          <table:table-cell office:value-type="string" calcext:value-type="string">
            <text:p>JLAWN-S-25-3166 VINTAGE FLORA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embroidered-3pc-jlawn-s-25-3166.html</text:p>
          </table:table-cell>
        </table:table-row>
        <table:table-row table:style-name="ro1">
          <table:table-cell office:value-type="string" calcext:value-type="string">
            <text:p>MULTICOLOR LAWN PRINTED UNSTITCHED 2PC | JLAWN-S-JST-25-2036</text:p>
          </table:table-cell>
          <table:table-cell office:value-type="string" calcext:value-type="string">
            <text:p>PKR 3,290.00</text:p>
          </table:table-cell>
          <table:table-cell office:value-type="float" office:value="10000086514" calcext:value-type="float">
            <text:p>10000086514</text:p>
          </table:table-cell>
          <table:table-cell office:value-type="string" calcext:value-type="string">
            <text:p>JLAWN-S-JST-25-2036 FLORALS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2pc-jlawn-s-jst-25-2036.html</text:p>
          </table:table-cell>
        </table:table-row>
        <table:table-row table:style-name="ro1">
          <table:table-cell office:value-type="string" calcext:value-type="string">
            <text:p>BEIGE LAWN EMBROIDERED UNSTITCHED 3PC | JLAWN-S-25-3076</text:p>
          </table:table-cell>
          <table:table-cell office:value-type="string" calcext:value-type="string">
            <text:p>PKR 7,490.00</text:p>
          </table:table-cell>
          <table:table-cell office:value-type="float" office:value="10000095393" calcext:value-type="float">
            <text:p>10000095393</text:p>
          </table:table-cell>
          <table:table-cell office:value-type="string" calcext:value-type="string">
            <text:p>JLAWN-S-25-3076 LUXURY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eige-lawn-embroidered-3pc-jlawn-s-25-3076.html</text:p>
          </table:table-cell>
        </table:table-row>
        <table:table-row table:style-name="ro1">
          <table:table-cell office:value-type="string" calcext:value-type="string">
            <text:p>GREEN LAWN EMBROIDERED UNSTITCHED 3PC | JLAWN-S-25-3075</text:p>
          </table:table-cell>
          <table:table-cell office:value-type="string" calcext:value-type="string">
            <text:p>PKR 7,490.00</text:p>
          </table:table-cell>
          <table:table-cell office:value-type="float" office:value="10000091834" calcext:value-type="float">
            <text:p>10000091834</text:p>
          </table:table-cell>
          <table:table-cell office:value-type="string" calcext:value-type="string">
            <text:p>JLAWN-S-25-3075 LUXURY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embroidered-3pc-jlawn-s-25-3075.html</text:p>
          </table:table-cell>
        </table:table-row>
        <table:table-row table:style-name="ro1">
          <table:table-cell office:value-type="string" calcext:value-type="string">
            <text:p>MULTICOLOR LAWN EMBROIDERED UNSTITCHED 3PC | JLAWN-S-25-3168</text:p>
          </table:table-cell>
          <table:table-cell office:value-type="string" calcext:value-type="string">
            <text:p>PKR 7,990.00</text:p>
          </table:table-cell>
          <table:table-cell office:value-type="float" office:value="10000086527" calcext:value-type="float">
            <text:p>10000086527</text:p>
          </table:table-cell>
          <table:table-cell office:value-type="string" calcext:value-type="string">
            <text:p>JLAWN-S-25-3168 VINTAGE FLORA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embroidered-3pc-jlawn-s-25-3168.html</text:p>
          </table:table-cell>
        </table:table-row>
        <table:table-row table:style-name="ro1">
          <table:table-cell office:value-type="string" calcext:value-type="string">
            <text:p>MULTICOLOR LAWN EMBROIDERED UNSTITCHED 3PC | JLAWN-S-25-3167</text:p>
          </table:table-cell>
          <table:table-cell office:value-type="string" calcext:value-type="string">
            <text:p>PKR 7,990.00</text:p>
          </table:table-cell>
          <table:table-cell office:value-type="float" office:value="10000086530" calcext:value-type="float">
            <text:p>10000086530</text:p>
          </table:table-cell>
          <table:table-cell office:value-type="string" calcext:value-type="string">
            <text:p>JLAWN-S-25-3167 VINTAGE FLORA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embroidered-3pc-jlawn-s-25-3167.html</text:p>
          </table:table-cell>
        </table:table-row>
        <table:table-row table:style-name="ro1">
          <table:table-cell office:value-type="string" calcext:value-type="string">
            <text:p>GREEN LAWN PRINTED UNSTITCHED 3PC | JLAWN-S-25-801</text:p>
          </table:table-cell>
          <table:table-cell office:value-type="string" calcext:value-type="string">
            <text:p>PKR 3,990.00</text:p>
          </table:table-cell>
          <table:table-cell office:value-type="float" office:value="10000086519" calcext:value-type="float">
            <text:p>10000086519</text:p>
          </table:table-cell>
          <table:table-cell office:value-type="string" calcext:value-type="string">
            <text:p>JLAWN-S-25-801 GULKARI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printed-3pc-jlawn-s-25-801.html</text:p>
          </table:table-cell>
        </table:table-row>
        <table:table-row table:style-name="ro1">
          <table:table-cell office:value-type="string" calcext:value-type="string">
            <text:p>YELLOW LAWN PRINTED UNSTITCHED 3PC | JLAWN-S-25-804</text:p>
          </table:table-cell>
          <table:table-cell office:value-type="string" calcext:value-type="string">
            <text:p>PKR 3,990.00</text:p>
          </table:table-cell>
          <table:table-cell office:value-type="float" office:value="10000086522" calcext:value-type="float">
            <text:p>10000086522</text:p>
          </table:table-cell>
          <table:table-cell office:value-type="string" calcext:value-type="string">
            <text:p>JLAWN-S-25-804 GULKARI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yellow-lawn-printed-3pc-jlawn-s-25-804.html</text:p>
          </table:table-cell>
        </table:table-row>
        <table:table-row table:style-name="ro1">
          <table:table-cell office:value-type="string" calcext:value-type="string">
            <text:p>MULTICOLOR LAWN EMBROIDERED UNSTITCHED 3PC | JLAWN-S-25-3165</text:p>
          </table:table-cell>
          <table:table-cell office:value-type="string" calcext:value-type="string">
            <text:p>PKR 7,990.00</text:p>
          </table:table-cell>
          <table:table-cell office:value-type="float" office:value="10000086528" calcext:value-type="float">
            <text:p>10000086528</text:p>
          </table:table-cell>
          <table:table-cell office:value-type="string" calcext:value-type="string">
            <text:p>JLAWN-S-25-3165 VINTAGE FLORA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embroidered-3pc-jlawn-s-25-3165.html</text:p>
          </table:table-cell>
        </table:table-row>
        <table:table-row table:style-name="ro1">
          <table:table-cell office:value-type="string" calcext:value-type="string">
            <text:p>PINK LAWN PRINTED UNSTITCHED 3PC | JLAWN-S-25-802</text:p>
          </table:table-cell>
          <table:table-cell office:value-type="string" calcext:value-type="string">
            <text:p>PKR 3,990.00</text:p>
          </table:table-cell>
          <table:table-cell office:value-type="float" office:value="10000086520" calcext:value-type="float">
            <text:p>10000086520</text:p>
          </table:table-cell>
          <table:table-cell office:value-type="string" calcext:value-type="string">
            <text:p>JLAWN-S-25-802 GULKARI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lawn-printed-3pc-jlawn-s-25-802.html</text:p>
          </table:table-cell>
        </table:table-row>
        <table:table-row table:style-name="ro1">
          <table:table-cell office:value-type="string" calcext:value-type="string">
            <text:p>OFF WHITE ZARI TAR LAWN PRINTED UNSTITCHED 3PC | JLAWN-S-25-815</text:p>
          </table:table-cell>
          <table:table-cell office:value-type="string" calcext:value-type="string">
            <text:p>PKR 6,790.00</text:p>
          </table:table-cell>
          <table:table-cell office:value-type="float" office:value="10000086961" calcext:value-type="float">
            <text:p>10000086961</text:p>
          </table:table-cell>
          <table:table-cell office:value-type="string" calcext:value-type="string">
            <text:p>JLAWN-S-25-815-ETHNIC FUSION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jacquard-printed-3pc-jlawn-s-25-815.html</text:p>
          </table:table-cell>
        </table:table-row>
        <table:table-row table:style-name="ro1">
          <table:table-cell office:value-type="string" calcext:value-type="string">
            <text:p>BLUE LAWN PRINTED UNSTITCHED 3PC | JLAWN-S-25-803</text:p>
          </table:table-cell>
          <table:table-cell office:value-type="string" calcext:value-type="string">
            <text:p>PKR 3,990.00</text:p>
          </table:table-cell>
          <table:table-cell office:value-type="float" office:value="10000086521" calcext:value-type="float">
            <text:p>10000086521</text:p>
          </table:table-cell>
          <table:table-cell office:value-type="string" calcext:value-type="string">
            <text:p>JLAWN-S-25-803 GULKARI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printed-3pc-jlawn-s-25-803.html</text:p>
          </table:table-cell>
        </table:table-row>
        <table:table-row table:style-name="ro1">
          <table:table-cell office:value-type="string" calcext:value-type="string">
            <text:p>GREEN LAWN EMBROIDERED UNSTITCHED 3PC | JLAWN-S-25-843</text:p>
          </table:table-cell>
          <table:table-cell office:value-type="string" calcext:value-type="string">
            <text:p>PKR 10,990.00</text:p>
          </table:table-cell>
          <table:table-cell office:value-type="float" office:value="10000090099" calcext:value-type="float">
            <text:p>10000090099</text:p>
          </table:table-cell>
          <table:table-cell office:value-type="string" calcext:value-type="string">
            <text:p>JLAWN-S-25-843 FLORIST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embroidered-3pc-jlawn-s-25-843.html</text:p>
          </table:table-cell>
        </table:table-row>
        <table:table-row table:style-name="ro1">
          <table:table-cell office:value-type="string" calcext:value-type="string">
            <text:p>GREEN ZARI TAR LAWN PRINTED UNSTITCHED 3PC | JLAWN-S-25-813</text:p>
          </table:table-cell>
          <table:table-cell office:value-type="string" calcext:value-type="string">
            <text:p>PKR 6,790.00</text:p>
          </table:table-cell>
          <table:table-cell office:value-type="float" office:value="10000088667" calcext:value-type="float">
            <text:p>10000088667</text:p>
          </table:table-cell>
          <table:table-cell office:value-type="string" calcext:value-type="string">
            <text:p>JLAWN-S-25-813 ETHNIC FUSION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jacquard-printed-3pc-jlawn-s-25-813.html</text:p>
          </table:table-cell>
        </table:table-row>
        <table:table-row table:style-name="ro1">
          <table:table-cell office:value-type="string" calcext:value-type="string">
            <text:p>GREEN LAWN EMBROIDERED 3PC | JLAWN-S-25-3171</text:p>
          </table:table-cell>
          <table:table-cell office:value-type="string" calcext:value-type="string">
            <text:p>PKR 8,290.00</text:p>
          </table:table-cell>
          <table:table-cell office:value-type="float" office:value="10000088654" calcext:value-type="float">
            <text:p>10000088654</text:p>
          </table:table-cell>
          <table:table-cell office:value-type="string" calcext:value-type="string">
            <text:p>JLAWN-S-25-3171 NEEDLE WORK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embroidered-3pc-jlawn-s-25-3171.html</text:p>
          </table:table-cell>
        </table:table-row>
        <table:table-row table:style-name="ro1">
          <table:table-cell office:value-type="string" calcext:value-type="string">
            <text:p>PURPLE LAWN EMBROIDERED UNSTITCHED 3PC | JLAWN-S-25-842</text:p>
          </table:table-cell>
          <table:table-cell office:value-type="string" calcext:value-type="string">
            <text:p>PKR 10,990.00</text:p>
          </table:table-cell>
          <table:table-cell office:value-type="float" office:value="10000088666" calcext:value-type="float">
            <text:p>10000088666</text:p>
          </table:table-cell>
          <table:table-cell office:value-type="string" calcext:value-type="string">
            <text:p>JLAWN-S-25-842 FLORIST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urple-lawn-embroidered-3pc-jlawn-s-25-842.html</text:p>
          </table:table-cell>
        </table:table-row>
        <table:table-row table:style-name="ro1">
          <table:table-cell office:value-type="string" calcext:value-type="string">
            <text:p>PINK LAWN EMBROIDERED 3PC | JLAWN-S-25-3172</text:p>
          </table:table-cell>
          <table:table-cell office:value-type="string" calcext:value-type="string">
            <text:p>PKR 8,290.00</text:p>
          </table:table-cell>
          <table:table-cell office:value-type="float" office:value="10000088655" calcext:value-type="float">
            <text:p>10000088655</text:p>
          </table:table-cell>
          <table:table-cell office:value-type="string" calcext:value-type="string">
            <text:p>JLAWN-S-25-3172 NEEDLE WORK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lawn-embroidered-3pc-jlawn-s-25-3172.html</text:p>
          </table:table-cell>
        </table:table-row>
        <table:table-row table:style-name="ro1">
          <table:table-cell office:value-type="string" calcext:value-type="string">
            <text:p>BROWN ZARI TAR LAWN PRINTED UNSTITCHED 3PC | JLAWN-S-25-816</text:p>
          </table:table-cell>
          <table:table-cell office:value-type="string" calcext:value-type="string">
            <text:p>PKR 6,790.00</text:p>
          </table:table-cell>
          <table:table-cell office:value-type="float" office:value="10000088668" calcext:value-type="float">
            <text:p>10000088668</text:p>
          </table:table-cell>
          <table:table-cell office:value-type="string" calcext:value-type="string">
            <text:p>JLAWN-S-25-816 ETHNIC FUSION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rown-jacquard-printed-3pc-jlawn-s-25-816.html</text:p>
          </table:table-cell>
        </table:table-row>
        <table:table-row table:style-name="ro1">
          <table:table-cell office:value-type="string" calcext:value-type="string">
            <text:p>LILAC LAWN EMBROIDERED 3PC | JLAWN-S-25-3174</text:p>
          </table:table-cell>
          <table:table-cell office:value-type="string" calcext:value-type="string">
            <text:p>PKR 8,290.00</text:p>
          </table:table-cell>
          <table:table-cell office:value-type="float" office:value="10000088657" calcext:value-type="float">
            <text:p>10000088657</text:p>
          </table:table-cell>
          <table:table-cell office:value-type="string" calcext:value-type="string">
            <text:p>JLAWN-S-25-3174 NEEDLE WORK-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lilac-lawn-embroidered-3pc-jlawn-s-25-3174.html</text:p>
          </table:table-cell>
        </table:table-row>
        <table:table-row table:style-name="ro1">
          <table:table-cell office:value-type="string" calcext:value-type="string">
            <text:p>PINK LAWN EMBROIDERED 3PC | JLAWN-S-25-3173</text:p>
          </table:table-cell>
          <table:table-cell office:value-type="string" calcext:value-type="string">
            <text:p>PKR 8,290.00</text:p>
          </table:table-cell>
          <table:table-cell office:value-type="float" office:value="10000088656" calcext:value-type="float">
            <text:p>10000088656</text:p>
          </table:table-cell>
          <table:table-cell office:value-type="string" calcext:value-type="string">
            <text:p>JLAWN-S-25-3173 NEEDLE WORK-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lawn-embroidered-3pc-jlawn-s-25-3173.html</text:p>
          </table:table-cell>
        </table:table-row>
        <table:table-row table:style-name="ro1">
          <table:table-cell office:value-type="string" calcext:value-type="string">
            <text:p>PINK DORIA DYED 3PC | JLAWN-S-25-3177</text:p>
          </table:table-cell>
          <table:table-cell office:value-type="string" calcext:value-type="string">
            <text:p>PKR 9,290.00</text:p>
          </table:table-cell>
          <table:table-cell office:value-type="float" office:value="10000091805" calcext:value-type="float">
            <text:p>10000091805</text:p>
          </table:table-cell>
          <table:table-cell office:value-type="string" calcext:value-type="string">
            <text:p>JLAWN-S-25-3177 IMPERIAL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doria-dyed-3pc-jlawn-s-25-3177.html</text:p>
          </table:table-cell>
        </table:table-row>
        <table:table-row table:style-name="ro1">
          <table:table-cell office:value-type="string" calcext:value-type="string">
            <text:p>BLUE LAWN EMBROIDERED 3PC | JLAWN-S-25-3175</text:p>
          </table:table-cell>
          <table:table-cell office:value-type="string" calcext:value-type="string">
            <text:p>PKR 8,290.00</text:p>
          </table:table-cell>
          <table:table-cell office:value-type="float" office:value="10000089552" calcext:value-type="float">
            <text:p>10000089552</text:p>
          </table:table-cell>
          <table:table-cell office:value-type="string" calcext:value-type="string">
            <text:p>JLAWN-S-25-3175 NEEDLE WORK-7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embroidered-3pc-jlawn-s-25-3175.html</text:p>
          </table:table-cell>
        </table:table-row>
        <table:table-row table:style-name="ro1">
          <table:table-cell office:value-type="string" calcext:value-type="string">
            <text:p>SEA GREEN DORIA DYED 3PC | JLAWN-S-25-3179</text:p>
          </table:table-cell>
          <table:table-cell office:value-type="string" calcext:value-type="string">
            <text:p>PKR 9,290.00</text:p>
          </table:table-cell>
          <table:table-cell office:value-type="float" office:value="10000091807" calcext:value-type="float">
            <text:p>10000091807</text:p>
          </table:table-cell>
          <table:table-cell office:value-type="string" calcext:value-type="string">
            <text:p>JLAWN-S-25-3179 IMPERIAL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sea-green-doria-dyed-3pc-jlawn-s-25-3179.html</text:p>
          </table:table-cell>
        </table:table-row>
        <table:table-row table:style-name="ro1">
          <table:table-cell office:value-type="string" calcext:value-type="string">
            <text:p>OFF WHITE DORIA DYED 3PC | JLAWN-S-25-3178</text:p>
          </table:table-cell>
          <table:table-cell office:value-type="string" calcext:value-type="string">
            <text:p>PKR 9,290.00</text:p>
          </table:table-cell>
          <table:table-cell office:value-type="float" office:value="10000091806" calcext:value-type="float">
            <text:p>10000091806</text:p>
          </table:table-cell>
          <table:table-cell office:value-type="string" calcext:value-type="string">
            <text:p>JLAWN-S-25-3178 IMPERIAL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doria-dyed-3pc-jlawn-s-25-3178.html</text:p>
          </table:table-cell>
        </table:table-row>
        <table:table-row table:style-name="ro1">
          <table:table-cell office:value-type="string" calcext:value-type="string">
            <text:p>WHITE DOBBY EMBROIDERED 3PC | JLAWN-S-25-3182</text:p>
          </table:table-cell>
          <table:table-cell office:value-type="string" calcext:value-type="string">
            <text:p>PKR 11,590.00</text:p>
          </table:table-cell>
          <table:table-cell office:value-type="float" office:value="10000095399" calcext:value-type="float">
            <text:p>10000095399</text:p>
          </table:table-cell>
          <table:table-cell office:value-type="string" calcext:value-type="string">
            <text:p>JLAWN-S-25-3182 GRANDIOSE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white-dobby-embroidered-3pc-jlawn-s-25-3182.html</text:p>
          </table:table-cell>
        </table:table-row>
        <table:table-row table:style-name="ro1">
          <table:table-cell office:value-type="string" calcext:value-type="string">
            <text:p>PINK DOBBY EMBROIDERED 3PC | JLAWN-S-25-3181</text:p>
          </table:table-cell>
          <table:table-cell office:value-type="string" calcext:value-type="string">
            <text:p>PKR 11,590.00</text:p>
          </table:table-cell>
          <table:table-cell office:value-type="float" office:value="10000095398" calcext:value-type="float">
            <text:p>10000095398</text:p>
          </table:table-cell>
          <table:table-cell office:value-type="string" calcext:value-type="string">
            <text:p>JLAWN-S-25-3181 GRANDIOSE-0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dobby-embroidered-3pc-jlawn-s-25-3181.html</text:p>
          </table:table-cell>
        </table:table-row>
        <table:table-row table:style-name="ro1">
          <table:table-cell office:value-type="string" calcext:value-type="string">
            <text:p>BEIGE DOBBY EMBROIDERED 3PC | JLAWN-S-25-3184</text:p>
          </table:table-cell>
          <table:table-cell office:value-type="string" calcext:value-type="string">
            <text:p>PKR 11,590.00</text:p>
          </table:table-cell>
          <table:table-cell office:value-type="float" office:value="10000098676" calcext:value-type="float">
            <text:p>10000098676</text:p>
          </table:table-cell>
          <table:table-cell office:value-type="string" calcext:value-type="string">
            <text:p>JLAWN-S-25-3184 GRANDIOSE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eige-dobby-embroidered-3pc-jlawn-s-25-3184.html</text:p>
          </table:table-cell>
        </table:table-row>
        <table:table-row table:style-name="ro1">
          <table:table-cell office:value-type="string" calcext:value-type="string">
            <text:p>LILAC LUREX JACQUARD EMBROIDERED 3PC | JLAWN-S-25-3189</text:p>
          </table:table-cell>
          <table:table-cell office:value-type="string" calcext:value-type="string">
            <text:p>PKR 8,990.00</text:p>
          </table:table-cell>
          <table:table-cell office:value-type="float" office:value="10000101633" calcext:value-type="float">
            <text:p>10000101633</text:p>
          </table:table-cell>
          <table:table-cell office:value-type="string" calcext:value-type="string">
            <text:p>JLAWN-S-25-3189 KANTHA FUSION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lilac-lawn-embroidered-3pc-jlawn-s-25-3189.html</text:p>
          </table:table-cell>
        </table:table-row>
        <table:table-row table:style-name="ro1">
          <table:table-cell office:value-type="string" calcext:value-type="string">
            <text:p>PEACH DOBBY EMBROIDERED 3PC | JLAWN-S-25-3183</text:p>
          </table:table-cell>
          <table:table-cell office:value-type="string" calcext:value-type="string">
            <text:p>PKR 11,590.00</text:p>
          </table:table-cell>
          <table:table-cell office:value-type="float" office:value="10000098259" calcext:value-type="float">
            <text:p>10000098259</text:p>
          </table:table-cell>
          <table:table-cell office:value-type="string" calcext:value-type="string">
            <text:p>JLAWN-S-25-3183 GRANDIOUS-0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each-dobby-embroidered-3pc-jlawn-s-25-3183.html</text:p>
          </table:table-cell>
        </table:table-row>
        <table:table-row table:style-name="ro1">
          <table:table-cell office:value-type="string" calcext:value-type="string">
            <text:p>BLUE DOBBY EMBROIDERED 3PC | JLAWN-S-25-3185</text:p>
          </table:table-cell>
          <table:table-cell office:value-type="string" calcext:value-type="string">
            <text:p>PKR 11,590.00</text:p>
          </table:table-cell>
          <table:table-cell office:value-type="float" office:value="10000098260" calcext:value-type="float">
            <text:p>10000098260</text:p>
          </table:table-cell>
          <table:table-cell office:value-type="string" calcext:value-type="string">
            <text:p>JLAWN-S-25-3185 GRANDIOUS-0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dobby-embroidered-3pc-jlawn-s-25-3185.html</text:p>
          </table:table-cell>
        </table:table-row>
        <table:table-row table:style-name="ro1">
          <table:table-cell office:value-type="string" calcext:value-type="string">
            <text:p>YELLOW DOBBY EMBROIDERED 3PC | JLAWN-S-25-3186</text:p>
          </table:table-cell>
          <table:table-cell office:value-type="string" calcext:value-type="string">
            <text:p>PKR 11,590.00</text:p>
          </table:table-cell>
          <table:table-cell office:value-type="float" office:value="10000098261" calcext:value-type="float">
            <text:p>10000098261</text:p>
          </table:table-cell>
          <table:table-cell office:value-type="string" calcext:value-type="string">
            <text:p>JLAWN-S-25-3186 GRANDIOUS-0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yellow-dobby-embroidered-3pc-jlawn-s-25-3186.html</text:p>
          </table:table-cell>
        </table:table-row>
        <table:table-row table:style-name="ro1">
          <table:table-cell office:value-type="string" calcext:value-type="string">
            <text:p>BLUE LUREX JACQUARD EMBROIDERED 3PC | JLAWN-S-25-3190</text:p>
          </table:table-cell>
          <table:table-cell office:value-type="string" calcext:value-type="string">
            <text:p>PKR 8,990.00</text:p>
          </table:table-cell>
          <table:table-cell office:value-type="float" office:value="10000098673" calcext:value-type="float">
            <text:p>10000098673</text:p>
          </table:table-cell>
          <table:table-cell office:value-type="string" calcext:value-type="string">
            <text:p>JLAWN-S-25-3190 KANTHA FUSION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embroidered-3pc-jlawn-s-25-3190.html</text:p>
          </table:table-cell>
        </table:table-row>
        <table:table-row table:style-name="ro1">
          <table:table-cell office:value-type="string" calcext:value-type="string">
            <text:p>PINK LUREX JACQUARD EMBROIDERED 3PC | JLAWN-S-25-3192</text:p>
          </table:table-cell>
          <table:table-cell office:value-type="string" calcext:value-type="string">
            <text:p>PKR 8,990.00</text:p>
          </table:table-cell>
          <table:table-cell office:value-type="float" office:value="10000101632" calcext:value-type="float">
            <text:p>10000101632</text:p>
          </table:table-cell>
          <table:table-cell office:value-type="string" calcext:value-type="string">
            <text:p>JLAWN-S-25-3192 KANTHA FUSION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lawn-embroidered-3pc-jlawn-s-25-3192.html</text:p>
          </table:table-cell>
        </table:table-row>
        <table:table-row table:style-name="ro1">
          <table:table-cell office:value-type="string" calcext:value-type="string">
            <text:p>MULTICOLOR LAWN PRINTED 2PC | JLAWN-S-JST-25-2040</text:p>
          </table:table-cell>
          <table:table-cell office:value-type="string" calcext:value-type="string">
            <text:p>PKR 3,390.00</text:p>
          </table:table-cell>
          <table:table-cell office:value-type="float" office:value="10000090918" calcext:value-type="float">
            <text:p>10000090918</text:p>
          </table:table-cell>
          <table:table-cell office:value-type="string" calcext:value-type="string">
            <text:p>JLAWN-S-JST-25-2040 FUSION CHARM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2pc-jlawn-s-jst-25-2040.html</text:p>
          </table:table-cell>
        </table:table-row>
        <table:table-row table:style-name="ro1">
          <table:table-cell office:value-type="string" calcext:value-type="string">
            <text:p>MULTICOLOR LAWN PRINTED 2PC | JLAWN-S-JST-25-2049</text:p>
          </table:table-cell>
          <table:table-cell office:value-type="string" calcext:value-type="string">
            <text:p>PKR 4,490.00</text:p>
          </table:table-cell>
          <table:table-cell office:value-type="float" office:value="10000086515" calcext:value-type="float">
            <text:p>10000086515</text:p>
          </table:table-cell>
          <table:table-cell office:value-type="string" calcext:value-type="string">
            <text:p>JLAWN-S-JST-25-2049 PASTEL HUES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2pc-jlawn-s-jst-25-2049.html</text:p>
          </table:table-cell>
        </table:table-row>
        <table:table-row table:style-name="ro1">
          <table:table-cell office:value-type="string" calcext:value-type="string">
            <text:p>MULTICOLOR LAWN PRINTED 2PC | JLAWN-S-JST-25-2038</text:p>
          </table:table-cell>
          <table:table-cell office:value-type="string" calcext:value-type="string">
            <text:p>PKR 3,390.00</text:p>
          </table:table-cell>
          <table:table-cell office:value-type="float" office:value="10000090916" calcext:value-type="float">
            <text:p>10000090916</text:p>
          </table:table-cell>
          <table:table-cell office:value-type="string" calcext:value-type="string">
            <text:p>JLAWN-S-JST-25-2038 FUSION CHARM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2pc-jlawn-s-jst-25-2038.html</text:p>
          </table:table-cell>
        </table:table-row>
        <table:table-row table:style-name="ro1">
          <table:table-cell office:value-type="string" calcext:value-type="string">
            <text:p>MULTICOLOR LAWN PRINTED 2PC | JLAWN-S-JST-25-2050</text:p>
          </table:table-cell>
          <table:table-cell office:value-type="string" calcext:value-type="string">
            <text:p>PKR 4,490.00</text:p>
          </table:table-cell>
          <table:table-cell office:value-type="float" office:value="10000086516" calcext:value-type="float">
            <text:p>10000086516</text:p>
          </table:table-cell>
          <table:table-cell office:value-type="string" calcext:value-type="string">
            <text:p>JLAWN-S-JST-25-2050 PASTEL HUES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2pc-jlawn-s-jst-25-2050.html</text:p>
          </table:table-cell>
        </table:table-row>
        <table:table-row table:style-name="ro1">
          <table:table-cell office:value-type="string" calcext:value-type="string">
            <text:p>MULTICOLOR LAWN PRINTED 2PC | JLAWN-S-JST-25-2051</text:p>
          </table:table-cell>
          <table:table-cell office:value-type="string" calcext:value-type="string">
            <text:p>PKR 4,490.00</text:p>
          </table:table-cell>
          <table:table-cell office:value-type="float" office:value="10000086517" calcext:value-type="float">
            <text:p>10000086517</text:p>
          </table:table-cell>
          <table:table-cell office:value-type="string" calcext:value-type="string">
            <text:p>JLAWN-S-JST-25-2051 PASTEL HUES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2pc-jlawn-s-jst-25-2051.html</text:p>
          </table:table-cell>
        </table:table-row>
        <table:table-row table:style-name="ro1">
          <table:table-cell office:value-type="string" calcext:value-type="string">
            <text:p>BLUE LAWN EMBROIDERED 3PC | JLAWN-S-25-3170</text:p>
          </table:table-cell>
          <table:table-cell office:value-type="string" calcext:value-type="string">
            <text:p>PKR 8,290.00</text:p>
          </table:table-cell>
          <table:table-cell office:value-type="float" office:value="10000088653" calcext:value-type="float">
            <text:p>10000088653</text:p>
          </table:table-cell>
          <table:table-cell office:value-type="string" calcext:value-type="string">
            <text:p>JLAWN-S-25-3170 NEEDLE WORK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embroidered-3pc-jlawn-s-25-3170.html</text:p>
          </table:table-cell>
        </table:table-row>
        <table:table-row table:style-name="ro1">
          <table:table-cell office:value-type="string" calcext:value-type="string">
            <text:p>GREEN LAWN PRINTED 2PC | JLAWN-S-JDS-25-1042</text:p>
          </table:table-cell>
          <table:table-cell office:value-type="string" calcext:value-type="string">
            <text:p>PKR 5,490.00</text:p>
          </table:table-cell>
          <table:table-cell office:value-type="float" office:value="10000098272" calcext:value-type="float">
            <text:p>10000098272</text:p>
          </table:table-cell>
          <table:table-cell office:value-type="string" calcext:value-type="string">
            <text:p>JLAWN-S-JDS-25-1042 CLASSIC CHROME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printed-2pc-jlawn-s-jds-25-1042.html</text:p>
          </table:table-cell>
        </table:table-row>
        <table:table-row table:style-name="ro1">
          <table:table-cell office:value-type="string" calcext:value-type="string">
            <text:p>GREEN LAWN PRINTED 2PC | JLAWN-S-JDS-25-1044</text:p>
          </table:table-cell>
          <table:table-cell office:value-type="string" calcext:value-type="string">
            <text:p>PKR 5,490.00</text:p>
          </table:table-cell>
          <table:table-cell office:value-type="float" office:value="10000098274" calcext:value-type="float">
            <text:p>10000098274</text:p>
          </table:table-cell>
          <table:table-cell office:value-type="string" calcext:value-type="string">
            <text:p>JLAWN-S-JDS-25-1044 CLASSIC CHROME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printed-2pc-jlawn-s-jds-25-1044.html</text:p>
          </table:table-cell>
        </table:table-row>
        <table:table-row table:style-name="ro1">
          <table:table-cell office:value-type="string" calcext:value-type="string">
            <text:p>BLUE LAWN PRINTED 2PC | JLAWN-S-JDS-25-1043</text:p>
          </table:table-cell>
          <table:table-cell office:value-type="string" calcext:value-type="string">
            <text:p>PKR 5,490.00</text:p>
          </table:table-cell>
          <table:table-cell office:value-type="float" office:value="10000098273" calcext:value-type="float">
            <text:p>10000098273</text:p>
          </table:table-cell>
          <table:table-cell office:value-type="string" calcext:value-type="string">
            <text:p>JLAWN-S-JDS-25-1043 CLASSIC CHROME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printed-2pc-jlawn-s-jds-25-1043.html</text:p>
          </table:table-cell>
        </table:table-row>
        <table:table-row table:style-name="ro1">
          <table:table-cell office:value-type="string" calcext:value-type="string">
            <text:p>BEIGE LAWN PRINTED 2PC | JLAWN-S-JDS-25-1049</text:p>
          </table:table-cell>
          <table:table-cell office:value-type="string" calcext:value-type="string">
            <text:p>PKR 4,690.00</text:p>
          </table:table-cell>
          <table:table-cell office:value-type="float" office:value="10000109142" calcext:value-type="float">
            <text:p>10000109142</text:p>
          </table:table-cell>
          <table:table-cell office:value-type="string" calcext:value-type="string">
            <text:p>JLAWN-S-JDS-25-1049 BLOCK PRINTED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eige-lawn-printed-2pc-jlawn-s-jds-25-1049.html</text:p>
          </table:table-cell>
        </table:table-row>
        <table:table-row table:style-name="ro1">
          <table:table-cell office:value-type="string" calcext:value-type="string">
            <text:p>GREEN LAWN PRINTED 2PC | JLAWN-S-JDS-25-1051</text:p>
          </table:table-cell>
          <table:table-cell office:value-type="string" calcext:value-type="string">
            <text:p>PKR 4,690.00</text:p>
          </table:table-cell>
          <table:table-cell office:value-type="float" office:value="10000109144" calcext:value-type="float">
            <text:p>10000109144</text:p>
          </table:table-cell>
          <table:table-cell office:value-type="string" calcext:value-type="string">
            <text:p>JLAWN-S-JDS-25-1051 BLOCK PRINTED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printed-2pc-jlawn-s-jds-25-1051.html</text:p>
          </table:table-cell>
        </table:table-row>
        <table:table-row table:style-name="ro1">
          <table:table-cell office:value-type="string" calcext:value-type="string">
            <text:p>BLACK JACQUARD DYED 2PC | JLAWN-S-JDS-25-1053</text:p>
          </table:table-cell>
          <table:table-cell office:value-type="string" calcext:value-type="string">
            <text:p>PKR 4,890.00</text:p>
          </table:table-cell>
          <table:table-cell office:value-type="float" office:value="10000094851" calcext:value-type="float">
            <text:p>10000094851</text:p>
          </table:table-cell>
          <table:table-cell office:value-type="string" calcext:value-type="string">
            <text:p>JLAWN-S-JDS-25-1053 COLOR BLOCKING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jacquard-dyed-2pc-jlawn-s-jds-25-1053.html</text:p>
          </table:table-cell>
        </table:table-row>
        <table:table-row table:style-name="ro1">
          <table:table-cell office:value-type="string" calcext:value-type="string">
            <text:p>GREEN LAWN PRINTED 2PC | JLAWN-S-JDS-25-1052</text:p>
          </table:table-cell>
          <table:table-cell office:value-type="string" calcext:value-type="string">
            <text:p>PKR 4,690.00</text:p>
          </table:table-cell>
          <table:table-cell office:value-type="float" office:value="10000109145" calcext:value-type="float">
            <text:p>10000109145</text:p>
          </table:table-cell>
          <table:table-cell office:value-type="string" calcext:value-type="string">
            <text:p>JLAWN-S-JDS-25-1052 BLOCK PRINTED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printed-2pc-jlawn-s-jds-25-1052.html</text:p>
          </table:table-cell>
        </table:table-row>
        <table:table-row table:style-name="ro1">
          <table:table-cell office:value-type="string" calcext:value-type="string">
            <text:p>PINK LAWN PRINTED 2PC | JLAWN-S-JDS-25-1050</text:p>
          </table:table-cell>
          <table:table-cell office:value-type="string" calcext:value-type="string">
            <text:p>PKR 4,690.00</text:p>
          </table:table-cell>
          <table:table-cell office:value-type="float" office:value="10000109146" calcext:value-type="float">
            <text:p>10000109146</text:p>
          </table:table-cell>
          <table:table-cell office:value-type="string" calcext:value-type="string">
            <text:p>JLAWN-S-JDS-25-1050 BLOCK PRINTED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lawn-printed-2pc-jlawn-s-jds-25-1050.html</text:p>
          </table:table-cell>
        </table:table-row>
        <table:table-row table:style-name="ro1">
          <table:table-cell office:value-type="string" calcext:value-type="string">
            <text:p>PINK JACQUARD DYED 2PC | JLAWN-S-JDS-25-1054</text:p>
          </table:table-cell>
          <table:table-cell office:value-type="string" calcext:value-type="string">
            <text:p>PKR 4,890.00</text:p>
          </table:table-cell>
          <table:table-cell office:value-type="float" office:value="10000094852" calcext:value-type="float">
            <text:p>10000094852</text:p>
          </table:table-cell>
          <table:table-cell office:value-type="string" calcext:value-type="string">
            <text:p>JLAWN-S-JDS-25-1054 COLOR BLOCKING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jacquard-dyed-2pc-jlawn-s-jds-25-1054.html</text:p>
          </table:table-cell>
        </table:table-row>
        <table:table-row table:style-name="ro1">
          <table:table-cell office:value-type="string" calcext:value-type="string">
            <text:p>ORANGE JACQUARD DYED 2PC | JLAWN-S-JDS-25-1056</text:p>
          </table:table-cell>
          <table:table-cell office:value-type="string" calcext:value-type="string">
            <text:p>PKR 4,890.00</text:p>
          </table:table-cell>
          <table:table-cell office:value-type="float" office:value="10000094854" calcext:value-type="float">
            <text:p>10000094854</text:p>
          </table:table-cell>
          <table:table-cell office:value-type="string" calcext:value-type="string">
            <text:p>JLAWN-S-JDS-25-1056 COLOR BLOCKING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range-jacquard-dyed-2pc-jlawn-s-jds-25-1056.html</text:p>
          </table:table-cell>
        </table:table-row>
        <table:table-row table:style-name="ro1">
          <table:table-cell office:value-type="string" calcext:value-type="string">
            <text:p>BLUE JACQUARD DYED 2PC | JLAWN-S-JDS-25-1055</text:p>
          </table:table-cell>
          <table:table-cell office:value-type="string" calcext:value-type="string">
            <text:p>PKR 4,890.00</text:p>
          </table:table-cell>
          <table:table-cell office:value-type="float" office:value="10000094853" calcext:value-type="float">
            <text:p>10000094853</text:p>
          </table:table-cell>
          <table:table-cell office:value-type="string" calcext:value-type="string">
            <text:p>JLAWN-S-JDS-25-1055 COLOR BLOCKING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jacquard-dyed-2pc-jlawn-s-jds-25-1055.html</text:p>
          </table:table-cell>
        </table:table-row>
        <table:table-row table:style-name="ro1">
          <table:table-cell office:value-type="string" calcext:value-type="string">
            <text:p>BLUE DORIA EMBROIDERED 3PC | JLAWN-S-25-834</text:p>
          </table:table-cell>
          <table:table-cell office:value-type="string" calcext:value-type="string">
            <text:p>PKR 8,990.00</text:p>
          </table:table-cell>
          <table:table-cell office:value-type="float" office:value="10000090920" calcext:value-type="float">
            <text:p>10000090920</text:p>
          </table:table-cell>
          <table:table-cell office:value-type="string" calcext:value-type="string">
            <text:p>JLAWN-S-25-834 AARI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doria-embroidered-3pc-jlawn-s-25-834.html</text:p>
          </table:table-cell>
        </table:table-row>
        <table:table-row table:style-name="ro1">
          <table:table-cell office:value-type="string" calcext:value-type="string">
            <text:p>GREEN DORIA EMBROIDERED 3PC | JLAWN-S-25-833</text:p>
          </table:table-cell>
          <table:table-cell office:value-type="string" calcext:value-type="string">
            <text:p>PKR 8,990.00</text:p>
          </table:table-cell>
          <table:table-cell office:value-type="float" office:value="10000090919" calcext:value-type="float">
            <text:p>10000090919</text:p>
          </table:table-cell>
          <table:table-cell office:value-type="string" calcext:value-type="string">
            <text:p>JLAWN-S-25-833 AARI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doria-embroidered-3pc-jlawn-s-25-833.html</text:p>
          </table:table-cell>
        </table:table-row>
        <table:table-row table:style-name="ro1">
          <table:table-cell office:value-type="string" calcext:value-type="string">
            <text:p>BEIGE DORIA EMBROIDERED 3PC | JLAWN-S-25-835</text:p>
          </table:table-cell>
          <table:table-cell office:value-type="string" calcext:value-type="string">
            <text:p>PKR 8,990.00</text:p>
          </table:table-cell>
          <table:table-cell office:value-type="float" office:value="10000090921" calcext:value-type="float">
            <text:p>10000090921</text:p>
          </table:table-cell>
          <table:table-cell office:value-type="string" calcext:value-type="string">
            <text:p>JLAWN-S-25-835 AARI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eige-doria-embroidered-3pc-jlawn-s-25-835.html</text:p>
          </table:table-cell>
        </table:table-row>
        <table:table-row table:style-name="ro1">
          <table:table-cell office:value-type="string" calcext:value-type="string">
            <text:p>BLUE LAWN EMBROIDERED 3PC | JLAWN-S-25-838</text:p>
          </table:table-cell>
          <table:table-cell office:value-type="string" calcext:value-type="string">
            <text:p>PKR 8,490.00</text:p>
          </table:table-cell>
          <table:table-cell office:value-type="float" office:value="10000093169" calcext:value-type="float">
            <text:p>10000093169</text:p>
          </table:table-cell>
          <table:table-cell office:value-type="string" calcext:value-type="string">
            <text:p>JLAWN-S-25-838 MAHROSH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embroidered-3pc-jlawn-s-25-838.html</text:p>
          </table:table-cell>
        </table:table-row>
        <table:table-row table:style-name="ro1">
          <table:table-cell office:value-type="string" calcext:value-type="string">
            <text:p>PINK DORIA EMBROIDERED 3PC | JLAWN-S-25-836</text:p>
          </table:table-cell>
          <table:table-cell office:value-type="string" calcext:value-type="string">
            <text:p>PKR 8,990.00</text:p>
          </table:table-cell>
          <table:table-cell office:value-type="float" office:value="10000090922" calcext:value-type="float">
            <text:p>10000090922</text:p>
          </table:table-cell>
          <table:table-cell office:value-type="string" calcext:value-type="string">
            <text:p>JLAWN-S-25-836 AARI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doria-embroidered-3pc-jlawn-s-25-836.html</text:p>
          </table:table-cell>
        </table:table-row>
        <table:table-row table:style-name="ro1">
          <table:table-cell office:value-type="string" calcext:value-type="string">
            <text:p>PINK LAWN EMBROIDERED 3PC | JLAWN-S-25-839</text:p>
          </table:table-cell>
          <table:table-cell office:value-type="string" calcext:value-type="string">
            <text:p>PKR 8,490.00</text:p>
          </table:table-cell>
          <table:table-cell office:value-type="float" office:value="10000093170" calcext:value-type="float">
            <text:p>10000093170</text:p>
          </table:table-cell>
          <table:table-cell office:value-type="string" calcext:value-type="string">
            <text:p>JLAWN-S-25-839 MAHROSH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lawn-embroidered-3pc-jlawn-s-25-839.html</text:p>
          </table:table-cell>
        </table:table-row>
        <table:table-row table:style-name="ro1">
          <table:table-cell office:value-type="string" calcext:value-type="string">
            <text:p>GREEN LAWN EMBROIDERED 3PC | JLAWN-S-25-840</text:p>
          </table:table-cell>
          <table:table-cell office:value-type="string" calcext:value-type="string">
            <text:p>PKR 8,490.00</text:p>
          </table:table-cell>
          <table:table-cell office:value-type="float" office:value="10000093171" calcext:value-type="float">
            <text:p>10000093171</text:p>
          </table:table-cell>
          <table:table-cell office:value-type="string" calcext:value-type="string">
            <text:p>JLAWN-S-25-840 MAHROSH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embroidered-3pc-jlawn-s-25-840.html</text:p>
          </table:table-cell>
        </table:table-row>
        <table:table-row table:style-name="ro1">
          <table:table-cell office:value-type="string" calcext:value-type="string">
            <text:p>OFF WHITE LAWN EMBROIDERED 3PC | JLAWN-S-25-837</text:p>
          </table:table-cell>
          <table:table-cell office:value-type="string" calcext:value-type="string">
            <text:p>PKR 8,490.00</text:p>
          </table:table-cell>
          <table:table-cell office:value-type="float" office:value="10000093168" calcext:value-type="float">
            <text:p>10000093168</text:p>
          </table:table-cell>
          <table:table-cell office:value-type="string" calcext:value-type="string">
            <text:p>JLAWN-S-25-837 MAHROSH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lawn-embroidered-3pc-jlawn-s-25-837.html</text:p>
          </table:table-cell>
        </table:table-row>
        <table:table-row table:style-name="ro1">
          <table:table-cell office:value-type="string" calcext:value-type="string">
            <text:p>MULTICOLOR LAWN PRINTED 2PC | JLAWN-S-JDS-25-1015</text:p>
          </table:table-cell>
          <table:table-cell office:value-type="string" calcext:value-type="string">
            <text:p>PKR 2,890.00</text:p>
          </table:table-cell>
          <table:table-cell office:value-type="float" office:value="10000090092" calcext:value-type="float">
            <text:p>10000090092</text:p>
          </table:table-cell>
          <table:table-cell office:value-type="string" calcext:value-type="string">
            <text:p>JLAWN-S-JDS-25-1015 TURKISH ART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2pc-jlawn-s-jds-25-1015.html</text:p>
          </table:table-cell>
        </table:table-row>
        <table:table-row table:style-name="ro1">
          <table:table-cell office:value-type="string" calcext:value-type="string">
            <text:p>MULTICOLOR LAWN PRINTED 2PC | JLAWN-S-JDS-25-1013</text:p>
          </table:table-cell>
          <table:table-cell office:value-type="string" calcext:value-type="string">
            <text:p>PKR 2,890.00</text:p>
          </table:table-cell>
          <table:table-cell office:value-type="float" office:value="10000090090" calcext:value-type="float">
            <text:p>10000090090</text:p>
          </table:table-cell>
          <table:table-cell office:value-type="string" calcext:value-type="string">
            <text:p>JLAWN-S-JDS-25-1013 TURKISH ART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2pc-jlawn-s-jds-25-1013.html</text:p>
          </table:table-cell>
        </table:table-row>
        <table:table-row table:style-name="ro1">
          <table:table-cell office:value-type="string" calcext:value-type="string">
            <text:p>MULTICOLOR LAWN PRINTED 2PC | JLAWN-S-JDS-25-1014</text:p>
          </table:table-cell>
          <table:table-cell office:value-type="string" calcext:value-type="string">
            <text:p>PKR 2,890.00</text:p>
          </table:table-cell>
          <table:table-cell office:value-type="float" office:value="10000090091" calcext:value-type="float">
            <text:p>10000090091</text:p>
          </table:table-cell>
          <table:table-cell office:value-type="string" calcext:value-type="string">
            <text:p>JLAWN-S-JDS-25-1014 TURKISH ART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2pc-jlawn-s-jds-25-1014.html</text:p>
          </table:table-cell>
        </table:table-row>
        <table:table-row table:style-name="ro1">
          <table:table-cell office:value-type="string" calcext:value-type="string">
            <text:p>MULTICOLOR LAWN EMBROIDERED 3PC | JLAWN-S-25-3300-A</text:p>
          </table:table-cell>
          <table:table-cell office:value-type="string" calcext:value-type="string">
            <text:p>PKR 4,590.00</text:p>
          </table:table-cell>
          <table:table-cell office:value-type="float" office:value="10000101176" calcext:value-type="float">
            <text:p>10000101176</text:p>
          </table:table-cell>
          <table:table-cell office:value-type="string" calcext:value-type="string">
            <text:p>JLAWN-S-25-3300-A BLOCKS-4A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embroidered-3pc-jlawn-s-25-3300-a.html</text:p>
          </table:table-cell>
        </table:table-row>
        <table:table-row table:style-name="ro1">
          <table:table-cell office:value-type="string" calcext:value-type="string">
            <text:p>MULTICOLOR LAWN EMBROIDERED 3PC | JLAWN-S-25-3300-B</text:p>
          </table:table-cell>
          <table:table-cell office:value-type="string" calcext:value-type="string">
            <text:p>PKR 4,590.00</text:p>
          </table:table-cell>
          <table:table-cell office:value-type="float" office:value="10000101177" calcext:value-type="float">
            <text:p>10000101177</text:p>
          </table:table-cell>
          <table:table-cell office:value-type="string" calcext:value-type="string">
            <text:p>JLAWN-S-25-3300-B BLOCKS-4B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embroidered-3pc-jlawn-s-25-3300-b.html</text:p>
          </table:table-cell>
        </table:table-row>
        <table:table-row table:style-name="ro1">
          <table:table-cell office:value-type="string" calcext:value-type="string">
            <text:p>MULTICOLOR LAWN EMBROIDERED 3PC | JLAWN-S-25-3298-B</text:p>
          </table:table-cell>
          <table:table-cell office:value-type="string" calcext:value-type="string">
            <text:p>PKR 4,590.00</text:p>
          </table:table-cell>
          <table:table-cell office:value-type="float" office:value="10000099214" calcext:value-type="float">
            <text:p>10000099214</text:p>
          </table:table-cell>
          <table:table-cell office:value-type="string" calcext:value-type="string">
            <text:p>JLAWN-S-25-3298-B BLOCKS-2B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embroidered-3pc-jlawn-s-25-3298-b.html</text:p>
          </table:table-cell>
        </table:table-row>
        <table:table-row table:style-name="ro1">
          <table:table-cell office:value-type="string" calcext:value-type="string">
            <text:p>MULTICOLOR LAWN EMBROIDERED 3PC | JLAWN-S-25-3296-A</text:p>
          </table:table-cell>
          <table:table-cell office:value-type="string" calcext:value-type="string">
            <text:p>PKR 4,590.00</text:p>
          </table:table-cell>
          <table:table-cell office:value-type="float" office:value="10000105125" calcext:value-type="float">
            <text:p>10000105125</text:p>
          </table:table-cell>
          <table:table-cell office:value-type="string" calcext:value-type="string">
            <text:p>JLAWN-S-25-3296-A EASTERN HERITAGE-4A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embroidered-3pc-jlawn-s-25-3296-a.html</text:p>
          </table:table-cell>
        </table:table-row>
        <table:table-row table:style-name="ro1">
          <table:table-cell office:value-type="string" calcext:value-type="string">
            <text:p>PURPLE LAWN EMBROIDERED 3PC | JLAWN-S-25-3295-B</text:p>
          </table:table-cell>
          <table:table-cell office:value-type="string" calcext:value-type="string">
            <text:p>PKR 4,590.00</text:p>
          </table:table-cell>
          <table:table-cell office:value-type="float" office:value="10000098970" calcext:value-type="float">
            <text:p>10000098970</text:p>
          </table:table-cell>
          <table:table-cell office:value-type="string" calcext:value-type="string">
            <text:p>JLAWN-S-25-3295-B EASTERN HERITAGE-3B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urple-lawn-embroidered-3pc-jlawn-s-25-3295-b.html</text:p>
          </table:table-cell>
        </table:table-row>
        <table:table-row table:style-name="ro1">
          <table:table-cell office:value-type="string" calcext:value-type="string">
            <text:p>BLUE LAWN EMBROIDERED 3PC | JLAWN-S-25-3293-A</text:p>
          </table:table-cell>
          <table:table-cell office:value-type="string" calcext:value-type="string">
            <text:p>PKR 4,590.00</text:p>
          </table:table-cell>
          <table:table-cell office:value-type="float" office:value="10000098965" calcext:value-type="float">
            <text:p>10000098965</text:p>
          </table:table-cell>
          <table:table-cell office:value-type="string" calcext:value-type="string">
            <text:p>JLAWN-S-25-3293-A EASTERN HERITAGE-1A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embroidered-3pc-jlawn-s-25-3293-a.html</text:p>
          </table:table-cell>
        </table:table-row>
        <table:table-row table:style-name="ro1">
          <table:table-cell office:value-type="string" calcext:value-type="string">
            <text:p>MULTICOLOR LAWN EMBROIDERED 3PC | JLAWN-S-25-3299-A</text:p>
          </table:table-cell>
          <table:table-cell office:value-type="string" calcext:value-type="string">
            <text:p>PKR 4,590.00</text:p>
          </table:table-cell>
          <table:table-cell office:value-type="float" office:value="10000105126" calcext:value-type="float">
            <text:p>10000105126</text:p>
          </table:table-cell>
          <table:table-cell office:value-type="string" calcext:value-type="string">
            <text:p>JLAWN-S-25-3299-A BLOCKS-3A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embroidered-3pc-jlawn-s-25-3299-a.html</text:p>
          </table:table-cell>
        </table:table-row>
        <table:table-row table:style-name="ro1">
          <table:table-cell office:value-type="string" calcext:value-type="string">
            <text:p>YELLOW LAWN EMBROIDERED 3PC | JLAWN-S-25-3294-B</text:p>
          </table:table-cell>
          <table:table-cell office:value-type="string" calcext:value-type="string">
            <text:p>PKR 4,590.00</text:p>
          </table:table-cell>
          <table:table-cell office:value-type="float" office:value="10000098968" calcext:value-type="float">
            <text:p>10000098968</text:p>
          </table:table-cell>
          <table:table-cell office:value-type="string" calcext:value-type="string">
            <text:p>JLAWN-S-25-3294-B EASTERN HERITAGE-2B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yellow-lawn-embroidered-3pc-jlawn-s-25-3294-b.html</text:p>
          </table:table-cell>
        </table:table-row>
        <table:table-row table:style-name="ro1">
          <table:table-cell office:value-type="string" calcext:value-type="string">
            <text:p>BLACK LAWN EMBROIDERED 3PC | JLAWN-S-25-3294-A</text:p>
          </table:table-cell>
          <table:table-cell office:value-type="string" calcext:value-type="string">
            <text:p>PKR 4,590.00</text:p>
          </table:table-cell>
          <table:table-cell office:value-type="float" office:value="10000098967" calcext:value-type="float">
            <text:p>10000098967</text:p>
          </table:table-cell>
          <table:table-cell office:value-type="string" calcext:value-type="string">
            <text:p>JLAWN-S-25-3294-A EASTERN HERITAGE-2A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lawn-embroidered-3pc-jlawn-s-25-3294-a.html</text:p>
          </table:table-cell>
        </table:table-row>
        <table:table-row table:style-name="ro1">
          <table:table-cell office:value-type="string" calcext:value-type="string">
            <text:p>MULTICOLOR LAWN EMBROIDERED 3PC | JLAWN-S-25-3296-B</text:p>
          </table:table-cell>
          <table:table-cell office:value-type="string" calcext:value-type="string">
            <text:p>PKR 4,590.00</text:p>
          </table:table-cell>
          <table:table-cell office:value-type="float" office:value="10000099210" calcext:value-type="float">
            <text:p>10000099210</text:p>
          </table:table-cell>
          <table:table-cell office:value-type="string" calcext:value-type="string">
            <text:p>JLAWN-S-25-3296-B EASTERN HERITAGE-04-B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embroidered-3pc-jlawn-s-25-3296-b.html</text:p>
          </table:table-cell>
        </table:table-row>
        <table:table-row table:style-name="ro1">
          <table:table-cell office:value-type="string" calcext:value-type="string">
            <text:p>GREEN LAWN EMBROIDERED 3PC | JLAWN-S-25-3293-B</text:p>
          </table:table-cell>
          <table:table-cell office:value-type="string" calcext:value-type="string">
            <text:p>PKR 4,590.00</text:p>
          </table:table-cell>
          <table:table-cell office:value-type="float" office:value="10000098966" calcext:value-type="float">
            <text:p>10000098966</text:p>
          </table:table-cell>
          <table:table-cell office:value-type="string" calcext:value-type="string">
            <text:p>JLAWN-S-25-3293-B EASTERN HERITAGE-1B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embroidered-3pc-jlawn-s-25-3293-b.html</text:p>
          </table:table-cell>
        </table:table-row>
        <table:table-row table:style-name="ro1">
          <table:table-cell office:value-type="string" calcext:value-type="string">
            <text:p>MULTICOLOR LAWN EMBROIDERED 3PC | JLAWN-S-25-3298-A</text:p>
          </table:table-cell>
          <table:table-cell office:value-type="string" calcext:value-type="string">
            <text:p>PKR 4,590.00</text:p>
          </table:table-cell>
          <table:table-cell office:value-type="float" office:value="10000099213" calcext:value-type="float">
            <text:p>10000099213</text:p>
          </table:table-cell>
          <table:table-cell office:value-type="string" calcext:value-type="string">
            <text:p>JLAWN-S-25-3298-A BLOCKS-2A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embroidered-3pc-jlawn-s-25-3298-a.html</text:p>
          </table:table-cell>
        </table:table-row>
        <table:table-row table:style-name="ro1">
          <table:table-cell office:value-type="string" calcext:value-type="string">
            <text:p>MULTICOLOR LAWN PRINTED 2PC | JLAWN-S-JDS-25-1016</text:p>
          </table:table-cell>
          <table:table-cell office:value-type="string" calcext:value-type="string">
            <text:p>PKR 2,890.00</text:p>
          </table:table-cell>
          <table:table-cell office:value-type="float" office:value="10000090093" calcext:value-type="float">
            <text:p>10000090093</text:p>
          </table:table-cell>
          <table:table-cell office:value-type="string" calcext:value-type="string">
            <text:p>JLAWN-S-JDS-25-1016 TURKISH ART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2pc-jlawn-s-jds-25-1016.html</text:p>
          </table:table-cell>
        </table:table-row>
        <table:table-row table:style-name="ro1">
          <table:table-cell office:value-type="string" calcext:value-type="string">
            <text:p>MULTICOLOR LAWN EMBROIDERED 3PC | JLAWN-S-25-3297-B</text:p>
          </table:table-cell>
          <table:table-cell office:value-type="string" calcext:value-type="string">
            <text:p>PKR 4,590.00</text:p>
          </table:table-cell>
          <table:table-cell office:value-type="float" office:value="10000099212" calcext:value-type="float">
            <text:p>10000099212</text:p>
          </table:table-cell>
          <table:table-cell office:value-type="string" calcext:value-type="string">
            <text:p>JLAWN-S-25-3297-B BLOCKS-1B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embroidered-3pc-jlawn-s-25-3297-b.html</text:p>
          </table:table-cell>
        </table:table-row>
        <table:table-row table:style-name="ro1">
          <table:table-cell office:value-type="string" calcext:value-type="string">
            <text:p>MULTICOLOR LAWN PRINTED UNSTITCHED 3PC | JLAWN-S-25-808</text:p>
          </table:table-cell>
          <table:table-cell office:value-type="string" calcext:value-type="string">
            <text:p>PKR 5,990.00</text:p>
          </table:table-cell>
          <table:table-cell office:value-type="float" office:value="10000086526" calcext:value-type="float">
            <text:p>10000086526</text:p>
          </table:table-cell>
          <table:table-cell office:value-type="string" calcext:value-type="string">
            <text:p>JLAWN-S-25-808 RANGOLI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3pc-jlawn-s-25-808.html</text:p>
          </table:table-cell>
        </table:table-row>
        <table:table-row table:style-name="ro1">
          <table:table-cell office:value-type="string" calcext:value-type="string">
            <text:p>MULTICOLOR LAWN EMBROIDERED 3PC | JLAWN-S-25-3299-B</text:p>
          </table:table-cell>
          <table:table-cell office:value-type="string" calcext:value-type="string">
            <text:p>PKR 4,590.00</text:p>
          </table:table-cell>
          <table:table-cell office:value-type="float" office:value="10000105127" calcext:value-type="float">
            <text:p>10000105127</text:p>
          </table:table-cell>
          <table:table-cell office:value-type="string" calcext:value-type="string">
            <text:p>JLAWN-S-25-3299-B BLOCKS-3B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embroidered-3pc-jlawn-s-25-3299-b.html</text:p>
          </table:table-cell>
        </table:table-row>
        <table:table-row table:style-name="ro1">
          <table:table-cell office:value-type="string" calcext:value-type="string">
            <text:p>ORANGE LAWN EMBROIDERED 2PC STITCHED | JLAWN-S-JDS-25-1003</text:p>
          </table:table-cell>
          <table:table-cell office:value-type="string" calcext:value-type="string">
            <text:p>PKR 7,290.00</text:p>
          </table:table-cell>
          <table:table-cell office:value-type="string" calcext:value-type="string">
            <text:p>J-10000093263</text:p>
          </table:table-cell>
          <table:table-cell office:value-type="string" calcext:value-type="string">
            <text:p>JLAWN-S-JDS-25-1003/S LEHRIA CHUNRI-0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range-lawn-embroidered-2pc-jlawn-s-jds-25-1003-s.html</text:p>
          </table:table-cell>
        </table:table-row>
        <table:table-row table:style-name="ro1">
          <table:table-cell office:value-type="string" calcext:value-type="string">
            <text:p>GREEN LAWN EMBROIDERED 3PC STITCHED | JLAWN-S-25-055</text:p>
          </table:table-cell>
          <table:table-cell office:value-type="string" calcext:value-type="string">
            <text:p>PKR 12,490.00</text:p>
          </table:table-cell>
          <table:table-cell office:value-type="string" calcext:value-type="string">
            <text:p>J-10000097147</text:p>
          </table:table-cell>
          <table:table-cell office:value-type="string" calcext:value-type="string">
            <text:p>JLAWN-S-25-055/S ROYAL GARDEN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embroidered-3pc-jlawn-s-25-055-s.html</text:p>
          </table:table-cell>
        </table:table-row>
        <table:table-row table:style-name="ro1">
          <table:table-cell office:value-type="string" calcext:value-type="string">
            <text:p>GREEN LAWN EMBROIDERED 2PC STITCHED | JLAWN-S-JDS-25-1002</text:p>
          </table:table-cell>
          <table:table-cell office:value-type="string" calcext:value-type="string">
            <text:p>PKR 7,290.00</text:p>
          </table:table-cell>
          <table:table-cell office:value-type="string" calcext:value-type="string">
            <text:p>J-10000093257</text:p>
          </table:table-cell>
          <table:table-cell office:value-type="string" calcext:value-type="string">
            <text:p>JLAWN-S-JDS-25-1002/S LEHRIA CHUNRI-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embroidered-2pc-jlawn-s-jds-25-1002-s.html</text:p>
          </table:table-cell>
        </table:table-row>
        <table:table-row table:style-name="ro1">
          <table:table-cell office:value-type="string" calcext:value-type="string">
            <text:p>BLACK LAWN EMBROIDERED 3PC STITCHED | JLAWN-S-25-057</text:p>
          </table:table-cell>
          <table:table-cell office:value-type="string" calcext:value-type="string">
            <text:p>PKR 12,490.00</text:p>
          </table:table-cell>
          <table:table-cell office:value-type="string" calcext:value-type="string">
            <text:p>J-10000097159</text:p>
          </table:table-cell>
          <table:table-cell office:value-type="string" calcext:value-type="string">
            <text:p>JLAWN-S-25-057/S ROYAL GARDEN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lawn-embroidered-3pc-jlawn-s-25-057-s.html</text:p>
          </table:table-cell>
        </table:table-row>
        <table:table-row table:style-name="ro1">
          <table:table-cell office:value-type="string" calcext:value-type="string">
            <text:p>BLUE LAWN EMBROIDERED 3PC STITCHED | JLAWN-S-25-056</text:p>
          </table:table-cell>
          <table:table-cell office:value-type="string" calcext:value-type="string">
            <text:p>PKR 12,490.00</text:p>
          </table:table-cell>
          <table:table-cell office:value-type="string" calcext:value-type="string">
            <text:p>J-10000097153</text:p>
          </table:table-cell>
          <table:table-cell office:value-type="string" calcext:value-type="string">
            <text:p>JLAWN-S-25-056/S ROYAL GARDEN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embroidered-3pc-jlawn-s-25-056-s.html</text:p>
          </table:table-cell>
        </table:table-row>
        <table:table-row table:style-name="ro1">
          <table:table-cell office:value-type="string" calcext:value-type="string">
            <text:p>PINK LAWN EMBROIDERED 2PC STITCHED | JLAWN-S-JDS-25-1004</text:p>
          </table:table-cell>
          <table:table-cell office:value-type="string" calcext:value-type="string">
            <text:p>PKR 7,290.00</text:p>
          </table:table-cell>
          <table:table-cell office:value-type="string" calcext:value-type="string">
            <text:p>J-10000093269</text:p>
          </table:table-cell>
          <table:table-cell office:value-type="string" calcext:value-type="string">
            <text:p>JLAWN-S-JDS-25-1004/S LEHRIA CHUNRI-0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lawn-embroidered-2pc-jlawn-s-jds-25-1004-s.html</text:p>
          </table:table-cell>
        </table:table-row>
        <table:table-row table:style-name="ro1">
          <table:table-cell office:value-type="string" calcext:value-type="string">
            <text:p>BROWN LAWN EMBROIDERED 3PC STITCHED | JLAWN-S-25-059</text:p>
          </table:table-cell>
          <table:table-cell office:value-type="string" calcext:value-type="string">
            <text:p>PKR 12,490.00</text:p>
          </table:table-cell>
          <table:table-cell office:value-type="string" calcext:value-type="string">
            <text:p>J-10000097171</text:p>
          </table:table-cell>
          <table:table-cell office:value-type="string" calcext:value-type="string">
            <text:p>JLAWN-S-25-059/S ROYAL GARDEN-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rown-lawn-embroidered-3pc-jlawn-s-25-059-s.html</text:p>
          </table:table-cell>
        </table:table-row>
        <table:table-row table:style-name="ro1">
          <table:table-cell office:value-type="string" calcext:value-type="string">
            <text:p>BEIGE LAWN EMBROIDERED 3PC STITCHED | JLAWN-S-25-058</text:p>
          </table:table-cell>
          <table:table-cell office:value-type="string" calcext:value-type="string">
            <text:p>PKR 12,490.00</text:p>
          </table:table-cell>
          <table:table-cell office:value-type="string" calcext:value-type="string">
            <text:p>J-10000097165</text:p>
          </table:table-cell>
          <table:table-cell office:value-type="string" calcext:value-type="string">
            <text:p>JLAWN-S-25-058/S ROYAL GARDEN-0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eige-lawn-embroidered-3pc-jlawn-s-25-058-s.html</text:p>
          </table:table-cell>
        </table:table-row>
        <table:table-row table:style-name="ro1">
          <table:table-cell office:value-type="string" calcext:value-type="string">
            <text:p>MAROON LAWN EMBROIDERED 3PC STITCHED | JLAWN-S-25-060</text:p>
          </table:table-cell>
          <table:table-cell office:value-type="string" calcext:value-type="string">
            <text:p>PKR 12,490.00</text:p>
          </table:table-cell>
          <table:table-cell office:value-type="string" calcext:value-type="string">
            <text:p>J-10000097177</text:p>
          </table:table-cell>
          <table:table-cell office:value-type="string" calcext:value-type="string">
            <text:p>JLAWN-S-25-060/S ROYAL GARDEN-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aroon-lawn-embroidered-3pc-jlawn-s-25-060-s.html</text:p>
          </table:table-cell>
        </table:table-row>
        <table:table-row table:style-name="ro1">
          <table:table-cell office:value-type="string" calcext:value-type="string">
            <text:p>PURPLE LAWN PRINTED 3PC STITCHED | JLAWN-S-25-001</text:p>
          </table:table-cell>
          <table:table-cell office:value-type="string" calcext:value-type="string">
            <text:p>PKR 10,890.00</text:p>
          </table:table-cell>
          <table:table-cell office:value-type="string" calcext:value-type="string">
            <text:p>J-10000089615</text:p>
          </table:table-cell>
          <table:table-cell office:value-type="string" calcext:value-type="string">
            <text:p>JLAWN-S-25-001/S AJRAK-0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urple-lawn-printed-3pc-jlawn-s-25-001-s.html</text:p>
          </table:table-cell>
        </table:table-row>
        <table:table-row table:style-name="ro1">
          <table:table-cell office:value-type="string" calcext:value-type="string">
            <text:p>BEIGE LAWN PRINTED 3PC STITCHED | JLAWN-S-25-003</text:p>
          </table:table-cell>
          <table:table-cell office:value-type="string" calcext:value-type="string">
            <text:p>PKR 10,890.00</text:p>
          </table:table-cell>
          <table:table-cell office:value-type="string" calcext:value-type="string">
            <text:p>J-10000089358</text:p>
          </table:table-cell>
          <table:table-cell office:value-type="string" calcext:value-type="string">
            <text:p>JLAWN-S-25-003/S AJRAK-0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eige-lawn-printed-3pc-jlawn-s-25-003-s.html</text:p>
          </table:table-cell>
        </table:table-row>
        <table:table-row table:style-name="ro1">
          <table:table-cell office:value-type="string" calcext:value-type="string">
            <text:p>BLUE LAWN PRINTED 3PC STITCHED | JLAWN-S-25-004</text:p>
          </table:table-cell>
          <table:table-cell office:value-type="string" calcext:value-type="string">
            <text:p>PKR 10,890.00</text:p>
          </table:table-cell>
          <table:table-cell office:value-type="string" calcext:value-type="string">
            <text:p>J-10000091426</text:p>
          </table:table-cell>
          <table:table-cell office:value-type="string" calcext:value-type="string">
            <text:p>JLAWN-S-25-004/S AJRAK-0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printed-3pc-jlawn-s-25-004-s.html</text:p>
          </table:table-cell>
        </table:table-row>
        <table:table-row table:style-name="ro1">
          <table:table-cell office:value-type="string" calcext:value-type="string">
            <text:p>GREEN LAWN PRINTED 3PC STITCHED | JLAWN-S-25-006</text:p>
          </table:table-cell>
          <table:table-cell office:value-type="string" calcext:value-type="string">
            <text:p>PKR 10,890.00</text:p>
          </table:table-cell>
          <table:table-cell office:value-type="string" calcext:value-type="string">
            <text:p>J-10000091438</text:p>
          </table:table-cell>
          <table:table-cell office:value-type="string" calcext:value-type="string">
            <text:p>JLAWN-S-25-006/S AJRAK-0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printed-3pc-jlawn-s-25-006-s.html</text:p>
          </table:table-cell>
        </table:table-row>
        <table:table-row table:style-name="ro1">
          <table:table-cell office:value-type="string" calcext:value-type="string">
            <text:p>WHITE DOBBY EMBROIDERED KURTI | JJLK-S-JSS-25-337</text:p>
          </table:table-cell>
          <table:table-cell office:value-type="string" calcext:value-type="string">
            <text:p>PKR 5,990.00</text:p>
          </table:table-cell>
          <table:table-cell office:value-type="string" calcext:value-type="string">
            <text:p>J-10000107038</text:p>
          </table:table-cell>
          <table:table-cell office:value-type="string" calcext:value-type="string">
            <text:p>JJLK-S-JSS-25-337 FB/RALLI PATCH-0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white-dobby-embroidered-kurti-jjlk-s-jss-25-337.html</text:p>
          </table:table-cell>
        </table:table-row>
        <table:table-row table:style-name="ro1">
          <table:table-cell office:value-type="string" calcext:value-type="string">
            <text:p>GREEN LAWN PRINTED 3PC STITCHED | JLAWN-S-25-002</text:p>
          </table:table-cell>
          <table:table-cell office:value-type="string" calcext:value-type="string">
            <text:p>PKR 10,890.00</text:p>
          </table:table-cell>
          <table:table-cell office:value-type="string" calcext:value-type="string">
            <text:p>J-10000089621</text:p>
          </table:table-cell>
          <table:table-cell office:value-type="string" calcext:value-type="string">
            <text:p>JLAWN-S-25-002/S AJRAK-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printed-3pc-jlawn-s-25-002-s.html</text:p>
          </table:table-cell>
        </table:table-row>
        <table:table-row table:style-name="ro1">
          <table:table-cell office:value-type="string" calcext:value-type="string">
            <text:p>BLUE DOBBY EMBROIDERED KURTI | JJLK-S-JSS-25-338</text:p>
          </table:table-cell>
          <table:table-cell office:value-type="string" calcext:value-type="string">
            <text:p>PKR 5,990.00</text:p>
          </table:table-cell>
          <table:table-cell office:value-type="string" calcext:value-type="string">
            <text:p>J-10000107044</text:p>
          </table:table-cell>
          <table:table-cell office:value-type="string" calcext:value-type="string">
            <text:p>JJLK-S-JSS-25-338 FB/RALLI PATCH-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dobby-embroidered-kurti-jjlk-s-jss-25-338.html</text:p>
          </table:table-cell>
        </table:table-row>
        <table:table-row table:style-name="ro1">
          <table:table-cell office:value-type="string" calcext:value-type="string">
            <text:p>BLUE LAWN PRINTED 3PC STITCHED | JLAWN-S-25-005</text:p>
          </table:table-cell>
          <table:table-cell office:value-type="string" calcext:value-type="string">
            <text:p>PKR 10,890.00</text:p>
          </table:table-cell>
          <table:table-cell office:value-type="string" calcext:value-type="string">
            <text:p>J-10000091432</text:p>
          </table:table-cell>
          <table:table-cell office:value-type="string" calcext:value-type="string">
            <text:p>JLAWN-S-25-005/S AJRAK-0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printed-3pc-jlawn-s-25-005-s.html</text:p>
          </table:table-cell>
        </table:table-row>
        <table:table-row table:style-name="ro1">
          <table:table-cell office:value-type="string" calcext:value-type="string">
            <text:p>BLUE LAWN DYED 2PC | JGKL-S-JGST-25-5642</text:p>
          </table:table-cell>
          <table:table-cell office:value-type="string" calcext:value-type="string">
            <text:p>PKR 2,690.00</text:p>
          </table:table-cell>
          <table:table-cell office:value-type="string" calcext:value-type="string">
            <text:p>J-10000107305</text:p>
          </table:table-cell>
          <table:table-cell office:value-type="string" calcext:value-type="string">
            <text:p>JGKL-S-JGST-25-5642 FB/ESSENTIALS-G-18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dyed-2pc-jgkl-s-jgst-25-5642.html</text:p>
          </table:table-cell>
        </table:table-row>
        <table:table-row table:style-name="ro1">
          <table:table-cell office:value-type="string" calcext:value-type="string">
            <text:p>CREAM LAWN PRINTED 2PC | JGKL-S-JGST-25-5637</text:p>
          </table:table-cell>
          <table:table-cell office:value-type="string" calcext:value-type="string">
            <text:p>PKR 2,990.00</text:p>
          </table:table-cell>
          <table:table-cell office:value-type="string" calcext:value-type="string">
            <text:p>J-10000107281</text:p>
          </table:table-cell>
          <table:table-cell office:value-type="string" calcext:value-type="string">
            <text:p>JGKL-S-JGST-25-5637 FB/ESSENTIALS-G-1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cream-lawn-printed-2pc-jgkl-s-jgst-25-5637.html</text:p>
          </table:table-cell>
        </table:table-row>
        <table:table-row table:style-name="ro1">
          <table:table-cell office:value-type="string" calcext:value-type="string">
            <text:p>OFF WHITE LAWN PRINTED KURTI | JGLK-S-JGS-25-2525</text:p>
          </table:table-cell>
          <table:table-cell office:value-type="string" calcext:value-type="string">
            <text:p>PKR 1,990.00</text:p>
          </table:table-cell>
          <table:table-cell office:value-type="string" calcext:value-type="string">
            <text:p>J-10000111547</text:p>
          </table:table-cell>
          <table:table-cell office:value-type="string" calcext:value-type="string">
            <text:p>JGLK-S-JGS-25-2525 FB/ESSENTIALS-G-07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lawn-printed-kurti-jglk-s-jgs-25-2525.html</text:p>
          </table:table-cell>
        </table:table-row>
        <table:table-row table:style-name="ro1">
          <table:table-cell office:value-type="string" calcext:value-type="string">
            <text:p>MULTICOLOR LAWN PRINTED KURTI | JGLK-S-JGS-25-2528</text:p>
          </table:table-cell>
          <table:table-cell office:value-type="string" calcext:value-type="string">
            <text:p>PKR 1,690.00</text:p>
          </table:table-cell>
          <table:table-cell office:value-type="string" calcext:value-type="string">
            <text:p>J-10000111595</text:p>
          </table:table-cell>
          <table:table-cell office:value-type="string" calcext:value-type="string">
            <text:p>JGLK-S-JGS-25-2528 FB/ESSENTIALS-G-10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kurti-jglk-s-jgs-25-2528.html</text:p>
          </table:table-cell>
        </table:table-row>
        <table:table-row table:style-name="ro1">
          <table:table-cell office:value-type="string" calcext:value-type="string">
            <text:p>MULTICOLOR LAWN PRINTED KURTI | JGLK-S-JGS-25-2526</text:p>
          </table:table-cell>
          <table:table-cell office:value-type="string" calcext:value-type="string">
            <text:p>PKR 1,690.00</text:p>
          </table:table-cell>
          <table:table-cell office:value-type="string" calcext:value-type="string">
            <text:p>J-10000111563</text:p>
          </table:table-cell>
          <table:table-cell office:value-type="string" calcext:value-type="string">
            <text:p>JGLK-S-JGS-25-2526 FB/ESSENTIALS-G-08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kurti-jglk-s-jgs-25-2526.html</text:p>
          </table:table-cell>
        </table:table-row>
        <table:table-row table:style-name="ro1">
          <table:table-cell office:value-type="string" calcext:value-type="string">
            <text:p>MUSTARD DOBBY EMBROIDERED UNSTITCHED 2PC | JLAWN-S-JDS-25-1073</text:p>
          </table:table-cell>
          <table:table-cell office:value-type="string" calcext:value-type="string">
            <text:p>PKR 4,490.00</text:p>
          </table:table-cell>
          <table:table-cell office:value-type="float" office:value="10000088650" calcext:value-type="float">
            <text:p>10000088650</text:p>
          </table:table-cell>
          <table:table-cell office:value-type="string" calcext:value-type="string">
            <text:p>JLAWN-S-JDS-25-1073 GORKEM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stard-dobby-embroidered-2pc-jlawn-s-jds-25-1073.html</text:p>
          </table:table-cell>
        </table:table-row>
        <table:table-row table:style-name="ro1">
          <table:table-cell office:value-type="string" calcext:value-type="string">
            <text:p>CREAM LAWN PRINTED KURTI | JGLK-S-JGS-25-2529</text:p>
          </table:table-cell>
          <table:table-cell office:value-type="string" calcext:value-type="string">
            <text:p>PKR 1,690.00</text:p>
          </table:table-cell>
          <table:table-cell office:value-type="string" calcext:value-type="string">
            <text:p>J-10000111611</text:p>
          </table:table-cell>
          <table:table-cell office:value-type="string" calcext:value-type="string">
            <text:p>JGLK-S-JGS-25-2529 FB/ESSENTIALS-G-1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cream-lawn-printed-kurti-jglk-s-jgs-25-2529.html</text:p>
          </table:table-cell>
        </table:table-row>
        <table:table-row table:style-name="ro1">
          <table:table-cell office:value-type="string" calcext:value-type="string">
            <text:p>GREY BLENDED KAMEEZ SHALWAR | JJKS-A-30821-R31-AP</text:p>
          </table:table-cell>
          <table:table-cell office:value-type="string" calcext:value-type="string">
            <text:p>PKR 5,990.00</text:p>
          </table:table-cell>
          <table:table-cell office:value-type="string" calcext:value-type="string">
            <text:p>J-10000120038</text:p>
          </table:table-cell>
          <table:table-cell office:value-type="string" calcext:value-type="string">
            <text:p>JJKS-A-30821-R31-AP/S25/JJ9770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y-blended-kameez-shalwar-jjks-a-30821-r31-ap.html</text:p>
          </table:table-cell>
        </table:table-row>
        <table:table-row table:style-name="ro1">
          <table:table-cell office:value-type="string" calcext:value-type="string">
            <text:p>MAROON DOBBY EMBROIDERED UNSTITCHED 2PC | JLAWN-S-JDS-25-1075</text:p>
          </table:table-cell>
          <table:table-cell office:value-type="string" calcext:value-type="string">
            <text:p>PKR 4,490.00</text:p>
          </table:table-cell>
          <table:table-cell office:value-type="float" office:value="10000091800" calcext:value-type="float">
            <text:p>10000091800</text:p>
          </table:table-cell>
          <table:table-cell office:value-type="string" calcext:value-type="string">
            <text:p>JLAWN-S-JDS-25-1075 GORKEM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aroon-dobby-embroidered-2pc-jlawn-s-jds-25-1075.html</text:p>
          </table:table-cell>
        </table:table-row>
        <table:table-row table:style-name="ro1">
          <table:table-cell office:value-type="string" calcext:value-type="string">
            <text:p>BLUE DOBBY EMBROIDERED UNSTITCHED 2PC | JLAWN-S-JDS-25-1076</text:p>
          </table:table-cell>
          <table:table-cell office:value-type="string" calcext:value-type="string">
            <text:p>PKR 4,490.00</text:p>
          </table:table-cell>
          <table:table-cell office:value-type="float" office:value="10000088651" calcext:value-type="float">
            <text:p>10000088651</text:p>
          </table:table-cell>
          <table:table-cell office:value-type="string" calcext:value-type="string">
            <text:p>JLAWN-S-JDS-25-1076 GORKEM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dobby-embroidered-2pc-jlawn-s-jds-25-1076.html</text:p>
          </table:table-cell>
        </table:table-row>
        <table:table-row table:style-name="ro1">
          <table:table-cell office:value-type="string" calcext:value-type="string">
            <text:p>BROWN LAWN EMBROIDERED UNSTITCHED 3PC | JLAWN-S-25-3065</text:p>
          </table:table-cell>
          <table:table-cell office:value-type="string" calcext:value-type="string">
            <text:p>PKR 7,290.00</text:p>
          </table:table-cell>
          <table:table-cell office:value-type="float" office:value="10000093591" calcext:value-type="float">
            <text:p>10000093591</text:p>
          </table:table-cell>
          <table:table-cell office:value-type="string" calcext:value-type="string">
            <text:p>JLAWN-S-25-3065 AJRAAK-0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rown-lawn-embroidered-3pc-jlawn-s-25-3065.html</text:p>
          </table:table-cell>
        </table:table-row>
        <table:table-row table:style-name="ro1">
          <table:table-cell office:value-type="string" calcext:value-type="string">
            <text:p>BLACK LAWN EMBROIDERED UNSTITCHED 3PC | JLAWN-S-25-3066</text:p>
          </table:table-cell>
          <table:table-cell office:value-type="string" calcext:value-type="string">
            <text:p>PKR 7,290.00</text:p>
          </table:table-cell>
          <table:table-cell office:value-type="float" office:value="10000093592" calcext:value-type="float">
            <text:p>10000093592</text:p>
          </table:table-cell>
          <table:table-cell office:value-type="string" calcext:value-type="string">
            <text:p>JLAWN-S-25-3066 AJRAAK-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lawn-embroidered-3pc-jlawn-s-25-3066.html</text:p>
          </table:table-cell>
        </table:table-row>
        <table:table-row table:style-name="ro1">
          <table:table-cell office:value-type="string" calcext:value-type="string">
            <text:p>GREEN LAWN EMBROIDERED UNSTITCHED 3PC | JLAWN-S-25-3068</text:p>
          </table:table-cell>
          <table:table-cell office:value-type="string" calcext:value-type="string">
            <text:p>PKR 7,290.00</text:p>
          </table:table-cell>
          <table:table-cell office:value-type="float" office:value="10000093594" calcext:value-type="float">
            <text:p>10000093594</text:p>
          </table:table-cell>
          <table:table-cell office:value-type="string" calcext:value-type="string">
            <text:p>JLAWN-S-25-3068 AJRAAK-0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embroidered-3pc-jlawn-s-25-3068.html</text:p>
          </table:table-cell>
        </table:table-row>
        <table:table-row table:style-name="ro1">
          <table:table-cell office:value-type="string" calcext:value-type="string">
            <text:p>RED LAWN EMBROIDERED UNSTITCHED 3PC | JLAWN-S-25-3067</text:p>
          </table:table-cell>
          <table:table-cell office:value-type="string" calcext:value-type="string">
            <text:p>PKR 7,290.00</text:p>
          </table:table-cell>
          <table:table-cell office:value-type="float" office:value="10000093593" calcext:value-type="float">
            <text:p>10000093593</text:p>
          </table:table-cell>
          <table:table-cell office:value-type="string" calcext:value-type="string">
            <text:p>JLAWN-S-25-3067 AJRAAK-0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red-lawn-embroidered-3pc-jlawn-s-25-3067.html</text:p>
          </table:table-cell>
        </table:table-row>
        <table:table-row table:style-name="ro1">
          <table:table-cell office:value-type="string" calcext:value-type="string">
            <text:p>BROWN LAWN EMBROIDERED UNSTITCHED 3PC | JLAWN-S-25-3070</text:p>
          </table:table-cell>
          <table:table-cell office:value-type="string" calcext:value-type="string">
            <text:p>PKR 7,290.00</text:p>
          </table:table-cell>
          <table:table-cell office:value-type="float" office:value="10000093596" calcext:value-type="float">
            <text:p>10000093596</text:p>
          </table:table-cell>
          <table:table-cell office:value-type="string" calcext:value-type="string">
            <text:p>JLAWN-S-25-3070 AJRAAK-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rown-lawn-embroidered-3pc-jlawn-s-25-3070.html</text:p>
          </table:table-cell>
        </table:table-row>
        <table:table-row table:style-name="ro1">
          <table:table-cell office:value-type="string" calcext:value-type="string">
            <text:p>YELLOW LAWN EMBROIDERED UNSTITCHED 3PC | JLAWN-S-25-3069</text:p>
          </table:table-cell>
          <table:table-cell office:value-type="string" calcext:value-type="string">
            <text:p>PKR 7,290.00</text:p>
          </table:table-cell>
          <table:table-cell office:value-type="float" office:value="10000093595" calcext:value-type="float">
            <text:p>10000093595</text:p>
          </table:table-cell>
          <table:table-cell office:value-type="string" calcext:value-type="string">
            <text:p>JLAWN-S-25-3069 AJRAAK-0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yellow-lawn-embroidered-3pc-jlawn-s-25-3069.html</text:p>
          </table:table-cell>
        </table:table-row>
        <table:table-row table:style-name="ro1">
          <table:table-cell office:value-type="string" calcext:value-type="string">
            <text:p>WHITE LAWN EMBROIDERED UNSTITCHED 2PC | JLAWN-S-JDS-25-1068</text:p>
          </table:table-cell>
          <table:table-cell office:value-type="string" calcext:value-type="string">
            <text:p>PKR 5,990.00</text:p>
          </table:table-cell>
          <table:table-cell office:value-type="float" office:value="10000096991" calcext:value-type="float">
            <text:p>10000096991</text:p>
          </table:table-cell>
          <table:table-cell office:value-type="string" calcext:value-type="string">
            <text:p>JLAWN-S-JDS-25-1068 BLOCKED PRINT-0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white-lawn-embroidered-2pc-jlawn-s-jds-25-1068.html</text:p>
          </table:table-cell>
        </table:table-row>
        <table:table-row table:style-name="ro1">
          <table:table-cell office:value-type="string" calcext:value-type="string">
            <text:p>MULTICOLOR LAWN EMBROIDERED 1PC | JLAWN-S-JSU-25-918</text:p>
          </table:table-cell>
          <table:table-cell office:value-type="string" calcext:value-type="string">
            <text:p>PKR 2,690.00</text:p>
          </table:table-cell>
          <table:table-cell office:value-type="float" office:value="10000090084" calcext:value-type="float">
            <text:p>10000090084</text:p>
          </table:table-cell>
          <table:table-cell office:value-type="string" calcext:value-type="string">
            <text:p>JLAWN-S-JSU-25-918 KANDHAR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embroidered-1pc-jlawn-s-jsu-25-918.html</text:p>
          </table:table-cell>
        </table:table-row>
        <table:table-row table:style-name="ro1">
          <table:table-cell office:value-type="string" calcext:value-type="string">
            <text:p>MULTICOLOR LAWN EMBROIDERED 1PC | JLAWN-S-JSU-25-917</text:p>
          </table:table-cell>
          <table:table-cell office:value-type="string" calcext:value-type="string">
            <text:p>PKR 2,690.00</text:p>
          </table:table-cell>
          <table:table-cell office:value-type="float" office:value="10000090083" calcext:value-type="float">
            <text:p>10000090083</text:p>
          </table:table-cell>
          <table:table-cell office:value-type="string" calcext:value-type="string">
            <text:p>JLAWN-S-JSU-25-917 KANDHAR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embroidered-1pc-jlawn-s-jsu-25-917.html</text:p>
          </table:table-cell>
        </table:table-row>
        <table:table-row table:style-name="ro1">
          <table:table-cell office:value-type="string" calcext:value-type="string">
            <text:p>MULTICOLOR LAWN EMBROIDERED 1PC | JLAWN-S-JSU-25-923</text:p>
          </table:table-cell>
          <table:table-cell office:value-type="string" calcext:value-type="string">
            <text:p>PKR 2,690.00</text:p>
          </table:table-cell>
          <table:table-cell office:value-type="float" office:value="10000090088" calcext:value-type="float">
            <text:p>10000090088</text:p>
          </table:table-cell>
          <table:table-cell office:value-type="string" calcext:value-type="string">
            <text:p>JLAWN-S-JSU-25-923 KANDHAR-7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embroidered-1pc-jlawn-s-jsu-25-923.html</text:p>
          </table:table-cell>
        </table:table-row>
        <table:table-row table:style-name="ro1">
          <table:table-cell office:value-type="string" calcext:value-type="string">
            <text:p>MULTICOLOR LAWN EMBROIDERED 1PC | JLAWN-S-JSU-25-920</text:p>
          </table:table-cell>
          <table:table-cell office:value-type="string" calcext:value-type="string">
            <text:p>PKR 2,690.00</text:p>
          </table:table-cell>
          <table:table-cell office:value-type="float" office:value="10000090085" calcext:value-type="float">
            <text:p>10000090085</text:p>
          </table:table-cell>
          <table:table-cell office:value-type="string" calcext:value-type="string">
            <text:p>JLAWN-S-JSU-25-920 KANDHAR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embroidered-1pc-jlawn-s-jsu-25-920.html</text:p>
          </table:table-cell>
        </table:table-row>
        <table:table-row table:style-name="ro1">
          <table:table-cell office:value-type="string" calcext:value-type="string">
            <text:p>MULTICOLOR LAWN EMBROIDERED 1PC | JLAWN-S-JSU-25-921</text:p>
          </table:table-cell>
          <table:table-cell office:value-type="string" calcext:value-type="string">
            <text:p>PKR 2,690.00</text:p>
          </table:table-cell>
          <table:table-cell office:value-type="float" office:value="10000090086" calcext:value-type="float">
            <text:p>10000090086</text:p>
          </table:table-cell>
          <table:table-cell office:value-type="string" calcext:value-type="string">
            <text:p>JLAWN-S-JSU-25-921 KANDHAR-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embroidered-1pc-jlawn-s-jsu-25-921.html</text:p>
          </table:table-cell>
        </table:table-row>
        <table:table-row table:style-name="ro1">
          <table:table-cell office:value-type="string" calcext:value-type="string">
            <text:p>MULTICOLOR LAWN EMBROIDERED 1PC | JLAWN-S-JSU-25-924</text:p>
          </table:table-cell>
          <table:table-cell office:value-type="string" calcext:value-type="string">
            <text:p>PKR 2,690.00</text:p>
          </table:table-cell>
          <table:table-cell office:value-type="float" office:value="10000090089" calcext:value-type="float">
            <text:p>10000090089</text:p>
          </table:table-cell>
          <table:table-cell office:value-type="string" calcext:value-type="string">
            <text:p>JLAWN-S-JSU-25-924 KANDHAR-8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embroidered-1pc-jlawn-s-jsu-25-924.html</text:p>
          </table:table-cell>
        </table:table-row>
        <table:table-row table:style-name="ro1">
          <table:table-cell office:value-type="string" calcext:value-type="string">
            <text:p>BEIGE LAWN EMBROIDERED 1PC | JLAWN-S-JSU-25-919</text:p>
          </table:table-cell>
          <table:table-cell office:value-type="string" calcext:value-type="string">
            <text:p>PKR 2,690.00</text:p>
          </table:table-cell>
          <table:table-cell office:value-type="float" office:value="10000093183" calcext:value-type="float">
            <text:p>10000093183</text:p>
          </table:table-cell>
          <table:table-cell office:value-type="string" calcext:value-type="string">
            <text:p>JLAWN-S-JSU-25-919 KANDHAR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eige-lawn-embroidered-1pc-jlawn-s-jsu-25-919.html</text:p>
          </table:table-cell>
        </table:table-row>
        <table:table-row table:style-name="ro1">
          <table:table-cell office:value-type="string" calcext:value-type="string">
            <text:p>MULTICOLOR LAWN DIGITAL PRINTED UNSTITCHED 2PC | JLAWN-S-JDS-25-1022</text:p>
          </table:table-cell>
          <table:table-cell office:value-type="string" calcext:value-type="string">
            <text:p>PKR 2,890.00</text:p>
          </table:table-cell>
          <table:table-cell office:value-type="float" office:value="10000086532" calcext:value-type="float">
            <text:p>10000086532</text:p>
          </table:table-cell>
          <table:table-cell office:value-type="string" calcext:value-type="string">
            <text:p>JLAWN-S-JDS-25-1022 OTTOMAN-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chiffon-digital-printed-2pc-jlawn-s-jds-25-1022.html</text:p>
          </table:table-cell>
        </table:table-row>
        <table:table-row table:style-name="ro1">
          <table:table-cell office:value-type="string" calcext:value-type="string">
            <text:p>MULTICOLOR LAWN DIGITAL PRINTED UNSTITCHED 2PC | JLAWN-S-JDS-25-1021</text:p>
          </table:table-cell>
          <table:table-cell office:value-type="string" calcext:value-type="string">
            <text:p>PKR 2,890.00</text:p>
          </table:table-cell>
          <table:table-cell office:value-type="float" office:value="10000086531" calcext:value-type="float">
            <text:p>10000086531</text:p>
          </table:table-cell>
          <table:table-cell office:value-type="string" calcext:value-type="string">
            <text:p>JLAWN-S-JDS-25-1021 OTTOMAN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chiffon-digital-printed-2pc-jlawn-s-jds-25-1021.html</text:p>
          </table:table-cell>
        </table:table-row>
        <table:table-row table:style-name="ro1">
          <table:table-cell office:value-type="string" calcext:value-type="string">
            <text:p>MULTICOLOR LAWN DIGITAL PRINTED UNSTITCHED 2PC | JLAWN-S-JDS-25-1025</text:p>
          </table:table-cell>
          <table:table-cell office:value-type="string" calcext:value-type="string">
            <text:p>PKR 2,890.00</text:p>
          </table:table-cell>
          <table:table-cell office:value-type="float" office:value="10000086535" calcext:value-type="float">
            <text:p>10000086535</text:p>
          </table:table-cell>
          <table:table-cell office:value-type="string" calcext:value-type="string">
            <text:p>JLAWN-S-JDS-25-1025 OTTOMAN-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chiffon-digital-printed-2pc-jlawn-s-jds-25-1025.html</text:p>
          </table:table-cell>
        </table:table-row>
        <table:table-row table:style-name="ro1">
          <table:table-cell office:value-type="string" calcext:value-type="string">
            <text:p>MULTICOLOR LAWN EMBROIDERED 1PC | JLAWN-S-JSU-25-922</text:p>
          </table:table-cell>
          <table:table-cell office:value-type="string" calcext:value-type="string">
            <text:p>PKR 2,690.00</text:p>
          </table:table-cell>
          <table:table-cell office:value-type="float" office:value="10000090087" calcext:value-type="float">
            <text:p>10000090087</text:p>
          </table:table-cell>
          <table:table-cell office:value-type="string" calcext:value-type="string">
            <text:p>JLAWN-S-JSU-25-922 KANDHAR-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embroidered-1pc-jlawn-s-jsu-25-922.html</text:p>
          </table:table-cell>
        </table:table-row>
        <table:table-row table:style-name="ro1">
          <table:table-cell office:value-type="string" calcext:value-type="string">
            <text:p>MULTICOLOR LAWN DIGITAL PRINTED UNSTITCHED 2PC | JLAWN-S-JDS-25-1026</text:p>
          </table:table-cell>
          <table:table-cell office:value-type="string" calcext:value-type="string">
            <text:p>PKR 2,890.00</text:p>
          </table:table-cell>
          <table:table-cell office:value-type="float" office:value="10000086536" calcext:value-type="float">
            <text:p>10000086536</text:p>
          </table:table-cell>
          <table:table-cell office:value-type="string" calcext:value-type="string">
            <text:p>JLAWN-S-JDS-25-1026 OTTOMAN-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chiffon-digital-printed-2pc-jlawn-s-jds-25-1026.html</text:p>
          </table:table-cell>
        </table:table-row>
        <table:table-row table:style-name="ro1">
          <table:table-cell office:value-type="string" calcext:value-type="string">
            <text:p>MULTICOLOR LAWN DIGITAL PRINTED UNSTITCHED 2PC | JLAWN-S-JDS-25-1024</text:p>
          </table:table-cell>
          <table:table-cell office:value-type="string" calcext:value-type="string">
            <text:p>PKR 2,890.00</text:p>
          </table:table-cell>
          <table:table-cell office:value-type="float" office:value="10000086534" calcext:value-type="float">
            <text:p>10000086534</text:p>
          </table:table-cell>
          <table:table-cell office:value-type="string" calcext:value-type="string">
            <text:p>JLAWN-S-JDS-25-1024 OTTOMAN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chiffon-digital-printed-2pc-jlawn-s-jds-25-1024.html</text:p>
          </table:table-cell>
        </table:table-row>
        <table:table-row table:style-name="ro1">
          <table:table-cell office:value-type="string" calcext:value-type="string">
            <text:p>MULTICOLOR LAWN DIGITAL PRINTED UNSTITCHED 2PC | JLAWN-S-JDS-25-1027</text:p>
          </table:table-cell>
          <table:table-cell office:value-type="string" calcext:value-type="string">
            <text:p>PKR 2,890.00</text:p>
          </table:table-cell>
          <table:table-cell office:value-type="float" office:value="10000086537" calcext:value-type="float">
            <text:p>10000086537</text:p>
          </table:table-cell>
          <table:table-cell office:value-type="string" calcext:value-type="string">
            <text:p>JLAWN-S-JDS-25-1027 OTTOMAN-7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chiffon-digital-printed-2pc-jlawn-s-jds-25-1027.html</text:p>
          </table:table-cell>
        </table:table-row>
        <table:table-row table:style-name="ro1">
          <table:table-cell office:value-type="string" calcext:value-type="string">
            <text:p>NAVY BLUE BLENDED KAMEEZ SHALWAR | JCKS-A-35843-R15-AP</text:p>
          </table:table-cell>
          <table:table-cell office:value-type="string" calcext:value-type="string">
            <text:p>PKR 3,590.00</text:p>
          </table:table-cell>
          <table:table-cell office:value-type="string" calcext:value-type="string">
            <text:p>J-10000108413</text:p>
          </table:table-cell>
          <table:table-cell office:value-type="string" calcext:value-type="string">
            <text:p>JCKS-A-35843-R15-AP/S25/JJ9770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navy-blue-blended-kameez-shalwar-jcks-a-35843-r15-ap.html</text:p>
          </table:table-cell>
        </table:table-row>
        <table:table-row table:style-name="ro1">
          <table:table-cell office:value-type="string" calcext:value-type="string">
            <text:p>MULTICOLOR LAWN DIGITAL PRINTED UNSTITCHED 2PC | JLAWN-S-JDS-25-1028</text:p>
          </table:table-cell>
          <table:table-cell office:value-type="string" calcext:value-type="string">
            <text:p>PKR 2,890.00</text:p>
          </table:table-cell>
          <table:table-cell office:value-type="float" office:value="10000086538" calcext:value-type="float">
            <text:p>10000086538</text:p>
          </table:table-cell>
          <table:table-cell office:value-type="string" calcext:value-type="string">
            <text:p>JLAWN-S-JDS-25-1028 OTTOMAN-8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chiffon-digital-printed-2pc-jlawn-s-jds-25-1028.html</text:p>
          </table:table-cell>
        </table:table-row>
        <table:table-row table:style-name="ro1">
          <table:table-cell office:value-type="string" calcext:value-type="string">
            <text:p>BROWN LAWN PRINTED KURTI | JJLK-S-JSS-25-305</text:p>
          </table:table-cell>
          <table:table-cell office:value-type="string" calcext:value-type="string">
            <text:p>PKR 2,690.00</text:p>
          </table:table-cell>
          <table:table-cell office:value-type="string" calcext:value-type="string">
            <text:p>J-10000089717</text:p>
          </table:table-cell>
          <table:table-cell office:value-type="string" calcext:value-type="string">
            <text:p>JJLK-S-JSS-25-305 FB/ESSENTIAL-0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rown-lawn-printed-kurti-jjlk-s-jss-25-305.html</text:p>
          </table:table-cell>
        </table:table-row>
        <table:table-row table:style-name="ro1">
          <table:table-cell office:value-type="string" calcext:value-type="string">
            <text:p>MUSTARD LAWN PRINTED KURTI | JJLK-S-JSS-25-306</text:p>
          </table:table-cell>
          <table:table-cell office:value-type="string" calcext:value-type="string">
            <text:p>PKR 2,690.00</text:p>
          </table:table-cell>
          <table:table-cell office:value-type="string" calcext:value-type="string">
            <text:p>J-10000089723</text:p>
          </table:table-cell>
          <table:table-cell office:value-type="string" calcext:value-type="string">
            <text:p>JJLK-S-JSS-25-306 FB/ESSENTIAL-0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stard-lawn-printed-kurti-jjlk-s-jss-25-306.html</text:p>
          </table:table-cell>
        </table:table-row>
        <table:table-row table:style-name="ro1">
          <table:table-cell office:value-type="string" calcext:value-type="string">
            <text:p>BLACK LAWN PRINTED TROUSERS | JJLT-S-25-303</text:p>
          </table:table-cell>
          <table:table-cell office:value-type="string" calcext:value-type="string">
            <text:p>PKR 1,990.00</text:p>
          </table:table-cell>
          <table:table-cell office:value-type="string" calcext:value-type="string">
            <text:p>J-10000089742</text:p>
          </table:table-cell>
          <table:table-cell office:value-type="string" calcext:value-type="string">
            <text:p>JJLT-S-25-303 FB/ESSENTIAL-0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lawn-printed-trousers-jjlt-s-25-303.html</text:p>
          </table:table-cell>
        </table:table-row>
        <table:table-row table:style-name="ro1">
          <table:table-cell office:value-type="string" calcext:value-type="string">
            <text:p>OFF WHITE LAWN EMBROIDERED 3PC STITCHED | JLAWN-S-25-039</text:p>
          </table:table-cell>
          <table:table-cell office:value-type="string" calcext:value-type="string">
            <text:p>PKR 8,990.00</text:p>
          </table:table-cell>
          <table:table-cell office:value-type="string" calcext:value-type="string">
            <text:p>J-10000096971</text:p>
          </table:table-cell>
          <table:table-cell office:value-type="string" calcext:value-type="string">
            <text:p>JLAWN-S-25-039/S DASTAN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lawn-embroidered-3pc-jlawn-s-25-039-s.html</text:p>
          </table:table-cell>
        </table:table-row>
        <table:table-row table:style-name="ro1">
          <table:table-cell office:value-type="string" calcext:value-type="string">
            <text:p>BLACK LAWN PRINTED KURTI | JJLK-S-JSS-25-303</text:p>
          </table:table-cell>
          <table:table-cell office:value-type="string" calcext:value-type="string">
            <text:p>PKR 2,690.00</text:p>
          </table:table-cell>
          <table:table-cell office:value-type="string" calcext:value-type="string">
            <text:p>J-10000089705</text:p>
          </table:table-cell>
          <table:table-cell office:value-type="string" calcext:value-type="string">
            <text:p>JJLK-S-JSS-25-303 FB/ESSENTIAL-0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lawn-printed-kurti-jjlk-s-jss-25-303.html</text:p>
          </table:table-cell>
        </table:table-row>
        <table:table-row table:style-name="ro1">
          <table:table-cell office:value-type="string" calcext:value-type="string">
            <text:p>GREEN LAWN PRINTED KURTI | JJLK-S-JSS-25-304</text:p>
          </table:table-cell>
          <table:table-cell office:value-type="string" calcext:value-type="string">
            <text:p>PKR 2,690.00</text:p>
          </table:table-cell>
          <table:table-cell office:value-type="string" calcext:value-type="string">
            <text:p>J-10000089711</text:p>
          </table:table-cell>
          <table:table-cell office:value-type="string" calcext:value-type="string">
            <text:p>JJLK-S-JSS-25-304 FB/ESSENTIAL-0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printed-kurti-jjlk-s-jss-25-304.html</text:p>
          </table:table-cell>
        </table:table-row>
        <table:table-row table:style-name="ro1">
          <table:table-cell office:value-type="string" calcext:value-type="string">
            <text:p>PINK LAWN PRINTED 3PC STITCHED | JLAWN-S-25-067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095867</text:p>
          </table:table-cell>
          <table:table-cell office:value-type="string" calcext:value-type="string">
            <text:p>JLAWN-S-25-067/S BOTENICAL-0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lawn-printed-3pc-jlawn-s-25-067-s.html</text:p>
          </table:table-cell>
        </table:table-row>
        <table:table-row table:style-name="ro1">
          <table:table-cell office:value-type="string" calcext:value-type="string">
            <text:p>PINK LAWN PRINTED 3PC STITCHED | JLAWN-S-25-071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085716</text:p>
          </table:table-cell>
          <table:table-cell office:value-type="string" calcext:value-type="string">
            <text:p>JLAWN-S-25-071/S BOTENICAL-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lawn-printed-3pc-jlawn-s-25-071-s.html</text:p>
          </table:table-cell>
        </table:table-row>
        <table:table-row table:style-name="ro1">
          <table:table-cell office:value-type="string" calcext:value-type="string">
            <text:p>LILAC LAWN PRINTED 3PC STITCHED | JLAWN-S-25-068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098893</text:p>
          </table:table-cell>
          <table:table-cell office:value-type="string" calcext:value-type="string">
            <text:p>JLAWN-S-25-068/S BOTENICAL-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lilac-lawn-printed-3pc-jlawn-s-25-068-s.html</text:p>
          </table:table-cell>
        </table:table-row>
        <table:table-row table:style-name="ro1">
          <table:table-cell office:value-type="string" calcext:value-type="string">
            <text:p>MULTICOLOR LAWN PRINTED 3PC STITCHED | JLAWN-S-25-069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083817</text:p>
          </table:table-cell>
          <table:table-cell office:value-type="string" calcext:value-type="string">
            <text:p>JLAWN-S-25-069/S BOTENICAL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3pc-jlawn-s-25-069-s.html</text:p>
          </table:table-cell>
        </table:table-row>
        <table:table-row table:style-name="ro1">
          <table:table-cell office:value-type="string" calcext:value-type="string">
            <text:p>MULTICOLOR LAWN PRINTED 3PC STITCHED | JLAWN-S-25-070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083823</text:p>
          </table:table-cell>
          <table:table-cell office:value-type="string" calcext:value-type="string">
            <text:p>JLAWN-S-25-070/S BOTENICAL-0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3pc-jlawn-s-25-070-s.html</text:p>
          </table:table-cell>
        </table:table-row>
        <table:table-row table:style-name="ro1">
          <table:table-cell office:value-type="string" calcext:value-type="string">
            <text:p>OFF WHITE LAWN PRINTED 2PC STITCHED | JLAWN-S-JDS-25-1009</text:p>
          </table:table-cell>
          <table:table-cell office:value-type="string" calcext:value-type="string">
            <text:p>PKR 5,990.00</text:p>
          </table:table-cell>
          <table:table-cell office:value-type="string" calcext:value-type="string">
            <text:p>J-10000085710</text:p>
          </table:table-cell>
          <table:table-cell office:value-type="string" calcext:value-type="string">
            <text:p>JLAWN-S-JDS-25-1009/S FLORAL-0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lawn-printed-2pc-jlawn-s-jds-25-1009-s.html</text:p>
          </table:table-cell>
        </table:table-row>
        <table:table-row table:style-name="ro1">
          <table:table-cell office:value-type="string" calcext:value-type="string">
            <text:p>MULTICOLOR LAWN PRINTED 3PC STITCHED | JLAWN-S-25-072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083829</text:p>
          </table:table-cell>
          <table:table-cell office:value-type="string" calcext:value-type="string">
            <text:p>JLAWN-S-25-072/S BOTENICAL-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3pc-jlawn-s-25-072-s.html</text:p>
          </table:table-cell>
        </table:table-row>
        <table:table-row table:style-name="ro1">
          <table:table-cell office:value-type="string" calcext:value-type="string">
            <text:p>BEIGE LAWN PRINTED 2PC STITCHED | JLAWN-S-JST-25-2005</text:p>
          </table:table-cell>
          <table:table-cell office:value-type="string" calcext:value-type="string">
            <text:p>PKR 6,290.00</text:p>
          </table:table-cell>
          <table:table-cell office:value-type="string" calcext:value-type="string">
            <text:p>J-10000092861</text:p>
          </table:table-cell>
          <table:table-cell office:value-type="string" calcext:value-type="string">
            <text:p>JLAWN-S-JST-25-2005/S UZBEK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eige-lawn-printed-2pc-jlawn-s-jst-25-2005-s.html</text:p>
          </table:table-cell>
        </table:table-row>
        <table:table-row table:style-name="ro1">
          <table:table-cell office:value-type="string" calcext:value-type="string">
            <text:p>OFF WHITE LAWN PRINTED 2PC STITCHED | JLAWN-S-JDS-25-1012</text:p>
          </table:table-cell>
          <table:table-cell office:value-type="string" calcext:value-type="string">
            <text:p>PKR 5,990.00</text:p>
          </table:table-cell>
          <table:table-cell office:value-type="string" calcext:value-type="string">
            <text:p>J-10000082656</text:p>
          </table:table-cell>
          <table:table-cell office:value-type="string" calcext:value-type="string">
            <text:p>JLAWN-S-JDS-25-1012/S FLORAL-0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lawn-printed-2pc-jlawn-s-jds-25-1012-s.html</text:p>
          </table:table-cell>
        </table:table-row>
        <table:table-row table:style-name="ro1">
          <table:table-cell office:value-type="string" calcext:value-type="string">
            <text:p>MULTICOLOR LAWN PRINTED 2PC STITCHED | JLAWN-S-JST-25-2006</text:p>
          </table:table-cell>
          <table:table-cell office:value-type="string" calcext:value-type="string">
            <text:p>PKR 6,290.00</text:p>
          </table:table-cell>
          <table:table-cell office:value-type="string" calcext:value-type="string">
            <text:p>J-10000092867</text:p>
          </table:table-cell>
          <table:table-cell office:value-type="string" calcext:value-type="string">
            <text:p>JLAWN-S-JST-25-2006/S UZBEK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2pc-jlawn-s-jst-25-2006-s.html</text:p>
          </table:table-cell>
        </table:table-row>
        <table:table-row table:style-name="ro1">
          <table:table-cell office:value-type="string" calcext:value-type="string">
            <text:p>GREEN LAWN PRINTED 2PC STITCHED | JLAWN-S-JDS-25-1010</text:p>
          </table:table-cell>
          <table:table-cell office:value-type="string" calcext:value-type="string">
            <text:p>PKR 5,990.00</text:p>
          </table:table-cell>
          <table:table-cell office:value-type="string" calcext:value-type="string">
            <text:p>J-10000083853</text:p>
          </table:table-cell>
          <table:table-cell office:value-type="string" calcext:value-type="string">
            <text:p>JLAWN-S-JDS-25-1010/S FB/FLORAL-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printed-2pc-jlawn-s-jds-25-1010-s.html</text:p>
          </table:table-cell>
        </table:table-row>
        <table:table-row table:style-name="ro1">
          <table:table-cell office:value-type="string" calcext:value-type="string">
            <text:p>MULTICOLOR LAWN PRINTED 3PC | JLAWN-S-25-3015</text:p>
          </table:table-cell>
          <table:table-cell office:value-type="string" calcext:value-type="string">
            <text:p>PKR 3,490.00</text:p>
          </table:table-cell>
          <table:table-cell office:value-type="float" office:value="10000090929" calcext:value-type="float">
            <text:p>10000090929</text:p>
          </table:table-cell>
          <table:table-cell office:value-type="string" calcext:value-type="string">
            <text:p>JLAWN-S-25-3015 BAHARAIN-B-7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3pc-jlawn-s-25-3015.html</text:p>
          </table:table-cell>
        </table:table-row>
        <table:table-row table:style-name="ro1">
          <table:table-cell office:value-type="string" calcext:value-type="string">
            <text:p>YELLOW LAWN EMBROIDERED 2PC STITCHED | JLAWN-S-JST-25-2019</text:p>
          </table:table-cell>
          <table:table-cell office:value-type="string" calcext:value-type="string">
            <text:p>PKR 6,690.00</text:p>
          </table:table-cell>
          <table:table-cell office:value-type="string" calcext:value-type="string">
            <text:p>J-10000090728</text:p>
          </table:table-cell>
          <table:table-cell office:value-type="string" calcext:value-type="string">
            <text:p>JLAWN-S-JST-25-2019/S RABAT-0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yellow-lawn-embroidered-2pc-jlawn-s-jst-25-2019-s.html</text:p>
          </table:table-cell>
        </table:table-row>
        <table:table-row table:style-name="ro1">
          <table:table-cell office:value-type="string" calcext:value-type="string">
            <text:p>MULTICOLOR LAWN PRINTED 3PC | JLAWN-S-25-3014</text:p>
          </table:table-cell>
          <table:table-cell office:value-type="string" calcext:value-type="string">
            <text:p>PKR 3,490.00</text:p>
          </table:table-cell>
          <table:table-cell office:value-type="float" office:value="10000090928" calcext:value-type="float">
            <text:p>10000090928</text:p>
          </table:table-cell>
          <table:table-cell office:value-type="string" calcext:value-type="string">
            <text:p>JLAWN-S-25-3014 BAHARAIN-B-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3pc-jlawn-s-25-3014.html</text:p>
          </table:table-cell>
        </table:table-row>
        <table:table-row table:style-name="ro1">
          <table:table-cell office:value-type="string" calcext:value-type="string">
            <text:p>MUSTARD LAWN PRINTED 2PC STITCHED | JLAWN-S-JST-25-2007</text:p>
          </table:table-cell>
          <table:table-cell office:value-type="string" calcext:value-type="string">
            <text:p>PKR 6,290.00</text:p>
          </table:table-cell>
          <table:table-cell office:value-type="string" calcext:value-type="string">
            <text:p>J-10000092873</text:p>
          </table:table-cell>
          <table:table-cell office:value-type="string" calcext:value-type="string">
            <text:p>JLAWN-S-JST-25-2007/S UZBEK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stard-lawn-printed-2pc-jlawn-s-jst-25-2007-s.html</text:p>
          </table:table-cell>
        </table:table-row>
        <table:table-row table:style-name="ro1">
          <table:table-cell office:value-type="string" calcext:value-type="string">
            <text:p>PINK LAWN EMBROIDERED 2PC STITCHED | JLAWN-S-JST-25-2018</text:p>
          </table:table-cell>
          <table:table-cell office:value-type="string" calcext:value-type="string">
            <text:p>PKR 6,690.00</text:p>
          </table:table-cell>
          <table:table-cell office:value-type="string" calcext:value-type="string">
            <text:p>J-10000093275</text:p>
          </table:table-cell>
          <table:table-cell office:value-type="string" calcext:value-type="string">
            <text:p>JLAWN-S-JST-25-2018/S RABAT-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lawn-embroidered-2pc-jlawn-s-jst-25-2018-s.html</text:p>
          </table:table-cell>
        </table:table-row>
        <table:table-row table:style-name="ro1">
          <table:table-cell office:value-type="string" calcext:value-type="string">
            <text:p>MULTICOLOR LAWN PRINTED 3PC | JLAWN-S-25-3002</text:p>
          </table:table-cell>
          <table:table-cell office:value-type="string" calcext:value-type="string">
            <text:p>PKR 3,490.00</text:p>
          </table:table-cell>
          <table:table-cell office:value-type="float" office:value="10000091810" calcext:value-type="float">
            <text:p>10000091810</text:p>
          </table:table-cell>
          <table:table-cell office:value-type="string" calcext:value-type="string">
            <text:p>JLAWN-S-25-3002 BAHARAIN-A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3pc-jlawn-s-25-3002.html</text:p>
          </table:table-cell>
        </table:table-row>
        <table:table-row table:style-name="ro1">
          <table:table-cell office:value-type="string" calcext:value-type="string">
            <text:p>NAVY BLUE BLENDED KAMEEZ SHALWAR | JJIKS-A-35841-R8-AP</text:p>
          </table:table-cell>
          <table:table-cell office:value-type="string" calcext:value-type="string">
            <text:p>PKR 2,250.00</text:p>
          </table:table-cell>
          <table:table-cell office:value-type="string" calcext:value-type="string">
            <text:p>J-10000064568</text:p>
          </table:table-cell>
          <table:table-cell office:value-type="string" calcext:value-type="string">
            <text:p>JJIKS-A-35841-R8-AP/S24/JJ9364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navy-blue-blended-kameez-shalwar-jjiks-a-35841-r8-ap.html</text:p>
          </table:table-cell>
        </table:table-row>
        <table:table-row table:style-name="ro1">
          <table:table-cell office:value-type="string" calcext:value-type="string">
            <text:p>NAVY BLUE BLENDED KAMEEZ SHALWAR | JJIKS-A-35833-R8-AP</text:p>
          </table:table-cell>
          <table:table-cell office:value-type="string" calcext:value-type="string">
            <text:p>PKR 2,250.00</text:p>
          </table:table-cell>
          <table:table-cell office:value-type="string" calcext:value-type="string">
            <text:p>J-10000064550</text:p>
          </table:table-cell>
          <table:table-cell office:value-type="string" calcext:value-type="string">
            <text:p>JJIKS-A-35833-R8-AP/S24/JJ9364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navy-blue-blended-kameez-shalwar-jjiks-a-35833-r8-ap.html</text:p>
          </table:table-cell>
        </table:table-row>
        <table:table-row table:style-name="ro1">
          <table:table-cell office:value-type="string" calcext:value-type="string">
            <text:p>BLACK BLENDED KAMEEZ SHALWAR | JJIKS-A-35840-R8-AP</text:p>
          </table:table-cell>
          <table:table-cell office:value-type="string" calcext:value-type="string">
            <text:p>PKR 2,250.00</text:p>
          </table:table-cell>
          <table:table-cell office:value-type="string" calcext:value-type="string">
            <text:p>J-10000064562</text:p>
          </table:table-cell>
          <table:table-cell office:value-type="string" calcext:value-type="string">
            <text:p>JJIKS-A-35840-R8-AP/S24/JJ9364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blended-kameez-shalwar-jjiks-a-35840-r8-ap.html</text:p>
          </table:table-cell>
        </table:table-row>
        <table:table-row table:style-name="ro1">
          <table:table-cell office:value-type="string" calcext:value-type="string">
            <text:p>NAVY BLUE BLENDED KAMEEZ SHALWAR | JJIKS-A-35841-R7</text:p>
          </table:table-cell>
          <table:table-cell office:value-type="string" calcext:value-type="string">
            <text:p>PKR 2,250.00</text:p>
          </table:table-cell>
          <table:table-cell office:value-type="string" calcext:value-type="string">
            <text:p>J-10000019152</text:p>
          </table:table-cell>
          <table:table-cell office:value-type="string" calcext:value-type="string">
            <text:p>JJIKS-A-35841-R7-AP/S23/JJ8733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blended-kameez-shalwar-jjiks-a-35841-r7.html</text:p>
          </table:table-cell>
        </table:table-row>
        <table:table-row table:style-name="ro1">
          <table:table-cell office:value-type="string" calcext:value-type="string">
            <text:p>WHITE BLENDED KAMEEZ SHALWAR | JJIKS-S-40219-R6-AP</text:p>
          </table:table-cell>
          <table:table-cell office:value-type="string" calcext:value-type="string">
            <text:p>PKR 2,000.00</text:p>
          </table:table-cell>
          <table:table-cell office:value-type="string" calcext:value-type="string">
            <text:p>J-GM203086</text:p>
          </table:table-cell>
          <table:table-cell office:value-type="string" calcext:value-type="string">
            <text:p>JJIKS-S-40219-R6-AP/S23/JJ8732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white-blended-kameez-shalwar-jjiks-s-40219-r6-ap.html</text:p>
          </table:table-cell>
        </table:table-row>
        <table:table-row table:style-name="ro1">
          <table:table-cell office:value-type="string" calcext:value-type="string">
            <text:p>WHITE BLENDED KAMEEZ SHALWAR | JJKS-A-30728-R23-AP</text:p>
          </table:table-cell>
          <table:table-cell office:value-type="string" calcext:value-type="string">
            <text:p>PKR 5,690.00</text:p>
          </table:table-cell>
          <table:table-cell office:value-type="string" calcext:value-type="string">
            <text:p>J-10000085067</text:p>
          </table:table-cell>
          <table:table-cell office:value-type="string" calcext:value-type="string">
            <text:p>JJKS-A-30728-R23-AP/S24/JJ9608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white-blended-kameez-shalwar-jjks-a-30728-r23-ap.html</text:p>
          </table:table-cell>
        </table:table-row>
        <table:table-row table:style-name="ro1">
          <table:table-cell office:value-type="string" calcext:value-type="string">
            <text:p>WHITE BLENDED KAMEEZ SHALWAR | JJKS-A-30727-R24-AP</text:p>
          </table:table-cell>
          <table:table-cell office:value-type="string" calcext:value-type="string">
            <text:p>PKR 5,990.00</text:p>
          </table:table-cell>
          <table:table-cell office:value-type="string" calcext:value-type="string">
            <text:p>J-10000094856</text:p>
          </table:table-cell>
          <table:table-cell office:value-type="string" calcext:value-type="string">
            <text:p>JJKS-A-30727-R24-AP/S24/JJ9608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white-blended-kameez-shalwar-jjks-a-30727-r24-ap.html</text:p>
          </table:table-cell>
        </table:table-row>
        <table:table-row table:style-name="ro1">
          <table:table-cell office:value-type="string" calcext:value-type="string">
            <text:p>BLACK BLENDED KAMEEZ SHALWAR | JJKS-A-30729-R34-AP</text:p>
          </table:table-cell>
          <table:table-cell office:value-type="string" calcext:value-type="string">
            <text:p>PKR 5,490.00</text:p>
          </table:table-cell>
          <table:table-cell office:value-type="string" calcext:value-type="string">
            <text:p>J-10000077352</text:p>
          </table:table-cell>
          <table:table-cell office:value-type="string" calcext:value-type="string">
            <text:p>JJKS-A-30729-R34-AP/S24/JJ9364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blended-kameez-shalwar-jjks-a-30729-r34-ap.html</text:p>
          </table:table-cell>
        </table:table-row>
        <table:table-row table:style-name="ro1">
          <table:table-cell office:value-type="string" calcext:value-type="string">
            <text:p>BLACK BLENDED KURTA TROUSER | JJKP-A-30778-R37-AP</text:p>
          </table:table-cell>
          <table:table-cell office:value-type="string" calcext:value-type="string">
            <text:p>PKR 5,690.00</text:p>
          </table:table-cell>
          <table:table-cell office:value-type="string" calcext:value-type="string">
            <text:p>J-10000110719</text:p>
          </table:table-cell>
          <table:table-cell office:value-type="string" calcext:value-type="string">
            <text:p>JJKP-A-30778-R37-AP/S24/JJ9664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blended-kurta-trouser-jjkp-a-30778-r37-ap.html</text:p>
          </table:table-cell>
        </table:table-row>
        <table:table-row table:style-name="ro1">
          <table:table-cell office:value-type="string" calcext:value-type="string">
            <text:p>GREY BLENDED KURTA TROUSER | JJKP-A-30821-R31-AP</text:p>
          </table:table-cell>
          <table:table-cell office:value-type="string" calcext:value-type="string">
            <text:p>PKR 5,990.00</text:p>
          </table:table-cell>
          <table:table-cell office:value-type="string" calcext:value-type="string">
            <text:p>J-10000119906</text:p>
          </table:table-cell>
          <table:table-cell office:value-type="string" calcext:value-type="string">
            <text:p>JJKP-A-30821-R31-AP/S25/JJ9770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y-blended-kurta-trouser-jjkp-a-30821-r31-ap.html</text:p>
          </table:table-cell>
        </table:table-row>
        <table:table-row table:style-name="ro1">
          <table:table-cell office:value-type="string" calcext:value-type="string">
            <text:p>MULTICOLOR LAWN PRINTED KURTI | JJLK-S-JSS-25-302</text:p>
          </table:table-cell>
          <table:table-cell office:value-type="string" calcext:value-type="string">
            <text:p>PKR 2,690.00</text:p>
          </table:table-cell>
          <table:table-cell office:value-type="string" calcext:value-type="string">
            <text:p>J-10000091596</text:p>
          </table:table-cell>
          <table:table-cell office:value-type="string" calcext:value-type="string">
            <text:p>JJLK-S-JSS-25-302 FB/ESSENTIALS-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kurti-jjlk-s-jss-25-302.html</text:p>
          </table:table-cell>
        </table:table-row>
        <table:table-row table:style-name="ro1">
          <table:table-cell office:value-type="string" calcext:value-type="string">
            <text:p>GREEN LAWN EMBROIDERED KURTI | JJLK-S-JSS-25-343</text:p>
          </table:table-cell>
          <table:table-cell office:value-type="string" calcext:value-type="string">
            <text:p>PKR 5,490.00</text:p>
          </table:table-cell>
          <table:table-cell office:value-type="string" calcext:value-type="string">
            <text:p>J-10000088838</text:p>
          </table:table-cell>
          <table:table-cell office:value-type="string" calcext:value-type="string">
            <text:p>JJLK-S-JSS-25-343 FB/DOCHI-0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embroidered-kurti-jjlk-s-jss-25-343.html</text:p>
          </table:table-cell>
        </table:table-row>
        <table:table-row table:style-name="ro1">
          <table:table-cell office:value-type="string" calcext:value-type="string">
            <text:p>OFF WHITE LAWN EMBROIDERED KURTI | JJLK-S-JSS-25-341</text:p>
          </table:table-cell>
          <table:table-cell office:value-type="string" calcext:value-type="string">
            <text:p>PKR 5,490.00</text:p>
          </table:table-cell>
          <table:table-cell office:value-type="string" calcext:value-type="string">
            <text:p>J-10000088826</text:p>
          </table:table-cell>
          <table:table-cell office:value-type="string" calcext:value-type="string">
            <text:p>JJLK-S-JSS-25-341 FB/DOCHI-0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lawn-embroidered-kurti-jjlk-s-jss-25-341.html</text:p>
          </table:table-cell>
        </table:table-row>
        <table:table-row table:style-name="ro1">
          <table:table-cell office:value-type="string" calcext:value-type="string">
            <text:p>PINK LAWN EMBROIDERED KURTI | JJLK-S-JSS-25-342</text:p>
          </table:table-cell>
          <table:table-cell office:value-type="string" calcext:value-type="string">
            <text:p>PKR 5,490.00</text:p>
          </table:table-cell>
          <table:table-cell office:value-type="string" calcext:value-type="string">
            <text:p>J-10000088832</text:p>
          </table:table-cell>
          <table:table-cell office:value-type="string" calcext:value-type="string">
            <text:p>JJLK-S-JSS-25-342 FB/DOCHI-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lawn-embroidered-kurti-jjlk-s-jss-25-342.html</text:p>
          </table:table-cell>
        </table:table-row>
        <table:table-row table:style-name="ro1">
          <table:table-cell office:value-type="string" calcext:value-type="string">
            <text:p>BLUE LAWN EMBROIDERED KURTI | JJLK-S-JSS-25-344</text:p>
          </table:table-cell>
          <table:table-cell office:value-type="string" calcext:value-type="string">
            <text:p>PKR 5,490.00</text:p>
          </table:table-cell>
          <table:table-cell office:value-type="string" calcext:value-type="string">
            <text:p>J-10000089334</text:p>
          </table:table-cell>
          <table:table-cell office:value-type="string" calcext:value-type="string">
            <text:p>JJLK-S-JSS-25-344 FB/DOCHI-0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embroidered-kurti-jjlk-s-jss-25-344.html</text:p>
          </table:table-cell>
        </table:table-row>
        <table:table-row table:style-name="ro1">
          <table:table-cell office:value-type="string" calcext:value-type="string">
            <text:p>GREEN LAWN PRINTED KURTI | JJLK-S-JSS-25-301</text:p>
          </table:table-cell>
          <table:table-cell office:value-type="string" calcext:value-type="string">
            <text:p>PKR 2,690.00</text:p>
          </table:table-cell>
          <table:table-cell office:value-type="string" calcext:value-type="string">
            <text:p>J-10000089699</text:p>
          </table:table-cell>
          <table:table-cell office:value-type="string" calcext:value-type="string">
            <text:p>JJLK-S-JSS-25-301 FB/ESSENTIAL-0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printed-kurti-jjlk-s-jss-25-301.html</text:p>
          </table:table-cell>
        </table:table-row>
        <table:table-row table:style-name="ro1">
          <table:table-cell office:value-type="string" calcext:value-type="string">
            <text:p>PEACH LAWN EMBROIDERED KURTI | JJLK-S-JSS-25-347</text:p>
          </table:table-cell>
          <table:table-cell office:value-type="string" calcext:value-type="string">
            <text:p>PKR 5,890.00</text:p>
          </table:table-cell>
          <table:table-cell office:value-type="string" calcext:value-type="string">
            <text:p>J-10000091924</text:p>
          </table:table-cell>
          <table:table-cell office:value-type="string" calcext:value-type="string">
            <text:p>JJLK-S-JSS-25-347 FB/ FLORAL LACE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each-lawn-embroidered-kurti-jjlk-s-jss-25-347.html</text:p>
          </table:table-cell>
        </table:table-row>
        <table:table-row table:style-name="ro1">
          <table:table-cell office:value-type="string" calcext:value-type="string">
            <text:p>GREEN LAWN EMBROIDERED KURTI | JJLK-S-JSS-25-345</text:p>
          </table:table-cell>
          <table:table-cell office:value-type="string" calcext:value-type="string">
            <text:p>PKR 5,890.00</text:p>
          </table:table-cell>
          <table:table-cell office:value-type="string" calcext:value-type="string">
            <text:p>J-10000091912</text:p>
          </table:table-cell>
          <table:table-cell office:value-type="string" calcext:value-type="string">
            <text:p>JJLK-S-JSS-25-345 FB/ FLORAL LACE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embroidered-kurti-jjlk-s-jss-25-345.html</text:p>
          </table:table-cell>
        </table:table-row>
        <table:table-row table:style-name="ro1">
          <table:table-cell office:value-type="string" calcext:value-type="string">
            <text:p>BLUE LAWN EMBROIDERED KURTI | JJLK-S-JSS-25-346</text:p>
          </table:table-cell>
          <table:table-cell office:value-type="string" calcext:value-type="string">
            <text:p>PKR 5,890.00</text:p>
          </table:table-cell>
          <table:table-cell office:value-type="string" calcext:value-type="string">
            <text:p>J-10000091918</text:p>
          </table:table-cell>
          <table:table-cell office:value-type="string" calcext:value-type="string">
            <text:p>JJLK-S-JSS-25-346 FB/ FLORAL LACE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embroidered-kurti-jjlk-s-jss-25-346.html</text:p>
          </table:table-cell>
        </table:table-row>
        <table:table-row table:style-name="ro1">
          <table:table-cell office:value-type="string" calcext:value-type="string">
            <text:p>YELLOW LAWN EMBROIDERED KURTI | JJLK-S-JSS-25-349</text:p>
          </table:table-cell>
          <table:table-cell office:value-type="string" calcext:value-type="string">
            <text:p>PKR 5,290.00</text:p>
          </table:table-cell>
          <table:table-cell office:value-type="string" calcext:value-type="string">
            <text:p>J-10000085680</text:p>
          </table:table-cell>
          <table:table-cell office:value-type="string" calcext:value-type="string">
            <text:p>JJLK-S-JSS-25-349 FB/CHIKAN KARI NEON-0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yellow-lawn-embroidered-kurti-jjlk-s-jss-25-349.html</text:p>
          </table:table-cell>
        </table:table-row>
        <table:table-row table:style-name="ro1">
          <table:table-cell office:value-type="string" calcext:value-type="string">
            <text:p>BROWN LAWN DIGITAL PRINTED 3PC STITCHED</text:p>
          </table:table-cell>
          <table:table-cell office:value-type="string" calcext:value-type="string">
            <text:p>PKR 6,990.00</text:p>
          </table:table-cell>
          <table:table-cell office:value-type="string" calcext:value-type="string">
            <text:p>J-10000130800</text:p>
          </table:table-cell>
          <table:table-cell office:value-type="string" calcext:value-type="string">
            <text:p>JLAWN-S-25-195/S NATURAL SHADES-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rown-lawn-digital-printed-3pc-stitched-jls25195s.html</text:p>
          </table:table-cell>
        </table:table-row>
        <table:table-row table:style-name="ro1">
          <table:table-cell office:value-type="string" calcext:value-type="string">
            <text:p>GREY LAWN PRINTED 3PC | JGKL-S-JGP-25-1525</text:p>
          </table:table-cell>
          <table:table-cell office:value-type="string" calcext:value-type="string">
            <text:p>PKR 5,890.00</text:p>
          </table:table-cell>
          <table:table-cell office:value-type="string" calcext:value-type="string">
            <text:p>J-10000089639</text:p>
          </table:table-cell>
          <table:table-cell office:value-type="string" calcext:value-type="string">
            <text:p>JGKL-S-JGP-25-1525 FB/CHUNRI CHIC-0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y-lawn-printed-3pc-jgkl-s-jgp-25-1525.html</text:p>
          </table:table-cell>
        </table:table-row>
        <table:table-row table:style-name="ro1">
          <table:table-cell office:value-type="string" calcext:value-type="string">
            <text:p>BLUE LAWN EMBROIDERED KURTI | JJLK-S-JSS-25-350</text:p>
          </table:table-cell>
          <table:table-cell office:value-type="string" calcext:value-type="string">
            <text:p>PKR 5,290.00</text:p>
          </table:table-cell>
          <table:table-cell office:value-type="string" calcext:value-type="string">
            <text:p>J-10000085686</text:p>
          </table:table-cell>
          <table:table-cell office:value-type="string" calcext:value-type="string">
            <text:p>JJLK-S-JSS-25-350 FB/CHIKAN KARI NEON-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embroidered-kurti-jjlk-s-jss-25-350.html</text:p>
          </table:table-cell>
        </table:table-row>
        <table:table-row table:style-name="ro1">
          <table:table-cell office:value-type="string" calcext:value-type="string">
            <text:p>OFF WHITE LAWN DIGITAL PRINTED 3PC STITCHED</text:p>
          </table:table-cell>
          <table:table-cell office:value-type="string" calcext:value-type="string">
            <text:p>PKR 6,990.00</text:p>
          </table:table-cell>
          <table:table-cell office:value-type="string" calcext:value-type="string">
            <text:p>J-10000130806</text:p>
          </table:table-cell>
          <table:table-cell office:value-type="string" calcext:value-type="string">
            <text:p>JLAWN-S-25-196/S NATURAL SHADES-0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lawn-digital-printed-3pc-stitched-jls25196s.html</text:p>
          </table:table-cell>
        </table:table-row>
        <table:table-row table:style-name="ro1">
          <table:table-cell office:value-type="string" calcext:value-type="string">
            <text:p>GREY SIGNATURE KAMEEZ SHALWAR | JJKS-A-80006</text:p>
          </table:table-cell>
          <table:table-cell office:value-type="string" calcext:value-type="string">
            <text:p>PKR 7,490.00</text:p>
          </table:table-cell>
          <table:table-cell office:value-type="string" calcext:value-type="string">
            <text:p>J-10000106742</text:p>
          </table:table-cell>
          <table:table-cell office:value-type="string" calcext:value-type="string">
            <text:p>JJKS-A-80006/S24/JJ8733-H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y-casual-kameez-shalwar-jjks-a-80006.html</text:p>
          </table:table-cell>
        </table:table-row>
        <table:table-row table:style-name="ro1">
          <table:table-cell office:value-type="string" calcext:value-type="string">
            <text:p>WHITE SIGNATURE KAMEEZ SHALWAR | JJKS-A-80007</text:p>
          </table:table-cell>
          <table:table-cell office:value-type="string" calcext:value-type="string">
            <text:p>PKR 7,490.00</text:p>
          </table:table-cell>
          <table:table-cell office:value-type="string" calcext:value-type="string">
            <text:p>J-10000106754</text:p>
          </table:table-cell>
          <table:table-cell office:value-type="string" calcext:value-type="string">
            <text:p>JJKS-A-80007/S24/JJ9664-E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white-casual-kameez-shalwar-jjks-a-80007.html</text:p>
          </table:table-cell>
        </table:table-row>
        <table:table-row table:style-name="ro1">
          <table:table-cell office:value-type="string" calcext:value-type="string">
            <text:p>GREY LAWN PRINTED 2PC | JGKL-S-JGST-25-5609</text:p>
          </table:table-cell>
          <table:table-cell office:value-type="string" calcext:value-type="string">
            <text:p>PKR 5,690.00</text:p>
          </table:table-cell>
          <table:table-cell office:value-type="string" calcext:value-type="string">
            <text:p>J-10000088802</text:p>
          </table:table-cell>
          <table:table-cell office:value-type="string" calcext:value-type="string">
            <text:p>JGKL-S-JGST-25-5609 FB/SHEIN CO-ORDS-0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y-lawn-printed-2pc-jgkl-s-jgst-25-5609.html</text:p>
          </table:table-cell>
        </table:table-row>
        <table:table-row table:style-name="ro1">
          <table:table-cell office:value-type="string" calcext:value-type="string">
            <text:p>MAROON LAWN DIGITAL PRINTED 3PC STITCHED</text:p>
          </table:table-cell>
          <table:table-cell office:value-type="string" calcext:value-type="string">
            <text:p>PKR 6,990.00</text:p>
          </table:table-cell>
          <table:table-cell office:value-type="string" calcext:value-type="string">
            <text:p>J-10000132941</text:p>
          </table:table-cell>
          <table:table-cell office:value-type="string" calcext:value-type="string">
            <text:p>JLAWN-S-25-197/S NATURAL SHADES-0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aroon-lawn-digital-printed-3pc-stitched-jls25197s.html</text:p>
          </table:table-cell>
        </table:table-row>
        <table:table-row table:style-name="ro1">
          <table:table-cell office:value-type="string" calcext:value-type="string">
            <text:p>BROWN BLENDED SEMI-FORMAL KAMEEZ SHALWAR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133479</text:p>
          </table:table-cell>
          <table:table-cell office:value-type="string" calcext:value-type="string">
            <text:p>JJKS-A-90517/S25/JJ9766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rown-blended-semi-formal-kameez-shalwar-jjks-a-90517-s25-jj9766-sf.html</text:p>
          </table:table-cell>
        </table:table-row>
        <table:table-row table:style-name="ro1">
          <table:table-cell office:value-type="string" calcext:value-type="string">
            <text:p>BLUE DYED DOBBY EMBROIDERED 2PC STITCHED</text:p>
          </table:table-cell>
          <table:table-cell office:value-type="string" calcext:value-type="string">
            <text:p>PKR 5,990.00</text:p>
          </table:table-cell>
          <table:table-cell office:value-type="string" calcext:value-type="string">
            <text:p>J-10000135476</text:p>
          </table:table-cell>
          <table:table-cell office:value-type="string" calcext:value-type="string">
            <text:p>JLAWN-S-JST-25-2156/S MINIMALISTIC-0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dyed-embroidered-2pc-stitched-jst252156s.html</text:p>
          </table:table-cell>
        </table:table-row>
        <table:table-row table:style-name="ro1">
          <table:table-cell office:value-type="string" calcext:value-type="string">
            <text:p>GREY SIGNATURE KAMEEZ SHALWAR | JJKS-A-80001</text:p>
          </table:table-cell>
          <table:table-cell office:value-type="string" calcext:value-type="string">
            <text:p>PKR 7,490.00</text:p>
          </table:table-cell>
          <table:table-cell office:value-type="string" calcext:value-type="string">
            <text:p>J-10000106682</text:p>
          </table:table-cell>
          <table:table-cell office:value-type="string" calcext:value-type="string">
            <text:p>JJKS-A-80001/S24/JJ8733-H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y-casual-kameez-shalwar-jjks-a-80001.html</text:p>
          </table:table-cell>
        </table:table-row>
        <table:table-row table:style-name="ro1">
          <table:table-cell office:value-type="string" calcext:value-type="string">
            <text:p>GREEN LAWN PRINTED 2PC | JGKL-S-JGST-25-5607</text:p>
          </table:table-cell>
          <table:table-cell office:value-type="string" calcext:value-type="string">
            <text:p>PKR 5,690.00</text:p>
          </table:table-cell>
          <table:table-cell office:value-type="string" calcext:value-type="string">
            <text:p>J-10000088786</text:p>
          </table:table-cell>
          <table:table-cell office:value-type="string" calcext:value-type="string">
            <text:p>JGKL-S-JGST-25-5607 FB/SHEIN CO-ORDS-0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printed-2pc-jgkl-s-jgst-25-5607.html</text:p>
          </table:table-cell>
        </table:table-row>
        <table:table-row table:style-name="ro1">
          <table:table-cell office:value-type="string" calcext:value-type="string">
            <text:p>OFF WHITE DYED DOBBY EMBROIDERED 2PC STITCHED</text:p>
          </table:table-cell>
          <table:table-cell office:value-type="string" calcext:value-type="string">
            <text:p>PKR 5,990.00</text:p>
          </table:table-cell>
          <table:table-cell office:value-type="string" calcext:value-type="string">
            <text:p>J-10000135470</text:p>
          </table:table-cell>
          <table:table-cell office:value-type="string" calcext:value-type="string">
            <text:p>JLAWN-S-JST-25-2155/S MINIMALISTIC-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dyed-embroidered-2pc-stitched-jst252155s.html</text:p>
          </table:table-cell>
        </table:table-row>
        <table:table-row table:style-name="ro1">
          <table:table-cell office:value-type="string" calcext:value-type="string">
            <text:p>BROWN BLENDED SIGNATURE KAMEEZ SHALWAR | JJKS-A-80002</text:p>
          </table:table-cell>
          <table:table-cell office:value-type="string" calcext:value-type="string">
            <text:p>PKR 7,490.00</text:p>
          </table:table-cell>
          <table:table-cell office:value-type="string" calcext:value-type="string">
            <text:p>J-10000106694</text:p>
          </table:table-cell>
          <table:table-cell office:value-type="string" calcext:value-type="string">
            <text:p>JJKS-A-80002/S24/JJ8733-E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rown-casual-kameez-shalwar-jjks-a-80002.html</text:p>
          </table:table-cell>
        </table:table-row>
        <table:table-row table:style-name="ro1">
          <table:table-cell office:value-type="string" calcext:value-type="string">
            <text:p>BROWN BLENDED KAMEEZ SHALWAR | JJKS-A-47005-R9-AP</text:p>
          </table:table-cell>
          <table:table-cell office:value-type="string" calcext:value-type="string">
            <text:p>PKR 5,990.00</text:p>
          </table:table-cell>
          <table:table-cell office:value-type="string" calcext:value-type="string">
            <text:p>J-10000087639</text:p>
          </table:table-cell>
          <table:table-cell office:value-type="string" calcext:value-type="string">
            <text:p>JJKS-A-47005-R9-AP/S24/JJ9664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rown-blended-kameez-shalwar-jjks-a-47005-r9-ap.html</text:p>
          </table:table-cell>
        </table:table-row>
        <table:table-row table:style-name="ro1">
          <table:table-cell office:value-type="string" calcext:value-type="string">
            <text:p>BLUE SIGNATURE KAMEEZ SHALWAR | JJKS-A-80003</text:p>
          </table:table-cell>
          <table:table-cell office:value-type="string" calcext:value-type="string">
            <text:p>PKR 7,490.00</text:p>
          </table:table-cell>
          <table:table-cell office:value-type="string" calcext:value-type="string">
            <text:p>J-10000106706</text:p>
          </table:table-cell>
          <table:table-cell office:value-type="string" calcext:value-type="string">
            <text:p>JJKS-A-80003/S24/JJ9664-A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casual-kameez-shalwar-jjks-a-80003.html</text:p>
          </table:table-cell>
        </table:table-row>
        <table:table-row table:style-name="ro1">
          <table:table-cell office:value-type="string" calcext:value-type="string">
            <text:p>GREY BLENDED SEMI-FORMAL KAMEEZ SHALWAR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129472</text:p>
          </table:table-cell>
          <table:table-cell office:value-type="string" calcext:value-type="string">
            <text:p>JJKS-A-90519/S25/JJ9766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y-blended-semi-formal-kameez-shalwar-jjks-a-90519-s25-jj9766-sf.html</text:p>
          </table:table-cell>
        </table:table-row>
        <table:table-row table:style-name="ro1">
          <table:table-cell office:value-type="string" calcext:value-type="string">
            <text:p>GREEN LAWN PRINTED 2PC | JGKL-S-JGST-25-5606</text:p>
          </table:table-cell>
          <table:table-cell office:value-type="string" calcext:value-type="string">
            <text:p>PKR 5,690.00</text:p>
          </table:table-cell>
          <table:table-cell office:value-type="string" calcext:value-type="string">
            <text:p>J-10000088778</text:p>
          </table:table-cell>
          <table:table-cell office:value-type="string" calcext:value-type="string">
            <text:p>JGKL-S-JGST-25-5606 FB/SHEIN CO-ORDS-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printed-2pc-jgkl-s-jgst-25-5606.html</text:p>
          </table:table-cell>
        </table:table-row>
        <table:table-row table:style-name="ro1">
          <table:table-cell office:value-type="string" calcext:value-type="string">
            <text:p>BLACK SIGNATURE KAMEEZ SHALWAR | JJKS-A-80004</text:p>
          </table:table-cell>
          <table:table-cell office:value-type="string" calcext:value-type="string">
            <text:p>PKR 7,490.00</text:p>
          </table:table-cell>
          <table:table-cell office:value-type="string" calcext:value-type="string">
            <text:p>J-10000106718</text:p>
          </table:table-cell>
          <table:table-cell office:value-type="string" calcext:value-type="string">
            <text:p>JJKS-A-80004/S24/JJ9664-B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casual-kameez-shalwar-jjks-a-80004.html</text:p>
          </table:table-cell>
        </table:table-row>
        <table:table-row table:style-name="ro1">
          <table:table-cell office:value-type="string" calcext:value-type="string">
            <text:p>RUST DYED DOBBY EMBROIDERED 2PC STITCHED</text:p>
          </table:table-cell>
          <table:table-cell office:value-type="string" calcext:value-type="string">
            <text:p>PKR 5,990.00</text:p>
          </table:table-cell>
          <table:table-cell office:value-type="string" calcext:value-type="string">
            <text:p>J-10000135464</text:p>
          </table:table-cell>
          <table:table-cell office:value-type="string" calcext:value-type="string">
            <text:p>JLAWN-S-JST-25-2154/S MINIMALISTIC-0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rust-dyed-embroidered-2pc-stitched-jst252154s.html</text:p>
          </table:table-cell>
        </table:table-row>
        <table:table-row table:style-name="ro1">
          <table:table-cell office:value-type="string" calcext:value-type="string">
            <text:p>PURPLE LAWN PRINTED 2PC | JGKL-S-JGST-25-5605</text:p>
          </table:table-cell>
          <table:table-cell office:value-type="string" calcext:value-type="string">
            <text:p>PKR 5,690.00</text:p>
          </table:table-cell>
          <table:table-cell office:value-type="string" calcext:value-type="string">
            <text:p>J-10000099188</text:p>
          </table:table-cell>
          <table:table-cell office:value-type="string" calcext:value-type="string">
            <text:p>JGKL-S-JGST-25-5605 FB/SHEIN CO-ORDS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urple-lawn-printed-2pc-jgkl-s-jgst-25-5605.html</text:p>
          </table:table-cell>
        </table:table-row>
        <table:table-row table:style-name="ro1">
          <table:table-cell office:value-type="string" calcext:value-type="string">
            <text:p>TEAL BLENDED SEMI-FORMAL KAMEEZ SHALWAR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129466</text:p>
          </table:table-cell>
          <table:table-cell office:value-type="string" calcext:value-type="string">
            <text:p>JJKS-A-90518/S25/JJ9766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teal-blended-semi-formal-kameez-shalwar-jjks-a-90518-s25-jj9766-sf.html</text:p>
          </table:table-cell>
        </table:table-row>
        <table:table-row table:style-name="ro1">
          <table:table-cell office:value-type="string" calcext:value-type="string">
            <text:p>Green LAWN UNSTITCHED 3PC | JLAWN-S-23-616</text:p>
          </table:table-cell>
          <table:table-cell office:value-type="string" calcext:value-type="string">
            <text:p>PKR 2,704.00</text:p>
          </table:table-cell>
          <table:table-cell office:value-type="string" calcext:value-type="string">
            <text:p>GL206814-3PS-RED-L</text:p>
          </table:table-cell>
          <table:table-cell office:value-type="string" calcext:value-type="string">
            <text:p>JLAWN-S-23-616 ETHNIC ART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red-lawn-unstitched-3pc-jlawn-s-23-616.html</text:p>
          </table:table-cell>
        </table:table-row>
        <table:table-row table:style-name="ro1">
          <table:table-cell office:value-type="string" calcext:value-type="string">
            <text:p>GREEN LAWN EMBROIDERED 3PC | JGK-S-JGP-25-1509</text:p>
          </table:table-cell>
          <table:table-cell office:value-type="string" calcext:value-type="string">
            <text:p>PKR 6,190.00</text:p>
          </table:table-cell>
          <table:table-cell office:value-type="string" calcext:value-type="string">
            <text:p>J-10000095769</text:p>
          </table:table-cell>
          <table:table-cell office:value-type="string" calcext:value-type="string">
            <text:p>JGK-S-JGP-25-1509 FB/SHEEN GILTZ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embroidered-3pc-jgk-s-jgp-25-1509.html</text:p>
          </table:table-cell>
        </table:table-row>
        <table:table-row table:style-name="ro1">
          <table:table-cell office:value-type="string" calcext:value-type="string">
            <text:p>BEIGE LAWN EMBROIDERED 3PC STITCHED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27722</text:p>
          </table:table-cell>
          <table:table-cell office:value-type="string" calcext:value-type="string">
            <text:p>JLAWN-S-25-224/S THREADS OF GRACE-0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eige-lawn-embroidered-3pc-stitched-jls25224s.html</text:p>
          </table:table-cell>
        </table:table-row>
        <table:table-row table:style-name="ro1">
          <table:table-cell office:value-type="string" calcext:value-type="string">
            <text:p>WHITE SIGNATURE KAMEEZ SHALWAR | JJKS-A-80005</text:p>
          </table:table-cell>
          <table:table-cell office:value-type="string" calcext:value-type="string">
            <text:p>PKR 7,490.00</text:p>
          </table:table-cell>
          <table:table-cell office:value-type="string" calcext:value-type="string">
            <text:p>J-10000106730</text:p>
          </table:table-cell>
          <table:table-cell office:value-type="string" calcext:value-type="string">
            <text:p>JJKS-A-80005/S24/JJ9664-E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white-casual-kameez-shalwar-jjks-a-80005.html</text:p>
          </table:table-cell>
        </table:table-row>
        <table:table-row table:style-name="ro1">
          <table:table-cell office:value-type="string" calcext:value-type="string">
            <text:p>GREY BLENDED KAMEEZ SHALWAR | JJKS-A-30820-R30-AP</text:p>
          </table:table-cell>
          <table:table-cell office:value-type="string" calcext:value-type="string">
            <text:p>PKR 5,990.00</text:p>
          </table:table-cell>
          <table:table-cell office:value-type="string" calcext:value-type="string">
            <text:p>J-10000085031</text:p>
          </table:table-cell>
          <table:table-cell office:value-type="string" calcext:value-type="string">
            <text:p>JJKS-A-30820-R30-AP/S24/JJ9664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y-blended-kameez-shalwar-jjks-a-30820-r30-ap.html</text:p>
          </table:table-cell>
        </table:table-row>
        <table:table-row table:style-name="ro1">
          <table:table-cell office:value-type="string" calcext:value-type="string">
            <text:p>OCHRE RAW SILK EMBROIDERED 3PC STITCHED</text:p>
          </table:table-cell>
          <table:table-cell office:value-type="string" calcext:value-type="string">
            <text:p>PKR 18,290.00</text:p>
          </table:table-cell>
          <table:table-cell office:value-type="string" calcext:value-type="string">
            <text:p>J-10000074225</text:p>
          </table:table-cell>
          <table:table-cell office:value-type="string" calcext:value-type="string">
            <text:p>JJPW-W-JPS-24-3950 FB/INARA-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chre-raw-silk-embroidered-3pc-stitched-jjpw-w-jps-24-3950.html</text:p>
          </table:table-cell>
        </table:table-row>
        <table:table-row table:style-name="ro1">
          <table:table-cell office:value-type="string" calcext:value-type="string">
            <text:p>BLUE LAWN EMBROIDERED 3PC | JGK-S-JGP-25-1508</text:p>
          </table:table-cell>
          <table:table-cell office:value-type="string" calcext:value-type="string">
            <text:p>PKR 6,490.00</text:p>
          </table:table-cell>
          <table:table-cell office:value-type="string" calcext:value-type="string">
            <text:p>J-10000095761</text:p>
          </table:table-cell>
          <table:table-cell office:value-type="string" calcext:value-type="string">
            <text:p>JGK-S-JGP-25-1508 FB/SHEEN-GILTZ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embroidered-3pc-jgk-s-jgp-25-1508.html</text:p>
          </table:table-cell>
        </table:table-row>
        <table:table-row table:style-name="ro1">
          <table:table-cell office:value-type="string" calcext:value-type="string">
            <text:p>BLUE DOBBY EMBROIDERED 2PC | JGKL-S-JGST-25-5612</text:p>
          </table:table-cell>
          <table:table-cell office:value-type="string" calcext:value-type="string">
            <text:p>PKR 4,690.00</text:p>
          </table:table-cell>
          <table:table-cell office:value-type="string" calcext:value-type="string">
            <text:p>J-10000086148</text:p>
          </table:table-cell>
          <table:table-cell office:value-type="string" calcext:value-type="string">
            <text:p>JGKL-S-JGST-25-5612/S FB/VIVID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dobby-embroidered-2pc-jgkl-s-jgst-25-5612.html</text:p>
          </table:table-cell>
        </table:table-row>
        <table:table-row table:style-name="ro1">
          <table:table-cell office:value-type="string" calcext:value-type="string">
            <text:p>PINK LAWN EMBROIDERED 3PC STITCHED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27728</text:p>
          </table:table-cell>
          <table:table-cell office:value-type="string" calcext:value-type="string">
            <text:p>JLAWN-S-25-225/S THREADS OF GRACE-0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lawn-embroidered-3pc-stitched-jls25225s.html</text:p>
          </table:table-cell>
        </table:table-row>
        <table:table-row table:style-name="ro1">
          <table:table-cell office:value-type="string" calcext:value-type="string">
            <text:p>PEACH DOBBY EMBROIDERED 2PC | JGKL-S-JGST-25-5611</text:p>
          </table:table-cell>
          <table:table-cell office:value-type="string" calcext:value-type="string">
            <text:p>PKR 4,990.00</text:p>
          </table:table-cell>
          <table:table-cell office:value-type="string" calcext:value-type="string">
            <text:p>J-10000085531</text:p>
          </table:table-cell>
          <table:table-cell office:value-type="string" calcext:value-type="string">
            <text:p>JGKL-S-JGST-25-5611 FB/VIVID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each-dobby-embroidered-2pc-jgkl-s-jgst-25-5611.html</text:p>
          </table:table-cell>
        </table:table-row>
        <table:table-row table:style-name="ro1">
          <table:table-cell office:value-type="string" calcext:value-type="string">
            <text:p>MULTICOLOR LAWN PRINTED 3PC STITCHED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30417</text:p>
          </table:table-cell>
          <table:table-cell office:value-type="string" calcext:value-type="string">
            <text:p>JLAWN-S-25-217/S PATCH ART-0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3pc-stitched-jls25217s.html</text:p>
          </table:table-cell>
        </table:table-row>
        <table:table-row table:style-name="ro1">
          <table:table-cell office:value-type="string" calcext:value-type="string">
            <text:p>ORANGE LAWN PRINTED 3PC | JGK-S-JGP-25-1516</text:p>
          </table:table-cell>
          <table:table-cell office:value-type="string" calcext:value-type="string">
            <text:p>PKR 4,690.00</text:p>
          </table:table-cell>
          <table:table-cell office:value-type="string" calcext:value-type="string">
            <text:p>J-10000100995</text:p>
          </table:table-cell>
          <table:table-cell office:value-type="string" calcext:value-type="string">
            <text:p>JGK-S-JGP-25-1516 FB/NEON MUDRESIST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range-lawn-printed-3pc-jgk-s-jgp-25-1516.html</text:p>
          </table:table-cell>
        </table:table-row>
        <table:table-row table:style-name="ro1">
          <table:table-cell office:value-type="string" calcext:value-type="string">
            <text:p>PINK LAWN PRINTED TROUSERS</text:p>
          </table:table-cell>
          <table:table-cell office:value-type="string" calcext:value-type="string">
            <text:p>PKR 1,990.00</text:p>
          </table:table-cell>
          <table:table-cell office:value-type="string" calcext:value-type="string">
            <text:p>J-10000120818</text:p>
          </table:table-cell>
          <table:table-cell office:value-type="string" calcext:value-type="string">
            <text:p>JJLT-S-25-410 FB/ESSENTIAL-38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lawn-printed-trousers-jlt25410.html</text:p>
          </table:table-cell>
        </table:table-row>
        <table:table-row table:style-name="ro1">
          <table:table-cell office:value-type="string" calcext:value-type="string">
            <text:p>BLUE LAWN PRINTED 3PC | JGK-S-JGP-25-1515</text:p>
          </table:table-cell>
          <table:table-cell office:value-type="string" calcext:value-type="string">
            <text:p>PKR 4,690.00</text:p>
          </table:table-cell>
          <table:table-cell office:value-type="string" calcext:value-type="string">
            <text:p>J-10000100987</text:p>
          </table:table-cell>
          <table:table-cell office:value-type="string" calcext:value-type="string">
            <text:p>JGK-S-JGP-25-1515 FB/NEON MUDRESIST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printed-3pc-jgk-s-jgp-25-1515.html</text:p>
          </table:table-cell>
        </table:table-row>
        <table:table-row table:style-name="ro1">
          <table:table-cell office:value-type="string" calcext:value-type="string">
            <text:p>BLUE LAWN PRINTED 3PC STITCHED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30137</text:p>
          </table:table-cell>
          <table:table-cell office:value-type="string" calcext:value-type="string">
            <text:p>JLAWN-S-25-216/S PATCH ART-0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printed-3pc-stitched-jls25216s.html</text:p>
          </table:table-cell>
        </table:table-row>
        <table:table-row table:style-name="ro1">
          <table:table-cell office:value-type="string" calcext:value-type="string">
            <text:p>MULTICOLOR LAWN PRINTED 2PC | JGKL-S-JGST-25-5604</text:p>
          </table:table-cell>
          <table:table-cell office:value-type="string" calcext:value-type="string">
            <text:p>PKR 3,990.00</text:p>
          </table:table-cell>
          <table:table-cell office:value-type="string" calcext:value-type="string">
            <text:p>J-10000092540</text:p>
          </table:table-cell>
          <table:table-cell office:value-type="string" calcext:value-type="string">
            <text:p>JGKL-S-JGST-25-5604/S FB/POP HOP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2pc-jgkl-s-jgst-25-5604.html</text:p>
          </table:table-cell>
        </table:table-row>
        <table:table-row table:style-name="ro1">
          <table:table-cell office:value-type="string" calcext:value-type="string">
            <text:p>GREY PAPER COTTON EMBROIDERED 3PC STITCHED</text:p>
          </table:table-cell>
          <table:table-cell office:value-type="string" calcext:value-type="string">
            <text:p>PKR 14,990.00</text:p>
          </table:table-cell>
          <table:table-cell office:value-type="string" calcext:value-type="string">
            <text:p>J-10000075615</text:p>
          </table:table-cell>
          <table:table-cell office:value-type="string" calcext:value-type="string">
            <text:p>JJPW-W-JPS-24-3940 FB/DANEEN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y-paper-cotton-embroidered-3pc-stitched-jjpw-w-jps-24-3940.html</text:p>
          </table:table-cell>
        </table:table-row>
        <table:table-row table:style-name="ro1">
          <table:table-cell office:value-type="string" calcext:value-type="string">
            <text:p>ORANGE LAWN PRINTED 3PC | JGK-S-JGP-25-1514</text:p>
          </table:table-cell>
          <table:table-cell office:value-type="string" calcext:value-type="string">
            <text:p>PKR 4,690.00</text:p>
          </table:table-cell>
          <table:table-cell office:value-type="string" calcext:value-type="string">
            <text:p>J-10000100979</text:p>
          </table:table-cell>
          <table:table-cell office:value-type="string" calcext:value-type="string">
            <text:p>JGK-S-JGP-25-1514 FB/NEON MUDRESIST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range-lawn-printed-3pc-jgk-s-jgp-25-1514.html</text:p>
          </table:table-cell>
        </table:table-row>
        <table:table-row table:style-name="ro1">
          <table:table-cell office:value-type="string" calcext:value-type="string">
            <text:p>MULTICOLOR LAWN PRINTED 2PC | JGK-S-JGST-25-5603</text:p>
          </table:table-cell>
          <table:table-cell office:value-type="string" calcext:value-type="string">
            <text:p>PKR 3,690.00</text:p>
          </table:table-cell>
          <table:table-cell office:value-type="string" calcext:value-type="string">
            <text:p>J-10000092973</text:p>
          </table:table-cell>
          <table:table-cell office:value-type="string" calcext:value-type="string">
            <text:p>JGK-S-JGST-25-5603 FB/POP HOP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2pc-jgk-s-jgst-25-5603.html</text:p>
          </table:table-cell>
        </table:table-row>
        <table:table-row table:style-name="ro1">
          <table:table-cell office:value-type="string" calcext:value-type="string">
            <text:p>LIME GREEN LAWN PRINTED 3PC STITCHED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30411</text:p>
          </table:table-cell>
          <table:table-cell office:value-type="string" calcext:value-type="string">
            <text:p>JLAWN-S-25-214/S PATCH ART-0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lime-green-lawn-printed-3pc-stitched-jls25214s.html</text:p>
          </table:table-cell>
        </table:table-row>
        <table:table-row table:style-name="ro1">
          <table:table-cell office:value-type="string" calcext:value-type="string">
            <text:p>MULTICOLOR LAWN PRINTED KURTI</text:p>
          </table:table-cell>
          <table:table-cell office:value-type="string" calcext:value-type="string">
            <text:p>PKR 2,690.00</text:p>
          </table:table-cell>
          <table:table-cell office:value-type="string" calcext:value-type="string">
            <text:p>J-10000120192</text:p>
          </table:table-cell>
          <table:table-cell office:value-type="string" calcext:value-type="string">
            <text:p>JJLK-S-JSS-25-409 FB/ESSENTIAL-37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kurti-jss25409s.html</text:p>
          </table:table-cell>
        </table:table-row>
        <table:table-row table:style-name="ro1">
          <table:table-cell office:value-type="string" calcext:value-type="string">
            <text:p>MULTICOLOR LAWN PRINTED 2PC | JGKL-S-JGST-25-5602</text:p>
          </table:table-cell>
          <table:table-cell office:value-type="string" calcext:value-type="string">
            <text:p>PKR 3,690.00</text:p>
          </table:table-cell>
          <table:table-cell office:value-type="string" calcext:value-type="string">
            <text:p>J-10000092532</text:p>
          </table:table-cell>
          <table:table-cell office:value-type="string" calcext:value-type="string">
            <text:p>JGKL-S-JGST-25-5602/S FB/POP HOP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2pc-jgkl-s-jgst-25-5602.html</text:p>
          </table:table-cell>
        </table:table-row>
        <table:table-row table:style-name="ro1">
          <table:table-cell office:value-type="string" calcext:value-type="string">
            <text:p>BLACK RAW SILK EMBROIDERED 3PC STITCHED</text:p>
          </table:table-cell>
          <table:table-cell office:value-type="string" calcext:value-type="string">
            <text:p>PKR 16,290.00</text:p>
          </table:table-cell>
          <table:table-cell office:value-type="string" calcext:value-type="string">
            <text:p>J-10000075651</text:p>
          </table:table-cell>
          <table:table-cell office:value-type="string" calcext:value-type="string">
            <text:p>JJPW-W-JPS-24-3947 FB/INARA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raw-silk-embroidered-3pc-stitched-jjpw-w-jps-24-3947.html</text:p>
          </table:table-cell>
        </table:table-row>
        <table:table-row table:style-name="ro1">
          <table:table-cell office:value-type="string" calcext:value-type="string">
            <text:p>BLUE LAWN EMBROIDERED 3PC STITCHED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37242</text:p>
          </table:table-cell>
          <table:table-cell office:value-type="string" calcext:value-type="string">
            <text:p>JLAWN-S-25-209/S MODERN ART-0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embroidered-3pc-stitched-jls25209s.html</text:p>
          </table:table-cell>
        </table:table-row>
        <table:table-row table:style-name="ro1">
          <table:table-cell office:value-type="string" calcext:value-type="string">
            <text:p>BLUE DOBBY EMBROIDERED 3PC | JGKL-S-JGP-25-1534</text:p>
          </table:table-cell>
          <table:table-cell office:value-type="string" calcext:value-type="string">
            <text:p>PKR 6,890.00</text:p>
          </table:table-cell>
          <table:table-cell office:value-type="string" calcext:value-type="string">
            <text:p>J-10000089671</text:p>
          </table:table-cell>
          <table:table-cell office:value-type="string" calcext:value-type="string">
            <text:p>JGKL-S-JGP-25-1534 FB/BASIC BLOCK-0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dobby-embroidered-3pc-jgkl-s-jgp-25-1534.html</text:p>
          </table:table-cell>
        </table:table-row>
        <table:table-row table:style-name="ro1">
          <table:table-cell office:value-type="string" calcext:value-type="string">
            <text:p>YELLOW LAWN PRINTED 3PC STITCHED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32611</text:p>
          </table:table-cell>
          <table:table-cell office:value-type="string" calcext:value-type="string">
            <text:p>JLAWN-S-25-215/S PATCH ART-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yellow-lawn-printed-3pc-stitched-jls25215s.html</text:p>
          </table:table-cell>
        </table:table-row>
        <table:table-row table:style-name="ro1">
          <table:table-cell office:value-type="string" calcext:value-type="string">
            <text:p>WHITE LAWN PRINTED KURTI | JGLK-S-JGS-25-2501</text:p>
          </table:table-cell>
          <table:table-cell office:value-type="string" calcext:value-type="string">
            <text:p>PKR 3,190.00</text:p>
          </table:table-cell>
          <table:table-cell office:value-type="string" calcext:value-type="string">
            <text:p>J-10000093634</text:p>
          </table:table-cell>
          <table:table-cell office:value-type="string" calcext:value-type="string">
            <text:p>JGLK-S-JGS-25-2501 FB/NEON ETHNIC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white-lawn-printed-kurti-jglk-s-jgs-25-2501.html</text:p>
          </table:table-cell>
        </table:table-row>
        <table:table-row table:style-name="ro1">
          <table:table-cell office:value-type="string" calcext:value-type="string">
            <text:p>BLUE LAWN PRINTED KURTI</text:p>
          </table:table-cell>
          <table:table-cell office:value-type="string" calcext:value-type="string">
            <text:p>PKR 2,690.00</text:p>
          </table:table-cell>
          <table:table-cell office:value-type="string" calcext:value-type="string">
            <text:p>J-10000117484</text:p>
          </table:table-cell>
          <table:table-cell office:value-type="string" calcext:value-type="string">
            <text:p>JJLK-S-JSS-25-416 FB/ESSENTIAL-44-88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printed-kurti-jss25416s.html</text:p>
          </table:table-cell>
        </table:table-row>
        <table:table-row table:style-name="ro1">
          <table:table-cell office:value-type="string" calcext:value-type="string">
            <text:p>LILAC DOBBY EMBROIDERED 3PC | JGK-S-JGP-25-1533</text:p>
          </table:table-cell>
          <table:table-cell office:value-type="string" calcext:value-type="string">
            <text:p>PKR 6,890.00</text:p>
          </table:table-cell>
          <table:table-cell office:value-type="string" calcext:value-type="string">
            <text:p>J-10000090682</text:p>
          </table:table-cell>
          <table:table-cell office:value-type="string" calcext:value-type="string">
            <text:p>JGK-S-JGP-25-1533 FB/BASIC BLOCK-0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lilac-dobby-embroidered-3pc-jgk-s-jgp-25-1533.html</text:p>
          </table:table-cell>
        </table:table-row>
        <table:table-row table:style-name="ro1">
          <table:table-cell office:value-type="string" calcext:value-type="string">
            <text:p>GREEN DOBBY EMBROIDERED 3PC | JGKL-S-JGP-25-1531</text:p>
          </table:table-cell>
          <table:table-cell office:value-type="string" calcext:value-type="string">
            <text:p>PKR 6,890.00</text:p>
          </table:table-cell>
          <table:table-cell office:value-type="string" calcext:value-type="string">
            <text:p>J-10000089655</text:p>
          </table:table-cell>
          <table:table-cell office:value-type="string" calcext:value-type="string">
            <text:p>JGKL-S-JGP-25-1531 FB/BASIC BLOCK-0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dobby-embroidered-3pc-jgkl-s-jgp-25-1531.html</text:p>
          </table:table-cell>
        </table:table-row>
        <table:table-row table:style-name="ro1">
          <table:table-cell office:value-type="string" calcext:value-type="string">
            <text:p>OFF WHITE KHADDI SILK EMBROIDERED KURTI</text:p>
          </table:table-cell>
          <table:table-cell office:value-type="string" calcext:value-type="string">
            <text:p>PKR 3,495.00</text:p>
          </table:table-cell>
          <table:table-cell office:value-type="string" calcext:value-type="string">
            <text:p>J-10000072274</text:p>
          </table:table-cell>
          <table:table-cell office:value-type="string" calcext:value-type="string">
            <text:p>JJLK-W-JWS-24-3020 FB/ELFESYA-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khaddi-embroidered-kurti-jjlk-w-jws-24-3020.html</text:p>
          </table:table-cell>
        </table:table-row>
        <table:table-row table:style-name="ro1">
          <table:table-cell office:value-type="string" calcext:value-type="string">
            <text:p>OFF WHITE DOBBY EMBROIDERED 3PC | JGKL-S-JGP-25-1532</text:p>
          </table:table-cell>
          <table:table-cell office:value-type="string" calcext:value-type="string">
            <text:p>PKR 7,190.00</text:p>
          </table:table-cell>
          <table:table-cell office:value-type="string" calcext:value-type="string">
            <text:p>J-10000089663</text:p>
          </table:table-cell>
          <table:table-cell office:value-type="string" calcext:value-type="string">
            <text:p>JGKL-S-JGP-25-1532 FB/BASIC BLOCK-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dobby-embroidered-3pc-jgkl-s-jgp-25-1532.html</text:p>
          </table:table-cell>
        </table:table-row>
        <table:table-row table:style-name="ro1">
          <table:table-cell office:value-type="string" calcext:value-type="string">
            <text:p>YELLOW SILK EMBROIDERED 3PC | JGK-S-JGP-25-1522</text:p>
          </table:table-cell>
          <table:table-cell office:value-type="string" calcext:value-type="string">
            <text:p>PKR 8,390.00</text:p>
          </table:table-cell>
          <table:table-cell office:value-type="string" calcext:value-type="string">
            <text:p>J-10000095665</text:p>
          </table:table-cell>
          <table:table-cell office:value-type="string" calcext:value-type="string">
            <text:p>JGK-S-JGP-25-1522 FB/RAZZLE DAZZLE-0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yellow-silk-embroidered-3pc-jgk-s-jgp-25-1522.html</text:p>
          </table:table-cell>
        </table:table-row>
        <table:table-row table:style-name="ro1">
          <table:table-cell office:value-type="string" calcext:value-type="string">
            <text:p>BLUE LAWN PRINTED KURTI</text:p>
          </table:table-cell>
          <table:table-cell office:value-type="string" calcext:value-type="string">
            <text:p>PKR 2,690.00</text:p>
          </table:table-cell>
          <table:table-cell office:value-type="string" calcext:value-type="string">
            <text:p>J-10000120204</text:p>
          </table:table-cell>
          <table:table-cell office:value-type="string" calcext:value-type="string">
            <text:p>JJLK-S-JSS-25-415 FB/ESSENTIAL-4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printed-kurti-jss25415s.html</text:p>
          </table:table-cell>
        </table:table-row>
        <table:table-row table:style-name="ro1">
          <table:table-cell office:value-type="string" calcext:value-type="string">
            <text:p>BEIGE KHADDI SILK EMBROIDERED KURTI</text:p>
          </table:table-cell>
          <table:table-cell office:value-type="string" calcext:value-type="string">
            <text:p>PKR 2,995.00</text:p>
          </table:table-cell>
          <table:table-cell office:value-type="string" calcext:value-type="string">
            <text:p>J-10000072280</text:p>
          </table:table-cell>
          <table:table-cell office:value-type="string" calcext:value-type="string">
            <text:p>JJLK-W-JWS-24-3021 FB/ELFESYA-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eige-khaddi-embroidered-kurti-jjlk-w-jws-24-3021.html</text:p>
          </table:table-cell>
        </table:table-row>
        <table:table-row table:style-name="ro1">
          <table:table-cell office:value-type="string" calcext:value-type="string">
            <text:p>GREEN SILK EMBROIDERED 3PC | JGK-S-JGP-25-1521</text:p>
          </table:table-cell>
          <table:table-cell office:value-type="string" calcext:value-type="string">
            <text:p>PKR 8,390.00</text:p>
          </table:table-cell>
          <table:table-cell office:value-type="string" calcext:value-type="string">
            <text:p>J-10000095657</text:p>
          </table:table-cell>
          <table:table-cell office:value-type="string" calcext:value-type="string">
            <text:p>JGK-S-JGP-25-1521 FB/RAZZLE DAZZLE-0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silk-embroidered-3pc-jgk-s-jgp-25-1521.html</text:p>
          </table:table-cell>
        </table:table-row>
        <table:table-row table:style-name="ro1">
          <table:table-cell office:value-type="string" calcext:value-type="string">
            <text:p>BLUE LAWN PRINTED 3PC | JGK-S-JGP-25-1506</text:p>
          </table:table-cell>
          <table:table-cell office:value-type="string" calcext:value-type="string">
            <text:p>PKR 4,990.00</text:p>
          </table:table-cell>
          <table:table-cell office:value-type="string" calcext:value-type="string">
            <text:p>J-10000092580</text:p>
          </table:table-cell>
          <table:table-cell office:value-type="string" calcext:value-type="string">
            <text:p>JGK-S-JGP-25-1506 FB/IKKAT-0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printed-3pc-jgk-s-jgp-25-1506.html</text:p>
          </table:table-cell>
        </table:table-row>
        <table:table-row table:style-name="ro1">
          <table:table-cell office:value-type="string" calcext:value-type="string">
            <text:p>WHITE BLENDED KAMEEZ SHALWAR | JJKS-A-90500</text:p>
          </table:table-cell>
          <table:table-cell office:value-type="string" calcext:value-type="string">
            <text:p>PKR 7,490.00</text:p>
          </table:table-cell>
          <table:table-cell office:value-type="string" calcext:value-type="string">
            <text:p>J-10000101782</text:p>
          </table:table-cell>
          <table:table-cell office:value-type="string" calcext:value-type="string">
            <text:p>JJKS-A-90500/S24/JJ9663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white-blended-kameez-shalwar-jjks-a-90500.html</text:p>
          </table:table-cell>
        </table:table-row>
        <table:table-row table:style-name="ro1">
          <table:table-cell office:value-type="string" calcext:value-type="string">
            <text:p>PINK NET EMBROIDERED 3PC | JGKL-S-JGP-25-1520</text:p>
          </table:table-cell>
          <table:table-cell office:value-type="string" calcext:value-type="string">
            <text:p>PKR 8,390.00</text:p>
          </table:table-cell>
          <table:table-cell office:value-type="string" calcext:value-type="string">
            <text:p>J-10000095407</text:p>
          </table:table-cell>
          <table:table-cell office:value-type="string" calcext:value-type="string">
            <text:p>JGKL-S-JGP-25-1520 FB/RAZZLE DAZZLE-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net-embroidered-3pc-jgkl-s-jgp-25-1520.html</text:p>
          </table:table-cell>
        </table:table-row>
        <table:table-row table:style-name="ro1">
          <table:table-cell office:value-type="string" calcext:value-type="string">
            <text:p>MULTICOLOR LAWN PRINTED 3PC | JGK-S-JGP-25-1505</text:p>
          </table:table-cell>
          <table:table-cell office:value-type="string" calcext:value-type="string">
            <text:p>PKR 4,990.00</text:p>
          </table:table-cell>
          <table:table-cell office:value-type="string" calcext:value-type="string">
            <text:p>J-10000092572</text:p>
          </table:table-cell>
          <table:table-cell office:value-type="string" calcext:value-type="string">
            <text:p>JGK-S-JGP-25-1505 FB/IKKAT-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3pc-jgk-s-jgp-25-1505.html</text:p>
          </table:table-cell>
        </table:table-row>
        <table:table-row table:style-name="ro1">
          <table:table-cell office:value-type="string" calcext:value-type="string">
            <text:p>NAVY BLUE BLENDED KAMEEZ SHALWAR | JCKS-A-35843-R14-AP</text:p>
          </table:table-cell>
          <table:table-cell office:value-type="string" calcext:value-type="string">
            <text:p>PKR 3,590.00</text:p>
          </table:table-cell>
          <table:table-cell office:value-type="string" calcext:value-type="string">
            <text:p>J-10000085006</text:p>
          </table:table-cell>
          <table:table-cell office:value-type="string" calcext:value-type="string">
            <text:p>JCKS-A-35843-R14-AP/S24/JJ9664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navy-blue-blended-kameez-shalwar-jcks-a-35843-r14-ap.html</text:p>
          </table:table-cell>
        </table:table-row>
        <table:table-row table:style-name="ro1">
          <table:table-cell office:value-type="string" calcext:value-type="string">
            <text:p>BEIGE SILK EMBROIDERED 3PC | JGK-S-JGP-25-1519</text:p>
          </table:table-cell>
          <table:table-cell office:value-type="string" calcext:value-type="string">
            <text:p>PKR 8,390.00</text:p>
          </table:table-cell>
          <table:table-cell office:value-type="string" calcext:value-type="string">
            <text:p>J-10000095649</text:p>
          </table:table-cell>
          <table:table-cell office:value-type="string" calcext:value-type="string">
            <text:p>JGK-S-JGP-25-1519 FB/RAZZLE DAZZLE-0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eige-silk-embroidered-3pc-jgk-s-jgp-25-1519.html</text:p>
          </table:table-cell>
        </table:table-row>
        <table:table-row table:style-name="ro1">
          <table:table-cell office:value-type="string" calcext:value-type="string">
            <text:p>BLUE LAWN SCHIFFLI 3PC STITCHED</text:p>
          </table:table-cell>
          <table:table-cell office:value-type="string" calcext:value-type="string">
            <text:p>PKR 10,990.00</text:p>
          </table:table-cell>
          <table:table-cell office:value-type="string" calcext:value-type="string">
            <text:p>J-10000138338</text:p>
          </table:table-cell>
          <table:table-cell office:value-type="string" calcext:value-type="string">
            <text:p>JLAWN-S-25-229/S SCHIFFLI-0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schiffli-3pc-stitched-jls25229s.html</text:p>
          </table:table-cell>
        </table:table-row>
        <table:table-row table:style-name="ro1">
          <table:table-cell office:value-type="string" calcext:value-type="string">
            <text:p>YELLOW LAWN SCHIFFLI 3PC STITCHED</text:p>
          </table:table-cell>
          <table:table-cell office:value-type="string" calcext:value-type="string">
            <text:p>PKR 10,990.00</text:p>
          </table:table-cell>
          <table:table-cell office:value-type="string" calcext:value-type="string">
            <text:p>J-10000138320</text:p>
          </table:table-cell>
          <table:table-cell office:value-type="string" calcext:value-type="string">
            <text:p>JLAWN-S-25-226/S SCHIFFLI-0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yellow-lawn-schiffli-3pc-stitched-jls25226s.html</text:p>
          </table:table-cell>
        </table:table-row>
        <table:table-row table:style-name="ro1">
          <table:table-cell office:value-type="string" calcext:value-type="string">
            <text:p>BEIGE PAPER COTTON EMBROIDERED KURTI</text:p>
          </table:table-cell>
          <table:table-cell office:value-type="string" calcext:value-type="string">
            <text:p>PKR 3,745.00</text:p>
          </table:table-cell>
          <table:table-cell office:value-type="string" calcext:value-type="string">
            <text:p>J-10000069473</text:p>
          </table:table-cell>
          <table:table-cell office:value-type="string" calcext:value-type="string">
            <text:p>JJLK-W-JWS-24-3017 FB/ELFESYA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eige-paper-cotton-embroidered-kurti-jjlk-w-jws-24-3017.html</text:p>
          </table:table-cell>
        </table:table-row>
        <table:table-row table:style-name="ro1">
          <table:table-cell office:value-type="string" calcext:value-type="string">
            <text:p>MULTICOLOR LAWN PRINTED TROUSERS</text:p>
          </table:table-cell>
          <table:table-cell office:value-type="string" calcext:value-type="string">
            <text:p>PKR 1,990.00</text:p>
          </table:table-cell>
          <table:table-cell office:value-type="string" calcext:value-type="string">
            <text:p>J-10000118729</text:p>
          </table:table-cell>
          <table:table-cell office:value-type="string" calcext:value-type="string">
            <text:p>JJLT-S-25-414 FB/ESSENTIALS-4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trousers-jlt25414.html</text:p>
          </table:table-cell>
        </table:table-row>
        <table:table-row table:style-name="ro1">
          <table:table-cell office:value-type="string" calcext:value-type="string">
            <text:p>BLACK ORGANZA FORMAL UNSTITCHED 3PC</text:p>
          </table:table-cell>
          <table:table-cell office:value-type="string" calcext:value-type="string">
            <text:p>PKR 7,794.00</text:p>
          </table:table-cell>
          <table:table-cell office:value-type="float" office:value="10000064453" calcext:value-type="float">
            <text:p>10000064453</text:p>
          </table:table-cell>
          <table:table-cell office:value-type="string" calcext:value-type="string">
            <text:p>JJLS-S-JFU-24-719 FB/FALAK-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chiffon-formal-unstitched-3pc-jjls-s-jfu-24-719.html</text:p>
          </table:table-cell>
        </table:table-row>
        <table:table-row table:style-name="ro1">
          <table:table-cell office:value-type="string" calcext:value-type="string">
            <text:p>MULTICOLOR LAWN UNSTITCHED 3PC | JLAWN-S-24-563</text:p>
          </table:table-cell>
          <table:table-cell office:value-type="string" calcext:value-type="string">
            <text:p>PKR 2,704.00</text:p>
          </table:table-cell>
          <table:table-cell office:value-type="float" office:value="10000055634" calcext:value-type="float">
            <text:p>10000055634</text:p>
          </table:table-cell>
          <table:table-cell office:value-type="string" calcext:value-type="string">
            <text:p>JLAWN-S-24-563 BAHARAIN-A-7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unstitched-3pc-jlawn-s-24-563.html</text:p>
          </table:table-cell>
        </table:table-row>
        <table:table-row table:style-name="ro1">
          <table:table-cell office:value-type="string" calcext:value-type="string">
            <text:p>GREY BLENDED KURTA PAJAMA | JJKP-A-30821-R30-AP</text:p>
          </table:table-cell>
          <table:table-cell office:value-type="string" calcext:value-type="string">
            <text:p>PKR 5,690.00</text:p>
          </table:table-cell>
          <table:table-cell office:value-type="string" calcext:value-type="string">
            <text:p>J-10000085049</text:p>
          </table:table-cell>
          <table:table-cell office:value-type="string" calcext:value-type="string">
            <text:p>JJKP-A-30821-R30-AP/S24/JJ9664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y-blended-kurta-pajama-jjkp-a-30821-r30-ap.html</text:p>
          </table:table-cell>
        </table:table-row>
        <table:table-row table:style-name="ro1">
          <table:table-cell office:value-type="string" calcext:value-type="string">
            <text:p>TURQUOISE ORGANZA PRINTED KURTI | JGLK-S-JGS-25-2511</text:p>
          </table:table-cell>
          <table:table-cell office:value-type="string" calcext:value-type="string">
            <text:p>PKR 3,090.00</text:p>
          </table:table-cell>
          <table:table-cell office:value-type="string" calcext:value-type="string">
            <text:p>J-10000084173</text:p>
          </table:table-cell>
          <table:table-cell office:value-type="string" calcext:value-type="string">
            <text:p>JGLK-S-JGS-25-2511 FB/SHEEN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turquoise-organza-printed-kurti-jglk-s-jgs-25-2511.html</text:p>
          </table:table-cell>
        </table:table-row>
        <table:table-row table:style-name="ro1">
          <table:table-cell office:value-type="string" calcext:value-type="string">
            <text:p>OFF WHITE LAWN PRINTED KURTI | JGLK-S-JGS-25-2512</text:p>
          </table:table-cell>
          <table:table-cell office:value-type="string" calcext:value-type="string">
            <text:p>PKR 3,090.00</text:p>
          </table:table-cell>
          <table:table-cell office:value-type="string" calcext:value-type="string">
            <text:p>J-10000089310</text:p>
          </table:table-cell>
          <table:table-cell office:value-type="string" calcext:value-type="string">
            <text:p>JGLK-S-JGS-25-2512 FB/SHEEN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lawn-printed-kurti-jglk-s-jgs-25-2512.html</text:p>
          </table:table-cell>
        </table:table-row>
        <table:table-row table:style-name="ro1">
          <table:table-cell office:value-type="string" calcext:value-type="string">
            <text:p>BEIGE LAWN PRINTED KURTI | JGLK-S-JGS-25-2509</text:p>
          </table:table-cell>
          <table:table-cell office:value-type="string" calcext:value-type="string">
            <text:p>PKR 3,390.00</text:p>
          </table:table-cell>
          <table:table-cell office:value-type="string" calcext:value-type="string">
            <text:p>J-10000090666</text:p>
          </table:table-cell>
          <table:table-cell office:value-type="string" calcext:value-type="string">
            <text:p>JGLK-S-JGS-25-2509 FB/SHEEN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eige-lawn-printed-kurti-jglk-s-jgs-25-2509.html</text:p>
          </table:table-cell>
        </table:table-row>
        <table:table-row table:style-name="ro1">
          <table:table-cell office:value-type="string" calcext:value-type="string">
            <text:p>LILAC LAWN PRINTED KURTI | JGLK-S-JGS-25-2510</text:p>
          </table:table-cell>
          <table:table-cell office:value-type="string" calcext:value-type="string">
            <text:p>PKR 3,090.00</text:p>
          </table:table-cell>
          <table:table-cell office:value-type="string" calcext:value-type="string">
            <text:p>J-10000092524</text:p>
          </table:table-cell>
          <table:table-cell office:value-type="string" calcext:value-type="string">
            <text:p>JGLK-S-JGS-25-2510 FB/SHEEN-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lilac-lawn-printed-kurti-jglk-s-jgs-25-2510.html</text:p>
          </table:table-cell>
        </table:table-row>
        <table:table-row table:style-name="ro1">
          <table:table-cell office:value-type="string" calcext:value-type="string">
            <text:p>BLUE LAWN EMBROIDERED KURTI | JGLK-S-JGS-25-2508</text:p>
          </table:table-cell>
          <table:table-cell office:value-type="string" calcext:value-type="string">
            <text:p>PKR 2,990.00</text:p>
          </table:table-cell>
          <table:table-cell office:value-type="string" calcext:value-type="string">
            <text:p>J-10000086140</text:p>
          </table:table-cell>
          <table:table-cell office:value-type="string" calcext:value-type="string">
            <text:p>JGLK-S-JGS-25-2508 FB/ETHNIC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embroidered-kurti-jglk-s-jgs-25-2508.html</text:p>
          </table:table-cell>
        </table:table-row>
        <table:table-row table:style-name="ro1">
          <table:table-cell office:value-type="string" calcext:value-type="string">
            <text:p>GREEN LAWN SILK EMBROIDERED 3PC STITCHED</text:p>
          </table:table-cell>
          <table:table-cell office:value-type="string" calcext:value-type="string">
            <text:p>PKR 8,290.00</text:p>
          </table:table-cell>
          <table:table-cell office:value-type="string" calcext:value-type="string">
            <text:p>J-10000070276</text:p>
          </table:table-cell>
          <table:table-cell office:value-type="string" calcext:value-type="string">
            <text:p>JGK-W-24-1942 FB/SHIREEN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silk-embroidered-3pc-stitched-jgk-w-24-1942.html</text:p>
          </table:table-cell>
        </table:table-row>
        <table:table-row table:style-name="ro1">
          <table:table-cell office:value-type="string" calcext:value-type="string">
            <text:p>MAUVE LAWN EMBROIDERED KURTI | JGLK-S-JGS-25-2507</text:p>
          </table:table-cell>
          <table:table-cell office:value-type="string" calcext:value-type="string">
            <text:p>PKR 2,990.00</text:p>
          </table:table-cell>
          <table:table-cell office:value-type="string" calcext:value-type="string">
            <text:p>J-10000086132</text:p>
          </table:table-cell>
          <table:table-cell office:value-type="string" calcext:value-type="string">
            <text:p>JGLK-S-JGS-25-2507 FB/ETHNIC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auve-lawn-embroidered-kurti-jglk-s-jgs-25-2507.html</text:p>
          </table:table-cell>
        </table:table-row>
        <table:table-row table:style-name="ro1">
          <table:table-cell office:value-type="string" calcext:value-type="string">
            <text:p>AQUA LAWN EMBROIDERED 3PC | JGK-S-JGP-25-1541</text:p>
          </table:table-cell>
          <table:table-cell office:value-type="string" calcext:value-type="string">
            <text:p>PKR 5,390.00</text:p>
          </table:table-cell>
          <table:table-cell office:value-type="string" calcext:value-type="string">
            <text:p>J-10000097112</text:p>
          </table:table-cell>
          <table:table-cell office:value-type="string" calcext:value-type="string">
            <text:p>JGK-S-JGP-25-1541 FB/FLORISTA-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aqua-lawn-embroidered-3pc-jgk-s-jgp-25-1541.html</text:p>
          </table:table-cell>
        </table:table-row>
        <table:table-row table:style-name="ro1">
          <table:table-cell office:value-type="string" calcext:value-type="string">
            <text:p>WHITE LAWN EMBROIDERED 3PC | JGK-S-JGP-25-1538</text:p>
          </table:table-cell>
          <table:table-cell office:value-type="string" calcext:value-type="string">
            <text:p>PKR 5,990.00</text:p>
          </table:table-cell>
          <table:table-cell office:value-type="string" calcext:value-type="string">
            <text:p>J-10000097104</text:p>
          </table:table-cell>
          <table:table-cell office:value-type="string" calcext:value-type="string">
            <text:p>JGK-S-JGP-25-1538 FB/FLORISTA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white-lawn-embroidered-3pc-jgk-s-jgp-25-1538.html</text:p>
          </table:table-cell>
        </table:table-row>
        <table:table-row table:style-name="ro1">
          <table:table-cell office:value-type="string" calcext:value-type="string">
            <text:p>GREEN LAWN PRINTED KURTI</text:p>
          </table:table-cell>
          <table:table-cell office:value-type="string" calcext:value-type="string">
            <text:p>PKR 2,690.00</text:p>
          </table:table-cell>
          <table:table-cell office:value-type="string" calcext:value-type="string">
            <text:p>J-10000118723</text:p>
          </table:table-cell>
          <table:table-cell office:value-type="string" calcext:value-type="string">
            <text:p>JJLK-S-JSS-25-420 FB/ESSENTIALS-48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printed-kurti-jss25420s.html</text:p>
          </table:table-cell>
        </table:table-row>
        <table:table-row table:style-name="ro1">
          <table:table-cell office:value-type="string" calcext:value-type="string">
            <text:p>PINK LAWN PRINTED KURTI</text:p>
          </table:table-cell>
          <table:table-cell office:value-type="string" calcext:value-type="string">
            <text:p>PKR 2,690.00</text:p>
          </table:table-cell>
          <table:table-cell office:value-type="string" calcext:value-type="string">
            <text:p>J-10000118717</text:p>
          </table:table-cell>
          <table:table-cell office:value-type="string" calcext:value-type="string">
            <text:p>JJLK-S-JSS-25-419 FB/ESSENTIALS-47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lawn-printed-kurti-jss25419s.html</text:p>
          </table:table-cell>
        </table:table-row>
        <table:table-row table:style-name="ro1">
          <table:table-cell office:value-type="string" calcext:value-type="string">
            <text:p>BROWN BLENDED KAMEEZ SHALWAR | JCKS-A-90473</text:p>
          </table:table-cell>
          <table:table-cell office:value-type="string" calcext:value-type="string">
            <text:p>PKR 4,390.00</text:p>
          </table:table-cell>
          <table:table-cell office:value-type="string" calcext:value-type="string">
            <text:p>J-10000087702</text:p>
          </table:table-cell>
          <table:table-cell office:value-type="string" calcext:value-type="string">
            <text:p>JCKS-A-90473/S24/JJ9417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rown-blended-kameez-shalwar-jcks-a-90473.html</text:p>
          </table:table-cell>
        </table:table-row>
        <table:table-row table:style-name="ro1">
          <table:table-cell office:value-type="string" calcext:value-type="string">
            <text:p>PINK LAWN EMBROIDERED KURTI | JGLK-S-JGS-25-2506</text:p>
          </table:table-cell>
          <table:table-cell office:value-type="string" calcext:value-type="string">
            <text:p>PKR 2,990.00</text:p>
          </table:table-cell>
          <table:table-cell office:value-type="string" calcext:value-type="string">
            <text:p>J-10000086124</text:p>
          </table:table-cell>
          <table:table-cell office:value-type="string" calcext:value-type="string">
            <text:p>JGLK-S-JGS-25-2506 FB/ETHNIC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lawn-embroidered-kurti-jglk-s-jgs-25-2506.html</text:p>
          </table:table-cell>
        </table:table-row>
        <table:table-row table:style-name="ro1">
          <table:table-cell office:value-type="string" calcext:value-type="string">
            <text:p>PINK LAWN EMBROIDERED 3PC | JGK-S-JGP-25-1536</text:p>
          </table:table-cell>
          <table:table-cell office:value-type="string" calcext:value-type="string">
            <text:p>PKR 5,690.00</text:p>
          </table:table-cell>
          <table:table-cell office:value-type="string" calcext:value-type="string">
            <text:p>J-10000097088</text:p>
          </table:table-cell>
          <table:table-cell office:value-type="string" calcext:value-type="string">
            <text:p>JGK-S-JGP-25-1536 FB/FLORISTA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lawn-embroidered-3pc-jgk-s-jgp-25-1536.html</text:p>
          </table:table-cell>
        </table:table-row>
        <table:table-row table:style-name="ro1">
          <table:table-cell office:value-type="string" calcext:value-type="string">
            <text:p>ORANGE LAWN EMBROIDERED 3PC | JGK-S-JGP-25-1535</text:p>
          </table:table-cell>
          <table:table-cell office:value-type="string" calcext:value-type="string">
            <text:p>PKR 5,390.00</text:p>
          </table:table-cell>
          <table:table-cell office:value-type="string" calcext:value-type="string">
            <text:p>J-10000097080</text:p>
          </table:table-cell>
          <table:table-cell office:value-type="string" calcext:value-type="string">
            <text:p>JGK-S-JGP-25-1535 FB/FLORISTA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range-lawn-embroidered-3pc-jgk-s-jgp-25-1535.html</text:p>
          </table:table-cell>
        </table:table-row>
        <table:table-row table:style-name="ro1">
          <table:table-cell office:value-type="string" calcext:value-type="string">
            <text:p>GREEN RAW SILK EMBROIDERED KURTI</text:p>
          </table:table-cell>
          <table:table-cell office:value-type="string" calcext:value-type="string">
            <text:p>PKR 2,995.00</text:p>
          </table:table-cell>
          <table:table-cell office:value-type="string" calcext:value-type="string">
            <text:p>J-10000070589</text:p>
          </table:table-cell>
          <table:table-cell office:value-type="string" calcext:value-type="string">
            <text:p>JJLK-W-JWS-24-3055 FB/GOTA VINTAGE-0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raw-silk-embroidered-kurti-jjlk-w-jws-24-3055.html</text:p>
          </table:table-cell>
        </table:table-row>
        <table:table-row table:style-name="ro1">
          <table:table-cell office:value-type="string" calcext:value-type="string">
            <text:p>MAROON LAWN PRINTED TROUSERS</text:p>
          </table:table-cell>
          <table:table-cell office:value-type="string" calcext:value-type="string">
            <text:p>PKR 1,990.00</text:p>
          </table:table-cell>
          <table:table-cell office:value-type="string" calcext:value-type="string">
            <text:p>J-10000122546</text:p>
          </table:table-cell>
          <table:table-cell office:value-type="string" calcext:value-type="string">
            <text:p>JJLT-S-25-418 FB/ESSENTIALS-4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aroon-lawn-printed-trousers-jlt25418.html</text:p>
          </table:table-cell>
        </table:table-row>
        <table:table-row table:style-name="ro1">
          <table:table-cell office:value-type="string" calcext:value-type="string">
            <text:p>BLACK CAMBRIC PRINTED KURTI</text:p>
          </table:table-cell>
          <table:table-cell office:value-type="string" calcext:value-type="string">
            <text:p>PKR 1,813.00</text:p>
          </table:table-cell>
          <table:table-cell office:value-type="string" calcext:value-type="string">
            <text:p>J-10000076100</text:p>
          </table:table-cell>
          <table:table-cell office:value-type="string" calcext:value-type="string">
            <text:p>JJLK-W-JWS-24-3062 FB/ESSENTIALS-4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cambric-printed-kurti-jjlk-w-jws-24-3062.html</text:p>
          </table:table-cell>
        </table:table-row>
        <table:table-row table:style-name="ro1">
          <table:table-cell office:value-type="string" calcext:value-type="string">
            <text:p>MUSTARD CAMBRIC PRINTED KURTI</text:p>
          </table:table-cell>
          <table:table-cell office:value-type="string" calcext:value-type="string">
            <text:p>PKR 1,813.00</text:p>
          </table:table-cell>
          <table:table-cell office:value-type="string" calcext:value-type="string">
            <text:p>J-10000076106</text:p>
          </table:table-cell>
          <table:table-cell office:value-type="string" calcext:value-type="string">
            <text:p>JJLK-W-JWS-24-3063 FB/ESSENTIALS-4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stard-cambric-printed-kurti-jjlk-w-jws-24-3063.html</text:p>
          </table:table-cell>
        </table:table-row>
        <table:table-row table:style-name="ro1">
          <table:table-cell office:value-type="string" calcext:value-type="string">
            <text:p>GREEN CAMBRIC PRINTED KURTI</text:p>
          </table:table-cell>
          <table:table-cell office:value-type="string" calcext:value-type="string">
            <text:p>PKR 1,813.00</text:p>
          </table:table-cell>
          <table:table-cell office:value-type="string" calcext:value-type="string">
            <text:p>J-10000080202</text:p>
          </table:table-cell>
          <table:table-cell office:value-type="string" calcext:value-type="string">
            <text:p>JJLK-W-JWS-24-3056 FB/ESSENTIAL-37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cambric-printed-kurti-jjlk-w-jws-24-3056.html</text:p>
          </table:table-cell>
        </table:table-row>
        <table:table-row table:style-name="ro1">
          <table:table-cell office:value-type="string" calcext:value-type="string">
            <text:p>BLUE CAMBRIC PRINTED KURTI</text:p>
          </table:table-cell>
          <table:table-cell office:value-type="string" calcext:value-type="string">
            <text:p>PKR 1,813.00</text:p>
          </table:table-cell>
          <table:table-cell office:value-type="string" calcext:value-type="string">
            <text:p>J-10000076118</text:p>
          </table:table-cell>
          <table:table-cell office:value-type="string" calcext:value-type="string">
            <text:p>JJLK-W-JWS-24-3065 FB/ESSENTIALS-4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cambric-printed-kurti-jjlk-w-jws-24-3065.html</text:p>
          </table:table-cell>
        </table:table-row>
        <table:table-row table:style-name="ro1">
          <table:table-cell office:value-type="string" calcext:value-type="string">
            <text:p>BLUE CAMBRIC PRINTED KURTI</text:p>
          </table:table-cell>
          <table:table-cell office:value-type="string" calcext:value-type="string">
            <text:p>PKR 1,813.00</text:p>
          </table:table-cell>
          <table:table-cell office:value-type="string" calcext:value-type="string">
            <text:p>J-10000080208</text:p>
          </table:table-cell>
          <table:table-cell office:value-type="string" calcext:value-type="string">
            <text:p>JJLK-W-JWS-24-3057 FB/ESSENTIAL-38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cambric-printed-kurti-jjlk-w-jws-24-3057.html</text:p>
          </table:table-cell>
        </table:table-row>
        <table:table-row table:style-name="ro1">
          <table:table-cell office:value-type="string" calcext:value-type="string">
            <text:p>ORANGE CAMBRIC PRINTED KURTI</text:p>
          </table:table-cell>
          <table:table-cell office:value-type="string" calcext:value-type="string">
            <text:p>PKR 1,813.00</text:p>
          </table:table-cell>
          <table:table-cell office:value-type="string" calcext:value-type="string">
            <text:p>J-10000080220</text:p>
          </table:table-cell>
          <table:table-cell office:value-type="string" calcext:value-type="string">
            <text:p>JJLK-W-JWS-24-3059 FB/ESSENTIAL-40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range-cambric-printed-kurti-jjlk-w-jws-24-3059.html</text:p>
          </table:table-cell>
        </table:table-row>
        <table:table-row table:style-name="ro1">
          <table:table-cell office:value-type="string" calcext:value-type="string">
            <text:p>BROWN SHALWAR | JJLT-W-24-3070</text:p>
          </table:table-cell>
          <table:table-cell office:value-type="string" calcext:value-type="string">
            <text:p>PKR 1,463.00</text:p>
          </table:table-cell>
          <table:table-cell office:value-type="string" calcext:value-type="string">
            <text:p>J-10000078321</text:p>
          </table:table-cell>
          <table:table-cell office:value-type="string" calcext:value-type="string">
            <text:p>JJLT-W-24-3070 FB/ESSENTIALS-5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rown-shalwar-jjlt-w-24-3070.html</text:p>
          </table:table-cell>
        </table:table-row>
        <table:table-row table:style-name="ro1">
          <table:table-cell office:value-type="string" calcext:value-type="string">
            <text:p>MULTICOLOR CAMBRIC PRINTED KURTI</text:p>
          </table:table-cell>
          <table:table-cell office:value-type="string" calcext:value-type="string">
            <text:p>PKR 1,813.00</text:p>
          </table:table-cell>
          <table:table-cell office:value-type="string" calcext:value-type="string">
            <text:p>J-10000076124</text:p>
          </table:table-cell>
          <table:table-cell office:value-type="string" calcext:value-type="string">
            <text:p>JJLK-W-JWS-24-3066 FB/ESSENTIALS-47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cambric-printed-kurti-jjlk-w-jws-24-3066.html</text:p>
          </table:table-cell>
        </table:table-row>
        <table:table-row table:style-name="ro1">
          <table:table-cell office:value-type="string" calcext:value-type="string">
            <text:p>OFF WHITE CAMBRIC PRINTED KURTI</text:p>
          </table:table-cell>
          <table:table-cell office:value-type="string" calcext:value-type="string">
            <text:p>PKR 1,813.00</text:p>
          </table:table-cell>
          <table:table-cell office:value-type="string" calcext:value-type="string">
            <text:p>J-10000082324</text:p>
          </table:table-cell>
          <table:table-cell office:value-type="string" calcext:value-type="string">
            <text:p>JJLK-W-JWS-24-3069 FB/ESSENTIAL-50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cambric-printed-kurti-jjlk-w-jws-24-3069.html</text:p>
          </table:table-cell>
        </table:table-row>
        <table:table-row table:style-name="ro1">
          <table:table-cell office:value-type="string" calcext:value-type="string">
            <text:p>YELLOW CAMBRIC PRINTED KURTI</text:p>
          </table:table-cell>
          <table:table-cell office:value-type="string" calcext:value-type="string">
            <text:p>PKR 1,813.00</text:p>
          </table:table-cell>
          <table:table-cell office:value-type="string" calcext:value-type="string">
            <text:p>J-10000082336</text:p>
          </table:table-cell>
          <table:table-cell office:value-type="string" calcext:value-type="string">
            <text:p>JJLK-W-JWS-24-3071 FB/ESSENTIAL-5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yellow-cambric-printed-kurti-jjlk-w-jws-24-3071.html</text:p>
          </table:table-cell>
        </table:table-row>
        <table:table-row table:style-name="ro1">
          <table:table-cell office:value-type="string" calcext:value-type="string">
            <text:p>BROWN CAMBRIC PRINTED KURTI</text:p>
          </table:table-cell>
          <table:table-cell office:value-type="string" calcext:value-type="string">
            <text:p>PKR 1,813.00</text:p>
          </table:table-cell>
          <table:table-cell office:value-type="string" calcext:value-type="string">
            <text:p>J-10000082342</text:p>
          </table:table-cell>
          <table:table-cell office:value-type="string" calcext:value-type="string">
            <text:p>JJLK-W-JWS-24-3072 FB/ESSENTIAL-5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rown-cambric-printed-kurti-jjlk-w-jws-24-3072.html</text:p>
          </table:table-cell>
        </table:table-row>
        <table:table-row table:style-name="ro1">
          <table:table-cell office:value-type="string" calcext:value-type="string">
            <text:p>PINK CAMBRIC PRINTED SHALWAR | JJLT-W-24-3060</text:p>
          </table:table-cell>
          <table:table-cell office:value-type="string" calcext:value-type="string">
            <text:p>PKR 1,463.00</text:p>
          </table:table-cell>
          <table:table-cell office:value-type="string" calcext:value-type="string">
            <text:p>J-10000080266</text:p>
          </table:table-cell>
          <table:table-cell office:value-type="string" calcext:value-type="string">
            <text:p>JJLT-W-24-3060 FB/ESSENTIAL-4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cambric-printed-shalwar-jjlt-w-24-3060.html</text:p>
          </table:table-cell>
        </table:table-row>
        <table:table-row table:style-name="ro1">
          <table:table-cell office:value-type="string" calcext:value-type="string">
            <text:p>BLUE CAMBRIC PRINTED KURTI</text:p>
          </table:table-cell>
          <table:table-cell office:value-type="string" calcext:value-type="string">
            <text:p>PKR 1,813.00</text:p>
          </table:table-cell>
          <table:table-cell office:value-type="string" calcext:value-type="string">
            <text:p>J-10000082348</text:p>
          </table:table-cell>
          <table:table-cell office:value-type="string" calcext:value-type="string">
            <text:p>JJLK-W-JWS-24-3073 FB/ESSENTIAL-5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cambric-printed-kurti-jjlk-w-jws-24-3073.html</text:p>
          </table:table-cell>
        </table:table-row>
        <table:table-row table:style-name="ro1">
          <table:table-cell office:value-type="string" calcext:value-type="string">
            <text:p>BLACK RAW SILK SHALWAR | JJLT-W-24-3053</text:p>
          </table:table-cell>
          <table:table-cell office:value-type="string" calcext:value-type="string">
            <text:p>PKR 2,190.00</text:p>
          </table:table-cell>
          <table:table-cell office:value-type="string" calcext:value-type="string">
            <text:p>J-10000070704</text:p>
          </table:table-cell>
          <table:table-cell office:value-type="string" calcext:value-type="string">
            <text:p>JJLT-W-24-3053 FB/GOTA VINTAGE-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raw-silk-shalwar-jjlt-w-24-3053.html</text:p>
          </table:table-cell>
        </table:table-row>
        <table:table-row table:style-name="ro1">
          <table:table-cell office:value-type="string" calcext:value-type="string">
            <text:p>BLUE SHALWAR | JJLT-W-24-3073</text:p>
          </table:table-cell>
          <table:table-cell office:value-type="string" calcext:value-type="string">
            <text:p>PKR 1,463.00</text:p>
          </table:table-cell>
          <table:table-cell office:value-type="string" calcext:value-type="string">
            <text:p>J-10000078328</text:p>
          </table:table-cell>
          <table:table-cell office:value-type="string" calcext:value-type="string">
            <text:p>JJLT-W-24-3073 FB/ESSENTIALS-5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shalwar-jjlt-w-24-3073.html</text:p>
          </table:table-cell>
        </table:table-row>
        <table:table-row table:style-name="ro1">
          <table:table-cell office:value-type="string" calcext:value-type="string">
            <text:p>BLACK CAMBRIC PRINTED TROUSERS | JJLT-W-24-3062</text:p>
          </table:table-cell>
          <table:table-cell office:value-type="string" calcext:value-type="string">
            <text:p>PKR 1,323.00</text:p>
          </table:table-cell>
          <table:table-cell office:value-type="string" calcext:value-type="string">
            <text:p>J-10000076407</text:p>
          </table:table-cell>
          <table:table-cell office:value-type="string" calcext:value-type="string">
            <text:p>JJLT-W-24-3062 FB/ESSENTIALS-4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cambric-printed-trousers-jjlt-w-24-3062.html</text:p>
          </table:table-cell>
        </table:table-row>
        <table:table-row table:style-name="ro1">
          <table:table-cell office:value-type="string" calcext:value-type="string">
            <text:p>PINK RAW SILK TROUSERS | JJLT-W-24-3054</text:p>
          </table:table-cell>
          <table:table-cell office:value-type="string" calcext:value-type="string">
            <text:p>PKR 2,090.00</text:p>
          </table:table-cell>
          <table:table-cell office:value-type="string" calcext:value-type="string">
            <text:p>J-10000070711</text:p>
          </table:table-cell>
          <table:table-cell office:value-type="string" calcext:value-type="string">
            <text:p>JJLT-W-24-3054 FB/GOTA VINTAGE-0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raw-silk-trousers-jjlt-w-24-3054.html</text:p>
          </table:table-cell>
        </table:table-row>
        <table:table-row table:style-name="ro1">
          <table:table-cell office:value-type="string" calcext:value-type="string">
            <text:p>MUSTARD CAMBRIC PRINTED TROUSERS | JJLT-W-24-3063</text:p>
          </table:table-cell>
          <table:table-cell office:value-type="string" calcext:value-type="string">
            <text:p>PKR 1,323.00</text:p>
          </table:table-cell>
          <table:table-cell office:value-type="string" calcext:value-type="string">
            <text:p>J-10000076435</text:p>
          </table:table-cell>
          <table:table-cell office:value-type="string" calcext:value-type="string">
            <text:p>JJLT-W-24-3063 FB/ESSENTIALS-4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stard-cambric-printed-trousers-jjlt-w-24-3063.html</text:p>
          </table:table-cell>
        </table:table-row>
        <table:table-row table:style-name="ro1">
          <table:table-cell office:value-type="string" calcext:value-type="string">
            <text:p>GREEN CAMBRIC PRINTED SHALWAR | JJLT-W-24-3061</text:p>
          </table:table-cell>
          <table:table-cell office:value-type="string" calcext:value-type="string">
            <text:p>PKR 1,463.00</text:p>
          </table:table-cell>
          <table:table-cell office:value-type="string" calcext:value-type="string">
            <text:p>J-10000080273</text:p>
          </table:table-cell>
          <table:table-cell office:value-type="string" calcext:value-type="string">
            <text:p>JJLT-W-24-3061 FB/ESSENTIAL-4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cambric-printed-shalwar-jjlt-w-24-3061.html</text:p>
          </table:table-cell>
        </table:table-row>
        <table:table-row table:style-name="ro1">
          <table:table-cell office:value-type="string" calcext:value-type="string">
            <text:p>BLUE CAMBRIC PRINTED TROUSERS | JJLT-W-24-3065</text:p>
          </table:table-cell>
          <table:table-cell office:value-type="string" calcext:value-type="string">
            <text:p>PKR 1,323.00</text:p>
          </table:table-cell>
          <table:table-cell office:value-type="string" calcext:value-type="string">
            <text:p>J-10000076421</text:p>
          </table:table-cell>
          <table:table-cell office:value-type="string" calcext:value-type="string">
            <text:p>JJLT-W-24-3065 FB/ESSENTIALS-4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cambric-printed-trousers-jjlt-w-24-3065.html</text:p>
          </table:table-cell>
        </table:table-row>
        <table:table-row table:style-name="ro1">
          <table:table-cell office:value-type="string" calcext:value-type="string">
            <text:p>MAROON LAWN KURTI | JJLK-S-JSS-24-367</text:p>
          </table:table-cell>
          <table:table-cell office:value-type="string" calcext:value-type="string">
            <text:p>PKR 2,048.00</text:p>
          </table:table-cell>
          <table:table-cell office:value-type="string" calcext:value-type="string">
            <text:p>J-10000039141</text:p>
          </table:table-cell>
          <table:table-cell office:value-type="string" calcext:value-type="string">
            <text:p>JJLK-S-JSS-24-367 FB/ESSENTIAL-0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aroon-lawn-kurti-jjlk-s-jss-24-367.html</text:p>
          </table:table-cell>
        </table:table-row>
        <table:table-row table:style-name="ro1">
          <table:table-cell office:value-type="string" calcext:value-type="string">
            <text:p>MULTICOLOR CAMBRIC PRINTED TROUSERS | JJLT-W-24-3066</text:p>
          </table:table-cell>
          <table:table-cell office:value-type="string" calcext:value-type="string">
            <text:p>PKR 1,323.00</text:p>
          </table:table-cell>
          <table:table-cell office:value-type="string" calcext:value-type="string">
            <text:p>J-10000076449</text:p>
          </table:table-cell>
          <table:table-cell office:value-type="string" calcext:value-type="string">
            <text:p>JJLT-W-24-3066 FB/ESSENTIALS-47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cambric-printed-trousers-jjlt-w-24-3066.html</text:p>
          </table:table-cell>
        </table:table-row>
        <table:table-row table:style-name="ro1">
          <table:table-cell office:value-type="string" calcext:value-type="string">
            <text:p>GREEN LAWN KURTI | JJLK-S-JSS-24-365</text:p>
          </table:table-cell>
          <table:table-cell office:value-type="string" calcext:value-type="string">
            <text:p>PKR 2,048.00</text:p>
          </table:table-cell>
          <table:table-cell office:value-type="string" calcext:value-type="string">
            <text:p>J-10000039129</text:p>
          </table:table-cell>
          <table:table-cell office:value-type="string" calcext:value-type="string">
            <text:p>JJLK-S-JSS-24-365 FB/ESSENTIAL-0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kurti-jjlk-s-jss-24-365.html</text:p>
          </table:table-cell>
        </table:table-row>
        <table:table-row table:style-name="ro1">
          <table:table-cell office:value-type="string" calcext:value-type="string">
            <text:p>PINK LIMINAL SHALWAR | JJLT-S-24-3008</text:p>
          </table:table-cell>
          <table:table-cell office:value-type="string" calcext:value-type="string">
            <text:p>PKR 1,512.00</text:p>
          </table:table-cell>
          <table:table-cell office:value-type="string" calcext:value-type="string">
            <text:p>J-10000066790</text:p>
          </table:table-cell>
          <table:table-cell office:value-type="string" calcext:value-type="string">
            <text:p>JJLT-S-24-3008 FB/ESSENTIALS-3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liminal-shalwar-jjlt-s-24-3008.html</text:p>
          </table:table-cell>
        </table:table-row>
        <table:table-row table:style-name="ro1">
          <table:table-cell office:value-type="string" calcext:value-type="string">
            <text:p>RED LAWN KURTI | JJLK-S-JSS-24-370</text:p>
          </table:table-cell>
          <table:table-cell office:value-type="string" calcext:value-type="string">
            <text:p>PKR 2,048.00</text:p>
          </table:table-cell>
          <table:table-cell office:value-type="string" calcext:value-type="string">
            <text:p>J-10000039159</text:p>
          </table:table-cell>
          <table:table-cell office:value-type="string" calcext:value-type="string">
            <text:p>JJLK-S-JSS-24-370 FB/ESSENTIAL-0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red-lawn-kurti-jjlk-s-jss-24-370.html</text:p>
          </table:table-cell>
        </table:table-row>
        <table:table-row table:style-name="ro1">
          <table:table-cell office:value-type="string" calcext:value-type="string">
            <text:p>BLUE LAWN KURTI | JJLK-S-JSS-24-366</text:p>
          </table:table-cell>
          <table:table-cell office:value-type="string" calcext:value-type="string">
            <text:p>PKR 2,048.00</text:p>
          </table:table-cell>
          <table:table-cell office:value-type="string" calcext:value-type="string">
            <text:p>J-10000039135</text:p>
          </table:table-cell>
          <table:table-cell office:value-type="string" calcext:value-type="string">
            <text:p>JJLK-S-JSS-24-366 FB/ESSENTIAL-0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kurti-jjlk-s-jss-24-366.html</text:p>
          </table:table-cell>
        </table:table-row>
        <table:table-row table:style-name="ro1">
          <table:table-cell office:value-type="string" calcext:value-type="string">
            <text:p>MUSTARD LAWN KURTI | JJLK-S-JSS-24-368</text:p>
          </table:table-cell>
          <table:table-cell office:value-type="string" calcext:value-type="string">
            <text:p>PKR 2,048.00</text:p>
          </table:table-cell>
          <table:table-cell office:value-type="string" calcext:value-type="string">
            <text:p>J-10000039147</text:p>
          </table:table-cell>
          <table:table-cell office:value-type="string" calcext:value-type="string">
            <text:p>JJLK-S-JSS-24-368 FB/ESSENTIAL-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stard-lawn-kurti-jjlk-s-jss-24-368.html</text:p>
          </table:table-cell>
        </table:table-row>
        <table:table-row table:style-name="ro1">
          <table:table-cell office:value-type="string" calcext:value-type="string">
            <text:p>YELLOW LAWN KURTI | JJLK-S-JSS-24-369</text:p>
          </table:table-cell>
          <table:table-cell office:value-type="string" calcext:value-type="string">
            <text:p>PKR 2,048.00</text:p>
          </table:table-cell>
          <table:table-cell office:value-type="string" calcext:value-type="string">
            <text:p>J-10000039153</text:p>
          </table:table-cell>
          <table:table-cell office:value-type="string" calcext:value-type="string">
            <text:p>JJLK-S-JSS-24-369 FB/ESSENTIAL-0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yellow-lawn-kurti-jjlk-s-jss-24-369.html</text:p>
          </table:table-cell>
        </table:table-row>
        <table:table-row table:style-name="ro1">
          <table:table-cell office:value-type="string" calcext:value-type="string">
            <text:p>MAROON LAWN TROUSERS | JJLT-S-24-367</text:p>
          </table:table-cell>
          <table:table-cell office:value-type="string" calcext:value-type="string">
            <text:p>PKR 1,552.00</text:p>
          </table:table-cell>
          <table:table-cell office:value-type="string" calcext:value-type="string">
            <text:p>J-10000059134</text:p>
          </table:table-cell>
          <table:table-cell office:value-type="string" calcext:value-type="string">
            <text:p>JJLT-S-24-367 FB/ESSENTIAL-0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aroon-lawn-trousers-jjlt-s-24-367.html</text:p>
          </table:table-cell>
        </table:table-row>
        <table:table-row table:style-name="ro1">
          <table:table-cell office:value-type="string" calcext:value-type="string">
            <text:p>BLUE LAWN KURTI | JJLK-S-JSS-24-446</text:p>
          </table:table-cell>
          <table:table-cell office:value-type="string" calcext:value-type="string">
            <text:p>PKR 2,048.00</text:p>
          </table:table-cell>
          <table:table-cell office:value-type="string" calcext:value-type="string">
            <text:p>J-10000053094</text:p>
          </table:table-cell>
          <table:table-cell office:value-type="string" calcext:value-type="string">
            <text:p>JJLK-S-JSS-24-446 FB/ESSENTIALS-17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kurti-jjlk-s-jss-24-446.html</text:p>
          </table:table-cell>
        </table:table-row>
        <table:table-row table:style-name="ro1">
          <table:table-cell office:value-type="string" calcext:value-type="string">
            <text:p>BLUE LAWN KURTI | JJLK-S-JSS-24-372</text:p>
          </table:table-cell>
          <table:table-cell office:value-type="string" calcext:value-type="string">
            <text:p>PKR 2,048.00</text:p>
          </table:table-cell>
          <table:table-cell office:value-type="string" calcext:value-type="string">
            <text:p>J-10000039171</text:p>
          </table:table-cell>
          <table:table-cell office:value-type="string" calcext:value-type="string">
            <text:p>JJLK-S-JSS-24-372 FB/ESSENTIAL-0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kurti-jjlk-s-jss-24-372.html</text:p>
          </table:table-cell>
        </table:table-row>
        <table:table-row table:style-name="ro1">
          <table:table-cell office:value-type="string" calcext:value-type="string">
            <text:p>BEIGE LAWN KURTI | JJLK-S-JSS-24-371</text:p>
          </table:table-cell>
          <table:table-cell office:value-type="string" calcext:value-type="string">
            <text:p>PKR 2,048.00</text:p>
          </table:table-cell>
          <table:table-cell office:value-type="string" calcext:value-type="string">
            <text:p>J-10000039165</text:p>
          </table:table-cell>
          <table:table-cell office:value-type="string" calcext:value-type="string">
            <text:p>JJLK-S-JSS-24-371 FB/ESSENTIAL-0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eige-lawn-kurti-jjlk-s-jss-24-371.html</text:p>
          </table:table-cell>
        </table:table-row>
        <table:table-row table:style-name="ro1">
          <table:table-cell office:value-type="string" calcext:value-type="string">
            <text:p>RED LAWN TROUSERS | JJLT-S-24-370</text:p>
          </table:table-cell>
          <table:table-cell office:value-type="string" calcext:value-type="string">
            <text:p>PKR 1,552.00</text:p>
          </table:table-cell>
          <table:table-cell office:value-type="string" calcext:value-type="string">
            <text:p>J-10000039287</text:p>
          </table:table-cell>
          <table:table-cell office:value-type="string" calcext:value-type="string">
            <text:p>JJLT-S-24-370 FB/ESSENTIAL-0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red-lawn-trousers-jjlt-s-24-370.html</text:p>
          </table:table-cell>
        </table:table-row>
        <table:table-row table:style-name="ro1">
          <table:table-cell office:value-type="string" calcext:value-type="string">
            <text:p>ORANGE LAWN TROUSERS | JJLT-S-24-442</text:p>
          </table:table-cell>
          <table:table-cell office:value-type="string" calcext:value-type="string">
            <text:p>PKR 1,640.00</text:p>
          </table:table-cell>
          <table:table-cell office:value-type="string" calcext:value-type="string">
            <text:p>J-10000056796</text:p>
          </table:table-cell>
          <table:table-cell office:value-type="string" calcext:value-type="string">
            <text:p>JJLT-S-24-442 FB/ESSENTIALS-1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range-lawn-trousers-jjlt-s-24-442.html</text:p>
          </table:table-cell>
        </table:table-row>
        <table:table-row table:style-name="ro1">
          <table:table-cell office:value-type="string" calcext:value-type="string">
            <text:p>PINK-BLUE LAWN TROUSERS | JJLT-S-24-443</text:p>
          </table:table-cell>
          <table:table-cell office:value-type="string" calcext:value-type="string">
            <text:p>PKR 1,640.00</text:p>
          </table:table-cell>
          <table:table-cell office:value-type="string" calcext:value-type="string">
            <text:p>J-10000055274</text:p>
          </table:table-cell>
          <table:table-cell office:value-type="string" calcext:value-type="string">
            <text:p>JJLT-S-24-443 FB/ESSENTIALS-1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blue-lawn-trousers-jjlt-s-24-443.html</text:p>
          </table:table-cell>
        </table:table-row>
        <table:table-row table:style-name="ro1">
          <table:table-cell office:value-type="string" calcext:value-type="string">
            <text:p>BLUE LAWN KURTI | JJLK-S-JSS-24-445</text:p>
          </table:table-cell>
          <table:table-cell office:value-type="string" calcext:value-type="string">
            <text:p>PKR 2,048.00</text:p>
          </table:table-cell>
          <table:table-cell office:value-type="string" calcext:value-type="string">
            <text:p>J-10000057198</text:p>
          </table:table-cell>
          <table:table-cell office:value-type="string" calcext:value-type="string">
            <text:p>JJLK-S-JSS-24-445 FB/ESSENTIALS-1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kurti-jjlk-s-jss-24-445.html</text:p>
          </table:table-cell>
        </table:table-row>
        <table:table-row table:style-name="ro1">
          <table:table-cell office:value-type="string" calcext:value-type="string">
            <text:p>RED LAWN KURTI | JJLK-S-JSS-24-307</text:p>
          </table:table-cell>
          <table:table-cell office:value-type="string" calcext:value-type="string">
            <text:p>PKR 2,048.00</text:p>
          </table:table-cell>
          <table:table-cell office:value-type="string" calcext:value-type="string">
            <text:p>J-10000039117</text:p>
          </table:table-cell>
          <table:table-cell office:value-type="string" calcext:value-type="string">
            <text:p>JJLK-S-JSS-24-307 FB/ESSENTIAL-0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red-lawn-kurti-jjlk-s-jss-24-307.html</text:p>
          </table:table-cell>
        </table:table-row>
        <table:table-row table:style-name="ro1">
          <table:table-cell office:value-type="string" calcext:value-type="string">
            <text:p>BLUE LAWN TROUSERS | JJLT-S-24-446</text:p>
          </table:table-cell>
          <table:table-cell office:value-type="string" calcext:value-type="string">
            <text:p>PKR 1,640.00</text:p>
          </table:table-cell>
          <table:table-cell office:value-type="string" calcext:value-type="string">
            <text:p>J-10000053161</text:p>
          </table:table-cell>
          <table:table-cell office:value-type="string" calcext:value-type="string">
            <text:p>JJLT-S-24-446 FB/ESSENTIALS-17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trousers-jjlt-s-24-446.html</text:p>
          </table:table-cell>
        </table:table-row>
        <table:table-row table:style-name="ro1">
          <table:table-cell office:value-type="string" calcext:value-type="string">
            <text:p>MULTICOLOR LAWN TROUSERS | JJLT-S-24-447</text:p>
          </table:table-cell>
          <table:table-cell office:value-type="string" calcext:value-type="string">
            <text:p>PKR 1,640.00</text:p>
          </table:table-cell>
          <table:table-cell office:value-type="string" calcext:value-type="string">
            <text:p>J-10000053154</text:p>
          </table:table-cell>
          <table:table-cell office:value-type="string" calcext:value-type="string">
            <text:p>JJLT-S-24-447 FB/ESSENTIALS-18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trousers-jjlt-s-24-447.html</text:p>
          </table:table-cell>
        </table:table-row>
        <table:table-row table:style-name="ro1">
          <table:table-cell office:value-type="string" calcext:value-type="string">
            <text:p>PINK LAWN TROUSERS | JJLT-S-24-444</text:p>
          </table:table-cell>
          <table:table-cell office:value-type="string" calcext:value-type="string">
            <text:p>PKR 1,640.00</text:p>
          </table:table-cell>
          <table:table-cell office:value-type="string" calcext:value-type="string">
            <text:p>J-10000056810</text:p>
          </table:table-cell>
          <table:table-cell office:value-type="string" calcext:value-type="string">
            <text:p>JJLT-S-24-444 FB/ESSENTIALS-1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lawn-trousers-jjlt-s-24-444.html</text:p>
          </table:table-cell>
        </table:table-row>
        <table:table-row table:style-name="ro1">
          <table:table-cell office:value-type="string" calcext:value-type="string">
            <text:p>YELLOW LIMINAL PRINTED KURTI | JJLK-S-JPWS-24-3000</text:p>
          </table:table-cell>
          <table:table-cell office:value-type="string" calcext:value-type="string">
            <text:p>PKR 2,072.00</text:p>
          </table:table-cell>
          <table:table-cell office:value-type="string" calcext:value-type="string">
            <text:p>J-10000066990</text:p>
          </table:table-cell>
          <table:table-cell office:value-type="string" calcext:value-type="string">
            <text:p>JJLK-S-JPWS-24-3000 FB/ESSENTIALS-2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yellow-liminal-kurti-jjlk-s-jpws-24-3000.html</text:p>
          </table:table-cell>
        </table:table-row>
        <table:table-row table:style-name="ro1">
          <table:table-cell office:value-type="string" calcext:value-type="string">
            <text:p>YELLOW LAWN KURTI | JJLK-S-JSS-24-308</text:p>
          </table:table-cell>
          <table:table-cell office:value-type="string" calcext:value-type="string">
            <text:p>PKR 2,048.00</text:p>
          </table:table-cell>
          <table:table-cell office:value-type="string" calcext:value-type="string">
            <text:p>J-10000039123</text:p>
          </table:table-cell>
          <table:table-cell office:value-type="string" calcext:value-type="string">
            <text:p>JJLK-S-JSS-24-308 FB/ESSENTIAL-0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yellow-lawn-kurti-jjlk-s-jss-24-308.html</text:p>
          </table:table-cell>
        </table:table-row>
        <table:table-row table:style-name="ro1">
          <table:table-cell office:value-type="string" calcext:value-type="string">
            <text:p>PINK LAWN KURTI | JJLK-S-JSS-24-306</text:p>
          </table:table-cell>
          <table:table-cell office:value-type="string" calcext:value-type="string">
            <text:p>PKR 2,048.00</text:p>
          </table:table-cell>
          <table:table-cell office:value-type="string" calcext:value-type="string">
            <text:p>J-10000039111</text:p>
          </table:table-cell>
          <table:table-cell office:value-type="string" calcext:value-type="string">
            <text:p>JJLK-S-JSS-24-306 FB/ESSENTIAL-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lawn-kurti-jjlk-s-jss-24-306.html</text:p>
          </table:table-cell>
        </table:table-row>
        <table:table-row table:style-name="ro1">
          <table:table-cell office:value-type="string" calcext:value-type="string">
            <text:p>BLACK LIMINAL TROUSERS | JJLT-S-24-3001</text:p>
          </table:table-cell>
          <table:table-cell office:value-type="string" calcext:value-type="string">
            <text:p>PKR 1,512.00</text:p>
          </table:table-cell>
          <table:table-cell office:value-type="string" calcext:value-type="string">
            <text:p>J-10000064957</text:p>
          </table:table-cell>
          <table:table-cell office:value-type="string" calcext:value-type="string">
            <text:p>JJLT-S-24-3001 FB/ESSENTIALS-2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liminal-trousers-jjlt-s-24-3001.html</text:p>
          </table:table-cell>
        </table:table-row>
        <table:table-row table:style-name="ro1">
          <table:table-cell office:value-type="string" calcext:value-type="string">
            <text:p>PINK LIMINAL SHALWAR | JJLT-S-24-3002</text:p>
          </table:table-cell>
          <table:table-cell office:value-type="string" calcext:value-type="string">
            <text:p>PKR 1,512.00</text:p>
          </table:table-cell>
          <table:table-cell office:value-type="string" calcext:value-type="string">
            <text:p>J-10000066140</text:p>
          </table:table-cell>
          <table:table-cell office:value-type="string" calcext:value-type="string">
            <text:p>JJLT-S-24-3002 FB/ESSENTIALS-27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liminal-shalwar-jjlt-s-24-3002.html</text:p>
          </table:table-cell>
        </table:table-row>
        <table:table-row table:style-name="ro1">
          <table:table-cell office:value-type="string" calcext:value-type="string">
            <text:p>BLUE LIMINAL KURTI | JJLK-S-JPWS-24-3006</text:p>
          </table:table-cell>
          <table:table-cell office:value-type="string" calcext:value-type="string">
            <text:p>PKR 2,072.00</text:p>
          </table:table-cell>
          <table:table-cell office:value-type="string" calcext:value-type="string">
            <text:p>J-10000064849</text:p>
          </table:table-cell>
          <table:table-cell office:value-type="string" calcext:value-type="string">
            <text:p>JJLK-S-JPWS-24-3006 FB/ESSENTIALS-3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iminal-kurti-jjlk-s-jpws-24-3006.html</text:p>
          </table:table-cell>
        </table:table-row>
        <table:table-row table:style-name="ro1">
          <table:table-cell office:value-type="string" calcext:value-type="string">
            <text:p>PINK LIMINAL KURTI | JJLK-S-JPWS-24-3011</text:p>
          </table:table-cell>
          <table:table-cell office:value-type="string" calcext:value-type="string">
            <text:p>PKR 2,072.00</text:p>
          </table:table-cell>
          <table:table-cell office:value-type="string" calcext:value-type="string">
            <text:p>J-10000065272</text:p>
          </table:table-cell>
          <table:table-cell office:value-type="string" calcext:value-type="string">
            <text:p>JJLK-S-JPWS-24-3011 FB/ESSENTIALS-3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liminal-kurti-jjlk-s-jpws-24-3011.html</text:p>
          </table:table-cell>
        </table:table-row>
        <table:table-row table:style-name="ro1">
          <table:table-cell office:value-type="string" calcext:value-type="string">
            <text:p>BLUE LIMINAL TROUSERS | JJLT-S-24-3004</text:p>
          </table:table-cell>
          <table:table-cell office:value-type="string" calcext:value-type="string">
            <text:p>PKR 1,512.00</text:p>
          </table:table-cell>
          <table:table-cell office:value-type="string" calcext:value-type="string">
            <text:p>J-10000066776</text:p>
          </table:table-cell>
          <table:table-cell office:value-type="string" calcext:value-type="string">
            <text:p>JJLT-S-24-3004 FB/ESSENTIALS-29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iminal-trousers-jjlt-s-24-3004.html</text:p>
          </table:table-cell>
        </table:table-row>
        <table:table-row table:style-name="ro1">
          <table:table-cell office:value-type="string" calcext:value-type="string">
            <text:p>ORANGE LIMINAL TROUSERS | JJLT-S-24-3003</text:p>
          </table:table-cell>
          <table:table-cell office:value-type="string" calcext:value-type="string">
            <text:p>PKR 1,512.00</text:p>
          </table:table-cell>
          <table:table-cell office:value-type="string" calcext:value-type="string">
            <text:p>J-10000064971</text:p>
          </table:table-cell>
          <table:table-cell office:value-type="string" calcext:value-type="string">
            <text:p>JJLT-S-24-3003 FB/ESSENTIALS-28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range-liminal-trousers-jjlt-s-24-3003.html</text:p>
          </table:table-cell>
        </table:table-row>
        <table:table-row table:style-name="ro1">
          <table:table-cell office:value-type="string" calcext:value-type="string">
            <text:p>YELLOW LIMINAL TROUSERS | JJLT-S-24-3000</text:p>
          </table:table-cell>
          <table:table-cell office:value-type="string" calcext:value-type="string">
            <text:p>PKR 1,512.00</text:p>
          </table:table-cell>
          <table:table-cell office:value-type="string" calcext:value-type="string">
            <text:p>J-10000066168</text:p>
          </table:table-cell>
          <table:table-cell office:value-type="string" calcext:value-type="string">
            <text:p>JJLT-S-24-3000 FB/ESSENTIALS-2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yellow-liminal-trousers-jjlt-s-24-3000.html</text:p>
          </table:table-cell>
        </table:table-row>
        <table:table-row table:style-name="ro1">
          <table:table-cell office:value-type="string" calcext:value-type="string">
            <text:p>GREEN LIMINAL TROUSERS | JJLT-S-24-3005</text:p>
          </table:table-cell>
          <table:table-cell office:value-type="string" calcext:value-type="string">
            <text:p>PKR 1,512.00</text:p>
          </table:table-cell>
          <table:table-cell office:value-type="string" calcext:value-type="string">
            <text:p>J-10000066783</text:p>
          </table:table-cell>
          <table:table-cell office:value-type="string" calcext:value-type="string">
            <text:p>JJLT-S-24-3005 FB/ESSENTIALS-30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iminal-trousers-jjlt-s-24-3005.html</text:p>
          </table:table-cell>
        </table:table-row>
        <table:table-row table:style-name="ro1">
          <table:table-cell office:value-type="string" calcext:value-type="string">
            <text:p>PINK LIMINAL KURTI | JJLK-S-JPWS-24-3008</text:p>
          </table:table-cell>
          <table:table-cell office:value-type="string" calcext:value-type="string">
            <text:p>PKR 2,072.00</text:p>
          </table:table-cell>
          <table:table-cell office:value-type="string" calcext:value-type="string">
            <text:p>J-10000066115</text:p>
          </table:table-cell>
          <table:table-cell office:value-type="string" calcext:value-type="string">
            <text:p>JJLK-S-JPWS-24-3008 FB/ESSENTIALS-3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liminal-kurti-jjlk-s-jpws-24-3008.html</text:p>
          </table:table-cell>
        </table:table-row>
        <table:table-row table:style-name="ro1">
          <table:table-cell office:value-type="string" calcext:value-type="string">
            <text:p>BLUE LIMINAL KURTI | JJLK-S-JPWS-24-3007</text:p>
          </table:table-cell>
          <table:table-cell office:value-type="string" calcext:value-type="string">
            <text:p>PKR 2,072.00</text:p>
          </table:table-cell>
          <table:table-cell office:value-type="string" calcext:value-type="string">
            <text:p>J-10000064861</text:p>
          </table:table-cell>
          <table:table-cell office:value-type="string" calcext:value-type="string">
            <text:p>JJLK-S-JPWS-24-3007 FB/ESSENTIALS-3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iminal-kurti-jjlk-s-jpws-24-3007.html</text:p>
          </table:table-cell>
        </table:table-row>
        <table:table-row table:style-name="ro1">
          <table:table-cell office:value-type="string" calcext:value-type="string">
            <text:p>BLUE LIMINAL SHALWAR | JJLT-S-24-3006</text:p>
          </table:table-cell>
          <table:table-cell office:value-type="string" calcext:value-type="string">
            <text:p>PKR 1,512.00</text:p>
          </table:table-cell>
          <table:table-cell office:value-type="string" calcext:value-type="string">
            <text:p>J-10000064985</text:p>
          </table:table-cell>
          <table:table-cell office:value-type="string" calcext:value-type="string">
            <text:p>JJLT-S-24-3006 FB/ESSENTIALS-3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iminal-shalwar-jjlt-s-24-3006.html</text:p>
          </table:table-cell>
        </table:table-row>
        <table:table-row table:style-name="ro1">
          <table:table-cell office:value-type="string" calcext:value-type="string">
            <text:p>BLACK LIMINAL SHALWAR | JJLT-S-24-3010</text:p>
          </table:table-cell>
          <table:table-cell office:value-type="string" calcext:value-type="string">
            <text:p>PKR 1,512.00</text:p>
          </table:table-cell>
          <table:table-cell office:value-type="string" calcext:value-type="string">
            <text:p>J-10000066154</text:p>
          </table:table-cell>
          <table:table-cell office:value-type="string" calcext:value-type="string">
            <text:p>JJLT-S-24-3010 FB/ESSENTIALS-3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liminal-shalwar-jjlt-s-24-3010.html</text:p>
          </table:table-cell>
        </table:table-row>
        <table:table-row table:style-name="ro1">
          <table:table-cell office:value-type="string" calcext:value-type="string">
            <text:p>PINK CAMBRIC PRINTED TROUSERS | JJLT-W-24-3064</text:p>
          </table:table-cell>
          <table:table-cell office:value-type="string" calcext:value-type="string">
            <text:p>PKR 1,323.00</text:p>
          </table:table-cell>
          <table:table-cell office:value-type="string" calcext:value-type="string">
            <text:p>J-10000076463</text:p>
          </table:table-cell>
          <table:table-cell office:value-type="string" calcext:value-type="string">
            <text:p>JJLT-W-24-3064 FB/ESSENTIALS-4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cambric-printed-trousers-jjlt-w-24-3064.html</text:p>
          </table:table-cell>
        </table:table-row>
        <table:table-row table:style-name="ro1">
          <table:table-cell office:value-type="string" calcext:value-type="string">
            <text:p>GREEN CAMBRIC PRINTED TROUSERS | JJLT-W-24-3056</text:p>
          </table:table-cell>
          <table:table-cell office:value-type="string" calcext:value-type="string">
            <text:p>PKR 1,323.00</text:p>
          </table:table-cell>
          <table:table-cell office:value-type="string" calcext:value-type="string">
            <text:p>J-10000080238</text:p>
          </table:table-cell>
          <table:table-cell office:value-type="string" calcext:value-type="string">
            <text:p>JJLT-W-24-3056 FB/ESSENTIAL-37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cambric-printed-trousers-jjlt-w-24-3056.html</text:p>
          </table:table-cell>
        </table:table-row>
        <table:table-row table:style-name="ro1">
          <table:table-cell office:value-type="string" calcext:value-type="string">
            <text:p>PINK CAMBRIC PRINTED TROUSERS | JJLT-W-24-3067</text:p>
          </table:table-cell>
          <table:table-cell office:value-type="string" calcext:value-type="string">
            <text:p>PKR 1,323.00</text:p>
          </table:table-cell>
          <table:table-cell office:value-type="string" calcext:value-type="string">
            <text:p>J-10000076477</text:p>
          </table:table-cell>
          <table:table-cell office:value-type="string" calcext:value-type="string">
            <text:p>JJLT-W-24-3067 FB/ESSENTIALS-48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cambric-printed-trousers-jjlt-w-24-3067.html</text:p>
          </table:table-cell>
        </table:table-row>
        <table:table-row table:style-name="ro1">
          <table:table-cell office:value-type="string" calcext:value-type="string">
            <text:p>BLUE LIMINAL SHALWAR | JJLT-S-24-3007</text:p>
          </table:table-cell>
          <table:table-cell office:value-type="string" calcext:value-type="string">
            <text:p>PKR 1,512.00</text:p>
          </table:table-cell>
          <table:table-cell office:value-type="string" calcext:value-type="string">
            <text:p>J-10000064999</text:p>
          </table:table-cell>
          <table:table-cell office:value-type="string" calcext:value-type="string">
            <text:p>JJLT-S-24-3007 FB/ESSENTIALS-3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iminal-shalwar-jjlt-s-24-3007.html</text:p>
          </table:table-cell>
        </table:table-row>
        <table:table-row table:style-name="ro1">
          <table:table-cell office:value-type="string" calcext:value-type="string">
            <text:p>BLUE CAMBRIC PRINTED TROUSERS | JJLT-W-24-3057</text:p>
          </table:table-cell>
          <table:table-cell office:value-type="string" calcext:value-type="string">
            <text:p>PKR 1,323.00</text:p>
          </table:table-cell>
          <table:table-cell office:value-type="string" calcext:value-type="string">
            <text:p>J-10000080245</text:p>
          </table:table-cell>
          <table:table-cell office:value-type="string" calcext:value-type="string">
            <text:p>JJLT-W-24-3057 FB/ESSENTIAL-38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cambric-printed-trousers-jjlt-w-24-3057.html</text:p>
          </table:table-cell>
        </table:table-row>
        <table:table-row table:style-name="ro1">
          <table:table-cell office:value-type="string" calcext:value-type="string">
            <text:p>YELLOW LIMINAL SHALWAR | JJLT-S-24-3009</text:p>
          </table:table-cell>
          <table:table-cell office:value-type="string" calcext:value-type="string">
            <text:p>PKR 1,512.00</text:p>
          </table:table-cell>
          <table:table-cell office:value-type="string" calcext:value-type="string">
            <text:p>J-10000065013</text:p>
          </table:table-cell>
          <table:table-cell office:value-type="string" calcext:value-type="string">
            <text:p>JJLT-S-24-3009 FB/ESSENTIALS-3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yellow-liminal-shalwar-jjlt-s-24-3009.html</text:p>
          </table:table-cell>
        </table:table-row>
        <table:table-row table:style-name="ro1">
          <table:table-cell office:value-type="string" calcext:value-type="string">
            <text:p>ORANGE CAMBRIC PRINTED TROUSERS | JJLT-W-24-3068</text:p>
          </table:table-cell>
          <table:table-cell office:value-type="string" calcext:value-type="string">
            <text:p>PKR 1,323.00</text:p>
          </table:table-cell>
          <table:table-cell office:value-type="string" calcext:value-type="string">
            <text:p>J-10000078107</text:p>
          </table:table-cell>
          <table:table-cell office:value-type="string" calcext:value-type="string">
            <text:p>JJLT-W-24-3068 FB/ESSENTIALS-49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range-cambric-printed-trousers-jjlt-w-24-3068.html</text:p>
          </table:table-cell>
        </table:table-row>
        <table:table-row table:style-name="ro1">
          <table:table-cell office:value-type="string" calcext:value-type="string">
            <text:p>PINK LIMINAL SHALWAR | JJLT-S-24-3011</text:p>
          </table:table-cell>
          <table:table-cell office:value-type="string" calcext:value-type="string">
            <text:p>PKR 1,512.00</text:p>
          </table:table-cell>
          <table:table-cell office:value-type="string" calcext:value-type="string">
            <text:p>J-10000065203</text:p>
          </table:table-cell>
          <table:table-cell office:value-type="string" calcext:value-type="string">
            <text:p>JJLT-S-24-3011 FB/ESSENTIALS-3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liminal-shalwar-jjlt-s-24-3011.html</text:p>
          </table:table-cell>
        </table:table-row>
        <table:table-row table:style-name="ro1">
          <table:table-cell office:value-type="string" calcext:value-type="string">
            <text:p>OFF WHITE LAWN PRINTED KURTI | JGLK-S-JGS-25-2503</text:p>
          </table:table-cell>
          <table:table-cell office:value-type="string" calcext:value-type="string">
            <text:p>PKR 3,190.00</text:p>
          </table:table-cell>
          <table:table-cell office:value-type="string" calcext:value-type="string">
            <text:p>J-10000091854</text:p>
          </table:table-cell>
          <table:table-cell office:value-type="string" calcext:value-type="string">
            <text:p>JGLK-S-JGS-25-2503 FB/NEON ETHNIC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lawn-printed-kurti-jglk-s-jgs-25-2503.html</text:p>
          </table:table-cell>
        </table:table-row>
        <table:table-row table:style-name="ro1">
          <table:table-cell office:value-type="string" calcext:value-type="string">
            <text:p>MAROON LAWN PRINTED KURTI</text:p>
          </table:table-cell>
          <table:table-cell office:value-type="string" calcext:value-type="string">
            <text:p>PKR 2,690.00</text:p>
          </table:table-cell>
          <table:table-cell office:value-type="string" calcext:value-type="string">
            <text:p>J-10000122533</text:p>
          </table:table-cell>
          <table:table-cell office:value-type="string" calcext:value-type="string">
            <text:p>JJLK-S-JSS-25-418 FB/ESSENTIAL-4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aroon-lawn-printed-kurti-jss25418s.html</text:p>
          </table:table-cell>
        </table:table-row>
        <table:table-row table:style-name="ro1">
          <table:table-cell office:value-type="string" calcext:value-type="string">
            <text:p>PINK CAMBRIC PRINTED TROUSERS | JJLT-W-24-3058</text:p>
          </table:table-cell>
          <table:table-cell office:value-type="string" calcext:value-type="string">
            <text:p>PKR 1,323.00</text:p>
          </table:table-cell>
          <table:table-cell office:value-type="string" calcext:value-type="string">
            <text:p>J-10000080252</text:p>
          </table:table-cell>
          <table:table-cell office:value-type="string" calcext:value-type="string">
            <text:p>JJLT-W-24-3058 FB/ESSENTIAL-39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cambric-printed-trousers-jjlt-w-24-3058.html</text:p>
          </table:table-cell>
        </table:table-row>
        <table:table-row table:style-name="ro1">
          <table:table-cell office:value-type="string" calcext:value-type="string">
            <text:p>BLACK LAWN PRINTED TROUSERS</text:p>
          </table:table-cell>
          <table:table-cell office:value-type="string" calcext:value-type="string">
            <text:p>PKR 1,990.00</text:p>
          </table:table-cell>
          <table:table-cell office:value-type="string" calcext:value-type="string">
            <text:p>J-10000122539</text:p>
          </table:table-cell>
          <table:table-cell office:value-type="string" calcext:value-type="string">
            <text:p>JJLT-S-25-417 FB/ESSENTIALS-4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lawn-printed-trousers-jlt25417.html</text:p>
          </table:table-cell>
        </table:table-row>
        <table:table-row table:style-name="ro1">
          <table:table-cell office:value-type="string" calcext:value-type="string">
            <text:p>YELLOW DOBBY EMBROIDERED 3PC | JGK-S-JGP-25-1540</text:p>
          </table:table-cell>
          <table:table-cell office:value-type="string" calcext:value-type="string">
            <text:p>PKR 6,890.00</text:p>
          </table:table-cell>
          <table:table-cell office:value-type="string" calcext:value-type="string">
            <text:p>J-10000090690</text:p>
          </table:table-cell>
          <table:table-cell office:value-type="string" calcext:value-type="string">
            <text:p>JGK-S-JGP-25-1540 FB/BASIC BLOCK-0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yellow-dobby-embroidered-3pc-jgk-s-jgp-25-1540.html</text:p>
          </table:table-cell>
        </table:table-row>
        <table:table-row table:style-name="ro1">
          <table:table-cell office:value-type="string" calcext:value-type="string">
            <text:p>PINK DOBBY EMBROIDERED 3PC | JGKL-S-JGP-25-1539</text:p>
          </table:table-cell>
          <table:table-cell office:value-type="string" calcext:value-type="string">
            <text:p>PKR 7,190.00</text:p>
          </table:table-cell>
          <table:table-cell office:value-type="string" calcext:value-type="string">
            <text:p>J-10000089679</text:p>
          </table:table-cell>
          <table:table-cell office:value-type="string" calcext:value-type="string">
            <text:p>JGKL-S-JGP-25-1539 FB/BASIC BLOCK-0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dobby-embroidered-3pc-jgkl-s-jgp-25-1539.html</text:p>
          </table:table-cell>
        </table:table-row>
        <table:table-row table:style-name="ro1">
          <table:table-cell office:value-type="string" calcext:value-type="string">
            <text:p>ORANGE LAWN PRINTED KURTI | JGLK-S-JGS-25-2502</text:p>
          </table:table-cell>
          <table:table-cell office:value-type="string" calcext:value-type="string">
            <text:p>PKR 3,190.00</text:p>
          </table:table-cell>
          <table:table-cell office:value-type="string" calcext:value-type="string">
            <text:p>J-10000105083</text:p>
          </table:table-cell>
          <table:table-cell office:value-type="string" calcext:value-type="string">
            <text:p>JGLK-S-JGS-25-2502 FB/NEON ETHNIC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range-lawn-printed-kurti-jglk-s-jgs-25-2502.html</text:p>
          </table:table-cell>
        </table:table-row>
        <table:table-row table:style-name="ro1">
          <table:table-cell office:value-type="string" calcext:value-type="string">
            <text:p>MULTICOLOR LAWN PRINTED SHALWAR</text:p>
          </table:table-cell>
          <table:table-cell office:value-type="string" calcext:value-type="string">
            <text:p>PKR 2,090.00</text:p>
          </table:table-cell>
          <table:table-cell office:value-type="string" calcext:value-type="string">
            <text:p>J-10000123400</text:p>
          </table:table-cell>
          <table:table-cell office:value-type="string" calcext:value-type="string">
            <text:p>JJLT-S-25-413 FB/ESSENTIAL-4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shalwar-jlt25413.html</text:p>
          </table:table-cell>
        </table:table-row>
        <table:table-row table:style-name="ro1">
          <table:table-cell office:value-type="string" calcext:value-type="string">
            <text:p>ORANGE LAWN PRINTED 3PC | JGK-S-JGP-25-1504</text:p>
          </table:table-cell>
          <table:table-cell office:value-type="string" calcext:value-type="string">
            <text:p>PKR 4,990.00</text:p>
          </table:table-cell>
          <table:table-cell office:value-type="string" calcext:value-type="string">
            <text:p>J-10000092564</text:p>
          </table:table-cell>
          <table:table-cell office:value-type="string" calcext:value-type="string">
            <text:p>JGK-S-JGP-25-1504 FB/IKKAT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range-lawn-printed-3pc-jgk-s-jgp-25-1504.html</text:p>
          </table:table-cell>
        </table:table-row>
        <table:table-row table:style-name="ro1">
          <table:table-cell office:value-type="string" calcext:value-type="string">
            <text:p>PINK LAWN SCHIFFLI 3PC STITCHED</text:p>
          </table:table-cell>
          <table:table-cell office:value-type="string" calcext:value-type="string">
            <text:p>PKR 13,990.00</text:p>
          </table:table-cell>
          <table:table-cell office:value-type="string" calcext:value-type="string">
            <text:p>J-10000139695</text:p>
          </table:table-cell>
          <table:table-cell office:value-type="string" calcext:value-type="string">
            <text:p>JLAWN-S-25-240/S CHIKENKARI-0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lawn-schiffli-3pc-stitched-jls25240s.html</text:p>
          </table:table-cell>
        </table:table-row>
        <table:table-row table:style-name="ro1">
          <table:table-cell office:value-type="string" calcext:value-type="string">
            <text:p>LILAC LAWN EMBROIDERED 3PC | JGK-S-JGP-25-1512</text:p>
          </table:table-cell>
          <table:table-cell office:value-type="string" calcext:value-type="string">
            <text:p>PKR 6,190.00</text:p>
          </table:table-cell>
          <table:table-cell office:value-type="string" calcext:value-type="string">
            <text:p>J-10000095793</text:p>
          </table:table-cell>
          <table:table-cell office:value-type="string" calcext:value-type="string">
            <text:p>JGK-S-JGP-25-1512 FB/SHEEN GILTZ-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lilac-lawn-embroidered-3pc-jgk-s-jgp-25-1512.html</text:p>
          </table:table-cell>
        </table:table-row>
        <table:table-row table:style-name="ro1">
          <table:table-cell office:value-type="string" calcext:value-type="string">
            <text:p>MULTICOLOR LAWN PRINTED KURTI</text:p>
          </table:table-cell>
          <table:table-cell office:value-type="string" calcext:value-type="string">
            <text:p>PKR 2,690.00</text:p>
          </table:table-cell>
          <table:table-cell office:value-type="string" calcext:value-type="string">
            <text:p>J-10000120198</text:p>
          </table:table-cell>
          <table:table-cell office:value-type="string" calcext:value-type="string">
            <text:p>JJLK-S-JSS-25-413 FB/ESSENTIAL-4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kurti-jss25413s.html</text:p>
          </table:table-cell>
        </table:table-row>
        <table:table-row table:style-name="ro1">
          <table:table-cell office:value-type="string" calcext:value-type="string">
            <text:p>GREEN LAWN PRINTED 3PC | JGK-S-JGP-25-1503</text:p>
          </table:table-cell>
          <table:table-cell office:value-type="string" calcext:value-type="string">
            <text:p>PKR 4,990.00</text:p>
          </table:table-cell>
          <table:table-cell office:value-type="string" calcext:value-type="string">
            <text:p>J-10000092556</text:p>
          </table:table-cell>
          <table:table-cell office:value-type="string" calcext:value-type="string">
            <text:p>JGK-S-JGP-25-1503 FB/IKKAT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printed-3pc-jgk-s-jgp-25-1503.html</text:p>
          </table:table-cell>
        </table:table-row>
        <table:table-row table:style-name="ro1">
          <table:table-cell office:value-type="string" calcext:value-type="string">
            <text:p>BEIGE LAWN SCHIFFLI 3PC STITCHED</text:p>
          </table:table-cell>
          <table:table-cell office:value-type="string" calcext:value-type="string">
            <text:p>PKR 11,990.00</text:p>
          </table:table-cell>
          <table:table-cell office:value-type="string" calcext:value-type="string">
            <text:p>J-10000139701</text:p>
          </table:table-cell>
          <table:table-cell office:value-type="string" calcext:value-type="string">
            <text:p>JLAWN-S-25-241/S CHIKENKARI-0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eige-lawn-schiffli-3pc-stitched-jls25241s.html</text:p>
          </table:table-cell>
        </table:table-row>
        <table:table-row table:style-name="ro1">
          <table:table-cell office:value-type="string" calcext:value-type="string">
            <text:p>BEIGE LAWN EMBROIDERED 3PC | JGK-S-JGP-25-1511</text:p>
          </table:table-cell>
          <table:table-cell office:value-type="string" calcext:value-type="string">
            <text:p>PKR 6,490.00</text:p>
          </table:table-cell>
          <table:table-cell office:value-type="string" calcext:value-type="string">
            <text:p>J-10000095785</text:p>
          </table:table-cell>
          <table:table-cell office:value-type="string" calcext:value-type="string">
            <text:p>JGK-S-JGP-25-1511 FB/SHEEN GILTZ-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eige-lawn-embroidered-3pc-jgk-s-jgp-25-1511.html</text:p>
          </table:table-cell>
        </table:table-row>
        <table:table-row table:style-name="ro1">
          <table:table-cell office:value-type="string" calcext:value-type="string">
            <text:p>DULL SKY BLENDED KAMEEZ SHALWAR | JJKS-A-90506</text:p>
          </table:table-cell>
          <table:table-cell office:value-type="string" calcext:value-type="string">
            <text:p>PKR 7,490.00</text:p>
          </table:table-cell>
          <table:table-cell office:value-type="string" calcext:value-type="string">
            <text:p>J-10000126499</text:p>
          </table:table-cell>
          <table:table-cell office:value-type="string" calcext:value-type="string">
            <text:p>JJKS-A-90506/S25/JJ9765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dull-sky-blended-kameez-shalwar-jjks-a-90506.html</text:p>
          </table:table-cell>
        </table:table-row>
        <table:table-row table:style-name="ro1">
          <table:table-cell office:value-type="string" calcext:value-type="string">
            <text:p>MULTICOLOR LAWN PRINTED KURTI</text:p>
          </table:table-cell>
          <table:table-cell office:value-type="string" calcext:value-type="string">
            <text:p>PKR 2,690.00</text:p>
          </table:table-cell>
          <table:table-cell office:value-type="string" calcext:value-type="string">
            <text:p>J-10000120856</text:p>
          </table:table-cell>
          <table:table-cell office:value-type="string" calcext:value-type="string">
            <text:p>JJLK-S-JSS-25-412 FB/ESSENTIAL-198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kurti-jss25412s.html</text:p>
          </table:table-cell>
        </table:table-row>
        <table:table-row table:style-name="ro1">
          <table:table-cell office:value-type="string" calcext:value-type="string">
            <text:p>GREEN LAWN EMBROIDERED 3PC | JGK-S-JGP-25-1510</text:p>
          </table:table-cell>
          <table:table-cell office:value-type="string" calcext:value-type="string">
            <text:p>PKR 6,790.00</text:p>
          </table:table-cell>
          <table:table-cell office:value-type="string" calcext:value-type="string">
            <text:p>J-10000095777</text:p>
          </table:table-cell>
          <table:table-cell office:value-type="string" calcext:value-type="string">
            <text:p>JGK-S-JGP-25-1510 FB/SHEEN GILTZ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embroidered-3pc-jgk-s-jgp-25-1510.html</text:p>
          </table:table-cell>
        </table:table-row>
        <table:table-row table:style-name="ro1">
          <table:table-cell office:value-type="string" calcext:value-type="string">
            <text:p>WHITE COTTON KURTA | JCK-S-90487</text:p>
          </table:table-cell>
          <table:table-cell office:value-type="string" calcext:value-type="string">
            <text:p>PKR 2,290.00</text:p>
          </table:table-cell>
          <table:table-cell office:value-type="string" calcext:value-type="string">
            <text:p>J-10000096323</text:p>
          </table:table-cell>
          <table:table-cell office:value-type="string" calcext:value-type="string">
            <text:p>JCK-S-90487/S25/JJ9212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white-cotton-kurta-jck-s-90487.html</text:p>
          </table:table-cell>
        </table:table-row>
        <table:table-row table:style-name="ro1">
          <table:table-cell office:value-type="string" calcext:value-type="string">
            <text:p>MULTICOLOR LAWN PRINTED 3PC | JGK-S-JGP-25-1501</text:p>
          </table:table-cell>
          <table:table-cell office:value-type="string" calcext:value-type="string">
            <text:p>PKR 4,990.00</text:p>
          </table:table-cell>
          <table:table-cell office:value-type="string" calcext:value-type="string">
            <text:p>J-10000092548</text:p>
          </table:table-cell>
          <table:table-cell office:value-type="string" calcext:value-type="string">
            <text:p>JGK-S-JGP-25-1501 FB/IKKAT-0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3pc-jgk-s-jgp-25-1501.html</text:p>
          </table:table-cell>
        </table:table-row>
        <table:table-row table:style-name="ro1">
          <table:table-cell office:value-type="string" calcext:value-type="string">
            <text:p>LILAC LAWN EMBROIDERED 3PC STITCHED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27716</text:p>
          </table:table-cell>
          <table:table-cell office:value-type="string" calcext:value-type="string">
            <text:p>JLAWN-S-25-223/S THREADS OF GRACE-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lilac-lawn-embroidered-3pc-stitched-jls25223s.html</text:p>
          </table:table-cell>
        </table:table-row>
        <table:table-row table:style-name="ro1">
          <table:table-cell office:value-type="string" calcext:value-type="string">
            <text:p>GREEN RAW SILK EMBROIDERED 3PC STITCHED</text:p>
          </table:table-cell>
          <table:table-cell office:value-type="string" calcext:value-type="string">
            <text:p>PKR 14,290.00</text:p>
          </table:table-cell>
          <table:table-cell office:value-type="string" calcext:value-type="string">
            <text:p>J-10000075663</text:p>
          </table:table-cell>
          <table:table-cell office:value-type="string" calcext:value-type="string">
            <text:p>JJPW-W-JPS-24-3953 FB/INARA-8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raw-silk-embroidered-3pc-stitched-jjpw-w-jps-24-3953.html</text:p>
          </table:table-cell>
        </table:table-row>
        <table:table-row table:style-name="ro1">
          <table:table-cell office:value-type="string" calcext:value-type="string">
            <text:p>GREEN KHADDI SILK EMBROIDERED 3PC STITCHED</text:p>
          </table:table-cell>
          <table:table-cell office:value-type="string" calcext:value-type="string">
            <text:p>PKR 14,990.00</text:p>
          </table:table-cell>
          <table:table-cell office:value-type="string" calcext:value-type="string">
            <text:p>J-10000072397</text:p>
          </table:table-cell>
          <table:table-cell office:value-type="string" calcext:value-type="string">
            <text:p>JJPW-W-JPS-24-3943 FB/DANEEN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khaddi-embroidered-3pc-stitched-jjpw-w-jps-24-3943.html</text:p>
          </table:table-cell>
        </table:table-row>
        <table:table-row table:style-name="ro1">
          <table:table-cell office:value-type="string" calcext:value-type="string">
            <text:p>GREEN LAWN EMBROIDERED 3PC STITCHED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27710</text:p>
          </table:table-cell>
          <table:table-cell office:value-type="string" calcext:value-type="string">
            <text:p>JLAWN-S-25-222/S THREADS OF GRACE-0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embroidered-3pc-stitched-jls25222s.html</text:p>
          </table:table-cell>
        </table:table-row>
        <table:table-row table:style-name="ro1">
          <table:table-cell office:value-type="string" calcext:value-type="string">
            <text:p>MULTICOLOR LAWN PRINTED 2PC | JGKL-S-JGST-25-5601</text:p>
          </table:table-cell>
          <table:table-cell office:value-type="string" calcext:value-type="string">
            <text:p>PKR 3,990.00</text:p>
          </table:table-cell>
          <table:table-cell office:value-type="string" calcext:value-type="string">
            <text:p>J-10000094899</text:p>
          </table:table-cell>
          <table:table-cell office:value-type="string" calcext:value-type="string">
            <text:p>JGKL-S-JGST-25-5601 FB/POP HOP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2pc-jgkl-s-jgst-25-5601.html</text:p>
          </table:table-cell>
        </table:table-row>
        <table:table-row table:style-name="ro1">
          <table:table-cell office:value-type="string" calcext:value-type="string">
            <text:p>BLUE SIGNATURE KAMEEZ SHALWAR | JJKS-A-80010</text:p>
          </table:table-cell>
          <table:table-cell office:value-type="string" calcext:value-type="string">
            <text:p>PKR 7,490.00</text:p>
          </table:table-cell>
          <table:table-cell office:value-type="string" calcext:value-type="string">
            <text:p>J-10000106790</text:p>
          </table:table-cell>
          <table:table-cell office:value-type="string" calcext:value-type="string">
            <text:p>JJKS-A-80010/S24/JJ9664-A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casual-kameez-shalwar-jjks-a-80010.html</text:p>
          </table:table-cell>
        </table:table-row>
        <table:table-row table:style-name="ro1">
          <table:table-cell office:value-type="string" calcext:value-type="string">
            <text:p>GREY LAWN EMBROIDERED 3PC STITCHED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37236</text:p>
          </table:table-cell>
          <table:table-cell office:value-type="string" calcext:value-type="string">
            <text:p>JLAWN-S-25-208/S MODERN ART-0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y-lawn-embroidered-3pc-stitched-jls25208s.html</text:p>
          </table:table-cell>
        </table:table-row>
        <table:table-row table:style-name="ro1">
          <table:table-cell office:value-type="string" calcext:value-type="string">
            <text:p>WHITE LAWN EMBROIDERED 3PC STITCHED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37224</text:p>
          </table:table-cell>
          <table:table-cell office:value-type="string" calcext:value-type="string">
            <text:p>JLAWN-S-25-206/S MODERN ART-0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white-lawn-embroidered-3pc-stitched-jls25206s.html</text:p>
          </table:table-cell>
        </table:table-row>
        <table:table-row table:style-name="ro1">
          <table:table-cell office:value-type="string" calcext:value-type="string">
            <text:p>GREEN LAWN PRINTED 3PC | JGKL-S-JGP-25-1528</text:p>
          </table:table-cell>
          <table:table-cell office:value-type="string" calcext:value-type="string">
            <text:p>PKR 5,890.00</text:p>
          </table:table-cell>
          <table:table-cell office:value-type="string" calcext:value-type="string">
            <text:p>J-10000089318</text:p>
          </table:table-cell>
          <table:table-cell office:value-type="string" calcext:value-type="string">
            <text:p>JGKL-S-JGP-25-1528 FB/CHUNRI CHIC-0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printed-3pc-jgkl-s-jgp-25-1528.html</text:p>
          </table:table-cell>
        </table:table-row>
        <table:table-row table:style-name="ro1">
          <table:table-cell office:value-type="string" calcext:value-type="string">
            <text:p>BLACK SIGNATURE KAMEEZ SHALWAR | JJKS-A-80009</text:p>
          </table:table-cell>
          <table:table-cell office:value-type="string" calcext:value-type="string">
            <text:p>PKR 7,490.00</text:p>
          </table:table-cell>
          <table:table-cell office:value-type="string" calcext:value-type="string">
            <text:p>J-10000106778</text:p>
          </table:table-cell>
          <table:table-cell office:value-type="string" calcext:value-type="string">
            <text:p>JJKS-A-80009/S24/JJ9664-B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casual-kameez-shalwar-jjks-a-80009.html</text:p>
          </table:table-cell>
        </table:table-row>
        <table:table-row table:style-name="ro1">
          <table:table-cell office:value-type="string" calcext:value-type="string">
            <text:p>PINK LAWN PRINTED 3PC | JGKL-S-JGP-25-1530</text:p>
          </table:table-cell>
          <table:table-cell office:value-type="string" calcext:value-type="string">
            <text:p>PKR 6,490.00</text:p>
          </table:table-cell>
          <table:table-cell office:value-type="string" calcext:value-type="string">
            <text:p>J-10000089647</text:p>
          </table:table-cell>
          <table:table-cell office:value-type="string" calcext:value-type="string">
            <text:p>JGKL-S-JGP-25-1530 FB/CHUNRI CHIC-0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lawn-printed-3pc-jgkl-s-jgp-25-1530.html</text:p>
          </table:table-cell>
        </table:table-row>
        <table:table-row table:style-name="ro1">
          <table:table-cell office:value-type="string" calcext:value-type="string">
            <text:p>BLACK LAWN UNSTITCHED 3PC | JLAWN-S-24-315 BAHARAIN A-1</text:p>
          </table:table-cell>
          <table:table-cell office:value-type="string" calcext:value-type="string">
            <text:p>PKR 2,704.00</text:p>
          </table:table-cell>
          <table:table-cell office:value-type="float" office:value="10000031505" calcext:value-type="float">
            <text:p>10000031505</text:p>
          </table:table-cell>
          <table:table-cell office:value-type="string" calcext:value-type="string">
            <text:p>JLAWN-S-24-315 BAHARAIN A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lawn-unstitched-3pc-jlawn-s-24-315-baharain-a-1.html</text:p>
          </table:table-cell>
        </table:table-row>
        <table:table-row table:style-name="ro1">
          <table:table-cell office:value-type="string" calcext:value-type="string">
            <text:p>BLACK BLENDED SEMI-FORMAL KAMEEZ SHALWAR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129460</text:p>
          </table:table-cell>
          <table:table-cell office:value-type="string" calcext:value-type="string">
            <text:p>JJKS-A-90516/S25/JJ9766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blended-semi-formal-kameez-shalwar-jjks-a-90516-s25-jj9766-sf.html</text:p>
          </table:table-cell>
        </table:table-row>
        <table:table-row table:style-name="ro1">
          <table:table-cell office:value-type="string" calcext:value-type="string">
            <text:p>MULTICOLOR LAWN UNSTITCHED 3PC | JLAWN-S-23-617</text:p>
          </table:table-cell>
          <table:table-cell office:value-type="string" calcext:value-type="string">
            <text:p>PKR 2,704.00</text:p>
          </table:table-cell>
          <table:table-cell office:value-type="string" calcext:value-type="string">
            <text:p>GL206815-3PS-ORY-L</text:p>
          </table:table-cell>
          <table:table-cell office:value-type="string" calcext:value-type="string">
            <text:p>JLAWN-S-23-617 ETHNIC ART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unstitched-3pc-jlawn-s-23-617.html</text:p>
          </table:table-cell>
        </table:table-row>
        <table:table-row table:style-name="ro1">
          <table:table-cell office:value-type="string" calcext:value-type="string">
            <text:p>BROWN SIGNATURE KAMEEZ SHALWAR | JJKS-A-80008</text:p>
          </table:table-cell>
          <table:table-cell office:value-type="string" calcext:value-type="string">
            <text:p>PKR 7,490.00</text:p>
          </table:table-cell>
          <table:table-cell office:value-type="string" calcext:value-type="string">
            <text:p>J-10000106766</text:p>
          </table:table-cell>
          <table:table-cell office:value-type="string" calcext:value-type="string">
            <text:p>JJKS-A-80008/S24/JJ8733-E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rown-casual-kameez-shalwar-jjks-a-80008.html</text:p>
          </table:table-cell>
        </table:table-row>
        <table:table-row table:style-name="ro1">
          <table:table-cell office:value-type="string" calcext:value-type="string">
            <text:p>BEIGE LAWN DIGITAL PRINTED 3PC STITCHED</text:p>
          </table:table-cell>
          <table:table-cell office:value-type="string" calcext:value-type="string">
            <text:p>PKR 6,990.00</text:p>
          </table:table-cell>
          <table:table-cell office:value-type="string" calcext:value-type="string">
            <text:p>J-10000132935</text:p>
          </table:table-cell>
          <table:table-cell office:value-type="string" calcext:value-type="string">
            <text:p>JLAWN-S-25-194/S NATURAL SHADES-0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eige-lawn-digital-printed-3pc-stitched-jls25194s.html</text:p>
          </table:table-cell>
        </table:table-row>
        <table:table-row table:style-name="ro1">
          <table:table-cell office:value-type="string" calcext:value-type="string">
            <text:p>BEIGE RAW SILK EMBROIDERED 3PC STITCHED</text:p>
          </table:table-cell>
          <table:table-cell office:value-type="string" calcext:value-type="string">
            <text:p>PKR 24,990.00</text:p>
          </table:table-cell>
          <table:table-cell office:value-type="string" calcext:value-type="string">
            <text:p>J-10000077225</text:p>
          </table:table-cell>
          <table:table-cell office:value-type="string" calcext:value-type="string">
            <text:p>JJPW-W-JPS-24-3946 FB/INARA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eige-raw-silk-embroidered-3pc-stitched-jjpw-w-jps-24-3946.html</text:p>
          </table:table-cell>
        </table:table-row>
        <table:table-row table:style-name="ro1">
          <table:table-cell office:value-type="string" calcext:value-type="string">
            <text:p>BROWN BLENDED KAMEEZ SHALWAR | JJKS-A-47006-R9-AP</text:p>
          </table:table-cell>
          <table:table-cell office:value-type="string" calcext:value-type="string">
            <text:p>PKR 5,690.00</text:p>
          </table:table-cell>
          <table:table-cell office:value-type="string" calcext:value-type="string">
            <text:p>J-10000087651</text:p>
          </table:table-cell>
          <table:table-cell office:value-type="string" calcext:value-type="string">
            <text:p>JJKS-A-47006-R9-AP/S24/JJ9664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rown-blended-kameez-shalwar-jjks-a-47006-r9-ap.html</text:p>
          </table:table-cell>
        </table:table-row>
        <table:table-row table:style-name="ro1">
          <table:table-cell office:value-type="string" calcext:value-type="string">
            <text:p>MAGENTA LAWN UNSTITCHED 3PC | JLAWN-S-24-322 BAHARAIN A-8</text:p>
          </table:table-cell>
          <table:table-cell office:value-type="string" calcext:value-type="string">
            <text:p>PKR 2,704.00</text:p>
          </table:table-cell>
          <table:table-cell office:value-type="float" office:value="10000031512" calcext:value-type="float">
            <text:p>10000031512</text:p>
          </table:table-cell>
          <table:table-cell office:value-type="string" calcext:value-type="string">
            <text:p>JLAWN-S-24-322 BAHARAIN A-8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agenta-lawn-unstitched-3pc-jlawn-s-24-322-baharain-a-8.html</text:p>
          </table:table-cell>
        </table:table-row>
        <table:table-row table:style-name="ro1">
          <table:table-cell office:value-type="string" calcext:value-type="string">
            <text:p>MUSTARD LAWN UNSTITCHED 3PC | JLAWN-S-24-321 BAHARAIN A-7</text:p>
          </table:table-cell>
          <table:table-cell office:value-type="string" calcext:value-type="string">
            <text:p>PKR 2,704.00</text:p>
          </table:table-cell>
          <table:table-cell office:value-type="float" office:value="10000031511" calcext:value-type="float">
            <text:p>10000031511</text:p>
          </table:table-cell>
          <table:table-cell office:value-type="string" calcext:value-type="string">
            <text:p>JLAWN-S-24-321 BAHARAIN A-7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stard-lawn-unstitched-3pc-jlawn-s-24-321-baharain-a-7.html</text:p>
          </table:table-cell>
        </table:table-row>
        <table:table-row table:style-name="ro1">
          <table:table-cell office:value-type="string" calcext:value-type="string">
            <text:p>BLUE LAWN UNSTITCHED 3PC | JLAWN-S-24-531</text:p>
          </table:table-cell>
          <table:table-cell office:value-type="string" calcext:value-type="string">
            <text:p>PKR 2,704.00</text:p>
          </table:table-cell>
          <table:table-cell office:value-type="float" office:value="10000048066" calcext:value-type="float">
            <text:p>10000048066</text:p>
          </table:table-cell>
          <table:table-cell office:value-type="string" calcext:value-type="string">
            <text:p>JLAWN-S-24-531 BAHARAIN-B-07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unstitched-3pc-jlawn-s-24-531.html</text:p>
          </table:table-cell>
        </table:table-row>
        <table:table-row table:style-name="ro1">
          <table:table-cell office:value-type="string" calcext:value-type="string">
            <text:p>PINK LAWN UNSTITCHED 3PC | JLAWN-S-24-558</text:p>
          </table:table-cell>
          <table:table-cell office:value-type="string" calcext:value-type="string">
            <text:p>PKR 2,704.00</text:p>
          </table:table-cell>
          <table:table-cell office:value-type="float" office:value="10000055605" calcext:value-type="float">
            <text:p>10000055605</text:p>
          </table:table-cell>
          <table:table-cell office:value-type="string" calcext:value-type="string">
            <text:p>JLAWN-S-24-558 BAHARAIN-A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lawn-unstitched-3pc-jlawn-s-24-558.html</text:p>
          </table:table-cell>
        </table:table-row>
        <table:table-row table:style-name="ro1">
          <table:table-cell office:value-type="string" calcext:value-type="string">
            <text:p>RED LAWN UNSTITCHED 3PC | JLAWN-S-24-165</text:p>
          </table:table-cell>
          <table:table-cell office:value-type="string" calcext:value-type="string">
            <text:p>PKR 2,704.00</text:p>
          </table:table-cell>
          <table:table-cell office:value-type="float" office:value="10000029687" calcext:value-type="float">
            <text:p>10000029687</text:p>
          </table:table-cell>
          <table:table-cell office:value-type="string" calcext:value-type="string">
            <text:p>JLAWN-S-24-165 BAHARAIN A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red-lawn-unstitched-3pc-jlawn-s-24-165.html</text:p>
          </table:table-cell>
        </table:table-row>
        <table:table-row table:style-name="ro1">
          <table:table-cell office:value-type="string" calcext:value-type="string">
            <text:p>YELLOW LAWN UNSTITCHED 3PC | JLAWN-S-23-601</text:p>
          </table:table-cell>
          <table:table-cell office:value-type="string" calcext:value-type="string">
            <text:p>PKR 2,704.00</text:p>
          </table:table-cell>
          <table:table-cell office:value-type="string" calcext:value-type="string">
            <text:p>GL206797-3PS-FLY-L</text:p>
          </table:table-cell>
          <table:table-cell office:value-type="string" calcext:value-type="string">
            <text:p>JLAWN-S-23-601 FUSION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yellow-lawn-unstitched-3pc-jlawn-s-23-601.html</text:p>
          </table:table-cell>
        </table:table-row>
        <table:table-row table:style-name="ro1">
          <table:table-cell office:value-type="string" calcext:value-type="string">
            <text:p>MULTICOLOR LAWN UNSTITCHED 3PC | JLAWN-S-24-176</text:p>
          </table:table-cell>
          <table:table-cell office:value-type="string" calcext:value-type="string">
            <text:p>PKR 2,704.00</text:p>
          </table:table-cell>
          <table:table-cell office:value-type="float" office:value="10000031256" calcext:value-type="float">
            <text:p>10000031256</text:p>
          </table:table-cell>
          <table:table-cell office:value-type="string" calcext:value-type="string">
            <text:p>JLAWN-S-24-176 BAHARAIN B-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unstitched-3pc-jlawn-s-24-176.html</text:p>
          </table:table-cell>
        </table:table-row>
        <table:table-row table:style-name="ro1">
          <table:table-cell office:value-type="string" calcext:value-type="string">
            <text:p>MULTICOLOR LAWN UNSTITCHED 3PC | JLAWN-S-24-567</text:p>
          </table:table-cell>
          <table:table-cell office:value-type="string" calcext:value-type="string">
            <text:p>PKR 2,704.00</text:p>
          </table:table-cell>
          <table:table-cell office:value-type="float" office:value="10000055631" calcext:value-type="float">
            <text:p>10000055631</text:p>
          </table:table-cell>
          <table:table-cell office:value-type="string" calcext:value-type="string">
            <text:p>JLAWN-S-24-567 BAHARAIN-B-0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unstitched-3pc-jlawn-s-24-567.html</text:p>
          </table:table-cell>
        </table:table-row>
        <table:table-row table:style-name="ro1">
          <table:table-cell office:value-type="string" calcext:value-type="string">
            <text:p>PINK LAWN EMBROIDERED KURTI | JJLK-S-JSS-25-352</text:p>
          </table:table-cell>
          <table:table-cell office:value-type="string" calcext:value-type="string">
            <text:p>PKR 5,290.00</text:p>
          </table:table-cell>
          <table:table-cell office:value-type="string" calcext:value-type="string">
            <text:p>J-10000085698</text:p>
          </table:table-cell>
          <table:table-cell office:value-type="string" calcext:value-type="string">
            <text:p>JJLK-S-JSS-25-352 FB/CHIKAN KARI NEON-0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lawn-embroidered-kurti-jjlk-s-jss-25-352.html</text:p>
          </table:table-cell>
        </table:table-row>
        <table:table-row table:style-name="ro1">
          <table:table-cell office:value-type="string" calcext:value-type="string">
            <text:p>MULTICOLOR LAWN UNSTITCHED 3PC | JLAWN-S-24-571</text:p>
          </table:table-cell>
          <table:table-cell office:value-type="string" calcext:value-type="string">
            <text:p>PKR 2,704.00</text:p>
          </table:table-cell>
          <table:table-cell office:value-type="float" office:value="10000055627" calcext:value-type="float">
            <text:p>10000055627</text:p>
          </table:table-cell>
          <table:table-cell office:value-type="string" calcext:value-type="string">
            <text:p>JLAWN-S-24-571 BAHARAIN-B-07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unstitched-3pc-jlawn-s-24-571.html</text:p>
          </table:table-cell>
        </table:table-row>
        <table:table-row table:style-name="ro1">
          <table:table-cell office:value-type="string" calcext:value-type="string">
            <text:p>ORANGE LAWN PRINTED 3PC STITCHED | JLAWN-S-25-008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083811</text:p>
          </table:table-cell>
          <table:table-cell office:value-type="string" calcext:value-type="string">
            <text:p>JLAWN-S-25-008/S TROPICAL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range-lawn-printed-3pc-jlawn-s-25-008-s.html</text:p>
          </table:table-cell>
        </table:table-row>
        <table:table-row table:style-name="ro1">
          <table:table-cell office:value-type="string" calcext:value-type="string">
            <text:p>NAVY BLUE BLENDED KAMEEZ SHALWAR | JJIKS-S-35841-R6-AP</text:p>
          </table:table-cell>
          <table:table-cell office:value-type="string" calcext:value-type="string">
            <text:p>PKR 2,000.00</text:p>
          </table:table-cell>
          <table:table-cell office:value-type="string" calcext:value-type="string">
            <text:p>J-GM203843</text:p>
          </table:table-cell>
          <table:table-cell office:value-type="string" calcext:value-type="string">
            <text:p>JJIKS-S-35841-R6-AP/S23/JJ8733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navy-blue-blended-kameez-shalwar-jjiks-s-35841-r6-ap.html</text:p>
          </table:table-cell>
        </table:table-row>
        <table:table-row table:style-name="ro1">
          <table:table-cell office:value-type="string" calcext:value-type="string">
            <text:p>GREEN LAWN EMBROIDERED KURTI | JJLK-S-JSS-25-351</text:p>
          </table:table-cell>
          <table:table-cell office:value-type="string" calcext:value-type="string">
            <text:p>PKR 5,290.00</text:p>
          </table:table-cell>
          <table:table-cell office:value-type="string" calcext:value-type="string">
            <text:p>J-10000085692</text:p>
          </table:table-cell>
          <table:table-cell office:value-type="string" calcext:value-type="string">
            <text:p>JJLK-S-JSS-25-351 FB/CHIKAN KARI NEON-0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embroidered-kurti-jjlk-s-jss-25-351.html</text:p>
          </table:table-cell>
        </table:table-row>
        <table:table-row table:style-name="ro1">
          <table:table-cell office:value-type="string" calcext:value-type="string">
            <text:p>WHITE BLENDED KAMEEZ SHALWAR | JJIKS-S-40219-R4</text:p>
          </table:table-cell>
          <table:table-cell office:value-type="string" calcext:value-type="string">
            <text:p>PKR 1,790.00</text:p>
          </table:table-cell>
          <table:table-cell office:value-type="string" calcext:value-type="string">
            <text:p>J-GM192920</text:p>
          </table:table-cell>
          <table:table-cell office:value-type="string" calcext:value-type="string">
            <text:p>JJIKS-S-40219-R4-AP/S23/JJ8732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white-blended-kameez-shalwar-jjiks-s-40219-r4.html</text:p>
          </table:table-cell>
        </table:table-row>
        <table:table-row table:style-name="ro1">
          <table:table-cell office:value-type="string" calcext:value-type="string">
            <text:p>BLUE LAWN PRINTED 3PC STITCHED | JLAWN-S-25-007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084197</text:p>
          </table:table-cell>
          <table:table-cell office:value-type="string" calcext:value-type="string">
            <text:p>JLAWN-S-25-007/S TROPICAL-0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printed-3pc-jlawn-s-25-007-s.html</text:p>
          </table:table-cell>
        </table:table-row>
        <table:table-row table:style-name="ro1">
          <table:table-cell office:value-type="string" calcext:value-type="string">
            <text:p>GREEN LAWN PRINTED 3PC STITCHED | JLAWN-S-25-010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084203</text:p>
          </table:table-cell>
          <table:table-cell office:value-type="string" calcext:value-type="string">
            <text:p>JLAWN-S-25-010/S TROPICAL-0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printed-3pc-jlawn-s-25-010-s.html</text:p>
          </table:table-cell>
        </table:table-row>
        <table:table-row table:style-name="ro1">
          <table:table-cell office:value-type="string" calcext:value-type="string">
            <text:p>OFF WHITE LAWN EMBROIDERED 3PC STITCHED | JLAWN-S-25-025</text:p>
          </table:table-cell>
          <table:table-cell office:value-type="string" calcext:value-type="string">
            <text:p>PKR 11,990.00</text:p>
          </table:table-cell>
          <table:table-cell office:value-type="string" calcext:value-type="string">
            <text:p>J-10000101047</text:p>
          </table:table-cell>
          <table:table-cell office:value-type="string" calcext:value-type="string">
            <text:p>JLAWN-S-25-025/S ETHNIC BOGO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lawn-embroidered-3pc-jlawn-s-25-025-s.html</text:p>
          </table:table-cell>
        </table:table-row>
        <table:table-row table:style-name="ro1">
          <table:table-cell office:value-type="string" calcext:value-type="string">
            <text:p>YELLOW LAWN PRINTED 3PC STITCHED | JLAWN-S-25-009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086168</text:p>
          </table:table-cell>
          <table:table-cell office:value-type="string" calcext:value-type="string">
            <text:p>JLAWN-S-25-009/S TROPICAL-0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yellow-lawn-printed-3pc-jlawn-s-25-009-s.html</text:p>
          </table:table-cell>
        </table:table-row>
        <table:table-row table:style-name="ro1">
          <table:table-cell office:value-type="string" calcext:value-type="string">
            <text:p>MAROON LAWN EMBROIDERED 3PC STITCHED | JLAWN-S-25-027</text:p>
          </table:table-cell>
          <table:table-cell office:value-type="string" calcext:value-type="string">
            <text:p>PKR 11,990.00</text:p>
          </table:table-cell>
          <table:table-cell office:value-type="string" calcext:value-type="string">
            <text:p>J-10000099046</text:p>
          </table:table-cell>
          <table:table-cell office:value-type="string" calcext:value-type="string">
            <text:p>JLAWN-S-25-027/S ETHNIC BOGO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aroon-lawn-embroidered-3pc-jlawn-s-25-027-s.html</text:p>
          </table:table-cell>
        </table:table-row>
        <table:table-row table:style-name="ro1">
          <table:table-cell office:value-type="string" calcext:value-type="string">
            <text:p>GREY LAWN EMBROIDERED 3PC STITCHED | JLAWN-S-25-030</text:p>
          </table:table-cell>
          <table:table-cell office:value-type="string" calcext:value-type="string">
            <text:p>PKR 11,990.00</text:p>
          </table:table-cell>
          <table:table-cell office:value-type="string" calcext:value-type="string">
            <text:p>J-10000099052</text:p>
          </table:table-cell>
          <table:table-cell office:value-type="string" calcext:value-type="string">
            <text:p>JLAWN-S-25-030/S ETHNIC BOGO-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y-lawn-embroidered-3pc-jlawn-s-25-030-s.html</text:p>
          </table:table-cell>
        </table:table-row>
        <table:table-row table:style-name="ro1">
          <table:table-cell office:value-type="string" calcext:value-type="string">
            <text:p>BLACK LAWN EMBROIDERED 3PC STITCHED | JLAWN-S-25-026</text:p>
          </table:table-cell>
          <table:table-cell office:value-type="string" calcext:value-type="string">
            <text:p>PKR 11,990.00</text:p>
          </table:table-cell>
          <table:table-cell office:value-type="string" calcext:value-type="string">
            <text:p>J-10000101053</text:p>
          </table:table-cell>
          <table:table-cell office:value-type="string" calcext:value-type="string">
            <text:p>JLAWN-S-25-026/S ETHNIC BOGO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lawn-embroidered-3pc-jlawn-s-25-026-s.html</text:p>
          </table:table-cell>
        </table:table-row>
        <table:table-row table:style-name="ro1">
          <table:table-cell office:value-type="string" calcext:value-type="string">
            <text:p>GREEN LAWN PRINTED 3PC STITCHED | JLAWN-S-25-012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086180</text:p>
          </table:table-cell>
          <table:table-cell office:value-type="string" calcext:value-type="string">
            <text:p>JLAWN-S-25-012/S TROPICAL-0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printed-3pc-jlawn-s-25-012-s.html</text:p>
          </table:table-cell>
        </table:table-row>
        <table:table-row table:style-name="ro1">
          <table:table-cell office:value-type="string" calcext:value-type="string">
            <text:p>PINK LAWN EMBROIDERED 3PC STITCHED | JLAWN-S-25-028</text:p>
          </table:table-cell>
          <table:table-cell office:value-type="string" calcext:value-type="string">
            <text:p>PKR 11,990.00</text:p>
          </table:table-cell>
          <table:table-cell office:value-type="string" calcext:value-type="string">
            <text:p>J-10000101059</text:p>
          </table:table-cell>
          <table:table-cell office:value-type="string" calcext:value-type="string">
            <text:p>JLAWN-S-25-028/S ETHNIC BOGO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lawn-embroidered-3pc-jlawn-s-25-028-s.html</text:p>
          </table:table-cell>
        </table:table-row>
        <table:table-row table:style-name="ro1">
          <table:table-cell office:value-type="string" calcext:value-type="string">
            <text:p>RUST LAWN EMBROIDERED 3PC STITCHED | JLAWN-S-25-029</text:p>
          </table:table-cell>
          <table:table-cell office:value-type="string" calcext:value-type="string">
            <text:p>PKR 11,990.00</text:p>
          </table:table-cell>
          <table:table-cell office:value-type="string" calcext:value-type="string">
            <text:p>J-10000101065</text:p>
          </table:table-cell>
          <table:table-cell office:value-type="string" calcext:value-type="string">
            <text:p>JLAWN-S-25-029/S ETHNIC BOGO-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rust-lawn-embroidered-3pc-jlawn-s-25-029-s.html</text:p>
          </table:table-cell>
        </table:table-row>
        <table:table-row table:style-name="ro1">
          <table:table-cell office:value-type="string" calcext:value-type="string">
            <text:p>MUSTARD LAWN EMBROIDERED 3PC STITCHED | JLAWN-S-25-037</text:p>
          </table:table-cell>
          <table:table-cell office:value-type="string" calcext:value-type="string">
            <text:p>PKR 8,990.00</text:p>
          </table:table-cell>
          <table:table-cell office:value-type="string" calcext:value-type="string">
            <text:p>J-10000096959</text:p>
          </table:table-cell>
          <table:table-cell office:value-type="string" calcext:value-type="string">
            <text:p>JLAWN-S-25-037/S DASTAN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stard-lawn-embroidered-3pc-jlawn-s-25-037-s.html</text:p>
          </table:table-cell>
        </table:table-row>
        <table:table-row table:style-name="ro1">
          <table:table-cell office:value-type="string" calcext:value-type="string">
            <text:p>BLACK BLENDED KAMEEZ SHALWAR | JJKS-A-30729-R38-AP</text:p>
          </table:table-cell>
          <table:table-cell office:value-type="string" calcext:value-type="string">
            <text:p>PKR 5,990.00</text:p>
          </table:table-cell>
          <table:table-cell office:value-type="string" calcext:value-type="string">
            <text:p>J-10000110983</text:p>
          </table:table-cell>
          <table:table-cell office:value-type="string" calcext:value-type="string">
            <text:p>JJKS-A-30729-R38-AP/S25/JJ9364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blended-kameez-shalwar-jjks-a-30729-r38-ap.html</text:p>
          </table:table-cell>
        </table:table-row>
        <table:table-row table:style-name="ro1">
          <table:table-cell office:value-type="string" calcext:value-type="string">
            <text:p>WHITE BLENDED KAMEEZ SHALWAR | JJKS-A-30727-R25-AP</text:p>
          </table:table-cell>
          <table:table-cell office:value-type="string" calcext:value-type="string">
            <text:p>PKR 5,990.00</text:p>
          </table:table-cell>
          <table:table-cell office:value-type="string" calcext:value-type="string">
            <text:p>J-10000108000</text:p>
          </table:table-cell>
          <table:table-cell office:value-type="string" calcext:value-type="string">
            <text:p>JJKS-A-30727-R25-AP/S25/JJ9737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white-blended-kameez-shalwar-jjks-a-30727-r25-ap.html</text:p>
          </table:table-cell>
        </table:table-row>
        <table:table-row table:style-name="ro1">
          <table:table-cell office:value-type="string" calcext:value-type="string">
            <text:p>BLACK BLENDED KURTA TROUSER | JJKP-A-30778-R38-AP</text:p>
          </table:table-cell>
          <table:table-cell office:value-type="string" calcext:value-type="string">
            <text:p>PKR 5,690.00</text:p>
          </table:table-cell>
          <table:table-cell office:value-type="string" calcext:value-type="string">
            <text:p>J-10000110731</text:p>
          </table:table-cell>
          <table:table-cell office:value-type="string" calcext:value-type="string">
            <text:p>JJKP-A-30778-R38-AP/S25/JJ9364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blended-kurta-trouser-jjkp-a-30778-r38-ap.html</text:p>
          </table:table-cell>
        </table:table-row>
        <table:table-row table:style-name="ro1">
          <table:table-cell office:value-type="string" calcext:value-type="string">
            <text:p>WHITE BLENDED KAMEEZ SHALWAR | JTKS-A-40224-R13-AP</text:p>
          </table:table-cell>
          <table:table-cell office:value-type="string" calcext:value-type="string">
            <text:p>PKR 4,990.00</text:p>
          </table:table-cell>
          <table:table-cell office:value-type="string" calcext:value-type="string">
            <text:p>J-10000122673</text:p>
          </table:table-cell>
          <table:table-cell office:value-type="string" calcext:value-type="string">
            <text:p>JTKS-A-40224-R13-AP/S25/JJ9737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white-blended-kameez-shalwar-jtks-a-40224-r13-ap.html</text:p>
          </table:table-cell>
        </table:table-row>
        <table:table-row table:style-name="ro1">
          <table:table-cell office:value-type="string" calcext:value-type="string">
            <text:p>NAVY BLUE BLENDED KAMEEZ SHALWAR | JJKS-A-30779-R37-AP</text:p>
          </table:table-cell>
          <table:table-cell office:value-type="string" calcext:value-type="string">
            <text:p>PKR 6,390.00</text:p>
          </table:table-cell>
          <table:table-cell office:value-type="string" calcext:value-type="string">
            <text:p>J-10000120002</text:p>
          </table:table-cell>
          <table:table-cell office:value-type="string" calcext:value-type="string">
            <text:p>JJKS-A-30779-R37-AP/S25/JJ9770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navy-blue-blended-kameez-shalwar-jjks-a-30779-r37-ap.html</text:p>
          </table:table-cell>
        </table:table-row>
        <table:table-row table:style-name="ro1">
          <table:table-cell office:value-type="string" calcext:value-type="string">
            <text:p>BLUE LAWN EMBROIDERED 3PC STITCHED | JLAWN-S-25-038</text:p>
          </table:table-cell>
          <table:table-cell office:value-type="string" calcext:value-type="string">
            <text:p>PKR 8,990.00</text:p>
          </table:table-cell>
          <table:table-cell office:value-type="string" calcext:value-type="string">
            <text:p>J-10000096965</text:p>
          </table:table-cell>
          <table:table-cell office:value-type="string" calcext:value-type="string">
            <text:p>JLAWN-S-25-038/S DASTAN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embroidered-3pc-jlawn-s-25-038-s.html</text:p>
          </table:table-cell>
        </table:table-row>
        <table:table-row table:style-name="ro1">
          <table:table-cell office:value-type="string" calcext:value-type="string">
            <text:p>BROWN BLENDED KAMEEZ SHALWAR | JJKS-A-47006-R10-AP</text:p>
          </table:table-cell>
          <table:table-cell office:value-type="string" calcext:value-type="string">
            <text:p>PKR 5,990.00</text:p>
          </table:table-cell>
          <table:table-cell office:value-type="string" calcext:value-type="string">
            <text:p>J-10000122019</text:p>
          </table:table-cell>
          <table:table-cell office:value-type="string" calcext:value-type="string">
            <text:p>JJKS-A-47006-R10-AP/S25/JJ9771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rown-blended-kameez-shalwar-jjks-a-47006-r10-ap.html</text:p>
          </table:table-cell>
        </table:table-row>
        <table:table-row table:style-name="ro1">
          <table:table-cell office:value-type="string" calcext:value-type="string">
            <text:p>BLACK BLENDED KAMEEZ SHALWAR | JTKS-A-40201-R16-AP</text:p>
          </table:table-cell>
          <table:table-cell office:value-type="string" calcext:value-type="string">
            <text:p>PKR 4,990.00</text:p>
          </table:table-cell>
          <table:table-cell office:value-type="string" calcext:value-type="string">
            <text:p>J-10000111383</text:p>
          </table:table-cell>
          <table:table-cell office:value-type="string" calcext:value-type="string">
            <text:p>JTKS-A-40201-R16-AP/S25/JJ8733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blended-kameez-shalwar-jtks-a-40201-r16-ap.html</text:p>
          </table:table-cell>
        </table:table-row>
        <table:table-row table:style-name="ro1">
          <table:table-cell office:value-type="string" calcext:value-type="string">
            <text:p>MULTICOLOR LAWN PRINTED UNSTITCHED 2PC | JLAWN-S-JDS-25-1029</text:p>
          </table:table-cell>
          <table:table-cell office:value-type="string" calcext:value-type="string">
            <text:p>PKR 3,190.00</text:p>
          </table:table-cell>
          <table:table-cell office:value-type="float" office:value="10000098263" calcext:value-type="float">
            <text:p>10000098263</text:p>
          </table:table-cell>
          <table:table-cell office:value-type="string" calcext:value-type="string">
            <text:p>JLAWN-S-JDS-25-1029 MUGHAL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2pc-jlawn-s-jds-25-1029.html</text:p>
          </table:table-cell>
        </table:table-row>
        <table:table-row table:style-name="ro1">
          <table:table-cell office:value-type="string" calcext:value-type="string">
            <text:p>MULTICOLOR LAWN PRINTED UNSTITCHED 2PC | JLAWN-S-JDS-25-1032</text:p>
          </table:table-cell>
          <table:table-cell office:value-type="string" calcext:value-type="string">
            <text:p>PKR 3,190.00</text:p>
          </table:table-cell>
          <table:table-cell office:value-type="float" office:value="10000098266" calcext:value-type="float">
            <text:p>10000098266</text:p>
          </table:table-cell>
          <table:table-cell office:value-type="string" calcext:value-type="string">
            <text:p>JLAWN-S-JDS-25-1032 MUGHAL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2pc-jlawn-s-jds-25-1032.html</text:p>
          </table:table-cell>
        </table:table-row>
        <table:table-row table:style-name="ro1">
          <table:table-cell office:value-type="string" calcext:value-type="string">
            <text:p>MULTICOLOR LAWN PRINTED UNSTITCHED 2PC | JLAWN-S-JDS-25-1034</text:p>
          </table:table-cell>
          <table:table-cell office:value-type="string" calcext:value-type="string">
            <text:p>PKR 3,190.00</text:p>
          </table:table-cell>
          <table:table-cell office:value-type="float" office:value="10000098268" calcext:value-type="float">
            <text:p>10000098268</text:p>
          </table:table-cell>
          <table:table-cell office:value-type="string" calcext:value-type="string">
            <text:p>JLAWN-S-JDS-25-1034 MUGHAL-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2pc-jlawn-s-jds-25-1034.html</text:p>
          </table:table-cell>
        </table:table-row>
        <table:table-row table:style-name="ro1">
          <table:table-cell office:value-type="string" calcext:value-type="string">
            <text:p>MULTICOLOR LAWN PRINTED UNSTITCHED 2PC | JLAWN-S-JDS-25-1033</text:p>
          </table:table-cell>
          <table:table-cell office:value-type="string" calcext:value-type="string">
            <text:p>PKR 3,190.00</text:p>
          </table:table-cell>
          <table:table-cell office:value-type="float" office:value="10000098267" calcext:value-type="float">
            <text:p>10000098267</text:p>
          </table:table-cell>
          <table:table-cell office:value-type="string" calcext:value-type="string">
            <text:p>JLAWN-S-JDS-25-1033 MUGHAL-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2pc-jlawn-s-jds-25-1033.html</text:p>
          </table:table-cell>
        </table:table-row>
        <table:table-row table:style-name="ro1">
          <table:table-cell office:value-type="string" calcext:value-type="string">
            <text:p>MULTICOLOR LAWN PRINTED UNSTITCHED 2PC | JLAWN-S-JST-25-2031</text:p>
          </table:table-cell>
          <table:table-cell office:value-type="string" calcext:value-type="string">
            <text:p>PKR 3,290.00</text:p>
          </table:table-cell>
          <table:table-cell office:value-type="float" office:value="10000086509" calcext:value-type="float">
            <text:p>10000086509</text:p>
          </table:table-cell>
          <table:table-cell office:value-type="string" calcext:value-type="string">
            <text:p>JLAWN-S-JST-25-2031 CHINTZ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2pc-jlawn-s-jst-25-2031.html</text:p>
          </table:table-cell>
        </table:table-row>
        <table:table-row table:style-name="ro1">
          <table:table-cell office:value-type="string" calcext:value-type="string">
            <text:p>MULTICOLOR LAWN PRINTED UNSTITCHED 2PC | JLAWN-S-JST-25-2032</text:p>
          </table:table-cell>
          <table:table-cell office:value-type="string" calcext:value-type="string">
            <text:p>PKR 3,290.00</text:p>
          </table:table-cell>
          <table:table-cell office:value-type="float" office:value="10000086510" calcext:value-type="float">
            <text:p>10000086510</text:p>
          </table:table-cell>
          <table:table-cell office:value-type="string" calcext:value-type="string">
            <text:p>JLAWN-S-JST-25-2032 CHINTZ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2pc-jlawn-s-jst-25-2032.html</text:p>
          </table:table-cell>
        </table:table-row>
        <table:table-row table:style-name="ro1">
          <table:table-cell office:value-type="string" calcext:value-type="string">
            <text:p>PINK LAWN EMBROIDERED UNSTITCHED 2PC | JLAWN-S-JDS-25-1065</text:p>
          </table:table-cell>
          <table:table-cell office:value-type="string" calcext:value-type="string">
            <text:p>PKR 5,990.00</text:p>
          </table:table-cell>
          <table:table-cell office:value-type="float" office:value="10000096989" calcext:value-type="float">
            <text:p>10000096989</text:p>
          </table:table-cell>
          <table:table-cell office:value-type="string" calcext:value-type="string">
            <text:p>JLAWN-S-JDS-25-1065 BLOCKED PRINT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lawn-embroidered-2pc-jlawn-s-jds-25-1065.html</text:p>
          </table:table-cell>
        </table:table-row>
        <table:table-row table:style-name="ro1">
          <table:table-cell office:value-type="string" calcext:value-type="string">
            <text:p>MULTICOLOR LAWN PRINTED UNSTITCHED 2PC | JLAWN-S-JST-25-2029</text:p>
          </table:table-cell>
          <table:table-cell office:value-type="string" calcext:value-type="string">
            <text:p>PKR 3,290.00</text:p>
          </table:table-cell>
          <table:table-cell office:value-type="float" office:value="10000086507" calcext:value-type="float">
            <text:p>10000086507</text:p>
          </table:table-cell>
          <table:table-cell office:value-type="string" calcext:value-type="string">
            <text:p>JLAWN-S-JST-25-2029 CHINTZ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2pc-jlawn-s-jst-25-2029.html</text:p>
          </table:table-cell>
        </table:table-row>
        <table:table-row table:style-name="ro1">
          <table:table-cell office:value-type="string" calcext:value-type="string">
            <text:p>MULTICOLOR LAWN PRINTED UNSTITCHED 2PC | JLAWN-S-JDS-25-1031</text:p>
          </table:table-cell>
          <table:table-cell office:value-type="string" calcext:value-type="string">
            <text:p>PKR 3,190.00</text:p>
          </table:table-cell>
          <table:table-cell office:value-type="float" office:value="10000098265" calcext:value-type="float">
            <text:p>10000098265</text:p>
          </table:table-cell>
          <table:table-cell office:value-type="string" calcext:value-type="string">
            <text:p>JLAWN-S-JDS-25-1031 MUGHAL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2pc-jlawn-s-jds-25-1031.html</text:p>
          </table:table-cell>
        </table:table-row>
        <table:table-row table:style-name="ro1">
          <table:table-cell office:value-type="string" calcext:value-type="string">
            <text:p>GREEN LAWN EMBROIDERED UNSTITCHED 2PC | JLAWN-S-JDS-25-1066</text:p>
          </table:table-cell>
          <table:table-cell office:value-type="string" calcext:value-type="string">
            <text:p>PKR 5,990.00</text:p>
          </table:table-cell>
          <table:table-cell office:value-type="float" office:value="10000096990" calcext:value-type="float">
            <text:p>10000096990</text:p>
          </table:table-cell>
          <table:table-cell office:value-type="string" calcext:value-type="string">
            <text:p>JLAWN-S-JDS-25-1066 BLOCKED PRINT-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embroidered-2pc-jlawn-s-jds-25-1066.html</text:p>
          </table:table-cell>
        </table:table-row>
        <table:table-row table:style-name="ro1">
          <table:table-cell office:value-type="string" calcext:value-type="string">
            <text:p>MAROON LAWN EMBROIDERED UNSTITCHED 2PC | JLAWN-S-JDS-25-1067</text:p>
          </table:table-cell>
          <table:table-cell office:value-type="string" calcext:value-type="string">
            <text:p>PKR 5,990.00</text:p>
          </table:table-cell>
          <table:table-cell office:value-type="float" office:value="10000098275" calcext:value-type="float">
            <text:p>10000098275</text:p>
          </table:table-cell>
          <table:table-cell office:value-type="string" calcext:value-type="string">
            <text:p>JLAWN-S-JDS-25-1067 BLOCKED PRINT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aroon-lawn-embroidered-2pc-jlawn-s-jds-25-1067.html</text:p>
          </table:table-cell>
        </table:table-row>
        <table:table-row table:style-name="ro1">
          <table:table-cell office:value-type="string" calcext:value-type="string">
            <text:p>BROWN LAWN PRINTED TROUSERS | JJLT-S-25-305</text:p>
          </table:table-cell>
          <table:table-cell office:value-type="string" calcext:value-type="string">
            <text:p>PKR 1,990.00</text:p>
          </table:table-cell>
          <table:table-cell office:value-type="string" calcext:value-type="string">
            <text:p>J-10000089756</text:p>
          </table:table-cell>
          <table:table-cell office:value-type="string" calcext:value-type="string">
            <text:p>JJLT-S-25-305 FB/ESSENTIAL-0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rown-lawn-printed-trousers-jjlt-s-25-305.html</text:p>
          </table:table-cell>
        </table:table-row>
        <table:table-row table:style-name="ro1">
          <table:table-cell office:value-type="string" calcext:value-type="string">
            <text:p>GREEN LAWN PRINTED SHALWAR | JJLT-S-25-301</text:p>
          </table:table-cell>
          <table:table-cell office:value-type="string" calcext:value-type="string">
            <text:p>PKR 2,090.00</text:p>
          </table:table-cell>
          <table:table-cell office:value-type="string" calcext:value-type="string">
            <text:p>J-10000089735</text:p>
          </table:table-cell>
          <table:table-cell office:value-type="string" calcext:value-type="string">
            <text:p>JJLT-S-25-301 FB/ESSENTIAL-0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printed-shalwar-jjlt-s-25-301.html</text:p>
          </table:table-cell>
        </table:table-row>
        <table:table-row table:style-name="ro1">
          <table:table-cell office:value-type="string" calcext:value-type="string">
            <text:p>GREEN LAWN PRINTED SHALWAR | JJLT-S-25-304</text:p>
          </table:table-cell>
          <table:table-cell office:value-type="string" calcext:value-type="string">
            <text:p>PKR 2,090.00</text:p>
          </table:table-cell>
          <table:table-cell office:value-type="string" calcext:value-type="string">
            <text:p>J-10000089749</text:p>
          </table:table-cell>
          <table:table-cell office:value-type="string" calcext:value-type="string">
            <text:p>JJLT-S-25-304 FB/ESSENTIAL-0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printed-shalwar-jjlt-s-25-304.html</text:p>
          </table:table-cell>
        </table:table-row>
        <table:table-row table:style-name="ro1">
          <table:table-cell office:value-type="string" calcext:value-type="string">
            <text:p>MULTICOLOR LAWN PRINTED KURTI | JYGK-S-JTS-25-4010</text:p>
          </table:table-cell>
          <table:table-cell office:value-type="string" calcext:value-type="string">
            <text:p>PKR 2,390.00</text:p>
          </table:table-cell>
          <table:table-cell office:value-type="string" calcext:value-type="string">
            <text:p>J-10000092803</text:p>
          </table:table-cell>
          <table:table-cell office:value-type="string" calcext:value-type="string">
            <text:p>JYGK-S-JTS-25-4010 FB/ESSENTIALS-T-10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kurti-jygk-s-jts-25-4010.html</text:p>
          </table:table-cell>
        </table:table-row>
        <table:table-row table:style-name="ro1">
          <table:table-cell office:value-type="string" calcext:value-type="string">
            <text:p>MUSTARD LAWN PRINTED TROUSERS | JJLT-S-25-306</text:p>
          </table:table-cell>
          <table:table-cell office:value-type="string" calcext:value-type="string">
            <text:p>PKR 1,990.00</text:p>
          </table:table-cell>
          <table:table-cell office:value-type="string" calcext:value-type="string">
            <text:p>J-10000089763</text:p>
          </table:table-cell>
          <table:table-cell office:value-type="string" calcext:value-type="string">
            <text:p>JJLT-S-25-306 FB/ESSENTIAL-0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stard-lawn-printed-trousers-jjlt-s-25-306.html</text:p>
          </table:table-cell>
        </table:table-row>
        <table:table-row table:style-name="ro1">
          <table:table-cell office:value-type="string" calcext:value-type="string">
            <text:p>WHITE LAWN PRINTED KURTI | JYGK-S-JTS-25-4006</text:p>
          </table:table-cell>
          <table:table-cell office:value-type="string" calcext:value-type="string">
            <text:p>PKR 2,390.00</text:p>
          </table:table-cell>
          <table:table-cell office:value-type="string" calcext:value-type="string">
            <text:p>J-10000092795</text:p>
          </table:table-cell>
          <table:table-cell office:value-type="string" calcext:value-type="string">
            <text:p>JYGK-S-JTS-25-4006 FB/ESSENTIALS-T-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white-lawn-printed-kurti-jygk-s-jts-25-4006.html</text:p>
          </table:table-cell>
        </table:table-row>
        <table:table-row table:style-name="ro1">
          <table:table-cell office:value-type="string" calcext:value-type="string">
            <text:p>MULTICOLOR LAWN PRINTED SHALWAR | JJLT-S-25-302</text:p>
          </table:table-cell>
          <table:table-cell office:value-type="string" calcext:value-type="string">
            <text:p>PKR 2,090.00</text:p>
          </table:table-cell>
          <table:table-cell office:value-type="string" calcext:value-type="string">
            <text:p>J-10000091608</text:p>
          </table:table-cell>
          <table:table-cell office:value-type="string" calcext:value-type="string">
            <text:p>JJLT-S-25-302 FB/ESSENTIALS-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shalwar-jjlt-s-25-302.html</text:p>
          </table:table-cell>
        </table:table-row>
        <table:table-row table:style-name="ro1">
          <table:table-cell office:value-type="string" calcext:value-type="string">
            <text:p>MULTICOLOR LAWN PRINTED KURTI | JYGK-S-JTS-25-4009</text:p>
          </table:table-cell>
          <table:table-cell office:value-type="string" calcext:value-type="string">
            <text:p>PKR 2,390.00</text:p>
          </table:table-cell>
          <table:table-cell office:value-type="string" calcext:value-type="string">
            <text:p>J-10000091866</text:p>
          </table:table-cell>
          <table:table-cell office:value-type="string" calcext:value-type="string">
            <text:p>JYGK-S-JTS-25-4009 FB/ESSENTIALS-T-9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kurti-jygk-s-jts-25-4009.html</text:p>
          </table:table-cell>
        </table:table-row>
        <table:table-row table:style-name="ro1">
          <table:table-cell office:value-type="string" calcext:value-type="string">
            <text:p>GREEN LAWN DYED 2PC | JGKL-S-JGST-25-5645</text:p>
          </table:table-cell>
          <table:table-cell office:value-type="string" calcext:value-type="string">
            <text:p>PKR 2,690.00</text:p>
          </table:table-cell>
          <table:table-cell office:value-type="string" calcext:value-type="string">
            <text:p>J-10000107329</text:p>
          </table:table-cell>
          <table:table-cell office:value-type="string" calcext:value-type="string">
            <text:p>JGKL-S-JGST-25-5645 FB/ESSENTIALS-G-2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dyed-2pc-jgkl-s-jgst-25-5645.html</text:p>
          </table:table-cell>
        </table:table-row>
        <table:table-row table:style-name="ro1">
          <table:table-cell office:value-type="string" calcext:value-type="string">
            <text:p>YELLOW LAWN PRINTED KURTI | JYGK-S-JTS-25-4007</text:p>
          </table:table-cell>
          <table:table-cell office:value-type="string" calcext:value-type="string">
            <text:p>PKR 2,390.00</text:p>
          </table:table-cell>
          <table:table-cell office:value-type="string" calcext:value-type="string">
            <text:p>J-10000091862</text:p>
          </table:table-cell>
          <table:table-cell office:value-type="string" calcext:value-type="string">
            <text:p>JYGK-S-JTS-25-4007 FB/ESSENTIALS-T-7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yellow-lawn-printed-kurti-jygk-s-jts-25-4007.html</text:p>
          </table:table-cell>
        </table:table-row>
        <table:table-row table:style-name="ro1">
          <table:table-cell office:value-type="string" calcext:value-type="string">
            <text:p>GREEN LAWN PRINTED KURTI | JYGK-S-JTS-25-4008</text:p>
          </table:table-cell>
          <table:table-cell office:value-type="string" calcext:value-type="string">
            <text:p>PKR 2,390.00</text:p>
          </table:table-cell>
          <table:table-cell office:value-type="string" calcext:value-type="string">
            <text:p>J-10000092799</text:p>
          </table:table-cell>
          <table:table-cell office:value-type="string" calcext:value-type="string">
            <text:p>JYGK-S-JTS-25-4008 FB/ESSENTIALS-T-8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printed-kurti-jygk-s-jts-25-4008.html</text:p>
          </table:table-cell>
        </table:table-row>
        <table:table-row table:style-name="ro1">
          <table:table-cell office:value-type="string" calcext:value-type="string">
            <text:p>CORAL LAWN DYED 2PC | JGKL-S-JGST-25-5643</text:p>
          </table:table-cell>
          <table:table-cell office:value-type="string" calcext:value-type="string">
            <text:p>PKR 2,690.00</text:p>
          </table:table-cell>
          <table:table-cell office:value-type="string" calcext:value-type="string">
            <text:p>J-10000107313</text:p>
          </table:table-cell>
          <table:table-cell office:value-type="string" calcext:value-type="string">
            <text:p>JGKL-S-JGST-25-5643 FB/ESSENTIALS-G-19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coral-lawn-dyed-2pc-jgkl-s-jgst-25-5643.html</text:p>
          </table:table-cell>
        </table:table-row>
        <table:table-row table:style-name="ro1">
          <table:table-cell office:value-type="string" calcext:value-type="string">
            <text:p>PINK LAWN DYED 2PC | JGKL-S-JGST-25-5644</text:p>
          </table:table-cell>
          <table:table-cell office:value-type="string" calcext:value-type="string">
            <text:p>PKR 2,690.00</text:p>
          </table:table-cell>
          <table:table-cell office:value-type="string" calcext:value-type="string">
            <text:p>J-10000107321</text:p>
          </table:table-cell>
          <table:table-cell office:value-type="string" calcext:value-type="string">
            <text:p>JGKL-S-JGST-25-5644 FB/ESSENTIALS-G-20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lawn-dyed-2pc-jgkl-s-jgst-25-5644.html</text:p>
          </table:table-cell>
        </table:table-row>
        <table:table-row table:style-name="ro1">
          <table:table-cell office:value-type="string" calcext:value-type="string">
            <text:p>MULTICOLOR LAWN PRINTED UNSTITCHED 3PC | JLAWN-S-25-3029</text:p>
          </table:table-cell>
          <table:table-cell office:value-type="string" calcext:value-type="string">
            <text:p>PKR 3,990.00</text:p>
          </table:table-cell>
          <table:table-cell office:value-type="float" office:value="10000091821" calcext:value-type="float">
            <text:p>10000091821</text:p>
          </table:table-cell>
          <table:table-cell office:value-type="string" calcext:value-type="string">
            <text:p>JLAWN-S-25-3029 BANDHANI-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3pc-jlawn-s-25-3029.html</text:p>
          </table:table-cell>
        </table:table-row>
        <table:table-row table:style-name="ro1">
          <table:table-cell office:value-type="string" calcext:value-type="string">
            <text:p>MUSTARD LAWN DYED 2PC | JGKL-S-JGST-25-5641</text:p>
          </table:table-cell>
          <table:table-cell office:value-type="string" calcext:value-type="string">
            <text:p>PKR 2,690.00</text:p>
          </table:table-cell>
          <table:table-cell office:value-type="string" calcext:value-type="string">
            <text:p>J-10000107297</text:p>
          </table:table-cell>
          <table:table-cell office:value-type="string" calcext:value-type="string">
            <text:p>JGKL-S-JGST-25-5641 FB/ESSENTIALS-G-17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stard-lawn-dyed-2pc-jgkl-s-jgst-25-5641.html</text:p>
          </table:table-cell>
        </table:table-row>
        <table:table-row table:style-name="ro1">
          <table:table-cell office:value-type="string" calcext:value-type="string">
            <text:p>MULTICOLOR LAWN EMBROIDERED UNSTITCHED 3PC | JLAWN-S-25-3072</text:p>
          </table:table-cell>
          <table:table-cell office:value-type="string" calcext:value-type="string">
            <text:p>PKR 7,290.00</text:p>
          </table:table-cell>
          <table:table-cell office:value-type="float" office:value="10000109230" calcext:value-type="float">
            <text:p>10000109230</text:p>
          </table:table-cell>
          <table:table-cell office:value-type="string" calcext:value-type="string">
            <text:p>JLAWN-S-25-3072 AJRAAK-08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embroidered-3pc-jlawn-s-25-3072.html</text:p>
          </table:table-cell>
        </table:table-row>
        <table:table-row table:style-name="ro1">
          <table:table-cell office:value-type="string" calcext:value-type="string">
            <text:p>MULTICOLOR LAWN PRINTED UNSTITCHED 3PC | JLAWN-S-25-3026</text:p>
          </table:table-cell>
          <table:table-cell office:value-type="string" calcext:value-type="string">
            <text:p>PKR 3,990.00</text:p>
          </table:table-cell>
          <table:table-cell office:value-type="float" office:value="10000091818" calcext:value-type="float">
            <text:p>10000091818</text:p>
          </table:table-cell>
          <table:table-cell office:value-type="string" calcext:value-type="string">
            <text:p>JLAWN-S-25-3026 BANDHANI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3pc-jlawn-s-25-3026.html</text:p>
          </table:table-cell>
        </table:table-row>
        <table:table-row table:style-name="ro1">
          <table:table-cell office:value-type="string" calcext:value-type="string">
            <text:p>MULTICOLOR LAWN PRINTED UNSTITCHED 3PC | JLAWN-S-25-3027</text:p>
          </table:table-cell>
          <table:table-cell office:value-type="string" calcext:value-type="string">
            <text:p>PKR 3,990.00</text:p>
          </table:table-cell>
          <table:table-cell office:value-type="float" office:value="10000091819" calcext:value-type="float">
            <text:p>10000091819</text:p>
          </table:table-cell>
          <table:table-cell office:value-type="string" calcext:value-type="string">
            <text:p>JLAWN-S-25-3027 BANDHANI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3pc-jlawn-s-25-3027.html</text:p>
          </table:table-cell>
        </table:table-row>
        <table:table-row table:style-name="ro1">
          <table:table-cell office:value-type="string" calcext:value-type="string">
            <text:p>MULTICOLOR LAWN PRINTED UNSTITCHED 3PC | JLAWN-S-25-3028</text:p>
          </table:table-cell>
          <table:table-cell office:value-type="string" calcext:value-type="string">
            <text:p>PKR 3,990.00</text:p>
          </table:table-cell>
          <table:table-cell office:value-type="float" office:value="10000091820" calcext:value-type="float">
            <text:p>10000091820</text:p>
          </table:table-cell>
          <table:table-cell office:value-type="string" calcext:value-type="string">
            <text:p>JLAWN-S-25-3028 BANDHANI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3pc-jlawn-s-25-3028.html</text:p>
          </table:table-cell>
        </table:table-row>
        <table:table-row table:style-name="ro1">
          <table:table-cell office:value-type="string" calcext:value-type="string">
            <text:p>MULTICOLOR LAWN PRINTED UNSTITCHED 3PC | JLAWN-S-25-3031</text:p>
          </table:table-cell>
          <table:table-cell office:value-type="string" calcext:value-type="string">
            <text:p>PKR 3,990.00</text:p>
          </table:table-cell>
          <table:table-cell office:value-type="float" office:value="10000091823" calcext:value-type="float">
            <text:p>10000091823</text:p>
          </table:table-cell>
          <table:table-cell office:value-type="string" calcext:value-type="string">
            <text:p>JLAWN-S-25-3031 BANDHANI-7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3pc-jlawn-s-25-3031.html</text:p>
          </table:table-cell>
        </table:table-row>
        <table:table-row table:style-name="ro1">
          <table:table-cell office:value-type="string" calcext:value-type="string">
            <text:p>MULTICOLOR LAWN PRINTED UNSTITCHED 3PC | JLAWN-S-25-3025</text:p>
          </table:table-cell>
          <table:table-cell office:value-type="string" calcext:value-type="string">
            <text:p>PKR 3,990.00</text:p>
          </table:table-cell>
          <table:table-cell office:value-type="float" office:value="10000091817" calcext:value-type="float">
            <text:p>10000091817</text:p>
          </table:table-cell>
          <table:table-cell office:value-type="string" calcext:value-type="string">
            <text:p>JLAWN-S-25-3025 BANDHANI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3pc-jlawn-s-25-3025.html</text:p>
          </table:table-cell>
        </table:table-row>
        <table:table-row table:style-name="ro1">
          <table:table-cell office:value-type="string" calcext:value-type="string">
            <text:p>MULTICOLOR LAWN PRINTED UNSTITCHED 3PC | JLAWN-S-25-3030</text:p>
          </table:table-cell>
          <table:table-cell office:value-type="string" calcext:value-type="string">
            <text:p>PKR 3,990.00</text:p>
          </table:table-cell>
          <table:table-cell office:value-type="float" office:value="10000091822" calcext:value-type="float">
            <text:p>10000091822</text:p>
          </table:table-cell>
          <table:table-cell office:value-type="string" calcext:value-type="string">
            <text:p>JLAWN-S-25-3030 BANDHANI-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3pc-jlawn-s-25-3030.html</text:p>
          </table:table-cell>
        </table:table-row>
        <table:table-row table:style-name="ro1">
          <table:table-cell office:value-type="string" calcext:value-type="string">
            <text:p>MULTICOLOR LAWN PRINTED UNSTITCHED 3PC | JLAWN-S-25-3033</text:p>
          </table:table-cell>
          <table:table-cell office:value-type="string" calcext:value-type="string">
            <text:p>PKR 3,990.00</text:p>
          </table:table-cell>
          <table:table-cell office:value-type="float" office:value="10000090939" calcext:value-type="float">
            <text:p>10000090939</text:p>
          </table:table-cell>
          <table:table-cell office:value-type="string" calcext:value-type="string">
            <text:p>JLAWN-S-25-3033 PATTERN BLOCK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3pc-jlawn-s-25-3033.html</text:p>
          </table:table-cell>
        </table:table-row>
        <table:table-row table:style-name="ro1">
          <table:table-cell office:value-type="string" calcext:value-type="string">
            <text:p>MULTICOLOR LAWN PRINTED UNSTITCHED 3PC | JLAWN-S-25-3037</text:p>
          </table:table-cell>
          <table:table-cell office:value-type="string" calcext:value-type="string">
            <text:p>PKR 3,990.00</text:p>
          </table:table-cell>
          <table:table-cell office:value-type="float" office:value="10000090943" calcext:value-type="float">
            <text:p>10000090943</text:p>
          </table:table-cell>
          <table:table-cell office:value-type="string" calcext:value-type="string">
            <text:p>JLAWN-S-25-3037 PATTERN BLOCK-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3pc-jlawn-s-25-3037.html</text:p>
          </table:table-cell>
        </table:table-row>
        <table:table-row table:style-name="ro1">
          <table:table-cell office:value-type="string" calcext:value-type="string">
            <text:p>MULTICOLOR LAWN PRINTED UNSTITCHED 3PC | JLAWN-S-25-3036</text:p>
          </table:table-cell>
          <table:table-cell office:value-type="string" calcext:value-type="string">
            <text:p>PKR 3,990.00</text:p>
          </table:table-cell>
          <table:table-cell office:value-type="float" office:value="10000090942" calcext:value-type="float">
            <text:p>10000090942</text:p>
          </table:table-cell>
          <table:table-cell office:value-type="string" calcext:value-type="string">
            <text:p>JLAWN-S-25-3036 PATTERN BLOCK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3pc-jlawn-s-25-3036.html</text:p>
          </table:table-cell>
        </table:table-row>
        <table:table-row table:style-name="ro1">
          <table:table-cell office:value-type="string" calcext:value-type="string">
            <text:p>MULTICOLOR LAWN PRINTED UNSTITCHED 3PC | JLAWN-S-25-3034</text:p>
          </table:table-cell>
          <table:table-cell office:value-type="string" calcext:value-type="string">
            <text:p>PKR 3,990.00</text:p>
          </table:table-cell>
          <table:table-cell office:value-type="float" office:value="10000090940" calcext:value-type="float">
            <text:p>10000090940</text:p>
          </table:table-cell>
          <table:table-cell office:value-type="string" calcext:value-type="string">
            <text:p>JLAWN-S-25-3034 PATTERN BLOCK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3pc-jlawn-s-25-3034.html</text:p>
          </table:table-cell>
        </table:table-row>
        <table:table-row table:style-name="ro1">
          <table:table-cell office:value-type="string" calcext:value-type="string">
            <text:p>MULTICOLOR LAWN PRINTED UNSTITCHED 3PC | JLAWN-S-25-3035</text:p>
          </table:table-cell>
          <table:table-cell office:value-type="string" calcext:value-type="string">
            <text:p>PKR 3,990.00</text:p>
          </table:table-cell>
          <table:table-cell office:value-type="float" office:value="10000090941" calcext:value-type="float">
            <text:p>10000090941</text:p>
          </table:table-cell>
          <table:table-cell office:value-type="string" calcext:value-type="string">
            <text:p>JLAWN-S-25-3035 PATTERN BLOCK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3pc-jlawn-s-25-3035.html</text:p>
          </table:table-cell>
        </table:table-row>
        <table:table-row table:style-name="ro1">
          <table:table-cell office:value-type="string" calcext:value-type="string">
            <text:p>MULTICOLOR LAWN PRINTED UNSTITCHED 3PC | JLAWN-S-25-3032</text:p>
          </table:table-cell>
          <table:table-cell office:value-type="string" calcext:value-type="string">
            <text:p>PKR 3,990.00</text:p>
          </table:table-cell>
          <table:table-cell office:value-type="float" office:value="10000091824" calcext:value-type="float">
            <text:p>10000091824</text:p>
          </table:table-cell>
          <table:table-cell office:value-type="string" calcext:value-type="string">
            <text:p>JLAWN-S-25-3032 BANDHANI-8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3pc-jlawn-s-25-3032.html</text:p>
          </table:table-cell>
        </table:table-row>
        <table:table-row table:style-name="ro1">
          <table:table-cell office:value-type="string" calcext:value-type="string">
            <text:p>MULTICOLOR LAWN PRINTED UNSTITCHED 3PC | JLAWN-S-25-3039</text:p>
          </table:table-cell>
          <table:table-cell office:value-type="string" calcext:value-type="string">
            <text:p>PKR 3,990.00</text:p>
          </table:table-cell>
          <table:table-cell office:value-type="float" office:value="10000090945" calcext:value-type="float">
            <text:p>10000090945</text:p>
          </table:table-cell>
          <table:table-cell office:value-type="string" calcext:value-type="string">
            <text:p>JLAWN-S-25-3039 PATTERN BLOCK-7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3pc-jlawn-s-25-3039.html</text:p>
          </table:table-cell>
        </table:table-row>
        <table:table-row table:style-name="ro1">
          <table:table-cell office:value-type="string" calcext:value-type="string">
            <text:p>PINK LAWN PRINTED UNSTITCHED 3PC | JLAWN-S-25-805</text:p>
          </table:table-cell>
          <table:table-cell office:value-type="string" calcext:value-type="string">
            <text:p>PKR 5,990.00</text:p>
          </table:table-cell>
          <table:table-cell office:value-type="float" office:value="10000086523" calcext:value-type="float">
            <text:p>10000086523</text:p>
          </table:table-cell>
          <table:table-cell office:value-type="string" calcext:value-type="string">
            <text:p>JLAWN-S-25-805 RANGOLI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lawn-printed-3pc-jlawn-s-25-805.html</text:p>
          </table:table-cell>
        </table:table-row>
        <table:table-row table:style-name="ro1">
          <table:table-cell office:value-type="string" calcext:value-type="string">
            <text:p>RUST LAWN PRINTED UNSTITCHED 3PC | JLAWN-S-25-806</text:p>
          </table:table-cell>
          <table:table-cell office:value-type="string" calcext:value-type="string">
            <text:p>PKR 5,990.00</text:p>
          </table:table-cell>
          <table:table-cell office:value-type="float" office:value="10000086524" calcext:value-type="float">
            <text:p>10000086524</text:p>
          </table:table-cell>
          <table:table-cell office:value-type="string" calcext:value-type="string">
            <text:p>JLAWN-S-25-806 RANGOLI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rust-lawn-printed-3pc-jlawn-s-25-806.html</text:p>
          </table:table-cell>
        </table:table-row>
        <table:table-row table:style-name="ro1">
          <table:table-cell office:value-type="string" calcext:value-type="string">
            <text:p>GREEN LAWN PRINTED UNSTITCHED 3PC | JLAWN-S-25-807</text:p>
          </table:table-cell>
          <table:table-cell office:value-type="string" calcext:value-type="string">
            <text:p>PKR 5,990.00</text:p>
          </table:table-cell>
          <table:table-cell office:value-type="float" office:value="10000086525" calcext:value-type="float">
            <text:p>10000086525</text:p>
          </table:table-cell>
          <table:table-cell office:value-type="string" calcext:value-type="string">
            <text:p>JLAWN-S-25-807 RANGOLI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printed-3pc-jlawn-s-25-807.html</text:p>
          </table:table-cell>
        </table:table-row>
        <table:table-row table:style-name="ro1">
          <table:table-cell office:value-type="string" calcext:value-type="string">
            <text:p>MULTICOLOR LAWN PRINTED UNSTITCHED 3PC | JLAWN-S-25-3040</text:p>
          </table:table-cell>
          <table:table-cell office:value-type="string" calcext:value-type="string">
            <text:p>PKR 3,990.00</text:p>
          </table:table-cell>
          <table:table-cell office:value-type="float" office:value="10000090946" calcext:value-type="float">
            <text:p>10000090946</text:p>
          </table:table-cell>
          <table:table-cell office:value-type="string" calcext:value-type="string">
            <text:p>JLAWN-S-25-3040 PATTERN BLOCK-8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3pc-jlawn-s-25-3040.html</text:p>
          </table:table-cell>
        </table:table-row>
        <table:table-row table:style-name="ro1">
          <table:table-cell office:value-type="string" calcext:value-type="string">
            <text:p>MULTICOLOR LAWN PRINTED UNSTITCHED 3PC | JLAWN-S-25-3038</text:p>
          </table:table-cell>
          <table:table-cell office:value-type="string" calcext:value-type="string">
            <text:p>PKR 3,990.00</text:p>
          </table:table-cell>
          <table:table-cell office:value-type="float" office:value="10000090944" calcext:value-type="float">
            <text:p>10000090944</text:p>
          </table:table-cell>
          <table:table-cell office:value-type="string" calcext:value-type="string">
            <text:p>JLAWN-S-25-3038 PATTERN BLOCK-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3pc-jlawn-s-25-3038.html</text:p>
          </table:table-cell>
        </table:table-row>
        <table:table-row table:style-name="ro1">
          <table:table-cell office:value-type="string" calcext:value-type="string">
            <text:p>OFF WHITE LAWN PRINTED KURTI | JJLK-S-JSS-25-354</text:p>
          </table:table-cell>
          <table:table-cell office:value-type="string" calcext:value-type="string">
            <text:p>PKR 3,490.00</text:p>
          </table:table-cell>
          <table:table-cell office:value-type="string" calcext:value-type="string">
            <text:p>J-10000092058</text:p>
          </table:table-cell>
          <table:table-cell office:value-type="string" calcext:value-type="string">
            <text:p>JJLK-S-JSS-25-354 FB/ CHUNRI-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lawn-printed-kurti-jjlk-s-jss-25-354.html</text:p>
          </table:table-cell>
        </table:table-row>
        <table:table-row table:style-name="ro1">
          <table:table-cell office:value-type="string" calcext:value-type="string">
            <text:p>BLACK DOBBY EMBROIDERED KURTI | JJLK-S-JSS-25-339</text:p>
          </table:table-cell>
          <table:table-cell office:value-type="string" calcext:value-type="string">
            <text:p>PKR 5,990.00</text:p>
          </table:table-cell>
          <table:table-cell office:value-type="string" calcext:value-type="string">
            <text:p>J-10000095677</text:p>
          </table:table-cell>
          <table:table-cell office:value-type="string" calcext:value-type="string">
            <text:p>JJLK-S-JSS-25-339 FB/RALLI PATCH-0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dobby-embroidered-kurti-jjlk-s-jss-25-339.html</text:p>
          </table:table-cell>
        </table:table-row>
        <table:table-row table:style-name="ro1">
          <table:table-cell office:value-type="string" calcext:value-type="string">
            <text:p>GREEN LAWN PRINTED KURTI | JJLK-S-JSS-25-355</text:p>
          </table:table-cell>
          <table:table-cell office:value-type="string" calcext:value-type="string">
            <text:p>PKR 3,490.00</text:p>
          </table:table-cell>
          <table:table-cell office:value-type="string" calcext:value-type="string">
            <text:p>J-10000091384</text:p>
          </table:table-cell>
          <table:table-cell office:value-type="string" calcext:value-type="string">
            <text:p>JJLK-S-JSS-25-355 FB/CHUNRI-0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printed-kurti-jjlk-s-jss-25-355.html</text:p>
          </table:table-cell>
        </table:table-row>
        <table:table-row table:style-name="ro1">
          <table:table-cell office:value-type="string" calcext:value-type="string">
            <text:p>RED DOBBY EMBROIDERED KURTI | JJLK-S-JSS-25-340</text:p>
          </table:table-cell>
          <table:table-cell office:value-type="string" calcext:value-type="string">
            <text:p>PKR 5,990.00</text:p>
          </table:table-cell>
          <table:table-cell office:value-type="string" calcext:value-type="string">
            <text:p>J-10000095683</text:p>
          </table:table-cell>
          <table:table-cell office:value-type="string" calcext:value-type="string">
            <text:p>JJLK-S-JSS-25-340 FB/RALLI PATCH-0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red-dobby-embroidered-kurti-jjlk-s-jss-25-340.html</text:p>
          </table:table-cell>
        </table:table-row>
        <table:table-row table:style-name="ro1">
          <table:table-cell office:value-type="string" calcext:value-type="string">
            <text:p>MULTICOLOR CAMBRIC PRINTED UNSTITCHED 2PC</text:p>
          </table:table-cell>
          <table:table-cell office:value-type="string" calcext:value-type="string">
            <text:p>PKR 1,883.00</text:p>
          </table:table-cell>
          <table:table-cell office:value-type="float" office:value="10000078613" calcext:value-type="float">
            <text:p>10000078613</text:p>
          </table:table-cell>
          <table:table-cell office:value-type="string" calcext:value-type="string">
            <text:p>JJLS-S-JW2-24-2027 FB/WINTER FEST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cambric-printed-unstitched-2pc-jjls-s-jw2-24-2027.html</text:p>
          </table:table-cell>
        </table:table-row>
        <table:table-row table:style-name="ro1">
          <table:table-cell office:value-type="string" calcext:value-type="string">
            <text:p>MULTICOLOR LAWN PRINTED 2PC | JLAWN-S-JST-25-2023</text:p>
          </table:table-cell>
          <table:table-cell office:value-type="string" calcext:value-type="string">
            <text:p>PKR 2,790.00</text:p>
          </table:table-cell>
          <table:table-cell office:value-type="float" office:value="10000086502" calcext:value-type="float">
            <text:p>10000086502</text:p>
          </table:table-cell>
          <table:table-cell office:value-type="string" calcext:value-type="string">
            <text:p>JLAWN-S-JST-25-2023 TRUCK ART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2pc-jlawn-s-jst-25-2023.html</text:p>
          </table:table-cell>
        </table:table-row>
        <table:table-row table:style-name="ro1">
          <table:table-cell office:value-type="string" calcext:value-type="string">
            <text:p>MULTICOLOR LAWN PRINTED 2PC | JLAWN-S-JST-25-2024</text:p>
          </table:table-cell>
          <table:table-cell office:value-type="string" calcext:value-type="string">
            <text:p>PKR 2,790.00</text:p>
          </table:table-cell>
          <table:table-cell office:value-type="float" office:value="10000086503" calcext:value-type="float">
            <text:p>10000086503</text:p>
          </table:table-cell>
          <table:table-cell office:value-type="string" calcext:value-type="string">
            <text:p>JLAWN-S-JST-25-2024 TRUCK ART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2pc-jlawn-s-jst-25-2024.html</text:p>
          </table:table-cell>
        </table:table-row>
        <table:table-row table:style-name="ro1">
          <table:table-cell office:value-type="string" calcext:value-type="string">
            <text:p>MULTICOLOR LAWN PRINTED 2PC | JLAWN-S-JST-25-2028</text:p>
          </table:table-cell>
          <table:table-cell office:value-type="string" calcext:value-type="string">
            <text:p>PKR 2,790.00</text:p>
          </table:table-cell>
          <table:table-cell office:value-type="float" office:value="10000086506" calcext:value-type="float">
            <text:p>10000086506</text:p>
          </table:table-cell>
          <table:table-cell office:value-type="string" calcext:value-type="string">
            <text:p>JLAWN-S-JST-25-2028 TRUCK ART-8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2pc-jlawn-s-jst-25-2028.html</text:p>
          </table:table-cell>
        </table:table-row>
        <table:table-row table:style-name="ro1">
          <table:table-cell office:value-type="string" calcext:value-type="string">
            <text:p>MULTICOLOR LAWN PRINTED 2PC | JLAWN-S-JST-25-2026</text:p>
          </table:table-cell>
          <table:table-cell office:value-type="string" calcext:value-type="string">
            <text:p>PKR 2,790.00</text:p>
          </table:table-cell>
          <table:table-cell office:value-type="float" office:value="10000086505" calcext:value-type="float">
            <text:p>10000086505</text:p>
          </table:table-cell>
          <table:table-cell office:value-type="string" calcext:value-type="string">
            <text:p>JLAWN-S-JST-25-2026 TRUCK ART-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2pc-jlawn-s-jst-25-2026.html</text:p>
          </table:table-cell>
        </table:table-row>
        <table:table-row table:style-name="ro1">
          <table:table-cell office:value-type="string" calcext:value-type="string">
            <text:p>MULTICOLOR LAWN PRINTED 2PC | JLAWN-S-JST-25-2025</text:p>
          </table:table-cell>
          <table:table-cell office:value-type="string" calcext:value-type="string">
            <text:p>PKR 2,790.00</text:p>
          </table:table-cell>
          <table:table-cell office:value-type="float" office:value="10000086504" calcext:value-type="float">
            <text:p>10000086504</text:p>
          </table:table-cell>
          <table:table-cell office:value-type="string" calcext:value-type="string">
            <text:p>JLAWN-S-JST-25-2025 TRUCK ART-0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2pc-jlawn-s-jst-25-2025.html</text:p>
          </table:table-cell>
        </table:table-row>
        <table:table-row table:style-name="ro1">
          <table:table-cell office:value-type="string" calcext:value-type="string">
            <text:p>GREY LAWN PRINTED 2PC | JLAWN-S-JST-25-2027</text:p>
          </table:table-cell>
          <table:table-cell office:value-type="string" calcext:value-type="string">
            <text:p>PKR 2,790.00</text:p>
          </table:table-cell>
          <table:table-cell office:value-type="float" office:value="10000094855" calcext:value-type="float">
            <text:p>10000094855</text:p>
          </table:table-cell>
          <table:table-cell office:value-type="string" calcext:value-type="string">
            <text:p>JLAWN-S-JST-25-2027 TRUCK ART-07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y-lawn-printed-2pc-jlawn-s-jst-25-2027.html</text:p>
          </table:table-cell>
        </table:table-row>
        <table:table-row table:style-name="ro1">
          <table:table-cell office:value-type="string" calcext:value-type="string">
            <text:p>MULTICOLOR LAWN PRINTED 2PC | JLAWN-S-JST-25-2021</text:p>
          </table:table-cell>
          <table:table-cell office:value-type="string" calcext:value-type="string">
            <text:p>PKR 2,790.00</text:p>
          </table:table-cell>
          <table:table-cell office:value-type="float" office:value="10000086500" calcext:value-type="float">
            <text:p>10000086500</text:p>
          </table:table-cell>
          <table:table-cell office:value-type="string" calcext:value-type="string">
            <text:p>JLAWN-S-JST-25-2021 TRUCK ART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2pc-jlawn-s-jst-25-2021.html</text:p>
          </table:table-cell>
        </table:table-row>
        <table:table-row table:style-name="ro1">
          <table:table-cell office:value-type="string" calcext:value-type="string">
            <text:p>MULTICOLOR LAWN PRINTED 2PC | JLAWN-S-JDS-25-1020</text:p>
          </table:table-cell>
          <table:table-cell office:value-type="string" calcext:value-type="string">
            <text:p>PKR 2,890.00</text:p>
          </table:table-cell>
          <table:table-cell office:value-type="float" office:value="10000090097" calcext:value-type="float">
            <text:p>10000090097</text:p>
          </table:table-cell>
          <table:table-cell office:value-type="string" calcext:value-type="string">
            <text:p>JLAWN-S-JDS-25-1020 TURKISH ART-8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2pc-jlawn-s-jds-25-1020.html</text:p>
          </table:table-cell>
        </table:table-row>
        <table:table-row table:style-name="ro1">
          <table:table-cell office:value-type="string" calcext:value-type="string">
            <text:p>MULTICOLOR LAWN PRINTED 2PC | JLAWN-S-JST-25-2022</text:p>
          </table:table-cell>
          <table:table-cell office:value-type="string" calcext:value-type="string">
            <text:p>PKR 2,790.00</text:p>
          </table:table-cell>
          <table:table-cell office:value-type="float" office:value="10000086501" calcext:value-type="float">
            <text:p>10000086501</text:p>
          </table:table-cell>
          <table:table-cell office:value-type="string" calcext:value-type="string">
            <text:p>JLAWN-S-JST-25-2022 TRUCK ART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2pc-jlawn-s-jst-25-2022.html</text:p>
          </table:table-cell>
        </table:table-row>
        <table:table-row table:style-name="ro1">
          <table:table-cell office:value-type="string" calcext:value-type="string">
            <text:p>MULTICOLOR LAWN PRINTED 2PC | JLAWN-S-JDS-25-1017</text:p>
          </table:table-cell>
          <table:table-cell office:value-type="string" calcext:value-type="string">
            <text:p>PKR 2,890.00</text:p>
          </table:table-cell>
          <table:table-cell office:value-type="float" office:value="10000090094" calcext:value-type="float">
            <text:p>10000090094</text:p>
          </table:table-cell>
          <table:table-cell office:value-type="string" calcext:value-type="string">
            <text:p>JLAWN-S-JDS-25-1017 TURKISH ART-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2pc-jlawn-s-jds-25-1017.html</text:p>
          </table:table-cell>
        </table:table-row>
        <table:table-row table:style-name="ro1">
          <table:table-cell office:value-type="string" calcext:value-type="string">
            <text:p>MULTICOLOR LAWN PRINTED 2PC | JLAWN-S-JDS-25-1018</text:p>
          </table:table-cell>
          <table:table-cell office:value-type="string" calcext:value-type="string">
            <text:p>PKR 2,890.00</text:p>
          </table:table-cell>
          <table:table-cell office:value-type="float" office:value="10000090095" calcext:value-type="float">
            <text:p>10000090095</text:p>
          </table:table-cell>
          <table:table-cell office:value-type="string" calcext:value-type="string">
            <text:p>JLAWN-S-JDS-25-1018 TURKISH ART-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2pc-jlawn-s-jds-25-1018.html</text:p>
          </table:table-cell>
        </table:table-row>
        <table:table-row table:style-name="ro1">
          <table:table-cell office:value-type="string" calcext:value-type="string">
            <text:p>MULTICOLOR LAWN PRINTED 2PC | JLAWN-S-JDS-25-1019</text:p>
          </table:table-cell>
          <table:table-cell office:value-type="string" calcext:value-type="string">
            <text:p>PKR 2,890.00</text:p>
          </table:table-cell>
          <table:table-cell office:value-type="float" office:value="10000090096" calcext:value-type="float">
            <text:p>10000090096</text:p>
          </table:table-cell>
          <table:table-cell office:value-type="string" calcext:value-type="string">
            <text:p>JLAWN-S-JDS-25-1019 TURKISH ART-7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2pc-jlawn-s-jds-25-1019.html</text:p>
          </table:table-cell>
        </table:table-row>
        <table:table-row table:style-name="ro1">
          <table:table-cell office:value-type="string" calcext:value-type="string">
            <text:p>MULTICOLOR LAWN PRINTED 3PC | JLAWN-S-25-3013</text:p>
          </table:table-cell>
          <table:table-cell office:value-type="string" calcext:value-type="string">
            <text:p>PKR 3,490.00</text:p>
          </table:table-cell>
          <table:table-cell office:value-type="float" office:value="10000090927" calcext:value-type="float">
            <text:p>10000090927</text:p>
          </table:table-cell>
          <table:table-cell office:value-type="string" calcext:value-type="string">
            <text:p>JLAWN-S-25-3013 BAHARAIN-B-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3pc-jlawn-s-25-3013.html</text:p>
          </table:table-cell>
        </table:table-row>
        <table:table-row table:style-name="ro1">
          <table:table-cell office:value-type="string" calcext:value-type="string">
            <text:p>MULTICOLOR LAWN PRINTED 3PC | JLAWN-S-25-3007</text:p>
          </table:table-cell>
          <table:table-cell office:value-type="string" calcext:value-type="string">
            <text:p>PKR 3,490.00</text:p>
          </table:table-cell>
          <table:table-cell office:value-type="float" office:value="10000091815" calcext:value-type="float">
            <text:p>10000091815</text:p>
          </table:table-cell>
          <table:table-cell office:value-type="string" calcext:value-type="string">
            <text:p>JLAWN-S-25-3007 BAHARAIN-A-7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3pc-jlawn-s-25-3007.html</text:p>
          </table:table-cell>
        </table:table-row>
        <table:table-row table:style-name="ro1">
          <table:table-cell office:value-type="string" calcext:value-type="string">
            <text:p>MULTICOLOR LAWN PRINTED 3PC | JLAWN-S-25-3008</text:p>
          </table:table-cell>
          <table:table-cell office:value-type="string" calcext:value-type="string">
            <text:p>PKR 3,490.00</text:p>
          </table:table-cell>
          <table:table-cell office:value-type="float" office:value="10000091816" calcext:value-type="float">
            <text:p>10000091816</text:p>
          </table:table-cell>
          <table:table-cell office:value-type="string" calcext:value-type="string">
            <text:p>JLAWN-S-25-3008 BAHARAIN-A-8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3pc-jlawn-s-25-3008.html</text:p>
          </table:table-cell>
        </table:table-row>
        <table:table-row table:style-name="ro1">
          <table:table-cell office:value-type="string" calcext:value-type="string">
            <text:p>MULTICOLOR LAWN PRINTED 3PC | JLAWN-S-25-3011</text:p>
          </table:table-cell>
          <table:table-cell office:value-type="string" calcext:value-type="string">
            <text:p>PKR 3,490.00</text:p>
          </table:table-cell>
          <table:table-cell office:value-type="float" office:value="10000090925" calcext:value-type="float">
            <text:p>10000090925</text:p>
          </table:table-cell>
          <table:table-cell office:value-type="string" calcext:value-type="string">
            <text:p>JLAWN-S-25-3011 BAHARAIN-B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3pc-jlawn-s-25-3011.html</text:p>
          </table:table-cell>
        </table:table-row>
        <table:table-row table:style-name="ro1">
          <table:table-cell office:value-type="string" calcext:value-type="string">
            <text:p>MULTICOLOR LAWN PRINTED 3PC | JLAWN-S-25-3010</text:p>
          </table:table-cell>
          <table:table-cell office:value-type="string" calcext:value-type="string">
            <text:p>PKR 3,490.00</text:p>
          </table:table-cell>
          <table:table-cell office:value-type="float" office:value="10000090924" calcext:value-type="float">
            <text:p>10000090924</text:p>
          </table:table-cell>
          <table:table-cell office:value-type="string" calcext:value-type="string">
            <text:p>JLAWN-S-25-3010 BAHARAIN-B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3pc-jlawn-s-25-3010.html</text:p>
          </table:table-cell>
        </table:table-row>
        <table:table-row table:style-name="ro1">
          <table:table-cell office:value-type="string" calcext:value-type="string">
            <text:p>MULTICOLOR LAWN PRINTED 3PC | JLAWN-S-25-3016</text:p>
          </table:table-cell>
          <table:table-cell office:value-type="string" calcext:value-type="string">
            <text:p>PKR 3,490.00</text:p>
          </table:table-cell>
          <table:table-cell office:value-type="float" office:value="10000090930" calcext:value-type="float">
            <text:p>10000090930</text:p>
          </table:table-cell>
          <table:table-cell office:value-type="string" calcext:value-type="string">
            <text:p>JLAWN-S-25-3016 BAHARAIN-B-8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3pc-jlawn-s-25-3016.html</text:p>
          </table:table-cell>
        </table:table-row>
        <table:table-row table:style-name="ro1">
          <table:table-cell office:value-type="string" calcext:value-type="string">
            <text:p>MULTICOLOR LAWN PRINTED 3PC | JLAWN-S-25-3006</text:p>
          </table:table-cell>
          <table:table-cell office:value-type="string" calcext:value-type="string">
            <text:p>PKR 3,490.00</text:p>
          </table:table-cell>
          <table:table-cell office:value-type="float" office:value="10000091814" calcext:value-type="float">
            <text:p>10000091814</text:p>
          </table:table-cell>
          <table:table-cell office:value-type="string" calcext:value-type="string">
            <text:p>JLAWN-S-25-3006 BAHARAIN-A-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3pc-jlawn-s-25-3006.html</text:p>
          </table:table-cell>
        </table:table-row>
        <table:table-row table:style-name="ro1">
          <table:table-cell office:value-type="string" calcext:value-type="string">
            <text:p>MULTICOLOR LAWN PRINTED 3PC | JLAWN-S-25-3001</text:p>
          </table:table-cell>
          <table:table-cell office:value-type="string" calcext:value-type="string">
            <text:p>PKR 3,490.00</text:p>
          </table:table-cell>
          <table:table-cell office:value-type="float" office:value="10000091809" calcext:value-type="float">
            <text:p>10000091809</text:p>
          </table:table-cell>
          <table:table-cell office:value-type="string" calcext:value-type="string">
            <text:p>JLAWN-S-25-3001 BAHARAIN-A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3pc-jlawn-s-25-3001.html</text:p>
          </table:table-cell>
        </table:table-row>
        <table:table-row table:style-name="ro1">
          <table:table-cell office:value-type="string" calcext:value-type="string">
            <text:p>MULTICOLOR LAWN PRINTED 3PC | JLAWN-S-25-3003</text:p>
          </table:table-cell>
          <table:table-cell office:value-type="string" calcext:value-type="string">
            <text:p>PKR 3,490.00</text:p>
          </table:table-cell>
          <table:table-cell office:value-type="float" office:value="10000091811" calcext:value-type="float">
            <text:p>10000091811</text:p>
          </table:table-cell>
          <table:table-cell office:value-type="string" calcext:value-type="string">
            <text:p>JLAWN-S-25-3003 BAHARAIN-A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3pc-jlawn-s-25-3003.html</text:p>
          </table:table-cell>
        </table:table-row>
        <table:table-row table:style-name="ro1">
          <table:table-cell office:value-type="string" calcext:value-type="string">
            <text:p>MULTICOLOR LAWN PRINTED 3PC | JLAWN-S-25-3005</text:p>
          </table:table-cell>
          <table:table-cell office:value-type="string" calcext:value-type="string">
            <text:p>PKR 3,490.00</text:p>
          </table:table-cell>
          <table:table-cell office:value-type="float" office:value="10000091813" calcext:value-type="float">
            <text:p>10000091813</text:p>
          </table:table-cell>
          <table:table-cell office:value-type="string" calcext:value-type="string">
            <text:p>JLAWN-S-25-3005 BAHARAIN-A-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3pc-jlawn-s-25-3005.html</text:p>
          </table:table-cell>
        </table:table-row>
        <table:table-row table:style-name="ro1">
          <table:table-cell office:value-type="string" calcext:value-type="string">
            <text:p>MULTICOLOR LAWN PRINTED 1PC | JLAWN-S-JSU-25-908</text:p>
          </table:table-cell>
          <table:table-cell office:value-type="string" calcext:value-type="string">
            <text:p>PKR 1,690.00</text:p>
          </table:table-cell>
          <table:table-cell office:value-type="float" office:value="10000086491" calcext:value-type="float">
            <text:p>10000086491</text:p>
          </table:table-cell>
          <table:table-cell office:value-type="string" calcext:value-type="string">
            <text:p>JLAWN-S-JSU-25-908 CULTURAL-8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1pc-jlawn-s-jsu-25-908.html</text:p>
          </table:table-cell>
        </table:table-row>
        <table:table-row table:style-name="ro1">
          <table:table-cell office:value-type="string" calcext:value-type="string">
            <text:p>MULTICOLOR LAWN PRINTED 1PC | JLAWN-S-JSU-25-901</text:p>
          </table:table-cell>
          <table:table-cell office:value-type="string" calcext:value-type="string">
            <text:p>PKR 1,690.00</text:p>
          </table:table-cell>
          <table:table-cell office:value-type="float" office:value="10000086484" calcext:value-type="float">
            <text:p>10000086484</text:p>
          </table:table-cell>
          <table:table-cell office:value-type="string" calcext:value-type="string">
            <text:p>JLAWN-S-JSU-25-901 CULTURAL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1pc-jlawn-s-jsu-25-901.html</text:p>
          </table:table-cell>
        </table:table-row>
        <table:table-row table:style-name="ro1">
          <table:table-cell office:value-type="string" calcext:value-type="string">
            <text:p>MULTICOLOR LAWN PRINTED 1PC | JLAWN-S-JSU-25-906</text:p>
          </table:table-cell>
          <table:table-cell office:value-type="string" calcext:value-type="string">
            <text:p>PKR 1,690.00</text:p>
          </table:table-cell>
          <table:table-cell office:value-type="float" office:value="10000086489" calcext:value-type="float">
            <text:p>10000086489</text:p>
          </table:table-cell>
          <table:table-cell office:value-type="string" calcext:value-type="string">
            <text:p>JLAWN-S-JSU-25-906 CULTURAL-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1pc-jlawn-s-jsu-25-906.html</text:p>
          </table:table-cell>
        </table:table-row>
        <table:table-row table:style-name="ro1">
          <table:table-cell office:value-type="string" calcext:value-type="string">
            <text:p>MULTICOLOR LAWN PRINTED 1PC | JLAWN-S-JSU-25-907</text:p>
          </table:table-cell>
          <table:table-cell office:value-type="string" calcext:value-type="string">
            <text:p>PKR 1,690.00</text:p>
          </table:table-cell>
          <table:table-cell office:value-type="float" office:value="10000086490" calcext:value-type="float">
            <text:p>10000086490</text:p>
          </table:table-cell>
          <table:table-cell office:value-type="string" calcext:value-type="string">
            <text:p>JLAWN-S-JSU-25-907 CULTURAL-7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1pc-jlawn-s-jsu-25-907.html</text:p>
          </table:table-cell>
        </table:table-row>
        <table:table-row table:style-name="ro1">
          <table:table-cell office:value-type="string" calcext:value-type="string">
            <text:p>MULTICOLOR LAWN PRINTED 1PC | JLAWN-S-JSU-25-902</text:p>
          </table:table-cell>
          <table:table-cell office:value-type="string" calcext:value-type="string">
            <text:p>PKR 1,690.00</text:p>
          </table:table-cell>
          <table:table-cell office:value-type="float" office:value="10000086485" calcext:value-type="float">
            <text:p>10000086485</text:p>
          </table:table-cell>
          <table:table-cell office:value-type="string" calcext:value-type="string">
            <text:p>JLAWN-S-JSU-25-902 CULTURAL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1pc-jlawn-s-jsu-25-902.html</text:p>
          </table:table-cell>
        </table:table-row>
        <table:table-row table:style-name="ro1">
          <table:table-cell office:value-type="string" calcext:value-type="string">
            <text:p>MULTICOLOR LAWN PRINTED 1PC | JLAWN-S-JSU-25-905</text:p>
          </table:table-cell>
          <table:table-cell office:value-type="string" calcext:value-type="string">
            <text:p>PKR 1,690.00</text:p>
          </table:table-cell>
          <table:table-cell office:value-type="float" office:value="10000086488" calcext:value-type="float">
            <text:p>10000086488</text:p>
          </table:table-cell>
          <table:table-cell office:value-type="string" calcext:value-type="string">
            <text:p>JLAWN-S-JSU-25-905 CULTURAL-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1pc-jlawn-s-jsu-25-905.html</text:p>
          </table:table-cell>
        </table:table-row>
        <table:table-row table:style-name="ro1">
          <table:table-cell office:value-type="string" calcext:value-type="string">
            <text:p>LILAC LAWN PRINTED 2PC | JLAWN-S-JDS-25-1041</text:p>
          </table:table-cell>
          <table:table-cell office:value-type="string" calcext:value-type="string">
            <text:p>PKR 5,490.00</text:p>
          </table:table-cell>
          <table:table-cell office:value-type="float" office:value="10000098271" calcext:value-type="float">
            <text:p>10000098271</text:p>
          </table:table-cell>
          <table:table-cell office:value-type="string" calcext:value-type="string">
            <text:p>JLAWN-S-JDS-25-1041 CLASSIC CHROME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lilac-lawn-printed-2pc-jlawn-s-jds-25-1041.html</text:p>
          </table:table-cell>
        </table:table-row>
        <table:table-row table:style-name="ro1">
          <table:table-cell office:value-type="string" calcext:value-type="string">
            <text:p>PEACH JACQUARD DYED 3PC | JLAWN-S-25-845</text:p>
          </table:table-cell>
          <table:table-cell office:value-type="string" calcext:value-type="string">
            <text:p>PKR 8,690.00</text:p>
          </table:table-cell>
          <table:table-cell office:value-type="float" office:value="10000097997" calcext:value-type="float">
            <text:p>10000097997</text:p>
          </table:table-cell>
          <table:table-cell office:value-type="string" calcext:value-type="string">
            <text:p>JLAWN-S-25-845 CLASSICAL REFLECTION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each-lawn-dyed-3pc-jlawn-s-25-845.html</text:p>
          </table:table-cell>
        </table:table-row>
        <table:table-row table:style-name="ro1">
          <table:table-cell office:value-type="string" calcext:value-type="string">
            <text:p>MULTICOLOR LAWN PRINTED 1PC | JLAWN-S-JSU-25-903</text:p>
          </table:table-cell>
          <table:table-cell office:value-type="string" calcext:value-type="string">
            <text:p>PKR 1,690.00</text:p>
          </table:table-cell>
          <table:table-cell office:value-type="float" office:value="10000086486" calcext:value-type="float">
            <text:p>10000086486</text:p>
          </table:table-cell>
          <table:table-cell office:value-type="string" calcext:value-type="string">
            <text:p>JLAWN-S-JSU-25-903 CULTURAL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1pc-jlawn-s-jsu-25-903.html</text:p>
          </table:table-cell>
        </table:table-row>
        <table:table-row table:style-name="ro1">
          <table:table-cell office:value-type="string" calcext:value-type="string">
            <text:p>LILAC JACQUARD DYED 3PC | JLAWN-S-25-846</text:p>
          </table:table-cell>
          <table:table-cell office:value-type="string" calcext:value-type="string">
            <text:p>PKR 8,690.00</text:p>
          </table:table-cell>
          <table:table-cell office:value-type="float" office:value="10000097998" calcext:value-type="float">
            <text:p>10000097998</text:p>
          </table:table-cell>
          <table:table-cell office:value-type="string" calcext:value-type="string">
            <text:p>JLAWN-S-25-846 CLASSICAL REFLECTION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lilac-lawn-dyed-3pc-jlawn-s-25-846.html</text:p>
          </table:table-cell>
        </table:table-row>
        <table:table-row table:style-name="ro1">
          <table:table-cell office:value-type="string" calcext:value-type="string">
            <text:p>MULTICOLOR LAWN PRINTED 3PC | JLAWN-S-25-3140</text:p>
          </table:table-cell>
          <table:table-cell office:value-type="string" calcext:value-type="string">
            <text:p>PKR 6,290.00</text:p>
          </table:table-cell>
          <table:table-cell office:value-type="float" office:value="10000106558" calcext:value-type="float">
            <text:p>10000106558</text:p>
          </table:table-cell>
          <table:table-cell office:value-type="string" calcext:value-type="string">
            <text:p>JLAWN-S-25-3140 TRADITIONAL-8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3pc-jlawn-s-25-3140.html</text:p>
          </table:table-cell>
        </table:table-row>
        <table:table-row table:style-name="ro1">
          <table:table-cell office:value-type="string" calcext:value-type="string">
            <text:p>MULTICOLOR LAWN PRINTED 3PC | JLAWN-S-25-3136</text:p>
          </table:table-cell>
          <table:table-cell office:value-type="string" calcext:value-type="string">
            <text:p>PKR 6,290.00</text:p>
          </table:table-cell>
          <table:table-cell office:value-type="float" office:value="10000106556" calcext:value-type="float">
            <text:p>10000106556</text:p>
          </table:table-cell>
          <table:table-cell office:value-type="string" calcext:value-type="string">
            <text:p>JLAWN-S-25-3136 TRADITIONAL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3pc-jlawn-s-25-3136.html</text:p>
          </table:table-cell>
        </table:table-row>
        <table:table-row table:style-name="ro1">
          <table:table-cell office:value-type="string" calcext:value-type="string">
            <text:p>MULTICOLOR LAWN PRINTED 1PC | JLAWN-S-JSU-25-904</text:p>
          </table:table-cell>
          <table:table-cell office:value-type="string" calcext:value-type="string">
            <text:p>PKR 1,690.00</text:p>
          </table:table-cell>
          <table:table-cell office:value-type="float" office:value="10000086487" calcext:value-type="float">
            <text:p>10000086487</text:p>
          </table:table-cell>
          <table:table-cell office:value-type="string" calcext:value-type="string">
            <text:p>JLAWN-S-JSU-25-904 CULTURAL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1pc-jlawn-s-jsu-25-904.html</text:p>
          </table:table-cell>
        </table:table-row>
        <table:table-row table:style-name="ro1">
          <table:table-cell office:value-type="string" calcext:value-type="string">
            <text:p>GREEN JACQUARD DYED 3PC | JLAWN-S-25-848</text:p>
          </table:table-cell>
          <table:table-cell office:value-type="string" calcext:value-type="string">
            <text:p>PKR 8,690.00</text:p>
          </table:table-cell>
          <table:table-cell office:value-type="float" office:value="10000097999" calcext:value-type="float">
            <text:p>10000097999</text:p>
          </table:table-cell>
          <table:table-cell office:value-type="string" calcext:value-type="string">
            <text:p>JLAWN-S-25-848 CLASSICAL REFLECTION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dyed-3pc-jlawn-s-25-848.html</text:p>
          </table:table-cell>
        </table:table-row>
        <table:table-row table:style-name="ro1">
          <table:table-cell office:value-type="string" calcext:value-type="string">
            <text:p>YELLOW JACQUARD DYED 3PC | JLAWN-S-25-847</text:p>
          </table:table-cell>
          <table:table-cell office:value-type="string" calcext:value-type="string">
            <text:p>PKR 8,690.00</text:p>
          </table:table-cell>
          <table:table-cell office:value-type="float" office:value="10000101175" calcext:value-type="float">
            <text:p>10000101175</text:p>
          </table:table-cell>
          <table:table-cell office:value-type="string" calcext:value-type="string">
            <text:p>JLAWN-S-25-847 CLASSICAL REFLECTION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yellow-lawn-dyed-3pc-jlawn-s-25-847.html</text:p>
          </table:table-cell>
        </table:table-row>
        <table:table-row table:style-name="ro1">
          <table:table-cell office:value-type="string" calcext:value-type="string">
            <text:p>MULTICOLOR LAWN PRINTED 3PC | JLAWN-S-25-3134</text:p>
          </table:table-cell>
          <table:table-cell office:value-type="string" calcext:value-type="string">
            <text:p>PKR 6,290.00</text:p>
          </table:table-cell>
          <table:table-cell office:value-type="float" office:value="10000106554" calcext:value-type="float">
            <text:p>10000106554</text:p>
          </table:table-cell>
          <table:table-cell office:value-type="string" calcext:value-type="string">
            <text:p>JLAWN-S-25-3134 TRADITIONAL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3pc-jlawn-s-25-3134.html</text:p>
          </table:table-cell>
        </table:table-row>
        <table:table-row table:style-name="ro1">
          <table:table-cell office:value-type="string" calcext:value-type="string">
            <text:p>BLUE LAWN SCHIFFLI 3PC | JLAWN-S-25-3151</text:p>
          </table:table-cell>
          <table:table-cell office:value-type="string" calcext:value-type="string">
            <text:p>PKR 11,490.00</text:p>
          </table:table-cell>
          <table:table-cell office:value-type="float" office:value="10000094833" calcext:value-type="float">
            <text:p>10000094833</text:p>
          </table:table-cell>
          <table:table-cell office:value-type="string" calcext:value-type="string">
            <text:p>JLAWN-S-25-3151 SCHIFLI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cambric-schiffli-3pc-jlawn-s-25-3151.html</text:p>
          </table:table-cell>
        </table:table-row>
        <table:table-row table:style-name="ro1">
          <table:table-cell office:value-type="string" calcext:value-type="string">
            <text:p>ORANGE LAWN SCHIFFLI 3PC | JLAWN-S-25-3150</text:p>
          </table:table-cell>
          <table:table-cell office:value-type="string" calcext:value-type="string">
            <text:p>PKR 11,490.00</text:p>
          </table:table-cell>
          <table:table-cell office:value-type="float" office:value="10000094832" calcext:value-type="float">
            <text:p>10000094832</text:p>
          </table:table-cell>
          <table:table-cell office:value-type="string" calcext:value-type="string">
            <text:p>JLAWN-S-25-3150 SCHIFFLI-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range-cambric-schiffli-3pc-jlawn-s-25-3150.html</text:p>
          </table:table-cell>
        </table:table-row>
        <table:table-row table:style-name="ro1">
          <table:table-cell office:value-type="string" calcext:value-type="string">
            <text:p>PINK LAWN SCHIFFLI 3PC | JLAWN-S-25-3152</text:p>
          </table:table-cell>
          <table:table-cell office:value-type="string" calcext:value-type="string">
            <text:p>PKR 11,490.00</text:p>
          </table:table-cell>
          <table:table-cell office:value-type="float" office:value="10000094834" calcext:value-type="float">
            <text:p>10000094834</text:p>
          </table:table-cell>
          <table:table-cell office:value-type="string" calcext:value-type="string">
            <text:p>JLAWN-S-25-3152 SCHIFLI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cambric-schiffli-3pc-jlawn-s-25-3152.html</text:p>
          </table:table-cell>
        </table:table-row>
        <table:table-row table:style-name="ro1">
          <table:table-cell office:value-type="string" calcext:value-type="string">
            <text:p>GREEN LAWN SCHIFFLI 3PC | JLAWN-S-25-3149</text:p>
          </table:table-cell>
          <table:table-cell office:value-type="string" calcext:value-type="string">
            <text:p>PKR 11,490.00</text:p>
          </table:table-cell>
          <table:table-cell office:value-type="float" office:value="10000094831" calcext:value-type="float">
            <text:p>10000094831</text:p>
          </table:table-cell>
          <table:table-cell office:value-type="string" calcext:value-type="string">
            <text:p>JLAWN-S-25-3149 SCHIFFLI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cambric-schiffli-3pc-jlawn-s-25-3149.html</text:p>
          </table:table-cell>
        </table:table-row>
        <table:table-row table:style-name="ro1">
          <table:table-cell office:value-type="string" calcext:value-type="string">
            <text:p>YELLOW LAWN SCHIFFLI 3PC | JLAWN-S-25-3156</text:p>
          </table:table-cell>
          <table:table-cell office:value-type="string" calcext:value-type="string">
            <text:p>PKR 11,490.00</text:p>
          </table:table-cell>
          <table:table-cell office:value-type="float" office:value="10000094838" calcext:value-type="float">
            <text:p>10000094838</text:p>
          </table:table-cell>
          <table:table-cell office:value-type="string" calcext:value-type="string">
            <text:p>JLAWN-S-25-3156 SCHIFLI-8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yellow-lawn-schiffli-3pc-jlawn-s-25-3156.html</text:p>
          </table:table-cell>
        </table:table-row>
        <table:table-row table:style-name="ro1">
          <table:table-cell office:value-type="string" calcext:value-type="string">
            <text:p>BEIGE LAWN SCHIFFLI 3PC | JLAWN-S-25-3153</text:p>
          </table:table-cell>
          <table:table-cell office:value-type="string" calcext:value-type="string">
            <text:p>PKR 11,490.00</text:p>
          </table:table-cell>
          <table:table-cell office:value-type="float" office:value="10000094835" calcext:value-type="float">
            <text:p>10000094835</text:p>
          </table:table-cell>
          <table:table-cell office:value-type="string" calcext:value-type="string">
            <text:p>JLAWN-S-25-3153 SCHIFFLI-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eige-lawn-schiffli-3pc-jlawn-s-25-3153.html</text:p>
          </table:table-cell>
        </table:table-row>
        <table:table-row table:style-name="ro1">
          <table:table-cell office:value-type="string" calcext:value-type="string">
            <text:p>PINK LAWN SCHIFFLI 3PC | JLAWN-S-25-3155</text:p>
          </table:table-cell>
          <table:table-cell office:value-type="string" calcext:value-type="string">
            <text:p>PKR 11,490.00</text:p>
          </table:table-cell>
          <table:table-cell office:value-type="float" office:value="10000094837" calcext:value-type="float">
            <text:p>10000094837</text:p>
          </table:table-cell>
          <table:table-cell office:value-type="string" calcext:value-type="string">
            <text:p>JLAWN-S-25-3155 SCHIFLI-7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cambric-schiffli-3pc-jlawn-s-25-3155.html</text:p>
          </table:table-cell>
        </table:table-row>
        <table:table-row table:style-name="ro1">
          <table:table-cell office:value-type="string" calcext:value-type="string">
            <text:p>PURPLE LAWN PRINTED 3PC | JLAWN-S-25-3138</text:p>
          </table:table-cell>
          <table:table-cell office:value-type="string" calcext:value-type="string">
            <text:p>PKR 6,290.00</text:p>
          </table:table-cell>
          <table:table-cell office:value-type="float" office:value="10000106572" calcext:value-type="float">
            <text:p>10000106572</text:p>
          </table:table-cell>
          <table:table-cell office:value-type="string" calcext:value-type="string">
            <text:p>JLAWN-S-25-3138 TRADITIONAL-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urple-lawn-printed-3pc-jlawn-s-25-3138.html</text:p>
          </table:table-cell>
        </table:table-row>
        <table:table-row table:style-name="ro1">
          <table:table-cell office:value-type="string" calcext:value-type="string">
            <text:p>YELLOW LAWN EMBROIDERED 3PC | JLAWN-S-25-3169</text:p>
          </table:table-cell>
          <table:table-cell office:value-type="string" calcext:value-type="string">
            <text:p>PKR 8,290.00</text:p>
          </table:table-cell>
          <table:table-cell office:value-type="float" office:value="10000088652" calcext:value-type="float">
            <text:p>10000088652</text:p>
          </table:table-cell>
          <table:table-cell office:value-type="string" calcext:value-type="string">
            <text:p>JLAWN-S-25-3169 NEEDLE WORK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yellow-lawn-embroidered-3pc-jlawn-s-25-3169.html</text:p>
          </table:table-cell>
        </table:table-row>
        <table:table-row table:style-name="ro1">
          <table:table-cell office:value-type="string" calcext:value-type="string">
            <text:p>GREEN LAWN PRINTED 3PC | JLAWN-S-25-3137</text:p>
          </table:table-cell>
          <table:table-cell office:value-type="string" calcext:value-type="string">
            <text:p>PKR 6,290.00</text:p>
          </table:table-cell>
          <table:table-cell office:value-type="float" office:value="10000106550" calcext:value-type="float">
            <text:p>10000106550</text:p>
          </table:table-cell>
          <table:table-cell office:value-type="string" calcext:value-type="string">
            <text:p>JLAWN-S-25-3137 TRADITIONAL-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printed-3pc-jlawn-s-25-3137.html</text:p>
          </table:table-cell>
        </table:table-row>
        <table:table-row table:style-name="ro1">
          <table:table-cell office:value-type="string" calcext:value-type="string">
            <text:p>BLUE LAWN SCHIFFLI 3PC | JLAWN-S-25-3154</text:p>
          </table:table-cell>
          <table:table-cell office:value-type="string" calcext:value-type="string">
            <text:p>PKR 11,490.00</text:p>
          </table:table-cell>
          <table:table-cell office:value-type="float" office:value="10000094836" calcext:value-type="float">
            <text:p>10000094836</text:p>
          </table:table-cell>
          <table:table-cell office:value-type="string" calcext:value-type="string">
            <text:p>JLAWN-S-25-3154 SCHIFLI-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schiffli-3pc-jlawn-s-25-3154.html</text:p>
          </table:table-cell>
        </table:table-row>
        <table:table-row table:style-name="ro1">
          <table:table-cell office:value-type="string" calcext:value-type="string">
            <text:p>GREEN LUREX JACQUARD EMBROIDERED 3PC | JLAWN-S-25-3191</text:p>
          </table:table-cell>
          <table:table-cell office:value-type="string" calcext:value-type="string">
            <text:p>PKR 8,990.00</text:p>
          </table:table-cell>
          <table:table-cell office:value-type="float" office:value="10000098674" calcext:value-type="float">
            <text:p>10000098674</text:p>
          </table:table-cell>
          <table:table-cell office:value-type="string" calcext:value-type="string">
            <text:p>JLAWN-S-25-3191 KANTHA FUSION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embroidered-3pc-jlawn-s-25-3191.html</text:p>
          </table:table-cell>
        </table:table-row>
        <table:table-row table:style-name="ro1">
          <table:table-cell office:value-type="string" calcext:value-type="string">
            <text:p>MULTICOLOR LAWN PRINTED UNSTITCHED 3PC | JLAWN-S-25-3041</text:p>
          </table:table-cell>
          <table:table-cell office:value-type="string" calcext:value-type="string">
            <text:p>PKR 4,190.00</text:p>
          </table:table-cell>
          <table:table-cell office:value-type="float" office:value="10000091825" calcext:value-type="float">
            <text:p>10000091825</text:p>
          </table:table-cell>
          <table:table-cell office:value-type="string" calcext:value-type="string">
            <text:p>JLAWN-S-25-3041 BLOOM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3pc-jlawn-s-25-3041.html</text:p>
          </table:table-cell>
        </table:table-row>
        <table:table-row table:style-name="ro1">
          <table:table-cell office:value-type="string" calcext:value-type="string">
            <text:p>MULTICOLOR LAWN PRINTED UNSTITCHED 3PC | JLAWN-S-25-3043</text:p>
          </table:table-cell>
          <table:table-cell office:value-type="string" calcext:value-type="string">
            <text:p>PKR 4,190.00</text:p>
          </table:table-cell>
          <table:table-cell office:value-type="float" office:value="10000091827" calcext:value-type="float">
            <text:p>10000091827</text:p>
          </table:table-cell>
          <table:table-cell office:value-type="string" calcext:value-type="string">
            <text:p>JLAWN-S-25-3043 BLOOM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3pc-jlawn-s-25-3043.html</text:p>
          </table:table-cell>
        </table:table-row>
        <table:table-row table:style-name="ro1">
          <table:table-cell office:value-type="string" calcext:value-type="string">
            <text:p>MULTICOLOR LAWN PRINTED 2PC | JLAWN-S-JST-25-2052</text:p>
          </table:table-cell>
          <table:table-cell office:value-type="string" calcext:value-type="string">
            <text:p>PKR 4,490.00</text:p>
          </table:table-cell>
          <table:table-cell office:value-type="float" office:value="10000086518" calcext:value-type="float">
            <text:p>10000086518</text:p>
          </table:table-cell>
          <table:table-cell office:value-type="string" calcext:value-type="string">
            <text:p>JLAWN-S-JST-25-2052 PASTEL HUES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2pc-jlawn-s-jst-25-2052.html</text:p>
          </table:table-cell>
        </table:table-row>
        <table:table-row table:style-name="ro1">
          <table:table-cell office:value-type="string" calcext:value-type="string">
            <text:p>TURQUOISE DOBBY EMBROIDERED 3PC | JLAWN-S-25-3188</text:p>
          </table:table-cell>
          <table:table-cell office:value-type="string" calcext:value-type="string">
            <text:p>PKR 11,590.00</text:p>
          </table:table-cell>
          <table:table-cell office:value-type="float" office:value="10000098262" calcext:value-type="float">
            <text:p>10000098262</text:p>
          </table:table-cell>
          <table:table-cell office:value-type="string" calcext:value-type="string">
            <text:p>JLAWN-S-25-3188 GRANDIOUS-08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turquoise-dobby-embroidered-3pc-jlawn-s-25-3188.html</text:p>
          </table:table-cell>
        </table:table-row>
        <table:table-row table:style-name="ro1">
          <table:table-cell office:value-type="string" calcext:value-type="string">
            <text:p>MULTICOLOR LAWN PRINTED UNSTITCHED 3PC | JLAWN-S-25-3042</text:p>
          </table:table-cell>
          <table:table-cell office:value-type="string" calcext:value-type="string">
            <text:p>PKR 4,190.00</text:p>
          </table:table-cell>
          <table:table-cell office:value-type="float" office:value="10000091826" calcext:value-type="float">
            <text:p>10000091826</text:p>
          </table:table-cell>
          <table:table-cell office:value-type="string" calcext:value-type="string">
            <text:p>JLAWN-S-25-3042 BLOOM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3pc-jlawn-s-25-3042.html</text:p>
          </table:table-cell>
        </table:table-row>
        <table:table-row table:style-name="ro1">
          <table:table-cell office:value-type="string" calcext:value-type="string">
            <text:p>MULTICOLOR LAWN PRINTED UNSTITCHED 3PC | JLAWN-S-25-3047</text:p>
          </table:table-cell>
          <table:table-cell office:value-type="string" calcext:value-type="string">
            <text:p>PKR 4,190.00</text:p>
          </table:table-cell>
          <table:table-cell office:value-type="float" office:value="10000091831" calcext:value-type="float">
            <text:p>10000091831</text:p>
          </table:table-cell>
          <table:table-cell office:value-type="string" calcext:value-type="string">
            <text:p>JLAWN-S-25-3047 BLOOM-7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3pc-jlawn-s-25-3047.html</text:p>
          </table:table-cell>
        </table:table-row>
        <table:table-row table:style-name="ro1">
          <table:table-cell office:value-type="string" calcext:value-type="string">
            <text:p>MULTICOLOR LAWN PRINTED UNSTITCHED 3PC | JLAWN-S-25-3045</text:p>
          </table:table-cell>
          <table:table-cell office:value-type="string" calcext:value-type="string">
            <text:p>PKR 4,190.00</text:p>
          </table:table-cell>
          <table:table-cell office:value-type="float" office:value="10000091829" calcext:value-type="float">
            <text:p>10000091829</text:p>
          </table:table-cell>
          <table:table-cell office:value-type="string" calcext:value-type="string">
            <text:p>JLAWN-S-25-3045 BLOOM-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3pc-jlawn-s-25-3045.html</text:p>
          </table:table-cell>
        </table:table-row>
        <table:table-row table:style-name="ro1">
          <table:table-cell office:value-type="string" calcext:value-type="string">
            <text:p>MULTICOLOR LAWN PRINTED UNSTITCHED 3PC | JLAWN-S-25-3044</text:p>
          </table:table-cell>
          <table:table-cell office:value-type="string" calcext:value-type="string">
            <text:p>PKR 4,190.00</text:p>
          </table:table-cell>
          <table:table-cell office:value-type="float" office:value="10000091828" calcext:value-type="float">
            <text:p>10000091828</text:p>
          </table:table-cell>
          <table:table-cell office:value-type="string" calcext:value-type="string">
            <text:p>JLAWN-S-25-3044 BLOOM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3pc-jlawn-s-25-3044.html</text:p>
          </table:table-cell>
        </table:table-row>
        <table:table-row table:style-name="ro1">
          <table:table-cell office:value-type="string" calcext:value-type="string">
            <text:p>MULTICOLOR LAWN PRINTED 3PC | JLAWN-S-25-3139</text:p>
          </table:table-cell>
          <table:table-cell office:value-type="string" calcext:value-type="string">
            <text:p>PKR 6,290.00</text:p>
          </table:table-cell>
          <table:table-cell office:value-type="float" office:value="10000106557" calcext:value-type="float">
            <text:p>10000106557</text:p>
          </table:table-cell>
          <table:table-cell office:value-type="string" calcext:value-type="string">
            <text:p>JLAWN-S-25-3139 TRADITIONAL-7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3pc-jlawn-s-25-3139.html</text:p>
          </table:table-cell>
        </table:table-row>
        <table:table-row table:style-name="ro1">
          <table:table-cell office:value-type="string" calcext:value-type="string">
            <text:p>MULTICOLOR LAWN PRINTED UNSTITCHED 3PC | JLAWN-S-25-3046</text:p>
          </table:table-cell>
          <table:table-cell office:value-type="string" calcext:value-type="string">
            <text:p>PKR 4,190.00</text:p>
          </table:table-cell>
          <table:table-cell office:value-type="float" office:value="10000091830" calcext:value-type="float">
            <text:p>10000091830</text:p>
          </table:table-cell>
          <table:table-cell office:value-type="string" calcext:value-type="string">
            <text:p>JLAWN-S-25-3046 BLOOM-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3pc-jlawn-s-25-3046.html</text:p>
          </table:table-cell>
        </table:table-row>
        <table:table-row table:style-name="ro1">
          <table:table-cell office:value-type="string" calcext:value-type="string">
            <text:p>MULTICOLOR DOBBY PRINTED UNSTITCHED 2PC | JLAWN-S-JDS-25-1038</text:p>
          </table:table-cell>
          <table:table-cell office:value-type="string" calcext:value-type="string">
            <text:p>PKR 3,990.00</text:p>
          </table:table-cell>
          <table:table-cell office:value-type="float" office:value="10000086540" calcext:value-type="float">
            <text:p>10000086540</text:p>
          </table:table-cell>
          <table:table-cell office:value-type="string" calcext:value-type="string">
            <text:p>JLAWN-S-JDS-25-1038 BOLD FLOWER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jacquard-printed-2pc-jlawn-s-jds-25-1038.html</text:p>
          </table:table-cell>
        </table:table-row>
        <table:table-row table:style-name="ro1">
          <table:table-cell office:value-type="string" calcext:value-type="string">
            <text:p>MULTICOLOR DOBBY PRINTED UNSTITCHED 2PC | JLAWN-S-JDS-25-1039</text:p>
          </table:table-cell>
          <table:table-cell office:value-type="string" calcext:value-type="string">
            <text:p>PKR 3,990.00</text:p>
          </table:table-cell>
          <table:table-cell office:value-type="float" office:value="10000086541" calcext:value-type="float">
            <text:p>10000086541</text:p>
          </table:table-cell>
          <table:table-cell office:value-type="string" calcext:value-type="string">
            <text:p>JLAWN-S-JDS-25-1039 BOLD FLOWER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jacquard-printed-2pc-jlawn-s-jds-25-1039.html</text:p>
          </table:table-cell>
        </table:table-row>
        <table:table-row table:style-name="ro1">
          <table:table-cell office:value-type="string" calcext:value-type="string">
            <text:p>BLUE LAWN EMBROIDERED UNSTITCHED 3PC | JLAWN-S-25-844</text:p>
          </table:table-cell>
          <table:table-cell office:value-type="string" calcext:value-type="string">
            <text:p>PKR 10,990.00</text:p>
          </table:table-cell>
          <table:table-cell office:value-type="float" office:value="10000090100" calcext:value-type="float">
            <text:p>10000090100</text:p>
          </table:table-cell>
          <table:table-cell office:value-type="string" calcext:value-type="string">
            <text:p>JLAWN-S-25-844 FLORIST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embroidered-3pc-jlawn-s-25-844.html</text:p>
          </table:table-cell>
        </table:table-row>
        <table:table-row table:style-name="ro1">
          <table:table-cell office:value-type="string" calcext:value-type="string">
            <text:p>MULTICOLOR LAWN PRINTED UNSTITCHED 3PC | JLAWN-S-25-3048</text:p>
          </table:table-cell>
          <table:table-cell office:value-type="string" calcext:value-type="string">
            <text:p>PKR 4,190.00</text:p>
          </table:table-cell>
          <table:table-cell office:value-type="float" office:value="10000091832" calcext:value-type="float">
            <text:p>10000091832</text:p>
          </table:table-cell>
          <table:table-cell office:value-type="string" calcext:value-type="string">
            <text:p>JLAWN-S-25-3048 BLOOM-8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3pc-jlawn-s-25-3048.html</text:p>
          </table:table-cell>
        </table:table-row>
        <table:table-row table:style-name="ro1">
          <table:table-cell office:value-type="string" calcext:value-type="string">
            <text:p>OFF WHITE LAWN EMBROIDERED UNSTITCHED 2PC | JLAWN-S-JDS-25-1058</text:p>
          </table:table-cell>
          <table:table-cell office:value-type="string" calcext:value-type="string">
            <text:p>PKR 4,590.00</text:p>
          </table:table-cell>
          <table:table-cell office:value-type="float" office:value="10000091790" calcext:value-type="float">
            <text:p>10000091790</text:p>
          </table:table-cell>
          <table:table-cell office:value-type="string" calcext:value-type="string">
            <text:p>JLAWN-S-JDS-25-1058 MINIMALISTIC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lawn-embroidered-2pc-jlawn-s-jds-25-1058.html</text:p>
          </table:table-cell>
        </table:table-row>
        <table:table-row table:style-name="ro1">
          <table:table-cell office:value-type="string" calcext:value-type="string">
            <text:p>MULTICOLOR DOBBY PRINTED UNSTITCHED 2PC | JLAWN-S-JDS-25-1037</text:p>
          </table:table-cell>
          <table:table-cell office:value-type="string" calcext:value-type="string">
            <text:p>PKR 3,990.00</text:p>
          </table:table-cell>
          <table:table-cell office:value-type="float" office:value="10000086539" calcext:value-type="float">
            <text:p>10000086539</text:p>
          </table:table-cell>
          <table:table-cell office:value-type="string" calcext:value-type="string">
            <text:p>JLAWN-S-JDS-25-1037 BOLD FLOWER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jacquard-printed-2pc-jlawn-s-jds-25-1037.html</text:p>
          </table:table-cell>
        </table:table-row>
        <table:table-row table:style-name="ro1">
          <table:table-cell office:value-type="string" calcext:value-type="string">
            <text:p>MULTICOLOR LAWN EMBROIDERED UNSTITCHED 2PC | JLAWN-S-JDS-25-1059</text:p>
          </table:table-cell>
          <table:table-cell office:value-type="string" calcext:value-type="string">
            <text:p>PKR 4,590.00</text:p>
          </table:table-cell>
          <table:table-cell office:value-type="float" office:value="10000099215" calcext:value-type="float">
            <text:p>10000099215</text:p>
          </table:table-cell>
          <table:table-cell office:value-type="string" calcext:value-type="string">
            <text:p>JLAWN-S-JDS-25-1059 MINIMALISTIC-0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embroidered-2pc-jlawn-s-jds-25-1059.html</text:p>
          </table:table-cell>
        </table:table-row>
        <table:table-row table:style-name="ro1">
          <table:table-cell office:value-type="string" calcext:value-type="string">
            <text:p>MULTICOLOR DOBBY PRINTED UNSTITCHED 2PC | JLAWN-S-JDS-25-1040</text:p>
          </table:table-cell>
          <table:table-cell office:value-type="string" calcext:value-type="string">
            <text:p>PKR 3,990.00</text:p>
          </table:table-cell>
          <table:table-cell office:value-type="float" office:value="10000086542" calcext:value-type="float">
            <text:p>10000086542</text:p>
          </table:table-cell>
          <table:table-cell office:value-type="string" calcext:value-type="string">
            <text:p>JLAWN-S-JDS-25-1040 BOLD FLOWER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jacquard-printed-2pc-jlawn-s-jds-25-1040.html</text:p>
          </table:table-cell>
        </table:table-row>
        <table:table-row table:style-name="ro1">
          <table:table-cell office:value-type="string" calcext:value-type="string">
            <text:p>BEIGE LAWN EMBROIDERED UNSTITCHED 2PC | JLAWN-S-JDS-25-1060</text:p>
          </table:table-cell>
          <table:table-cell office:value-type="string" calcext:value-type="string">
            <text:p>PKR 4,590.00</text:p>
          </table:table-cell>
          <table:table-cell office:value-type="float" office:value="10000091791" calcext:value-type="float">
            <text:p>10000091791</text:p>
          </table:table-cell>
          <table:table-cell office:value-type="string" calcext:value-type="string">
            <text:p>JLAWN-S-JDS-25-1060 MINIMALISTIC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eige-lawn-embroidered-2pc-jlawn-s-jds-25-1060.html</text:p>
          </table:table-cell>
        </table:table-row>
        <table:table-row table:style-name="ro1">
          <table:table-cell office:value-type="string" calcext:value-type="string">
            <text:p>MULTICOLOR LAWN EMBROIDERED UNSTITCHED 2PC | JLAWN-S-JDS-25-1061</text:p>
          </table:table-cell>
          <table:table-cell office:value-type="string" calcext:value-type="string">
            <text:p>PKR 4,490.00</text:p>
          </table:table-cell>
          <table:table-cell office:value-type="float" office:value="10000091792" calcext:value-type="float">
            <text:p>10000091792</text:p>
          </table:table-cell>
          <table:table-cell office:value-type="string" calcext:value-type="string">
            <text:p>JLAWN-S-JDS-25-1061 TROPIC-0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embroidered-2pc-jlawn-s-jds-25-1061.html</text:p>
          </table:table-cell>
        </table:table-row>
        <table:table-row table:style-name="ro1">
          <table:table-cell office:value-type="string" calcext:value-type="string">
            <text:p>WHITE LAWN EMBROIDERED UNSTITCHED 2PC | JLAWN-S-JDS-25-1057</text:p>
          </table:table-cell>
          <table:table-cell office:value-type="string" calcext:value-type="string">
            <text:p>PKR 4,590.00</text:p>
          </table:table-cell>
          <table:table-cell office:value-type="float" office:value="10000091789" calcext:value-type="float">
            <text:p>10000091789</text:p>
          </table:table-cell>
          <table:table-cell office:value-type="string" calcext:value-type="string">
            <text:p>JLAWN-S-JDS-25-1057 MINIMALISTIC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white-lawn-embroidered-2pc-jlawn-s-jds-25-1057.html</text:p>
          </table:table-cell>
        </table:table-row>
        <table:table-row table:style-name="ro1">
          <table:table-cell office:value-type="string" calcext:value-type="string">
            <text:p>MULTICOLOR LAWN EMBROIDERED UNSTITCHED 2PC | JLAWN-S-JDS-25-1062</text:p>
          </table:table-cell>
          <table:table-cell office:value-type="string" calcext:value-type="string">
            <text:p>PKR 4,490.00</text:p>
          </table:table-cell>
          <table:table-cell office:value-type="float" office:value="10000091793" calcext:value-type="float">
            <text:p>10000091793</text:p>
          </table:table-cell>
          <table:table-cell office:value-type="string" calcext:value-type="string">
            <text:p>JLAWN-S-JDS-25-1062 TROPIC-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embroidered-2pc-jlawn-s-jds-25-1062.html</text:p>
          </table:table-cell>
        </table:table-row>
        <table:table-row table:style-name="ro1">
          <table:table-cell office:value-type="string" calcext:value-type="string">
            <text:p>MULTICOLOR LAWN EMBROIDERED UNSTITCHED 2PC | JLAWN-S-JDS-25-1064</text:p>
          </table:table-cell>
          <table:table-cell office:value-type="string" calcext:value-type="string">
            <text:p>PKR 4,490.00</text:p>
          </table:table-cell>
          <table:table-cell office:value-type="float" office:value="10000091795" calcext:value-type="float">
            <text:p>10000091795</text:p>
          </table:table-cell>
          <table:table-cell office:value-type="string" calcext:value-type="string">
            <text:p>JLAWN-S-JDS-25-1064 TROPIC-0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embroidered-2pc-jlawn-s-jds-25-1064.html</text:p>
          </table:table-cell>
        </table:table-row>
        <table:table-row table:style-name="ro1">
          <table:table-cell office:value-type="string" calcext:value-type="string">
            <text:p>MULTICOLOR LAWN EMBROIDERED UNSTITCHED 2PC | JLAWN-S-JDS-25-1063</text:p>
          </table:table-cell>
          <table:table-cell office:value-type="string" calcext:value-type="string">
            <text:p>PKR 4,490.00</text:p>
          </table:table-cell>
          <table:table-cell office:value-type="float" office:value="10000091794" calcext:value-type="float">
            <text:p>10000091794</text:p>
          </table:table-cell>
          <table:table-cell office:value-type="string" calcext:value-type="string">
            <text:p>JLAWN-S-JDS-25-1063 TROPIC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embroidered-2pc-jlawn-s-jds-25-1063.html</text:p>
          </table:table-cell>
        </table:table-row>
        <table:table-row table:style-name="ro1">
          <table:table-cell office:value-type="string" calcext:value-type="string">
            <text:p>BLACK LAWN EMBROIDERED UNSTITCHED 2PC | JLAWN-S-JDS-25-1069</text:p>
          </table:table-cell>
          <table:table-cell office:value-type="string" calcext:value-type="string">
            <text:p>PKR 4,690.00</text:p>
          </table:table-cell>
          <table:table-cell office:value-type="float" office:value="10000091796" calcext:value-type="float">
            <text:p>10000091796</text:p>
          </table:table-cell>
          <table:table-cell office:value-type="string" calcext:value-type="string">
            <text:p>JLAWN-S-JDS-25-1069 VIBRANT FLORAL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lawn-embroidered-2pc-jlawn-s-jds-25-1069.html</text:p>
          </table:table-cell>
        </table:table-row>
        <table:table-row table:style-name="ro1">
          <table:table-cell office:value-type="string" calcext:value-type="string">
            <text:p>PINK LAWN EMBROIDERED UNSTITCHED 2PC | JLAWN-S-JDS-25-1071</text:p>
          </table:table-cell>
          <table:table-cell office:value-type="string" calcext:value-type="string">
            <text:p>PKR 4,690.00</text:p>
          </table:table-cell>
          <table:table-cell office:value-type="float" office:value="10000093167" calcext:value-type="float">
            <text:p>10000093167</text:p>
          </table:table-cell>
          <table:table-cell office:value-type="string" calcext:value-type="string">
            <text:p>JLAWN-S-JDS-25-1071 VIBRANT FLORAL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lawn-embroidered-2pc-jlawn-s-jds-25-1071.html</text:p>
          </table:table-cell>
        </table:table-row>
        <table:table-row table:style-name="ro1">
          <table:table-cell office:value-type="string" calcext:value-type="string">
            <text:p>PINK LAWN EMBROIDERED UNSTITCHED 2PC | JLAWN-S-JDS-25-1072</text:p>
          </table:table-cell>
          <table:table-cell office:value-type="string" calcext:value-type="string">
            <text:p>PKR 4,690.00</text:p>
          </table:table-cell>
          <table:table-cell office:value-type="float" office:value="10000091798" calcext:value-type="float">
            <text:p>10000091798</text:p>
          </table:table-cell>
          <table:table-cell office:value-type="string" calcext:value-type="string">
            <text:p>JLAWN-S-JDS-25-1072 VIBRANT FLORAL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lawn-embroidered-2pc-jlawn-s-jds-25-1072.html</text:p>
          </table:table-cell>
        </table:table-row>
        <table:table-row table:style-name="ro1">
          <table:table-cell office:value-type="string" calcext:value-type="string">
            <text:p>BLUE LAWN EMBROIDERED UNSTITCHED 2PC | JLAWN-S-JDS-25-1070</text:p>
          </table:table-cell>
          <table:table-cell office:value-type="string" calcext:value-type="string">
            <text:p>PKR 4,690.00</text:p>
          </table:table-cell>
          <table:table-cell office:value-type="float" office:value="10000091797" calcext:value-type="float">
            <text:p>10000091797</text:p>
          </table:table-cell>
          <table:table-cell office:value-type="string" calcext:value-type="string">
            <text:p>JLAWN-S-JDS-25-1070 VIBRANT FLORAL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embroidered-2pc-jlawn-s-jds-25-1070.html</text:p>
          </table:table-cell>
        </table:table-row>
        <table:table-row table:style-name="ro1">
          <table:table-cell office:value-type="string" calcext:value-type="string">
            <text:p>MULTICOLOR LAWN PRINTED UNSTITCHED 2PC | JLAWN-S-JST-25-2035</text:p>
          </table:table-cell>
          <table:table-cell office:value-type="string" calcext:value-type="string">
            <text:p>PKR 3,290.00</text:p>
          </table:table-cell>
          <table:table-cell office:value-type="float" office:value="10000086513" calcext:value-type="float">
            <text:p>10000086513</text:p>
          </table:table-cell>
          <table:table-cell office:value-type="string" calcext:value-type="string">
            <text:p>JLAWN-S-JST-25-2035 FLORALS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2pc-jlawn-s-jst-25-2035.html</text:p>
          </table:table-cell>
        </table:table-row>
        <table:table-row table:style-name="ro1">
          <table:table-cell office:value-type="string" calcext:value-type="string">
            <text:p>MULTICOLOR LAWN PRINTED UNSTITCHED 2PC | JLAWN-S-JST-25-2034</text:p>
          </table:table-cell>
          <table:table-cell office:value-type="string" calcext:value-type="string">
            <text:p>PKR 3,290.00</text:p>
          </table:table-cell>
          <table:table-cell office:value-type="float" office:value="10000086512" calcext:value-type="float">
            <text:p>10000086512</text:p>
          </table:table-cell>
          <table:table-cell office:value-type="string" calcext:value-type="string">
            <text:p>JLAWN-S-JST-25-2034 FLORALS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2pc-jlawn-s-jst-25-2034.html</text:p>
          </table:table-cell>
        </table:table-row>
        <table:table-row table:style-name="ro1">
          <table:table-cell office:value-type="string" calcext:value-type="string">
            <text:p>GREEN LAWN PRINTED KURTI</text:p>
          </table:table-cell>
          <table:table-cell office:value-type="string" calcext:value-type="string">
            <text:p>PKR 2,490.00</text:p>
          </table:table-cell>
          <table:table-cell office:value-type="string" calcext:value-type="string">
            <text:p>J-10000091886</text:p>
          </table:table-cell>
          <table:table-cell office:value-type="string" calcext:value-type="string">
            <text:p>JYGK-S-JTS-25-4040 FB/ESSENTIAL-T-1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printed-kurti-jygk-s-jts-25-4040-fb-essential-t-11.html</text:p>
          </table:table-cell>
        </table:table-row>
        <table:table-row table:style-name="ro1">
          <table:table-cell office:value-type="string" calcext:value-type="string">
            <text:p>GREEN LAWN PRINTED KURTI</text:p>
          </table:table-cell>
          <table:table-cell office:value-type="string" calcext:value-type="string">
            <text:p>PKR 2,490.00</text:p>
          </table:table-cell>
          <table:table-cell office:value-type="string" calcext:value-type="string">
            <text:p>J-10000091894</text:p>
          </table:table-cell>
          <table:table-cell office:value-type="string" calcext:value-type="string">
            <text:p>JYGK-S-JTS-25-4042 FB/ESSENTIAL-0T-1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printed-kurti-jygk-s-jts-25-4042-fb-essential-0t-13.html</text:p>
          </table:table-cell>
        </table:table-row>
        <table:table-row table:style-name="ro1">
          <table:table-cell office:value-type="string" calcext:value-type="string">
            <text:p>ORANGE LAWN PRINTED KURTI</text:p>
          </table:table-cell>
          <table:table-cell office:value-type="string" calcext:value-type="string">
            <text:p>PKR 2,490.00</text:p>
          </table:table-cell>
          <table:table-cell office:value-type="string" calcext:value-type="string">
            <text:p>J-10000091890</text:p>
          </table:table-cell>
          <table:table-cell office:value-type="string" calcext:value-type="string">
            <text:p>JYGK-S-JTS-25-4041 FB/ESSENTIAL-T-1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range-lawn-printed-kurti-jygk-s-jts-25-4041-fb-essential-t-12.html</text:p>
          </table:table-cell>
        </table:table-row>
        <table:table-row table:style-name="ro1">
          <table:table-cell office:value-type="string" calcext:value-type="string">
            <text:p>PURPLE LAWN PRINTED KURTI</text:p>
          </table:table-cell>
          <table:table-cell office:value-type="string" calcext:value-type="string">
            <text:p>PKR 2,490.00</text:p>
          </table:table-cell>
          <table:table-cell office:value-type="string" calcext:value-type="string">
            <text:p>J-10000091902</text:p>
          </table:table-cell>
          <table:table-cell office:value-type="string" calcext:value-type="string">
            <text:p>JYGK-S-JTS-25-4045 FB/ESSENTIAL-T-1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urple-lawn-printed-kurti-jygk-s-jts-25-4045-fb-essential-t-16.html</text:p>
          </table:table-cell>
        </table:table-row>
        <table:table-row table:style-name="ro1">
          <table:table-cell office:value-type="string" calcext:value-type="string">
            <text:p>PINK LAWN PRINTED KURTI</text:p>
          </table:table-cell>
          <table:table-cell office:value-type="string" calcext:value-type="string">
            <text:p>PKR 2,490.00</text:p>
          </table:table-cell>
          <table:table-cell office:value-type="string" calcext:value-type="string">
            <text:p>J-10000091898</text:p>
          </table:table-cell>
          <table:table-cell office:value-type="string" calcext:value-type="string">
            <text:p>JYGK-S-JTS-25-4043 FB/ESSENTIAL-0T-1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lawn-printed-kurti-jygk-s-jts-25-4043-fb-essential-0t-14.html</text:p>
          </table:table-cell>
        </table:table-row>
        <table:table-row table:style-name="ro1">
          <table:table-cell office:value-type="string" calcext:value-type="string">
            <text:p>GREEN LAWN PRINTED TROUSER</text:p>
          </table:table-cell>
          <table:table-cell office:value-type="string" calcext:value-type="string">
            <text:p>PKR 1,890.00</text:p>
          </table:table-cell>
          <table:table-cell office:value-type="string" calcext:value-type="string">
            <text:p>J-10000092815</text:p>
          </table:table-cell>
          <table:table-cell office:value-type="string" calcext:value-type="string">
            <text:p>JGT-S-JTT-25-4040 FB/ESSENTIAL- T-1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printed-trouser-jgt-s-jtt-25-4040-fb-essential-t-11.html</text:p>
          </table:table-cell>
        </table:table-row>
        <table:table-row table:style-name="ro1">
          <table:table-cell office:value-type="string" calcext:value-type="string">
            <text:p>ORANGE LAWN PRINTED TROUSER</text:p>
          </table:table-cell>
          <table:table-cell office:value-type="string" calcext:value-type="string">
            <text:p>PKR 1,790.00</text:p>
          </table:table-cell>
          <table:table-cell office:value-type="string" calcext:value-type="string">
            <text:p>J-10000092819</text:p>
          </table:table-cell>
          <table:table-cell office:value-type="string" calcext:value-type="string">
            <text:p>JGT-S-JTT-25-4041 FB/ESSENTIAL- T-1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range-lawn-printed-trouser-jgt-s-jtt-25-4041-fb-essential-t-12.html</text:p>
          </table:table-cell>
        </table:table-row>
        <table:table-row table:style-name="ro1">
          <table:table-cell office:value-type="string" calcext:value-type="string">
            <text:p>BLUE LAWN PRINTED KURTI</text:p>
          </table:table-cell>
          <table:table-cell office:value-type="string" calcext:value-type="string">
            <text:p>PKR 2,490.00</text:p>
          </table:table-cell>
          <table:table-cell office:value-type="string" calcext:value-type="string">
            <text:p>J-10000094668</text:p>
          </table:table-cell>
          <table:table-cell office:value-type="string" calcext:value-type="string">
            <text:p>JYGK-S-JTS-25-4044 FB/ESSENTIALS-T-1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printed-kurti-jygk-s-jts-25-4044-fb-essentials-t-15.html</text:p>
          </table:table-cell>
        </table:table-row>
        <table:table-row table:style-name="ro1">
          <table:table-cell office:value-type="string" calcext:value-type="string">
            <text:p>LILAC LAWN PRINTED TROUSER</text:p>
          </table:table-cell>
          <table:table-cell office:value-type="string" calcext:value-type="string">
            <text:p>PKR 1,890.00</text:p>
          </table:table-cell>
          <table:table-cell office:value-type="string" calcext:value-type="string">
            <text:p>J-10000092835</text:p>
          </table:table-cell>
          <table:table-cell office:value-type="string" calcext:value-type="string">
            <text:p>JGT-S-JTT-25-4045 FB/ESSENTIAL- T-1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lilac-lawn-printed-trouser-jgt-s-jtt-25-4045-fb-essential-t-16.html</text:p>
          </table:table-cell>
        </table:table-row>
        <table:table-row table:style-name="ro1">
          <table:table-cell office:value-type="string" calcext:value-type="string">
            <text:p>BLUE LAWN PRINTED TROUSER</text:p>
          </table:table-cell>
          <table:table-cell office:value-type="string" calcext:value-type="string">
            <text:p>PKR 1,790.00</text:p>
          </table:table-cell>
          <table:table-cell office:value-type="string" calcext:value-type="string">
            <text:p>J-10000092831</text:p>
          </table:table-cell>
          <table:table-cell office:value-type="string" calcext:value-type="string">
            <text:p>JGT-S-JTT-25-4044 FB/ESSENTIAL- T-1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printed-trouser-jgt-s-jtt-25-4044-fb-essential-t-15.html</text:p>
          </table:table-cell>
        </table:table-row>
        <table:table-row table:style-name="ro1">
          <table:table-cell office:value-type="string" calcext:value-type="string">
            <text:p>GREEN LAWN PRINTED TROUSER</text:p>
          </table:table-cell>
          <table:table-cell office:value-type="string" calcext:value-type="string">
            <text:p>PKR 1,790.00</text:p>
          </table:table-cell>
          <table:table-cell office:value-type="string" calcext:value-type="string">
            <text:p>J-10000092823</text:p>
          </table:table-cell>
          <table:table-cell office:value-type="string" calcext:value-type="string">
            <text:p>JGT-S-JTT-25-4042 FB/ESSENTIAL- T-1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printed-trouser-jgt-s-jtt-25-4042-fb-essential-t-13.html</text:p>
          </table:table-cell>
        </table:table-row>
        <table:table-row table:style-name="ro1">
          <table:table-cell office:value-type="string" calcext:value-type="string">
            <text:p>PINK LAWN PRINTED TROUSER</text:p>
          </table:table-cell>
          <table:table-cell office:value-type="string" calcext:value-type="string">
            <text:p>PKR 1,790.00</text:p>
          </table:table-cell>
          <table:table-cell office:value-type="string" calcext:value-type="string">
            <text:p>J-10000092827</text:p>
          </table:table-cell>
          <table:table-cell office:value-type="string" calcext:value-type="string">
            <text:p>JGT-S-JTT-25-4043 FB/ESSENTIAL- T-1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lawn-printed-trouser-jgt-s-jtt-25-4043-fb-essential-t-14.html</text:p>
          </table:table-cell>
        </table:table-row>
        <table:table-row table:style-name="ro1">
          <table:table-cell office:value-type="string" calcext:value-type="string">
            <text:p>BLACK PRINTED LAWN KURTI</text:p>
          </table:table-cell>
          <table:table-cell office:value-type="string" calcext:value-type="string">
            <text:p>PKR 2,690.00</text:p>
          </table:table-cell>
          <table:table-cell office:value-type="string" calcext:value-type="string">
            <text:p>J-10000100893</text:p>
          </table:table-cell>
          <table:table-cell office:value-type="string" calcext:value-type="string">
            <text:p>JJLK-S-JSS-25-370 FB/ESSENTIALS-2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lawn-printed-kurti-jjlk-s-jss-25-370-fb-essentials-22.html</text:p>
          </table:table-cell>
        </table:table-row>
        <table:table-row table:style-name="ro1">
          <table:table-cell office:value-type="string" calcext:value-type="string">
            <text:p>MULTICOLOR PRINTED LAWN KURTI</text:p>
          </table:table-cell>
          <table:table-cell office:value-type="string" calcext:value-type="string">
            <text:p>PKR 2,690.00</text:p>
          </table:table-cell>
          <table:table-cell office:value-type="string" calcext:value-type="string">
            <text:p>J-10000100899</text:p>
          </table:table-cell>
          <table:table-cell office:value-type="string" calcext:value-type="string">
            <text:p>JJLK-S-JSS-25-371 FB/ESSENTIALS-2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kurti-jjlk-s-jss-25-371-fb-essentials-23.html</text:p>
          </table:table-cell>
        </table:table-row>
        <table:table-row table:style-name="ro1">
          <table:table-cell office:value-type="string" calcext:value-type="string">
            <text:p>RED PRINTED LAWN KURTI</text:p>
          </table:table-cell>
          <table:table-cell office:value-type="string" calcext:value-type="string">
            <text:p>PKR 2,690.00</text:p>
          </table:table-cell>
          <table:table-cell office:value-type="string" calcext:value-type="string">
            <text:p>J-10000100905</text:p>
          </table:table-cell>
          <table:table-cell office:value-type="string" calcext:value-type="string">
            <text:p>JJLK-S-JSS-25-372 FB/ESSENTIALS-2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red-lawn-printed-kurti-jjlk-s-jss-25-372-fb-essentials-24.html</text:p>
          </table:table-cell>
        </table:table-row>
        <table:table-row table:style-name="ro1">
          <table:table-cell office:value-type="string" calcext:value-type="string">
            <text:p>MUSTARD PRINTED LAWN KURTI</text:p>
          </table:table-cell>
          <table:table-cell office:value-type="string" calcext:value-type="string">
            <text:p>PKR 2,690.00</text:p>
          </table:table-cell>
          <table:table-cell office:value-type="string" calcext:value-type="string">
            <text:p>J-10000102881</text:p>
          </table:table-cell>
          <table:table-cell office:value-type="string" calcext:value-type="string">
            <text:p>JJLK-S-JSS-25-367 FB/ESSENTIALS-19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stard-lawn-printed-kurti-jjlk-s-jss-25-367-fb-essentials-19.html</text:p>
          </table:table-cell>
        </table:table-row>
        <table:table-row table:style-name="ro1">
          <table:table-cell office:value-type="string" calcext:value-type="string">
            <text:p>BEIGE PRINTED LAWN KURTI</text:p>
          </table:table-cell>
          <table:table-cell office:value-type="string" calcext:value-type="string">
            <text:p>PKR 2,690.00</text:p>
          </table:table-cell>
          <table:table-cell office:value-type="string" calcext:value-type="string">
            <text:p>J-10000102887</text:p>
          </table:table-cell>
          <table:table-cell office:value-type="string" calcext:value-type="string">
            <text:p>JJLK-S-JSS-25-368 FB/ESSENTIALS-20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eige-lawn-printed-kurti-jjlk-s-jss-25-368-fb-essentials-20.html</text:p>
          </table:table-cell>
        </table:table-row>
        <table:table-row table:style-name="ro1">
          <table:table-cell office:value-type="string" calcext:value-type="string">
            <text:p>PINK PRINTED LAWN KURTI</text:p>
          </table:table-cell>
          <table:table-cell office:value-type="string" calcext:value-type="string">
            <text:p>PKR 2,690.00</text:p>
          </table:table-cell>
          <table:table-cell office:value-type="string" calcext:value-type="string">
            <text:p>J-10000102893</text:p>
          </table:table-cell>
          <table:table-cell office:value-type="string" calcext:value-type="string">
            <text:p>JJLK-S-JSS-25-369 FB/ESSENTIALS-2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lawn-printed-kurti-jjlk-s-jss-25-369-fb-essentials-21.html</text:p>
          </table:table-cell>
        </table:table-row>
        <table:table-row table:style-name="ro1">
          <table:table-cell office:value-type="string" calcext:value-type="string">
            <text:p>BLUE LAWN PRINTED KURTI</text:p>
          </table:table-cell>
          <table:table-cell office:value-type="string" calcext:value-type="string">
            <text:p>PKR 2,690.00</text:p>
          </table:table-cell>
          <table:table-cell office:value-type="string" calcext:value-type="string">
            <text:p>J-10000105795</text:p>
          </table:table-cell>
          <table:table-cell office:value-type="string" calcext:value-type="string">
            <text:p>JJLK-S-JSS-25-361 FB/ESSENTIALS-1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printed-kurti-jjlk-s-jss-25-361-fb-essentials-13.html</text:p>
          </table:table-cell>
        </table:table-row>
        <table:table-row table:style-name="ro1">
          <table:table-cell office:value-type="string" calcext:value-type="string">
            <text:p>BLUE LAWN PRINTED KURTI</text:p>
          </table:table-cell>
          <table:table-cell office:value-type="string" calcext:value-type="string">
            <text:p>PKR 2,690.00</text:p>
          </table:table-cell>
          <table:table-cell office:value-type="string" calcext:value-type="string">
            <text:p>J-10000105807</text:p>
          </table:table-cell>
          <table:table-cell office:value-type="string" calcext:value-type="string">
            <text:p>JJLK-S-JSS-25-362 FB/ESSENTIALS-1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printed-kurti-jjlk-s-jss-25-362-fb-essentials-14.html</text:p>
          </table:table-cell>
        </table:table-row>
        <table:table-row table:style-name="ro1">
          <table:table-cell office:value-type="string" calcext:value-type="string">
            <text:p>BLACK LAWN PRINTED KURTI</text:p>
          </table:table-cell>
          <table:table-cell office:value-type="string" calcext:value-type="string">
            <text:p>PKR 2,690.00</text:p>
          </table:table-cell>
          <table:table-cell office:value-type="string" calcext:value-type="string">
            <text:p>J-10000109086</text:p>
          </table:table-cell>
          <table:table-cell office:value-type="string" calcext:value-type="string">
            <text:p>JJLK-S-JSS-25-364 FB/ESSENTIAL-1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lawn-printed-kurti-jjlk-s-jss-25-364-fb-essential-16.html</text:p>
          </table:table-cell>
        </table:table-row>
        <table:table-row table:style-name="ro1">
          <table:table-cell office:value-type="string" calcext:value-type="string">
            <text:p>BLUE LAWN PRINTED KURTI</text:p>
          </table:table-cell>
          <table:table-cell office:value-type="string" calcext:value-type="string">
            <text:p>PKR 2,690.00</text:p>
          </table:table-cell>
          <table:table-cell office:value-type="string" calcext:value-type="string">
            <text:p>J-10000105819</text:p>
          </table:table-cell>
          <table:table-cell office:value-type="string" calcext:value-type="string">
            <text:p>JJLK-S-JSS-25-363 FB/ESSENTIALS-1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printed-kurti-jjlk-s-jss-25-363-fb-essentials-15.html</text:p>
          </table:table-cell>
        </table:table-row>
        <table:table-row table:style-name="ro1">
          <table:table-cell office:value-type="string" calcext:value-type="string">
            <text:p>GREEN CHIFFON EMBROIDERED 3PC STITCHED</text:p>
          </table:table-cell>
          <table:table-cell office:value-type="string" calcext:value-type="string">
            <text:p>PKR 16,990.00</text:p>
          </table:table-cell>
          <table:table-cell office:value-type="string" calcext:value-type="string">
            <text:p>J-10000101095</text:p>
          </table:table-cell>
          <table:table-cell office:value-type="string" calcext:value-type="string">
            <text:p>JLAWN-S-25-163/S SHIMMERING CHIC-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chiffon-embroidered-3pc-stitched-jlawn-s-25-163-s-shimmering-chic-02.html</text:p>
          </table:table-cell>
        </table:table-row>
        <table:table-row table:style-name="ro1">
          <table:table-cell office:value-type="string" calcext:value-type="string">
            <text:p>YELLOW CHIFFON EMBROIDERED 3PC STITCHED</text:p>
          </table:table-cell>
          <table:table-cell office:value-type="string" calcext:value-type="string">
            <text:p>PKR 16,990.00</text:p>
          </table:table-cell>
          <table:table-cell office:value-type="string" calcext:value-type="string">
            <text:p>J-10000105783</text:p>
          </table:table-cell>
          <table:table-cell office:value-type="string" calcext:value-type="string">
            <text:p>JLAWN-S-25-166/S SHIMMERING CHIC-0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yellow-chiffon-embroidered-3pc-stitched-jlawn-s-25-166-s-shimmering-chic-05.html</text:p>
          </table:table-cell>
        </table:table-row>
        <table:table-row table:style-name="ro1">
          <table:table-cell office:value-type="string" calcext:value-type="string">
            <text:p>BLUE CHIFFON EMBROIDERED 3PC STITCHED</text:p>
          </table:table-cell>
          <table:table-cell office:value-type="string" calcext:value-type="string">
            <text:p>PKR 16,990.00</text:p>
          </table:table-cell>
          <table:table-cell office:value-type="string" calcext:value-type="string">
            <text:p>J-10000102875</text:p>
          </table:table-cell>
          <table:table-cell office:value-type="string" calcext:value-type="string">
            <text:p>JLAWN-S-25-167/S SHIMMERING CHIC-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chiffon-embroidered-3pc-stitched-jlawn-s-25-167-s-shimmering-chic-6.html</text:p>
          </table:table-cell>
        </table:table-row>
        <table:table-row table:style-name="ro1">
          <table:table-cell office:value-type="string" calcext:value-type="string">
            <text:p>YELLOW LAWN EMBROIDERED 3PC STITCHED</text:p>
          </table:table-cell>
          <table:table-cell office:value-type="string" calcext:value-type="string">
            <text:p>PKR 9,990.00</text:p>
          </table:table-cell>
          <table:table-cell office:value-type="string" calcext:value-type="string">
            <text:p>J-10000112025</text:p>
          </table:table-cell>
          <table:table-cell office:value-type="string" calcext:value-type="string">
            <text:p>JLAWN-S-25-123/S MIRROR-0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yellow-lawn-embroidered-3pc-stitched-jlawn-s-25-123-s-mirror-03.html</text:p>
          </table:table-cell>
        </table:table-row>
        <table:table-row table:style-name="ro1">
          <table:table-cell office:value-type="string" calcext:value-type="string">
            <text:p>BLACK CHIFFON EMBROIDERED 3PC STITCHED</text:p>
          </table:table-cell>
          <table:table-cell office:value-type="string" calcext:value-type="string">
            <text:p>PKR 16,990.00</text:p>
          </table:table-cell>
          <table:table-cell office:value-type="string" calcext:value-type="string">
            <text:p>J-10000097991</text:p>
          </table:table-cell>
          <table:table-cell office:value-type="string" calcext:value-type="string">
            <text:p>JLAWN-S-25-165/S SHIMMERING CHIC-0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chiffon-embroidered-3pc-stitched-jlawn-s-25-165-s-shimmering-chic-04.html</text:p>
          </table:table-cell>
        </table:table-row>
        <table:table-row table:style-name="ro1">
          <table:table-cell office:value-type="string" calcext:value-type="string">
            <text:p>YELLOW CHIFFON EMBROIDERED 3PC STITCHED</text:p>
          </table:table-cell>
          <table:table-cell office:value-type="string" calcext:value-type="string">
            <text:p>PKR 16,990.00</text:p>
          </table:table-cell>
          <table:table-cell office:value-type="string" calcext:value-type="string">
            <text:p>J-10000101545</text:p>
          </table:table-cell>
          <table:table-cell office:value-type="string" calcext:value-type="string">
            <text:p>JLAWN-S-25-162/S SHIMMERING CHIC-0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yellow-chiffon-embroidered-3pc-stitched-jlawn-s-25-162-s-shimmering-chic-01.html</text:p>
          </table:table-cell>
        </table:table-row>
        <table:table-row table:style-name="ro1">
          <table:table-cell office:value-type="string" calcext:value-type="string">
            <text:p>GREEN CHIFFON EMBROIDERED 3PC STITCHED</text:p>
          </table:table-cell>
          <table:table-cell office:value-type="string" calcext:value-type="string">
            <text:p>PKR 16,990.00</text:p>
          </table:table-cell>
          <table:table-cell office:value-type="string" calcext:value-type="string">
            <text:p>J-10000098905</text:p>
          </table:table-cell>
          <table:table-cell office:value-type="string" calcext:value-type="string">
            <text:p>JLAWN-S-25-169/S SHIMMERING CHIC-08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chiffon-embroidered-3pc-stitched-jlawn-s-25-169-s-shimmering-chic-08.html</text:p>
          </table:table-cell>
        </table:table-row>
        <table:table-row table:style-name="ro1">
          <table:table-cell office:value-type="string" calcext:value-type="string">
            <text:p>PEACH LAWN EMBROIDERED 3PC STITCHED</text:p>
          </table:table-cell>
          <table:table-cell office:value-type="string" calcext:value-type="string">
            <text:p>PKR 10,990.00</text:p>
          </table:table-cell>
          <table:table-cell office:value-type="string" calcext:value-type="string">
            <text:p>J-10000101071</text:p>
          </table:table-cell>
          <table:table-cell office:value-type="string" calcext:value-type="string">
            <text:p>JLAWN-S-25-109/S DHAKA DYNASTY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each-lawn-embroidered-3pc-stitched-jlawn-s-25-109-s-dhaka-dynasty-1.html</text:p>
          </table:table-cell>
        </table:table-row>
        <table:table-row table:style-name="ro1">
          <table:table-cell office:value-type="string" calcext:value-type="string">
            <text:p>GREEN LAWN EMBROIDERED 3PC STITCHED</text:p>
          </table:table-cell>
          <table:table-cell office:value-type="string" calcext:value-type="string">
            <text:p>PKR 10,990.00</text:p>
          </table:table-cell>
          <table:table-cell office:value-type="string" calcext:value-type="string">
            <text:p>J-10000101077</text:p>
          </table:table-cell>
          <table:table-cell office:value-type="string" calcext:value-type="string">
            <text:p>JLAWN-S-25-110/S DHAKA DYNASTY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embroidered-3pc-stitched-jlawn-s-25-110-s-dhaka-dynasty-2.html</text:p>
          </table:table-cell>
        </table:table-row>
        <table:table-row table:style-name="ro1">
          <table:table-cell office:value-type="string" calcext:value-type="string">
            <text:p>YELLOW LAWN EMBROIDERED 3PC STITCHED</text:p>
          </table:table-cell>
          <table:table-cell office:value-type="string" calcext:value-type="string">
            <text:p>PKR 10,990.00</text:p>
          </table:table-cell>
          <table:table-cell office:value-type="string" calcext:value-type="string">
            <text:p>J-10000101089</text:p>
          </table:table-cell>
          <table:table-cell office:value-type="string" calcext:value-type="string">
            <text:p>JLAWN-S-25-112/S DHAKA DYNASTY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yellow-lawn-embroidered-3pc-stitched-jlawn-s-25-112-s-dhaka-dynasty-4.html</text:p>
          </table:table-cell>
        </table:table-row>
        <table:table-row table:style-name="ro1">
          <table:table-cell office:value-type="string" calcext:value-type="string">
            <text:p>BLUE LAWN EMBROIDERED 3PC STITCHED</text:p>
          </table:table-cell>
          <table:table-cell office:value-type="string" calcext:value-type="string">
            <text:p>PKR 10,990.00</text:p>
          </table:table-cell>
          <table:table-cell office:value-type="string" calcext:value-type="string">
            <text:p>J-10000101083</text:p>
          </table:table-cell>
          <table:table-cell office:value-type="string" calcext:value-type="string">
            <text:p>JLAWN-S-25-111/S DHAKA DYNASTY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embroidered-3pc-stitched-jlawn-s-25-111-s-dhaka-dynasty-3.html</text:p>
          </table:table-cell>
        </table:table-row>
        <table:table-row table:style-name="ro1">
          <table:table-cell office:value-type="string" calcext:value-type="string">
            <text:p>GREEN LAWN EMBROIDERED 3PC STITCHED</text:p>
          </table:table-cell>
          <table:table-cell office:value-type="string" calcext:value-type="string">
            <text:p>PKR 12,490.00</text:p>
          </table:table-cell>
          <table:table-cell office:value-type="string" calcext:value-type="string">
            <text:p>J-10000114060</text:p>
          </table:table-cell>
          <table:table-cell office:value-type="string" calcext:value-type="string">
            <text:p>JLAWN-S-25-097/S ASSUIT-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embroidered-3pc-stitched-jlawn-s-25-097-s-assuit-5.html</text:p>
          </table:table-cell>
        </table:table-row>
        <table:table-row table:style-name="ro1">
          <table:table-cell office:value-type="string" calcext:value-type="string">
            <text:p>PINK LAWN EMBROIDERED 3PC STITCHED</text:p>
          </table:table-cell>
          <table:table-cell office:value-type="string" calcext:value-type="string">
            <text:p>PKR 11,990.00</text:p>
          </table:table-cell>
          <table:table-cell office:value-type="string" calcext:value-type="string">
            <text:p>J-10000111711</text:p>
          </table:table-cell>
          <table:table-cell office:value-type="string" calcext:value-type="string">
            <text:p>JLAWN-S-25-094/S LUCKNOW LUXE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lawn-embroidered-3pc-stitched-jlawn-s-25-094-s-lucknow-luxe-2.html</text:p>
          </table:table-cell>
        </table:table-row>
        <table:table-row table:style-name="ro1">
          <table:table-cell office:value-type="string" calcext:value-type="string">
            <text:p>GREEN LAWN EMBROIDERED 3PC STITCHED</text:p>
          </table:table-cell>
          <table:table-cell office:value-type="string" calcext:value-type="string">
            <text:p>PKR 11,990.00</text:p>
          </table:table-cell>
          <table:table-cell office:value-type="string" calcext:value-type="string">
            <text:p>J-10000109893</text:p>
          </table:table-cell>
          <table:table-cell office:value-type="string" calcext:value-type="string">
            <text:p>JLAWN-S-25-095/S LUCKNOW LUXE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embroidered-3pc-stitched-jlawn-s-25-095-s-lucknow-luxe-3.html</text:p>
          </table:table-cell>
        </table:table-row>
        <table:table-row table:style-name="ro1">
          <table:table-cell office:value-type="string" calcext:value-type="string">
            <text:p>BLACK LAWN EMBROIDERED 3PC STITCHED</text:p>
          </table:table-cell>
          <table:table-cell office:value-type="string" calcext:value-type="string">
            <text:p>PKR 12,490.00</text:p>
          </table:table-cell>
          <table:table-cell office:value-type="string" calcext:value-type="string">
            <text:p>J-10000111989</text:p>
          </table:table-cell>
          <table:table-cell office:value-type="string" calcext:value-type="string">
            <text:p>JLAWN-S-25-098/S ASSUIT-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lawn-embroidered-3pc-stitched-jlawn-s-25-098-s-assuit-6.html</text:p>
          </table:table-cell>
        </table:table-row>
        <table:table-row table:style-name="ro1">
          <table:table-cell office:value-type="string" calcext:value-type="string">
            <text:p>BROWN LAWN EMBROIDERED 3PC STITCHED</text:p>
          </table:table-cell>
          <table:table-cell office:value-type="string" calcext:value-type="string">
            <text:p>PKR 12,490.00</text:p>
          </table:table-cell>
          <table:table-cell office:value-type="string" calcext:value-type="string">
            <text:p>J-10000111723</text:p>
          </table:table-cell>
          <table:table-cell office:value-type="string" calcext:value-type="string">
            <text:p>JLAWN-S-25-100/S ASSUIT-8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rown-lawn-embroidered-3pc-stitched-jlawn-s-25-100-s-assuit-8.html</text:p>
          </table:table-cell>
        </table:table-row>
        <table:table-row table:style-name="ro1">
          <table:table-cell office:value-type="string" calcext:value-type="string">
            <text:p>BLUE COTTON SILK EMBROIDERED 3PC STITCHED</text:p>
          </table:table-cell>
          <table:table-cell office:value-type="string" calcext:value-type="string">
            <text:p>PKR 12,490.00</text:p>
          </table:table-cell>
          <table:table-cell office:value-type="string" calcext:value-type="string">
            <text:p>J-10000111735</text:p>
          </table:table-cell>
          <table:table-cell office:value-type="string" calcext:value-type="string">
            <text:p>JLAWN-S-25-101/S SHEER ELEGANCE-0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cotton-silk-embroidered-3pc-stitched-jlawn-s-25-101-s-sheer-elegance-01.html</text:p>
          </table:table-cell>
        </table:table-row>
        <table:table-row table:style-name="ro1">
          <table:table-cell office:value-type="string" calcext:value-type="string">
            <text:p>BLACK COTTON SILK EMBROIDERED 3PC STITCHED</text:p>
          </table:table-cell>
          <table:table-cell office:value-type="string" calcext:value-type="string">
            <text:p>PKR 11,490.00</text:p>
          </table:table-cell>
          <table:table-cell office:value-type="string" calcext:value-type="string">
            <text:p>J-10000115498</text:p>
          </table:table-cell>
          <table:table-cell office:value-type="string" calcext:value-type="string">
            <text:p>JLAWN-S-25-102/S SHEER ELEGANCE-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silk-embroidered-3pc-stitched-jlawn-s-25-102-s-sheer-elegance-02.html</text:p>
          </table:table-cell>
        </table:table-row>
        <table:table-row table:style-name="ro1">
          <table:table-cell office:value-type="string" calcext:value-type="string">
            <text:p>BROWN COTTON SILK EMBROIDERED 3PC STITCHED</text:p>
          </table:table-cell>
          <table:table-cell office:value-type="string" calcext:value-type="string">
            <text:p>PKR 12,490.00</text:p>
          </table:table-cell>
          <table:table-cell office:value-type="string" calcext:value-type="string">
            <text:p>J-10000111747</text:p>
          </table:table-cell>
          <table:table-cell office:value-type="string" calcext:value-type="string">
            <text:p>JLAWN-S-25-103/S SHEER ELEGANCE-0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rown-cotton-silk-embroidered-3pc-stitched-jlawn-s-25-103-s-sheer-elegance-03.html</text:p>
          </table:table-cell>
        </table:table-row>
        <table:table-row table:style-name="ro1">
          <table:table-cell office:value-type="string" calcext:value-type="string">
            <text:p>GREEN COTTON SILK EMBROIDERED 3PC STITCHED</text:p>
          </table:table-cell>
          <table:table-cell office:value-type="string" calcext:value-type="string">
            <text:p>PKR 13,990.00</text:p>
          </table:table-cell>
          <table:table-cell office:value-type="string" calcext:value-type="string">
            <text:p>J-10000114815</text:p>
          </table:table-cell>
          <table:table-cell office:value-type="string" calcext:value-type="string">
            <text:p>JLAWN-S-25-087/S MAJESTIC-0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cotton-silk-embroidered-3pc-stitched-jlawn-s-25-087-s-majestic-03.html</text:p>
          </table:table-cell>
        </table:table-row>
        <table:table-row table:style-name="ro1">
          <table:table-cell office:value-type="string" calcext:value-type="string">
            <text:p>GREY COTTON SILK EMBROIDERED 3PC STITCHED</text:p>
          </table:table-cell>
          <table:table-cell office:value-type="string" calcext:value-type="string">
            <text:p>PKR 13,990.00</text:p>
          </table:table-cell>
          <table:table-cell office:value-type="string" calcext:value-type="string">
            <text:p>J-10000114036</text:p>
          </table:table-cell>
          <table:table-cell office:value-type="string" calcext:value-type="string">
            <text:p>JLAWN-S-25-088/S MAJESTIC-0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y-cotton-silk-embroidered-3pc-stitched-jlawn-s-25-088-s-majestic-04.html</text:p>
          </table:table-cell>
        </table:table-row>
        <table:table-row table:style-name="ro1">
          <table:table-cell office:value-type="string" calcext:value-type="string">
            <text:p>PINK LAWN SCHIFFLI 3PC STITCHED</text:p>
          </table:table-cell>
          <table:table-cell office:value-type="string" calcext:value-type="string">
            <text:p>PKR 13,990.00</text:p>
          </table:table-cell>
          <table:table-cell office:value-type="string" calcext:value-type="string">
            <text:p>J-10000109018</text:p>
          </table:table-cell>
          <table:table-cell office:value-type="string" calcext:value-type="string">
            <text:p>JLAWN-S-25-158/S SCHIFFLI BLISS-0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lawn-schiffli-3pc-stitched-jlawn-s-25-158-s-schiffli-bliss-01.html</text:p>
          </table:table-cell>
        </table:table-row>
        <table:table-row table:style-name="ro1">
          <table:table-cell office:value-type="string" calcext:value-type="string">
            <text:p>BLUE COTTON SILK EMBROIDERED 3PC STITCHED</text:p>
          </table:table-cell>
          <table:table-cell office:value-type="string" calcext:value-type="string">
            <text:p>PKR 13,990.00</text:p>
          </table:table-cell>
          <table:table-cell office:value-type="string" calcext:value-type="string">
            <text:p>J-10000114791</text:p>
          </table:table-cell>
          <table:table-cell office:value-type="string" calcext:value-type="string">
            <text:p>JLAWN-S-25-085/S MAJESTIC-0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cotton-silk-embroidered-3pc-stitched-jlawn-s-25-085-s-majestic-01.html</text:p>
          </table:table-cell>
        </table:table-row>
        <table:table-row table:style-name="ro1">
          <table:table-cell office:value-type="string" calcext:value-type="string">
            <text:p>MULTICOLOR LAWN EMBROIDERED UNSTITCHED 3PC</text:p>
          </table:table-cell>
          <table:table-cell office:value-type="string" calcext:value-type="string">
            <text:p>PKR 4,590.00</text:p>
          </table:table-cell>
          <table:table-cell office:value-type="float" office:value="10000135486" calcext:value-type="float">
            <text:p>10000135486</text:p>
          </table:table-cell>
          <table:table-cell office:value-type="string" calcext:value-type="string">
            <text:p>JLAWN-S-25-3427 RACIAL-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embroidered-unstitched-3pc-jlu253427u.html</text:p>
          </table:table-cell>
        </table:table-row>
        <table:table-row table:style-name="ro1">
          <table:table-cell office:value-type="string" calcext:value-type="string">
            <text:p>GREEN LAWN SCHIFFLI 3PC STITCHED</text:p>
          </table:table-cell>
          <table:table-cell office:value-type="string" calcext:value-type="string">
            <text:p>PKR 13,990.00</text:p>
          </table:table-cell>
          <table:table-cell office:value-type="string" calcext:value-type="string">
            <text:p>J-10000132905</text:p>
          </table:table-cell>
          <table:table-cell office:value-type="string" calcext:value-type="string">
            <text:p>JLAWN-S-25-159/S SCHIFFI BLISS-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schiffli-3pc-stitched-jlawn-s-25-159-s-schiffi-bliss-02.html</text:p>
          </table:table-cell>
        </table:table-row>
        <table:table-row table:style-name="ro1">
          <table:table-cell office:value-type="string" calcext:value-type="string">
            <text:p>BLUE LAWN SCHIFFLI 3PC STITCHED</text:p>
          </table:table-cell>
          <table:table-cell office:value-type="string" calcext:value-type="string">
            <text:p>PKR 13,990.00</text:p>
          </table:table-cell>
          <table:table-cell office:value-type="string" calcext:value-type="string">
            <text:p>J-10000115534</text:p>
          </table:table-cell>
          <table:table-cell office:value-type="string" calcext:value-type="string">
            <text:p>JLAWN-S-25-160/S SCHIFFLI BLISS-0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schiffli-3pc-stitched-jlawn-s-25-160-s-schiffli-bliss-03.html</text:p>
          </table:table-cell>
        </table:table-row>
        <table:table-row table:style-name="ro1">
          <table:table-cell office:value-type="string" calcext:value-type="string">
            <text:p>WHITE LAWN EMBROIDERED UNSTITCHED 3PC</text:p>
          </table:table-cell>
          <table:table-cell office:value-type="string" calcext:value-type="string">
            <text:p>PKR 4,590.00</text:p>
          </table:table-cell>
          <table:table-cell office:value-type="float" office:value="10000135484" calcext:value-type="float">
            <text:p>10000135484</text:p>
          </table:table-cell>
          <table:table-cell office:value-type="string" calcext:value-type="string">
            <text:p>JLAWN-S-25-3425 RACIAL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white-lawn-embroidered-unstitched-3pc-jlu253425u.html</text:p>
          </table:table-cell>
        </table:table-row>
        <table:table-row table:style-name="ro1">
          <table:table-cell office:value-type="string" calcext:value-type="string">
            <text:p>MULTICOLOR CHIFFON EMBROIDERED UNSTITCHED 3PC</text:p>
          </table:table-cell>
          <table:table-cell office:value-type="string" calcext:value-type="string">
            <text:p>PKR 4,590.00</text:p>
          </table:table-cell>
          <table:table-cell office:value-type="float" office:value="10000135493" calcext:value-type="float">
            <text:p>10000135493</text:p>
          </table:table-cell>
          <table:table-cell office:value-type="string" calcext:value-type="string">
            <text:p>JLAWN-S-25-3434 FLORID-0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chiffon-embroidered-unstitched-3pc-jlu253434u.html</text:p>
          </table:table-cell>
        </table:table-row>
        <table:table-row table:style-name="ro1">
          <table:table-cell office:value-type="string" calcext:value-type="string">
            <text:p>WHITE LAWN EMBROIDERED UNSTITCHED 3PC</text:p>
          </table:table-cell>
          <table:table-cell office:value-type="string" calcext:value-type="string">
            <text:p>PKR 4,590.00</text:p>
          </table:table-cell>
          <table:table-cell office:value-type="float" office:value="10000135482" calcext:value-type="float">
            <text:p>10000135482</text:p>
          </table:table-cell>
          <table:table-cell office:value-type="string" calcext:value-type="string">
            <text:p>JLAWN-S-25-3423 RACIAL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white-lawn-embroidered-unstitched-3pc-jlu253423u.html</text:p>
          </table:table-cell>
        </table:table-row>
        <table:table-row table:style-name="ro1">
          <table:table-cell office:value-type="string" calcext:value-type="string">
            <text:p>MULTICOLOR CHIFFON EMBROIDERED UNSTITCHED 3PC</text:p>
          </table:table-cell>
          <table:table-cell office:value-type="string" calcext:value-type="string">
            <text:p>PKR 4,590.00</text:p>
          </table:table-cell>
          <table:table-cell office:value-type="float" office:value="10000135491" calcext:value-type="float">
            <text:p>10000135491</text:p>
          </table:table-cell>
          <table:table-cell office:value-type="string" calcext:value-type="string">
            <text:p>JLAWN-S-25-3432 FLORID-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chiffon-embroidered-unstitched-3pc-jlu253432u.html</text:p>
          </table:table-cell>
        </table:table-row>
        <table:table-row table:style-name="ro1">
          <table:table-cell office:value-type="string" calcext:value-type="string">
            <text:p>MULTICOLOR CHIFFON EMBROIDERED UNSTITCHED 3PC</text:p>
          </table:table-cell>
          <table:table-cell office:value-type="string" calcext:value-type="string">
            <text:p>PKR 4,590.00</text:p>
          </table:table-cell>
          <table:table-cell office:value-type="float" office:value="10000135496" calcext:value-type="float">
            <text:p>10000135496</text:p>
          </table:table-cell>
          <table:table-cell office:value-type="string" calcext:value-type="string">
            <text:p>JLAWN-S-25-3437 FLORID-07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chiffon-embroidered-unstitched-3pc-jlu253437u.html</text:p>
          </table:table-cell>
        </table:table-row>
        <table:table-row table:style-name="ro1">
          <table:table-cell office:value-type="string" calcext:value-type="string">
            <text:p>BLACK LAWN EMBROIDERED UNSTITCHED 3PC</text:p>
          </table:table-cell>
          <table:table-cell office:value-type="string" calcext:value-type="string">
            <text:p>PKR 4,590.00</text:p>
          </table:table-cell>
          <table:table-cell office:value-type="float" office:value="10000135489" calcext:value-type="float">
            <text:p>10000135489</text:p>
          </table:table-cell>
          <table:table-cell office:value-type="string" calcext:value-type="string">
            <text:p>JLAWN-S-25-3430 RACIAL-8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lawn-embroidered-unstitched-3pc-jlu253430u.html</text:p>
          </table:table-cell>
        </table:table-row>
        <table:table-row table:style-name="ro1">
          <table:table-cell office:value-type="string" calcext:value-type="string">
            <text:p>MULTICOLOR LAWN PRINTED UNSTITCHED 3PC</text:p>
          </table:table-cell>
          <table:table-cell office:value-type="string" calcext:value-type="string">
            <text:p>PKR 3,490.00</text:p>
          </table:table-cell>
          <table:table-cell office:value-type="float" office:value="10000119763" calcext:value-type="float">
            <text:p>10000119763</text:p>
          </table:table-cell>
          <table:table-cell office:value-type="string" calcext:value-type="string">
            <text:p>JLAWN-S-25-3328 PATOLA BALOCHI-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unstitched-3pc-jlu253328u.html</text:p>
          </table:table-cell>
        </table:table-row>
        <table:table-row table:style-name="ro1">
          <table:table-cell office:value-type="string" calcext:value-type="string">
            <text:p>LILAC LAWN PRINTED UNSTITCHED 3PC</text:p>
          </table:table-cell>
          <table:table-cell office:value-type="string" calcext:value-type="string">
            <text:p>PKR 3,490.00</text:p>
          </table:table-cell>
          <table:table-cell office:value-type="float" office:value="10000118134" calcext:value-type="float">
            <text:p>10000118134</text:p>
          </table:table-cell>
          <table:table-cell office:value-type="string" calcext:value-type="string">
            <text:p>JLAWN-S-25-3319 RIWAYAT-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lilac-lawn-printed-unstitched-3pc-jlu253319u.html</text:p>
          </table:table-cell>
        </table:table-row>
        <table:table-row table:style-name="ro1">
          <table:table-cell office:value-type="string" calcext:value-type="string">
            <text:p>PURPLE LAWN PRINTED UNSTITCHED 3PC</text:p>
          </table:table-cell>
          <table:table-cell office:value-type="string" calcext:value-type="string">
            <text:p>PKR 3,490.00</text:p>
          </table:table-cell>
          <table:table-cell office:value-type="float" office:value="10000119770" calcext:value-type="float">
            <text:p>10000119770</text:p>
          </table:table-cell>
          <table:table-cell office:value-type="string" calcext:value-type="string">
            <text:p>JLAWN-S-25-3335 PATOLA BALOCHI-1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urple-lawn-printed-unstitched-3pc-jlu253335u.html</text:p>
          </table:table-cell>
        </table:table-row>
        <table:table-row table:style-name="ro1">
          <table:table-cell office:value-type="string" calcext:value-type="string">
            <text:p>MULTICOLOR LAWN PRINTED UNSTITCHED 3PC</text:p>
          </table:table-cell>
          <table:table-cell office:value-type="string" calcext:value-type="string">
            <text:p>PKR 3,490.00</text:p>
          </table:table-cell>
          <table:table-cell office:value-type="float" office:value="10000119761" calcext:value-type="float">
            <text:p>10000119761</text:p>
          </table:table-cell>
          <table:table-cell office:value-type="string" calcext:value-type="string">
            <text:p>JLAWN-S-25-3326 PATOLA BALOCHI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unstitched-3pc-jlu253326u.html</text:p>
          </table:table-cell>
        </table:table-row>
        <table:table-row table:style-name="ro1">
          <table:table-cell office:value-type="string" calcext:value-type="string">
            <text:p>GREEN LAWN PRINTED UNSTITCHED 3PC</text:p>
          </table:table-cell>
          <table:table-cell office:value-type="string" calcext:value-type="string">
            <text:p>PKR 3,490.00</text:p>
          </table:table-cell>
          <table:table-cell office:value-type="float" office:value="10000119759" calcext:value-type="float">
            <text:p>10000119759</text:p>
          </table:table-cell>
          <table:table-cell office:value-type="string" calcext:value-type="string">
            <text:p>JLAWN-S-25-3324 PATOLA BALOCHI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printed-unstitched-3pc-jlu253324u.html</text:p>
          </table:table-cell>
        </table:table-row>
        <table:table-row table:style-name="ro1">
          <table:table-cell office:value-type="string" calcext:value-type="string">
            <text:p>MULTICOLOR LAWN DIGITAL PRINTED UNSTITCHED 2PC</text:p>
          </table:table-cell>
          <table:table-cell office:value-type="string" calcext:value-type="string">
            <text:p>PKR 2,890.00</text:p>
          </table:table-cell>
          <table:table-cell office:value-type="float" office:value="10000118700" calcext:value-type="float">
            <text:p>10000118700</text:p>
          </table:table-cell>
          <table:table-cell office:value-type="string" calcext:value-type="string">
            <text:p>JLAWN-S-JDS-25-1101 BLOCK COLOR-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digital-printed-unstitched-2pc-jds251101u.html</text:p>
          </table:table-cell>
        </table:table-row>
        <table:table-row table:style-name="ro1">
          <table:table-cell office:value-type="string" calcext:value-type="string">
            <text:p>BLACK LAWN PRINTED UNSTITCHED 3PC</text:p>
          </table:table-cell>
          <table:table-cell office:value-type="string" calcext:value-type="string">
            <text:p>PKR 3,490.00</text:p>
          </table:table-cell>
          <table:table-cell office:value-type="float" office:value="10000118130" calcext:value-type="float">
            <text:p>10000118130</text:p>
          </table:table-cell>
          <table:table-cell office:value-type="string" calcext:value-type="string">
            <text:p>JLAWN-S-25-3315 RIWAYAT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lawn-printed-unstitched-3pc-jlu253315u.html</text:p>
          </table:table-cell>
        </table:table-row>
        <table:table-row table:style-name="ro1">
          <table:table-cell office:value-type="string" calcext:value-type="string">
            <text:p>YELLOW LAWN PRINTED UNSTITCHED 3PC</text:p>
          </table:table-cell>
          <table:table-cell office:value-type="string" calcext:value-type="string">
            <text:p>PKR 3,490.00</text:p>
          </table:table-cell>
          <table:table-cell office:value-type="float" office:value="10000119768" calcext:value-type="float">
            <text:p>10000119768</text:p>
          </table:table-cell>
          <table:table-cell office:value-type="string" calcext:value-type="string">
            <text:p>JLAWN-S-25-3333 PATOLA BALOCHI-1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yellow-lawn-printed-unstitched-3pc-jlu253333u.html</text:p>
          </table:table-cell>
        </table:table-row>
        <table:table-row table:style-name="ro1">
          <table:table-cell office:value-type="string" calcext:value-type="string">
            <text:p>MULTICOLOR LAWN PRINTED UNSTITCHED 3PC</text:p>
          </table:table-cell>
          <table:table-cell office:value-type="string" calcext:value-type="string">
            <text:p>PKR 3,490.00</text:p>
          </table:table-cell>
          <table:table-cell office:value-type="float" office:value="10000118132" calcext:value-type="float">
            <text:p>10000118132</text:p>
          </table:table-cell>
          <table:table-cell office:value-type="string" calcext:value-type="string">
            <text:p>JLAWN-S-25-3317 RIWAYAT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unstitched-3pc-jlu253317u.html</text:p>
          </table:table-cell>
        </table:table-row>
        <table:table-row table:style-name="ro1">
          <table:table-cell office:value-type="string" calcext:value-type="string">
            <text:p>GREEN LAWN PRINTED UNSTITCHED 3PC</text:p>
          </table:table-cell>
          <table:table-cell office:value-type="string" calcext:value-type="string">
            <text:p>PKR 3,490.00</text:p>
          </table:table-cell>
          <table:table-cell office:value-type="float" office:value="10000119772" calcext:value-type="float">
            <text:p>10000119772</text:p>
          </table:table-cell>
          <table:table-cell office:value-type="string" calcext:value-type="string">
            <text:p>JLAWN-S-25-3337 PATOLA BALOCHI-1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printed-unstitched-3pc-jlu253337u.html</text:p>
          </table:table-cell>
        </table:table-row>
        <table:table-row table:style-name="ro1">
          <table:table-cell office:value-type="string" calcext:value-type="string">
            <text:p>MULTICOLOR LAWN PRINTED UNSTITCHED 2PC</text:p>
          </table:table-cell>
          <table:table-cell office:value-type="string" calcext:value-type="string">
            <text:p>PKR 2,890.00</text:p>
          </table:table-cell>
          <table:table-cell office:value-type="float" office:value="10000118122" calcext:value-type="float">
            <text:p>10000118122</text:p>
          </table:table-cell>
          <table:table-cell office:value-type="string" calcext:value-type="string">
            <text:p>JLAWN-S-JDS-25-1092 BLOCK PRINTED GEOMETRIC-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unstitched-2pc-jds251092u.html</text:p>
          </table:table-cell>
        </table:table-row>
        <table:table-row table:style-name="ro1">
          <table:table-cell office:value-type="string" calcext:value-type="string">
            <text:p>MULTICOLOR LAWN DIGITAL PRINTED UNSTITCHED 2PC</text:p>
          </table:table-cell>
          <table:table-cell office:value-type="string" calcext:value-type="string">
            <text:p>PKR 2,890.00</text:p>
          </table:table-cell>
          <table:table-cell office:value-type="float" office:value="10000118696" calcext:value-type="float">
            <text:p>10000118696</text:p>
          </table:table-cell>
          <table:table-cell office:value-type="string" calcext:value-type="string">
            <text:p>JLAWN-S-JDS-25-1097 BLOCK COLOR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digital-printed-unstitched-2pc-jds251097u.html</text:p>
          </table:table-cell>
        </table:table-row>
        <table:table-row table:style-name="ro1">
          <table:table-cell office:value-type="string" calcext:value-type="string">
            <text:p>MULTICOLOR LAWN DIGITAL PRINTED UNSTITCHED 2PC</text:p>
          </table:table-cell>
          <table:table-cell office:value-type="string" calcext:value-type="string">
            <text:p>PKR 2,890.00</text:p>
          </table:table-cell>
          <table:table-cell office:value-type="float" office:value="10000118701" calcext:value-type="float">
            <text:p>10000118701</text:p>
          </table:table-cell>
          <table:table-cell office:value-type="string" calcext:value-type="string">
            <text:p>JLAWN-S-JDS-25-1102 BLOCK COLOR-7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digital-printed-unstitched-2pc-jds251102u.html</text:p>
          </table:table-cell>
        </table:table-row>
        <table:table-row table:style-name="ro1">
          <table:table-cell office:value-type="string" calcext:value-type="string">
            <text:p>MULTICOLOR LAWN PRINTED UNSTITCHED 2PC</text:p>
          </table:table-cell>
          <table:table-cell office:value-type="string" calcext:value-type="string">
            <text:p>PKR 2,890.00</text:p>
          </table:table-cell>
          <table:table-cell office:value-type="float" office:value="10000118120" calcext:value-type="float">
            <text:p>10000118120</text:p>
          </table:table-cell>
          <table:table-cell office:value-type="string" calcext:value-type="string">
            <text:p>JLAWN-S-JDS-25-1090 BLOCK PRINTED GEOMETRIC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unstitched-2pc-jds251090u.html</text:p>
          </table:table-cell>
        </table:table-row>
        <table:table-row table:style-name="ro1">
          <table:table-cell office:value-type="string" calcext:value-type="string">
            <text:p>MULTICOLOR LAWN DIGITAL PRINTED UNSTITCHED 2PC</text:p>
          </table:table-cell>
          <table:table-cell office:value-type="string" calcext:value-type="string">
            <text:p>PKR 2,890.00</text:p>
          </table:table-cell>
          <table:table-cell office:value-type="float" office:value="10000118698" calcext:value-type="float">
            <text:p>10000118698</text:p>
          </table:table-cell>
          <table:table-cell office:value-type="string" calcext:value-type="string">
            <text:p>JLAWN-S-JDS-25-1099 BLOCK COLOR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digital-printed-unstitched-2pc-jds251099u.html</text:p>
          </table:table-cell>
        </table:table-row>
        <table:table-row table:style-name="ro1">
          <table:table-cell office:value-type="string" calcext:value-type="string">
            <text:p>MULTICOLOR LAWN PRINTED UNSTITCHED 2PC</text:p>
          </table:table-cell>
          <table:table-cell office:value-type="string" calcext:value-type="string">
            <text:p>PKR 2,890.00</text:p>
          </table:table-cell>
          <table:table-cell office:value-type="float" office:value="10000118118" calcext:value-type="float">
            <text:p>10000118118</text:p>
          </table:table-cell>
          <table:table-cell office:value-type="string" calcext:value-type="string">
            <text:p>JLAWN-S-JDS-25-1088 BLOCK PRINTED GEOMETRIC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unstitched-2pc-jds251088u.html</text:p>
          </table:table-cell>
        </table:table-row>
        <table:table-row table:style-name="ro1">
          <table:table-cell office:value-type="string" calcext:value-type="string">
            <text:p>MULTICOLOR LAWN PRINTED UNSTITCHED 2PC</text:p>
          </table:table-cell>
          <table:table-cell office:value-type="string" calcext:value-type="string">
            <text:p>PKR 2,890.00</text:p>
          </table:table-cell>
          <table:table-cell office:value-type="float" office:value="10000118125" calcext:value-type="float">
            <text:p>10000118125</text:p>
          </table:table-cell>
          <table:table-cell office:value-type="string" calcext:value-type="string">
            <text:p>JLAWN-S-JDS-25-1095 BLOCK PRINTED GEOMETRIC-8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unstitched-2pc-jds251095u.html</text:p>
          </table:table-cell>
        </table:table-row>
        <table:table-row table:style-name="ro1">
          <table:table-cell office:value-type="string" calcext:value-type="string">
            <text:p>MULTICOLOR LAWN PRINTED UNSTITCHED 2PC</text:p>
          </table:table-cell>
          <table:table-cell office:value-type="string" calcext:value-type="string">
            <text:p>PKR 2,890.00</text:p>
          </table:table-cell>
          <table:table-cell office:value-type="float" office:value="10000118123" calcext:value-type="float">
            <text:p>10000118123</text:p>
          </table:table-cell>
          <table:table-cell office:value-type="string" calcext:value-type="string">
            <text:p>JLAWN-S-JDS-25-1093 BLOCK PRINTED GEOMETRIC-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unstitched-2pc-jds251093u.html</text:p>
          </table:table-cell>
        </table:table-row>
        <table:table-row table:style-name="ro1">
          <table:table-cell office:value-type="string" calcext:value-type="string">
            <text:p>MULTICOLOR LAWN DIGITAL PRINTED UNSTITCHED 2PC</text:p>
          </table:table-cell>
          <table:table-cell office:value-type="string" calcext:value-type="string">
            <text:p>PKR 2,890.00</text:p>
          </table:table-cell>
          <table:table-cell office:value-type="float" office:value="10000118697" calcext:value-type="float">
            <text:p>10000118697</text:p>
          </table:table-cell>
          <table:table-cell office:value-type="string" calcext:value-type="string">
            <text:p>JLAWN-S-JDS-25-1098 BLOCK COLOR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digital-printed-unstitched-2pc-jds251098u.html</text:p>
          </table:table-cell>
        </table:table-row>
        <table:table-row table:style-name="ro1">
          <table:table-cell office:value-type="string" calcext:value-type="string">
            <text:p>MULTICOLOR LAWN PRINTED UNSTITCHED 2PC</text:p>
          </table:table-cell>
          <table:table-cell office:value-type="string" calcext:value-type="string">
            <text:p>PKR 2,890.00</text:p>
          </table:table-cell>
          <table:table-cell office:value-type="float" office:value="10000118119" calcext:value-type="float">
            <text:p>10000118119</text:p>
          </table:table-cell>
          <table:table-cell office:value-type="string" calcext:value-type="string">
            <text:p>JLAWN-S-JDS-25-1089 BLOCK PRINTED GEOMETRIC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unstitched-2pc-jds251089u.html</text:p>
          </table:table-cell>
        </table:table-row>
        <table:table-row table:style-name="ro1">
          <table:table-cell office:value-type="string" calcext:value-type="string">
            <text:p>MULTICOLOR LAWN PRINTED UNSTITCHED 2PC</text:p>
          </table:table-cell>
          <table:table-cell office:value-type="string" calcext:value-type="string">
            <text:p>PKR 2,890.00</text:p>
          </table:table-cell>
          <table:table-cell office:value-type="float" office:value="10000118121" calcext:value-type="float">
            <text:p>10000118121</text:p>
          </table:table-cell>
          <table:table-cell office:value-type="string" calcext:value-type="string">
            <text:p>JLAWN-S-JDS-25-1091 BLOCK PRINTED GEOMETRIC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unstitched-2pc-jds251091u.html</text:p>
          </table:table-cell>
        </table:table-row>
        <table:table-row table:style-name="ro1">
          <table:table-cell office:value-type="string" calcext:value-type="string">
            <text:p>MULTICOLOR LAWN DIGITAL PRINTED UNSTITCHED 2PC</text:p>
          </table:table-cell>
          <table:table-cell office:value-type="string" calcext:value-type="string">
            <text:p>PKR 2,890.00</text:p>
          </table:table-cell>
          <table:table-cell office:value-type="float" office:value="10000118699" calcext:value-type="float">
            <text:p>10000118699</text:p>
          </table:table-cell>
          <table:table-cell office:value-type="string" calcext:value-type="string">
            <text:p>JLAWN-S-JDS-25-1100 BLOCK COLOR-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digital-printed-unstitched-2pc-jds251100u.html</text:p>
          </table:table-cell>
        </table:table-row>
        <table:table-row table:style-name="ro1">
          <table:table-cell office:value-type="string" calcext:value-type="string">
            <text:p>MULTICOLOR LAWN DIGITAL PRINTED UNSTITCHED 2PC</text:p>
          </table:table-cell>
          <table:table-cell office:value-type="string" calcext:value-type="string">
            <text:p>PKR 2,890.00</text:p>
          </table:table-cell>
          <table:table-cell office:value-type="float" office:value="10000118695" calcext:value-type="float">
            <text:p>10000118695</text:p>
          </table:table-cell>
          <table:table-cell office:value-type="string" calcext:value-type="string">
            <text:p>JLAWN-S-JDS-25-1096 BLOCK COLOR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digital-printed-unstitched-2pc-jds251096u.html</text:p>
          </table:table-cell>
        </table:table-row>
        <table:table-row table:style-name="ro1">
          <table:table-cell office:value-type="string" calcext:value-type="string">
            <text:p>MULTICOLOR LAWN PRINTED UNSTITCHED 2PC</text:p>
          </table:table-cell>
          <table:table-cell office:value-type="string" calcext:value-type="string">
            <text:p>PKR 2,890.00</text:p>
          </table:table-cell>
          <table:table-cell office:value-type="float" office:value="10000118124" calcext:value-type="float">
            <text:p>10000118124</text:p>
          </table:table-cell>
          <table:table-cell office:value-type="string" calcext:value-type="string">
            <text:p>JLAWN-S-JDS-25-1094 BLOCK PRINTED GEOMETRIC-7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unstitched-2pc-jds251094u.html</text:p>
          </table:table-cell>
        </table:table-row>
        <table:table-row table:style-name="ro1">
          <table:table-cell office:value-type="string" calcext:value-type="string">
            <text:p>MULTICOLOR LAWN DIGITAL PRINTED UNSTITCHED 2PC</text:p>
          </table:table-cell>
          <table:table-cell office:value-type="string" calcext:value-type="string">
            <text:p>PKR 2,890.00</text:p>
          </table:table-cell>
          <table:table-cell office:value-type="float" office:value="10000118702" calcext:value-type="float">
            <text:p>10000118702</text:p>
          </table:table-cell>
          <table:table-cell office:value-type="string" calcext:value-type="string">
            <text:p>JLAWN-S-JDS-25-1103 BLOCK COLOR-8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digital-printed-unstitched-2pc-jds251103u.html</text:p>
          </table:table-cell>
        </table:table-row>
        <table:table-row table:style-name="ro1">
          <table:table-cell office:value-type="string" calcext:value-type="string">
            <text:p>MULTICOLOR LAWN PRINTED UNSTITCHED 2PC</text:p>
          </table:table-cell>
          <table:table-cell office:value-type="string" calcext:value-type="string">
            <text:p>PKR 2,790.00</text:p>
          </table:table-cell>
          <table:table-cell office:value-type="float" office:value="10000114119" calcext:value-type="float">
            <text:p>10000114119</text:p>
          </table:table-cell>
          <table:table-cell office:value-type="string" calcext:value-type="string">
            <text:p>JLAWN-S-JST-25-2069 PATCH WORK-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unstitched-2pc-jst252069u.html</text:p>
          </table:table-cell>
        </table:table-row>
        <table:table-row table:style-name="ro1">
          <table:table-cell office:value-type="string" calcext:value-type="string">
            <text:p>OLIVE LAWN INFANT 2PC STITCHED | JGKL-S-JK2-24-5637</text:p>
          </table:table-cell>
          <table:table-cell office:value-type="string" calcext:value-type="string">
            <text:p>PKR 4,300.00</text:p>
          </table:table-cell>
          <table:table-cell office:value-type="string" calcext:value-type="string">
            <text:p>J-10000056944</text:p>
          </table:table-cell>
          <table:table-cell office:value-type="string" calcext:value-type="string">
            <text:p>JGKL-S-JK2-24-5637 FB/RANI-I-B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live-lawn-infant-2pc-jgkl-s-jk2-24-5637.html</text:p>
          </table:table-cell>
        </table:table-row>
        <table:table-row table:style-name="ro1">
          <table:table-cell office:value-type="string" calcext:value-type="string">
            <text:p>MULTICOLOR LAWN PRINTED UNSTITCHED 2PC</text:p>
          </table:table-cell>
          <table:table-cell office:value-type="string" calcext:value-type="string">
            <text:p>PKR 2,790.00</text:p>
          </table:table-cell>
          <table:table-cell office:value-type="float" office:value="10000114115" calcext:value-type="float">
            <text:p>10000114115</text:p>
          </table:table-cell>
          <table:table-cell office:value-type="string" calcext:value-type="string">
            <text:p>JLAWN-S-JST-25-2065 PATCH WORK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unstitched-2pc-jst252065u.html</text:p>
          </table:table-cell>
        </table:table-row>
        <table:table-row table:style-name="ro1">
          <table:table-cell office:value-type="string" calcext:value-type="string">
            <text:p>MULTICOLOR LAWN PRINTED UNSTITCHED 2PC</text:p>
          </table:table-cell>
          <table:table-cell office:value-type="string" calcext:value-type="string">
            <text:p>PKR 2,790.00</text:p>
          </table:table-cell>
          <table:table-cell office:value-type="float" office:value="10000114117" calcext:value-type="float">
            <text:p>10000114117</text:p>
          </table:table-cell>
          <table:table-cell office:value-type="string" calcext:value-type="string">
            <text:p>JLAWN-S-JST-25-2067 PATCH WORK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unstitched-2pc-jst252067u.html</text:p>
          </table:table-cell>
        </table:table-row>
        <table:table-row table:style-name="ro1">
          <table:table-cell office:value-type="string" calcext:value-type="string">
            <text:p>GREEN LAWN INFANT 2PC STITCHED | JGKL-S-JK2-24-5636</text:p>
          </table:table-cell>
          <table:table-cell office:value-type="string" calcext:value-type="string">
            <text:p>PKR 4,300.00</text:p>
          </table:table-cell>
          <table:table-cell office:value-type="string" calcext:value-type="string">
            <text:p>J-10000058250</text:p>
          </table:table-cell>
          <table:table-cell office:value-type="string" calcext:value-type="string">
            <text:p>JGKL-S-JK2-24-5636 FB/RANI-I-B-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infant-2pc-jgkl-s-jk2-24-5636.html</text:p>
          </table:table-cell>
        </table:table-row>
        <table:table-row table:style-name="ro1">
          <table:table-cell office:value-type="string" calcext:value-type="string">
            <text:p>GREEN LAWN INFANT 2PC STITCHED | JGKL-S-JK2-24-5632</text:p>
          </table:table-cell>
          <table:table-cell office:value-type="string" calcext:value-type="string">
            <text:p>PKR 4,100.00</text:p>
          </table:table-cell>
          <table:table-cell office:value-type="string" calcext:value-type="string">
            <text:p>J-10000065031</text:p>
          </table:table-cell>
          <table:table-cell office:value-type="string" calcext:value-type="string">
            <text:p>JGKL-S-JK2-24-5632 FB/RANI-I-A-0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infant-2pc-jgkl-s-jk2-24-5632.html</text:p>
          </table:table-cell>
        </table:table-row>
        <table:table-row table:style-name="ro1">
          <table:table-cell office:value-type="string" calcext:value-type="string">
            <text:p>MULTICOLOR LAWN PRINTED UNSTITCHED 2PC</text:p>
          </table:table-cell>
          <table:table-cell office:value-type="string" calcext:value-type="string">
            <text:p>PKR 2,790.00</text:p>
          </table:table-cell>
          <table:table-cell office:value-type="float" office:value="10000114120" calcext:value-type="float">
            <text:p>10000114120</text:p>
          </table:table-cell>
          <table:table-cell office:value-type="string" calcext:value-type="string">
            <text:p>JLAWN-S-JST-25-2070 PATCH WORK-7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unstitched-2pc-jst252070u.html</text:p>
          </table:table-cell>
        </table:table-row>
        <table:table-row table:style-name="ro1">
          <table:table-cell office:value-type="string" calcext:value-type="string">
            <text:p>RED DOBBY EMBROIDERED 2PC STITCHED</text:p>
          </table:table-cell>
          <table:table-cell office:value-type="string" calcext:value-type="string">
            <text:p>PKR 3,890.00</text:p>
          </table:table-cell>
          <table:table-cell office:value-type="string" calcext:value-type="string">
            <text:p>J-10000079957</text:p>
          </table:table-cell>
          <table:table-cell office:value-type="string" calcext:value-type="string">
            <text:p>JGKL-W-JK2-24-5654 FB/RANI-I-0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red-dobby-embroidered-2pc-stitched-jgkl-w-jk2-24-5654.html</text:p>
          </table:table-cell>
        </table:table-row>
        <table:table-row table:style-name="ro1">
          <table:table-cell office:value-type="string" calcext:value-type="string">
            <text:p>BLUE DOBBY EMBROIDERED 2PC STITCHED</text:p>
          </table:table-cell>
          <table:table-cell office:value-type="string" calcext:value-type="string">
            <text:p>PKR 4,390.00</text:p>
          </table:table-cell>
          <table:table-cell office:value-type="string" calcext:value-type="string">
            <text:p>J-10000111624</text:p>
          </table:table-cell>
          <table:table-cell office:value-type="string" calcext:value-type="string">
            <text:p>JIK-S-JIST-25-5802 FB/RANI-I-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dobby-embroidered-2pc-stitched-jik-s-jist-25-5802-fb-rani-i-02.html</text:p>
          </table:table-cell>
        </table:table-row>
        <table:table-row table:style-name="ro1">
          <table:table-cell office:value-type="string" calcext:value-type="string">
            <text:p>PINK DOBBY EMBROIDERED 2PC STITCHED</text:p>
          </table:table-cell>
          <table:table-cell office:value-type="string" calcext:value-type="string">
            <text:p>PKR 4,390.00</text:p>
          </table:table-cell>
          <table:table-cell office:value-type="string" calcext:value-type="string">
            <text:p>J-10000111634</text:p>
          </table:table-cell>
          <table:table-cell office:value-type="string" calcext:value-type="string">
            <text:p>JIK-S-JIST-25-5804 FB/RANI-I-0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dobby-embroidered-2pc-stitched-jik-s-jist-25-5804-fb-rani-i-04.html</text:p>
          </table:table-cell>
        </table:table-row>
        <table:table-row table:style-name="ro1">
          <table:table-cell office:value-type="string" calcext:value-type="string">
            <text:p>LILAC DOBBY EMBROIDERED 2PC STITCHED</text:p>
          </table:table-cell>
          <table:table-cell office:value-type="string" calcext:value-type="string">
            <text:p>PKR 4,390.00</text:p>
          </table:table-cell>
          <table:table-cell office:value-type="string" calcext:value-type="string">
            <text:p>J-10000114596</text:p>
          </table:table-cell>
          <table:table-cell office:value-type="string" calcext:value-type="string">
            <text:p>JIK-S-JIST-25-5803 FB/RANI-I-0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lilac-dobby-embroidered-2pc-stitched-jik-s-jist-25-5803-fb-rani-i-03.html</text:p>
          </table:table-cell>
        </table:table-row>
        <table:table-row table:style-name="ro1">
          <table:table-cell office:value-type="string" calcext:value-type="string">
            <text:p>BLUE DOBBY EMBROIDERED 3PC STITCHED</text:p>
          </table:table-cell>
          <table:table-cell office:value-type="string" calcext:value-type="string">
            <text:p>PKR 13,990.00</text:p>
          </table:table-cell>
          <table:table-cell office:value-type="string" calcext:value-type="string">
            <text:p>J-10000114994</text:p>
          </table:table-cell>
          <table:table-cell office:value-type="string" calcext:value-type="string">
            <text:p>JLAWN-S-25-118/S MAHARANI-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dobby-embroidered-3pc-stitched-jlawn-s-25-118-s-maharani-02.html</text:p>
          </table:table-cell>
        </table:table-row>
        <table:table-row table:style-name="ro1">
          <table:table-cell office:value-type="string" calcext:value-type="string">
            <text:p>PEACH DOBBY EMBROIDERED 3PC STITCHED</text:p>
          </table:table-cell>
          <table:table-cell office:value-type="string" calcext:value-type="string">
            <text:p>PKR 13,990.00</text:p>
          </table:table-cell>
          <table:table-cell office:value-type="string" calcext:value-type="string">
            <text:p>J-10000114072</text:p>
          </table:table-cell>
          <table:table-cell office:value-type="string" calcext:value-type="string">
            <text:p>JLAWN-S-25-120/S MAHARANI-0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each-dobby-embroidered-3pc-stitched-jlawn-s-25-120-s-maharani-04.html</text:p>
          </table:table-cell>
        </table:table-row>
        <table:table-row table:style-name="ro1">
          <table:table-cell office:value-type="string" calcext:value-type="string">
            <text:p>BLUE DOBBY EMBROIDERED 3PC STITCHED</text:p>
          </table:table-cell>
          <table:table-cell office:value-type="string" calcext:value-type="string">
            <text:p>PKR 6,990.00</text:p>
          </table:table-cell>
          <table:table-cell office:value-type="string" calcext:value-type="string">
            <text:p>J-10000114920</text:p>
          </table:table-cell>
          <table:table-cell office:value-type="string" calcext:value-type="string">
            <text:p>JGK-S-JGP-25-1573 FB/RANI G-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dobby-embroidered-3pc-stitched-jgk-s-jgp-25-1573-fb-rani-g-02.html</text:p>
          </table:table-cell>
        </table:table-row>
        <table:table-row table:style-name="ro1">
          <table:table-cell office:value-type="string" calcext:value-type="string">
            <text:p>PINK DOBBY EMBROIDERED 3PC STITCHED</text:p>
          </table:table-cell>
          <table:table-cell office:value-type="string" calcext:value-type="string">
            <text:p>PKR 6,990.00</text:p>
          </table:table-cell>
          <table:table-cell office:value-type="string" calcext:value-type="string">
            <text:p>J-10000111957</text:p>
          </table:table-cell>
          <table:table-cell office:value-type="string" calcext:value-type="string">
            <text:p>JGK-S-JGP-25-1575 FB/RANI G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dobby-embroidered-3pc-stitched-jgk-s-jgp-25-1575-fb-rani-g-4.html</text:p>
          </table:table-cell>
        </table:table-row>
        <table:table-row table:style-name="ro1">
          <table:table-cell office:value-type="string" calcext:value-type="string">
            <text:p>LILAC DOBBY EMBROIDERED 3PC STITCHED</text:p>
          </table:table-cell>
          <table:table-cell office:value-type="string" calcext:value-type="string">
            <text:p>PKR 6,890.00</text:p>
          </table:table-cell>
          <table:table-cell office:value-type="string" calcext:value-type="string">
            <text:p>J-10000109776</text:p>
          </table:table-cell>
          <table:table-cell office:value-type="string" calcext:value-type="string">
            <text:p>JGK-S-JGP-25-1574 FB/RANI-G-0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lilac-dobby-embroidered-3pc-stitched-jgk-s-jgp-25-1574-fb-rani-g-03.html</text:p>
          </table:table-cell>
        </table:table-row>
        <table:table-row table:style-name="ro1">
          <table:table-cell office:value-type="string" calcext:value-type="string">
            <text:p>MINT GREEN DOBBY EMBROIDERED 2PC STITCHED</text:p>
          </table:table-cell>
          <table:table-cell office:value-type="string" calcext:value-type="string">
            <text:p>PKR 4,390.00</text:p>
          </table:table-cell>
          <table:table-cell office:value-type="string" calcext:value-type="string">
            <text:p>J-10000113956</text:p>
          </table:table-cell>
          <table:table-cell office:value-type="string" calcext:value-type="string">
            <text:p>JIK-S-JIST-25-5801 FB/RANI-I-0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int-green-dobby-embroidered-2pc-stitched-jik-s-jist-25-5801-fb-rani-i-01.html</text:p>
          </table:table-cell>
        </table:table-row>
        <table:table-row table:style-name="ro1">
          <table:table-cell office:value-type="string" calcext:value-type="string">
            <text:p>LILAC DOBBY EMBROIDERED 3PC STITCHED</text:p>
          </table:table-cell>
          <table:table-cell office:value-type="string" calcext:value-type="string">
            <text:p>PKR 13,990.00</text:p>
          </table:table-cell>
          <table:table-cell office:value-type="string" calcext:value-type="string">
            <text:p>J-10000115006</text:p>
          </table:table-cell>
          <table:table-cell office:value-type="string" calcext:value-type="string">
            <text:p>JLAWN-S-25-119/S MAHARANI-0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lilac-dobby-embroidered-3pc-stitched-jlawn-s-25-119-s-maharani-03.html</text:p>
          </table:table-cell>
        </table:table-row>
        <table:table-row table:style-name="ro1">
          <table:table-cell office:value-type="string" calcext:value-type="string">
            <text:p>GREEN DOBBY EMBROIDERED 2PC STITCHED</text:p>
          </table:table-cell>
          <table:table-cell office:value-type="string" calcext:value-type="string">
            <text:p>PKR 3,890.00</text:p>
          </table:table-cell>
          <table:table-cell office:value-type="string" calcext:value-type="string">
            <text:p>J-10000079962</text:p>
          </table:table-cell>
          <table:table-cell office:value-type="string" calcext:value-type="string">
            <text:p>JGKL-W-JK2-24-5655 FB/RANI-I-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dobby-embroidered-2pc-stitched-jgkl-w-jk2-24-5655.html</text:p>
          </table:table-cell>
        </table:table-row>
        <table:table-row table:style-name="ro1">
          <table:table-cell office:value-type="string" calcext:value-type="string">
            <text:p>BLUE LAWN INFANT 2PC STITCHED | JGKL-S-JK2-24-5635</text:p>
          </table:table-cell>
          <table:table-cell office:value-type="string" calcext:value-type="string">
            <text:p>PKR 4,300.00</text:p>
          </table:table-cell>
          <table:table-cell office:value-type="string" calcext:value-type="string">
            <text:p>J-10000050760</text:p>
          </table:table-cell>
          <table:table-cell office:value-type="string" calcext:value-type="string">
            <text:p>JGKL-S-JK2-24-5635 FB/RANI-I-B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infant-2pc-jgkl-s-jk2-24-5635.html</text:p>
          </table:table-cell>
        </table:table-row>
        <table:table-row table:style-name="ro1">
          <table:table-cell office:value-type="string" calcext:value-type="string">
            <text:p>GREEN DOBBY EMBROIDERED 3PC STITCHED</text:p>
          </table:table-cell>
          <table:table-cell office:value-type="string" calcext:value-type="string">
            <text:p>PKR 6,590.00</text:p>
          </table:table-cell>
          <table:table-cell office:value-type="string" calcext:value-type="string">
            <text:p>J-10000111531</text:p>
          </table:table-cell>
          <table:table-cell office:value-type="string" calcext:value-type="string">
            <text:p>JGK-S-JGP-25-1572 FB/RANI-G-0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dobby-embroidered-3pc-stitched-jgk-s-jgp-25-1572-fb-rani-g-01.html</text:p>
          </table:table-cell>
        </table:table-row>
        <table:table-row table:style-name="ro1">
          <table:table-cell office:value-type="string" calcext:value-type="string">
            <text:p>BLACK LAWN PRINTED TROUSERS</text:p>
          </table:table-cell>
          <table:table-cell office:value-type="string" calcext:value-type="string">
            <text:p>PKR 1,990.00</text:p>
          </table:table-cell>
          <table:table-cell office:value-type="string" calcext:value-type="string">
            <text:p>J-10000135512</text:p>
          </table:table-cell>
          <table:table-cell office:value-type="string" calcext:value-type="string">
            <text:p>JJLT-S-25-499 FB/ESSENTIAL-59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lawn-printed-trousers-jjlt-s-25-499.html</text:p>
          </table:table-cell>
        </table:table-row>
        <table:table-row table:style-name="ro1">
          <table:table-cell office:value-type="string" calcext:value-type="string">
            <text:p>GREEN LAWN INFANT 2PC STITCHED | JGKL-S-JK2-24-5633</text:p>
          </table:table-cell>
          <table:table-cell office:value-type="string" calcext:value-type="string">
            <text:p>PKR 4,100.00</text:p>
          </table:table-cell>
          <table:table-cell office:value-type="string" calcext:value-type="string">
            <text:p>J-10000058823</text:p>
          </table:table-cell>
          <table:table-cell office:value-type="string" calcext:value-type="string">
            <text:p>JGKL-S-JK2-24-5633 FB/RANI-I-A-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infant-2pc-jgkl-s-jk2-24-5633.html</text:p>
          </table:table-cell>
        </table:table-row>
        <table:table-row table:style-name="ro1">
          <table:table-cell office:value-type="string" calcext:value-type="string">
            <text:p>YELLOW CHIFFON PRINTED UNSTITCHED 2PC</text:p>
          </table:table-cell>
          <table:table-cell office:value-type="string" calcext:value-type="string">
            <text:p>PKR 2,890.00</text:p>
          </table:table-cell>
          <table:table-cell office:value-type="float" office:value="10000135266" calcext:value-type="float">
            <text:p>10000135266</text:p>
          </table:table-cell>
          <table:table-cell office:value-type="string" calcext:value-type="string">
            <text:p>JLAWN-S-JDS-25-1134 FLORALS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yellow-chiffon-printed-unstitched-2pc-jds251134u.html</text:p>
          </table:table-cell>
        </table:table-row>
        <table:table-row table:style-name="ro1">
          <table:table-cell office:value-type="string" calcext:value-type="string">
            <text:p>PISTA DOBBY EMBROIDERED 3PC STITCHED</text:p>
          </table:table-cell>
          <table:table-cell office:value-type="string" calcext:value-type="string">
            <text:p>PKR 13,990.00</text:p>
          </table:table-cell>
          <table:table-cell office:value-type="string" calcext:value-type="string">
            <text:p>J-10000114982</text:p>
          </table:table-cell>
          <table:table-cell office:value-type="string" calcext:value-type="string">
            <text:p>JLAWN-S-25-117/S MAHARANI-0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sta-dobby-embroidered-3pc-stitched-jlawn-s-25-117-s-maharani-01.html</text:p>
          </table:table-cell>
        </table:table-row>
        <table:table-row table:style-name="ro1">
          <table:table-cell office:value-type="string" calcext:value-type="string">
            <text:p>MULTICOLOR CHIFFON PRINTED UNSTITCHED 2PC</text:p>
          </table:table-cell>
          <table:table-cell office:value-type="string" calcext:value-type="string">
            <text:p>PKR 2,890.00</text:p>
          </table:table-cell>
          <table:table-cell office:value-type="float" office:value="10000135267" calcext:value-type="float">
            <text:p>10000135267</text:p>
          </table:table-cell>
          <table:table-cell office:value-type="string" calcext:value-type="string">
            <text:p>JLAWN-S-JDS-25-1135 FLORALS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chiffon-printed-unstitched-2pc-jds251135u.html</text:p>
          </table:table-cell>
        </table:table-row>
        <table:table-row table:style-name="ro1">
          <table:table-cell office:value-type="string" calcext:value-type="string">
            <text:p>BLUE LAWN PRINTED UNSTITCHED 2PC</text:p>
          </table:table-cell>
          <table:table-cell office:value-type="string" calcext:value-type="string">
            <text:p>PKR 2,790.00</text:p>
          </table:table-cell>
          <table:table-cell office:value-type="float" office:value="10000148768" calcext:value-type="float">
            <text:p>10000148768</text:p>
          </table:table-cell>
          <table:table-cell office:value-type="string" calcext:value-type="string">
            <text:p>JLAWN-S-JST-25-2160 ETHNIC IKKAT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printed-unstitched-2pc-jst252160u.html</text:p>
          </table:table-cell>
        </table:table-row>
        <table:table-row table:style-name="ro1">
          <table:table-cell office:value-type="string" calcext:value-type="string">
            <text:p>WHITE LAWN PRINTED UNSTITCHED 2PC</text:p>
          </table:table-cell>
          <table:table-cell office:value-type="string" calcext:value-type="string">
            <text:p>PKR 2,790.00</text:p>
          </table:table-cell>
          <table:table-cell office:value-type="float" office:value="10000148766" calcext:value-type="float">
            <text:p>10000148766</text:p>
          </table:table-cell>
          <table:table-cell office:value-type="string" calcext:value-type="string">
            <text:p>JLAWN-S-JST-25-2158 ETHNIC IKKAT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white-lawn-printed-unstitched-2pc-jst252158u.html</text:p>
          </table:table-cell>
        </table:table-row>
        <table:table-row table:style-name="ro1">
          <table:table-cell office:value-type="string" calcext:value-type="string">
            <text:p>BLACK LAWN PRINTED SHALWAR</text:p>
          </table:table-cell>
          <table:table-cell office:value-type="string" calcext:value-type="string">
            <text:p>PKR 2,090.00</text:p>
          </table:table-cell>
          <table:table-cell office:value-type="string" calcext:value-type="string">
            <text:p>J-10000140027</text:p>
          </table:table-cell>
          <table:table-cell office:value-type="string" calcext:value-type="string">
            <text:p>JJLT-S-25-495 FB/ESSENTIALS-5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lawn-printed-shalwar-jjlt-s-25-495.html</text:p>
          </table:table-cell>
        </table:table-row>
        <table:table-row table:style-name="ro1">
          <table:table-cell office:value-type="string" calcext:value-type="string">
            <text:p>BLACK LAWN PRINTED SHALWAR</text:p>
          </table:table-cell>
          <table:table-cell office:value-type="string" calcext:value-type="string">
            <text:p>PKR 2,090.00</text:p>
          </table:table-cell>
          <table:table-cell office:value-type="string" calcext:value-type="string">
            <text:p>J-10000135533</text:p>
          </table:table-cell>
          <table:table-cell office:value-type="string" calcext:value-type="string">
            <text:p>JJLT-S-25-496 FB/ESSENTIAL-5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lawn-printed-shalwar-jjlt-s-25-496.html</text:p>
          </table:table-cell>
        </table:table-row>
        <table:table-row table:style-name="ro1">
          <table:table-cell office:value-type="string" calcext:value-type="string">
            <text:p>BLACK LAWN PRINTED SHALWAR</text:p>
          </table:table-cell>
          <table:table-cell office:value-type="string" calcext:value-type="string">
            <text:p>PKR 2,090.00</text:p>
          </table:table-cell>
          <table:table-cell office:value-type="string" calcext:value-type="string">
            <text:p>J-10000135540</text:p>
          </table:table-cell>
          <table:table-cell office:value-type="string" calcext:value-type="string">
            <text:p>JJLT-S-25-497 FB/ESSENTIAL-57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lawn-printed-shalwar-jjlt-s-25-497.html</text:p>
          </table:table-cell>
        </table:table-row>
        <table:table-row table:style-name="ro1">
          <table:table-cell office:value-type="string" calcext:value-type="string">
            <text:p>CREAM LAWN PRINTED UNSTITCHED 2PC</text:p>
          </table:table-cell>
          <table:table-cell office:value-type="string" calcext:value-type="string">
            <text:p>PKR 2,790.00</text:p>
          </table:table-cell>
          <table:table-cell office:value-type="float" office:value="10000148765" calcext:value-type="float">
            <text:p>10000148765</text:p>
          </table:table-cell>
          <table:table-cell office:value-type="string" calcext:value-type="string">
            <text:p>JLAWN-S-JST-25-2157 ETHNIC IKKAT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cream-lawn-printed-unstitched-2pc-jst252157u.html</text:p>
          </table:table-cell>
        </table:table-row>
        <table:table-row table:style-name="ro1">
          <table:table-cell office:value-type="string" calcext:value-type="string">
            <text:p>LILAC LAWN PRINTED UNSTITCHED 2PC</text:p>
          </table:table-cell>
          <table:table-cell office:value-type="string" calcext:value-type="string">
            <text:p>PKR 2,790.00</text:p>
          </table:table-cell>
          <table:table-cell office:value-type="float" office:value="10000148767" calcext:value-type="float">
            <text:p>10000148767</text:p>
          </table:table-cell>
          <table:table-cell office:value-type="string" calcext:value-type="string">
            <text:p>JLAWN-S-JST-25-2159 ETHNIC IKKAT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lilac-lawn-printed-unstitched-2pc-jst252159u.html</text:p>
          </table:table-cell>
        </table:table-row>
        <table:table-row table:style-name="ro1">
          <table:table-cell office:value-type="string" calcext:value-type="string">
            <text:p>BLACK LAWN PRINTED TROUSERS</text:p>
          </table:table-cell>
          <table:table-cell office:value-type="string" calcext:value-type="string">
            <text:p>PKR 1,990.00</text:p>
          </table:table-cell>
          <table:table-cell office:value-type="string" calcext:value-type="string">
            <text:p>J-10000135505</text:p>
          </table:table-cell>
          <table:table-cell office:value-type="string" calcext:value-type="string">
            <text:p>JJLT-S-25-498 FB/ESSENTIAL-58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lawn-printed-trousers-jjlt-s-25-498.html</text:p>
          </table:table-cell>
        </table:table-row>
        <table:table-row table:style-name="ro1">
          <table:table-cell office:value-type="string" calcext:value-type="string">
            <text:p>GREY LAWN DIGITAL PRINTED 2PC STITCHED</text:p>
          </table:table-cell>
          <table:table-cell office:value-type="string" calcext:value-type="string">
            <text:p>PKR 5,690.00</text:p>
          </table:table-cell>
          <table:table-cell office:value-type="string" calcext:value-type="string">
            <text:p>J-10000120838</text:p>
          </table:table-cell>
          <table:table-cell office:value-type="string" calcext:value-type="string">
            <text:p>JLAWN-S-JST-25-2077/S ETRO BLISS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y-lawn-digital-printed-2pc-stitched-jst252077s.html</text:p>
          </table:table-cell>
        </table:table-row>
        <table:table-row table:style-name="ro1">
          <table:table-cell office:value-type="string" calcext:value-type="string">
            <text:p>MAROON DOBBY EMBROIDERED 2PC STITCHED</text:p>
          </table:table-cell>
          <table:table-cell office:value-type="string" calcext:value-type="string">
            <text:p>PKR 7,490.00</text:p>
          </table:table-cell>
          <table:table-cell office:value-type="string" calcext:value-type="string">
            <text:p>J-10000136950</text:p>
          </table:table-cell>
          <table:table-cell office:value-type="string" calcext:value-type="string">
            <text:p>JLAWN-S-JST-25-2080/S NOMAD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aroon-dobby-embroidered-2pc-stitched-jst252080s.html</text:p>
          </table:table-cell>
        </table:table-row>
        <table:table-row table:style-name="ro1">
          <table:table-cell office:value-type="string" calcext:value-type="string">
            <text:p>BLUE LAWN DIGITAL PRINTED 2PC STITCHED</text:p>
          </table:table-cell>
          <table:table-cell office:value-type="string" calcext:value-type="string">
            <text:p>PKR 5,690.00</text:p>
          </table:table-cell>
          <table:table-cell office:value-type="string" calcext:value-type="string">
            <text:p>J-10000120832</text:p>
          </table:table-cell>
          <table:table-cell office:value-type="string" calcext:value-type="string">
            <text:p>JLAWN-S-JST-25-2076/S ETRO BLISS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digital-printed-2pc-stitched-jst252076s.html</text:p>
          </table:table-cell>
        </table:table-row>
        <table:table-row table:style-name="ro1">
          <table:table-cell office:value-type="string" calcext:value-type="string">
            <text:p>PINK LAWN 2 PC STITCHED</text:p>
          </table:table-cell>
          <table:table-cell office:value-type="string" calcext:value-type="string">
            <text:p>PKR 5,490.00</text:p>
          </table:table-cell>
          <table:table-cell office:value-type="string" calcext:value-type="string">
            <text:p>J-10000130113</text:p>
          </table:table-cell>
          <table:table-cell office:value-type="string" calcext:value-type="string">
            <text:p>JLAWN-S-JST-25-2120/S ABSTRACT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lawn-2-pc-stitched-jst252120s.html</text:p>
          </table:table-cell>
        </table:table-row>
        <table:table-row table:style-name="ro1">
          <table:table-cell office:value-type="string" calcext:value-type="string">
            <text:p>BLUE LAWN 2 PC STITCHED</text:p>
          </table:table-cell>
          <table:table-cell office:value-type="string" calcext:value-type="string">
            <text:p>PKR 5,490.00</text:p>
          </table:table-cell>
          <table:table-cell office:value-type="string" calcext:value-type="string">
            <text:p>J-10000130107</text:p>
          </table:table-cell>
          <table:table-cell office:value-type="string" calcext:value-type="string">
            <text:p>JLAWN-S-JST-25-2119/S ABSTRACT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2-pc-stitched-jst252119s.html</text:p>
          </table:table-cell>
        </table:table-row>
        <table:table-row table:style-name="ro1">
          <table:table-cell office:value-type="string" calcext:value-type="string">
            <text:p>BLACK LAWN 2 PC STITCHED</text:p>
          </table:table-cell>
          <table:table-cell office:value-type="string" calcext:value-type="string">
            <text:p>PKR 5,990.00</text:p>
          </table:table-cell>
          <table:table-cell office:value-type="string" calcext:value-type="string">
            <text:p>J-10000130095</text:p>
          </table:table-cell>
          <table:table-cell office:value-type="string" calcext:value-type="string">
            <text:p>JLAWN-S-JST-25-2117/S ABSTRACT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lawn-2-pc-stitched-jst252117s.html</text:p>
          </table:table-cell>
        </table:table-row>
        <table:table-row table:style-name="ro1">
          <table:table-cell office:value-type="string" calcext:value-type="string">
            <text:p>OFF WHITE LAWN 2 PC STITCHED</text:p>
          </table:table-cell>
          <table:table-cell office:value-type="string" calcext:value-type="string">
            <text:p>PKR 5,990.00</text:p>
          </table:table-cell>
          <table:table-cell office:value-type="string" calcext:value-type="string">
            <text:p>J-10000130101</text:p>
          </table:table-cell>
          <table:table-cell office:value-type="string" calcext:value-type="string">
            <text:p>JLAWN-S-JST-25-2118/S ABSTRACT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lawn-2-pc-stitched-jst252118s.html</text:p>
          </table:table-cell>
        </table:table-row>
        <table:table-row table:style-name="ro1">
          <table:table-cell office:value-type="string" calcext:value-type="string">
            <text:p>BLACK DYED SLUB 2PC STITCHED</text:p>
          </table:table-cell>
          <table:table-cell office:value-type="string" calcext:value-type="string">
            <text:p>PKR 6,990.00</text:p>
          </table:table-cell>
          <table:table-cell office:value-type="string" calcext:value-type="string">
            <text:p>J-10000133809</text:p>
          </table:table-cell>
          <table:table-cell office:value-type="string" calcext:value-type="string">
            <text:p>JLAWN-S-JST-25-2110/S SOLIDS CORDS-09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slub-2pc-stitched-jst252110s.html</text:p>
          </table:table-cell>
        </table:table-row>
        <table:table-row table:style-name="ro1">
          <table:table-cell office:value-type="string" calcext:value-type="string">
            <text:p>BLUE DOBBY EMBROIDERED 2PC STITCHED</text:p>
          </table:table-cell>
          <table:table-cell office:value-type="string" calcext:value-type="string">
            <text:p>PKR 7,490.00</text:p>
          </table:table-cell>
          <table:table-cell office:value-type="string" calcext:value-type="string">
            <text:p>J-10000132627</text:p>
          </table:table-cell>
          <table:table-cell office:value-type="string" calcext:value-type="string">
            <text:p>JLAWN-S-JST-25-2082/S NOMAD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dobby-embroidered-2pc-stitched-jst252082s.html</text:p>
          </table:table-cell>
        </table:table-row>
        <table:table-row table:style-name="ro1">
          <table:table-cell office:value-type="string" calcext:value-type="string">
            <text:p>PEACH DOBBY DYED 2PC STITCHED | JLAWN-S-JST-25-2104</text:p>
          </table:table-cell>
          <table:table-cell office:value-type="string" calcext:value-type="string">
            <text:p>PKR 7,490.00</text:p>
          </table:table-cell>
          <table:table-cell office:value-type="string" calcext:value-type="string">
            <text:p>J-10000124270</text:p>
          </table:table-cell>
          <table:table-cell office:value-type="string" calcext:value-type="string">
            <text:p>JLAWN-S-JST-25-2104/S ETHNIC FUSION-0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each-dobby-dyed-2pc-jlawn-s-jst-25-2104.html</text:p>
          </table:table-cell>
        </table:table-row>
        <table:table-row table:style-name="ro1">
          <table:table-cell office:value-type="string" calcext:value-type="string">
            <text:p>RED DYED SLUB 2PC STITCHED</text:p>
          </table:table-cell>
          <table:table-cell office:value-type="string" calcext:value-type="string">
            <text:p>PKR 6,990.00</text:p>
          </table:table-cell>
          <table:table-cell office:value-type="string" calcext:value-type="string">
            <text:p>J-10000133821</text:p>
          </table:table-cell>
          <table:table-cell office:value-type="string" calcext:value-type="string">
            <text:p>JLAWN-S-JST-25-2108/S SOLIDS CORDS-07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red-slub-2pc-stitched-jst252108s.html</text:p>
          </table:table-cell>
        </table:table-row>
        <table:table-row table:style-name="ro1">
          <table:table-cell office:value-type="string" calcext:value-type="string">
            <text:p>BEIGE DOBBY DYED 2PC STITCHED | JLAWN-S-JST-25-2103</text:p>
          </table:table-cell>
          <table:table-cell office:value-type="string" calcext:value-type="string">
            <text:p>PKR 7,490.00</text:p>
          </table:table-cell>
          <table:table-cell office:value-type="string" calcext:value-type="string">
            <text:p>J-10000124264</text:p>
          </table:table-cell>
          <table:table-cell office:value-type="string" calcext:value-type="string">
            <text:p>JLAWN-S-JST-25-2103/S ETHNIC FUSION-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eige-dobby-dyed-2pc-jlawn-s-jst-25-2103.html</text:p>
          </table:table-cell>
        </table:table-row>
        <table:table-row table:style-name="ro1">
          <table:table-cell office:value-type="string" calcext:value-type="string">
            <text:p>BLUE SLUB DYED 2PC STITCHED | JLAWN-S-JST-25-2096</text:p>
          </table:table-cell>
          <table:table-cell office:value-type="string" calcext:value-type="string">
            <text:p>PKR 6,990.00</text:p>
          </table:table-cell>
          <table:table-cell office:value-type="string" calcext:value-type="string">
            <text:p>J-10000119128</text:p>
          </table:table-cell>
          <table:table-cell office:value-type="string" calcext:value-type="string">
            <text:p>JLAWN-S-JST-25-2096/S SOLIDS CORDS-0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slub-dyed-2pc-jlawn-s-jst-25-2096.html</text:p>
          </table:table-cell>
        </table:table-row>
        <table:table-row table:style-name="ro1">
          <table:table-cell office:value-type="string" calcext:value-type="string">
            <text:p>OFF WHITE DOBBY DYED 2PC STITCHED | JLAWN-S-JST-25-2102</text:p>
          </table:table-cell>
          <table:table-cell office:value-type="string" calcext:value-type="string">
            <text:p>PKR 7,490.00</text:p>
          </table:table-cell>
          <table:table-cell office:value-type="string" calcext:value-type="string">
            <text:p>J-10000124258</text:p>
          </table:table-cell>
          <table:table-cell office:value-type="string" calcext:value-type="string">
            <text:p>JLAWN-S-JST-25-2102/S ETHNIC FUSION-0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dobby-dyed-2pc-jlawn-s-jst-25-2102.html</text:p>
          </table:table-cell>
        </table:table-row>
        <table:table-row table:style-name="ro1">
          <table:table-cell office:value-type="string" calcext:value-type="string">
            <text:p>GREEN SLUB DYED 2PC STITCHED | JLAWN-S-JST-25-2109</text:p>
          </table:table-cell>
          <table:table-cell office:value-type="string" calcext:value-type="string">
            <text:p>PKR 6,990.00</text:p>
          </table:table-cell>
          <table:table-cell office:value-type="string" calcext:value-type="string">
            <text:p>J-10000123484</text:p>
          </table:table-cell>
          <table:table-cell office:value-type="string" calcext:value-type="string">
            <text:p>JLAWN-S-JST-25-2109/S SOLIDS CORDS-08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slub-dyed-2pc-jlawn-s-jst-25-2109.html</text:p>
          </table:table-cell>
        </table:table-row>
        <table:table-row table:style-name="ro1">
          <table:table-cell office:value-type="string" calcext:value-type="string">
            <text:p>TEAL EMBROIDERED LIMINAL UNSTITCHED 3PC</text:p>
          </table:table-cell>
          <table:table-cell office:value-type="string" calcext:value-type="string">
            <text:p>PKR 6,990.00</text:p>
          </table:table-cell>
          <table:table-cell office:value-type="float" office:value="10000149575" calcext:value-type="float">
            <text:p>10000149575</text:p>
          </table:table-cell>
          <table:table-cell office:value-type="string" calcext:value-type="string">
            <text:p>JLAWN-S-25-958 CORD ART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teal-embroidered-liminal-unstitched-3pc-jl25958u.html</text:p>
          </table:table-cell>
        </table:table-row>
        <table:table-row table:style-name="ro1">
          <table:table-cell office:value-type="string" calcext:value-type="string">
            <text:p>BLUE EMBROIDERED LIMINAL UNSTITCHED 3PC</text:p>
          </table:table-cell>
          <table:table-cell office:value-type="string" calcext:value-type="string">
            <text:p>PKR 6,990.00</text:p>
          </table:table-cell>
          <table:table-cell office:value-type="float" office:value="10000149574" calcext:value-type="float">
            <text:p>10000149574</text:p>
          </table:table-cell>
          <table:table-cell office:value-type="string" calcext:value-type="string">
            <text:p>JLAWN-S-25-957 CORD ART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embroidered-liminal-unstitched-3pc-jl25957u.html</text:p>
          </table:table-cell>
        </table:table-row>
        <table:table-row table:style-name="ro1">
          <table:table-cell office:value-type="string" calcext:value-type="string">
            <text:p>LEMON SLUB DYED 2PC STITCHED | JLAWN-S-JST-25-2094</text:p>
          </table:table-cell>
          <table:table-cell office:value-type="string" calcext:value-type="string">
            <text:p>PKR 6,990.00</text:p>
          </table:table-cell>
          <table:table-cell office:value-type="string" calcext:value-type="string">
            <text:p>J-10000118466</text:p>
          </table:table-cell>
          <table:table-cell office:value-type="string" calcext:value-type="string">
            <text:p>JLAWN-S-JST-25-2094/S SOLIDS CORDS-0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lemon-slub-dyed-2pc-jlawn-s-jst-25-2094.html</text:p>
          </table:table-cell>
        </table:table-row>
        <table:table-row table:style-name="ro1">
          <table:table-cell office:value-type="string" calcext:value-type="string">
            <text:p>PURPLE EMBROIDERED LIMINAL UNSTITCHED 3PC</text:p>
          </table:table-cell>
          <table:table-cell office:value-type="string" calcext:value-type="string">
            <text:p>PKR 6,990.00</text:p>
          </table:table-cell>
          <table:table-cell office:value-type="float" office:value="10000151324" calcext:value-type="float">
            <text:p>10000151324</text:p>
          </table:table-cell>
          <table:table-cell office:value-type="string" calcext:value-type="string">
            <text:p>JLAWN-S-25-960 CORD ART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urple-embroidered-liminal-unstitched-3pc-jl25960u.html</text:p>
          </table:table-cell>
        </table:table-row>
        <table:table-row table:style-name="ro1">
          <table:table-cell office:value-type="string" calcext:value-type="string">
            <text:p>BLACK EMBROIDERED LIMINAL UNSTITCHED 3PC</text:p>
          </table:table-cell>
          <table:table-cell office:value-type="string" calcext:value-type="string">
            <text:p>PKR 6,990.00</text:p>
          </table:table-cell>
          <table:table-cell office:value-type="float" office:value="10000149576" calcext:value-type="float">
            <text:p>10000149576</text:p>
          </table:table-cell>
          <table:table-cell office:value-type="string" calcext:value-type="string">
            <text:p>JLAWN-S-25-959 CORD ART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embroidered-liminal-unstitched-3pc-jl25959u.html</text:p>
          </table:table-cell>
        </table:table-row>
        <table:table-row table:style-name="ro1">
          <table:table-cell office:value-type="string" calcext:value-type="string">
            <text:p>YELLOW DIGITAL PRINTED DORIA UNSTITCHED 3PC</text:p>
          </table:table-cell>
          <table:table-cell office:value-type="string" calcext:value-type="string">
            <text:p>PKR 4,990.00</text:p>
          </table:table-cell>
          <table:table-cell office:value-type="float" office:value="10000159002" calcext:value-type="float">
            <text:p>10000159002</text:p>
          </table:table-cell>
          <table:table-cell office:value-type="string" calcext:value-type="string">
            <text:p>JLAWN-S-25-963 MODERN CHUNRI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yellow-digital-printed-doria-unstitched-3pc-jl25963u.html</text:p>
          </table:table-cell>
        </table:table-row>
        <table:table-row table:style-name="ro1">
          <table:table-cell office:value-type="string" calcext:value-type="string">
            <text:p>BLACK DIGITAL PRINTED DORIA UNSTITCHED 3PC</text:p>
          </table:table-cell>
          <table:table-cell office:value-type="string" calcext:value-type="string">
            <text:p>PKR 4,990.00</text:p>
          </table:table-cell>
          <table:table-cell office:value-type="float" office:value="10000159001" calcext:value-type="float">
            <text:p>10000159001</text:p>
          </table:table-cell>
          <table:table-cell office:value-type="string" calcext:value-type="string">
            <text:p>JLAWN-S-25-962 MODERN CHUNRI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digital-printed-doria-unstitched-3pc-jl25962u.html</text:p>
          </table:table-cell>
        </table:table-row>
        <table:table-row table:style-name="ro1">
          <table:table-cell office:value-type="string" calcext:value-type="string">
            <text:p>GREEN DIGITAL PRINTED DORIA UNSTITCHED 3PC</text:p>
          </table:table-cell>
          <table:table-cell office:value-type="string" calcext:value-type="string">
            <text:p>PKR 4,990.00</text:p>
          </table:table-cell>
          <table:table-cell office:value-type="float" office:value="10000159003" calcext:value-type="float">
            <text:p>10000159003</text:p>
          </table:table-cell>
          <table:table-cell office:value-type="string" calcext:value-type="string">
            <text:p>JLAWN-S-25-964 MODERN CHUNRI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digital-printed-doria-unstitched-3pc-jl25964u.html</text:p>
          </table:table-cell>
        </table:table-row>
        <table:table-row table:style-name="ro1">
          <table:table-cell office:value-type="string" calcext:value-type="string">
            <text:p>BLACK EMBROIDERED CAMBRIC UNSTITCHED 3PC</text:p>
          </table:table-cell>
          <table:table-cell office:value-type="string" calcext:value-type="string">
            <text:p>PKR 6,990.00</text:p>
          </table:table-cell>
          <table:table-cell office:value-type="float" office:value="10000150447" calcext:value-type="float">
            <text:p>10000150447</text:p>
          </table:table-cell>
          <table:table-cell office:value-type="string" calcext:value-type="string">
            <text:p>JLAWN-S-25-971 CORD ART-7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embroidered-cambric-unstitched-3pc-jl25971u.html</text:p>
          </table:table-cell>
        </table:table-row>
        <table:table-row table:style-name="ro1">
          <table:table-cell office:value-type="string" calcext:value-type="string">
            <text:p>PURPLE EMBROIDERED CAMBRIC UNSTITCHED 3PC</text:p>
          </table:table-cell>
          <table:table-cell office:value-type="string" calcext:value-type="string">
            <text:p>PKR 6,990.00</text:p>
          </table:table-cell>
          <table:table-cell office:value-type="float" office:value="10000151325" calcext:value-type="float">
            <text:p>10000151325</text:p>
          </table:table-cell>
          <table:table-cell office:value-type="string" calcext:value-type="string">
            <text:p>JLAWN-S-25-972 CORD ART-8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urple-embroidered-cambric-unstitched-3pc-jl25972u.html</text:p>
          </table:table-cell>
        </table:table-row>
        <table:table-row table:style-name="ro1">
          <table:table-cell office:value-type="string" calcext:value-type="string">
            <text:p>YELLOW DIGITAL PRINTED CAMBRIC UNSTITCHED 3PC</text:p>
          </table:table-cell>
          <table:table-cell office:value-type="string" calcext:value-type="string">
            <text:p>PKR 4,290.00</text:p>
          </table:table-cell>
          <table:table-cell office:value-type="float" office:value="10000158999" calcext:value-type="float">
            <text:p>10000158999</text:p>
          </table:table-cell>
          <table:table-cell office:value-type="string" calcext:value-type="string">
            <text:p>JLAWN-S-25-956 SOFT FLORALS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yellow-digital-printed-cambric-unstitched-3pc-jl25956u.html</text:p>
          </table:table-cell>
        </table:table-row>
        <table:table-row table:style-name="ro1">
          <table:table-cell office:value-type="string" calcext:value-type="string">
            <text:p>GREY PASTE PRINTED CAMBRIC UNSTITCHED 3PC</text:p>
          </table:table-cell>
          <table:table-cell office:value-type="string" calcext:value-type="string">
            <text:p>PKR 6,990.00</text:p>
          </table:table-cell>
          <table:table-cell office:value-type="float" office:value="10000157201" calcext:value-type="float">
            <text:p>10000157201</text:p>
          </table:table-cell>
          <table:table-cell office:value-type="string" calcext:value-type="string">
            <text:p>JLAWN-S-25-973 MEHTAB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y-paste-printed-cambric-unstitched-3pc-jl25973u.html</text:p>
          </table:table-cell>
        </table:table-row>
        <table:table-row table:style-name="ro1">
          <table:table-cell office:value-type="string" calcext:value-type="string">
            <text:p>BLACK LAWN DIGITAL PRINTED KURTI</text:p>
          </table:table-cell>
          <table:table-cell office:value-type="string" calcext:value-type="string">
            <text:p>PKR 2,490.00</text:p>
          </table:table-cell>
          <table:table-cell office:value-type="string" calcext:value-type="string">
            <text:p>J-10000130738</text:p>
          </table:table-cell>
          <table:table-cell office:value-type="string" calcext:value-type="string">
            <text:p>JYGK-S-JTS-25-4081 FB/SITARA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lawn-digital-printed-kurti-jts254081s.html</text:p>
          </table:table-cell>
        </table:table-row>
        <table:table-row table:style-name="ro1">
          <table:table-cell office:value-type="string" calcext:value-type="string">
            <text:p>BLUE DOBBY DYED 2PC STITCHED | JLAWN-S-JST-25-2105</text:p>
          </table:table-cell>
          <table:table-cell office:value-type="string" calcext:value-type="string">
            <text:p>PKR 7,490.00</text:p>
          </table:table-cell>
          <table:table-cell office:value-type="string" calcext:value-type="string">
            <text:p>J-10000124276</text:p>
          </table:table-cell>
          <table:table-cell office:value-type="string" calcext:value-type="string">
            <text:p>JLAWN-S-JST-25-2105/S ETHNIC FUSION-0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dobby-dyed-2pc-jlawn-s-jst-25-2105.html</text:p>
          </table:table-cell>
        </table:table-row>
        <table:table-row table:style-name="ro1">
          <table:table-cell office:value-type="string" calcext:value-type="string">
            <text:p>OFF WHITE BLENDED SEMI-FORMAL KAMEEZ SHALWAR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145566</text:p>
          </table:table-cell>
          <table:table-cell office:value-type="string" calcext:value-type="string">
            <text:p>JJKS-A-33423/S25/JJ11073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blended-semi-formal-kameez-shalwar-jjksa33423.html</text:p>
          </table:table-cell>
        </table:table-row>
        <table:table-row table:style-name="ro1">
          <table:table-cell office:value-type="string" calcext:value-type="string">
            <text:p>BLUE LAWN PRINTED KURTI</text:p>
          </table:table-cell>
          <table:table-cell office:value-type="string" calcext:value-type="string">
            <text:p>PKR 2,490.00</text:p>
          </table:table-cell>
          <table:table-cell office:value-type="string" calcext:value-type="string">
            <text:p>J-10000132770</text:p>
          </table:table-cell>
          <table:table-cell office:value-type="string" calcext:value-type="string">
            <text:p>JYGK-S-JTS-25-4076 FB/ESSENTIAL-T-27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printed-kurti-jts254076s.html</text:p>
          </table:table-cell>
        </table:table-row>
        <table:table-row table:style-name="ro1">
          <table:table-cell office:value-type="string" calcext:value-type="string">
            <text:p>ORANGE SLUB DYED 2PC STITCHED | JLAWN-S-JST-25-2092</text:p>
          </table:table-cell>
          <table:table-cell office:value-type="string" calcext:value-type="string">
            <text:p>PKR 6,990.00</text:p>
          </table:table-cell>
          <table:table-cell office:value-type="string" calcext:value-type="string">
            <text:p>J-10000118460</text:p>
          </table:table-cell>
          <table:table-cell office:value-type="string" calcext:value-type="string">
            <text:p>JLAWN-S-JST-25-2092/S SOLIDS CORDS-0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range-slub-dyed-2pc-jlawn-s-jst-25-2092.html</text:p>
          </table:table-cell>
        </table:table-row>
        <table:table-row table:style-name="ro1">
          <table:table-cell office:value-type="string" calcext:value-type="string">
            <text:p>BLUE SLUB DYED 2PC STITCHED | JLAWN-S-JST-25-2107</text:p>
          </table:table-cell>
          <table:table-cell office:value-type="string" calcext:value-type="string">
            <text:p>PKR 6,990.00</text:p>
          </table:table-cell>
          <table:table-cell office:value-type="string" calcext:value-type="string">
            <text:p>J-10000123478</text:p>
          </table:table-cell>
          <table:table-cell office:value-type="string" calcext:value-type="string">
            <text:p>JLAWN-S-JST-25-2107/S SOLIDS CORDS-0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slub-dyed-2pc-jlawn-s-jst-25-2107.html</text:p>
          </table:table-cell>
        </table:table-row>
        <table:table-row table:style-name="ro1">
          <table:table-cell office:value-type="string" calcext:value-type="string">
            <text:p>GREEN LAWN PRINTED SHALWAR</text:p>
          </table:table-cell>
          <table:table-cell office:value-type="string" calcext:value-type="string">
            <text:p>PKR 1,890.00</text:p>
          </table:table-cell>
          <table:table-cell office:value-type="string" calcext:value-type="string">
            <text:p>J-10000135328</text:p>
          </table:table-cell>
          <table:table-cell office:value-type="string" calcext:value-type="string">
            <text:p>JGT-S-JTT-25-4074 FB/ESSENTIAL-T-2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printed-shalwar-jtt254074.html</text:p>
          </table:table-cell>
        </table:table-row>
        <table:table-row table:style-name="ro1">
          <table:table-cell office:value-type="string" calcext:value-type="string">
            <text:p>PINK SLUB DYED 2PC STITCHED | JLAWN-S-JST-25-2093</text:p>
          </table:table-cell>
          <table:table-cell office:value-type="string" calcext:value-type="string">
            <text:p>PKR 6,990.00</text:p>
          </table:table-cell>
          <table:table-cell office:value-type="string" calcext:value-type="string">
            <text:p>J-10000119104</text:p>
          </table:table-cell>
          <table:table-cell office:value-type="string" calcext:value-type="string">
            <text:p>JLAWN-S-JST-25-2093/S SOLIDS CORDS-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slub-dyed-2pc-jlawn-s-jst-25-2093.html</text:p>
          </table:table-cell>
        </table:table-row>
        <table:table-row table:style-name="ro1">
          <table:table-cell office:value-type="string" calcext:value-type="string">
            <text:p>BLUE LAWN PRINTED TROUSERS</text:p>
          </table:table-cell>
          <table:table-cell office:value-type="string" calcext:value-type="string">
            <text:p>PKR 1,790.00</text:p>
          </table:table-cell>
          <table:table-cell office:value-type="string" calcext:value-type="string">
            <text:p>J-10000132778</text:p>
          </table:table-cell>
          <table:table-cell office:value-type="string" calcext:value-type="string">
            <text:p>JGT-S-JTT-25-4076 FB/ESSENTIAL-T-27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printed-trousers-jtt254076.html</text:p>
          </table:table-cell>
        </table:table-row>
        <table:table-row table:style-name="ro1">
          <table:table-cell office:value-type="string" calcext:value-type="string">
            <text:p>MULTICOLOR LAWN PRINTED TROUSERS</text:p>
          </table:table-cell>
          <table:table-cell office:value-type="string" calcext:value-type="string">
            <text:p>PKR 1,790.00</text:p>
          </table:table-cell>
          <table:table-cell office:value-type="string" calcext:value-type="string">
            <text:p>J-10000135332</text:p>
          </table:table-cell>
          <table:table-cell office:value-type="string" calcext:value-type="string">
            <text:p>JGT-S-JTT-25-4075 FB/ESSENTIAL-T-2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trousers-jtt254075.html</text:p>
          </table:table-cell>
        </table:table-row>
        <table:table-row table:style-name="ro1">
          <table:table-cell office:value-type="string" calcext:value-type="string">
            <text:p>BLACK LAWN EMBROIDERED 2PC STITCHED</text:p>
          </table:table-cell>
          <table:table-cell office:value-type="string" calcext:value-type="string">
            <text:p>PKR 5,690.00</text:p>
          </table:table-cell>
          <table:table-cell office:value-type="string" calcext:value-type="string">
            <text:p>J-10000132879</text:p>
          </table:table-cell>
          <table:table-cell office:value-type="string" calcext:value-type="string">
            <text:p>JGK-S-JTST-25-461 FB/ROZANA-0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lawn-embroidered-2pc-jtst25461s.html</text:p>
          </table:table-cell>
        </table:table-row>
        <table:table-row table:style-name="ro1">
          <table:table-cell office:value-type="string" calcext:value-type="string">
            <text:p>RED LAWN EMBROIDERED 2PC STITCHED</text:p>
          </table:table-cell>
          <table:table-cell office:value-type="string" calcext:value-type="string">
            <text:p>PKR 5,690.00</text:p>
          </table:table-cell>
          <table:table-cell office:value-type="string" calcext:value-type="string">
            <text:p>J-10000151330</text:p>
          </table:table-cell>
          <table:table-cell office:value-type="string" calcext:value-type="string">
            <text:p>JGK-S-JTST-25-464 FB/PATCHWORK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red-lawn-embroidered-2pc-jtst25464s.html</text:p>
          </table:table-cell>
        </table:table-row>
        <table:table-row table:style-name="ro1">
          <table:table-cell office:value-type="string" calcext:value-type="string">
            <text:p>BLUE LAWN EMBROIDERED 2PC STITCHED</text:p>
          </table:table-cell>
          <table:table-cell office:value-type="string" calcext:value-type="string">
            <text:p>PKR 5,690.00</text:p>
          </table:table-cell>
          <table:table-cell office:value-type="string" calcext:value-type="string">
            <text:p>J-10000132883</text:p>
          </table:table-cell>
          <table:table-cell office:value-type="string" calcext:value-type="string">
            <text:p>JGK-S-JTST-25-462 FB/ROZANA-0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embroidered-2pc-jtst25462s.html</text:p>
          </table:table-cell>
        </table:table-row>
        <table:table-row table:style-name="ro1">
          <table:table-cell office:value-type="string" calcext:value-type="string">
            <text:p>MULTICOLOR DIGITAL PRINTED LIMINAL UNSTITCHED 2PC</text:p>
          </table:table-cell>
          <table:table-cell office:value-type="string" calcext:value-type="string">
            <text:p>PKR 2,890.00</text:p>
          </table:table-cell>
          <table:table-cell office:value-type="float" office:value="10000158981" calcext:value-type="float">
            <text:p>10000158981</text:p>
          </table:table-cell>
          <table:table-cell office:value-type="string" calcext:value-type="string">
            <text:p>JLAWN-S-JDS-25-1157 ETHNIC CRAFT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digital-printed-liminal-unstitched-2pc-jds251157u.html</text:p>
          </table:table-cell>
        </table:table-row>
        <table:table-row table:style-name="ro1">
          <table:table-cell office:value-type="string" calcext:value-type="string">
            <text:p>MULTICOLOR DIGITAL PRINTED LIMINAL UNSTITCHED 2PC</text:p>
          </table:table-cell>
          <table:table-cell office:value-type="string" calcext:value-type="string">
            <text:p>PKR 2,890.00</text:p>
          </table:table-cell>
          <table:table-cell office:value-type="float" office:value="10000158982" calcext:value-type="float">
            <text:p>10000158982</text:p>
          </table:table-cell>
          <table:table-cell office:value-type="string" calcext:value-type="string">
            <text:p>JLAWN-S-JDS-25-1158 ETHNIC CRAFT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digital-printed-liminal-unstitched-2pc-jds251158u.html</text:p>
          </table:table-cell>
        </table:table-row>
        <table:table-row table:style-name="ro1">
          <table:table-cell office:value-type="string" calcext:value-type="string">
            <text:p>MULTICOLOR DIGITAL PRINTED LIMINAL UNSTITCHED 2PC</text:p>
          </table:table-cell>
          <table:table-cell office:value-type="string" calcext:value-type="string">
            <text:p>PKR 2,890.00</text:p>
          </table:table-cell>
          <table:table-cell office:value-type="float" office:value="10000158983" calcext:value-type="float">
            <text:p>10000158983</text:p>
          </table:table-cell>
          <table:table-cell office:value-type="string" calcext:value-type="string">
            <text:p>JLAWN-S-JDS-25-1159 ETHNIC CRAFT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digital-printed-liminal-unstitched-2pc-jds251159u.html</text:p>
          </table:table-cell>
        </table:table-row>
        <table:table-row table:style-name="ro1">
          <table:table-cell office:value-type="string" calcext:value-type="string">
            <text:p>MULTICOLOR DIGITAL PRINTED LIMINAL UNSTITCHED 2PC</text:p>
          </table:table-cell>
          <table:table-cell office:value-type="string" calcext:value-type="string">
            <text:p>PKR 2,890.00</text:p>
          </table:table-cell>
          <table:table-cell office:value-type="float" office:value="10000158980" calcext:value-type="float">
            <text:p>10000158980</text:p>
          </table:table-cell>
          <table:table-cell office:value-type="string" calcext:value-type="string">
            <text:p>JLAWN-S-JDS-25-1156 ETHNIC CRAFT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digital-printed-liminal-unstitched-2pc-jds251156u.html</text:p>
          </table:table-cell>
        </table:table-row>
        <table:table-row table:style-name="ro1">
          <table:table-cell office:value-type="string" calcext:value-type="string">
            <text:p>PINK PRINTED DOBBY UNSTITCHED 2PC</text:p>
          </table:table-cell>
          <table:table-cell office:value-type="string" calcext:value-type="string">
            <text:p>PKR 3,490.00</text:p>
          </table:table-cell>
          <table:table-cell office:value-type="float" office:value="10000158986" calcext:value-type="float">
            <text:p>10000158986</text:p>
          </table:table-cell>
          <table:table-cell office:value-type="string" calcext:value-type="string">
            <text:p>JLAWN-S-JDS-25-1162 FLORESCENT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printed-dobby-unstitched-2pc-jds251162u.html</text:p>
          </table:table-cell>
        </table:table-row>
        <table:table-row table:style-name="ro1">
          <table:table-cell office:value-type="string" calcext:value-type="string">
            <text:p>PURPLE PRINTED DOBBY UNSTITCHED 2PC</text:p>
          </table:table-cell>
          <table:table-cell office:value-type="string" calcext:value-type="string">
            <text:p>PKR 3,490.00</text:p>
          </table:table-cell>
          <table:table-cell office:value-type="float" office:value="10000158984" calcext:value-type="float">
            <text:p>10000158984</text:p>
          </table:table-cell>
          <table:table-cell office:value-type="string" calcext:value-type="string">
            <text:p>JLAWN-S-JDS-25-1160 FLORESCENT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urple-printed-dobby-unstitched-2pc-jds251160u.html</text:p>
          </table:table-cell>
        </table:table-row>
        <table:table-row table:style-name="ro1">
          <table:table-cell office:value-type="string" calcext:value-type="string">
            <text:p>BLUE PRINTED DOBBY UNSTITCHED 2PC</text:p>
          </table:table-cell>
          <table:table-cell office:value-type="string" calcext:value-type="string">
            <text:p>PKR 3,490.00</text:p>
          </table:table-cell>
          <table:table-cell office:value-type="float" office:value="10000158985" calcext:value-type="float">
            <text:p>10000158985</text:p>
          </table:table-cell>
          <table:table-cell office:value-type="string" calcext:value-type="string">
            <text:p>JLAWN-S-JDS-25-1161 FLORESCENT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printed-dobby-unstitched-2pc-jds251161u.html</text:p>
          </table:table-cell>
        </table:table-row>
        <table:table-row table:style-name="ro1">
          <table:table-cell office:value-type="string" calcext:value-type="string">
            <text:p>TEAL COTTON KURTA TROUSERS</text:p>
          </table:table-cell>
          <table:table-cell office:value-type="string" calcext:value-type="string">
            <text:p>PKR 4,290.00</text:p>
          </table:table-cell>
          <table:table-cell office:value-type="string" calcext:value-type="string">
            <text:p>J-10000146622</text:p>
          </table:table-cell>
          <table:table-cell office:value-type="string" calcext:value-type="string">
            <text:p>JCKP-A-46762/S25/JJ10158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teal-cotton-kurta-trousers-jckpa46762.html</text:p>
          </table:table-cell>
        </table:table-row>
        <table:table-row table:style-name="ro1">
          <table:table-cell office:value-type="string" calcext:value-type="string">
            <text:p>PURPLE COTTON KURTA TROUSERS</text:p>
          </table:table-cell>
          <table:table-cell office:value-type="string" calcext:value-type="string">
            <text:p>PKR 4,290.00</text:p>
          </table:table-cell>
          <table:table-cell office:value-type="string" calcext:value-type="string">
            <text:p>J-10000145732</text:p>
          </table:table-cell>
          <table:table-cell office:value-type="string" calcext:value-type="string">
            <text:p>JCKP-A-46763/S25/JJ10159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urple-cotton-kurta-trousers-jckpa46763.html</text:p>
          </table:table-cell>
        </table:table-row>
        <table:table-row table:style-name="ro1">
          <table:table-cell office:value-type="string" calcext:value-type="string">
            <text:p>LIGHT BROWN BLENDED KURTA TROUSERS</text:p>
          </table:table-cell>
          <table:table-cell office:value-type="string" calcext:value-type="string">
            <text:p>PKR 4,290.00</text:p>
          </table:table-cell>
          <table:table-cell office:value-type="string" calcext:value-type="string">
            <text:p>J-10000150725</text:p>
          </table:table-cell>
          <table:table-cell office:value-type="string" calcext:value-type="string">
            <text:p>JCKP-A-39390/S25/JJ10121-F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light-brown-blended-kurta-trousers-jckpa39390.html</text:p>
          </table:table-cell>
        </table:table-row>
        <table:table-row table:style-name="ro1">
          <table:table-cell office:value-type="string" calcext:value-type="string">
            <text:p>LIGHT PURPLE COTTON KURTA TROUSER</text:p>
          </table:table-cell>
          <table:table-cell office:value-type="string" calcext:value-type="string">
            <text:p>PKR 4,290.00</text:p>
          </table:table-cell>
          <table:table-cell office:value-type="string" calcext:value-type="string">
            <text:p>J-10000157503</text:p>
          </table:table-cell>
          <table:table-cell office:value-type="string" calcext:value-type="string">
            <text:p>JCKP-A-46814/S25/JJ10159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light-purple-cotton-kurta-trouser-jckpa46814.html</text:p>
          </table:table-cell>
        </table:table-row>
        <table:table-row table:style-name="ro1">
          <table:table-cell office:value-type="string" calcext:value-type="string">
            <text:p>DEEP PURPLE BLENDED KURTA</text:p>
          </table:table-cell>
          <table:table-cell office:value-type="string" calcext:value-type="string">
            <text:p>PKR 2,790.00</text:p>
          </table:table-cell>
          <table:table-cell office:value-type="string" calcext:value-type="string">
            <text:p>J-10000154071</text:p>
          </table:table-cell>
          <table:table-cell office:value-type="string" calcext:value-type="string">
            <text:p>JCK-A-50278/S25/JJ10077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deep-purple-blended-kurta-jcka50278.html</text:p>
          </table:table-cell>
        </table:table-row>
        <table:table-row table:style-name="ro1">
          <table:table-cell office:value-type="string" calcext:value-type="string">
            <text:p>MIDNIGHT BLUE BLENDED KURTA</text:p>
          </table:table-cell>
          <table:table-cell office:value-type="string" calcext:value-type="string">
            <text:p>PKR 3,290.00</text:p>
          </table:table-cell>
          <table:table-cell office:value-type="string" calcext:value-type="string">
            <text:p>J-10000154066</text:p>
          </table:table-cell>
          <table:table-cell office:value-type="string" calcext:value-type="string">
            <text:p>JCK-S-39458/S25/JJ9356-F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idnight-blue-blended-kurta-jcks39458.html</text:p>
          </table:table-cell>
        </table:table-row>
        <table:table-row table:style-name="ro1">
          <table:table-cell office:value-type="string" calcext:value-type="string">
            <text:p>ICE BLUE BLENDED KURTA</text:p>
          </table:table-cell>
          <table:table-cell office:value-type="string" calcext:value-type="string">
            <text:p>PKR 2,790.00</text:p>
          </table:table-cell>
          <table:table-cell office:value-type="string" calcext:value-type="string">
            <text:p>J-10000154061</text:p>
          </table:table-cell>
          <table:table-cell office:value-type="string" calcext:value-type="string">
            <text:p>JCK-A-39451/S25/JJ10077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ice-blue-blended-kurta-jcka39451.html</text:p>
          </table:table-cell>
        </table:table-row>
        <table:table-row table:style-name="ro1">
          <table:table-cell office:value-type="string" calcext:value-type="string">
            <text:p>BLUE LAWN EMBROIDERED 2PC STITCHED</text:p>
          </table:table-cell>
          <table:table-cell office:value-type="string" calcext:value-type="string">
            <text:p>PKR 5,690.00</text:p>
          </table:table-cell>
          <table:table-cell office:value-type="string" calcext:value-type="string">
            <text:p>J-10000151334</text:p>
          </table:table-cell>
          <table:table-cell office:value-type="string" calcext:value-type="string">
            <text:p>JGK-S-JTST-25-465 FB/PATCHWORK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embroidered-2pc-jtst25465s.html</text:p>
          </table:table-cell>
        </table:table-row>
        <table:table-row table:style-name="ro1">
          <table:table-cell office:value-type="string" calcext:value-type="string">
            <text:p>MUSTARD BLENDED KURTA</text:p>
          </table:table-cell>
          <table:table-cell office:value-type="string" calcext:value-type="string">
            <text:p>PKR 2,790.00</text:p>
          </table:table-cell>
          <table:table-cell office:value-type="string" calcext:value-type="string">
            <text:p>J-10000149757</text:p>
          </table:table-cell>
          <table:table-cell office:value-type="string" calcext:value-type="string">
            <text:p>JCK-A-39421/S25/JJ9955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stard-blended-kurta-jcka39421.html</text:p>
          </table:table-cell>
        </table:table-row>
        <table:table-row table:style-name="ro1">
          <table:table-cell office:value-type="string" calcext:value-type="string">
            <text:p>DEEP PINK BLENDED KURTA</text:p>
          </table:table-cell>
          <table:table-cell office:value-type="string" calcext:value-type="string">
            <text:p>PKR 3,090.00</text:p>
          </table:table-cell>
          <table:table-cell office:value-type="string" calcext:value-type="string">
            <text:p>J-10000154051</text:p>
          </table:table-cell>
          <table:table-cell office:value-type="string" calcext:value-type="string">
            <text:p>JCK-A-39447/S25/JJ10076-F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deep-pink-blended-kurta-jcka39447.html</text:p>
          </table:table-cell>
        </table:table-row>
        <table:table-row table:style-name="ro1">
          <table:table-cell office:value-type="string" calcext:value-type="string">
            <text:p>SEA GREEN BLENDED KURTA</text:p>
          </table:table-cell>
          <table:table-cell office:value-type="string" calcext:value-type="string">
            <text:p>PKR 2,790.00</text:p>
          </table:table-cell>
          <table:table-cell office:value-type="string" calcext:value-type="string">
            <text:p>J-10000155584</text:p>
          </table:table-cell>
          <table:table-cell office:value-type="string" calcext:value-type="string">
            <text:p>JCK-A-39450/S25/JJ10077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sea-green-blended-kurta-jcka39450.html</text:p>
          </table:table-cell>
        </table:table-row>
        <table:table-row table:style-name="ro1">
          <table:table-cell office:value-type="string" calcext:value-type="string">
            <text:p>GREEN LAWN SCHIFFLI 3PC STITCHED</text:p>
          </table:table-cell>
          <table:table-cell office:value-type="string" calcext:value-type="string">
            <text:p>PKR 7,490.00</text:p>
          </table:table-cell>
          <table:table-cell office:value-type="string" calcext:value-type="string">
            <text:p>J-10000137180</text:p>
          </table:table-cell>
          <table:table-cell office:value-type="string" calcext:value-type="string">
            <text:p>JGK-S-JTP-25-625 FB/DHANAK-0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schiffli-3pc-jtp25625s.html</text:p>
          </table:table-cell>
        </table:table-row>
        <table:table-row table:style-name="ro1">
          <table:table-cell office:value-type="string" calcext:value-type="string">
            <text:p>MAROON BLENDED KURTA</text:p>
          </table:table-cell>
          <table:table-cell office:value-type="string" calcext:value-type="string">
            <text:p>PKR 2,790.00</text:p>
          </table:table-cell>
          <table:table-cell office:value-type="string" calcext:value-type="string">
            <text:p>J-10000156417</text:p>
          </table:table-cell>
          <table:table-cell office:value-type="string" calcext:value-type="string">
            <text:p>JCK-A-39424/S25/JJ9955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aroon-blended-kurta-jcka39424.html</text:p>
          </table:table-cell>
        </table:table-row>
        <table:table-row table:style-name="ro1">
          <table:table-cell office:value-type="string" calcext:value-type="string">
            <text:p>GREEN LAWN EMBROIDERED 2PC STITCHED</text:p>
          </table:table-cell>
          <table:table-cell office:value-type="string" calcext:value-type="string">
            <text:p>PKR 5,690.00</text:p>
          </table:table-cell>
          <table:table-cell office:value-type="string" calcext:value-type="string">
            <text:p>J-10000132875</text:p>
          </table:table-cell>
          <table:table-cell office:value-type="string" calcext:value-type="string">
            <text:p>JGK-S-JTST-25-460 FB/ROZANA-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embroidered-2pc-jtst25460s.html</text:p>
          </table:table-cell>
        </table:table-row>
        <table:table-row table:style-name="ro1">
          <table:table-cell office:value-type="string" calcext:value-type="string">
            <text:p>BEIGE LAWN PRINTED 3PC STITCHED</text:p>
          </table:table-cell>
          <table:table-cell office:value-type="string" calcext:value-type="string">
            <text:p>PKR 6,990.00</text:p>
          </table:table-cell>
          <table:table-cell office:value-type="string" calcext:value-type="string">
            <text:p>J-10000138266</text:p>
          </table:table-cell>
          <table:table-cell office:value-type="string" calcext:value-type="string">
            <text:p>JGK-S-JTP-25-626 FB/CHAPPAI-0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eige-lawn-printed-3pc-jtp25626s.html</text:p>
          </table:table-cell>
        </table:table-row>
        <table:table-row table:style-name="ro1">
          <table:table-cell office:value-type="string" calcext:value-type="string">
            <text:p>GREEN LAWN PRINTED 3PC STITCHED</text:p>
          </table:table-cell>
          <table:table-cell office:value-type="string" calcext:value-type="string">
            <text:p>PKR 6,990.00</text:p>
          </table:table-cell>
          <table:table-cell office:value-type="string" calcext:value-type="string">
            <text:p>J-10000138274</text:p>
          </table:table-cell>
          <table:table-cell office:value-type="string" calcext:value-type="string">
            <text:p>JGK-S-JTP-25-628 FB/CHAPPAI-0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printed-3pc-jtp25628s.html</text:p>
          </table:table-cell>
        </table:table-row>
        <table:table-row table:style-name="ro1">
          <table:table-cell office:value-type="string" calcext:value-type="string">
            <text:p>GREY BLENDED KURTA</text:p>
          </table:table-cell>
          <table:table-cell office:value-type="string" calcext:value-type="string">
            <text:p>PKR 3,090.00</text:p>
          </table:table-cell>
          <table:table-cell office:value-type="string" calcext:value-type="string">
            <text:p>J-10000154046</text:p>
          </table:table-cell>
          <table:table-cell office:value-type="string" calcext:value-type="string">
            <text:p>JCK-A-39422/S25/JJ9955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y-blended-kurta-jcka39422.html</text:p>
          </table:table-cell>
        </table:table-row>
        <table:table-row table:style-name="ro1">
          <table:table-cell office:value-type="string" calcext:value-type="string">
            <text:p>PINK LAWN SCHIFFLI 3PC STITCHED</text:p>
          </table:table-cell>
          <table:table-cell office:value-type="string" calcext:value-type="string">
            <text:p>PKR 7,490.00</text:p>
          </table:table-cell>
          <table:table-cell office:value-type="string" calcext:value-type="string">
            <text:p>J-10000137172</text:p>
          </table:table-cell>
          <table:table-cell office:value-type="string" calcext:value-type="string">
            <text:p>JGK-S-JTP-25-623 FB/DHANAK-0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lawn-schiffli-3pc-jtp25623s.html</text:p>
          </table:table-cell>
        </table:table-row>
        <table:table-row table:style-name="ro1">
          <table:table-cell office:value-type="string" calcext:value-type="string">
            <text:p>BLUE BLENDED KAMEEZ SHALWAR</text:p>
          </table:table-cell>
          <table:table-cell office:value-type="string" calcext:value-type="string">
            <text:p>PKR 4,290.00</text:p>
          </table:table-cell>
          <table:table-cell office:value-type="string" calcext:value-type="string">
            <text:p>J-10000147804</text:p>
          </table:table-cell>
          <table:table-cell office:value-type="string" calcext:value-type="string">
            <text:p>JCKS-A-39409/S25/JJ9814-F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blended-kameez-shalwar-jcksa39409.html</text:p>
          </table:table-cell>
        </table:table-row>
        <table:table-row table:style-name="ro1">
          <table:table-cell office:value-type="string" calcext:value-type="string">
            <text:p>BLUE BLENDED KAMEEZ SHALWAR</text:p>
          </table:table-cell>
          <table:table-cell office:value-type="string" calcext:value-type="string">
            <text:p>PKR 3,790.00</text:p>
          </table:table-cell>
          <table:table-cell office:value-type="string" calcext:value-type="string">
            <text:p>J-10000148833</text:p>
          </table:table-cell>
          <table:table-cell office:value-type="string" calcext:value-type="string">
            <text:p>JCKS-A-39397/S25/JJ9867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blended-kameez-shalwar-jcksa39397.html</text:p>
          </table:table-cell>
        </table:table-row>
        <table:table-row table:style-name="ro1">
          <table:table-cell office:value-type="string" calcext:value-type="string">
            <text:p>TEAL BLUE BLENDED KAMEEZ SHALWAR</text:p>
          </table:table-cell>
          <table:table-cell office:value-type="string" calcext:value-type="string">
            <text:p>PKR 4,290.00</text:p>
          </table:table-cell>
          <table:table-cell office:value-type="string" calcext:value-type="string">
            <text:p>J-10000150735</text:p>
          </table:table-cell>
          <table:table-cell office:value-type="string" calcext:value-type="string">
            <text:p>JCKS-A-39395/S25/JJ9863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teal-blue-blended-kameez-shalwar-jcksa39395.html</text:p>
          </table:table-cell>
        </table:table-row>
        <table:table-row table:style-name="ro1">
          <table:table-cell office:value-type="string" calcext:value-type="string">
            <text:p>BURGUNDY BLENDED KAMEEZ SHALWAR</text:p>
          </table:table-cell>
          <table:table-cell office:value-type="string" calcext:value-type="string">
            <text:p>PKR 4,290.00</text:p>
          </table:table-cell>
          <table:table-cell office:value-type="string" calcext:value-type="string">
            <text:p>J-10000149772</text:p>
          </table:table-cell>
          <table:table-cell office:value-type="string" calcext:value-type="string">
            <text:p>JCKS-A-39402/S25/JJ10121-F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urgundy-blended-kameez-shalwar-jcksa39402.html</text:p>
          </table:table-cell>
        </table:table-row>
        <table:table-row table:style-name="ro1">
          <table:table-cell office:value-type="string" calcext:value-type="string">
            <text:p>GREEN BLENDED KURTA</text:p>
          </table:table-cell>
          <table:table-cell office:value-type="string" calcext:value-type="string">
            <text:p>PKR 3,090.00</text:p>
          </table:table-cell>
          <table:table-cell office:value-type="string" calcext:value-type="string">
            <text:p>J-10000154056</text:p>
          </table:table-cell>
          <table:table-cell office:value-type="string" calcext:value-type="string">
            <text:p>JCK-A-39448/S25/JJ10076-F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blended-kurta-jcka39448.html</text:p>
          </table:table-cell>
        </table:table-row>
        <table:table-row table:style-name="ro1">
          <table:table-cell office:value-type="string" calcext:value-type="string">
            <text:p>BLUE BLENDED KAMEEZ SHALWAR</text:p>
          </table:table-cell>
          <table:table-cell office:value-type="string" calcext:value-type="string">
            <text:p>PKR 4,290.00</text:p>
          </table:table-cell>
          <table:table-cell office:value-type="string" calcext:value-type="string">
            <text:p>J-10000155644</text:p>
          </table:table-cell>
          <table:table-cell office:value-type="string" calcext:value-type="string">
            <text:p>JCKS-A-39401/S25/JJ10121-F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blended-kameez-shalwar-jcksa39401.html</text:p>
          </table:table-cell>
        </table:table-row>
        <table:table-row table:style-name="ro1">
          <table:table-cell office:value-type="string" calcext:value-type="string">
            <text:p>PURPLE BLENDED KAMEEZ SHALWAR</text:p>
          </table:table-cell>
          <table:table-cell office:value-type="string" calcext:value-type="string">
            <text:p>PKR 4,290.00</text:p>
          </table:table-cell>
          <table:table-cell office:value-type="string" calcext:value-type="string">
            <text:p>J-10000147799</text:p>
          </table:table-cell>
          <table:table-cell office:value-type="string" calcext:value-type="string">
            <text:p>JCKS-A-39407/S25/JJ9819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urple-blended-kameez-shalwar-jcksa39407.html</text:p>
          </table:table-cell>
        </table:table-row>
        <table:table-row table:style-name="ro1">
          <table:table-cell office:value-type="string" calcext:value-type="string">
            <text:p>CREAM BLENDED KAMEEZ SHALWAR</text:p>
          </table:table-cell>
          <table:table-cell office:value-type="string" calcext:value-type="string">
            <text:p>PKR 4,290.00</text:p>
          </table:table-cell>
          <table:table-cell office:value-type="string" calcext:value-type="string">
            <text:p>J-10000148838</text:p>
          </table:table-cell>
          <table:table-cell office:value-type="string" calcext:value-type="string">
            <text:p>JCKS-A-39403/S25/JJ10253-F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cream-blended-kameez-shalwar-jcksa39403.html</text:p>
          </table:table-cell>
        </table:table-row>
        <table:table-row table:style-name="ro1">
          <table:table-cell office:value-type="string" calcext:value-type="string">
            <text:p>PISTA GREEN BLENDED KAMEEZ SHALWAR</text:p>
          </table:table-cell>
          <table:table-cell office:value-type="string" calcext:value-type="string">
            <text:p>PKR 3,790.00</text:p>
          </table:table-cell>
          <table:table-cell office:value-type="string" calcext:value-type="string">
            <text:p>J-10000156402</text:p>
          </table:table-cell>
          <table:table-cell office:value-type="string" calcext:value-type="string">
            <text:p>JCKS-A-39372/S25/JJ9823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sta-green-blended-kameez-shalwar-jcksa39372.html</text:p>
          </table:table-cell>
        </table:table-row>
        <table:table-row table:style-name="ro1">
          <table:table-cell office:value-type="string" calcext:value-type="string">
            <text:p>GREEN BLENDED KAMEEZ SHALWAR</text:p>
          </table:table-cell>
          <table:table-cell office:value-type="string" calcext:value-type="string">
            <text:p>PKR 4,290.00</text:p>
          </table:table-cell>
          <table:table-cell office:value-type="string" calcext:value-type="string">
            <text:p>J-10000154076</text:p>
          </table:table-cell>
          <table:table-cell office:value-type="string" calcext:value-type="string">
            <text:p>JCKS-A-39398/S25/JJ9867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blended-kameez-shalwar-jcksa39398.html</text:p>
          </table:table-cell>
        </table:table-row>
        <table:table-row table:style-name="ro1">
          <table:table-cell office:value-type="string" calcext:value-type="string">
            <text:p>LIGHT BLUE BLENDED KURTA</text:p>
          </table:table-cell>
          <table:table-cell office:value-type="string" calcext:value-type="string">
            <text:p>PKR 2,790.00</text:p>
          </table:table-cell>
          <table:table-cell office:value-type="string" calcext:value-type="string">
            <text:p>J-10000161689</text:p>
          </table:table-cell>
          <table:table-cell office:value-type="string" calcext:value-type="string">
            <text:p>JCK-A-39444/S25/JJ10075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light-blue-blended-kurta-jcka39444.html</text:p>
          </table:table-cell>
        </table:table-row>
        <table:table-row table:style-name="ro1">
          <table:table-cell office:value-type="string" calcext:value-type="string">
            <text:p>GREEN BLENDED KAMEEZ SHALWAR</text:p>
          </table:table-cell>
          <table:table-cell office:value-type="string" calcext:value-type="string">
            <text:p>PKR 4,290.00</text:p>
          </table:table-cell>
          <table:table-cell office:value-type="string" calcext:value-type="string">
            <text:p>J-10000149767</text:p>
          </table:table-cell>
          <table:table-cell office:value-type="string" calcext:value-type="string">
            <text:p>JCKS-A-39392/S25/JJ9863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blended-kameez-shalwar-jcksa39392.html</text:p>
          </table:table-cell>
        </table:table-row>
        <table:table-row table:style-name="ro1">
          <table:table-cell office:value-type="string" calcext:value-type="string">
            <text:p>TANGERINE BLENDED KAMEEZ SHALWAR</text:p>
          </table:table-cell>
          <table:table-cell office:value-type="string" calcext:value-type="string">
            <text:p>PKR 4,290.00</text:p>
          </table:table-cell>
          <table:table-cell office:value-type="string" calcext:value-type="string">
            <text:p>J-10000148818</text:p>
          </table:table-cell>
          <table:table-cell office:value-type="string" calcext:value-type="string">
            <text:p>JCKS-A-39391/S25/JJ9863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tangerine-blended-kameez-shalwar-jcksa39391.html</text:p>
          </table:table-cell>
        </table:table-row>
        <table:table-row table:style-name="ro1">
          <table:table-cell office:value-type="string" calcext:value-type="string">
            <text:p>FAWN BLENDED KAMEEZ SHALWAR</text:p>
          </table:table-cell>
          <table:table-cell office:value-type="string" calcext:value-type="string">
            <text:p>PKR 3,790.00</text:p>
          </table:table-cell>
          <table:table-cell office:value-type="string" calcext:value-type="string">
            <text:p>J-10000156397</text:p>
          </table:table-cell>
          <table:table-cell office:value-type="string" calcext:value-type="string">
            <text:p>JCKS-A-39365/S25/JJ9823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fawn-blended-kameez-shalwar-jcksa39365.html</text:p>
          </table:table-cell>
        </table:table-row>
        <table:table-row table:style-name="ro1">
          <table:table-cell office:value-type="string" calcext:value-type="string">
            <text:p>TEA PINK BLENDED KAMEEZ SHALWAR</text:p>
          </table:table-cell>
          <table:table-cell office:value-type="string" calcext:value-type="string">
            <text:p>PKR 3,790.00</text:p>
          </table:table-cell>
          <table:table-cell office:value-type="string" calcext:value-type="string">
            <text:p>J-10000149762</text:p>
          </table:table-cell>
          <table:table-cell office:value-type="string" calcext:value-type="string">
            <text:p>JCKS-A-39364/S25/JJ9823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tea-pink-blended-kameez-shalwar-jcksa39364.html</text:p>
          </table:table-cell>
        </table:table-row>
        <table:table-row table:style-name="ro1">
          <table:table-cell office:value-type="string" calcext:value-type="string">
            <text:p>OFF WHITE BLENDED KAMEEZ SHALWAR</text:p>
          </table:table-cell>
          <table:table-cell office:value-type="string" calcext:value-type="string">
            <text:p>PKR 4,290.00</text:p>
          </table:table-cell>
          <table:table-cell office:value-type="string" calcext:value-type="string">
            <text:p>J-10000147511</text:p>
          </table:table-cell>
          <table:table-cell office:value-type="string" calcext:value-type="string">
            <text:p>JCKS-A-39389/S25/JJ9899-F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blended-kameez-shalwar-jcksa39389.html</text:p>
          </table:table-cell>
        </table:table-row>
        <table:table-row table:style-name="ro1">
          <table:table-cell office:value-type="string" calcext:value-type="string">
            <text:p>OFF WHITE BLENDED KAMEEZ SHALWAR</text:p>
          </table:table-cell>
          <table:table-cell office:value-type="string" calcext:value-type="string">
            <text:p>PKR 4,290.00</text:p>
          </table:table-cell>
          <table:table-cell office:value-type="string" calcext:value-type="string">
            <text:p>J-10000147506</text:p>
          </table:table-cell>
          <table:table-cell office:value-type="string" calcext:value-type="string">
            <text:p>JCKS-A-39388/S25/JJ9899-F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blended-kameez-shalwar-jcksa39388.html</text:p>
          </table:table-cell>
        </table:table-row>
        <table:table-row table:style-name="ro1">
          <table:table-cell office:value-type="string" calcext:value-type="string">
            <text:p>BROWN BLENDED KURTA TROUSERS</text:p>
          </table:table-cell>
          <table:table-cell office:value-type="string" calcext:value-type="string">
            <text:p>PKR 3,790.00</text:p>
          </table:table-cell>
          <table:table-cell office:value-type="string" calcext:value-type="string">
            <text:p>J-10000147491</text:p>
          </table:table-cell>
          <table:table-cell office:value-type="string" calcext:value-type="string">
            <text:p>JCKP-A-39367/S25/JJ9766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rown-blended-kurta-trousers-jckpa39367.html</text:p>
          </table:table-cell>
        </table:table-row>
        <table:table-row table:style-name="ro1">
          <table:table-cell office:value-type="string" calcext:value-type="string">
            <text:p>CAMEL BROWN COTTON KURTA</text:p>
          </table:table-cell>
          <table:table-cell office:value-type="string" calcext:value-type="string">
            <text:p>PKR 3,290.00</text:p>
          </table:table-cell>
          <table:table-cell office:value-type="string" calcext:value-type="string">
            <text:p>J-10000162646</text:p>
          </table:table-cell>
          <table:table-cell office:value-type="string" calcext:value-type="string">
            <text:p>JCK-S-46846/S25/JJ10548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camel-brown-cotton-kurta-jcks46846.html</text:p>
          </table:table-cell>
        </table:table-row>
        <table:table-row table:style-name="ro1">
          <table:table-cell office:value-type="string" calcext:value-type="string">
            <text:p>MAROON COTTON KURTA</text:p>
          </table:table-cell>
          <table:table-cell office:value-type="string" calcext:value-type="string">
            <text:p>PKR 3,690.00</text:p>
          </table:table-cell>
          <table:table-cell office:value-type="string" calcext:value-type="string">
            <text:p>J-10000160452</text:p>
          </table:table-cell>
          <table:table-cell office:value-type="string" calcext:value-type="string">
            <text:p>JTK-A-46913/S25/JJ9774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aroon-cotton-kurta-jtka46913.html</text:p>
          </table:table-cell>
        </table:table-row>
        <table:table-row table:style-name="ro1">
          <table:table-cell office:value-type="string" calcext:value-type="string">
            <text:p>LIGHT GREEN BLENDED KURTA</text:p>
          </table:table-cell>
          <table:table-cell office:value-type="string" calcext:value-type="string">
            <text:p>PKR 2,790.00</text:p>
          </table:table-cell>
          <table:table-cell office:value-type="string" calcext:value-type="string">
            <text:p>J-10000160437</text:p>
          </table:table-cell>
          <table:table-cell office:value-type="string" calcext:value-type="string">
            <text:p>JCK-A-46911/S25/JJ10075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light-green-blended-kurta-jcka46911.html</text:p>
          </table:table-cell>
        </table:table-row>
        <table:table-row table:style-name="ro1">
          <table:table-cell office:value-type="string" calcext:value-type="string">
            <text:p>BLACK BLENDED KAMEEZ SHALWAR</text:p>
          </table:table-cell>
          <table:table-cell office:value-type="string" calcext:value-type="string">
            <text:p>PKR 3,790.00</text:p>
          </table:table-cell>
          <table:table-cell office:value-type="string" calcext:value-type="string">
            <text:p>J-10000158181</text:p>
          </table:table-cell>
          <table:table-cell office:value-type="string" calcext:value-type="string">
            <text:p>JCKS-A-46915/S25/JJ9820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blended-kameez-shalwar-jcksa46915.html</text:p>
          </table:table-cell>
        </table:table-row>
        <table:table-row table:style-name="ro1">
          <table:table-cell office:value-type="string" calcext:value-type="string">
            <text:p>BEIGE BLENDED KURTA TROUSER</text:p>
          </table:table-cell>
          <table:table-cell office:value-type="string" calcext:value-type="string">
            <text:p>PKR 3,390.00</text:p>
          </table:table-cell>
          <table:table-cell office:value-type="string" calcext:value-type="string">
            <text:p>J-10000147834</text:p>
          </table:table-cell>
          <table:table-cell office:value-type="string" calcext:value-type="string">
            <text:p>JCKP-A-39362/S25/JJ9823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eige-blended-kurta-trouser-jckp-a-39362.html</text:p>
          </table:table-cell>
        </table:table-row>
        <table:table-row table:style-name="ro1">
          <table:table-cell office:value-type="string" calcext:value-type="string">
            <text:p>BEIGE BLENDED KAMEEZ SHALWAR</text:p>
          </table:table-cell>
          <table:table-cell office:value-type="string" calcext:value-type="string">
            <text:p>PKR 4,290.00</text:p>
          </table:table-cell>
          <table:table-cell office:value-type="string" calcext:value-type="string">
            <text:p>J-10000150755</text:p>
          </table:table-cell>
          <table:table-cell office:value-type="string" calcext:value-type="string">
            <text:p>JCKS-A-39460/S25/JJ9490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eige-blended-kameez-shalwar-jcksa39460.html</text:p>
          </table:table-cell>
        </table:table-row>
        <table:table-row table:style-name="ro1">
          <table:table-cell office:value-type="string" calcext:value-type="string">
            <text:p>GREEN BLENDED KURTA</text:p>
          </table:table-cell>
          <table:table-cell office:value-type="string" calcext:value-type="string">
            <text:p>PKR 3,590.00</text:p>
          </table:table-cell>
          <table:table-cell office:value-type="string" calcext:value-type="string">
            <text:p>J-10000156422</text:p>
          </table:table-cell>
          <table:table-cell office:value-type="string" calcext:value-type="string">
            <text:p>JTK-A-50284/S25/JJ10077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blended-kurta-jtka50284.html</text:p>
          </table:table-cell>
        </table:table-row>
        <table:table-row table:style-name="ro1">
          <table:table-cell office:value-type="string" calcext:value-type="string">
            <text:p>LIGHT BLUE COTTON PRINTED KURTA</text:p>
          </table:table-cell>
          <table:table-cell office:value-type="string" calcext:value-type="string">
            <text:p>PKR 3,690.00</text:p>
          </table:table-cell>
          <table:table-cell office:value-type="string" calcext:value-type="string">
            <text:p>J-10000154106</text:p>
          </table:table-cell>
          <table:table-cell office:value-type="string" calcext:value-type="string">
            <text:p>JTK-S-50229/S25/JJ9776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light-blue-cotton-printed-kurta-jtks50229.html</text:p>
          </table:table-cell>
        </table:table-row>
        <table:table-row table:style-name="ro1">
          <table:table-cell office:value-type="string" calcext:value-type="string">
            <text:p>MEHNDI GREEN COTTON KURTA</text:p>
          </table:table-cell>
          <table:table-cell office:value-type="string" calcext:value-type="string">
            <text:p>PKR 3,990.00</text:p>
          </table:table-cell>
          <table:table-cell office:value-type="string" calcext:value-type="string">
            <text:p>J-10000158668</text:p>
          </table:table-cell>
          <table:table-cell office:value-type="string" calcext:value-type="string">
            <text:p>JTK-A-33596/S25/JJ9071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ehndi-green-cotton-kurta-jtka33596.html</text:p>
          </table:table-cell>
        </table:table-row>
        <table:table-row table:style-name="ro1">
          <table:table-cell office:value-type="string" calcext:value-type="string">
            <text:p>OFF WHITE BLENDED KURTA</text:p>
          </table:table-cell>
          <table:table-cell office:value-type="string" calcext:value-type="string">
            <text:p>PKR 3,590.00</text:p>
          </table:table-cell>
          <table:table-cell office:value-type="string" calcext:value-type="string">
            <text:p>J-10000154114</text:p>
          </table:table-cell>
          <table:table-cell office:value-type="string" calcext:value-type="string">
            <text:p>JTK-A-50285/S25/JJ10077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blended-kurta-jtka50285.html</text:p>
          </table:table-cell>
        </table:table-row>
        <table:table-row table:style-name="ro1">
          <table:table-cell office:value-type="string" calcext:value-type="string">
            <text:p>LIGHT PEACH BLENDED KAMEEZ SHALWAR</text:p>
          </table:table-cell>
          <table:table-cell office:value-type="string" calcext:value-type="string">
            <text:p>PKR 3,490.00</text:p>
          </table:table-cell>
          <table:table-cell office:value-type="string" calcext:value-type="string">
            <text:p>J-10000155634</text:p>
          </table:table-cell>
          <table:table-cell office:value-type="string" calcext:value-type="string">
            <text:p>JCKS-A-46833/S25/JJ9945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light-peach-blended-kameez-shalwar-jcksa46833.html</text:p>
          </table:table-cell>
        </table:table-row>
        <table:table-row table:style-name="ro1">
          <table:table-cell office:value-type="string" calcext:value-type="string">
            <text:p>PURPLE BLENDED KAMEEZ SHALWAR</text:p>
          </table:table-cell>
          <table:table-cell office:value-type="string" calcext:value-type="string">
            <text:p>PKR 4,290.00</text:p>
          </table:table-cell>
          <table:table-cell office:value-type="string" calcext:value-type="string">
            <text:p>J-10000157473</text:p>
          </table:table-cell>
          <table:table-cell office:value-type="string" calcext:value-type="string">
            <text:p>JCKS-A-39509/S25/JJ9819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urple-blended-kameez-shalwar-jcksa39509.html</text:p>
          </table:table-cell>
        </table:table-row>
        <table:table-row table:style-name="ro1">
          <table:table-cell office:value-type="string" calcext:value-type="string">
            <text:p>GREY BLENDED KURTA</text:p>
          </table:table-cell>
          <table:table-cell office:value-type="string" calcext:value-type="string">
            <text:p>PKR 4,490.00</text:p>
          </table:table-cell>
          <table:table-cell office:value-type="string" calcext:value-type="string">
            <text:p>J-10000154110</text:p>
          </table:table-cell>
          <table:table-cell office:value-type="string" calcext:value-type="string">
            <text:p>JTK-A-50282/S25/JJ10075-F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y-blended-kurta-jtka50282.html</text:p>
          </table:table-cell>
        </table:table-row>
        <table:table-row table:style-name="ro1">
          <table:table-cell office:value-type="string" calcext:value-type="string">
            <text:p>SKY BLUE BLENDED KURTA</text:p>
          </table:table-cell>
          <table:table-cell office:value-type="string" calcext:value-type="string">
            <text:p>PKR 3,990.00</text:p>
          </table:table-cell>
          <table:table-cell office:value-type="string" calcext:value-type="string">
            <text:p>J-10000156046</text:p>
          </table:table-cell>
          <table:table-cell office:value-type="string" calcext:value-type="string">
            <text:p>JTK-A-50281/S25/JJ10075-F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sky-blue-blended-kurta-jtka50281.html</text:p>
          </table:table-cell>
        </table:table-row>
        <table:table-row table:style-name="ro1">
          <table:table-cell office:value-type="string" calcext:value-type="string">
            <text:p>MAGENTA BLENDED KAMEEZ SHALWAR</text:p>
          </table:table-cell>
          <table:table-cell office:value-type="string" calcext:value-type="string">
            <text:p>PKR 4,290.00</text:p>
          </table:table-cell>
          <table:table-cell office:value-type="string" calcext:value-type="string">
            <text:p>J-10000150730</text:p>
          </table:table-cell>
          <table:table-cell office:value-type="string" calcext:value-type="string">
            <text:p>JCKS-A-39394/S25/JJ9863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agenta-blended-kameez-shalwar-jcksa39394.html</text:p>
          </table:table-cell>
        </table:table-row>
        <table:table-row table:style-name="ro1">
          <table:table-cell office:value-type="string" calcext:value-type="string">
            <text:p>DARK GREEN BLENDED KURTA</text:p>
          </table:table-cell>
          <table:table-cell office:value-type="string" calcext:value-type="string">
            <text:p>PKR 3,990.00</text:p>
          </table:table-cell>
          <table:table-cell office:value-type="string" calcext:value-type="string">
            <text:p>J-10000154779</text:p>
          </table:table-cell>
          <table:table-cell office:value-type="string" calcext:value-type="string">
            <text:p>JTK-A-46816/S25/JJ10076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dark-green-blended-kurta-jtka46816.html</text:p>
          </table:table-cell>
        </table:table-row>
        <table:table-row table:style-name="ro1">
          <table:table-cell office:value-type="string" calcext:value-type="string">
            <text:p>PEACH BLENDED KURTA</text:p>
          </table:table-cell>
          <table:table-cell office:value-type="string" calcext:value-type="string">
            <text:p>PKR 3,990.00</text:p>
          </table:table-cell>
          <table:table-cell office:value-type="string" calcext:value-type="string">
            <text:p>J-10000156054</text:p>
          </table:table-cell>
          <table:table-cell office:value-type="string" calcext:value-type="string">
            <text:p>JTK-A-50279/S25/JJ10075-F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each-blended-kurta-jtka50279.html</text:p>
          </table:table-cell>
        </table:table-row>
        <table:table-row table:style-name="ro1">
          <table:table-cell office:value-type="string" calcext:value-type="string">
            <text:p>BLUE COTTON KURTA</text:p>
          </table:table-cell>
          <table:table-cell office:value-type="string" calcext:value-type="string">
            <text:p>PKR 3,690.00</text:p>
          </table:table-cell>
          <table:table-cell office:value-type="string" calcext:value-type="string">
            <text:p>J-10000147563</text:p>
          </table:table-cell>
          <table:table-cell office:value-type="string" calcext:value-type="string">
            <text:p>JTK-S-50224/S25/JJ9776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cotton-teens-kurta-jtk-s-50224.html</text:p>
          </table:table-cell>
        </table:table-row>
        <table:table-row table:style-name="ro1">
          <table:table-cell office:value-type="string" calcext:value-type="string">
            <text:p>PERSIAN BLUE BLENDED KURTA</text:p>
          </table:table-cell>
          <table:table-cell office:value-type="string" calcext:value-type="string">
            <text:p>PKR 3,990.00</text:p>
          </table:table-cell>
          <table:table-cell office:value-type="string" calcext:value-type="string">
            <text:p>J-10000156062</text:p>
          </table:table-cell>
          <table:table-cell office:value-type="string" calcext:value-type="string">
            <text:p>JTK-A-46817/S25/JJ10076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ersian-blue-blended-kurta-jtka46817.html</text:p>
          </table:table-cell>
        </table:table-row>
        <table:table-row table:style-name="ro1">
          <table:table-cell office:value-type="string" calcext:value-type="string">
            <text:p>TEA PINK BLENDED KURTA</text:p>
          </table:table-cell>
          <table:table-cell office:value-type="string" calcext:value-type="string">
            <text:p>PKR 3,990.00</text:p>
          </table:table-cell>
          <table:table-cell office:value-type="string" calcext:value-type="string">
            <text:p>J-10000156050</text:p>
          </table:table-cell>
          <table:table-cell office:value-type="string" calcext:value-type="string">
            <text:p>JTK-A-50280/S25/JJ10075-F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tea-pink-blended-kurta-jtka50280.html</text:p>
          </table:table-cell>
        </table:table-row>
        <table:table-row table:style-name="ro1">
          <table:table-cell office:value-type="string" calcext:value-type="string">
            <text:p>GREEN BLENDED KAMEEZ SHALWAR</text:p>
          </table:table-cell>
          <table:table-cell office:value-type="string" calcext:value-type="string">
            <text:p>PKR 4,290.00</text:p>
          </table:table-cell>
          <table:table-cell office:value-type="string" calcext:value-type="string">
            <text:p>J-10000147521</text:p>
          </table:table-cell>
          <table:table-cell office:value-type="string" calcext:value-type="string">
            <text:p>JCKS-A-90525/S25/JJ9767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blended-kameez-shalwar-jcksa90525.html</text:p>
          </table:table-cell>
        </table:table-row>
        <table:table-row table:style-name="ro1">
          <table:table-cell office:value-type="string" calcext:value-type="string">
            <text:p>SKY BLUE BLENDED KURTA</text:p>
          </table:table-cell>
          <table:table-cell office:value-type="string" calcext:value-type="string">
            <text:p>PKR 3,990.00</text:p>
          </table:table-cell>
          <table:table-cell office:value-type="string" calcext:value-type="string">
            <text:p>J-10000156058</text:p>
          </table:table-cell>
          <table:table-cell office:value-type="string" calcext:value-type="string">
            <text:p>JTK-A-46818/S25/JJ10076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sky-blue-blended-kurta-jtka46818.html</text:p>
          </table:table-cell>
        </table:table-row>
        <table:table-row table:style-name="ro1">
          <table:table-cell office:value-type="string" calcext:value-type="string">
            <text:p>BROWN BLENDED KAMEEZ SHALWAR</text:p>
          </table:table-cell>
          <table:table-cell office:value-type="string" calcext:value-type="string">
            <text:p>PKR 4,290.00</text:p>
          </table:table-cell>
          <table:table-cell office:value-type="string" calcext:value-type="string">
            <text:p>J-10000145028</text:p>
          </table:table-cell>
          <table:table-cell office:value-type="string" calcext:value-type="string">
            <text:p>JCKS-A-90523/S25/JJ9767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rown-blended-kameez-shalwar-jcksa90523.html</text:p>
          </table:table-cell>
        </table:table-row>
        <table:table-row table:style-name="ro1">
          <table:table-cell office:value-type="string" calcext:value-type="string">
            <text:p>DARK GREEN BLENDED KAMEEZ SHALWAR</text:p>
          </table:table-cell>
          <table:table-cell office:value-type="string" calcext:value-type="string">
            <text:p>PKR 6,490.00</text:p>
          </table:table-cell>
          <table:table-cell office:value-type="string" calcext:value-type="string">
            <text:p>J-10000147555</text:p>
          </table:table-cell>
          <table:table-cell office:value-type="string" calcext:value-type="string">
            <text:p>JTKS-A-50248/S25/JJ9820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dark-green-blended-kameez-shalwar-jtksa50248.html</text:p>
          </table:table-cell>
        </table:table-row>
        <table:table-row table:style-name="ro1">
          <table:table-cell office:value-type="string" calcext:value-type="string">
            <text:p>CREAM BLENDED KAMEEZ SHALWAR</text:p>
          </table:table-cell>
          <table:table-cell office:value-type="string" calcext:value-type="string">
            <text:p>PKR 5,990.00</text:p>
          </table:table-cell>
          <table:table-cell office:value-type="string" calcext:value-type="string">
            <text:p>J-10000148861</text:p>
          </table:table-cell>
          <table:table-cell office:value-type="string" calcext:value-type="string">
            <text:p>JTKS-A-50218/S25/JJ9957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cream-blended-kameez-shalwar-jtksa50218.html</text:p>
          </table:table-cell>
        </table:table-row>
        <table:table-row table:style-name="ro1">
          <table:table-cell office:value-type="string" calcext:value-type="string">
            <text:p>BROWN BLENDED KAMEEZ SHALWAR</text:p>
          </table:table-cell>
          <table:table-cell office:value-type="string" calcext:value-type="string">
            <text:p>PKR 6,990.00</text:p>
          </table:table-cell>
          <table:table-cell office:value-type="string" calcext:value-type="string">
            <text:p>J-10000148193</text:p>
          </table:table-cell>
          <table:table-cell office:value-type="string" calcext:value-type="string">
            <text:p>JTKS-A-50167/S25/JJ9934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rown-blended-kameez-shalwar-jtksa50167.html</text:p>
          </table:table-cell>
        </table:table-row>
        <table:table-row table:style-name="ro1">
          <table:table-cell office:value-type="string" calcext:value-type="string">
            <text:p>PALE GREEN BLENDED KAMEEZ SHALWAR</text:p>
          </table:table-cell>
          <table:table-cell office:value-type="string" calcext:value-type="string">
            <text:p>PKR 5,990.00</text:p>
          </table:table-cell>
          <table:table-cell office:value-type="string" calcext:value-type="string">
            <text:p>J-10000148209</text:p>
          </table:table-cell>
          <table:table-cell office:value-type="string" calcext:value-type="string">
            <text:p>JTKS-A-50220/S25/JJ9957-F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ale-green-blended-kameez-shalwar-jtksa50220.html</text:p>
          </table:table-cell>
        </table:table-row>
        <table:table-row table:style-name="ro1">
          <table:table-cell office:value-type="string" calcext:value-type="string">
            <text:p>TEA PINK BLENDED KAMEEZ SHALWAR</text:p>
          </table:table-cell>
          <table:table-cell office:value-type="string" calcext:value-type="string">
            <text:p>PKR 5,990.00</text:p>
          </table:table-cell>
          <table:table-cell office:value-type="string" calcext:value-type="string">
            <text:p>J-10000148213</text:p>
          </table:table-cell>
          <table:table-cell office:value-type="string" calcext:value-type="string">
            <text:p>JTKS-A-50247/S25/JJ9820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tea-pink-blended-kameez-shalwar-jtksa50247.html</text:p>
          </table:table-cell>
        </table:table-row>
        <table:table-row table:style-name="ro1">
          <table:table-cell office:value-type="string" calcext:value-type="string">
            <text:p>JADE GREEN BLENDED KAMEEZ SHALWAR</text:p>
          </table:table-cell>
          <table:table-cell office:value-type="string" calcext:value-type="string">
            <text:p>PKR 6,490.00</text:p>
          </table:table-cell>
          <table:table-cell office:value-type="string" calcext:value-type="string">
            <text:p>J-10000147559</text:p>
          </table:table-cell>
          <table:table-cell office:value-type="string" calcext:value-type="string">
            <text:p>JTKS-A-50251/S25/JJ9820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jade-green-blended-kameez-shalwar-jtksa50251.html</text:p>
          </table:table-cell>
        </table:table-row>
        <table:table-row table:style-name="ro1">
          <table:table-cell office:value-type="string" calcext:value-type="string">
            <text:p>MEHNDI GREEN BLENDED KAMEEZ SHALWAR</text:p>
          </table:table-cell>
          <table:table-cell office:value-type="string" calcext:value-type="string">
            <text:p>PKR 6,490.00</text:p>
          </table:table-cell>
          <table:table-cell office:value-type="string" calcext:value-type="string">
            <text:p>J-10000148201</text:p>
          </table:table-cell>
          <table:table-cell office:value-type="string" calcext:value-type="string">
            <text:p>JTKS-A-50166/S25/JJ9934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ehndi-green-blended-kameez-shalwar-jtksa50166.html</text:p>
          </table:table-cell>
        </table:table-row>
        <table:table-row table:style-name="ro1">
          <table:table-cell office:value-type="string" calcext:value-type="string">
            <text:p>CHESTNUT BROWN BLENDED KAMEEZ SHALWAR</text:p>
          </table:table-cell>
          <table:table-cell office:value-type="string" calcext:value-type="string">
            <text:p>PKR 6,490.00</text:p>
          </table:table-cell>
          <table:table-cell office:value-type="string" calcext:value-type="string">
            <text:p>J-10000145759</text:p>
          </table:table-cell>
          <table:table-cell office:value-type="string" calcext:value-type="string">
            <text:p>JTKS-A-50219/S25/JJ9860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chestnut-brown-blended-kameez-shalwar-jtksa50219.html</text:p>
          </table:table-cell>
        </table:table-row>
        <table:table-row table:style-name="ro1">
          <table:table-cell office:value-type="string" calcext:value-type="string">
            <text:p>GREY BLENDED KAMEEZ SHALWAR</text:p>
          </table:table-cell>
          <table:table-cell office:value-type="string" calcext:value-type="string">
            <text:p>PKR 6,990.00</text:p>
          </table:table-cell>
          <table:table-cell office:value-type="string" calcext:value-type="string">
            <text:p>J-10000156098</text:p>
          </table:table-cell>
          <table:table-cell office:value-type="string" calcext:value-type="string">
            <text:p>JTKS-A-46829/S25/JJ9864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y-blended-kameez-shalwar-jtksa46829.html</text:p>
          </table:table-cell>
        </table:table-row>
        <table:table-row table:style-name="ro1">
          <table:table-cell office:value-type="string" calcext:value-type="string">
            <text:p>BROWN BLENDED KAMEEZ SHALWAR</text:p>
          </table:table-cell>
          <table:table-cell office:value-type="string" calcext:value-type="string">
            <text:p>PKR 6,490.00</text:p>
          </table:table-cell>
          <table:table-cell office:value-type="string" calcext:value-type="string">
            <text:p>J-10000148857</text:p>
          </table:table-cell>
          <table:table-cell office:value-type="string" calcext:value-type="string">
            <text:p>JTKS-A-46744/S25/JJ9863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rown-blended-kameez-shalwar-jtksa46744.html</text:p>
          </table:table-cell>
        </table:table-row>
        <table:table-row table:style-name="ro1">
          <table:table-cell office:value-type="string" calcext:value-type="string">
            <text:p>DENIM BLUE BLENDED KAMEEZ SHALWAR</text:p>
          </table:table-cell>
          <table:table-cell office:value-type="string" calcext:value-type="string">
            <text:p>PKR 6,490.00</text:p>
          </table:table-cell>
          <table:table-cell office:value-type="string" calcext:value-type="string">
            <text:p>J-10000148853</text:p>
          </table:table-cell>
          <table:table-cell office:value-type="string" calcext:value-type="string">
            <text:p>JTKS-A-46742/S25/JJ9863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denim-blue-blended-kameez-shalwar-jtksa46742.html</text:p>
          </table:table-cell>
        </table:table-row>
        <table:table-row table:style-name="ro1">
          <table:table-cell office:value-type="string" calcext:value-type="string">
            <text:p>LILAC BLENDED KAMEEZ SHALWAR</text:p>
          </table:table-cell>
          <table:table-cell office:value-type="string" calcext:value-type="string">
            <text:p>PKR 3,790.00</text:p>
          </table:table-cell>
          <table:table-cell office:value-type="string" calcext:value-type="string">
            <text:p>J-10000147829</text:p>
          </table:table-cell>
          <table:table-cell office:value-type="string" calcext:value-type="string">
            <text:p>JCKS-S-50206/S25/JJ9816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lilac-blended-kameez-shalwar-jckss50206.html</text:p>
          </table:table-cell>
        </table:table-row>
        <table:table-row table:style-name="ro1">
          <table:table-cell office:value-type="string" calcext:value-type="string">
            <text:p>BEIGE BLENDED KAMEEZ SHALWAR</text:p>
          </table:table-cell>
          <table:table-cell office:value-type="string" calcext:value-type="string">
            <text:p>PKR 5,990.00</text:p>
          </table:table-cell>
          <table:table-cell office:value-type="string" calcext:value-type="string">
            <text:p>J-10000150760</text:p>
          </table:table-cell>
          <table:table-cell office:value-type="string" calcext:value-type="string">
            <text:p>JTKS-A-46801/S25/JJ9941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eige-blended-kameez-shalwar-jtksa46801.html</text:p>
          </table:table-cell>
        </table:table-row>
        <table:table-row table:style-name="ro1">
          <table:table-cell office:value-type="string" calcext:value-type="string">
            <text:p>BLUE COTTON KURTA</text:p>
          </table:table-cell>
          <table:table-cell office:value-type="string" calcext:value-type="string">
            <text:p>PKR 3,490.00</text:p>
          </table:table-cell>
          <table:table-cell office:value-type="string" calcext:value-type="string">
            <text:p>J-10000162661</text:p>
          </table:table-cell>
          <table:table-cell office:value-type="string" calcext:value-type="string">
            <text:p>JTK-S-33590/S25/JJ8714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cotton-kurta-jtks33590.html</text:p>
          </table:table-cell>
        </table:table-row>
        <table:table-row table:style-name="ro1">
          <table:table-cell office:value-type="string" calcext:value-type="string">
            <text:p>BLUE BLENDED KAMEEZ SHALWAR</text:p>
          </table:table-cell>
          <table:table-cell office:value-type="string" calcext:value-type="string">
            <text:p>PKR 5,990.00</text:p>
          </table:table-cell>
          <table:table-cell office:value-type="string" calcext:value-type="string">
            <text:p>J-10000145068</text:p>
          </table:table-cell>
          <table:table-cell office:value-type="string" calcext:value-type="string">
            <text:p>JTKS-A-46749/S25/JJ9876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blended-kameez-shalwar-jtksa46749.html</text:p>
          </table:table-cell>
        </table:table-row>
        <table:table-row table:style-name="ro1">
          <table:table-cell office:value-type="string" calcext:value-type="string">
            <text:p>BLACK COTTON DIP-DYE CASUAL SHORT KURTA</text:p>
          </table:table-cell>
          <table:table-cell office:value-type="string" calcext:value-type="string">
            <text:p>PKR 4,990.00</text:p>
          </table:table-cell>
          <table:table-cell office:value-type="string" calcext:value-type="string">
            <text:p>J-10000154795</text:p>
          </table:table-cell>
          <table:table-cell office:value-type="string" calcext:value-type="string">
            <text:p>JJSHK-S-47537/S25/JJ10100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cotton-dip-dye-casual-short-kurta-jjshks47537.html</text:p>
          </table:table-cell>
        </table:table-row>
        <table:table-row table:style-name="ro1">
          <table:table-cell office:value-type="string" calcext:value-type="string">
            <text:p>BROWN COTTON KURTA</text:p>
          </table:table-cell>
          <table:table-cell office:value-type="string" calcext:value-type="string">
            <text:p>PKR 2,990.00</text:p>
          </table:table-cell>
          <table:table-cell office:value-type="string" calcext:value-type="string">
            <text:p>J-10000161631</text:p>
          </table:table-cell>
          <table:table-cell office:value-type="string" calcext:value-type="string">
            <text:p>JTK-S-46821/S25/JJ10548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rown-cotton-kurta-jtks46821.html</text:p>
          </table:table-cell>
        </table:table-row>
        <table:table-row table:style-name="ro1">
          <table:table-cell office:value-type="string" calcext:value-type="string">
            <text:p>CEMENT GREEN COTTON KAMEEZ SHALWAR</text:p>
          </table:table-cell>
          <table:table-cell office:value-type="string" calcext:value-type="string">
            <text:p>PKR 6,490.00</text:p>
          </table:table-cell>
          <table:table-cell office:value-type="string" calcext:value-type="string">
            <text:p>J-10000161607</text:p>
          </table:table-cell>
          <table:table-cell office:value-type="string" calcext:value-type="string">
            <text:p>JTKS-S-46831/S25/JJ10248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cement-green-cotton-kameez-shalwar-jtkss46831.html</text:p>
          </table:table-cell>
        </table:table-row>
        <table:table-row table:style-name="ro1">
          <table:table-cell office:value-type="string" calcext:value-type="string">
            <text:p>SEA GREEN COTTON FORMAL KURTA</text:p>
          </table:table-cell>
          <table:table-cell office:value-type="string" calcext:value-type="string">
            <text:p>PKR 4,990.00</text:p>
          </table:table-cell>
          <table:table-cell office:value-type="string" calcext:value-type="string">
            <text:p>J-10000154223</text:p>
          </table:table-cell>
          <table:table-cell office:value-type="string" calcext:value-type="string">
            <text:p>JJK-A-50276/S25/JJ9750-F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sea-green-cotton-formal-kurta-jjks50276.html</text:p>
          </table:table-cell>
        </table:table-row>
        <table:table-row table:style-name="ro1">
          <table:table-cell office:value-type="string" calcext:value-type="string">
            <text:p>GREY BLENDED KAMEEZ SHALWAR</text:p>
          </table:table-cell>
          <table:table-cell office:value-type="string" calcext:value-type="string">
            <text:p>PKR 6,490.00</text:p>
          </table:table-cell>
          <table:table-cell office:value-type="string" calcext:value-type="string">
            <text:p>J-10000149797</text:p>
          </table:table-cell>
          <table:table-cell office:value-type="string" calcext:value-type="string">
            <text:p>JTKS-A-46802/S25/JJ9942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y-blended-kameez-shalwar-jtksa46802.html</text:p>
          </table:table-cell>
        </table:table-row>
        <table:table-row table:style-name="ro1">
          <table:table-cell office:value-type="string" calcext:value-type="string">
            <text:p>DARK BROWN COTTON KAMEEZ SHALWAR</text:p>
          </table:table-cell>
          <table:table-cell office:value-type="string" calcext:value-type="string">
            <text:p>PKR 6,490.00</text:p>
          </table:table-cell>
          <table:table-cell office:value-type="string" calcext:value-type="string">
            <text:p>J-10000161599</text:p>
          </table:table-cell>
          <table:table-cell office:value-type="string" calcext:value-type="string">
            <text:p>JTKS-S-46844/S25/JJ10248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dark-brown-cotton-kameez-shalwar-jtkss46844.html</text:p>
          </table:table-cell>
        </table:table-row>
        <table:table-row table:style-name="ro1">
          <table:table-cell office:value-type="string" calcext:value-type="string">
            <text:p>DARK GREY COTTON PRINTED SEMI-FORMAL KURTA</text:p>
          </table:table-cell>
          <table:table-cell office:value-type="string" calcext:value-type="string">
            <text:p>PKR 4,090.00</text:p>
          </table:table-cell>
          <table:table-cell office:value-type="string" calcext:value-type="string">
            <text:p>J-10000156649</text:p>
          </table:table-cell>
          <table:table-cell office:value-type="string" calcext:value-type="string">
            <text:p>JJK-S-46800/S25/JJ9776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dark-grey-cotton-printed-semi-formal-kurta-jjks46800.html</text:p>
          </table:table-cell>
        </table:table-row>
        <table:table-row table:style-name="ro1">
          <table:table-cell office:value-type="string" calcext:value-type="string">
            <text:p>OFF WHITE COTTON SCHIFFLI FORMAL KURTA</text:p>
          </table:table-cell>
          <table:table-cell office:value-type="string" calcext:value-type="string">
            <text:p>PKR 7,490.00</text:p>
          </table:table-cell>
          <table:table-cell office:value-type="string" calcext:value-type="string">
            <text:p>J-10000156655</text:p>
          </table:table-cell>
          <table:table-cell office:value-type="string" calcext:value-type="string">
            <text:p>JJK-S-50198/S25/JJ9780-F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cotton-schiffli-formal-kurta-jjks50198.html</text:p>
          </table:table-cell>
        </table:table-row>
        <table:table-row table:style-name="ro1">
          <table:table-cell office:value-type="string" calcext:value-type="string">
            <text:p>BLUE COTTON KAMEEZ SHALWAR</text:p>
          </table:table-cell>
          <table:table-cell office:value-type="string" calcext:value-type="string">
            <text:p>PKR 6,490.00</text:p>
          </table:table-cell>
          <table:table-cell office:value-type="string" calcext:value-type="string">
            <text:p>J-10000161603</text:p>
          </table:table-cell>
          <table:table-cell office:value-type="string" calcext:value-type="string">
            <text:p>JTKS-S-46841/S25/JJ10248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cotton-kameez-shalwar-jtkss46841.html</text:p>
          </table:table-cell>
        </table:table-row>
        <table:table-row table:style-name="ro1">
          <table:table-cell office:value-type="string" calcext:value-type="string">
            <text:p>BLUE COTTON SCHIFFLI FORMAL KURTA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144195</text:p>
          </table:table-cell>
          <table:table-cell office:value-type="string" calcext:value-type="string">
            <text:p>JJK-S-50068/S25/JJ9779-F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cotton-schiffli-formal-kurta-jjks50068.html</text:p>
          </table:table-cell>
        </table:table-row>
        <table:table-row table:style-name="ro1">
          <table:table-cell office:value-type="string" calcext:value-type="string">
            <text:p>BLACK COTTON SCHIFFLI FORMAL KURTA</text:p>
          </table:table-cell>
          <table:table-cell office:value-type="string" calcext:value-type="string">
            <text:p>PKR 6,990.00</text:p>
          </table:table-cell>
          <table:table-cell office:value-type="string" calcext:value-type="string">
            <text:p>J-10000154783</text:p>
          </table:table-cell>
          <table:table-cell office:value-type="string" calcext:value-type="string">
            <text:p>JJK-S-50199/S25/JJ9780-F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cotton-schiffli-formal-kurta-jjks50199.html</text:p>
          </table:table-cell>
        </table:table-row>
        <table:table-row table:style-name="ro1">
          <table:table-cell office:value-type="string" calcext:value-type="string">
            <text:p>BROWN COTTON PRINTED SEMI-FORMAL KURTA</text:p>
          </table:table-cell>
          <table:table-cell office:value-type="string" calcext:value-type="string">
            <text:p>PKR 4,090.00</text:p>
          </table:table-cell>
          <table:table-cell office:value-type="string" calcext:value-type="string">
            <text:p>J-10000156631</text:p>
          </table:table-cell>
          <table:table-cell office:value-type="string" calcext:value-type="string">
            <text:p>JJK-S-33492/S25/JJ9776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rown-cotton-printed-semi-formal-kurta-jjks33492.html</text:p>
          </table:table-cell>
        </table:table-row>
        <table:table-row table:style-name="ro1">
          <table:table-cell office:value-type="string" calcext:value-type="string">
            <text:p>GREEN COTTON PRINTED SEMI-FORMAL KURTA</text:p>
          </table:table-cell>
          <table:table-cell office:value-type="string" calcext:value-type="string">
            <text:p>PKR 4,090.00</text:p>
          </table:table-cell>
          <table:table-cell office:value-type="string" calcext:value-type="string">
            <text:p>J-10000156625</text:p>
          </table:table-cell>
          <table:table-cell office:value-type="string" calcext:value-type="string">
            <text:p>JJK-S-33491/S25/JJ9776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cotton-printed-semi-formal-kurta-jjks33491.html</text:p>
          </table:table-cell>
        </table:table-row>
        <table:table-row table:style-name="ro1">
          <table:table-cell office:value-type="string" calcext:value-type="string">
            <text:p>BLACK COTTON SCHIFFLI FORMAL KURTA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154217</text:p>
          </table:table-cell>
          <table:table-cell office:value-type="string" calcext:value-type="string">
            <text:p>JJK-S-50069/S25/JJ9779-F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cotton-schiffli-formal-kurta-jjks50069.html</text:p>
          </table:table-cell>
        </table:table-row>
        <table:table-row table:style-name="ro1">
          <table:table-cell office:value-type="string" calcext:value-type="string">
            <text:p>MUD BROWN BLENDED KAMEEZ SHALWAR</text:p>
          </table:table-cell>
          <table:table-cell office:value-type="string" calcext:value-type="string">
            <text:p>PKR 6,490.00</text:p>
          </table:table-cell>
          <table:table-cell office:value-type="string" calcext:value-type="string">
            <text:p>J-10000158680</text:p>
          </table:table-cell>
          <table:table-cell office:value-type="string" calcext:value-type="string">
            <text:p>JTKS-A-50299/S25/JJ10078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d-brown-blended-kameez-shalwar-jtksa50299.html</text:p>
          </table:table-cell>
        </table:table-row>
        <table:table-row table:style-name="ro1">
          <table:table-cell office:value-type="string" calcext:value-type="string">
            <text:p>CHARCOAL COTTON PRINTED SEMI-FORMAL KURTA</text:p>
          </table:table-cell>
          <table:table-cell office:value-type="string" calcext:value-type="string">
            <text:p>PKR 4,090.00</text:p>
          </table:table-cell>
          <table:table-cell office:value-type="string" calcext:value-type="string">
            <text:p>J-10000158328</text:p>
          </table:table-cell>
          <table:table-cell office:value-type="string" calcext:value-type="string">
            <text:p>JJK-S-33490/S25/JJ9776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charcoal-cotton-printed-semi-formal-kurta-jjks33490.html</text:p>
          </table:table-cell>
        </table:table-row>
        <table:table-row table:style-name="ro1">
          <table:table-cell office:value-type="string" calcext:value-type="string">
            <text:p>BLACK COTTON PRINTED SEMI-FORMAL KURTA</text:p>
          </table:table-cell>
          <table:table-cell office:value-type="string" calcext:value-type="string">
            <text:p>PKR 4,090.00</text:p>
          </table:table-cell>
          <table:table-cell office:value-type="string" calcext:value-type="string">
            <text:p>J-10000156601</text:p>
          </table:table-cell>
          <table:table-cell office:value-type="string" calcext:value-type="string">
            <text:p>JJK-S-33464/S25/JJ9776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cotton-printed-semi-formal-kurta-jjks33464.html</text:p>
          </table:table-cell>
        </table:table-row>
        <table:table-row table:style-name="ro1">
          <table:table-cell office:value-type="string" calcext:value-type="string">
            <text:p>TEAL BLENDED FORMAL KAMEEZ SHALWAR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148897</text:p>
          </table:table-cell>
          <table:table-cell office:value-type="string" calcext:value-type="string">
            <text:p>JJKS-A-50174/S25/JJ9855-F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teal-blended-formal-kameez-shalwar-jjksa50174.html</text:p>
          </table:table-cell>
        </table:table-row>
        <table:table-row table:style-name="ro1">
          <table:table-cell office:value-type="string" calcext:value-type="string">
            <text:p>BROWN COTTON PRINTED SEMI-FORMAL KURTA</text:p>
          </table:table-cell>
          <table:table-cell office:value-type="string" calcext:value-type="string">
            <text:p>PKR 4,090.00</text:p>
          </table:table-cell>
          <table:table-cell office:value-type="string" calcext:value-type="string">
            <text:p>J-10000156613</text:p>
          </table:table-cell>
          <table:table-cell office:value-type="string" calcext:value-type="string">
            <text:p>JJK-S-33466/S25/JJ9776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rown-cotton-printed-semi-formal-kurta-jjks33466.html</text:p>
          </table:table-cell>
        </table:table-row>
        <table:table-row table:style-name="ro1">
          <table:table-cell office:value-type="string" calcext:value-type="string">
            <text:p>BLACK COTTON CASUAL KAMEEZ SHALWAR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52005</text:p>
          </table:table-cell>
          <table:table-cell office:value-type="string" calcext:value-type="string">
            <text:p>JJKS-A-47487/S25/JJ9839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cotton-casual-kameez-shalwar-jjksa47487.html</text:p>
          </table:table-cell>
        </table:table-row>
        <table:table-row table:style-name="ro1">
          <table:table-cell office:value-type="string" calcext:value-type="string">
            <text:p>SKY BLUE BLENDED CASUAL KAMEEZ SHALWAR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150890</text:p>
          </table:table-cell>
          <table:table-cell office:value-type="string" calcext:value-type="string">
            <text:p>JJKS-A-47492/S25/JJ9988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sky-blue-blended-casual-kameez-shalwar-jjksa47492.html</text:p>
          </table:table-cell>
        </table:table-row>
        <table:table-row table:style-name="ro1">
          <table:table-cell office:value-type="string" calcext:value-type="string">
            <text:p>PURPLE COTTON CASUAL KAMEEZ SHALWAR</text:p>
          </table:table-cell>
          <table:table-cell office:value-type="string" calcext:value-type="string">
            <text:p>PKR 8,990.00</text:p>
          </table:table-cell>
          <table:table-cell office:value-type="string" calcext:value-type="string">
            <text:p>J-10000148043</text:p>
          </table:table-cell>
          <table:table-cell office:value-type="string" calcext:value-type="string">
            <text:p>JJKS-A-33476/S25/JJ9747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urple-cotton-casual-kameez-shalwar-jjksa33476.html</text:p>
          </table:table-cell>
        </table:table-row>
        <table:table-row table:style-name="ro1">
          <table:table-cell office:value-type="string" calcext:value-type="string">
            <text:p>DARK PURPLE BLENDED SEMI-FORMAL KAMEEZ SHALWAR</text:p>
          </table:table-cell>
          <table:table-cell office:value-type="string" calcext:value-type="string">
            <text:p>PKR 8,990.00</text:p>
          </table:table-cell>
          <table:table-cell office:value-type="string" calcext:value-type="string">
            <text:p>J-10000154825</text:p>
          </table:table-cell>
          <table:table-cell office:value-type="string" calcext:value-type="string">
            <text:p>JJKS-A-33531/S25/JJ9933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dark-purple-blended-semi-formal-kameez-shalwar-jjksa33531.html</text:p>
          </table:table-cell>
        </table:table-row>
        <table:table-row table:style-name="ro1">
          <table:table-cell office:value-type="string" calcext:value-type="string">
            <text:p>BLACK COTTON CASUAL KAMEEZ SHALWAR</text:p>
          </table:table-cell>
          <table:table-cell office:value-type="string" calcext:value-type="string">
            <text:p>PKR 8,990.00</text:p>
          </table:table-cell>
          <table:table-cell office:value-type="string" calcext:value-type="string">
            <text:p>J-10000154831</text:p>
          </table:table-cell>
          <table:table-cell office:value-type="string" calcext:value-type="string">
            <text:p>JJKS-A-33552/S25/JJ9832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cotton-casual-kameez-shalwar-jjksa33552.html</text:p>
          </table:table-cell>
        </table:table-row>
        <table:table-row table:style-name="ro1">
          <table:table-cell office:value-type="string" calcext:value-type="string">
            <text:p>ARMY GREEN COTTON CASUAL KAMEEZ SHALWAR</text:p>
          </table:table-cell>
          <table:table-cell office:value-type="string" calcext:value-type="string">
            <text:p>PKR 8,990.00</text:p>
          </table:table-cell>
          <table:table-cell office:value-type="string" calcext:value-type="string">
            <text:p>J-10000148055</text:p>
          </table:table-cell>
          <table:table-cell office:value-type="string" calcext:value-type="string">
            <text:p>JJKS-A-33479/S25/JJ9833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army-green-cotton-casual-kameez-shalwar-jjksa33479.html</text:p>
          </table:table-cell>
        </table:table-row>
        <table:table-row table:style-name="ro1">
          <table:table-cell office:value-type="string" calcext:value-type="string">
            <text:p>MAROON COTTON SEMI-FORMAL KAMEEZ SHALWAR</text:p>
          </table:table-cell>
          <table:table-cell office:value-type="string" calcext:value-type="string">
            <text:p>PKR 8,990.00</text:p>
          </table:table-cell>
          <table:table-cell office:value-type="string" calcext:value-type="string">
            <text:p>J-10000155818</text:p>
          </table:table-cell>
          <table:table-cell office:value-type="string" calcext:value-type="string">
            <text:p>JJKS-A-33473/S25/JJ10021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aroon-cotton-semi-formal-kameez-shalwar-jjksa33473.html</text:p>
          </table:table-cell>
        </table:table-row>
        <table:table-row table:style-name="ro1">
          <table:table-cell office:value-type="string" calcext:value-type="string">
            <text:p>DEEP GREY BLENDED CASUAL KAMEEZ SHALWAR</text:p>
          </table:table-cell>
          <table:table-cell office:value-type="string" calcext:value-type="string">
            <text:p>PKR 8,990.00</text:p>
          </table:table-cell>
          <table:table-cell office:value-type="string" calcext:value-type="string">
            <text:p>J-10000154819</text:p>
          </table:table-cell>
          <table:table-cell office:value-type="string" calcext:value-type="string">
            <text:p>JJKS-A-33486/S25/JJ9933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deep-grey-blended-casual-kameez-shalwar-jjksa33486.html</text:p>
          </table:table-cell>
        </table:table-row>
        <table:table-row table:style-name="ro1">
          <table:table-cell office:value-type="string" calcext:value-type="string">
            <text:p>MIDNIGHT GREY BLENDED CASUAL KAMEEZ SHALWAR</text:p>
          </table:table-cell>
          <table:table-cell office:value-type="string" calcext:value-type="string">
            <text:p>PKR 8,990.00</text:p>
          </table:table-cell>
          <table:table-cell office:value-type="string" calcext:value-type="string">
            <text:p>J-10000150878</text:p>
          </table:table-cell>
          <table:table-cell office:value-type="string" calcext:value-type="string">
            <text:p>JJKS-A-33477/S25/JJ9860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idnight-grey-blended-casual-kameez-shalwar-jjksa33477.html</text:p>
          </table:table-cell>
        </table:table-row>
        <table:table-row table:style-name="ro1">
          <table:table-cell office:value-type="string" calcext:value-type="string">
            <text:p>MUD GREEN BLENDED CASUAL KAMEEZ SHALWAR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50860</text:p>
          </table:table-cell>
          <table:table-cell office:value-type="string" calcext:value-type="string">
            <text:p>JJKS-A-33471/S25/JJ11074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d-green-blended-casual-kameez-shalwar-jjksa33471.html</text:p>
          </table:table-cell>
        </table:table-row>
        <table:table-row table:style-name="ro1">
          <table:table-cell office:value-type="string" calcext:value-type="string">
            <text:p>GREEN BLENDED SEMI-FORMAL KAMEEZ SHALWAR</text:p>
          </table:table-cell>
          <table:table-cell office:value-type="string" calcext:value-type="string">
            <text:p>PKR 8,990.00</text:p>
          </table:table-cell>
          <table:table-cell office:value-type="string" calcext:value-type="string">
            <text:p>J-10000155800</text:p>
          </table:table-cell>
          <table:table-cell office:value-type="string" calcext:value-type="string">
            <text:p>JJKS-A-33484/S25/JJ9856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blended-semi-formal-kameez-shalwar-jjksa33484.html</text:p>
          </table:table-cell>
        </table:table-row>
        <table:table-row table:style-name="ro1">
          <table:table-cell office:value-type="string" calcext:value-type="string">
            <text:p>PRUSSIAN BLUE BLENDED SEMI-FORMAL KAMEEZ SHALWAR</text:p>
          </table:table-cell>
          <table:table-cell office:value-type="string" calcext:value-type="string">
            <text:p>PKR 8,990.00</text:p>
          </table:table-cell>
          <table:table-cell office:value-type="string" calcext:value-type="string">
            <text:p>J-10000156887</text:p>
          </table:table-cell>
          <table:table-cell office:value-type="string" calcext:value-type="string">
            <text:p>JJKS-A-33485/S25/JJ9856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russian-blue-blended-semi-formal-kameez-shalwar-jjksa33485.html</text:p>
          </table:table-cell>
        </table:table-row>
        <table:table-row table:style-name="ro1">
          <table:table-cell office:value-type="string" calcext:value-type="string">
            <text:p>GREYISH BLUE BLENDED SEMI-FORMAL KAMEEZ SHALWAR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50884</text:p>
          </table:table-cell>
          <table:table-cell office:value-type="string" calcext:value-type="string">
            <text:p>JJKS-A-47440/S25/JJ9937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yish-blue-blended-semi-formal-kameez-shalwar-jjksa47440.html</text:p>
          </table:table-cell>
        </table:table-row>
        <table:table-row table:style-name="ro1">
          <table:table-cell office:value-type="string" calcext:value-type="string">
            <text:p>BLUE-GREY COTTON CASUAL KAMEEZ SHALWAR</text:p>
          </table:table-cell>
          <table:table-cell office:value-type="string" calcext:value-type="string">
            <text:p>PKR 8,990.00</text:p>
          </table:table-cell>
          <table:table-cell office:value-type="string" calcext:value-type="string">
            <text:p>J-10000148061</text:p>
          </table:table-cell>
          <table:table-cell office:value-type="string" calcext:value-type="string">
            <text:p>JJKS-A-33480/S25/JJ9833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grey-cotton-casual-kameez-shalwar-jjksa33480.html</text:p>
          </table:table-cell>
        </table:table-row>
        <table:table-row table:style-name="ro1">
          <table:table-cell office:value-type="string" calcext:value-type="string">
            <text:p>FAWN BLENDED CASUAL KAMEEZ SHALWAR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150854</text:p>
          </table:table-cell>
          <table:table-cell office:value-type="string" calcext:value-type="string">
            <text:p>JJKS-A-33470/S25/JJ9823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fawn-blended-casual-kameez-shalwar-jjksa33470.html</text:p>
          </table:table-cell>
        </table:table-row>
        <table:table-row table:style-name="ro1">
          <table:table-cell office:value-type="string" calcext:value-type="string">
            <text:p>BLACK BLENDED SEMI-FORMAL KAMEEZ SHALWAR</text:p>
          </table:table-cell>
          <table:table-cell office:value-type="string" calcext:value-type="string">
            <text:p>PKR 9,490.00</text:p>
          </table:table-cell>
          <table:table-cell office:value-type="string" calcext:value-type="string">
            <text:p>J-10000145572</text:p>
          </table:table-cell>
          <table:table-cell office:value-type="string" calcext:value-type="string">
            <text:p>JJKS-A-33454/S25/JJ10123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blended-semi-formal-kameez-shalwar-jjksa33454.html</text:p>
          </table:table-cell>
        </table:table-row>
        <table:table-row table:style-name="ro1">
          <table:table-cell office:value-type="string" calcext:value-type="string">
            <text:p>LIGHT GREY COTTON CASUAL KAMEEZ SHALWAR</text:p>
          </table:table-cell>
          <table:table-cell office:value-type="string" calcext:value-type="string">
            <text:p>PKR 8,990.00</text:p>
          </table:table-cell>
          <table:table-cell office:value-type="string" calcext:value-type="string">
            <text:p>J-10000148049</text:p>
          </table:table-cell>
          <table:table-cell office:value-type="string" calcext:value-type="string">
            <text:p>JJKS-A-33478/S25/JJ9747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light-grey-cotton-casual-kameez-shalwar-jjksa33478.html</text:p>
          </table:table-cell>
        </table:table-row>
        <table:table-row table:style-name="ro1">
          <table:table-cell office:value-type="string" calcext:value-type="string">
            <text:p>BLUE-GREY BLENDED CASUAL KAMEEZ SHALWAR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150842</text:p>
          </table:table-cell>
          <table:table-cell office:value-type="string" calcext:value-type="string">
            <text:p>JJKS-A-33467/S25/JJ9823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grey-blended-casual-kameez-shalwar-jjksa33467.html</text:p>
          </table:table-cell>
        </table:table-row>
        <table:table-row table:style-name="ro1">
          <table:table-cell office:value-type="string" calcext:value-type="string">
            <text:p>ARMY GREEN BLENDED SEMI-FORMAL KAMEEZ SHALWAR</text:p>
          </table:table-cell>
          <table:table-cell office:value-type="string" calcext:value-type="string">
            <text:p>PKR 9,990.00</text:p>
          </table:table-cell>
          <table:table-cell office:value-type="string" calcext:value-type="string">
            <text:p>J-10000146685</text:p>
          </table:table-cell>
          <table:table-cell office:value-type="string" calcext:value-type="string">
            <text:p>JJKS-A-33442/S25/JJ9933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army-green-blended-semi-formal-kameez-shalwar-jjksa33442.html</text:p>
          </table:table-cell>
        </table:table-row>
        <table:table-row table:style-name="ro1">
          <table:table-cell office:value-type="string" calcext:value-type="string">
            <text:p>GREEN BLENDED SEMI-FORMAL KAMEEZ SHALWAR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55788</text:p>
          </table:table-cell>
          <table:table-cell office:value-type="string" calcext:value-type="string">
            <text:p>JJKS-A-33461/S25/JJ9822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blended-semi-formal-kameez-shalwar-jjksa33461.html</text:p>
          </table:table-cell>
        </table:table-row>
        <table:table-row table:style-name="ro1">
          <table:table-cell office:value-type="string" calcext:value-type="string">
            <text:p>BLUE LAWN PRINTED KURTI</text:p>
          </table:table-cell>
          <table:table-cell office:value-type="string" calcext:value-type="string">
            <text:p>PKR 2,990.00</text:p>
          </table:table-cell>
          <table:table-cell office:value-type="string" calcext:value-type="string">
            <text:p>J-10000142105</text:p>
          </table:table-cell>
          <table:table-cell office:value-type="string" calcext:value-type="string">
            <text:p>JJLK-S-JSS-25-513 FB/POLKA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printed-kurti-jss25513s.html</text:p>
          </table:table-cell>
        </table:table-row>
        <table:table-row table:style-name="ro1">
          <table:table-cell office:value-type="string" calcext:value-type="string">
            <text:p>ORANGE LAWN PRINTED KURTI</text:p>
          </table:table-cell>
          <table:table-cell office:value-type="string" calcext:value-type="string">
            <text:p>PKR 2,990.00</text:p>
          </table:table-cell>
          <table:table-cell office:value-type="string" calcext:value-type="string">
            <text:p>J-10000142099</text:p>
          </table:table-cell>
          <table:table-cell office:value-type="string" calcext:value-type="string">
            <text:p>JJLK-S-JSS-25-512 FB/POLKA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range-lawn-printed-kurti-jss25512s.html</text:p>
          </table:table-cell>
        </table:table-row>
        <table:table-row table:style-name="ro1">
          <table:table-cell office:value-type="string" calcext:value-type="string">
            <text:p>GREEN DOBBY EMBROIDERED KURTI</text:p>
          </table:table-cell>
          <table:table-cell office:value-type="string" calcext:value-type="string">
            <text:p>PKR 3,490.00</text:p>
          </table:table-cell>
          <table:table-cell office:value-type="string" calcext:value-type="string">
            <text:p>J-10000138161</text:p>
          </table:table-cell>
          <table:table-cell office:value-type="string" calcext:value-type="string">
            <text:p>JJLK-S-JSS-25-503 FB/INDEPENDENCE-0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dobby-embroidered-kurti-jss25503s.html</text:p>
          </table:table-cell>
        </table:table-row>
        <table:table-row table:style-name="ro1">
          <table:table-cell office:value-type="string" calcext:value-type="string">
            <text:p>BROWN LAWN PRINTED KURTI</text:p>
          </table:table-cell>
          <table:table-cell office:value-type="string" calcext:value-type="string">
            <text:p>PKR 2,990.00</text:p>
          </table:table-cell>
          <table:table-cell office:value-type="string" calcext:value-type="string">
            <text:p>J-10000143790</text:p>
          </table:table-cell>
          <table:table-cell office:value-type="string" calcext:value-type="string">
            <text:p>JJLK-S-JSS-25-514 FB/POLKA-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rown-lawn-printed-kurti-jss25514s.html</text:p>
          </table:table-cell>
        </table:table-row>
        <table:table-row table:style-name="ro1">
          <table:table-cell office:value-type="string" calcext:value-type="string">
            <text:p>GREEN DOBBY EMBROIDERED KURTI</text:p>
          </table:table-cell>
          <table:table-cell office:value-type="string" calcext:value-type="string">
            <text:p>PKR 3,490.00</text:p>
          </table:table-cell>
          <table:table-cell office:value-type="string" calcext:value-type="string">
            <text:p>J-10000138173</text:p>
          </table:table-cell>
          <table:table-cell office:value-type="string" calcext:value-type="string">
            <text:p>JJLK-S-JSS-25-501 FB/INDEPENDENCE-0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dobby-embroidered-kurti-jss25501s.html</text:p>
          </table:table-cell>
        </table:table-row>
        <table:table-row table:style-name="ro1">
          <table:table-cell office:value-type="string" calcext:value-type="string">
            <text:p>EMERALD GREEN BLENDED SEMI-FORMAL KAMEEZ SHALWAR</text:p>
          </table:table-cell>
          <table:table-cell office:value-type="string" calcext:value-type="string">
            <text:p>PKR 8,990.00</text:p>
          </table:table-cell>
          <table:table-cell office:value-type="string" calcext:value-type="string">
            <text:p>J-10000145324</text:p>
          </table:table-cell>
          <table:table-cell office:value-type="string" calcext:value-type="string">
            <text:p>JJKS-A-47439/S25/JJ9938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emerald-green-blended-semi-formal-kameez-shalwar-jjksa47439.html</text:p>
          </table:table-cell>
        </table:table-row>
        <table:table-row table:style-name="ro1">
          <table:table-cell office:value-type="string" calcext:value-type="string">
            <text:p>BLUE-GREY BLENDED KURTA TROUSERS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150896</text:p>
          </table:table-cell>
          <table:table-cell office:value-type="string" calcext:value-type="string">
            <text:p>JJKP-A-33467/S25/JJ9823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grey-blended-kurta-trousers-jjkpa33467.html</text:p>
          </table:table-cell>
        </table:table-row>
        <table:table-row table:style-name="ro1">
          <table:table-cell office:value-type="string" calcext:value-type="string">
            <text:p>MUD GREEN BLENDED KURTA TROUSERS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50908</text:p>
          </table:table-cell>
          <table:table-cell office:value-type="string" calcext:value-type="string">
            <text:p>JJKP-A-33471/S25/JJ11074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d-green-blended-kurta-trousers-jjkpa33471.html</text:p>
          </table:table-cell>
        </table:table-row>
        <table:table-row table:style-name="ro1">
          <table:table-cell office:value-type="string" calcext:value-type="string">
            <text:p>BLACK LAWN PRINTED KURTI</text:p>
          </table:table-cell>
          <table:table-cell office:value-type="string" calcext:value-type="string">
            <text:p>PKR 2,990.00</text:p>
          </table:table-cell>
          <table:table-cell office:value-type="string" calcext:value-type="string">
            <text:p>J-10000142567</text:p>
          </table:table-cell>
          <table:table-cell office:value-type="string" calcext:value-type="string">
            <text:p>JJLK-S-JSS-25-510 FB/POLKA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lawn-printed-kurti-jss25510s.html</text:p>
          </table:table-cell>
        </table:table-row>
        <table:table-row table:style-name="ro1">
          <table:table-cell office:value-type="string" calcext:value-type="string">
            <text:p>GREEN DOBBY EMBROIDERED KURTI</text:p>
          </table:table-cell>
          <table:table-cell office:value-type="string" calcext:value-type="string">
            <text:p>PKR 3,490.00</text:p>
          </table:table-cell>
          <table:table-cell office:value-type="string" calcext:value-type="string">
            <text:p>J-10000138167</text:p>
          </table:table-cell>
          <table:table-cell office:value-type="string" calcext:value-type="string">
            <text:p>JJLK-S-JSS-25-502 FB/INDEPENDENCE-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dobby-embroidered-kurti-jss25502s.html</text:p>
          </table:table-cell>
        </table:table-row>
        <table:table-row table:style-name="ro1">
          <table:table-cell office:value-type="string" calcext:value-type="string">
            <text:p>SKY BLUE BLENDED KURTA TROUSERS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150920</text:p>
          </table:table-cell>
          <table:table-cell office:value-type="string" calcext:value-type="string">
            <text:p>JJKP-A-47492/S25/JJ9988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sky-blue-blended-kurta-trousers-jjkpa47492.html</text:p>
          </table:table-cell>
        </table:table-row>
        <table:table-row table:style-name="ro1">
          <table:table-cell office:value-type="string" calcext:value-type="string">
            <text:p>OFF WHITE LAWN PRINTED KURTI</text:p>
          </table:table-cell>
          <table:table-cell office:value-type="string" calcext:value-type="string">
            <text:p>PKR 2,990.00</text:p>
          </table:table-cell>
          <table:table-cell office:value-type="string" calcext:value-type="string">
            <text:p>J-10000142093</text:p>
          </table:table-cell>
          <table:table-cell office:value-type="string" calcext:value-type="string">
            <text:p>JJLK-S-JSS-25-511 FB/POLKA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lawn-printed-kurti-jss25511s.html</text:p>
          </table:table-cell>
        </table:table-row>
        <table:table-row table:style-name="ro1">
          <table:table-cell office:value-type="string" calcext:value-type="string">
            <text:p>BLACK BLENDED KURTA TROUSERS</text:p>
          </table:table-cell>
          <table:table-cell office:value-type="string" calcext:value-type="string">
            <text:p>PKR 8,990.00</text:p>
          </table:table-cell>
          <table:table-cell office:value-type="string" calcext:value-type="string">
            <text:p>J-10000145366</text:p>
          </table:table-cell>
          <table:table-cell office:value-type="string" calcext:value-type="string">
            <text:p>JJKP-A-47441/S25/JJ9869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blended-kurta-trousers-jjkpa47441.html</text:p>
          </table:table-cell>
        </table:table-row>
        <table:table-row table:style-name="ro1">
          <table:table-cell office:value-type="string" calcext:value-type="string">
            <text:p>JADE GREEN BLENDED CASUAL KAMEEZ SHALWAR</text:p>
          </table:table-cell>
          <table:table-cell office:value-type="string" calcext:value-type="string">
            <text:p>PKR 7,490.00</text:p>
          </table:table-cell>
          <table:table-cell office:value-type="string" calcext:value-type="string">
            <text:p>J-10000154289</text:p>
          </table:table-cell>
          <table:table-cell office:value-type="string" calcext:value-type="string">
            <text:p>JJTH-KP-A-50246/S25/JJ9945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jade-green-blended-casual-kameez-shalwar-jjthkpa50246.html</text:p>
          </table:table-cell>
        </table:table-row>
        <table:table-row table:style-name="ro1">
          <table:table-cell office:value-type="string" calcext:value-type="string">
            <text:p>GREY BLENDED CASUAL KAMEEZ SHALWAR + WAISTCOAT</text:p>
          </table:table-cell>
          <table:table-cell office:value-type="string" calcext:value-type="string">
            <text:p>PKR 19,990.00</text:p>
          </table:table-cell>
          <table:table-cell office:value-type="string" calcext:value-type="string">
            <text:p>J-10000155902</text:p>
          </table:table-cell>
          <table:table-cell office:value-type="string" calcext:value-type="string">
            <text:p>JJKSVC-A-47522/S25/JJ10074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y-blended-casual-kameez-shalwar-waistcoat-jjksvca47522.html</text:p>
          </table:table-cell>
        </table:table-row>
        <table:table-row table:style-name="ro1">
          <table:table-cell office:value-type="string" calcext:value-type="string">
            <text:p>BLACK BLENDED SEMI-FORMAL KAMEEZ SHALWAR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148909</text:p>
          </table:table-cell>
          <table:table-cell office:value-type="string" calcext:value-type="string">
            <text:p>JJKS-A-90533/S25/JJ9767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blended-semi-formal-kameez-shalwar-jjksa90533.html</text:p>
          </table:table-cell>
        </table:table-row>
        <table:table-row table:style-name="ro1">
          <table:table-cell office:value-type="string" calcext:value-type="string">
            <text:p>FAWN BLENDED KURTA TROUSERS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150902</text:p>
          </table:table-cell>
          <table:table-cell office:value-type="string" calcext:value-type="string">
            <text:p>JJKP-A-33470/S25/JJ9823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fawn-blended-kurta-trousers-jjkpa33470.html</text:p>
          </table:table-cell>
        </table:table-row>
        <table:table-row table:style-name="ro1">
          <table:table-cell office:value-type="string" calcext:value-type="string">
            <text:p>FAWN BLENDED CASUAL KAMEEZ SHALWAR</text:p>
          </table:table-cell>
          <table:table-cell office:value-type="string" calcext:value-type="string">
            <text:p>PKR 7,490.00</text:p>
          </table:table-cell>
          <table:table-cell office:value-type="string" calcext:value-type="string">
            <text:p>J-10000154283</text:p>
          </table:table-cell>
          <table:table-cell office:value-type="string" calcext:value-type="string">
            <text:p>JJTH-KP-A-50245/S25/JJ9945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fawn-blended-casual-kameez-shalwar-jjthkpa50245.html</text:p>
          </table:table-cell>
        </table:table-row>
        <table:table-row table:style-name="ro1">
          <table:table-cell office:value-type="string" calcext:value-type="string">
            <text:p>DARK PURPLE BLENDED CASUAL KAMEEZ SHALWAR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48891</text:p>
          </table:table-cell>
          <table:table-cell office:value-type="string" calcext:value-type="string">
            <text:p>JJKS-S-33404/S25/JJ9863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dark-purple-blended-casual-kameez-shalwar-jjkss33404.html</text:p>
          </table:table-cell>
        </table:table-row>
        <table:table-row table:style-name="ro1">
          <table:table-cell office:value-type="string" calcext:value-type="string">
            <text:p>GRANITE BLENDED CASUAL KAMEEZ SHALWAR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48885</text:p>
          </table:table-cell>
          <table:table-cell office:value-type="string" calcext:value-type="string">
            <text:p>JJKS-S-33402/S25/JJ9863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anite-blended-casual-kameez-shalwar-jjkss33402.html</text:p>
          </table:table-cell>
        </table:table-row>
        <table:table-row table:style-name="ro1">
          <table:table-cell office:value-type="string" calcext:value-type="string">
            <text:p>OFF WHITE BLENDED CASUAL KAMEEZ SHALWAR</text:p>
          </table:table-cell>
          <table:table-cell office:value-type="string" calcext:value-type="string">
            <text:p>PKR 7,490.00</text:p>
          </table:table-cell>
          <table:table-cell office:value-type="string" calcext:value-type="string">
            <text:p>J-10000154295</text:p>
          </table:table-cell>
          <table:table-cell office:value-type="string" calcext:value-type="string">
            <text:p>JJTH-KP-A-50255/S25/JJ9945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blended-casual-kameez-shalwar-jjthkpa50255.html</text:p>
          </table:table-cell>
        </table:table-row>
        <table:table-row table:style-name="ro1">
          <table:table-cell office:value-type="string" calcext:value-type="string">
            <text:p>BLUE LAWN PRINTED 3PC STITCHED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143808</text:p>
          </table:table-cell>
          <table:table-cell office:value-type="string" calcext:value-type="string">
            <text:p>JLAWN-S-25-204/S SUBCONTINENT ART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printed-3pc-stitched-jls25204s.html</text:p>
          </table:table-cell>
        </table:table-row>
        <table:table-row table:style-name="ro1">
          <table:table-cell office:value-type="string" calcext:value-type="string">
            <text:p>PINK LAWN EMBROIDERED 3PC STITCHED</text:p>
          </table:table-cell>
          <table:table-cell office:value-type="string" calcext:value-type="string">
            <text:p>PKR 10,990.00</text:p>
          </table:table-cell>
          <table:table-cell office:value-type="string" calcext:value-type="string">
            <text:p>J-10000137206</text:p>
          </table:table-cell>
          <table:table-cell office:value-type="string" calcext:value-type="string">
            <text:p>JLAWN-S-25-199/S CHAR BAGH-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lawn-embroidered-3pc-stitched-jls25199s.html</text:p>
          </table:table-cell>
        </table:table-row>
        <table:table-row table:style-name="ro1">
          <table:table-cell office:value-type="string" calcext:value-type="string">
            <text:p>PURPLE LAWN EMBROIDERED 3PC STITCHED</text:p>
          </table:table-cell>
          <table:table-cell office:value-type="string" calcext:value-type="string">
            <text:p>PKR 10,990.00</text:p>
          </table:table-cell>
          <table:table-cell office:value-type="string" calcext:value-type="string">
            <text:p>J-10000137218</text:p>
          </table:table-cell>
          <table:table-cell office:value-type="string" calcext:value-type="string">
            <text:p>JLAWN-S-25-201/S CHAR BAGH-0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urple-lawn-embroidered-3pc-stitched-jls25201s.html</text:p>
          </table:table-cell>
        </table:table-row>
        <table:table-row table:style-name="ro1">
          <table:table-cell office:value-type="string" calcext:value-type="string">
            <text:p>MULTICOLOR LAWN PRINTED 3PC STITCHED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143814</text:p>
          </table:table-cell>
          <table:table-cell office:value-type="string" calcext:value-type="string">
            <text:p>JLAWN-S-25-205/S SUBCONTINENT ART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3pc-stitched-jls25205s.html</text:p>
          </table:table-cell>
        </table:table-row>
        <table:table-row table:style-name="ro1">
          <table:table-cell office:value-type="string" calcext:value-type="string">
            <text:p>BEIGE LAWN PRINTED 3PC STITCHED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144117</text:p>
          </table:table-cell>
          <table:table-cell office:value-type="string" calcext:value-type="string">
            <text:p>JLAWN-S-25-202/S SUBCONTINENT ART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eige-lawn-printed-3pc-stitched-jls25202s.html</text:p>
          </table:table-cell>
        </table:table-row>
        <table:table-row table:style-name="ro1">
          <table:table-cell office:value-type="string" calcext:value-type="string">
            <text:p>PURPLE LAWN PRINTED 3PC STITCHED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144123</text:p>
          </table:table-cell>
          <table:table-cell office:value-type="string" calcext:value-type="string">
            <text:p>JLAWN-S-25-203/S SUBCONTINENT ART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urple-lawn-printed-3pc-stitched-jls25203s.html</text:p>
          </table:table-cell>
        </table:table-row>
        <table:table-row table:style-name="ro1">
          <table:table-cell office:value-type="string" calcext:value-type="string">
            <text:p>BLACK LAWN SCHIFFLI 2PC STITCHED</text:p>
          </table:table-cell>
          <table:table-cell office:value-type="string" calcext:value-type="string">
            <text:p>PKR 6,590.00</text:p>
          </table:table-cell>
          <table:table-cell office:value-type="string" calcext:value-type="string">
            <text:p>J-10000143802</text:p>
          </table:table-cell>
          <table:table-cell office:value-type="string" calcext:value-type="string">
            <text:p>JLAWN-S-JST-25-2215/S SHCIFFLI CORD-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lawn-schiffli-2pc-stitched-jst252215s.html</text:p>
          </table:table-cell>
        </table:table-row>
        <table:table-row table:style-name="ro1">
          <table:table-cell office:value-type="string" calcext:value-type="string">
            <text:p>OFF WHITE LAWN EMBROIDERED 3PC STITCHED</text:p>
          </table:table-cell>
          <table:table-cell office:value-type="string" calcext:value-type="string">
            <text:p>PKR 10,990.00</text:p>
          </table:table-cell>
          <table:table-cell office:value-type="string" calcext:value-type="string">
            <text:p>J-10000137200</text:p>
          </table:table-cell>
          <table:table-cell office:value-type="string" calcext:value-type="string">
            <text:p>JLAWN-S-25-198/S CHAR BAGH-0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lawn-embroidered-3pc-stitched-jls25198s.html</text:p>
          </table:table-cell>
        </table:table-row>
        <table:table-row table:style-name="ro1">
          <table:table-cell office:value-type="string" calcext:value-type="string">
            <text:p>BLUE TEXTURED COTTON EMBROIDERED 2PC STITCHED</text:p>
          </table:table-cell>
          <table:table-cell office:value-type="string" calcext:value-type="string">
            <text:p>PKR 6,690.00</text:p>
          </table:table-cell>
          <table:table-cell office:value-type="string" calcext:value-type="string">
            <text:p>J-10000146102</text:p>
          </table:table-cell>
          <table:table-cell office:value-type="string" calcext:value-type="string">
            <text:p>JLAWN-S-JST-25-2226/S EMB CORDS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cotton-embroidered-2pc-stitched-jst252226s.html</text:p>
          </table:table-cell>
        </table:table-row>
        <table:table-row table:style-name="ro1">
          <table:table-cell office:value-type="string" calcext:value-type="string">
            <text:p>GREEN LAWN EMBROIDERED 3PC STITCHED</text:p>
          </table:table-cell>
          <table:table-cell office:value-type="string" calcext:value-type="string">
            <text:p>PKR 10,990.00</text:p>
          </table:table-cell>
          <table:table-cell office:value-type="string" calcext:value-type="string">
            <text:p>J-10000137212</text:p>
          </table:table-cell>
          <table:table-cell office:value-type="string" calcext:value-type="string">
            <text:p>JLAWN-S-25-200/S CHAR BAGH-0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embroidered-3pc-stitched-jls25200s.html</text:p>
          </table:table-cell>
        </table:table-row>
        <table:table-row table:style-name="ro1">
          <table:table-cell office:value-type="string" calcext:value-type="string">
            <text:p>ORANGE COTTON EMBROIDERED 2PC STITCHED</text:p>
          </table:table-cell>
          <table:table-cell office:value-type="string" calcext:value-type="string">
            <text:p>PKR 6,690.00</text:p>
          </table:table-cell>
          <table:table-cell office:value-type="string" calcext:value-type="string">
            <text:p>J-10000146108</text:p>
          </table:table-cell>
          <table:table-cell office:value-type="string" calcext:value-type="string">
            <text:p>JLAWN-S-JST-25-2227/S EMB CORDS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range-cotton-embroidered-2pc-stitched-jst252227s.html</text:p>
          </table:table-cell>
        </table:table-row>
        <table:table-row table:style-name="ro1">
          <table:table-cell office:value-type="string" calcext:value-type="string">
            <text:p>YELLOW COTTON TEXTURED 2PC STITCHED</text:p>
          </table:table-cell>
          <table:table-cell office:value-type="string" calcext:value-type="string">
            <text:p>PKR 5,690.00</text:p>
          </table:table-cell>
          <table:table-cell office:value-type="string" calcext:value-type="string">
            <text:p>J-10000151708</text:p>
          </table:table-cell>
          <table:table-cell office:value-type="string" calcext:value-type="string">
            <text:p>JLAWN-S-JST-25-2201/S SOLID CORDS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yellow-cotton-textured-2pc-stitched-jst252201s.html</text:p>
          </table:table-cell>
        </table:table-row>
        <table:table-row table:style-name="ro1">
          <table:table-cell office:value-type="string" calcext:value-type="string">
            <text:p>BLUE DOBBY DIGITAL PRINTED 2PC STITCHED</text:p>
          </table:table-cell>
          <table:table-cell office:value-type="string" calcext:value-type="string">
            <text:p>PKR 5,990.00</text:p>
          </table:table-cell>
          <table:table-cell office:value-type="string" calcext:value-type="string">
            <text:p>J-10000150017</text:p>
          </table:table-cell>
          <table:table-cell office:value-type="string" calcext:value-type="string">
            <text:p>JLAWN-S-JST-25-2209/S PRINTED CORD-0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dobby-digital-printed-2pc-stitched-jst252209s.html</text:p>
          </table:table-cell>
        </table:table-row>
        <table:table-row table:style-name="ro1">
          <table:table-cell office:value-type="string" calcext:value-type="string">
            <text:p>PINK COTTON TEXTURED 2PC STITCHED</text:p>
          </table:table-cell>
          <table:table-cell office:value-type="string" calcext:value-type="string">
            <text:p>PKR 5,690.00</text:p>
          </table:table-cell>
          <table:table-cell office:value-type="string" calcext:value-type="string">
            <text:p>J-10000151726</text:p>
          </table:table-cell>
          <table:table-cell office:value-type="string" calcext:value-type="string">
            <text:p>JLAWN-S-JST-25-2204/S SOLID CORD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cotton-textured-2pc-stitched-jst252204s.html</text:p>
          </table:table-cell>
        </table:table-row>
        <table:table-row table:style-name="ro1">
          <table:table-cell office:value-type="string" calcext:value-type="string">
            <text:p>BEIGE LAWN SCHIFFLI 2PC STITCHED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143796</text:p>
          </table:table-cell>
          <table:table-cell office:value-type="string" calcext:value-type="string">
            <text:p>JLAWN-S-JST-25-2212/S SHCIFFLI CORD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eige-lawn-schiffli-2pc-stitched-jst252212s.html</text:p>
          </table:table-cell>
        </table:table-row>
        <table:table-row table:style-name="ro1">
          <table:table-cell office:value-type="string" calcext:value-type="string">
            <text:p>PEACH COTTON TEXTURED 2PC STITCHED</text:p>
          </table:table-cell>
          <table:table-cell office:value-type="string" calcext:value-type="string">
            <text:p>PKR 5,690.00</text:p>
          </table:table-cell>
          <table:table-cell office:value-type="string" calcext:value-type="string">
            <text:p>J-10000151732</text:p>
          </table:table-cell>
          <table:table-cell office:value-type="string" calcext:value-type="string">
            <text:p>JLAWN-S-JST-25-2205/S SOLID CORDS-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each-cotton-textured-2pc-stitched-jst252205s.html</text:p>
          </table:table-cell>
        </table:table-row>
        <table:table-row table:style-name="ro1">
          <table:table-cell office:value-type="string" calcext:value-type="string">
            <text:p>BROWN LAWN SCHIFFLI 2PC STITCHED</text:p>
          </table:table-cell>
          <table:table-cell office:value-type="string" calcext:value-type="string">
            <text:p>PKR 6,990.00</text:p>
          </table:table-cell>
          <table:table-cell office:value-type="string" calcext:value-type="string">
            <text:p>J-10000142579</text:p>
          </table:table-cell>
          <table:table-cell office:value-type="string" calcext:value-type="string">
            <text:p>JLAWN-S-JST-25-2213/S SHCIFFLI CORD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rown-lawn-schiffli-2pc-stitched-jst252213s.html</text:p>
          </table:table-cell>
        </table:table-row>
        <table:table-row table:style-name="ro1">
          <table:table-cell office:value-type="string" calcext:value-type="string">
            <text:p>BLACK DOBBY DIGITAL PRINTED 2PC STITCHED</text:p>
          </table:table-cell>
          <table:table-cell office:value-type="string" calcext:value-type="string">
            <text:p>PKR 5,990.00</text:p>
          </table:table-cell>
          <table:table-cell office:value-type="string" calcext:value-type="string">
            <text:p>J-10000150385</text:p>
          </table:table-cell>
          <table:table-cell office:value-type="string" calcext:value-type="string">
            <text:p>JLAWN-S-JST-25-2208/S PRINTED CORD-0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dobby-digital-printed-2pc-stitched-jst252208s.html</text:p>
          </table:table-cell>
        </table:table-row>
        <table:table-row table:style-name="ro1">
          <table:table-cell office:value-type="string" calcext:value-type="string">
            <text:p>GREEN DOBBY DIGITAL PRINTED 2PC STITCHED</text:p>
          </table:table-cell>
          <table:table-cell office:value-type="string" calcext:value-type="string">
            <text:p>PKR 5,990.00</text:p>
          </table:table-cell>
          <table:table-cell office:value-type="string" calcext:value-type="string">
            <text:p>J-10000151264</text:p>
          </table:table-cell>
          <table:table-cell office:value-type="string" calcext:value-type="string">
            <text:p>JLAWN-S-JST-25-2207/S PRINTED CORD-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dobby-digital-printed-2pc-stitched-jst252207s.html</text:p>
          </table:table-cell>
        </table:table-row>
        <table:table-row table:style-name="ro1">
          <table:table-cell office:value-type="string" calcext:value-type="string">
            <text:p>BLACK LAWN EMBROIDERED 3PC STITCHED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37230</text:p>
          </table:table-cell>
          <table:table-cell office:value-type="string" calcext:value-type="string">
            <text:p>JLAWN-S-25-207/S MODERN ART-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lawn-embroidered-3pc-stitched-jls25207s.html</text:p>
          </table:table-cell>
        </table:table-row>
        <table:table-row table:style-name="ro1">
          <table:table-cell office:value-type="string" calcext:value-type="string">
            <text:p>MULTICOLOR LAWN DIGITAL PRINTED UNSTITCHED 1PC</text:p>
          </table:table-cell>
          <table:table-cell office:value-type="string" calcext:value-type="string">
            <text:p>PKR 1,490.00</text:p>
          </table:table-cell>
          <table:table-cell office:value-type="float" office:value="10000140006" calcext:value-type="float">
            <text:p>10000140006</text:p>
          </table:table-cell>
          <table:table-cell office:value-type="string" calcext:value-type="string">
            <text:p>JLAWN-S-JSU-25-932 PATTERN FUSE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digital-printed-unstitched-1pc-jsu25932u.html</text:p>
          </table:table-cell>
        </table:table-row>
        <table:table-row table:style-name="ro1">
          <table:table-cell office:value-type="string" calcext:value-type="string">
            <text:p>GREEN LAWN DIGITAL PRINTED UNSTITCHED 1PC</text:p>
          </table:table-cell>
          <table:table-cell office:value-type="string" calcext:value-type="string">
            <text:p>PKR 1,490.00</text:p>
          </table:table-cell>
          <table:table-cell office:value-type="float" office:value="10000140011" calcext:value-type="float">
            <text:p>10000140011</text:p>
          </table:table-cell>
          <table:table-cell office:value-type="string" calcext:value-type="string">
            <text:p>JLAWN-S-JSU-25-937 PATTERN FUSE-7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digital-printed-unstitched-1pc-jsu25937u.html</text:p>
          </table:table-cell>
        </table:table-row>
        <table:table-row table:style-name="ro1">
          <table:table-cell office:value-type="string" calcext:value-type="string">
            <text:p>GREEN LAWN DIGITAL PRINTED UNSTITCHED 1PC</text:p>
          </table:table-cell>
          <table:table-cell office:value-type="string" calcext:value-type="string">
            <text:p>PKR 1,490.00</text:p>
          </table:table-cell>
          <table:table-cell office:value-type="float" office:value="10000140008" calcext:value-type="float">
            <text:p>10000140008</text:p>
          </table:table-cell>
          <table:table-cell office:value-type="string" calcext:value-type="string">
            <text:p>JLAWN-S-JSU-25-934 PATTERN FUSE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digital-printed-unstitched-1pc-jsu25934u.html</text:p>
          </table:table-cell>
        </table:table-row>
        <table:table-row table:style-name="ro1">
          <table:table-cell office:value-type="string" calcext:value-type="string">
            <text:p>MULTICOLOR LAWN DIGITAL PRINTED UNSTITCHED 1PC</text:p>
          </table:table-cell>
          <table:table-cell office:value-type="string" calcext:value-type="string">
            <text:p>PKR 1,490.00</text:p>
          </table:table-cell>
          <table:table-cell office:value-type="float" office:value="10000140014" calcext:value-type="float">
            <text:p>10000140014</text:p>
          </table:table-cell>
          <table:table-cell office:value-type="string" calcext:value-type="string">
            <text:p>JLAWN-S-JSU-25-940 PATTERN FUSE-10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digital-printed-unstitched-1pc-jsu25940u.html</text:p>
          </table:table-cell>
        </table:table-row>
        <table:table-row table:style-name="ro1">
          <table:table-cell office:value-type="string" calcext:value-type="string">
            <text:p>RED LAWN EMBROIDERED 3PC STITCHED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151312</text:p>
          </table:table-cell>
          <table:table-cell office:value-type="string" calcext:value-type="string">
            <text:p>JLAWN-S-25-233/S FARMIO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red-lawn-embroidered-3pc-stitched-jls25233s.html</text:p>
          </table:table-cell>
        </table:table-row>
        <table:table-row table:style-name="ro1">
          <table:table-cell office:value-type="string" calcext:value-type="string">
            <text:p>OLIVE LAWN EMBROIDERED 3PC STITCHED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47673</text:p>
          </table:table-cell>
          <table:table-cell office:value-type="string" calcext:value-type="string">
            <text:p>JLAWN-S-25-234/S MODERN ETHNIC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live-lawn-embroidered-3pc-stitched-jls25234s.html</text:p>
          </table:table-cell>
        </table:table-row>
        <table:table-row table:style-name="ro1">
          <table:table-cell office:value-type="string" calcext:value-type="string">
            <text:p>BLUE LAWN SCHIFFLI 3PC STITCHED</text:p>
          </table:table-cell>
          <table:table-cell office:value-type="string" calcext:value-type="string">
            <text:p>PKR 11,990.00</text:p>
          </table:table-cell>
          <table:table-cell office:value-type="string" calcext:value-type="string">
            <text:p>J-10000139689</text:p>
          </table:table-cell>
          <table:table-cell office:value-type="string" calcext:value-type="string">
            <text:p>JLAWN-S-25-239/S CHIKENKARI-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schiffli-3pc-stitched-jls25239s.html</text:p>
          </table:table-cell>
        </table:table-row>
        <table:table-row table:style-name="ro1">
          <table:table-cell office:value-type="string" calcext:value-type="string">
            <text:p>OFF WHITE LAWN SCHIFFLI 3PC STITCHED</text:p>
          </table:table-cell>
          <table:table-cell office:value-type="string" calcext:value-type="string">
            <text:p>PKR 12,990.00</text:p>
          </table:table-cell>
          <table:table-cell office:value-type="string" calcext:value-type="string">
            <text:p>J-10000139683</text:p>
          </table:table-cell>
          <table:table-cell office:value-type="string" calcext:value-type="string">
            <text:p>JLAWN-S-25-238/S CHIKENKARI-0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lawn-schiffli-3pc-stitched-jls25238s.html</text:p>
          </table:table-cell>
        </table:table-row>
        <table:table-row table:style-name="ro1">
          <table:table-cell office:value-type="string" calcext:value-type="string">
            <text:p>GREEN LAWN EMBROIDERED 3PC STITCHED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51306</text:p>
          </table:table-cell>
          <table:table-cell office:value-type="string" calcext:value-type="string">
            <text:p>JLAWN-S-25-232/S FARMIO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embroidered-3pc-stitched-jls25232s.html</text:p>
          </table:table-cell>
        </table:table-row>
        <table:table-row table:style-name="ro1">
          <table:table-cell office:value-type="string" calcext:value-type="string">
            <text:p>BROWN LAWN EMBROIDERED 3PC STITCHED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47685</text:p>
          </table:table-cell>
          <table:table-cell office:value-type="string" calcext:value-type="string">
            <text:p>JLAWN-S-25-236/S MODERN ETHNIC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rown-lawn-embroidered-3pc-stitched-jls25236s.html</text:p>
          </table:table-cell>
        </table:table-row>
        <table:table-row table:style-name="ro1">
          <table:table-cell office:value-type="string" calcext:value-type="string">
            <text:p>BEIGE LAWN EMBROIDERED 3PC STITCHED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47679</text:p>
          </table:table-cell>
          <table:table-cell office:value-type="string" calcext:value-type="string">
            <text:p>JLAWN-S-25-235/S MODERN ETHNIC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eige-lawn-embroidered-3pc-stitched-jls25235s.html</text:p>
          </table:table-cell>
        </table:table-row>
        <table:table-row table:style-name="ro1">
          <table:table-cell office:value-type="string" calcext:value-type="string">
            <text:p>PINK LAWN EMBROIDERED 3PC STITCHED</text:p>
          </table:table-cell>
          <table:table-cell office:value-type="string" calcext:value-type="string">
            <text:p>PKR 9,490.00</text:p>
          </table:table-cell>
          <table:table-cell office:value-type="string" calcext:value-type="string">
            <text:p>J-10000139671</text:p>
          </table:table-cell>
          <table:table-cell office:value-type="string" calcext:value-type="string">
            <text:p>JLAWN-S-25-220/S DIMENSIONAL ART-0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lawn-embroidered-3pc-stitched-jls25220s.html</text:p>
          </table:table-cell>
        </table:table-row>
        <table:table-row table:style-name="ro1">
          <table:table-cell office:value-type="string" calcext:value-type="string">
            <text:p>BLACK LAWN EMBROIDERED 3PC STITCHED</text:p>
          </table:table-cell>
          <table:table-cell office:value-type="string" calcext:value-type="string">
            <text:p>PKR 9,490.00</text:p>
          </table:table-cell>
          <table:table-cell office:value-type="string" calcext:value-type="string">
            <text:p>J-10000139659</text:p>
          </table:table-cell>
          <table:table-cell office:value-type="string" calcext:value-type="string">
            <text:p>JLAWN-S-25-218/S DIMENSIONAL ART-0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lawn-embroidered-3pc-stitched-jls25218s.html</text:p>
          </table:table-cell>
        </table:table-row>
        <table:table-row table:style-name="ro1">
          <table:table-cell office:value-type="string" calcext:value-type="string">
            <text:p>PINK LAWN SCHIFFLI 3PC STITCHED</text:p>
          </table:table-cell>
          <table:table-cell office:value-type="string" calcext:value-type="string">
            <text:p>PKR 10,990.00</text:p>
          </table:table-cell>
          <table:table-cell office:value-type="string" calcext:value-type="string">
            <text:p>J-10000138332</text:p>
          </table:table-cell>
          <table:table-cell office:value-type="string" calcext:value-type="string">
            <text:p>JLAWN-S-25-228/S SCHIFFLI-0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lawn-schiffli-3pc-stitched-jls25228s.html</text:p>
          </table:table-cell>
        </table:table-row>
        <table:table-row table:style-name="ro1">
          <table:table-cell office:value-type="string" calcext:value-type="string">
            <text:p>GREY COTTON EMBROIDERED 2PC STITCHED</text:p>
          </table:table-cell>
          <table:table-cell office:value-type="string" calcext:value-type="string">
            <text:p>PKR 6,690.00</text:p>
          </table:table-cell>
          <table:table-cell office:value-type="string" calcext:value-type="string">
            <text:p>J-10000146126</text:p>
          </table:table-cell>
          <table:table-cell office:value-type="string" calcext:value-type="string">
            <text:p>JLAWN-S-JST-25-2230/S EMB CORDS-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y-cotton-embroidered-2pc-stitched-jst252230s.html</text:p>
          </table:table-cell>
        </table:table-row>
        <table:table-row table:style-name="ro1">
          <table:table-cell office:value-type="string" calcext:value-type="string">
            <text:p>MULTICOLOR LAWN EMBROIDERED 3PC STITCHED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151300</text:p>
          </table:table-cell>
          <table:table-cell office:value-type="string" calcext:value-type="string">
            <text:p>JLAWN-S-25-231/S FARMIO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embroidered-3pc-stitched-jls25231s.html</text:p>
          </table:table-cell>
        </table:table-row>
        <table:table-row table:style-name="ro1">
          <table:table-cell office:value-type="string" calcext:value-type="string">
            <text:p>GREY LAWN EMBROIDERED 3PC STITCHED</text:p>
          </table:table-cell>
          <table:table-cell office:value-type="string" calcext:value-type="string">
            <text:p>PKR 9,490.00</text:p>
          </table:table-cell>
          <table:table-cell office:value-type="string" calcext:value-type="string">
            <text:p>J-10000139677</text:p>
          </table:table-cell>
          <table:table-cell office:value-type="string" calcext:value-type="string">
            <text:p>JLAWN-S-25-221/S DIMENSIONAL ART-0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y-lawn-embroidered-3pc-stitched-jls25221s.html</text:p>
          </table:table-cell>
        </table:table-row>
        <table:table-row table:style-name="ro1">
          <table:table-cell office:value-type="string" calcext:value-type="string">
            <text:p>BEIGE LAWN SCHIFFLI 3PC STITCHED</text:p>
          </table:table-cell>
          <table:table-cell office:value-type="string" calcext:value-type="string">
            <text:p>PKR 10,990.00</text:p>
          </table:table-cell>
          <table:table-cell office:value-type="string" calcext:value-type="string">
            <text:p>J-10000138326</text:p>
          </table:table-cell>
          <table:table-cell office:value-type="string" calcext:value-type="string">
            <text:p>JLAWN-S-25-227/S SCHIFFLI-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eige-lawn-schiffli-3pc-stitched-jls25227s.html</text:p>
          </table:table-cell>
        </table:table-row>
        <table:table-row table:style-name="ro1">
          <table:table-cell office:value-type="string" calcext:value-type="string">
            <text:p>PEACH LAWN EMBROIDERED 3PC STITCHED</text:p>
          </table:table-cell>
          <table:table-cell office:value-type="string" calcext:value-type="string">
            <text:p>PKR 9,490.00</text:p>
          </table:table-cell>
          <table:table-cell office:value-type="string" calcext:value-type="string">
            <text:p>J-10000139665</text:p>
          </table:table-cell>
          <table:table-cell office:value-type="string" calcext:value-type="string">
            <text:p>JLAWN-S-25-219/S DIMENSIONAL ART-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each-lawn-embroidered-3pc-stitched-jls25219s.html</text:p>
          </table:table-cell>
        </table:table-row>
        <table:table-row table:style-name="ro1">
          <table:table-cell office:value-type="string" calcext:value-type="string">
            <text:p>PURPLE LAWN EMBROIDERED UNSTITCHED 3PC</text:p>
          </table:table-cell>
          <table:table-cell office:value-type="string" calcext:value-type="string">
            <text:p>PKR 7,990.00</text:p>
          </table:table-cell>
          <table:table-cell office:value-type="float" office:value="10000143831" calcext:value-type="float">
            <text:p>10000143831</text:p>
          </table:table-cell>
          <table:table-cell office:value-type="string" calcext:value-type="string">
            <text:p>JLAWN-S-25-3490 LUXE-A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urple-lawn-embroidered-unstitched-3pc-jlu253490u.html</text:p>
          </table:table-cell>
        </table:table-row>
        <table:table-row table:style-name="ro1">
          <table:table-cell office:value-type="string" calcext:value-type="string">
            <text:p>PINK LAWN PRINTED UNSTITCHED 3PC</text:p>
          </table:table-cell>
          <table:table-cell office:value-type="string" calcext:value-type="string">
            <text:p>PKR 3,990.00</text:p>
          </table:table-cell>
          <table:table-cell office:value-type="float" office:value="10000148754" calcext:value-type="float">
            <text:p>10000148754</text:p>
          </table:table-cell>
          <table:table-cell office:value-type="string" calcext:value-type="string">
            <text:p>JLAWN-S-25-3456 TRELLIS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lawn-printed-unstitched-3pc-jlu253456u.html</text:p>
          </table:table-cell>
        </table:table-row>
        <table:table-row table:style-name="ro1">
          <table:table-cell office:value-type="string" calcext:value-type="string">
            <text:p>CREAM LAWN EMBROIDERED 3PC STITCHED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151768</text:p>
          </table:table-cell>
          <table:table-cell office:value-type="string" calcext:value-type="string">
            <text:p>JLAWN-S-25-230/S FARMIO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cream-lawn-embroidered-3pc-stitched-jls25230s.html</text:p>
          </table:table-cell>
        </table:table-row>
        <table:table-row table:style-name="ro1">
          <table:table-cell office:value-type="string" calcext:value-type="string">
            <text:p>GREEN LAWN PRINTED UNSTITCHED 3PC</text:p>
          </table:table-cell>
          <table:table-cell office:value-type="string" calcext:value-type="string">
            <text:p>PKR 3,990.00</text:p>
          </table:table-cell>
          <table:table-cell office:value-type="float" office:value="10000148755" calcext:value-type="float">
            <text:p>10000148755</text:p>
          </table:table-cell>
          <table:table-cell office:value-type="string" calcext:value-type="string">
            <text:p>JLAWN-S-25-3457 TRELLIS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printed-unstitched-3pc-jlu253457u.html</text:p>
          </table:table-cell>
        </table:table-row>
        <table:table-row table:style-name="ro1">
          <table:table-cell office:value-type="string" calcext:value-type="string">
            <text:p>MULTICOLOR LAWN PRINTED UNSTITCHED 3PC</text:p>
          </table:table-cell>
          <table:table-cell office:value-type="string" calcext:value-type="string">
            <text:p>PKR 3,990.00</text:p>
          </table:table-cell>
          <table:table-cell office:value-type="float" office:value="10000148753" calcext:value-type="float">
            <text:p>10000148753</text:p>
          </table:table-cell>
          <table:table-cell office:value-type="string" calcext:value-type="string">
            <text:p>JLAWN-S-25-3455 TRELLIS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unstitched-3pc-jlu253455u.html</text:p>
          </table:table-cell>
        </table:table-row>
        <table:table-row table:style-name="ro1">
          <table:table-cell office:value-type="string" calcext:value-type="string">
            <text:p>MAROON LAWN PASTE PRINTED UNSTITCHED 3PC</text:p>
          </table:table-cell>
          <table:table-cell office:value-type="string" calcext:value-type="string">
            <text:p>PKR 4,990.00</text:p>
          </table:table-cell>
          <table:table-cell office:value-type="float" office:value="10000150451" calcext:value-type="float">
            <text:p>10000150451</text:p>
          </table:table-cell>
          <table:table-cell office:value-type="string" calcext:value-type="string">
            <text:p>JLAWN-S-25-3498 LACE KAHANI-0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aroon-lawn-paste-printed-unstitched-3pc-jlu253498u.html</text:p>
          </table:table-cell>
        </table:table-row>
        <table:table-row table:style-name="ro1">
          <table:table-cell office:value-type="string" calcext:value-type="string">
            <text:p>BLUE LAWN PRINTED UNSTITCHED 3PC</text:p>
          </table:table-cell>
          <table:table-cell office:value-type="string" calcext:value-type="string">
            <text:p>PKR 3,990.00</text:p>
          </table:table-cell>
          <table:table-cell office:value-type="float" office:value="10000148756" calcext:value-type="float">
            <text:p>10000148756</text:p>
          </table:table-cell>
          <table:table-cell office:value-type="string" calcext:value-type="string">
            <text:p>JLAWN-S-25-3458 TRELLIS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printed-unstitched-3pc-jlu253458u.html</text:p>
          </table:table-cell>
        </table:table-row>
        <table:table-row table:style-name="ro1">
          <table:table-cell office:value-type="string" calcext:value-type="string">
            <text:p>BLUE LAWN EMBROIDERED UNSTITCHED 2PC</text:p>
          </table:table-cell>
          <table:table-cell office:value-type="string" calcext:value-type="string">
            <text:p>PKR 4,190.00</text:p>
          </table:table-cell>
          <table:table-cell office:value-type="float" office:value="10000154404" calcext:value-type="float">
            <text:p>10000154404</text:p>
          </table:table-cell>
          <table:table-cell office:value-type="string" calcext:value-type="string">
            <text:p>JLAWN-S-JST-25-2171 DAZZLE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embroidered-unstitched-2pc-jst252171u.html</text:p>
          </table:table-cell>
        </table:table-row>
        <table:table-row table:style-name="ro1">
          <table:table-cell office:value-type="string" calcext:value-type="string">
            <text:p>GREEN LAWN EMBROIDERED UNSTITCHED 2PC</text:p>
          </table:table-cell>
          <table:table-cell office:value-type="string" calcext:value-type="string">
            <text:p>PKR 4,190.00</text:p>
          </table:table-cell>
          <table:table-cell office:value-type="float" office:value="10000154405" calcext:value-type="float">
            <text:p>10000154405</text:p>
          </table:table-cell>
          <table:table-cell office:value-type="string" calcext:value-type="string">
            <text:p>JLAWN-S-JST-25-2172 DAZZLE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embroidered-unstitched-2pc-jst252172u.html</text:p>
          </table:table-cell>
        </table:table-row>
        <table:table-row table:style-name="ro1">
          <table:table-cell office:value-type="string" calcext:value-type="string">
            <text:p>PURPLE LAWN EMBROIDERED UNSTITCHED 2PC</text:p>
          </table:table-cell>
          <table:table-cell office:value-type="string" calcext:value-type="string">
            <text:p>PKR 4,490.00</text:p>
          </table:table-cell>
          <table:table-cell office:value-type="float" office:value="10000143827" calcext:value-type="float">
            <text:p>10000143827</text:p>
          </table:table-cell>
          <table:table-cell office:value-type="string" calcext:value-type="string">
            <text:p>JLAWN-S-JST-25-2168 CHAPPAI-U-8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urple-lawn-embroidered-unstitched-2pc-jst252168u.html</text:p>
          </table:table-cell>
        </table:table-row>
        <table:table-row table:style-name="ro1">
          <table:table-cell office:value-type="string" calcext:value-type="string">
            <text:p>GREY LAWN EMBROIDERED UNSTITCHED 2PC</text:p>
          </table:table-cell>
          <table:table-cell office:value-type="string" calcext:value-type="string">
            <text:p>PKR 4,190.00</text:p>
          </table:table-cell>
          <table:table-cell office:value-type="float" office:value="10000154402" calcext:value-type="float">
            <text:p>10000154402</text:p>
          </table:table-cell>
          <table:table-cell office:value-type="string" calcext:value-type="string">
            <text:p>JLAWN-S-JST-25-2169 DAZZLE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y-lawn-embroidered-unstitched-2pc-jst252169u.html</text:p>
          </table:table-cell>
        </table:table-row>
        <table:table-row table:style-name="ro1">
          <table:table-cell office:value-type="string" calcext:value-type="string">
            <text:p>PEACH LAWN EMBROIDERED UNSTITCHED 2PC</text:p>
          </table:table-cell>
          <table:table-cell office:value-type="string" calcext:value-type="string">
            <text:p>PKR 4,490.00</text:p>
          </table:table-cell>
          <table:table-cell office:value-type="float" office:value="10000143826" calcext:value-type="float">
            <text:p>10000143826</text:p>
          </table:table-cell>
          <table:table-cell office:value-type="string" calcext:value-type="string">
            <text:p>JLAWN-S-JST-25-2167 CHAPPAI-U-7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each-lawn-embroidered-unstitched-2pc-jst252167u.html</text:p>
          </table:table-cell>
        </table:table-row>
        <table:table-row table:style-name="ro1">
          <table:table-cell office:value-type="string" calcext:value-type="string">
            <text:p>PINK LAWN EMBROIDERED UNSTITCHED 2PC</text:p>
          </table:table-cell>
          <table:table-cell office:value-type="string" calcext:value-type="string">
            <text:p>PKR 4,490.00</text:p>
          </table:table-cell>
          <table:table-cell office:value-type="float" office:value="10000143824" calcext:value-type="float">
            <text:p>10000143824</text:p>
          </table:table-cell>
          <table:table-cell office:value-type="string" calcext:value-type="string">
            <text:p>JLAWN-S-JST-25-2165 CHAPPAI-U-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sea-green-lawn-embroidered-unstitched-2pc-jst252165u.html</text:p>
          </table:table-cell>
        </table:table-row>
        <table:table-row table:style-name="ro1">
          <table:table-cell office:value-type="string" calcext:value-type="string">
            <text:p>PEACH LAWN EMBROIDERED UNSTITCHED 2PC</text:p>
          </table:table-cell>
          <table:table-cell office:value-type="string" calcext:value-type="string">
            <text:p>PKR 4,190.00</text:p>
          </table:table-cell>
          <table:table-cell office:value-type="float" office:value="10000154403" calcext:value-type="float">
            <text:p>10000154403</text:p>
          </table:table-cell>
          <table:table-cell office:value-type="string" calcext:value-type="string">
            <text:p>JLAWN-S-JST-25-2170 DAZZLE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each-lawn-embroidered-unstitched-2pc-jst252170u.html</text:p>
          </table:table-cell>
        </table:table-row>
        <table:table-row table:style-name="ro1">
          <table:table-cell office:value-type="string" calcext:value-type="string">
            <text:p>GREEN LAWN EMBROIDERED UNSTITCHED 2PC</text:p>
          </table:table-cell>
          <table:table-cell office:value-type="string" calcext:value-type="string">
            <text:p>PKR 4,490.00</text:p>
          </table:table-cell>
          <table:table-cell office:value-type="float" office:value="10000143822" calcext:value-type="float">
            <text:p>10000143822</text:p>
          </table:table-cell>
          <table:table-cell office:value-type="string" calcext:value-type="string">
            <text:p>JLAWN-S-JST-25-2163 CHAPPAI-U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embroidered-unstitched-2pc-jst252163u.html</text:p>
          </table:table-cell>
        </table:table-row>
        <table:table-row table:style-name="ro1">
          <table:table-cell office:value-type="string" calcext:value-type="string">
            <text:p>SEA GREEN LAWN EMBROIDERED UNSTITCHED 2PC</text:p>
          </table:table-cell>
          <table:table-cell office:value-type="string" calcext:value-type="string">
            <text:p>PKR 4,490.00</text:p>
          </table:table-cell>
          <table:table-cell office:value-type="float" office:value="10000143825" calcext:value-type="float">
            <text:p>10000143825</text:p>
          </table:table-cell>
          <table:table-cell office:value-type="string" calcext:value-type="string">
            <text:p>JLAWN-S-JST-25-2166 CHAPPAI-U-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lawn-embroidered-unstitched-2pc-jst252166u.html</text:p>
          </table:table-cell>
        </table:table-row>
        <table:table-row table:style-name="ro1">
          <table:table-cell office:value-type="string" calcext:value-type="string">
            <text:p>BLUE LAWN EMBROIDERED UNSTITCHED 2PC</text:p>
          </table:table-cell>
          <table:table-cell office:value-type="string" calcext:value-type="string">
            <text:p>PKR 4,490.00</text:p>
          </table:table-cell>
          <table:table-cell office:value-type="float" office:value="10000143820" calcext:value-type="float">
            <text:p>10000143820</text:p>
          </table:table-cell>
          <table:table-cell office:value-type="string" calcext:value-type="string">
            <text:p>JLAWN-S-JST-25-2161 CHAPPAI-U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embroidered-unstitched-2pc-jst252161u.html</text:p>
          </table:table-cell>
        </table:table-row>
        <table:table-row table:style-name="ro1">
          <table:table-cell office:value-type="string" calcext:value-type="string">
            <text:p>MUSTARD LAWN EMBROIDERED UNSTITCHED 2PC</text:p>
          </table:table-cell>
          <table:table-cell office:value-type="string" calcext:value-type="string">
            <text:p>PKR 4,490.00</text:p>
          </table:table-cell>
          <table:table-cell office:value-type="float" office:value="10000143823" calcext:value-type="float">
            <text:p>10000143823</text:p>
          </table:table-cell>
          <table:table-cell office:value-type="string" calcext:value-type="string">
            <text:p>JLAWN-S-JST-25-2164 CHAPPAI-U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stard-lawn-embroidered-unstitched-2pc-jst252164u.html</text:p>
          </table:table-cell>
        </table:table-row>
        <table:table-row table:style-name="ro1">
          <table:table-cell office:value-type="string" calcext:value-type="string">
            <text:p>GREY LAWN EMBROIDERED UNSTITCHED 2PC</text:p>
          </table:table-cell>
          <table:table-cell office:value-type="string" calcext:value-type="string">
            <text:p>PKR 3,990.00</text:p>
          </table:table-cell>
          <table:table-cell office:value-type="float" office:value="10000139986" calcext:value-type="float">
            <text:p>10000139986</text:p>
          </table:table-cell>
          <table:table-cell office:value-type="string" calcext:value-type="string">
            <text:p>JLAWN-S-JDS-25-1137 GEOMETRIC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y-lawn-embroidered-unstitched-2pc-jds251137u.html</text:p>
          </table:table-cell>
        </table:table-row>
        <table:table-row table:style-name="ro1">
          <table:table-cell office:value-type="string" calcext:value-type="string">
            <text:p>LILAC LAWN EMBROIDERED UNSTITCHED 2PC</text:p>
          </table:table-cell>
          <table:table-cell office:value-type="string" calcext:value-type="string">
            <text:p>PKR 4,490.00</text:p>
          </table:table-cell>
          <table:table-cell office:value-type="float" office:value="10000143821" calcext:value-type="float">
            <text:p>10000143821</text:p>
          </table:table-cell>
          <table:table-cell office:value-type="string" calcext:value-type="string">
            <text:p>JLAWN-S-JST-25-2162 CHAPPAI-U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lilac-lawn-embroidered-unstitched-2pc-jst252162u.html</text:p>
          </table:table-cell>
        </table:table-row>
        <table:table-row table:style-name="ro1">
          <table:table-cell office:value-type="string" calcext:value-type="string">
            <text:p>MULTICOLOR LAWN EMBROIDERED UNSTITCHED 2PC</text:p>
          </table:table-cell>
          <table:table-cell office:value-type="string" calcext:value-type="string">
            <text:p>PKR 3,990.00</text:p>
          </table:table-cell>
          <table:table-cell office:value-type="float" office:value="10000139987" calcext:value-type="float">
            <text:p>10000139987</text:p>
          </table:table-cell>
          <table:table-cell office:value-type="string" calcext:value-type="string">
            <text:p>JLAWN-S-JDS-25-1138 GEOMETRIC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embroidered-unstitched-2pc-jds251138u.html</text:p>
          </table:table-cell>
        </table:table-row>
        <table:table-row table:style-name="ro1">
          <table:table-cell office:value-type="string" calcext:value-type="string">
            <text:p>OFF WHITE LAWN EMBROIDERED UNSTITCHED 2PC</text:p>
          </table:table-cell>
          <table:table-cell office:value-type="string" calcext:value-type="string">
            <text:p>PKR 3,990.00</text:p>
          </table:table-cell>
          <table:table-cell office:value-type="float" office:value="10000139985" calcext:value-type="float">
            <text:p>10000139985</text:p>
          </table:table-cell>
          <table:table-cell office:value-type="string" calcext:value-type="string">
            <text:p>JLAWN-S-JDS-25-1136 GEOMETRIC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lawn-embroidered-unstitched-2pc-jds251136u.html</text:p>
          </table:table-cell>
        </table:table-row>
        <table:table-row table:style-name="ro1">
          <table:table-cell office:value-type="string" calcext:value-type="string">
            <text:p>WHITE LAWN EMBROIDERED UNSTITCHED 2PC</text:p>
          </table:table-cell>
          <table:table-cell office:value-type="string" calcext:value-type="string">
            <text:p>PKR 3,990.00</text:p>
          </table:table-cell>
          <table:table-cell office:value-type="float" office:value="10000139988" calcext:value-type="float">
            <text:p>10000139988</text:p>
          </table:table-cell>
          <table:table-cell office:value-type="string" calcext:value-type="string">
            <text:p>JLAWN-S-JDS-25-1139 GEOMETRIC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white-lawn-embroidered-unstitched-2pc-jds251139u.html</text:p>
          </table:table-cell>
        </table:table-row>
        <table:table-row table:style-name="ro1">
          <table:table-cell office:value-type="string" calcext:value-type="string">
            <text:p>BLACK LAWN PRINTED UNSTITCHED 3PC</text:p>
          </table:table-cell>
          <table:table-cell office:value-type="string" calcext:value-type="string">
            <text:p>PKR 3,990.00</text:p>
          </table:table-cell>
          <table:table-cell office:value-type="float" office:value="10000148762" calcext:value-type="float">
            <text:p>10000148762</text:p>
          </table:table-cell>
          <table:table-cell office:value-type="string" calcext:value-type="string">
            <text:p>JLAWN-S-25-3472 CHARCOAL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lawn-printed-unstitched-3pc-jlawn-s-25-3472.html</text:p>
          </table:table-cell>
        </table:table-row>
        <table:table-row table:style-name="ro1">
          <table:table-cell office:value-type="string" calcext:value-type="string">
            <text:p>BEIGE LAWN PRINTED UNSTITCHED 3PC</text:p>
          </table:table-cell>
          <table:table-cell office:value-type="string" calcext:value-type="string">
            <text:p>PKR 3,990.00</text:p>
          </table:table-cell>
          <table:table-cell office:value-type="float" office:value="10000148759" calcext:value-type="float">
            <text:p>10000148759</text:p>
          </table:table-cell>
          <table:table-cell office:value-type="string" calcext:value-type="string">
            <text:p>JLAWN-S-25-3461 TRELLIS-7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eige-lawn-printed-unstitched-3pc-jlu253461u.html</text:p>
          </table:table-cell>
        </table:table-row>
        <table:table-row table:style-name="ro1">
          <table:table-cell office:value-type="string" calcext:value-type="string">
            <text:p>BLACK &amp; WHITE LAWN PRINTED UNSTITCHED 3PC</text:p>
          </table:table-cell>
          <table:table-cell office:value-type="string" calcext:value-type="string">
            <text:p>PKR 5,690.00</text:p>
          </table:table-cell>
          <table:table-cell office:value-type="float" office:value="10000146140" calcext:value-type="float">
            <text:p>10000146140</text:p>
          </table:table-cell>
          <table:table-cell office:value-type="string" calcext:value-type="string">
            <text:p>JLAWN-S-25-3469 CUT WORK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white-lawn-printed-unstitched-3pc-jlawn-s-25-3469.html</text:p>
          </table:table-cell>
        </table:table-row>
        <table:table-row table:style-name="ro1">
          <table:table-cell office:value-type="string" calcext:value-type="string">
            <text:p>BLACK &amp; WHITE LAWN PRINTED UNSTITCHED 3PC</text:p>
          </table:table-cell>
          <table:table-cell office:value-type="string" calcext:value-type="string">
            <text:p>PKR 5,690.00</text:p>
          </table:table-cell>
          <table:table-cell office:value-type="float" office:value="10000146138" calcext:value-type="float">
            <text:p>10000146138</text:p>
          </table:table-cell>
          <table:table-cell office:value-type="string" calcext:value-type="string">
            <text:p>JLAWN-S-25-3467 CUT WORK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white-lawn-printed-unstitched-3pc-jlawn-s-25-3467.html</text:p>
          </table:table-cell>
        </table:table-row>
        <table:table-row table:style-name="ro1">
          <table:table-cell office:value-type="string" calcext:value-type="string">
            <text:p>BEIGE LAWN PRINTED KURTI</text:p>
          </table:table-cell>
          <table:table-cell office:value-type="string" calcext:value-type="string">
            <text:p>PKR 2,990.00</text:p>
          </table:table-cell>
          <table:table-cell office:value-type="string" calcext:value-type="string">
            <text:p>J-10000142071</text:p>
          </table:table-cell>
          <table:table-cell office:value-type="string" calcext:value-type="string">
            <text:p>JYGK-S-JTS-25-4079 FB/KOHL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eige-lawn-printed-kurti-jygk-s-jts-25-4079.html</text:p>
          </table:table-cell>
        </table:table-row>
        <table:table-row table:style-name="ro1">
          <table:table-cell office:value-type="string" calcext:value-type="string">
            <text:p>BLACK &amp; WHITE LAWN PRINTED UNSTITCHED 3PC</text:p>
          </table:table-cell>
          <table:table-cell office:value-type="string" calcext:value-type="string">
            <text:p>PKR 5,690.00</text:p>
          </table:table-cell>
          <table:table-cell office:value-type="float" office:value="10000146139" calcext:value-type="float">
            <text:p>10000146139</text:p>
          </table:table-cell>
          <table:table-cell office:value-type="string" calcext:value-type="string">
            <text:p>JLAWN-S-25-3468 CUT WORK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white-lawn-printed-unstitched-3pc-jlawn-s-25-3468.html</text:p>
          </table:table-cell>
        </table:table-row>
        <table:table-row table:style-name="ro1">
          <table:table-cell office:value-type="string" calcext:value-type="string">
            <text:p>BLACK LAWN PRINTED UNSTITCHED 3PC</text:p>
          </table:table-cell>
          <table:table-cell office:value-type="string" calcext:value-type="string">
            <text:p>PKR 3,990.00</text:p>
          </table:table-cell>
          <table:table-cell office:value-type="float" office:value="10000148764" calcext:value-type="float">
            <text:p>10000148764</text:p>
          </table:table-cell>
          <table:table-cell office:value-type="string" calcext:value-type="string">
            <text:p>JLAWN-S-25-3474 CHARCOAL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lawn-printed-unstitched-3pc-jlawn-s-25-3474.html</text:p>
          </table:table-cell>
        </table:table-row>
        <table:table-row table:style-name="ro1">
          <table:table-cell office:value-type="string" calcext:value-type="string">
            <text:p>MULTICOLOR LAWN EMBROIDERED UNSTITCHED 3PC</text:p>
          </table:table-cell>
          <table:table-cell office:value-type="string" calcext:value-type="string">
            <text:p>PKR 5,990.00</text:p>
          </table:table-cell>
          <table:table-cell office:value-type="float" office:value="10000140003" calcext:value-type="float">
            <text:p>10000140003</text:p>
          </table:table-cell>
          <table:table-cell office:value-type="string" calcext:value-type="string">
            <text:p>JLAWN-S-25-3485 SIREEN-0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embroidered-unstitched-3pc-jlu253485u.html</text:p>
          </table:table-cell>
        </table:table-row>
        <table:table-row table:style-name="ro1">
          <table:table-cell office:value-type="string" calcext:value-type="string">
            <text:p>MULTICOLOR LAWN EMBROIDERED UNSTITCHED 3PC</text:p>
          </table:table-cell>
          <table:table-cell office:value-type="string" calcext:value-type="string">
            <text:p>PKR 5,990.00</text:p>
          </table:table-cell>
          <table:table-cell office:value-type="float" office:value="10000132619" calcext:value-type="float">
            <text:p>10000132619</text:p>
          </table:table-cell>
          <table:table-cell office:value-type="string" calcext:value-type="string">
            <text:p>JLAWN-S-25-3477 SHIBORIE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embroidered-unstitched-3pc-jlu253477u.html</text:p>
          </table:table-cell>
        </table:table-row>
        <table:table-row table:style-name="ro1">
          <table:table-cell office:value-type="string" calcext:value-type="string">
            <text:p>MULTICOLOR LAWN EMBROIDERED UNSTITCHED 3PC</text:p>
          </table:table-cell>
          <table:table-cell office:value-type="string" calcext:value-type="string">
            <text:p>PKR 7,990.00</text:p>
          </table:table-cell>
          <table:table-cell office:value-type="float" office:value="10000143834" calcext:value-type="float">
            <text:p>10000143834</text:p>
          </table:table-cell>
          <table:table-cell office:value-type="string" calcext:value-type="string">
            <text:p>JLAWN-S-25-3493 LUXE-B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embroidered-unstitched-3pc-jlu253493u.html</text:p>
          </table:table-cell>
        </table:table-row>
        <table:table-row table:style-name="ro1">
          <table:table-cell office:value-type="string" calcext:value-type="string">
            <text:p>MULTICOLOR JACQUARD DIGITAL PRINTED UNSTITCHED 3PC</text:p>
          </table:table-cell>
          <table:table-cell office:value-type="string" calcext:value-type="string">
            <text:p>PKR 6,490.00</text:p>
          </table:table-cell>
          <table:table-cell office:value-type="float" office:value="10000150014" calcext:value-type="float">
            <text:p>10000150014</text:p>
          </table:table-cell>
          <table:table-cell office:value-type="string" calcext:value-type="string">
            <text:p>JLAWN-S-25-3480 BOLD ETHNIC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jacquard-digital-printed-unstitched-3pc-jlu253480u.html</text:p>
          </table:table-cell>
        </table:table-row>
        <table:table-row table:style-name="ro1">
          <table:table-cell office:value-type="string" calcext:value-type="string">
            <text:p>OFF WHITE LAWN PRINTED UNSTITCHED 3PC</text:p>
          </table:table-cell>
          <table:table-cell office:value-type="string" calcext:value-type="string">
            <text:p>PKR 4,190.00</text:p>
          </table:table-cell>
          <table:table-cell office:value-type="float" office:value="10000139998" calcext:value-type="float">
            <text:p>10000139998</text:p>
          </table:table-cell>
          <table:table-cell office:value-type="string" calcext:value-type="string">
            <text:p>JLAWN-S-25-3464 MUGHAL BAGH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lawn-printed-unstitched-3pc-jlu253464u.html</text:p>
          </table:table-cell>
        </table:table-row>
        <table:table-row table:style-name="ro1">
          <table:table-cell office:value-type="string" calcext:value-type="string">
            <text:p>BLUE LAWN PRINTED UNSTITCHED 3PC</text:p>
          </table:table-cell>
          <table:table-cell office:value-type="string" calcext:value-type="string">
            <text:p>PKR 3,990.00</text:p>
          </table:table-cell>
          <table:table-cell office:value-type="float" office:value="10000148757" calcext:value-type="float">
            <text:p>10000148757</text:p>
          </table:table-cell>
          <table:table-cell office:value-type="string" calcext:value-type="string">
            <text:p>JLAWN-S-25-3459 TRELLIS-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printed-unstitched-3pc-jlu253459u.html</text:p>
          </table:table-cell>
        </table:table-row>
        <table:table-row table:style-name="ro1">
          <table:table-cell office:value-type="string" calcext:value-type="string">
            <text:p>GREEN LAWN EMBROIDERED UNSTITCHED 3PC</text:p>
          </table:table-cell>
          <table:table-cell office:value-type="string" calcext:value-type="string">
            <text:p>PKR 7,990.00</text:p>
          </table:table-cell>
          <table:table-cell office:value-type="float" office:value="10000143829" calcext:value-type="float">
            <text:p>10000143829</text:p>
          </table:table-cell>
          <table:table-cell office:value-type="string" calcext:value-type="string">
            <text:p>JLAWN-S-25-3488 LUXE-A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embroidered-unstitched-3pc-jlu253488u.html</text:p>
          </table:table-cell>
        </table:table-row>
        <table:table-row table:style-name="ro1">
          <table:table-cell office:value-type="string" calcext:value-type="string">
            <text:p>MULTICOLOR LAWN EMBROIDERED UNSTITCHED 3PC</text:p>
          </table:table-cell>
          <table:table-cell office:value-type="string" calcext:value-type="string">
            <text:p>PKR 5,990.00</text:p>
          </table:table-cell>
          <table:table-cell office:value-type="float" office:value="10000132617" calcext:value-type="float">
            <text:p>10000132617</text:p>
          </table:table-cell>
          <table:table-cell office:value-type="string" calcext:value-type="string">
            <text:p>JLAWN-S-25-3475 SHIBORIE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embroidered-unstitched-3pc-jlu253475u.html</text:p>
          </table:table-cell>
        </table:table-row>
        <table:table-row table:style-name="ro1">
          <table:table-cell office:value-type="string" calcext:value-type="string">
            <text:p>YELLOW LAWN PASTE PRINTED UNSTITCHED 3PC</text:p>
          </table:table-cell>
          <table:table-cell office:value-type="string" calcext:value-type="string">
            <text:p>PKR 4,990.00</text:p>
          </table:table-cell>
          <table:table-cell office:value-type="float" office:value="10000150449" calcext:value-type="float">
            <text:p>10000150449</text:p>
          </table:table-cell>
          <table:table-cell office:value-type="string" calcext:value-type="string">
            <text:p>JLAWN-S-25-3496 LACE KAHANI-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yellow-lawn-paste-printed-unstitched-3pc-jlu253496u.html</text:p>
          </table:table-cell>
        </table:table-row>
        <table:table-row table:style-name="ro1">
          <table:table-cell office:value-type="string" calcext:value-type="string">
            <text:p>MULTICOLOR LAWN EMBROIDERED UNSTITCHED 3PC</text:p>
          </table:table-cell>
          <table:table-cell office:value-type="string" calcext:value-type="string">
            <text:p>PKR 5,990.00</text:p>
          </table:table-cell>
          <table:table-cell office:value-type="float" office:value="10000140001" calcext:value-type="float">
            <text:p>10000140001</text:p>
          </table:table-cell>
          <table:table-cell office:value-type="string" calcext:value-type="string">
            <text:p>JLAWN-S-25-3483 SIREEN-0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embroidered-unstitched-3pc-jlu253483u.html</text:p>
          </table:table-cell>
        </table:table-row>
        <table:table-row table:style-name="ro1">
          <table:table-cell office:value-type="string" calcext:value-type="string">
            <text:p>MULTICOLOR LAWN EMBROIDERED UNSTITCHED 3PC</text:p>
          </table:table-cell>
          <table:table-cell office:value-type="string" calcext:value-type="string">
            <text:p>PKR 7,990.00</text:p>
          </table:table-cell>
          <table:table-cell office:value-type="float" office:value="10000143832" calcext:value-type="float">
            <text:p>10000143832</text:p>
          </table:table-cell>
          <table:table-cell office:value-type="string" calcext:value-type="string">
            <text:p>JLAWN-S-25-3491 LUXE-B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embroidered-unstitched-3pc-jlu253491u.html</text:p>
          </table:table-cell>
        </table:table-row>
        <table:table-row table:style-name="ro1">
          <table:table-cell office:value-type="string" calcext:value-type="string">
            <text:p>MULTICOLOR LAWN PRINTED UNSTITCHED 3PC</text:p>
          </table:table-cell>
          <table:table-cell office:value-type="string" calcext:value-type="string">
            <text:p>PKR 3,990.00</text:p>
          </table:table-cell>
          <table:table-cell office:value-type="float" office:value="10000148760" calcext:value-type="float">
            <text:p>10000148760</text:p>
          </table:table-cell>
          <table:table-cell office:value-type="string" calcext:value-type="string">
            <text:p>JLAWN-S-25-3462 TRELLIS-8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unstitched-3pc-jlu253462u.html</text:p>
          </table:table-cell>
        </table:table-row>
        <table:table-row table:style-name="ro1">
          <table:table-cell office:value-type="string" calcext:value-type="string">
            <text:p>MULTICOLOR LAWN EMBROIDERED UNSTITCHED 3PC</text:p>
          </table:table-cell>
          <table:table-cell office:value-type="string" calcext:value-type="string">
            <text:p>PKR 7,990.00</text:p>
          </table:table-cell>
          <table:table-cell office:value-type="float" office:value="10000143835" calcext:value-type="float">
            <text:p>10000143835</text:p>
          </table:table-cell>
          <table:table-cell office:value-type="string" calcext:value-type="string">
            <text:p>JLAWN-S-25-3494 LUXE-B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embroidered-unstitched-3pc-jlu253494u.html</text:p>
          </table:table-cell>
        </table:table-row>
        <table:table-row table:style-name="ro1">
          <table:table-cell office:value-type="string" calcext:value-type="string">
            <text:p>MULTICOLOR LAWN EMBROIDERED UNSTITCHED 3PC</text:p>
          </table:table-cell>
          <table:table-cell office:value-type="string" calcext:value-type="string">
            <text:p>PKR 5,990.00</text:p>
          </table:table-cell>
          <table:table-cell office:value-type="float" office:value="10000140004" calcext:value-type="float">
            <text:p>10000140004</text:p>
          </table:table-cell>
          <table:table-cell office:value-type="string" calcext:value-type="string">
            <text:p>JLAWN-S-25-3486 SIREEN-0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embroidered-unstitched-3pc-jlu253486u.html</text:p>
          </table:table-cell>
        </table:table-row>
        <table:table-row table:style-name="ro1">
          <table:table-cell office:value-type="string" calcext:value-type="string">
            <text:p>MULTICOLOR LAWN EMBROIDERED UNSTITCHED 3PC</text:p>
          </table:table-cell>
          <table:table-cell office:value-type="string" calcext:value-type="string">
            <text:p>PKR 5,990.00</text:p>
          </table:table-cell>
          <table:table-cell office:value-type="float" office:value="10000132620" calcext:value-type="float">
            <text:p>10000132620</text:p>
          </table:table-cell>
          <table:table-cell office:value-type="string" calcext:value-type="string">
            <text:p>JLAWN-S-25-3478 SHIBORIE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embroidered-unstitched-3pc-jlu253478u.html</text:p>
          </table:table-cell>
        </table:table-row>
        <table:table-row table:style-name="ro1">
          <table:table-cell office:value-type="string" calcext:value-type="string">
            <text:p>BLACK &amp; WHITE LAWN PRINTED UNSTITCHED 3PC</text:p>
          </table:table-cell>
          <table:table-cell office:value-type="string" calcext:value-type="string">
            <text:p>PKR 5,690.00</text:p>
          </table:table-cell>
          <table:table-cell office:value-type="float" office:value="10000146141" calcext:value-type="float">
            <text:p>10000146141</text:p>
          </table:table-cell>
          <table:table-cell office:value-type="string" calcext:value-type="string">
            <text:p>JLAWN-S-25-3470 CUT WORK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white-lawn-printed-unstitched-3pc-jlawn-s-25-3470.html</text:p>
          </table:table-cell>
        </table:table-row>
        <table:table-row table:style-name="ro1">
          <table:table-cell office:value-type="string" calcext:value-type="string">
            <text:p>GREY LAWN DIGITAL PRINTED 2PC STITCHED</text:p>
          </table:table-cell>
          <table:table-cell office:value-type="string" calcext:value-type="string">
            <text:p>PKR 5,690.00</text:p>
          </table:table-cell>
          <table:table-cell office:value-type="string" calcext:value-type="string">
            <text:p>J-10000130357</text:p>
          </table:table-cell>
          <table:table-cell office:value-type="string" calcext:value-type="string">
            <text:p>JLAWN-S-JST-25-2116/S AZTECH-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y-lawn-2pc-stitched-jst252116s.html</text:p>
          </table:table-cell>
        </table:table-row>
        <table:table-row table:style-name="ro1">
          <table:table-cell office:value-type="string" calcext:value-type="string">
            <text:p>DARK BROWN BLENDED KURTA TROUSER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145354</text:p>
          </table:table-cell>
          <table:table-cell office:value-type="string" calcext:value-type="string">
            <text:p>JJKP-A-33429/S25/JJ9815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dark-brown-blended-kurta-trouser-jjkpa33429.html</text:p>
          </table:table-cell>
        </table:table-row>
        <table:table-row table:style-name="ro1">
          <table:table-cell office:value-type="string" calcext:value-type="string">
            <text:p>BLUE BLENDED KURTA TROUSER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49219</text:p>
          </table:table-cell>
          <table:table-cell office:value-type="string" calcext:value-type="string">
            <text:p>JJKP-A-47501/S25/JJ9535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blended-kurta-trouser-jjkpa47501.html</text:p>
          </table:table-cell>
        </table:table-row>
        <table:table-row table:style-name="ro1">
          <table:table-cell office:value-type="string" calcext:value-type="string">
            <text:p>GREY COTTON SEMI-FORMAL KURTA</text:p>
          </table:table-cell>
          <table:table-cell office:value-type="string" calcext:value-type="string">
            <text:p>PKR 4,990.00</text:p>
          </table:table-cell>
          <table:table-cell office:value-type="string" calcext:value-type="string">
            <text:p>J-10000145530</text:p>
          </table:table-cell>
          <table:table-cell office:value-type="string" calcext:value-type="string">
            <text:p>JJK-S-33405/S25/JJ9831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y-cotton-semi-formal-kurta-jjks33405.html</text:p>
          </table:table-cell>
        </table:table-row>
        <table:table-row table:style-name="ro1">
          <table:table-cell office:value-type="string" calcext:value-type="string">
            <text:p>BLACK BLENDED CASUAL KAMEEZ SHALWAR</text:p>
          </table:table-cell>
          <table:table-cell office:value-type="string" calcext:value-type="string">
            <text:p>PKR 6,390.00</text:p>
          </table:table-cell>
          <table:table-cell office:value-type="string" calcext:value-type="string">
            <text:p>J-10000136150</text:p>
          </table:table-cell>
          <table:table-cell office:value-type="string" calcext:value-type="string">
            <text:p>JJKS-A-30729-R41-AP/S25/JJ9664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blended-casual-kameez-shalwar-jjksa30729r41ap.html</text:p>
          </table:table-cell>
        </table:table-row>
        <table:table-row table:style-name="ro1">
          <table:table-cell office:value-type="string" calcext:value-type="string">
            <text:p>BROWN BLENDED SEMI-FORMAL KAMEEZ SHALWAR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145342</text:p>
          </table:table-cell>
          <table:table-cell office:value-type="string" calcext:value-type="string">
            <text:p>JJKS-A-90523/S25/JJ9767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rown-blended-semi-formal-kameez-shalwar-jjksa90523.html</text:p>
          </table:table-cell>
        </table:table-row>
        <table:table-row table:style-name="ro1">
          <table:table-cell office:value-type="string" calcext:value-type="string">
            <text:p>CREAM BLENDED SEMI-FORMAL KAMEEZ SHALWAR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145348</text:p>
          </table:table-cell>
          <table:table-cell office:value-type="string" calcext:value-type="string">
            <text:p>JJKS-A-90531/S25/JJ9767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cream-blended-semi-formal-kameez-shalwar-jjksa90531.html</text:p>
          </table:table-cell>
        </table:table-row>
        <table:table-row table:style-name="ro1">
          <table:table-cell office:value-type="string" calcext:value-type="string">
            <text:p>ECRU BLENDED SEMI-FORMAL KAMEEZ SHALWAR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145596</text:p>
          </table:table-cell>
          <table:table-cell office:value-type="string" calcext:value-type="string">
            <text:p>JJKS-A-90529/S25/JJ9767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ecru-blended-semi-formal-kameez-shalwar-jjksa90529.html</text:p>
          </table:table-cell>
        </table:table-row>
        <table:table-row table:style-name="ro1">
          <table:table-cell office:value-type="string" calcext:value-type="string">
            <text:p>WHITE BLENDED KAMEEZ SHALWAR</text:p>
          </table:table-cell>
          <table:table-cell office:value-type="string" calcext:value-type="string">
            <text:p>PKR 3,290.00</text:p>
          </table:table-cell>
          <table:table-cell office:value-type="string" calcext:value-type="string">
            <text:p>J-10000145058</text:p>
          </table:table-cell>
          <table:table-cell office:value-type="string" calcext:value-type="string">
            <text:p>JCKS-A-40221-R14-AP/S25/JJ9737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white-blended-kameez-shalwar-jcksa40221r14ap.html</text:p>
          </table:table-cell>
        </table:table-row>
        <table:table-row table:style-name="ro1">
          <table:table-cell office:value-type="string" calcext:value-type="string">
            <text:p>CHESTNUT BROWN SUITING WAISTCOAT</text:p>
          </table:table-cell>
          <table:table-cell office:value-type="string" calcext:value-type="string">
            <text:p>PKR 8,990.00</text:p>
          </table:table-cell>
          <table:table-cell office:value-type="string" calcext:value-type="string">
            <text:p>J-10000143384</text:p>
          </table:table-cell>
          <table:table-cell office:value-type="string" calcext:value-type="string">
            <text:p>JJVC-A-48245/S25/JJ10130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chestnut-brown-suiting-waistcoat-jjvca48245.html</text:p>
          </table:table-cell>
        </table:table-row>
        <table:table-row table:style-name="ro1">
          <table:table-cell office:value-type="string" calcext:value-type="string">
            <text:p>WHITE BLENDED CASUAL KAMEEZ SHALWAR</text:p>
          </table:table-cell>
          <table:table-cell office:value-type="string" calcext:value-type="string">
            <text:p>PKR 6,390.00</text:p>
          </table:table-cell>
          <table:table-cell office:value-type="string" calcext:value-type="string">
            <text:p>J-10000150649</text:p>
          </table:table-cell>
          <table:table-cell office:value-type="string" calcext:value-type="string">
            <text:p>JJKS-A-30727-R28-AP/S25/JJ9737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white-blended-casual-kameez-shalwar-jjksa30727r28ap.html</text:p>
          </table:table-cell>
        </table:table-row>
        <table:table-row table:style-name="ro1">
          <table:table-cell office:value-type="string" calcext:value-type="string">
            <text:p>DARK BROWN POLYESTER SEMI-FORMAL KAMEEZ SHALWAR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145305</text:p>
          </table:table-cell>
          <table:table-cell office:value-type="string" calcext:value-type="string">
            <text:p>JJKS-A-33429/S25/JJ9815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dark-brown-polyester-semi-formal-kameez-shalwar-jjksa33429.html</text:p>
          </table:table-cell>
        </table:table-row>
        <table:table-row table:style-name="ro1">
          <table:table-cell office:value-type="string" calcext:value-type="string">
            <text:p>GREY COTTON TEENS KURTA</text:p>
          </table:table-cell>
          <table:table-cell office:value-type="string" calcext:value-type="string">
            <text:p>PKR 3,690.00</text:p>
          </table:table-cell>
          <table:table-cell office:value-type="string" calcext:value-type="string">
            <text:p>J-10000145747</text:p>
          </table:table-cell>
          <table:table-cell office:value-type="string" calcext:value-type="string">
            <text:p>JTK-S-50225/S25/JJ9776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y-cotton-teens-kurta-jtks50225.html</text:p>
          </table:table-cell>
        </table:table-row>
        <table:table-row table:style-name="ro1">
          <table:table-cell office:value-type="string" calcext:value-type="string">
            <text:p>GREY BLENDED CASUAL KAMEEZ SHALWAR</text:p>
          </table:table-cell>
          <table:table-cell office:value-type="string" calcext:value-type="string">
            <text:p>PKR 6,390.00</text:p>
          </table:table-cell>
          <table:table-cell office:value-type="string" calcext:value-type="string">
            <text:p>J-10000145602</text:p>
          </table:table-cell>
          <table:table-cell office:value-type="string" calcext:value-type="string">
            <text:p>JJKS-A-30820-R34-AP/S25/JJ9771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y-blended-casual-kameez-shalwar-jjksa30820r34ap.html</text:p>
          </table:table-cell>
        </table:table-row>
        <table:table-row table:style-name="ro1">
          <table:table-cell office:value-type="string" calcext:value-type="string">
            <text:p>GREY BLENDED CASUAL KAMEEZ SHALWAR</text:p>
          </table:table-cell>
          <table:table-cell office:value-type="string" calcext:value-type="string">
            <text:p>PKR 5,990.00</text:p>
          </table:table-cell>
          <table:table-cell office:value-type="string" calcext:value-type="string">
            <text:p>J-10000145608</text:p>
          </table:table-cell>
          <table:table-cell office:value-type="string" calcext:value-type="string">
            <text:p>JJKS-A-30821-R34-AP/S25/JJ9771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y-blended-casual-kameez-shalwar-jjksa30821r34ap.html</text:p>
          </table:table-cell>
        </table:table-row>
        <table:table-row table:style-name="ro1">
          <table:table-cell office:value-type="string" calcext:value-type="string">
            <text:p>GREY BLENDED CASUAL KAMEEZ SHALWAR</text:p>
          </table:table-cell>
          <table:table-cell office:value-type="string" calcext:value-type="string">
            <text:p>PKR 5,990.00</text:p>
          </table:table-cell>
          <table:table-cell office:value-type="string" calcext:value-type="string">
            <text:p>J-10000150631</text:p>
          </table:table-cell>
          <table:table-cell office:value-type="string" calcext:value-type="string">
            <text:p>JJKS-A-30821-R35-AP/S25/JJ10252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y-blended-casual-kameez-shalwar-jjksa30821r35ap.html</text:p>
          </table:table-cell>
        </table:table-row>
        <table:table-row table:style-name="ro1">
          <table:table-cell office:value-type="string" calcext:value-type="string">
            <text:p>BROWN BLENDED CASUAL KAMEEZ SHALWAR</text:p>
          </table:table-cell>
          <table:table-cell office:value-type="string" calcext:value-type="string">
            <text:p>PKR 6,390.00</text:p>
          </table:table-cell>
          <table:table-cell office:value-type="string" calcext:value-type="string">
            <text:p>J-10000150926</text:p>
          </table:table-cell>
          <table:table-cell office:value-type="string" calcext:value-type="string">
            <text:p>JJKS-A-47005-R13-AP/S25/JJ9772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rown-blended-casual-kameez-shalwar-jjksa47005r13ap.html</text:p>
          </table:table-cell>
        </table:table-row>
        <table:table-row table:style-name="ro1">
          <table:table-cell office:value-type="string" calcext:value-type="string">
            <text:p>ROYAL BLUE COTTON KURTA</text:p>
          </table:table-cell>
          <table:table-cell office:value-type="string" calcext:value-type="string">
            <text:p>PKR 2,790.00</text:p>
          </table:table-cell>
          <table:table-cell office:value-type="string" calcext:value-type="string">
            <text:p>J-10000147049</text:p>
          </table:table-cell>
          <table:table-cell office:value-type="string" calcext:value-type="string">
            <text:p>JCK-S-46767/S25/JJ9776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royal-blue-cotton-kurta-jcks46767.html</text:p>
          </table:table-cell>
        </table:table-row>
        <table:table-row table:style-name="ro1">
          <table:table-cell office:value-type="string" calcext:value-type="string">
            <text:p>GREY LAWN PRINTED KURTI</text:p>
          </table:table-cell>
          <table:table-cell office:value-type="string" calcext:value-type="string">
            <text:p>PKR 2,990.00</text:p>
          </table:table-cell>
          <table:table-cell office:value-type="string" calcext:value-type="string">
            <text:p>J-10000139627</text:p>
          </table:table-cell>
          <table:table-cell office:value-type="string" calcext:value-type="string">
            <text:p>JYGK-S-JTS-25-4078 FB/KOHL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y-lawn-printed-kurti-jygk-s-jts-25-4078.html</text:p>
          </table:table-cell>
        </table:table-row>
        <table:table-row table:style-name="ro1">
          <table:table-cell office:value-type="string" calcext:value-type="string">
            <text:p>OFF WHITE LAWN PRINTED UNSTITCHED 3PC</text:p>
          </table:table-cell>
          <table:table-cell office:value-type="string" calcext:value-type="string">
            <text:p>PKR 3,990.00</text:p>
          </table:table-cell>
          <table:table-cell office:value-type="float" office:value="10000148763" calcext:value-type="float">
            <text:p>10000148763</text:p>
          </table:table-cell>
          <table:table-cell office:value-type="string" calcext:value-type="string">
            <text:p>JLAWN-S-25-3473 CHARCOAL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lawn-printed-unstitched-3pc-jlawn-s-25-3473.html</text:p>
          </table:table-cell>
        </table:table-row>
        <table:table-row table:style-name="ro1">
          <table:table-cell office:value-type="string" calcext:value-type="string">
            <text:p>STONE COTTON KAMEEZ SHALWAR | JJIKS-S-90455</text:p>
          </table:table-cell>
          <table:table-cell office:value-type="string" calcext:value-type="string">
            <text:p>PKR 2,190.00</text:p>
          </table:table-cell>
          <table:table-cell office:value-type="string" calcext:value-type="string">
            <text:p>J-10000073534</text:p>
          </table:table-cell>
          <table:table-cell office:value-type="string" calcext:value-type="string">
            <text:p>JJIKS-S-90455/S24/JJ9212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stone-cotton-kameez-shalwar-jjiks-s-90455.html</text:p>
          </table:table-cell>
        </table:table-row>
        <table:table-row table:style-name="ro1">
          <table:table-cell office:value-type="string" calcext:value-type="string">
            <text:p>GOLD COTTON KAMEEZ SHALWAR | JJIKS-S-90462</text:p>
          </table:table-cell>
          <table:table-cell office:value-type="string" calcext:value-type="string">
            <text:p>PKR 2,190.00</text:p>
          </table:table-cell>
          <table:table-cell office:value-type="string" calcext:value-type="string">
            <text:p>J-10000070915</text:p>
          </table:table-cell>
          <table:table-cell office:value-type="string" calcext:value-type="string">
            <text:p>JJIKS-S-90462/S24/JJ9212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old-cotton-kameez-shalwar-jjiks-s-90462.html</text:p>
          </table:table-cell>
        </table:table-row>
        <table:table-row table:style-name="ro1">
          <table:table-cell office:value-type="string" calcext:value-type="string">
            <text:p>MAROON COTTON KAMEEZ SHALWAR | JJIKS-S-90439</text:p>
          </table:table-cell>
          <table:table-cell office:value-type="string" calcext:value-type="string">
            <text:p>PKR 2,190.00</text:p>
          </table:table-cell>
          <table:table-cell office:value-type="string" calcext:value-type="string">
            <text:p>J-10000073531</text:p>
          </table:table-cell>
          <table:table-cell office:value-type="string" calcext:value-type="string">
            <text:p>JJIKS-S-90439/S24/JJ9212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aroon-cotton-kameez-shalwar-jjiks-s-90439.html</text:p>
          </table:table-cell>
        </table:table-row>
        <table:table-row table:style-name="ro1">
          <table:table-cell office:value-type="string" calcext:value-type="string">
            <text:p>BLACK LAWN PRINTED KURTI</text:p>
          </table:table-cell>
          <table:table-cell office:value-type="string" calcext:value-type="string">
            <text:p>PKR 2,990.00</text:p>
          </table:table-cell>
          <table:table-cell office:value-type="string" calcext:value-type="string">
            <text:p>J-10000139623</text:p>
          </table:table-cell>
          <table:table-cell office:value-type="string" calcext:value-type="string">
            <text:p>JYGK-S-JTS-25-4077 FB/KOHL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lawn-printed-kurti-jygk-s-jts-25-4077.html</text:p>
          </table:table-cell>
        </table:table-row>
        <table:table-row table:style-name="ro1">
          <table:table-cell office:value-type="string" calcext:value-type="string">
            <text:p>PIGEON BLUE COTTON KAMEEZ SHALWAR | JJIKS-S-90464</text:p>
          </table:table-cell>
          <table:table-cell office:value-type="string" calcext:value-type="string">
            <text:p>PKR 2,190.00</text:p>
          </table:table-cell>
          <table:table-cell office:value-type="string" calcext:value-type="string">
            <text:p>J-10000070911</text:p>
          </table:table-cell>
          <table:table-cell office:value-type="string" calcext:value-type="string">
            <text:p>JJIKS-S-90464/S24/JJ9212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geon-blue-cotton-kameez-shalwar-jjiks-s-90464.html</text:p>
          </table:table-cell>
        </table:table-row>
        <table:table-row table:style-name="ro1">
          <table:table-cell office:value-type="string" calcext:value-type="string">
            <text:p>BROWN BLENDED SEMI-FORMAL KAMEEZ SHALWAR</text:p>
          </table:table-cell>
          <table:table-cell office:value-type="string" calcext:value-type="string">
            <text:p>PKR 4,290.00</text:p>
          </table:table-cell>
          <table:table-cell office:value-type="string" calcext:value-type="string">
            <text:p>J-10000137413</text:p>
          </table:table-cell>
          <table:table-cell office:value-type="string" calcext:value-type="string">
            <text:p>JCKS-A-46701/S25/JJ7529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rown-blended-semi-formal-kameez-shalwar-jcksa46701.html</text:p>
          </table:table-cell>
        </table:table-row>
        <table:table-row table:style-name="ro1">
          <table:table-cell office:value-type="string" calcext:value-type="string">
            <text:p>NAVY BLUE BLENDED CASUAL KAMEEZ SHALWAR</text:p>
          </table:table-cell>
          <table:table-cell office:value-type="string" calcext:value-type="string">
            <text:p>PKR 6,390.00</text:p>
          </table:table-cell>
          <table:table-cell office:value-type="string" calcext:value-type="string">
            <text:p>J-10000136144</text:p>
          </table:table-cell>
          <table:table-cell office:value-type="string" calcext:value-type="string">
            <text:p>JJKS-A-30779-R39-AP/S25/JJ9772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navy-blue-blended-casual-kameez-shalwar-jjksa30779r39ap.html</text:p>
          </table:table-cell>
        </table:table-row>
        <table:table-row table:style-name="ro1">
          <table:table-cell office:value-type="string" calcext:value-type="string">
            <text:p>BLACK BLENDED CASUAL KAMEEZ SHALWAR</text:p>
          </table:table-cell>
          <table:table-cell office:value-type="string" calcext:value-type="string">
            <text:p>PKR 5,990.00</text:p>
          </table:table-cell>
          <table:table-cell office:value-type="string" calcext:value-type="string">
            <text:p>J-10000137776</text:p>
          </table:table-cell>
          <table:table-cell office:value-type="string" calcext:value-type="string">
            <text:p>JJKS-A-30778-R43-AP/S25/JJ9772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blended-casual-kameez-shalwar-jjksa30778r43ap.html</text:p>
          </table:table-cell>
        </table:table-row>
        <table:table-row table:style-name="ro1">
          <table:table-cell office:value-type="string" calcext:value-type="string">
            <text:p>BLUE COTTON SEMI-FORMAL KURTA</text:p>
          </table:table-cell>
          <table:table-cell office:value-type="string" calcext:value-type="string">
            <text:p>PKR 2,790.00</text:p>
          </table:table-cell>
          <table:table-cell office:value-type="string" calcext:value-type="string">
            <text:p>J-10000145520</text:p>
          </table:table-cell>
          <table:table-cell office:value-type="string" calcext:value-type="string">
            <text:p>JCK-S-46690/S25/JJ9775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cotton-semi-formal-kurta-jcks46690.html</text:p>
          </table:table-cell>
        </table:table-row>
        <table:table-row table:style-name="ro1">
          <table:table-cell office:value-type="string" calcext:value-type="string">
            <text:p>BLACK BLENDED CASUAL KAMEEZ SHALWAR</text:p>
          </table:table-cell>
          <table:table-cell office:value-type="string" calcext:value-type="string">
            <text:p>PKR 6,390.00</text:p>
          </table:table-cell>
          <table:table-cell office:value-type="string" calcext:value-type="string">
            <text:p>J-10000136162</text:p>
          </table:table-cell>
          <table:table-cell office:value-type="string" calcext:value-type="string">
            <text:p>JJKS-A-30729-R43-AP/S25/JJ9772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blended-casual-kameez-shalwar-jjksa30729r43ap.html</text:p>
          </table:table-cell>
        </table:table-row>
        <table:table-row table:style-name="ro1">
          <table:table-cell office:value-type="string" calcext:value-type="string">
            <text:p>MIDNIGHT BLUE SUITING WAISTCOAT</text:p>
          </table:table-cell>
          <table:table-cell office:value-type="string" calcext:value-type="string">
            <text:p>PKR 8,990.00</text:p>
          </table:table-cell>
          <table:table-cell office:value-type="string" calcext:value-type="string">
            <text:p>J-10000143408</text:p>
          </table:table-cell>
          <table:table-cell office:value-type="string" calcext:value-type="string">
            <text:p>JJVC-A-48249/S25/JJ10131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idnight-blue-suiting-waistcoat-jjvca48249.html</text:p>
          </table:table-cell>
        </table:table-row>
        <table:table-row table:style-name="ro1">
          <table:table-cell office:value-type="string" calcext:value-type="string">
            <text:p>BLACK BLENDED CASUAL KAMEEZ SHALWAR</text:p>
          </table:table-cell>
          <table:table-cell office:value-type="string" calcext:value-type="string">
            <text:p>PKR 4,690.00</text:p>
          </table:table-cell>
          <table:table-cell office:value-type="string" calcext:value-type="string">
            <text:p>J-10000129797</text:p>
          </table:table-cell>
          <table:table-cell office:value-type="string" calcext:value-type="string">
            <text:p>JTKS-A-40200-R17-AP/S25/JJ9772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blended-casual-kameez-shalwar-jtksa40200r17ap.html</text:p>
          </table:table-cell>
        </table:table-row>
        <table:table-row table:style-name="ro1">
          <table:table-cell office:value-type="string" calcext:value-type="string">
            <text:p>CREAM COTTON CASUAL KURTA</text:p>
          </table:table-cell>
          <table:table-cell office:value-type="string" calcext:value-type="string">
            <text:p>PKR 4,490.00</text:p>
          </table:table-cell>
          <table:table-cell office:value-type="string" calcext:value-type="string">
            <text:p>J-10000145287</text:p>
          </table:table-cell>
          <table:table-cell office:value-type="string" calcext:value-type="string">
            <text:p>JJK-A-33500/S25/JJ9225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cream-cotton-casual-kurta-jjka33500.html</text:p>
          </table:table-cell>
        </table:table-row>
        <table:table-row table:style-name="ro1">
          <table:table-cell office:value-type="string" calcext:value-type="string">
            <text:p>WHITE BLENDED CASUAL KAMEEZ SHALWAR</text:p>
          </table:table-cell>
          <table:table-cell office:value-type="string" calcext:value-type="string">
            <text:p>PKR 4,690.00</text:p>
          </table:table-cell>
          <table:table-cell office:value-type="string" calcext:value-type="string">
            <text:p>J-10000143645</text:p>
          </table:table-cell>
          <table:table-cell office:value-type="string" calcext:value-type="string">
            <text:p>JTKS-A-40223-R15-AP/S25-JJ9737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white-blended-casual-kameez-shalwar-jtksa40223r15ap.html</text:p>
          </table:table-cell>
        </table:table-row>
        <table:table-row table:style-name="ro1">
          <table:table-cell office:value-type="string" calcext:value-type="string">
            <text:p>OFF WHITE LAWN DIGITAL PRINTED 2PC STITCHED | JLAWN-S-JST-25-2112</text:p>
          </table:table-cell>
          <table:table-cell office:value-type="string" calcext:value-type="string">
            <text:p>PKR 5,690.00</text:p>
          </table:table-cell>
          <table:table-cell office:value-type="string" calcext:value-type="string">
            <text:p>J-10000127488</text:p>
          </table:table-cell>
          <table:table-cell office:value-type="string" calcext:value-type="string">
            <text:p>JLAWN-S-JST-25-2112/S AZTECH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lawn-digital-printed-2pc-jlawn-s-jst-25-2112.html</text:p>
          </table:table-cell>
        </table:table-row>
        <table:table-row table:style-name="ro1">
          <table:table-cell office:value-type="string" calcext:value-type="string">
            <text:p>MIDNIGHT BLUE SUITING WAISTCOAT</text:p>
          </table:table-cell>
          <table:table-cell office:value-type="string" calcext:value-type="string">
            <text:p>PKR 8,990.00</text:p>
          </table:table-cell>
          <table:table-cell office:value-type="string" calcext:value-type="string">
            <text:p>J-10000143420</text:p>
          </table:table-cell>
          <table:table-cell office:value-type="string" calcext:value-type="string">
            <text:p>JJVC-A-48251/S25/JJ10138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idnight-blue-suiting-waistcoat-jjvca48251.html</text:p>
          </table:table-cell>
        </table:table-row>
        <table:table-row table:style-name="ro1">
          <table:table-cell office:value-type="string" calcext:value-type="string">
            <text:p>OFF WHITE LAWN PRINTED UNSTITCHED 3PC</text:p>
          </table:table-cell>
          <table:table-cell office:value-type="string" calcext:value-type="string">
            <text:p>PKR 3,990.00</text:p>
          </table:table-cell>
          <table:table-cell office:value-type="float" office:value="10000148761" calcext:value-type="float">
            <text:p>10000148761</text:p>
          </table:table-cell>
          <table:table-cell office:value-type="string" calcext:value-type="string">
            <text:p>JLAWN-S-25-3471 CHARCOAL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lawn-printed-unstitched-3pc-jlawn-s-25-3471.html</text:p>
          </table:table-cell>
        </table:table-row>
        <table:table-row table:style-name="ro1">
          <table:table-cell office:value-type="string" calcext:value-type="string">
            <text:p>BLUE LAWN PRINTED UNSTITCHED 3PC</text:p>
          </table:table-cell>
          <table:table-cell office:value-type="string" calcext:value-type="string">
            <text:p>PKR 4,190.00</text:p>
          </table:table-cell>
          <table:table-cell office:value-type="float" office:value="10000139999" calcext:value-type="float">
            <text:p>10000139999</text:p>
          </table:table-cell>
          <table:table-cell office:value-type="string" calcext:value-type="string">
            <text:p>JLAWN-S-25-3465 MUGHAL BAGH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printed-unstitched-3pc-jlu253465u.html</text:p>
          </table:table-cell>
        </table:table-row>
        <table:table-row table:style-name="ro1">
          <table:table-cell office:value-type="string" calcext:value-type="string">
            <text:p>LIGHT GREY BLENDED SEMI-FORMAL KAMEEZ SHALWAR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139145</text:p>
          </table:table-cell>
          <table:table-cell office:value-type="string" calcext:value-type="string">
            <text:p>JJKS-A-46725/S25/JJ10200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light-grey-blended-semi-formal-kameez-shalwar-jjksa46725.html</text:p>
          </table:table-cell>
        </table:table-row>
        <table:table-row table:style-name="ro1">
          <table:table-cell office:value-type="string" calcext:value-type="string">
            <text:p>WHITE BLENDED CASUAL KAMEEZ SHALWAR</text:p>
          </table:table-cell>
          <table:table-cell office:value-type="string" calcext:value-type="string">
            <text:p>PKR 4,990.00</text:p>
          </table:table-cell>
          <table:table-cell office:value-type="string" calcext:value-type="string">
            <text:p>J-10000143641</text:p>
          </table:table-cell>
          <table:table-cell office:value-type="string" calcext:value-type="string">
            <text:p>JTKS-A-40224-R15-AP/S25-JJ9737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white-blended-casual-kameez-shalwar-jtksa40224r15ap.html</text:p>
          </table:table-cell>
        </table:table-row>
        <table:table-row table:style-name="ro1">
          <table:table-cell office:value-type="string" calcext:value-type="string">
            <text:p>MULTICOLOR JACQUARD DIGITAL PRINTED UNSTITCHED 3PC</text:p>
          </table:table-cell>
          <table:table-cell office:value-type="string" calcext:value-type="string">
            <text:p>PKR 6,490.00</text:p>
          </table:table-cell>
          <table:table-cell office:value-type="float" office:value="10000150015" calcext:value-type="float">
            <text:p>10000150015</text:p>
          </table:table-cell>
          <table:table-cell office:value-type="string" calcext:value-type="string">
            <text:p>JLAWN-S-25-3481 BOLD ETHNIC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jacquard-digital-printed-unstitched-3pc-jlu253481u.html</text:p>
          </table:table-cell>
        </table:table-row>
        <table:table-row table:style-name="ro1">
          <table:table-cell office:value-type="string" calcext:value-type="string">
            <text:p>OFF WHITE LAWN EMBROIDERED UNSTITCHED 3PC</text:p>
          </table:table-cell>
          <table:table-cell office:value-type="string" calcext:value-type="string">
            <text:p>PKR 7,990.00</text:p>
          </table:table-cell>
          <table:table-cell office:value-type="float" office:value="10000143830" calcext:value-type="float">
            <text:p>10000143830</text:p>
          </table:table-cell>
          <table:table-cell office:value-type="string" calcext:value-type="string">
            <text:p>JLAWN-S-25-3489 LUXE-A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lawn-embroidered-unstitched-3pc-jlu253489u.html</text:p>
          </table:table-cell>
        </table:table-row>
        <table:table-row table:style-name="ro1">
          <table:table-cell office:value-type="string" calcext:value-type="string">
            <text:p>BLUE LAWN PASTE PRINTED UNSTITCHED 3PC</text:p>
          </table:table-cell>
          <table:table-cell office:value-type="string" calcext:value-type="string">
            <text:p>PKR 4,990.00</text:p>
          </table:table-cell>
          <table:table-cell office:value-type="float" office:value="10000150450" calcext:value-type="float">
            <text:p>10000150450</text:p>
          </table:table-cell>
          <table:table-cell office:value-type="string" calcext:value-type="string">
            <text:p>JLAWN-S-25-3497 LACE KAHANI-0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paste-printed-unstitched-3pc-jlu253497u.html</text:p>
          </table:table-cell>
        </table:table-row>
        <table:table-row table:style-name="ro1">
          <table:table-cell office:value-type="string" calcext:value-type="string">
            <text:p>MULTICOLOR LAWN EMBROIDERED UNSTITCHED 3PC</text:p>
          </table:table-cell>
          <table:table-cell office:value-type="string" calcext:value-type="string">
            <text:p>PKR 6,990.00</text:p>
          </table:table-cell>
          <table:table-cell office:value-type="float" office:value="10000129284" calcext:value-type="float">
            <text:p>10000129284</text:p>
          </table:table-cell>
          <table:table-cell office:value-type="string" calcext:value-type="string">
            <text:p>JLAWN-S-25-3390 ROYALE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embroidered-unstitched-3pc-jlu253390u.html</text:p>
          </table:table-cell>
        </table:table-row>
        <table:table-row table:style-name="ro1">
          <table:table-cell office:value-type="string" calcext:value-type="string">
            <text:p>WHITE LAWN PRINTED UNSTITCHED 3PC</text:p>
          </table:table-cell>
          <table:table-cell office:value-type="string" calcext:value-type="string">
            <text:p>PKR 3,990.00</text:p>
          </table:table-cell>
          <table:table-cell office:value-type="float" office:value="10000148758" calcext:value-type="float">
            <text:p>10000148758</text:p>
          </table:table-cell>
          <table:table-cell office:value-type="string" calcext:value-type="string">
            <text:p>JLAWN-S-25-3460 TRELLIS-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white-lawn-printed-unstitched-3pc-jlu253460u.html</text:p>
          </table:table-cell>
        </table:table-row>
        <table:table-row table:style-name="ro1">
          <table:table-cell office:value-type="string" calcext:value-type="string">
            <text:p>BLUE LAWN PASTE PRINTED UNSTITCHED 3PC</text:p>
          </table:table-cell>
          <table:table-cell office:value-type="string" calcext:value-type="string">
            <text:p>PKR 5,690.00</text:p>
          </table:table-cell>
          <table:table-cell office:value-type="float" office:value="10000129288" calcext:value-type="float">
            <text:p>10000129288</text:p>
          </table:table-cell>
          <table:table-cell office:value-type="string" calcext:value-type="string">
            <text:p>JLAWN-S-25-3394 KUTCH ELEGANCE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paste-printed-unstitched-3pc-jlu253394u.html</text:p>
          </table:table-cell>
        </table:table-row>
        <table:table-row table:style-name="ro1">
          <table:table-cell office:value-type="string" calcext:value-type="string">
            <text:p>BLUE LAWN PASTE PRINTED UNSTITCHED 3PC</text:p>
          </table:table-cell>
          <table:table-cell office:value-type="string" calcext:value-type="string">
            <text:p>PKR 5,690.00</text:p>
          </table:table-cell>
          <table:table-cell office:value-type="float" office:value="10000129286" calcext:value-type="float">
            <text:p>10000129286</text:p>
          </table:table-cell>
          <table:table-cell office:value-type="string" calcext:value-type="string">
            <text:p>JLAWN-S-25-3392 KUTCH ELEGANCE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paste-printed-unstitched-3pc-jlu253392u.html</text:p>
          </table:table-cell>
        </table:table-row>
        <table:table-row table:style-name="ro1">
          <table:table-cell office:value-type="string" calcext:value-type="string">
            <text:p>MULTICOLOR LAWN PASTE PRINTED UNSTITCHED 3PC</text:p>
          </table:table-cell>
          <table:table-cell office:value-type="string" calcext:value-type="string">
            <text:p>PKR 5,690.00</text:p>
          </table:table-cell>
          <table:table-cell office:value-type="float" office:value="10000129285" calcext:value-type="float">
            <text:p>10000129285</text:p>
          </table:table-cell>
          <table:table-cell office:value-type="string" calcext:value-type="string">
            <text:p>JLAWN-S-25-3391 KUTCH ELEGANCE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aste-printed-unstitched-3pc-jlu253391u.html</text:p>
          </table:table-cell>
        </table:table-row>
        <table:table-row table:style-name="ro1">
          <table:table-cell office:value-type="string" calcext:value-type="string">
            <text:p>MULTICOLOR LAWN PASTE PRINTED UNSTITCHED 3PC</text:p>
          </table:table-cell>
          <table:table-cell office:value-type="string" calcext:value-type="string">
            <text:p>PKR 5,690.00</text:p>
          </table:table-cell>
          <table:table-cell office:value-type="float" office:value="10000129289" calcext:value-type="float">
            <text:p>10000129289</text:p>
          </table:table-cell>
          <table:table-cell office:value-type="string" calcext:value-type="string">
            <text:p>JLAWN-S-25-3395 KUTCH ELEGANCE-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aste-printed-unstitched-3pc-jlu253395u.html</text:p>
          </table:table-cell>
        </table:table-row>
        <table:table-row table:style-name="ro1">
          <table:table-cell office:value-type="string" calcext:value-type="string">
            <text:p>MULTICOLOR LAWN PASTE PRINTED UNSTITCHED 3PC</text:p>
          </table:table-cell>
          <table:table-cell office:value-type="string" calcext:value-type="string">
            <text:p>PKR 5,690.00</text:p>
          </table:table-cell>
          <table:table-cell office:value-type="float" office:value="10000129290" calcext:value-type="float">
            <text:p>10000129290</text:p>
          </table:table-cell>
          <table:table-cell office:value-type="string" calcext:value-type="string">
            <text:p>JLAWN-S-25-3396 KUTCH ELEGANCE-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aste-printed-unstitched-3pc-jlu253396u.html</text:p>
          </table:table-cell>
        </table:table-row>
        <table:table-row table:style-name="ro1">
          <table:table-cell office:value-type="string" calcext:value-type="string">
            <text:p>MAROON LAWN PASTE PRINTED UNSTITCHED 3PC</text:p>
          </table:table-cell>
          <table:table-cell office:value-type="string" calcext:value-type="string">
            <text:p>PKR 5,690.00</text:p>
          </table:table-cell>
          <table:table-cell office:value-type="float" office:value="10000129287" calcext:value-type="float">
            <text:p>10000129287</text:p>
          </table:table-cell>
          <table:table-cell office:value-type="string" calcext:value-type="string">
            <text:p>JLAWN-S-25-3393 KUTCH ELEGANCE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aroon-lawn-paste-printed-unstitched-3pc-jlu253393u.html</text:p>
          </table:table-cell>
        </table:table-row>
        <table:table-row table:style-name="ro1">
          <table:table-cell office:value-type="string" calcext:value-type="string">
            <text:p>PURPLE LAWN PASTE PRINTED UNSTITCHED 3PC</text:p>
          </table:table-cell>
          <table:table-cell office:value-type="string" calcext:value-type="string">
            <text:p>PKR 5,690.00</text:p>
          </table:table-cell>
          <table:table-cell office:value-type="float" office:value="10000129291" calcext:value-type="float">
            <text:p>10000129291</text:p>
          </table:table-cell>
          <table:table-cell office:value-type="string" calcext:value-type="string">
            <text:p>JLAWN-S-25-3397 KUTCH ELEGANCE-7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urple-lawn-paste-printed-unstitched-3pc-jlu253397u.html</text:p>
          </table:table-cell>
        </table:table-row>
        <table:table-row table:style-name="ro1">
          <table:table-cell office:value-type="string" calcext:value-type="string">
            <text:p>MULTICOLOR LAWN SCHIFFLI UNSTITCHED 3PC</text:p>
          </table:table-cell>
          <table:table-cell office:value-type="string" calcext:value-type="string">
            <text:p>PKR 7,990.00</text:p>
          </table:table-cell>
          <table:table-cell office:value-type="float" office:value="10000135252" calcext:value-type="float">
            <text:p>10000135252</text:p>
          </table:table-cell>
          <table:table-cell office:value-type="string" calcext:value-type="string">
            <text:p>JLAWN-S-25-3371 LUXURY SCHIFFLI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schiffli-unstitched-3pc-jlu253371u.html</text:p>
          </table:table-cell>
        </table:table-row>
        <table:table-row table:style-name="ro1">
          <table:table-cell office:value-type="string" calcext:value-type="string">
            <text:p>MULTICOLOR LAWN PASTE PRINTED UNSTITCHED 3PC</text:p>
          </table:table-cell>
          <table:table-cell office:value-type="string" calcext:value-type="string">
            <text:p>PKR 5,690.00</text:p>
          </table:table-cell>
          <table:table-cell office:value-type="float" office:value="10000129292" calcext:value-type="float">
            <text:p>10000129292</text:p>
          </table:table-cell>
          <table:table-cell office:value-type="string" calcext:value-type="string">
            <text:p>JLAWN-S-25-3398 KUTCH ELEGANCE-8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aste-printed-unstitched-3pc-jlu253398u.html</text:p>
          </table:table-cell>
        </table:table-row>
        <table:table-row table:style-name="ro1">
          <table:table-cell office:value-type="string" calcext:value-type="string">
            <text:p>MULTICOLOR LAWN SCHIFFLI UNSTITCHED 3PC</text:p>
          </table:table-cell>
          <table:table-cell office:value-type="string" calcext:value-type="string">
            <text:p>PKR 7,990.00</text:p>
          </table:table-cell>
          <table:table-cell office:value-type="float" office:value="10000135253" calcext:value-type="float">
            <text:p>10000135253</text:p>
          </table:table-cell>
          <table:table-cell office:value-type="string" calcext:value-type="string">
            <text:p>JLAWN-S-25-3372 LUXURY SCHIFFLI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schiffli-unstitched-3pc-jlu253372u.html</text:p>
          </table:table-cell>
        </table:table-row>
        <table:table-row table:style-name="ro1">
          <table:table-cell office:value-type="string" calcext:value-type="string">
            <text:p>BLUE LAWN EMBROIDERED UNSTITCHED 3PC</text:p>
          </table:table-cell>
          <table:table-cell office:value-type="string" calcext:value-type="string">
            <text:p>PKR 6,990.00</text:p>
          </table:table-cell>
          <table:table-cell office:value-type="float" office:value="10000135258" calcext:value-type="float">
            <text:p>10000135258</text:p>
          </table:table-cell>
          <table:table-cell office:value-type="string" calcext:value-type="string">
            <text:p>JLAWN-S-25-3401 LUXE-0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embroidered-unstitched-3pc-jlu253401u.html</text:p>
          </table:table-cell>
        </table:table-row>
        <table:table-row table:style-name="ro1">
          <table:table-cell office:value-type="string" calcext:value-type="string">
            <text:p>MULTICOLOR LAWN SCHIFFLI UNSTITCHED 3PC</text:p>
          </table:table-cell>
          <table:table-cell office:value-type="string" calcext:value-type="string">
            <text:p>PKR 7,990.00</text:p>
          </table:table-cell>
          <table:table-cell office:value-type="float" office:value="10000135255" calcext:value-type="float">
            <text:p>10000135255</text:p>
          </table:table-cell>
          <table:table-cell office:value-type="string" calcext:value-type="string">
            <text:p>JLAWN-S-25-3374 LUXURY SCHIFFLI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schiffli-unstitched-3pc-jlu253374u.html</text:p>
          </table:table-cell>
        </table:table-row>
        <table:table-row table:style-name="ro1">
          <table:table-cell office:value-type="string" calcext:value-type="string">
            <text:p>OFF WHITE LAWN EMBROIDERED UNSTITCHED 3PC</text:p>
          </table:table-cell>
          <table:table-cell office:value-type="string" calcext:value-type="string">
            <text:p>PKR 6,990.00</text:p>
          </table:table-cell>
          <table:table-cell office:value-type="float" office:value="10000135256" calcext:value-type="float">
            <text:p>10000135256</text:p>
          </table:table-cell>
          <table:table-cell office:value-type="string" calcext:value-type="string">
            <text:p>JLAWN-S-25-3399 LUXE-B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lawn-embroidered-unstitched-3pc-jlu253399u.html</text:p>
          </table:table-cell>
        </table:table-row>
        <table:table-row table:style-name="ro1">
          <table:table-cell office:value-type="string" calcext:value-type="string">
            <text:p>MULTICOLOR LAWN SCHIFFLI UNSTITCHED 3PC</text:p>
          </table:table-cell>
          <table:table-cell office:value-type="string" calcext:value-type="string">
            <text:p>PKR 7,990.00</text:p>
          </table:table-cell>
          <table:table-cell office:value-type="float" office:value="10000135254" calcext:value-type="float">
            <text:p>10000135254</text:p>
          </table:table-cell>
          <table:table-cell office:value-type="string" calcext:value-type="string">
            <text:p>JLAWN-S-25-3373 LUXURY SCHIFFLI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schiffli-unstitched-3pc-jlu253373u.html</text:p>
          </table:table-cell>
        </table:table-row>
        <table:table-row table:style-name="ro1">
          <table:table-cell office:value-type="string" calcext:value-type="string">
            <text:p>PEACH LAWN EMBROIDERED UNSTITCHED 3PC</text:p>
          </table:table-cell>
          <table:table-cell office:value-type="string" calcext:value-type="string">
            <text:p>PKR 6,990.00</text:p>
          </table:table-cell>
          <table:table-cell office:value-type="float" office:value="10000135257" calcext:value-type="float">
            <text:p>10000135257</text:p>
          </table:table-cell>
          <table:table-cell office:value-type="string" calcext:value-type="string">
            <text:p>JLAWN-S-25-3400 LUXE-B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each-lawn-embroidered-unstitched-3pc-jlu253400u.html</text:p>
          </table:table-cell>
        </table:table-row>
        <table:table-row table:style-name="ro1">
          <table:table-cell office:value-type="string" calcext:value-type="string">
            <text:p>GREEN LAWN EMBROIDERED UNSTITCHED 3PC</text:p>
          </table:table-cell>
          <table:table-cell office:value-type="string" calcext:value-type="string">
            <text:p>PKR 6,990.00</text:p>
          </table:table-cell>
          <table:table-cell office:value-type="float" office:value="10000129283" calcext:value-type="float">
            <text:p>10000129283</text:p>
          </table:table-cell>
          <table:table-cell office:value-type="string" calcext:value-type="string">
            <text:p>JLAWN-S-25-3389 ROYALE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embroidered-unstitched-3pc-jlu253389u.html</text:p>
          </table:table-cell>
        </table:table-row>
        <table:table-row table:style-name="ro1">
          <table:table-cell office:value-type="string" calcext:value-type="string">
            <text:p>PINK LAWN EMBROIDERED UNSTITCHED 3PC</text:p>
          </table:table-cell>
          <table:table-cell office:value-type="string" calcext:value-type="string">
            <text:p>PKR 6,190.00</text:p>
          </table:table-cell>
          <table:table-cell office:value-type="float" office:value="10000123696" calcext:value-type="float">
            <text:p>10000123696</text:p>
          </table:table-cell>
          <table:table-cell office:value-type="string" calcext:value-type="string">
            <text:p>JLAWN-S-25-3358 TIEDYE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lawn-embroidered-unstitched-3pc-jlu253358u.html</text:p>
          </table:table-cell>
        </table:table-row>
        <table:table-row table:style-name="ro1">
          <table:table-cell office:value-type="string" calcext:value-type="string">
            <text:p>MAROON LAWN EMBROIDERED UNSTITCHED 3PC</text:p>
          </table:table-cell>
          <table:table-cell office:value-type="string" calcext:value-type="string">
            <text:p>PKR 6,190.00</text:p>
          </table:table-cell>
          <table:table-cell office:value-type="float" office:value="10000123697" calcext:value-type="float">
            <text:p>10000123697</text:p>
          </table:table-cell>
          <table:table-cell office:value-type="string" calcext:value-type="string">
            <text:p>JLAWN-S-25-3359 TIEDYE-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aroon-lawn-embroidered-unstitched-3pc-jlu253359u.html</text:p>
          </table:table-cell>
        </table:table-row>
        <table:table-row table:style-name="ro1">
          <table:table-cell office:value-type="string" calcext:value-type="string">
            <text:p>PURPLE LAWN EMBROIDERED UNSTITCHED 3PC</text:p>
          </table:table-cell>
          <table:table-cell office:value-type="string" calcext:value-type="string">
            <text:p>PKR 6,190.00</text:p>
          </table:table-cell>
          <table:table-cell office:value-type="float" office:value="10000123699" calcext:value-type="float">
            <text:p>10000123699</text:p>
          </table:table-cell>
          <table:table-cell office:value-type="string" calcext:value-type="string">
            <text:p>JLAWN-S-25-3361 TIEDYE-7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urple-lawn-embroidered-unstitched-3pc-jlu253361u.html</text:p>
          </table:table-cell>
        </table:table-row>
        <table:table-row table:style-name="ro1">
          <table:table-cell office:value-type="string" calcext:value-type="string">
            <text:p>ORANGE LAWN EMBROIDERED UNSTITCHED 3PC</text:p>
          </table:table-cell>
          <table:table-cell office:value-type="string" calcext:value-type="string">
            <text:p>PKR 6,190.00</text:p>
          </table:table-cell>
          <table:table-cell office:value-type="float" office:value="10000123698" calcext:value-type="float">
            <text:p>10000123698</text:p>
          </table:table-cell>
          <table:table-cell office:value-type="string" calcext:value-type="string">
            <text:p>JLAWN-S-25-3360 TIEDYE-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range-lawn-embroidered-unstitched-3pc-jlu253360u.html</text:p>
          </table:table-cell>
        </table:table-row>
        <table:table-row table:style-name="ro1">
          <table:table-cell office:value-type="string" calcext:value-type="string">
            <text:p>BLACK LAWN EMBROIDERED UNSTITCHED 3PC</text:p>
          </table:table-cell>
          <table:table-cell office:value-type="string" calcext:value-type="string">
            <text:p>PKR 6,290.00</text:p>
          </table:table-cell>
          <table:table-cell office:value-type="float" office:value="10000123702" calcext:value-type="float">
            <text:p>10000123702</text:p>
          </table:table-cell>
          <table:table-cell office:value-type="string" calcext:value-type="string">
            <text:p>JLAWN-S-25-3364 SHIKARGAH PAISELY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lawn-embroidered-unstitched-3pc-jlu253364u.html</text:p>
          </table:table-cell>
        </table:table-row>
        <table:table-row table:style-name="ro1">
          <table:table-cell office:value-type="string" calcext:value-type="string">
            <text:p>MUSTARD LAWN EMBROIDERED UNSTITCHED 3PC</text:p>
          </table:table-cell>
          <table:table-cell office:value-type="string" calcext:value-type="string">
            <text:p>PKR 6,190.00</text:p>
          </table:table-cell>
          <table:table-cell office:value-type="float" office:value="10000123700" calcext:value-type="float">
            <text:p>10000123700</text:p>
          </table:table-cell>
          <table:table-cell office:value-type="string" calcext:value-type="string">
            <text:p>JLAWN-S-25-3362 TIEDYE-8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stard-lawn-embroidered-unstitched-3pc-jlu253362u.html</text:p>
          </table:table-cell>
        </table:table-row>
        <table:table-row table:style-name="ro1">
          <table:table-cell office:value-type="string" calcext:value-type="string">
            <text:p>BLUE LAWN EMBROIDERED UNSTITCHED 3PC</text:p>
          </table:table-cell>
          <table:table-cell office:value-type="string" calcext:value-type="string">
            <text:p>PKR 6,290.00</text:p>
          </table:table-cell>
          <table:table-cell office:value-type="float" office:value="10000123704" calcext:value-type="float">
            <text:p>10000123704</text:p>
          </table:table-cell>
          <table:table-cell office:value-type="string" calcext:value-type="string">
            <text:p>JLAWN-S-25-3366 SHIKARGAH PAISELY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embroidered-unstitched-3pc-jlu253366u.html</text:p>
          </table:table-cell>
        </table:table-row>
        <table:table-row table:style-name="ro1">
          <table:table-cell office:value-type="string" calcext:value-type="string">
            <text:p>BLUE LAWN EMBROIDERED UNSTITCHED 3PC</text:p>
          </table:table-cell>
          <table:table-cell office:value-type="string" calcext:value-type="string">
            <text:p>PKR 6,290.00</text:p>
          </table:table-cell>
          <table:table-cell office:value-type="float" office:value="10000123703" calcext:value-type="float">
            <text:p>10000123703</text:p>
          </table:table-cell>
          <table:table-cell office:value-type="string" calcext:value-type="string">
            <text:p>JLAWN-S-25-3365 SHIKARGAH PAISELY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embroidered-unstitched-3pc-jlu253365u.html</text:p>
          </table:table-cell>
        </table:table-row>
        <table:table-row table:style-name="ro1">
          <table:table-cell office:value-type="string" calcext:value-type="string">
            <text:p>BLUE LAWN EMBROIDERED UNSTITCHED 3PC</text:p>
          </table:table-cell>
          <table:table-cell office:value-type="string" calcext:value-type="string">
            <text:p>PKR 6,290.00</text:p>
          </table:table-cell>
          <table:table-cell office:value-type="float" office:value="10000123708" calcext:value-type="float">
            <text:p>10000123708</text:p>
          </table:table-cell>
          <table:table-cell office:value-type="string" calcext:value-type="string">
            <text:p>JLAWN-S-25-3370 SHIKARGAH PAISELY-8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embroidered-unstitched-3pc-jlu253370u.html</text:p>
          </table:table-cell>
        </table:table-row>
        <table:table-row table:style-name="ro1">
          <table:table-cell office:value-type="string" calcext:value-type="string">
            <text:p>RED LAWN EMBROIDERED UNSTITCHED 3PC</text:p>
          </table:table-cell>
          <table:table-cell office:value-type="string" calcext:value-type="string">
            <text:p>PKR 6,290.00</text:p>
          </table:table-cell>
          <table:table-cell office:value-type="float" office:value="10000123705" calcext:value-type="float">
            <text:p>10000123705</text:p>
          </table:table-cell>
          <table:table-cell office:value-type="string" calcext:value-type="string">
            <text:p>JLAWN-S-25-3367 SHIKARGAH PAISELY-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red-lawn-embroidered-unstitched-3pc-jlu253367u.html</text:p>
          </table:table-cell>
        </table:table-row>
        <table:table-row table:style-name="ro1">
          <table:table-cell office:value-type="string" calcext:value-type="string">
            <text:p>MULTICOLOR LAWN EMBROIDERED UNSTITCHED 3PC</text:p>
          </table:table-cell>
          <table:table-cell office:value-type="string" calcext:value-type="string">
            <text:p>PKR 6,290.00</text:p>
          </table:table-cell>
          <table:table-cell office:value-type="float" office:value="10000123707" calcext:value-type="float">
            <text:p>10000123707</text:p>
          </table:table-cell>
          <table:table-cell office:value-type="string" calcext:value-type="string">
            <text:p>JLAWN-S-25-3369 SHIKARGAH PAISELY-7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embroidered-unstitched-3pc-jlu253369u.html</text:p>
          </table:table-cell>
        </table:table-row>
        <table:table-row table:style-name="ro1">
          <table:table-cell office:value-type="string" calcext:value-type="string">
            <text:p>BLUE LAWN PASTE PRINTED UNSTITCHED 3PC</text:p>
          </table:table-cell>
          <table:table-cell office:value-type="string" calcext:value-type="string">
            <text:p>PKR 7,190.00</text:p>
          </table:table-cell>
          <table:table-cell office:value-type="float" office:value="10000125483" calcext:value-type="float">
            <text:p>10000125483</text:p>
          </table:table-cell>
          <table:table-cell office:value-type="string" calcext:value-type="string">
            <text:p>JLAWN-S-25-3376 GLITZ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paste-printed-unstitched-3pc-jlu253376u.html</text:p>
          </table:table-cell>
        </table:table-row>
        <table:table-row table:style-name="ro1">
          <table:table-cell office:value-type="string" calcext:value-type="string">
            <text:p>MULTICOLOR LAWN EMBROIDERED UNSTITCHED 3PC</text:p>
          </table:table-cell>
          <table:table-cell office:value-type="string" calcext:value-type="string">
            <text:p>PKR 6,290.00</text:p>
          </table:table-cell>
          <table:table-cell office:value-type="float" office:value="10000123706" calcext:value-type="float">
            <text:p>10000123706</text:p>
          </table:table-cell>
          <table:table-cell office:value-type="string" calcext:value-type="string">
            <text:p>JLAWN-S-25-3368 SHIKARGAH PAISELY-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embroidered-unstitched-3pc-jlu253368u.html</text:p>
          </table:table-cell>
        </table:table-row>
        <table:table-row table:style-name="ro1">
          <table:table-cell office:value-type="string" calcext:value-type="string">
            <text:p>GREEN LAWN PASTE PRINTED UNSTITCHED 3PC</text:p>
          </table:table-cell>
          <table:table-cell office:value-type="string" calcext:value-type="string">
            <text:p>PKR 7,190.00</text:p>
          </table:table-cell>
          <table:table-cell office:value-type="float" office:value="10000125484" calcext:value-type="float">
            <text:p>10000125484</text:p>
          </table:table-cell>
          <table:table-cell office:value-type="string" calcext:value-type="string">
            <text:p>JLAWN-S-25-3377 GLITZ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paste-printed-unstitched-3pc-jlu253377u.html</text:p>
          </table:table-cell>
        </table:table-row>
        <table:table-row table:style-name="ro1">
          <table:table-cell office:value-type="string" calcext:value-type="string">
            <text:p>GREY LAWN PASTE PRINTED UNSTITCHED 3PC</text:p>
          </table:table-cell>
          <table:table-cell office:value-type="string" calcext:value-type="string">
            <text:p>PKR 7,190.00</text:p>
          </table:table-cell>
          <table:table-cell office:value-type="float" office:value="10000125485" calcext:value-type="float">
            <text:p>10000125485</text:p>
          </table:table-cell>
          <table:table-cell office:value-type="string" calcext:value-type="string">
            <text:p>JLAWN-S-25-3378 GLITZ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y-lawn-paste-printed-unstitched-3pc-jlu253378u.html</text:p>
          </table:table-cell>
        </table:table-row>
        <table:table-row table:style-name="ro1">
          <table:table-cell office:value-type="string" calcext:value-type="string">
            <text:p>OCHRE LAWN PASTE PRINTED UNSTITCHED 3PC</text:p>
          </table:table-cell>
          <table:table-cell office:value-type="string" calcext:value-type="string">
            <text:p>PKR 7,190.00</text:p>
          </table:table-cell>
          <table:table-cell office:value-type="float" office:value="10000125486" calcext:value-type="float">
            <text:p>10000125486</text:p>
          </table:table-cell>
          <table:table-cell office:value-type="string" calcext:value-type="string">
            <text:p>JLAWN-S-25-3379 GLITZ-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chre-lawn-paste-printed-unstitched-3pc-jlu253379u.html</text:p>
          </table:table-cell>
        </table:table-row>
        <table:table-row table:style-name="ro1">
          <table:table-cell office:value-type="string" calcext:value-type="string">
            <text:p>BLACK LAWN PASTE PRINTED UNSTITCHED 3PC</text:p>
          </table:table-cell>
          <table:table-cell office:value-type="string" calcext:value-type="string">
            <text:p>PKR 7,190.00</text:p>
          </table:table-cell>
          <table:table-cell office:value-type="float" office:value="10000125482" calcext:value-type="float">
            <text:p>10000125482</text:p>
          </table:table-cell>
          <table:table-cell office:value-type="string" calcext:value-type="string">
            <text:p>JLAWN-S-25-3375 GLITZ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lawn-paste-printed-unstitched-3pc-jlu253375u.html</text:p>
          </table:table-cell>
        </table:table-row>
        <table:table-row table:style-name="ro1">
          <table:table-cell office:value-type="string" calcext:value-type="string">
            <text:p>MAROON LAWN PASTE PRINTED UNSTITCHED 3PC</text:p>
          </table:table-cell>
          <table:table-cell office:value-type="string" calcext:value-type="string">
            <text:p>PKR 7,190.00</text:p>
          </table:table-cell>
          <table:table-cell office:value-type="float" office:value="10000125488" calcext:value-type="float">
            <text:p>10000125488</text:p>
          </table:table-cell>
          <table:table-cell office:value-type="string" calcext:value-type="string">
            <text:p>JLAWN-S-25-3381 GLITZ-7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aroon-lawn-paste-printed-unstitched-3pc-jlu253381u.html</text:p>
          </table:table-cell>
        </table:table-row>
        <table:table-row table:style-name="ro1">
          <table:table-cell office:value-type="string" calcext:value-type="string">
            <text:p>PINK LAWN PASTE PRINTED UNSTITCHED 3PC</text:p>
          </table:table-cell>
          <table:table-cell office:value-type="string" calcext:value-type="string">
            <text:p>PKR 7,190.00</text:p>
          </table:table-cell>
          <table:table-cell office:value-type="float" office:value="10000125487" calcext:value-type="float">
            <text:p>10000125487</text:p>
          </table:table-cell>
          <table:table-cell office:value-type="string" calcext:value-type="string">
            <text:p>JLAWN-S-25-3380 GLITZ-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lawn-paste-printed-unstitched-3pc-jlu253380u.html</text:p>
          </table:table-cell>
        </table:table-row>
        <table:table-row table:style-name="ro1">
          <table:table-cell office:value-type="string" calcext:value-type="string">
            <text:p>MULTICOLOR LAWN PASTE PRINTED UNSTITCHED 3PC</text:p>
          </table:table-cell>
          <table:table-cell office:value-type="string" calcext:value-type="string">
            <text:p>PKR 5,490.00</text:p>
          </table:table-cell>
          <table:table-cell office:value-type="float" office:value="10000119774" calcext:value-type="float">
            <text:p>10000119774</text:p>
          </table:table-cell>
          <table:table-cell office:value-type="string" calcext:value-type="string">
            <text:p>JLAWN-S-25-3347 LACE KAHANI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aste-printed-unstitched-3pc-jlu253347u.html</text:p>
          </table:table-cell>
        </table:table-row>
        <table:table-row table:style-name="ro1">
          <table:table-cell office:value-type="string" calcext:value-type="string">
            <text:p>GREEN LAWN EMBROIDERED UNSTITCHED 3PC</text:p>
          </table:table-cell>
          <table:table-cell office:value-type="string" calcext:value-type="string">
            <text:p>PKR 6,290.00</text:p>
          </table:table-cell>
          <table:table-cell office:value-type="float" office:value="10000123701" calcext:value-type="float">
            <text:p>10000123701</text:p>
          </table:table-cell>
          <table:table-cell office:value-type="string" calcext:value-type="string">
            <text:p>JLAWN-S-25-3363 SHIKARGAH PAISELY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embroidered-unstitched-3pc-jlu253363u.html</text:p>
          </table:table-cell>
        </table:table-row>
        <table:table-row table:style-name="ro1">
          <table:table-cell office:value-type="string" calcext:value-type="string">
            <text:p>MULTICOLOR LAWN PASTE PRINTED UNSTITCHED 3PC</text:p>
          </table:table-cell>
          <table:table-cell office:value-type="string" calcext:value-type="string">
            <text:p>PKR 5,490.00</text:p>
          </table:table-cell>
          <table:table-cell office:value-type="float" office:value="10000119775" calcext:value-type="float">
            <text:p>10000119775</text:p>
          </table:table-cell>
          <table:table-cell office:value-type="string" calcext:value-type="string">
            <text:p>JLAWN-S-25-3348 LACE KAHANI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aste-printed-unstitched-3pc-jlu253348u.html</text:p>
          </table:table-cell>
        </table:table-row>
        <table:table-row table:style-name="ro1">
          <table:table-cell office:value-type="string" calcext:value-type="string">
            <text:p>MULTICOLOR LAWN PASTE PRINTED UNSTITCHED 3PC</text:p>
          </table:table-cell>
          <table:table-cell office:value-type="string" calcext:value-type="string">
            <text:p>PKR 5,490.00</text:p>
          </table:table-cell>
          <table:table-cell office:value-type="float" office:value="10000119777" calcext:value-type="float">
            <text:p>10000119777</text:p>
          </table:table-cell>
          <table:table-cell office:value-type="string" calcext:value-type="string">
            <text:p>JLAWN-S-25-3350 LACE KAHANI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aste-printed-unstitched-3pc-jlu253350u.html</text:p>
          </table:table-cell>
        </table:table-row>
        <table:table-row table:style-name="ro1">
          <table:table-cell office:value-type="string" calcext:value-type="string">
            <text:p>GREY LAWN PASTE PRINTED UNSTITCHED 3PC</text:p>
          </table:table-cell>
          <table:table-cell office:value-type="string" calcext:value-type="string">
            <text:p>PKR 7,190.00</text:p>
          </table:table-cell>
          <table:table-cell office:value-type="float" office:value="10000125489" calcext:value-type="float">
            <text:p>10000125489</text:p>
          </table:table-cell>
          <table:table-cell office:value-type="string" calcext:value-type="string">
            <text:p>JLAWN-S-25-3382 GLITZ-8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y-lawn-paste-printed-unstitched-3pc-jlu253382u.html</text:p>
          </table:table-cell>
        </table:table-row>
        <table:table-row table:style-name="ro1">
          <table:table-cell office:value-type="string" calcext:value-type="string">
            <text:p>MULTICOLOR LAWN PASTE PRINTED UNSTITCHED 3PC</text:p>
          </table:table-cell>
          <table:table-cell office:value-type="string" calcext:value-type="string">
            <text:p>PKR 5,490.00</text:p>
          </table:table-cell>
          <table:table-cell office:value-type="float" office:value="10000119776" calcext:value-type="float">
            <text:p>10000119776</text:p>
          </table:table-cell>
          <table:table-cell office:value-type="string" calcext:value-type="string">
            <text:p>JLAWN-S-25-3349 LACE KAHANI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aste-printed-unstitched-3pc-jlu253349u.html</text:p>
          </table:table-cell>
        </table:table-row>
        <table:table-row table:style-name="ro1">
          <table:table-cell office:value-type="string" calcext:value-type="string">
            <text:p>MULTICOLOR LAWN PASTE PRINTED UNSTITCHED 3PC</text:p>
          </table:table-cell>
          <table:table-cell office:value-type="string" calcext:value-type="string">
            <text:p>PKR 5,490.00</text:p>
          </table:table-cell>
          <table:table-cell office:value-type="float" office:value="10000119779" calcext:value-type="float">
            <text:p>10000119779</text:p>
          </table:table-cell>
          <table:table-cell office:value-type="string" calcext:value-type="string">
            <text:p>JLAWN-S-25-3352 LACE KAHANI-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aste-printed-unstitched-3pc-jlu253352u.html</text:p>
          </table:table-cell>
        </table:table-row>
        <table:table-row table:style-name="ro1">
          <table:table-cell office:value-type="string" calcext:value-type="string">
            <text:p>MULTICOLOR LAWN PASTE PRINTED UNSTITCHED 3PC</text:p>
          </table:table-cell>
          <table:table-cell office:value-type="string" calcext:value-type="string">
            <text:p>PKR 5,490.00</text:p>
          </table:table-cell>
          <table:table-cell office:value-type="float" office:value="10000119778" calcext:value-type="float">
            <text:p>10000119778</text:p>
          </table:table-cell>
          <table:table-cell office:value-type="string" calcext:value-type="string">
            <text:p>JLAWN-S-25-3351 LACE KAHANI-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aste-printed-unstitched-3pc-jlu253351u.html</text:p>
          </table:table-cell>
        </table:table-row>
        <table:table-row table:style-name="ro1">
          <table:table-cell office:value-type="string" calcext:value-type="string">
            <text:p>MULTICOLOR LAWN PASTE PRINTED UNSTITCHED 3PC</text:p>
          </table:table-cell>
          <table:table-cell office:value-type="string" calcext:value-type="string">
            <text:p>PKR 5,490.00</text:p>
          </table:table-cell>
          <table:table-cell office:value-type="float" office:value="10000119780" calcext:value-type="float">
            <text:p>10000119780</text:p>
          </table:table-cell>
          <table:table-cell office:value-type="string" calcext:value-type="string">
            <text:p>JLAWN-S-25-3353 LACE KAHANI-7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aste-printed-unstitched-3pc-jlu253353u.html</text:p>
          </table:table-cell>
        </table:table-row>
        <table:table-row table:style-name="ro1">
          <table:table-cell office:value-type="string" calcext:value-type="string">
            <text:p>RED LAWN EMBROIDERED UNSTITCHED 3PC</text:p>
          </table:table-cell>
          <table:table-cell office:value-type="string" calcext:value-type="string">
            <text:p>PKR 5,990.00</text:p>
          </table:table-cell>
          <table:table-cell office:value-type="float" office:value="10000123312" calcext:value-type="float">
            <text:p>10000123312</text:p>
          </table:table-cell>
          <table:table-cell office:value-type="string" calcext:value-type="string">
            <text:p>JLAWN-S-25-913 AJRAK HUES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red-lawn-embroidered-unstitched-3pc-jl25913u.html</text:p>
          </table:table-cell>
        </table:table-row>
        <table:table-row table:style-name="ro1">
          <table:table-cell office:value-type="string" calcext:value-type="string">
            <text:p>YELLOW LAWN EMBROIDERED UNSTITCHED 3PC</text:p>
          </table:table-cell>
          <table:table-cell office:value-type="string" calcext:value-type="string">
            <text:p>PKR 7,990.00</text:p>
          </table:table-cell>
          <table:table-cell office:value-type="float" office:value="10000120282" calcext:value-type="float">
            <text:p>10000120282</text:p>
          </table:table-cell>
          <table:table-cell office:value-type="string" calcext:value-type="string">
            <text:p>JLAWN-S-25-909 WIRSA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yellow-lawn-embroidered-unstitched-3pc-jl25909u.html</text:p>
          </table:table-cell>
        </table:table-row>
        <table:table-row table:style-name="ro1">
          <table:table-cell office:value-type="string" calcext:value-type="string">
            <text:p>GREEN LAWN EMBROIDERED UNSTITCHED 3PC</text:p>
          </table:table-cell>
          <table:table-cell office:value-type="string" calcext:value-type="string">
            <text:p>PKR 5,990.00</text:p>
          </table:table-cell>
          <table:table-cell office:value-type="float" office:value="10000123313" calcext:value-type="float">
            <text:p>10000123313</text:p>
          </table:table-cell>
          <table:table-cell office:value-type="string" calcext:value-type="string">
            <text:p>JLAWN-S-25-914 AJRAK HUES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embroidered-unstitched-3pc-jl25914u.html</text:p>
          </table:table-cell>
        </table:table-row>
        <table:table-row table:style-name="ro1">
          <table:table-cell office:value-type="string" calcext:value-type="string">
            <text:p>PINK LAWN EMBROIDERED UNSTITCHED 3PC</text:p>
          </table:table-cell>
          <table:table-cell office:value-type="string" calcext:value-type="string">
            <text:p>PKR 7,990.00</text:p>
          </table:table-cell>
          <table:table-cell office:value-type="float" office:value="10000120283" calcext:value-type="float">
            <text:p>10000120283</text:p>
          </table:table-cell>
          <table:table-cell office:value-type="string" calcext:value-type="string">
            <text:p>JLAWN-S-25-910 WIRSA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lawn-embroidered-unstitched-3pc-jl25910u.html</text:p>
          </table:table-cell>
        </table:table-row>
        <table:table-row table:style-name="ro1">
          <table:table-cell office:value-type="string" calcext:value-type="string">
            <text:p>MULTICOLOR LAWN PASTE PRINTED UNSTITCHED 3PC</text:p>
          </table:table-cell>
          <table:table-cell office:value-type="string" calcext:value-type="string">
            <text:p>PKR 5,490.00</text:p>
          </table:table-cell>
          <table:table-cell office:value-type="float" office:value="10000119781" calcext:value-type="float">
            <text:p>10000119781</text:p>
          </table:table-cell>
          <table:table-cell office:value-type="string" calcext:value-type="string">
            <text:p>JLAWN-S-25-3354 LACE KAHANI-8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aste-printed-unstitched-3pc-jlu253354u.html</text:p>
          </table:table-cell>
        </table:table-row>
        <table:table-row table:style-name="ro1">
          <table:table-cell office:value-type="string" calcext:value-type="string">
            <text:p>MULTICOLOR LAWN EMBROIDERED UNSTITCHED 3PC</text:p>
          </table:table-cell>
          <table:table-cell office:value-type="string" calcext:value-type="string">
            <text:p>PKR 5,990.00</text:p>
          </table:table-cell>
          <table:table-cell office:value-type="float" office:value="10000123314" calcext:value-type="float">
            <text:p>10000123314</text:p>
          </table:table-cell>
          <table:table-cell office:value-type="string" calcext:value-type="string">
            <text:p>JLAWN-S-25-915 AJRAK HUES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embroidered-unstitched-3pc-jl25915u.html</text:p>
          </table:table-cell>
        </table:table-row>
        <table:table-row table:style-name="ro1">
          <table:table-cell office:value-type="string" calcext:value-type="string">
            <text:p>GREEN LAWN EMBROIDERED UNSTITCHED 3PC</text:p>
          </table:table-cell>
          <table:table-cell office:value-type="string" calcext:value-type="string">
            <text:p>PKR 7,990.00</text:p>
          </table:table-cell>
          <table:table-cell office:value-type="float" office:value="10000120284" calcext:value-type="float">
            <text:p>10000120284</text:p>
          </table:table-cell>
          <table:table-cell office:value-type="string" calcext:value-type="string">
            <text:p>JLAWN-S-25-911 WIRSA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embroidered-unstitched-3pc-jl25911u.html</text:p>
          </table:table-cell>
        </table:table-row>
        <table:table-row table:style-name="ro1">
          <table:table-cell office:value-type="string" calcext:value-type="string">
            <text:p>GREEN LAWN EMBROIDERED UNSTITCHED 3PC</text:p>
          </table:table-cell>
          <table:table-cell office:value-type="string" calcext:value-type="string">
            <text:p>PKR 7,990.00</text:p>
          </table:table-cell>
          <table:table-cell office:value-type="float" office:value="10000120285" calcext:value-type="float">
            <text:p>10000120285</text:p>
          </table:table-cell>
          <table:table-cell office:value-type="string" calcext:value-type="string">
            <text:p>JLAWN-S-25-912 WIRSA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embroidered-unstitched-3pc-jl25912u.html</text:p>
          </table:table-cell>
        </table:table-row>
        <table:table-row table:style-name="ro1">
          <table:table-cell office:value-type="string" calcext:value-type="string">
            <text:p>MUSTARD LAWN EMBROIDERED UNSTITCHED 3PC</text:p>
          </table:table-cell>
          <table:table-cell office:value-type="string" calcext:value-type="string">
            <text:p>PKR 5,990.00</text:p>
          </table:table-cell>
          <table:table-cell office:value-type="float" office:value="10000123315" calcext:value-type="float">
            <text:p>10000123315</text:p>
          </table:table-cell>
          <table:table-cell office:value-type="string" calcext:value-type="string">
            <text:p>JLAWN-S-25-916 AJRAK HUES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stard-lawn-embroidered-unstitched-3pc-jl25916u.html</text:p>
          </table:table-cell>
        </table:table-row>
        <table:table-row table:style-name="ro1">
          <table:table-cell office:value-type="string" calcext:value-type="string">
            <text:p>GREEN DYED JACQUARD UNSTITCHED 3PC</text:p>
          </table:table-cell>
          <table:table-cell office:value-type="string" calcext:value-type="string">
            <text:p>PKR 7,990.00</text:p>
          </table:table-cell>
          <table:table-cell office:value-type="float" office:value="10000123685" calcext:value-type="float">
            <text:p>10000123685</text:p>
          </table:table-cell>
          <table:table-cell office:value-type="string" calcext:value-type="string">
            <text:p>JLAWN-S-25-3285 ZAR GUL-0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dyed-jacquard-unstitched-3pc-jlu253285u.html</text:p>
          </table:table-cell>
        </table:table-row>
        <table:table-row table:style-name="ro1">
          <table:table-cell office:value-type="string" calcext:value-type="string">
            <text:p>MULTICOLOR DYED JACQUARD UNSTITCHED 3PC</text:p>
          </table:table-cell>
          <table:table-cell office:value-type="string" calcext:value-type="string">
            <text:p>PKR 7,990.00</text:p>
          </table:table-cell>
          <table:table-cell office:value-type="float" office:value="10000123689" calcext:value-type="float">
            <text:p>10000123689</text:p>
          </table:table-cell>
          <table:table-cell office:value-type="string" calcext:value-type="string">
            <text:p>JLAWN-S-25-3289 ZAR GUL-0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dyed-jacquard-unstitched-3pc-jlu253289u.html</text:p>
          </table:table-cell>
        </table:table-row>
        <table:table-row table:style-name="ro1">
          <table:table-cell office:value-type="string" calcext:value-type="string">
            <text:p>MULTICOLOR DYED JACQUARD UNSTITCHED 3PC</text:p>
          </table:table-cell>
          <table:table-cell office:value-type="string" calcext:value-type="string">
            <text:p>PKR 7,990.00</text:p>
          </table:table-cell>
          <table:table-cell office:value-type="float" office:value="10000123690" calcext:value-type="float">
            <text:p>10000123690</text:p>
          </table:table-cell>
          <table:table-cell office:value-type="string" calcext:value-type="string">
            <text:p>JLAWN-S-25-3290 ZAR GUL-0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dyed-jacquard-unstitched-3pc-jlu253290u.html</text:p>
          </table:table-cell>
        </table:table-row>
        <table:table-row table:style-name="ro1">
          <table:table-cell office:value-type="string" calcext:value-type="string">
            <text:p>PURPLE DYED JACQUARD UNSTITCHED 3PC</text:p>
          </table:table-cell>
          <table:table-cell office:value-type="string" calcext:value-type="string">
            <text:p>PKR 7,990.00</text:p>
          </table:table-cell>
          <table:table-cell office:value-type="float" office:value="10000123687" calcext:value-type="float">
            <text:p>10000123687</text:p>
          </table:table-cell>
          <table:table-cell office:value-type="string" calcext:value-type="string">
            <text:p>JLAWN-S-25-3287 ZAR GUL-0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urple-dyed-jacquard-unstitched-3pc-jlu253287u.html</text:p>
          </table:table-cell>
        </table:table-row>
        <table:table-row table:style-name="ro1">
          <table:table-cell office:value-type="string" calcext:value-type="string">
            <text:p>MULTICOLOR LAWN PRINTED UNSTITCHED 3PC</text:p>
          </table:table-cell>
          <table:table-cell office:value-type="string" calcext:value-type="string">
            <text:p>PKR 3,990.00</text:p>
          </table:table-cell>
          <table:table-cell office:value-type="float" office:value="10000115652" calcext:value-type="float">
            <text:p>10000115652</text:p>
          </table:table-cell>
          <table:table-cell office:value-type="string" calcext:value-type="string">
            <text:p>JLAWN-S-25-3339 AJRAK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unstitched-3pc-jlu253339u.html</text:p>
          </table:table-cell>
        </table:table-row>
        <table:table-row table:style-name="ro1">
          <table:table-cell office:value-type="string" calcext:value-type="string">
            <text:p>MULTICOLOR LAWN PRINTED UNSTITCHED 3PC</text:p>
          </table:table-cell>
          <table:table-cell office:value-type="string" calcext:value-type="string">
            <text:p>PKR 3,990.00</text:p>
          </table:table-cell>
          <table:table-cell office:value-type="float" office:value="10000115654" calcext:value-type="float">
            <text:p>10000115654</text:p>
          </table:table-cell>
          <table:table-cell office:value-type="string" calcext:value-type="string">
            <text:p>JLAWN-S-25-3341 AJRAK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unstitched-3pc-jlu253341u.html</text:p>
          </table:table-cell>
        </table:table-row>
        <table:table-row table:style-name="ro1">
          <table:table-cell office:value-type="string" calcext:value-type="string">
            <text:p>MULTICOLOR LAWN PRINTED UNSTITCHED 3PC</text:p>
          </table:table-cell>
          <table:table-cell office:value-type="string" calcext:value-type="string">
            <text:p>PKR 3,990.00</text:p>
          </table:table-cell>
          <table:table-cell office:value-type="float" office:value="10000115655" calcext:value-type="float">
            <text:p>10000115655</text:p>
          </table:table-cell>
          <table:table-cell office:value-type="string" calcext:value-type="string">
            <text:p>JLAWN-S-25-3342 AJRAK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unstitched-3pc-jlu253342u.html</text:p>
          </table:table-cell>
        </table:table-row>
        <table:table-row table:style-name="ro1">
          <table:table-cell office:value-type="string" calcext:value-type="string">
            <text:p>MULTICOLOR LAWN PRINTED UNSTITCHED 3PC</text:p>
          </table:table-cell>
          <table:table-cell office:value-type="string" calcext:value-type="string">
            <text:p>PKR 3,990.00</text:p>
          </table:table-cell>
          <table:table-cell office:value-type="float" office:value="10000115653" calcext:value-type="float">
            <text:p>10000115653</text:p>
          </table:table-cell>
          <table:table-cell office:value-type="string" calcext:value-type="string">
            <text:p>JLAWN-S-25-3340 AJRAK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unstitched-3pc-jlu253340u.html</text:p>
          </table:table-cell>
        </table:table-row>
        <table:table-row table:style-name="ro1">
          <table:table-cell office:value-type="string" calcext:value-type="string">
            <text:p>MULTICOLOR LAWN PRINTED UNSTITCHED 3PC</text:p>
          </table:table-cell>
          <table:table-cell office:value-type="string" calcext:value-type="string">
            <text:p>PKR 3,990.00</text:p>
          </table:table-cell>
          <table:table-cell office:value-type="float" office:value="10000115656" calcext:value-type="float">
            <text:p>10000115656</text:p>
          </table:table-cell>
          <table:table-cell office:value-type="string" calcext:value-type="string">
            <text:p>JLAWN-S-25-3343 AJRAK-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unstitched-3pc-jlu253343u.html</text:p>
          </table:table-cell>
        </table:table-row>
        <table:table-row table:style-name="ro1">
          <table:table-cell office:value-type="string" calcext:value-type="string">
            <text:p>MULTICOLOR LAWN PRINTED UNSTITCHED 3PC</text:p>
          </table:table-cell>
          <table:table-cell office:value-type="string" calcext:value-type="string">
            <text:p>PKR 3,990.00</text:p>
          </table:table-cell>
          <table:table-cell office:value-type="float" office:value="10000115658" calcext:value-type="float">
            <text:p>10000115658</text:p>
          </table:table-cell>
          <table:table-cell office:value-type="string" calcext:value-type="string">
            <text:p>JLAWN-S-25-3345 AJRAK-7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unstitched-3pc-jlu253345u.html</text:p>
          </table:table-cell>
        </table:table-row>
        <table:table-row table:style-name="ro1">
          <table:table-cell office:value-type="string" calcext:value-type="string">
            <text:p>MULTICOLOR LAWN EMBROIDERED UNSTITCHED 3PC</text:p>
          </table:table-cell>
          <table:table-cell office:value-type="string" calcext:value-type="string">
            <text:p>PKR 5,990.00</text:p>
          </table:table-cell>
          <table:table-cell office:value-type="float" office:value="10000118126" calcext:value-type="float">
            <text:p>10000118126</text:p>
          </table:table-cell>
          <table:table-cell office:value-type="string" calcext:value-type="string">
            <text:p>JLAWN-S-25-905 MUGHAL MINIATURE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embroidered-unstitched-3pc-jl25905u.html</text:p>
          </table:table-cell>
        </table:table-row>
        <table:table-row table:style-name="ro1">
          <table:table-cell office:value-type="string" calcext:value-type="string">
            <text:p>MULTICOLOR LAWN PRINTED UNSTITCHED 3PC</text:p>
          </table:table-cell>
          <table:table-cell office:value-type="string" calcext:value-type="string">
            <text:p>PKR 3,990.00</text:p>
          </table:table-cell>
          <table:table-cell office:value-type="float" office:value="10000115659" calcext:value-type="float">
            <text:p>10000115659</text:p>
          </table:table-cell>
          <table:table-cell office:value-type="string" calcext:value-type="string">
            <text:p>JLAWN-S-25-3346 AJRAK-8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unstitched-3pc-jlu253346u.html</text:p>
          </table:table-cell>
        </table:table-row>
        <table:table-row table:style-name="ro1">
          <table:table-cell office:value-type="string" calcext:value-type="string">
            <text:p>ORANGE LAWN EMBROIDERED UNSTITCHED 3PC</text:p>
          </table:table-cell>
          <table:table-cell office:value-type="string" calcext:value-type="string">
            <text:p>PKR 5,990.00</text:p>
          </table:table-cell>
          <table:table-cell office:value-type="float" office:value="10000118129" calcext:value-type="float">
            <text:p>10000118129</text:p>
          </table:table-cell>
          <table:table-cell office:value-type="string" calcext:value-type="string">
            <text:p>JLAWN-S-25-908 MUGHAL MINIATURE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range-lawn-embroidered-unstitched-3pc-jl25908u.html</text:p>
          </table:table-cell>
        </table:table-row>
        <table:table-row table:style-name="ro1">
          <table:table-cell office:value-type="string" calcext:value-type="string">
            <text:p>PINK LAWN EMBROIDERED UNSTITCHED 3PC</text:p>
          </table:table-cell>
          <table:table-cell office:value-type="string" calcext:value-type="string">
            <text:p>PKR 6,990.00</text:p>
          </table:table-cell>
          <table:table-cell office:value-type="float" office:value="10000118138" calcext:value-type="float">
            <text:p>10000118138</text:p>
          </table:table-cell>
          <table:table-cell office:value-type="string" calcext:value-type="string">
            <text:p>JLAWN-S-25-3415 CHUNRI PASTE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lawn-embroidered-unstitched-3pc-jlu253415u.html</text:p>
          </table:table-cell>
        </table:table-row>
        <table:table-row table:style-name="ro1">
          <table:table-cell office:value-type="string" calcext:value-type="string">
            <text:p>PEACH LAWN EMBROIDERED UNSTITCHED 3PC</text:p>
          </table:table-cell>
          <table:table-cell office:value-type="string" calcext:value-type="string">
            <text:p>PKR 6,990.00</text:p>
          </table:table-cell>
          <table:table-cell office:value-type="float" office:value="10000118139" calcext:value-type="float">
            <text:p>10000118139</text:p>
          </table:table-cell>
          <table:table-cell office:value-type="string" calcext:value-type="string">
            <text:p>JLAWN-S-25-3416 CHUNRI PASTE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each-lawn-embroidered-unstitched-3pc-jlu253416u.html</text:p>
          </table:table-cell>
        </table:table-row>
        <table:table-row table:style-name="ro1">
          <table:table-cell office:value-type="string" calcext:value-type="string">
            <text:p>BEIGE LAWN EMBROIDERED UNSTITCHED 3PC</text:p>
          </table:table-cell>
          <table:table-cell office:value-type="string" calcext:value-type="string">
            <text:p>PKR 5,990.00</text:p>
          </table:table-cell>
          <table:table-cell office:value-type="float" office:value="10000118128" calcext:value-type="float">
            <text:p>10000118128</text:p>
          </table:table-cell>
          <table:table-cell office:value-type="string" calcext:value-type="string">
            <text:p>JLAWN-S-25-907 MUGHAL MINIATURE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eige-lawn-embroidered-unstitched-3pc-jl25907u.html</text:p>
          </table:table-cell>
        </table:table-row>
        <table:table-row table:style-name="ro1">
          <table:table-cell office:value-type="string" calcext:value-type="string">
            <text:p>GREEN LAWN EMBROIDERED UNSTITCHED 3PC</text:p>
          </table:table-cell>
          <table:table-cell office:value-type="string" calcext:value-type="string">
            <text:p>PKR 5,990.00</text:p>
          </table:table-cell>
          <table:table-cell office:value-type="float" office:value="10000118127" calcext:value-type="float">
            <text:p>10000118127</text:p>
          </table:table-cell>
          <table:table-cell office:value-type="string" calcext:value-type="string">
            <text:p>JLAWN-S-25-906 MUGHAL MINIATURE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embroidered-unstitched-3pc-jl25906u.html</text:p>
          </table:table-cell>
        </table:table-row>
        <table:table-row table:style-name="ro1">
          <table:table-cell office:value-type="string" calcext:value-type="string">
            <text:p>GREEN LAWN EMBROIDERED UNSTITCHED 3PC</text:p>
          </table:table-cell>
          <table:table-cell office:value-type="string" calcext:value-type="string">
            <text:p>PKR 6,990.00</text:p>
          </table:table-cell>
          <table:table-cell office:value-type="float" office:value="10000118140" calcext:value-type="float">
            <text:p>10000118140</text:p>
          </table:table-cell>
          <table:table-cell office:value-type="string" calcext:value-type="string">
            <text:p>JLAWN-S-25-3417 CHUNRI PASTE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embroidered-unstitched-3pc-jlu253417u.html</text:p>
          </table:table-cell>
        </table:table-row>
        <table:table-row table:style-name="ro1">
          <table:table-cell office:value-type="string" calcext:value-type="string">
            <text:p>PURPLE LAWN EMBROIDERED UNSTITCHED 3PC</text:p>
          </table:table-cell>
          <table:table-cell office:value-type="string" calcext:value-type="string">
            <text:p>PKR 6,990.00</text:p>
          </table:table-cell>
          <table:table-cell office:value-type="float" office:value="10000118142" calcext:value-type="float">
            <text:p>10000118142</text:p>
          </table:table-cell>
          <table:table-cell office:value-type="string" calcext:value-type="string">
            <text:p>JLAWN-S-25-3419 CHUNRI PASTE-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urple-lawn-embroidered-unstitched-3pc-jlu253419u.html</text:p>
          </table:table-cell>
        </table:table-row>
        <table:table-row table:style-name="ro1">
          <table:table-cell office:value-type="string" calcext:value-type="string">
            <text:p>GREEN LAWN EMBROIDERED UNSTITCHED 3PC</text:p>
          </table:table-cell>
          <table:table-cell office:value-type="string" calcext:value-type="string">
            <text:p>PKR 6,990.00</text:p>
          </table:table-cell>
          <table:table-cell office:value-type="float" office:value="10000118143" calcext:value-type="float">
            <text:p>10000118143</text:p>
          </table:table-cell>
          <table:table-cell office:value-type="string" calcext:value-type="string">
            <text:p>JLAWN-S-25-3420 CHUNRI PASTE-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embroidered-unstitched-3pc-jlu253420u.html</text:p>
          </table:table-cell>
        </table:table-row>
        <table:table-row table:style-name="ro1">
          <table:table-cell office:value-type="string" calcext:value-type="string">
            <text:p>BLUE LAWN EMBROIDERED UNSTITCHED 3PC</text:p>
          </table:table-cell>
          <table:table-cell office:value-type="string" calcext:value-type="string">
            <text:p>PKR 6,990.00</text:p>
          </table:table-cell>
          <table:table-cell office:value-type="float" office:value="10000118144" calcext:value-type="float">
            <text:p>10000118144</text:p>
          </table:table-cell>
          <table:table-cell office:value-type="string" calcext:value-type="string">
            <text:p>JLAWN-S-25-3421 CHUNRI PASTE-7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embroidered-unstitched-3pc-jlu253421u.html</text:p>
          </table:table-cell>
        </table:table-row>
        <table:table-row table:style-name="ro1">
          <table:table-cell office:value-type="string" calcext:value-type="string">
            <text:p>BLUE LAWN EMBROIDERED UNSTITCHED 3PC</text:p>
          </table:table-cell>
          <table:table-cell office:value-type="string" calcext:value-type="string">
            <text:p>PKR 6,990.00</text:p>
          </table:table-cell>
          <table:table-cell office:value-type="float" office:value="10000118141" calcext:value-type="float">
            <text:p>10000118141</text:p>
          </table:table-cell>
          <table:table-cell office:value-type="string" calcext:value-type="string">
            <text:p>JLAWN-S-25-3418 CHUNRI PASTE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embroidered-unstitched-3pc-jlu253418u.html</text:p>
          </table:table-cell>
        </table:table-row>
        <table:table-row table:style-name="ro1">
          <table:table-cell office:value-type="string" calcext:value-type="string">
            <text:p>MULTICOLOR LAWN EMBROIDERED UNSTITCHED 3PC</text:p>
          </table:table-cell>
          <table:table-cell office:value-type="string" calcext:value-type="string">
            <text:p>PKR 6,990.00</text:p>
          </table:table-cell>
          <table:table-cell office:value-type="float" office:value="10000118145" calcext:value-type="float">
            <text:p>10000118145</text:p>
          </table:table-cell>
          <table:table-cell office:value-type="string" calcext:value-type="string">
            <text:p>JLAWN-S-25-3422 CHUNRI PASTE-8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embroidered-unstitched-3pc-jlu253422u.html</text:p>
          </table:table-cell>
        </table:table-row>
        <table:table-row table:style-name="ro1">
          <table:table-cell office:value-type="string" calcext:value-type="string">
            <text:p>MULTICOLOR LAWN PRINTED UNSTITCHED 3PC</text:p>
          </table:table-cell>
          <table:table-cell office:value-type="string" calcext:value-type="string">
            <text:p>PKR 3,990.00</text:p>
          </table:table-cell>
          <table:table-cell office:value-type="float" office:value="10000115657" calcext:value-type="float">
            <text:p>10000115657</text:p>
          </table:table-cell>
          <table:table-cell office:value-type="string" calcext:value-type="string">
            <text:p>JLAWN-S-25-3344 AJRAK-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unstitched-3pc-jlu253344u.html</text:p>
          </table:table-cell>
        </table:table-row>
        <table:table-row table:style-name="ro1">
          <table:table-cell office:value-type="string" calcext:value-type="string">
            <text:p>BLACK BUNNAT COTTON CASUAL SHORT KURTA</text:p>
          </table:table-cell>
          <table:table-cell office:value-type="string" calcext:value-type="string">
            <text:p>PKR 4,490.00</text:p>
          </table:table-cell>
          <table:table-cell office:value-type="string" calcext:value-type="string">
            <text:p>J-10000141222</text:p>
          </table:table-cell>
          <table:table-cell office:value-type="string" calcext:value-type="string">
            <text:p>JJTHLK-A-47434/S25/JJ10175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bunnat-cotton-casual-short-kurta-jjthlka47434.html</text:p>
          </table:table-cell>
        </table:table-row>
        <table:table-row table:style-name="ro1">
          <table:table-cell office:value-type="string" calcext:value-type="string">
            <text:p>DULL BLUE BUNNAT COTTON CASUAL SHORT KURTA</text:p>
          </table:table-cell>
          <table:table-cell office:value-type="string" calcext:value-type="string">
            <text:p>PKR 4,490.00</text:p>
          </table:table-cell>
          <table:table-cell office:value-type="string" calcext:value-type="string">
            <text:p>J-10000141234</text:p>
          </table:table-cell>
          <table:table-cell office:value-type="string" calcext:value-type="string">
            <text:p>JJTHLK-A-47436/S25/JJ10175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dull-blue-bunnat-cotton-casual-short-kurta-jjthlka47436.html</text:p>
          </table:table-cell>
        </table:table-row>
        <table:table-row table:style-name="ro1">
          <table:table-cell office:value-type="string" calcext:value-type="string">
            <text:p>DENIM BLACK COTTON CASUAL SHORT KURTA</text:p>
          </table:table-cell>
          <table:table-cell office:value-type="string" calcext:value-type="string">
            <text:p>PKR 4,990.00</text:p>
          </table:table-cell>
          <table:table-cell office:value-type="string" calcext:value-type="string">
            <text:p>J-10000140167</text:p>
          </table:table-cell>
          <table:table-cell office:value-type="string" calcext:value-type="string">
            <text:p>JJTHLK-A-47479/S25/JJ10220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denim-black-cotton-casual-short-kurta-jjthlka47479.html</text:p>
          </table:table-cell>
        </table:table-row>
        <table:table-row table:style-name="ro1">
          <table:table-cell office:value-type="string" calcext:value-type="string">
            <text:p>BEIGE BUNNAT COTTON CASUAL SHORT KURTA</text:p>
          </table:table-cell>
          <table:table-cell office:value-type="string" calcext:value-type="string">
            <text:p>PKR 4,490.00</text:p>
          </table:table-cell>
          <table:table-cell office:value-type="string" calcext:value-type="string">
            <text:p>J-10000141228</text:p>
          </table:table-cell>
          <table:table-cell office:value-type="string" calcext:value-type="string">
            <text:p>JJTHLK-A-47435/S25/JJ10175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eige-bunnat-cotton-casual-short-kurta-jjthlka47435.html</text:p>
          </table:table-cell>
        </table:table-row>
        <table:table-row table:style-name="ro1">
          <table:table-cell office:value-type="string" calcext:value-type="string">
            <text:p>DULL BROWN BLENDED SEMI-FORMAL KURTA TROUSER</text:p>
          </table:table-cell>
          <table:table-cell office:value-type="string" calcext:value-type="string">
            <text:p>PKR 5,990.00</text:p>
          </table:table-cell>
          <table:table-cell office:value-type="string" calcext:value-type="string">
            <text:p>J-10000129957</text:p>
          </table:table-cell>
          <table:table-cell office:value-type="string" calcext:value-type="string">
            <text:p>JTKP-A-50126/S25/JJ9815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dull-brown-blended-semi-formal-kurta-trouser-jtkpa50126.html</text:p>
          </table:table-cell>
        </table:table-row>
        <table:table-row table:style-name="ro1">
          <table:table-cell office:value-type="string" calcext:value-type="string">
            <text:p>PEACH BLENDED CASUAL KURTA TROUSER</text:p>
          </table:table-cell>
          <table:table-cell office:value-type="string" calcext:value-type="string">
            <text:p>PKR 5,990.00</text:p>
          </table:table-cell>
          <table:table-cell office:value-type="string" calcext:value-type="string">
            <text:p>J-10000138863</text:p>
          </table:table-cell>
          <table:table-cell office:value-type="string" calcext:value-type="string">
            <text:p>JTKP-A-39342/S25/JJ9361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each-blended-casual-kurta-trouser-jtkpa39342.html</text:p>
          </table:table-cell>
        </table:table-row>
        <table:table-row table:style-name="ro1">
          <table:table-cell office:value-type="string" calcext:value-type="string">
            <text:p>GREEN COTTON SEMI-FORMAL KURTA</text:p>
          </table:table-cell>
          <table:table-cell office:value-type="string" calcext:value-type="string">
            <text:p>PKR 3,690.00</text:p>
          </table:table-cell>
          <table:table-cell office:value-type="string" calcext:value-type="string">
            <text:p>J-10000145751</text:p>
          </table:table-cell>
          <table:table-cell office:value-type="string" calcext:value-type="string">
            <text:p>JTK-S-50226/S25/JJ9776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cotton-semi-formal-kurta-jtks50226.html</text:p>
          </table:table-cell>
        </table:table-row>
        <table:table-row table:style-name="ro1">
          <table:table-cell office:value-type="string" calcext:value-type="string">
            <text:p>DENIM BLACK COTTON CASUAL SHORT KURTA</text:p>
          </table:table-cell>
          <table:table-cell office:value-type="string" calcext:value-type="string">
            <text:p>PKR 4,990.00</text:p>
          </table:table-cell>
          <table:table-cell office:value-type="string" calcext:value-type="string">
            <text:p>J-10000140173</text:p>
          </table:table-cell>
          <table:table-cell office:value-type="string" calcext:value-type="string">
            <text:p>JJTHLK-A-47481/S25/JJ10220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denim-black-cotton-casual-short-kurta-jjthlka47481.html</text:p>
          </table:table-cell>
        </table:table-row>
        <table:table-row table:style-name="ro1">
          <table:table-cell office:value-type="string" calcext:value-type="string">
            <text:p>PINE GREEN BLENDED CASUAL KAMEEZ SHALWAR</text:p>
          </table:table-cell>
          <table:table-cell office:value-type="string" calcext:value-type="string">
            <text:p>PKR 6,990.00</text:p>
          </table:table-cell>
          <table:table-cell office:value-type="string" calcext:value-type="string">
            <text:p>J-10000138823</text:p>
          </table:table-cell>
          <table:table-cell office:value-type="string" calcext:value-type="string">
            <text:p>JTKS-A-39341/S25/JJ10065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e-green-blended-casual-kameez-shalwar-jtksa39341.html</text:p>
          </table:table-cell>
        </table:table-row>
        <table:table-row table:style-name="ro1">
          <table:table-cell office:value-type="string" calcext:value-type="string">
            <text:p>STONE BLENDED SEMI-FORMAL KAMEEZ SHALWAR</text:p>
          </table:table-cell>
          <table:table-cell office:value-type="string" calcext:value-type="string">
            <text:p>PKR 6,490.00</text:p>
          </table:table-cell>
          <table:table-cell office:value-type="string" calcext:value-type="string">
            <text:p>J-10000135705</text:p>
          </table:table-cell>
          <table:table-cell office:value-type="string" calcext:value-type="string">
            <text:p>JTKS-A-39352/S25/JJ9869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stone-blended-semi-formal-kameez-shalwar-jtksa39352.html</text:p>
          </table:table-cell>
        </table:table-row>
        <table:table-row table:style-name="ro1">
          <table:table-cell office:value-type="string" calcext:value-type="string">
            <text:p>BLUE BLENDED SEMI-FORMAL KAMEEZ SHALWAR</text:p>
          </table:table-cell>
          <table:table-cell office:value-type="string" calcext:value-type="string">
            <text:p>PKR 6,490.00</text:p>
          </table:table-cell>
          <table:table-cell office:value-type="string" calcext:value-type="string">
            <text:p>J-10000131995</text:p>
          </table:table-cell>
          <table:table-cell office:value-type="string" calcext:value-type="string">
            <text:p>JTKS-A-46680/S25/JJ9841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blended-semi-formal-kameez-shalwar-jtksa46680.html</text:p>
          </table:table-cell>
        </table:table-row>
        <table:table-row table:style-name="ro1">
          <table:table-cell office:value-type="string" calcext:value-type="string">
            <text:p>BLUE BLENDED FORMAL KAMEEZ SHALWAR</text:p>
          </table:table-cell>
          <table:table-cell office:value-type="string" calcext:value-type="string">
            <text:p>PKR 6,490.00</text:p>
          </table:table-cell>
          <table:table-cell office:value-type="string" calcext:value-type="string">
            <text:p>J-10000138831</text:p>
          </table:table-cell>
          <table:table-cell office:value-type="string" calcext:value-type="string">
            <text:p>JTKS-A-39360/S25/JJ9815-F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blended-formal-kameez-shalwar-jtksa39360.html</text:p>
          </table:table-cell>
        </table:table-row>
        <table:table-row table:style-name="ro1">
          <table:table-cell office:value-type="string" calcext:value-type="string">
            <text:p>MAROON COTTON SEMI-FORMAL KURTA</text:p>
          </table:table-cell>
          <table:table-cell office:value-type="string" calcext:value-type="string">
            <text:p>PKR 3,690.00</text:p>
          </table:table-cell>
          <table:table-cell office:value-type="string" calcext:value-type="string">
            <text:p>J-10000146627</text:p>
          </table:table-cell>
          <table:table-cell office:value-type="string" calcext:value-type="string">
            <text:p>JTK-S-50228/S25/JJ9776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aroon-cotton-semi-formal-kurta-jtks50228.html</text:p>
          </table:table-cell>
        </table:table-row>
        <table:table-row table:style-name="ro1">
          <table:table-cell office:value-type="string" calcext:value-type="string">
            <text:p>LIGHT BLUE BLENDED CASUAL KAMEEZ SHALWAR</text:p>
          </table:table-cell>
          <table:table-cell office:value-type="string" calcext:value-type="string">
            <text:p>PKR 6,990.00</text:p>
          </table:table-cell>
          <table:table-cell office:value-type="string" calcext:value-type="string">
            <text:p>J-10000135776</text:p>
          </table:table-cell>
          <table:table-cell office:value-type="string" calcext:value-type="string">
            <text:p>JTKS-A-46703/S25/JJ9819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light-blue-blended-casual-kameez-shalwar-jtksa46703.html</text:p>
          </table:table-cell>
        </table:table-row>
        <table:table-row table:style-name="ro1">
          <table:table-cell office:value-type="string" calcext:value-type="string">
            <text:p>DARK CYAN BLENDED SEMI-FORMAL KAMEEZ SHALWAR</text:p>
          </table:table-cell>
          <table:table-cell office:value-type="string" calcext:value-type="string">
            <text:p>PKR 6,990.00</text:p>
          </table:table-cell>
          <table:table-cell office:value-type="string" calcext:value-type="string">
            <text:p>J-10000144020</text:p>
          </table:table-cell>
          <table:table-cell office:value-type="string" calcext:value-type="string">
            <text:p>JTKS-A-46751/S25/JJ9823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dark-cyan-blended-semi-formal-kameez-shalwar-jtksa46751.html</text:p>
          </table:table-cell>
        </table:table-row>
        <table:table-row table:style-name="ro1">
          <table:table-cell office:value-type="string" calcext:value-type="string">
            <text:p>CREAM AYUDIA FORMAL KAMEEZ SHALWAR</text:p>
          </table:table-cell>
          <table:table-cell office:value-type="string" calcext:value-type="string">
            <text:p>PKR 6,990.00</text:p>
          </table:table-cell>
          <table:table-cell office:value-type="string" calcext:value-type="string">
            <text:p>J-10000138847</text:p>
          </table:table-cell>
          <table:table-cell office:value-type="string" calcext:value-type="string">
            <text:p>JTKS-A-50103/S25/JJ9810-F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cream-ayudia-formal-kameez-shalwar-jtksa50103.html</text:p>
          </table:table-cell>
        </table:table-row>
        <table:table-row table:style-name="ro1">
          <table:table-cell office:value-type="string" calcext:value-type="string">
            <text:p>NAVY BLUE BLENDED FORMAL KAMEEZ SHALWAR</text:p>
          </table:table-cell>
          <table:table-cell office:value-type="string" calcext:value-type="string">
            <text:p>PKR 6,990.00</text:p>
          </table:table-cell>
          <table:table-cell office:value-type="string" calcext:value-type="string">
            <text:p>J-10000144024</text:p>
          </table:table-cell>
          <table:table-cell office:value-type="string" calcext:value-type="string">
            <text:p>JTKS-A-46757/S25/JJ9844-F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navy-blue-blended-formal-kameez-shalwar-jtksa46757.html</text:p>
          </table:table-cell>
        </table:table-row>
        <table:table-row table:style-name="ro1">
          <table:table-cell office:value-type="string" calcext:value-type="string">
            <text:p>OLIVE GREEN BLENDED SEMI-FORMAL KAMEEZ SHALWAR</text:p>
          </table:table-cell>
          <table:table-cell office:value-type="string" calcext:value-type="string">
            <text:p>PKR 5,990.00</text:p>
          </table:table-cell>
          <table:table-cell office:value-type="string" calcext:value-type="string">
            <text:p>J-10000145072</text:p>
          </table:table-cell>
          <table:table-cell office:value-type="string" calcext:value-type="string">
            <text:p>JTKS-A-46758/S25/JJ9841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live-green-blended-semi-formal-kameez-shalwar-jtksa46758.html</text:p>
          </table:table-cell>
        </table:table-row>
        <table:table-row table:style-name="ro1">
          <table:table-cell office:value-type="string" calcext:value-type="string">
            <text:p>WHITE BLENDED FORMAL KAMEEZ SHALWAR</text:p>
          </table:table-cell>
          <table:table-cell office:value-type="string" calcext:value-type="string">
            <text:p>PKR 5,990.00</text:p>
          </table:table-cell>
          <table:table-cell office:value-type="string" calcext:value-type="string">
            <text:p>J-10000135713</text:p>
          </table:table-cell>
          <table:table-cell office:value-type="string" calcext:value-type="string">
            <text:p>JTKS-A-46706/S25/JJ9942-F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white-blended-formal-kameez-shalwar-jtksa46706.html</text:p>
          </table:table-cell>
        </table:table-row>
        <table:table-row table:style-name="ro1">
          <table:table-cell office:value-type="string" calcext:value-type="string">
            <text:p>WHITE AYUDIA FORMAL KAMEEZ SHALWAR</text:p>
          </table:table-cell>
          <table:table-cell office:value-type="string" calcext:value-type="string">
            <text:p>PKR 6,990.00</text:p>
          </table:table-cell>
          <table:table-cell office:value-type="string" calcext:value-type="string">
            <text:p>J-10000138851</text:p>
          </table:table-cell>
          <table:table-cell office:value-type="string" calcext:value-type="string">
            <text:p>JTKS-A-50104/S25/JJ9810-F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white-ayudia-formal-kameez-shalwar-jtksa50104.html</text:p>
          </table:table-cell>
        </table:table-row>
        <table:table-row table:style-name="ro1">
          <table:table-cell office:value-type="string" calcext:value-type="string">
            <text:p>DARK BROWN BLENDED CASUAL KAMEEZ SHALWAR</text:p>
          </table:table-cell>
          <table:table-cell office:value-type="string" calcext:value-type="string">
            <text:p>PKR 8,990.00</text:p>
          </table:table-cell>
          <table:table-cell office:value-type="string" calcext:value-type="string">
            <text:p>J-10000136084</text:p>
          </table:table-cell>
          <table:table-cell office:value-type="string" calcext:value-type="string">
            <text:p>JJKS-A-47458/S25/JJ10067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dark-brown-blended-casual-kameez-shalwar-jjksa47458.html</text:p>
          </table:table-cell>
        </table:table-row>
        <table:table-row table:style-name="ro1">
          <table:table-cell office:value-type="string" calcext:value-type="string">
            <text:p>LILAC BLENDED CASUAL KAMEEZ SHALWAR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39307</text:p>
          </table:table-cell>
          <table:table-cell office:value-type="string" calcext:value-type="string">
            <text:p>JJKS-A-47460/S25/JJ10067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lilac-blended-casual-kameez-shalwar-jjksa47460.html</text:p>
          </table:table-cell>
        </table:table-row>
        <table:table-row table:style-name="ro1">
          <table:table-cell office:value-type="string" calcext:value-type="string">
            <text:p>WHITE BLENDED CASUAL KAMEEZ SHALWAR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36534</text:p>
          </table:table-cell>
          <table:table-cell office:value-type="string" calcext:value-type="string">
            <text:p>JJKS-A-47461/S25/JJ10067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white-blended-casual-kameez-shalwar-jjksa47461.html</text:p>
          </table:table-cell>
        </table:table-row>
        <table:table-row table:style-name="ro1">
          <table:table-cell office:value-type="string" calcext:value-type="string">
            <text:p>NAVY BLUE BLENDED CASUAL KAMEEZ SHALWAR</text:p>
          </table:table-cell>
          <table:table-cell office:value-type="string" calcext:value-type="string">
            <text:p>PKR 8,990.00</text:p>
          </table:table-cell>
          <table:table-cell office:value-type="string" calcext:value-type="string">
            <text:p>J-10000136096</text:p>
          </table:table-cell>
          <table:table-cell office:value-type="string" calcext:value-type="string">
            <text:p>JJKS-A-47462/S25/JJ10067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navy-blue-blended-casual-kameez-shalwar-jjksa47462.html</text:p>
          </table:table-cell>
        </table:table-row>
        <table:table-row table:style-name="ro1">
          <table:table-cell office:value-type="string" calcext:value-type="string">
            <text:p>BROWN COTTON CASUAL KAMEEZ SHALWAR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36108</text:p>
          </table:table-cell>
          <table:table-cell office:value-type="string" calcext:value-type="string">
            <text:p>JJKS-A-47464/S25/JJ9743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rown-cotton-casual-kameez-shalwar-jjksa47464.html</text:p>
          </table:table-cell>
        </table:table-row>
        <table:table-row table:style-name="ro1">
          <table:table-cell office:value-type="string" calcext:value-type="string">
            <text:p>BROWN BLENDED CASUAL KAMEEZ SHALWAR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36540</text:p>
          </table:table-cell>
          <table:table-cell office:value-type="string" calcext:value-type="string">
            <text:p>JJKS-A-47465/S25/JJ9787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rown-blended-casual-kameez-shalwar-jjksa47465.html</text:p>
          </table:table-cell>
        </table:table-row>
        <table:table-row table:style-name="ro1">
          <table:table-cell office:value-type="string" calcext:value-type="string">
            <text:p>WHITE BLENDED CASUAL KAMEEZ SHALWAR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36546</text:p>
          </table:table-cell>
          <table:table-cell office:value-type="string" calcext:value-type="string">
            <text:p>JJKS-A-47466/S25/JJ9787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white-blended-casual-kameez-shalwar-jjksa47466.html</text:p>
          </table:table-cell>
        </table:table-row>
        <table:table-row table:style-name="ro1">
          <table:table-cell office:value-type="string" calcext:value-type="string">
            <text:p>DUL PURPLE BLENDED CASUAL KAMEEZ SHALWAR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143034</text:p>
          </table:table-cell>
          <table:table-cell office:value-type="string" calcext:value-type="string">
            <text:p>JJKS-A-47490/S25/JJ9860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dull-purple-blended-casual-kameez-shalwar-jjksa47490.html</text:p>
          </table:table-cell>
        </table:table-row>
        <table:table-row table:style-name="ro1">
          <table:table-cell office:value-type="string" calcext:value-type="string">
            <text:p>WHITE BLENDED CASUAL KAMEEZ SHALWAR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143040</text:p>
          </table:table-cell>
          <table:table-cell office:value-type="string" calcext:value-type="string">
            <text:p>JJKS-A-47491/S25/JJ9825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white-blended-casual-kameez-shalwar-jjksa47491.html</text:p>
          </table:table-cell>
        </table:table-row>
        <table:table-row table:style-name="ro1">
          <table:table-cell office:value-type="string" calcext:value-type="string">
            <text:p>CREAM BLENDED CASUAL KAMEEZ SHALWAR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143028</text:p>
          </table:table-cell>
          <table:table-cell office:value-type="string" calcext:value-type="string">
            <text:p>JJKS-A-47489/S25/JJ9825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cream-blended-casual-kameez-shalwar-jjksa47489.html</text:p>
          </table:table-cell>
        </table:table-row>
        <table:table-row table:style-name="ro1">
          <table:table-cell office:value-type="string" calcext:value-type="string">
            <text:p>OFF WHITE AYUDIA FORMAL KAMEEZ SHALWAR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139313</text:p>
          </table:table-cell>
          <table:table-cell office:value-type="string" calcext:value-type="string">
            <text:p>JJKS-A-50071/S25/JJ9898-F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ayudia-formal-kameez-shalwar-jjksa50071.html</text:p>
          </table:table-cell>
        </table:table-row>
        <table:table-row table:style-name="ro1">
          <table:table-cell office:value-type="string" calcext:value-type="string">
            <text:p>DARK GREY BLENDED FORMAL KAMEEZ SHALWAR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36552</text:p>
          </table:table-cell>
          <table:table-cell office:value-type="string" calcext:value-type="string">
            <text:p>JJKS-A-50076/S25/JJ11071-F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dark-grey-blended-formal-kameez-shalwar-jjksa50076.html</text:p>
          </table:table-cell>
        </table:table-row>
        <table:table-row table:style-name="ro1">
          <table:table-cell office:value-type="string" calcext:value-type="string">
            <text:p>CREAM BLENDED SEMI-FORMAL KAMEEZ SHALWAR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37572</text:p>
          </table:table-cell>
          <table:table-cell office:value-type="string" calcext:value-type="string">
            <text:p>JJKS-A-50154/S25/JJ10204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cream-blended-semi-formal-kameez-shalwar-jjksa50154.html</text:p>
          </table:table-cell>
        </table:table-row>
        <table:table-row table:style-name="ro1">
          <table:table-cell office:value-type="string" calcext:value-type="string">
            <text:p>MAROON BLENDED FORMAL KAMEEZ SHALWAR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143046</text:p>
          </table:table-cell>
          <table:table-cell office:value-type="string" calcext:value-type="string">
            <text:p>JJKS-A-50077/S25/JJ11071-F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aroon-blended-formal-kameez-shalwar-jjksa50077.html</text:p>
          </table:table-cell>
        </table:table-row>
        <table:table-row table:style-name="ro1">
          <table:table-cell office:value-type="string" calcext:value-type="string">
            <text:p>NAVY BLUE BLENDED FORMAL KAMEEZ SHALWAR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36558</text:p>
          </table:table-cell>
          <table:table-cell office:value-type="string" calcext:value-type="string">
            <text:p>JJKS-A-50079/S25/JJ11071-F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navy-blue-blended-formal-kameez-shalwar-jjksa50079.html</text:p>
          </table:table-cell>
        </table:table-row>
        <table:table-row table:style-name="ro1">
          <table:table-cell office:value-type="string" calcext:value-type="string">
            <text:p>NAVY BLUE BLENDED SEMI-FORMAL KAMEEZ SHALWAR</text:p>
          </table:table-cell>
          <table:table-cell office:value-type="string" calcext:value-type="string">
            <text:p>PKR 8,990.00</text:p>
          </table:table-cell>
          <table:table-cell office:value-type="string" calcext:value-type="string">
            <text:p>J-10000139163</text:p>
          </table:table-cell>
          <table:table-cell office:value-type="string" calcext:value-type="string">
            <text:p>JJKS-A-50157/S25/JJ9935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navy-blue-blended-semi-formal-kameez-shalwar-jjksa50157.html</text:p>
          </table:table-cell>
        </table:table-row>
        <table:table-row table:style-name="ro1">
          <table:table-cell office:value-type="string" calcext:value-type="string">
            <text:p>GREY BLENDED SEMI-FORMAL KAMEEZ SHALWAR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39175</text:p>
          </table:table-cell>
          <table:table-cell office:value-type="string" calcext:value-type="string">
            <text:p>JJKS-A-50161/S25/JJ9862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y-blended-semi-formal-kameez-shalwar-jjksa50161.html</text:p>
          </table:table-cell>
        </table:table-row>
        <table:table-row table:style-name="ro1">
          <table:table-cell office:value-type="string" calcext:value-type="string">
            <text:p>OFF WHITE AYUDIA FORMAL KAMEEZ SHALWAR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137578</text:p>
          </table:table-cell>
          <table:table-cell office:value-type="string" calcext:value-type="string">
            <text:p>JJKS-A-50188/S25/JJ9899-F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ayudia-formal-kameez-shalwar-jjksa50188.html</text:p>
          </table:table-cell>
        </table:table-row>
        <table:table-row table:style-name="ro1">
          <table:table-cell office:value-type="string" calcext:value-type="string">
            <text:p>DARK BROWN BLENDED SEMI-FORMAL KAMEEZ SHALWAR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39169</text:p>
          </table:table-cell>
          <table:table-cell office:value-type="string" calcext:value-type="string">
            <text:p>JJKS-A-50159/S25/JJ10204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dark-brown-blended-semi-formal-kameez-shalwar-jjksa50159.html</text:p>
          </table:table-cell>
        </table:table-row>
        <table:table-row table:style-name="ro1">
          <table:table-cell office:value-type="string" calcext:value-type="string">
            <text:p>SAND COTTON CASUAL KAMEEZ SHALWAR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142992</text:p>
          </table:table-cell>
          <table:table-cell office:value-type="string" calcext:value-type="string">
            <text:p>JJKS-S-33413/S25/JJ9746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sand-cotton-casual-kameez-shalwar-jjkss33413.html</text:p>
          </table:table-cell>
        </table:table-row>
        <table:table-row table:style-name="ro1">
          <table:table-cell office:value-type="string" calcext:value-type="string">
            <text:p>TEA PINK BLENDED CASUAL KAMEEZ SHALWAR</text:p>
          </table:table-cell>
          <table:table-cell office:value-type="string" calcext:value-type="string">
            <text:p>PKR 6,990.00</text:p>
          </table:table-cell>
          <table:table-cell office:value-type="string" calcext:value-type="string">
            <text:p>J-10000140215</text:p>
          </table:table-cell>
          <table:table-cell office:value-type="string" calcext:value-type="string">
            <text:p>JJKS-S-46733/S25/JJ9819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tea-pink-blended-casual-kameez-shalwar-jjkss46733.html</text:p>
          </table:table-cell>
        </table:table-row>
        <table:table-row table:style-name="ro1">
          <table:table-cell office:value-type="string" calcext:value-type="string">
            <text:p>BLUE COTTON SEMI-FORMAL KAMEEZ SHALWAR</text:p>
          </table:table-cell>
          <table:table-cell office:value-type="string" calcext:value-type="string">
            <text:p>PKR 8,990.00</text:p>
          </table:table-cell>
          <table:table-cell office:value-type="string" calcext:value-type="string">
            <text:p>J-10000142998</text:p>
          </table:table-cell>
          <table:table-cell office:value-type="string" calcext:value-type="string">
            <text:p>JJKS-S-33417/S25/JJ9834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cotton-semi-formal-kameez-shalwar-jjkss33417.html</text:p>
          </table:table-cell>
        </table:table-row>
        <table:table-row table:style-name="ro1">
          <table:table-cell office:value-type="string" calcext:value-type="string">
            <text:p>BEIGE BLENDED CASUAL KAMEEZ SHALWAR</text:p>
          </table:table-cell>
          <table:table-cell office:value-type="string" calcext:value-type="string">
            <text:p>PKR 8,990.00</text:p>
          </table:table-cell>
          <table:table-cell office:value-type="string" calcext:value-type="string">
            <text:p>J-10000140179</text:p>
          </table:table-cell>
          <table:table-cell office:value-type="string" calcext:value-type="string">
            <text:p>JJKS-S-33386/S25/JJ9938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eige-blended-casual-kameez-shalwar-jjkss33386.html</text:p>
          </table:table-cell>
        </table:table-row>
        <table:table-row table:style-name="ro1">
          <table:table-cell office:value-type="string" calcext:value-type="string">
            <text:p>BLUE BLENDED CASUAL KAMEEZ SHALWAR</text:p>
          </table:table-cell>
          <table:table-cell office:value-type="string" calcext:value-type="string">
            <text:p>PKR 8,990.00</text:p>
          </table:table-cell>
          <table:table-cell office:value-type="string" calcext:value-type="string">
            <text:p>J-10000139115</text:p>
          </table:table-cell>
          <table:table-cell office:value-type="string" calcext:value-type="string">
            <text:p>JJKS-S-33412/S25/JJ10029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blended-casual-kameez-shalwar-jjkss33412.html</text:p>
          </table:table-cell>
        </table:table-row>
        <table:table-row table:style-name="ro1">
          <table:table-cell office:value-type="string" calcext:value-type="string">
            <text:p>DARK GREEN CVC CASUAL KAMEEZ SHALWAR</text:p>
          </table:table-cell>
          <table:table-cell office:value-type="string" calcext:value-type="string">
            <text:p>PKR 8,990.00</text:p>
          </table:table-cell>
          <table:table-cell office:value-type="string" calcext:value-type="string">
            <text:p>J-10000141282</text:p>
          </table:table-cell>
          <table:table-cell office:value-type="string" calcext:value-type="string">
            <text:p>JJKS-S-33428/S25/JJ9788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dark-green-cvc-casual-kameez-shalwar-jjkss33428.html</text:p>
          </table:table-cell>
        </table:table-row>
        <table:table-row table:style-name="ro1">
          <table:table-cell office:value-type="string" calcext:value-type="string">
            <text:p>LIGHT BROWN CVC CASUAL KAMEEZ SHALWAR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40197</text:p>
          </table:table-cell>
          <table:table-cell office:value-type="string" calcext:value-type="string">
            <text:p>JJKS-S-33426/S25/JJ9788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light-brown-cvc-casual-kameez-shalwar-jjkss33426.html</text:p>
          </table:table-cell>
        </table:table-row>
        <table:table-row table:style-name="ro1">
          <table:table-cell office:value-type="string" calcext:value-type="string">
            <text:p>FAWN BLENDED CASUAL KAMEEZ SHALWAR</text:p>
          </table:table-cell>
          <table:table-cell office:value-type="string" calcext:value-type="string">
            <text:p>PKR 7,490.00</text:p>
          </table:table-cell>
          <table:table-cell office:value-type="string" calcext:value-type="string">
            <text:p>J-10000139157</text:p>
          </table:table-cell>
          <table:table-cell office:value-type="string" calcext:value-type="string">
            <text:p>JJKS-S-46734/S25/JJ9819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fawn-blended-casual-kameez-shalwar-jjkss46734.html</text:p>
          </table:table-cell>
        </table:table-row>
        <table:table-row table:style-name="ro1">
          <table:table-cell office:value-type="string" calcext:value-type="string">
            <text:p>BLUE COTTON CASUAL SHORT KURTA TROUSER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39355</text:p>
          </table:table-cell>
          <table:table-cell office:value-type="string" calcext:value-type="string">
            <text:p>JJSHKP-A-50155/S25/JJ10023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cotton-casual-short-kurta-trouser-jjshkpa50155.html</text:p>
          </table:table-cell>
        </table:table-row>
        <table:table-row table:style-name="ro1">
          <table:table-cell office:value-type="string" calcext:value-type="string">
            <text:p>DULL BLUE BLENDED FORMAL KAMEEZ SHALWAR</text:p>
          </table:table-cell>
          <table:table-cell office:value-type="string" calcext:value-type="string">
            <text:p>PKR 5,990.00</text:p>
          </table:table-cell>
          <table:table-cell office:value-type="string" calcext:value-type="string">
            <text:p>J-10000135717</text:p>
          </table:table-cell>
          <table:table-cell office:value-type="string" calcext:value-type="string">
            <text:p>JTKS-A-50139/S25/JJ9942-F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dull-blue-blended-formal-kameez-shalwar-jtksa50139.html</text:p>
          </table:table-cell>
        </table:table-row>
        <table:table-row table:style-name="ro1">
          <table:table-cell office:value-type="string" calcext:value-type="string">
            <text:p>GREY COTTON CASUAL SHORT KURTA TROUSER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39361</text:p>
          </table:table-cell>
          <table:table-cell office:value-type="string" calcext:value-type="string">
            <text:p>JJSHKP-A-50158/S25/JJ10023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y-cotton-casual-short-kurta-trouser-jjshkpa50158.html</text:p>
          </table:table-cell>
        </table:table-row>
        <table:table-row table:style-name="ro1">
          <table:table-cell office:value-type="string" calcext:value-type="string">
            <text:p>CREAM BLENDED CASUAL KAMEEZ SHALWAR</text:p>
          </table:table-cell>
          <table:table-cell office:value-type="string" calcext:value-type="string">
            <text:p>PKR 6,990.00</text:p>
          </table:table-cell>
          <table:table-cell office:value-type="string" calcext:value-type="string">
            <text:p>J-10000140221</text:p>
          </table:table-cell>
          <table:table-cell office:value-type="string" calcext:value-type="string">
            <text:p>JJKS-S-46735/S25/JJ9819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cream-blended-casual-kameez-shalwar-jjkss46735.html</text:p>
          </table:table-cell>
        </table:table-row>
        <table:table-row table:style-name="ro1">
          <table:table-cell office:value-type="string" calcext:value-type="string">
            <text:p>MAUVE COTTON CASUAL KAMEEZ SHALWAR</text:p>
          </table:table-cell>
          <table:table-cell office:value-type="string" calcext:value-type="string">
            <text:p>PKR 8,990.00</text:p>
          </table:table-cell>
          <table:table-cell office:value-type="string" calcext:value-type="string">
            <text:p>J-10000142986</text:p>
          </table:table-cell>
          <table:table-cell office:value-type="string" calcext:value-type="string">
            <text:p>JJKS-A-33394/S25/JJ9833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auve-cotton-casual-kameez-shalwar-jjksa33394.html</text:p>
          </table:table-cell>
        </table:table-row>
        <table:table-row table:style-name="ro1">
          <table:table-cell office:value-type="string" calcext:value-type="string">
            <text:p>SKY BLUE BLENDED CASUAL KAMEEZ SHALWAR</text:p>
          </table:table-cell>
          <table:table-cell office:value-type="string" calcext:value-type="string">
            <text:p>PKR 5,990.00</text:p>
          </table:table-cell>
          <table:table-cell office:value-type="string" calcext:value-type="string">
            <text:p>J-10000135788</text:p>
          </table:table-cell>
          <table:table-cell office:value-type="string" calcext:value-type="string">
            <text:p>JTKS-A-50138/S25/JJ9942-F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sky-blue-blended-casual-kameez-shalwar-jtksa50138.html</text:p>
          </table:table-cell>
        </table:table-row>
        <table:table-row table:style-name="ro1">
          <table:table-cell office:value-type="string" calcext:value-type="string">
            <text:p>STONE GREY COTTON CASUAL SHORT KURTA TROUSER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39367</text:p>
          </table:table-cell>
          <table:table-cell office:value-type="string" calcext:value-type="string">
            <text:p>JJSHKP-A-50160/S25/JJ10023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stone-grey-cotton-casual-short-kurta-trouser-jjshkpa50160.html</text:p>
          </table:table-cell>
        </table:table-row>
        <table:table-row table:style-name="ro1">
          <table:table-cell office:value-type="string" calcext:value-type="string">
            <text:p>OFF WHITE AYUDIA FORMAL KAMEEZ SHALWAR</text:p>
          </table:table-cell>
          <table:table-cell office:value-type="string" calcext:value-type="string">
            <text:p>PKR 5,990.00</text:p>
          </table:table-cell>
          <table:table-cell office:value-type="string" calcext:value-type="string">
            <text:p>J-10000144028</text:p>
          </table:table-cell>
          <table:table-cell office:value-type="string" calcext:value-type="string">
            <text:p>JTKS-A-50164/S25/JJ9899-F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ayudia-formal-kameez-shalwar-jtksa50164.html</text:p>
          </table:table-cell>
        </table:table-row>
        <table:table-row table:style-name="ro1">
          <table:table-cell office:value-type="string" calcext:value-type="string">
            <text:p>PEACH BLENDED SEMI-FORMAL KAMEEZ SHALWAR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141258</text:p>
          </table:table-cell>
          <table:table-cell office:value-type="string" calcext:value-type="string">
            <text:p>JJKS-A-33399/S25/JJ9822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each-blended-semi-formal-kameez-shalwar-jjksa33399.html</text:p>
          </table:table-cell>
        </table:table-row>
        <table:table-row table:style-name="ro1">
          <table:table-cell office:value-type="string" calcext:value-type="string">
            <text:p>BLUE COTTON CASUAL KAMEEZ SHALWAR</text:p>
          </table:table-cell>
          <table:table-cell office:value-type="string" calcext:value-type="string">
            <text:p>PKR 8,990.00</text:p>
          </table:table-cell>
          <table:table-cell office:value-type="string" calcext:value-type="string">
            <text:p>J-10000141270</text:p>
          </table:table-cell>
          <table:table-cell office:value-type="string" calcext:value-type="string">
            <text:p>JJKS-A-33415/S25/JJ9749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cotton-casual-kameez-shalwar-jjksa33415.html</text:p>
          </table:table-cell>
        </table:table-row>
        <table:table-row table:style-name="ro1">
          <table:table-cell office:value-type="string" calcext:value-type="string">
            <text:p>GREY COTTON CASUAL KAMEEZ SHALWAR</text:p>
          </table:table-cell>
          <table:table-cell office:value-type="string" calcext:value-type="string">
            <text:p>PKR 8,990.00</text:p>
          </table:table-cell>
          <table:table-cell office:value-type="string" calcext:value-type="string">
            <text:p>J-10000140185</text:p>
          </table:table-cell>
          <table:table-cell office:value-type="string" calcext:value-type="string">
            <text:p>JJKS-A-33411/S25/JJ10157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y-cotton-casual-kameez-shalwar-jjksa33411.html</text:p>
          </table:table-cell>
        </table:table-row>
        <table:table-row table:style-name="ro1">
          <table:table-cell office:value-type="string" calcext:value-type="string">
            <text:p>CREAM BLENDED SEMI-FORMAL KAMEEZ SHALWAR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143010</text:p>
          </table:table-cell>
          <table:table-cell office:value-type="string" calcext:value-type="string">
            <text:p>JJKS-A-33422/S25/JJ9855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cream-blended-semi-formal-kameez-shalwar-jjksa33422.html</text:p>
          </table:table-cell>
        </table:table-row>
        <table:table-row table:style-name="ro1">
          <table:table-cell office:value-type="string" calcext:value-type="string">
            <text:p>BLACK BLENDED SEMI-FORMAL KAMEEZ SHALWAR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144207</text:p>
          </table:table-cell>
          <table:table-cell office:value-type="string" calcext:value-type="string">
            <text:p>JJKS-A-33420/S25/JJ11064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blended-semi-formal-kameez-shalwar-jjksa33420.html</text:p>
          </table:table-cell>
        </table:table-row>
        <table:table-row table:style-name="ro1">
          <table:table-cell office:value-type="string" calcext:value-type="string">
            <text:p>LIGHT BLUE COTTON CASUAL KAMEEZ SHALWAR</text:p>
          </table:table-cell>
          <table:table-cell office:value-type="string" calcext:value-type="string">
            <text:p>PKR 8,990.00</text:p>
          </table:table-cell>
          <table:table-cell office:value-type="string" calcext:value-type="string">
            <text:p>J-10000141264</text:p>
          </table:table-cell>
          <table:table-cell office:value-type="string" calcext:value-type="string">
            <text:p>JJKS-A-33414/S25/JJ9749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light-blue-cotton-casual-kameez-shalwar-jjksa33414.html</text:p>
          </table:table-cell>
        </table:table-row>
        <table:table-row table:style-name="ro1">
          <table:table-cell office:value-type="string" calcext:value-type="string">
            <text:p>SKY BLUE CVC CASUAL KAMEEZ SHALWAR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40191</text:p>
          </table:table-cell>
          <table:table-cell office:value-type="string" calcext:value-type="string">
            <text:p>JJKS-A-33425/S25/JJ9788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sky-blue-cvc-casual-kameez-shalwar-jjksa33425.html</text:p>
          </table:table-cell>
        </table:table-row>
        <table:table-row table:style-name="ro1">
          <table:table-cell office:value-type="string" calcext:value-type="string">
            <text:p>TEAL CVC CASUAL KAMEEZ SHALWAR</text:p>
          </table:table-cell>
          <table:table-cell office:value-type="string" calcext:value-type="string">
            <text:p>PKR 8,990.00</text:p>
          </table:table-cell>
          <table:table-cell office:value-type="string" calcext:value-type="string">
            <text:p>J-10000140203</text:p>
          </table:table-cell>
          <table:table-cell office:value-type="string" calcext:value-type="string">
            <text:p>JJKS-A-33427/S25/JJ9788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teal-cvc-casual-kameez-shalwar-jjksa33427.html</text:p>
          </table:table-cell>
        </table:table-row>
        <table:table-row table:style-name="ro1">
          <table:table-cell office:value-type="string" calcext:value-type="string">
            <text:p>BLACK CVC CASUAL KAMEEZ SHALWAR</text:p>
          </table:table-cell>
          <table:table-cell office:value-type="string" calcext:value-type="string">
            <text:p>PKR 8,990.00</text:p>
          </table:table-cell>
          <table:table-cell office:value-type="string" calcext:value-type="string">
            <text:p>J-10000141276</text:p>
          </table:table-cell>
          <table:table-cell office:value-type="string" calcext:value-type="string">
            <text:p>JJKS-A-33424/S25/JJ9788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cvc-casual-kameez-shalwar-jjksa33424.html</text:p>
          </table:table-cell>
        </table:table-row>
        <table:table-row table:style-name="ro1">
          <table:table-cell office:value-type="string" calcext:value-type="string">
            <text:p>GREEN COTTON CASUAL KAMEEZ SHALWAR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143016</text:p>
          </table:table-cell>
          <table:table-cell office:value-type="string" calcext:value-type="string">
            <text:p>JJKS-A-33452/S25/JJ9873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cotton-casual-kameez-shalwar-jjksa33452.html</text:p>
          </table:table-cell>
        </table:table-row>
        <table:table-row table:style-name="ro1">
          <table:table-cell office:value-type="string" calcext:value-type="string">
            <text:p>BROWN COTTON CASUAL KAMEEZ SHALWAR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141288</text:p>
          </table:table-cell>
          <table:table-cell office:value-type="string" calcext:value-type="string">
            <text:p>JJKS-A-33453/S25/JJ9873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rown-cotton-casual-kameez-shalwar-jjksa33453.html</text:p>
          </table:table-cell>
        </table:table-row>
        <table:table-row table:style-name="ro1">
          <table:table-cell office:value-type="string" calcext:value-type="string">
            <text:p>GREY BLENDED SEMI-FORMAL KAMEEZ SHALWAR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143022</text:p>
          </table:table-cell>
          <table:table-cell office:value-type="string" calcext:value-type="string">
            <text:p>JJKS-A-46669/S25/JJ9818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y-blended-semi-formal-kameez-shalwar-jjksa46669.html</text:p>
          </table:table-cell>
        </table:table-row>
        <table:table-row table:style-name="ro1">
          <table:table-cell office:value-type="string" calcext:value-type="string">
            <text:p>LIGHT BROWN BLENDED SEMI-FORMAL KAMEEZ SHALWAR</text:p>
          </table:table-cell>
          <table:table-cell office:value-type="string" calcext:value-type="string">
            <text:p>PKR 7,490.00</text:p>
          </table:table-cell>
          <table:table-cell office:value-type="string" calcext:value-type="string">
            <text:p>J-10000139121</text:p>
          </table:table-cell>
          <table:table-cell office:value-type="string" calcext:value-type="string">
            <text:p>JJKS-A-46666/S25/JJ9818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light-brown-blended-semi-formal-kameez-shalwar-jjksa46666.html</text:p>
          </table:table-cell>
        </table:table-row>
        <table:table-row table:style-name="ro1">
          <table:table-cell office:value-type="string" calcext:value-type="string">
            <text:p>BLACK BLENDED SEMI-FORMAL KAMEEZ SHALWAR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139127</text:p>
          </table:table-cell>
          <table:table-cell office:value-type="string" calcext:value-type="string">
            <text:p>JJKS-A-46670/S25/JJ9818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blended-semi-formal-kameez-shalwar-jjksa46670.html</text:p>
          </table:table-cell>
        </table:table-row>
        <table:table-row table:style-name="ro1">
          <table:table-cell office:value-type="string" calcext:value-type="string">
            <text:p>SKY BLUE BLENDED CASUAL KAMEEZ SHALWAR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136006</text:p>
          </table:table-cell>
          <table:table-cell office:value-type="string" calcext:value-type="string">
            <text:p>JJKS-A-46717/S25/JJ10208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sky-blue-blended-casual-kameez-shalwar-jjksa46717.html</text:p>
          </table:table-cell>
        </table:table-row>
        <table:table-row table:style-name="ro1">
          <table:table-cell office:value-type="string" calcext:value-type="string">
            <text:p>TEAL BLUE BLENDED CASUAL KAMEEZ SHALWAR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136012</text:p>
          </table:table-cell>
          <table:table-cell office:value-type="string" calcext:value-type="string">
            <text:p>JJKS-A-46718/S25/JJ10208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teal-blue-blended-casual-kameez-shalwar-jjksa46718.html</text:p>
          </table:table-cell>
        </table:table-row>
        <table:table-row table:style-name="ro1">
          <table:table-cell office:value-type="string" calcext:value-type="string">
            <text:p>GREEN BLENDED CASUAL KAMEEZ SHALWAR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36486</text:p>
          </table:table-cell>
          <table:table-cell office:value-type="string" calcext:value-type="string">
            <text:p>JJKS-A-46719/S25/JJ9854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blended-casual-kameez-shalwar-jjksa46719.html</text:p>
          </table:table-cell>
        </table:table-row>
        <table:table-row table:style-name="ro1">
          <table:table-cell office:value-type="string" calcext:value-type="string">
            <text:p>BROWN BLENDED CASUAL KAMEEZ SHALWAR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36492</text:p>
          </table:table-cell>
          <table:table-cell office:value-type="string" calcext:value-type="string">
            <text:p>JJKS-A-46720/S25/JJ9854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rown-blended-casual-kameez-shalwar-jjksa46720.html</text:p>
          </table:table-cell>
        </table:table-row>
        <table:table-row table:style-name="ro1">
          <table:table-cell office:value-type="string" calcext:value-type="string">
            <text:p>STONE GREY BLENDED CASUAL KAMEEZ SHALWAR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36498</text:p>
          </table:table-cell>
          <table:table-cell office:value-type="string" calcext:value-type="string">
            <text:p>JJKS-A-46721/S25/JJ9854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stone-grey-blended-casual-kameez-shalwar-jjksa46721.html</text:p>
          </table:table-cell>
        </table:table-row>
        <table:table-row table:style-name="ro1">
          <table:table-cell office:value-type="string" calcext:value-type="string">
            <text:p>BLACK BLENDED FORMAL KURTA</text:p>
          </table:table-cell>
          <table:table-cell office:value-type="string" calcext:value-type="string">
            <text:p>PKR 6,490.00</text:p>
          </table:table-cell>
          <table:table-cell office:value-type="string" calcext:value-type="string">
            <text:p>J-10000142956</text:p>
          </table:table-cell>
          <table:table-cell office:value-type="string" calcext:value-type="string">
            <text:p>JJK-A-50149/S25/JJ9851-F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blended-formal-kurta-jjka50149.html</text:p>
          </table:table-cell>
        </table:table-row>
        <table:table-row table:style-name="ro1">
          <table:table-cell office:value-type="string" calcext:value-type="string">
            <text:p>GREY BLENDED SEMI-FORMAL KAMEEZ SHALWAR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39133</text:p>
          </table:table-cell>
          <table:table-cell office:value-type="string" calcext:value-type="string">
            <text:p>JJKS-A-46722/S25/JJ10200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y-blended-semi-formal-kameez-shalwar-jjksa46722.html</text:p>
          </table:table-cell>
        </table:table-row>
        <table:table-row table:style-name="ro1">
          <table:table-cell office:value-type="string" calcext:value-type="string">
            <text:p>BEIGE COTTON SEMI-FORMAL KURTA</text:p>
          </table:table-cell>
          <table:table-cell office:value-type="string" calcext:value-type="string">
            <text:p>PKR 4,990.00</text:p>
          </table:table-cell>
          <table:table-cell office:value-type="string" calcext:value-type="string">
            <text:p>J-10000144219</text:p>
          </table:table-cell>
          <table:table-cell office:value-type="string" calcext:value-type="string">
            <text:p>JJK-A-33410/S25/JJ9830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eige-cotton-semi-formal-kurta-jjka33410.html</text:p>
          </table:table-cell>
        </table:table-row>
        <table:table-row table:style-name="ro1">
          <table:table-cell office:value-type="string" calcext:value-type="string">
            <text:p>TEAL COTTON SEMI-FORMAL KURTA</text:p>
          </table:table-cell>
          <table:table-cell office:value-type="string" calcext:value-type="string">
            <text:p>PKR 4,990.00</text:p>
          </table:table-cell>
          <table:table-cell office:value-type="string" calcext:value-type="string">
            <text:p>J-10000142938</text:p>
          </table:table-cell>
          <table:table-cell office:value-type="string" calcext:value-type="string">
            <text:p>JJK-A-33409/S25/JJ9830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teal-cotton-semi-formal-kurta-jjka33409.html</text:p>
          </table:table-cell>
        </table:table-row>
        <table:table-row table:style-name="ro1">
          <table:table-cell office:value-type="string" calcext:value-type="string">
            <text:p>GREEN BLENDED FORMAL KURTA</text:p>
          </table:table-cell>
          <table:table-cell office:value-type="string" calcext:value-type="string">
            <text:p>PKR 6,490.00</text:p>
          </table:table-cell>
          <table:table-cell office:value-type="string" calcext:value-type="string">
            <text:p>J-10000142968</text:p>
          </table:table-cell>
          <table:table-cell office:value-type="string" calcext:value-type="string">
            <text:p>JJK-A-50151/S25/JJ9851-F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blended-formal-kurta-jjka50151.html</text:p>
          </table:table-cell>
        </table:table-row>
        <table:table-row table:style-name="ro1">
          <table:table-cell office:value-type="string" calcext:value-type="string">
            <text:p>GREY BLENDED FORMAL KURTA</text:p>
          </table:table-cell>
          <table:table-cell office:value-type="string" calcext:value-type="string">
            <text:p>PKR 6,490.00</text:p>
          </table:table-cell>
          <table:table-cell office:value-type="string" calcext:value-type="string">
            <text:p>J-10000142962</text:p>
          </table:table-cell>
          <table:table-cell office:value-type="string" calcext:value-type="string">
            <text:p>JJK-A-50150/S25/JJ9851-F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y-blended-formal-kurta-jjka50150.html</text:p>
          </table:table-cell>
        </table:table-row>
        <table:table-row table:style-name="ro1">
          <table:table-cell office:value-type="string" calcext:value-type="string">
            <text:p>NAVY BLUE BLENDED SEMI-FORMAL KURTA TROUSER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38992</text:p>
          </table:table-cell>
          <table:table-cell office:value-type="string" calcext:value-type="string">
            <text:p>JJKP-A-33284/S25/JJ9937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navy-blue-blended-semi-formal-kurta-trouser-jjkpa33284.html</text:p>
          </table:table-cell>
        </table:table-row>
        <table:table-row table:style-name="ro1">
          <table:table-cell office:value-type="string" calcext:value-type="string">
            <text:p>GREY BLENDED SEMI-FORMAL KURTA TROUSER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138998</text:p>
          </table:table-cell>
          <table:table-cell office:value-type="string" calcext:value-type="string">
            <text:p>JJKP-A-33377/S25/JJ9822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y-blended-semi-formal-kurta-trouser-jjkpa33377.html</text:p>
          </table:table-cell>
        </table:table-row>
        <table:table-row table:style-name="ro1">
          <table:table-cell office:value-type="string" calcext:value-type="string">
            <text:p>PEACH BLENDED SEMI-FORMAL KURTA TROUSER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141246</text:p>
          </table:table-cell>
          <table:table-cell office:value-type="string" calcext:value-type="string">
            <text:p>JJKP-A-33399/S25/JJ9822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each-blended-semi-formal-kurta-trouser-jjkpa33399.html</text:p>
          </table:table-cell>
        </table:table-row>
        <table:table-row table:style-name="ro1">
          <table:table-cell office:value-type="string" calcext:value-type="string">
            <text:p>LIGHT BROWN COTTON CASUAL KURTA TROUSER</text:p>
          </table:table-cell>
          <table:table-cell office:value-type="string" calcext:value-type="string">
            <text:p>PKR 8,990.00</text:p>
          </table:table-cell>
          <table:table-cell office:value-type="string" calcext:value-type="string">
            <text:p>J-10000139331</text:p>
          </table:table-cell>
          <table:table-cell office:value-type="string" calcext:value-type="string">
            <text:p>JJKP-A-33391/S25/JJ9757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light-brown-cotton-casual-kurta-trouser-jjkpa33391.html</text:p>
          </table:table-cell>
        </table:table-row>
        <table:table-row table:style-name="ro1">
          <table:table-cell office:value-type="string" calcext:value-type="string">
            <text:p>SKY BLUE CVC CASUAL KURTA TROUSER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41152</text:p>
          </table:table-cell>
          <table:table-cell office:value-type="string" calcext:value-type="string">
            <text:p>JJKP-A-33425/S25/JJ9788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sky-blue-cvc-casual-kurta-trouser-jjkpa33425.html</text:p>
          </table:table-cell>
        </table:table-row>
        <table:table-row table:style-name="ro1">
          <table:table-cell office:value-type="string" calcext:value-type="string">
            <text:p>LIGHT BROWN BLENDED SEMI-FORMAL KURTA TROUSER</text:p>
          </table:table-cell>
          <table:table-cell office:value-type="string" calcext:value-type="string">
            <text:p>PKR 7,490.00</text:p>
          </table:table-cell>
          <table:table-cell office:value-type="string" calcext:value-type="string">
            <text:p>J-10000139010</text:p>
          </table:table-cell>
          <table:table-cell office:value-type="string" calcext:value-type="string">
            <text:p>JJKP-A-46666/S25/JJ9818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light-brown-blended-semi-formal-kurta-trouser-jjkpa46666.html</text:p>
          </table:table-cell>
        </table:table-row>
        <table:table-row table:style-name="ro1">
          <table:table-cell office:value-type="string" calcext:value-type="string">
            <text:p>PEACH BLENDED SEMI-FORMAL KURTA TROUSER</text:p>
          </table:table-cell>
          <table:table-cell office:value-type="string" calcext:value-type="string">
            <text:p>PKR 7,490.00</text:p>
          </table:table-cell>
          <table:table-cell office:value-type="string" calcext:value-type="string">
            <text:p>J-10000136870</text:p>
          </table:table-cell>
          <table:table-cell office:value-type="string" calcext:value-type="string">
            <text:p>JJKP-A-46728/S25/JJ9870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each-blended-semi-formal-kurta-trouser-jjkpa46728.html</text:p>
          </table:table-cell>
        </table:table-row>
        <table:table-row table:style-name="ro1">
          <table:table-cell office:value-type="string" calcext:value-type="string">
            <text:p>MAUVE BLENDED SEMI-FORMAL KURTA TROUSER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39022</text:p>
          </table:table-cell>
          <table:table-cell office:value-type="string" calcext:value-type="string">
            <text:p>JJKP-A-46727/S25/JJ9870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auve-blended-semi-formal-kurta-trouser-jjkpa46727.html</text:p>
          </table:table-cell>
        </table:table-row>
        <table:table-row table:style-name="ro1">
          <table:table-cell office:value-type="string" calcext:value-type="string">
            <text:p>BLACK BLENDED SEMI-FORMAL KURTA TROUSER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139016</text:p>
          </table:table-cell>
          <table:table-cell office:value-type="string" calcext:value-type="string">
            <text:p>JJKP-A-46670/S25/JJ9818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blended-semi-formal-kurta-trouser-jjkpa46670.html</text:p>
          </table:table-cell>
        </table:table-row>
        <table:table-row table:style-name="ro1">
          <table:table-cell office:value-type="string" calcext:value-type="string">
            <text:p>ARMY GREEN BLENDED SEMI-FORMAL KURTA TROUSER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38037</text:p>
          </table:table-cell>
          <table:table-cell office:value-type="string" calcext:value-type="string">
            <text:p>JJKP-A-46726/S25/JJ9870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army-green-blended-semi-formal-kurta-trouser-jjkpa46726.html</text:p>
          </table:table-cell>
        </table:table-row>
        <table:table-row table:style-name="ro1">
          <table:table-cell office:value-type="string" calcext:value-type="string">
            <text:p>CREAM BLENDED PLAIN KURTA TROUSER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36186</text:p>
          </table:table-cell>
          <table:table-cell office:value-type="string" calcext:value-type="string">
            <text:p>JJKP-A-47446/S25/JJ9787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cream-blended-plain-kurta-trouser-jjkpa47446.html</text:p>
          </table:table-cell>
        </table:table-row>
        <table:table-row table:style-name="ro1">
          <table:table-cell office:value-type="string" calcext:value-type="string">
            <text:p>BROWN COTTON PLAIN KURTA TROUSER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36192</text:p>
          </table:table-cell>
          <table:table-cell office:value-type="string" calcext:value-type="string">
            <text:p>JJKP-A-47464/S25/JJ9743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rown-cotton-plain-kurta-trouser-jjkpa47464.html</text:p>
          </table:table-cell>
        </table:table-row>
        <table:table-row table:style-name="ro1">
          <table:table-cell office:value-type="string" calcext:value-type="string">
            <text:p>DARK GREY BLENDED FORMAL KURTA TROUSER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36570</text:p>
          </table:table-cell>
          <table:table-cell office:value-type="string" calcext:value-type="string">
            <text:p>JJKP-A-50076/S25/JJ11071-F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dark-grey-blended-formal-kurta-trouser-jjkpa50076.html</text:p>
          </table:table-cell>
        </table:table-row>
        <table:table-row table:style-name="ro1">
          <table:table-cell office:value-type="string" calcext:value-type="string">
            <text:p>NAVY BLUE BLENDED FORMAL KURTA TROUSER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36576</text:p>
          </table:table-cell>
          <table:table-cell office:value-type="string" calcext:value-type="string">
            <text:p>JJKP-A-50079/S25/JJ11071-F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navy-blue-blended-formal-kurta-trouser-jjkpa50079.html</text:p>
          </table:table-cell>
        </table:table-row>
        <table:table-row table:style-name="ro1">
          <table:table-cell office:value-type="string" calcext:value-type="string">
            <text:p>NAVY BLUE BLENDED SEMI-FORMAL KURTA TROUSER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39028</text:p>
          </table:table-cell>
          <table:table-cell office:value-type="string" calcext:value-type="string">
            <text:p>JJKP-A-50157/S25/JJ9935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navy-blue-blended-semi-formal-kurta-trouser-jjkpa50157.html</text:p>
          </table:table-cell>
        </table:table-row>
        <table:table-row table:style-name="ro1">
          <table:table-cell office:value-type="string" calcext:value-type="string">
            <text:p>GREY COTTON SEMI-FORMAL KURTA</text:p>
          </table:table-cell>
          <table:table-cell office:value-type="string" calcext:value-type="string">
            <text:p>PKR 4,990.00</text:p>
          </table:table-cell>
          <table:table-cell office:value-type="string" calcext:value-type="string">
            <text:p>J-10000142932</text:p>
          </table:table-cell>
          <table:table-cell office:value-type="string" calcext:value-type="string">
            <text:p>JJK-A-33408/S25/JJ9830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y-cotton-semi-formal-kurta-jjka33408.html</text:p>
          </table:table-cell>
        </table:table-row>
        <table:table-row table:style-name="ro1">
          <table:table-cell office:value-type="string" calcext:value-type="string">
            <text:p>GREY BLENDED KURTA TROUSER</text:p>
          </table:table-cell>
          <table:table-cell office:value-type="string" calcext:value-type="string">
            <text:p>PKR 5,990.00</text:p>
          </table:table-cell>
          <table:table-cell office:value-type="string" calcext:value-type="string">
            <text:p>J-10000131979</text:p>
          </table:table-cell>
          <table:table-cell office:value-type="string" calcext:value-type="string">
            <text:p>JTKP-A-46684/S25/JJ10032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y-blended-kurta-trouser-jtkp-a-46684-s25-jj10032-sf.html</text:p>
          </table:table-cell>
        </table:table-row>
        <table:table-row table:style-name="ro1">
          <table:table-cell office:value-type="string" calcext:value-type="string">
            <text:p>LIGHT PURPLE BUNNAT CASUAL KURTA</text:p>
          </table:table-cell>
          <table:table-cell office:value-type="string" calcext:value-type="string">
            <text:p>PKR 3,090.00</text:p>
          </table:table-cell>
          <table:table-cell office:value-type="string" calcext:value-type="string">
            <text:p>J-10000135680</text:p>
          </table:table-cell>
          <table:table-cell office:value-type="string" calcext:value-type="string">
            <text:p>JCK-A-50141/S25/JJ9978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light-purple-bunnat-casual-kurta-jcka50141.html</text:p>
          </table:table-cell>
        </table:table-row>
        <table:table-row table:style-name="ro1">
          <table:table-cell office:value-type="string" calcext:value-type="string">
            <text:p>LIGHT GREY BUNNAT CASUAL KURTA</text:p>
          </table:table-cell>
          <table:table-cell office:value-type="string" calcext:value-type="string">
            <text:p>PKR 3,090.00</text:p>
          </table:table-cell>
          <table:table-cell office:value-type="string" calcext:value-type="string">
            <text:p>J-10000135675</text:p>
          </table:table-cell>
          <table:table-cell office:value-type="string" calcext:value-type="string">
            <text:p>JCK-A-50140/S25/JJ9980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light-grey-bunnat-casual-kurta-jcka50140.html</text:p>
          </table:table-cell>
        </table:table-row>
        <table:table-row table:style-name="ro1">
          <table:table-cell office:value-type="string" calcext:value-type="string">
            <text:p>MUD BROWN BLENDED CASUAL KURTA TROUSER</text:p>
          </table:table-cell>
          <table:table-cell office:value-type="string" calcext:value-type="string">
            <text:p>PKR 3,790.00</text:p>
          </table:table-cell>
          <table:table-cell office:value-type="string" calcext:value-type="string">
            <text:p>J-10000135700</text:p>
          </table:table-cell>
          <table:table-cell office:value-type="string" calcext:value-type="string">
            <text:p>JCKP-A-39344/S25/JJ10179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d-brown-blended-casual-kurta-trouser-jckpa39344.html</text:p>
          </table:table-cell>
        </table:table-row>
        <table:table-row table:style-name="ro1">
          <table:table-cell office:value-type="string" calcext:value-type="string">
            <text:p>GREEN COTTON KURTA</text:p>
          </table:table-cell>
          <table:table-cell office:value-type="string" calcext:value-type="string">
            <text:p>PKR 3,690.00</text:p>
          </table:table-cell>
          <table:table-cell office:value-type="string" calcext:value-type="string">
            <text:p>J-10000138791</text:p>
          </table:table-cell>
          <table:table-cell office:value-type="string" calcext:value-type="string">
            <text:p>JTK-S-50134/S25/JJ9775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cotton-kurta-jtk-s-50134-s25-jj9775-sf.html</text:p>
          </table:table-cell>
        </table:table-row>
        <table:table-row table:style-name="ro1">
          <table:table-cell office:value-type="string" calcext:value-type="string">
            <text:p>GREEN COTTON PLAIN KURTA</text:p>
          </table:table-cell>
          <table:table-cell office:value-type="string" calcext:value-type="string">
            <text:p>PKR 2,290.00</text:p>
          </table:table-cell>
          <table:table-cell office:value-type="string" calcext:value-type="string">
            <text:p>J-10000131932</text:p>
          </table:table-cell>
          <table:table-cell office:value-type="string" calcext:value-type="string">
            <text:p>JCK-A-39300/S25/DF17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cotton-plain-kurta-jcka39300.html</text:p>
          </table:table-cell>
        </table:table-row>
        <table:table-row table:style-name="ro1">
          <table:table-cell office:value-type="string" calcext:value-type="string">
            <text:p>TEA PINK BLENDED SEMI-FORMAL KURTA TROUSER</text:p>
          </table:table-cell>
          <table:table-cell office:value-type="string" calcext:value-type="string">
            <text:p>PKR 3,790.00</text:p>
          </table:table-cell>
          <table:table-cell office:value-type="string" calcext:value-type="string">
            <text:p>J-10000143996</text:p>
          </table:table-cell>
          <table:table-cell office:value-type="string" calcext:value-type="string">
            <text:p>JCKP-A-39375/S25/JJ9378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tea-pink-blended-semi-formal-kurta-trouser-jckpa39375.html</text:p>
          </table:table-cell>
        </table:table-row>
        <table:table-row table:style-name="ro1">
          <table:table-cell office:value-type="string" calcext:value-type="string">
            <text:p>PURPLE BLENDED SEMI-FORMAL KURTA TROUSER</text:p>
          </table:table-cell>
          <table:table-cell office:value-type="string" calcext:value-type="string">
            <text:p>PKR 4,290.00</text:p>
          </table:table-cell>
          <table:table-cell office:value-type="string" calcext:value-type="string">
            <text:p>J-10000140071</text:p>
          </table:table-cell>
          <table:table-cell office:value-type="string" calcext:value-type="string">
            <text:p>JCKP-A-39383/S25/JJ9865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urple-blended-semi-formal-kurta-trouser-jckpa39383.html</text:p>
          </table:table-cell>
        </table:table-row>
        <table:table-row table:style-name="ro1">
          <table:table-cell office:value-type="string" calcext:value-type="string">
            <text:p>DARK PURPLE BLENDED FORMAL KURTA TROUSER</text:p>
          </table:table-cell>
          <table:table-cell office:value-type="string" calcext:value-type="string">
            <text:p>PKR 4,290.00</text:p>
          </table:table-cell>
          <table:table-cell office:value-type="string" calcext:value-type="string">
            <text:p>J-10000140091</text:p>
          </table:table-cell>
          <table:table-cell office:value-type="string" calcext:value-type="string">
            <text:p>JCKP-A-39387/S25/JJ9814-F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dark-purple-blended-formal-kurta-trouser-jckpa39387.html</text:p>
          </table:table-cell>
        </table:table-row>
        <table:table-row table:style-name="ro1">
          <table:table-cell office:value-type="string" calcext:value-type="string">
            <text:p>PERIWINKLE BLENDED CASUAL KURTA TROUSER</text:p>
          </table:table-cell>
          <table:table-cell office:value-type="string" calcext:value-type="string">
            <text:p>PKR 3,790.00</text:p>
          </table:table-cell>
          <table:table-cell office:value-type="string" calcext:value-type="string">
            <text:p>J-10000144011</text:p>
          </table:table-cell>
          <table:table-cell office:value-type="string" calcext:value-type="string">
            <text:p>JCKP-A-46781/S25/JJ9350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eriwinkle-blended-casual-kurta-trouser-jckpa46781.html</text:p>
          </table:table-cell>
        </table:table-row>
        <table:table-row table:style-name="ro1">
          <table:table-cell office:value-type="string" calcext:value-type="string">
            <text:p>PLUM BLENDED PLAIN KURTA TROUSER</text:p>
          </table:table-cell>
          <table:table-cell office:value-type="string" calcext:value-type="string">
            <text:p>PKR 3,790.00</text:p>
          </table:table-cell>
          <table:table-cell office:value-type="string" calcext:value-type="string">
            <text:p>J-10000145043</text:p>
          </table:table-cell>
          <table:table-cell office:value-type="string" calcext:value-type="string">
            <text:p>JCKP-A-39436/S25/JJ9820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lum-blended-plain-kurta-trouser-jckpa39436.html</text:p>
          </table:table-cell>
        </table:table-row>
        <table:table-row table:style-name="ro1">
          <table:table-cell office:value-type="string" calcext:value-type="string">
            <text:p>MAROON BLENDED SEMI-FORMAL KURTA TROUSER</text:p>
          </table:table-cell>
          <table:table-cell office:value-type="string" calcext:value-type="string">
            <text:p>PKR 4,290.00</text:p>
          </table:table-cell>
          <table:table-cell office:value-type="string" calcext:value-type="string">
            <text:p>J-10000140081</text:p>
          </table:table-cell>
          <table:table-cell office:value-type="string" calcext:value-type="string">
            <text:p>JCKP-A-39385/S25/JJ9865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aroon-blended-semi-formal-kurta-trouser-jckpa39385.html</text:p>
          </table:table-cell>
        </table:table-row>
        <table:table-row table:style-name="ro1">
          <table:table-cell office:value-type="string" calcext:value-type="string">
            <text:p>CREAM BLENDED FORMAL KURTA TROUSER</text:p>
          </table:table-cell>
          <table:table-cell office:value-type="string" calcext:value-type="string">
            <text:p>PKR 4,290.00</text:p>
          </table:table-cell>
          <table:table-cell office:value-type="string" calcext:value-type="string">
            <text:p>J-10000144006</text:p>
          </table:table-cell>
          <table:table-cell office:value-type="string" calcext:value-type="string">
            <text:p>JCKP-A-39408/S25/JJ9814-F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cream-blended-formal-kurta-trouser-jckpa39408.html</text:p>
          </table:table-cell>
        </table:table-row>
        <table:table-row table:style-name="ro1">
          <table:table-cell office:value-type="string" calcext:value-type="string">
            <text:p>MUSTARD BLENDED SEMI-FORMAL KURTA TROUSER</text:p>
          </table:table-cell>
          <table:table-cell office:value-type="string" calcext:value-type="string">
            <text:p>PKR 4,290.00</text:p>
          </table:table-cell>
          <table:table-cell office:value-type="string" calcext:value-type="string">
            <text:p>J-10000140076</text:p>
          </table:table-cell>
          <table:table-cell office:value-type="string" calcext:value-type="string">
            <text:p>JCKP-A-39384/S25/JJ9819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stard-blended-semi-formal-kurta-trouser-jckpa39384.html</text:p>
          </table:table-cell>
        </table:table-row>
        <table:table-row table:style-name="ro1">
          <table:table-cell office:value-type="string" calcext:value-type="string">
            <text:p>DULL BLUE BLENDED FORMAL KAMEEZ SHALWAR</text:p>
          </table:table-cell>
          <table:table-cell office:value-type="string" calcext:value-type="string">
            <text:p>PKR 4,290.00</text:p>
          </table:table-cell>
          <table:table-cell office:value-type="string" calcext:value-type="string">
            <text:p>J-10000137398</text:p>
          </table:table-cell>
          <table:table-cell office:value-type="string" calcext:value-type="string">
            <text:p>JCKS-A-39326/S25/JJ10120-F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dull-blue-blended-formal-kameez-shalwar-jcksa39326.html</text:p>
          </table:table-cell>
        </table:table-row>
        <table:table-row table:style-name="ro1">
          <table:table-cell office:value-type="string" calcext:value-type="string">
            <text:p>FAWN BLENDED FORMAL KAMEEZ SHALWAR</text:p>
          </table:table-cell>
          <table:table-cell office:value-type="string" calcext:value-type="string">
            <text:p>PKR 4,290.00</text:p>
          </table:table-cell>
          <table:table-cell office:value-type="string" calcext:value-type="string">
            <text:p>J-10000137403</text:p>
          </table:table-cell>
          <table:table-cell office:value-type="string" calcext:value-type="string">
            <text:p>JCKS-A-39327/S25/JJ10120-F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fawn-blended-formal-kameez-shalwar-jcksa39327.html</text:p>
          </table:table-cell>
        </table:table-row>
        <table:table-row table:style-name="ro1">
          <table:table-cell office:value-type="string" calcext:value-type="string">
            <text:p>MAROON BLENDED SEMI-FORMAL KURTA TROUSER</text:p>
          </table:table-cell>
          <table:table-cell office:value-type="string" calcext:value-type="string">
            <text:p>PKR 3,790.00</text:p>
          </table:table-cell>
          <table:table-cell office:value-type="string" calcext:value-type="string">
            <text:p>J-10000145033</text:p>
          </table:table-cell>
          <table:table-cell office:value-type="string" calcext:value-type="string">
            <text:p>JCKP-A-39411/S25/JJ9844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aroon-blended-semi-formal-kurta-trouser-jckpa39411.html</text:p>
          </table:table-cell>
        </table:table-row>
        <table:table-row table:style-name="ro1">
          <table:table-cell office:value-type="string" calcext:value-type="string">
            <text:p>LAVENDER BLENDED FORMAL KAMEEZ SHALWAR</text:p>
          </table:table-cell>
          <table:table-cell office:value-type="string" calcext:value-type="string">
            <text:p>PKR 4,290.00</text:p>
          </table:table-cell>
          <table:table-cell office:value-type="string" calcext:value-type="string">
            <text:p>J-10000137408</text:p>
          </table:table-cell>
          <table:table-cell office:value-type="string" calcext:value-type="string">
            <text:p>JCKS-A-39328/S25/JJ10120-F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lavender-blended-formal-kameez-shalwar-jcksa39328.html</text:p>
          </table:table-cell>
        </table:table-row>
        <table:table-row table:style-name="ro1">
          <table:table-cell office:value-type="string" calcext:value-type="string">
            <text:p>BLUE LAWN SHALWAR</text:p>
          </table:table-cell>
          <table:table-cell office:value-type="string" calcext:value-type="string">
            <text:p>PKR 2,190.00</text:p>
          </table:table-cell>
          <table:table-cell office:value-type="string" calcext:value-type="string">
            <text:p>J-10000091337</text:p>
          </table:table-cell>
          <table:table-cell office:value-type="string" calcext:value-type="string">
            <text:p>JJLT-S-25-8017 FB/BASIC-L-08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shalwar-jjlt-s-25-8017-fb-basic-l-08.html</text:p>
          </table:table-cell>
        </table:table-row>
        <table:table-row table:style-name="ro1">
          <table:table-cell office:value-type="string" calcext:value-type="string">
            <text:p>PERIWINKLE BLENDED PLAIN KURTA TROUSER</text:p>
          </table:table-cell>
          <table:table-cell office:value-type="string" calcext:value-type="string">
            <text:p>PKR 3,790.00</text:p>
          </table:table-cell>
          <table:table-cell office:value-type="string" calcext:value-type="string">
            <text:p>J-10000145038</text:p>
          </table:table-cell>
          <table:table-cell office:value-type="string" calcext:value-type="string">
            <text:p>JCKP-A-39435/S25/JJ9820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eriwinkle-blended-plain-kurta-trouser-jckpa39435.html</text:p>
          </table:table-cell>
        </table:table-row>
        <table:table-row table:style-name="ro1">
          <table:table-cell office:value-type="string" calcext:value-type="string">
            <text:p>SKY BLUE BLENDED PLAIN KAMEEZ SHALWAR</text:p>
          </table:table-cell>
          <table:table-cell office:value-type="string" calcext:value-type="string">
            <text:p>PKR 3,790.00</text:p>
          </table:table-cell>
          <table:table-cell office:value-type="string" calcext:value-type="string">
            <text:p>J-10000140056</text:p>
          </table:table-cell>
          <table:table-cell office:value-type="string" calcext:value-type="string">
            <text:p>JCKS-A-39361/S25/JJ9815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sky-blue-blended-plain-kameez-shalwar-jcksa39361.html</text:p>
          </table:table-cell>
        </table:table-row>
        <table:table-row table:style-name="ro1">
          <table:table-cell office:value-type="string" calcext:value-type="string">
            <text:p>PINK RAW SILK PLAIN TROUSER</text:p>
          </table:table-cell>
          <table:table-cell office:value-type="string" calcext:value-type="string">
            <text:p>PKR 2,290.00</text:p>
          </table:table-cell>
          <table:table-cell office:value-type="string" calcext:value-type="string">
            <text:p>J-10000089798</text:p>
          </table:table-cell>
          <table:table-cell office:value-type="string" calcext:value-type="string">
            <text:p>JJLT-S-25-8024 FB/JH-33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raw-silk-plain-trouser-jjlt-s-25-8024-fb-jh-332.html</text:p>
          </table:table-cell>
        </table:table-row>
        <table:table-row table:style-name="ro1">
          <table:table-cell office:value-type="string" calcext:value-type="string">
            <text:p>GREY BLENDED SEMI-FORMAL KAMEEZ SHALWAR</text:p>
          </table:table-cell>
          <table:table-cell office:value-type="string" calcext:value-type="string">
            <text:p>PKR 4,290.00</text:p>
          </table:table-cell>
          <table:table-cell office:value-type="string" calcext:value-type="string">
            <text:p>J-10000143981</text:p>
          </table:table-cell>
          <table:table-cell office:value-type="string" calcext:value-type="string">
            <text:p>JCKS-A-39369/S25/JJ9766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y-blended-semi-formal-kameez-shalwar-jcksa39369.html</text:p>
          </table:table-cell>
        </table:table-row>
        <table:table-row table:style-name="ro1">
          <table:table-cell office:value-type="string" calcext:value-type="string">
            <text:p>PINK LAWN PLAIN TROUSER</text:p>
          </table:table-cell>
          <table:table-cell office:value-type="string" calcext:value-type="string">
            <text:p>PKR 1,990.00</text:p>
          </table:table-cell>
          <table:table-cell office:value-type="string" calcext:value-type="string">
            <text:p>J-10000091344</text:p>
          </table:table-cell>
          <table:table-cell office:value-type="string" calcext:value-type="string">
            <text:p>JJLT-S-25-8018 FB/BASIC-L-09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lawn-plain-trouser-jjlt-s-25-8018-fb-basic-l-09.html</text:p>
          </table:table-cell>
        </table:table-row>
        <table:table-row table:style-name="ro1">
          <table:table-cell office:value-type="string" calcext:value-type="string">
            <text:p>GREEN LAWN PLAIN TROUSER</text:p>
          </table:table-cell>
          <table:table-cell office:value-type="string" calcext:value-type="string">
            <text:p>PKR 1,990.00</text:p>
          </table:table-cell>
          <table:table-cell office:value-type="string" calcext:value-type="string">
            <text:p>J-10000091351</text:p>
          </table:table-cell>
          <table:table-cell office:value-type="string" calcext:value-type="string">
            <text:p>JJLT-S-25-8019 FB/BASIC-L-10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plain-trouser-jjlt-s-25-8019-fb-basic-l-10.html</text:p>
          </table:table-cell>
        </table:table-row>
        <table:table-row table:style-name="ro1">
          <table:table-cell office:value-type="string" calcext:value-type="string">
            <text:p>BLUE IMPURE CHIFFON DUPATTA</text:p>
          </table:table-cell>
          <table:table-cell office:value-type="string" calcext:value-type="string">
            <text:p>PKR 2,490.00</text:p>
          </table:table-cell>
          <table:table-cell office:value-type="float" office:value="10000091639" calcext:value-type="float">
            <text:p>10000091639</text:p>
          </table:table-cell>
          <table:table-cell office:value-type="string" calcext:value-type="string">
            <text:p>JLDP-S-25-2635 FB/BASIC-0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impure-chiffon-dupatta-jldp-s-25-2635-fb-basic-06.html</text:p>
          </table:table-cell>
        </table:table-row>
        <table:table-row table:style-name="ro1">
          <table:table-cell office:value-type="string" calcext:value-type="string">
            <text:p>OFF WHITE JACQUARD TROUSER</text:p>
          </table:table-cell>
          <table:table-cell office:value-type="string" calcext:value-type="string">
            <text:p>PKR 2,490.00</text:p>
          </table:table-cell>
          <table:table-cell office:value-type="string" calcext:value-type="string">
            <text:p>J-10000137254</text:p>
          </table:table-cell>
          <table:table-cell office:value-type="string" calcext:value-type="string">
            <text:p>JJLT-S-25-8027 FB/TR-07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jacquard-trouser-jjlt-s-25-8027-fb-tr-07.html</text:p>
          </table:table-cell>
        </table:table-row>
        <table:table-row table:style-name="ro1">
          <table:table-cell office:value-type="string" calcext:value-type="string">
            <text:p>PINK IMPURE CHIFFON DUPATTA</text:p>
          </table:table-cell>
          <table:table-cell office:value-type="string" calcext:value-type="string">
            <text:p>PKR 2,490.00</text:p>
          </table:table-cell>
          <table:table-cell office:value-type="float" office:value="10000091640" calcext:value-type="float">
            <text:p>10000091640</text:p>
          </table:table-cell>
          <table:table-cell office:value-type="string" calcext:value-type="string">
            <text:p>JLDP-S-25-2636 FB/BASIC-07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impure-chiffon-dupatta-jldp-s-25-2636-fb-basic-07.html</text:p>
          </table:table-cell>
        </table:table-row>
        <table:table-row table:style-name="ro1">
          <table:table-cell office:value-type="string" calcext:value-type="string">
            <text:p>BEIGE LAWN PRINTED DUPATTA</text:p>
          </table:table-cell>
          <table:table-cell office:value-type="string" calcext:value-type="string">
            <text:p>PKR 3,290.00</text:p>
          </table:table-cell>
          <table:table-cell office:value-type="float" office:value="10000097858" calcext:value-type="float">
            <text:p>10000097858</text:p>
          </table:table-cell>
          <table:table-cell office:value-type="string" calcext:value-type="string">
            <text:p>JLDP-S-25-2631 FB/PRINT-0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eige-lawn-printed-dupatta-jldp-s-25-2631-fb-print-05.html</text:p>
          </table:table-cell>
        </table:table-row>
        <table:table-row table:style-name="ro1">
          <table:table-cell office:value-type="string" calcext:value-type="string">
            <text:p>PINK LAWN PRINTED DUPATTA</text:p>
          </table:table-cell>
          <table:table-cell office:value-type="string" calcext:value-type="string">
            <text:p>PKR 3,290.00</text:p>
          </table:table-cell>
          <table:table-cell office:value-type="float" office:value="10000097857" calcext:value-type="float">
            <text:p>10000097857</text:p>
          </table:table-cell>
          <table:table-cell office:value-type="string" calcext:value-type="string">
            <text:p>JLDP-S-25-2630 FB/PRINT-0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lawn-printed-dupatta-jldp-s-25-2630-fb-print-04.html</text:p>
          </table:table-cell>
        </table:table-row>
        <table:table-row table:style-name="ro1">
          <table:table-cell office:value-type="string" calcext:value-type="string">
            <text:p>MAROON LAWN PLAIN TROUSER</text:p>
          </table:table-cell>
          <table:table-cell office:value-type="string" calcext:value-type="string">
            <text:p>PKR 1,990.00</text:p>
          </table:table-cell>
          <table:table-cell office:value-type="string" calcext:value-type="string">
            <text:p>J-10000091330</text:p>
          </table:table-cell>
          <table:table-cell office:value-type="string" calcext:value-type="string">
            <text:p>JJLT-S-25-8016 FB/BASIC-L-07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aroon-lawn-plain-trouser-jjlt-s-25-8016-fb-basic-l-07.html</text:p>
          </table:table-cell>
        </table:table-row>
        <table:table-row table:style-name="ro1">
          <table:table-cell office:value-type="string" calcext:value-type="string">
            <text:p>GREEN SILK BASIC TROUSER</text:p>
          </table:table-cell>
          <table:table-cell office:value-type="string" calcext:value-type="string">
            <text:p>PKR 2,290.00</text:p>
          </table:table-cell>
          <table:table-cell office:value-type="string" calcext:value-type="string">
            <text:p>J-10000091365</text:p>
          </table:table-cell>
          <table:table-cell office:value-type="string" calcext:value-type="string">
            <text:p>JJLT-S-25-8023 FB/MISC TROUSER-0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silk-basic-trouser-jjlt-s-25-8023-fb-misc-trouser-04.html</text:p>
          </table:table-cell>
        </table:table-row>
        <table:table-row table:style-name="ro1">
          <table:table-cell office:value-type="string" calcext:value-type="string">
            <text:p>GREEN IMPURE CHIFFON DUPATTA</text:p>
          </table:table-cell>
          <table:table-cell office:value-type="string" calcext:value-type="string">
            <text:p>PKR 2,490.00</text:p>
          </table:table-cell>
          <table:table-cell office:value-type="float" office:value="10000091641" calcext:value-type="float">
            <text:p>10000091641</text:p>
          </table:table-cell>
          <table:table-cell office:value-type="string" calcext:value-type="string">
            <text:p>JLDP-S-25-2637 FB/BASIC-08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impure-chiffon-dupatta-jldp-s-25-2637-fb-basic-08.html</text:p>
          </table:table-cell>
        </table:table-row>
        <table:table-row table:style-name="ro1">
          <table:table-cell office:value-type="string" calcext:value-type="string">
            <text:p>GREEN LAWN DUPATTA</text:p>
          </table:table-cell>
          <table:table-cell office:value-type="string" calcext:value-type="string">
            <text:p>PKR 2,190.00</text:p>
          </table:table-cell>
          <table:table-cell office:value-type="float" office:value="10000101551" calcext:value-type="float">
            <text:p>10000101551</text:p>
          </table:table-cell>
          <table:table-cell office:value-type="string" calcext:value-type="string">
            <text:p>JLDP-S-25-2623 FB/CRUSH-09-262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dupatta-jldp-s-25-2623-fb-crush-09-2623.html</text:p>
          </table:table-cell>
        </table:table-row>
        <table:table-row table:style-name="ro1">
          <table:table-cell office:value-type="string" calcext:value-type="string">
            <text:p>BLACK LAWN PRINTED DUPATTA</text:p>
          </table:table-cell>
          <table:table-cell office:value-type="string" calcext:value-type="string">
            <text:p>PKR 3,290.00</text:p>
          </table:table-cell>
          <table:table-cell office:value-type="float" office:value="10000097859" calcext:value-type="float">
            <text:p>10000097859</text:p>
          </table:table-cell>
          <table:table-cell office:value-type="string" calcext:value-type="string">
            <text:p>JLDP-S-25-2632 FB/PRINT-0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lawn-printed-dupatta-jldp-s-25-2632-fb-print-06.html</text:p>
          </table:table-cell>
        </table:table-row>
        <table:table-row table:style-name="ro1">
          <table:table-cell office:value-type="string" calcext:value-type="string">
            <text:p>BLUE LAWN DUPATTA</text:p>
          </table:table-cell>
          <table:table-cell office:value-type="string" calcext:value-type="string">
            <text:p>PKR 2,190.00</text:p>
          </table:table-cell>
          <table:table-cell office:value-type="float" office:value="10000101553" calcext:value-type="float">
            <text:p>10000101553</text:p>
          </table:table-cell>
          <table:table-cell office:value-type="string" calcext:value-type="string">
            <text:p>JLDP-S-25-2625 FB/CRUSH-11-262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dupatta-jldp-s-25-2625-fb-crush-11-2625.html</text:p>
          </table:table-cell>
        </table:table-row>
        <table:table-row table:style-name="ro1">
          <table:table-cell office:value-type="string" calcext:value-type="string">
            <text:p>OFF WHITE JACQUARD DUPATTA</text:p>
          </table:table-cell>
          <table:table-cell office:value-type="string" calcext:value-type="string">
            <text:p>PKR 2,990.00</text:p>
          </table:table-cell>
          <table:table-cell office:value-type="float" office:value="10000135899" calcext:value-type="float">
            <text:p>10000135899</text:p>
          </table:table-cell>
          <table:table-cell office:value-type="string" calcext:value-type="string">
            <text:p>JLDP-S-25-2642 FB/ROYAL DUPATTA-07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jacquard-dupatta-jldp-s-25-2642-fb-royal-dupatta-07.html</text:p>
          </table:table-cell>
        </table:table-row>
        <table:table-row table:style-name="ro1">
          <table:table-cell office:value-type="string" calcext:value-type="string">
            <text:p>MULTICOLOR JACQUARD DUPATTA</text:p>
          </table:table-cell>
          <table:table-cell office:value-type="string" calcext:value-type="string">
            <text:p>PKR 2,990.00</text:p>
          </table:table-cell>
          <table:table-cell office:value-type="float" office:value="10000135900" calcext:value-type="float">
            <text:p>10000135900</text:p>
          </table:table-cell>
          <table:table-cell office:value-type="string" calcext:value-type="string">
            <text:p>JLDP-S-25-2643 FB/ROYAL DUPATTA-08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jacquard-dupatta-jldp-s-25-2643-fb-royal-dupatta-08.html</text:p>
          </table:table-cell>
        </table:table-row>
        <table:table-row table:style-name="ro1">
          <table:table-cell office:value-type="string" calcext:value-type="string">
            <text:p>MUSTARD SUEDE KOLHAPURI CHAPPAL</text:p>
          </table:table-cell>
          <table:table-cell office:value-type="string" calcext:value-type="string">
            <text:p>PKR 3,690.00</text:p>
          </table:table-cell>
          <table:table-cell office:value-type="string" calcext:value-type="string">
            <text:p>J-10000108984</text:p>
          </table:table-cell>
          <table:table-cell office:value-type="string" calcext:value-type="string">
            <text:p>JLFWC-25-1286 FB/SIPI-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stard-suede-kolhapuri-chappal-jlfwc-25-1286-fb-sipi-02.html</text:p>
          </table:table-cell>
        </table:table-row>
        <table:table-row table:style-name="ro1">
          <table:table-cell office:value-type="string" calcext:value-type="string">
            <text:p>PINK SUEDE CHAPPAL</text:p>
          </table:table-cell>
          <table:table-cell office:value-type="string" calcext:value-type="string">
            <text:p>PKR 3,290.00</text:p>
          </table:table-cell>
          <table:table-cell office:value-type="string" calcext:value-type="string">
            <text:p>J-10000108991</text:p>
          </table:table-cell>
          <table:table-cell office:value-type="string" calcext:value-type="string">
            <text:p>JLFWC-25-1287 FB/PASTEL KOLHAPURI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suede-chappal-jlfwc-25-1287-fb-pastel-kolhapuri.html</text:p>
          </table:table-cell>
        </table:table-row>
        <table:table-row table:style-name="ro1">
          <table:table-cell office:value-type="string" calcext:value-type="string">
            <text:p>BLUE LAWN EMBROIDERED KURTI</text:p>
          </table:table-cell>
          <table:table-cell office:value-type="string" calcext:value-type="string">
            <text:p>PKR 6,990.00</text:p>
          </table:table-cell>
          <table:table-cell office:value-type="string" calcext:value-type="string">
            <text:p>J-10000130291</text:p>
          </table:table-cell>
          <table:table-cell office:value-type="string" calcext:value-type="string">
            <text:p>JJLK-S-JSS-25-384 FB/JEWEL TONES-0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embroidered-kurti-jjlk-s-jss-25-384-fb-jewel-tones-04.html</text:p>
          </table:table-cell>
        </table:table-row>
        <table:table-row table:style-name="ro1">
          <table:table-cell office:value-type="string" calcext:value-type="string">
            <text:p>WHITE BASIC CHAPPAL</text:p>
          </table:table-cell>
          <table:table-cell office:value-type="string" calcext:value-type="string">
            <text:p>PKR 2,990.00</text:p>
          </table:table-cell>
          <table:table-cell office:value-type="string" calcext:value-type="string">
            <text:p>J-10000108977</text:p>
          </table:table-cell>
          <table:table-cell office:value-type="string" calcext:value-type="string">
            <text:p>JLFWC-25-1284 FB/FLORAL CHAPPA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white-basic-chappal-jlfwc-25-1284-fb-floral-chappal.html</text:p>
          </table:table-cell>
        </table:table-row>
        <table:table-row table:style-name="ro1">
          <table:table-cell office:value-type="string" calcext:value-type="string">
            <text:p>BEIGE SEMI FORMAL CHAPPAL</text:p>
          </table:table-cell>
          <table:table-cell office:value-type="string" calcext:value-type="string">
            <text:p>PKR 3,890.00</text:p>
          </table:table-cell>
          <table:table-cell office:value-type="string" calcext:value-type="string">
            <text:p>J-10000108998</text:p>
          </table:table-cell>
          <table:table-cell office:value-type="string" calcext:value-type="string">
            <text:p>JLFWC-25-1288 FB/ZARIDAR-0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eige-semi-formal-chappal-jlfwc-25-1288-fb-zaridar-01.html</text:p>
          </table:table-cell>
        </table:table-row>
        <table:table-row table:style-name="ro1">
          <table:table-cell office:value-type="string" calcext:value-type="string">
            <text:p>BEIGE LAWN GHARARA</text:p>
          </table:table-cell>
          <table:table-cell office:value-type="string" calcext:value-type="string">
            <text:p>PKR 3,490.00</text:p>
          </table:table-cell>
          <table:table-cell office:value-type="string" calcext:value-type="string">
            <text:p>J-10000099021</text:p>
          </table:table-cell>
          <table:table-cell office:value-type="string" calcext:value-type="string">
            <text:p>JJGH-S-JLGH-25-8030-B FB/BEIGE-8030-B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eige-lawn-gharara-jjgh-s-jlgh-25-8030-b-fb-beige-8030-b.html</text:p>
          </table:table-cell>
        </table:table-row>
        <table:table-row table:style-name="ro1">
          <table:table-cell office:value-type="string" calcext:value-type="string">
            <text:p>BLACK &amp; WHITE BASIC CHAPPAL</text:p>
          </table:table-cell>
          <table:table-cell office:value-type="string" calcext:value-type="string">
            <text:p>PKR 3,590.00</text:p>
          </table:table-cell>
          <table:table-cell office:value-type="string" calcext:value-type="string">
            <text:p>J-10000108970</text:p>
          </table:table-cell>
          <table:table-cell office:value-type="string" calcext:value-type="string">
            <text:p>JLFWC-25-1283 FB/KHADDI COTTO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white-basic-chappal-jlfwc-25-1283-fb-khaddi-cotton.html</text:p>
          </table:table-cell>
        </table:table-row>
        <table:table-row table:style-name="ro1">
          <table:table-cell office:value-type="string" calcext:value-type="string">
            <text:p>MULTICOLOR LAWN EMBROIDERED UNSTITCHED 3PC</text:p>
          </table:table-cell>
          <table:table-cell office:value-type="string" calcext:value-type="string">
            <text:p>PKR 6,290.00</text:p>
          </table:table-cell>
          <table:table-cell office:value-type="float" office:value="10000105119" calcext:value-type="float">
            <text:p>10000105119</text:p>
          </table:table-cell>
          <table:table-cell office:value-type="string" calcext:value-type="string">
            <text:p>JLAWN-S-25-3257 ETHNIC CRAFT-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embroidered-unstitched-3pc-jlawn-s-25-3257-ethnic-craft-5.html</text:p>
          </table:table-cell>
        </table:table-row>
        <table:table-row table:style-name="ro1">
          <table:table-cell office:value-type="string" calcext:value-type="string">
            <text:p>MULTICOLOR LAWN EMBROIDERED UNSTITCHED 3PC</text:p>
          </table:table-cell>
          <table:table-cell office:value-type="string" calcext:value-type="string">
            <text:p>PKR 6,290.00</text:p>
          </table:table-cell>
          <table:table-cell office:value-type="float" office:value="10000105120" calcext:value-type="float">
            <text:p>10000105120</text:p>
          </table:table-cell>
          <table:table-cell office:value-type="string" calcext:value-type="string">
            <text:p>JLAWN-S-25-3259 ETHNIC CRAFT-7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embroidered-unstitched-3pc-jlawn-s-25-3259-ethnic-craft-7.html</text:p>
          </table:table-cell>
        </table:table-row>
        <table:table-row table:style-name="ro1">
          <table:table-cell office:value-type="string" calcext:value-type="string">
            <text:p>MULTICOLOR LAWN EMBROIDERED UNSTITCHED 3PC</text:p>
          </table:table-cell>
          <table:table-cell office:value-type="string" calcext:value-type="string">
            <text:p>PKR 6,290.00</text:p>
          </table:table-cell>
          <table:table-cell office:value-type="float" office:value="10000105123" calcext:value-type="float">
            <text:p>10000105123</text:p>
          </table:table-cell>
          <table:table-cell office:value-type="string" calcext:value-type="string">
            <text:p>JLAWN-S-25-3262 ETHNIC CRAFT-10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embroidered-unstitched-3pc-jlawn-s-25-3262-ethnic-craft-10.html</text:p>
          </table:table-cell>
        </table:table-row>
        <table:table-row table:style-name="ro1">
          <table:table-cell office:value-type="string" calcext:value-type="string">
            <text:p>MULTICOLOR LAWN EMBROIDERED UNSTITCHED 3PC</text:p>
          </table:table-cell>
          <table:table-cell office:value-type="string" calcext:value-type="string">
            <text:p>PKR 6,290.00</text:p>
          </table:table-cell>
          <table:table-cell office:value-type="float" office:value="10000105121" calcext:value-type="float">
            <text:p>10000105121</text:p>
          </table:table-cell>
          <table:table-cell office:value-type="string" calcext:value-type="string">
            <text:p>JLAWN-S-25-3260 ETHNIC CRAFT-8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embroidered-unstitched-3pc-jlawn-s-25-3260-ethnic-craft-8.html</text:p>
          </table:table-cell>
        </table:table-row>
        <table:table-row table:style-name="ro1">
          <table:table-cell office:value-type="string" calcext:value-type="string">
            <text:p>BLACK LAWN DIGITAL PRINTED UNSTITCHED 3PC</text:p>
          </table:table-cell>
          <table:table-cell office:value-type="string" calcext:value-type="string">
            <text:p>PKR 4,190.00</text:p>
          </table:table-cell>
          <table:table-cell office:value-type="float" office:value="10000106545" calcext:value-type="float">
            <text:p>10000106545</text:p>
          </table:table-cell>
          <table:table-cell office:value-type="string" calcext:value-type="string">
            <text:p>JLAWN-S-25-3272 KANTHA KAHANI-8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lawn-digital-printed-unstitched-3pc-jlawn-s-25-3272-kantha-kahani-8.html</text:p>
          </table:table-cell>
        </table:table-row>
        <table:table-row table:style-name="ro1">
          <table:table-cell office:value-type="string" calcext:value-type="string">
            <text:p>MULTICOLOR LAWN EMBROIDERED UNSTITCHED 3PC</text:p>
          </table:table-cell>
          <table:table-cell office:value-type="string" calcext:value-type="string">
            <text:p>PKR 6,290.00</text:p>
          </table:table-cell>
          <table:table-cell office:value-type="float" office:value="10000105124" calcext:value-type="float">
            <text:p>10000105124</text:p>
          </table:table-cell>
          <table:table-cell office:value-type="string" calcext:value-type="string">
            <text:p>JLAWN-S-25-3263 ETHNIC CRAFT-1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embroidered-unstitched-3pc-jlawn-s-25-3263-ethnic-craft-11.html</text:p>
          </table:table-cell>
        </table:table-row>
        <table:table-row table:style-name="ro1">
          <table:table-cell office:value-type="string" calcext:value-type="string">
            <text:p>GREEN LAWN DIGITAL PRINTED UNSTITCHED 3PC</text:p>
          </table:table-cell>
          <table:table-cell office:value-type="string" calcext:value-type="string">
            <text:p>PKR 4,190.00</text:p>
          </table:table-cell>
          <table:table-cell office:value-type="float" office:value="10000106551" calcext:value-type="float">
            <text:p>10000106551</text:p>
          </table:table-cell>
          <table:table-cell office:value-type="string" calcext:value-type="string">
            <text:p>JLAWN-S-25-3265 KANTHA KAHANI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digital-printed-unstitched-3pc-jlawn-s-25-3265-kantha-kahani-1.html</text:p>
          </table:table-cell>
        </table:table-row>
        <table:table-row table:style-name="ro1">
          <table:table-cell office:value-type="string" calcext:value-type="string">
            <text:p>MULTICOLOR LAWN EMBROIDERED UNSTITCHED 3PC</text:p>
          </table:table-cell>
          <table:table-cell office:value-type="string" calcext:value-type="string">
            <text:p>PKR 6,290.00</text:p>
          </table:table-cell>
          <table:table-cell office:value-type="float" office:value="10000105122" calcext:value-type="float">
            <text:p>10000105122</text:p>
          </table:table-cell>
          <table:table-cell office:value-type="string" calcext:value-type="string">
            <text:p>JLAWN-S-25-3261 ETHNIC CRAFT-9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embroidered-unstitched-3pc-jlawn-s-25-3261-ethnic-craft-9.html</text:p>
          </table:table-cell>
        </table:table-row>
        <table:table-row table:style-name="ro1">
          <table:table-cell office:value-type="string" calcext:value-type="string">
            <text:p>BLUE LAWN DIGITAL PRINTED UNSTITCHED 3PC</text:p>
          </table:table-cell>
          <table:table-cell office:value-type="string" calcext:value-type="string">
            <text:p>PKR 4,190.00</text:p>
          </table:table-cell>
          <table:table-cell office:value-type="float" office:value="10000106548" calcext:value-type="float">
            <text:p>10000106548</text:p>
          </table:table-cell>
          <table:table-cell office:value-type="string" calcext:value-type="string">
            <text:p>JLAWN-S-25-3270 KANTHA KAHANI-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digital-printed-unstitched-3pc-jlawn-s-25-3270-kantha-kahani-6.html</text:p>
          </table:table-cell>
        </table:table-row>
        <table:table-row table:style-name="ro1">
          <table:table-cell office:value-type="string" calcext:value-type="string">
            <text:p>GREY LAWN DIGITAL PRINTED UNSTITCHED 3PC</text:p>
          </table:table-cell>
          <table:table-cell office:value-type="string" calcext:value-type="string">
            <text:p>PKR 4,190.00</text:p>
          </table:table-cell>
          <table:table-cell office:value-type="float" office:value="10000106552" calcext:value-type="float">
            <text:p>10000106552</text:p>
          </table:table-cell>
          <table:table-cell office:value-type="string" calcext:value-type="string">
            <text:p>JLAWN-S-25-3268 KANTHA KAHANI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y-lawn-digital-printed-unstitched-3pc-jlawn-s-25-3268-kantha-kahani-4.html</text:p>
          </table:table-cell>
        </table:table-row>
        <table:table-row table:style-name="ro1">
          <table:table-cell office:value-type="string" calcext:value-type="string">
            <text:p>BLUE LAWN DIGITAL PRINTED UNSTITCHED 3PC</text:p>
          </table:table-cell>
          <table:table-cell office:value-type="string" calcext:value-type="string">
            <text:p>PKR 4,190.00</text:p>
          </table:table-cell>
          <table:table-cell office:value-type="float" office:value="10000106547" calcext:value-type="float">
            <text:p>10000106547</text:p>
          </table:table-cell>
          <table:table-cell office:value-type="string" calcext:value-type="string">
            <text:p>JLAWN-S-25-3267 KANTHA KAHANI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digital-printed-unstitched-3pc-jlawn-s-25-3267-kantha-kahani-3.html</text:p>
          </table:table-cell>
        </table:table-row>
        <table:table-row table:style-name="ro1">
          <table:table-cell office:value-type="string" calcext:value-type="string">
            <text:p>MULTICOLOR LAWN DIGITAL PRINTED UNSTITCHED 3PC</text:p>
          </table:table-cell>
          <table:table-cell office:value-type="string" calcext:value-type="string">
            <text:p>PKR 4,190.00</text:p>
          </table:table-cell>
          <table:table-cell office:value-type="float" office:value="10000106559" calcext:value-type="float">
            <text:p>10000106559</text:p>
          </table:table-cell>
          <table:table-cell office:value-type="string" calcext:value-type="string">
            <text:p>JLAWN-S-25-3271 KANTHA KAHANI-7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digital-printed-unstitched-3pc-jlawn-s-25-3271-kantha-kahani-7.html</text:p>
          </table:table-cell>
        </table:table-row>
        <table:table-row table:style-name="ro1">
          <table:table-cell office:value-type="string" calcext:value-type="string">
            <text:p>LILAC LAWN DIGITAL PRINTED UNSTITCHED 3PC</text:p>
          </table:table-cell>
          <table:table-cell office:value-type="string" calcext:value-type="string">
            <text:p>PKR 4,190.00</text:p>
          </table:table-cell>
          <table:table-cell office:value-type="float" office:value="10000106573" calcext:value-type="float">
            <text:p>10000106573</text:p>
          </table:table-cell>
          <table:table-cell office:value-type="string" calcext:value-type="string">
            <text:p>JLAWN-S-25-3266 KANTHA KAHANI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lilac-lawn-digital-printed-unstitched-3pc-jlawn-s-25-3266-kantha-kahani-2.html</text:p>
          </table:table-cell>
        </table:table-row>
        <table:table-row table:style-name="ro1">
          <table:table-cell office:value-type="string" calcext:value-type="string">
            <text:p>MULTICOLOR LAWN EMBROIDERED UNSTITCHED 3PC</text:p>
          </table:table-cell>
          <table:table-cell office:value-type="string" calcext:value-type="string">
            <text:p>PKR 6,290.00</text:p>
          </table:table-cell>
          <table:table-cell office:value-type="float" office:value="10000107248" calcext:value-type="float">
            <text:p>10000107248</text:p>
          </table:table-cell>
          <table:table-cell office:value-type="string" calcext:value-type="string">
            <text:p>JLAWN-S-25-3264 ETHNIC CRAFT-1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embroidered-unstitched-3pc-jlawn-s-25-3264-ethnic-craft-12.html</text:p>
          </table:table-cell>
        </table:table-row>
        <table:table-row table:style-name="ro1">
          <table:table-cell office:value-type="string" calcext:value-type="string">
            <text:p>LILAC LAWN DIGITAL PRINTED UNSTITCHED 3PC</text:p>
          </table:table-cell>
          <table:table-cell office:value-type="string" calcext:value-type="string">
            <text:p>PKR 4,190.00</text:p>
          </table:table-cell>
          <table:table-cell office:value-type="float" office:value="10000106574" calcext:value-type="float">
            <text:p>10000106574</text:p>
          </table:table-cell>
          <table:table-cell office:value-type="string" calcext:value-type="string">
            <text:p>JLAWN-S-25-3269 KANTHA KAHANI-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lilac-lawn-digital-printed-unstitched-3pc-jlawn-s-25-3269-kantha-kahani-5.html</text:p>
          </table:table-cell>
        </table:table-row>
        <table:table-row table:style-name="ro1">
          <table:table-cell office:value-type="string" calcext:value-type="string">
            <text:p>BLUE COTTON NET EMBROIDERED KURTI</text:p>
          </table:table-cell>
          <table:table-cell office:value-type="string" calcext:value-type="string">
            <text:p>PKR 9,990.00</text:p>
          </table:table-cell>
          <table:table-cell office:value-type="string" calcext:value-type="string">
            <text:p>J-10000097861</text:p>
          </table:table-cell>
          <table:table-cell office:value-type="string" calcext:value-type="string">
            <text:p>JJLK-S-JFS-25-205 FB/ELFESYA-0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cotton-net-embroidered-kurti-jjlk-s-jfs-25-205-fb-elfesya-05.html</text:p>
          </table:table-cell>
        </table:table-row>
        <table:table-row table:style-name="ro1">
          <table:table-cell office:value-type="string" calcext:value-type="string">
            <text:p>BLUE LAWN EMBROIDERED KURTI</text:p>
          </table:table-cell>
          <table:table-cell office:value-type="string" calcext:value-type="string">
            <text:p>PKR 6,890.00</text:p>
          </table:table-cell>
          <table:table-cell office:value-type="string" calcext:value-type="string">
            <text:p>J-10000109955</text:p>
          </table:table-cell>
          <table:table-cell office:value-type="string" calcext:value-type="string">
            <text:p>JJLK-S-JSS-25-377 FB/CLASSIC FLARE-0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embroidered-kurti-jjlk-s-jss-25-377-fb-classic-flare-01.html</text:p>
          </table:table-cell>
        </table:table-row>
        <table:table-row table:style-name="ro1">
          <table:table-cell office:value-type="string" calcext:value-type="string">
            <text:p>BLUE DIGITAL PRINTED JACQUARD UNSTITCHED 3PC</text:p>
          </table:table-cell>
          <table:table-cell office:value-type="string" calcext:value-type="string">
            <text:p>PKR 7,190.00</text:p>
          </table:table-cell>
          <table:table-cell office:value-type="float" office:value="10000109149" calcext:value-type="float">
            <text:p>10000109149</text:p>
          </table:table-cell>
          <table:table-cell office:value-type="string" calcext:value-type="string">
            <text:p>JLAWN-S-25-3284 KALAMKARI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jacquard-digital-printed-unstitched-3pc-jlawn-s-25-3284-kalamkari-4.html</text:p>
          </table:table-cell>
        </table:table-row>
        <table:table-row table:style-name="ro1">
          <table:table-cell office:value-type="string" calcext:value-type="string">
            <text:p>LILAC LAWN EMBROIDERED KURTI</text:p>
          </table:table-cell>
          <table:table-cell office:value-type="string" calcext:value-type="string">
            <text:p>PKR 6,490.00</text:p>
          </table:table-cell>
          <table:table-cell office:value-type="string" calcext:value-type="string">
            <text:p>J-10000105831</text:p>
          </table:table-cell>
          <table:table-cell office:value-type="string" calcext:value-type="string">
            <text:p>JJLK-S-JSS-25-385 FB/CHICKEN KARI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lilac-lawn-embroidered-kurti-jjlk-s-jss-25-385-fb-chicken-kari-1.html</text:p>
          </table:table-cell>
        </table:table-row>
        <table:table-row table:style-name="ro1">
          <table:table-cell office:value-type="string" calcext:value-type="string">
            <text:p>PINK PAPER COTTON EMBROIDERED KURTI</text:p>
          </table:table-cell>
          <table:table-cell office:value-type="string" calcext:value-type="string">
            <text:p>PKR 9,990.00</text:p>
          </table:table-cell>
          <table:table-cell office:value-type="string" calcext:value-type="string">
            <text:p>J-10000098887</text:p>
          </table:table-cell>
          <table:table-cell office:value-type="string" calcext:value-type="string">
            <text:p>JJLK-S-JFS-25-201 FB/ELFESYA-0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paper-cotton-embroidered-kurti-jjlk-s-jfs-25-201-fb-elfesya-01.html</text:p>
          </table:table-cell>
        </table:table-row>
        <table:table-row table:style-name="ro1">
          <table:table-cell office:value-type="string" calcext:value-type="string">
            <text:p>PINK LAWN EMBROIDERED KURTI</text:p>
          </table:table-cell>
          <table:table-cell office:value-type="string" calcext:value-type="string">
            <text:p>PKR 6,490.00</text:p>
          </table:table-cell>
          <table:table-cell office:value-type="string" calcext:value-type="string">
            <text:p>J-10000105843</text:p>
          </table:table-cell>
          <table:table-cell office:value-type="string" calcext:value-type="string">
            <text:p>JJLK-S-JSS-25-386 FB/CHICKEN KARI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lawn-embroidered-kurti-jjlk-s-jss-25-386-fb-chicken-kari-2.html</text:p>
          </table:table-cell>
        </table:table-row>
        <table:table-row table:style-name="ro1">
          <table:table-cell office:value-type="string" calcext:value-type="string">
            <text:p>BEIGE LAWN EMBROIDERED KURTI</text:p>
          </table:table-cell>
          <table:table-cell office:value-type="string" calcext:value-type="string">
            <text:p>PKR 6,890.00</text:p>
          </table:table-cell>
          <table:table-cell office:value-type="string" calcext:value-type="string">
            <text:p>J-10000111891</text:p>
          </table:table-cell>
          <table:table-cell office:value-type="string" calcext:value-type="string">
            <text:p>JJLK-S-JSS-25-380 FB/CLASSIC FLARE-0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eige-lawn-embroidered-kurti-jjlk-s-jss-25-380-fb-classic-flare-04.html</text:p>
          </table:table-cell>
        </table:table-row>
        <table:table-row table:style-name="ro1">
          <table:table-cell office:value-type="string" calcext:value-type="string">
            <text:p>MUSTARD DYED JACQUARD KURTI</text:p>
          </table:table-cell>
          <table:table-cell office:value-type="string" calcext:value-type="string">
            <text:p>PKR 4,590.00</text:p>
          </table:table-cell>
          <table:table-cell office:value-type="string" calcext:value-type="string">
            <text:p>J-10000112318</text:p>
          </table:table-cell>
          <table:table-cell office:value-type="string" calcext:value-type="string">
            <text:p>JJLK-S-JSS-25-403 FB/ROYAL-0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stard-dyed-jacquard-kurti-jjlk-s-jss-25-403-fb-royal-05.html</text:p>
          </table:table-cell>
        </table:table-row>
        <table:table-row table:style-name="ro1">
          <table:table-cell office:value-type="string" calcext:value-type="string">
            <text:p>GREEN DYED JACQUARD KURTI</text:p>
          </table:table-cell>
          <table:table-cell office:value-type="string" calcext:value-type="string">
            <text:p>PKR 4,590.00</text:p>
          </table:table-cell>
          <table:table-cell office:value-type="string" calcext:value-type="string">
            <text:p>J-10000112306</text:p>
          </table:table-cell>
          <table:table-cell office:value-type="string" calcext:value-type="string">
            <text:p>JJLK-S-JSS-25-402 FB/ROYAL-0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dyed-jacquard-kurti-jjlk-s-jss-25-402-fb-royal-04.html</text:p>
          </table:table-cell>
        </table:table-row>
        <table:table-row table:style-name="ro1">
          <table:table-cell office:value-type="string" calcext:value-type="string">
            <text:p>OCHER LAWN EMBROIDERED KURTI</text:p>
          </table:table-cell>
          <table:table-cell office:value-type="string" calcext:value-type="string">
            <text:p>PKR 6,890.00</text:p>
          </table:table-cell>
          <table:table-cell office:value-type="string" calcext:value-type="string">
            <text:p>J-10000114084</text:p>
          </table:table-cell>
          <table:table-cell office:value-type="string" calcext:value-type="string">
            <text:p>JJLK-S-JSS-25-379 FB/CLASSIC FLARE-0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cher-lawn-embroidered-kurti-jjlk-s-jss-25-379-fb-classic-flare-03.html</text:p>
          </table:table-cell>
        </table:table-row>
        <table:table-row table:style-name="ro1">
          <table:table-cell office:value-type="string" calcext:value-type="string">
            <text:p>BEIGE LAWN EMBROIDERED KURTI</text:p>
          </table:table-cell>
          <table:table-cell office:value-type="string" calcext:value-type="string">
            <text:p>PKR 5,490.00</text:p>
          </table:table-cell>
          <table:table-cell office:value-type="string" calcext:value-type="string">
            <text:p>J-10000118159</text:p>
          </table:table-cell>
          <table:table-cell office:value-type="string" calcext:value-type="string">
            <text:p>JJLK-S-JSS-25-375 FB/MINIMALIST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eige-lawn-embroidered-kurti-jjlk-s-jss-25-375-fb-minimalist-3.html</text:p>
          </table:table-cell>
        </table:table-row>
        <table:table-row table:style-name="ro1">
          <table:table-cell office:value-type="string" calcext:value-type="string">
            <text:p>MULTICOLOR LAWN EMBROIDERED KURTI</text:p>
          </table:table-cell>
          <table:table-cell office:value-type="string" calcext:value-type="string">
            <text:p>PKR 4,690.00</text:p>
          </table:table-cell>
          <table:table-cell office:value-type="string" calcext:value-type="string">
            <text:p>J-10000114096</text:p>
          </table:table-cell>
          <table:table-cell office:value-type="string" calcext:value-type="string">
            <text:p>JJLK-S-JSS-25-405 FB/ROYAL TAPESTRY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embroidered-kurti-jjlk-s-jss-25-405-fb-royal-tapestry-1.html</text:p>
          </table:table-cell>
        </table:table-row>
        <table:table-row table:style-name="ro1">
          <table:table-cell office:value-type="string" calcext:value-type="string">
            <text:p>RUST LAWN EMBROIDERED KURTI</text:p>
          </table:table-cell>
          <table:table-cell office:value-type="string" calcext:value-type="string">
            <text:p>PKR 6,890.00</text:p>
          </table:table-cell>
          <table:table-cell office:value-type="string" calcext:value-type="string">
            <text:p>J-10000114958</text:p>
          </table:table-cell>
          <table:table-cell office:value-type="string" calcext:value-type="string">
            <text:p>JJLK-S-JSS-25-378 FB/CLASSIC FLARE-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rust-lawn-embroidered-kurti-jjlk-s-jss-25-378-fb-classic-flare-02.html</text:p>
          </table:table-cell>
        </table:table-row>
        <table:table-row table:style-name="ro1">
          <table:table-cell office:value-type="string" calcext:value-type="string">
            <text:p>PINK DYED JACQUARD KURTI</text:p>
          </table:table-cell>
          <table:table-cell office:value-type="string" calcext:value-type="string">
            <text:p>PKR 4,590.00</text:p>
          </table:table-cell>
          <table:table-cell office:value-type="string" calcext:value-type="string">
            <text:p>J-10000112330</text:p>
          </table:table-cell>
          <table:table-cell office:value-type="string" calcext:value-type="string">
            <text:p>JJLK-S-JSS-25-404 FB/ROYAL-0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dyed-jacquard-kurti-jjlk-s-jss-25-404-fb-royal-06.html</text:p>
          </table:table-cell>
        </table:table-row>
        <table:table-row table:style-name="ro1">
          <table:table-cell office:value-type="string" calcext:value-type="string">
            <text:p>GREEN LAWN EMBROIDERED KURTI</text:p>
          </table:table-cell>
          <table:table-cell office:value-type="string" calcext:value-type="string">
            <text:p>PKR 4,690.00</text:p>
          </table:table-cell>
          <table:table-cell office:value-type="string" calcext:value-type="string">
            <text:p>J-10000114108</text:p>
          </table:table-cell>
          <table:table-cell office:value-type="string" calcext:value-type="string">
            <text:p>JJLK-S-JSS-25-407 FB/ROYAL TAPESTRY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embroidered-kurti-jjlk-s-jss-25-407-fb-royal-tapestry-3.html</text:p>
          </table:table-cell>
        </table:table-row>
        <table:table-row table:style-name="ro1">
          <table:table-cell office:value-type="string" calcext:value-type="string">
            <text:p>LILAC LAWN EMBROIDERED KURTI</text:p>
          </table:table-cell>
          <table:table-cell office:value-type="string" calcext:value-type="string">
            <text:p>PKR 6,890.00</text:p>
          </table:table-cell>
          <table:table-cell office:value-type="string" calcext:value-type="string">
            <text:p>J-10000119056</text:p>
          </table:table-cell>
          <table:table-cell office:value-type="string" calcext:value-type="string">
            <text:p>JJLK-S-JSS-25-381 FB/JEWEL TONES-0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lilac-lawn-embroidered-kurti-jjlk-s-jss-25-381-fb-jewel-tones-01.html</text:p>
          </table:table-cell>
        </table:table-row>
        <table:table-row table:style-name="ro1">
          <table:table-cell office:value-type="string" calcext:value-type="string">
            <text:p>BEIGE LAWN EMBROIDERED KURTI</text:p>
          </table:table-cell>
          <table:table-cell office:value-type="string" calcext:value-type="string">
            <text:p>PKR 6,890.00</text:p>
          </table:table-cell>
          <table:table-cell office:value-type="string" calcext:value-type="string">
            <text:p>J-10000119068</text:p>
          </table:table-cell>
          <table:table-cell office:value-type="string" calcext:value-type="string">
            <text:p>JJLK-S-JSS-25-382 FB/JEWEL TONES-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eige-lawn-embroidered-kurti-jjlk-s-jss-25-382-fb-jewel-tones-02.html</text:p>
          </table:table-cell>
        </table:table-row>
        <table:table-row table:style-name="ro1">
          <table:table-cell office:value-type="string" calcext:value-type="string">
            <text:p>RED LAWN EMBROIDERED KURTI</text:p>
          </table:table-cell>
          <table:table-cell office:value-type="string" calcext:value-type="string">
            <text:p>PKR 4,690.00</text:p>
          </table:table-cell>
          <table:table-cell office:value-type="string" calcext:value-type="string">
            <text:p>J-10000119092</text:p>
          </table:table-cell>
          <table:table-cell office:value-type="string" calcext:value-type="string">
            <text:p>JJLK-S-JSS-25-408 FB/ROYAL TAPESTRY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red-lawn-embroidered-kurti-jjlk-s-jss-25-408-fb-royal-tapestry-4.html</text:p>
          </table:table-cell>
        </table:table-row>
        <table:table-row table:style-name="ro1">
          <table:table-cell office:value-type="string" calcext:value-type="string">
            <text:p>GREY WOVEN JACQUARD EMBROIDERED KURTI</text:p>
          </table:table-cell>
          <table:table-cell office:value-type="string" calcext:value-type="string">
            <text:p>PKR 4,590.00</text:p>
          </table:table-cell>
          <table:table-cell office:value-type="string" calcext:value-type="string">
            <text:p>J-10000120418</text:p>
          </table:table-cell>
          <table:table-cell office:value-type="string" calcext:value-type="string">
            <text:p>JJLK-S-JSS-25-399 FB/ROYAL-00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y-jacquard-embroidered-kurti-jjlk-s-jss-25-399-fb-royal-001.html</text:p>
          </table:table-cell>
        </table:table-row>
        <table:table-row table:style-name="ro1">
          <table:table-cell office:value-type="string" calcext:value-type="string">
            <text:p>BLUE LAWN EMBROIDERED KURTI</text:p>
          </table:table-cell>
          <table:table-cell office:value-type="string" calcext:value-type="string">
            <text:p>PKR 4,690.00</text:p>
          </table:table-cell>
          <table:table-cell office:value-type="string" calcext:value-type="string">
            <text:p>J-10000119080</text:p>
          </table:table-cell>
          <table:table-cell office:value-type="string" calcext:value-type="string">
            <text:p>JJLK-S-JSS-25-406 FB/ROYAL TAPESTRY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embroidered-kurti-jjlk-s-jss-25-406-fb-royal-tapestry-2.html</text:p>
          </table:table-cell>
        </table:table-row>
        <table:table-row table:style-name="ro1">
          <table:table-cell office:value-type="string" calcext:value-type="string">
            <text:p>BEIGE LAWN EMBROIDERED KURTI</text:p>
          </table:table-cell>
          <table:table-cell office:value-type="string" calcext:value-type="string">
            <text:p>PKR 6,890.00</text:p>
          </table:table-cell>
          <table:table-cell office:value-type="string" calcext:value-type="string">
            <text:p>J-10000120186</text:p>
          </table:table-cell>
          <table:table-cell office:value-type="string" calcext:value-type="string">
            <text:p>JJLK-S-JSS-25-383 FB/JEWEL TONES-0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eige-lawn-embroidered-kurti-jjlk-s-jss-25-383-fb-jewel-tones-03.html</text:p>
          </table:table-cell>
        </table:table-row>
        <table:table-row table:style-name="ro1">
          <table:table-cell office:value-type="string" calcext:value-type="string">
            <text:p>BLACK WOVEN JACQUARD EMBROIDERED KURTI</text:p>
          </table:table-cell>
          <table:table-cell office:value-type="string" calcext:value-type="string">
            <text:p>PKR 4,590.00</text:p>
          </table:table-cell>
          <table:table-cell office:value-type="string" calcext:value-type="string">
            <text:p>J-10000120430</text:p>
          </table:table-cell>
          <table:table-cell office:value-type="string" calcext:value-type="string">
            <text:p>JJLK-S-JSS-25-401 FB/ROYAL-00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jacquard-embroidered-kurti-jjlk-s-jss-25-401-fb-royal-003.html</text:p>
          </table:table-cell>
        </table:table-row>
        <table:table-row table:style-name="ro1">
          <table:table-cell office:value-type="string" calcext:value-type="string">
            <text:p>OFF WHITE WOVEN JACQUARD EMBROIDERED KURTI</text:p>
          </table:table-cell>
          <table:table-cell office:value-type="string" calcext:value-type="string">
            <text:p>PKR 4,590.00</text:p>
          </table:table-cell>
          <table:table-cell office:value-type="string" calcext:value-type="string">
            <text:p>J-10000120424</text:p>
          </table:table-cell>
          <table:table-cell office:value-type="string" calcext:value-type="string">
            <text:p>JJLK-S-JSS-25-400 FB/ROYAL-0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jacquard-embroidered-kurti-jjlk-s-jss-25-400-fb-royal-002.html</text:p>
          </table:table-cell>
        </table:table-row>
        <table:table-row table:style-name="ro1">
          <table:table-cell office:value-type="string" calcext:value-type="string">
            <text:p>BEIGE COTTON SILK EMBROIDERED 3PC STITCHED</text:p>
          </table:table-cell>
          <table:table-cell office:value-type="string" calcext:value-type="string">
            <text:p>PKR 11,990.00</text:p>
          </table:table-cell>
          <table:table-cell office:value-type="string" calcext:value-type="string">
            <text:p>J-10000114839</text:p>
          </table:table-cell>
          <table:table-cell office:value-type="string" calcext:value-type="string">
            <text:p>JLAWN-S-25-090/S GRACEFUL GLAMOUR-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eige-cotton-silk-embroidered-3pc-stitched-jlawn-s-25-090-s-graceful-glamour-02.html</text:p>
          </table:table-cell>
        </table:table-row>
        <table:table-row table:style-name="ro1">
          <table:table-cell office:value-type="string" calcext:value-type="string">
            <text:p>PINK COTTON SILK EMBROIDERED 3PC STITCHED</text:p>
          </table:table-cell>
          <table:table-cell office:value-type="string" calcext:value-type="string">
            <text:p>PKR 11,490.00</text:p>
          </table:table-cell>
          <table:table-cell office:value-type="string" calcext:value-type="string">
            <text:p>J-10000114827</text:p>
          </table:table-cell>
          <table:table-cell office:value-type="string" calcext:value-type="string">
            <text:p>JLAWN-S-25-089/S GRACEFUL GLAMOUR-0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cotton-silk-embroidered-3pc-stitched-jlawn-s-25-089-s-graceful-glamour-01.html</text:p>
          </table:table-cell>
        </table:table-row>
        <table:table-row table:style-name="ro1">
          <table:table-cell office:value-type="string" calcext:value-type="string">
            <text:p>MAROON LAWN EMBROIDERED 3PC STITCHED</text:p>
          </table:table-cell>
          <table:table-cell office:value-type="string" calcext:value-type="string">
            <text:p>PKR 7,490.00</text:p>
          </table:table-cell>
          <table:table-cell office:value-type="string" calcext:value-type="string">
            <text:p>J-10000117398</text:p>
          </table:table-cell>
          <table:table-cell office:value-type="string" calcext:value-type="string">
            <text:p>JLAWN-S-25-077/S CHUNRI-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aroon-lawn-embroidered-3pc-stitched-jlawn-s-25-077-s-chunri-5.html</text:p>
          </table:table-cell>
        </table:table-row>
        <table:table-row table:style-name="ro1">
          <table:table-cell office:value-type="string" calcext:value-type="string">
            <text:p>BLUE DOBBY EMBROIDERED 3PC STITCHED</text:p>
          </table:table-cell>
          <table:table-cell office:value-type="string" calcext:value-type="string">
            <text:p>PKR 9,990.00</text:p>
          </table:table-cell>
          <table:table-cell office:value-type="string" calcext:value-type="string">
            <text:p>J-10000114970</text:p>
          </table:table-cell>
          <table:table-cell office:value-type="string" calcext:value-type="string">
            <text:p>JLAWN-S-25-113/S CROSS STITCH-0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dobby-embroidered-3pc-stitched-jlawn-s-25-113-s-cross-stitch-01.html</text:p>
          </table:table-cell>
        </table:table-row>
        <table:table-row table:style-name="ro1">
          <table:table-cell office:value-type="string" calcext:value-type="string">
            <text:p>BLUE COTTON SILK EMBROIDERED 3PC STITCHED</text:p>
          </table:table-cell>
          <table:table-cell office:value-type="string" calcext:value-type="string">
            <text:p>PKR 11,490.00</text:p>
          </table:table-cell>
          <table:table-cell office:value-type="string" calcext:value-type="string">
            <text:p>J-10000114851</text:p>
          </table:table-cell>
          <table:table-cell office:value-type="string" calcext:value-type="string">
            <text:p>JLAWN-S-25-092/S GRACEFUL GLAMOUR-0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cotton-silk-embroidered-3pc-stitched-jlawn-s-25-092-s-graceful-glamour-04.html</text:p>
          </table:table-cell>
        </table:table-row>
        <table:table-row table:style-name="ro1">
          <table:table-cell office:value-type="string" calcext:value-type="string">
            <text:p>BEIGE DOBBY EMBROIDERED 3PC STITCHED</text:p>
          </table:table-cell>
          <table:table-cell office:value-type="string" calcext:value-type="string">
            <text:p>PKR 9,990.00</text:p>
          </table:table-cell>
          <table:table-cell office:value-type="string" calcext:value-type="string">
            <text:p>J-10000114863</text:p>
          </table:table-cell>
          <table:table-cell office:value-type="string" calcext:value-type="string">
            <text:p>JLAWN-S-25-115/S CROSS STITCHED-0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eige-dobby-embroidered-3pc-stitched-jlawn-s-25-115-s-cross-stitched-03.html</text:p>
          </table:table-cell>
        </table:table-row>
        <table:table-row table:style-name="ro1">
          <table:table-cell office:value-type="string" calcext:value-type="string">
            <text:p>BEIGE LAWN EMBROIDERED 3PC STITCHED</text:p>
          </table:table-cell>
          <table:table-cell office:value-type="string" calcext:value-type="string">
            <text:p>PKR 8,990.00</text:p>
          </table:table-cell>
          <table:table-cell office:value-type="string" calcext:value-type="string">
            <text:p>J-10000117826</text:p>
          </table:table-cell>
          <table:table-cell office:value-type="string" calcext:value-type="string">
            <text:p>JLAWN-S-25-145/S FUSION FINEESE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eige-lawn-embroidered-3pc-stitched-jlawn-s-25-145-s-fusion-fineese-2.html</text:p>
          </table:table-cell>
        </table:table-row>
        <table:table-row table:style-name="ro1">
          <table:table-cell office:value-type="string" calcext:value-type="string">
            <text:p>RED LAWN EMBROIDERED 3PC STITCHED</text:p>
          </table:table-cell>
          <table:table-cell office:value-type="string" calcext:value-type="string">
            <text:p>PKR 9,490.00</text:p>
          </table:table-cell>
          <table:table-cell office:value-type="string" calcext:value-type="string">
            <text:p>J-10000117422</text:p>
          </table:table-cell>
          <table:table-cell office:value-type="string" calcext:value-type="string">
            <text:p>JLAWN-S-25-148/S FUSION FINESSE-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red-lawn-embroidered-3pc-stitched-jlawn-s-25-148-s-fusion-finesse-5.html</text:p>
          </table:table-cell>
        </table:table-row>
        <table:table-row table:style-name="ro1">
          <table:table-cell office:value-type="string" calcext:value-type="string">
            <text:p>BEIGE LAWN EMBROIDERED 3PC STITCHED</text:p>
          </table:table-cell>
          <table:table-cell office:value-type="string" calcext:value-type="string">
            <text:p>PKR 9,490.00</text:p>
          </table:table-cell>
          <table:table-cell office:value-type="string" calcext:value-type="string">
            <text:p>J-10000117838</text:p>
          </table:table-cell>
          <table:table-cell office:value-type="string" calcext:value-type="string">
            <text:p>JLAWN-S-25-147/S FUSION FINEESE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eige-lawn-embroidered-3pc-stitched-jlawn-s-25-147-s-fusion-fineese-4.html</text:p>
          </table:table-cell>
        </table:table-row>
        <table:table-row table:style-name="ro1">
          <table:table-cell office:value-type="string" calcext:value-type="string">
            <text:p>BLUE LAWN EMBROIDERED 3PC STITCHED</text:p>
          </table:table-cell>
          <table:table-cell office:value-type="string" calcext:value-type="string">
            <text:p>PKR 8,990.00</text:p>
          </table:table-cell>
          <table:table-cell office:value-type="string" calcext:value-type="string">
            <text:p>J-10000119032</text:p>
          </table:table-cell>
          <table:table-cell office:value-type="string" calcext:value-type="string">
            <text:p>JLAWN-S-25-149/S FUSION FINESSE-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embroidered-3pc-stitched-jlawn-s-25-149-s-fusion-finesse-6.html</text:p>
          </table:table-cell>
        </table:table-row>
        <table:table-row table:style-name="ro1">
          <table:table-cell office:value-type="string" calcext:value-type="string">
            <text:p>BLUE LAWN EMBROIDERED 3PC STITCHED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19020</text:p>
          </table:table-cell>
          <table:table-cell office:value-type="string" calcext:value-type="string">
            <text:p>JLAWN-S-25-080/S CHUNRI-8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embroidered-3pc-stitched-jlawn-s-25-080-s-chunri-8.html</text:p>
          </table:table-cell>
        </table:table-row>
        <table:table-row table:style-name="ro1">
          <table:table-cell office:value-type="string" calcext:value-type="string">
            <text:p>BLACK LAWN EMBROIDERED 3PC STITCHED</text:p>
          </table:table-cell>
          <table:table-cell office:value-type="string" calcext:value-type="string">
            <text:p>PKR 9,990.00</text:p>
          </table:table-cell>
          <table:table-cell office:value-type="string" calcext:value-type="string">
            <text:p>J-10000120571</text:p>
          </table:table-cell>
          <table:table-cell office:value-type="string" calcext:value-type="string">
            <text:p>JLAWN-S-25-142/S GARA GRACE-B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lawn-embroidered-3pc-stitched-jlawn-s-25-142-s-gara-grace-b-3.html</text:p>
          </table:table-cell>
        </table:table-row>
        <table:table-row table:style-name="ro1">
          <table:table-cell office:value-type="string" calcext:value-type="string">
            <text:p>CREAM CHIFFON EMBROIDERED 3PC STITCHED</text:p>
          </table:table-cell>
          <table:table-cell office:value-type="string" calcext:value-type="string">
            <text:p>PKR 12,990.00</text:p>
          </table:table-cell>
          <table:table-cell office:value-type="string" calcext:value-type="string">
            <text:p>J-10000119044</text:p>
          </table:table-cell>
          <table:table-cell office:value-type="string" calcext:value-type="string">
            <text:p>JLAWN-S-25-150/S PASTEL HUES-0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cream-chiffon-embroidered-3pc-stitched-jlawn-s-25-150-s-pastel-hues-05.html</text:p>
          </table:table-cell>
        </table:table-row>
        <table:table-row table:style-name="ro1">
          <table:table-cell office:value-type="string" calcext:value-type="string">
            <text:p>BLUE CHIFFON EMBROIDERED 3PC STITCHED</text:p>
          </table:table-cell>
          <table:table-cell office:value-type="string" calcext:value-type="string">
            <text:p>PKR 12,990.00</text:p>
          </table:table-cell>
          <table:table-cell office:value-type="string" calcext:value-type="string">
            <text:p>J-10000120234</text:p>
          </table:table-cell>
          <table:table-cell office:value-type="string" calcext:value-type="string">
            <text:p>JLAWN-S-25-152/S PASTEL HUES-07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chiffon-embroidered-3pc-stitched-jlawn-s-25-152-s-pastel-hues-07.html</text:p>
          </table:table-cell>
        </table:table-row>
        <table:table-row table:style-name="ro1">
          <table:table-cell office:value-type="string" calcext:value-type="string">
            <text:p>BLUE LAWN EMBROIDERED 3PC STITCHED</text:p>
          </table:table-cell>
          <table:table-cell office:value-type="string" calcext:value-type="string">
            <text:p>PKR 9,990.00</text:p>
          </table:table-cell>
          <table:table-cell office:value-type="string" calcext:value-type="string">
            <text:p>J-10000120565</text:p>
          </table:table-cell>
          <table:table-cell office:value-type="string" calcext:value-type="string">
            <text:p>JLAWN-S-25-141/S GARA GRACE-B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embroidered-3pc-stitched-jlawn-s-25-141-s-gara-grace-b-2.html</text:p>
          </table:table-cell>
        </table:table-row>
        <table:table-row table:style-name="ro1">
          <table:table-cell office:value-type="string" calcext:value-type="string">
            <text:p>MUSTARD COTTON SILK EMBROIDERED 3PC STITCHED</text:p>
          </table:table-cell>
          <table:table-cell office:value-type="string" calcext:value-type="string">
            <text:p>PKR 17,290.00</text:p>
          </table:table-cell>
          <table:table-cell office:value-type="string" calcext:value-type="string">
            <text:p>J-10000107122</text:p>
          </table:table-cell>
          <table:table-cell office:value-type="string" calcext:value-type="string">
            <text:p>JJPW-S-JPS-25-3907 FB/DANEEN-7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stard-cotton-silk-embroidered-3pc-stitched-jjpw-s-jps-25-3907-fb-daneen-7.html</text:p>
          </table:table-cell>
        </table:table-row>
        <table:table-row table:style-name="ro1">
          <table:table-cell office:value-type="string" calcext:value-type="string">
            <text:p>MAROON LAWN EMBROIDERED 3PC STITCHED</text:p>
          </table:table-cell>
          <table:table-cell office:value-type="string" calcext:value-type="string">
            <text:p>PKR 9,990.00</text:p>
          </table:table-cell>
          <table:table-cell office:value-type="string" calcext:value-type="string">
            <text:p>J-10000121230</text:p>
          </table:table-cell>
          <table:table-cell office:value-type="string" calcext:value-type="string">
            <text:p>JLAWN-S-25-140/S GARA GRACE-B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aroon-lawn-embroidered-3pc-stitched-jlawn-s-25-140-s-gara-grace-b-1.html</text:p>
          </table:table-cell>
        </table:table-row>
        <table:table-row table:style-name="ro1">
          <table:table-cell office:value-type="string" calcext:value-type="string">
            <text:p>MAROON LAWN EMBROIDERED 3PC STITCHED</text:p>
          </table:table-cell>
          <table:table-cell office:value-type="string" calcext:value-type="string">
            <text:p>PKR 9,490.00</text:p>
          </table:table-cell>
          <table:table-cell office:value-type="string" calcext:value-type="string">
            <text:p>J-10000107050</text:p>
          </table:table-cell>
          <table:table-cell office:value-type="string" calcext:value-type="string">
            <text:p>JLAWN-S-25-073/S LINES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aroon-lawn-embroidered-3pc-stitched-jlawn-s-25-073-s-lines-1.html</text:p>
          </table:table-cell>
        </table:table-row>
        <table:table-row table:style-name="ro1">
          <table:table-cell office:value-type="string" calcext:value-type="string">
            <text:p>GREEN LAWN EMBROIDERED 3PC STITCHED</text:p>
          </table:table-cell>
          <table:table-cell office:value-type="string" calcext:value-type="string">
            <text:p>PKR 9,990.00</text:p>
          </table:table-cell>
          <table:table-cell office:value-type="string" calcext:value-type="string">
            <text:p>J-10000107062</text:p>
          </table:table-cell>
          <table:table-cell office:value-type="string" calcext:value-type="string">
            <text:p>JLAWN-S-25-076/S LINES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embroidered-3pc-stitched-jlawn-s-25-076-s-lines-4.html</text:p>
          </table:table-cell>
        </table:table-row>
        <table:table-row table:style-name="ro1">
          <table:table-cell office:value-type="string" calcext:value-type="string">
            <text:p>WHITE DOBBY EMBROIDERED 3PC STITCHED</text:p>
          </table:table-cell>
          <table:table-cell office:value-type="string" calcext:value-type="string">
            <text:p>PKR 10,990.00</text:p>
          </table:table-cell>
          <table:table-cell office:value-type="string" calcext:value-type="string">
            <text:p>J-10000105105</text:p>
          </table:table-cell>
          <table:table-cell office:value-type="string" calcext:value-type="string">
            <text:p>JLAWN-S-25-125/S PEARL PERFECTION-0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white-dobby-embroidered-3pc-stitched-jlawn-s-25-125-s-pearl-perfection-01.html</text:p>
          </table:table-cell>
        </table:table-row>
        <table:table-row table:style-name="ro1">
          <table:table-cell office:value-type="string" calcext:value-type="string">
            <text:p>MUSTARD COTTON EMBROIDERED 3PC STITCHED</text:p>
          </table:table-cell>
          <table:table-cell office:value-type="string" calcext:value-type="string">
            <text:p>PKR 19,990.00</text:p>
          </table:table-cell>
          <table:table-cell office:value-type="string" calcext:value-type="string">
            <text:p>J-10000107520</text:p>
          </table:table-cell>
          <table:table-cell office:value-type="string" calcext:value-type="string">
            <text:p>JJPW-S-JPS-25-3922 FB/INARA-8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stard-cotton-embroidered-3pc-stitched-jjpw-s-jps-25-3922-fb-inara-8.html</text:p>
          </table:table-cell>
        </table:table-row>
        <table:table-row table:style-name="ro1">
          <table:table-cell office:value-type="string" calcext:value-type="string">
            <text:p>GREEN LAWN EMBROIDERED 3PC STITCHED</text:p>
          </table:table-cell>
          <table:table-cell office:value-type="string" calcext:value-type="string">
            <text:p>PKR 9,990.00</text:p>
          </table:table-cell>
          <table:table-cell office:value-type="string" calcext:value-type="string">
            <text:p>J-10000109006</text:p>
          </table:table-cell>
          <table:table-cell office:value-type="string" calcext:value-type="string">
            <text:p>JLAWN-S-25-075/S LINES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embroidered-3pc-stitched-jlawn-s-25-075-s-lines-3.html</text:p>
          </table:table-cell>
        </table:table-row>
        <table:table-row table:style-name="ro1">
          <table:table-cell office:value-type="string" calcext:value-type="string">
            <text:p>RUST COTTON NET EMBROIDERED 3PC STITCHED</text:p>
          </table:table-cell>
          <table:table-cell office:value-type="string" calcext:value-type="string">
            <text:p>PKR 23,990.00</text:p>
          </table:table-cell>
          <table:table-cell office:value-type="string" calcext:value-type="string">
            <text:p>J-10000107134</text:p>
          </table:table-cell>
          <table:table-cell office:value-type="string" calcext:value-type="string">
            <text:p>JJPW-S-JPS-25-3923 FB/INARA-9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rust-cotton-embroidered-3pc-stitched-jjpw-s-jps-25-3923-fb-inara-9.html</text:p>
          </table:table-cell>
        </table:table-row>
        <table:table-row table:style-name="ro1">
          <table:table-cell office:value-type="string" calcext:value-type="string">
            <text:p>GREEN LAWN EMBROIDERED 3PC STITCHED</text:p>
          </table:table-cell>
          <table:table-cell office:value-type="string" calcext:value-type="string">
            <text:p>PKR 9,490.00</text:p>
          </table:table-cell>
          <table:table-cell office:value-type="string" calcext:value-type="string">
            <text:p>J-10000111759</text:p>
          </table:table-cell>
          <table:table-cell office:value-type="string" calcext:value-type="string">
            <text:p>JLAWN-S-25-105/S SHAHJAHAN-0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embroidered-3pc-stitched-jlawn-s-25-105-s-shahjahan-01.html</text:p>
          </table:table-cell>
        </table:table-row>
        <table:table-row table:style-name="ro1">
          <table:table-cell office:value-type="string" calcext:value-type="string">
            <text:p>PURPLE LAWN EMBROIDERED 3PC STITCHED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111687</text:p>
          </table:table-cell>
          <table:table-cell office:value-type="string" calcext:value-type="string">
            <text:p>JLAWN-S-25-078/S CHUNRI-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urple-lawn-embroidered-3pc-stitched-jlawn-s-25-078-s-chunri-6.html</text:p>
          </table:table-cell>
        </table:table-row>
        <table:table-row table:style-name="ro1">
          <table:table-cell office:value-type="string" calcext:value-type="string">
            <text:p>MUSTARD LAWN EMBROIDERED 3PC STITCHED</text:p>
          </table:table-cell>
          <table:table-cell office:value-type="string" calcext:value-type="string">
            <text:p>PKR 9,490.00</text:p>
          </table:table-cell>
          <table:table-cell office:value-type="string" calcext:value-type="string">
            <text:p>J-10000111771</text:p>
          </table:table-cell>
          <table:table-cell office:value-type="string" calcext:value-type="string">
            <text:p>JLAWN-S-25-106/S SHAHJAHAN-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stard-lawn-embroidered-3pc-stitched-jlawn-s-25-106-s-shahjahan-02.html</text:p>
          </table:table-cell>
        </table:table-row>
        <table:table-row table:style-name="ro1">
          <table:table-cell office:value-type="string" calcext:value-type="string">
            <text:p>BLUE LAWN EMBROIDERED 3PC STITCHED</text:p>
          </table:table-cell>
          <table:table-cell office:value-type="string" calcext:value-type="string">
            <text:p>PKR 9,290.00</text:p>
          </table:table-cell>
          <table:table-cell office:value-type="string" calcext:value-type="string">
            <text:p>J-10000111843</text:p>
          </table:table-cell>
          <table:table-cell office:value-type="string" calcext:value-type="string">
            <text:p>JLAWN-S-25-131/S GARDEN DELIGHT-0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embroidered-3pc-stitched-jlawn-s-25-131-s-garden-delight-03.html</text:p>
          </table:table-cell>
        </table:table-row>
        <table:table-row table:style-name="ro1">
          <table:table-cell office:value-type="string" calcext:value-type="string">
            <text:p>ORANGE DOBBY EMBROIDERED 3PC STITCHED</text:p>
          </table:table-cell>
          <table:table-cell office:value-type="string" calcext:value-type="string">
            <text:p>PKR 9,990.00</text:p>
          </table:table-cell>
          <table:table-cell office:value-type="string" calcext:value-type="string">
            <text:p>J-10000111807</text:p>
          </table:table-cell>
          <table:table-cell office:value-type="string" calcext:value-type="string">
            <text:p>JLAWN-S-25-116/S CROSS STITCHED-0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range-dobby-embroidered-3pc-stitched-jlawn-s-25-116-s-cross-stitched-04.html</text:p>
          </table:table-cell>
        </table:table-row>
        <table:table-row table:style-name="ro1">
          <table:table-cell office:value-type="string" calcext:value-type="string">
            <text:p>CREAM LAWN EMBROIDERED 3PC STITCHED</text:p>
          </table:table-cell>
          <table:table-cell office:value-type="string" calcext:value-type="string">
            <text:p>PKR 9,290.00</text:p>
          </table:table-cell>
          <table:table-cell office:value-type="string" calcext:value-type="string">
            <text:p>J-10000111819</text:p>
          </table:table-cell>
          <table:table-cell office:value-type="string" calcext:value-type="string">
            <text:p>JLAWN-S-25-129/S GARDEN DELIGHT-0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cream-lawn-embroidered-3pc-stitched-jlawn-s-25-129-s-garden-delight-01.html</text:p>
          </table:table-cell>
        </table:table-row>
        <table:table-row table:style-name="ro1">
          <table:table-cell office:value-type="string" calcext:value-type="string">
            <text:p>CREAM LAWN EMBROIDERED 3PC STITCHED</text:p>
          </table:table-cell>
          <table:table-cell office:value-type="string" calcext:value-type="string">
            <text:p>PKR 9,290.00</text:p>
          </table:table-cell>
          <table:table-cell office:value-type="string" calcext:value-type="string">
            <text:p>J-10000111831</text:p>
          </table:table-cell>
          <table:table-cell office:value-type="string" calcext:value-type="string">
            <text:p>JLAWN-S-25-130/S GARDEN DELIGHT-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cream-lawn-embroidered-3pc-stitched-jlawn-s-25-130-s-garden-delight-02.html</text:p>
          </table:table-cell>
        </table:table-row>
        <table:table-row table:style-name="ro1">
          <table:table-cell office:value-type="string" calcext:value-type="string">
            <text:p>GREEN DOBBY EMBROIDERED 3PC STITCHED</text:p>
          </table:table-cell>
          <table:table-cell office:value-type="string" calcext:value-type="string">
            <text:p>PKR 9,990.00</text:p>
          </table:table-cell>
          <table:table-cell office:value-type="string" calcext:value-type="string">
            <text:p>J-10000111795</text:p>
          </table:table-cell>
          <table:table-cell office:value-type="string" calcext:value-type="string">
            <text:p>JLAWN-S-25-114/S CROSS STITCHED-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dobby-embroidered-3pc-stitched-jlawn-s-25-114-s-cross-stitched-02.html</text:p>
          </table:table-cell>
        </table:table-row>
        <table:table-row table:style-name="ro1">
          <table:table-cell office:value-type="string" calcext:value-type="string">
            <text:p>WHITE LAWN EMBROIDERED 3PC STITCHED</text:p>
          </table:table-cell>
          <table:table-cell office:value-type="string" calcext:value-type="string">
            <text:p>PKR 9,290.00</text:p>
          </table:table-cell>
          <table:table-cell office:value-type="string" calcext:value-type="string">
            <text:p>J-10000111855</text:p>
          </table:table-cell>
          <table:table-cell office:value-type="string" calcext:value-type="string">
            <text:p>JLAWN-S-25-132/S GARDEN DELIGHT-0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white-lawn-embroidered-3pc-stitched-jlawn-s-25-132-s-garden-delight-04.html</text:p>
          </table:table-cell>
        </table:table-row>
        <table:table-row table:style-name="ro1">
          <table:table-cell office:value-type="string" calcext:value-type="string">
            <text:p>PINK LAWN EMBROIDERED 3PC STITCHED</text:p>
          </table:table-cell>
          <table:table-cell office:value-type="string" calcext:value-type="string">
            <text:p>PKR 9,490.00</text:p>
          </table:table-cell>
          <table:table-cell office:value-type="string" calcext:value-type="string">
            <text:p>J-10000112001</text:p>
          </table:table-cell>
          <table:table-cell office:value-type="string" calcext:value-type="string">
            <text:p>JLAWN-S-25-107/S SHAHJAHAN-0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lawn-embroidered-3pc-stitched-jlawn-s-25-107-s-shahjahan-03.html</text:p>
          </table:table-cell>
        </table:table-row>
        <table:table-row table:style-name="ro1">
          <table:table-cell office:value-type="string" calcext:value-type="string">
            <text:p>MAUVE LAWN EMBROIDERED 3PC STITCHED</text:p>
          </table:table-cell>
          <table:table-cell office:value-type="string" calcext:value-type="string">
            <text:p>PKR 10,690.00</text:p>
          </table:table-cell>
          <table:table-cell office:value-type="string" calcext:value-type="string">
            <text:p>J-10000111867</text:p>
          </table:table-cell>
          <table:table-cell office:value-type="string" calcext:value-type="string">
            <text:p>JLAWN-S-25-133/S CHICKEN KARI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auve-lawn-embroidered-3pc-stitched-jlawn-s-25-133-s-chicken-kari-1.html</text:p>
          </table:table-cell>
        </table:table-row>
        <table:table-row table:style-name="ro1">
          <table:table-cell office:value-type="string" calcext:value-type="string">
            <text:p>BEIGE DOBBY EMBROIDERED 3PC STITCHED</text:p>
          </table:table-cell>
          <table:table-cell office:value-type="string" calcext:value-type="string">
            <text:p>PKR 10,990.00</text:p>
          </table:table-cell>
          <table:table-cell office:value-type="string" calcext:value-type="string">
            <text:p>J-10000112049</text:p>
          </table:table-cell>
          <table:table-cell office:value-type="string" calcext:value-type="string">
            <text:p>JLAWN-S-25-128/S PEARL PERFECTION-0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eige-dobby-embroidered-3pc-stitched-jlawn-s-25-128-s-pearl-perfection-04.html</text:p>
          </table:table-cell>
        </table:table-row>
        <table:table-row table:style-name="ro1">
          <table:table-cell office:value-type="string" calcext:value-type="string">
            <text:p>BEIGE LAWN EMBROIDERED 3PC STITCHED</text:p>
          </table:table-cell>
          <table:table-cell office:value-type="string" calcext:value-type="string">
            <text:p>PKR 9,990.00</text:p>
          </table:table-cell>
          <table:table-cell office:value-type="string" calcext:value-type="string">
            <text:p>J-10000111879</text:p>
          </table:table-cell>
          <table:table-cell office:value-type="string" calcext:value-type="string">
            <text:p>JLAWN-S-25-134/S CHICKEN KARI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eige-lawn-embroidered-3pc-stitched-jlawn-s-25-134-s-chicken-kari-2.html</text:p>
          </table:table-cell>
        </table:table-row>
        <table:table-row table:style-name="ro1">
          <table:table-cell office:value-type="string" calcext:value-type="string">
            <text:p>GREEN LAWN EMBROIDERED 3PC STITCHED</text:p>
          </table:table-cell>
          <table:table-cell office:value-type="string" calcext:value-type="string">
            <text:p>PKR 8,990.00</text:p>
          </table:table-cell>
          <table:table-cell office:value-type="string" calcext:value-type="string">
            <text:p>J-10000114000</text:p>
          </table:table-cell>
          <table:table-cell office:value-type="string" calcext:value-type="string">
            <text:p>JLAWN-S-25-082/S ETRO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embroidered-3pc-stitched-jlawn-s-25-082-s-etro-2.html</text:p>
          </table:table-cell>
        </table:table-row>
        <table:table-row table:style-name="ro1">
          <table:table-cell office:value-type="string" calcext:value-type="string">
            <text:p>BLUE LAWN EMBROIDERED 3PC STITCHED</text:p>
          </table:table-cell>
          <table:table-cell office:value-type="string" calcext:value-type="string">
            <text:p>PKR 9,490.00</text:p>
          </table:table-cell>
          <table:table-cell office:value-type="string" calcext:value-type="string">
            <text:p>J-10000111783</text:p>
          </table:table-cell>
          <table:table-cell office:value-type="string" calcext:value-type="string">
            <text:p>JLAWN-S-25-108/S SHAHJAHAN-0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embroidered-3pc-stitched-jlawn-s-25-108-s-shahjahan-04.html</text:p>
          </table:table-cell>
        </table:table-row>
        <table:table-row table:style-name="ro1">
          <table:table-cell office:value-type="string" calcext:value-type="string">
            <text:p>WHITE LAWN PRINTED 2PC STITCHED</text:p>
          </table:table-cell>
          <table:table-cell office:value-type="string" calcext:value-type="string">
            <text:p>PKR 5,290.00</text:p>
          </table:table-cell>
          <table:table-cell office:value-type="string" calcext:value-type="string">
            <text:p>J-10000107544</text:p>
          </table:table-cell>
          <table:table-cell office:value-type="string" calcext:value-type="string">
            <text:p>JLAWN-S-JST-25-2054/S INDIGO IMPRESSION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white-lawn-printed-2pc-stitched-jlawn-s-jst-25-2054-s-indigo-impression-2.html</text:p>
          </table:table-cell>
        </table:table-row>
        <table:table-row table:style-name="ro1">
          <table:table-cell office:value-type="string" calcext:value-type="string">
            <text:p>GREEN LAWN PRINTED 2PC STITCHED</text:p>
          </table:table-cell>
          <table:table-cell office:value-type="string" calcext:value-type="string">
            <text:p>PKR 5,290.00</text:p>
          </table:table-cell>
          <table:table-cell office:value-type="string" calcext:value-type="string">
            <text:p>J-10000107532</text:p>
          </table:table-cell>
          <table:table-cell office:value-type="string" calcext:value-type="string">
            <text:p>JLAWN-S-JST-25-2053/S INDIGO IMPRESSIO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printed-2pc-stitched-jlawn-s-jst-25-2053-s-indigo-impression.html</text:p>
          </table:table-cell>
        </table:table-row>
        <table:table-row table:style-name="ro1">
          <table:table-cell office:value-type="string" calcext:value-type="string">
            <text:p>BEIGE LAWN EMBROIDERED 3PC STITCHED</text:p>
          </table:table-cell>
          <table:table-cell office:value-type="string" calcext:value-type="string">
            <text:p>PKR 9,990.00</text:p>
          </table:table-cell>
          <table:table-cell office:value-type="string" calcext:value-type="string">
            <text:p>J-10000121236</text:p>
          </table:table-cell>
          <table:table-cell office:value-type="string" calcext:value-type="string">
            <text:p>JLAWN-S-25-143/S GARA GRACE-B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eige-lawn-embroidered-3pc-stitched-jlawn-s-25-143-s-gara-grace-b-4.html</text:p>
          </table:table-cell>
        </table:table-row>
        <table:table-row table:style-name="ro1">
          <table:table-cell office:value-type="string" calcext:value-type="string">
            <text:p>BLUE LAWN PRINTED 2PC STITCHED</text:p>
          </table:table-cell>
          <table:table-cell office:value-type="string" calcext:value-type="string">
            <text:p>PKR 5,290.00</text:p>
          </table:table-cell>
          <table:table-cell office:value-type="string" calcext:value-type="string">
            <text:p>J-10000107556</text:p>
          </table:table-cell>
          <table:table-cell office:value-type="string" calcext:value-type="string">
            <text:p>JLAWN-S-JST-25-2055/S INDIGO IMPRESSION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printed-2pc-stitched-jlawn-s-jst-25-2055-s-indigo-impression-3.html</text:p>
          </table:table-cell>
        </table:table-row>
        <table:table-row table:style-name="ro1">
          <table:table-cell office:value-type="string" calcext:value-type="string">
            <text:p>GREEN MAPLE SILK EMBROIDERED 2PC STITCHED</text:p>
          </table:table-cell>
          <table:table-cell office:value-type="string" calcext:value-type="string">
            <text:p>PKR 8,690.00</text:p>
          </table:table-cell>
          <table:table-cell office:value-type="string" calcext:value-type="string">
            <text:p>J-10000109122</text:p>
          </table:table-cell>
          <table:table-cell office:value-type="string" calcext:value-type="string">
            <text:p>JLAWN-S-JST-25-2061/S FLORAL-0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silk-embroidered-2pc-stitched-jlawn-s-jst-25-2061-s-floral-06.html</text:p>
          </table:table-cell>
        </table:table-row>
        <table:table-row table:style-name="ro1">
          <table:table-cell office:value-type="string" calcext:value-type="string">
            <text:p>CREAM LAWN EMBROIDERED 3PC STITCHED</text:p>
          </table:table-cell>
          <table:table-cell office:value-type="string" calcext:value-type="string">
            <text:p>PKR 8,990.00</text:p>
          </table:table-cell>
          <table:table-cell office:value-type="string" calcext:value-type="string">
            <text:p>J-10000114024</text:p>
          </table:table-cell>
          <table:table-cell office:value-type="string" calcext:value-type="string">
            <text:p>JLAWN-S-25-084/S ETRO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cream-lawn-embroidered-3pc-stitched-jlawn-s-25-084-s-etro-4.html</text:p>
          </table:table-cell>
        </table:table-row>
        <table:table-row table:style-name="ro1">
          <table:table-cell office:value-type="string" calcext:value-type="string">
            <text:p>PINK MAPLE SILK EMBROIDERED 2PC STITCHED</text:p>
          </table:table-cell>
          <table:table-cell office:value-type="string" calcext:value-type="string">
            <text:p>PKR 8,690.00</text:p>
          </table:table-cell>
          <table:table-cell office:value-type="string" calcext:value-type="string">
            <text:p>J-10000111903</text:p>
          </table:table-cell>
          <table:table-cell office:value-type="string" calcext:value-type="string">
            <text:p>JLAWN-S-JST-25-2062/S FLORAL-07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silk-embroidered-2pc-stitched-jlawn-s-jst-25-2062-s-floral-07.html</text:p>
          </table:table-cell>
        </table:table-row>
        <table:table-row table:style-name="ro1">
          <table:table-cell office:value-type="string" calcext:value-type="string">
            <text:p>CREAM LAWN EMBROIDERED 2PC STITCHED</text:p>
          </table:table-cell>
          <table:table-cell office:value-type="string" calcext:value-type="string">
            <text:p>PKR 6,690.00</text:p>
          </table:table-cell>
          <table:table-cell office:value-type="string" calcext:value-type="string">
            <text:p>J-10000120529</text:p>
          </table:table-cell>
          <table:table-cell office:value-type="string" calcext:value-type="string">
            <text:p>JLAWN-S-JST-25-2057/S MODERN GEOMETRY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cream-lawn-embroidered-2pc-stitched-jlawn-s-jst-25-2057-s-modern-geometry-1.html</text:p>
          </table:table-cell>
        </table:table-row>
        <table:table-row table:style-name="ro1">
          <table:table-cell office:value-type="string" calcext:value-type="string">
            <text:p>BLUE MAPLE SILK EMBROIDERED 2PC STITCHED</text:p>
          </table:table-cell>
          <table:table-cell office:value-type="string" calcext:value-type="string">
            <text:p>PKR 8,690.00</text:p>
          </table:table-cell>
          <table:table-cell office:value-type="string" calcext:value-type="string">
            <text:p>J-10000112073</text:p>
          </table:table-cell>
          <table:table-cell office:value-type="string" calcext:value-type="string">
            <text:p>JLAWN-S-JST-25-2060/S FB/FLORAL-0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silk-embroidered-2pc-stitched-jlawn-s-jst-25-2060-s-fb-floral-05.html</text:p>
          </table:table-cell>
        </table:table-row>
        <table:table-row table:style-name="ro1">
          <table:table-cell office:value-type="string" calcext:value-type="string">
            <text:p>OFF WHITE LAWN EMBROIDERED 2PC STITCHED</text:p>
          </table:table-cell>
          <table:table-cell office:value-type="string" calcext:value-type="string">
            <text:p>PKR 6,690.00</text:p>
          </table:table-cell>
          <table:table-cell office:value-type="string" calcext:value-type="string">
            <text:p>J-10000120541</text:p>
          </table:table-cell>
          <table:table-cell office:value-type="string" calcext:value-type="string">
            <text:p>JLAWN-S-JST-25-2059/S MODERN GEOMETRY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lawn-embroidered-2pc-stitched-jlawn-s-jst-25-2059-s-modern-geometry-3.html</text:p>
          </table:table-cell>
        </table:table-row>
        <table:table-row table:style-name="ro1">
          <table:table-cell office:value-type="string" calcext:value-type="string">
            <text:p>RED RAW SILK EMBROIDERED 3PC STITCHED</text:p>
          </table:table-cell>
          <table:table-cell office:value-type="string" calcext:value-type="string">
            <text:p>PKR 16,990.00</text:p>
          </table:table-cell>
          <table:table-cell office:value-type="string" calcext:value-type="string">
            <text:p>J-10000092915</text:p>
          </table:table-cell>
          <table:table-cell office:value-type="string" calcext:value-type="string">
            <text:p>JJPW-S-JPS-25-3905 FB/DANEEN-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red-raw-silk-embroidered-3pc-stitched-jjpw-s-jps-25-3905-fb-daneen-5.html</text:p>
          </table:table-cell>
        </table:table-row>
        <table:table-row table:style-name="ro1">
          <table:table-cell office:value-type="string" calcext:value-type="string">
            <text:p>BEIGE MAPLE SILK EMBROIDERED 2PC STITCHED</text:p>
          </table:table-cell>
          <table:table-cell office:value-type="string" calcext:value-type="string">
            <text:p>PKR 8,690.00</text:p>
          </table:table-cell>
          <table:table-cell office:value-type="string" calcext:value-type="string">
            <text:p>J-10000109967</text:p>
          </table:table-cell>
          <table:table-cell office:value-type="string" calcext:value-type="string">
            <text:p>JLAWN-S-JST-25-2063/S FLORAL-08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eige-silk-embroidered-2pc-stitched-jlawn-s-jst-25-2063-s-floral-08.html</text:p>
          </table:table-cell>
        </table:table-row>
        <table:table-row table:style-name="ro1">
          <table:table-cell office:value-type="string" calcext:value-type="string">
            <text:p>BEIGE LAWN PRINTED 2PC STITCHED</text:p>
          </table:table-cell>
          <table:table-cell office:value-type="string" calcext:value-type="string">
            <text:p>PKR 5,290.00</text:p>
          </table:table-cell>
          <table:table-cell office:value-type="string" calcext:value-type="string">
            <text:p>J-10000121218</text:p>
          </table:table-cell>
          <table:table-cell office:value-type="string" calcext:value-type="string">
            <text:p>JLAWN-S-JST-25-2056/S INDIGO IMPRESSIONS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eige-lawn-printed-2pc-stitched-jlawn-s-jst-25-2056-s-indigo-impressions-4.html</text:p>
          </table:table-cell>
        </table:table-row>
        <table:table-row table:style-name="ro1">
          <table:table-cell office:value-type="string" calcext:value-type="string">
            <text:p>OFF WHITE LAWN EMBROIDERED 2PC STITCHED</text:p>
          </table:table-cell>
          <table:table-cell office:value-type="string" calcext:value-type="string">
            <text:p>PKR 6,690.00</text:p>
          </table:table-cell>
          <table:table-cell office:value-type="string" calcext:value-type="string">
            <text:p>J-10000120535</text:p>
          </table:table-cell>
          <table:table-cell office:value-type="string" calcext:value-type="string">
            <text:p>JLAWN-S-JST-25-2058/S MODERN GEOMETRY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lawn-embroidered-2pc-stitched-jlawn-s-jst-25-2058-s-modern-geometry-2.html</text:p>
          </table:table-cell>
        </table:table-row>
        <table:table-row table:style-name="ro1">
          <table:table-cell office:value-type="string" calcext:value-type="string">
            <text:p>PINK RAW SILK EMBROIDERED 3PC STITCHED</text:p>
          </table:table-cell>
          <table:table-cell office:value-type="string" calcext:value-type="string">
            <text:p>PKR 22,990.00</text:p>
          </table:table-cell>
          <table:table-cell office:value-type="string" calcext:value-type="string">
            <text:p>J-10000092927</text:p>
          </table:table-cell>
          <table:table-cell office:value-type="string" calcext:value-type="string">
            <text:p>JJPW-S-JPS-25-3916 FB/INARA-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raw-silk-embroidered-3pc-stitched-jjpw-s-jps-25-3916-fb-inara-02.html</text:p>
          </table:table-cell>
        </table:table-row>
        <table:table-row table:style-name="ro1">
          <table:table-cell office:value-type="string" calcext:value-type="string">
            <text:p>BEIGE COTTON NET EMBROIDERED 3PC STITCHED</text:p>
          </table:table-cell>
          <table:table-cell office:value-type="string" calcext:value-type="string">
            <text:p>PKR 13,990.00</text:p>
          </table:table-cell>
          <table:table-cell office:value-type="string" calcext:value-type="string">
            <text:p>J-10000092921</text:p>
          </table:table-cell>
          <table:table-cell office:value-type="string" calcext:value-type="string">
            <text:p>JJPW-S-JPS-25-3912 FB/DANEEN-1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eige-khaddi-embroidered-3pc-stitched-jjpw-s-jps-25-3912-fb-daneen-12.html</text:p>
          </table:table-cell>
        </table:table-row>
        <table:table-row table:style-name="ro1">
          <table:table-cell office:value-type="string" calcext:value-type="string">
            <text:p>PINK COTTON NET EMBROIDERED 3PC STITCHED</text:p>
          </table:table-cell>
          <table:table-cell office:value-type="string" calcext:value-type="string">
            <text:p>PKR 13,990.00</text:p>
          </table:table-cell>
          <table:table-cell office:value-type="string" calcext:value-type="string">
            <text:p>J-10000088023</text:p>
          </table:table-cell>
          <table:table-cell office:value-type="string" calcext:value-type="string">
            <text:p>JJPW-S-JPS-25-3913 FB/DANEEN-1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khaddi-embroidered-3pc-stitched-jjpw-s-jps-25-3913-fb-daneen-13.html</text:p>
          </table:table-cell>
        </table:table-row>
        <table:table-row table:style-name="ro1">
          <table:table-cell office:value-type="string" calcext:value-type="string">
            <text:p>OFF WHITE RAW SILK EMBROIDERED 3PC STITCHED</text:p>
          </table:table-cell>
          <table:table-cell office:value-type="string" calcext:value-type="string">
            <text:p>PKR 14,990.00</text:p>
          </table:table-cell>
          <table:table-cell office:value-type="string" calcext:value-type="string">
            <text:p>J-10000098911</text:p>
          </table:table-cell>
          <table:table-cell office:value-type="string" calcext:value-type="string">
            <text:p>JJPW-S-JPS-25-3902 FB/DANEEN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raw-silk-embroidered-3pc-stitched-jjpw-s-jps-25-3902-fb-daneen-2.html</text:p>
          </table:table-cell>
        </table:table-row>
        <table:table-row table:style-name="ro1">
          <table:table-cell office:value-type="string" calcext:value-type="string">
            <text:p>BLUE LAWN PASTE PRINTED 3PC STITCHED</text:p>
          </table:table-cell>
          <table:table-cell office:value-type="string" calcext:value-type="string">
            <text:p>PKR 9,990.00</text:p>
          </table:table-cell>
          <table:table-cell office:value-type="string" calcext:value-type="string">
            <text:p>J-10000096927</text:p>
          </table:table-cell>
          <table:table-cell office:value-type="string" calcext:value-type="string">
            <text:p>JGK-S-JTP-25-612 FB/CHAMAK-0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paste-printed-3pc-stitched-jgk-s-jtp-25-612-fb-chamak-04.html</text:p>
          </table:table-cell>
        </table:table-row>
        <table:table-row table:style-name="ro1">
          <table:table-cell office:value-type="string" calcext:value-type="string">
            <text:p>OFF WHITE LAWN PASTE PRINTED 3PC STITCHED</text:p>
          </table:table-cell>
          <table:table-cell office:value-type="string" calcext:value-type="string">
            <text:p>PKR 11,990.00</text:p>
          </table:table-cell>
          <table:table-cell office:value-type="string" calcext:value-type="string">
            <text:p>J-10000094688</text:p>
          </table:table-cell>
          <table:table-cell office:value-type="string" calcext:value-type="string">
            <text:p>JGK-S-JTP-25-609 FB/CHAMAK-0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lawn-paste-printed-3pc-stitched-jgk-s-jtp-25-609-fb-chamak-01.html</text:p>
          </table:table-cell>
        </table:table-row>
        <table:table-row table:style-name="ro1">
          <table:table-cell office:value-type="string" calcext:value-type="string">
            <text:p>BLUE LAWN PASTE PRINTED 3PC STITCHED</text:p>
          </table:table-cell>
          <table:table-cell office:value-type="string" calcext:value-type="string">
            <text:p>PKR 11,990.00</text:p>
          </table:table-cell>
          <table:table-cell office:value-type="string" calcext:value-type="string">
            <text:p>J-10000095673</text:p>
          </table:table-cell>
          <table:table-cell office:value-type="string" calcext:value-type="string">
            <text:p>JGK-S-JTP-25-610 FB/CHAMAK-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paste-printed-3pc-stitched-jgk-s-jtp-25-610-fb-chamak-02.html</text:p>
          </table:table-cell>
        </table:table-row>
        <table:table-row table:style-name="ro1">
          <table:table-cell office:value-type="string" calcext:value-type="string">
            <text:p>PURPLE LAWN PASTE PRINTED 3PC STITCHED</text:p>
          </table:table-cell>
          <table:table-cell office:value-type="string" calcext:value-type="string">
            <text:p>PKR 9,990.00</text:p>
          </table:table-cell>
          <table:table-cell office:value-type="string" calcext:value-type="string">
            <text:p>J-10000096931</text:p>
          </table:table-cell>
          <table:table-cell office:value-type="string" calcext:value-type="string">
            <text:p>JGK-S-JTP-25-613 FB/CHAMAK-0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urple-lawn-paste-printed-3pc-stitched-jgk-s-jtp-25-613-fb-chamak-05.html</text:p>
          </table:table-cell>
        </table:table-row>
        <table:table-row table:style-name="ro1">
          <table:table-cell office:value-type="string" calcext:value-type="string">
            <text:p>BLACK LAWN PASTE PRINTED 3PC STITCHED</text:p>
          </table:table-cell>
          <table:table-cell office:value-type="string" calcext:value-type="string">
            <text:p>PKR 11,990.00</text:p>
          </table:table-cell>
          <table:table-cell office:value-type="string" calcext:value-type="string">
            <text:p>J-10000096923</text:p>
          </table:table-cell>
          <table:table-cell office:value-type="string" calcext:value-type="string">
            <text:p>JGK-S-JTP-25-611 FB/CHAMAK-0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lawn-paste-printed-3pc-stitched-jgk-s-jtp-25-611-fb-chamak-03.html</text:p>
          </table:table-cell>
        </table:table-row>
        <table:table-row table:style-name="ro1">
          <table:table-cell office:value-type="string" calcext:value-type="string">
            <text:p>GREEN DOBBY EMBROIDERED 3PC STITCHED</text:p>
          </table:table-cell>
          <table:table-cell office:value-type="string" calcext:value-type="string">
            <text:p>PKR 11,490.00</text:p>
          </table:table-cell>
          <table:table-cell office:value-type="string" calcext:value-type="string">
            <text:p>J-10000105095</text:p>
          </table:table-cell>
          <table:table-cell office:value-type="string" calcext:value-type="string">
            <text:p>JGK-S-JTP-25-615 FB/DHANAK-0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dobby-embroidered-3pc-stitched-jgk-s-jtp-25-615-fb-dhanak-05.html</text:p>
          </table:table-cell>
        </table:table-row>
        <table:table-row table:style-name="ro1">
          <table:table-cell office:value-type="string" calcext:value-type="string">
            <text:p>PEACH DOBBY EMBROIDERED 3PC STITCHED</text:p>
          </table:table-cell>
          <table:table-cell office:value-type="string" calcext:value-type="string">
            <text:p>PKR 10,990.00</text:p>
          </table:table-cell>
          <table:table-cell office:value-type="string" calcext:value-type="string">
            <text:p>J-10000105877</text:p>
          </table:table-cell>
          <table:table-cell office:value-type="string" calcext:value-type="string">
            <text:p>JGK-S-JTP-25-616 FB/DHANAK-0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each-dobby-embroidered-3pc-stitched-jgk-s-jtp-25-616-fb-dhanak-06.html</text:p>
          </table:table-cell>
        </table:table-row>
        <table:table-row table:style-name="ro1">
          <table:table-cell office:value-type="string" calcext:value-type="string">
            <text:p>OFF WHITE DOBBY EMBROIDERED 3PC STITCHED</text:p>
          </table:table-cell>
          <table:table-cell office:value-type="string" calcext:value-type="string">
            <text:p>PKR 12,490.00</text:p>
          </table:table-cell>
          <table:table-cell office:value-type="string" calcext:value-type="string">
            <text:p>J-10000097853</text:p>
          </table:table-cell>
          <table:table-cell office:value-type="string" calcext:value-type="string">
            <text:p>JGK-S-JTF-25-756 FB/RANG-E-ZARI-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dobby-embroidered-3pc-stitched-jgk-s-jtf-25-756-fb-rang-e-zari-6.html</text:p>
          </table:table-cell>
        </table:table-row>
        <table:table-row table:style-name="ro1">
          <table:table-cell office:value-type="string" calcext:value-type="string">
            <text:p>MUSTARD LAWN PASTE PRINTED 3PC STITCHED</text:p>
          </table:table-cell>
          <table:table-cell office:value-type="string" calcext:value-type="string">
            <text:p>PKR 9,990.00</text:p>
          </table:table-cell>
          <table:table-cell office:value-type="string" calcext:value-type="string">
            <text:p>J-10000097963</text:p>
          </table:table-cell>
          <table:table-cell office:value-type="string" calcext:value-type="string">
            <text:p>JGK-S-JTP-25-614 FB/CHAMAK-0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stard-lawn-paste-printed-3pc-stitched-jgk-s-jtp-25-614-fb-chamak-06.html</text:p>
          </table:table-cell>
        </table:table-row>
        <table:table-row table:style-name="ro1">
          <table:table-cell office:value-type="string" calcext:value-type="string">
            <text:p>PURPLE DOBBY EMBROIDERED 3PC STITCHED</text:p>
          </table:table-cell>
          <table:table-cell office:value-type="string" calcext:value-type="string">
            <text:p>PKR 11,490.00</text:p>
          </table:table-cell>
          <table:table-cell office:value-type="string" calcext:value-type="string">
            <text:p>J-10000105885</text:p>
          </table:table-cell>
          <table:table-cell office:value-type="string" calcext:value-type="string">
            <text:p>JGK-S-JTP-25-618 FB/DHANAK-08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urple-dobby-embroidered-3pc-stitched-jgk-s-jtp-25-618-fb-dhanak-08.html</text:p>
          </table:table-cell>
        </table:table-row>
        <table:table-row table:style-name="ro1">
          <table:table-cell office:value-type="string" calcext:value-type="string">
            <text:p>PINK DOBBY EMBROIDERED 3PC STITCHED</text:p>
          </table:table-cell>
          <table:table-cell office:value-type="string" calcext:value-type="string">
            <text:p>PKR 10,990.00</text:p>
          </table:table-cell>
          <table:table-cell office:value-type="string" calcext:value-type="string">
            <text:p>J-10000109979</text:p>
          </table:table-cell>
          <table:table-cell office:value-type="string" calcext:value-type="string">
            <text:p>JGK-S-JTP-25-617 FB/DHANAK-07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dobby-embroidered-3pc-stitched-jgk-s-jtp-25-617-fb-dhanak-07.html</text:p>
          </table:table-cell>
        </table:table-row>
        <table:table-row table:style-name="ro1">
          <table:table-cell office:value-type="string" calcext:value-type="string">
            <text:p>OFF WHITE DOBBY EMBELLISHED 2PC STITCHED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02863</text:p>
          </table:table-cell>
          <table:table-cell office:value-type="string" calcext:value-type="string">
            <text:p>JGK-S-JTST-25-429 FB/DELARA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dobby-embellished-2pc-stitched-jgk-s-jtst-25-429-fb-delara-1.html</text:p>
          </table:table-cell>
        </table:table-row>
        <table:table-row table:style-name="ro1">
          <table:table-cell office:value-type="string" calcext:value-type="string">
            <text:p>PURPLE DOBBY EMBELLISHED 2PC STITCHED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099202</text:p>
          </table:table-cell>
          <table:table-cell office:value-type="string" calcext:value-type="string">
            <text:p>JGK-S-JTST-25-431 FB/DELARA-0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urple-dobby-embellished-2pc-stitched-jgk-s-jtst-25-431-fb-delara-03.html</text:p>
          </table:table-cell>
        </table:table-row>
        <table:table-row table:style-name="ro1">
          <table:table-cell office:value-type="string" calcext:value-type="string">
            <text:p>GREEN DOBBY EMBELLISHED 2PC STITCHED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098879</text:p>
          </table:table-cell>
          <table:table-cell office:value-type="string" calcext:value-type="string">
            <text:p>JGK-S-JTST-25-430 FB/DELARA-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dobby-embellished-2pc-stitched-jgk-s-jtst-25-430-fb-delara-02.html</text:p>
          </table:table-cell>
        </table:table-row>
        <table:table-row table:style-name="ro1">
          <table:table-cell office:value-type="string" calcext:value-type="string">
            <text:p>BLUE LAWN PASTE PRINTED 2PC STITCHED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107353</text:p>
          </table:table-cell>
          <table:table-cell office:value-type="string" calcext:value-type="string">
            <text:p>JGK-S-JTST-25-435 FB/GOTTA KIRAN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paste-printed-2pc-stitched-jgk-s-jtst-25-435-fb-gotta-kiran-3.html</text:p>
          </table:table-cell>
        </table:table-row>
        <table:table-row table:style-name="ro1">
          <table:table-cell office:value-type="string" calcext:value-type="string">
            <text:p>MAROON LAWN PASTE PRINTED 2PC STITCHED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107349</text:p>
          </table:table-cell>
          <table:table-cell office:value-type="string" calcext:value-type="string">
            <text:p>JGK-S-JTST-25-434 FB/GOTTA KIRAN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aroon-lawn-paste-printed-2pc-stitched-jgk-s-jtst-25-434-fb-gotta-kiran-2.html</text:p>
          </table:table-cell>
        </table:table-row>
        <table:table-row table:style-name="ro1">
          <table:table-cell office:value-type="string" calcext:value-type="string">
            <text:p>BLUE DOBBY EMBELLISHED 2PC STITCHED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098883</text:p>
          </table:table-cell>
          <table:table-cell office:value-type="string" calcext:value-type="string">
            <text:p>JGK-S-JTST-25-432 FB/DELARA-0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dobby-embellished-2pc-stitched-jgk-s-jtst-25-432-fb-delara-04.html</text:p>
          </table:table-cell>
        </table:table-row>
        <table:table-row table:style-name="ro1">
          <table:table-cell office:value-type="string" calcext:value-type="string">
            <text:p>MULTICOLOR LAWN PRINTED 3PC STITCHED</text:p>
          </table:table-cell>
          <table:table-cell office:value-type="string" calcext:value-type="string">
            <text:p>PKR 6,590.00</text:p>
          </table:table-cell>
          <table:table-cell office:value-type="string" calcext:value-type="string">
            <text:p>J-10000121128</text:p>
          </table:table-cell>
          <table:table-cell office:value-type="string" calcext:value-type="string">
            <text:p>JGK-S-JGP-25-1549 FB/BLOCK GOLD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3pc-stitched-jgk-s-jgp-25-1549-fb-block-gold-1.html</text:p>
          </table:table-cell>
        </table:table-row>
        <table:table-row table:style-name="ro1">
          <table:table-cell office:value-type="string" calcext:value-type="string">
            <text:p>OFF WHITE LAWN EMBROIDERED 2PC STITCHED</text:p>
          </table:table-cell>
          <table:table-cell office:value-type="string" calcext:value-type="string">
            <text:p>PKR 10,990.00</text:p>
          </table:table-cell>
          <table:table-cell office:value-type="string" calcext:value-type="string">
            <text:p>J-10000114150</text:p>
          </table:table-cell>
          <table:table-cell office:value-type="string" calcext:value-type="string">
            <text:p>JGK-S-JTST-25-437 FB/ZARI GUL-0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lawn-embroidered-2pc-stitched-jgk-s-jtst-25-437-fb-zari-gul-01.html</text:p>
          </table:table-cell>
        </table:table-row>
        <table:table-row table:style-name="ro1">
          <table:table-cell office:value-type="string" calcext:value-type="string">
            <text:p>MULTICOLOR LAWN PRINTED 3PC STITCHED</text:p>
          </table:table-cell>
          <table:table-cell office:value-type="string" calcext:value-type="string">
            <text:p>PKR 6,890.00</text:p>
          </table:table-cell>
          <table:table-cell office:value-type="string" calcext:value-type="string">
            <text:p>J-10000121136</text:p>
          </table:table-cell>
          <table:table-cell office:value-type="string" calcext:value-type="string">
            <text:p>JGK-S-JGP-25-1551 FB/BLOCK GOLD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3pc-stitched-jgk-s-jgp-25-1551-fb-block-gold-3.html</text:p>
          </table:table-cell>
        </table:table-row>
        <table:table-row table:style-name="ro1">
          <table:table-cell office:value-type="string" calcext:value-type="string">
            <text:p>GREEN LAWN EMBROIDERED KURTI</text:p>
          </table:table-cell>
          <table:table-cell office:value-type="string" calcext:value-type="string">
            <text:p>PKR 4,690.00</text:p>
          </table:table-cell>
          <table:table-cell office:value-type="string" calcext:value-type="string">
            <text:p>J-10000119164</text:p>
          </table:table-cell>
          <table:table-cell office:value-type="string" calcext:value-type="string">
            <text:p>JYGK-S-JTS-25-4049 FB/MUQAISH-0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embroidered-kurti-jygk-s-jts-25-4049-fb-muqaish-04.html</text:p>
          </table:table-cell>
        </table:table-row>
        <table:table-row table:style-name="ro1">
          <table:table-cell office:value-type="string" calcext:value-type="string">
            <text:p>OFF WHITE COTTON SILK EMBROIDERED 3PC STITCHED</text:p>
          </table:table-cell>
          <table:table-cell office:value-type="string" calcext:value-type="string">
            <text:p>PKR 4,590.00</text:p>
          </table:table-cell>
          <table:table-cell office:value-type="string" calcext:value-type="string">
            <text:p>J-10000092499</text:p>
          </table:table-cell>
          <table:table-cell office:value-type="string" calcext:value-type="string">
            <text:p>JGK-S-JIF-25-1702 FB/IRIS-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cotton-silk-embroidered-3pc-stitched-jgk-s-jif-25-1702-fb-iris-02.html</text:p>
          </table:table-cell>
        </table:table-row>
        <table:table-row table:style-name="ro1">
          <table:table-cell office:value-type="string" calcext:value-type="string">
            <text:p>MAGENTA COTTON SILK EMBROIDERED 3PC STITCHED</text:p>
          </table:table-cell>
          <table:table-cell office:value-type="string" calcext:value-type="string">
            <text:p>PKR 4,590.00</text:p>
          </table:table-cell>
          <table:table-cell office:value-type="string" calcext:value-type="string">
            <text:p>J-10000092504</text:p>
          </table:table-cell>
          <table:table-cell office:value-type="string" calcext:value-type="string">
            <text:p>JGK-S-JIF-25-1705 FB/IRIS-0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agenta-cotton-silk-embroidered-3pc-stitched-jgk-s-jif-25-1705-fb-iris-05.html</text:p>
          </table:table-cell>
        </table:table-row>
        <table:table-row table:style-name="ro1">
          <table:table-cell office:value-type="string" calcext:value-type="string">
            <text:p>SKY BLUE LAWN PRINTED 3PC STITCHED</text:p>
          </table:table-cell>
          <table:table-cell office:value-type="string" calcext:value-type="string">
            <text:p>PKR 6,590.00</text:p>
          </table:table-cell>
          <table:table-cell office:value-type="string" calcext:value-type="string">
            <text:p>J-10000121144</text:p>
          </table:table-cell>
          <table:table-cell office:value-type="string" calcext:value-type="string">
            <text:p>JGK-S-JGP-25-1553 FB/BLOCK GOLD-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sky-blue-lawn-printed-3pc-stitched-jgk-s-jgp-25-1553-fb-block-gold-5.html</text:p>
          </table:table-cell>
        </table:table-row>
        <table:table-row table:style-name="ro1">
          <table:table-cell office:value-type="string" calcext:value-type="string">
            <text:p>GREEN COTTON SILK EMBROIDERED 3PC STITCHED</text:p>
          </table:table-cell>
          <table:table-cell office:value-type="string" calcext:value-type="string">
            <text:p>PKR 4,890.00</text:p>
          </table:table-cell>
          <table:table-cell office:value-type="string" calcext:value-type="string">
            <text:p>J-10000092509</text:p>
          </table:table-cell>
          <table:table-cell office:value-type="string" calcext:value-type="string">
            <text:p>JGK-S-JIF-25-1708 FB/IRIS-08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cotton-silk-embroidered-3pc-stitched-jgk-s-jif-25-1708-fb-iris-08.html</text:p>
          </table:table-cell>
        </table:table-row>
        <table:table-row table:style-name="ro1">
          <table:table-cell office:value-type="string" calcext:value-type="string">
            <text:p>RED COTTON SILK EMBROIDERED 3PC STITCHED</text:p>
          </table:table-cell>
          <table:table-cell office:value-type="string" calcext:value-type="string">
            <text:p>PKR 4,590.00</text:p>
          </table:table-cell>
          <table:table-cell office:value-type="string" calcext:value-type="string">
            <text:p>J-10000097810</text:p>
          </table:table-cell>
          <table:table-cell office:value-type="string" calcext:value-type="string">
            <text:p>JGK-S-JIF-25-1707 FB/IRIS-07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red-cotton-silk-embroidered-3pc-stitched-jgk-s-jif-25-1707-fb-iris-07.html</text:p>
          </table:table-cell>
        </table:table-row>
        <table:table-row table:style-name="ro1">
          <table:table-cell office:value-type="string" calcext:value-type="string">
            <text:p>PINK COTTON SILK EMBROIDERED 3PC STITCHED</text:p>
          </table:table-cell>
          <table:table-cell office:value-type="string" calcext:value-type="string">
            <text:p>PKR 4,590.00</text:p>
          </table:table-cell>
          <table:table-cell office:value-type="string" calcext:value-type="string">
            <text:p>J-10000097805</text:p>
          </table:table-cell>
          <table:table-cell office:value-type="string" calcext:value-type="string">
            <text:p>JGK-S-JIF-25-1704 FB/IRIS-0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cotton-silk-embroidered-3pc-stitched-jgk-s-jif-25-1704-fb-iris-04.html</text:p>
          </table:table-cell>
        </table:table-row>
        <table:table-row table:style-name="ro1">
          <table:table-cell office:value-type="string" calcext:value-type="string">
            <text:p>PINK LAWN PRINTED 3PC STITCHED</text:p>
          </table:table-cell>
          <table:table-cell office:value-type="string" calcext:value-type="string">
            <text:p>PKR 6,590.00</text:p>
          </table:table-cell>
          <table:table-cell office:value-type="string" calcext:value-type="string">
            <text:p>J-10000123528</text:p>
          </table:table-cell>
          <table:table-cell office:value-type="string" calcext:value-type="string">
            <text:p>JGK-S-JGP-25-1550 FB/BLOCK GOLD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lawn-printed-3pc-stitched-jgk-s-jgp-25-1550-fb-block-gold-2.html</text:p>
          </table:table-cell>
        </table:table-row>
        <table:table-row table:style-name="ro1">
          <table:table-cell office:value-type="string" calcext:value-type="string">
            <text:p>GREEN SILK EMBROIDERED 3PC STITCHED</text:p>
          </table:table-cell>
          <table:table-cell office:value-type="string" calcext:value-type="string">
            <text:p>PKR 4,590.00</text:p>
          </table:table-cell>
          <table:table-cell office:value-type="string" calcext:value-type="string">
            <text:p>J-10000095743</text:p>
          </table:table-cell>
          <table:table-cell office:value-type="string" calcext:value-type="string">
            <text:p>JGK-S-JIF-25-1703 FB/IRIS-0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silk-embroidered-3pc-stitched-jgk-s-jif-25-1703-fb-iris-03.html</text:p>
          </table:table-cell>
        </table:table-row>
        <table:table-row table:style-name="ro1">
          <table:table-cell office:value-type="string" calcext:value-type="string">
            <text:p>CHROME COTTON SILK EMBROIDERED 3PC STITCHED</text:p>
          </table:table-cell>
          <table:table-cell office:value-type="string" calcext:value-type="string">
            <text:p>PKR 4,590.00</text:p>
          </table:table-cell>
          <table:table-cell office:value-type="string" calcext:value-type="string">
            <text:p>J-10000092494</text:p>
          </table:table-cell>
          <table:table-cell office:value-type="string" calcext:value-type="string">
            <text:p>JGK-S-JIF-25-1701 FB/IRIS-0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chrome-cotton-silk-embroidered-3pc-stitched-jgk-s-jif-25-1701-fb-iris-01.html</text:p>
          </table:table-cell>
        </table:table-row>
        <table:table-row table:style-name="ro1">
          <table:table-cell office:value-type="string" calcext:value-type="string">
            <text:p>RED TEXTURED EMBROIDERED KURTI</text:p>
          </table:table-cell>
          <table:table-cell office:value-type="string" calcext:value-type="string">
            <text:p>PKR 4,990.00</text:p>
          </table:table-cell>
          <table:table-cell office:value-type="string" calcext:value-type="string">
            <text:p>J-10000105128</text:p>
          </table:table-cell>
          <table:table-cell office:value-type="string" calcext:value-type="string">
            <text:p>JYGK-S-JTS-25-4036 FB/DASTAAN-0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red-textured-embroidered-kurti-jygk-s-jts-25-4036-fb-dastaan-03.html</text:p>
          </table:table-cell>
        </table:table-row>
        <table:table-row table:style-name="ro1">
          <table:table-cell office:value-type="string" calcext:value-type="string">
            <text:p>PINK COTTON SILK EMBROIDERED 3PC STITCHED</text:p>
          </table:table-cell>
          <table:table-cell office:value-type="string" calcext:value-type="string">
            <text:p>PKR 4,590.00</text:p>
          </table:table-cell>
          <table:table-cell office:value-type="string" calcext:value-type="string">
            <text:p>J-10000092514</text:p>
          </table:table-cell>
          <table:table-cell office:value-type="string" calcext:value-type="string">
            <text:p>JGK-S-JIF-25-1709 FB/IRIS-09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cotton-silk-embroidered-3pc-stitched-jgk-s-jif-25-1709-fb-iris-09.html</text:p>
          </table:table-cell>
        </table:table-row>
        <table:table-row table:style-name="ro1">
          <table:table-cell office:value-type="string" calcext:value-type="string">
            <text:p>BLUE TEXTURED EMBROIDERED KURTI</text:p>
          </table:table-cell>
          <table:table-cell office:value-type="string" calcext:value-type="string">
            <text:p>PKR 5,990.00</text:p>
          </table:table-cell>
          <table:table-cell office:value-type="string" calcext:value-type="string">
            <text:p>J-10000105893</text:p>
          </table:table-cell>
          <table:table-cell office:value-type="string" calcext:value-type="string">
            <text:p>JYGK-S-JTS-25-4038 FB/DASTAAN-0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textured-embroidered-kurti-jygk-s-jts-25-4038-fb-dastaan-05.html</text:p>
          </table:table-cell>
        </table:table-row>
        <table:table-row table:style-name="ro1">
          <table:table-cell office:value-type="string" calcext:value-type="string">
            <text:p>PEACH COTTON SILK EMBROIDERED 3PC STITCHED</text:p>
          </table:table-cell>
          <table:table-cell office:value-type="string" calcext:value-type="string">
            <text:p>PKR 4,590.00</text:p>
          </table:table-cell>
          <table:table-cell office:value-type="string" calcext:value-type="string">
            <text:p>J-10000097820</text:p>
          </table:table-cell>
          <table:table-cell office:value-type="string" calcext:value-type="string">
            <text:p>JGK-S-JIF-25-1712 FB/IRIS-1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each-cotton-silk-embroidered-3pc-stitched-jgk-s-jif-25-1712-fb-iris-12.html</text:p>
          </table:table-cell>
        </table:table-row>
        <table:table-row table:style-name="ro1">
          <table:table-cell office:value-type="string" calcext:value-type="string">
            <text:p>GREEN TEXTURED EMBROIDERED KURTI</text:p>
          </table:table-cell>
          <table:table-cell office:value-type="string" calcext:value-type="string">
            <text:p>PKR 4,990.00</text:p>
          </table:table-cell>
          <table:table-cell office:value-type="string" calcext:value-type="string">
            <text:p>J-10000101506</text:p>
          </table:table-cell>
          <table:table-cell office:value-type="string" calcext:value-type="string">
            <text:p>JYGK-S-JTS-25-4035 FB/DASTAAN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textured-embroidered-kurti-jygk-s-jts-25-4035-fb-dastaan-2.html</text:p>
          </table:table-cell>
        </table:table-row>
        <table:table-row table:style-name="ro1">
          <table:table-cell office:value-type="string" calcext:value-type="string">
            <text:p>OCHER LAWN EMBROIDERED 3PC STITCHED</text:p>
          </table:table-cell>
          <table:table-cell office:value-type="string" calcext:value-type="string">
            <text:p>PKR 7,690.00</text:p>
          </table:table-cell>
          <table:table-cell office:value-type="string" calcext:value-type="string">
            <text:p>J-10000092596</text:p>
          </table:table-cell>
          <table:table-cell office:value-type="string" calcext:value-type="string">
            <text:p>JGKL-S-JGF-25-1905 FB/SHIREEN-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cher-lawn-embroidered-3pc-stitched-jgkl-s-jgf-25-1905-fb-shireen-5.html</text:p>
          </table:table-cell>
        </table:table-row>
        <table:table-row table:style-name="ro1">
          <table:table-cell office:value-type="string" calcext:value-type="string">
            <text:p>PINK COTTON SILK EMBROIDERED 3PC STITCHED</text:p>
          </table:table-cell>
          <table:table-cell office:value-type="string" calcext:value-type="string">
            <text:p>PKR 9,290.00</text:p>
          </table:table-cell>
          <table:table-cell office:value-type="string" calcext:value-type="string">
            <text:p>J-10000087973</text:p>
          </table:table-cell>
          <table:table-cell office:value-type="string" calcext:value-type="string">
            <text:p>JGKL-S-JGF-25-1901 FB/SHIREEN-0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cotton-silk-embroidered-3pc-stitched-jgkl-s-jgf-25-1901-fb-shireen-01.html</text:p>
          </table:table-cell>
        </table:table-row>
        <table:table-row table:style-name="ro1">
          <table:table-cell office:value-type="string" calcext:value-type="string">
            <text:p>PINK LAWN EMBROIDERED 3PC STITCHED</text:p>
          </table:table-cell>
          <table:table-cell office:value-type="string" calcext:value-type="string">
            <text:p>PKR 8,890.00</text:p>
          </table:table-cell>
          <table:table-cell office:value-type="string" calcext:value-type="string">
            <text:p>J-10000092588</text:p>
          </table:table-cell>
          <table:table-cell office:value-type="string" calcext:value-type="string">
            <text:p>JGKL-S-JGF-25-1902 FB/SHIREEN-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lawn-embroidered-3pc-stitched-jgkl-s-jgf-25-1902-fb-shireen-02.html</text:p>
          </table:table-cell>
        </table:table-row>
        <table:table-row table:style-name="ro1">
          <table:table-cell office:value-type="string" calcext:value-type="string">
            <text:p>PINK ZARI TAAR EMBROIDERED 3PC STITCHED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092612</text:p>
          </table:table-cell>
          <table:table-cell office:value-type="string" calcext:value-type="string">
            <text:p>JGKL-S-JGF-25-1907 FB/SHIREEN-07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zari-taar-embroidered-3pc-stitched-jgkl-s-jgf-25-1907-fb-shireen-07.html</text:p>
          </table:table-cell>
        </table:table-row>
        <table:table-row table:style-name="ro1">
          <table:table-cell office:value-type="string" calcext:value-type="string">
            <text:p>BEIGE ZARI EMBROIDERED 3PC STITCHED</text:p>
          </table:table-cell>
          <table:table-cell office:value-type="string" calcext:value-type="string">
            <text:p>PKR 7,690.00</text:p>
          </table:table-cell>
          <table:table-cell office:value-type="string" calcext:value-type="string">
            <text:p>J-10000097833</text:p>
          </table:table-cell>
          <table:table-cell office:value-type="string" calcext:value-type="string">
            <text:p>JGKL-S-JGF-25-1909 FB/SHIREEN-09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eige-zari-embroidered-3pc-stitched-jgkl-s-jgf-25-1909-fb-shireen-09.html</text:p>
          </table:table-cell>
        </table:table-row>
        <table:table-row table:style-name="ro1">
          <table:table-cell office:value-type="string" calcext:value-type="string">
            <text:p>GREEN COTTON LAWN EMBROIDERED 3PC STITCHED</text:p>
          </table:table-cell>
          <table:table-cell office:value-type="string" calcext:value-type="string">
            <text:p>PKR 9,590.00</text:p>
          </table:table-cell>
          <table:table-cell office:value-type="string" calcext:value-type="string">
            <text:p>J-10000097825</text:p>
          </table:table-cell>
          <table:table-cell office:value-type="string" calcext:value-type="string">
            <text:p>JGKL-S-JGF-25-1903 FB/SHIREEN-0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cotton-lawn-embroidered-3pc-stitched-jgkl-s-jgf-25-1903-fb-shireen-03.html</text:p>
          </table:table-cell>
        </table:table-row>
        <table:table-row table:style-name="ro1">
          <table:table-cell office:value-type="string" calcext:value-type="string">
            <text:p>GREEN ZARI TAAR EMBROIDERED 3PC STITCHED</text:p>
          </table:table-cell>
          <table:table-cell office:value-type="string" calcext:value-type="string">
            <text:p>PKR 7,690.00</text:p>
          </table:table-cell>
          <table:table-cell office:value-type="string" calcext:value-type="string">
            <text:p>J-10000092620</text:p>
          </table:table-cell>
          <table:table-cell office:value-type="string" calcext:value-type="string">
            <text:p>JGKL-S-JGF-25-1908 FB/SHIREEN-8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zari-taar-embroidered-3pc-stitched-jgkl-s-jgf-25-1908-fb-shireen-8.html</text:p>
          </table:table-cell>
        </table:table-row>
        <table:table-row table:style-name="ro1">
          <table:table-cell office:value-type="string" calcext:value-type="string">
            <text:p>BEIGE LAWN FOIL PRINTED 3PC STITCHED</text:p>
          </table:table-cell>
          <table:table-cell office:value-type="string" calcext:value-type="string">
            <text:p>PKR 6,590.00</text:p>
          </table:table-cell>
          <table:table-cell office:value-type="string" calcext:value-type="string">
            <text:p>J-10000099164</text:p>
          </table:table-cell>
          <table:table-cell office:value-type="string" calcext:value-type="string">
            <text:p>JGK-S-JGP-25-1555 FB/FASTIVE FOIL-0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eige-lawn-foil-printed-3pc-stitched-jgk-s-jgp-25-1555-fb-fastive-foil-01.html</text:p>
          </table:table-cell>
        </table:table-row>
        <table:table-row table:style-name="ro1">
          <table:table-cell office:value-type="string" calcext:value-type="string">
            <text:p>MAROON LAWN EMBROIDERED 3PC STITCHED</text:p>
          </table:table-cell>
          <table:table-cell office:value-type="string" calcext:value-type="string">
            <text:p>PKR 8,290.00</text:p>
          </table:table-cell>
          <table:table-cell office:value-type="string" calcext:value-type="string">
            <text:p>J-10000092604</text:p>
          </table:table-cell>
          <table:table-cell office:value-type="string" calcext:value-type="string">
            <text:p>JGKL-S-JGF-25-1906 FB/SHIREEN-0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aroon-lawn-embroidered-3pc-stitched-jgkl-s-jgf-25-1906-fb-shireen-06.html</text:p>
          </table:table-cell>
        </table:table-row>
        <table:table-row table:style-name="ro1">
          <table:table-cell office:value-type="string" calcext:value-type="string">
            <text:p>GREEN LAWN FOIL PRINTED 3PC STITCHED</text:p>
          </table:table-cell>
          <table:table-cell office:value-type="string" calcext:value-type="string">
            <text:p>PKR 6,590.00</text:p>
          </table:table-cell>
          <table:table-cell office:value-type="string" calcext:value-type="string">
            <text:p>J-10000101482</text:p>
          </table:table-cell>
          <table:table-cell office:value-type="string" calcext:value-type="string">
            <text:p>JGK-S-JGP-25-1556 FB/FESTIVE FOIL-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foil-printed-3pc-stitched-jgk-s-jgp-25-1556-fb-festive-foil-02.html</text:p>
          </table:table-cell>
        </table:table-row>
        <table:table-row table:style-name="ro1">
          <table:table-cell office:value-type="string" calcext:value-type="string">
            <text:p>MAROON LAWN FOIL PRINTED 3PC STITCHED</text:p>
          </table:table-cell>
          <table:table-cell office:value-type="string" calcext:value-type="string">
            <text:p>PKR 6,590.00</text:p>
          </table:table-cell>
          <table:table-cell office:value-type="string" calcext:value-type="string">
            <text:p>J-10000101490</text:p>
          </table:table-cell>
          <table:table-cell office:value-type="string" calcext:value-type="string">
            <text:p>JGK-S-JGP-25-1558 FB/FESTIVE FOIL-0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aroon-lawn-foil-printed-3pc-stitched-jgk-s-jgp-25-1558-fb-festive-foil-04.html</text:p>
          </table:table-cell>
        </table:table-row>
        <table:table-row table:style-name="ro1">
          <table:table-cell office:value-type="string" calcext:value-type="string">
            <text:p>BLUE LAWN FOIL PRINTED 3PC STITCHED</text:p>
          </table:table-cell>
          <table:table-cell office:value-type="string" calcext:value-type="string">
            <text:p>PKR 6,590.00</text:p>
          </table:table-cell>
          <table:table-cell office:value-type="string" calcext:value-type="string">
            <text:p>J-10000099172</text:p>
          </table:table-cell>
          <table:table-cell office:value-type="string" calcext:value-type="string">
            <text:p>JGK-S-JGP-25-1557 FB/FASTIVE FOIL-0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foil-printed-3pc-stitched-jgk-s-jgp-25-1557-fb-fastive-foil-03.html</text:p>
          </table:table-cell>
        </table:table-row>
        <table:table-row table:style-name="ro1">
          <table:table-cell office:value-type="string" calcext:value-type="string">
            <text:p>BLUE LAWN FOIL PRINTED 3PC STITCHED</text:p>
          </table:table-cell>
          <table:table-cell office:value-type="string" calcext:value-type="string">
            <text:p>PKR 7,690.00</text:p>
          </table:table-cell>
          <table:table-cell office:value-type="string" calcext:value-type="string">
            <text:p>J-10000102867</text:p>
          </table:table-cell>
          <table:table-cell office:value-type="string" calcext:value-type="string">
            <text:p>JGK-S-JGP-25-1559 FB/FESTIVE FOIL-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foil-printed-3pc-stitched-jgk-s-jgp-25-1559-fb-festive-foil-5.html</text:p>
          </table:table-cell>
        </table:table-row>
        <table:table-row table:style-name="ro1">
          <table:table-cell office:value-type="string" calcext:value-type="string">
            <text:p>BROWN LAWN FOIL PRINTED 3PC STITCHED</text:p>
          </table:table-cell>
          <table:table-cell office:value-type="string" calcext:value-type="string">
            <text:p>PKR 6,290.00</text:p>
          </table:table-cell>
          <table:table-cell office:value-type="string" calcext:value-type="string">
            <text:p>J-10000101498</text:p>
          </table:table-cell>
          <table:table-cell office:value-type="string" calcext:value-type="string">
            <text:p>JGK-S-JGP-25-1560 FB/FESTIVE FOIL-0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rown-lawn-foil-printed-3pc-stitched-jgk-s-jgp-25-1560-fb-festive-foil-06.html</text:p>
          </table:table-cell>
        </table:table-row>
        <table:table-row table:style-name="ro1">
          <table:table-cell office:value-type="string" calcext:value-type="string">
            <text:p>MAROON LUREX LAWN EMBROIDERED 3PC STITCHED</text:p>
          </table:table-cell>
          <table:table-cell office:value-type="string" calcext:value-type="string">
            <text:p>PKR 8,790.00</text:p>
          </table:table-cell>
          <table:table-cell office:value-type="string" calcext:value-type="string">
            <text:p>J-10000103050</text:p>
          </table:table-cell>
          <table:table-cell office:value-type="string" calcext:value-type="string">
            <text:p>JGKL-S-JGF-25-1910 FB/SHIREEN-10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aroon-embroidered-3pc-stitched-jgkl-s-jgf-25-1910-fb-shireen-10.html</text:p>
          </table:table-cell>
        </table:table-row>
        <table:table-row table:style-name="ro1">
          <table:table-cell office:value-type="string" calcext:value-type="string">
            <text:p>PINK DOBBY EMBROIDERED 3PC STITCHED</text:p>
          </table:table-cell>
          <table:table-cell office:value-type="string" calcext:value-type="string">
            <text:p>PKR 5,790.00</text:p>
          </table:table-cell>
          <table:table-cell office:value-type="string" calcext:value-type="string">
            <text:p>J-10000114523</text:p>
          </table:table-cell>
          <table:table-cell office:value-type="string" calcext:value-type="string">
            <text:p>JGK-S-JGP-25-1562 FB/ETHNIC ADORN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dobby-embroidered-3pc-stitched-jgk-s-jgp-25-1562-fb-ethnic-adorn-2.html</text:p>
          </table:table-cell>
        </table:table-row>
        <table:table-row table:style-name="ro1">
          <table:table-cell office:value-type="string" calcext:value-type="string">
            <text:p>GREY DOBBY EMBROIDERED 3PC STITCHED</text:p>
          </table:table-cell>
          <table:table-cell office:value-type="string" calcext:value-type="string">
            <text:p>PKR 5,490.00</text:p>
          </table:table-cell>
          <table:table-cell office:value-type="string" calcext:value-type="string">
            <text:p>J-10000111925</text:p>
          </table:table-cell>
          <table:table-cell office:value-type="string" calcext:value-type="string">
            <text:p>JGK-S-JGP-25-1564 FB/ETHNIC ADORN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y-dobby-embroidered-3pc-stitched-jgk-s-jgp-25-1564-fb-ethnic-adorn-4.html</text:p>
          </table:table-cell>
        </table:table-row>
        <table:table-row table:style-name="ro1">
          <table:table-cell office:value-type="string" calcext:value-type="string">
            <text:p>MUSTARD LAWN EMBROIDERED 3PC STITCHED</text:p>
          </table:table-cell>
          <table:table-cell office:value-type="string" calcext:value-type="string">
            <text:p>PKR 4,690.00</text:p>
          </table:table-cell>
          <table:table-cell office:value-type="string" calcext:value-type="string">
            <text:p>J-10000111941</text:p>
          </table:table-cell>
          <table:table-cell office:value-type="string" calcext:value-type="string">
            <text:p>JGK-S-JGP-25-1568 FB/ZARI-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stard-lawn-embroidered-3pc-stitched-jgk-s-jgp-25-1568-fb-zari-6.html</text:p>
          </table:table-cell>
        </table:table-row>
        <table:table-row table:style-name="ro1">
          <table:table-cell office:value-type="string" calcext:value-type="string">
            <text:p>TEAL LUREX LAWN EMBROIDERED 3PC STITCHED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03066</text:p>
          </table:table-cell>
          <table:table-cell office:value-type="string" calcext:value-type="string">
            <text:p>JGKL-S-JGF-25-1912 FB/SHIREEN-1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teal-embroidered-3pc-stitched-jgkl-s-jgf-25-1912-fb-shireen-12.html</text:p>
          </table:table-cell>
        </table:table-row>
        <table:table-row table:style-name="ro1">
          <table:table-cell office:value-type="string" calcext:value-type="string">
            <text:p>BLUE DOBBY EMBROIDERED 3PC STITCHED</text:p>
          </table:table-cell>
          <table:table-cell office:value-type="string" calcext:value-type="string">
            <text:p>PKR 5,490.00</text:p>
          </table:table-cell>
          <table:table-cell office:value-type="string" calcext:value-type="string">
            <text:p>J-10000114507</text:p>
          </table:table-cell>
          <table:table-cell office:value-type="string" calcext:value-type="string">
            <text:p>JGK-S-JGP-25-1561 FB/ETHNIC ADORN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dobby-embroidered-3pc-stitched-jgk-s-jgp-25-1561-fb-ethnic-adorn-1.html</text:p>
          </table:table-cell>
        </table:table-row>
        <table:table-row table:style-name="ro1">
          <table:table-cell office:value-type="string" calcext:value-type="string">
            <text:p>MAROON LAWN EMBROIDERED 3PC STITCHED</text:p>
          </table:table-cell>
          <table:table-cell office:value-type="string" calcext:value-type="string">
            <text:p>PKR 5,690.00</text:p>
          </table:table-cell>
          <table:table-cell office:value-type="string" calcext:value-type="string">
            <text:p>J-10000108916</text:p>
          </table:table-cell>
          <table:table-cell office:value-type="string" calcext:value-type="string">
            <text:p>JGK-S-JGP-25-1571 FB/ZARI-9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aroon-lawn-embroidered-3pc-stitched-jgk-s-jgp-25-1571-fb-zari-9.html</text:p>
          </table:table-cell>
        </table:table-row>
        <table:table-row table:style-name="ro1">
          <table:table-cell office:value-type="string" calcext:value-type="string">
            <text:p>GREEN LAWN EMBROIDERED 3PC STITCHED</text:p>
          </table:table-cell>
          <table:table-cell office:value-type="string" calcext:value-type="string">
            <text:p>PKR 4,690.00</text:p>
          </table:table-cell>
          <table:table-cell office:value-type="string" calcext:value-type="string">
            <text:p>J-10000108884</text:p>
          </table:table-cell>
          <table:table-cell office:value-type="string" calcext:value-type="string">
            <text:p>JGK-S-JGP-25-1567 FB/ZARI-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embroidered-3pc-stitched-jgk-s-jgp-25-1567-fb-zari-5.html</text:p>
          </table:table-cell>
        </table:table-row>
        <table:table-row table:style-name="ro1">
          <table:table-cell office:value-type="string" calcext:value-type="string">
            <text:p>DARK GREEN COTTON KURTA TROUSER</text:p>
          </table:table-cell>
          <table:table-cell office:value-type="string" calcext:value-type="string">
            <text:p>PKR 8,990.00</text:p>
          </table:table-cell>
          <table:table-cell office:value-type="string" calcext:value-type="string">
            <text:p>J-10000129514</text:p>
          </table:table-cell>
          <table:table-cell office:value-type="string" calcext:value-type="string">
            <text:p>JJKP-A-33351/S25/JJ9754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dark-green-cotton-kurta-trouser-jjkp-a-33351-s25-jj9754-sf.html</text:p>
          </table:table-cell>
        </table:table-row>
        <table:table-row table:style-name="ro1">
          <table:table-cell office:value-type="string" calcext:value-type="string">
            <text:p>SILVER GREY COTTON KURTA TROUSER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129526</text:p>
          </table:table-cell>
          <table:table-cell office:value-type="string" calcext:value-type="string">
            <text:p>JJKP-A-33358/S25/JJ9758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silver-grey-cotton-kurta-trouser-jjkp-a-33358-s25-jj9758-cl.html</text:p>
          </table:table-cell>
        </table:table-row>
        <table:table-row table:style-name="ro1">
          <table:table-cell office:value-type="string" calcext:value-type="string">
            <text:p>GREY COTTON KURTA TROUSER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129520</text:p>
          </table:table-cell>
          <table:table-cell office:value-type="string" calcext:value-type="string">
            <text:p>JJKP-A-33356/S25/JJ9758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y-cotton-kurta-trouser-jjkp-a-33356-s25-jj9758-cl.html</text:p>
          </table:table-cell>
        </table:table-row>
        <table:table-row table:style-name="ro1">
          <table:table-cell office:value-type="string" calcext:value-type="string">
            <text:p>CREAM BLENDED KURTA TROUSER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33497</text:p>
          </table:table-cell>
          <table:table-cell office:value-type="string" calcext:value-type="string">
            <text:p>JJKP-A-33368/S25/JJ9840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cream-blended-kurta-trouser-jjkp-a-33368-s25-jj9840-sf.html</text:p>
          </table:table-cell>
        </table:table-row>
        <table:table-row table:style-name="ro1">
          <table:table-cell office:value-type="string" calcext:value-type="string">
            <text:p>ARMY GREEN BLENDED KURTA TROUSER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33509</text:p>
          </table:table-cell>
          <table:table-cell office:value-type="string" calcext:value-type="string">
            <text:p>JJKP-A-33370/S25/JJ9840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army-green-blended-kurta-trouser-jjkp-a-33370-s25-jj9840-sf.html</text:p>
          </table:table-cell>
        </table:table-row>
        <table:table-row table:style-name="ro1">
          <table:table-cell office:value-type="string" calcext:value-type="string">
            <text:p>MAROON BLENDED KURTA TROUSER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33503</text:p>
          </table:table-cell>
          <table:table-cell office:value-type="string" calcext:value-type="string">
            <text:p>JJKP-A-33369/S25/JJ9840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aroon-blended-kurta-trouser-jjkp-a-33369-s25-jj9840-sf.html</text:p>
          </table:table-cell>
        </table:table-row>
        <table:table-row table:style-name="ro1">
          <table:table-cell office:value-type="string" calcext:value-type="string">
            <text:p>BEIGE COTTON KURTA TROUSER</text:p>
          </table:table-cell>
          <table:table-cell office:value-type="string" calcext:value-type="string">
            <text:p>PKR 8,990.00</text:p>
          </table:table-cell>
          <table:table-cell office:value-type="string" calcext:value-type="string">
            <text:p>J-10000129538</text:p>
          </table:table-cell>
          <table:table-cell office:value-type="string" calcext:value-type="string">
            <text:p>JJKP-A-47407/S25/JJ8770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eige-cotton-kurta-trouser-jjkp-a-47407-s25-jj8770-cl.html</text:p>
          </table:table-cell>
        </table:table-row>
        <table:table-row table:style-name="ro1">
          <table:table-cell office:value-type="string" calcext:value-type="string">
            <text:p>GREEN BLENDED KURTA TROUSER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24877</text:p>
          </table:table-cell>
          <table:table-cell office:value-type="string" calcext:value-type="string">
            <text:p>JJKP-A-46658/S25/JJ9935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blended-kurta-trouser-jjkp-a-46658-s25-jj9935-cl.html</text:p>
          </table:table-cell>
        </table:table-row>
        <table:table-row table:style-name="ro1">
          <table:table-cell office:value-type="string" calcext:value-type="string">
            <text:p>GREY BLENDED KAMEEZ SHALWAR | JJKS-A-33221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116863</text:p>
          </table:table-cell>
          <table:table-cell office:value-type="string" calcext:value-type="string">
            <text:p>JJKS-A-33221/S25/JJ9572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y-blended-kameez-shalwar-jjks-a-33221.html</text:p>
          </table:table-cell>
        </table:table-row>
        <table:table-row table:style-name="ro1">
          <table:table-cell office:value-type="string" calcext:value-type="string">
            <text:p>BLACK COTTON KURTA TROUSER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136510</text:p>
          </table:table-cell>
          <table:table-cell office:value-type="string" calcext:value-type="string">
            <text:p>JJKP-S-46667/S25/JJ9904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cotton-kurta-trouser-jjkp-s-46667-s25-jj9904-sf.html</text:p>
          </table:table-cell>
        </table:table-row>
        <table:table-row table:style-name="ro1">
          <table:table-cell office:value-type="string" calcext:value-type="string">
            <text:p>LIGHT GREEN COTTON KURTA TROUSER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129532</text:p>
          </table:table-cell>
          <table:table-cell office:value-type="string" calcext:value-type="string">
            <text:p>JJKP-A-33359/S25/JJ9758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light-green-cotton-kurta-trouser-jjkp-a-33359-s25-jj9758-cl.html</text:p>
          </table:table-cell>
        </table:table-row>
        <table:table-row table:style-name="ro1">
          <table:table-cell office:value-type="string" calcext:value-type="string">
            <text:p>MIDNIGHT BLUE BLENDED KAMEEZ SHALWAR | JJKS-A-33239</text:p>
          </table:table-cell>
          <table:table-cell office:value-type="string" calcext:value-type="string">
            <text:p>PKR 8,990.00</text:p>
          </table:table-cell>
          <table:table-cell office:value-type="string" calcext:value-type="string">
            <text:p>J-10000119391</text:p>
          </table:table-cell>
          <table:table-cell office:value-type="string" calcext:value-type="string">
            <text:p>JJKS-A-33239/S25/JJ9786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idnight-blue-blended-kameez-shalwar-jjks-a-33239.html</text:p>
          </table:table-cell>
        </table:table-row>
        <table:table-row table:style-name="ro1">
          <table:table-cell office:value-type="string" calcext:value-type="string">
            <text:p>OFF WHITE BLENDED KAMEEZ SHALWAR | JJKS-A-50009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25033</text:p>
          </table:table-cell>
          <table:table-cell office:value-type="string" calcext:value-type="string">
            <text:p>JJKS-A-50009/S25/JJ9808-F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blended-kameez-shalwar-jjks-a-50009.html</text:p>
          </table:table-cell>
        </table:table-row>
        <table:table-row table:style-name="ro1">
          <table:table-cell office:value-type="string" calcext:value-type="string">
            <text:p>TEAL BLENDED KAMEEZ SHALWAR | JJKS-A-33233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24907</text:p>
          </table:table-cell>
          <table:table-cell office:value-type="string" calcext:value-type="string">
            <text:p>JJKS-A-33233/S25/JJ9661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teal-blended-kameez-shalwar-jjks-a-33233.html</text:p>
          </table:table-cell>
        </table:table-row>
        <table:table-row table:style-name="ro1">
          <table:table-cell office:value-type="string" calcext:value-type="string">
            <text:p>OFF WHITE BLENDED KAMEEZ SHALWAR | JJKS-A-50008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25027</text:p>
          </table:table-cell>
          <table:table-cell office:value-type="string" calcext:value-type="string">
            <text:p>JJKS-A-50008/S25/JJ9809-F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blended-kameez-shalwar-jjks-a-50008.html</text:p>
          </table:table-cell>
        </table:table-row>
        <table:table-row table:style-name="ro1">
          <table:table-cell office:value-type="string" calcext:value-type="string">
            <text:p>CHARCOAL BLENDED KAMEEZ SHALWAR | JJKS-A-33218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26403</text:p>
          </table:table-cell>
          <table:table-cell office:value-type="string" calcext:value-type="string">
            <text:p>JJKS-A-33218/S25/JJ9664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charcoal-blended-kameez-shalwar-jjks-a-33218.html</text:p>
          </table:table-cell>
        </table:table-row>
        <table:table-row table:style-name="ro1">
          <table:table-cell office:value-type="string" calcext:value-type="string">
            <text:p>GREEN COTTON KURTA | JJK-A-34952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128102</text:p>
          </table:table-cell>
          <table:table-cell office:value-type="string" calcext:value-type="string">
            <text:p>JJK-A-34952/S25/JJ9778-F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cotton-kurta-jjk-a-34952.html</text:p>
          </table:table-cell>
        </table:table-row>
        <table:table-row table:style-name="ro1">
          <table:table-cell office:value-type="string" calcext:value-type="string">
            <text:p>OFF WHITE COTTON KAMEEZ SHALWAR | JJKS-A-50006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26481</text:p>
          </table:table-cell>
          <table:table-cell office:value-type="string" calcext:value-type="string">
            <text:p>JJKS-A-50006/S25/JJ9809-F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cotton-kameez-shalwar-jjks-a-50006.html</text:p>
          </table:table-cell>
        </table:table-row>
        <table:table-row table:style-name="ro1">
          <table:table-cell office:value-type="string" calcext:value-type="string">
            <text:p>OFF WHITE BLENDED KURTA TROUSER | JJKP-A-33216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122922</text:p>
          </table:table-cell>
          <table:table-cell office:value-type="string" calcext:value-type="string">
            <text:p>JJKP-A-33216/S25/JJ9664-F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blended-kurta-trouser-jjkp-a-33216.html</text:p>
          </table:table-cell>
        </table:table-row>
        <table:table-row table:style-name="ro1">
          <table:table-cell office:value-type="string" calcext:value-type="string">
            <text:p>WHITE BLENDED KAMEEZ SHALWAR &amp; WAISTCOAT | JJKSVC-A-47393</text:p>
          </table:table-cell>
          <table:table-cell office:value-type="string" calcext:value-type="string">
            <text:p>PKR 19,990.00</text:p>
          </table:table-cell>
          <table:table-cell office:value-type="string" calcext:value-type="string">
            <text:p>J-10000128270</text:p>
          </table:table-cell>
          <table:table-cell office:value-type="string" calcext:value-type="string">
            <text:p>JJKSVC-A-47393/S25/JJ9582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white-blended-kameez-shalwar-jjksvc-a-47393.html</text:p>
          </table:table-cell>
        </table:table-row>
        <table:table-row table:style-name="ro1">
          <table:table-cell office:value-type="string" calcext:value-type="string">
            <text:p>GREY BLENDED CASUAL KAMEEZ SHALWAR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25015</text:p>
          </table:table-cell>
          <table:table-cell office:value-type="string" calcext:value-type="string">
            <text:p>JJKS-A-47419/S25/JJ9859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y-blended-casual-kameez-shalwar-jjks-a-47419-s25-jj9859-pn.html</text:p>
          </table:table-cell>
        </table:table-row>
        <table:table-row table:style-name="ro1">
          <table:table-cell office:value-type="string" calcext:value-type="string">
            <text:p>GREY BLENDED KURTA TROUSER | JJKP-A-33221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116707</text:p>
          </table:table-cell>
          <table:table-cell office:value-type="string" calcext:value-type="string">
            <text:p>JJKP-A-33221/S25/JJ9572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y-blended-kurta-trouser-jjkp-a-33221.html</text:p>
          </table:table-cell>
        </table:table-row>
        <table:table-row table:style-name="ro1">
          <table:table-cell office:value-type="string" calcext:value-type="string">
            <text:p>DARK GREEN COTTON CASUAL KAMEEZ SHALWAR</text:p>
          </table:table-cell>
          <table:table-cell office:value-type="string" calcext:value-type="string">
            <text:p>PKR 8,990.00</text:p>
          </table:table-cell>
          <table:table-cell office:value-type="string" calcext:value-type="string">
            <text:p>J-10000128198</text:p>
          </table:table-cell>
          <table:table-cell office:value-type="string" calcext:value-type="string">
            <text:p>JJKS-A-47421/S25/JJ9769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dark-green-cotton-casual-kameez-shalwar-jjks-a-47421-s25-jj9769-pn.html</text:p>
          </table:table-cell>
        </table:table-row>
        <table:table-row table:style-name="ro1">
          <table:table-cell office:value-type="string" calcext:value-type="string">
            <text:p>NAVY BLUE BLENDED CASUAL KAMEEZ SHALWAR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129430</text:p>
          </table:table-cell>
          <table:table-cell office:value-type="string" calcext:value-type="string">
            <text:p>JJKS-A-47424/S25/JJ9987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navy-blue-blended-casual-kameez-shalwar-jjks-a-47424-s25-jj9987-pn.html</text:p>
          </table:table-cell>
        </table:table-row>
        <table:table-row table:style-name="ro1">
          <table:table-cell office:value-type="string" calcext:value-type="string">
            <text:p>BLUE LAWN PRINTED KURTI</text:p>
          </table:table-cell>
          <table:table-cell office:value-type="string" calcext:value-type="string">
            <text:p>PKR 3,890.00</text:p>
          </table:table-cell>
          <table:table-cell office:value-type="string" calcext:value-type="string">
            <text:p>J-10000097941</text:p>
          </table:table-cell>
          <table:table-cell office:value-type="string" calcext:value-type="string">
            <text:p>JGLK-S-JGS-25-2516 FB/BLOCK GIRL-0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printed-kurti-jglk-s-jgs-25-2516-fb-block-girl-01.html</text:p>
          </table:table-cell>
        </table:table-row>
        <table:table-row table:style-name="ro1">
          <table:table-cell office:value-type="string" calcext:value-type="string">
            <text:p>BLACK BLENDED FORMAL KAMEEZ SHALWAR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111115</text:p>
          </table:table-cell>
          <table:table-cell office:value-type="string" calcext:value-type="string">
            <text:p>JJKS-A-50005/S24/JJ10017-F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blended-formal-kameez-shalwar-jjks-a-50005-s24-jj10017-fl.html</text:p>
          </table:table-cell>
        </table:table-row>
        <table:table-row table:style-name="ro1">
          <table:table-cell office:value-type="string" calcext:value-type="string">
            <text:p>OFF WHITE BLENDED FORMAL KAMEEZ SHALWAR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129448</text:p>
          </table:table-cell>
          <table:table-cell office:value-type="string" calcext:value-type="string">
            <text:p>JJKS-A-50072/S25/JJ9897-F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blended-formal-kameez-shalwar-jjks-a-50072-s25-jj9897-fl.html</text:p>
          </table:table-cell>
        </table:table-row>
        <table:table-row table:style-name="ro1">
          <table:table-cell office:value-type="string" calcext:value-type="string">
            <text:p>OFF WHITE BLENDED FORMAL KAMEEZ SHALWAR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129454</text:p>
          </table:table-cell>
          <table:table-cell office:value-type="string" calcext:value-type="string">
            <text:p>JJKS-A-50073/S25/JJ9898-F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blended-formal-kameez-shalwar-jjks-a-50073-s25-jj9898-fl.html</text:p>
          </table:table-cell>
        </table:table-row>
        <table:table-row table:style-name="ro1">
          <table:table-cell office:value-type="string" calcext:value-type="string">
            <text:p>TEAL BLENDED SEMI-FORMAL KURTA</text:p>
          </table:table-cell>
          <table:table-cell office:value-type="string" calcext:value-type="string">
            <text:p>PKR 4,990.00</text:p>
          </table:table-cell>
          <table:table-cell office:value-type="string" calcext:value-type="string">
            <text:p>J-10000133335</text:p>
          </table:table-cell>
          <table:table-cell office:value-type="string" calcext:value-type="string">
            <text:p>JJK-A-33291/S25/JJ9355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teal-blended-semi-formal-kurta-jjk-a-33291-s25-jj9355-sf.html</text:p>
          </table:table-cell>
        </table:table-row>
        <table:table-row table:style-name="ro1">
          <table:table-cell office:value-type="string" calcext:value-type="string">
            <text:p>BEIGE BLENDED SEMI-FORMAL KURTA</text:p>
          </table:table-cell>
          <table:table-cell office:value-type="string" calcext:value-type="string">
            <text:p>PKR 4,990.00</text:p>
          </table:table-cell>
          <table:table-cell office:value-type="string" calcext:value-type="string">
            <text:p>J-10000133347</text:p>
          </table:table-cell>
          <table:table-cell office:value-type="string" calcext:value-type="string">
            <text:p>JJK-A-33364/S25/JJ9893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eige-blended-semi-formal-kurta-jjk-a-33364-s25-jj9893-sf.html</text:p>
          </table:table-cell>
        </table:table-row>
        <table:table-row table:style-name="ro1">
          <table:table-cell office:value-type="string" calcext:value-type="string">
            <text:p>PEACH BLENDED SEMI-FORMAL KURTA</text:p>
          </table:table-cell>
          <table:table-cell office:value-type="string" calcext:value-type="string">
            <text:p>PKR 4,990.00</text:p>
          </table:table-cell>
          <table:table-cell office:value-type="string" calcext:value-type="string">
            <text:p>J-10000129358</text:p>
          </table:table-cell>
          <table:table-cell office:value-type="string" calcext:value-type="string">
            <text:p>JJK-A-46708/S25/JJ9847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each-blended-semi-formal-kurta-jjk-a-46708-s25-jj9847-sf.html</text:p>
          </table:table-cell>
        </table:table-row>
        <table:table-row table:style-name="ro1">
          <table:table-cell office:value-type="string" calcext:value-type="string">
            <text:p>LIGHT GREY BLENDED SEMI-FORMAL KURTA</text:p>
          </table:table-cell>
          <table:table-cell office:value-type="string" calcext:value-type="string">
            <text:p>PKR 4,490.00</text:p>
          </table:table-cell>
          <table:table-cell office:value-type="string" calcext:value-type="string">
            <text:p>J-10000129352</text:p>
          </table:table-cell>
          <table:table-cell office:value-type="string" calcext:value-type="string">
            <text:p>JJK-A-46663/S25/JJ9418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light-grey-blended-semi-formal-kurta-jjk-a-46663-s25-jj9418-sf.html</text:p>
          </table:table-cell>
        </table:table-row>
        <table:table-row table:style-name="ro1">
          <table:table-cell office:value-type="string" calcext:value-type="string">
            <text:p>BLACK COTTON FORMAL KURTA</text:p>
          </table:table-cell>
          <table:table-cell office:value-type="string" calcext:value-type="string">
            <text:p>PKR 6,990.00</text:p>
          </table:table-cell>
          <table:table-cell office:value-type="string" calcext:value-type="string">
            <text:p>J-10000107856</text:p>
          </table:table-cell>
          <table:table-cell office:value-type="string" calcext:value-type="string">
            <text:p>JJK-A-47278/S24/JJ9631-F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cotton-formal-kurta-jjk-a-47278-s24-jj9631-fl.html</text:p>
          </table:table-cell>
        </table:table-row>
        <table:table-row table:style-name="ro1">
          <table:table-cell office:value-type="string" calcext:value-type="string">
            <text:p>DEEP BLUE BLENDED FORMAL KAMEEZ SHALWAR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33473</text:p>
          </table:table-cell>
          <table:table-cell office:value-type="string" calcext:value-type="string">
            <text:p>JJKS-A-50078/S25/JJ11071-F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deep-blue-polyester-formal-kameez-shalwar-jjks-a-50078-s25-jj11071-fl.html</text:p>
          </table:table-cell>
        </table:table-row>
        <table:table-row table:style-name="ro1">
          <table:table-cell office:value-type="string" calcext:value-type="string">
            <text:p>MUSTARD BLENDED SEMI-FORMAL KURTA</text:p>
          </table:table-cell>
          <table:table-cell office:value-type="string" calcext:value-type="string">
            <text:p>PKR 4,990.00</text:p>
          </table:table-cell>
          <table:table-cell office:value-type="string" calcext:value-type="string">
            <text:p>J-10000133353</text:p>
          </table:table-cell>
          <table:table-cell office:value-type="string" calcext:value-type="string">
            <text:p>JJK-A-33365/S25/JJ9893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stard-blended-semi-formal-kurta-jjk-a-33365-s25-jj9893-sf.html</text:p>
          </table:table-cell>
        </table:table-row>
        <table:table-row table:style-name="ro1">
          <table:table-cell office:value-type="string" calcext:value-type="string">
            <text:p>OFF WHITE COTTON SEMI-FORMAL KURTA</text:p>
          </table:table-cell>
          <table:table-cell office:value-type="string" calcext:value-type="string">
            <text:p>PKR 5,990.00</text:p>
          </table:table-cell>
          <table:table-cell office:value-type="string" calcext:value-type="string">
            <text:p>J-10000129316</text:p>
          </table:table-cell>
          <table:table-cell office:value-type="string" calcext:value-type="string">
            <text:p>JJK-S-33293/S25/JJ9905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cotton-semi-formal-kurta-jjk-s-33293-s25-jj9905-sf.html</text:p>
          </table:table-cell>
        </table:table-row>
        <table:table-row table:style-name="ro1">
          <table:table-cell office:value-type="string" calcext:value-type="string">
            <text:p>LIGHT GREEN BLENDED SEMI-FORMAL KURTA</text:p>
          </table:table-cell>
          <table:table-cell office:value-type="string" calcext:value-type="string">
            <text:p>PKR 4,990.00</text:p>
          </table:table-cell>
          <table:table-cell office:value-type="string" calcext:value-type="string">
            <text:p>J-10000133401</text:p>
          </table:table-cell>
          <table:table-cell office:value-type="string" calcext:value-type="string">
            <text:p>JJK-A-47433/S25/JJ9846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light-green-blended-semi-formal-kurta-jjk-a-47433-s25-jj9846-sf.html</text:p>
          </table:table-cell>
        </table:table-row>
        <table:table-row table:style-name="ro1">
          <table:table-cell office:value-type="string" calcext:value-type="string">
            <text:p>PLUM COTTON FORMAL KURTA</text:p>
          </table:table-cell>
          <table:table-cell office:value-type="string" calcext:value-type="string">
            <text:p>PKR 6,990.00</text:p>
          </table:table-cell>
          <table:table-cell office:value-type="string" calcext:value-type="string">
            <text:p>J-10000100198</text:p>
          </table:table-cell>
          <table:table-cell office:value-type="string" calcext:value-type="string">
            <text:p>JJK-A-47280/S24/JJ9631-F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lum-cotton-formal-kurta-jjk-a-47280-s24-jj9631-fl.html</text:p>
          </table:table-cell>
        </table:table-row>
        <table:table-row table:style-name="ro1">
          <table:table-cell office:value-type="string" calcext:value-type="string">
            <text:p>BLUE COTTON SEMI-FORMAL KURTA</text:p>
          </table:table-cell>
          <table:table-cell office:value-type="string" calcext:value-type="string">
            <text:p>PKR 5,990.00</text:p>
          </table:table-cell>
          <table:table-cell office:value-type="string" calcext:value-type="string">
            <text:p>J-10000136444</text:p>
          </table:table-cell>
          <table:table-cell office:value-type="string" calcext:value-type="string">
            <text:p>JJK-S-33295/S25/JJ9903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cotton-semi-formal-kurta-jjk-s-33295-s25-jj9903-sf.html</text:p>
          </table:table-cell>
        </table:table-row>
        <table:table-row table:style-name="ro1">
          <table:table-cell office:value-type="string" calcext:value-type="string">
            <text:p>BLUE CVC CASUAL KURTA</text:p>
          </table:table-cell>
          <table:table-cell office:value-type="string" calcext:value-type="string">
            <text:p>PKR 4,290.00</text:p>
          </table:table-cell>
          <table:table-cell office:value-type="string" calcext:value-type="string">
            <text:p>J-10000129328</text:p>
          </table:table-cell>
          <table:table-cell office:value-type="string" calcext:value-type="string">
            <text:p>JJK-S-33352/S25/JJ8951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cvc-casual-kurta-jjk-s-33352-s25-jj8951-cl.html</text:p>
          </table:table-cell>
        </table:table-row>
        <table:table-row table:style-name="ro1">
          <table:table-cell office:value-type="string" calcext:value-type="string">
            <text:p>BLACK COTTON SEMI-FORMAL KURTA</text:p>
          </table:table-cell>
          <table:table-cell office:value-type="string" calcext:value-type="string">
            <text:p>PKR 4,490.00</text:p>
          </table:table-cell>
          <table:table-cell office:value-type="string" calcext:value-type="string">
            <text:p>J-10000136000</text:p>
          </table:table-cell>
          <table:table-cell office:value-type="string" calcext:value-type="string">
            <text:p>JJK-S-46665/S25/JJ9226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cotton-semi-formal-kurta-jjk-s-46665-s25-jj9226-sf.html</text:p>
          </table:table-cell>
        </table:table-row>
        <table:table-row table:style-name="ro1">
          <table:table-cell office:value-type="string" calcext:value-type="string">
            <text:p>LIGHT BROWN CVC CASUAL KURTA</text:p>
          </table:table-cell>
          <table:table-cell office:value-type="string" calcext:value-type="string">
            <text:p>PKR 4,290.00</text:p>
          </table:table-cell>
          <table:table-cell office:value-type="string" calcext:value-type="string">
            <text:p>J-10000129334</text:p>
          </table:table-cell>
          <table:table-cell office:value-type="string" calcext:value-type="string">
            <text:p>JJK-S-33353/S25/JJ8951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light-brown-cvc-casual-kurta-jjk-s-33353-s25-jj8951-cl.html</text:p>
          </table:table-cell>
        </table:table-row>
        <table:table-row table:style-name="ro1">
          <table:table-cell office:value-type="string" calcext:value-type="string">
            <text:p>RUST BLENDED SEMI-FORMAL KAMEEZ SHALWAR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29376</text:p>
          </table:table-cell>
          <table:table-cell office:value-type="string" calcext:value-type="string">
            <text:p>JJKS-A-33335/S25/JJ10083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rust-blended-semi-formal-kameez-shalwar-jjks-a-33335-s25-jj10083-sf.html</text:p>
          </table:table-cell>
        </table:table-row>
        <table:table-row table:style-name="ro1">
          <table:table-cell office:value-type="string" calcext:value-type="string">
            <text:p>BEIGE COTTON CASUAL KAMEEZ SHALWAR</text:p>
          </table:table-cell>
          <table:table-cell office:value-type="string" calcext:value-type="string">
            <text:p>PKR 8,990.00</text:p>
          </table:table-cell>
          <table:table-cell office:value-type="string" calcext:value-type="string">
            <text:p>J-10000128120</text:p>
          </table:table-cell>
          <table:table-cell office:value-type="string" calcext:value-type="string">
            <text:p>JJKS-A-33336/S25/JJ9832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eige-cotton-casual-kameez-shalwar-jjks-a-33336-s25-jj9832-cl.html</text:p>
          </table:table-cell>
        </table:table-row>
        <table:table-row table:style-name="ro1">
          <table:table-cell office:value-type="string" calcext:value-type="string">
            <text:p>BLACK COTTON SEMI-FORMAL KURTA</text:p>
          </table:table-cell>
          <table:table-cell office:value-type="string" calcext:value-type="string">
            <text:p>PKR 5,990.00</text:p>
          </table:table-cell>
          <table:table-cell office:value-type="string" calcext:value-type="string">
            <text:p>J-10000137518</text:p>
          </table:table-cell>
          <table:table-cell office:value-type="string" calcext:value-type="string">
            <text:p>JJK-S-46667/S25/JJ9904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cotton-semi-formal-kurta-jjk-s-46667-s25-jj9904-sf.html</text:p>
          </table:table-cell>
        </table:table-row>
        <table:table-row table:style-name="ro1">
          <table:table-cell office:value-type="string" calcext:value-type="string">
            <text:p>GREYISH BLUE COTTON CASUAL KAMEEZ SHALWAR</text:p>
          </table:table-cell>
          <table:table-cell office:value-type="string" calcext:value-type="string">
            <text:p>PKR 8,990.00</text:p>
          </table:table-cell>
          <table:table-cell office:value-type="string" calcext:value-type="string">
            <text:p>J-10000124967</text:p>
          </table:table-cell>
          <table:table-cell office:value-type="string" calcext:value-type="string">
            <text:p>JJKS-A-33283/S25/JJ9740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yish-blue-cotton-casual-kameez-shalwar-jjks-a-33283-s25-jj9740-cl.html</text:p>
          </table:table-cell>
        </table:table-row>
        <table:table-row table:style-name="ro1">
          <table:table-cell office:value-type="string" calcext:value-type="string">
            <text:p>BROWN BLENDED SEMI-FORMAL KAMEEZ SHALWAR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29370</text:p>
          </table:table-cell>
          <table:table-cell office:value-type="string" calcext:value-type="string">
            <text:p>JJKS-A-33334/S25/JJ10083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rown-blended-semi-formal-kameez-shalwar-jjks-a-33334-s25-jj10083-sf.html</text:p>
          </table:table-cell>
        </table:table-row>
        <table:table-row table:style-name="ro1">
          <table:table-cell office:value-type="string" calcext:value-type="string">
            <text:p>BLACK BLENDED CASUAL KAMEEZ SHALWAR</text:p>
          </table:table-cell>
          <table:table-cell office:value-type="string" calcext:value-type="string">
            <text:p>PKR 9,490.00</text:p>
          </table:table-cell>
          <table:table-cell office:value-type="string" calcext:value-type="string">
            <text:p>J-10000126415</text:p>
          </table:table-cell>
          <table:table-cell office:value-type="string" calcext:value-type="string">
            <text:p>JJKS-A-33339/S25/JJ9936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blended-casual-kameez-shalwar-jjks-a-33339-s25-jj9936-cl.html</text:p>
          </table:table-cell>
        </table:table-row>
        <table:table-row table:style-name="ro1">
          <table:table-cell office:value-type="string" calcext:value-type="string">
            <text:p>BLACK COTTON CASUAL KAMEEZ SHALWAR</text:p>
          </table:table-cell>
          <table:table-cell office:value-type="string" calcext:value-type="string">
            <text:p>PKR 9,490.00</text:p>
          </table:table-cell>
          <table:table-cell office:value-type="string" calcext:value-type="string">
            <text:p>J-10000129382</text:p>
          </table:table-cell>
          <table:table-cell office:value-type="string" calcext:value-type="string">
            <text:p>JJKS-A-33337/S25/JJ9832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cotton-casual-kameez-shalwar-jjks-a-33337-s25-jj9832-cl.html</text:p>
          </table:table-cell>
        </table:table-row>
        <table:table-row table:style-name="ro1">
          <table:table-cell office:value-type="string" calcext:value-type="string">
            <text:p>FAWN BLENDED CASUAL KAMEEZ SHALWAR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26421</text:p>
          </table:table-cell>
          <table:table-cell office:value-type="string" calcext:value-type="string">
            <text:p>JJKS-A-33340/S25/JJ10066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fawn-blended-casual-kameez-shalwar-jjks-a-33340-s25-jj10066-cl.html</text:p>
          </table:table-cell>
        </table:table-row>
        <table:table-row table:style-name="ro1">
          <table:table-cell office:value-type="string" calcext:value-type="string">
            <text:p>BLUE BLENDED SEMI-FORMAL KAMEEZ SHALWAR</text:p>
          </table:table-cell>
          <table:table-cell office:value-type="string" calcext:value-type="string">
            <text:p>PKR 8,990.00</text:p>
          </table:table-cell>
          <table:table-cell office:value-type="string" calcext:value-type="string">
            <text:p>J-10000129388</text:p>
          </table:table-cell>
          <table:table-cell office:value-type="string" calcext:value-type="string">
            <text:p>JJKS-A-33341/S25/JJ9869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blended-semi-formal-kameez-shalwar-jjks-a-33341-s25-jj9869-sf.html</text:p>
          </table:table-cell>
        </table:table-row>
        <table:table-row table:style-name="ro1">
          <table:table-cell office:value-type="string" calcext:value-type="string">
            <text:p>ASH GREY COTTON CASUAL KAMEEZ SHALWAR</text:p>
          </table:table-cell>
          <table:table-cell office:value-type="string" calcext:value-type="string">
            <text:p>PKR 8,990.00</text:p>
          </table:table-cell>
          <table:table-cell office:value-type="string" calcext:value-type="string">
            <text:p>J-10000128126</text:p>
          </table:table-cell>
          <table:table-cell office:value-type="string" calcext:value-type="string">
            <text:p>JJKS-A-33338/S25/JJ9832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ash-grey-cotton-casual-kameez-shalwar-jjks-a-33338-s25-jj9832-cl.html</text:p>
          </table:table-cell>
        </table:table-row>
        <table:table-row table:style-name="ro1">
          <table:table-cell office:value-type="string" calcext:value-type="string">
            <text:p>BROWN BLENDED CASUAL KAMEEZ SHALWAR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26427</text:p>
          </table:table-cell>
          <table:table-cell office:value-type="string" calcext:value-type="string">
            <text:p>JJKS-A-33347/S25/JJ9822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rown-blended-casual-kameez-shalwar-jjks-a-33347-s25-jj9822-cl.html</text:p>
          </table:table-cell>
        </table:table-row>
        <table:table-row table:style-name="ro1">
          <table:table-cell office:value-type="string" calcext:value-type="string">
            <text:p>BROWN BLENDED CASUAL KAMEEZ SHALWAR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28132</text:p>
          </table:table-cell>
          <table:table-cell office:value-type="string" calcext:value-type="string">
            <text:p>JJKS-A-33344/S25/JJ9571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rown-blended-casual-kameez-shalwar-jjks-a-33344-s25-jj9571-cl.html</text:p>
          </table:table-cell>
        </table:table-row>
        <table:table-row table:style-name="ro1">
          <table:table-cell office:value-type="string" calcext:value-type="string">
            <text:p>OFF WHITE COTTON CASUAL KAMEEZ SHALWAR</text:p>
          </table:table-cell>
          <table:table-cell office:value-type="string" calcext:value-type="string">
            <text:p>PKR 8,990.00</text:p>
          </table:table-cell>
          <table:table-cell office:value-type="string" calcext:value-type="string">
            <text:p>J-10000128138</text:p>
          </table:table-cell>
          <table:table-cell office:value-type="string" calcext:value-type="string">
            <text:p>JJKS-A-33345/S25/JJ10155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cotton-casual-kameez-shalwar-jjks-a-33345-s25-jj10155-cl.html</text:p>
          </table:table-cell>
        </table:table-row>
        <table:table-row table:style-name="ro1">
          <table:table-cell office:value-type="string" calcext:value-type="string">
            <text:p>GREEN BLENDED SEMI-FORMAL KAMEEZ SHALWAR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29400</text:p>
          </table:table-cell>
          <table:table-cell office:value-type="string" calcext:value-type="string">
            <text:p>JJKS-A-33349/S25/JJ9950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blended-semi-formal-kameez-shalwar-jjks-a-33349-s25-jj9950-sf.html</text:p>
          </table:table-cell>
        </table:table-row>
        <table:table-row table:style-name="ro1">
          <table:table-cell office:value-type="string" calcext:value-type="string">
            <text:p>BLUE BLENDED SEMI-FORMAL KAMEEZ SHALWAR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29406</text:p>
          </table:table-cell>
          <table:table-cell office:value-type="string" calcext:value-type="string">
            <text:p>JJKS-A-33350/S25/JJ9950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blended-semi-formal-kameez-shalwar-jjks-a-33350-s25-jj9950-sf.html</text:p>
          </table:table-cell>
        </table:table-row>
        <table:table-row table:style-name="ro1">
          <table:table-cell office:value-type="string" calcext:value-type="string">
            <text:p>TURQUOISE BLUE COTTON CASUAL KAMEEZ SHALWAR</text:p>
          </table:table-cell>
          <table:table-cell office:value-type="string" calcext:value-type="string">
            <text:p>PKR 8,990.00</text:p>
          </table:table-cell>
          <table:table-cell office:value-type="string" calcext:value-type="string">
            <text:p>J-10000128150</text:p>
          </table:table-cell>
          <table:table-cell office:value-type="string" calcext:value-type="string">
            <text:p>JJKS-A-33354/S25/JJ9837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turquoise-blue-cotton-casual-kameez-shalwar-jjks-a-33354-s25-jj9837-cl.html</text:p>
          </table:table-cell>
        </table:table-row>
        <table:table-row table:style-name="ro1">
          <table:table-cell office:value-type="string" calcext:value-type="string">
            <text:p>GREY BLENDED SEMI-FORMAL KAMEEZ SHALWAR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133413</text:p>
          </table:table-cell>
          <table:table-cell office:value-type="string" calcext:value-type="string">
            <text:p>JJKS-A-33348/S25/JJ9950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y-blended-semi-formal-kameez-shalwar-jjks-a-33348-s25-jj9950-sf.html</text:p>
          </table:table-cell>
        </table:table-row>
        <table:table-row table:style-name="ro1">
          <table:table-cell office:value-type="string" calcext:value-type="string">
            <text:p>GREY BLENDED CASUAL KAMEEZ SHALWAR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128144</text:p>
          </table:table-cell>
          <table:table-cell office:value-type="string" calcext:value-type="string">
            <text:p>JJKS-A-33346/S25/JJ9771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y-blended-casual-kameez-shalwar-jjks-a-33346-s25-jj9771-cl.html</text:p>
          </table:table-cell>
        </table:table-row>
        <table:table-row table:style-name="ro1">
          <table:table-cell office:value-type="string" calcext:value-type="string">
            <text:p>DARK GREEN COTTON SEMI-FORMAL KAMEEZ SHALWAR</text:p>
          </table:table-cell>
          <table:table-cell office:value-type="string" calcext:value-type="string">
            <text:p>PKR 8,990.00</text:p>
          </table:table-cell>
          <table:table-cell office:value-type="string" calcext:value-type="string">
            <text:p>J-10000129412</text:p>
          </table:table-cell>
          <table:table-cell office:value-type="string" calcext:value-type="string">
            <text:p>JJKS-A-33351/S25/JJ9754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dark-green-cotton-semi-formal-kameez-shalwar-jjks-a-33351-s25-jj9754-sf.html</text:p>
          </table:table-cell>
        </table:table-row>
        <table:table-row table:style-name="ro1">
          <table:table-cell office:value-type="string" calcext:value-type="string">
            <text:p>SAGE GREEN COTTON CASUAL KAMEEZ SHALWAR</text:p>
          </table:table-cell>
          <table:table-cell office:value-type="string" calcext:value-type="string">
            <text:p>PKR 8,990.00</text:p>
          </table:table-cell>
          <table:table-cell office:value-type="string" calcext:value-type="string">
            <text:p>J-10000128156</text:p>
          </table:table-cell>
          <table:table-cell office:value-type="string" calcext:value-type="string">
            <text:p>JJKS-A-33355/S25/JJ9837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sage-green-cotton-casual-kameez-shalwar-jjks-a-33355-s25-jj9837-cl.html</text:p>
          </table:table-cell>
        </table:table-row>
        <table:table-row table:style-name="ro1">
          <table:table-cell office:value-type="string" calcext:value-type="string">
            <text:p>BLACK BLENDED KAMEEZ SHALWAR</text:p>
          </table:table-cell>
          <table:table-cell office:value-type="string" calcext:value-type="string">
            <text:p>PKR 4,290.00</text:p>
          </table:table-cell>
          <table:table-cell office:value-type="string" calcext:value-type="string">
            <text:p>J-10000129908</text:p>
          </table:table-cell>
          <table:table-cell office:value-type="string" calcext:value-type="string">
            <text:p>JCKS-A-39340/S25/JJ10178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blended-kameez-shalwar-jcks-a-39340-s25-jj10178-cl.html</text:p>
          </table:table-cell>
        </table:table-row>
        <table:table-row table:style-name="ro1">
          <table:table-cell office:value-type="string" calcext:value-type="string">
            <text:p>GREEN BLENDED KURTA</text:p>
          </table:table-cell>
          <table:table-cell office:value-type="string" calcext:value-type="string">
            <text:p>PKR 2,790.00</text:p>
          </table:table-cell>
          <table:table-cell office:value-type="string" calcext:value-type="string">
            <text:p>J-10000122766</text:p>
          </table:table-cell>
          <table:table-cell office:value-type="string" calcext:value-type="string">
            <text:p>JCK-A-39293/S25/JJ9954-F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blended-kurta-jck-a-39293-s25-jj9954-fl.html</text:p>
          </table:table-cell>
        </table:table-row>
        <table:table-row table:style-name="ro1">
          <table:table-cell office:value-type="string" calcext:value-type="string">
            <text:p>POWDER GREEN BLENDED KAMEEZ SHALWAR</text:p>
          </table:table-cell>
          <table:table-cell office:value-type="string" calcext:value-type="string">
            <text:p>PKR 3,790.00</text:p>
          </table:table-cell>
          <table:table-cell office:value-type="string" calcext:value-type="string">
            <text:p>J-10000131952</text:p>
          </table:table-cell>
          <table:table-cell office:value-type="string" calcext:value-type="string">
            <text:p>JCKS-A-39347/S25/JJ10179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owder-green-blended-kameez-shalwar-jcks-a-39347-s25-jj10179-cl.html</text:p>
          </table:table-cell>
        </table:table-row>
        <table:table-row table:style-name="ro1">
          <table:table-cell office:value-type="string" calcext:value-type="string">
            <text:p>BLUE COTTON KURTA</text:p>
          </table:table-cell>
          <table:table-cell office:value-type="string" calcext:value-type="string">
            <text:p>PKR 2,790.00</text:p>
          </table:table-cell>
          <table:table-cell office:value-type="string" calcext:value-type="string">
            <text:p>J-10000137027</text:p>
          </table:table-cell>
          <table:table-cell office:value-type="string" calcext:value-type="string">
            <text:p>JCK-S-46691/S25/JJ9775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cotton-kurta-jck-s-46691-s25-jj9775-sf.html</text:p>
          </table:table-cell>
        </table:table-row>
        <table:table-row table:style-name="ro1">
          <table:table-cell office:value-type="string" calcext:value-type="string">
            <text:p>OLIVE GREEN BLENDED KURTA TROUSER</text:p>
          </table:table-cell>
          <table:table-cell office:value-type="string" calcext:value-type="string">
            <text:p>PKR 3,790.00</text:p>
          </table:table-cell>
          <table:table-cell office:value-type="string" calcext:value-type="string">
            <text:p>J-10000121442</text:p>
          </table:table-cell>
          <table:table-cell office:value-type="string" calcext:value-type="string">
            <text:p>JCKP-A-39260/S25/JJ10099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live-green-blended-kurta-trouser-jckp-a-39260-s25-jj10099-sf.html</text:p>
          </table:table-cell>
        </table:table-row>
        <table:table-row table:style-name="ro1">
          <table:table-cell office:value-type="string" calcext:value-type="string">
            <text:p>GREEN COTTON KURTA</text:p>
          </table:table-cell>
          <table:table-cell office:value-type="string" calcext:value-type="string">
            <text:p>PKR 2,790.00</text:p>
          </table:table-cell>
          <table:table-cell office:value-type="string" calcext:value-type="string">
            <text:p>J-10000137393</text:p>
          </table:table-cell>
          <table:table-cell office:value-type="string" calcext:value-type="string">
            <text:p>JCK-S-46694/S25/JJ9775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cotton-kurta-jck-s-46694-s25-jj9775-sf.html</text:p>
          </table:table-cell>
        </table:table-row>
        <table:table-row table:style-name="ro1">
          <table:table-cell office:value-type="string" calcext:value-type="string">
            <text:p>LIGHT PEACH BLENDED KURTA TROUSER</text:p>
          </table:table-cell>
          <table:table-cell office:value-type="string" calcext:value-type="string">
            <text:p>PKR 3,590.00</text:p>
          </table:table-cell>
          <table:table-cell office:value-type="string" calcext:value-type="string">
            <text:p>J-10000121437</text:p>
          </table:table-cell>
          <table:table-cell office:value-type="string" calcext:value-type="string">
            <text:p>JCKP-A-39259/S25/JJ9625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light-peach-blended-kurta-trouser-jckp-a-39259-s25-jj9625-sf.html</text:p>
          </table:table-cell>
        </table:table-row>
        <table:table-row table:style-name="ro1">
          <table:table-cell office:value-type="string" calcext:value-type="string">
            <text:p>BLUE BLENDED KURTA TROUSER</text:p>
          </table:table-cell>
          <table:table-cell office:value-type="string" calcext:value-type="string">
            <text:p>PKR 3,790.00</text:p>
          </table:table-cell>
          <table:table-cell office:value-type="string" calcext:value-type="string">
            <text:p>J-10000126286</text:p>
          </table:table-cell>
          <table:table-cell office:value-type="string" calcext:value-type="string">
            <text:p>JCKP-A-39313/S25/JJ9822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blended-kurta-trouser-jckp-a-39313-s25-jj9822-pn.html</text:p>
          </table:table-cell>
        </table:table-row>
        <table:table-row table:style-name="ro1">
          <table:table-cell office:value-type="string" calcext:value-type="string">
            <text:p>CYAN BLENDED KURTA TROUSER</text:p>
          </table:table-cell>
          <table:table-cell office:value-type="string" calcext:value-type="string">
            <text:p>PKR 3,790.00</text:p>
          </table:table-cell>
          <table:table-cell office:value-type="string" calcext:value-type="string">
            <text:p>J-10000126291</text:p>
          </table:table-cell>
          <table:table-cell office:value-type="string" calcext:value-type="string">
            <text:p>JCKP-A-39314/S25/JJ9822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cyan-blended-kurta-trouser-jckp-a-39314-s25-jj9822-pn.html</text:p>
          </table:table-cell>
        </table:table-row>
        <table:table-row table:style-name="ro1">
          <table:table-cell office:value-type="string" calcext:value-type="string">
            <text:p>LEMON YELLOW COTTON KURTA</text:p>
          </table:table-cell>
          <table:table-cell office:value-type="string" calcext:value-type="string">
            <text:p>PKR 2,790.00</text:p>
          </table:table-cell>
          <table:table-cell office:value-type="string" calcext:value-type="string">
            <text:p>J-10000137388</text:p>
          </table:table-cell>
          <table:table-cell office:value-type="string" calcext:value-type="string">
            <text:p>JCK-S-46693/S25/JJ9775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lemon-yellow-cotton-kurta-jck-s-46693-s25-jj9775-sf.html</text:p>
          </table:table-cell>
        </table:table-row>
        <table:table-row table:style-name="ro1">
          <table:table-cell office:value-type="string" calcext:value-type="string">
            <text:p>PURPLE BLENDED KURTA TROUSER</text:p>
          </table:table-cell>
          <table:table-cell office:value-type="string" calcext:value-type="string">
            <text:p>PKR 3,890.00</text:p>
          </table:table-cell>
          <table:table-cell office:value-type="string" calcext:value-type="string">
            <text:p>J-10000126306</text:p>
          </table:table-cell>
          <table:table-cell office:value-type="string" calcext:value-type="string">
            <text:p>JCKP-A-39321/S25/JJ9676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urple-blended-kurta-trouser-jckp-a-39321-s25-jj9676-cl.html</text:p>
          </table:table-cell>
        </table:table-row>
        <table:table-row table:style-name="ro1">
          <table:table-cell office:value-type="string" calcext:value-type="string">
            <text:p>RUST BLENDED KURTA TROUSER</text:p>
          </table:table-cell>
          <table:table-cell office:value-type="string" calcext:value-type="string">
            <text:p>PKR 3,790.00</text:p>
          </table:table-cell>
          <table:table-cell office:value-type="string" calcext:value-type="string">
            <text:p>J-10000126296</text:p>
          </table:table-cell>
          <table:table-cell office:value-type="string" calcext:value-type="string">
            <text:p>JCKP-A-39315/S25/JJ9822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rust-blended-kurta-trouser-jckp-a-39315-s25-jj9822-pn.html</text:p>
          </table:table-cell>
        </table:table-row>
        <table:table-row table:style-name="ro1">
          <table:table-cell office:value-type="string" calcext:value-type="string">
            <text:p>MUSTARD BLENDED KURTA TROUSER</text:p>
          </table:table-cell>
          <table:table-cell office:value-type="string" calcext:value-type="string">
            <text:p>PKR 3,790.00</text:p>
          </table:table-cell>
          <table:table-cell office:value-type="string" calcext:value-type="string">
            <text:p>J-10000129918</text:p>
          </table:table-cell>
          <table:table-cell office:value-type="string" calcext:value-type="string">
            <text:p>JCKP-A-39316/S25/JJ9822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stard-blended-kurta-trouser-jckp-a-39316-s25-jj9822-pn.html</text:p>
          </table:table-cell>
        </table:table-row>
        <table:table-row table:style-name="ro1">
          <table:table-cell office:value-type="string" calcext:value-type="string">
            <text:p>GREY BLENDED KURTA TROUSER</text:p>
          </table:table-cell>
          <table:table-cell office:value-type="string" calcext:value-type="string">
            <text:p>PKR 3,290.00</text:p>
          </table:table-cell>
          <table:table-cell office:value-type="string" calcext:value-type="string">
            <text:p>J-10000126321</text:p>
          </table:table-cell>
          <table:table-cell office:value-type="string" calcext:value-type="string">
            <text:p>JCKP-A-39339/S25/JJ10178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y-blended-kurta-trouser-jckp-a-39339-s25-jj10178-pn.html</text:p>
          </table:table-cell>
        </table:table-row>
        <table:table-row table:style-name="ro1">
          <table:table-cell office:value-type="string" calcext:value-type="string">
            <text:p>BLUE BLENDED KURTA TROUSER</text:p>
          </table:table-cell>
          <table:table-cell office:value-type="string" calcext:value-type="string">
            <text:p>PKR 4,290.00</text:p>
          </table:table-cell>
          <table:table-cell office:value-type="string" calcext:value-type="string">
            <text:p>J-10000129928</text:p>
          </table:table-cell>
          <table:table-cell office:value-type="string" calcext:value-type="string">
            <text:p>JCKP-A-39337/S25/JJ10178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blended-kurta-trouser-jckp-a-39337-s25-jj10178-pn.html</text:p>
          </table:table-cell>
        </table:table-row>
        <table:table-row table:style-name="ro1">
          <table:table-cell office:value-type="string" calcext:value-type="string">
            <text:p>GREEN BLENDED KAMEEZ SHALWAR</text:p>
          </table:table-cell>
          <table:table-cell office:value-type="string" calcext:value-type="string">
            <text:p>PKR 2,390.00</text:p>
          </table:table-cell>
          <table:table-cell office:value-type="string" calcext:value-type="string">
            <text:p>J-10000124742</text:p>
          </table:table-cell>
          <table:table-cell office:value-type="string" calcext:value-type="string">
            <text:p>JJIKS-A-46679/S25/JJ9818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blended-kameez-shalwar-jjiks-a-46679-s25-jj9818-pn.html</text:p>
          </table:table-cell>
        </table:table-row>
        <table:table-row table:style-name="ro1">
          <table:table-cell office:value-type="string" calcext:value-type="string">
            <text:p>PEACH BLENDED KURTA TROUSER</text:p>
          </table:table-cell>
          <table:table-cell office:value-type="string" calcext:value-type="string">
            <text:p>PKR 3,790.00</text:p>
          </table:table-cell>
          <table:table-cell office:value-type="string" calcext:value-type="string">
            <text:p>J-10000126316</text:p>
          </table:table-cell>
          <table:table-cell office:value-type="string" calcext:value-type="string">
            <text:p>JCKP-A-39331/S25/JJ9815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each-polyester-kurta-trouser-jckp-a-39331-s25-jj9815-cl.html</text:p>
          </table:table-cell>
        </table:table-row>
        <table:table-row table:style-name="ro1">
          <table:table-cell office:value-type="string" calcext:value-type="string">
            <text:p>BLACK COTTON KURTA</text:p>
          </table:table-cell>
          <table:table-cell office:value-type="string" calcext:value-type="string">
            <text:p>PKR 4,490.00</text:p>
          </table:table-cell>
          <table:table-cell office:value-type="string" calcext:value-type="string">
            <text:p>J-10000138783</text:p>
          </table:table-cell>
          <table:table-cell office:value-type="string" calcext:value-type="string">
            <text:p>JTK-A-50124/S25/JJ9552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cotton-kurta-jtk-a-50124.html</text:p>
          </table:table-cell>
        </table:table-row>
        <table:table-row table:style-name="ro1">
          <table:table-cell office:value-type="string" calcext:value-type="string">
            <text:p>MUSTARD BLENDED KAMEEZ SHALWAR</text:p>
          </table:table-cell>
          <table:table-cell office:value-type="string" calcext:value-type="string">
            <text:p>PKR 2,390.00</text:p>
          </table:table-cell>
          <table:table-cell office:value-type="string" calcext:value-type="string">
            <text:p>J-10000128040</text:p>
          </table:table-cell>
          <table:table-cell office:value-type="string" calcext:value-type="string">
            <text:p>JJIKS-A-50117/S25/JJ9954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stard-blended-kameez-shalwar-jjiks-a-50117-s25-jj9954-cl.html</text:p>
          </table:table-cell>
        </table:table-row>
        <table:table-row table:style-name="ro1">
          <table:table-cell office:value-type="string" calcext:value-type="string">
            <text:p>LIGHT PINK BLENDED KAMEEZ SHALWAR</text:p>
          </table:table-cell>
          <table:table-cell office:value-type="string" calcext:value-type="string">
            <text:p>PKR 2,390.00</text:p>
          </table:table-cell>
          <table:table-cell office:value-type="string" calcext:value-type="string">
            <text:p>J-10000128034</text:p>
          </table:table-cell>
          <table:table-cell office:value-type="string" calcext:value-type="string">
            <text:p>JJIKS-A-50108/S25/JJ9360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light-pink-polyester-kameez-shalwar-jjiks-a-50108-s25-jj9360-sf.html</text:p>
          </table:table-cell>
        </table:table-row>
        <table:table-row table:style-name="ro1">
          <table:table-cell office:value-type="string" calcext:value-type="string">
            <text:p>LIGHT GREY COTTON KURTA</text:p>
          </table:table-cell>
          <table:table-cell office:value-type="string" calcext:value-type="string">
            <text:p>PKR 3,690.00</text:p>
          </table:table-cell>
          <table:table-cell office:value-type="string" calcext:value-type="string">
            <text:p>J-10000138787</text:p>
          </table:table-cell>
          <table:table-cell office:value-type="string" calcext:value-type="string">
            <text:p>JTK-S-50133/S25/JJ9775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light-grey-cotton-kurta-jtk-s-50133.html</text:p>
          </table:table-cell>
        </table:table-row>
        <table:table-row table:style-name="ro1">
          <table:table-cell office:value-type="string" calcext:value-type="string">
            <text:p>BROWN COTTON KURTA</text:p>
          </table:table-cell>
          <table:table-cell office:value-type="string" calcext:value-type="string">
            <text:p>PKR 3,690.00</text:p>
          </table:table-cell>
          <table:table-cell office:value-type="string" calcext:value-type="string">
            <text:p>J-10000138795</text:p>
          </table:table-cell>
          <table:table-cell office:value-type="string" calcext:value-type="string">
            <text:p>JTK-S-50135/S25/JJ9775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rown-cotton-kurta-jtk-s-50135.html</text:p>
          </table:table-cell>
        </table:table-row>
        <table:table-row table:style-name="ro1">
          <table:table-cell office:value-type="string" calcext:value-type="string">
            <text:p>SKY BLUE BLENDED KAMEEZ SHALWAR</text:p>
          </table:table-cell>
          <table:table-cell office:value-type="string" calcext:value-type="string">
            <text:p>PKR 2,390.00</text:p>
          </table:table-cell>
          <table:table-cell office:value-type="string" calcext:value-type="string">
            <text:p>J-10000128037</text:p>
          </table:table-cell>
          <table:table-cell office:value-type="string" calcext:value-type="string">
            <text:p>JJIKS-A-50114/S25/JJ9360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sky-blue-polyester-kameez-shalwar-jjiks-a-50114-s25-jj9360-sf.html</text:p>
          </table:table-cell>
        </table:table-row>
        <table:table-row table:style-name="ro1">
          <table:table-cell office:value-type="string" calcext:value-type="string">
            <text:p>BLUE COTTON KURTA</text:p>
          </table:table-cell>
          <table:table-cell office:value-type="string" calcext:value-type="string">
            <text:p>PKR 3,690.00</text:p>
          </table:table-cell>
          <table:table-cell office:value-type="string" calcext:value-type="string">
            <text:p>J-10000138803</text:p>
          </table:table-cell>
          <table:table-cell office:value-type="string" calcext:value-type="string">
            <text:p>JTK-S-50137/S25/JJ9775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cotton-kurta-jtk-s-50137.html</text:p>
          </table:table-cell>
        </table:table-row>
        <table:table-row table:style-name="ro1">
          <table:table-cell office:value-type="string" calcext:value-type="string">
            <text:p>OFF WHITE BLENDED KAMEEZ SHALWAR</text:p>
          </table:table-cell>
          <table:table-cell office:value-type="string" calcext:value-type="string">
            <text:p>PKR 5,990.00</text:p>
          </table:table-cell>
          <table:table-cell office:value-type="string" calcext:value-type="string">
            <text:p>J-10000126353</text:p>
          </table:table-cell>
          <table:table-cell office:value-type="string" calcext:value-type="string">
            <text:p>JTKS-A-39282/S25/JJ9897-F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blended-kameez-shalwar-jtks-a-39282-s25-jj9897-fl.html</text:p>
          </table:table-cell>
        </table:table-row>
        <table:table-row table:style-name="ro1">
          <table:table-cell office:value-type="string" calcext:value-type="string">
            <text:p>OFF WHITE BLENDED KAMEEZ SHALWAR</text:p>
          </table:table-cell>
          <table:table-cell office:value-type="string" calcext:value-type="string">
            <text:p>PKR 5,990.00</text:p>
          </table:table-cell>
          <table:table-cell office:value-type="string" calcext:value-type="string">
            <text:p>J-10000124793</text:p>
          </table:table-cell>
          <table:table-cell office:value-type="string" calcext:value-type="string">
            <text:p>JTKS-A-39281/S25/JJ9897-F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blended-kameez-shalwar-jtks-a-39281-s25-jj9897-fl.html</text:p>
          </table:table-cell>
        </table:table-row>
        <table:table-row table:style-name="ro1">
          <table:table-cell office:value-type="string" calcext:value-type="string">
            <text:p>GREY BLENDED KAMEEZ SHALWAR</text:p>
          </table:table-cell>
          <table:table-cell office:value-type="string" calcext:value-type="string">
            <text:p>PKR 5,990.00</text:p>
          </table:table-cell>
          <table:table-cell office:value-type="string" calcext:value-type="string">
            <text:p>J-10000131991</text:p>
          </table:table-cell>
          <table:table-cell office:value-type="string" calcext:value-type="string">
            <text:p>JTKS-A-39356/S25/JJ9365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y-blended-kameez-shalwar-jtks-a-39356-s25-jj9365-pn.html</text:p>
          </table:table-cell>
        </table:table-row>
        <table:table-row table:style-name="ro1">
          <table:table-cell office:value-type="string" calcext:value-type="string">
            <text:p>PINK BLENDED KAMEEZ SHALWAR</text:p>
          </table:table-cell>
          <table:table-cell office:value-type="string" calcext:value-type="string">
            <text:p>PKR 6,490.00</text:p>
          </table:table-cell>
          <table:table-cell office:value-type="string" calcext:value-type="string">
            <text:p>J-10000124797</text:p>
          </table:table-cell>
          <table:table-cell office:value-type="string" calcext:value-type="string">
            <text:p>JTKS-A-46673/S25/JJ10032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blended-kameez-shalwar-jtks-a-46673-s25-jj10032-pn.html</text:p>
          </table:table-cell>
        </table:table-row>
        <table:table-row table:style-name="ro1">
          <table:table-cell office:value-type="string" calcext:value-type="string">
            <text:p>BLACK BLENDED KAMEEZ SHALWAR</text:p>
          </table:table-cell>
          <table:table-cell office:value-type="string" calcext:value-type="string">
            <text:p>PKR 6,990.00</text:p>
          </table:table-cell>
          <table:table-cell office:value-type="string" calcext:value-type="string">
            <text:p>J-10000126345</text:p>
          </table:table-cell>
          <table:table-cell office:value-type="string" calcext:value-type="string">
            <text:p>JTKS-A-39350/S25/JJ9854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blended-kameez-shalwar-jtks-a-39350-s25-jj9854-cl.html</text:p>
          </table:table-cell>
        </table:table-row>
        <table:table-row table:style-name="ro1">
          <table:table-cell office:value-type="string" calcext:value-type="string">
            <text:p>PEACH BLENDED KAMEEZ SHALWAR</text:p>
          </table:table-cell>
          <table:table-cell office:value-type="string" calcext:value-type="string">
            <text:p>PKR 5,990.00</text:p>
          </table:table-cell>
          <table:table-cell office:value-type="string" calcext:value-type="string">
            <text:p>J-10000131983</text:p>
          </table:table-cell>
          <table:table-cell office:value-type="string" calcext:value-type="string">
            <text:p>JTKS-A-39349/S25/JJ9854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each-blended-kameez-shalwar-jtks-a-39349-s25-jj9854-cl.html</text:p>
          </table:table-cell>
        </table:table-row>
        <table:table-row table:style-name="ro1">
          <table:table-cell office:value-type="string" calcext:value-type="string">
            <text:p>BRICK RED BLENDED KAMEEZ SHALWAR</text:p>
          </table:table-cell>
          <table:table-cell office:value-type="string" calcext:value-type="string">
            <text:p>PKR 5,990.00</text:p>
          </table:table-cell>
          <table:table-cell office:value-type="string" calcext:value-type="string">
            <text:p>J-10000129933</text:p>
          </table:table-cell>
          <table:table-cell office:value-type="string" calcext:value-type="string">
            <text:p>JTKS-A-46681/S25/JJ9818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rick-red-blended-kameez-shalwar-jtks-a-46681-s25-jj9818-sf.html</text:p>
          </table:table-cell>
        </table:table-row>
        <table:table-row table:style-name="ro1">
          <table:table-cell office:value-type="string" calcext:value-type="string">
            <text:p>GREY BLENDED KAMEEZ SHALWAR</text:p>
          </table:table-cell>
          <table:table-cell office:value-type="string" calcext:value-type="string">
            <text:p>PKR 6,490.00</text:p>
          </table:table-cell>
          <table:table-cell office:value-type="string" calcext:value-type="string">
            <text:p>J-10000126361</text:p>
          </table:table-cell>
          <table:table-cell office:value-type="string" calcext:value-type="string">
            <text:p>JTKS-A-46674/S25/JJ10032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y-blended-kameez-shalwar-jtks-a-46674-s25-jj10032-pn.html</text:p>
          </table:table-cell>
        </table:table-row>
        <table:table-row table:style-name="ro1">
          <table:table-cell office:value-type="string" calcext:value-type="string">
            <text:p>FAWN BLENDED KAMEEZ SHALWAR</text:p>
          </table:table-cell>
          <table:table-cell office:value-type="string" calcext:value-type="string">
            <text:p>PKR 5,990.00</text:p>
          </table:table-cell>
          <table:table-cell office:value-type="string" calcext:value-type="string">
            <text:p>J-10000129941</text:p>
          </table:table-cell>
          <table:table-cell office:value-type="string" calcext:value-type="string">
            <text:p>JTKS-A-46683/S25/JJ9818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fawn-blended-kameez-shalwar-jtks-a-46683-s25-jj9818-sf.html</text:p>
          </table:table-cell>
        </table:table-row>
        <table:table-row table:style-name="ro1">
          <table:table-cell office:value-type="string" calcext:value-type="string">
            <text:p>PEACH BLENDED KAMEEZ SHALWAR</text:p>
          </table:table-cell>
          <table:table-cell office:value-type="string" calcext:value-type="string">
            <text:p>PKR 5,990.00</text:p>
          </table:table-cell>
          <table:table-cell office:value-type="string" calcext:value-type="string">
            <text:p>J-10000132003</text:p>
          </table:table-cell>
          <table:table-cell office:value-type="string" calcext:value-type="string">
            <text:p>JTKS-A-46705/S25/JJ9942-F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each-blended-kameez-shalwar-jtks-a-46705-s25-jj9942-fl.html</text:p>
          </table:table-cell>
        </table:table-row>
        <table:table-row table:style-name="ro1">
          <table:table-cell office:value-type="string" calcext:value-type="string">
            <text:p>DARK BROWN BLENDED KAMEEZ SHALWAR</text:p>
          </table:table-cell>
          <table:table-cell office:value-type="string" calcext:value-type="string">
            <text:p>PKR 6,990.00</text:p>
          </table:table-cell>
          <table:table-cell office:value-type="string" calcext:value-type="string">
            <text:p>J-10000126365</text:p>
          </table:table-cell>
          <table:table-cell office:value-type="string" calcext:value-type="string">
            <text:p>JTKS-A-46688/S25/JJ10065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dark-brown-blended-kameez-shalwar-jtks-a-46688-s25-jj10065-cl.html</text:p>
          </table:table-cell>
        </table:table-row>
        <table:table-row table:style-name="ro1">
          <table:table-cell office:value-type="string" calcext:value-type="string">
            <text:p>CREAM BLENDED KAMEEZ SHALWAR</text:p>
          </table:table-cell>
          <table:table-cell office:value-type="string" calcext:value-type="string">
            <text:p>PKR 6,990.00</text:p>
          </table:table-cell>
          <table:table-cell office:value-type="string" calcext:value-type="string">
            <text:p>J-10000135780</text:p>
          </table:table-cell>
          <table:table-cell office:value-type="string" calcext:value-type="string">
            <text:p>JTKS-A-46711/S25/JJ9855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cream-blended-kameez-shalwar-jtks-a-46711-s25-jj9855-cl.html</text:p>
          </table:table-cell>
        </table:table-row>
        <table:table-row table:style-name="ro1">
          <table:table-cell office:value-type="string" calcext:value-type="string">
            <text:p>TEAL BLUE BLENDED KAMEEZ SHALWAR</text:p>
          </table:table-cell>
          <table:table-cell office:value-type="string" calcext:value-type="string">
            <text:p>PKR 6,990.00</text:p>
          </table:table-cell>
          <table:table-cell office:value-type="string" calcext:value-type="string">
            <text:p>J-10000132007</text:p>
          </table:table-cell>
          <table:table-cell office:value-type="string" calcext:value-type="string">
            <text:p>JTKS-A-46709/S25/JJ9855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teal-blue-blended-kameez-shalwar-jtks-a-46709-s25-jj9855-cl.html</text:p>
          </table:table-cell>
        </table:table-row>
        <table:table-row table:style-name="ro1">
          <table:table-cell office:value-type="string" calcext:value-type="string">
            <text:p>GREY COTTON KURTA</text:p>
          </table:table-cell>
          <table:table-cell office:value-type="string" calcext:value-type="string">
            <text:p>PKR 4,490.00</text:p>
          </table:table-cell>
          <table:table-cell office:value-type="string" calcext:value-type="string">
            <text:p>J-10000138779</text:p>
          </table:table-cell>
          <table:table-cell office:value-type="string" calcext:value-type="string">
            <text:p>JTK-A-50123/S25/JJ9552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y-cotton-kurta-jtk-a-50123.html</text:p>
          </table:table-cell>
        </table:table-row>
        <table:table-row table:style-name="ro1">
          <table:table-cell office:value-type="string" calcext:value-type="string">
            <text:p>RUST BLENDED KAMEEZ SHALWAR</text:p>
          </table:table-cell>
          <table:table-cell office:value-type="string" calcext:value-type="string">
            <text:p>PKR 6,490.00</text:p>
          </table:table-cell>
          <table:table-cell office:value-type="string" calcext:value-type="string">
            <text:p>J-10000132023</text:p>
          </table:table-cell>
          <table:table-cell office:value-type="string" calcext:value-type="string">
            <text:p>JTKS-A-50119/S25/JJ9822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rust-blended-kameez-shalwar-jtks-a-50119-s25-jj9822-sf.html</text:p>
          </table:table-cell>
        </table:table-row>
        <table:table-row table:style-name="ro1">
          <table:table-cell office:value-type="string" calcext:value-type="string">
            <text:p>MINT GREEN BLENDED KAMEEZ SHALWAR</text:p>
          </table:table-cell>
          <table:table-cell office:value-type="string" calcext:value-type="string">
            <text:p>PKR 7,490.00</text:p>
          </table:table-cell>
          <table:table-cell office:value-type="string" calcext:value-type="string">
            <text:p>J-10000138839</text:p>
          </table:table-cell>
          <table:table-cell office:value-type="string" calcext:value-type="string">
            <text:p>JTKS-A-46715/S25/JJ9580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int-green-blended-kameez-shalwar-jtks-a-46715-s25-jj9580-pn.html</text:p>
          </table:table-cell>
        </table:table-row>
        <table:table-row table:style-name="ro1">
          <table:table-cell office:value-type="string" calcext:value-type="string">
            <text:p>BROWN BLENDED KURTA TROUSER</text:p>
          </table:table-cell>
          <table:table-cell office:value-type="string" calcext:value-type="string">
            <text:p>PKR 6,490.00</text:p>
          </table:table-cell>
          <table:table-cell office:value-type="string" calcext:value-type="string">
            <text:p>J-10000131971</text:p>
          </table:table-cell>
          <table:table-cell office:value-type="string" calcext:value-type="string">
            <text:p>JTKP-A-39343/S25/JJ9365-F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rown-blended-kurta-trouser-jtkp-a-39343-s25-jj9365-fl.html</text:p>
          </table:table-cell>
        </table:table-row>
        <table:table-row table:style-name="ro1">
          <table:table-cell office:value-type="string" calcext:value-type="string">
            <text:p>BLACK COTTON KURTA</text:p>
          </table:table-cell>
          <table:table-cell office:value-type="string" calcext:value-type="string">
            <text:p>PKR 4,990.00</text:p>
          </table:table-cell>
          <table:table-cell office:value-type="string" calcext:value-type="string">
            <text:p>J-10000100551</text:p>
          </table:table-cell>
          <table:table-cell office:value-type="string" calcext:value-type="string">
            <text:p>JTK-W-34847/S24/JJ9631-F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cotton-kurta-jtk-w-34847-s24-jj9631-fl.html</text:p>
          </table:table-cell>
        </table:table-row>
        <table:table-row table:style-name="ro1">
          <table:table-cell office:value-type="string" calcext:value-type="string">
            <text:p>FAWN BLENDED KAMEEZ SHALWAR</text:p>
          </table:table-cell>
          <table:table-cell office:value-type="string" calcext:value-type="string">
            <text:p>PKR 6,490.00</text:p>
          </table:table-cell>
          <table:table-cell office:value-type="string" calcext:value-type="string">
            <text:p>J-10000132019</text:p>
          </table:table-cell>
          <table:table-cell office:value-type="string" calcext:value-type="string">
            <text:p>JTKS-A-50129/S25/JJ9822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fawn-blended-kameez-shalwar-jtks-a-50129-s25-jj9822-sf.html</text:p>
          </table:table-cell>
        </table:table-row>
        <table:table-row table:style-name="ro1">
          <table:table-cell office:value-type="string" calcext:value-type="string">
            <text:p>GREY BLENDED KAMEEZ SHALWAR</text:p>
          </table:table-cell>
          <table:table-cell office:value-type="string" calcext:value-type="string">
            <text:p>PKR 5,990.00</text:p>
          </table:table-cell>
          <table:table-cell office:value-type="string" calcext:value-type="string">
            <text:p>J-10000129953</text:p>
          </table:table-cell>
          <table:table-cell office:value-type="string" calcext:value-type="string">
            <text:p>JTKS-A-50125/S25/JJ9815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y-polyester-kameez-shalwar-jtks-a-50125-s25-jj9815-sf.html</text:p>
          </table:table-cell>
        </table:table-row>
        <table:table-row table:style-name="ro1">
          <table:table-cell office:value-type="string" calcext:value-type="string">
            <text:p>RUST BLENDED KURTA TROUSER</text:p>
          </table:table-cell>
          <table:table-cell office:value-type="string" calcext:value-type="string">
            <text:p>PKR 5,990.00</text:p>
          </table:table-cell>
          <table:table-cell office:value-type="string" calcext:value-type="string">
            <text:p>J-10000131967</text:p>
          </table:table-cell>
          <table:table-cell office:value-type="string" calcext:value-type="string">
            <text:p>JTKP-A-39333/S25/JJ10178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rust-blended-kurta-trouser-jtkp-a-39333-s25-jj10178-cl.html</text:p>
          </table:table-cell>
        </table:table-row>
        <table:table-row table:style-name="ro1">
          <table:table-cell office:value-type="string" calcext:value-type="string">
            <text:p>PIGEON BLUE BLENDED KAMEEZ SHALWAR</text:p>
          </table:table-cell>
          <table:table-cell office:value-type="string" calcext:value-type="string">
            <text:p>PKR 6,490.00</text:p>
          </table:table-cell>
          <table:table-cell office:value-type="string" calcext:value-type="string">
            <text:p>J-10000132015</text:p>
          </table:table-cell>
          <table:table-cell office:value-type="string" calcext:value-type="string">
            <text:p>JTKS-A-50128/S25/JJ9822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geon-blue-blended-kameez-shalwar-jtks-a-50128-s25-jj9822-sf.html</text:p>
          </table:table-cell>
        </table:table-row>
        <table:table-row table:style-name="ro1">
          <table:table-cell office:value-type="string" calcext:value-type="string">
            <text:p>SMOKE GREY BLENDED KURTA TROUSER</text:p>
          </table:table-cell>
          <table:table-cell office:value-type="string" calcext:value-type="string">
            <text:p>PKR 6,490.00</text:p>
          </table:table-cell>
          <table:table-cell office:value-type="string" calcext:value-type="string">
            <text:p>J-10000128070</text:p>
          </table:table-cell>
          <table:table-cell office:value-type="string" calcext:value-type="string">
            <text:p>JTKP-A-46675/S25/JJ10032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smoke-grey-blended-kurta-trouser-jtkp-a-46675-s25-jj10032-cl.html</text:p>
          </table:table-cell>
        </table:table-row>
        <table:table-row table:style-name="ro1">
          <table:table-cell office:value-type="string" calcext:value-type="string">
            <text:p>BROWN BLENDED KURTA TROUSER</text:p>
          </table:table-cell>
          <table:table-cell office:value-type="string" calcext:value-type="string">
            <text:p>PKR 5,990.00</text:p>
          </table:table-cell>
          <table:table-cell office:value-type="string" calcext:value-type="string">
            <text:p>J-10000131975</text:p>
          </table:table-cell>
          <table:table-cell office:value-type="string" calcext:value-type="string">
            <text:p>JTKP-A-39348/S25/JJ9854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rown-blended-kurta-trouser-jtkp-a-39348-s25-jj9854-cl.html</text:p>
          </table:table-cell>
        </table:table-row>
        <table:table-row table:style-name="ro1">
          <table:table-cell office:value-type="string" calcext:value-type="string">
            <text:p>CREAM COTTON KURTA TROUSER</text:p>
          </table:table-cell>
          <table:table-cell office:value-type="string" calcext:value-type="string">
            <text:p>PKR 6,490.00</text:p>
          </table:table-cell>
          <table:table-cell office:value-type="string" calcext:value-type="string">
            <text:p>J-10000124785</text:p>
          </table:table-cell>
          <table:table-cell office:value-type="string" calcext:value-type="string">
            <text:p>JTKP-A-50099/S25/JJ9769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cream-cotton-kurta-trouser-jtkp-a-50099-s25-jj9769-pn.html</text:p>
          </table:table-cell>
        </table:table-row>
        <table:table-row table:style-name="ro1">
          <table:table-cell office:value-type="string" calcext:value-type="string">
            <text:p>BLACK BLENDED EXCLUSIVE KAMEEZ SHALWAR &amp; WAISTCOAT</text:p>
          </table:table-cell>
          <table:table-cell office:value-type="string" calcext:value-type="string">
            <text:p>PKR 19,990.00</text:p>
          </table:table-cell>
          <table:table-cell office:value-type="string" calcext:value-type="string">
            <text:p>J-10000133545</text:p>
          </table:table-cell>
          <table:table-cell office:value-type="string" calcext:value-type="string">
            <text:p>JJKSVC-A-47422/S25/JJ9987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blended-exclusive-kameez-shalwar-jjksvc-a-47422.html</text:p>
          </table:table-cell>
        </table:table-row>
        <table:table-row table:style-name="ro1">
          <table:table-cell office:value-type="string" calcext:value-type="string">
            <text:p>APPLE GREEN COTTON KURTA TROUSER</text:p>
          </table:table-cell>
          <table:table-cell office:value-type="string" calcext:value-type="string">
            <text:p>PKR 6,490.00</text:p>
          </table:table-cell>
          <table:table-cell office:value-type="string" calcext:value-type="string">
            <text:p>J-10000124789</text:p>
          </table:table-cell>
          <table:table-cell office:value-type="string" calcext:value-type="string">
            <text:p>JTKP-A-50102/S25/JJ9769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apple-green-cotton-kurta-trouser-jtkp-a-50102-s25-jj9769-pn.html</text:p>
          </table:table-cell>
        </table:table-row>
        <table:table-row table:style-name="ro1">
          <table:table-cell office:value-type="string" calcext:value-type="string">
            <text:p>LIVER RED BLENDED KAMEEZ SHALWAR</text:p>
          </table:table-cell>
          <table:table-cell office:value-type="string" calcext:value-type="string">
            <text:p>PKR 4,290.00</text:p>
          </table:table-cell>
          <table:table-cell office:value-type="string" calcext:value-type="string">
            <text:p>J-10000104119</text:p>
          </table:table-cell>
          <table:table-cell office:value-type="string" calcext:value-type="string">
            <text:p>JCKS-A-39197/S24/JJ9490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liver-red-blended-kameez-shalwar-jcks-a-39197-s24-jj9490-sf.html</text:p>
          </table:table-cell>
        </table:table-row>
        <table:table-row table:style-name="ro1">
          <table:table-cell office:value-type="string" calcext:value-type="string">
            <text:p>CREAM BLENDED KURTA TROUSER</text:p>
          </table:table-cell>
          <table:table-cell office:value-type="string" calcext:value-type="string">
            <text:p>PKR 3,790.00</text:p>
          </table:table-cell>
          <table:table-cell office:value-type="string" calcext:value-type="string">
            <text:p>J-10000126301</text:p>
          </table:table-cell>
          <table:table-cell office:value-type="string" calcext:value-type="string">
            <text:p>JCKP-A-39320/S25/JJ9590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cream-blended-kurta-trouser-jckp-a-39320.html</text:p>
          </table:table-cell>
        </table:table-row>
        <table:table-row table:style-name="ro1">
          <table:table-cell office:value-type="string" calcext:value-type="string">
            <text:p>OFF WHITE BLENDED KAMEEZ SHALWAR</text:p>
          </table:table-cell>
          <table:table-cell office:value-type="string" calcext:value-type="string">
            <text:p>PKR 4,290.00</text:p>
          </table:table-cell>
          <table:table-cell office:value-type="string" calcext:value-type="string">
            <text:p>J-10000122781</text:p>
          </table:table-cell>
          <table:table-cell office:value-type="string" calcext:value-type="string">
            <text:p>JCKS-A-39278/S25/JJ9897-F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blended-kameez-shalwar-jcks-a-39278-s25-jj9897-fl.html</text:p>
          </table:table-cell>
        </table:table-row>
        <table:table-row table:style-name="ro1">
          <table:table-cell office:value-type="string" calcext:value-type="string">
            <text:p>DULL BLUE BLENDED KAMEEZ SHALWAR</text:p>
          </table:table-cell>
          <table:table-cell office:value-type="string" calcext:value-type="string">
            <text:p>PKR 3,790.00</text:p>
          </table:table-cell>
          <table:table-cell office:value-type="string" calcext:value-type="string">
            <text:p>J-10000124775</text:p>
          </table:table-cell>
          <table:table-cell office:value-type="string" calcext:value-type="string">
            <text:p>JCKS-A-39303/S25/JJ5966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dull-blue-blended-kameez-shalwar-jcks-a-39303-s25-jj5966-pn.html</text:p>
          </table:table-cell>
        </table:table-row>
        <table:table-row table:style-name="ro1">
          <table:table-cell office:value-type="string" calcext:value-type="string">
            <text:p>RUST BLENDED KAMEEZ SHALWAR</text:p>
          </table:table-cell>
          <table:table-cell office:value-type="string" calcext:value-type="string">
            <text:p>PKR 3,790.00</text:p>
          </table:table-cell>
          <table:table-cell office:value-type="string" calcext:value-type="string">
            <text:p>J-10000129893</text:p>
          </table:table-cell>
          <table:table-cell office:value-type="string" calcext:value-type="string">
            <text:p>JCKS-A-39324/S25/JJ9661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rust-blended-kameez-shalwar-jcks-a-39324-s25-jj9661-cl.html</text:p>
          </table:table-cell>
        </table:table-row>
        <table:table-row table:style-name="ro1">
          <table:table-cell office:value-type="string" calcext:value-type="string">
            <text:p>BLUE COTTON KAMEEZ SHALWAR</text:p>
          </table:table-cell>
          <table:table-cell office:value-type="string" calcext:value-type="string">
            <text:p>PKR 2,390.00</text:p>
          </table:table-cell>
          <table:table-cell office:value-type="string" calcext:value-type="string">
            <text:p>J-10000137021</text:p>
          </table:table-cell>
          <table:table-cell office:value-type="string" calcext:value-type="string">
            <text:p>JJIKS-S-46699/S25/JJ9775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cotton-kameez-shalwar-jjiks-s-46699-s25-jj9775-sf.html</text:p>
          </table:table-cell>
        </table:table-row>
        <table:table-row table:style-name="ro1">
          <table:table-cell office:value-type="string" calcext:value-type="string">
            <text:p>LIGHT BEIGE BLENDED KAMEEZ SHALWAR</text:p>
          </table:table-cell>
          <table:table-cell office:value-type="string" calcext:value-type="string">
            <text:p>PKR 4,290.00</text:p>
          </table:table-cell>
          <table:table-cell office:value-type="string" calcext:value-type="string">
            <text:p>J-10000129898</text:p>
          </table:table-cell>
          <table:table-cell office:value-type="string" calcext:value-type="string">
            <text:p>JCKS-A-39329/S25/JJ10120-F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light-beige-blended-kameez-shalwar-jcks-a-39329-s25-jj10120-fl.html</text:p>
          </table:table-cell>
        </table:table-row>
        <table:table-row table:style-name="ro1">
          <table:table-cell office:value-type="string" calcext:value-type="string">
            <text:p>GREEN COTTON KAMEEZ SHALWAR</text:p>
          </table:table-cell>
          <table:table-cell office:value-type="string" calcext:value-type="string">
            <text:p>PKR 2,390.00</text:p>
          </table:table-cell>
          <table:table-cell office:value-type="string" calcext:value-type="string">
            <text:p>J-10000137018</text:p>
          </table:table-cell>
          <table:table-cell office:value-type="string" calcext:value-type="string">
            <text:p>JJIKS-S-46697/S25/JJ9775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cotton-kameez-shalwar-jjiks-s-46697-s25-jj9775-sf.html</text:p>
          </table:table-cell>
        </table:table-row>
        <table:table-row table:style-name="ro1">
          <table:table-cell office:value-type="string" calcext:value-type="string">
            <text:p>BLUE COTTON KAMEEZ SHALWAR</text:p>
          </table:table-cell>
          <table:table-cell office:value-type="string" calcext:value-type="string">
            <text:p>PKR 2,390.00</text:p>
          </table:table-cell>
          <table:table-cell office:value-type="string" calcext:value-type="string">
            <text:p>J-10000137365</text:p>
          </table:table-cell>
          <table:table-cell office:value-type="string" calcext:value-type="string">
            <text:p>JJIKS-S-46698/S25/JJ9775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cotton-kameez-shalwar-jjiks-s-46698-s25-jj9775-sf.html</text:p>
          </table:table-cell>
        </table:table-row>
        <table:table-row table:style-name="ro1">
          <table:table-cell office:value-type="string" calcext:value-type="string">
            <text:p>LEMON YELLOW COTTON KAMEEZ SHALWAR</text:p>
          </table:table-cell>
          <table:table-cell office:value-type="string" calcext:value-type="string">
            <text:p>PKR 2,390.00</text:p>
          </table:table-cell>
          <table:table-cell office:value-type="string" calcext:value-type="string">
            <text:p>J-10000137362</text:p>
          </table:table-cell>
          <table:table-cell office:value-type="string" calcext:value-type="string">
            <text:p>JJIKS-S-46696/S25/JJ9775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lemon-yellow-cotton-kameez-shalwar-jjiks-s-46696-s25-jj9775-sf.html</text:p>
          </table:table-cell>
        </table:table-row>
        <table:table-row table:style-name="ro1">
          <table:table-cell office:value-type="string" calcext:value-type="string">
            <text:p>CHARCOAL GREY COTTON KAMEEZ SHALWAR</text:p>
          </table:table-cell>
          <table:table-cell office:value-type="string" calcext:value-type="string">
            <text:p>PKR 2,390.00</text:p>
          </table:table-cell>
          <table:table-cell office:value-type="string" calcext:value-type="string">
            <text:p>J-10000131911</text:p>
          </table:table-cell>
          <table:table-cell office:value-type="string" calcext:value-type="string">
            <text:p>JJIKS-S-46695/S25/JJ9775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charcoal-grey-cotton-kameez-shalwar-jjiks-s-46695-s25-jj9775-sf.html</text:p>
          </table:table-cell>
        </table:table-row>
        <table:table-row table:style-name="ro1">
          <table:table-cell office:value-type="string" calcext:value-type="string">
            <text:p>TEAL GREEN BLENDED CASUAL KAMEEZ SHALWAR</text:p>
          </table:table-cell>
          <table:table-cell office:value-type="string" calcext:value-type="string">
            <text:p>PKR 8,990.00</text:p>
          </table:table-cell>
          <table:table-cell office:value-type="string" calcext:value-type="string">
            <text:p>J-10000124931</text:p>
          </table:table-cell>
          <table:table-cell office:value-type="string" calcext:value-type="string">
            <text:p>JJKS-A-33273/S25/JJ9861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teal-green-blended-casual-kameez-shalwar-jjks-a-33273-s25-jj9861-cl.html</text:p>
          </table:table-cell>
        </table:table-row>
        <table:table-row table:style-name="ro1">
          <table:table-cell office:value-type="string" calcext:value-type="string">
            <text:p>GREY BLENDED CASUAL KAMEEZ SHALWAR</text:p>
          </table:table-cell>
          <table:table-cell office:value-type="string" calcext:value-type="string">
            <text:p>PKR 8,990.00</text:p>
          </table:table-cell>
          <table:table-cell office:value-type="string" calcext:value-type="string">
            <text:p>J-10000122946</text:p>
          </table:table-cell>
          <table:table-cell office:value-type="string" calcext:value-type="string">
            <text:p>JJKS-A-33272/S25/JJ9861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y-blended-casual-kameez-shalwar-jjks-a-33272-s25-jj9861-cl.html</text:p>
          </table:table-cell>
        </table:table-row>
        <table:table-row table:style-name="ro1">
          <table:table-cell office:value-type="string" calcext:value-type="string">
            <text:p>TEA PINK COTTON CASUAL KAMEEZ SHALWAR</text:p>
          </table:table-cell>
          <table:table-cell office:value-type="string" calcext:value-type="string">
            <text:p>PKR 9,490.00</text:p>
          </table:table-cell>
          <table:table-cell office:value-type="string" calcext:value-type="string">
            <text:p>J-10000124937</text:p>
          </table:table-cell>
          <table:table-cell office:value-type="string" calcext:value-type="string">
            <text:p>JJKS-A-33274/S25/JJ9829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tea-pink-cotton-casual-kameez-shalwar-jjks-a-33274-s25-jj9829-cl.html</text:p>
          </table:table-cell>
        </table:table-row>
        <table:table-row table:style-name="ro1">
          <table:table-cell office:value-type="string" calcext:value-type="string">
            <text:p>GREY COTTON CASUAL KAMEEZ SHALWAR</text:p>
          </table:table-cell>
          <table:table-cell office:value-type="string" calcext:value-type="string">
            <text:p>PKR 9,490.00</text:p>
          </table:table-cell>
          <table:table-cell office:value-type="string" calcext:value-type="string">
            <text:p>J-10000126409</text:p>
          </table:table-cell>
          <table:table-cell office:value-type="string" calcext:value-type="string">
            <text:p>JJKS-A-33275/S25/JJ9829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y-cotton-casual-kameez-shalwar-jjks-a-33275-s25-jj9829-cl.html</text:p>
          </table:table-cell>
        </table:table-row>
        <table:table-row table:style-name="ro1">
          <table:table-cell office:value-type="string" calcext:value-type="string">
            <text:p>LILAC BLENDED CASUAL KAMEEZ SHALWAR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22940</text:p>
          </table:table-cell>
          <table:table-cell office:value-type="string" calcext:value-type="string">
            <text:p>JJKS-A-33271/S25/JJ9861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lilac-blended-casual-kameez-shalwar-jjks-a-33271-s25-jj9861-cl.html</text:p>
          </table:table-cell>
        </table:table-row>
        <table:table-row table:style-name="ro1">
          <table:table-cell office:value-type="string" calcext:value-type="string">
            <text:p>OFF WHITE COTTON CASUAL KAMEEZ SHALWAR</text:p>
          </table:table-cell>
          <table:table-cell office:value-type="string" calcext:value-type="string">
            <text:p>PKR 9,490.00</text:p>
          </table:table-cell>
          <table:table-cell office:value-type="string" calcext:value-type="string">
            <text:p>J-10000124943</text:p>
          </table:table-cell>
          <table:table-cell office:value-type="string" calcext:value-type="string">
            <text:p>JJKS-A-33276/S25/JJ9829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cotton-casual-kameez-shalwar-jjks-a-33276-s25-jj9829-cl.html</text:p>
          </table:table-cell>
        </table:table-row>
        <table:table-row table:style-name="ro1">
          <table:table-cell office:value-type="string" calcext:value-type="string">
            <text:p>NAVY BLUE BLENDED CASUAL KAMEEZ SHALWAR</text:p>
          </table:table-cell>
          <table:table-cell office:value-type="string" calcext:value-type="string">
            <text:p>PKR 9,490.00</text:p>
          </table:table-cell>
          <table:table-cell office:value-type="string" calcext:value-type="string">
            <text:p>J-10000124949</text:p>
          </table:table-cell>
          <table:table-cell office:value-type="string" calcext:value-type="string">
            <text:p>JJKS-A-33277/S25/JJ9936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navy-blue-blended-casual-kameez-shalwar-jjks-a-33277-s25-jj9936-cl.html</text:p>
          </table:table-cell>
        </table:table-row>
        <table:table-row table:style-name="ro1">
          <table:table-cell office:value-type="string" calcext:value-type="string">
            <text:p>MAROON BLENDED CASUAL KAMEEZ SHALWAR</text:p>
          </table:table-cell>
          <table:table-cell office:value-type="string" calcext:value-type="string">
            <text:p>PKR 9,490.00</text:p>
          </table:table-cell>
          <table:table-cell office:value-type="string" calcext:value-type="string">
            <text:p>J-10000124955</text:p>
          </table:table-cell>
          <table:table-cell office:value-type="string" calcext:value-type="string">
            <text:p>JJKS-A-33279/S25/JJ9936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aroon-blended-casual-kameez-shalwar-jjks-a-33279-s25-jj9936-cl.html</text:p>
          </table:table-cell>
        </table:table-row>
        <table:table-row table:style-name="ro1">
          <table:table-cell office:value-type="string" calcext:value-type="string">
            <text:p>GREY BLENDED CASUAL KAMEEZ SHALWAR</text:p>
          </table:table-cell>
          <table:table-cell office:value-type="string" calcext:value-type="string">
            <text:p>PKR 9,490.00</text:p>
          </table:table-cell>
          <table:table-cell office:value-type="string" calcext:value-type="string">
            <text:p>J-10000129364</text:p>
          </table:table-cell>
          <table:table-cell office:value-type="string" calcext:value-type="string">
            <text:p>JJKS-A-33278/S25/JJ9936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y-blended-casual-kameez-shalwar-jjks-a-33278-s25-jj9936-cl.html</text:p>
          </table:table-cell>
        </table:table-row>
        <table:table-row table:style-name="ro1">
          <table:table-cell office:value-type="string" calcext:value-type="string">
            <text:p>BROWN COTTON CASUAL KAMEEZ SHALWAR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22952</text:p>
          </table:table-cell>
          <table:table-cell office:value-type="string" calcext:value-type="string">
            <text:p>JJKS-A-33280/S25/JJ9740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rown-cotton-casual-kameez-shalwar-jjks-a-33280-s25-jj9740-cl.html</text:p>
          </table:table-cell>
        </table:table-row>
        <table:table-row table:style-name="ro1">
          <table:table-cell office:value-type="string" calcext:value-type="string">
            <text:p>BEIGE BLENDED SEMI-FORMAL KAMEEZ SHALWAR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133419</text:p>
          </table:table-cell>
          <table:table-cell office:value-type="string" calcext:value-type="string">
            <text:p>JJKS-A-33367/S25/JJ10181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eige-blended-semi-formal-kameez-shalwar-jjks-a-33367-s25-jj10181-sf.html</text:p>
          </table:table-cell>
        </table:table-row>
        <table:table-row table:style-name="ro1">
          <table:table-cell office:value-type="string" calcext:value-type="string">
            <text:p>GREY COTTON CASUAL KAMEEZ SHALWAR</text:p>
          </table:table-cell>
          <table:table-cell office:value-type="string" calcext:value-type="string">
            <text:p>PKR 8,990.00</text:p>
          </table:table-cell>
          <table:table-cell office:value-type="string" calcext:value-type="string">
            <text:p>J-10000124961</text:p>
          </table:table-cell>
          <table:table-cell office:value-type="string" calcext:value-type="string">
            <text:p>JJKS-A-33282/S25/JJ9740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y-cotton-casual-kameez-shalwar-jjks-a-33282-s25-jj9740-cl.html</text:p>
          </table:table-cell>
        </table:table-row>
        <table:table-row table:style-name="ro1">
          <table:table-cell office:value-type="string" calcext:value-type="string">
            <text:p>CREAM BLENDED SEMI-FORMAL KAMEEZ SHALWAR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33425</text:p>
          </table:table-cell>
          <table:table-cell office:value-type="string" calcext:value-type="string">
            <text:p>JJKS-A-33368/S25/JJ9840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cream-blended-semi-formal-kameez-shalwar-jjks-a-33368-s25-jj9840-sf.html</text:p>
          </table:table-cell>
        </table:table-row>
        <table:table-row table:style-name="ro1">
          <table:table-cell office:value-type="string" calcext:value-type="string">
            <text:p>MAROON BLENDED SEMI-FORMAL KAMEEZ SHALWAR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33431</text:p>
          </table:table-cell>
          <table:table-cell office:value-type="string" calcext:value-type="string">
            <text:p>JJKS-A-33369/S25/JJ9840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aroon-blended-semi-formal-kameez-shalwar-jjks-a-33369-s25-jj9840-sf.html</text:p>
          </table:table-cell>
        </table:table-row>
        <table:table-row table:style-name="ro1">
          <table:table-cell office:value-type="string" calcext:value-type="string">
            <text:p>GREY COTTON CASUAL KAMEEZ SHALWAR</text:p>
          </table:table-cell>
          <table:table-cell office:value-type="string" calcext:value-type="string">
            <text:p>PKR 8,990.00</text:p>
          </table:table-cell>
          <table:table-cell office:value-type="string" calcext:value-type="string">
            <text:p>J-10000128162</text:p>
          </table:table-cell>
          <table:table-cell office:value-type="string" calcext:value-type="string">
            <text:p>JJKS-A-33357/S25/JJ9837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y-cotton-casual-kameez-shalwar-jjks-a-33357-s25-jj9837-cl.html</text:p>
          </table:table-cell>
        </table:table-row>
        <table:table-row table:style-name="ro1">
          <table:table-cell office:value-type="string" calcext:value-type="string">
            <text:p>ARMY GREEN BLENDED SEMI-FORMAL KAMEEZ SHALWAR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33437</text:p>
          </table:table-cell>
          <table:table-cell office:value-type="string" calcext:value-type="string">
            <text:p>JJKS-A-33370/S25/JJ9840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army-green-blended-semi-formal-kameez-shalwar-jjks-a-33370-s25-jj9840-sf.html</text:p>
          </table:table-cell>
        </table:table-row>
        <table:table-row table:style-name="ro1">
          <table:table-cell office:value-type="string" calcext:value-type="string">
            <text:p>GREEN BLENDED CASUAL KAMEEZ SHALWAR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24979</text:p>
          </table:table-cell>
          <table:table-cell office:value-type="string" calcext:value-type="string">
            <text:p>JJKS-A-46658/S25/JJ9935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blended-casual-kameez-shalwar-jjks-a-46658-s25-jj9935-cl.html</text:p>
          </table:table-cell>
        </table:table-row>
        <table:table-row table:style-name="ro1">
          <table:table-cell office:value-type="string" calcext:value-type="string">
            <text:p>GREY BLENDED CASUAL KAMEEZ SHALWAR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24985</text:p>
          </table:table-cell>
          <table:table-cell office:value-type="string" calcext:value-type="string">
            <text:p>JJKS-A-46659/S25/JJ9935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y-blended-casual-kameez-shalwar-jjks-a-46659-s25-jj9935-cl.html</text:p>
          </table:table-cell>
        </table:table-row>
        <table:table-row table:style-name="ro1">
          <table:table-cell office:value-type="string" calcext:value-type="string">
            <text:p>OLIVE BLENDED SEMI-FORMAL KAMEEZ SHALWAR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133443</text:p>
          </table:table-cell>
          <table:table-cell office:value-type="string" calcext:value-type="string">
            <text:p>JJKS-A-33371/S25/JJ10181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live-blended-semi-formal-kameez-shalwar-jjks-a-33371-s25-jj10181-sf.html</text:p>
          </table:table-cell>
        </table:table-row>
        <table:table-row table:style-name="ro1">
          <table:table-cell office:value-type="string" calcext:value-type="string">
            <text:p>PERIWINKLE COTTON CASUAL KAMEEZ SHALWAR</text:p>
          </table:table-cell>
          <table:table-cell office:value-type="string" calcext:value-type="string">
            <text:p>PKR 9,490.00</text:p>
          </table:table-cell>
          <table:table-cell office:value-type="string" calcext:value-type="string">
            <text:p>J-10000133461</text:p>
          </table:table-cell>
          <table:table-cell office:value-type="string" calcext:value-type="string">
            <text:p>JJKS-A-47403/S25/JJ9837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eriwinkle-cotton-casual-kameez-shalwar-jjks-a-47403-s25-jj9837-pn.html</text:p>
          </table:table-cell>
        </table:table-row>
        <table:table-row table:style-name="ro1">
          <table:table-cell office:value-type="string" calcext:value-type="string">
            <text:p>WHITE COTTON CASUAL KAMEEZ SHALWAR</text:p>
          </table:table-cell>
          <table:table-cell office:value-type="string" calcext:value-type="string">
            <text:p>PKR 9,490.00</text:p>
          </table:table-cell>
          <table:table-cell office:value-type="string" calcext:value-type="string">
            <text:p>J-10000126463</text:p>
          </table:table-cell>
          <table:table-cell office:value-type="string" calcext:value-type="string">
            <text:p>JJKS-A-47402/S25/JJ9837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white-cotton-casual-kameez-shalwar-jjks-a-47402-s25-jj9837-pn.html</text:p>
          </table:table-cell>
        </table:table-row>
        <table:table-row table:style-name="ro1">
          <table:table-cell office:value-type="string" calcext:value-type="string">
            <text:p>CREAM BLENDED CASUAL KAMEEZ SHALWAR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26445</text:p>
          </table:table-cell>
          <table:table-cell office:value-type="string" calcext:value-type="string">
            <text:p>JJKS-A-46660/S25/JJ9869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cream-blended-casual-kameez-shalwar-jjks-a-46660-s25-jj9869-pn.html</text:p>
          </table:table-cell>
        </table:table-row>
        <table:table-row table:style-name="ro1">
          <table:table-cell office:value-type="string" calcext:value-type="string">
            <text:p>BEIGE BLENDED CASUAL KAMEEZ SHALWAR</text:p>
          </table:table-cell>
          <table:table-cell office:value-type="string" calcext:value-type="string">
            <text:p>PKR 7,490.00</text:p>
          </table:table-cell>
          <table:table-cell office:value-type="string" calcext:value-type="string">
            <text:p>J-10000125009</text:p>
          </table:table-cell>
          <table:table-cell office:value-type="string" calcext:value-type="string">
            <text:p>JJKS-A-47406/S25/JJ9858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eige-blended-casual-kameez-shalwar-jjks-a-47406-s25-jj9858-pn.html</text:p>
          </table:table-cell>
        </table:table-row>
        <table:table-row table:style-name="ro1">
          <table:table-cell office:value-type="string" calcext:value-type="string">
            <text:p>BEIGE COTTON CASUAL KAMEEZ SHALWAR</text:p>
          </table:table-cell>
          <table:table-cell office:value-type="string" calcext:value-type="string">
            <text:p>PKR 8,990.00</text:p>
          </table:table-cell>
          <table:table-cell office:value-type="string" calcext:value-type="string">
            <text:p>J-10000129424</text:p>
          </table:table-cell>
          <table:table-cell office:value-type="string" calcext:value-type="string">
            <text:p>JJKS-A-47407/S25/JJ8770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eige-cotton-casual-kameez-shalwar-jjks-a-47407-s25-jj8770-cl.html</text:p>
          </table:table-cell>
        </table:table-row>
        <table:table-row table:style-name="ro1">
          <table:table-cell office:value-type="string" calcext:value-type="string">
            <text:p>BLACK BLENDED CASUAL KAMEEZ SHALWAR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28186</text:p>
          </table:table-cell>
          <table:table-cell office:value-type="string" calcext:value-type="string">
            <text:p>JJKS-A-47418/S25/JJ9859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blended-casual-kameez-shalwar-jjks-a-47418-s25-jj9859-pn.html</text:p>
          </table:table-cell>
        </table:table-row>
        <table:table-row table:style-name="ro1">
          <table:table-cell office:value-type="string" calcext:value-type="string">
            <text:p>GREY BLENDED CASUAL KAMEEZ SHALWAR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126475</text:p>
          </table:table-cell>
          <table:table-cell office:value-type="string" calcext:value-type="string">
            <text:p>JJKS-A-47405/S25/JJ9858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y-blended-casual-kameez-shalwar-jjks-a-47405-s25-jj9858-pn.html</text:p>
          </table:table-cell>
        </table:table-row>
        <table:table-row table:style-name="ro1">
          <table:table-cell office:value-type="string" calcext:value-type="string">
            <text:p>SKY BLUE BLENDED CASUAL KAMEEZ SHALWAR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28180</text:p>
          </table:table-cell>
          <table:table-cell office:value-type="string" calcext:value-type="string">
            <text:p>JJKS-A-47417/S25/JJ9859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sky-blue-blended-casual-kameez-shalwar-jjks-a-47417-s25-jj9859-pn.html</text:p>
          </table:table-cell>
        </table:table-row>
        <table:table-row table:style-name="ro1">
          <table:table-cell office:value-type="string" calcext:value-type="string">
            <text:p>CREAM COTTON CASUAL KAMEEZ SHALWAR</text:p>
          </table:table-cell>
          <table:table-cell office:value-type="string" calcext:value-type="string">
            <text:p>PKR 8,990.00</text:p>
          </table:table-cell>
          <table:table-cell office:value-type="string" calcext:value-type="string">
            <text:p>J-10000128174</text:p>
          </table:table-cell>
          <table:table-cell office:value-type="string" calcext:value-type="string">
            <text:p>JJKS-A-47416/S25/JJ9769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cream-cotton-casual-kameez-shalwar-jjks-a-47416-s25-jj9769-pn.html</text:p>
          </table:table-cell>
        </table:table-row>
        <table:table-row table:style-name="ro1">
          <table:table-cell office:value-type="string" calcext:value-type="string">
            <text:p>MAROON BLENDED KURTA TROUSER</text:p>
          </table:table-cell>
          <table:table-cell office:value-type="string" calcext:value-type="string">
            <text:p>PKR 9,490.00</text:p>
          </table:table-cell>
          <table:table-cell office:value-type="string" calcext:value-type="string">
            <text:p>J-10000124865</text:p>
          </table:table-cell>
          <table:table-cell office:value-type="string" calcext:value-type="string">
            <text:p>JJKP-A-33279/S25/JJ9936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aroon-blended-kurta-trouser-jjkp-a-33279-s25-jj9936-cl.html</text:p>
          </table:table-cell>
        </table:table-row>
        <table:table-row table:style-name="ro1">
          <table:table-cell office:value-type="string" calcext:value-type="string">
            <text:p>GREY BLENDED KURTA TROUSER</text:p>
          </table:table-cell>
          <table:table-cell office:value-type="string" calcext:value-type="string">
            <text:p>PKR 9,490.00</text:p>
          </table:table-cell>
          <table:table-cell office:value-type="string" calcext:value-type="string">
            <text:p>J-10000129478</text:p>
          </table:table-cell>
          <table:table-cell office:value-type="string" calcext:value-type="string">
            <text:p>JJKP-A-33278/S25/JJ9936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y-blended-kurta-trouser-jjkp-a-33278-s25-jj9936-cl.html</text:p>
          </table:table-cell>
        </table:table-row>
        <table:table-row table:style-name="ro1">
          <table:table-cell office:value-type="string" calcext:value-type="string">
            <text:p>NAVY BLUE BLENDED KURTA TROUSER</text:p>
          </table:table-cell>
          <table:table-cell office:value-type="string" calcext:value-type="string">
            <text:p>PKR 9,490.00</text:p>
          </table:table-cell>
          <table:table-cell office:value-type="string" calcext:value-type="string">
            <text:p>J-10000124859</text:p>
          </table:table-cell>
          <table:table-cell office:value-type="string" calcext:value-type="string">
            <text:p>JJKP-A-33277/S25/JJ9936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navy-blue-blended-kurta-trouser-jjkp-a-33277-s25-jj9936-cl.html</text:p>
          </table:table-cell>
        </table:table-row>
        <table:table-row table:style-name="ro1">
          <table:table-cell office:value-type="string" calcext:value-type="string">
            <text:p>BROWN COTTON KURTA TROUSER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22910</text:p>
          </table:table-cell>
          <table:table-cell office:value-type="string" calcext:value-type="string">
            <text:p>JJKP-A-33280/S25/JJ9740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rown-cotton-kurta-trouser-jjkp-a-33280-s25-jj9740-cl.html</text:p>
          </table:table-cell>
        </table:table-row>
        <table:table-row table:style-name="ro1">
          <table:table-cell office:value-type="string" calcext:value-type="string">
            <text:p>BROWN BLENDED KURTA TROUSER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29484</text:p>
          </table:table-cell>
          <table:table-cell office:value-type="string" calcext:value-type="string">
            <text:p>JJKP-A-33334/S25/JJ10083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rown-blended-kurta-trouser-jjkp-a-33334-s25-jj10083-sf.html</text:p>
          </table:table-cell>
        </table:table-row>
        <table:table-row table:style-name="ro1">
          <table:table-cell office:value-type="string" calcext:value-type="string">
            <text:p>BLUE BLENDED KURTA TROUSER</text:p>
          </table:table-cell>
          <table:table-cell office:value-type="string" calcext:value-type="string">
            <text:p>PKR 8,990.00</text:p>
          </table:table-cell>
          <table:table-cell office:value-type="string" calcext:value-type="string">
            <text:p>J-10000129490</text:p>
          </table:table-cell>
          <table:table-cell office:value-type="string" calcext:value-type="string">
            <text:p>JJKP-A-33341/S25/JJ9869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blended-kurta-trouser-jjkp-a-33341-s25-jj9869-sf.html</text:p>
          </table:table-cell>
        </table:table-row>
        <table:table-row table:style-name="ro1">
          <table:table-cell office:value-type="string" calcext:value-type="string">
            <text:p>FAWN BLENDED KURTA TROUSER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26439</text:p>
          </table:table-cell>
          <table:table-cell office:value-type="string" calcext:value-type="string">
            <text:p>JJKP-A-33340/S25/JJ10066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fawn-blended-kurta-trouser-jjkp-a-33340-s25-jj10066-cl.html</text:p>
          </table:table-cell>
        </table:table-row>
        <table:table-row table:style-name="ro1">
          <table:table-cell office:value-type="string" calcext:value-type="string">
            <text:p>BLACK BLENDED KURTA TROUSER</text:p>
          </table:table-cell>
          <table:table-cell office:value-type="string" calcext:value-type="string">
            <text:p>PKR 9,490.00</text:p>
          </table:table-cell>
          <table:table-cell office:value-type="string" calcext:value-type="string">
            <text:p>J-10000126433</text:p>
          </table:table-cell>
          <table:table-cell office:value-type="string" calcext:value-type="string">
            <text:p>JJKP-A-33339/S25/JJ9936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blended-kurta-trouser-jjkp-a-33339-s25-jj9936-cl.html</text:p>
          </table:table-cell>
        </table:table-row>
        <table:table-row table:style-name="ro1">
          <table:table-cell office:value-type="string" calcext:value-type="string">
            <text:p>MEHNDI GREEN BLENDED KURTA TROUSER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29496</text:p>
          </table:table-cell>
          <table:table-cell office:value-type="string" calcext:value-type="string">
            <text:p>JJKP-A-33342/S25/JJ9937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ehndi-green-polyester-kurta-trouser-jjkp-a-33342-s25-jj9937-sf.html</text:p>
          </table:table-cell>
        </table:table-row>
        <table:table-row table:style-name="ro1">
          <table:table-cell office:value-type="string" calcext:value-type="string">
            <text:p>GREY BLENDED KURTA TROUSER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133485</text:p>
          </table:table-cell>
          <table:table-cell office:value-type="string" calcext:value-type="string">
            <text:p>JJKP-A-33348/S25/JJ9950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y-blended-kurta-trouser-jjkp-a-33348-s25-jj9950-sf.html</text:p>
          </table:table-cell>
        </table:table-row>
        <table:table-row table:style-name="ro1">
          <table:table-cell office:value-type="string" calcext:value-type="string">
            <text:p>BLUE COTTON KURTA TROUSER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24871</text:p>
          </table:table-cell>
          <table:table-cell office:value-type="string" calcext:value-type="string">
            <text:p>JJKP-A-33281/S25/JJ9744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cotton-kurta-trouser-jjkp-a-33281-s25-jj9744-cl.html</text:p>
          </table:table-cell>
        </table:table-row>
        <table:table-row table:style-name="ro1">
          <table:table-cell office:value-type="string" calcext:value-type="string">
            <text:p>GREEN LAWN PRINTED KURTI</text:p>
          </table:table-cell>
          <table:table-cell office:value-type="string" calcext:value-type="string">
            <text:p>PKR 3,890.00</text:p>
          </table:table-cell>
          <table:table-cell office:value-type="string" calcext:value-type="string">
            <text:p>J-10000097949</text:p>
          </table:table-cell>
          <table:table-cell office:value-type="string" calcext:value-type="string">
            <text:p>JGLK-S-JGS-25-2517 FB/BLOCK GIRL-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printed-kurti-jglk-s-jgs-25-2517-fb-block-girl-02.html</text:p>
          </table:table-cell>
        </table:table-row>
        <table:table-row table:style-name="ro1">
          <table:table-cell office:value-type="string" calcext:value-type="string">
            <text:p>PINK DOBBY EMBROIDERED KURTI</text:p>
          </table:table-cell>
          <table:table-cell office:value-type="string" calcext:value-type="string">
            <text:p>PKR 3,190.00</text:p>
          </table:table-cell>
          <table:table-cell office:value-type="string" calcext:value-type="string">
            <text:p>J-10000107249</text:p>
          </table:table-cell>
          <table:table-cell office:value-type="string" calcext:value-type="string">
            <text:p>JGLK-S-JGS-25-2513 FB/FOLKLORE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dobby-embroidered-kurti-jglk-s-jgs-25-2513-fb-folklore-1.html</text:p>
          </table:table-cell>
        </table:table-row>
        <table:table-row table:style-name="ro1">
          <table:table-cell office:value-type="string" calcext:value-type="string">
            <text:p>MULTICOLOR LAWN PRINTED KURTI</text:p>
          </table:table-cell>
          <table:table-cell office:value-type="string" calcext:value-type="string">
            <text:p>PKR 3,890.00</text:p>
          </table:table-cell>
          <table:table-cell office:value-type="string" calcext:value-type="string">
            <text:p>J-10000099180</text:p>
          </table:table-cell>
          <table:table-cell office:value-type="string" calcext:value-type="string">
            <text:p>JGLK-S-JGS-25-2518 FB/BLOCK GIRL-0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kurti-jglk-s-jgs-25-2518-fb-block-girl-03.html</text:p>
          </table:table-cell>
        </table:table-row>
        <table:table-row table:style-name="ro1">
          <table:table-cell office:value-type="string" calcext:value-type="string">
            <text:p>OFF WHITE DOBBY EMBROIDERED KURTI</text:p>
          </table:table-cell>
          <table:table-cell office:value-type="string" calcext:value-type="string">
            <text:p>PKR 3,490.00</text:p>
          </table:table-cell>
          <table:table-cell office:value-type="string" calcext:value-type="string">
            <text:p>J-10000107257</text:p>
          </table:table-cell>
          <table:table-cell office:value-type="string" calcext:value-type="string">
            <text:p>JGLK-S-JGS-25-2514 FB/FOLKLORE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dobby-embroidered-kurti-jglk-s-jgs-25-2514-fb-folklore-2.html</text:p>
          </table:table-cell>
        </table:table-row>
        <table:table-row table:style-name="ro1">
          <table:table-cell office:value-type="string" calcext:value-type="string">
            <text:p>GREY DOBBY EMBROIDERED KURTI</text:p>
          </table:table-cell>
          <table:table-cell office:value-type="string" calcext:value-type="string">
            <text:p>PKR 3,190.00</text:p>
          </table:table-cell>
          <table:table-cell office:value-type="string" calcext:value-type="string">
            <text:p>J-10000107265</text:p>
          </table:table-cell>
          <table:table-cell office:value-type="string" calcext:value-type="string">
            <text:p>JGLK-S-JGS-25-2515 FB/FOLKLORE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y-dobby-embroidered-kurti-jglk-s-jgs-25-2515-fb-folklore-3.html</text:p>
          </table:table-cell>
        </table:table-row>
        <table:table-row table:style-name="ro1">
          <table:table-cell office:value-type="string" calcext:value-type="string">
            <text:p>GREEN DOBBY PRINTED 2PC STITCHED</text:p>
          </table:table-cell>
          <table:table-cell office:value-type="string" calcext:value-type="string">
            <text:p>PKR 5,590.00</text:p>
          </table:table-cell>
          <table:table-cell office:value-type="string" calcext:value-type="string">
            <text:p>J-10000113927</text:p>
          </table:table-cell>
          <table:table-cell office:value-type="string" calcext:value-type="string">
            <text:p>JGKL-S-JGST-25-5615 FB/BLOCK COORDS-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dobby-printed-2pc-stitched-jgkl-s-jgst-25-5615-fb-block-coords-02.html</text:p>
          </table:table-cell>
        </table:table-row>
        <table:table-row table:style-name="ro1">
          <table:table-cell office:value-type="string" calcext:value-type="string">
            <text:p>MULTICOLOR JACQUARD UNSTITCHED 3PC | JLAWN-S-23-207</text:p>
          </table:table-cell>
          <table:table-cell office:value-type="string" calcext:value-type="string">
            <text:p>PKR 3,685.00</text:p>
          </table:table-cell>
          <table:table-cell office:value-type="string" calcext:value-type="string">
            <text:p>GL189590-3PS-BGY-L</text:p>
          </table:table-cell>
          <table:table-cell office:value-type="string" calcext:value-type="string">
            <text:p>JLAWN-S-23-207 TP-10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grey-yarn-dyed-unstitched-3pc-jlawn-s-23-207.html</text:p>
          </table:table-cell>
        </table:table-row>
        <table:table-row table:style-name="ro1">
          <table:table-cell office:value-type="string" calcext:value-type="string">
            <text:p>TEAL GREEN LAWN PRINTED 2PC STITCHED</text:p>
          </table:table-cell>
          <table:table-cell office:value-type="string" calcext:value-type="string">
            <text:p>PKR 5,890.00</text:p>
          </table:table-cell>
          <table:table-cell office:value-type="string" calcext:value-type="string">
            <text:p>J-10000113943</text:p>
          </table:table-cell>
          <table:table-cell office:value-type="string" calcext:value-type="string">
            <text:p>JGKL-S-JGST-25-5617 FB/BLOCK COORDS-0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teal-green-lawn-printed-2pc-stitched-jgkl-s-jgst-25-5617-fb-block-coords-04.html</text:p>
          </table:table-cell>
        </table:table-row>
        <table:table-row table:style-name="ro1">
          <table:table-cell office:value-type="string" calcext:value-type="string">
            <text:p>MUSTARD LAWN PRINTED 2PC STITCHED</text:p>
          </table:table-cell>
          <table:table-cell office:value-type="string" calcext:value-type="string">
            <text:p>PKR 5,890.00</text:p>
          </table:table-cell>
          <table:table-cell office:value-type="string" calcext:value-type="string">
            <text:p>J-10000114475</text:p>
          </table:table-cell>
          <table:table-cell office:value-type="string" calcext:value-type="string">
            <text:p>JGKL-S-JGST-25-5618 FB/BLOCK COORDS-0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stard-lawn-printed-2pc-stitched-jgkl-s-jgst-25-5618-fb-block-coords-05.html</text:p>
          </table:table-cell>
        </table:table-row>
        <table:table-row table:style-name="ro1">
          <table:table-cell office:value-type="string" calcext:value-type="string">
            <text:p>ORANGE LAWN PRINTED 2PC STITCHED</text:p>
          </table:table-cell>
          <table:table-cell office:value-type="string" calcext:value-type="string">
            <text:p>PKR 5,590.00</text:p>
          </table:table-cell>
          <table:table-cell office:value-type="string" calcext:value-type="string">
            <text:p>J-10000114904</text:p>
          </table:table-cell>
          <table:table-cell office:value-type="string" calcext:value-type="string">
            <text:p>JGKL-S-JGST-25-5614 FB/BLOCK COORDS-0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range-lawn-printed-2pc-stitched-jgkl-s-jgst-25-5614-fb-block-coords-01.html</text:p>
          </table:table-cell>
        </table:table-row>
        <table:table-row table:style-name="ro1">
          <table:table-cell office:value-type="string" calcext:value-type="string">
            <text:p>BLUE LAWN PRINTED 2PC STITCHED</text:p>
          </table:table-cell>
          <table:table-cell office:value-type="string" calcext:value-type="string">
            <text:p>PKR 5,590.00</text:p>
          </table:table-cell>
          <table:table-cell office:value-type="string" calcext:value-type="string">
            <text:p>J-10000118908</text:p>
          </table:table-cell>
          <table:table-cell office:value-type="string" calcext:value-type="string">
            <text:p>JGKL-S-JGST-25-5616 FB/BLOCK COORDS-0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printed-2pc-stitched-jgkl-s-jgst-25-5616-fb-block-coords-03.html</text:p>
          </table:table-cell>
        </table:table-row>
        <table:table-row table:style-name="ro1">
          <table:table-cell office:value-type="string" calcext:value-type="string">
            <text:p>NAVY BLUE BLENDED CASUAL KAMEEZ SHALWAR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39289</text:p>
          </table:table-cell>
          <table:table-cell office:value-type="string" calcext:value-type="string">
            <text:p>JJKS-A-33387/S25/JJ10206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navy-blue-blended-casual-kameez-shalwar-jjksa33387.html</text:p>
          </table:table-cell>
        </table:table-row>
        <table:table-row table:style-name="ro1">
          <table:table-cell office:value-type="string" calcext:value-type="string">
            <text:p>BLUE LAWN EMBROIDERED 2PC STITCHED</text:p>
          </table:table-cell>
          <table:table-cell office:value-type="string" calcext:value-type="string">
            <text:p>PKR 4,090.00</text:p>
          </table:table-cell>
          <table:table-cell office:value-type="string" calcext:value-type="string">
            <text:p>J-10000121064</text:p>
          </table:table-cell>
          <table:table-cell office:value-type="string" calcext:value-type="string">
            <text:p>JGKL-S-JGST-25-5620 FB/ETHNIQUE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embroidered-2pc-stitched-jgkl-s-jgst-25-5620-fb-ethnique-1.html</text:p>
          </table:table-cell>
        </table:table-row>
        <table:table-row table:style-name="ro1">
          <table:table-cell office:value-type="string" calcext:value-type="string">
            <text:p>RED LAWN PRINTED 2PC STITCHED</text:p>
          </table:table-cell>
          <table:table-cell office:value-type="string" calcext:value-type="string">
            <text:p>PKR 5,890.00</text:p>
          </table:table-cell>
          <table:table-cell office:value-type="string" calcext:value-type="string">
            <text:p>J-10000117746</text:p>
          </table:table-cell>
          <table:table-cell office:value-type="string" calcext:value-type="string">
            <text:p>JGKL-S-JGST-25-5619 FB/BLOCK COORDS-0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red-lawn-printed-2pc-stitched-jgkl-s-jgst-25-5619-fb-block-coords-06.html</text:p>
          </table:table-cell>
        </table:table-row>
        <table:table-row table:style-name="ro1">
          <table:table-cell office:value-type="string" calcext:value-type="string">
            <text:p>PISTA LAWN EMBROIDERED 2PC STITCHED</text:p>
          </table:table-cell>
          <table:table-cell office:value-type="string" calcext:value-type="string">
            <text:p>PKR 4,390.00</text:p>
          </table:table-cell>
          <table:table-cell office:value-type="string" calcext:value-type="string">
            <text:p>J-10000121088</text:p>
          </table:table-cell>
          <table:table-cell office:value-type="string" calcext:value-type="string">
            <text:p>JGKL-S-JGST-25-5623 FB/ETHNIQUE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sta-lawn-embroidered-2pc-stitched-jgkl-s-jgst-25-5623-fb-ethnique-4.html</text:p>
          </table:table-cell>
        </table:table-row>
        <table:table-row table:style-name="ro1">
          <table:table-cell office:value-type="string" calcext:value-type="string">
            <text:p>GREY LAWN EMBROIDERED 2PC STITCHED</text:p>
          </table:table-cell>
          <table:table-cell office:value-type="string" calcext:value-type="string">
            <text:p>PKR 4,090.00</text:p>
          </table:table-cell>
          <table:table-cell office:value-type="string" calcext:value-type="string">
            <text:p>J-10000121080</text:p>
          </table:table-cell>
          <table:table-cell office:value-type="string" calcext:value-type="string">
            <text:p>JGKL-S-JGST-25-5622 FB/ETHNIQUE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y-lawn-embroidered-2pc-stitched-jgkl-s-jgst-25-5622-fb-ethnique-3.html</text:p>
          </table:table-cell>
        </table:table-row>
        <table:table-row table:style-name="ro1">
          <table:table-cell office:value-type="string" calcext:value-type="string">
            <text:p>GREEN DOBBY EMBROIDERED 3PC STITCHED</text:p>
          </table:table-cell>
          <table:table-cell office:value-type="string" calcext:value-type="string">
            <text:p>PKR 5,490.00</text:p>
          </table:table-cell>
          <table:table-cell office:value-type="string" calcext:value-type="string">
            <text:p>J-10000114539</text:p>
          </table:table-cell>
          <table:table-cell office:value-type="string" calcext:value-type="string">
            <text:p>JGK-S-JGP-25-1563 FB/ETHNIC ADORN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dobby-embroidered-3pc-stitched-jgk-s-jgp-25-1563-fb-ethnic-adorn-3.html</text:p>
          </table:table-cell>
        </table:table-row>
        <table:table-row table:style-name="ro1">
          <table:table-cell office:value-type="string" calcext:value-type="string">
            <text:p>IVORY DOBBY EMBROIDERED 3PC STITCHED</text:p>
          </table:table-cell>
          <table:table-cell office:value-type="string" calcext:value-type="string">
            <text:p>PKR 5,490.00</text:p>
          </table:table-cell>
          <table:table-cell office:value-type="string" calcext:value-type="string">
            <text:p>J-10000114555</text:p>
          </table:table-cell>
          <table:table-cell office:value-type="string" calcext:value-type="string">
            <text:p>JGK-S-JGP-25-1565 FB/ETHNIC ADORN-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ivory-dobby-embroidered-3pc-stitched-jgk-s-jgp-25-1565-fb-ethnic-adorn-5.html</text:p>
          </table:table-cell>
        </table:table-row>
        <table:table-row table:style-name="ro1">
          <table:table-cell office:value-type="string" calcext:value-type="string">
            <text:p>BLUE ORGANZA EMBROIDERED 3PC STITCHED</text:p>
          </table:table-cell>
          <table:table-cell office:value-type="string" calcext:value-type="string">
            <text:p>PKR 4,990.00</text:p>
          </table:table-cell>
          <table:table-cell office:value-type="string" calcext:value-type="string">
            <text:p>J-10000114587</text:p>
          </table:table-cell>
          <table:table-cell office:value-type="string" calcext:value-type="string">
            <text:p>JGK-S-JGP-25-1569 FB/ZARI-7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organza-embroidered-3pc-stitched-jgk-s-jgp-25-1569-fb-zari-7.html</text:p>
          </table:table-cell>
        </table:table-row>
        <table:table-row table:style-name="ro1">
          <table:table-cell office:value-type="string" calcext:value-type="string">
            <text:p>PINK LAWN PRINTED 3PC STITCHED</text:p>
          </table:table-cell>
          <table:table-cell office:value-type="string" calcext:value-type="string">
            <text:p>PKR 5,190.00</text:p>
          </table:table-cell>
          <table:table-cell office:value-type="string" calcext:value-type="string">
            <text:p>J-10000115482</text:p>
          </table:table-cell>
          <table:table-cell office:value-type="string" calcext:value-type="string">
            <text:p>JGK-S-JGP-25-1548 FB/CHUNRI TREAT-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lawn-printed-3pc-stitched-jgk-s-jgp-25-1548-fb-chunri-treat-6.html</text:p>
          </table:table-cell>
        </table:table-row>
        <table:table-row table:style-name="ro1">
          <table:table-cell office:value-type="string" calcext:value-type="string">
            <text:p>GREEN LAWN PRINTED 3PC STITCHED</text:p>
          </table:table-cell>
          <table:table-cell office:value-type="string" calcext:value-type="string">
            <text:p>PKR 5,190.00</text:p>
          </table:table-cell>
          <table:table-cell office:value-type="string" calcext:value-type="string">
            <text:p>J-10000117754</text:p>
          </table:table-cell>
          <table:table-cell office:value-type="string" calcext:value-type="string">
            <text:p>JGK-S-JGP-25-1544 FB/CHUNRI TREAT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printed-3pc-stitched-jgk-s-jgp-25-1544-fb-chunri-treat-2.html</text:p>
          </table:table-cell>
        </table:table-row>
        <table:table-row table:style-name="ro1">
          <table:table-cell office:value-type="string" calcext:value-type="string">
            <text:p>LILAC DOBBY EMBROIDERED 3PC STITCHED</text:p>
          </table:table-cell>
          <table:table-cell office:value-type="string" calcext:value-type="string">
            <text:p>PKR 5,790.00</text:p>
          </table:table-cell>
          <table:table-cell office:value-type="string" calcext:value-type="string">
            <text:p>J-10000114571</text:p>
          </table:table-cell>
          <table:table-cell office:value-type="string" calcext:value-type="string">
            <text:p>JGK-S-JGP-25-1566 FB/ETHNIC ADORN-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lilac-dobby-embroidered-3pc-stitched-jgk-s-jgp-25-1566-fb-ethnic-adorn-6.html</text:p>
          </table:table-cell>
        </table:table-row>
        <table:table-row table:style-name="ro1">
          <table:table-cell office:value-type="string" calcext:value-type="string">
            <text:p>BLUE LAWN PRINTED 3PC STITCHED</text:p>
          </table:table-cell>
          <table:table-cell office:value-type="string" calcext:value-type="string">
            <text:p>PKR 6,590.00</text:p>
          </table:table-cell>
          <table:table-cell office:value-type="string" calcext:value-type="string">
            <text:p>J-10000120810</text:p>
          </table:table-cell>
          <table:table-cell office:value-type="string" calcext:value-type="string">
            <text:p>JGK-S-JGP-25-1554 FB/BLOCK GOLD -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printed-3pc-stitched-jgk-s-jgp-25-1554-fb-block-gold-6.html</text:p>
          </table:table-cell>
        </table:table-row>
        <table:table-row table:style-name="ro1">
          <table:table-cell office:value-type="string" calcext:value-type="string">
            <text:p>PURPLE LAWN PRINTED 3PC STITCHED</text:p>
          </table:table-cell>
          <table:table-cell office:value-type="string" calcext:value-type="string">
            <text:p>PKR 5,190.00</text:p>
          </table:table-cell>
          <table:table-cell office:value-type="string" calcext:value-type="string">
            <text:p>J-10000115466</text:p>
          </table:table-cell>
          <table:table-cell office:value-type="string" calcext:value-type="string">
            <text:p>JGK-S-JGP-25-1547 FB/CHUNRI TREAT-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urple-lawn-printed-3pc-stitched-jgk-s-jgp-25-1547-fb-chunri-treat-5.html</text:p>
          </table:table-cell>
        </table:table-row>
        <table:table-row table:style-name="ro1">
          <table:table-cell office:value-type="string" calcext:value-type="string">
            <text:p>GREEN DOBBY EMBROIDERED KURTI</text:p>
          </table:table-cell>
          <table:table-cell office:value-type="string" calcext:value-type="string">
            <text:p>PKR 5,690.00</text:p>
          </table:table-cell>
          <table:table-cell office:value-type="string" calcext:value-type="string">
            <text:p>J-10000107341</text:p>
          </table:table-cell>
          <table:table-cell office:value-type="string" calcext:value-type="string">
            <text:p>JYGK-S-JTS-25-4053 FB/SHEESHAKARI-0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dobby-embroidered-kurti-jygk-s-jts-25-4053-fb-sheeshakari-04.html</text:p>
          </table:table-cell>
        </table:table-row>
        <table:table-row table:style-name="ro1">
          <table:table-cell office:value-type="string" calcext:value-type="string">
            <text:p>MUSTARD TEXTURED EMBROIDERED KURTI</text:p>
          </table:table-cell>
          <table:table-cell office:value-type="string" calcext:value-type="string">
            <text:p>PKR 4,990.00</text:p>
          </table:table-cell>
          <table:table-cell office:value-type="string" calcext:value-type="string">
            <text:p>J-10000109134</text:p>
          </table:table-cell>
          <table:table-cell office:value-type="string" calcext:value-type="string">
            <text:p>JYGK-S-JTS-25-4037 FB/DASTAAN-0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stard-textured-embroidered-kurti-jygk-s-jts-25-4037-fb-dastaan-04.html</text:p>
          </table:table-cell>
        </table:table-row>
        <table:table-row table:style-name="ro1">
          <table:table-cell office:value-type="string" calcext:value-type="string">
            <text:p>YELLOW LAWN PRINTED 3PC STITCHED</text:p>
          </table:table-cell>
          <table:table-cell office:value-type="string" calcext:value-type="string">
            <text:p>PKR 5,190.00</text:p>
          </table:table-cell>
          <table:table-cell office:value-type="string" calcext:value-type="string">
            <text:p>J-10000117770</text:p>
          </table:table-cell>
          <table:table-cell office:value-type="string" calcext:value-type="string">
            <text:p>JGK-S-JGP-25-1546 FB/CHUNRI TREAT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yellow-lawn-printed-3pc-stitched-jgk-s-jgp-25-1546-fb-chunri-treat-4.html</text:p>
          </table:table-cell>
        </table:table-row>
        <table:table-row table:style-name="ro1">
          <table:table-cell office:value-type="string" calcext:value-type="string">
            <text:p>PINK DOBBY EMBROIDERED KURTI</text:p>
          </table:table-cell>
          <table:table-cell office:value-type="string" calcext:value-type="string">
            <text:p>PKR 5,690.00</text:p>
          </table:table-cell>
          <table:table-cell office:value-type="string" calcext:value-type="string">
            <text:p>J-10000107337</text:p>
          </table:table-cell>
          <table:table-cell office:value-type="string" calcext:value-type="string">
            <text:p>JYGK-S-JTS-25-4052 FB/SHEESHAKARI-0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dobby-embroidered-kurti-jygk-s-jts-25-4052-fb-sheeshakari-03.html</text:p>
          </table:table-cell>
        </table:table-row>
        <table:table-row table:style-name="ro1">
          <table:table-cell office:value-type="string" calcext:value-type="string">
            <text:p>GREY LAWN PRINTED 3PC STITCHED</text:p>
          </table:table-cell>
          <table:table-cell office:value-type="string" calcext:value-type="string">
            <text:p>PKR 5,190.00</text:p>
          </table:table-cell>
          <table:table-cell office:value-type="string" calcext:value-type="string">
            <text:p>J-10000117762</text:p>
          </table:table-cell>
          <table:table-cell office:value-type="string" calcext:value-type="string">
            <text:p>JGK-S-JGP-25-1545 FB/CHUNRI TREAT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y-lawn-printed-3pc-stitched-jgk-s-jgp-25-1545-fb-chunri-treat-3.html</text:p>
          </table:table-cell>
        </table:table-row>
        <table:table-row table:style-name="ro1">
          <table:table-cell office:value-type="string" calcext:value-type="string">
            <text:p>PURPLE LAWN EMBROIDERED 3PC STITCHED</text:p>
          </table:table-cell>
          <table:table-cell office:value-type="string" calcext:value-type="string">
            <text:p>PKR 4,590.00</text:p>
          </table:table-cell>
          <table:table-cell office:value-type="string" calcext:value-type="string">
            <text:p>J-10000117545</text:p>
          </table:table-cell>
          <table:table-cell office:value-type="string" calcext:value-type="string">
            <text:p>JGK-S-JIF-25-1714 FB/IRIS-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urple-lawn-embroidered-3pc-stitched-jif251714s.html</text:p>
          </table:table-cell>
        </table:table-row>
        <table:table-row table:style-name="ro1">
          <table:table-cell office:value-type="string" calcext:value-type="string">
            <text:p>PINK LAWN EMBROIDERED 3PC STITCHED</text:p>
          </table:table-cell>
          <table:table-cell office:value-type="string" calcext:value-type="string">
            <text:p>PKR 4,590.00</text:p>
          </table:table-cell>
          <table:table-cell office:value-type="string" calcext:value-type="string">
            <text:p>J-10000117555</text:p>
          </table:table-cell>
          <table:table-cell office:value-type="string" calcext:value-type="string">
            <text:p>JGK-S-JIF-25-1717 FB/IRIS-0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lawn-embroidered-3pc-stitched-jif251717s.html</text:p>
          </table:table-cell>
        </table:table-row>
        <table:table-row table:style-name="ro1">
          <table:table-cell office:value-type="string" calcext:value-type="string">
            <text:p>LILAC DOBBY EMBROIDERED KURTI</text:p>
          </table:table-cell>
          <table:table-cell office:value-type="string" calcext:value-type="string">
            <text:p>PKR 5,690.00</text:p>
          </table:table-cell>
          <table:table-cell office:value-type="string" calcext:value-type="string">
            <text:p>J-10000114134</text:p>
          </table:table-cell>
          <table:table-cell office:value-type="string" calcext:value-type="string">
            <text:p>JYGK-S-JTS-25-4050 FB/SHEESHAKARI-0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lilac-dobby-embroidered-kurti-jygk-s-jts-25-4050-fb-sheeshakari-01.html</text:p>
          </table:table-cell>
        </table:table-row>
        <table:table-row table:style-name="ro1">
          <table:table-cell office:value-type="string" calcext:value-type="string">
            <text:p>OFF WHITE TEXTURED EMBROIDERED KURTI</text:p>
          </table:table-cell>
          <table:table-cell office:value-type="string" calcext:value-type="string">
            <text:p>PKR 6,990.00</text:p>
          </table:table-cell>
          <table:table-cell office:value-type="string" calcext:value-type="string">
            <text:p>J-10000114126</text:p>
          </table:table-cell>
          <table:table-cell office:value-type="string" calcext:value-type="string">
            <text:p>JYGK-S-JTS-25-4039 FB/DASTAAN-0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textured-embroidered-kurti-jygk-s-jts-25-4039-fb-dastaan-06.html</text:p>
          </table:table-cell>
        </table:table-row>
        <table:table-row table:style-name="ro1">
          <table:table-cell office:value-type="string" calcext:value-type="string">
            <text:p>GREEN LAWN EMBROIDERED 3PC STITCHED</text:p>
          </table:table-cell>
          <table:table-cell office:value-type="string" calcext:value-type="string">
            <text:p>PKR 4,590.00</text:p>
          </table:table-cell>
          <table:table-cell office:value-type="string" calcext:value-type="string">
            <text:p>J-10000117594</text:p>
          </table:table-cell>
          <table:table-cell office:value-type="string" calcext:value-type="string">
            <text:p>JGK-S-JIF-25-1715 FB/IRIS-0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embroidered-3pc-stitched-jif251715s.html</text:p>
          </table:table-cell>
        </table:table-row>
        <table:table-row table:style-name="ro1">
          <table:table-cell office:value-type="string" calcext:value-type="string">
            <text:p>GREEN DOBBY EMBROIDERED KURTI</text:p>
          </table:table-cell>
          <table:table-cell office:value-type="string" calcext:value-type="string">
            <text:p>PKR 5,690.00</text:p>
          </table:table-cell>
          <table:table-cell office:value-type="string" calcext:value-type="string">
            <text:p>J-10000114142</text:p>
          </table:table-cell>
          <table:table-cell office:value-type="string" calcext:value-type="string">
            <text:p>JYGK-S-JTS-25-4051 FB/SHEESHAKARI-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dobby-embroidered-kurti-jygk-s-jts-25-4051-fb-sheeshakari-02.html</text:p>
          </table:table-cell>
        </table:table-row>
        <table:table-row table:style-name="ro1">
          <table:table-cell office:value-type="string" calcext:value-type="string">
            <text:p>PEACH SILK EMBROIDERED 3PC STITCHED</text:p>
          </table:table-cell>
          <table:table-cell office:value-type="string" calcext:value-type="string">
            <text:p>PKR 8,990.00</text:p>
          </table:table-cell>
          <table:table-cell office:value-type="string" calcext:value-type="string">
            <text:p>J-10000120398</text:p>
          </table:table-cell>
          <table:table-cell office:value-type="string" calcext:value-type="string">
            <text:p>JGKL-S-JGF-25-1919 FB/SHIREEN-07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each-silk-embroidered-3pc-stitched-jgf251919s.html</text:p>
          </table:table-cell>
        </table:table-row>
        <table:table-row table:style-name="ro1">
          <table:table-cell office:value-type="string" calcext:value-type="string">
            <text:p>BLUE LAWN EMBROIDERED 3PC STITCHED</text:p>
          </table:table-cell>
          <table:table-cell office:value-type="string" calcext:value-type="string">
            <text:p>PKR 4,590.00</text:p>
          </table:table-cell>
          <table:table-cell office:value-type="string" calcext:value-type="string">
            <text:p>J-10000117604</text:p>
          </table:table-cell>
          <table:table-cell office:value-type="string" calcext:value-type="string">
            <text:p>JGK-S-JIF-25-1716 FB/IRIS-0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embroidered-3pc-stitched-jif251716s.html</text:p>
          </table:table-cell>
        </table:table-row>
        <table:table-row table:style-name="ro1">
          <table:table-cell office:value-type="string" calcext:value-type="string">
            <text:p>GREEN SILK EMBROIDERED 3PC STITCHED</text:p>
          </table:table-cell>
          <table:table-cell office:value-type="string" calcext:value-type="string">
            <text:p>PKR 8,990.00</text:p>
          </table:table-cell>
          <table:table-cell office:value-type="string" calcext:value-type="string">
            <text:p>J-10000120406</text:p>
          </table:table-cell>
          <table:table-cell office:value-type="string" calcext:value-type="string">
            <text:p>JGKL-S-JGF-25-1920 FB/SHIREEN-08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silk-embroidered-3pc-stitched-jgf251920s.html</text:p>
          </table:table-cell>
        </table:table-row>
        <table:table-row table:style-name="ro1">
          <table:table-cell office:value-type="string" calcext:value-type="string">
            <text:p>GREEN LAWN EMBOSSED 3PC STITCHED</text:p>
          </table:table-cell>
          <table:table-cell office:value-type="string" calcext:value-type="string">
            <text:p>PKR 4,690.00</text:p>
          </table:table-cell>
          <table:table-cell office:value-type="string" calcext:value-type="string">
            <text:p>J-10000121168</text:p>
          </table:table-cell>
          <table:table-cell office:value-type="string" calcext:value-type="string">
            <text:p>JGK-S-JGP-25-1589 FB/EMBOSS FLORALS-0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embossed-3pc-stitched-jgp251589s.html</text:p>
          </table:table-cell>
        </table:table-row>
        <table:table-row table:style-name="ro1">
          <table:table-cell office:value-type="string" calcext:value-type="string">
            <text:p>PEACH LAWN EMBOSSED 3PC STITCHED</text:p>
          </table:table-cell>
          <table:table-cell office:value-type="string" calcext:value-type="string">
            <text:p>PKR 4,690.00</text:p>
          </table:table-cell>
          <table:table-cell office:value-type="string" calcext:value-type="string">
            <text:p>J-10000121152</text:p>
          </table:table-cell>
          <table:table-cell office:value-type="string" calcext:value-type="string">
            <text:p>JGK-S-JGP-25-1587 FB/EMBOSS FLORALS-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each-lawn-embossed-3pc-stitched-jgp251587s.html</text:p>
          </table:table-cell>
        </table:table-row>
        <table:table-row table:style-name="ro1">
          <table:table-cell office:value-type="string" calcext:value-type="string">
            <text:p>MAUVE COTTON SEMI-FORMAL KURTA</text:p>
          </table:table-cell>
          <table:table-cell office:value-type="string" calcext:value-type="string">
            <text:p>PKR 4,990.00</text:p>
          </table:table-cell>
          <table:table-cell office:value-type="string" calcext:value-type="string">
            <text:p>J-10000145536</text:p>
          </table:table-cell>
          <table:table-cell office:value-type="string" calcext:value-type="string">
            <text:p>JJK-A-33407/S25/JJ9831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auve-cotton-semi-formal-kurta-jjk-a-33407.html</text:p>
          </table:table-cell>
        </table:table-row>
        <table:table-row table:style-name="ro1">
          <table:table-cell office:value-type="string" calcext:value-type="string">
            <text:p>LILAC LAWN EMBOSSED 3PC STITCHED</text:p>
          </table:table-cell>
          <table:table-cell office:value-type="string" calcext:value-type="string">
            <text:p>PKR 4,690.00</text:p>
          </table:table-cell>
          <table:table-cell office:value-type="string" calcext:value-type="string">
            <text:p>J-10000121176</text:p>
          </table:table-cell>
          <table:table-cell office:value-type="string" calcext:value-type="string">
            <text:p>JGK-S-JGP-25-1591 FB/EMBOSS FLORALS-0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lilac-lawn-embossed-3pc-stitched-jgp251591s.html</text:p>
          </table:table-cell>
        </table:table-row>
        <table:table-row table:style-name="ro1">
          <table:table-cell office:value-type="string" calcext:value-type="string">
            <text:p>BLUE LAWN EMBOSSED 3PC STITCHED</text:p>
          </table:table-cell>
          <table:table-cell office:value-type="string" calcext:value-type="string">
            <text:p>PKR 4,690.00</text:p>
          </table:table-cell>
          <table:table-cell office:value-type="string" calcext:value-type="string">
            <text:p>J-10000121160</text:p>
          </table:table-cell>
          <table:table-cell office:value-type="string" calcext:value-type="string">
            <text:p>JGK-S-JGP-25-1588 FB/EMBOSS FLORALS-0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embossed-3pc-stitched-jgp251588s.html</text:p>
          </table:table-cell>
        </table:table-row>
        <table:table-row table:style-name="ro1">
          <table:table-cell office:value-type="string" calcext:value-type="string">
            <text:p>BLUE LAWN SILK EMBROIDERED 3PC STITCHED</text:p>
          </table:table-cell>
          <table:table-cell office:value-type="string" calcext:value-type="string">
            <text:p>PKR 6,190.00</text:p>
          </table:table-cell>
          <table:table-cell office:value-type="string" calcext:value-type="string">
            <text:p>J-10000122487</text:p>
          </table:table-cell>
          <table:table-cell office:value-type="string" calcext:value-type="string">
            <text:p>JGK-S-JGP-25-1582 FB/BLOCK-0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silk-embroidered-3pc-stitched-jgp251582s.html</text:p>
          </table:table-cell>
        </table:table-row>
        <table:table-row table:style-name="ro1">
          <table:table-cell office:value-type="string" calcext:value-type="string">
            <text:p>LIME LAWN EMBOSSED 3PC STITCHED</text:p>
          </table:table-cell>
          <table:table-cell office:value-type="string" calcext:value-type="string">
            <text:p>PKR 4,690.00</text:p>
          </table:table-cell>
          <table:table-cell office:value-type="string" calcext:value-type="string">
            <text:p>J-10000123288</text:p>
          </table:table-cell>
          <table:table-cell office:value-type="string" calcext:value-type="string">
            <text:p>JGK-S-JGP-25-1586 FB/EMBOSS FLORALS-0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lime-lawn-embossed-3pc-stitched-jgp251586s.html</text:p>
          </table:table-cell>
        </table:table-row>
        <table:table-row table:style-name="ro1">
          <table:table-cell office:value-type="string" calcext:value-type="string">
            <text:p>YELLOW SILK EMBROIDERED 3PC STITCHED</text:p>
          </table:table-cell>
          <table:table-cell office:value-type="string" calcext:value-type="string">
            <text:p>PKR 8,990.00</text:p>
          </table:table-cell>
          <table:table-cell office:value-type="string" calcext:value-type="string">
            <text:p>J-10000122503</text:p>
          </table:table-cell>
          <table:table-cell office:value-type="string" calcext:value-type="string">
            <text:p>JGKL-S-JGF-25-1918 FB/SHIREEN-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yellow-silk-embroidered-3pc-stitched-jgf251918s.html</text:p>
          </table:table-cell>
        </table:table-row>
        <table:table-row table:style-name="ro1">
          <table:table-cell office:value-type="string" calcext:value-type="string">
            <text:p>MUSTARD LAWN EMBROIDERED 3PC STITCHED</text:p>
          </table:table-cell>
          <table:table-cell office:value-type="string" calcext:value-type="string">
            <text:p>PKR 5,990.00</text:p>
          </table:table-cell>
          <table:table-cell office:value-type="string" calcext:value-type="string">
            <text:p>J-10000124218</text:p>
          </table:table-cell>
          <table:table-cell office:value-type="string" calcext:value-type="string">
            <text:p>JGK-S-JGP-25-1581 FB/BLOCK-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stard-lawn-embroidered-3pc-stitched-jgp251581s.html</text:p>
          </table:table-cell>
        </table:table-row>
        <table:table-row table:style-name="ro1">
          <table:table-cell office:value-type="string" calcext:value-type="string">
            <text:p>GREEN LAWN SILK EMBROIDERED 3PC STITCHED</text:p>
          </table:table-cell>
          <table:table-cell office:value-type="string" calcext:value-type="string">
            <text:p>PKR 5,890.00</text:p>
          </table:table-cell>
          <table:table-cell office:value-type="string" calcext:value-type="string">
            <text:p>J-10000125396</text:p>
          </table:table-cell>
          <table:table-cell office:value-type="string" calcext:value-type="string">
            <text:p>JGK-S-JGP-25-1583 FB/BLOCK-0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silk-embroidered-3pc-stitched-jgp251583s.html</text:p>
          </table:table-cell>
        </table:table-row>
        <table:table-row table:style-name="ro1">
          <table:table-cell office:value-type="string" calcext:value-type="string">
            <text:p>PINK LAWN EMBOSSED 3PC STITCHED</text:p>
          </table:table-cell>
          <table:table-cell office:value-type="string" calcext:value-type="string">
            <text:p>PKR 4,690.00</text:p>
          </table:table-cell>
          <table:table-cell office:value-type="string" calcext:value-type="string">
            <text:p>J-10000124226</text:p>
          </table:table-cell>
          <table:table-cell office:value-type="string" calcext:value-type="string">
            <text:p>JGK-S-JGP-25-1590 FB/EMBOSS FLORALS-0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lawn-embossed-3pc-stitched-jgp251590s.html</text:p>
          </table:table-cell>
        </table:table-row>
        <table:table-row table:style-name="ro1">
          <table:table-cell office:value-type="string" calcext:value-type="string">
            <text:p>GREEN SILK EMBROIDERED 3PC STITCHED</text:p>
          </table:table-cell>
          <table:table-cell office:value-type="string" calcext:value-type="string">
            <text:p>PKR 6,190.00</text:p>
          </table:table-cell>
          <table:table-cell office:value-type="string" calcext:value-type="string">
            <text:p>J-10000132581</text:p>
          </table:table-cell>
          <table:table-cell office:value-type="string" calcext:value-type="string">
            <text:p>JGK-S-JGP-25-1577 FB/ME-G-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silk-embroidered-3pc-stitched-jgp251577s.html</text:p>
          </table:table-cell>
        </table:table-row>
        <table:table-row table:style-name="ro1">
          <table:table-cell office:value-type="string" calcext:value-type="string">
            <text:p>FEROZI LAWN EMBROIDERED 3PC STITCHED</text:p>
          </table:table-cell>
          <table:table-cell office:value-type="string" calcext:value-type="string">
            <text:p>PKR 5,190.00</text:p>
          </table:table-cell>
          <table:table-cell office:value-type="string" calcext:value-type="string">
            <text:p>J-10000136918</text:p>
          </table:table-cell>
          <table:table-cell office:value-type="string" calcext:value-type="string">
            <text:p>JGK-S-JGP-25-1592 FB/KASHMIRI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ferozi-lawn-embroidered-3pc-stitched-jgp251592s.html</text:p>
          </table:table-cell>
        </table:table-row>
        <table:table-row table:style-name="ro1">
          <table:table-cell office:value-type="string" calcext:value-type="string">
            <text:p>PINK SILK EMBROIDERED 3PC STITCHED</text:p>
          </table:table-cell>
          <table:table-cell office:value-type="string" calcext:value-type="string">
            <text:p>PKR 5,190.00</text:p>
          </table:table-cell>
          <table:table-cell office:value-type="string" calcext:value-type="string">
            <text:p>J-10000130710</text:p>
          </table:table-cell>
          <table:table-cell office:value-type="string" calcext:value-type="string">
            <text:p>JGK-S-JGP-25-1576 FB/ME-G-0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silk-embroidered-3pc-stitched-jgp251576s.html</text:p>
          </table:table-cell>
        </table:table-row>
        <table:table-row table:style-name="ro1">
          <table:table-cell office:value-type="string" calcext:value-type="string">
            <text:p>YELLOW LAWN EMBROIDERED KURTI</text:p>
          </table:table-cell>
          <table:table-cell office:value-type="string" calcext:value-type="string">
            <text:p>PKR 3,490.00</text:p>
          </table:table-cell>
          <table:table-cell office:value-type="string" calcext:value-type="string">
            <text:p>J-10000123304</text:p>
          </table:table-cell>
          <table:table-cell office:value-type="string" calcext:value-type="string">
            <text:p>JYGK-S-JTS-25-4066 FB/SMART TOPS-0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yellow-lawn-embroidered-kurti-jts254066s.html</text:p>
          </table:table-cell>
        </table:table-row>
        <table:table-row table:style-name="ro1">
          <table:table-cell office:value-type="string" calcext:value-type="string">
            <text:p>BLUE LAWN EMBROIDERED 3PC STITCHED</text:p>
          </table:table-cell>
          <table:table-cell office:value-type="string" calcext:value-type="string">
            <text:p>PKR 4,590.00</text:p>
          </table:table-cell>
          <table:table-cell office:value-type="string" calcext:value-type="string">
            <text:p>J-10000117535</text:p>
          </table:table-cell>
          <table:table-cell office:value-type="string" calcext:value-type="string">
            <text:p>JGK-S-JIF-25-1713 FB/IRIS-0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embroidered-3pc-stitched-jif251713s.html</text:p>
          </table:table-cell>
        </table:table-row>
        <table:table-row table:style-name="ro1">
          <table:table-cell office:value-type="string" calcext:value-type="string">
            <text:p>GREY SILK EMBROIDERED 3PC STITCHED</text:p>
          </table:table-cell>
          <table:table-cell office:value-type="string" calcext:value-type="string">
            <text:p>PKR 5,190.00</text:p>
          </table:table-cell>
          <table:table-cell office:value-type="string" calcext:value-type="string">
            <text:p>J-10000130718</text:p>
          </table:table-cell>
          <table:table-cell office:value-type="string" calcext:value-type="string">
            <text:p>JGK-S-JGP-25-1578 FB/ME-G-0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y-silk-embroidered-3pc-stitched-jgp251578s.html</text:p>
          </table:table-cell>
        </table:table-row>
        <table:table-row table:style-name="ro1">
          <table:table-cell office:value-type="string" calcext:value-type="string">
            <text:p>BLUE LAWN EMBROIDERED KURTI</text:p>
          </table:table-cell>
          <table:table-cell office:value-type="string" calcext:value-type="string">
            <text:p>PKR 3,490.00</text:p>
          </table:table-cell>
          <table:table-cell office:value-type="string" calcext:value-type="string">
            <text:p>J-10000123308</text:p>
          </table:table-cell>
          <table:table-cell office:value-type="string" calcext:value-type="string">
            <text:p>JYGK-S-JTS-25-4067 FB/SMART TOPS-0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embroidered-kurti-jts254067s.html</text:p>
          </table:table-cell>
        </table:table-row>
        <table:table-row table:style-name="ro1">
          <table:table-cell office:value-type="string" calcext:value-type="string">
            <text:p>MAROON LAWN EMBROIDERED KURTI</text:p>
          </table:table-cell>
          <table:table-cell office:value-type="string" calcext:value-type="string">
            <text:p>PKR 5,990.00</text:p>
          </table:table-cell>
          <table:table-cell office:value-type="string" calcext:value-type="string">
            <text:p>J-10000125404</text:p>
          </table:table-cell>
          <table:table-cell office:value-type="string" calcext:value-type="string">
            <text:p>JYGK-S-JTS-25-4068 FB/KALIDAR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aroon-lawn-embroidered-kurti-jts254068s.html</text:p>
          </table:table-cell>
        </table:table-row>
        <table:table-row table:style-name="ro1">
          <table:table-cell office:value-type="string" calcext:value-type="string">
            <text:p>GREEN LAWN EMBROIDERED KURTI</text:p>
          </table:table-cell>
          <table:table-cell office:value-type="string" calcext:value-type="string">
            <text:p>PKR 5,690.00</text:p>
          </table:table-cell>
          <table:table-cell office:value-type="string" calcext:value-type="string">
            <text:p>J-10000125408</text:p>
          </table:table-cell>
          <table:table-cell office:value-type="string" calcext:value-type="string">
            <text:p>JYGK-S-JTS-25-4069 FB/KALIDAR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embroidered-kurti-jts254069s.html</text:p>
          </table:table-cell>
        </table:table-row>
        <table:table-row table:style-name="ro1">
          <table:table-cell office:value-type="string" calcext:value-type="string">
            <text:p>BLUE LAWN PRINTED TROUSERS</text:p>
          </table:table-cell>
          <table:table-cell office:value-type="string" calcext:value-type="string">
            <text:p>PKR 1,790.00</text:p>
          </table:table-cell>
          <table:table-cell office:value-type="string" calcext:value-type="string">
            <text:p>J-10000112123</text:p>
          </table:table-cell>
          <table:table-cell office:value-type="string" calcext:value-type="string">
            <text:p>JGT-S-JTT-25-4054 FB/ESSENTIALS-T-17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printed-trousers-jtt254054.html</text:p>
          </table:table-cell>
        </table:table-row>
        <table:table-row table:style-name="ro1">
          <table:table-cell office:value-type="string" calcext:value-type="string">
            <text:p>OCHRE LAWN EMBROIDERED KURTI</text:p>
          </table:table-cell>
          <table:table-cell office:value-type="string" calcext:value-type="string">
            <text:p>PKR 5,690.00</text:p>
          </table:table-cell>
          <table:table-cell office:value-type="string" calcext:value-type="string">
            <text:p>J-10000125412</text:p>
          </table:table-cell>
          <table:table-cell office:value-type="string" calcext:value-type="string">
            <text:p>JYGK-S-JTS-25-4071 FB/KALIDAR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chre-lawn-embroidered-kurti-jts254071s.html</text:p>
          </table:table-cell>
        </table:table-row>
        <table:table-row table:style-name="ro1">
          <table:table-cell office:value-type="string" calcext:value-type="string">
            <text:p>BLACK LAWN EMBROIDERED KURTI</text:p>
          </table:table-cell>
          <table:table-cell office:value-type="string" calcext:value-type="string">
            <text:p>PKR 5,990.00</text:p>
          </table:table-cell>
          <table:table-cell office:value-type="string" calcext:value-type="string">
            <text:p>J-10000132762</text:p>
          </table:table-cell>
          <table:table-cell office:value-type="string" calcext:value-type="string">
            <text:p>JYGK-S-JTS-25-4070 FB/KALIDAAR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lawn-embroidered-kurti-jts254070s.html</text:p>
          </table:table-cell>
        </table:table-row>
        <table:table-row table:style-name="ro1">
          <table:table-cell office:value-type="string" calcext:value-type="string">
            <text:p>GREEN LAWN PRINTED TROUSERS</text:p>
          </table:table-cell>
          <table:table-cell office:value-type="string" calcext:value-type="string">
            <text:p>PKR 1,790.00</text:p>
          </table:table-cell>
          <table:table-cell office:value-type="string" calcext:value-type="string">
            <text:p>J-10000118707</text:p>
          </table:table-cell>
          <table:table-cell office:value-type="string" calcext:value-type="string">
            <text:p>JGT-S-JTT-25-4059 FB/ESSENTIALS-T-2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printed-trousers-jtt254059.html</text:p>
          </table:table-cell>
        </table:table-row>
        <table:table-row table:style-name="ro1">
          <table:table-cell office:value-type="string" calcext:value-type="string">
            <text:p>PINK LAWN PRINTED TROUSERS</text:p>
          </table:table-cell>
          <table:table-cell office:value-type="string" calcext:value-type="string">
            <text:p>PKR 1,790.00</text:p>
          </table:table-cell>
          <table:table-cell office:value-type="string" calcext:value-type="string">
            <text:p>J-10000114182</text:p>
          </table:table-cell>
          <table:table-cell office:value-type="string" calcext:value-type="string">
            <text:p>JGT-S-JTT-25-4057 FB/ESSENTIALS-T-20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lawn-printed-trousers-jtt254057.html</text:p>
          </table:table-cell>
        </table:table-row>
        <table:table-row table:style-name="ro1">
          <table:table-cell office:value-type="string" calcext:value-type="string">
            <text:p>OFF WHITE DOBBY DYED 2PC STITCHED</text:p>
          </table:table-cell>
          <table:table-cell office:value-type="string" calcext:value-type="string">
            <text:p>PKR 4,090.00</text:p>
          </table:table-cell>
          <table:table-cell office:value-type="string" calcext:value-type="string">
            <text:p>J-10000121120</text:p>
          </table:table-cell>
          <table:table-cell office:value-type="string" calcext:value-type="string">
            <text:p>JGKL-S-JGST-25-5649 FB/BUTTER CUP-0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dobby-dyed-2pc-stitched-jgst255649s.html</text:p>
          </table:table-cell>
        </table:table-row>
        <table:table-row table:style-name="ro1">
          <table:table-cell office:value-type="string" calcext:value-type="string">
            <text:p>MULTICOLOR LAWN PRINTED TROUSERS</text:p>
          </table:table-cell>
          <table:table-cell office:value-type="string" calcext:value-type="string">
            <text:p>PKR 1,790.00</text:p>
          </table:table-cell>
          <table:table-cell office:value-type="string" calcext:value-type="string">
            <text:p>J-10000115688</text:p>
          </table:table-cell>
          <table:table-cell office:value-type="string" calcext:value-type="string">
            <text:p>JGT-S-JTT-25-4056 FB/ESSENTIALS-T-19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trousers-jtt254056.html</text:p>
          </table:table-cell>
        </table:table-row>
        <table:table-row table:style-name="ro1">
          <table:table-cell office:value-type="string" calcext:value-type="string">
            <text:p>LILAC LAWN DIGITAL PRINTED 2PC STITCHED</text:p>
          </table:table-cell>
          <table:table-cell office:value-type="string" calcext:value-type="string">
            <text:p>PKR 4,090.00</text:p>
          </table:table-cell>
          <table:table-cell office:value-type="string" calcext:value-type="string">
            <text:p>J-10000122105</text:p>
          </table:table-cell>
          <table:table-cell office:value-type="string" calcext:value-type="string">
            <text:p>JGKL-S-JGST-25-5625 FB/TROPICAL TWOS-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lilac-lawn-digital-printed-2pc-stitched-jgst255625s.html</text:p>
          </table:table-cell>
        </table:table-row>
        <table:table-row table:style-name="ro1">
          <table:table-cell office:value-type="string" calcext:value-type="string">
            <text:p>PEACH DOBBY DYED 2PC STITCHED</text:p>
          </table:table-cell>
          <table:table-cell office:value-type="string" calcext:value-type="string">
            <text:p>PKR 4,090.00</text:p>
          </table:table-cell>
          <table:table-cell office:value-type="string" calcext:value-type="string">
            <text:p>J-10000121096</text:p>
          </table:table-cell>
          <table:table-cell office:value-type="string" calcext:value-type="string">
            <text:p>JGKL-S-JGST-25-5646 FB/BUTTER CUP-0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each-dobby-dyed-2pc-stitched-jgst255646s.html</text:p>
          </table:table-cell>
        </table:table-row>
        <table:table-row table:style-name="ro1">
          <table:table-cell office:value-type="string" calcext:value-type="string">
            <text:p>GREEN DOBBY DYED 2PC STITCHED</text:p>
          </table:table-cell>
          <table:table-cell office:value-type="string" calcext:value-type="string">
            <text:p>PKR 4,090.00</text:p>
          </table:table-cell>
          <table:table-cell office:value-type="string" calcext:value-type="string">
            <text:p>J-10000121104</text:p>
          </table:table-cell>
          <table:table-cell office:value-type="string" calcext:value-type="string">
            <text:p>JGKL-S-JGST-25-5647 FB/BUTTER CUP-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dobby-dyed-2pc-stitched-jgst255647s.html</text:p>
          </table:table-cell>
        </table:table-row>
        <table:table-row table:style-name="ro1">
          <table:table-cell office:value-type="string" calcext:value-type="string">
            <text:p>GREEN LAWN DIGITAL PRINTED 2PC STITCHED</text:p>
          </table:table-cell>
          <table:table-cell office:value-type="string" calcext:value-type="string">
            <text:p>PKR 4,090.00</text:p>
          </table:table-cell>
          <table:table-cell office:value-type="string" calcext:value-type="string">
            <text:p>J-10000122097</text:p>
          </table:table-cell>
          <table:table-cell office:value-type="string" calcext:value-type="string">
            <text:p>JGKL-S-JGST-25-5624 FB/TROPICAL TWOS-0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digital-printed-2pc-stitched-jgst255624s.html</text:p>
          </table:table-cell>
        </table:table-row>
        <table:table-row table:style-name="ro1">
          <table:table-cell office:value-type="string" calcext:value-type="string">
            <text:p>GREEN DOBBY DYED 2PC STITCHED</text:p>
          </table:table-cell>
          <table:table-cell office:value-type="string" calcext:value-type="string">
            <text:p>PKR 4,090.00</text:p>
          </table:table-cell>
          <table:table-cell office:value-type="string" calcext:value-type="string">
            <text:p>J-10000121112</text:p>
          </table:table-cell>
          <table:table-cell office:value-type="string" calcext:value-type="string">
            <text:p>JGKL-S-JGST-25-5648 FB/BUTTER CUP-0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dobby-dyed-2pc-stitched-jgst255648s.html</text:p>
          </table:table-cell>
        </table:table-row>
        <table:table-row table:style-name="ro1">
          <table:table-cell office:value-type="string" calcext:value-type="string">
            <text:p>PEACH LAWN DIGITAL PRINTED 2PC STITCHED</text:p>
          </table:table-cell>
          <table:table-cell office:value-type="string" calcext:value-type="string">
            <text:p>PKR 4,090.00</text:p>
          </table:table-cell>
          <table:table-cell office:value-type="string" calcext:value-type="string">
            <text:p>J-10000122113</text:p>
          </table:table-cell>
          <table:table-cell office:value-type="string" calcext:value-type="string">
            <text:p>JGKL-S-JGST-25-5626 FB/TROPICAL TWOS-0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each-lawn-digital-printed-2pc-stitched-jgst255626s.html</text:p>
          </table:table-cell>
        </table:table-row>
        <table:table-row table:style-name="ro1">
          <table:table-cell office:value-type="string" calcext:value-type="string">
            <text:p>GREEN LAWN DIGITAL PRINTED 2PC STITCHED</text:p>
          </table:table-cell>
          <table:table-cell office:value-type="string" calcext:value-type="string">
            <text:p>PKR 4,390.00</text:p>
          </table:table-cell>
          <table:table-cell office:value-type="string" calcext:value-type="string">
            <text:p>J-10000122121</text:p>
          </table:table-cell>
          <table:table-cell office:value-type="string" calcext:value-type="string">
            <text:p>JGKL-S-JGST-25-5627 FB/TROPICAL TWOS-0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digital-printed-2pc-stitched-jgst255627s.html</text:p>
          </table:table-cell>
        </table:table-row>
        <table:table-row table:style-name="ro1">
          <table:table-cell office:value-type="string" calcext:value-type="string">
            <text:p>AQUA DOBBY SCHIFFLI 2PC STITCHED</text:p>
          </table:table-cell>
          <table:table-cell office:value-type="string" calcext:value-type="string">
            <text:p>PKR 5,190.00</text:p>
          </table:table-cell>
          <table:table-cell office:value-type="string" calcext:value-type="string">
            <text:p>J-10000127362</text:p>
          </table:table-cell>
          <table:table-cell office:value-type="string" calcext:value-type="string">
            <text:p>JGKL-S-JGST-25-5629 FB/SUN SHINE-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aqua-dobby-schiffli-2pc-stitched-jgst255629s.html</text:p>
          </table:table-cell>
        </table:table-row>
        <table:table-row table:style-name="ro1">
          <table:table-cell office:value-type="string" calcext:value-type="string">
            <text:p>OFF WHITE DOBBY SCHIFFLI 2PC STITCHED</text:p>
          </table:table-cell>
          <table:table-cell office:value-type="string" calcext:value-type="string">
            <text:p>PKR 5,190.00</text:p>
          </table:table-cell>
          <table:table-cell office:value-type="string" calcext:value-type="string">
            <text:p>J-10000127370</text:p>
          </table:table-cell>
          <table:table-cell office:value-type="string" calcext:value-type="string">
            <text:p>JGKL-S-JGST-25-5631 FB/SUN SHINE-0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dobby-schiffli-2pc-stitched-jgst255631s.html</text:p>
          </table:table-cell>
        </table:table-row>
        <table:table-row table:style-name="ro1">
          <table:table-cell office:value-type="string" calcext:value-type="string">
            <text:p>PINK DOBBY SCHIFFLI 2PC STITCHED</text:p>
          </table:table-cell>
          <table:table-cell office:value-type="string" calcext:value-type="string">
            <text:p>PKR 4,690.00</text:p>
          </table:table-cell>
          <table:table-cell office:value-type="string" calcext:value-type="string">
            <text:p>J-10000127678</text:p>
          </table:table-cell>
          <table:table-cell office:value-type="string" calcext:value-type="string">
            <text:p>JGKL-S-JGST-25-5628 FB/SUN SHINE-0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dobby-schiffli-2pc-stitched-jgst255628s.html</text:p>
          </table:table-cell>
        </table:table-row>
        <table:table-row table:style-name="ro1">
          <table:table-cell office:value-type="string" calcext:value-type="string">
            <text:p>OFF WHITE DOBBY DYED 2PC STITCHED</text:p>
          </table:table-cell>
          <table:table-cell office:value-type="string" calcext:value-type="string">
            <text:p>PKR 4,090.00</text:p>
          </table:table-cell>
          <table:table-cell office:value-type="string" calcext:value-type="string">
            <text:p>J-10000122129</text:p>
          </table:table-cell>
          <table:table-cell office:value-type="string" calcext:value-type="string">
            <text:p>JGKL-S-JGST-25-5650 FB/BUTTER CUPS-0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dobby-dyed-2pc-stitched-jgst255650s.html</text:p>
          </table:table-cell>
        </table:table-row>
        <table:table-row table:style-name="ro1">
          <table:table-cell office:value-type="string" calcext:value-type="string">
            <text:p>BEIGE LAWN PRINTED 2PC STITCHED</text:p>
          </table:table-cell>
          <table:table-cell office:value-type="string" calcext:value-type="string">
            <text:p>PKR 5,690.00</text:p>
          </table:table-cell>
          <table:table-cell office:value-type="string" calcext:value-type="string">
            <text:p>J-10000114166</text:p>
          </table:table-cell>
          <table:table-cell office:value-type="string" calcext:value-type="string">
            <text:p>JGK-S-JTST-25-447 FB/RALLI-0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eige-lawn-printed-2pc-stitched-jtst25447s.html</text:p>
          </table:table-cell>
        </table:table-row>
        <table:table-row table:style-name="ro1">
          <table:table-cell office:value-type="string" calcext:value-type="string">
            <text:p>PINK LAWN EMBROIDERED KURTI</text:p>
          </table:table-cell>
          <table:table-cell office:value-type="string" calcext:value-type="string">
            <text:p>PKR 3,490.00</text:p>
          </table:table-cell>
          <table:table-cell office:value-type="string" calcext:value-type="string">
            <text:p>J-10000123300</text:p>
          </table:table-cell>
          <table:table-cell office:value-type="string" calcext:value-type="string">
            <text:p>JYGK-S-JTS-25-4065 FB/SMART TOPS-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lawn-embroidered-kurti-jts254065s.html</text:p>
          </table:table-cell>
        </table:table-row>
        <table:table-row table:style-name="ro1">
          <table:table-cell office:value-type="string" calcext:value-type="string">
            <text:p>BROWN BLENDED SEMI-FORMAL KAMEEZ SHALWAR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146679</text:p>
          </table:table-cell>
          <table:table-cell office:value-type="string" calcext:value-type="string">
            <text:p>JJKS-A-33440/S25/JJ9815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rown-polyester-semi-formal-kameez-shalwar-jjks-a-33440.html</text:p>
          </table:table-cell>
        </table:table-row>
        <table:table-row table:style-name="ro1">
          <table:table-cell office:value-type="string" calcext:value-type="string">
            <text:p>YELLOW LAWN PRINTED 2PC STITCHED</text:p>
          </table:table-cell>
          <table:table-cell office:value-type="string" calcext:value-type="string">
            <text:p>PKR 5,690.00</text:p>
          </table:table-cell>
          <table:table-cell office:value-type="string" calcext:value-type="string">
            <text:p>J-10000112115</text:p>
          </table:table-cell>
          <table:table-cell office:value-type="string" calcext:value-type="string">
            <text:p>JGK-S-JTST-25-449 FB/RALLI-0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yellow-lawn-printed-2pc-stitched-jtst25449s.html</text:p>
          </table:table-cell>
        </table:table-row>
        <table:table-row table:style-name="ro1">
          <table:table-cell office:value-type="string" calcext:value-type="string">
            <text:p>BLACK COTTON KURTA TROUSER</text:p>
          </table:table-cell>
          <table:table-cell office:value-type="string" calcext:value-type="string">
            <text:p>PKR 6,990.00</text:p>
          </table:table-cell>
          <table:table-cell office:value-type="string" calcext:value-type="string">
            <text:p>J-10000122899</text:p>
          </table:table-cell>
          <table:table-cell office:value-type="string" calcext:value-type="string">
            <text:p>JJKP-A-33322/S25/JJ8247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cotton-kurta-trouser-jjkpa33322.html</text:p>
          </table:table-cell>
        </table:table-row>
        <table:table-row table:style-name="ro1">
          <table:table-cell office:value-type="string" calcext:value-type="string">
            <text:p>WHITE BLENDED SEMI-FORMAL KAMEEZ SHALWAR</text:p>
          </table:table-cell>
          <table:table-cell office:value-type="string" calcext:value-type="string">
            <text:p>PKR 7,490.00</text:p>
          </table:table-cell>
          <table:table-cell office:value-type="string" calcext:value-type="string">
            <text:p>J-10000145312</text:p>
          </table:table-cell>
          <table:table-cell office:value-type="string" calcext:value-type="string">
            <text:p>JJKS-A-33448/S25/JJ9825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white-blended-semi-formal-kameez-shalwar-jjks-a-33448.html</text:p>
          </table:table-cell>
        </table:table-row>
        <table:table-row table:style-name="ro1">
          <table:table-cell office:value-type="string" calcext:value-type="string">
            <text:p>MAROON LAWN PRINTED 2PC STITCHED</text:p>
          </table:table-cell>
          <table:table-cell office:value-type="string" calcext:value-type="string">
            <text:p>PKR 5,690.00</text:p>
          </table:table-cell>
          <table:table-cell office:value-type="string" calcext:value-type="string">
            <text:p>J-10000114174</text:p>
          </table:table-cell>
          <table:table-cell office:value-type="string" calcext:value-type="string">
            <text:p>JGK-S-JTST-25-450 FB/RALLI-0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aroon-lawn-printed-2pc-stitched-jtst25450s.html</text:p>
          </table:table-cell>
        </table:table-row>
        <table:table-row table:style-name="ro1">
          <table:table-cell office:value-type="string" calcext:value-type="string">
            <text:p>ASH GREY COTTON CASUAL KAMEEZ SHALWAR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51987</text:p>
          </table:table-cell>
          <table:table-cell office:value-type="string" calcext:value-type="string">
            <text:p>JJKS-A-47484/S25/JJ9839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ash-grey-cotton-casual-kameez-shalwar-jjks-a-47484.html</text:p>
          </table:table-cell>
        </table:table-row>
        <table:table-row table:style-name="ro1">
          <table:table-cell office:value-type="string" calcext:value-type="string">
            <text:p>CEMENT GREEN BLENDED SEMI-FORMAL KAMEEZ SHALWAR</text:p>
          </table:table-cell>
          <table:table-cell office:value-type="string" calcext:value-type="string">
            <text:p>PKR 8,990.00</text:p>
          </table:table-cell>
          <table:table-cell office:value-type="string" calcext:value-type="string">
            <text:p>J-10000146673</text:p>
          </table:table-cell>
          <table:table-cell office:value-type="string" calcext:value-type="string">
            <text:p>JJKS-A-33439/S25/JJ10066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cement-green-blended-semi-formal-kameez-shalwar-jjksa33439.html</text:p>
          </table:table-cell>
        </table:table-row>
        <table:table-row table:style-name="ro1">
          <table:table-cell office:value-type="string" calcext:value-type="string">
            <text:p>WHITE LAWN EMBROIDERED 2PC STITCHED</text:p>
          </table:table-cell>
          <table:table-cell office:value-type="string" calcext:value-type="string">
            <text:p>PKR 7,490.00</text:p>
          </table:table-cell>
          <table:table-cell office:value-type="string" calcext:value-type="string">
            <text:p>J-10000130275</text:p>
          </table:table-cell>
          <table:table-cell office:value-type="string" calcext:value-type="string">
            <text:p>JGK-S-JTST-25-439 FB/VINTAGE FLORAL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white-lawn-embroidered-2pc-stitched-jtst25439s.html</text:p>
          </table:table-cell>
        </table:table-row>
        <table:table-row table:style-name="ro1">
          <table:table-cell office:value-type="string" calcext:value-type="string">
            <text:p>BLACK BLENDED KURTA TROUSER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147945</text:p>
          </table:table-cell>
          <table:table-cell office:value-type="string" calcext:value-type="string">
            <text:p>JJKP-A-47495/S25/JJ10122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blended-kurta-trouser-jjkpa47495.html</text:p>
          </table:table-cell>
        </table:table-row>
        <table:table-row table:style-name="ro1">
          <table:table-cell office:value-type="string" calcext:value-type="string">
            <text:p>LILAC LAWN EMBROIDERED 2PC STITCHED</text:p>
          </table:table-cell>
          <table:table-cell office:value-type="string" calcext:value-type="string">
            <text:p>PKR 7,490.00</text:p>
          </table:table-cell>
          <table:table-cell office:value-type="string" calcext:value-type="string">
            <text:p>J-10000130279</text:p>
          </table:table-cell>
          <table:table-cell office:value-type="string" calcext:value-type="string">
            <text:p>JGK-S-JTST-25-440 FB/VINTAGE FLORAL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lilac-lawn-embroidered-2pc-stitched-jtst25440s.html</text:p>
          </table:table-cell>
        </table:table-row>
        <table:table-row table:style-name="ro1">
          <table:table-cell office:value-type="string" calcext:value-type="string">
            <text:p>BLUE LAWN EMBROIDERED 2PC STITCHED</text:p>
          </table:table-cell>
          <table:table-cell office:value-type="string" calcext:value-type="string">
            <text:p>PKR 7,490.00</text:p>
          </table:table-cell>
          <table:table-cell office:value-type="string" calcext:value-type="string">
            <text:p>J-10000130283</text:p>
          </table:table-cell>
          <table:table-cell office:value-type="string" calcext:value-type="string">
            <text:p>JGK-S-JTST-25-441 FB/VINTAGE FLORAL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embroidered-2pc-stitched-jtst25441s.html</text:p>
          </table:table-cell>
        </table:table-row>
        <table:table-row table:style-name="ro1">
          <table:table-cell office:value-type="string" calcext:value-type="string">
            <text:p>BLACK LAWN EMBROIDERED 2PC STITCHED</text:p>
          </table:table-cell>
          <table:table-cell office:value-type="string" calcext:value-type="string">
            <text:p>PKR 7,490.00</text:p>
          </table:table-cell>
          <table:table-cell office:value-type="string" calcext:value-type="string">
            <text:p>J-10000130287</text:p>
          </table:table-cell>
          <table:table-cell office:value-type="string" calcext:value-type="string">
            <text:p>JGK-S-JTST-25-442 FB/VINTAGE FLORAL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lawn-embroidered-2pc-stitched-jtst25442s.html</text:p>
          </table:table-cell>
        </table:table-row>
        <table:table-row table:style-name="ro1">
          <table:table-cell office:value-type="string" calcext:value-type="string">
            <text:p>BLACK LAWN DYED 2PC STITCHED</text:p>
          </table:table-cell>
          <table:table-cell office:value-type="string" calcext:value-type="string">
            <text:p>PKR 6,990.00</text:p>
          </table:table-cell>
          <table:table-cell office:value-type="string" calcext:value-type="string">
            <text:p>J-10000130742</text:p>
          </table:table-cell>
          <table:table-cell office:value-type="string" calcext:value-type="string">
            <text:p>JGK-S-JTST-25-443 FB/CHAPPAI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lawn-dyed-2pc-stitched-jtst25443s.html</text:p>
          </table:table-cell>
        </table:table-row>
        <table:table-row table:style-name="ro1">
          <table:table-cell office:value-type="string" calcext:value-type="string">
            <text:p>BLACK LAWN PRINTED 2PC STITCHED</text:p>
          </table:table-cell>
          <table:table-cell office:value-type="string" calcext:value-type="string">
            <text:p>PKR 5,690.00</text:p>
          </table:table-cell>
          <table:table-cell office:value-type="string" calcext:value-type="string">
            <text:p>J-10000112107</text:p>
          </table:table-cell>
          <table:table-cell office:value-type="string" calcext:value-type="string">
            <text:p>JGK-S-JTST-25-448 FB/RALLI-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lawn-printed-2pc-stitched-jtst25448s.html</text:p>
          </table:table-cell>
        </table:table-row>
        <table:table-row table:style-name="ro1">
          <table:table-cell office:value-type="string" calcext:value-type="string">
            <text:p>MAROON LAWN DYED 2PC STITCHED</text:p>
          </table:table-cell>
          <table:table-cell office:value-type="string" calcext:value-type="string">
            <text:p>PKR 6,490.00</text:p>
          </table:table-cell>
          <table:table-cell office:value-type="string" calcext:value-type="string">
            <text:p>J-10000130746</text:p>
          </table:table-cell>
          <table:table-cell office:value-type="string" calcext:value-type="string">
            <text:p>JGK-S-JTST-25-444 FB/CHAPPAI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aroon-lawn-dyed-2pc-stitched-jtst25444s.html</text:p>
          </table:table-cell>
        </table:table-row>
        <table:table-row table:style-name="ro1">
          <table:table-cell office:value-type="string" calcext:value-type="string">
            <text:p>BLUE LAWN DYED 2PC STITCHED</text:p>
          </table:table-cell>
          <table:table-cell office:value-type="string" calcext:value-type="string">
            <text:p>PKR 5,990.00</text:p>
          </table:table-cell>
          <table:table-cell office:value-type="string" calcext:value-type="string">
            <text:p>J-10000132597</text:p>
          </table:table-cell>
          <table:table-cell office:value-type="string" calcext:value-type="string">
            <text:p>JGK-S-JTST-25-445 FB/CHAPPAI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dyed-2pc-stitched-jtst25445s.html</text:p>
          </table:table-cell>
        </table:table-row>
        <table:table-row table:style-name="ro1">
          <table:table-cell office:value-type="string" calcext:value-type="string">
            <text:p>BEIGE LAWN DYED 2PC STITCHED</text:p>
          </table:table-cell>
          <table:table-cell office:value-type="string" calcext:value-type="string">
            <text:p>PKR 6,990.00</text:p>
          </table:table-cell>
          <table:table-cell office:value-type="string" calcext:value-type="string">
            <text:p>J-10000132601</text:p>
          </table:table-cell>
          <table:table-cell office:value-type="string" calcext:value-type="string">
            <text:p>JGK-S-JTST-25-446 FB/CHAPPAI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eige-lawn-dyed-2pc-stitched-jtst25446s.html</text:p>
          </table:table-cell>
        </table:table-row>
        <table:table-row table:style-name="ro1">
          <table:table-cell office:value-type="string" calcext:value-type="string">
            <text:p>TEAL ZARI EMBROIDERED 3PC STITCHED</text:p>
          </table:table-cell>
          <table:table-cell office:value-type="string" calcext:value-type="string">
            <text:p>PKR 16,990.00</text:p>
          </table:table-cell>
          <table:table-cell office:value-type="string" calcext:value-type="string">
            <text:p>J-10000120414</text:p>
          </table:table-cell>
          <table:table-cell office:value-type="string" calcext:value-type="string">
            <text:p>JGK-S-JTF-25-758 FB/RANG-E-ZARI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teal-zari-embroidered-3pc-stitched-jtf25758s.html</text:p>
          </table:table-cell>
        </table:table-row>
        <table:table-row table:style-name="ro1">
          <table:table-cell office:value-type="string" calcext:value-type="string">
            <text:p>GREEN LAWN EMBROIDERED 3PC STITCHED</text:p>
          </table:table-cell>
          <table:table-cell office:value-type="string" calcext:value-type="string">
            <text:p>PKR 6,990.00</text:p>
          </table:table-cell>
          <table:table-cell office:value-type="string" calcext:value-type="string">
            <text:p>J-10000122519</text:p>
          </table:table-cell>
          <table:table-cell office:value-type="string" calcext:value-type="string">
            <text:p>JGK-S-JTP-25-622 FB/DHANAK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embroidered-3pc-stitched-jtp25622s.html</text:p>
          </table:table-cell>
        </table:table-row>
        <table:table-row table:style-name="ro1">
          <table:table-cell office:value-type="string" calcext:value-type="string">
            <text:p>SMOKE GREY BLENDED SEMI-FORMAL KAMEEZ SHALWAR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146721</text:p>
          </table:table-cell>
          <table:table-cell office:value-type="string" calcext:value-type="string">
            <text:p>JJKS-A-90527/S25/JJ9767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smoke-grey-blended-semi-formal-kameez-shalwar-jjksa90527.html</text:p>
          </table:table-cell>
        </table:table-row>
        <table:table-row table:style-name="ro1">
          <table:table-cell office:value-type="string" calcext:value-type="string">
            <text:p>PINK DYED EMBROIDERED 3PC STITCHED</text:p>
          </table:table-cell>
          <table:table-cell office:value-type="string" calcext:value-type="string">
            <text:p>PKR 15,990.00</text:p>
          </table:table-cell>
          <table:table-cell office:value-type="string" calcext:value-type="string">
            <text:p>J-10000115664</text:p>
          </table:table-cell>
          <table:table-cell office:value-type="string" calcext:value-type="string">
            <text:p>JGK-S-JTF-25-759 FB/RANG-E-ZARI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dyed-embroidered-3pc-stitched-jtf25759s.html</text:p>
          </table:table-cell>
        </table:table-row>
        <table:table-row table:style-name="ro1">
          <table:table-cell office:value-type="string" calcext:value-type="string">
            <text:p>GREEN DYED EMBROIDERED 3PC STITCHED</text:p>
          </table:table-cell>
          <table:table-cell office:value-type="string" calcext:value-type="string">
            <text:p>PKR 15,990.00</text:p>
          </table:table-cell>
          <table:table-cell office:value-type="string" calcext:value-type="string">
            <text:p>J-10000122141</text:p>
          </table:table-cell>
          <table:table-cell office:value-type="string" calcext:value-type="string">
            <text:p>JGK-S-JTF-25-761 FB/RANG-E-ZARI-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dyed-embroidered-3pc-stitched-jtf25761s.html</text:p>
          </table:table-cell>
        </table:table-row>
        <table:table-row table:style-name="ro1">
          <table:table-cell office:value-type="string" calcext:value-type="string">
            <text:p>YELLOW RAW SILK EMBROIDERED 3PC STITCHED</text:p>
          </table:table-cell>
          <table:table-cell office:value-type="string" calcext:value-type="string">
            <text:p>PKR 9,990.00</text:p>
          </table:table-cell>
          <table:table-cell office:value-type="string" calcext:value-type="string">
            <text:p>J-10000137882</text:p>
          </table:table-cell>
          <table:table-cell office:value-type="string" calcext:value-type="string">
            <text:p>JGK-S-JTF-25-770 FB/RANG-E-ZARI-8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yellow-raw-silk-embroidered-3pc-stitched-jtf25770s.html</text:p>
          </table:table-cell>
        </table:table-row>
        <table:table-row table:style-name="ro1">
          <table:table-cell office:value-type="string" calcext:value-type="string">
            <text:p>PURPLE LAWN PRINTED KURTI</text:p>
          </table:table-cell>
          <table:table-cell office:value-type="string" calcext:value-type="string">
            <text:p>PKR 2,490.00</text:p>
          </table:table-cell>
          <table:table-cell office:value-type="string" calcext:value-type="string">
            <text:p>J-10000112099</text:p>
          </table:table-cell>
          <table:table-cell office:value-type="string" calcext:value-type="string">
            <text:p>JYGK-S-JTS-25-4058 FB/ESSENTIALS-T-2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urple-lawn-printed-kurti-jts254058s.html</text:p>
          </table:table-cell>
        </table:table-row>
        <table:table-row table:style-name="ro1">
          <table:table-cell office:value-type="string" calcext:value-type="string">
            <text:p>MAROON DYED EMBROIDERED 3PC STITCHED</text:p>
          </table:table-cell>
          <table:table-cell office:value-type="string" calcext:value-type="string">
            <text:p>PKR 16,990.00</text:p>
          </table:table-cell>
          <table:table-cell office:value-type="string" calcext:value-type="string">
            <text:p>J-10000122523</text:p>
          </table:table-cell>
          <table:table-cell office:value-type="string" calcext:value-type="string">
            <text:p>JGK-S-JTF-25-757 FB/RANG-E-ZARI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aroon-dyed-embroidered-3pc-stitched-jtf25757s.html</text:p>
          </table:table-cell>
        </table:table-row>
        <table:table-row table:style-name="ro1">
          <table:table-cell office:value-type="string" calcext:value-type="string">
            <text:p>BLACK RAW SILK EMBROIDERED 3PC STITCHED</text:p>
          </table:table-cell>
          <table:table-cell office:value-type="string" calcext:value-type="string">
            <text:p>PKR 14,990.00</text:p>
          </table:table-cell>
          <table:table-cell office:value-type="string" calcext:value-type="string">
            <text:p>J-10000139631</text:p>
          </table:table-cell>
          <table:table-cell office:value-type="string" calcext:value-type="string">
            <text:p>JGK-S-JTF-25-769 FB/RANG-E-ZARI-7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raw-silk-embroidered-3pc-stitched-jtf25769s.html</text:p>
          </table:table-cell>
        </table:table-row>
        <table:table-row table:style-name="ro1">
          <table:table-cell office:value-type="string" calcext:value-type="string">
            <text:p>PINK LAWN PRINTED KURTI</text:p>
          </table:table-cell>
          <table:table-cell office:value-type="string" calcext:value-type="string">
            <text:p>PKR 2,490.00</text:p>
          </table:table-cell>
          <table:table-cell office:value-type="string" calcext:value-type="string">
            <text:p>J-10000112091</text:p>
          </table:table-cell>
          <table:table-cell office:value-type="string" calcext:value-type="string">
            <text:p>JYGK-S-JTS-25-4055 FB/ESSENTIALS-T-18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lawn-printed-kurti-jts254055s.html</text:p>
          </table:table-cell>
        </table:table-row>
        <table:table-row table:style-name="ro1">
          <table:table-cell office:value-type="string" calcext:value-type="string">
            <text:p>BLUE LAWN PRINTED KURTI</text:p>
          </table:table-cell>
          <table:table-cell office:value-type="string" calcext:value-type="string">
            <text:p>PKR 2,490.00</text:p>
          </table:table-cell>
          <table:table-cell office:value-type="string" calcext:value-type="string">
            <text:p>J-10000114639</text:p>
          </table:table-cell>
          <table:table-cell office:value-type="string" calcext:value-type="string">
            <text:p>JYGK-S-JTS-25-4054 FB/ESSENTIALS-T-17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printed-kurti-jts254054s.html</text:p>
          </table:table-cell>
        </table:table-row>
        <table:table-row table:style-name="ro1">
          <table:table-cell office:value-type="string" calcext:value-type="string">
            <text:p>PINK LAWN PRINTED KURTI</text:p>
          </table:table-cell>
          <table:table-cell office:value-type="string" calcext:value-type="string">
            <text:p>PKR 2,490.00</text:p>
          </table:table-cell>
          <table:table-cell office:value-type="string" calcext:value-type="string">
            <text:p>J-10000115680</text:p>
          </table:table-cell>
          <table:table-cell office:value-type="string" calcext:value-type="string">
            <text:p>JYGK-S-JTS-25-4057 FB/ESSENTIALS-T-20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lawn-printed-kurti-jts254057s.html</text:p>
          </table:table-cell>
        </table:table-row>
        <table:table-row table:style-name="ro1">
          <table:table-cell office:value-type="string" calcext:value-type="string">
            <text:p>RED LAWN EMBROIDERED KURTI</text:p>
          </table:table-cell>
          <table:table-cell office:value-type="string" calcext:value-type="string">
            <text:p>PKR 4,990.00</text:p>
          </table:table-cell>
          <table:table-cell office:value-type="string" calcext:value-type="string">
            <text:p>J-10000121184</text:p>
          </table:table-cell>
          <table:table-cell office:value-type="string" calcext:value-type="string">
            <text:p>JYGK-S-JTS-25-4060 FB/BATHIK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red-lawn-embroidered-kurti-jts254060s.html</text:p>
          </table:table-cell>
        </table:table-row>
        <table:table-row table:style-name="ro1">
          <table:table-cell office:value-type="string" calcext:value-type="string">
            <text:p>MULTICOLOR LAWN PRINTED KURTI</text:p>
          </table:table-cell>
          <table:table-cell office:value-type="string" calcext:value-type="string">
            <text:p>PKR 2,490.00</text:p>
          </table:table-cell>
          <table:table-cell office:value-type="string" calcext:value-type="string">
            <text:p>J-10000115672</text:p>
          </table:table-cell>
          <table:table-cell office:value-type="string" calcext:value-type="string">
            <text:p>JYGK-S-JTS-25-4056 FB/ESSENTIALS-T-19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kurti-jts254056s.html</text:p>
          </table:table-cell>
        </table:table-row>
        <table:table-row table:style-name="ro1">
          <table:table-cell office:value-type="string" calcext:value-type="string">
            <text:p>BLACK LAWN EMBROIDERED KURTI</text:p>
          </table:table-cell>
          <table:table-cell office:value-type="string" calcext:value-type="string">
            <text:p>PKR 4,990.00</text:p>
          </table:table-cell>
          <table:table-cell office:value-type="string" calcext:value-type="string">
            <text:p>J-10000121188</text:p>
          </table:table-cell>
          <table:table-cell office:value-type="string" calcext:value-type="string">
            <text:p>JYGK-S-JTS-25-4061 FB/BATHIK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lawn-embroidered-kurti-jts254061s.html</text:p>
          </table:table-cell>
        </table:table-row>
        <table:table-row table:style-name="ro1">
          <table:table-cell office:value-type="string" calcext:value-type="string">
            <text:p>BLUE LAWN EMBROIDERED KURTI</text:p>
          </table:table-cell>
          <table:table-cell office:value-type="string" calcext:value-type="string">
            <text:p>PKR 4,990.00</text:p>
          </table:table-cell>
          <table:table-cell office:value-type="string" calcext:value-type="string">
            <text:p>J-10000121192</text:p>
          </table:table-cell>
          <table:table-cell office:value-type="string" calcext:value-type="string">
            <text:p>JYGK-S-JTS-25-4062 FB/BATHIK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embroidered-kurti-jts254062s.html</text:p>
          </table:table-cell>
        </table:table-row>
        <table:table-row table:style-name="ro1">
          <table:table-cell office:value-type="string" calcext:value-type="string">
            <text:p>GREEN LAWN EMBROIDERED KURTI</text:p>
          </table:table-cell>
          <table:table-cell office:value-type="string" calcext:value-type="string">
            <text:p>PKR 3,490.00</text:p>
          </table:table-cell>
          <table:table-cell office:value-type="string" calcext:value-type="string">
            <text:p>J-10000123296</text:p>
          </table:table-cell>
          <table:table-cell office:value-type="string" calcext:value-type="string">
            <text:p>JYGK-S-JTS-25-4064 FB/SMART TOPS-0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embroidered-kurti-jts254064s.html</text:p>
          </table:table-cell>
        </table:table-row>
        <table:table-row table:style-name="ro1">
          <table:table-cell office:value-type="string" calcext:value-type="string">
            <text:p>BLUE LAWN EMBROIDERED 2PC STITCHED</text:p>
          </table:table-cell>
          <table:table-cell office:value-type="string" calcext:value-type="string">
            <text:p>PKR 4,690.00</text:p>
          </table:table-cell>
          <table:table-cell office:value-type="string" calcext:value-type="string">
            <text:p>J-10000130243</text:p>
          </table:table-cell>
          <table:table-cell office:value-type="string" calcext:value-type="string">
            <text:p>JGKL-S-JGST-25-5632 FB/KUTCH-9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embroidered-2pc-stitched-jgst255632s.html</text:p>
          </table:table-cell>
        </table:table-row>
        <table:table-row table:style-name="ro1">
          <table:table-cell office:value-type="string" calcext:value-type="string">
            <text:p>GREEN LAWN PRINTED KURTI</text:p>
          </table:table-cell>
          <table:table-cell office:value-type="string" calcext:value-type="string">
            <text:p>PKR 2,490.00</text:p>
          </table:table-cell>
          <table:table-cell office:value-type="string" calcext:value-type="string">
            <text:p>J-10000117494</text:p>
          </table:table-cell>
          <table:table-cell office:value-type="string" calcext:value-type="string">
            <text:p>JYGK-S-JTS-25-4059 FB/ESSENTIALS-T-2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printed-kurti-jts254059s.html</text:p>
          </table:table-cell>
        </table:table-row>
        <table:table-row table:style-name="ro1">
          <table:table-cell office:value-type="string" calcext:value-type="string">
            <text:p>OFF WHITE LAWN EMBROIDERED KURTI</text:p>
          </table:table-cell>
          <table:table-cell office:value-type="string" calcext:value-type="string">
            <text:p>PKR 4,990.00</text:p>
          </table:table-cell>
          <table:table-cell office:value-type="string" calcext:value-type="string">
            <text:p>J-10000121196</text:p>
          </table:table-cell>
          <table:table-cell office:value-type="string" calcext:value-type="string">
            <text:p>JYGK-S-JTS-25-4063 FB/BATHIK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lawn-embroidered-kurti-jts254063s.html</text:p>
          </table:table-cell>
        </table:table-row>
        <table:table-row table:style-name="ro1">
          <table:table-cell office:value-type="string" calcext:value-type="string">
            <text:p>GREEN DOBBY SCHIFFLI 2PC STITCHED</text:p>
          </table:table-cell>
          <table:table-cell office:value-type="string" calcext:value-type="string">
            <text:p>PKR 4,690.00</text:p>
          </table:table-cell>
          <table:table-cell office:value-type="string" calcext:value-type="string">
            <text:p>J-10000127686</text:p>
          </table:table-cell>
          <table:table-cell office:value-type="string" calcext:value-type="string">
            <text:p>JGKL-S-JGST-25-5630 FB/SUN SHINE-0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dobby-schiffli-2pc-stitched-jgst255630s.html</text:p>
          </table:table-cell>
        </table:table-row>
        <table:table-row table:style-name="ro1">
          <table:table-cell office:value-type="string" calcext:value-type="string">
            <text:p>PINK SILK EMBROIDERED 2PC STITCHED</text:p>
          </table:table-cell>
          <table:table-cell office:value-type="string" calcext:value-type="string">
            <text:p>PKR 3,990.00</text:p>
          </table:table-cell>
          <table:table-cell office:value-type="string" calcext:value-type="string">
            <text:p>J-10000130663</text:p>
          </table:table-cell>
          <table:table-cell office:value-type="string" calcext:value-type="string">
            <text:p>JIK-S-JIST-25-5805 FB/ME-I-0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silk-embroidered-2pc-stitched-jist255805s.html</text:p>
          </table:table-cell>
        </table:table-row>
        <table:table-row table:style-name="ro1">
          <table:table-cell office:value-type="string" calcext:value-type="string">
            <text:p>GREY SILK EMBROIDERED 2PC STITCHED</text:p>
          </table:table-cell>
          <table:table-cell office:value-type="string" calcext:value-type="string">
            <text:p>PKR 3,990.00</text:p>
          </table:table-cell>
          <table:table-cell office:value-type="string" calcext:value-type="string">
            <text:p>J-10000130673</text:p>
          </table:table-cell>
          <table:table-cell office:value-type="string" calcext:value-type="string">
            <text:p>JIK-S-JIST-25-5807 FB/ME-I-0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y-silk-embroidered-2pc-stitched-jist255807s.html</text:p>
          </table:table-cell>
        </table:table-row>
        <table:table-row table:style-name="ro1">
          <table:table-cell office:value-type="string" calcext:value-type="string">
            <text:p>GREEN SILK EMBROIDERED 2PC STITCHED</text:p>
          </table:table-cell>
          <table:table-cell office:value-type="string" calcext:value-type="string">
            <text:p>PKR 3,990.00</text:p>
          </table:table-cell>
          <table:table-cell office:value-type="string" calcext:value-type="string">
            <text:p>J-10000130668</text:p>
          </table:table-cell>
          <table:table-cell office:value-type="string" calcext:value-type="string">
            <text:p>JIK-S-JIST-25-5806 FB/ME-I-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silk-embroidered-2pc-stitched-jist255806s.html</text:p>
          </table:table-cell>
        </table:table-row>
        <table:table-row table:style-name="ro1">
          <table:table-cell office:value-type="string" calcext:value-type="string">
            <text:p>BEIGE SILK EMBROIDERED 2PC STITCHED</text:p>
          </table:table-cell>
          <table:table-cell office:value-type="string" calcext:value-type="string">
            <text:p>PKR 3,490.00</text:p>
          </table:table-cell>
          <table:table-cell office:value-type="string" calcext:value-type="string">
            <text:p>J-10000132536</text:p>
          </table:table-cell>
          <table:table-cell office:value-type="string" calcext:value-type="string">
            <text:p>JIK-S-JIST-25-5808 FB/ME-I-0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eige-silk-embroidered-2pc-stitched-jist255808s.html</text:p>
          </table:table-cell>
        </table:table-row>
        <table:table-row table:style-name="ro1">
          <table:table-cell office:value-type="string" calcext:value-type="string">
            <text:p>WHITE LAWN EMBROIDERED 2PC STITCHED</text:p>
          </table:table-cell>
          <table:table-cell office:value-type="string" calcext:value-type="string">
            <text:p>PKR 4,690.00</text:p>
          </table:table-cell>
          <table:table-cell office:value-type="string" calcext:value-type="string">
            <text:p>J-10000142031</text:p>
          </table:table-cell>
          <table:table-cell office:value-type="string" calcext:value-type="string">
            <text:p>JGKL-S-JGST-25-5635 FB/KUTCH-1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white-lawn-embroidered-2pc-stitched-jgst255635s.html</text:p>
          </table:table-cell>
        </table:table-row>
        <table:table-row table:style-name="ro1">
          <table:table-cell office:value-type="string" calcext:value-type="string">
            <text:p>MUSTARD LAWN EMBROIDERED 2PC STITCHED</text:p>
          </table:table-cell>
          <table:table-cell office:value-type="string" calcext:value-type="string">
            <text:p>PKR 4,690.00</text:p>
          </table:table-cell>
          <table:table-cell office:value-type="string" calcext:value-type="string">
            <text:p>J-10000143927</text:p>
          </table:table-cell>
          <table:table-cell office:value-type="string" calcext:value-type="string">
            <text:p>JGKL-S-JGST-25-5634 FB/KUTCH-1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stard-lawn-embroidered-2pc-stitched-jgst255634s.html</text:p>
          </table:table-cell>
        </table:table-row>
        <table:table-row table:style-name="ro1">
          <table:table-cell office:value-type="string" calcext:value-type="string">
            <text:p>MAGENTA LAWN EMBROIDERED 2PC STITCHED</text:p>
          </table:table-cell>
          <table:table-cell office:value-type="string" calcext:value-type="string">
            <text:p>PKR 4,690.00</text:p>
          </table:table-cell>
          <table:table-cell office:value-type="string" calcext:value-type="string">
            <text:p>J-10000142559</text:p>
          </table:table-cell>
          <table:table-cell office:value-type="string" calcext:value-type="string">
            <text:p>JGKL-S-JGST-25-5633 FB/KUTCH-10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agenta-lawn-embroidered-2pc-stitched-jgst255633s.html</text:p>
          </table:table-cell>
        </table:table-row>
        <table:table-row table:style-name="ro1">
          <table:table-cell office:value-type="string" calcext:value-type="string">
            <text:p>PINK SILK EMBROIDERED 3PC STITCHED</text:p>
          </table:table-cell>
          <table:table-cell office:value-type="string" calcext:value-type="string">
            <text:p>PKR 8,990.00</text:p>
          </table:table-cell>
          <table:table-cell office:value-type="string" calcext:value-type="string">
            <text:p>J-10000115402</text:p>
          </table:table-cell>
          <table:table-cell office:value-type="string" calcext:value-type="string">
            <text:p>JGKL-S-JGF-25-1913 FB/SHIREEN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silk-embroidered-3pc-stitched-jgf251913s.html</text:p>
          </table:table-cell>
        </table:table-row>
        <table:table-row table:style-name="ro1">
          <table:table-cell office:value-type="string" calcext:value-type="string">
            <text:p>BLUE SILK EMBROIDERED 3PC STITCHED</text:p>
          </table:table-cell>
          <table:table-cell office:value-type="string" calcext:value-type="string">
            <text:p>PKR 9,590.00</text:p>
          </table:table-cell>
          <table:table-cell office:value-type="string" calcext:value-type="string">
            <text:p>J-10000115418</text:p>
          </table:table-cell>
          <table:table-cell office:value-type="string" calcext:value-type="string">
            <text:p>JGKL-S-JGF-25-1914 FB/SHIREEN-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silk-embroidered-3pc-stitched-jgf251914s.html</text:p>
          </table:table-cell>
        </table:table-row>
        <table:table-row table:style-name="ro1">
          <table:table-cell office:value-type="string" calcext:value-type="string">
            <text:p>IVORY SILK EMBROIDERED 3PC STITCHED</text:p>
          </table:table-cell>
          <table:table-cell office:value-type="string" calcext:value-type="string">
            <text:p>PKR 8,990.00</text:p>
          </table:table-cell>
          <table:table-cell office:value-type="string" calcext:value-type="string">
            <text:p>J-10000115434</text:p>
          </table:table-cell>
          <table:table-cell office:value-type="string" calcext:value-type="string">
            <text:p>JGKL-S-JGF-25-1915 FB/SHIREEN-0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ivory-silk-embroidered-3pc-stitched-jgf251915s.html</text:p>
          </table:table-cell>
        </table:table-row>
        <table:table-row table:style-name="ro1">
          <table:table-cell office:value-type="string" calcext:value-type="string">
            <text:p>GREEN LAWN SILK EMBROIDERED 3PC STITCHED</text:p>
          </table:table-cell>
          <table:table-cell office:value-type="string" calcext:value-type="string">
            <text:p>PKR 8,990.00</text:p>
          </table:table-cell>
          <table:table-cell office:value-type="string" calcext:value-type="string">
            <text:p>J-10000114491</text:p>
          </table:table-cell>
          <table:table-cell office:value-type="string" calcext:value-type="string">
            <text:p>JGKL-S-JGF-25-1916 FB/SHIREEN-0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silk-embroidered-3pc-stitched-jgf251916s.html</text:p>
          </table:table-cell>
        </table:table-row>
        <table:table-row table:style-name="ro1">
          <table:table-cell office:value-type="string" calcext:value-type="string">
            <text:p>PINK LAWN EMBROIDERED 3PC STITCHED</text:p>
          </table:table-cell>
          <table:table-cell office:value-type="string" calcext:value-type="string">
            <text:p>PKR 5,190.00</text:p>
          </table:table-cell>
          <table:table-cell office:value-type="string" calcext:value-type="string">
            <text:p>J-10000137870</text:p>
          </table:table-cell>
          <table:table-cell office:value-type="string" calcext:value-type="string">
            <text:p>JGK-S-JGP-25-1597 FB/KASHMIRI-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lawn-embroidered-3pc-stitched-jgp251597s.html</text:p>
          </table:table-cell>
        </table:table-row>
        <table:table-row table:style-name="ro1">
          <table:table-cell office:value-type="string" calcext:value-type="string">
            <text:p>GREEN LAWN DYED 3PC STITCHED</text:p>
          </table:table-cell>
          <table:table-cell office:value-type="string" calcext:value-type="string">
            <text:p>PKR 3,990.00</text:p>
          </table:table-cell>
          <table:table-cell office:value-type="string" calcext:value-type="string">
            <text:p>J-10000141979</text:p>
          </table:table-cell>
          <table:table-cell office:value-type="string" calcext:value-type="string">
            <text:p>JIK-S-JIST-25-5809 FB/MINI FLORA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dyed-3pc-stitched-jist255809s.html</text:p>
          </table:table-cell>
        </table:table-row>
        <table:table-row table:style-name="ro1">
          <table:table-cell office:value-type="string" calcext:value-type="string">
            <text:p>WHITE LAWN DYED 3PC STITCHED</text:p>
          </table:table-cell>
          <table:table-cell office:value-type="string" calcext:value-type="string">
            <text:p>PKR 3,990.00</text:p>
          </table:table-cell>
          <table:table-cell office:value-type="string" calcext:value-type="string">
            <text:p>J-10000141984</text:p>
          </table:table-cell>
          <table:table-cell office:value-type="string" calcext:value-type="string">
            <text:p>JIK-S-JIST-25-5810 FB/MINI FLORA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white-lawn-dyed-3pc-stitched-jist255810s.html</text:p>
          </table:table-cell>
        </table:table-row>
        <table:table-row table:style-name="ro1">
          <table:table-cell office:value-type="string" calcext:value-type="string">
            <text:p>OFF WHITE LAWN DYED 3PC STITCHED</text:p>
          </table:table-cell>
          <table:table-cell office:value-type="string" calcext:value-type="string">
            <text:p>PKR 3,990.00</text:p>
          </table:table-cell>
          <table:table-cell office:value-type="string" calcext:value-type="string">
            <text:p>J-10000141989</text:p>
          </table:table-cell>
          <table:table-cell office:value-type="string" calcext:value-type="string">
            <text:p>JIK-S-JIST-25-5811 FB/MINI FLORA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lawn-dyed-3pc-stitched-jist255811s.html</text:p>
          </table:table-cell>
        </table:table-row>
        <table:table-row table:style-name="ro1">
          <table:table-cell office:value-type="string" calcext:value-type="string">
            <text:p>PINK LAWN PRINTED KURTI</text:p>
          </table:table-cell>
          <table:table-cell office:value-type="string" calcext:value-type="string">
            <text:p>PKR 1,690.00</text:p>
          </table:table-cell>
          <table:table-cell office:value-type="string" calcext:value-type="string">
            <text:p>J-10000113895</text:p>
          </table:table-cell>
          <table:table-cell office:value-type="string" calcext:value-type="string">
            <text:p>JGLK-S-JGS-25-2522 FB/ESSENTIALS-G-0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lawn-printed-kurti-jgs252522s.html</text:p>
          </table:table-cell>
        </table:table-row>
        <table:table-row table:style-name="ro1">
          <table:table-cell office:value-type="string" calcext:value-type="string">
            <text:p>YELLOW LAWN PRINTED KURTI</text:p>
          </table:table-cell>
          <table:table-cell office:value-type="string" calcext:value-type="string">
            <text:p>PKR 1,690.00</text:p>
          </table:table-cell>
          <table:table-cell office:value-type="string" calcext:value-type="string">
            <text:p>J-10000113879</text:p>
          </table:table-cell>
          <table:table-cell office:value-type="string" calcext:value-type="string">
            <text:p>JGLK-S-JGS-25-2519 FB/ESSENTIALS-G-0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yellow-lawn-printed-kurti-jgs252519s.html</text:p>
          </table:table-cell>
        </table:table-row>
        <table:table-row table:style-name="ro1">
          <table:table-cell office:value-type="string" calcext:value-type="string">
            <text:p>MULTICOLOR LAWN PRINTED KURTI</text:p>
          </table:table-cell>
          <table:table-cell office:value-type="string" calcext:value-type="string">
            <text:p>PKR 1,690.00</text:p>
          </table:table-cell>
          <table:table-cell office:value-type="string" calcext:value-type="string">
            <text:p>J-10000113911</text:p>
          </table:table-cell>
          <table:table-cell office:value-type="string" calcext:value-type="string">
            <text:p>JGLK-S-JGS-25-2524 FB/ESSENTIALS-G-0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kurti-jgs252524s.html</text:p>
          </table:table-cell>
        </table:table-row>
        <table:table-row table:style-name="ro1">
          <table:table-cell office:value-type="string" calcext:value-type="string">
            <text:p>BEIGE LAWN PRINTED KURTI</text:p>
          </table:table-cell>
          <table:table-cell office:value-type="string" calcext:value-type="string">
            <text:p>PKR 1,690.00</text:p>
          </table:table-cell>
          <table:table-cell office:value-type="string" calcext:value-type="string">
            <text:p>J-10000120170</text:p>
          </table:table-cell>
          <table:table-cell office:value-type="string" calcext:value-type="string">
            <text:p>JGLK-S-JGS-25-2521 FB/ESSENTIALS-G-0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eige-lawn-printed-kurti-jgs252521s.html</text:p>
          </table:table-cell>
        </table:table-row>
        <table:table-row table:style-name="ro1">
          <table:table-cell office:value-type="string" calcext:value-type="string">
            <text:p>GREEN LAWN PRINTED KURTI</text:p>
          </table:table-cell>
          <table:table-cell office:value-type="string" calcext:value-type="string">
            <text:p>PKR 1,690.00</text:p>
          </table:table-cell>
          <table:table-cell office:value-type="string" calcext:value-type="string">
            <text:p>J-10000117738</text:p>
          </table:table-cell>
          <table:table-cell office:value-type="string" calcext:value-type="string">
            <text:p>JGLK-S-JGS-25-2520 FB/ESSENTIALS-G-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printed-kurti-jgs252520s.html</text:p>
          </table:table-cell>
        </table:table-row>
        <table:table-row table:style-name="ro1">
          <table:table-cell office:value-type="string" calcext:value-type="string">
            <text:p>BEIGE LAWN PRINTED KURTI</text:p>
          </table:table-cell>
          <table:table-cell office:value-type="string" calcext:value-type="string">
            <text:p>PKR 1,690.00</text:p>
          </table:table-cell>
          <table:table-cell office:value-type="string" calcext:value-type="string">
            <text:p>J-10000120178</text:p>
          </table:table-cell>
          <table:table-cell office:value-type="string" calcext:value-type="string">
            <text:p>JGLK-S-JGS-25-2523 FB/ESSENTIALS-G-0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eige-lawn-printed-kurti-jgs252523s.html</text:p>
          </table:table-cell>
        </table:table-row>
        <table:table-row table:style-name="ro1">
          <table:table-cell office:value-type="string" calcext:value-type="string">
            <text:p>PINK LAWN PRINTED KURTI</text:p>
          </table:table-cell>
          <table:table-cell office:value-type="string" calcext:value-type="string">
            <text:p>PKR 1,690.00</text:p>
          </table:table-cell>
          <table:table-cell office:value-type="string" calcext:value-type="string">
            <text:p>J-10000132541</text:p>
          </table:table-cell>
          <table:table-cell office:value-type="string" calcext:value-type="string">
            <text:p>JGLK-S-JGS-25-2530 FB/ESSENTIAL-G-2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lawn-printed-kurti-jgs252530s.html</text:p>
          </table:table-cell>
        </table:table-row>
        <table:table-row table:style-name="ro1">
          <table:table-cell office:value-type="string" calcext:value-type="string">
            <text:p>MUSTARD LAWN PRINTED KURTI</text:p>
          </table:table-cell>
          <table:table-cell office:value-type="string" calcext:value-type="string">
            <text:p>PKR 1,690.00</text:p>
          </table:table-cell>
          <table:table-cell office:value-type="string" calcext:value-type="string">
            <text:p>J-10000132565</text:p>
          </table:table-cell>
          <table:table-cell office:value-type="string" calcext:value-type="string">
            <text:p>JGLK-S-JGS-25-2533 FB/ESSENTIAL-G-2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stard-lawn-printed-kurti-jgs252533s.html</text:p>
          </table:table-cell>
        </table:table-row>
        <table:table-row table:style-name="ro1">
          <table:table-cell office:value-type="string" calcext:value-type="string">
            <text:p>GREEN BLENDED SEMI-FORMAL KAMEEZ SHALWAR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143052</text:p>
          </table:table-cell>
          <table:table-cell office:value-type="string" calcext:value-type="string">
            <text:p>JJKS-A-50152/S25/JJ9862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blended-semi-formal-kameez-shalwar-jjksa50152.html</text:p>
          </table:table-cell>
        </table:table-row>
        <table:table-row table:style-name="ro1">
          <table:table-cell office:value-type="string" calcext:value-type="string">
            <text:p>GREEN LAWN PRINTED KURTI</text:p>
          </table:table-cell>
          <table:table-cell office:value-type="string" calcext:value-type="string">
            <text:p>PKR 1,690.00</text:p>
          </table:table-cell>
          <table:table-cell office:value-type="string" calcext:value-type="string">
            <text:p>J-10000132549</text:p>
          </table:table-cell>
          <table:table-cell office:value-type="string" calcext:value-type="string">
            <text:p>JGLK-S-JGS-25-2531 FB/ESSENTIAL-G-2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printed-kurti-jgs252531s.html</text:p>
          </table:table-cell>
        </table:table-row>
        <table:table-row table:style-name="ro1">
          <table:table-cell office:value-type="string" calcext:value-type="string">
            <text:p>PINK LAWN EMBROIDERED KURTI</text:p>
          </table:table-cell>
          <table:table-cell office:value-type="string" calcext:value-type="string">
            <text:p>PKR 4,690.00</text:p>
          </table:table-cell>
          <table:table-cell office:value-type="string" calcext:value-type="string">
            <text:p>J-10000114940</text:p>
          </table:table-cell>
          <table:table-cell office:value-type="string" calcext:value-type="string">
            <text:p>JYGK-S-JTS-25-4047 FB/MUQAISH-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lawn-embroidered-kurti-jygk-s-jts-25-4047-fb-muqaish-02.html</text:p>
          </table:table-cell>
        </table:table-row>
        <table:table-row table:style-name="ro1">
          <table:table-cell office:value-type="string" calcext:value-type="string">
            <text:p>YELLOW LAWN EMBROIDERED KURTI</text:p>
          </table:table-cell>
          <table:table-cell office:value-type="string" calcext:value-type="string">
            <text:p>PKR 4,690.00</text:p>
          </table:table-cell>
          <table:table-cell office:value-type="string" calcext:value-type="string">
            <text:p>J-10000114932</text:p>
          </table:table-cell>
          <table:table-cell office:value-type="string" calcext:value-type="string">
            <text:p>JYGK-S-JTS-25-4046 FB/MUQAISH-0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yellow-lawn-embroidered-kurti-jygk-s-jts-25-4046-fb-muqaish-01.html</text:p>
          </table:table-cell>
        </table:table-row>
        <table:table-row table:style-name="ro1">
          <table:table-cell office:value-type="string" calcext:value-type="string">
            <text:p>GREEN LAWN EMBROIDERED KURTI</text:p>
          </table:table-cell>
          <table:table-cell office:value-type="string" calcext:value-type="string">
            <text:p>PKR 4,690.00</text:p>
          </table:table-cell>
          <table:table-cell office:value-type="string" calcext:value-type="string">
            <text:p>J-10000114948</text:p>
          </table:table-cell>
          <table:table-cell office:value-type="string" calcext:value-type="string">
            <text:p>JYGK-S-JTS-25-4048 FB/MUQAISH-0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embroidered-kurti-jygk-s-jts-25-4048-fb-muqaish-03.html</text:p>
          </table:table-cell>
        </table:table-row>
        <table:table-row table:style-name="ro1">
          <table:table-cell office:value-type="string" calcext:value-type="string">
            <text:p>PURPLE LAWN EMBROIDERED 2PC STITCHED</text:p>
          </table:table-cell>
          <table:table-cell office:value-type="string" calcext:value-type="string">
            <text:p>PKR 10,990.00</text:p>
          </table:table-cell>
          <table:table-cell office:value-type="string" calcext:value-type="string">
            <text:p>J-10000114158</text:p>
          </table:table-cell>
          <table:table-cell office:value-type="string" calcext:value-type="string">
            <text:p>JGK-S-JTST-25-438 FB/ZARI GUL-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urple-lawn-embroidered-2pc-stitched-jgk-s-jtst-25-438-fb-zari-gul-02.html</text:p>
          </table:table-cell>
        </table:table-row>
        <table:table-row table:style-name="ro1">
          <table:table-cell office:value-type="string" calcext:value-type="string">
            <text:p>BLUE LAWN EMBROIDERED 2PC STITCHED</text:p>
          </table:table-cell>
          <table:table-cell office:value-type="string" calcext:value-type="string">
            <text:p>PKR 6,990.00</text:p>
          </table:table-cell>
          <table:table-cell office:value-type="string" calcext:value-type="string">
            <text:p>J-10000117518</text:p>
          </table:table-cell>
          <table:table-cell office:value-type="string" calcext:value-type="string">
            <text:p>JGK-S-JTST-25-427 FB/ROZANA-9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embroidered-2pc-stitched-jgk-s-jtst-25-427-fb-rozana-9.html</text:p>
          </table:table-cell>
        </table:table-row>
        <table:table-row table:style-name="ro1">
          <table:table-cell office:value-type="string" calcext:value-type="string">
            <text:p>RUST LAWN EMBROIDERED 2PC STITCHED</text:p>
          </table:table-cell>
          <table:table-cell office:value-type="string" calcext:value-type="string">
            <text:p>PKR 6,990.00</text:p>
          </table:table-cell>
          <table:table-cell office:value-type="string" calcext:value-type="string">
            <text:p>J-10000117502</text:p>
          </table:table-cell>
          <table:table-cell office:value-type="string" calcext:value-type="string">
            <text:p>JGK-S-JTST-25-425 FB/ROZANA-7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rust-lawn-embroidered-2pc-stitched-jgk-s-jtst-25-425-fb-rozana-7.html</text:p>
          </table:table-cell>
        </table:table-row>
        <table:table-row table:style-name="ro1">
          <table:table-cell office:value-type="string" calcext:value-type="string">
            <text:p>MUSTARD LAWN EMBROIDERED 2PC STITCHED</text:p>
          </table:table-cell>
          <table:table-cell office:value-type="string" calcext:value-type="string">
            <text:p>PKR 6,990.00</text:p>
          </table:table-cell>
          <table:table-cell office:value-type="string" calcext:value-type="string">
            <text:p>J-10000117526</text:p>
          </table:table-cell>
          <table:table-cell office:value-type="string" calcext:value-type="string">
            <text:p>JGK-S-JTST-25-428 FB/ROZANA-10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stard-lawn-embroidered-2pc-stitched-jgk-s-jtst-25-428-fb-rozana-10.html</text:p>
          </table:table-cell>
        </table:table-row>
        <table:table-row table:style-name="ro1">
          <table:table-cell office:value-type="string" calcext:value-type="string">
            <text:p>BLUE DOBBY EMBROIDERED 2PC STITCHED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111517</text:p>
          </table:table-cell>
          <table:table-cell office:value-type="string" calcext:value-type="string">
            <text:p>JLAWN-S-JDS-25-1078/S AARI-0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dobby-embroidered-2pc-stitched-jlawn-s-jds-25-1078-s-aari-06.html</text:p>
          </table:table-cell>
        </table:table-row>
        <table:table-row table:style-name="ro1">
          <table:table-cell office:value-type="string" calcext:value-type="string">
            <text:p>PINK LAWN EMBROIDERED 2PC STITCHED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109659</text:p>
          </table:table-cell>
          <table:table-cell office:value-type="string" calcext:value-type="string">
            <text:p>JLAWN-S-JDS-25-1077/S AARI-0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lawn-embroidered-2pc-stitched-jlawn-s-jds-25-1077-s-aari-05.html</text:p>
          </table:table-cell>
        </table:table-row>
        <table:table-row table:style-name="ro1">
          <table:table-cell office:value-type="string" calcext:value-type="string">
            <text:p>BEIGE DOBBY EMBROIDERED 2PC STITCHED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113849</text:p>
          </table:table-cell>
          <table:table-cell office:value-type="string" calcext:value-type="string">
            <text:p>JLAWN-S-JDS-25-1079/S FB/AARI-07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eige-dobby-embroidered-2pc-stitched-jlawn-s-jds-25-1079-s-fb-aari-07.html</text:p>
          </table:table-cell>
        </table:table-row>
        <table:table-row table:style-name="ro1">
          <table:table-cell office:value-type="string" calcext:value-type="string">
            <text:p>BLACK LAWN EMBROIDERED 2PC STITCHED</text:p>
          </table:table-cell>
          <table:table-cell office:value-type="string" calcext:value-type="string">
            <text:p>PKR 7,290.00</text:p>
          </table:table-cell>
          <table:table-cell office:value-type="string" calcext:value-type="string">
            <text:p>J-10000120547</text:p>
          </table:table-cell>
          <table:table-cell office:value-type="string" calcext:value-type="string">
            <text:p>JLAWN-S-JDS-25-1080/S POLISHED MONOTONE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lawn-embroidered-2pc-stitched-jlawn-s-jds-25-1080-s-polished-monotone-1.html</text:p>
          </table:table-cell>
        </table:table-row>
        <table:table-row table:style-name="ro1">
          <table:table-cell office:value-type="string" calcext:value-type="string">
            <text:p>WHITE LAWN EMBROIDERED 2PC STITCHED</text:p>
          </table:table-cell>
          <table:table-cell office:value-type="string" calcext:value-type="string">
            <text:p>PKR 7,290.00</text:p>
          </table:table-cell>
          <table:table-cell office:value-type="string" calcext:value-type="string">
            <text:p>J-10000120553</text:p>
          </table:table-cell>
          <table:table-cell office:value-type="string" calcext:value-type="string">
            <text:p>JLAWN-S-JDS-25-1081/S POLISHED MONOTONE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white-lawn-embroidered-2pc-stitched-jlawn-s-jds-25-1081-s-polished-monotone-2.html</text:p>
          </table:table-cell>
        </table:table-row>
        <table:table-row table:style-name="ro1">
          <table:table-cell office:value-type="string" calcext:value-type="string">
            <text:p>BLUE LAWN EMBROIDERED 2PC STITCHED</text:p>
          </table:table-cell>
          <table:table-cell office:value-type="string" calcext:value-type="string">
            <text:p>PKR 7,290.00</text:p>
          </table:table-cell>
          <table:table-cell office:value-type="string" calcext:value-type="string">
            <text:p>J-10000120559</text:p>
          </table:table-cell>
          <table:table-cell office:value-type="string" calcext:value-type="string">
            <text:p>JLAWN-S-JDS-25-1082/S POLISHED MONOTONE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embroidered-2pc-stitched-jlawn-s-jds-25-1082-s-polished-monotone-3.html</text:p>
          </table:table-cell>
        </table:table-row>
        <table:table-row table:style-name="ro1">
          <table:table-cell office:value-type="string" calcext:value-type="string">
            <text:p>GREEN RAW SILK EMBROIDERED 3PC STITCHED</text:p>
          </table:table-cell>
          <table:table-cell office:value-type="string" calcext:value-type="string">
            <text:p>PKR 18,990.00</text:p>
          </table:table-cell>
          <table:table-cell office:value-type="string" calcext:value-type="string">
            <text:p>J-10000099409</text:p>
          </table:table-cell>
          <table:table-cell office:value-type="string" calcext:value-type="string">
            <text:p>JJPW-S-JPS-25-3903 FB/DANEEN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raw-silk-embroidered-3pc-stitched-jjpw-s-jps-25-3903-fb-daneen-3.html</text:p>
          </table:table-cell>
        </table:table-row>
        <table:table-row table:style-name="ro1">
          <table:table-cell office:value-type="string" calcext:value-type="string">
            <text:p>MAROON PAPER COTTON EMBROIDERED 3PC STITCHED</text:p>
          </table:table-cell>
          <table:table-cell office:value-type="string" calcext:value-type="string">
            <text:p>PKR 14,990.00</text:p>
          </table:table-cell>
          <table:table-cell office:value-type="string" calcext:value-type="string">
            <text:p>J-10000099403</text:p>
          </table:table-cell>
          <table:table-cell office:value-type="string" calcext:value-type="string">
            <text:p>JJPW-S-JPS-25-3901 FB/DANEEN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aroon-paper-cotton-embroidered-3pc-stitched-jjpw-s-jps-25-3901-fb-daneen-1.html</text:p>
          </table:table-cell>
        </table:table-row>
        <table:table-row table:style-name="ro1">
          <table:table-cell office:value-type="string" calcext:value-type="string">
            <text:p>GREEN LAWN EMBROIDERED 2PC STITCHED</text:p>
          </table:table-cell>
          <table:table-cell office:value-type="string" calcext:value-type="string">
            <text:p>PKR 7,290.00</text:p>
          </table:table-cell>
          <table:table-cell office:value-type="string" calcext:value-type="string">
            <text:p>J-10000123442</text:p>
          </table:table-cell>
          <table:table-cell office:value-type="string" calcext:value-type="string">
            <text:p>JLAWN-S-JDS-25-1083/S POLISHED MONOTONE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embroidered-2pc-stitched-jlawn-s-jds-25-1083-s-polished-monotone-4.html</text:p>
          </table:table-cell>
        </table:table-row>
        <table:table-row table:style-name="ro1">
          <table:table-cell office:value-type="string" calcext:value-type="string">
            <text:p>GREEN RAW SILK EMBROIDERED 3PC STITCHED</text:p>
          </table:table-cell>
          <table:table-cell office:value-type="string" calcext:value-type="string">
            <text:p>PKR 22,990.00</text:p>
          </table:table-cell>
          <table:table-cell office:value-type="string" calcext:value-type="string">
            <text:p>J-10000099421</text:p>
          </table:table-cell>
          <table:table-cell office:value-type="string" calcext:value-type="string">
            <text:p>JJPW-S-JPS-25-3915 FB/INARA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raw-silk-embroidered-3pc-stitched-jjpw-s-jps-25-3915-fb-inara-1.html</text:p>
          </table:table-cell>
        </table:table-row>
        <table:table-row table:style-name="ro1">
          <table:table-cell office:value-type="string" calcext:value-type="string">
            <text:p>NAVY BLUE RAW SILK EMBROIDERED 3PC STITCHED</text:p>
          </table:table-cell>
          <table:table-cell office:value-type="string" calcext:value-type="string">
            <text:p>PKR 18,990.00</text:p>
          </table:table-cell>
          <table:table-cell office:value-type="string" calcext:value-type="string">
            <text:p>J-10000099427</text:p>
          </table:table-cell>
          <table:table-cell office:value-type="string" calcext:value-type="string">
            <text:p>JJPW-S-JPS-25-3919 FB/INARA-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navy-blue-raw-silk-embroidered-3pc-stitched-jjpw-s-jps-25-3919-fb-inara-5.html</text:p>
          </table:table-cell>
        </table:table-row>
        <table:table-row table:style-name="ro1">
          <table:table-cell office:value-type="string" calcext:value-type="string">
            <text:p>BLUE COTTON SILK EMBROIDERED 3PC STITCHED</text:p>
          </table:table-cell>
          <table:table-cell office:value-type="string" calcext:value-type="string">
            <text:p>PKR 17,290.00</text:p>
          </table:table-cell>
          <table:table-cell office:value-type="string" calcext:value-type="string">
            <text:p>J-10000102090</text:p>
          </table:table-cell>
          <table:table-cell office:value-type="string" calcext:value-type="string">
            <text:p>JJPW-S-JPS-25-3909 FB/DANEEN-09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cotton-silk-embroidered-3pc-stitched-jjpw-s-jps-25-3909-fb-daneen-09.html</text:p>
          </table:table-cell>
        </table:table-row>
        <table:table-row table:style-name="ro1">
          <table:table-cell office:value-type="string" calcext:value-type="string">
            <text:p>BROWN COTTON NET EMBROIDERED 3PC STITCHED</text:p>
          </table:table-cell>
          <table:table-cell office:value-type="string" calcext:value-type="string">
            <text:p>PKR 19,990.00</text:p>
          </table:table-cell>
          <table:table-cell office:value-type="string" calcext:value-type="string">
            <text:p>J-10000102108</text:p>
          </table:table-cell>
          <table:table-cell office:value-type="string" calcext:value-type="string">
            <text:p>JJPW-S-JPS-25-3924 FB/INARA-10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rown-cotton-embroidered-3pc-stitched-jjpw-s-jps-25-3924-fb-inara-10.html</text:p>
          </table:table-cell>
        </table:table-row>
        <table:table-row table:style-name="ro1">
          <table:table-cell office:value-type="string" calcext:value-type="string">
            <text:p>WHITE DOBBY EMBROIDERED 3PC STITCHED</text:p>
          </table:table-cell>
          <table:table-cell office:value-type="string" calcext:value-type="string">
            <text:p>PKR 10,990.00</text:p>
          </table:table-cell>
          <table:table-cell office:value-type="string" calcext:value-type="string">
            <text:p>J-10000102114</text:p>
          </table:table-cell>
          <table:table-cell office:value-type="string" calcext:value-type="string">
            <text:p>JLAWN-S-25-126/S PEARL PERFECTION-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white-dobby-embroidered-3pc-stitched-jlawn-s-25-126-s-pearl-perfection-02.html</text:p>
          </table:table-cell>
        </table:table-row>
        <table:table-row table:style-name="ro1">
          <table:table-cell office:value-type="string" calcext:value-type="string">
            <text:p>BEIGE DOBBY EMBROIDERED 3PC STITCHED</text:p>
          </table:table-cell>
          <table:table-cell office:value-type="string" calcext:value-type="string">
            <text:p>PKR 10,990.00</text:p>
          </table:table-cell>
          <table:table-cell office:value-type="string" calcext:value-type="string">
            <text:p>J-10000102120</text:p>
          </table:table-cell>
          <table:table-cell office:value-type="string" calcext:value-type="string">
            <text:p>JLAWN-S-25-127/S PEARL PERFECTION-0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eige-dobby-embroidered-3pc-stitched-jlawn-s-25-127-s-pearl-perfection-03.html</text:p>
          </table:table-cell>
        </table:table-row>
        <table:table-row table:style-name="ro1">
          <table:table-cell office:value-type="string" calcext:value-type="string">
            <text:p>GREEN CHIFFON EMBROIDERED 3PC STITCHED</text:p>
          </table:table-cell>
          <table:table-cell office:value-type="string" calcext:value-type="string">
            <text:p>PKR 12,990.00</text:p>
          </table:table-cell>
          <table:table-cell office:value-type="string" calcext:value-type="string">
            <text:p>J-10000123514</text:p>
          </table:table-cell>
          <table:table-cell office:value-type="string" calcext:value-type="string">
            <text:p>JLAWN-S-25-151/S PASTEL HUES-0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chiffon-embroidered-3pc-stitched-jlawn-s-25-151-s-pastel-hues-06.html</text:p>
          </table:table-cell>
        </table:table-row>
        <table:table-row table:style-name="ro1">
          <table:table-cell office:value-type="string" calcext:value-type="string">
            <text:p>BLACK RAW SILK EMBROIDERED KURTI</text:p>
          </table:table-cell>
          <table:table-cell office:value-type="string" calcext:value-type="string">
            <text:p>PKR 8,290.00</text:p>
          </table:table-cell>
          <table:table-cell office:value-type="string" calcext:value-type="string">
            <text:p>J-10000087981</text:p>
          </table:table-cell>
          <table:table-cell office:value-type="string" calcext:value-type="string">
            <text:p>JJLK-S-JFS-25-203 FB/ELFESYA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raw-silk-embroidered-kurti-jjlk-s-jfs-25-203-fb-elfesya-3.html</text:p>
          </table:table-cell>
        </table:table-row>
        <table:table-row table:style-name="ro1">
          <table:table-cell office:value-type="string" calcext:value-type="string">
            <text:p>LILAC PAPER COTTON EMBROIDERED KURTI</text:p>
          </table:table-cell>
          <table:table-cell office:value-type="string" calcext:value-type="string">
            <text:p>PKR 9,990.00</text:p>
          </table:table-cell>
          <table:table-cell office:value-type="string" calcext:value-type="string">
            <text:p>J-10000089546</text:p>
          </table:table-cell>
          <table:table-cell office:value-type="string" calcext:value-type="string">
            <text:p>JJLK-S-JFS-25-209 FB/ELFESYA-9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lilac-paper-cotton-embroidered-kurti-jjlk-s-jfs-25-209-fb-elfesya-9.html</text:p>
          </table:table-cell>
        </table:table-row>
        <table:table-row table:style-name="ro1">
          <table:table-cell office:value-type="string" calcext:value-type="string">
            <text:p>GREY PAPER COTTON EMBROIDERED KURTI</text:p>
          </table:table-cell>
          <table:table-cell office:value-type="string" calcext:value-type="string">
            <text:p>PKR 9,990.00</text:p>
          </table:table-cell>
          <table:table-cell office:value-type="string" calcext:value-type="string">
            <text:p>J-10000094692</text:p>
          </table:table-cell>
          <table:table-cell office:value-type="string" calcext:value-type="string">
            <text:p>JJLK-S-JFS-25-202 FB/ELFESYA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y-paper-cotton-embroidered-kurti-jjlk-s-jfs-25-202-fb-elfesya-2.html</text:p>
          </table:table-cell>
        </table:table-row>
        <table:table-row table:style-name="ro1">
          <table:table-cell office:value-type="string" calcext:value-type="string">
            <text:p>WHITE PAPER COTTON EMBROIDERED KURTI</text:p>
          </table:table-cell>
          <table:table-cell office:value-type="string" calcext:value-type="string">
            <text:p>PKR 9,990.00</text:p>
          </table:table-cell>
          <table:table-cell office:value-type="string" calcext:value-type="string">
            <text:p>J-10000087987</text:p>
          </table:table-cell>
          <table:table-cell office:value-type="string" calcext:value-type="string">
            <text:p>JJLK-S-JFS-25-207 FB/ELFESYA-7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white-paper-cotton-embroidered-kurti-jjlk-s-jfs-25-207-fb-elfesya-7.html</text:p>
          </table:table-cell>
        </table:table-row>
        <table:table-row table:style-name="ro1">
          <table:table-cell office:value-type="string" calcext:value-type="string">
            <text:p>PINK CHIFFON EMBROIDERED 3PC STITCHED</text:p>
          </table:table-cell>
          <table:table-cell office:value-type="string" calcext:value-type="string">
            <text:p>PKR 12,990.00</text:p>
          </table:table-cell>
          <table:table-cell office:value-type="string" calcext:value-type="string">
            <text:p>J-10000122185</text:p>
          </table:table-cell>
          <table:table-cell office:value-type="string" calcext:value-type="string">
            <text:p>JLAWN-S-25-153/S PASTEL HUES-08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chiffon-embroidered-3pc-stitched-jlawn-s-25-153-s-pastel-hues-08.html</text:p>
          </table:table-cell>
        </table:table-row>
        <table:table-row table:style-name="ro1">
          <table:table-cell office:value-type="string" calcext:value-type="string">
            <text:p>YELLOW PAPER COTTON EMBROIDERED KURTI</text:p>
          </table:table-cell>
          <table:table-cell office:value-type="string" calcext:value-type="string">
            <text:p>PKR 9,990.00</text:p>
          </table:table-cell>
          <table:table-cell office:value-type="string" calcext:value-type="string">
            <text:p>J-10000087993</text:p>
          </table:table-cell>
          <table:table-cell office:value-type="string" calcext:value-type="string">
            <text:p>JJLK-S-JFS-25-208 FB/ELFESYA-8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yellow-paper-cotton-embroidered-kurti-jjlk-s-jfs-25-208-fb-elfesya-8.html</text:p>
          </table:table-cell>
        </table:table-row>
        <table:table-row table:style-name="ro1">
          <table:table-cell office:value-type="string" calcext:value-type="string">
            <text:p>WHITE LAWN PRINTED KURTI</text:p>
          </table:table-cell>
          <table:table-cell office:value-type="string" calcext:value-type="string">
            <text:p>PKR 3,890.00</text:p>
          </table:table-cell>
          <table:table-cell office:value-type="string" calcext:value-type="string">
            <text:p>J-10000096935</text:p>
          </table:table-cell>
          <table:table-cell office:value-type="string" calcext:value-type="string">
            <text:p>JJLK-S-JSS-25-389 FB/TRIBAL TREASURES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white-lawn-printed-kurti-jjlk-s-jss-25-389-fb-tribal-treasures-1.html</text:p>
          </table:table-cell>
        </table:table-row>
        <table:table-row table:style-name="ro1">
          <table:table-cell office:value-type="string" calcext:value-type="string">
            <text:p>OFF WHITE LAWN PRINTED KURTI</text:p>
          </table:table-cell>
          <table:table-cell office:value-type="string" calcext:value-type="string">
            <text:p>PKR 3,890.00</text:p>
          </table:table-cell>
          <table:table-cell office:value-type="string" calcext:value-type="string">
            <text:p>J-10000096947</text:p>
          </table:table-cell>
          <table:table-cell office:value-type="string" calcext:value-type="string">
            <text:p>JJLK-S-JSS-25-391 FB/TRIBAL TREASURES-0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lawn-printed-kurti-jjlk-s-jss-25-391-fb-tribal-treasures-03.html</text:p>
          </table:table-cell>
        </table:table-row>
        <table:table-row table:style-name="ro1">
          <table:table-cell office:value-type="string" calcext:value-type="string">
            <text:p>MAROON LAWN EMBROIDERED KURTI</text:p>
          </table:table-cell>
          <table:table-cell office:value-type="string" calcext:value-type="string">
            <text:p>PKR 6,490.00</text:p>
          </table:table-cell>
          <table:table-cell office:value-type="string" calcext:value-type="string">
            <text:p>J-10000121200</text:p>
          </table:table-cell>
          <table:table-cell office:value-type="string" calcext:value-type="string">
            <text:p>JJLK-S-JSS-25-373 FB/MINIMALIST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aroon-lawn-embroidered-kurti-jjlk-s-jss-25-373-fb-minimalist-1.html</text:p>
          </table:table-cell>
        </table:table-row>
        <table:table-row table:style-name="ro1">
          <table:table-cell office:value-type="string" calcext:value-type="string">
            <text:p>MULTICOLOR DIGITAL PRINTED JACQUARD UNSTITCHED 3PC</text:p>
          </table:table-cell>
          <table:table-cell office:value-type="string" calcext:value-type="string">
            <text:p>PKR 7,190.00</text:p>
          </table:table-cell>
          <table:table-cell office:value-type="float" office:value="10000109155" calcext:value-type="float">
            <text:p>10000109155</text:p>
          </table:table-cell>
          <table:table-cell office:value-type="string" calcext:value-type="string">
            <text:p>JLAWN-S-25-3283 KALAMKARI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jacquard-digital-printed-unstitched-3pc-jlawn-s-25-3283-kalamkari-3.html</text:p>
          </table:table-cell>
        </table:table-row>
        <table:table-row table:style-name="ro1">
          <table:table-cell office:value-type="string" calcext:value-type="string">
            <text:p>MUSTARD LAWN EMBROIDERED KURTI</text:p>
          </table:table-cell>
          <table:table-cell office:value-type="string" calcext:value-type="string">
            <text:p>PKR 5,490.00</text:p>
          </table:table-cell>
          <table:table-cell office:value-type="string" calcext:value-type="string">
            <text:p>J-10000121206</text:p>
          </table:table-cell>
          <table:table-cell office:value-type="string" calcext:value-type="string">
            <text:p>JJLK-S-JSS-25-376 FB/MINIMALIST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stard-lawn-embroidered-kurti-jjlk-s-jss-25-376-fb-minimalist-4.html</text:p>
          </table:table-cell>
        </table:table-row>
        <table:table-row table:style-name="ro1">
          <table:table-cell office:value-type="string" calcext:value-type="string">
            <text:p>BLACK LAWN PRINTED KURTI</text:p>
          </table:table-cell>
          <table:table-cell office:value-type="string" calcext:value-type="string">
            <text:p>PKR 3,890.00</text:p>
          </table:table-cell>
          <table:table-cell office:value-type="string" calcext:value-type="string">
            <text:p>J-10000096953</text:p>
          </table:table-cell>
          <table:table-cell office:value-type="string" calcext:value-type="string">
            <text:p>JJLK-S-JSS-25-392 FB/TRIBAL TREASURES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lawn-printed-kurti-jjlk-s-jss-25-392-fb-tribal-treasures-4.html</text:p>
          </table:table-cell>
        </table:table-row>
        <table:table-row table:style-name="ro1">
          <table:table-cell office:value-type="string" calcext:value-type="string">
            <text:p>ORANGE LAWN PRINTED KURTI</text:p>
          </table:table-cell>
          <table:table-cell office:value-type="string" calcext:value-type="string">
            <text:p>PKR 3,890.00</text:p>
          </table:table-cell>
          <table:table-cell office:value-type="string" calcext:value-type="string">
            <text:p>J-10000096941</text:p>
          </table:table-cell>
          <table:table-cell office:value-type="string" calcext:value-type="string">
            <text:p>JJLK-S-JSS-25-390 FB/TRIBAL TREASURES-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range-lawn-printed-kurti-jjlk-s-jss-25-390-fb-tribal-treasures-02.html</text:p>
          </table:table-cell>
        </table:table-row>
        <table:table-row table:style-name="ro1">
          <table:table-cell office:value-type="string" calcext:value-type="string">
            <text:p>MAROON SUEDE KOLHAPURI CHAPPAL</text:p>
          </table:table-cell>
          <table:table-cell office:value-type="string" calcext:value-type="string">
            <text:p>PKR 2,990.00</text:p>
          </table:table-cell>
          <table:table-cell office:value-type="string" calcext:value-type="string">
            <text:p>J-10000113975</text:p>
          </table:table-cell>
          <table:table-cell office:value-type="string" calcext:value-type="string">
            <text:p>JLFWC-25-1285 FB/RANGREZA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aroon-suede-kolhapuri-chappal-jlfwc-25-1285-fb-rangreza-1.html</text:p>
          </table:table-cell>
        </table:table-row>
        <table:table-row table:style-name="ro1">
          <table:table-cell office:value-type="string" calcext:value-type="string">
            <text:p>GREEN DIGITAL PRINTED JACQUARD UNSTITCHED 3PC</text:p>
          </table:table-cell>
          <table:table-cell office:value-type="string" calcext:value-type="string">
            <text:p>PKR 7,190.00</text:p>
          </table:table-cell>
          <table:table-cell office:value-type="float" office:value="10000109151" calcext:value-type="float">
            <text:p>10000109151</text:p>
          </table:table-cell>
          <table:table-cell office:value-type="string" calcext:value-type="string">
            <text:p>JLAWN-S-25-3282 KALAMKARI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jacquard-digital-printed-unstitched-3pc-jlawn-s-25-3282-kalamkari-2.html</text:p>
          </table:table-cell>
        </table:table-row>
        <table:table-row table:style-name="ro1">
          <table:table-cell office:value-type="string" calcext:value-type="string">
            <text:p>MULTICOLOR SEMI FORMAL CHAPPAL</text:p>
          </table:table-cell>
          <table:table-cell office:value-type="string" calcext:value-type="string">
            <text:p>PKR 4,290.00</text:p>
          </table:table-cell>
          <table:table-cell office:value-type="string" calcext:value-type="string">
            <text:p>J-10000111646</text:p>
          </table:table-cell>
          <table:table-cell office:value-type="string" calcext:value-type="string">
            <text:p>JLFWC-25-1289 FB/CANVAS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semi-formal-chappal-jlfwc-25-1289-fb-canvas.html</text:p>
          </table:table-cell>
        </table:table-row>
        <table:table-row table:style-name="ro1">
          <table:table-cell office:value-type="string" calcext:value-type="string">
            <text:p>MULTICOLOR DIGITAL PRINTED JACQUARD UNSTITCHED 3PC</text:p>
          </table:table-cell>
          <table:table-cell office:value-type="string" calcext:value-type="string">
            <text:p>PKR 7,190.00</text:p>
          </table:table-cell>
          <table:table-cell office:value-type="float" office:value="10000109154" calcext:value-type="float">
            <text:p>10000109154</text:p>
          </table:table-cell>
          <table:table-cell office:value-type="string" calcext:value-type="string">
            <text:p>JLAWN-S-25-3281 KALAMKARI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jacquard-digital-printed-unstitched-3pc-jlawn-s-25-3281-kalamkari-1.html</text:p>
          </table:table-cell>
        </table:table-row>
        <table:table-row table:style-name="ro1">
          <table:table-cell office:value-type="string" calcext:value-type="string">
            <text:p>MUSTARD BASIC KHUSSA</text:p>
          </table:table-cell>
          <table:table-cell office:value-type="string" calcext:value-type="string">
            <text:p>PKR 3,190.00</text:p>
          </table:table-cell>
          <table:table-cell office:value-type="string" calcext:value-type="string">
            <text:p>J-10000108935</text:p>
          </table:table-cell>
          <table:table-cell office:value-type="string" calcext:value-type="string">
            <text:p>JJ-LKH-25-345 FB/RAW SILK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stard-basic-khussa-jj-lkh-25-345-fb-raw-silk.html</text:p>
          </table:table-cell>
        </table:table-row>
        <table:table-row table:style-name="ro1">
          <table:table-cell office:value-type="string" calcext:value-type="string">
            <text:p>MULTICOLOR LAWN EMBROIDERED UNSTITCHED 3PC</text:p>
          </table:table-cell>
          <table:table-cell office:value-type="string" calcext:value-type="string">
            <text:p>PKR 6,290.00</text:p>
          </table:table-cell>
          <table:table-cell office:value-type="float" office:value="10000109156" calcext:value-type="float">
            <text:p>10000109156</text:p>
          </table:table-cell>
          <table:table-cell office:value-type="string" calcext:value-type="string">
            <text:p>JLAWN-S-25-3258 ETHNIC CRAFT-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embroidered-unstitched-3pc-jlawn-s-25-3258-ethnic-craft-6.html</text:p>
          </table:table-cell>
        </table:table-row>
        <table:table-row table:style-name="ro1">
          <table:table-cell office:value-type="string" calcext:value-type="string">
            <text:p>BLACK SEMI FORMAL CHAPPAL</text:p>
          </table:table-cell>
          <table:table-cell office:value-type="string" calcext:value-type="string">
            <text:p>PKR 3,290.00</text:p>
          </table:table-cell>
          <table:table-cell office:value-type="string" calcext:value-type="string">
            <text:p>J-10000117385</text:p>
          </table:table-cell>
          <table:table-cell office:value-type="string" calcext:value-type="string">
            <text:p>JLFWC-25-1290 FB/ROSEY PINK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semi-formal-chappal-jlfwc-25-1290-fb-rosey-pink-1.html</text:p>
          </table:table-cell>
        </table:table-row>
        <table:table-row table:style-name="ro1">
          <table:table-cell office:value-type="string" calcext:value-type="string">
            <text:p>WHITE BASIC KHUSSA</text:p>
          </table:table-cell>
          <table:table-cell office:value-type="string" calcext:value-type="string">
            <text:p>PKR 2,990.00</text:p>
          </table:table-cell>
          <table:table-cell office:value-type="string" calcext:value-type="string">
            <text:p>J-10000108942</text:p>
          </table:table-cell>
          <table:table-cell office:value-type="string" calcext:value-type="string">
            <text:p>JJ-LKH-25-346 FB/REGZEE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white-basic-khussa-jj-lkh-25-346-fb-regzeen.html</text:p>
          </table:table-cell>
        </table:table-row>
        <table:table-row table:style-name="ro1">
          <table:table-cell office:value-type="string" calcext:value-type="string">
            <text:p>BLACK SEMI FORMAL KHUSSA</text:p>
          </table:table-cell>
          <table:table-cell office:value-type="string" calcext:value-type="string">
            <text:p>PKR 3,290.00</text:p>
          </table:table-cell>
          <table:table-cell office:value-type="string" calcext:value-type="string">
            <text:p>J-10000108949</text:p>
          </table:table-cell>
          <table:table-cell office:value-type="string" calcext:value-type="string">
            <text:p>JJ-LKH-25-348 FB/KHADDI COTTO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semi-formal-khussa-jj-lkh-25-348-fb-khaddi-cotton.html</text:p>
          </table:table-cell>
        </table:table-row>
        <table:table-row table:style-name="ro1">
          <table:table-cell office:value-type="string" calcext:value-type="string">
            <text:p>BLACK SEMI FORMAL KHUSSA</text:p>
          </table:table-cell>
          <table:table-cell office:value-type="string" calcext:value-type="string">
            <text:p>PKR 2,990.00</text:p>
          </table:table-cell>
          <table:table-cell office:value-type="string" calcext:value-type="string">
            <text:p>J-10000118774</text:p>
          </table:table-cell>
          <table:table-cell office:value-type="string" calcext:value-type="string">
            <text:p>JJ-LKH-25-347 FB/POLYESTER NET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semi-formal-khussa-jj-lkh-25-347-fb-polyester-net.html</text:p>
          </table:table-cell>
        </table:table-row>
        <table:table-row table:style-name="ro1">
          <table:table-cell office:value-type="string" calcext:value-type="string">
            <text:p>PINK FORMAL KHUSSA</text:p>
          </table:table-cell>
          <table:table-cell office:value-type="string" calcext:value-type="string">
            <text:p>PKR 3,890.00</text:p>
          </table:table-cell>
          <table:table-cell office:value-type="string" calcext:value-type="string">
            <text:p>J-10000108963</text:p>
          </table:table-cell>
          <table:table-cell office:value-type="string" calcext:value-type="string">
            <text:p>JJ-LKH-25-350 FB/SWEAT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formal-khussa-jj-lkh-25-350-fb-sweat.html</text:p>
          </table:table-cell>
        </table:table-row>
        <table:table-row table:style-name="ro1">
          <table:table-cell office:value-type="string" calcext:value-type="string">
            <text:p>CREAM BLENDED CASUAL KAMEEZ SHALWAR</text:p>
          </table:table-cell>
          <table:table-cell office:value-type="string" calcext:value-type="string">
            <text:p>PKR 3,790.00</text:p>
          </table:table-cell>
          <table:table-cell office:value-type="string" calcext:value-type="string">
            <text:p>J-10000138774</text:p>
          </table:table-cell>
          <table:table-cell office:value-type="string" calcext:value-type="string">
            <text:p>JCKS-A-46689/S25/JJ10179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cream-blended-casual-kameez-shalwar-jcksa46689.html</text:p>
          </table:table-cell>
        </table:table-row>
        <table:table-row table:style-name="ro1">
          <table:table-cell office:value-type="string" calcext:value-type="string">
            <text:p>GREEN BLENDED SEMI-FORMAL KAMEEZ SHALWAR</text:p>
          </table:table-cell>
          <table:table-cell office:value-type="string" calcext:value-type="string">
            <text:p>PKR 4,290.00</text:p>
          </table:table-cell>
          <table:table-cell office:value-type="string" calcext:value-type="string">
            <text:p>J-10000143986</text:p>
          </table:table-cell>
          <table:table-cell office:value-type="string" calcext:value-type="string">
            <text:p>JCKS-A-39378/S25/JJ9818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blended-semi-formal-kameez-shalwar-jcksa39378.html</text:p>
          </table:table-cell>
        </table:table-row>
        <table:table-row table:style-name="ro1">
          <table:table-cell office:value-type="string" calcext:value-type="string">
            <text:p>PEACH BLENDED PLAIN KAMEEZ SHALWAR</text:p>
          </table:table-cell>
          <table:table-cell office:value-type="string" calcext:value-type="string">
            <text:p>PKR 3,790.00</text:p>
          </table:table-cell>
          <table:table-cell office:value-type="string" calcext:value-type="string">
            <text:p>J-10000140061</text:p>
          </table:table-cell>
          <table:table-cell office:value-type="string" calcext:value-type="string">
            <text:p>JCKS-A-39373/S25/JJ9815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each-blended-plain-kameez-shalwar-jcksa39373.html</text:p>
          </table:table-cell>
        </table:table-row>
        <table:table-row table:style-name="ro1">
          <table:table-cell office:value-type="string" calcext:value-type="string">
            <text:p>ASH GREY BLENDED SEMI-FORMAL KAMEEZ SHALWAR</text:p>
          </table:table-cell>
          <table:table-cell office:value-type="string" calcext:value-type="string">
            <text:p>PKR 4,290.00</text:p>
          </table:table-cell>
          <table:table-cell office:value-type="string" calcext:value-type="string">
            <text:p>J-10000143991</text:p>
          </table:table-cell>
          <table:table-cell office:value-type="string" calcext:value-type="string">
            <text:p>JCKS-A-39412/S25/JJ9844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ash-grey-blended-semi-formal-kameez-shalwar-jcksa39412.html</text:p>
          </table:table-cell>
        </table:table-row>
        <table:table-row table:style-name="ro1">
          <table:table-cell office:value-type="string" calcext:value-type="string">
            <text:p>LIGHT GREEN BLENDED SEMI-FORMAL KAMEEZ SHALWAR</text:p>
          </table:table-cell>
          <table:table-cell office:value-type="string" calcext:value-type="string">
            <text:p>PKR 3,790.00</text:p>
          </table:table-cell>
          <table:table-cell office:value-type="string" calcext:value-type="string">
            <text:p>J-10000145018</text:p>
          </table:table-cell>
          <table:table-cell office:value-type="string" calcext:value-type="string">
            <text:p>JCKS-A-39441/S25/JJ9844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light-green-blended-semi-formal-kameez-shalwar-jcksa39441.html</text:p>
          </table:table-cell>
        </table:table-row>
        <table:table-row table:style-name="ro1">
          <table:table-cell office:value-type="string" calcext:value-type="string">
            <text:p>WHITE BLENDED SEMI-FORMAL KAMEEZ SHALWAR</text:p>
          </table:table-cell>
          <table:table-cell office:value-type="string" calcext:value-type="string">
            <text:p>PKR 3,790.00</text:p>
          </table:table-cell>
          <table:table-cell office:value-type="string" calcext:value-type="string">
            <text:p>J-10000145013</text:p>
          </table:table-cell>
          <table:table-cell office:value-type="string" calcext:value-type="string">
            <text:p>JCKS-A-39440/S25/JJ9844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white-blended-semi-formal-kameez-shalwar-jcksa39440.html</text:p>
          </table:table-cell>
        </table:table-row>
        <table:table-row table:style-name="ro1">
          <table:table-cell office:value-type="string" calcext:value-type="string">
            <text:p>ORANGE BLENDED SEMI-FORMAL KAMEEZ SHALWAR</text:p>
          </table:table-cell>
          <table:table-cell office:value-type="string" calcext:value-type="string">
            <text:p>PKR 2,490.00</text:p>
          </table:table-cell>
          <table:table-cell office:value-type="string" calcext:value-type="string">
            <text:p>J-10000131908</text:p>
          </table:table-cell>
          <table:table-cell office:value-type="string" calcext:value-type="string">
            <text:p>JJIKS-A-46686/S25/JJ9822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range-blended-semi-formal-kameez-shalwar-jjiksa46686.html</text:p>
          </table:table-cell>
        </table:table-row>
        <table:table-row table:style-name="ro1">
          <table:table-cell office:value-type="string" calcext:value-type="string">
            <text:p>DARK GREY BLENDED CASUAL KAMEEZ SHALWAR</text:p>
          </table:table-cell>
          <table:table-cell office:value-type="string" calcext:value-type="string">
            <text:p>PKR 4,190.00</text:p>
          </table:table-cell>
          <table:table-cell office:value-type="string" calcext:value-type="string">
            <text:p>J-10000135690</text:p>
          </table:table-cell>
          <table:table-cell office:value-type="string" calcext:value-type="string">
            <text:p>JCKS-S-39330/S25/JJ7377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dark-grey-blended-casual-kameez-shalwar-jckss39330.html</text:p>
          </table:table-cell>
        </table:table-row>
        <table:table-row table:style-name="ro1">
          <table:table-cell office:value-type="string" calcext:value-type="string">
            <text:p>GREEN BLENDED SEMI-FORMAL KAMEEZ SHALWAR</text:p>
          </table:table-cell>
          <table:table-cell office:value-type="string" calcext:value-type="string">
            <text:p>PKR 2,390.00</text:p>
          </table:table-cell>
          <table:table-cell office:value-type="string" calcext:value-type="string">
            <text:p>J-10000142857</text:p>
          </table:table-cell>
          <table:table-cell office:value-type="string" calcext:value-type="string">
            <text:p>JJIKS-A-46738/S25/JJ9844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blended-semi-formal-kameez-shalwar-jjiksa46738.html</text:p>
          </table:table-cell>
        </table:table-row>
        <table:table-row table:style-name="ro1">
          <table:table-cell office:value-type="string" calcext:value-type="string">
            <text:p>CREAM BLENDED SEMI-FORMAL KAMEEZ SHALWAR</text:p>
          </table:table-cell>
          <table:table-cell office:value-type="string" calcext:value-type="string">
            <text:p>PKR 4,290.00</text:p>
          </table:table-cell>
          <table:table-cell office:value-type="string" calcext:value-type="string">
            <text:p>J-10000145023</text:p>
          </table:table-cell>
          <table:table-cell office:value-type="string" calcext:value-type="string">
            <text:p>JCKS-S-50204/S25/JJ9816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cream-blended-semi-formal-kameez-shalwar-jckss50204.html</text:p>
          </table:table-cell>
        </table:table-row>
        <table:table-row table:style-name="ro1">
          <table:table-cell office:value-type="string" calcext:value-type="string">
            <text:p>DULL BROWN BLENDED SEMI-FORMAL KURTA</text:p>
          </table:table-cell>
          <table:table-cell office:value-type="string" calcext:value-type="string">
            <text:p>PKR 4,990.00</text:p>
          </table:table-cell>
          <table:table-cell office:value-type="string" calcext:value-type="string">
            <text:p>J-10000137494</text:p>
          </table:table-cell>
          <table:table-cell office:value-type="string" calcext:value-type="string">
            <text:p>JJK-A-33290/S25/JJ9355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dull-brown-blended-semi-formal-kurta-jjka33290.html</text:p>
          </table:table-cell>
        </table:table-row>
        <table:table-row table:style-name="ro1">
          <table:table-cell office:value-type="string" calcext:value-type="string">
            <text:p>LIGHT BROWN CVC CASUAL KURTA TROUSER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43064</text:p>
          </table:table-cell>
          <table:table-cell office:value-type="string" calcext:value-type="string">
            <text:p>JJKP-S-33426/S25/JJ9788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light-brown-cvc-casual-kurta-trouser-jjkps33426.html</text:p>
          </table:table-cell>
        </table:table-row>
        <table:table-row table:style-name="ro1">
          <table:table-cell office:value-type="string" calcext:value-type="string">
            <text:p>FAWN COTTON SEMI-FORMAL KURTA</text:p>
          </table:table-cell>
          <table:table-cell office:value-type="string" calcext:value-type="string">
            <text:p>PKR 4,990.00</text:p>
          </table:table-cell>
          <table:table-cell office:value-type="string" calcext:value-type="string">
            <text:p>J-10000139091</text:p>
          </table:table-cell>
          <table:table-cell office:value-type="string" calcext:value-type="string">
            <text:p>JJK-S-33416/S25/JJ9834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fawn-cotton-semi-formal-kurta-jjks33416.html</text:p>
          </table:table-cell>
        </table:table-row>
        <table:table-row table:style-name="ro1">
          <table:table-cell office:value-type="string" calcext:value-type="string">
            <text:p>BLUE BLENDED CASUAL KURTA TROUSER</text:p>
          </table:table-cell>
          <table:table-cell office:value-type="string" calcext:value-type="string">
            <text:p>PKR 8,990.00</text:p>
          </table:table-cell>
          <table:table-cell office:value-type="string" calcext:value-type="string">
            <text:p>J-10000139004</text:p>
          </table:table-cell>
          <table:table-cell office:value-type="string" calcext:value-type="string">
            <text:p>JJKP-S-33412/S25/JJ10029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blended-casual-kurta-trouser-jjkps33412.html</text:p>
          </table:table-cell>
        </table:table-row>
        <table:table-row table:style-name="ro1">
          <table:table-cell office:value-type="string" calcext:value-type="string">
            <text:p>GREY BLENDED SEMI-FORMAL KURTA TROUSER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39034</text:p>
          </table:table-cell>
          <table:table-cell office:value-type="string" calcext:value-type="string">
            <text:p>JJKP-A-50161/S25/JJ9862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y-blended-semi-formal-kurta-trouser-jjkpa50161.html</text:p>
          </table:table-cell>
        </table:table-row>
        <table:table-row table:style-name="ro1">
          <table:table-cell office:value-type="string" calcext:value-type="string">
            <text:p>BLACK SCHIFFLI COTTON FORMAL KURTA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142950</text:p>
          </table:table-cell>
          <table:table-cell office:value-type="string" calcext:value-type="string">
            <text:p>JJK-S-34949/S25/JJ9778-F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schiffli-cotton-formal-kurta-jjks34949.html</text:p>
          </table:table-cell>
        </table:table-row>
        <table:table-row table:style-name="ro1">
          <table:table-cell office:value-type="string" calcext:value-type="string">
            <text:p>CREAM SCHIFFLI COTTON FORMAL KURTA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137512</text:p>
          </table:table-cell>
          <table:table-cell office:value-type="string" calcext:value-type="string">
            <text:p>JJK-S-34951/S25/JJ9778-F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cream-schiffli-cotton-formal-kurta-jjks34951.html</text:p>
          </table:table-cell>
        </table:table-row>
        <table:table-row table:style-name="ro1">
          <table:table-cell office:value-type="string" calcext:value-type="string">
            <text:p>WHITE SCHIFFLI COTTON FORMAL KURTA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144201</text:p>
          </table:table-cell>
          <table:table-cell office:value-type="string" calcext:value-type="string">
            <text:p>JJK-S-50070/S25/JJ9779-F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white-schiffli-cotton-formal-kurta-jjks50070.html</text:p>
          </table:table-cell>
        </table:table-row>
        <table:table-row table:style-name="ro1">
          <table:table-cell office:value-type="string" calcext:value-type="string">
            <text:p>GREY BLENDED SEMI-FORMAL KAMEEZ SHALWAR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139109</text:p>
          </table:table-cell>
          <table:table-cell office:value-type="string" calcext:value-type="string">
            <text:p>JJKS-A-33377/S25/JJ9822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y-blended-semi-formal-kameez-shalwar-jjksa33377.html</text:p>
          </table:table-cell>
        </table:table-row>
        <table:table-row table:style-name="ro1">
          <table:table-cell office:value-type="string" calcext:value-type="string">
            <text:p>NAVY BLUE COTTON CASUAL KAMEEZ SHALWAR</text:p>
          </table:table-cell>
          <table:table-cell office:value-type="string" calcext:value-type="string">
            <text:p>PKR 8,990.00</text:p>
          </table:table-cell>
          <table:table-cell office:value-type="string" calcext:value-type="string">
            <text:p>J-10000137530</text:p>
          </table:table-cell>
          <table:table-cell office:value-type="string" calcext:value-type="string">
            <text:p>JJKS-A-33235/S25/JJ9743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navy-blue-cotton-casual-kameez-shalwar-jjksa33235.html</text:p>
          </table:table-cell>
        </table:table-row>
        <table:table-row table:style-name="ro1">
          <table:table-cell office:value-type="string" calcext:value-type="string">
            <text:p>BROWN BLENDED SEMI-FORMAL KAMEEZ SHALWAR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108060</text:p>
          </table:table-cell>
          <table:table-cell office:value-type="string" calcext:value-type="string">
            <text:p>JJKS-A-33174/S24/JJ9677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rown-blended-semi-formal-kameez-shalwar-jjksa33174.html</text:p>
          </table:table-cell>
        </table:table-row>
        <table:table-row table:style-name="ro1">
          <table:table-cell office:value-type="string" calcext:value-type="string">
            <text:p>BROWN BLENDED CASUAL KAMEEZ SHALWAR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36480</text:p>
          </table:table-cell>
          <table:table-cell office:value-type="string" calcext:value-type="string">
            <text:p>JJKS-A-33388/S25/JJ10206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rown-blended-casual-kameez-shalwar-jjksa33388.html</text:p>
          </table:table-cell>
        </table:table-row>
        <table:table-row table:style-name="ro1">
          <table:table-cell office:value-type="string" calcext:value-type="string">
            <text:p>GREY BLENDED CASUAL KAMEEZ SHALWAR</text:p>
          </table:table-cell>
          <table:table-cell office:value-type="string" calcext:value-type="string">
            <text:p>PKR 8,990.00</text:p>
          </table:table-cell>
          <table:table-cell office:value-type="string" calcext:value-type="string">
            <text:p>J-10000139283</text:p>
          </table:table-cell>
          <table:table-cell office:value-type="string" calcext:value-type="string">
            <text:p>JJKS-A-33385/S25/JJ10029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y-blended-casual-kameez-shalwar-jjksa33385.html</text:p>
          </table:table-cell>
        </table:table-row>
        <table:table-row table:style-name="ro1">
          <table:table-cell office:value-type="string" calcext:value-type="string">
            <text:p>GREY BLENDED SEMI-FORMAL KAMEEZ SHALWAR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142974</text:p>
          </table:table-cell>
          <table:table-cell office:value-type="string" calcext:value-type="string">
            <text:p>JJKS-A-33378/S25/JJ9822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y-blended-semi-formal-kameez-shalwar-jjksa33378.html</text:p>
          </table:table-cell>
        </table:table-row>
        <table:table-row table:style-name="ro1">
          <table:table-cell office:value-type="string" calcext:value-type="string">
            <text:p>BLUE COTTON CASUAL KAMEEZ SHALWAR</text:p>
          </table:table-cell>
          <table:table-cell office:value-type="string" calcext:value-type="string">
            <text:p>PKR 8,990.00</text:p>
          </table:table-cell>
          <table:table-cell office:value-type="string" calcext:value-type="string">
            <text:p>J-10000137536</text:p>
          </table:table-cell>
          <table:table-cell office:value-type="string" calcext:value-type="string">
            <text:p>JJKS-A-33389/S25/JJ9757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cotton-casual-kameez-shalwar-jjksa33389.html</text:p>
          </table:table-cell>
        </table:table-row>
        <table:table-row table:style-name="ro1">
          <table:table-cell office:value-type="string" calcext:value-type="string">
            <text:p>OFF WHITE COTTON CASUAL KAMEEZ SHALWAR</text:p>
          </table:table-cell>
          <table:table-cell office:value-type="string" calcext:value-type="string">
            <text:p>PKR 8,990.00</text:p>
          </table:table-cell>
          <table:table-cell office:value-type="string" calcext:value-type="string">
            <text:p>J-10000141252</text:p>
          </table:table-cell>
          <table:table-cell office:value-type="string" calcext:value-type="string">
            <text:p>JJKS-A-33393/S25/JJ9833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cotton-casual-kameez-shalwar-jjksa33393.html</text:p>
          </table:table-cell>
        </table:table-row>
        <table:table-row table:style-name="ro1">
          <table:table-cell office:value-type="string" calcext:value-type="string">
            <text:p>GREY BLENDED SEMI-FORMAL KAMEEZ SHALWAR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39139</text:p>
          </table:table-cell>
          <table:table-cell office:value-type="string" calcext:value-type="string">
            <text:p>JJKS-A-46723/S25/JJ10196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y-blended-semi-formal-kameez-shalwar-jjksa46723.html</text:p>
          </table:table-cell>
        </table:table-row>
        <table:table-row table:style-name="ro1">
          <table:table-cell office:value-type="string" calcext:value-type="string">
            <text:p>MAUVE BLENDED SEMI-FORMAL KAMEEZ SHALWAR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39151</text:p>
          </table:table-cell>
          <table:table-cell office:value-type="string" calcext:value-type="string">
            <text:p>JJKS-A-46727/S25/JJ9870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auve-blended-semi-formal-kameez-shalwar-jjksa46727.html</text:p>
          </table:table-cell>
        </table:table-row>
        <table:table-row table:style-name="ro1">
          <table:table-cell office:value-type="string" calcext:value-type="string">
            <text:p>ARMY GREEN BLENDED SEMI-FORMAL KAMEEZ SHALWAR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37542</text:p>
          </table:table-cell>
          <table:table-cell office:value-type="string" calcext:value-type="string">
            <text:p>JJKS-A-46726/S25/JJ9870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army-green-blended-semi-formal-kameez-shalwar-jjksa46726.html</text:p>
          </table:table-cell>
        </table:table-row>
        <table:table-row table:style-name="ro1">
          <table:table-cell office:value-type="string" calcext:value-type="string">
            <text:p>PEACH BLENDED SEMI-FORMAL KAMEEZ SHALWAR</text:p>
          </table:table-cell>
          <table:table-cell office:value-type="string" calcext:value-type="string">
            <text:p>PKR 7,490.00</text:p>
          </table:table-cell>
          <table:table-cell office:value-type="string" calcext:value-type="string">
            <text:p>J-10000136504</text:p>
          </table:table-cell>
          <table:table-cell office:value-type="string" calcext:value-type="string">
            <text:p>JJKS-A-46728/S25/JJ9870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each-blended-semi-formal-kameez-shalwar-jjksa46728.html</text:p>
          </table:table-cell>
        </table:table-row>
        <table:table-row table:style-name="ro1">
          <table:table-cell office:value-type="string" calcext:value-type="string">
            <text:p>BROWN COTTON CASUAL KAMEEZ SHALWAR</text:p>
          </table:table-cell>
          <table:table-cell office:value-type="string" calcext:value-type="string">
            <text:p>PKR 8,990.00</text:p>
          </table:table-cell>
          <table:table-cell office:value-type="string" calcext:value-type="string">
            <text:p>J-10000142980</text:p>
          </table:table-cell>
          <table:table-cell office:value-type="string" calcext:value-type="string">
            <text:p>JJKS-A-33392/S25/JJ9833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rown-cotton-casual-kameez-shalwar-jjksa33392.html</text:p>
          </table:table-cell>
        </table:table-row>
        <table:table-row table:style-name="ro1">
          <table:table-cell office:value-type="string" calcext:value-type="string">
            <text:p>BROWN BLENDED SEMI-FORMAL KAMEEZ SHALWAR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40209</text:p>
          </table:table-cell>
          <table:table-cell office:value-type="string" calcext:value-type="string">
            <text:p>JJKS-A-46724/S25/JJ10196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rown-blended-semi-formal-kameez-shalwar-jjksa46724.html</text:p>
          </table:table-cell>
        </table:table-row>
        <table:table-row table:style-name="ro1">
          <table:table-cell office:value-type="string" calcext:value-type="string">
            <text:p>WHITE AYUDIA FORMAL KAMEEZ SHALWAR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137548</text:p>
          </table:table-cell>
          <table:table-cell office:value-type="string" calcext:value-type="string">
            <text:p>JJKS-A-47438/S25/JJ9899-F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white-ayudia-formal-kameez-shalwar-jjksa47438.html</text:p>
          </table:table-cell>
        </table:table-row>
        <table:table-row table:style-name="ro1">
          <table:table-cell office:value-type="string" calcext:value-type="string">
            <text:p>OFF WHITE AYUDIA FORMAL KAMEEZ SHALWAR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136522</text:p>
          </table:table-cell>
          <table:table-cell office:value-type="string" calcext:value-type="string">
            <text:p>JJKS-A-47437/S25/JJ9899-F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ayudia-formal-kameez-shalwar-jjksa47437.html</text:p>
          </table:table-cell>
        </table:table-row>
        <table:table-row table:style-name="ro1">
          <table:table-cell office:value-type="string" calcext:value-type="string">
            <text:p>OFF WHITE AYUDIA FORMAL KAMEEZ SHALWAR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137554</text:p>
          </table:table-cell>
          <table:table-cell office:value-type="string" calcext:value-type="string">
            <text:p>JJKS-A-47443/S25/JJ9899-F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ayudia-formal-kameez-shalwar-jjksa47443.html</text:p>
          </table:table-cell>
        </table:table-row>
        <table:table-row table:style-name="ro1">
          <table:table-cell office:value-type="string" calcext:value-type="string">
            <text:p>WHITE BLENDED CASUAL KAMEEZ SHALWAR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136036</text:p>
          </table:table-cell>
          <table:table-cell office:value-type="string" calcext:value-type="string">
            <text:p>JJKS-A-47447/S25/JJ10207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white-blended-casual-kameez-shalwar-jjksa47447.html</text:p>
          </table:table-cell>
        </table:table-row>
        <table:table-row table:style-name="ro1">
          <table:table-cell office:value-type="string" calcext:value-type="string">
            <text:p>BLACK BLENDED CASUAL KAMEEZ SHALWAR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136042</text:p>
          </table:table-cell>
          <table:table-cell office:value-type="string" calcext:value-type="string">
            <text:p>JJKS-A-47448/S25/JJ10207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blended-casual-kameez-shalwar-jjksa47448.html</text:p>
          </table:table-cell>
        </table:table-row>
        <table:table-row table:style-name="ro1">
          <table:table-cell office:value-type="string" calcext:value-type="string">
            <text:p>BLACK BLENDED CASUAL KAMEEZ SHALWAR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36024</text:p>
          </table:table-cell>
          <table:table-cell office:value-type="string" calcext:value-type="string">
            <text:p>JJKS-A-47445/S25/JJ9787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blended-casual-kameez-shalwar-jjksa47445.html</text:p>
          </table:table-cell>
        </table:table-row>
        <table:table-row table:style-name="ro1">
          <table:table-cell office:value-type="string" calcext:value-type="string">
            <text:p>BEIGE BLENDED CASUAL KAMEEZ SHALWAR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36528</text:p>
          </table:table-cell>
          <table:table-cell office:value-type="string" calcext:value-type="string">
            <text:p>JJKS-A-47456/S25/JJ10066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eige-blended-casual-kameez-shalwar-jjksa47456.html</text:p>
          </table:table-cell>
        </table:table-row>
        <table:table-row table:style-name="ro1">
          <table:table-cell office:value-type="string" calcext:value-type="string">
            <text:p>BROWN BLENDED CASUAL KAMEEZ SHALWAR</text:p>
          </table:table-cell>
          <table:table-cell office:value-type="string" calcext:value-type="string">
            <text:p>PKR 8,990.00</text:p>
          </table:table-cell>
          <table:table-cell office:value-type="string" calcext:value-type="string">
            <text:p>J-10000136078</text:p>
          </table:table-cell>
          <table:table-cell office:value-type="string" calcext:value-type="string">
            <text:p>JJKS-A-47457/S25/JJ10197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rown-blended-casual-kameez-shalwar-jjksa47457.html</text:p>
          </table:table-cell>
        </table:table-row>
        <table:table-row table:style-name="ro1">
          <table:table-cell office:value-type="string" calcext:value-type="string">
            <text:p>FAWN COTTON CASUAL KAMEEZ SHALWAR</text:p>
          </table:table-cell>
          <table:table-cell office:value-type="string" calcext:value-type="string">
            <text:p>PKR 8,990.00</text:p>
          </table:table-cell>
          <table:table-cell office:value-type="string" calcext:value-type="string">
            <text:p>J-10000136060</text:p>
          </table:table-cell>
          <table:table-cell office:value-type="string" calcext:value-type="string">
            <text:p>JJKS-A-47452/S25/JJ9838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fawn-cotton-casual-kameez-shalwar-jjksa47452.html</text:p>
          </table:table-cell>
        </table:table-row>
        <table:table-row table:style-name="ro1">
          <table:table-cell office:value-type="string" calcext:value-type="string">
            <text:p>LIGHT GREY COTTON PLAIN KAMEEZ SHALWAR</text:p>
          </table:table-cell>
          <table:table-cell office:value-type="string" calcext:value-type="string">
            <text:p>PKR 6,990.00</text:p>
          </table:table-cell>
          <table:table-cell office:value-type="string" calcext:value-type="string">
            <text:p>J-10000138859</text:p>
          </table:table-cell>
          <table:table-cell office:value-type="string" calcext:value-type="string">
            <text:p>JTKS-S-50165/S25/JJ9795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light-grey-cotton-plain-kameez-shalwar-jtkss50165.html</text:p>
          </table:table-cell>
        </table:table-row>
        <table:table-row table:style-name="ro1">
          <table:table-cell office:value-type="string" calcext:value-type="string">
            <text:p>DARK BROWN BLENDED CASUAL KAMEEZ SHALWAR</text:p>
          </table:table-cell>
          <table:table-cell office:value-type="string" calcext:value-type="string">
            <text:p>PKR 8,990.00</text:p>
          </table:table-cell>
          <table:table-cell office:value-type="string" calcext:value-type="string">
            <text:p>J-10000136072</text:p>
          </table:table-cell>
          <table:table-cell office:value-type="string" calcext:value-type="string">
            <text:p>JJKS-A-47454/S25/JJ10197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dark-brown-blended-casual-kameez-shalwar-jjksa47454.html</text:p>
          </table:table-cell>
        </table:table-row>
        <table:table-row table:style-name="ro1">
          <table:table-cell office:value-type="string" calcext:value-type="string">
            <text:p>CREAM BLENDED SEMI-FORMAL KAMEEZ SHALWAR</text:p>
          </table:table-cell>
          <table:table-cell office:value-type="string" calcext:value-type="string">
            <text:p>PKR 5,990.00</text:p>
          </table:table-cell>
          <table:table-cell office:value-type="string" calcext:value-type="string">
            <text:p>J-10000140096</text:p>
          </table:table-cell>
          <table:table-cell office:value-type="string" calcext:value-type="string">
            <text:p>JTKS-A-50173/S25/JJ9844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cream-blended-semi-formal-kameez-shalwar-jtksa50173.html</text:p>
          </table:table-cell>
        </table:table-row>
        <table:table-row table:style-name="ro1">
          <table:table-cell office:value-type="string" calcext:value-type="string">
            <text:p>MEHNDI GREEN BLENDED FORMAL KAMEEZ SHALWAR</text:p>
          </table:table-cell>
          <table:table-cell office:value-type="string" calcext:value-type="string">
            <text:p>PKR 6,490.00</text:p>
          </table:table-cell>
          <table:table-cell office:value-type="string" calcext:value-type="string">
            <text:p>J-10000141212</text:p>
          </table:table-cell>
          <table:table-cell office:value-type="string" calcext:value-type="string">
            <text:p>JTKS-A-50171/S25/JJ9823-F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ehndi-green-blended-formal-kameez-shalwar-jtksa50171.html</text:p>
          </table:table-cell>
        </table:table-row>
        <table:table-row table:style-name="ro1">
          <table:table-cell office:value-type="string" calcext:value-type="string">
            <text:p>OFF WHITE LAWN PRINTED UNSTITCHED 3PC</text:p>
          </table:table-cell>
          <table:table-cell office:value-type="string" calcext:value-type="string">
            <text:p>PKR 3,990.00</text:p>
          </table:table-cell>
          <table:table-cell office:value-type="float" office:value="10000113961" calcext:value-type="float">
            <text:p>10000113961</text:p>
          </table:table-cell>
          <table:table-cell office:value-type="string" calcext:value-type="string">
            <text:p>JLAWN-S-25-897 BINARY BLEND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lawn-printed-unstitched-3pc-jl25897u.html</text:p>
          </table:table-cell>
        </table:table-row>
        <table:table-row table:style-name="ro1">
          <table:table-cell office:value-type="string" calcext:value-type="string">
            <text:p>PEACH BLENDED PLAIN KAMEEZ SHALWAR</text:p>
          </table:table-cell>
          <table:table-cell office:value-type="string" calcext:value-type="string">
            <text:p>PKR 6,490.00</text:p>
          </table:table-cell>
          <table:table-cell office:value-type="string" calcext:value-type="string">
            <text:p>J-10000140100</text:p>
          </table:table-cell>
          <table:table-cell office:value-type="string" calcext:value-type="string">
            <text:p>JTKS-A-50187/S25/JJ9856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each-blended-plain-kameez-shalwar-jtksa50187.html</text:p>
          </table:table-cell>
        </table:table-row>
        <table:table-row table:style-name="ro1">
          <table:table-cell office:value-type="string" calcext:value-type="string">
            <text:p>PURPLE LAWN PRINTED UNSTITCHED 3PC</text:p>
          </table:table-cell>
          <table:table-cell office:value-type="string" calcext:value-type="string">
            <text:p>PKR 3,990.00</text:p>
          </table:table-cell>
          <table:table-cell office:value-type="float" office:value="10000113962" calcext:value-type="float">
            <text:p>10000113962</text:p>
          </table:table-cell>
          <table:table-cell office:value-type="string" calcext:value-type="string">
            <text:p>JLAWN-S-25-898 BINARY BLEND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urple-lawn-printed-unstitched-3pc-jl25898u.html</text:p>
          </table:table-cell>
        </table:table-row>
        <table:table-row table:style-name="ro1">
          <table:table-cell office:value-type="string" calcext:value-type="string">
            <text:p>BEIGE LAWN PRINTED UNSTITCHED 3PC</text:p>
          </table:table-cell>
          <table:table-cell office:value-type="string" calcext:value-type="string">
            <text:p>PKR 3,990.00</text:p>
          </table:table-cell>
          <table:table-cell office:value-type="float" office:value="10000113964" calcext:value-type="float">
            <text:p>10000113964</text:p>
          </table:table-cell>
          <table:table-cell office:value-type="string" calcext:value-type="string">
            <text:p>JLAWN-S-25-900 BINARY BLEND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eige-lawn-printed-unstitched-3pc-jl25900u.html</text:p>
          </table:table-cell>
        </table:table-row>
        <table:table-row table:style-name="ro1">
          <table:table-cell office:value-type="string" calcext:value-type="string">
            <text:p>LILAC LAWN PRINTED UNSTITCHED 3PC</text:p>
          </table:table-cell>
          <table:table-cell office:value-type="string" calcext:value-type="string">
            <text:p>PKR 3,990.00</text:p>
          </table:table-cell>
          <table:table-cell office:value-type="float" office:value="10000113966" calcext:value-type="float">
            <text:p>10000113966</text:p>
          </table:table-cell>
          <table:table-cell office:value-type="string" calcext:value-type="string">
            <text:p>JLAWN-S-25-902 BINARY BLEND-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lilac-lawn-printed-unstitched-3pc-jl25902u.html</text:p>
          </table:table-cell>
        </table:table-row>
        <table:table-row table:style-name="ro1">
          <table:table-cell office:value-type="string" calcext:value-type="string">
            <text:p>WHITE LAWN PRINTED UNSTITCHED 3PC</text:p>
          </table:table-cell>
          <table:table-cell office:value-type="string" calcext:value-type="string">
            <text:p>PKR 3,990.00</text:p>
          </table:table-cell>
          <table:table-cell office:value-type="float" office:value="10000113968" calcext:value-type="float">
            <text:p>10000113968</text:p>
          </table:table-cell>
          <table:table-cell office:value-type="string" calcext:value-type="string">
            <text:p>JLAWN-S-25-904 BINARY BLEND-8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white-lawn-printed-unstitched-3pc-jl25904u.html</text:p>
          </table:table-cell>
        </table:table-row>
        <table:table-row table:style-name="ro1">
          <table:table-cell office:value-type="string" calcext:value-type="string">
            <text:p>OFF WHITE LAWN SCHIFFLI UNSTITCHED 3PC</text:p>
          </table:table-cell>
          <table:table-cell office:value-type="string" calcext:value-type="string">
            <text:p>PKR 9,290.00</text:p>
          </table:table-cell>
          <table:table-cell office:value-type="float" office:value="10000118704" calcext:value-type="float">
            <text:p>10000118704</text:p>
          </table:table-cell>
          <table:table-cell office:value-type="string" calcext:value-type="string">
            <text:p>JLAWN-S-25-918 LUXE-A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lawn-schiffli-unstitched-3pc-jl25918u.html</text:p>
          </table:table-cell>
        </table:table-row>
        <table:table-row table:style-name="ro1">
          <table:table-cell office:value-type="string" calcext:value-type="string">
            <text:p>GREEN LAWN PRINTED UNSTITCHED 3PC</text:p>
          </table:table-cell>
          <table:table-cell office:value-type="string" calcext:value-type="string">
            <text:p>PKR 3,990.00</text:p>
          </table:table-cell>
          <table:table-cell office:value-type="float" office:value="10000113965" calcext:value-type="float">
            <text:p>10000113965</text:p>
          </table:table-cell>
          <table:table-cell office:value-type="string" calcext:value-type="string">
            <text:p>JLAWN-S-25-901 BINARY BLEND-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printed-unstitched-3pc-jl25901u.html</text:p>
          </table:table-cell>
        </table:table-row>
        <table:table-row table:style-name="ro1">
          <table:table-cell office:value-type="string" calcext:value-type="string">
            <text:p>PINK LAWN PRINTED UNSTITCHED 3PC</text:p>
          </table:table-cell>
          <table:table-cell office:value-type="string" calcext:value-type="string">
            <text:p>PKR 3,990.00</text:p>
          </table:table-cell>
          <table:table-cell office:value-type="float" office:value="10000113963" calcext:value-type="float">
            <text:p>10000113963</text:p>
          </table:table-cell>
          <table:table-cell office:value-type="string" calcext:value-type="string">
            <text:p>JLAWN-S-25-899 BINARY BLEND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lawn-printed-unstitched-3pc-jl25899u.html</text:p>
          </table:table-cell>
        </table:table-row>
        <table:table-row table:style-name="ro1">
          <table:table-cell office:value-type="string" calcext:value-type="string">
            <text:p>PEACH LAWN PRINTED UNSTITCHED 3PC</text:p>
          </table:table-cell>
          <table:table-cell office:value-type="string" calcext:value-type="string">
            <text:p>PKR 3,990.00</text:p>
          </table:table-cell>
          <table:table-cell office:value-type="float" office:value="10000113967" calcext:value-type="float">
            <text:p>10000113967</text:p>
          </table:table-cell>
          <table:table-cell office:value-type="string" calcext:value-type="string">
            <text:p>JLAWN-S-25-903 BINARY BLEND-7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each-lawn-printed-unstitched-3pc-jl25903u.html</text:p>
          </table:table-cell>
        </table:table-row>
        <table:table-row table:style-name="ro1">
          <table:table-cell office:value-type="string" calcext:value-type="string">
            <text:p>WHITE LAWN SCHIFFLI UNSTITCHED 3PC</text:p>
          </table:table-cell>
          <table:table-cell office:value-type="string" calcext:value-type="string">
            <text:p>PKR 9,290.00</text:p>
          </table:table-cell>
          <table:table-cell office:value-type="float" office:value="10000118703" calcext:value-type="float">
            <text:p>10000118703</text:p>
          </table:table-cell>
          <table:table-cell office:value-type="string" calcext:value-type="string">
            <text:p>JLAWN-S-25-917 LUXE-A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white-lawn-schiffli-unstitched-3pc-jl25917u.html</text:p>
          </table:table-cell>
        </table:table-row>
        <table:table-row table:style-name="ro1">
          <table:table-cell office:value-type="string" calcext:value-type="string">
            <text:p>BLUE LAWN EMBROIDERED UNSTITCHED 3PC</text:p>
          </table:table-cell>
          <table:table-cell office:value-type="string" calcext:value-type="string">
            <text:p>PKR 6,190.00</text:p>
          </table:table-cell>
          <table:table-cell office:value-type="float" office:value="10000123693" calcext:value-type="float">
            <text:p>10000123693</text:p>
          </table:table-cell>
          <table:table-cell office:value-type="string" calcext:value-type="string">
            <text:p>JLAWN-S-25-3355 TIEDYE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embroidered-unstitched-3pc-jlu253355u.html</text:p>
          </table:table-cell>
        </table:table-row>
        <table:table-row table:style-name="ro1">
          <table:table-cell office:value-type="string" calcext:value-type="string">
            <text:p>PINK LAWN SCHIFFLI UNSTITCHED 3PC</text:p>
          </table:table-cell>
          <table:table-cell office:value-type="string" calcext:value-type="string">
            <text:p>PKR 9,290.00</text:p>
          </table:table-cell>
          <table:table-cell office:value-type="float" office:value="10000118705" calcext:value-type="float">
            <text:p>10000118705</text:p>
          </table:table-cell>
          <table:table-cell office:value-type="string" calcext:value-type="string">
            <text:p>JLAWN-S-25-919 LUXE-A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lawn-schiffli-unstitched-3pc-jl25919u.html</text:p>
          </table:table-cell>
        </table:table-row>
        <table:table-row table:style-name="ro1">
          <table:table-cell office:value-type="string" calcext:value-type="string">
            <text:p>BLUE DYED JACQUARD UNSTITCHED 3PC</text:p>
          </table:table-cell>
          <table:table-cell office:value-type="string" calcext:value-type="string">
            <text:p>PKR 7,990.00</text:p>
          </table:table-cell>
          <table:table-cell office:value-type="float" office:value="10000123691" calcext:value-type="float">
            <text:p>10000123691</text:p>
          </table:table-cell>
          <table:table-cell office:value-type="string" calcext:value-type="string">
            <text:p>JLAWN-S-25-3291 ZAR GUL-07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dyed-jacquard-unstitched-3pc-jlu253291u.html</text:p>
          </table:table-cell>
        </table:table-row>
        <table:table-row table:style-name="ro1">
          <table:table-cell office:value-type="string" calcext:value-type="string">
            <text:p>GREEN LAWN EMBROIDERED UNSTITCHED 3PC</text:p>
          </table:table-cell>
          <table:table-cell office:value-type="string" calcext:value-type="string">
            <text:p>PKR 6,190.00</text:p>
          </table:table-cell>
          <table:table-cell office:value-type="float" office:value="10000123694" calcext:value-type="float">
            <text:p>10000123694</text:p>
          </table:table-cell>
          <table:table-cell office:value-type="string" calcext:value-type="string">
            <text:p>JLAWN-S-25-3356 TIEDYE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embroidered-unstitched-3pc-jlu253356u.html</text:p>
          </table:table-cell>
        </table:table-row>
        <table:table-row table:style-name="ro1">
          <table:table-cell office:value-type="string" calcext:value-type="string">
            <text:p>GREEN LAWN SCHIFFLI UNSTITCHED 3PC</text:p>
          </table:table-cell>
          <table:table-cell office:value-type="string" calcext:value-type="string">
            <text:p>PKR 9,290.00</text:p>
          </table:table-cell>
          <table:table-cell office:value-type="float" office:value="10000118706" calcext:value-type="float">
            <text:p>10000118706</text:p>
          </table:table-cell>
          <table:table-cell office:value-type="string" calcext:value-type="string">
            <text:p>JLAWN-S-25-920 LUXE-A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schiffli-unstitched-3pc-jl25920u.html</text:p>
          </table:table-cell>
        </table:table-row>
        <table:table-row table:style-name="ro1">
          <table:table-cell office:value-type="string" calcext:value-type="string">
            <text:p>BLUE DOBBY EMBROIDERED UNSTITCHED 3PC</text:p>
          </table:table-cell>
          <table:table-cell office:value-type="string" calcext:value-type="string">
            <text:p>PKR 6,690.00</text:p>
          </table:table-cell>
          <table:table-cell office:value-type="float" office:value="10000126834" calcext:value-type="float">
            <text:p>10000126834</text:p>
          </table:table-cell>
          <table:table-cell office:value-type="string" calcext:value-type="string">
            <text:p>JLAWN-S-25-3407 MIX FLORAL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dobby-embroidered-unstitched-3pc-jlu253407u.html</text:p>
          </table:table-cell>
        </table:table-row>
        <table:table-row table:style-name="ro1">
          <table:table-cell office:value-type="string" calcext:value-type="string">
            <text:p>BLACK LAWN EMBROIDERED UNSTITCHED 3PC</text:p>
          </table:table-cell>
          <table:table-cell office:value-type="string" calcext:value-type="string">
            <text:p>PKR 6,190.00</text:p>
          </table:table-cell>
          <table:table-cell office:value-type="float" office:value="10000123695" calcext:value-type="float">
            <text:p>10000123695</text:p>
          </table:table-cell>
          <table:table-cell office:value-type="string" calcext:value-type="string">
            <text:p>JLAWN-S-25-3357 TIEDYE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lawn-embroidered-unstitched-3pc-jlu253357u.html</text:p>
          </table:table-cell>
        </table:table-row>
        <table:table-row table:style-name="ro1">
          <table:table-cell office:value-type="string" calcext:value-type="string">
            <text:p>GREY DOBBY EMBROIDERED UNSTITCHED 3PC</text:p>
          </table:table-cell>
          <table:table-cell office:value-type="string" calcext:value-type="string">
            <text:p>PKR 6,690.00</text:p>
          </table:table-cell>
          <table:table-cell office:value-type="float" office:value="10000126835" calcext:value-type="float">
            <text:p>10000126835</text:p>
          </table:table-cell>
          <table:table-cell office:value-type="string" calcext:value-type="string">
            <text:p>JLAWN-S-25-3408 MIX FLORAL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y-dobby-embroidered-unstitched-3pc-jlu253408u.html</text:p>
          </table:table-cell>
        </table:table-row>
        <table:table-row table:style-name="ro1">
          <table:table-cell office:value-type="string" calcext:value-type="string">
            <text:p>LILAC DOBBY EMBROIDERED UNSTITCHED 3PC</text:p>
          </table:table-cell>
          <table:table-cell office:value-type="string" calcext:value-type="string">
            <text:p>PKR 6,690.00</text:p>
          </table:table-cell>
          <table:table-cell office:value-type="float" office:value="10000126836" calcext:value-type="float">
            <text:p>10000126836</text:p>
          </table:table-cell>
          <table:table-cell office:value-type="string" calcext:value-type="string">
            <text:p>JLAWN-S-25-3409 MIX FLORAL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lilac-dobby-embroidered-unstitched-3pc-jlu253409u.html</text:p>
          </table:table-cell>
        </table:table-row>
        <table:table-row table:style-name="ro1">
          <table:table-cell office:value-type="string" calcext:value-type="string">
            <text:p>OFF WHITE DOBBY EMBROIDERED UNSTITCHED 3PC</text:p>
          </table:table-cell>
          <table:table-cell office:value-type="string" calcext:value-type="string">
            <text:p>PKR 6,690.00</text:p>
          </table:table-cell>
          <table:table-cell office:value-type="float" office:value="10000126837" calcext:value-type="float">
            <text:p>10000126837</text:p>
          </table:table-cell>
          <table:table-cell office:value-type="string" calcext:value-type="string">
            <text:p>JLAWN-S-25-3410 MIX FLORAL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dobby-embroidered-unstitched-3pc-jlu253410u.html</text:p>
          </table:table-cell>
        </table:table-row>
        <table:table-row table:style-name="ro1">
          <table:table-cell office:value-type="string" calcext:value-type="string">
            <text:p>BLUE DOBBY EMBROIDERED UNSTITCHED 3PC</text:p>
          </table:table-cell>
          <table:table-cell office:value-type="string" calcext:value-type="string">
            <text:p>PKR 6,890.00</text:p>
          </table:table-cell>
          <table:table-cell office:value-type="float" office:value="10000126838" calcext:value-type="float">
            <text:p>10000126838</text:p>
          </table:table-cell>
          <table:table-cell office:value-type="string" calcext:value-type="string">
            <text:p>JLAWN-S-25-3411 MIX FLORAL-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dobby-embroidered-unstitched-3pc-jlu253411u.html</text:p>
          </table:table-cell>
        </table:table-row>
        <table:table-row table:style-name="ro1">
          <table:table-cell office:value-type="string" calcext:value-type="string">
            <text:p>BLUE DOBBY EMBROIDERED UNSTITCHED 3PC</text:p>
          </table:table-cell>
          <table:table-cell office:value-type="string" calcext:value-type="string">
            <text:p>PKR 6,890.00</text:p>
          </table:table-cell>
          <table:table-cell office:value-type="float" office:value="10000126839" calcext:value-type="float">
            <text:p>10000126839</text:p>
          </table:table-cell>
          <table:table-cell office:value-type="string" calcext:value-type="string">
            <text:p>JLAWN-S-25-3412 MIX FLORAL-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dobby-embroidered-unstitched-3pc-jlu253412u.html</text:p>
          </table:table-cell>
        </table:table-row>
        <table:table-row table:style-name="ro1">
          <table:table-cell office:value-type="string" calcext:value-type="string">
            <text:p>MULTICOLOR LAWN PASTE PRINTED UNSTITCHED 3PC</text:p>
          </table:table-cell>
          <table:table-cell office:value-type="string" calcext:value-type="string">
            <text:p>PKR 5,690.00</text:p>
          </table:table-cell>
          <table:table-cell office:value-type="float" office:value="10000129279" calcext:value-type="float">
            <text:p>10000129279</text:p>
          </table:table-cell>
          <table:table-cell office:value-type="string" calcext:value-type="string">
            <text:p>JLAWN-S-25-3385 WHITE GOLD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aste-printed-unstitched-3pc-jlu253385u.html</text:p>
          </table:table-cell>
        </table:table-row>
        <table:table-row table:style-name="ro1">
          <table:table-cell office:value-type="string" calcext:value-type="string">
            <text:p>LILAC DOBBY EMBROIDERED UNSTITCHED 3PC</text:p>
          </table:table-cell>
          <table:table-cell office:value-type="string" calcext:value-type="string">
            <text:p>PKR 6,890.00</text:p>
          </table:table-cell>
          <table:table-cell office:value-type="float" office:value="10000126840" calcext:value-type="float">
            <text:p>10000126840</text:p>
          </table:table-cell>
          <table:table-cell office:value-type="string" calcext:value-type="string">
            <text:p>JLAWN-S-25-3413 MIX FLORAL-07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lilac-dobby-embroidered-unstitched-3pc-jlu253413u.html</text:p>
          </table:table-cell>
        </table:table-row>
        <table:table-row table:style-name="ro1">
          <table:table-cell office:value-type="string" calcext:value-type="string">
            <text:p>OFF WHITE DOBBY EMBROIDERED UNSTITCHED 3PC</text:p>
          </table:table-cell>
          <table:table-cell office:value-type="string" calcext:value-type="string">
            <text:p>PKR 6,890.00</text:p>
          </table:table-cell>
          <table:table-cell office:value-type="float" office:value="10000126841" calcext:value-type="float">
            <text:p>10000126841</text:p>
          </table:table-cell>
          <table:table-cell office:value-type="string" calcext:value-type="string">
            <text:p>JLAWN-S-25-3414 MIX FLORAL-8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dobby-embroidered-unstitched-3pc-jlu253414u.html</text:p>
          </table:table-cell>
        </table:table-row>
        <table:table-row table:style-name="ro1">
          <table:table-cell office:value-type="string" calcext:value-type="string">
            <text:p>BLACK LAWN PASTE PRINTED UNSTITCHED 3PC</text:p>
          </table:table-cell>
          <table:table-cell office:value-type="string" calcext:value-type="string">
            <text:p>PKR 5,690.00</text:p>
          </table:table-cell>
          <table:table-cell office:value-type="float" office:value="10000129277" calcext:value-type="float">
            <text:p>10000129277</text:p>
          </table:table-cell>
          <table:table-cell office:value-type="string" calcext:value-type="string">
            <text:p>JLAWN-S-25-3383 WHITE GOLD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lawn-paste-printed-unstitched-3pc-jlu253383u.html</text:p>
          </table:table-cell>
        </table:table-row>
        <table:table-row table:style-name="ro1">
          <table:table-cell office:value-type="string" calcext:value-type="string">
            <text:p>PEACH LAWN PASTE PRINTED UNSTITCHED 3PC</text:p>
          </table:table-cell>
          <table:table-cell office:value-type="string" calcext:value-type="string">
            <text:p>PKR 5,690.00</text:p>
          </table:table-cell>
          <table:table-cell office:value-type="float" office:value="10000129278" calcext:value-type="float">
            <text:p>10000129278</text:p>
          </table:table-cell>
          <table:table-cell office:value-type="string" calcext:value-type="string">
            <text:p>JLAWN-S-25-3384 WHITE GOLD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each-lawn-paste-printed-unstitched-3pc-jlu253384u.html</text:p>
          </table:table-cell>
        </table:table-row>
        <table:table-row table:style-name="ro1">
          <table:table-cell office:value-type="string" calcext:value-type="string">
            <text:p>GREEN LAWN PASTE PRINTED UNSTITCHED 3PC</text:p>
          </table:table-cell>
          <table:table-cell office:value-type="string" calcext:value-type="string">
            <text:p>PKR 5,690.00</text:p>
          </table:table-cell>
          <table:table-cell office:value-type="float" office:value="10000129280" calcext:value-type="float">
            <text:p>10000129280</text:p>
          </table:table-cell>
          <table:table-cell office:value-type="string" calcext:value-type="string">
            <text:p>JLAWN-S-25-3386 WHITE GOLD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paste-printed-unstitched-3pc-jlu253386u.html</text:p>
          </table:table-cell>
        </table:table-row>
        <table:table-row table:style-name="ro1">
          <table:table-cell office:value-type="string" calcext:value-type="string">
            <text:p>MULTICOLOR LAWN EMBROIDERED UNSTITCHED 3PC</text:p>
          </table:table-cell>
          <table:table-cell office:value-type="string" calcext:value-type="string">
            <text:p>PKR 6,990.00</text:p>
          </table:table-cell>
          <table:table-cell office:value-type="float" office:value="10000129282" calcext:value-type="float">
            <text:p>10000129282</text:p>
          </table:table-cell>
          <table:table-cell office:value-type="string" calcext:value-type="string">
            <text:p>JLAWN-S-25-3388 ROYALE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embroidered-unstitched-3pc-jlu253388u.html</text:p>
          </table:table-cell>
        </table:table-row>
        <table:table-row table:style-name="ro1">
          <table:table-cell office:value-type="string" calcext:value-type="string">
            <text:p>MULTICOLOR LAWN EMBROIDERED UNSTITCHED 3PC</text:p>
          </table:table-cell>
          <table:table-cell office:value-type="string" calcext:value-type="string">
            <text:p>PKR 6,990.00</text:p>
          </table:table-cell>
          <table:table-cell office:value-type="float" office:value="10000129281" calcext:value-type="float">
            <text:p>10000129281</text:p>
          </table:table-cell>
          <table:table-cell office:value-type="string" calcext:value-type="string">
            <text:p>JLAWN-S-25-3387 ROYALE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embroidered-unstitched-3pc-jlu253387u.html</text:p>
          </table:table-cell>
        </table:table-row>
        <table:table-row table:style-name="ro1">
          <table:table-cell office:value-type="string" calcext:value-type="string">
            <text:p>LILAC LAWN EMBROIDERED UNSTITCHED 3PC</text:p>
          </table:table-cell>
          <table:table-cell office:value-type="string" calcext:value-type="string">
            <text:p>PKR 6,990.00</text:p>
          </table:table-cell>
          <table:table-cell office:value-type="float" office:value="10000135259" calcext:value-type="float">
            <text:p>10000135259</text:p>
          </table:table-cell>
          <table:table-cell office:value-type="string" calcext:value-type="string">
            <text:p>JLAWN-S-25-3402 LUXE-0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lilac-lawn-embroidered-unstitched-3pc-jlu253402u.html</text:p>
          </table:table-cell>
        </table:table-row>
        <table:table-row table:style-name="ro1">
          <table:table-cell office:value-type="string" calcext:value-type="string">
            <text:p>MULTICOLOR LAWN EMBROIDERED UNSTITCHED 3PC</text:p>
          </table:table-cell>
          <table:table-cell office:value-type="string" calcext:value-type="string">
            <text:p>PKR 6,990.00</text:p>
          </table:table-cell>
          <table:table-cell office:value-type="float" office:value="10000135260" calcext:value-type="float">
            <text:p>10000135260</text:p>
          </table:table-cell>
          <table:table-cell office:value-type="string" calcext:value-type="string">
            <text:p>JLAWN-S-25-3403 LUXE-B-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embroidered-unstitched-3pc-jlu253403u.html</text:p>
          </table:table-cell>
        </table:table-row>
        <table:table-row table:style-name="ro1">
          <table:table-cell office:value-type="string" calcext:value-type="string">
            <text:p>BLACK LAWN EMBROIDERED UNSTITCHED 3PC</text:p>
          </table:table-cell>
          <table:table-cell office:value-type="string" calcext:value-type="string">
            <text:p>PKR 6,990.00</text:p>
          </table:table-cell>
          <table:table-cell office:value-type="float" office:value="10000135261" calcext:value-type="float">
            <text:p>10000135261</text:p>
          </table:table-cell>
          <table:table-cell office:value-type="string" calcext:value-type="string">
            <text:p>JLAWN-S-25-3404 LUXE-B-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lawn-embroidered-unstitched-3pc-jlu253404u.html</text:p>
          </table:table-cell>
        </table:table-row>
        <table:table-row table:style-name="ro1">
          <table:table-cell office:value-type="string" calcext:value-type="string">
            <text:p>BLUE LAWN EMBROIDERED UNSTITCHED 3PC</text:p>
          </table:table-cell>
          <table:table-cell office:value-type="string" calcext:value-type="string">
            <text:p>PKR 6,990.00</text:p>
          </table:table-cell>
          <table:table-cell office:value-type="float" office:value="10000135262" calcext:value-type="float">
            <text:p>10000135262</text:p>
          </table:table-cell>
          <table:table-cell office:value-type="string" calcext:value-type="string">
            <text:p>JLAWN-S-25-3405 LUXE-B-7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embroidered-unstitched-3pc-jlu253405u.html</text:p>
          </table:table-cell>
        </table:table-row>
        <table:table-row table:style-name="ro1">
          <table:table-cell office:value-type="string" calcext:value-type="string">
            <text:p>MULTICOLOR LAWN EMBROIDERED UNSTITCHED 3PC</text:p>
          </table:table-cell>
          <table:table-cell office:value-type="string" calcext:value-type="string">
            <text:p>PKR 5,990.00</text:p>
          </table:table-cell>
          <table:table-cell office:value-type="float" office:value="10000132618" calcext:value-type="float">
            <text:p>10000132618</text:p>
          </table:table-cell>
          <table:table-cell office:value-type="string" calcext:value-type="string">
            <text:p>JLAWN-S-25-3476 SHIBORIE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embroidered-unstitched-3pc-jlu253476u.html</text:p>
          </table:table-cell>
        </table:table-row>
        <table:table-row table:style-name="ro1">
          <table:table-cell office:value-type="string" calcext:value-type="string">
            <text:p>MULTICOLOR LAWN EMBROIDERED UNSTITCHED 3PC</text:p>
          </table:table-cell>
          <table:table-cell office:value-type="string" calcext:value-type="string">
            <text:p>PKR 5,990.00</text:p>
          </table:table-cell>
          <table:table-cell office:value-type="float" office:value="10000140002" calcext:value-type="float">
            <text:p>10000140002</text:p>
          </table:table-cell>
          <table:table-cell office:value-type="string" calcext:value-type="string">
            <text:p>JLAWN-S-25-3484 SIREEN-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embroidered-unstitched-3pc-jlu253484u.html</text:p>
          </table:table-cell>
        </table:table-row>
        <table:table-row table:style-name="ro1">
          <table:table-cell office:value-type="string" calcext:value-type="string">
            <text:p>MULTICOLOR LAWN EMBROIDERED UNSTITCHED 3PC</text:p>
          </table:table-cell>
          <table:table-cell office:value-type="string" calcext:value-type="string">
            <text:p>PKR 7,990.00</text:p>
          </table:table-cell>
          <table:table-cell office:value-type="float" office:value="10000143833" calcext:value-type="float">
            <text:p>10000143833</text:p>
          </table:table-cell>
          <table:table-cell office:value-type="string" calcext:value-type="string">
            <text:p>JLAWN-S-25-3492 LUXE-B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embroidered-unstitched-3pc-jlu253492u.html</text:p>
          </table:table-cell>
        </table:table-row>
        <table:table-row table:style-name="ro1">
          <table:table-cell office:value-type="string" calcext:value-type="string">
            <text:p>GREEN LAWN PRINTED UNSTITCHED 3PC</text:p>
          </table:table-cell>
          <table:table-cell office:value-type="string" calcext:value-type="string">
            <text:p>PKR 4,190.00</text:p>
          </table:table-cell>
          <table:table-cell office:value-type="float" office:value="10000139997" calcext:value-type="float">
            <text:p>10000139997</text:p>
          </table:table-cell>
          <table:table-cell office:value-type="string" calcext:value-type="string">
            <text:p>JLAWN-S-25-3463 MUGHAL BAGH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printed-unstitched-3pc-jlu253463u.html</text:p>
          </table:table-cell>
        </table:table-row>
        <table:table-row table:style-name="ro1">
          <table:table-cell office:value-type="string" calcext:value-type="string">
            <text:p>MULTICOLOR LAWN EMBROIDERED UNSTITCHED 3PC</text:p>
          </table:table-cell>
          <table:table-cell office:value-type="string" calcext:value-type="string">
            <text:p>PKR 6,990.00</text:p>
          </table:table-cell>
          <table:table-cell office:value-type="float" office:value="10000135263" calcext:value-type="float">
            <text:p>10000135263</text:p>
          </table:table-cell>
          <table:table-cell office:value-type="string" calcext:value-type="string">
            <text:p>JLAWN-S-25-3406 LUXE-08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embroidered-unstitched-3pc-jlu253406u.html</text:p>
          </table:table-cell>
        </table:table-row>
        <table:table-row table:style-name="ro1">
          <table:table-cell office:value-type="string" calcext:value-type="string">
            <text:p>MULTICOLOR JACQUARD DIGITAL PRINTED UNSTITCHED 3PC</text:p>
          </table:table-cell>
          <table:table-cell office:value-type="string" calcext:value-type="string">
            <text:p>PKR 6,490.00</text:p>
          </table:table-cell>
          <table:table-cell office:value-type="float" office:value="10000150013" calcext:value-type="float">
            <text:p>10000150013</text:p>
          </table:table-cell>
          <table:table-cell office:value-type="string" calcext:value-type="string">
            <text:p>JLAWN-S-25-3479 BOLD ETHNIC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jacquard-digital-printed-unstitched-3pc-jlu253479u.html</text:p>
          </table:table-cell>
        </table:table-row>
        <table:table-row table:style-name="ro1">
          <table:table-cell office:value-type="string" calcext:value-type="string">
            <text:p>BLACK LAWN PASTE PRINTED UNSTITCHED 3PC</text:p>
          </table:table-cell>
          <table:table-cell office:value-type="string" calcext:value-type="string">
            <text:p>PKR 4,990.00</text:p>
          </table:table-cell>
          <table:table-cell office:value-type="float" office:value="10000150448" calcext:value-type="float">
            <text:p>10000150448</text:p>
          </table:table-cell>
          <table:table-cell office:value-type="string" calcext:value-type="string">
            <text:p>JLAWN-S-25-3495 LACE KAHANI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lawn-paste-printed-unstitched-3pc-jlu253495u.html</text:p>
          </table:table-cell>
        </table:table-row>
        <table:table-row table:style-name="ro1">
          <table:table-cell office:value-type="string" calcext:value-type="string">
            <text:p>PINK LAWN EMBROIDERED UNSTITCHED 3PC</text:p>
          </table:table-cell>
          <table:table-cell office:value-type="string" calcext:value-type="string">
            <text:p>PKR 7,990.00</text:p>
          </table:table-cell>
          <table:table-cell office:value-type="float" office:value="10000143828" calcext:value-type="float">
            <text:p>10000143828</text:p>
          </table:table-cell>
          <table:table-cell office:value-type="string" calcext:value-type="string">
            <text:p>JLAWN-S-25-3487 LUXE-A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lawn-embroidered-unstitched-3pc-jlu253487u.html</text:p>
          </table:table-cell>
        </table:table-row>
        <table:table-row table:style-name="ro1">
          <table:table-cell office:value-type="string" calcext:value-type="string">
            <text:p>WHITE LAWN DIGITAL PRINTED UNSTITCHED 1PC</text:p>
          </table:table-cell>
          <table:table-cell office:value-type="string" calcext:value-type="string">
            <text:p>PKR 1,490.00</text:p>
          </table:table-cell>
          <table:table-cell office:value-type="float" office:value="10000140012" calcext:value-type="float">
            <text:p>10000140012</text:p>
          </table:table-cell>
          <table:table-cell office:value-type="string" calcext:value-type="string">
            <text:p>JLAWN-S-JSU-25-938 PATTERN FUSE-8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white-lawn-digital-printed-unstitched-1pc-jsu25938u.html</text:p>
          </table:table-cell>
        </table:table-row>
        <table:table-row table:style-name="ro1">
          <table:table-cell office:value-type="string" calcext:value-type="string">
            <text:p>MULTICOLOR JACQUARD DIGITAL PRINTED UNSTITCHED 3PC</text:p>
          </table:table-cell>
          <table:table-cell office:value-type="string" calcext:value-type="string">
            <text:p>PKR 6,490.00</text:p>
          </table:table-cell>
          <table:table-cell office:value-type="float" office:value="10000150016" calcext:value-type="float">
            <text:p>10000150016</text:p>
          </table:table-cell>
          <table:table-cell office:value-type="string" calcext:value-type="string">
            <text:p>JLAWN-S-25-3482 BOLD ETHNIC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jacquard-digital-printed-unstitched-3pc-jlu253482u.html</text:p>
          </table:table-cell>
        </table:table-row>
        <table:table-row table:style-name="ro1">
          <table:table-cell office:value-type="string" calcext:value-type="string">
            <text:p>MULTICOLOR LAWN DIGITAL PRINTED UNSTITCHED 1PC</text:p>
          </table:table-cell>
          <table:table-cell office:value-type="string" calcext:value-type="string">
            <text:p>PKR 1,490.00</text:p>
          </table:table-cell>
          <table:table-cell office:value-type="float" office:value="10000140009" calcext:value-type="float">
            <text:p>10000140009</text:p>
          </table:table-cell>
          <table:table-cell office:value-type="string" calcext:value-type="string">
            <text:p>JLAWN-S-JSU-25-935 PATTERN FUSE-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digital-printed-unstitched-1pc-jsu25935u.html</text:p>
          </table:table-cell>
        </table:table-row>
        <table:table-row table:style-name="ro1">
          <table:table-cell office:value-type="string" calcext:value-type="string">
            <text:p>WHITE LAWN DIGITAL PRINTED UNSTITCHED 1PC</text:p>
          </table:table-cell>
          <table:table-cell office:value-type="string" calcext:value-type="string">
            <text:p>PKR 1,490.00</text:p>
          </table:table-cell>
          <table:table-cell office:value-type="float" office:value="10000140010" calcext:value-type="float">
            <text:p>10000140010</text:p>
          </table:table-cell>
          <table:table-cell office:value-type="string" calcext:value-type="string">
            <text:p>JLAWN-S-JSU-25-936 PATTERN FUSE-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white-lawn-digital-printed-unstitched-1pc-jsu25936u.html</text:p>
          </table:table-cell>
        </table:table-row>
        <table:table-row table:style-name="ro1">
          <table:table-cell office:value-type="string" calcext:value-type="string">
            <text:p>MULTICOLOR LAWN DIGITAL PRINTED UNSTITCHED 1PC</text:p>
          </table:table-cell>
          <table:table-cell office:value-type="string" calcext:value-type="string">
            <text:p>PKR 1,490.00</text:p>
          </table:table-cell>
          <table:table-cell office:value-type="float" office:value="10000140005" calcext:value-type="float">
            <text:p>10000140005</text:p>
          </table:table-cell>
          <table:table-cell office:value-type="string" calcext:value-type="string">
            <text:p>JLAWN-S-JSU-25-931 PATTERN FUSE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digital-printed-unstitched-1pc-jsu25931u.html</text:p>
          </table:table-cell>
        </table:table-row>
        <table:table-row table:style-name="ro1">
          <table:table-cell office:value-type="string" calcext:value-type="string">
            <text:p>MULTICOLOR LAWN DIGITAL PRINTED UNSTITCHED 1PC</text:p>
          </table:table-cell>
          <table:table-cell office:value-type="string" calcext:value-type="string">
            <text:p>PKR 1,490.00</text:p>
          </table:table-cell>
          <table:table-cell office:value-type="float" office:value="10000140013" calcext:value-type="float">
            <text:p>10000140013</text:p>
          </table:table-cell>
          <table:table-cell office:value-type="string" calcext:value-type="string">
            <text:p>JLAWN-S-JSU-25-939 PATTERN FUSE-9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digital-printed-unstitched-1pc-jsu25939u.html</text:p>
          </table:table-cell>
        </table:table-row>
        <table:table-row table:style-name="ro1">
          <table:table-cell office:value-type="string" calcext:value-type="string">
            <text:p>PURPLE LAWN PRINTED UNSTITCHED 3PC</text:p>
          </table:table-cell>
          <table:table-cell office:value-type="string" calcext:value-type="string">
            <text:p>PKR 4,190.00</text:p>
          </table:table-cell>
          <table:table-cell office:value-type="float" office:value="10000140000" calcext:value-type="float">
            <text:p>10000140000</text:p>
          </table:table-cell>
          <table:table-cell office:value-type="string" calcext:value-type="string">
            <text:p>JLAWN-S-25-3466 MUGHAL BAGH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urple-lawn-printed-unstitched-3pc-jlu253466u.html</text:p>
          </table:table-cell>
        </table:table-row>
        <table:table-row table:style-name="ro1">
          <table:table-cell office:value-type="string" calcext:value-type="string">
            <text:p>MULTICOLOR LAWN DIGITAL PRINTED UNSTITCHED 1PC</text:p>
          </table:table-cell>
          <table:table-cell office:value-type="string" calcext:value-type="string">
            <text:p>PKR 1,490.00</text:p>
          </table:table-cell>
          <table:table-cell office:value-type="float" office:value="10000140007" calcext:value-type="float">
            <text:p>10000140007</text:p>
          </table:table-cell>
          <table:table-cell office:value-type="string" calcext:value-type="string">
            <text:p>JLAWN-S-JSU-25-933 PATTERN FUSE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digital-printed-unstitched-1pc-jsu25933u.html</text:p>
          </table:table-cell>
        </table:table-row>
        <table:table-row table:style-name="ro1">
          <table:table-cell office:value-type="string" calcext:value-type="string">
            <text:p>BLUE LAWN EMBROIDERED 3PC STITCHED</text:p>
          </table:table-cell>
          <table:table-cell office:value-type="string" calcext:value-type="string">
            <text:p>PKR 8,990.00</text:p>
          </table:table-cell>
          <table:table-cell office:value-type="string" calcext:value-type="string">
            <text:p>J-10000144129</text:p>
          </table:table-cell>
          <table:table-cell office:value-type="string" calcext:value-type="string">
            <text:p>JLAWN-S-25-210/S CHEVRON STORY-0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embroidered-3pc-stitched-jls25210s.html</text:p>
          </table:table-cell>
        </table:table-row>
        <table:table-row table:style-name="ro1">
          <table:table-cell office:value-type="string" calcext:value-type="string">
            <text:p>MAROON LAWN EMBROIDERED 3PC STITCHED</text:p>
          </table:table-cell>
          <table:table-cell office:value-type="string" calcext:value-type="string">
            <text:p>PKR 8,990.00</text:p>
          </table:table-cell>
          <table:table-cell office:value-type="string" calcext:value-type="string">
            <text:p>J-10000144141</text:p>
          </table:table-cell>
          <table:table-cell office:value-type="string" calcext:value-type="string">
            <text:p>JLAWN-S-25-212/S CHEVRON STORY-0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aroon-lawn-embroidered-3pc-stitched-jls25212s.html</text:p>
          </table:table-cell>
        </table:table-row>
        <table:table-row table:style-name="ro1">
          <table:table-cell office:value-type="string" calcext:value-type="string">
            <text:p>BEIGE LAWN EMBROIDERED 3PC STITCHED</text:p>
          </table:table-cell>
          <table:table-cell office:value-type="string" calcext:value-type="string">
            <text:p>PKR 8,990.00</text:p>
          </table:table-cell>
          <table:table-cell office:value-type="string" calcext:value-type="string">
            <text:p>J-10000144147</text:p>
          </table:table-cell>
          <table:table-cell office:value-type="string" calcext:value-type="string">
            <text:p>JLAWN-S-25-213/S CHEVRON STORY-0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eige-lawn-embroidered-3pc-stitched-jls25213s.html</text:p>
          </table:table-cell>
        </table:table-row>
        <table:table-row table:style-name="ro1">
          <table:table-cell office:value-type="string" calcext:value-type="string">
            <text:p>BLUE COTTON TEXTURED 2PC STITCHED</text:p>
          </table:table-cell>
          <table:table-cell office:value-type="string" calcext:value-type="string">
            <text:p>PKR 5,690.00</text:p>
          </table:table-cell>
          <table:table-cell office:value-type="string" calcext:value-type="string">
            <text:p>J-10000151720</text:p>
          </table:table-cell>
          <table:table-cell office:value-type="string" calcext:value-type="string">
            <text:p>JLAWN-S-JST-25-2203/S SOLID CORDS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cotton-textured-2pc-stitched-jst252203s.html</text:p>
          </table:table-cell>
        </table:table-row>
        <table:table-row table:style-name="ro1">
          <table:table-cell office:value-type="string" calcext:value-type="string">
            <text:p>GREY LAWN EMBROIDERED 3PC STITCHED</text:p>
          </table:table-cell>
          <table:table-cell office:value-type="string" calcext:value-type="string">
            <text:p>PKR 8,990.00</text:p>
          </table:table-cell>
          <table:table-cell office:value-type="string" calcext:value-type="string">
            <text:p>J-10000144135</text:p>
          </table:table-cell>
          <table:table-cell office:value-type="string" calcext:value-type="string">
            <text:p>JLAWN-S-25-211/S CHEVRON STORY-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y-lawn-embroidered-3pc-stitched-jls25211s.html</text:p>
          </table:table-cell>
        </table:table-row>
        <table:table-row table:style-name="ro1">
          <table:table-cell office:value-type="string" calcext:value-type="string">
            <text:p>CREAM SILK DIGITAL PRINTED 2PC STITCHED</text:p>
          </table:table-cell>
          <table:table-cell office:value-type="string" calcext:value-type="string">
            <text:p>PKR 6,990.00</text:p>
          </table:table-cell>
          <table:table-cell office:value-type="string" calcext:value-type="string">
            <text:p>J-10000143897</text:p>
          </table:table-cell>
          <table:table-cell office:value-type="string" calcext:value-type="string">
            <text:p>JLAWN-S-JST-25-2150/S FB/GARDEN GRACE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cream-silk-digital-printed-2pc-stitched-jst252150s.html</text:p>
          </table:table-cell>
        </table:table-row>
        <table:table-row table:style-name="ro1">
          <table:table-cell office:value-type="string" calcext:value-type="string">
            <text:p>ORANGE DOBBY DIGITAL PRINTED 2PC STITCHED</text:p>
          </table:table-cell>
          <table:table-cell office:value-type="string" calcext:value-type="string">
            <text:p>PKR 5,990.00</text:p>
          </table:table-cell>
          <table:table-cell office:value-type="string" calcext:value-type="string">
            <text:p>J-10000152646</text:p>
          </table:table-cell>
          <table:table-cell office:value-type="string" calcext:value-type="string">
            <text:p>JLAWN-S-JST-25-2206/S PRINTED CORD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range-dobby-digital-printed-2pc-stitched-jst252206s.html</text:p>
          </table:table-cell>
        </table:table-row>
        <table:table-row table:style-name="ro1">
          <table:table-cell office:value-type="string" calcext:value-type="string">
            <text:p>BLUE SILK DIGITAL PRINTED 2PC STITCHED</text:p>
          </table:table-cell>
          <table:table-cell office:value-type="string" calcext:value-type="string">
            <text:p>PKR 6,990.00</text:p>
          </table:table-cell>
          <table:table-cell office:value-type="string" calcext:value-type="string">
            <text:p>J-10000143903</text:p>
          </table:table-cell>
          <table:table-cell office:value-type="string" calcext:value-type="string">
            <text:p>JLAWN-S-JST-25-2151/S FB/GARDEN GRACE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silk-digital-printed-2pc-stitched-jst252151s.html</text:p>
          </table:table-cell>
        </table:table-row>
        <table:table-row table:style-name="ro1">
          <table:table-cell office:value-type="string" calcext:value-type="string">
            <text:p>BLACK SILK DIGITAL PRINTED 2PC STITCHED</text:p>
          </table:table-cell>
          <table:table-cell office:value-type="string" calcext:value-type="string">
            <text:p>PKR 6,990.00</text:p>
          </table:table-cell>
          <table:table-cell office:value-type="string" calcext:value-type="string">
            <text:p>J-10000143915</text:p>
          </table:table-cell>
          <table:table-cell office:value-type="string" calcext:value-type="string">
            <text:p>JLAWN-S-JST-25-2153/S FB/GARDEN GRACE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silk-digital-printed-2pc-stitched-jst252153s.html</text:p>
          </table:table-cell>
        </table:table-row>
        <table:table-row table:style-name="ro1">
          <table:table-cell office:value-type="string" calcext:value-type="string">
            <text:p>OFF WHITE BLENDED FORMAL KAMEEZ SHALWAR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155806</text:p>
          </table:table-cell>
          <table:table-cell office:value-type="string" calcext:value-type="string">
            <text:p>JJKS-A-50259/S25/JJ9899-F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blended-formal-kameez-shalwar-jjksa50259.html</text:p>
          </table:table-cell>
        </table:table-row>
        <table:table-row table:style-name="ro1">
          <table:table-cell office:value-type="string" calcext:value-type="string">
            <text:p>BROWN BLENDED CASUAL KAMEEZ SHALWAR</text:p>
          </table:table-cell>
          <table:table-cell office:value-type="string" calcext:value-type="string">
            <text:p>PKR 7,490.00</text:p>
          </table:table-cell>
          <table:table-cell office:value-type="string" calcext:value-type="string">
            <text:p>J-10000146709</text:p>
          </table:table-cell>
          <table:table-cell office:value-type="string" calcext:value-type="string">
            <text:p>JJKS-A-50209/S25/JJ9816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rown-blended-casual-kameez-shalwar-jjksa50209.html</text:p>
          </table:table-cell>
        </table:table-row>
        <table:table-row table:style-name="ro1">
          <table:table-cell office:value-type="string" calcext:value-type="string">
            <text:p>DENIM BLUE BLENDED CASUAL KAMEEZ SHALWAR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54247</text:p>
          </table:table-cell>
          <table:table-cell office:value-type="string" calcext:value-type="string">
            <text:p>JJKS-S-33403/S25/JJ9863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denim-blue-blended-casual-kameez-shalwar-jjkss33403.html</text:p>
          </table:table-cell>
        </table:table-row>
        <table:table-row table:style-name="ro1">
          <table:table-cell office:value-type="string" calcext:value-type="string">
            <text:p>BLUE LAWN EMBROIDERED 2PC STITCHED</text:p>
          </table:table-cell>
          <table:table-cell office:value-type="string" calcext:value-type="string">
            <text:p>PKR 6,590.00</text:p>
          </table:table-cell>
          <table:table-cell office:value-type="string" calcext:value-type="string">
            <text:p>J-10000146962</text:p>
          </table:table-cell>
          <table:table-cell office:value-type="string" calcext:value-type="string">
            <text:p>JLAWN-S-JST-25-2147/S SOFT STRIPS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embroidered-2pc-stitched-jst252147s.html</text:p>
          </table:table-cell>
        </table:table-row>
        <table:table-row table:style-name="ro1">
          <table:table-cell office:value-type="string" calcext:value-type="string">
            <text:p>BLACK BLENDED FORMAL KAMEEZ SHALWAR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48073</text:p>
          </table:table-cell>
          <table:table-cell office:value-type="string" calcext:value-type="string">
            <text:p>JJKS-A-50230/S25/JJ9825-F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blended-formal-kameez-shalwar-jjksa50230.html</text:p>
          </table:table-cell>
        </table:table-row>
        <table:table-row table:style-name="ro1">
          <table:table-cell office:value-type="string" calcext:value-type="string">
            <text:p>BLACK BLENDED FORMAL KAMEEZ SHALWAR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148903</text:p>
          </table:table-cell>
          <table:table-cell office:value-type="string" calcext:value-type="string">
            <text:p>JJKS-A-50175/S25/JJ9855-F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blended-formal-kameez-shalwar-jjksa50175.html</text:p>
          </table:table-cell>
        </table:table-row>
        <table:table-row table:style-name="ro1">
          <table:table-cell office:value-type="string" calcext:value-type="string">
            <text:p>OFF WHITE BLENDED FORMAL KAMEEZ SHALWAR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155812</text:p>
          </table:table-cell>
          <table:table-cell office:value-type="string" calcext:value-type="string">
            <text:p>JJKS-A-50260/S25/JJ9899-F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blended-formal-kameez-shalwar-jjksa50260.html</text:p>
          </table:table-cell>
        </table:table-row>
        <table:table-row table:style-name="ro1">
          <table:table-cell office:value-type="string" calcext:value-type="string">
            <text:p>CREAM BLENDED FORMAL KAMEEZ SHALWAR</text:p>
          </table:table-cell>
          <table:table-cell office:value-type="string" calcext:value-type="string">
            <text:p>PKR 8,990.00</text:p>
          </table:table-cell>
          <table:table-cell office:value-type="string" calcext:value-type="string">
            <text:p>J-10000155830</text:p>
          </table:table-cell>
          <table:table-cell office:value-type="string" calcext:value-type="string">
            <text:p>JJKS-A-50324/S25/JJ10164-F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cream-blended-formal-kameez-shalwar-jjksa50324.html</text:p>
          </table:table-cell>
        </table:table-row>
        <table:table-row table:style-name="ro1">
          <table:table-cell office:value-type="string" calcext:value-type="string">
            <text:p>GREEN BLENDED SEMI-FORMAL KAMEEZ SHALWAR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146715</text:p>
          </table:table-cell>
          <table:table-cell office:value-type="string" calcext:value-type="string">
            <text:p>JJKS-A-90525/S25/JJ9767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blended-semi-formal-kameez-shalwar-jjksa90525.html</text:p>
          </table:table-cell>
        </table:table-row>
        <table:table-row table:style-name="ro1">
          <table:table-cell office:value-type="string" calcext:value-type="string">
            <text:p>CREAM BLENDED FORMAL KAMEEZ SHALWAR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154277</text:p>
          </table:table-cell>
          <table:table-cell office:value-type="string" calcext:value-type="string">
            <text:p>JJKS-A-50244/S25/JJ11073-F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cream-blended-formal-kameez-shalwar-jjksa50244.html</text:p>
          </table:table-cell>
        </table:table-row>
        <table:table-row table:style-name="ro1">
          <table:table-cell office:value-type="string" calcext:value-type="string">
            <text:p>OFF WHITE BLENDED FORMAL KAMEEZ SHALWAR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136114</text:p>
          </table:table-cell>
          <table:table-cell office:value-type="string" calcext:value-type="string">
            <text:p>JJKS-A-50074/S25/JJ9897-F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blended-formal-kameez-shalwar-jjksa50074.html</text:p>
          </table:table-cell>
        </table:table-row>
        <table:table-row table:style-name="ro1">
          <table:table-cell office:value-type="string" calcext:value-type="string">
            <text:p>BLACK BLENDED SEMI-FORMAL KAMEEZ SHALWAR</text:p>
          </table:table-cell>
          <table:table-cell office:value-type="string" calcext:value-type="string">
            <text:p>PKR 8,990.00</text:p>
          </table:table-cell>
          <table:table-cell office:value-type="string" calcext:value-type="string">
            <text:p>J-10000145330</text:p>
          </table:table-cell>
          <table:table-cell office:value-type="string" calcext:value-type="string">
            <text:p>JJKS-A-47441/S25/JJ9869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blended-semi-formal-kameez-shalwar-jjksa47441.html</text:p>
          </table:table-cell>
        </table:table-row>
        <table:table-row table:style-name="ro1">
          <table:table-cell office:value-type="string" calcext:value-type="string">
            <text:p>OFF WHITE BLENDED FORMAL KAMEEZ SHALWAR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155824</text:p>
          </table:table-cell>
          <table:table-cell office:value-type="string" calcext:value-type="string">
            <text:p>JJKS-A-50236/S25/JJ9427-F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blended-formal-kameez-shalwar-jjksa50236.html</text:p>
          </table:table-cell>
        </table:table-row>
        <table:table-row table:style-name="ro1">
          <table:table-cell office:value-type="string" calcext:value-type="string">
            <text:p>RED SILK DIGITAL PRINTED 2PC STITCHED</text:p>
          </table:table-cell>
          <table:table-cell office:value-type="string" calcext:value-type="string">
            <text:p>PKR 6,990.00</text:p>
          </table:table-cell>
          <table:table-cell office:value-type="string" calcext:value-type="string">
            <text:p>J-10000143909</text:p>
          </table:table-cell>
          <table:table-cell office:value-type="string" calcext:value-type="string">
            <text:p>JLAWN-S-JST-25-2152/S FB/GARDEN GRACE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red-silk-digital-printed-2pc-stitched-jst252152s.html</text:p>
          </table:table-cell>
        </table:table-row>
        <table:table-row table:style-name="ro1">
          <table:table-cell office:value-type="string" calcext:value-type="string">
            <text:p>DARK GREY COTTON CASUAL KAMEEZ SHALWAR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51993</text:p>
          </table:table-cell>
          <table:table-cell office:value-type="string" calcext:value-type="string">
            <text:p>JJKS-A-47485/S25/JJ9839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dark-grey-cotton-casual-kameez-shalwar-jjksa47485.html</text:p>
          </table:table-cell>
        </table:table-row>
        <table:table-row table:style-name="ro1">
          <table:table-cell office:value-type="string" calcext:value-type="string">
            <text:p>LIGHT BLUE BLENDED CASUAL KAMEEZ SHALWAR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49801</text:p>
          </table:table-cell>
          <table:table-cell office:value-type="string" calcext:value-type="string">
            <text:p>JJKS-A-33468/S25/JJ9823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light-blue-blended-casual-kameez-shalwar-jjksa33468.html</text:p>
          </table:table-cell>
        </table:table-row>
        <table:table-row table:style-name="ro1">
          <table:table-cell office:value-type="string" calcext:value-type="string">
            <text:p>KHAKI BLENDED CASUAL KAMEEZ SHALWAR</text:p>
          </table:table-cell>
          <table:table-cell office:value-type="string" calcext:value-type="string">
            <text:p>PKR 8,990.00</text:p>
          </table:table-cell>
          <table:table-cell office:value-type="string" calcext:value-type="string">
            <text:p>J-10000145578</text:p>
          </table:table-cell>
          <table:table-cell office:value-type="string" calcext:value-type="string">
            <text:p>JJKS-A-33462/S25/JJ10028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khaki-blended-casual-kameez-shalwar-jjksa33462.html</text:p>
          </table:table-cell>
        </table:table-row>
        <table:table-row table:style-name="ro1">
          <table:table-cell office:value-type="string" calcext:value-type="string">
            <text:p>WHITE BLENDED CASUAL KAMEEZ SHALWAR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148025</text:p>
          </table:table-cell>
          <table:table-cell office:value-type="string" calcext:value-type="string">
            <text:p>JJKS-A-33457/S25/JJ9663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white-blended-casual-kameez-shalwar-jjksa33457.html</text:p>
          </table:table-cell>
        </table:table-row>
        <table:table-row table:style-name="ro1">
          <table:table-cell office:value-type="string" calcext:value-type="string">
            <text:p>OLIVE GREEN BLENDED CASUAL KAMEEZ SHALWAR</text:p>
          </table:table-cell>
          <table:table-cell office:value-type="string" calcext:value-type="string">
            <text:p>PKR 9,490.00</text:p>
          </table:table-cell>
          <table:table-cell office:value-type="string" calcext:value-type="string">
            <text:p>J-10000145318</text:p>
          </table:table-cell>
          <table:table-cell office:value-type="string" calcext:value-type="string">
            <text:p>JJKS-A-33460/S25/JJ10028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live-green-blended-casual-kameez-shalwar-jjksa33460.html</text:p>
          </table:table-cell>
        </table:table-row>
        <table:table-row table:style-name="ro1">
          <table:table-cell office:value-type="string" calcext:value-type="string">
            <text:p>BLUE BLENDED SEMI-FORMAL KAMEEZ SHALWAR</text:p>
          </table:table-cell>
          <table:table-cell office:value-type="string" calcext:value-type="string">
            <text:p>PKR 8,990.00</text:p>
          </table:table-cell>
          <table:table-cell office:value-type="string" calcext:value-type="string">
            <text:p>J-10000150836</text:p>
          </table:table-cell>
          <table:table-cell office:value-type="string" calcext:value-type="string">
            <text:p>JJKS-A-33443/S25/JJ9938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blended-semi-formal-kameez-shalwar-jjksa33443.html</text:p>
          </table:table-cell>
        </table:table-row>
        <table:table-row table:style-name="ro1">
          <table:table-cell office:value-type="string" calcext:value-type="string">
            <text:p>TEAL BLUE BLENDED CASUAL KAMEEZ SHALWAR</text:p>
          </table:table-cell>
          <table:table-cell office:value-type="string" calcext:value-type="string">
            <text:p>PKR 8,990.00</text:p>
          </table:table-cell>
          <table:table-cell office:value-type="string" calcext:value-type="string">
            <text:p>J-10000154271</text:p>
          </table:table-cell>
          <table:table-cell office:value-type="string" calcext:value-type="string">
            <text:p>JJKS-A-47493/S25/JJ9988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teal-blue-blended-casual-kameez-shalwar-jjksa47493.html</text:p>
          </table:table-cell>
        </table:table-row>
        <table:table-row table:style-name="ro1">
          <table:table-cell office:value-type="string" calcext:value-type="string">
            <text:p>CREAM BLENDED CASUAL KAMEEZ SHALWAR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150848</text:p>
          </table:table-cell>
          <table:table-cell office:value-type="string" calcext:value-type="string">
            <text:p>JJKS-A-33469/S25/JJ9823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cream-blended-casual-kameez-shalwar-jjksa33469.html</text:p>
          </table:table-cell>
        </table:table-row>
        <table:table-row table:style-name="ro1">
          <table:table-cell office:value-type="string" calcext:value-type="string">
            <text:p>BROWN BLENDED SEMI-FORMAL KAMEEZ SHALWAR</text:p>
          </table:table-cell>
          <table:table-cell office:value-type="string" calcext:value-type="string">
            <text:p>PKR 9,490.00</text:p>
          </table:table-cell>
          <table:table-cell office:value-type="string" calcext:value-type="string">
            <text:p>J-10000148019</text:p>
          </table:table-cell>
          <table:table-cell office:value-type="string" calcext:value-type="string">
            <text:p>JJKS-A-33441/S25/JJ10123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rown-blended-semi-formal-kameez-shalwar-jjksa33441.html</text:p>
          </table:table-cell>
        </table:table-row>
        <table:table-row table:style-name="ro1">
          <table:table-cell office:value-type="string" calcext:value-type="string">
            <text:p>SAGE GREEN BLENDED CASUAL KAMEEZ SHALWAR</text:p>
          </table:table-cell>
          <table:table-cell office:value-type="string" calcext:value-type="string">
            <text:p>PKR 8,990.00</text:p>
          </table:table-cell>
          <table:table-cell office:value-type="string" calcext:value-type="string">
            <text:p>J-10000145584</text:p>
          </table:table-cell>
          <table:table-cell office:value-type="string" calcext:value-type="string">
            <text:p>JJKS-A-33463/S25/JJ10028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sage-green-blended-casual-kameez-shalwar-jjksa33463.html</text:p>
          </table:table-cell>
        </table:table-row>
        <table:table-row table:style-name="ro1">
          <table:table-cell office:value-type="string" calcext:value-type="string">
            <text:p>BROWN BLENDED SEMI-FORMAL KAMEEZ SHALWAR</text:p>
          </table:table-cell>
          <table:table-cell office:value-type="string" calcext:value-type="string">
            <text:p>PKR 8,990.00</text:p>
          </table:table-cell>
          <table:table-cell office:value-type="string" calcext:value-type="string">
            <text:p>J-10000148013</text:p>
          </table:table-cell>
          <table:table-cell office:value-type="string" calcext:value-type="string">
            <text:p>JJKS-A-33421/S25/JJ9933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rown-blended-semi-formal-kameez-shalwar-jjksa33421.html</text:p>
          </table:table-cell>
        </table:table-row>
        <table:table-row table:style-name="ro1">
          <table:table-cell office:value-type="string" calcext:value-type="string">
            <text:p>BLUE-GREY COTTON CASUAL KAMEEZ SHALWAR</text:p>
          </table:table-cell>
          <table:table-cell office:value-type="string" calcext:value-type="string">
            <text:p>PKR 8,990.00</text:p>
          </table:table-cell>
          <table:table-cell office:value-type="string" calcext:value-type="string">
            <text:p>J-10000157797</text:p>
          </table:table-cell>
          <table:table-cell office:value-type="string" calcext:value-type="string">
            <text:p>JJKS-A-33390/S25/JJ9757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grey-cotton-casual-kameez-shalwar-jjksa33390.html</text:p>
          </table:table-cell>
        </table:table-row>
        <table:table-row table:style-name="ro1">
          <table:table-cell office:value-type="string" calcext:value-type="string">
            <text:p>GREEN COTTON DIP-DYE CASUAL SHORT KURTA</text:p>
          </table:table-cell>
          <table:table-cell office:value-type="string" calcext:value-type="string">
            <text:p>PKR 4,990.00</text:p>
          </table:table-cell>
          <table:table-cell office:value-type="string" calcext:value-type="string">
            <text:p>J-10000154789</text:p>
          </table:table-cell>
          <table:table-cell office:value-type="string" calcext:value-type="string">
            <text:p>JJSHK-S-47536/S25/JJ10100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cotton-dip-dye-casual-short-kurta-jjshks47536.html</text:p>
          </table:table-cell>
        </table:table-row>
        <table:table-row table:style-name="ro1">
          <table:table-cell office:value-type="string" calcext:value-type="string">
            <text:p>LIGHT GREY BLENDED SEMI-FORMAL KAMEEZ SHALWAR</text:p>
          </table:table-cell>
          <table:table-cell office:value-type="string" calcext:value-type="string">
            <text:p>PKR 7,990.00</text:p>
          </table:table-cell>
          <table:table-cell office:value-type="string" calcext:value-type="string">
            <text:p>J-10000155794</text:p>
          </table:table-cell>
          <table:table-cell office:value-type="string" calcext:value-type="string">
            <text:p>JJKS-A-33438/S25/JJ10066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light-grey-blended-semi-formal-kameez-shalwar-jjksa33438.html</text:p>
          </table:table-cell>
        </table:table-row>
        <table:table-row table:style-name="ro1">
          <table:table-cell office:value-type="string" calcext:value-type="string">
            <text:p>BLACK &amp; WHITE COTTON PRINTED SEMI-FORMAL KURTA</text:p>
          </table:table-cell>
          <table:table-cell office:value-type="string" calcext:value-type="string">
            <text:p>PKR 4,090.00</text:p>
          </table:table-cell>
          <table:table-cell office:value-type="string" calcext:value-type="string">
            <text:p>J-10000156619</text:p>
          </table:table-cell>
          <table:table-cell office:value-type="string" calcext:value-type="string">
            <text:p>JJK-S-33489/S25/JJ9776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white-cotton-printed-semi-formal-kurta-jjks33489.html</text:p>
          </table:table-cell>
        </table:table-row>
        <table:table-row table:style-name="ro1">
          <table:table-cell office:value-type="string" calcext:value-type="string">
            <text:p>BLACK BLENDED KAMEEZ SHALWAR</text:p>
          </table:table-cell>
          <table:table-cell office:value-type="string" calcext:value-type="string">
            <text:p>PKR 6,990.00</text:p>
          </table:table-cell>
          <table:table-cell office:value-type="string" calcext:value-type="string">
            <text:p>J-10000158692</text:p>
          </table:table-cell>
          <table:table-cell office:value-type="string" calcext:value-type="string">
            <text:p>JTKS-A-50287/S25/JJ9860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blended-kameez-shalwar-jtksa50287.html</text:p>
          </table:table-cell>
        </table:table-row>
        <table:table-row table:style-name="ro1">
          <table:table-cell office:value-type="string" calcext:value-type="string">
            <text:p>GREEN BLENDED SEMI-FORMAL KURTA</text:p>
          </table:table-cell>
          <table:table-cell office:value-type="string" calcext:value-type="string">
            <text:p>PKR 4,990.00</text:p>
          </table:table-cell>
          <table:table-cell office:value-type="string" calcext:value-type="string">
            <text:p>J-10000155872</text:p>
          </table:table-cell>
          <table:table-cell office:value-type="string" calcext:value-type="string">
            <text:p>JJK-A-47528/S25/JJ10085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blended-semi-formal-kurta-jjka47528.html</text:p>
          </table:table-cell>
        </table:table-row>
        <table:table-row table:style-name="ro1">
          <table:table-cell office:value-type="string" calcext:value-type="string">
            <text:p>GREY COTTON PRINTED SEMI-FORMAL KURTA</text:p>
          </table:table-cell>
          <table:table-cell office:value-type="string" calcext:value-type="string">
            <text:p>PKR 4,090.00</text:p>
          </table:table-cell>
          <table:table-cell office:value-type="string" calcext:value-type="string">
            <text:p>J-10000156607</text:p>
          </table:table-cell>
          <table:table-cell office:value-type="string" calcext:value-type="string">
            <text:p>JJK-S-33465/S25/JJ9776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y-cotton-printed-semi-formal-kurta-jjks33465.html</text:p>
          </table:table-cell>
        </table:table-row>
        <table:table-row table:style-name="ro1">
          <table:table-cell office:value-type="string" calcext:value-type="string">
            <text:p>BLUE COTTON SEMI-FORMAL KURTA</text:p>
          </table:table-cell>
          <table:table-cell office:value-type="string" calcext:value-type="string">
            <text:p>PKR 4,990.00</text:p>
          </table:table-cell>
          <table:table-cell office:value-type="string" calcext:value-type="string">
            <text:p>J-10000146668</text:p>
          </table:table-cell>
          <table:table-cell office:value-type="string" calcext:value-type="string">
            <text:p>JJK-S-33406/S25/JJ9831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cotton-semi-formal-kurta-jjks33406.html</text:p>
          </table:table-cell>
        </table:table-row>
        <table:table-row table:style-name="ro1">
          <table:table-cell office:value-type="string" calcext:value-type="string">
            <text:p>TEAL BLUE BLENDED SEMI-FORMAL KURTA</text:p>
          </table:table-cell>
          <table:table-cell office:value-type="string" calcext:value-type="string">
            <text:p>PKR 4,990.00</text:p>
          </table:table-cell>
          <table:table-cell office:value-type="string" calcext:value-type="string">
            <text:p>J-10000155878</text:p>
          </table:table-cell>
          <table:table-cell office:value-type="string" calcext:value-type="string">
            <text:p>JJK-A-47527/S25/JJ10085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teal-blue-blended-semi-formal-kurta-jjka47527.html</text:p>
          </table:table-cell>
        </table:table-row>
        <table:table-row table:style-name="ro1">
          <table:table-cell office:value-type="string" calcext:value-type="string">
            <text:p>CREAM BLENDED KAMEEZ SHALWAR</text:p>
          </table:table-cell>
          <table:table-cell office:value-type="string" calcext:value-type="string">
            <text:p>PKR 6,490.00</text:p>
          </table:table-cell>
          <table:table-cell office:value-type="string" calcext:value-type="string">
            <text:p>J-10000158684</text:p>
          </table:table-cell>
          <table:table-cell office:value-type="string" calcext:value-type="string">
            <text:p>JTKS-A-50297/S25/JJ10078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cream-blended-kameez-shalwar-jtksa50297.html</text:p>
          </table:table-cell>
        </table:table-row>
        <table:table-row table:style-name="ro1">
          <table:table-cell office:value-type="string" calcext:value-type="string">
            <text:p>GREY BLENDED KAMEEZ SHALWAR</text:p>
          </table:table-cell>
          <table:table-cell office:value-type="string" calcext:value-type="string">
            <text:p>PKR 6,990.00</text:p>
          </table:table-cell>
          <table:table-cell office:value-type="string" calcext:value-type="string">
            <text:p>J-10000157528</text:p>
          </table:table-cell>
          <table:table-cell office:value-type="string" calcext:value-type="string">
            <text:p>JTKS-A-46852/S25/JJ9870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y-blended-kameez-shalwar-jtksa46852.html</text:p>
          </table:table-cell>
        </table:table-row>
        <table:table-row table:style-name="ro1">
          <table:table-cell office:value-type="string" calcext:value-type="string">
            <text:p>BLACK BLENDED KAMEEZ SHALWAR</text:p>
          </table:table-cell>
          <table:table-cell office:value-type="string" calcext:value-type="string">
            <text:p>PKR 6,490.00</text:p>
          </table:table-cell>
          <table:table-cell office:value-type="string" calcext:value-type="string">
            <text:p>J-10000156090</text:p>
          </table:table-cell>
          <table:table-cell office:value-type="string" calcext:value-type="string">
            <text:p>JTKS-A-50296/S25/JJ10121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blended-kameez-shalwar-jtksa50296.html</text:p>
          </table:table-cell>
        </table:table-row>
        <table:table-row table:style-name="ro1">
          <table:table-cell office:value-type="string" calcext:value-type="string">
            <text:p>MEHNDI BROWN COTTON PRINTED SEMI-FORMAL KURTA</text:p>
          </table:table-cell>
          <table:table-cell office:value-type="string" calcext:value-type="string">
            <text:p>PKR 4,090.00</text:p>
          </table:table-cell>
          <table:table-cell office:value-type="string" calcext:value-type="string">
            <text:p>J-10000156643</text:p>
          </table:table-cell>
          <table:table-cell office:value-type="string" calcext:value-type="string">
            <text:p>JJK-S-46799/S25/JJ9776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ehndi-brown-cotton-printed-semi-formal-kurta-jjka46799.html</text:p>
          </table:table-cell>
        </table:table-row>
        <table:table-row table:style-name="ro1">
          <table:table-cell office:value-type="string" calcext:value-type="string">
            <text:p>FAWN BLENDED KAMEEZ SHALWAR</text:p>
          </table:table-cell>
          <table:table-cell office:value-type="string" calcext:value-type="string">
            <text:p>PKR 5,990.00</text:p>
          </table:table-cell>
          <table:table-cell office:value-type="string" calcext:value-type="string">
            <text:p>J-10000148185</text:p>
          </table:table-cell>
          <table:table-cell office:value-type="string" calcext:value-type="string">
            <text:p>JTKS-A-50252/S25/JJ9860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fawn-blended-kameez-shalwar-jtksa50252.html</text:p>
          </table:table-cell>
        </table:table-row>
        <table:table-row table:style-name="ro1">
          <table:table-cell office:value-type="string" calcext:value-type="string">
            <text:p>OFF WHITE BLENDED KAMEEZ SHALWAR</text:p>
          </table:table-cell>
          <table:table-cell office:value-type="string" calcext:value-type="string">
            <text:p>PKR 5,990.00</text:p>
          </table:table-cell>
          <table:table-cell office:value-type="string" calcext:value-type="string">
            <text:p>J-10000148873</text:p>
          </table:table-cell>
          <table:table-cell office:value-type="string" calcext:value-type="string">
            <text:p>JTKS-A-50262/S25/JJ9898-F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blended-kameez-shalwar-jtksa50262.html</text:p>
          </table:table-cell>
        </table:table-row>
        <table:table-row table:style-name="ro1">
          <table:table-cell office:value-type="string" calcext:value-type="string">
            <text:p>GREY COTTON CASUAL KAMEEZ SHALWAR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51999</text:p>
          </table:table-cell>
          <table:table-cell office:value-type="string" calcext:value-type="string">
            <text:p>JJKS-A-47486/S25/JJ9839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y-cotton-casual-kameez-shalwar-jjks-a-47486.html</text:p>
          </table:table-cell>
        </table:table-row>
        <table:table-row table:style-name="ro1">
          <table:table-cell office:value-type="string" calcext:value-type="string">
            <text:p>RUST BLENDED KAMEEZ SHALWAR</text:p>
          </table:table-cell>
          <table:table-cell office:value-type="string" calcext:value-type="string">
            <text:p>PKR 6,490.00</text:p>
          </table:table-cell>
          <table:table-cell office:value-type="string" calcext:value-type="string">
            <text:p>J-10000158696</text:p>
          </table:table-cell>
          <table:table-cell office:value-type="string" calcext:value-type="string">
            <text:p>JTKS-A-46914/S25/JJ10180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rust-blended-kameez-shalwar-jtksa46914.html</text:p>
          </table:table-cell>
        </table:table-row>
        <table:table-row table:style-name="ro1">
          <table:table-cell office:value-type="string" calcext:value-type="string">
            <text:p>SKY BLUE BLENDED KAMEEZ SHALWAR</text:p>
          </table:table-cell>
          <table:table-cell office:value-type="string" calcext:value-type="string">
            <text:p>PKR 6,490.00</text:p>
          </table:table-cell>
          <table:table-cell office:value-type="string" calcext:value-type="string">
            <text:p>J-10000154122</text:p>
          </table:table-cell>
          <table:table-cell office:value-type="string" calcext:value-type="string">
            <text:p>JTKS-A-50294/S25/JJ10121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sky-blue-blended-kameez-shalwar-jtksa50294.html</text:p>
          </table:table-cell>
        </table:table-row>
        <table:table-row table:style-name="ro1">
          <table:table-cell office:value-type="string" calcext:value-type="string">
            <text:p>LIGHT GREY BLENDED KAMEEZ SHALWAR</text:p>
          </table:table-cell>
          <table:table-cell office:value-type="string" calcext:value-type="string">
            <text:p>PKR 6,490.00</text:p>
          </table:table-cell>
          <table:table-cell office:value-type="string" calcext:value-type="string">
            <text:p>J-10000154126</text:p>
          </table:table-cell>
          <table:table-cell office:value-type="string" calcext:value-type="string">
            <text:p>JTKS-A-50295/S25/JJ10121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light-grey-blended-kameez-shalwar-jtksa50295.html</text:p>
          </table:table-cell>
        </table:table-row>
        <table:table-row table:style-name="ro1">
          <table:table-cell office:value-type="string" calcext:value-type="string">
            <text:p>GREEN COTTON KURTA</text:p>
          </table:table-cell>
          <table:table-cell office:value-type="string" calcext:value-type="string">
            <text:p>PKR 2,990.00</text:p>
          </table:table-cell>
          <table:table-cell office:value-type="string" calcext:value-type="string">
            <text:p>J-10000161635</text:p>
          </table:table-cell>
          <table:table-cell office:value-type="string" calcext:value-type="string">
            <text:p>JTK-S-46824/S25/JJ10548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cotton-kurta-jtks46824.html</text:p>
          </table:table-cell>
        </table:table-row>
        <table:table-row table:style-name="ro1">
          <table:table-cell office:value-type="string" calcext:value-type="string">
            <text:p>WHITE BLENDED KAMEEZ SHALWAR</text:p>
          </table:table-cell>
          <table:table-cell office:value-type="string" calcext:value-type="string">
            <text:p>PKR 5,990.00</text:p>
          </table:table-cell>
          <table:table-cell office:value-type="string" calcext:value-type="string">
            <text:p>J-10000148205</text:p>
          </table:table-cell>
          <table:table-cell office:value-type="string" calcext:value-type="string">
            <text:p>JTKS-A-50216/S25/JJ9899-F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white-blended-kameez-shalwar-jtksa50216.html</text:p>
          </table:table-cell>
        </table:table-row>
        <table:table-row table:style-name="ro1">
          <table:table-cell office:value-type="string" calcext:value-type="string">
            <text:p>SKY BLUE BLENDED KAMEEZ SHALWAR</text:p>
          </table:table-cell>
          <table:table-cell office:value-type="string" calcext:value-type="string">
            <text:p>PKR 5,990.00</text:p>
          </table:table-cell>
          <table:table-cell office:value-type="string" calcext:value-type="string">
            <text:p>J-10000148865</text:p>
          </table:table-cell>
          <table:table-cell office:value-type="string" calcext:value-type="string">
            <text:p>JTKS-A-50253/S25/JJ9945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sky-blue-blended-kameez-shalwar-jtksa50253.html</text:p>
          </table:table-cell>
        </table:table-row>
        <table:table-row table:style-name="ro1">
          <table:table-cell office:value-type="string" calcext:value-type="string">
            <text:p>BLACK BLENDED KAMEEZ SHALWAR</text:p>
          </table:table-cell>
          <table:table-cell office:value-type="string" calcext:value-type="string">
            <text:p>PKR 6,490.00</text:p>
          </table:table-cell>
          <table:table-cell office:value-type="string" calcext:value-type="string">
            <text:p>J-10000138827</text:p>
          </table:table-cell>
          <table:table-cell office:value-type="string" calcext:value-type="string">
            <text:p>JTKS-A-39359/S25/JJ9815-F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blended-kameez-shalwar-jtksa39359.html</text:p>
          </table:table-cell>
        </table:table-row>
        <table:table-row table:style-name="ro1">
          <table:table-cell office:value-type="string" calcext:value-type="string">
            <text:p>RUST COTTON KURTA</text:p>
          </table:table-cell>
          <table:table-cell office:value-type="string" calcext:value-type="string">
            <text:p>PKR 3,490.00</text:p>
          </table:table-cell>
          <table:table-cell office:value-type="string" calcext:value-type="string">
            <text:p>J-10000161627</text:p>
          </table:table-cell>
          <table:table-cell office:value-type="string" calcext:value-type="string">
            <text:p>JTK-S-33607/S25/JJ8714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rust-cotton-kurta-jtks33607.html</text:p>
          </table:table-cell>
        </table:table-row>
        <table:table-row table:style-name="ro1">
          <table:table-cell office:value-type="string" calcext:value-type="string">
            <text:p>OFF WHITE BLENDED KAMEEZ SHALWAR</text:p>
          </table:table-cell>
          <table:table-cell office:value-type="string" calcext:value-type="string">
            <text:p>PKR 5,990.00</text:p>
          </table:table-cell>
          <table:table-cell office:value-type="string" calcext:value-type="string">
            <text:p>J-10000148869</text:p>
          </table:table-cell>
          <table:table-cell office:value-type="string" calcext:value-type="string">
            <text:p>JTKS-A-50261/S25/JJ9898-F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blended-kameez-shalwar-jtksa50261.html</text:p>
          </table:table-cell>
        </table:table-row>
        <table:table-row table:style-name="ro1">
          <table:table-cell office:value-type="string" calcext:value-type="string">
            <text:p>OFF WHITE COTTON KURTA</text:p>
          </table:table-cell>
          <table:table-cell office:value-type="string" calcext:value-type="string">
            <text:p>PKR 2,990.00</text:p>
          </table:table-cell>
          <table:table-cell office:value-type="string" calcext:value-type="string">
            <text:p>J-10000164913</text:p>
          </table:table-cell>
          <table:table-cell office:value-type="string" calcext:value-type="string">
            <text:p>JTK-S-46822/S25/JJ10548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cotton-kurta-jtks46822.html</text:p>
          </table:table-cell>
        </table:table-row>
        <table:table-row table:style-name="ro1">
          <table:table-cell office:value-type="string" calcext:value-type="string">
            <text:p>BLUE-GREY BLENDED KAMEEZ SHALWAR</text:p>
          </table:table-cell>
          <table:table-cell office:value-type="string" calcext:value-type="string">
            <text:p>PKR 5,990.00</text:p>
          </table:table-cell>
          <table:table-cell office:value-type="string" calcext:value-type="string">
            <text:p>J-10000150764</text:p>
          </table:table-cell>
          <table:table-cell office:value-type="string" calcext:value-type="string">
            <text:p>JTKS-A-46805/S25/JJ9941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grey-blended-kameez-shalwar-jtksa46805.html</text:p>
          </table:table-cell>
        </table:table-row>
        <table:table-row table:style-name="ro1">
          <table:table-cell office:value-type="string" calcext:value-type="string">
            <text:p>PEACH BLENDED KAMEEZ SHALWAR</text:p>
          </table:table-cell>
          <table:table-cell office:value-type="string" calcext:value-type="string">
            <text:p>PKR 5,990.00</text:p>
          </table:table-cell>
          <table:table-cell office:value-type="string" calcext:value-type="string">
            <text:p>J-10000148189</text:p>
          </table:table-cell>
          <table:table-cell office:value-type="string" calcext:value-type="string">
            <text:p>JTKS-A-46761/S25/JJ9816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each-blended-kameez-shalwar-jtksa46761.html</text:p>
          </table:table-cell>
        </table:table-row>
        <table:table-row table:style-name="ro1">
          <table:table-cell office:value-type="string" calcext:value-type="string">
            <text:p>BLACK COTTON KURTA</text:p>
          </table:table-cell>
          <table:table-cell office:value-type="string" calcext:value-type="string">
            <text:p>PKR 2,990.00</text:p>
          </table:table-cell>
          <table:table-cell office:value-type="string" calcext:value-type="string">
            <text:p>J-10000164909</text:p>
          </table:table-cell>
          <table:table-cell office:value-type="string" calcext:value-type="string">
            <text:p>JTK-S-46819/S25/JJ10548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cotton-kurta-jtks46819.html</text:p>
          </table:table-cell>
        </table:table-row>
        <table:table-row table:style-name="ro1">
          <table:table-cell office:value-type="string" calcext:value-type="string">
            <text:p>MAROON COTTON KURTA</text:p>
          </table:table-cell>
          <table:table-cell office:value-type="string" calcext:value-type="string">
            <text:p>PKR 2,990.00</text:p>
          </table:table-cell>
          <table:table-cell office:value-type="string" calcext:value-type="string">
            <text:p>J-10000162665</text:p>
          </table:table-cell>
          <table:table-cell office:value-type="string" calcext:value-type="string">
            <text:p>JTK-S-46823/S25/JJ10548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aroon-cotton-kurta-jtks46823.html</text:p>
          </table:table-cell>
        </table:table-row>
        <table:table-row table:style-name="ro1">
          <table:table-cell office:value-type="string" calcext:value-type="string">
            <text:p>OFF WHITE BLENDED KAMEEZ SHALWAR</text:p>
          </table:table-cell>
          <table:table-cell office:value-type="string" calcext:value-type="string">
            <text:p>PKR 5,990.00</text:p>
          </table:table-cell>
          <table:table-cell office:value-type="string" calcext:value-type="string">
            <text:p>J-10000148169</text:p>
          </table:table-cell>
          <table:table-cell office:value-type="string" calcext:value-type="string">
            <text:p>JTKS-A-46743/S25/JJ9899-F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blended-kameez-shalwar-jtksa46743.html</text:p>
          </table:table-cell>
        </table:table-row>
        <table:table-row table:style-name="ro1">
          <table:table-cell office:value-type="string" calcext:value-type="string">
            <text:p>OFF WHITE BLENDED KAMEEZ SHALWAR</text:p>
          </table:table-cell>
          <table:table-cell office:value-type="string" calcext:value-type="string">
            <text:p>PKR 5,990.00</text:p>
          </table:table-cell>
          <table:table-cell office:value-type="string" calcext:value-type="string">
            <text:p>J-10000147543</text:p>
          </table:table-cell>
          <table:table-cell office:value-type="string" calcext:value-type="string">
            <text:p>JTKS-A-46784/S25/JJ9427-F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blended-kameez-shalwar-jtksa46784.html</text:p>
          </table:table-cell>
        </table:table-row>
        <table:table-row table:style-name="ro1">
          <table:table-cell office:value-type="string" calcext:value-type="string">
            <text:p>PURPLE COTTON KURTA</text:p>
          </table:table-cell>
          <table:table-cell office:value-type="string" calcext:value-type="string">
            <text:p>PKR 3,490.00</text:p>
          </table:table-cell>
          <table:table-cell office:value-type="string" calcext:value-type="string">
            <text:p>J-10000156082</text:p>
          </table:table-cell>
          <table:table-cell office:value-type="string" calcext:value-type="string">
            <text:p>JTSHK-A-39462/S25/JJ9979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urple-cotton-kurta-jtshka39462.html</text:p>
          </table:table-cell>
        </table:table-row>
        <table:table-row table:style-name="ro1">
          <table:table-cell office:value-type="string" calcext:value-type="string">
            <text:p>GREY BLENDED KAMEEZ SHALWAR</text:p>
          </table:table-cell>
          <table:table-cell office:value-type="string" calcext:value-type="string">
            <text:p>PKR 5,990.00</text:p>
          </table:table-cell>
          <table:table-cell office:value-type="string" calcext:value-type="string">
            <text:p>J-10000146631</text:p>
          </table:table-cell>
          <table:table-cell office:value-type="string" calcext:value-type="string">
            <text:p>JTKS-A-46753/S25/JJ9823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y-blended-kameez-shalwar-jtksa46753.html</text:p>
          </table:table-cell>
        </table:table-row>
        <table:table-row table:style-name="ro1">
          <table:table-cell office:value-type="string" calcext:value-type="string">
            <text:p>OFF WHITE BLENDED KURTA</text:p>
          </table:table-cell>
          <table:table-cell office:value-type="string" calcext:value-type="string">
            <text:p>PKR 3,490.00</text:p>
          </table:table-cell>
          <table:table-cell office:value-type="string" calcext:value-type="string">
            <text:p>J-10000156078</text:p>
          </table:table-cell>
          <table:table-cell office:value-type="string" calcext:value-type="string">
            <text:p>JTSHK-S-39463/S25/JJ9983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blended-kurta-jtshks39463.html</text:p>
          </table:table-cell>
        </table:table-row>
        <table:table-row table:style-name="ro1">
          <table:table-cell office:value-type="string" calcext:value-type="string">
            <text:p>BLUE BLENDED KAMEEZ SHALWAR</text:p>
          </table:table-cell>
          <table:table-cell office:value-type="string" calcext:value-type="string">
            <text:p>PKR 5,990.00</text:p>
          </table:table-cell>
          <table:table-cell office:value-type="string" calcext:value-type="string">
            <text:p>J-10000156426</text:p>
          </table:table-cell>
          <table:table-cell office:value-type="string" calcext:value-type="string">
            <text:p>JTKS-A-39484/S25/JJ9941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blended-kameez-shalwar-jtksa39484.html</text:p>
          </table:table-cell>
        </table:table-row>
        <table:table-row table:style-name="ro1">
          <table:table-cell office:value-type="string" calcext:value-type="string">
            <text:p>BLACK BLENDED KAMEEZ SHALWAR</text:p>
          </table:table-cell>
          <table:table-cell office:value-type="string" calcext:value-type="string">
            <text:p>PKR 6,490.00</text:p>
          </table:table-cell>
          <table:table-cell office:value-type="string" calcext:value-type="string">
            <text:p>J-10000148173</text:p>
          </table:table-cell>
          <table:table-cell office:value-type="string" calcext:value-type="string">
            <text:p>JTKS-A-46803/S25/JJ9942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blended-kameez-shalwar-jtksa46803.html</text:p>
          </table:table-cell>
        </table:table-row>
        <table:table-row table:style-name="ro1">
          <table:table-cell office:value-type="string" calcext:value-type="string">
            <text:p>LAVENDER BLENDED KAMEEZ SHALWAR</text:p>
          </table:table-cell>
          <table:table-cell office:value-type="string" calcext:value-type="string">
            <text:p>PKR 5,990.00</text:p>
          </table:table-cell>
          <table:table-cell office:value-type="string" calcext:value-type="string">
            <text:p>J-10000150768</text:p>
          </table:table-cell>
          <table:table-cell office:value-type="string" calcext:value-type="string">
            <text:p>JTKS-A-46806/S25/JJ9941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lavender-blended-kameez-shalwar-jtksa46806.html</text:p>
          </table:table-cell>
        </table:table-row>
        <table:table-row table:style-name="ro1">
          <table:table-cell office:value-type="string" calcext:value-type="string">
            <text:p>DEEP GREEN BLENDED KAMEEZ SHALWAR</text:p>
          </table:table-cell>
          <table:table-cell office:value-type="string" calcext:value-type="string">
            <text:p>PKR 6,990.00</text:p>
          </table:table-cell>
          <table:table-cell office:value-type="string" calcext:value-type="string">
            <text:p>J-10000148181</text:p>
          </table:table-cell>
          <table:table-cell office:value-type="string" calcext:value-type="string">
            <text:p>JTKS-A-50249/S25/JJ9860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deep-green-blended-kameez-shalwar-jtks-a-50249.html</text:p>
          </table:table-cell>
        </table:table-row>
        <table:table-row table:style-name="ro1">
          <table:table-cell office:value-type="string" calcext:value-type="string">
            <text:p>INDIGO BLENDED KAMEEZ SHALWAR</text:p>
          </table:table-cell>
          <table:table-cell office:value-type="string" calcext:value-type="string">
            <text:p>PKR 5,990.00</text:p>
          </table:table-cell>
          <table:table-cell office:value-type="string" calcext:value-type="string">
            <text:p>J-10000148197</text:p>
          </table:table-cell>
          <table:table-cell office:value-type="string" calcext:value-type="string">
            <text:p>JTKS-A-46791/S25/JJ9820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indigo-blended-kameez-shalwar-jtks-a-46791.html</text:p>
          </table:table-cell>
        </table:table-row>
        <table:table-row table:style-name="ro1">
          <table:table-cell office:value-type="string" calcext:value-type="string">
            <text:p>BROWN BLENDED KURTA</text:p>
          </table:table-cell>
          <table:table-cell office:value-type="string" calcext:value-type="string">
            <text:p>PKR 3,590.00</text:p>
          </table:table-cell>
          <table:table-cell office:value-type="string" calcext:value-type="string">
            <text:p>J-10000154118</text:p>
          </table:table-cell>
          <table:table-cell office:value-type="string" calcext:value-type="string">
            <text:p>JTK-A-50286/S25/JJ10077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rown-blended-kurta-jtka50286.html</text:p>
          </table:table-cell>
        </table:table-row>
        <table:table-row table:style-name="ro1">
          <table:table-cell office:value-type="string" calcext:value-type="string">
            <text:p>BLACK BLENDED KAMEEZ SHALWAR</text:p>
          </table:table-cell>
          <table:table-cell office:value-type="string" calcext:value-type="string">
            <text:p>PKR 4,290.00</text:p>
          </table:table-cell>
          <table:table-cell office:value-type="string" calcext:value-type="string">
            <text:p>J-10000154101</text:p>
          </table:table-cell>
          <table:table-cell office:value-type="string" calcext:value-type="string">
            <text:p>JCKS-A-90533/S25/JJ9767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blended-kameez-shalwar-jcksa90533.html</text:p>
          </table:table-cell>
        </table:table-row>
        <table:table-row table:style-name="ro1">
          <table:table-cell office:value-type="string" calcext:value-type="string">
            <text:p>FAWN BLENDED KAMEEZ SHALWAR</text:p>
          </table:table-cell>
          <table:table-cell office:value-type="string" calcext:value-type="string">
            <text:p>PKR 3,790.00</text:p>
          </table:table-cell>
          <table:table-cell office:value-type="string" calcext:value-type="string">
            <text:p>J-10000155624</text:p>
          </table:table-cell>
          <table:table-cell office:value-type="string" calcext:value-type="string">
            <text:p>JCKS-A-46811/S25/JJ10078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fawn-blended-kameez-shalwar-jcksa46811.html</text:p>
          </table:table-cell>
        </table:table-row>
        <table:table-row table:style-name="ro1">
          <table:table-cell office:value-type="string" calcext:value-type="string">
            <text:p>BLACK BLENDED KAMEEZ SHALWAR</text:p>
          </table:table-cell>
          <table:table-cell office:value-type="string" calcext:value-type="string">
            <text:p>PKR 6,490.00</text:p>
          </table:table-cell>
          <table:table-cell office:value-type="string" calcext:value-type="string">
            <text:p>J-10000142869</text:p>
          </table:table-cell>
          <table:table-cell office:value-type="string" calcext:value-type="string">
            <text:p>JTKS-A-46750/S25/JJ9856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blended-teens-kameez-shalwar-jtks-a-46750.html</text:p>
          </table:table-cell>
        </table:table-row>
        <table:table-row table:style-name="ro1">
          <table:table-cell office:value-type="string" calcext:value-type="string">
            <text:p>OFF WHITE BLENDED KAMEEZ SHALWAR</text:p>
          </table:table-cell>
          <table:table-cell office:value-type="string" calcext:value-type="string">
            <text:p>PKR 4,290.00</text:p>
          </table:table-cell>
          <table:table-cell office:value-type="string" calcext:value-type="string">
            <text:p>J-10000154086</text:p>
          </table:table-cell>
          <table:table-cell office:value-type="string" calcext:value-type="string">
            <text:p>JCKS-A-39432/S25/JJ9898-F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blended-kameez-shalwar-jcksa39432.html</text:p>
          </table:table-cell>
        </table:table-row>
        <table:table-row table:style-name="ro1">
          <table:table-cell office:value-type="string" calcext:value-type="string">
            <text:p>SKY BLUE BLENDED KAMEEZ SHALWAR</text:p>
          </table:table-cell>
          <table:table-cell office:value-type="string" calcext:value-type="string">
            <text:p>PKR 4,290.00</text:p>
          </table:table-cell>
          <table:table-cell office:value-type="string" calcext:value-type="string">
            <text:p>J-10000154096</text:p>
          </table:table-cell>
          <table:table-cell office:value-type="string" calcext:value-type="string">
            <text:p>JCKS-A-46783/S25/JJ9378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sky-blue-blended-kameez-shalwar-jcksa46783.html</text:p>
          </table:table-cell>
        </table:table-row>
        <table:table-row table:style-name="ro1">
          <table:table-cell office:value-type="string" calcext:value-type="string">
            <text:p>SEA GREEN BLENDED KAMEEZ SHALWAR</text:p>
          </table:table-cell>
          <table:table-cell office:value-type="string" calcext:value-type="string">
            <text:p>PKR 3,390.00</text:p>
          </table:table-cell>
          <table:table-cell office:value-type="string" calcext:value-type="string">
            <text:p>J-10000150745</text:p>
          </table:table-cell>
          <table:table-cell office:value-type="string" calcext:value-type="string">
            <text:p>JCKS-A-39454/S25/JJ9942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sea-green-blended-kameez-shalwar-jcksa39454.html</text:p>
          </table:table-cell>
        </table:table-row>
        <table:table-row table:style-name="ro1">
          <table:table-cell office:value-type="string" calcext:value-type="string">
            <text:p>BLACK BLENDED KAMEEZ SHALWAR</text:p>
          </table:table-cell>
          <table:table-cell office:value-type="string" calcext:value-type="string">
            <text:p>PKR 3,790.00</text:p>
          </table:table-cell>
          <table:table-cell office:value-type="string" calcext:value-type="string">
            <text:p>J-10000155614</text:p>
          </table:table-cell>
          <table:table-cell office:value-type="string" calcext:value-type="string">
            <text:p>JCKS-A-46808/S25/JJ10078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blended-kameez-shalwar-jcksa46808.html</text:p>
          </table:table-cell>
        </table:table-row>
        <table:table-row table:style-name="ro1">
          <table:table-cell office:value-type="string" calcext:value-type="string">
            <text:p>PLUM BLENDED KAMEEZ SHALWAR</text:p>
          </table:table-cell>
          <table:table-cell office:value-type="string" calcext:value-type="string">
            <text:p>PKR 3,390.00</text:p>
          </table:table-cell>
          <table:table-cell office:value-type="string" calcext:value-type="string">
            <text:p>J-10000150750</text:p>
          </table:table-cell>
          <table:table-cell office:value-type="string" calcext:value-type="string">
            <text:p>JCKS-A-39455/S25/JJ9942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lum-blended-kameez-shalwar-jcksa39455.html</text:p>
          </table:table-cell>
        </table:table-row>
        <table:table-row table:style-name="ro1">
          <table:table-cell office:value-type="string" calcext:value-type="string">
            <text:p>SKY BLUE BLENDED KAMEEZ SHALWAR</text:p>
          </table:table-cell>
          <table:table-cell office:value-type="string" calcext:value-type="string">
            <text:p>PKR 3,790.00</text:p>
          </table:table-cell>
          <table:table-cell office:value-type="string" calcext:value-type="string">
            <text:p>J-10000155619</text:p>
          </table:table-cell>
          <table:table-cell office:value-type="string" calcext:value-type="string">
            <text:p>JCKS-A-46809/S25/JJ10078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sky-blue-blended-kameez-shalwar-jcksa46809.html</text:p>
          </table:table-cell>
        </table:table-row>
        <table:table-row table:style-name="ro1">
          <table:table-cell office:value-type="string" calcext:value-type="string">
            <text:p>NAVY BLUE BLENDED KAMEEZ SHALWAR</text:p>
          </table:table-cell>
          <table:table-cell office:value-type="string" calcext:value-type="string">
            <text:p>PKR 4,290.00</text:p>
          </table:table-cell>
          <table:table-cell office:value-type="string" calcext:value-type="string">
            <text:p>J-10000147824</text:p>
          </table:table-cell>
          <table:table-cell office:value-type="string" calcext:value-type="string">
            <text:p>JCKS-A-39442/S25/JJ9844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navy-blue-blended-kameez-shalwar-jcksa39442.html</text:p>
          </table:table-cell>
        </table:table-row>
        <table:table-row table:style-name="ro1">
          <table:table-cell office:value-type="string" calcext:value-type="string">
            <text:p>LIGHT BEIGE BLENDED KAMEEZ SHALWAR</text:p>
          </table:table-cell>
          <table:table-cell office:value-type="string" calcext:value-type="string">
            <text:p>PKR 3,790.00</text:p>
          </table:table-cell>
          <table:table-cell office:value-type="string" calcext:value-type="string">
            <text:p>J-10000147819</text:p>
          </table:table-cell>
          <table:table-cell office:value-type="string" calcext:value-type="string">
            <text:p>JCKS-A-39443/S25/JJ9766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light-beige-blended-kameez-shalwar-jcksa39443.html</text:p>
          </table:table-cell>
        </table:table-row>
        <table:table-row table:style-name="ro1">
          <table:table-cell office:value-type="string" calcext:value-type="string">
            <text:p>BLACK BLENDED KAMEEZ SHALWAR</text:p>
          </table:table-cell>
          <table:table-cell office:value-type="string" calcext:value-type="string">
            <text:p>PKR 4,290.00</text:p>
          </table:table-cell>
          <table:table-cell office:value-type="string" calcext:value-type="string">
            <text:p>J-10000154091</text:p>
          </table:table-cell>
          <table:table-cell office:value-type="string" calcext:value-type="string">
            <text:p>JCKS-A-39459/S25/JJ9877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blended-kameez-shalwar-jcksa39459.html</text:p>
          </table:table-cell>
        </table:table-row>
        <table:table-row table:style-name="ro1">
          <table:table-cell office:value-type="string" calcext:value-type="string">
            <text:p>LIGHT GREEN BLENDED KAMEEZ SHALWAR</text:p>
          </table:table-cell>
          <table:table-cell office:value-type="string" calcext:value-type="string">
            <text:p>PKR 3,790.00</text:p>
          </table:table-cell>
          <table:table-cell office:value-type="string" calcext:value-type="string">
            <text:p>J-10000157478</text:p>
          </table:table-cell>
          <table:table-cell office:value-type="string" calcext:value-type="string">
            <text:p>JCKS-A-46810/S25/JJ10078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light-green-blended-kameez-shalwar-jcksa46810.html</text:p>
          </table:table-cell>
        </table:table-row>
        <table:table-row table:style-name="ro1">
          <table:table-cell office:value-type="string" calcext:value-type="string">
            <text:p>APPLE WHITE BLENDED KAMEEZ SHALWAR</text:p>
          </table:table-cell>
          <table:table-cell office:value-type="string" calcext:value-type="string">
            <text:p>PKR 3,790.00</text:p>
          </table:table-cell>
          <table:table-cell office:value-type="string" calcext:value-type="string">
            <text:p>J-10000155609</text:p>
          </table:table-cell>
          <table:table-cell office:value-type="string" calcext:value-type="string">
            <text:p>JCKS-A-46807/S25/JJ10078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apple-white-blended-kameez-shalwar-jcksa46807.html</text:p>
          </table:table-cell>
        </table:table-row>
        <table:table-row table:style-name="ro1">
          <table:table-cell office:value-type="string" calcext:value-type="string">
            <text:p>MIDNIGHT BLUE BLENDED KURTA TROUSER</text:p>
          </table:table-cell>
          <table:table-cell office:value-type="string" calcext:value-type="string">
            <text:p>PKR 3,790.00</text:p>
          </table:table-cell>
          <table:table-cell office:value-type="string" calcext:value-type="string">
            <text:p>J-10000145717</text:p>
          </table:table-cell>
          <table:table-cell office:value-type="string" calcext:value-type="string">
            <text:p>JCKP-A-39433/S25/JJ8384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idnight-blue-blended-kurta-trouser-jckp-a-39433.html</text:p>
          </table:table-cell>
        </table:table-row>
        <table:table-row table:style-name="ro1">
          <table:table-cell office:value-type="string" calcext:value-type="string">
            <text:p>BLACK BLENDED KAMEEZ SHALWAR</text:p>
          </table:table-cell>
          <table:table-cell office:value-type="string" calcext:value-type="string">
            <text:p>PKR 4,290.00</text:p>
          </table:table-cell>
          <table:table-cell office:value-type="string" calcext:value-type="string">
            <text:p>J-10000154081</text:p>
          </table:table-cell>
          <table:table-cell office:value-type="string" calcext:value-type="string">
            <text:p>JCKS-A-39399/S25/JJ10121-F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blended-kameez-shalwar-jcksa39399.html</text:p>
          </table:table-cell>
        </table:table-row>
        <table:table-row table:style-name="ro1">
          <table:table-cell office:value-type="string" calcext:value-type="string">
            <text:p>PLUM BLENDED KAMEEZ SHALWAR</text:p>
          </table:table-cell>
          <table:table-cell office:value-type="string" calcext:value-type="string">
            <text:p>PKR 3,790.00</text:p>
          </table:table-cell>
          <table:table-cell office:value-type="string" calcext:value-type="string">
            <text:p>J-10000148828</text:p>
          </table:table-cell>
          <table:table-cell office:value-type="string" calcext:value-type="string">
            <text:p>JCKS-A-39396/S25/JJ9867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lum-blended-kameez-shalwar-jcksa39396.html</text:p>
          </table:table-cell>
        </table:table-row>
        <table:table-row table:style-name="ro1">
          <table:table-cell office:value-type="string" calcext:value-type="string">
            <text:p>YELLOW BLENDED KAMEEZ SHALWAR</text:p>
          </table:table-cell>
          <table:table-cell office:value-type="string" calcext:value-type="string">
            <text:p>PKR 3,390.00</text:p>
          </table:table-cell>
          <table:table-cell office:value-type="string" calcext:value-type="string">
            <text:p>J-10000147809</text:p>
          </table:table-cell>
          <table:table-cell office:value-type="string" calcext:value-type="string">
            <text:p>JCKS-A-39415/S25/JJ9957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yellow-blended-kameez-shalwar-jcks-a-39415.html</text:p>
          </table:table-cell>
        </table:table-row>
        <table:table-row table:style-name="ro1">
          <table:table-cell office:value-type="string" calcext:value-type="string">
            <text:p>CREAM BLENDED KAMEEZ SHALWAR</text:p>
          </table:table-cell>
          <table:table-cell office:value-type="string" calcext:value-type="string">
            <text:p>PKR 4,290.00</text:p>
          </table:table-cell>
          <table:table-cell office:value-type="string" calcext:value-type="string">
            <text:p>J-10000147526</text:p>
          </table:table-cell>
          <table:table-cell office:value-type="string" calcext:value-type="string">
            <text:p>JCKS-A-90531/S25/JJ9767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cream-blended-kameez-shalwar-jcks-a-90531.html</text:p>
          </table:table-cell>
        </table:table-row>
        <table:table-row table:style-name="ro1">
          <table:table-cell office:value-type="string" calcext:value-type="string">
            <text:p>ECRU BLENDED KAMEEZ SHALWAR</text:p>
          </table:table-cell>
          <table:table-cell office:value-type="string" calcext:value-type="string">
            <text:p>PKR 4,290.00</text:p>
          </table:table-cell>
          <table:table-cell office:value-type="string" calcext:value-type="string">
            <text:p>J-10000148848</text:p>
          </table:table-cell>
          <table:table-cell office:value-type="string" calcext:value-type="string">
            <text:p>JCKS-A-90529/S25/JJ9767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ecru-blended-kameez-shalwar-jcks-a-90529.html</text:p>
          </table:table-cell>
        </table:table-row>
        <table:table-row table:style-name="ro1">
          <table:table-cell office:value-type="string" calcext:value-type="string">
            <text:p>PLUM BLENDED KAMEEZ SHALWAR</text:p>
          </table:table-cell>
          <table:table-cell office:value-type="string" calcext:value-type="string">
            <text:p>PKR 3,790.00</text:p>
          </table:table-cell>
          <table:table-cell office:value-type="string" calcext:value-type="string">
            <text:p>J-10000146612</text:p>
          </table:table-cell>
          <table:table-cell office:value-type="string" calcext:value-type="string">
            <text:p>JCKS-A-39377/S25/JJ9818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lum-blended-kameez-shalwar-jcks-a-39377.html</text:p>
          </table:table-cell>
        </table:table-row>
        <table:table-row table:style-name="ro1">
          <table:table-cell office:value-type="string" calcext:value-type="string">
            <text:p>BLUE BLENDED KURTA TROUSER</text:p>
          </table:table-cell>
          <table:table-cell office:value-type="string" calcext:value-type="string">
            <text:p>PKR 3,790.00</text:p>
          </table:table-cell>
          <table:table-cell office:value-type="string" calcext:value-type="string">
            <text:p>J-10000145737</text:p>
          </table:table-cell>
          <table:table-cell office:value-type="string" calcext:value-type="string">
            <text:p>JCKP-A-46792/S25/JJ9841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blended-kurta-trouser-jckp-a-46792.html</text:p>
          </table:table-cell>
        </table:table-row>
        <table:table-row table:style-name="ro1">
          <table:table-cell office:value-type="string" calcext:value-type="string">
            <text:p>BLACK BLENDED KURTA TROUSERS</text:p>
          </table:table-cell>
          <table:table-cell office:value-type="string" calcext:value-type="string">
            <text:p>PKR 4,290.00</text:p>
          </table:table-cell>
          <table:table-cell office:value-type="string" calcext:value-type="string">
            <text:p>J-10000145707</text:p>
          </table:table-cell>
          <table:table-cell office:value-type="string" calcext:value-type="string">
            <text:p>JCKP-A-39371/S25/JJ9814-F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blended-kurta-trousers-jckpa39371.html</text:p>
          </table:table-cell>
        </table:table-row>
        <table:table-row table:style-name="ro1">
          <table:table-cell office:value-type="string" calcext:value-type="string">
            <text:p>RUST BLENDED KURTA TROUSERS</text:p>
          </table:table-cell>
          <table:table-cell office:value-type="string" calcext:value-type="string">
            <text:p>PKR 4,290.00</text:p>
          </table:table-cell>
          <table:table-cell office:value-type="string" calcext:value-type="string">
            <text:p>J-10000145712</text:p>
          </table:table-cell>
          <table:table-cell office:value-type="string" calcext:value-type="string">
            <text:p>JCKP-A-39429/S25/JJ9841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rust-blended-kurta-trousers-jckpa39429.html</text:p>
          </table:table-cell>
        </table:table-row>
        <table:table-row table:style-name="ro1">
          <table:table-cell office:value-type="string" calcext:value-type="string">
            <text:p>BLACK BLENDED KURTA TROUSERS</text:p>
          </table:table-cell>
          <table:table-cell office:value-type="string" calcext:value-type="string">
            <text:p>PKR 3,790.00</text:p>
          </table:table-cell>
          <table:table-cell office:value-type="string" calcext:value-type="string">
            <text:p>J-10000149787</text:p>
          </table:table-cell>
          <table:table-cell office:value-type="string" calcext:value-type="string">
            <text:p>JCKP-A-46780/S25/JJ9323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blended-kurta-trousers-jckpa46780.html</text:p>
          </table:table-cell>
        </table:table-row>
        <table:table-row table:style-name="ro1">
          <table:table-cell office:value-type="string" calcext:value-type="string">
            <text:p>TEAL BLUE BLENDED KURTA TROUSERS</text:p>
          </table:table-cell>
          <table:table-cell office:value-type="string" calcext:value-type="string">
            <text:p>PKR 3,790.00</text:p>
          </table:table-cell>
          <table:table-cell office:value-type="string" calcext:value-type="string">
            <text:p>J-10000147496</text:p>
          </table:table-cell>
          <table:table-cell office:value-type="string" calcext:value-type="string">
            <text:p>JCKP-A-39368/S25/JJ9766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teal-blue-blended-kurta-trousers-jckpa39368.html</text:p>
          </table:table-cell>
        </table:table-row>
        <table:table-row table:style-name="ro1">
          <table:table-cell office:value-type="string" calcext:value-type="string">
            <text:p>DENIM BLUE BLENDED KURTA TROUSERS</text:p>
          </table:table-cell>
          <table:table-cell office:value-type="string" calcext:value-type="string">
            <text:p>PKR 4,290.00</text:p>
          </table:table-cell>
          <table:table-cell office:value-type="string" calcext:value-type="string">
            <text:p>J-10000147839</text:p>
          </table:table-cell>
          <table:table-cell office:value-type="string" calcext:value-type="string">
            <text:p>JCKP-A-50231/S25/JJ9622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denim-blue-blended-kurta-trousers-jckpa50231.html</text:p>
          </table:table-cell>
        </table:table-row>
        <table:table-row table:style-name="ro1">
          <table:table-cell office:value-type="string" calcext:value-type="string">
            <text:p>LILAC BLENDED KURTA TROUSERS</text:p>
          </table:table-cell>
          <table:table-cell office:value-type="string" calcext:value-type="string">
            <text:p>PKR 4,290.00</text:p>
          </table:table-cell>
          <table:table-cell office:value-type="string" calcext:value-type="string">
            <text:p>J-10000147844</text:p>
          </table:table-cell>
          <table:table-cell office:value-type="string" calcext:value-type="string">
            <text:p>JCKP-A-50235/S25/JJ9487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lilac-blended-kurta-trousers-jckpa50235.html</text:p>
          </table:table-cell>
        </table:table-row>
        <table:table-row table:style-name="ro1">
          <table:table-cell office:value-type="string" calcext:value-type="string">
            <text:p>BROWN BLENDED KURTA TROUSERS</text:p>
          </table:table-cell>
          <table:table-cell office:value-type="string" calcext:value-type="string">
            <text:p>PKR 4,290.00</text:p>
          </table:table-cell>
          <table:table-cell office:value-type="string" calcext:value-type="string">
            <text:p>J-10000145727</text:p>
          </table:table-cell>
          <table:table-cell office:value-type="string" calcext:value-type="string">
            <text:p>JCKP-A-39439/S25/JJ9377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rown-blended-kurta-trousers-jckpa39439.html</text:p>
          </table:table-cell>
        </table:table-row>
        <table:table-row table:style-name="ro1">
          <table:table-cell office:value-type="string" calcext:value-type="string">
            <text:p>BLACK BLENDED KURTA TROUSERS</text:p>
          </table:table-cell>
          <table:table-cell office:value-type="string" calcext:value-type="string">
            <text:p>PKR 3,790.00</text:p>
          </table:table-cell>
          <table:table-cell office:value-type="string" calcext:value-type="string">
            <text:p>J-10000149782</text:p>
          </table:table-cell>
          <table:table-cell office:value-type="string" calcext:value-type="string">
            <text:p>JCKP-A-39370/S25/JJ9766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blended-kurta-trousers-jckpa39370.html</text:p>
          </table:table-cell>
        </table:table-row>
        <table:table-row table:style-name="ro1">
          <table:table-cell office:value-type="string" calcext:value-type="string">
            <text:p>BLUE PRINTED LAWN 2PC STITCHED</text:p>
          </table:table-cell>
          <table:table-cell office:value-type="string" calcext:value-type="string">
            <text:p>PKR 2,690.00</text:p>
          </table:table-cell>
          <table:table-cell office:value-type="string" calcext:value-type="string">
            <text:p>J-10000130056</text:p>
          </table:table-cell>
          <table:table-cell office:value-type="string" calcext:value-type="string">
            <text:p>JGKL-S-JGST-25-5655 FB/ESSENTIALS-G-3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printed-2pc-jgst255655s.html</text:p>
          </table:table-cell>
        </table:table-row>
        <table:table-row table:style-name="ro1">
          <table:table-cell office:value-type="string" calcext:value-type="string">
            <text:p>GREY BLENDED KURTA</text:p>
          </table:table-cell>
          <table:table-cell office:value-type="string" calcext:value-type="string">
            <text:p>PKR 2,790.00</text:p>
          </table:table-cell>
          <table:table-cell office:value-type="string" calcext:value-type="string">
            <text:p>J-10000160432</text:p>
          </table:table-cell>
          <table:table-cell office:value-type="string" calcext:value-type="string">
            <text:p>JCK-A-39445/S25/JJ10075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y-blended-kurta-jcka39445.html</text:p>
          </table:table-cell>
        </table:table-row>
        <table:table-row table:style-name="ro1">
          <table:table-cell office:value-type="string" calcext:value-type="string">
            <text:p>TEAL BLENDED KURTA TROUSERS</text:p>
          </table:table-cell>
          <table:table-cell office:value-type="string" calcext:value-type="string">
            <text:p>PKR 4,290.00</text:p>
          </table:table-cell>
          <table:table-cell office:value-type="string" calcext:value-type="string">
            <text:p>J-10000147501</text:p>
          </table:table-cell>
          <table:table-cell office:value-type="string" calcext:value-type="string">
            <text:p>JCKP-A-39374/S25/JJ9877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teal-blended-kurta-trousers-jckpa39374.html</text:p>
          </table:table-cell>
        </table:table-row>
        <table:table-row table:style-name="ro1">
          <table:table-cell office:value-type="string" calcext:value-type="string">
            <text:p>LIGHT BLUE BLENDED KURTA</text:p>
          </table:table-cell>
          <table:table-cell office:value-type="string" calcext:value-type="string">
            <text:p>PKR 2,790.00</text:p>
          </table:table-cell>
          <table:table-cell office:value-type="string" calcext:value-type="string">
            <text:p>J-10000156412</text:p>
          </table:table-cell>
          <table:table-cell office:value-type="string" calcext:value-type="string">
            <text:p>JCK-A-39423/S25/JJ9955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light-blue-blended-kurta-jcka39423.html</text:p>
          </table:table-cell>
        </table:table-row>
        <table:table-row table:style-name="ro1">
          <table:table-cell office:value-type="string" calcext:value-type="string">
            <text:p>YELLOW COTTON KURTA</text:p>
          </table:table-cell>
          <table:table-cell office:value-type="string" calcext:value-type="string">
            <text:p>PKR 2,790.00</text:p>
          </table:table-cell>
          <table:table-cell office:value-type="string" calcext:value-type="string">
            <text:p>J-10000147064</text:p>
          </table:table-cell>
          <table:table-cell office:value-type="string" calcext:value-type="string">
            <text:p>JCK-S-46770/S25/JJ9776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yellow-cotton-boys-kurta-jck-s-46770.html</text:p>
          </table:table-cell>
        </table:table-row>
        <table:table-row table:style-name="ro1">
          <table:table-cell office:value-type="string" calcext:value-type="string">
            <text:p>YELLOW LEMON COTTON KURTA</text:p>
          </table:table-cell>
          <table:table-cell office:value-type="string" calcext:value-type="string">
            <text:p>PKR 2,790.00</text:p>
          </table:table-cell>
          <table:table-cell office:value-type="string" calcext:value-type="string">
            <text:p>J-10000147059</text:p>
          </table:table-cell>
          <table:table-cell office:value-type="string" calcext:value-type="string">
            <text:p>JCK-S-46769/S25/JJ9776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yellow-lemon-cotton-boys-kurta-jck-s-46769.html</text:p>
          </table:table-cell>
        </table:table-row>
        <table:table-row table:style-name="ro1">
          <table:table-cell office:value-type="string" calcext:value-type="string">
            <text:p>RUST BROWN COTTON KURTA</text:p>
          </table:table-cell>
          <table:table-cell office:value-type="string" calcext:value-type="string">
            <text:p>PKR 2,790.00</text:p>
          </table:table-cell>
          <table:table-cell office:value-type="string" calcext:value-type="string">
            <text:p>J-10000147054</text:p>
          </table:table-cell>
          <table:table-cell office:value-type="string" calcext:value-type="string">
            <text:p>JCK-S-46768/S25/JJ9776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rust-brown-cotton-boys-kurta-jck-s-46768.html</text:p>
          </table:table-cell>
        </table:table-row>
        <table:table-row table:style-name="ro1">
          <table:table-cell office:value-type="string" calcext:value-type="string">
            <text:p>GREEN COTTON KURTA</text:p>
          </table:table-cell>
          <table:table-cell office:value-type="string" calcext:value-type="string">
            <text:p>PKR 2,790.00</text:p>
          </table:table-cell>
          <table:table-cell office:value-type="string" calcext:value-type="string">
            <text:p>J-10000147044</text:p>
          </table:table-cell>
          <table:table-cell office:value-type="string" calcext:value-type="string">
            <text:p>JCK-S-46766/S25/JJ9776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cotton-boys-kurta-jck-s-46766.html</text:p>
          </table:table-cell>
        </table:table-row>
        <table:table-row table:style-name="ro1">
          <table:table-cell office:value-type="string" calcext:value-type="string">
            <text:p>YELLOW PRINTED LAWN 2PC STITCHED</text:p>
          </table:table-cell>
          <table:table-cell office:value-type="string" calcext:value-type="string">
            <text:p>PKR 2,690.00</text:p>
          </table:table-cell>
          <table:table-cell office:value-type="string" calcext:value-type="string">
            <text:p>J-10000130259</text:p>
          </table:table-cell>
          <table:table-cell office:value-type="string" calcext:value-type="string">
            <text:p>JGKL-S-JGST-25-5652 FB/ESSENTIALS-G-3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yellow-lawn-printed-2pc-jgst255652s.html</text:p>
          </table:table-cell>
        </table:table-row>
        <table:table-row table:style-name="ro1">
          <table:table-cell office:value-type="string" calcext:value-type="string">
            <text:p>WHITE LAWN DYED 3PC STITCHED</text:p>
          </table:table-cell>
          <table:table-cell office:value-type="string" calcext:value-type="string">
            <text:p>PKR 5,190.00</text:p>
          </table:table-cell>
          <table:table-cell office:value-type="string" calcext:value-type="string">
            <text:p>J-10000142047</text:p>
          </table:table-cell>
          <table:table-cell office:value-type="string" calcext:value-type="string">
            <text:p>JGK-S-JGP-25-1599 FB/LEHRIYA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white-lawn-dyed-3pc-jgp251599s.html</text:p>
          </table:table-cell>
        </table:table-row>
        <table:table-row table:style-name="ro1">
          <table:table-cell office:value-type="string" calcext:value-type="string">
            <text:p>RED PRINTED LAWN 2PC STITCHED</text:p>
          </table:table-cell>
          <table:table-cell office:value-type="string" calcext:value-type="string">
            <text:p>PKR 2,690.00</text:p>
          </table:table-cell>
          <table:table-cell office:value-type="string" calcext:value-type="string">
            <text:p>J-10000130267</text:p>
          </table:table-cell>
          <table:table-cell office:value-type="string" calcext:value-type="string">
            <text:p>JGKL-S-JGST-25-5653 FB/ESSENTIALS-G-3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red-lawn-printed-2pc-jgst255653s.html</text:p>
          </table:table-cell>
        </table:table-row>
        <table:table-row table:style-name="ro1">
          <table:table-cell office:value-type="string" calcext:value-type="string">
            <text:p>MULTICOLOR PRINTED LAWN 2PC STITCHED</text:p>
          </table:table-cell>
          <table:table-cell office:value-type="string" calcext:value-type="string">
            <text:p>PKR 2,690.00</text:p>
          </table:table-cell>
          <table:table-cell office:value-type="string" calcext:value-type="string">
            <text:p>J-10000135408</text:p>
          </table:table-cell>
          <table:table-cell office:value-type="string" calcext:value-type="string">
            <text:p>JGKL-S-JGST-25-5654 FB/ESSENTIAL-G-3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2pc-jgst255654s.html</text:p>
          </table:table-cell>
        </table:table-row>
        <table:table-row table:style-name="ro1">
          <table:table-cell office:value-type="string" calcext:value-type="string">
            <text:p>OFF WHITE LAWN EMBROIDERED KURTI</text:p>
          </table:table-cell>
          <table:table-cell office:value-type="string" calcext:value-type="string">
            <text:p>PKR 1,690.00</text:p>
          </table:table-cell>
          <table:table-cell office:value-type="string" calcext:value-type="string">
            <text:p>J-10000141999</text:p>
          </table:table-cell>
          <table:table-cell office:value-type="string" calcext:value-type="string">
            <text:p>JGLK-S-JGS-25-2535 FB/HUES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lawn-embroidered-kurti-jgs252535s.html</text:p>
          </table:table-cell>
        </table:table-row>
        <table:table-row table:style-name="ro1">
          <table:table-cell office:value-type="string" calcext:value-type="string">
            <text:p>WHITE LAWN EMBROIDERED KURTI</text:p>
          </table:table-cell>
          <table:table-cell office:value-type="string" calcext:value-type="string">
            <text:p>PKR 1,990.00</text:p>
          </table:table-cell>
          <table:table-cell office:value-type="string" calcext:value-type="string">
            <text:p>J-10000142023</text:p>
          </table:table-cell>
          <table:table-cell office:value-type="string" calcext:value-type="string">
            <text:p>JGLK-S-JGS-25-2538 FB/HUES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white-lawn-embroidered-kurti-jgs252538s.html</text:p>
          </table:table-cell>
        </table:table-row>
        <table:table-row table:style-name="ro1">
          <table:table-cell office:value-type="string" calcext:value-type="string">
            <text:p>GREEN LAWN EMBROIDERED KURTI</text:p>
          </table:table-cell>
          <table:table-cell office:value-type="string" calcext:value-type="string">
            <text:p>PKR 1,690.00</text:p>
          </table:table-cell>
          <table:table-cell office:value-type="string" calcext:value-type="string">
            <text:p>J-10000142007</text:p>
          </table:table-cell>
          <table:table-cell office:value-type="string" calcext:value-type="string">
            <text:p>JGLK-S-JGS-25-2536 FB/HUES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embroidered-kurti-jgs252536s.html</text:p>
          </table:table-cell>
        </table:table-row>
        <table:table-row table:style-name="ro1">
          <table:table-cell office:value-type="string" calcext:value-type="string">
            <text:p>CREAM LAWN DYED 3PC STITCHED</text:p>
          </table:table-cell>
          <table:table-cell office:value-type="string" calcext:value-type="string">
            <text:p>PKR 5,190.00</text:p>
          </table:table-cell>
          <table:table-cell office:value-type="string" calcext:value-type="string">
            <text:p>J-10000142055</text:p>
          </table:table-cell>
          <table:table-cell office:value-type="string" calcext:value-type="string">
            <text:p>JGK-S-JGP-25-1600 FB/LEHRIYA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cream-lawn-dyed-3pc-jgp251600s.html</text:p>
          </table:table-cell>
        </table:table-row>
        <table:table-row table:style-name="ro1">
          <table:table-cell office:value-type="string" calcext:value-type="string">
            <text:p>GREEN LAWN DYED 3PC STITCHED</text:p>
          </table:table-cell>
          <table:table-cell office:value-type="string" calcext:value-type="string">
            <text:p>PKR 5,190.00</text:p>
          </table:table-cell>
          <table:table-cell office:value-type="string" calcext:value-type="string">
            <text:p>J-10000142039</text:p>
          </table:table-cell>
          <table:table-cell office:value-type="string" calcext:value-type="string">
            <text:p>JGK-S-JGP-25-1598 FB/LEHRIYA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dyed-3pc-jgp251598s.html</text:p>
          </table:table-cell>
        </table:table-row>
        <table:table-row table:style-name="ro1">
          <table:table-cell office:value-type="string" calcext:value-type="string">
            <text:p>GREEN PRINTED LAWN 2PC STITCHED</text:p>
          </table:table-cell>
          <table:table-cell office:value-type="string" calcext:value-type="string">
            <text:p>PKR 2,690.00</text:p>
          </table:table-cell>
          <table:table-cell office:value-type="string" calcext:value-type="string">
            <text:p>J-10000130251</text:p>
          </table:table-cell>
          <table:table-cell office:value-type="string" calcext:value-type="string">
            <text:p>JGKL-S-JGST-25-5651 FB/ESSENTIALS-G-30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printed-2pc-jgst255651s.html</text:p>
          </table:table-cell>
        </table:table-row>
        <table:table-row table:style-name="ro1">
          <table:table-cell office:value-type="string" calcext:value-type="string">
            <text:p>BLACK LAWN EMBROIDERED 2PC STITCHED</text:p>
          </table:table-cell>
          <table:table-cell office:value-type="string" calcext:value-type="string">
            <text:p>PKR 5,690.00</text:p>
          </table:table-cell>
          <table:table-cell office:value-type="string" calcext:value-type="string">
            <text:p>J-10000151326</text:p>
          </table:table-cell>
          <table:table-cell office:value-type="string" calcext:value-type="string">
            <text:p>JGK-S-JTST-25-463 FB/PATCHWORK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lawn-embroidered-2pc-jtst25463s.html</text:p>
          </table:table-cell>
        </table:table-row>
        <table:table-row table:style-name="ro1">
          <table:table-cell office:value-type="string" calcext:value-type="string">
            <text:p>GREEN LAWN EMBROIDERED KURTI</text:p>
          </table:table-cell>
          <table:table-cell office:value-type="string" calcext:value-type="string">
            <text:p>PKR 1,990.00</text:p>
          </table:table-cell>
          <table:table-cell office:value-type="string" calcext:value-type="string">
            <text:p>J-10000142015</text:p>
          </table:table-cell>
          <table:table-cell office:value-type="string" calcext:value-type="string">
            <text:p>JGLK-S-JGS-25-2537 FB/HUES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embroidered-kurti-jgs252537s.html</text:p>
          </table:table-cell>
        </table:table-row>
        <table:table-row table:style-name="ro1">
          <table:table-cell office:value-type="string" calcext:value-type="string">
            <text:p>ORANGE LAWN DYED 2PC STITCHED</text:p>
          </table:table-cell>
          <table:table-cell office:value-type="string" calcext:value-type="string">
            <text:p>PKR 4,490.00</text:p>
          </table:table-cell>
          <table:table-cell office:value-type="string" calcext:value-type="string">
            <text:p>J-10000127694</text:p>
          </table:table-cell>
          <table:table-cell office:value-type="string" calcext:value-type="string">
            <text:p>JGK-S-JTST-25-466 FB/CO-ORDS-0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range-lawn-dyed-2pc-jtst25466s.html</text:p>
          </table:table-cell>
        </table:table-row>
        <table:table-row table:style-name="ro1">
          <table:table-cell office:value-type="string" calcext:value-type="string">
            <text:p>YELLOW LAWN DYED 3PC STITCHED</text:p>
          </table:table-cell>
          <table:table-cell office:value-type="string" calcext:value-type="string">
            <text:p>PKR 5,190.00</text:p>
          </table:table-cell>
          <table:table-cell office:value-type="string" calcext:value-type="string">
            <text:p>J-10000142063</text:p>
          </table:table-cell>
          <table:table-cell office:value-type="string" calcext:value-type="string">
            <text:p>JGK-S-JGP-25-1601 FB/LEHRIYA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yellow-lawn-dyed-3pc-jgp251601s.html</text:p>
          </table:table-cell>
        </table:table-row>
        <table:table-row table:style-name="ro1">
          <table:table-cell office:value-type="string" calcext:value-type="string">
            <text:p>BLUE LAWN SCHIFFLI 3PC STITCHED</text:p>
          </table:table-cell>
          <table:table-cell office:value-type="string" calcext:value-type="string">
            <text:p>PKR 7,490.00</text:p>
          </table:table-cell>
          <table:table-cell office:value-type="string" calcext:value-type="string">
            <text:p>J-10000137176</text:p>
          </table:table-cell>
          <table:table-cell office:value-type="string" calcext:value-type="string">
            <text:p>JGK-S-JTP-25-624 FB/DHANAK-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schiffli-3pc-jtp25624s.html</text:p>
          </table:table-cell>
        </table:table-row>
        <table:table-row table:style-name="ro1">
          <table:table-cell office:value-type="string" calcext:value-type="string">
            <text:p>GREEN LAWN DIGITAL PRINTED KURTI</text:p>
          </table:table-cell>
          <table:table-cell office:value-type="string" calcext:value-type="string">
            <text:p>PKR 2,490.00</text:p>
          </table:table-cell>
          <table:table-cell office:value-type="string" calcext:value-type="string">
            <text:p>J-10000137878</text:p>
          </table:table-cell>
          <table:table-cell office:value-type="string" calcext:value-type="string">
            <text:p>JYGK-S-JTS-25-4082 FB/SITARA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digital-printed-kurti-jts254082s.html</text:p>
          </table:table-cell>
        </table:table-row>
        <table:table-row table:style-name="ro1">
          <table:table-cell office:value-type="string" calcext:value-type="string">
            <text:p>ORANGE LAWN PRINTED TROUSERS</text:p>
          </table:table-cell>
          <table:table-cell office:value-type="string" calcext:value-type="string">
            <text:p>PKR 1,790.00</text:p>
          </table:table-cell>
          <table:table-cell office:value-type="string" calcext:value-type="string">
            <text:p>J-10000135324</text:p>
          </table:table-cell>
          <table:table-cell office:value-type="string" calcext:value-type="string">
            <text:p>JGT-S-JTT-25-4073 FB/ESSENTIAL-T-2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range-lawn-printed-trousers-jtt254073.html</text:p>
          </table:table-cell>
        </table:table-row>
        <table:table-row table:style-name="ro1">
          <table:table-cell office:value-type="string" calcext:value-type="string">
            <text:p>LILAC LAWN DYED 2PC STITCHED</text:p>
          </table:table-cell>
          <table:table-cell office:value-type="string" calcext:value-type="string">
            <text:p>PKR 4,490.00</text:p>
          </table:table-cell>
          <table:table-cell office:value-type="string" calcext:value-type="string">
            <text:p>J-10000127706</text:p>
          </table:table-cell>
          <table:table-cell office:value-type="string" calcext:value-type="string">
            <text:p>JGK-S-JTST-25-469 FB/CO-ORDS-0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lilac-lawn-dyed-2pc-jtst25469s.html</text:p>
          </table:table-cell>
        </table:table-row>
        <table:table-row table:style-name="ro1">
          <table:table-cell office:value-type="string" calcext:value-type="string">
            <text:p>PINK LAWN PRINTED 3PC STITCHED</text:p>
          </table:table-cell>
          <table:table-cell office:value-type="string" calcext:value-type="string">
            <text:p>PKR 6,990.00</text:p>
          </table:table-cell>
          <table:table-cell office:value-type="string" calcext:value-type="string">
            <text:p>J-10000138270</text:p>
          </table:table-cell>
          <table:table-cell office:value-type="string" calcext:value-type="string">
            <text:p>JGK-S-JTP-25-627 FB/CHAPPAI-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lawn-printed-3pc-jtp25627s.html</text:p>
          </table:table-cell>
        </table:table-row>
        <table:table-row table:style-name="ro1">
          <table:table-cell office:value-type="string" calcext:value-type="string">
            <text:p>GREEN LAWN PRINTED KURTI</text:p>
          </table:table-cell>
          <table:table-cell office:value-type="string" calcext:value-type="string">
            <text:p>PKR 2,490.00</text:p>
          </table:table-cell>
          <table:table-cell office:value-type="string" calcext:value-type="string">
            <text:p>J-10000132593</text:p>
          </table:table-cell>
          <table:table-cell office:value-type="string" calcext:value-type="string">
            <text:p>JYGK-S-JTS-25-4074 FB/ESSENTIAL-T-2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printed-kurti-jts254074s.html</text:p>
          </table:table-cell>
        </table:table-row>
        <table:table-row table:style-name="ro1">
          <table:table-cell office:value-type="string" calcext:value-type="string">
            <text:p>MAROON LAWN EMBROIDERED 2PC STITCHED</text:p>
          </table:table-cell>
          <table:table-cell office:value-type="string" calcext:value-type="string">
            <text:p>PKR 5,690.00</text:p>
          </table:table-cell>
          <table:table-cell office:value-type="string" calcext:value-type="string">
            <text:p>J-10000132871</text:p>
          </table:table-cell>
          <table:table-cell office:value-type="string" calcext:value-type="string">
            <text:p>JGK-S-JTST-25-459 FB/ROZANA-0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aroon-lawn-embroidered-2pc-jtst25459s.html</text:p>
          </table:table-cell>
        </table:table-row>
        <table:table-row table:style-name="ro1">
          <table:table-cell office:value-type="string" calcext:value-type="string">
            <text:p>GREEN LAWN DIGITAL PRINTED KURTI</text:p>
          </table:table-cell>
          <table:table-cell office:value-type="string" calcext:value-type="string">
            <text:p>PKR 3,290.00</text:p>
          </table:table-cell>
          <table:table-cell office:value-type="string" calcext:value-type="string">
            <text:p>J-10000130734</text:p>
          </table:table-cell>
          <table:table-cell office:value-type="string" calcext:value-type="string">
            <text:p>JYGK-S-JTS-25-4080 FB/SITARA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digital-printed-kurti-jts254080s.html</text:p>
          </table:table-cell>
        </table:table-row>
        <table:table-row table:style-name="ro1">
          <table:table-cell office:value-type="string" calcext:value-type="string">
            <text:p>OFF WHITE LAWN PRINTED KURTI</text:p>
          </table:table-cell>
          <table:table-cell office:value-type="string" calcext:value-type="string">
            <text:p>PKR 2,490.00</text:p>
          </table:table-cell>
          <table:table-cell office:value-type="string" calcext:value-type="string">
            <text:p>J-10000136942</text:p>
          </table:table-cell>
          <table:table-cell office:value-type="string" calcext:value-type="string">
            <text:p>JYGK-S-JTS-25-4075 FB/ESSENTIAL-T-2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lawn-printed-kurti-jts254075s.html</text:p>
          </table:table-cell>
        </table:table-row>
        <table:table-row table:style-name="ro1">
          <table:table-cell office:value-type="string" calcext:value-type="string">
            <text:p>RED LAWN PRINTED TROUSERS</text:p>
          </table:table-cell>
          <table:table-cell office:value-type="string" calcext:value-type="string">
            <text:p>PKR 1,790.00</text:p>
          </table:table-cell>
          <table:table-cell office:value-type="string" calcext:value-type="string">
            <text:p>J-10000132774</text:p>
          </table:table-cell>
          <table:table-cell office:value-type="string" calcext:value-type="string">
            <text:p>JGT-S-JTT-25-4072 FB/ESSENTIAL-T-2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red-lawn-printed-trousers-jtt254072.html</text:p>
          </table:table-cell>
        </table:table-row>
        <table:table-row table:style-name="ro1">
          <table:table-cell office:value-type="string" calcext:value-type="string">
            <text:p>GREEN LAWN DYED 2PC STITCHED</text:p>
          </table:table-cell>
          <table:table-cell office:value-type="string" calcext:value-type="string">
            <text:p>PKR 4,490.00</text:p>
          </table:table-cell>
          <table:table-cell office:value-type="string" calcext:value-type="string">
            <text:p>J-10000127698</text:p>
          </table:table-cell>
          <table:table-cell office:value-type="string" calcext:value-type="string">
            <text:p>JGK-S-JTST-25-467 FB/CO-ORDS-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dyed-2pc-jtst25467s.html</text:p>
          </table:table-cell>
        </table:table-row>
        <table:table-row table:style-name="ro1">
          <table:table-cell office:value-type="string" calcext:value-type="string">
            <text:p>MULTICOLOR EMBROIDERED CAMBRIC UNSTITCHED 2PC</text:p>
          </table:table-cell>
          <table:table-cell office:value-type="string" calcext:value-type="string">
            <text:p>PKR 4,490.00</text:p>
          </table:table-cell>
          <table:table-cell office:value-type="float" office:value="10000161011" calcext:value-type="float">
            <text:p>10000161011</text:p>
          </table:table-cell>
          <table:table-cell office:value-type="string" calcext:value-type="string">
            <text:p>JLAWN-S-JDS-25-1166 KUTCH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embroidered-cambric-unstitched-2pc-jds251166u.html</text:p>
          </table:table-cell>
        </table:table-row>
        <table:table-row table:style-name="ro1">
          <table:table-cell office:value-type="string" calcext:value-type="string">
            <text:p>ORANGE PRINTED DOBBY UNSTITCHED 2PC</text:p>
          </table:table-cell>
          <table:table-cell office:value-type="string" calcext:value-type="string">
            <text:p>PKR 3,490.00</text:p>
          </table:table-cell>
          <table:table-cell office:value-type="float" office:value="10000158987" calcext:value-type="float">
            <text:p>10000158987</text:p>
          </table:table-cell>
          <table:table-cell office:value-type="string" calcext:value-type="string">
            <text:p>JLAWN-S-JDS-25-1163 FLORESCENT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range-printed-dobby-unstitched-2pc-jds251163u.html</text:p>
          </table:table-cell>
        </table:table-row>
        <table:table-row table:style-name="ro1">
          <table:table-cell office:value-type="string" calcext:value-type="string">
            <text:p>RED LAWN PRINTED KURTI</text:p>
          </table:table-cell>
          <table:table-cell office:value-type="string" calcext:value-type="string">
            <text:p>PKR 2,490.00</text:p>
          </table:table-cell>
          <table:table-cell office:value-type="string" calcext:value-type="string">
            <text:p>J-10000132766</text:p>
          </table:table-cell>
          <table:table-cell office:value-type="string" calcext:value-type="string">
            <text:p>JYGK-S-JTS-25-4072 FB/ESSENTIAL-T-2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red-lawn-printed-kurti-jts254072s.html</text:p>
          </table:table-cell>
        </table:table-row>
        <table:table-row table:style-name="ro1">
          <table:table-cell office:value-type="string" calcext:value-type="string">
            <text:p>MULTICOLOR EMBROIDERED CAMBRIC UNSTITCHED 2PC</text:p>
          </table:table-cell>
          <table:table-cell office:value-type="string" calcext:value-type="string">
            <text:p>PKR 4,490.00</text:p>
          </table:table-cell>
          <table:table-cell office:value-type="float" office:value="10000161009" calcext:value-type="float">
            <text:p>10000161009</text:p>
          </table:table-cell>
          <table:table-cell office:value-type="string" calcext:value-type="string">
            <text:p>JLAWN-S-JDS-25-1164 KUTCH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embroidered-cambric-unstitched-2pc-jds251164u.html</text:p>
          </table:table-cell>
        </table:table-row>
        <table:table-row table:style-name="ro1">
          <table:table-cell office:value-type="string" calcext:value-type="string">
            <text:p>ORANGE LAWN PRINTED KURTI</text:p>
          </table:table-cell>
          <table:table-cell office:value-type="string" calcext:value-type="string">
            <text:p>PKR 2,490.00</text:p>
          </table:table-cell>
          <table:table-cell office:value-type="string" calcext:value-type="string">
            <text:p>J-10000132589</text:p>
          </table:table-cell>
          <table:table-cell office:value-type="string" calcext:value-type="string">
            <text:p>JYGK-S-JTS-25-4073 FB/ESSENTIAL-T-2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range-lawn-printed-kurti-jts254073s.html</text:p>
          </table:table-cell>
        </table:table-row>
        <table:table-row table:style-name="ro1">
          <table:table-cell office:value-type="string" calcext:value-type="string">
            <text:p>GREEN EMBROIDERED CHIFFON UNSTITCHED 3PC</text:p>
          </table:table-cell>
          <table:table-cell office:value-type="string" calcext:value-type="string">
            <text:p>PKR 16,990.00</text:p>
          </table:table-cell>
          <table:table-cell office:value-type="float" office:value="10000144116" calcext:value-type="float">
            <text:p>10000144116</text:p>
          </table:table-cell>
          <table:table-cell office:value-type="string" calcext:value-type="string">
            <text:p>JLAWN-S-JFU-25-718 FALAK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embroidered-chiffon-unstitched-3pc-jfu25718u.html</text:p>
          </table:table-cell>
        </table:table-row>
        <table:table-row table:style-name="ro1">
          <table:table-cell office:value-type="string" calcext:value-type="string">
            <text:p>BLUE DIGITAL PRINTED CAMBRIC UNSTITCHED 3PC</text:p>
          </table:table-cell>
          <table:table-cell office:value-type="string" calcext:value-type="string">
            <text:p>PKR 4,290.00</text:p>
          </table:table-cell>
          <table:table-cell office:value-type="float" office:value="10000158997" calcext:value-type="float">
            <text:p>10000158997</text:p>
          </table:table-cell>
          <table:table-cell office:value-type="string" calcext:value-type="string">
            <text:p>JLAWN-S-25-954 SOFT FLORALS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digital-printed-cambric-unstitched-3pc-jl25954u.html</text:p>
          </table:table-cell>
        </table:table-row>
        <table:table-row table:style-name="ro1">
          <table:table-cell office:value-type="string" calcext:value-type="string">
            <text:p>MAROON PASTE PRINTED CAMBRIC UNSTITCHED 3PC</text:p>
          </table:table-cell>
          <table:table-cell office:value-type="string" calcext:value-type="string">
            <text:p>PKR 6,990.00</text:p>
          </table:table-cell>
          <table:table-cell office:value-type="float" office:value="10000157202" calcext:value-type="float">
            <text:p>10000157202</text:p>
          </table:table-cell>
          <table:table-cell office:value-type="string" calcext:value-type="string">
            <text:p>JLAWN-S-25-974 MEHTAB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aroon-paste-printed-cambric-unstitched-3pc-jl25974u.html</text:p>
          </table:table-cell>
        </table:table-row>
        <table:table-row table:style-name="ro1">
          <table:table-cell office:value-type="string" calcext:value-type="string">
            <text:p>CREAM LAWN DYED 2PC STITCHED</text:p>
          </table:table-cell>
          <table:table-cell office:value-type="string" calcext:value-type="string">
            <text:p>PKR 4,490.00</text:p>
          </table:table-cell>
          <table:table-cell office:value-type="string" calcext:value-type="string">
            <text:p>J-10000127702</text:p>
          </table:table-cell>
          <table:table-cell office:value-type="string" calcext:value-type="string">
            <text:p>JGK-S-JTST-25-468 FB/CO-ORDS-0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cream-lawn-dyed-2pc-jtst25468s.html</text:p>
          </table:table-cell>
        </table:table-row>
        <table:table-row table:style-name="ro1">
          <table:table-cell office:value-type="string" calcext:value-type="string">
            <text:p>MULTICOLOR EMBROIDERED CAMBRIC UNSTITCHED 2PC</text:p>
          </table:table-cell>
          <table:table-cell office:value-type="string" calcext:value-type="string">
            <text:p>PKR 4,490.00</text:p>
          </table:table-cell>
          <table:table-cell office:value-type="float" office:value="10000161010" calcext:value-type="float">
            <text:p>10000161010</text:p>
          </table:table-cell>
          <table:table-cell office:value-type="string" calcext:value-type="string">
            <text:p>JLAWN-S-JDS-25-1165 KUTCH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embroidered-cambric-unstitched-2pc-jds251165u.html</text:p>
          </table:table-cell>
        </table:table-row>
        <table:table-row table:style-name="ro1">
          <table:table-cell office:value-type="string" calcext:value-type="string">
            <text:p>MULTICOLOR EMBROIDERED CAMBRIC UNSTITCHED 2PC</text:p>
          </table:table-cell>
          <table:table-cell office:value-type="string" calcext:value-type="string">
            <text:p>PKR 4,490.00</text:p>
          </table:table-cell>
          <table:table-cell office:value-type="float" office:value="10000161012" calcext:value-type="float">
            <text:p>10000161012</text:p>
          </table:table-cell>
          <table:table-cell office:value-type="string" calcext:value-type="string">
            <text:p>JLAWN-S-JDS-25-1167 KUTCH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embroidered-cambric-unstitched-2pc-jds251167u.html</text:p>
          </table:table-cell>
        </table:table-row>
        <table:table-row table:style-name="ro1">
          <table:table-cell office:value-type="string" calcext:value-type="string">
            <text:p>MAROON EMBROIDERED CHIFFON UNSTITCHED 3PC</text:p>
          </table:table-cell>
          <table:table-cell office:value-type="string" calcext:value-type="string">
            <text:p>PKR 16,990.00</text:p>
          </table:table-cell>
          <table:table-cell office:value-type="float" office:value="10000144113" calcext:value-type="float">
            <text:p>10000144113</text:p>
          </table:table-cell>
          <table:table-cell office:value-type="string" calcext:value-type="string">
            <text:p>JLAWN-S-JFU-25-715 FALAK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aroon-embroidered-chiffon-unstitched-3pc-jfu25715u.html</text:p>
          </table:table-cell>
        </table:table-row>
        <table:table-row table:style-name="ro1">
          <table:table-cell office:value-type="string" calcext:value-type="string">
            <text:p>GREEN DIGITAL PRINTED CAMBRIC UNSTITCHED 3PC</text:p>
          </table:table-cell>
          <table:table-cell office:value-type="string" calcext:value-type="string">
            <text:p>PKR 4,290.00</text:p>
          </table:table-cell>
          <table:table-cell office:value-type="float" office:value="10000158998" calcext:value-type="float">
            <text:p>10000158998</text:p>
          </table:table-cell>
          <table:table-cell office:value-type="string" calcext:value-type="string">
            <text:p>JLAWN-S-25-955 SOFT FLORALS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digital-printed-cambric-unstitched-3pc-jl25955u.html</text:p>
          </table:table-cell>
        </table:table-row>
        <table:table-row table:style-name="ro1">
          <table:table-cell office:value-type="string" calcext:value-type="string">
            <text:p>PINK DIGITAL PRINTED CAMBRIC UNSTITCHED 3PC</text:p>
          </table:table-cell>
          <table:table-cell office:value-type="string" calcext:value-type="string">
            <text:p>PKR 4,290.00</text:p>
          </table:table-cell>
          <table:table-cell office:value-type="float" office:value="10000158996" calcext:value-type="float">
            <text:p>10000158996</text:p>
          </table:table-cell>
          <table:table-cell office:value-type="string" calcext:value-type="string">
            <text:p>JLAWN-S-25-953 SOFT FLORALS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digital-printed-cambric-unstitched-3pc-jl25953u.html</text:p>
          </table:table-cell>
        </table:table-row>
        <table:table-row table:style-name="ro1">
          <table:table-cell office:value-type="string" calcext:value-type="string">
            <text:p>YELLOW PASTE PRINTED CAMBRIC UNSTITCHED 3PC</text:p>
          </table:table-cell>
          <table:table-cell office:value-type="string" calcext:value-type="string">
            <text:p>PKR 6,990.00</text:p>
          </table:table-cell>
          <table:table-cell office:value-type="float" office:value="10000157204" calcext:value-type="float">
            <text:p>10000157204</text:p>
          </table:table-cell>
          <table:table-cell office:value-type="string" calcext:value-type="string">
            <text:p>JLAWN-S-25-976 MEHTAB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yellow-paste-printed-cambric-unstitched-3pc-jl25976u.html</text:p>
          </table:table-cell>
        </table:table-row>
        <table:table-row table:style-name="ro1">
          <table:table-cell office:value-type="string" calcext:value-type="string">
            <text:p>PURPLE PASTE PRINTED CAMBRIC UNSTITCHED 3PC</text:p>
          </table:table-cell>
          <table:table-cell office:value-type="string" calcext:value-type="string">
            <text:p>PKR 6,990.00</text:p>
          </table:table-cell>
          <table:table-cell office:value-type="float" office:value="10000157203" calcext:value-type="float">
            <text:p>10000157203</text:p>
          </table:table-cell>
          <table:table-cell office:value-type="string" calcext:value-type="string">
            <text:p>JLAWN-S-25-975 MEHTAB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urple-paste-printed-cambric-unstitched-3pc-jl25975u.html</text:p>
          </table:table-cell>
        </table:table-row>
        <table:table-row table:style-name="ro1">
          <table:table-cell office:value-type="string" calcext:value-type="string">
            <text:p>MULTICOLOR PRINTED KHADDAR UNSTITCHED 3PC</text:p>
          </table:table-cell>
          <table:table-cell office:value-type="string" calcext:value-type="string">
            <text:p>PKR 4,990.00</text:p>
          </table:table-cell>
          <table:table-cell office:value-type="float" office:value="10000159021" calcext:value-type="float">
            <text:p>10000159021</text:p>
          </table:table-cell>
          <table:table-cell office:value-type="string" calcext:value-type="string">
            <text:p>JLAWN-S-25-3532 BLACK &amp; BOLD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printed-khaddar-unstitched-3pc-jlu253532u.html</text:p>
          </table:table-cell>
        </table:table-row>
        <table:table-row table:style-name="ro1">
          <table:table-cell office:value-type="string" calcext:value-type="string">
            <text:p>MULTICOLOR PRINTED KHADDAR UNSTITCHED 3PC</text:p>
          </table:table-cell>
          <table:table-cell office:value-type="string" calcext:value-type="string">
            <text:p>PKR 4,990.00</text:p>
          </table:table-cell>
          <table:table-cell office:value-type="float" office:value="10000159020" calcext:value-type="float">
            <text:p>10000159020</text:p>
          </table:table-cell>
          <table:table-cell office:value-type="string" calcext:value-type="string">
            <text:p>JLAWN-S-25-3531 BLACK &amp; BOLD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printed-khaddar-unstitched-3pc-jlu253531u.html</text:p>
          </table:table-cell>
        </table:table-row>
        <table:table-row table:style-name="ro1">
          <table:table-cell office:value-type="string" calcext:value-type="string">
            <text:p>BLUE DYED JACQUARD UNSTITCHED 3PC</text:p>
          </table:table-cell>
          <table:table-cell office:value-type="string" calcext:value-type="string">
            <text:p>PKR 7,990.00</text:p>
          </table:table-cell>
          <table:table-cell office:value-type="float" office:value="10000157205" calcext:value-type="float">
            <text:p>10000157205</text:p>
          </table:table-cell>
          <table:table-cell office:value-type="string" calcext:value-type="string">
            <text:p>JLAWN-S-25-3539 SHAHANA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dyed-jacquard-unstitched-3pc-jlu253539u.html</text:p>
          </table:table-cell>
        </table:table-row>
        <table:table-row table:style-name="ro1">
          <table:table-cell office:value-type="string" calcext:value-type="string">
            <text:p>MULTICOLOR PRINTED KHADDAR UNSTITCHED 3PC</text:p>
          </table:table-cell>
          <table:table-cell office:value-type="string" calcext:value-type="string">
            <text:p>PKR 4,990.00</text:p>
          </table:table-cell>
          <table:table-cell office:value-type="float" office:value="10000159023" calcext:value-type="float">
            <text:p>10000159023</text:p>
          </table:table-cell>
          <table:table-cell office:value-type="string" calcext:value-type="string">
            <text:p>JLAWN-S-25-3534 BLACK &amp; BOLD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printed-khaddar-unstitched-3pc-jlu253534u.html</text:p>
          </table:table-cell>
        </table:table-row>
        <table:table-row table:style-name="ro1">
          <table:table-cell office:value-type="string" calcext:value-type="string">
            <text:p>MULTICOLOR PRINTED KHADDAR UNSTITCHED 3PC</text:p>
          </table:table-cell>
          <table:table-cell office:value-type="string" calcext:value-type="string">
            <text:p>PKR 4,990.00</text:p>
          </table:table-cell>
          <table:table-cell office:value-type="float" office:value="10000159022" calcext:value-type="float">
            <text:p>10000159022</text:p>
          </table:table-cell>
          <table:table-cell office:value-type="string" calcext:value-type="string">
            <text:p>JLAWN-S-25-3533 BLACK &amp; BOLD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printed-khaddar-unstitched-3pc-jlu253533u.html</text:p>
          </table:table-cell>
        </table:table-row>
        <table:table-row table:style-name="ro1">
          <table:table-cell office:value-type="string" calcext:value-type="string">
            <text:p>BLACK EMBROIDERED LINEN UNSTITCHED 3PC</text:p>
          </table:table-cell>
          <table:table-cell office:value-type="string" calcext:value-type="string">
            <text:p>PKR 6,990.00</text:p>
          </table:table-cell>
          <table:table-cell office:value-type="float" office:value="10000159024" calcext:value-type="float">
            <text:p>10000159024</text:p>
          </table:table-cell>
          <table:table-cell office:value-type="string" calcext:value-type="string">
            <text:p>JLAWN-S-25-3535 MIRAKI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embroidered-linen-unstitched-3pc-jlu253535u.html</text:p>
          </table:table-cell>
        </table:table-row>
        <table:table-row table:style-name="ro1">
          <table:table-cell office:value-type="string" calcext:value-type="string">
            <text:p>PINK EMBROIDERED LINEN UNSTITCHED 3PC</text:p>
          </table:table-cell>
          <table:table-cell office:value-type="string" calcext:value-type="string">
            <text:p>PKR 6,990.00</text:p>
          </table:table-cell>
          <table:table-cell office:value-type="float" office:value="10000159025" calcext:value-type="float">
            <text:p>10000159025</text:p>
          </table:table-cell>
          <table:table-cell office:value-type="string" calcext:value-type="string">
            <text:p>JLAWN-S-25-3536 MIRAKI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embroidered-linen-unstitched-3pc-jlu253536u.html</text:p>
          </table:table-cell>
        </table:table-row>
        <table:table-row table:style-name="ro1">
          <table:table-cell office:value-type="string" calcext:value-type="string">
            <text:p>GREEN EMBROIDERED LINEN UNSTITCHED 3PC</text:p>
          </table:table-cell>
          <table:table-cell office:value-type="string" calcext:value-type="string">
            <text:p>PKR 6,990.00</text:p>
          </table:table-cell>
          <table:table-cell office:value-type="float" office:value="10000159027" calcext:value-type="float">
            <text:p>10000159027</text:p>
          </table:table-cell>
          <table:table-cell office:value-type="string" calcext:value-type="string">
            <text:p>JLAWN-S-25-3538 MIRAKI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embroidered-linen-unstitched-3pc-jlu253538u.html</text:p>
          </table:table-cell>
        </table:table-row>
        <table:table-row table:style-name="ro1">
          <table:table-cell office:value-type="string" calcext:value-type="string">
            <text:p>MUSTARD EMBROIDERED LINEN UNSTITCHED 3PC</text:p>
          </table:table-cell>
          <table:table-cell office:value-type="string" calcext:value-type="string">
            <text:p>PKR 6,990.00</text:p>
          </table:table-cell>
          <table:table-cell office:value-type="float" office:value="10000159026" calcext:value-type="float">
            <text:p>10000159026</text:p>
          </table:table-cell>
          <table:table-cell office:value-type="string" calcext:value-type="string">
            <text:p>JLAWN-S-25-3537 MIRAKI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stard-embroidered-linen-unstitched-3pc-jlu253537u.html</text:p>
          </table:table-cell>
        </table:table-row>
        <table:table-row table:style-name="ro1">
          <table:table-cell office:value-type="string" calcext:value-type="string">
            <text:p>PINK PRINTED LAWN UNSTITCHED 2PC</text:p>
          </table:table-cell>
          <table:table-cell office:value-type="string" calcext:value-type="string">
            <text:p>PKR 2,890.00</text:p>
          </table:table-cell>
          <table:table-cell office:value-type="float" office:value="10000148752" calcext:value-type="float">
            <text:p>10000148752</text:p>
          </table:table-cell>
          <table:table-cell office:value-type="string" calcext:value-type="string">
            <text:p>JLAWN-S-JDS-25-1131 FUSION-8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printed-lawn-unstitched-2pc-jds251131u.html</text:p>
          </table:table-cell>
        </table:table-row>
        <table:table-row table:style-name="ro1">
          <table:table-cell office:value-type="string" calcext:value-type="string">
            <text:p>MULTICOLOR DYED JACQUARD UNSTITCHED 3PC</text:p>
          </table:table-cell>
          <table:table-cell office:value-type="string" calcext:value-type="string">
            <text:p>PKR 7,990.00</text:p>
          </table:table-cell>
          <table:table-cell office:value-type="float" office:value="10000157206" calcext:value-type="float">
            <text:p>10000157206</text:p>
          </table:table-cell>
          <table:table-cell office:value-type="string" calcext:value-type="string">
            <text:p>JLAWN-S-25-3540 SHAHANA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dyed-jacquard-unstitched-3pc-jlu253540u.html</text:p>
          </table:table-cell>
        </table:table-row>
        <table:table-row table:style-name="ro1">
          <table:table-cell office:value-type="string" calcext:value-type="string">
            <text:p>MULTICOLOR DIGITAL PRINTED CAMBRIC UNSTITCHED 2PC</text:p>
          </table:table-cell>
          <table:table-cell office:value-type="string" calcext:value-type="string">
            <text:p>PKR 2,890.00</text:p>
          </table:table-cell>
          <table:table-cell office:value-type="float" office:value="10000158964" calcext:value-type="float">
            <text:p>10000158964</text:p>
          </table:table-cell>
          <table:table-cell office:value-type="string" calcext:value-type="string">
            <text:p>JLAWN-S-JDS-25-1140 BLOCK BLOOM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digital-printed-cambric-unstitched-2pc-jds251140u.html</text:p>
          </table:table-cell>
        </table:table-row>
        <table:table-row table:style-name="ro1">
          <table:table-cell office:value-type="string" calcext:value-type="string">
            <text:p>MULTICOLOR DIGITAL PRINTED CAMBRIC UNSTITCHED 2PC</text:p>
          </table:table-cell>
          <table:table-cell office:value-type="string" calcext:value-type="string">
            <text:p>PKR 2,890.00</text:p>
          </table:table-cell>
          <table:table-cell office:value-type="float" office:value="10000158966" calcext:value-type="float">
            <text:p>10000158966</text:p>
          </table:table-cell>
          <table:table-cell office:value-type="string" calcext:value-type="string">
            <text:p>JLAWN-S-JDS-25-1142 BLOCK BLOOM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digital-printed-cambric-unstitched-2pc-jds251142u.html</text:p>
          </table:table-cell>
        </table:table-row>
        <table:table-row table:style-name="ro1">
          <table:table-cell office:value-type="string" calcext:value-type="string">
            <text:p>MULTICOLOR DIGITAL PRINTED CAMBRIC UNSTITCHED 2PC</text:p>
          </table:table-cell>
          <table:table-cell office:value-type="string" calcext:value-type="string">
            <text:p>PKR 2,890.00</text:p>
          </table:table-cell>
          <table:table-cell office:value-type="float" office:value="10000158967" calcext:value-type="float">
            <text:p>10000158967</text:p>
          </table:table-cell>
          <table:table-cell office:value-type="string" calcext:value-type="string">
            <text:p>JLAWN-S-JDS-25-1143 BLOCK BLOOM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digital-printed-cambric-unstitched-2pc-jds251143u.html</text:p>
          </table:table-cell>
        </table:table-row>
        <table:table-row table:style-name="ro1">
          <table:table-cell office:value-type="string" calcext:value-type="string">
            <text:p>MULTICOLOR DIGITAL PRINTED CAMBRIC UNSTITCHED 2PC</text:p>
          </table:table-cell>
          <table:table-cell office:value-type="string" calcext:value-type="string">
            <text:p>PKR 2,890.00</text:p>
          </table:table-cell>
          <table:table-cell office:value-type="float" office:value="10000158965" calcext:value-type="float">
            <text:p>10000158965</text:p>
          </table:table-cell>
          <table:table-cell office:value-type="string" calcext:value-type="string">
            <text:p>JLAWN-S-JDS-25-1141 BLOCK BLOOM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digital-printed-cambric-unstitched-2pc-jds251141u.html</text:p>
          </table:table-cell>
        </table:table-row>
        <table:table-row table:style-name="ro1">
          <table:table-cell office:value-type="string" calcext:value-type="string">
            <text:p>MULTICOLOR DIGITAL PRINTED CAMBRIC UNSTITCHED 2PC</text:p>
          </table:table-cell>
          <table:table-cell office:value-type="string" calcext:value-type="string">
            <text:p>PKR 2,890.00</text:p>
          </table:table-cell>
          <table:table-cell office:value-type="float" office:value="10000158968" calcext:value-type="float">
            <text:p>10000158968</text:p>
          </table:table-cell>
          <table:table-cell office:value-type="string" calcext:value-type="string">
            <text:p>JLAWN-S-JDS-25-1144 BLOCK BLOOM-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digital-printed-cambric-unstitched-2pc-jds251144u.html</text:p>
          </table:table-cell>
        </table:table-row>
        <table:table-row table:style-name="ro1">
          <table:table-cell office:value-type="string" calcext:value-type="string">
            <text:p>MULTICOLOR DIGITAL PRINTED CAMBRIC UNSTITCHED 2PC</text:p>
          </table:table-cell>
          <table:table-cell office:value-type="string" calcext:value-type="string">
            <text:p>PKR 2,890.00</text:p>
          </table:table-cell>
          <table:table-cell office:value-type="float" office:value="10000158969" calcext:value-type="float">
            <text:p>10000158969</text:p>
          </table:table-cell>
          <table:table-cell office:value-type="string" calcext:value-type="string">
            <text:p>JLAWN-S-JDS-25-1145 BLOCK BLOOM-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digital-printed-cambric-unstitched-2pc-jds251145u.html</text:p>
          </table:table-cell>
        </table:table-row>
        <table:table-row table:style-name="ro1">
          <table:table-cell office:value-type="string" calcext:value-type="string">
            <text:p>MULTICOLOR DIGITAL PRINTED CAMBRIC UNSTITCHED 2PC</text:p>
          </table:table-cell>
          <table:table-cell office:value-type="string" calcext:value-type="string">
            <text:p>PKR 2,890.00</text:p>
          </table:table-cell>
          <table:table-cell office:value-type="float" office:value="10000158970" calcext:value-type="float">
            <text:p>10000158970</text:p>
          </table:table-cell>
          <table:table-cell office:value-type="string" calcext:value-type="string">
            <text:p>JLAWN-S-JDS-25-1146 BLOCK BLOOM-7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digital-printed-cambric-unstitched-2pc-jds251146u.html</text:p>
          </table:table-cell>
        </table:table-row>
        <table:table-row table:style-name="ro1">
          <table:table-cell office:value-type="string" calcext:value-type="string">
            <text:p>MULTICOLOR PRINTED LAWN UNSTITCHED 3PC</text:p>
          </table:table-cell>
          <table:table-cell office:value-type="string" calcext:value-type="string">
            <text:p>PKR 3,490.00</text:p>
          </table:table-cell>
          <table:table-cell office:value-type="float" office:value="10000139977" calcext:value-type="float">
            <text:p>10000139977</text:p>
          </table:table-cell>
          <table:table-cell office:value-type="string" calcext:value-type="string">
            <text:p>JLAWN-S-25-3439 AQUARELLE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printed-lawn-unstitched-3pc-jlu253439u.html</text:p>
          </table:table-cell>
        </table:table-row>
        <table:table-row table:style-name="ro1">
          <table:table-cell office:value-type="string" calcext:value-type="string">
            <text:p>MULTICOLOR DIGITAL PRINTED CAMBRIC UNSTITCHED 2PC</text:p>
          </table:table-cell>
          <table:table-cell office:value-type="string" calcext:value-type="string">
            <text:p>PKR 2,890.00</text:p>
          </table:table-cell>
          <table:table-cell office:value-type="float" office:value="10000158971" calcext:value-type="float">
            <text:p>10000158971</text:p>
          </table:table-cell>
          <table:table-cell office:value-type="string" calcext:value-type="string">
            <text:p>JLAWN-S-JDS-25-1147 BLOCK BLOOM-8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digital-printed-cambric-unstitched-2pc-jds251147u.html</text:p>
          </table:table-cell>
        </table:table-row>
        <table:table-row table:style-name="ro1">
          <table:table-cell office:value-type="string" calcext:value-type="string">
            <text:p>MULTICOLOR PRINTED LAWN UNSTITCHED 3PC</text:p>
          </table:table-cell>
          <table:table-cell office:value-type="string" calcext:value-type="string">
            <text:p>PKR 3,490.00</text:p>
          </table:table-cell>
          <table:table-cell office:value-type="float" office:value="10000139979" calcext:value-type="float">
            <text:p>10000139979</text:p>
          </table:table-cell>
          <table:table-cell office:value-type="string" calcext:value-type="string">
            <text:p>JLAWN-S-25-3441 AQUARELLE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printed-lawn-unstitched-3pc-jlu253441u.html</text:p>
          </table:table-cell>
        </table:table-row>
        <table:table-row table:style-name="ro1">
          <table:table-cell office:value-type="string" calcext:value-type="string">
            <text:p>MULTICOLOR PRINTED LAWN UNSTITCHED 3PC</text:p>
          </table:table-cell>
          <table:table-cell office:value-type="string" calcext:value-type="string">
            <text:p>PKR 3,490.00</text:p>
          </table:table-cell>
          <table:table-cell office:value-type="float" office:value="10000139978" calcext:value-type="float">
            <text:p>10000139978</text:p>
          </table:table-cell>
          <table:table-cell office:value-type="string" calcext:value-type="string">
            <text:p>JLAWN-S-25-3440 AQUARELLE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printed-lawn-unstitched-3pc-jlu253440u.html</text:p>
          </table:table-cell>
        </table:table-row>
        <table:table-row table:style-name="ro1">
          <table:table-cell office:value-type="string" calcext:value-type="string">
            <text:p>MULTICOLOR PRINTED LAWN UNSTITCHED 3PC</text:p>
          </table:table-cell>
          <table:table-cell office:value-type="string" calcext:value-type="string">
            <text:p>PKR 3,490.00</text:p>
          </table:table-cell>
          <table:table-cell office:value-type="float" office:value="10000139981" calcext:value-type="float">
            <text:p>10000139981</text:p>
          </table:table-cell>
          <table:table-cell office:value-type="string" calcext:value-type="string">
            <text:p>JLAWN-S-25-3443 AQUARELLE-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printed-lawn-unstitched-3pc-jlu253443u.html</text:p>
          </table:table-cell>
        </table:table-row>
        <table:table-row table:style-name="ro1">
          <table:table-cell office:value-type="string" calcext:value-type="string">
            <text:p>MULTICOLOR PRINTED LAWN UNSTITCHED 3PC</text:p>
          </table:table-cell>
          <table:table-cell office:value-type="string" calcext:value-type="string">
            <text:p>PKR 3,490.00</text:p>
          </table:table-cell>
          <table:table-cell office:value-type="float" office:value="10000139980" calcext:value-type="float">
            <text:p>10000139980</text:p>
          </table:table-cell>
          <table:table-cell office:value-type="string" calcext:value-type="string">
            <text:p>JLAWN-S-25-3442 AQUARELLE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printed-lawn-unstitched-3pc-jlu253442u.html</text:p>
          </table:table-cell>
        </table:table-row>
        <table:table-row table:style-name="ro1">
          <table:table-cell office:value-type="string" calcext:value-type="string">
            <text:p>BLUE PRINTED LAWN UNSTITCHED 3PC</text:p>
          </table:table-cell>
          <table:table-cell office:value-type="string" calcext:value-type="string">
            <text:p>PKR 3,490.00</text:p>
          </table:table-cell>
          <table:table-cell office:value-type="float" office:value="10000139992" calcext:value-type="float">
            <text:p>10000139992</text:p>
          </table:table-cell>
          <table:table-cell office:value-type="string" calcext:value-type="string">
            <text:p>JLAWN-S-25-3450 ISLAMIC ART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printed-lawn-unstitched-3pc-jlu253450u.html</text:p>
          </table:table-cell>
        </table:table-row>
        <table:table-row table:style-name="ro1">
          <table:table-cell office:value-type="string" calcext:value-type="string">
            <text:p>BEIGE PRINTED LAWN UNSTITCHED 3PC</text:p>
          </table:table-cell>
          <table:table-cell office:value-type="string" calcext:value-type="string">
            <text:p>PKR 3,490.00</text:p>
          </table:table-cell>
          <table:table-cell office:value-type="float" office:value="10000139994" calcext:value-type="float">
            <text:p>10000139994</text:p>
          </table:table-cell>
          <table:table-cell office:value-type="string" calcext:value-type="string">
            <text:p>JLAWN-S-25-3452 ISLAMIC ART-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eige-printed-lawn-unstitched-3pc-jlu253452u.html</text:p>
          </table:table-cell>
        </table:table-row>
        <table:table-row table:style-name="ro1">
          <table:table-cell office:value-type="string" calcext:value-type="string">
            <text:p>MULTICOLOR PRINTED LAWN UNSTITCHED 3PC</text:p>
          </table:table-cell>
          <table:table-cell office:value-type="string" calcext:value-type="string">
            <text:p>PKR 3,490.00</text:p>
          </table:table-cell>
          <table:table-cell office:value-type="float" office:value="10000139995" calcext:value-type="float">
            <text:p>10000139995</text:p>
          </table:table-cell>
          <table:table-cell office:value-type="string" calcext:value-type="string">
            <text:p>JLAWN-S-25-3453 ISLAMIC ART-7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printed-lawn-unstitched-3pc-jlu253453u.html</text:p>
          </table:table-cell>
        </table:table-row>
        <table:table-row table:style-name="ro1">
          <table:table-cell office:value-type="string" calcext:value-type="string">
            <text:p>GREEN PRINTED LAWN UNSTITCHED 3PC</text:p>
          </table:table-cell>
          <table:table-cell office:value-type="string" calcext:value-type="string">
            <text:p>PKR 3,490.00</text:p>
          </table:table-cell>
          <table:table-cell office:value-type="float" office:value="10000139993" calcext:value-type="float">
            <text:p>10000139993</text:p>
          </table:table-cell>
          <table:table-cell office:value-type="string" calcext:value-type="string">
            <text:p>JLAWN-S-25-3451 ISLAMIC ART-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printed-lawn-unstitched-3pc-jlu253451u.html</text:p>
          </table:table-cell>
        </table:table-row>
        <table:table-row table:style-name="ro1">
          <table:table-cell office:value-type="string" calcext:value-type="string">
            <text:p>BEIGE PRINTED LAWN UNSTITCHED 3PC</text:p>
          </table:table-cell>
          <table:table-cell office:value-type="string" calcext:value-type="string">
            <text:p>PKR 3,490.00</text:p>
          </table:table-cell>
          <table:table-cell office:value-type="float" office:value="10000139996" calcext:value-type="float">
            <text:p>10000139996</text:p>
          </table:table-cell>
          <table:table-cell office:value-type="string" calcext:value-type="string">
            <text:p>JLAWN-S-25-3454 ISLAMIC ART-8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eige-printed-lawn-unstitched-3pc-jlu253454u.html</text:p>
          </table:table-cell>
        </table:table-row>
        <table:table-row table:style-name="ro1">
          <table:table-cell office:value-type="string" calcext:value-type="string">
            <text:p>GREEN PASTE PRINTED CAMBRIC UNSTITCHED 2PC</text:p>
          </table:table-cell>
          <table:table-cell office:value-type="string" calcext:value-type="string">
            <text:p>PKR 4,490.00</text:p>
          </table:table-cell>
          <table:table-cell office:value-type="float" office:value="10000167011" calcext:value-type="float">
            <text:p>10000167011</text:p>
          </table:table-cell>
          <table:table-cell office:value-type="string" calcext:value-type="string">
            <text:p>JLAWN-S-JST-25-2181 ALLURE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paste-printed-cambric-unstitched-2pc-jst252181u.html</text:p>
          </table:table-cell>
        </table:table-row>
        <table:table-row table:style-name="ro1">
          <table:table-cell office:value-type="string" calcext:value-type="string">
            <text:p>MULTICOLOR PRINTED LAWN UNSTITCHED 3PC</text:p>
          </table:table-cell>
          <table:table-cell office:value-type="string" calcext:value-type="string">
            <text:p>PKR 3,490.00</text:p>
          </table:table-cell>
          <table:table-cell office:value-type="float" office:value="10000139983" calcext:value-type="float">
            <text:p>10000139983</text:p>
          </table:table-cell>
          <table:table-cell office:value-type="string" calcext:value-type="string">
            <text:p>JLAWN-S-25-3445 AQUARELLE-7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printed-lawn-unstitched-3pc-jlu253445u.html</text:p>
          </table:table-cell>
        </table:table-row>
        <table:table-row table:style-name="ro1">
          <table:table-cell office:value-type="string" calcext:value-type="string">
            <text:p>RED DYED JACQUARD UNSTITCHED 3PC</text:p>
          </table:table-cell>
          <table:table-cell office:value-type="string" calcext:value-type="string">
            <text:p>PKR 7,990.00</text:p>
          </table:table-cell>
          <table:table-cell office:value-type="float" office:value="10000157208" calcext:value-type="float">
            <text:p>10000157208</text:p>
          </table:table-cell>
          <table:table-cell office:value-type="string" calcext:value-type="string">
            <text:p>JLAWN-S-25-3542 SHAHANA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red-dyed-jacquard-unstitched-3pc-jlu253542u.html</text:p>
          </table:table-cell>
        </table:table-row>
        <table:table-row table:style-name="ro1">
          <table:table-cell office:value-type="string" calcext:value-type="string">
            <text:p>MULTICOLOR PRINTED LAWN UNSTITCHED 3PC</text:p>
          </table:table-cell>
          <table:table-cell office:value-type="string" calcext:value-type="string">
            <text:p>PKR 3,490.00</text:p>
          </table:table-cell>
          <table:table-cell office:value-type="float" office:value="10000139982" calcext:value-type="float">
            <text:p>10000139982</text:p>
          </table:table-cell>
          <table:table-cell office:value-type="string" calcext:value-type="string">
            <text:p>JLAWN-S-25-3444 AQUARELLE-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printed-lawn-unstitched-3pc-jlu253444u.html</text:p>
          </table:table-cell>
        </table:table-row>
        <table:table-row table:style-name="ro1">
          <table:table-cell office:value-type="string" calcext:value-type="string">
            <text:p>BLUE PASTE PRINTED CAMBRIC UNSTITCHED 2PC</text:p>
          </table:table-cell>
          <table:table-cell office:value-type="string" calcext:value-type="string">
            <text:p>PKR 4,490.00</text:p>
          </table:table-cell>
          <table:table-cell office:value-type="float" office:value="10000167014" calcext:value-type="float">
            <text:p>10000167014</text:p>
          </table:table-cell>
          <table:table-cell office:value-type="string" calcext:value-type="string">
            <text:p>JLAWN-S-JST-25-2184 ALLURE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paste-printed-cambric-unstitched-2pc-jst252184u.html</text:p>
          </table:table-cell>
        </table:table-row>
        <table:table-row table:style-name="ro1">
          <table:table-cell office:value-type="string" calcext:value-type="string">
            <text:p>PINK DIGITAL PRINTED DOBBY UNSTITCHED 2PC</text:p>
          </table:table-cell>
          <table:table-cell office:value-type="string" calcext:value-type="string">
            <text:p>PKR 3,290.00</text:p>
          </table:table-cell>
          <table:table-cell office:value-type="float" office:value="10000157196" calcext:value-type="float">
            <text:p>10000157196</text:p>
          </table:table-cell>
          <table:table-cell office:value-type="string" calcext:value-type="string">
            <text:p>JLAWN-S-JST-25-2188 ZARKASH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digital-printed-dobby-unstitched-2pc-jst252188u.html</text:p>
          </table:table-cell>
        </table:table-row>
        <table:table-row table:style-name="ro1">
          <table:table-cell office:value-type="string" calcext:value-type="string">
            <text:p>LILAC DIGITAL PRINTED DOBBY UNSTITCHED 2PC</text:p>
          </table:table-cell>
          <table:table-cell office:value-type="string" calcext:value-type="string">
            <text:p>PKR 3,290.00</text:p>
          </table:table-cell>
          <table:table-cell office:value-type="float" office:value="10000157193" calcext:value-type="float">
            <text:p>10000157193</text:p>
          </table:table-cell>
          <table:table-cell office:value-type="string" calcext:value-type="string">
            <text:p>JLAWN-S-JST-25-2185 ZARKASH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lilac-digital-printed-dobby-unstitched-2pc-jst252185u.html</text:p>
          </table:table-cell>
        </table:table-row>
        <table:table-row table:style-name="ro1">
          <table:table-cell office:value-type="string" calcext:value-type="string">
            <text:p>BLUE DIGITAL PRINTED DOBBY UNSTITCHED 2PC</text:p>
          </table:table-cell>
          <table:table-cell office:value-type="string" calcext:value-type="string">
            <text:p>PKR 3,290.00</text:p>
          </table:table-cell>
          <table:table-cell office:value-type="float" office:value="10000157195" calcext:value-type="float">
            <text:p>10000157195</text:p>
          </table:table-cell>
          <table:table-cell office:value-type="string" calcext:value-type="string">
            <text:p>JLAWN-S-JST-25-2187 ZARKASH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digital-printed-dobby-unstitched-2pc-jst252187u.html</text:p>
          </table:table-cell>
        </table:table-row>
        <table:table-row table:style-name="ro1">
          <table:table-cell office:value-type="string" calcext:value-type="string">
            <text:p>MULTICOLOR PRINTED LAWN UNSTITCHED 3PC</text:p>
          </table:table-cell>
          <table:table-cell office:value-type="string" calcext:value-type="string">
            <text:p>PKR 3,490.00</text:p>
          </table:table-cell>
          <table:table-cell office:value-type="float" office:value="10000139984" calcext:value-type="float">
            <text:p>10000139984</text:p>
          </table:table-cell>
          <table:table-cell office:value-type="string" calcext:value-type="string">
            <text:p>JLAWN-S-25-3446 AQUARELLE-8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printed-lawn-unstitched-3pc-jlu253446u.html</text:p>
          </table:table-cell>
        </table:table-row>
        <table:table-row table:style-name="ro1">
          <table:table-cell office:value-type="string" calcext:value-type="string">
            <text:p>MULTICOLOR DIGITAL PRINTED CAMBRIC UNSTITCHED 2PC</text:p>
          </table:table-cell>
          <table:table-cell office:value-type="string" calcext:value-type="string">
            <text:p>PKR 3,290.00</text:p>
          </table:table-cell>
          <table:table-cell office:value-type="float" office:value="10000157197" calcext:value-type="float">
            <text:p>10000157197</text:p>
          </table:table-cell>
          <table:table-cell office:value-type="string" calcext:value-type="string">
            <text:p>JLAWN-S-JST-25-2189 LINES &amp; BLOSSOMS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digital-printed-cambric-unstitched-2pc-jst252189u.html</text:p>
          </table:table-cell>
        </table:table-row>
        <table:table-row table:style-name="ro1">
          <table:table-cell office:value-type="string" calcext:value-type="string">
            <text:p>BROWN PRINTED LAWN UNSTITCHED 3PC</text:p>
          </table:table-cell>
          <table:table-cell office:value-type="string" calcext:value-type="string">
            <text:p>PKR 3,490.00</text:p>
          </table:table-cell>
          <table:table-cell office:value-type="float" office:value="10000139989" calcext:value-type="float">
            <text:p>10000139989</text:p>
          </table:table-cell>
          <table:table-cell office:value-type="string" calcext:value-type="string">
            <text:p>JLAWN-S-25-3447 ISLAMIC ART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rown-printed-lawn-unstitched-3pc-jlu253447u.html</text:p>
          </table:table-cell>
        </table:table-row>
        <table:table-row table:style-name="ro1">
          <table:table-cell office:value-type="string" calcext:value-type="string">
            <text:p>IVORY PRINTED LAWN UNSTITCHED 3PC</text:p>
          </table:table-cell>
          <table:table-cell office:value-type="string" calcext:value-type="string">
            <text:p>PKR 3,490.00</text:p>
          </table:table-cell>
          <table:table-cell office:value-type="float" office:value="10000139990" calcext:value-type="float">
            <text:p>10000139990</text:p>
          </table:table-cell>
          <table:table-cell office:value-type="string" calcext:value-type="string">
            <text:p>JLAWN-S-25-3448 ISLAMIC ART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ivory-printed-lawn-unstitched-3pc-jlu253448u.html</text:p>
          </table:table-cell>
        </table:table-row>
        <table:table-row table:style-name="ro1">
          <table:table-cell office:value-type="string" calcext:value-type="string">
            <text:p>RED PRINTED LAWN UNSTITCHED 3PC</text:p>
          </table:table-cell>
          <table:table-cell office:value-type="string" calcext:value-type="string">
            <text:p>PKR 3,490.00</text:p>
          </table:table-cell>
          <table:table-cell office:value-type="float" office:value="10000139991" calcext:value-type="float">
            <text:p>10000139991</text:p>
          </table:table-cell>
          <table:table-cell office:value-type="string" calcext:value-type="string">
            <text:p>JLAWN-S-25-3449 ISLAMIC ART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red-printed-lawn-unstitched-3pc-jlu253449u.html</text:p>
          </table:table-cell>
        </table:table-row>
        <table:table-row table:style-name="ro1">
          <table:table-cell office:value-type="string" calcext:value-type="string">
            <text:p>LEMON DIGITAL PRINTED DOBBY UNSTITCHED 2PC</text:p>
          </table:table-cell>
          <table:table-cell office:value-type="string" calcext:value-type="string">
            <text:p>PKR 3,290.00</text:p>
          </table:table-cell>
          <table:table-cell office:value-type="float" office:value="10000157194" calcext:value-type="float">
            <text:p>10000157194</text:p>
          </table:table-cell>
          <table:table-cell office:value-type="string" calcext:value-type="string">
            <text:p>JLAWN-S-JST-25-2186 ZARKASH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lemon-digital-printed-dobby-unstitched-2pc-jst252186u.html</text:p>
          </table:table-cell>
        </table:table-row>
        <table:table-row table:style-name="ro1">
          <table:table-cell office:value-type="string" calcext:value-type="string">
            <text:p>MULTICOLOR DIGITAL PRINTED CAMBRIC UNSTITCHED 2PC</text:p>
          </table:table-cell>
          <table:table-cell office:value-type="string" calcext:value-type="string">
            <text:p>PKR 3,290.00</text:p>
          </table:table-cell>
          <table:table-cell office:value-type="float" office:value="10000157198" calcext:value-type="float">
            <text:p>10000157198</text:p>
          </table:table-cell>
          <table:table-cell office:value-type="string" calcext:value-type="string">
            <text:p>JLAWN-S-JST-25-2190 LINES &amp; BLOSSOMS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digital-printed-cambric-unstitched-2pc-jst252190u.html</text:p>
          </table:table-cell>
        </table:table-row>
        <table:table-row table:style-name="ro1">
          <table:table-cell office:value-type="string" calcext:value-type="string">
            <text:p>MULTICOLOR DIGITAL PRINTED CAMBRIC UNSTITCHED 2PC</text:p>
          </table:table-cell>
          <table:table-cell office:value-type="string" calcext:value-type="string">
            <text:p>PKR 3,290.00</text:p>
          </table:table-cell>
          <table:table-cell office:value-type="float" office:value="10000157200" calcext:value-type="float">
            <text:p>10000157200</text:p>
          </table:table-cell>
          <table:table-cell office:value-type="string" calcext:value-type="string">
            <text:p>JLAWN-S-JST-25-2192 LINES &amp; BLOSSOMS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digital-printed-cambric-unstitched-2pc-jst252192u.html</text:p>
          </table:table-cell>
        </table:table-row>
        <table:table-row table:style-name="ro1">
          <table:table-cell office:value-type="string" calcext:value-type="string">
            <text:p>MULTICOLOR DIGITAL PRINTED CAMBRIC UNSTITCHED 2PC</text:p>
          </table:table-cell>
          <table:table-cell office:value-type="string" calcext:value-type="string">
            <text:p>PKR 3,290.00</text:p>
          </table:table-cell>
          <table:table-cell office:value-type="float" office:value="10000157199" calcext:value-type="float">
            <text:p>10000157199</text:p>
          </table:table-cell>
          <table:table-cell office:value-type="string" calcext:value-type="string">
            <text:p>JLAWN-S-JST-25-2191 LINES &amp; BLOSSOMS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digital-printed-cambric-unstitched-2pc-jst252191u.html</text:p>
          </table:table-cell>
        </table:table-row>
        <table:table-row table:style-name="ro1">
          <table:table-cell office:value-type="string" calcext:value-type="string">
            <text:p>BLACK EMBOSSED LAWN 2PC STITCHED</text:p>
          </table:table-cell>
          <table:table-cell office:value-type="string" calcext:value-type="string">
            <text:p>PKR 6,990.00</text:p>
          </table:table-cell>
          <table:table-cell office:value-type="string" calcext:value-type="string">
            <text:p>J-10000150361</text:p>
          </table:table-cell>
          <table:table-cell office:value-type="string" calcext:value-type="string">
            <text:p>JLAWN-S-JDS-25-1168/S MODERN RALLI-0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embossed-lawn-2pc-stitched-jds251168s.html</text:p>
          </table:table-cell>
        </table:table-row>
        <table:table-row table:style-name="ro1">
          <table:table-cell office:value-type="string" calcext:value-type="string">
            <text:p>GREY EMBOSSED LAWN 2PC STITCHED</text:p>
          </table:table-cell>
          <table:table-cell office:value-type="string" calcext:value-type="string">
            <text:p>PKR 6,990.00</text:p>
          </table:table-cell>
          <table:table-cell office:value-type="string" calcext:value-type="string">
            <text:p>J-10000150379</text:p>
          </table:table-cell>
          <table:table-cell office:value-type="string" calcext:value-type="string">
            <text:p>JLAWN-S-JDS-25-1171/S MODERN RALLI-0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y-embossed-lawn-2pc-stitched-jds251171s.html</text:p>
          </table:table-cell>
        </table:table-row>
        <table:table-row table:style-name="ro1">
          <table:table-cell office:value-type="string" calcext:value-type="string">
            <text:p>RED EMBOSSED LAWN 2PC STITCHED</text:p>
          </table:table-cell>
          <table:table-cell office:value-type="string" calcext:value-type="string">
            <text:p>PKR 6,990.00</text:p>
          </table:table-cell>
          <table:table-cell office:value-type="string" calcext:value-type="string">
            <text:p>J-10000150373</text:p>
          </table:table-cell>
          <table:table-cell office:value-type="string" calcext:value-type="string">
            <text:p>JLAWN-S-JDS-25-1170/S MODERN RALLI-0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red-embossed-lawn-2pc-stitched-jds251170s.html</text:p>
          </table:table-cell>
        </table:table-row>
        <table:table-row table:style-name="ro1">
          <table:table-cell office:value-type="string" calcext:value-type="string">
            <text:p>BLUE EMBROIDERED LIMINAL 3PC STITCHED</text:p>
          </table:table-cell>
          <table:table-cell office:value-type="string" calcext:value-type="string">
            <text:p>PKR 9,990.00</text:p>
          </table:table-cell>
          <table:table-cell office:value-type="string" calcext:value-type="string">
            <text:p>J-10000149424</text:p>
          </table:table-cell>
          <table:table-cell office:value-type="string" calcext:value-type="string">
            <text:p>JLAWN-S-25-957/S CORD ART-0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embroidered-liminal-3pc-stitched-jl25957s.html</text:p>
          </table:table-cell>
        </table:table-row>
        <table:table-row table:style-name="ro1">
          <table:table-cell office:value-type="string" calcext:value-type="string">
            <text:p>BROWN EMBOSSED LAWN 2PC STITCHED</text:p>
          </table:table-cell>
          <table:table-cell office:value-type="string" calcext:value-type="string">
            <text:p>PKR 6,990.00</text:p>
          </table:table-cell>
          <table:table-cell office:value-type="string" calcext:value-type="string">
            <text:p>J-10000150367</text:p>
          </table:table-cell>
          <table:table-cell office:value-type="string" calcext:value-type="string">
            <text:p>JLAWN-S-JDS-25-1169/S MODERN RALLI-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rown-embossed-lawn-2pc-stitched-jds251169s.html</text:p>
          </table:table-cell>
        </table:table-row>
        <table:table-row table:style-name="ro1">
          <table:table-cell office:value-type="string" calcext:value-type="string">
            <text:p>BLACK EMBROIDERED LIMINAL 3PC STITCHED</text:p>
          </table:table-cell>
          <table:table-cell office:value-type="string" calcext:value-type="string">
            <text:p>PKR 9,990.00</text:p>
          </table:table-cell>
          <table:table-cell office:value-type="string" calcext:value-type="string">
            <text:p>J-10000149436</text:p>
          </table:table-cell>
          <table:table-cell office:value-type="string" calcext:value-type="string">
            <text:p>JLAWN-S-25-959/S CORD ART-0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embroidered-liminal-3pc-stitched-jl25959s.html</text:p>
          </table:table-cell>
        </table:table-row>
        <table:table-row table:style-name="ro1">
          <table:table-cell office:value-type="string" calcext:value-type="string">
            <text:p>BLUE EMBROIDERED CAMBRIC 3PC STITCHED</text:p>
          </table:table-cell>
          <table:table-cell office:value-type="string" calcext:value-type="string">
            <text:p>PKR 9,990.00</text:p>
          </table:table-cell>
          <table:table-cell office:value-type="string" calcext:value-type="string">
            <text:p>J-10000150397</text:p>
          </table:table-cell>
          <table:table-cell office:value-type="string" calcext:value-type="string">
            <text:p>JLAWN-S-25-969/S CORD ART-0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embroidered-cambric-3pc-stitched-jl25969s.html</text:p>
          </table:table-cell>
        </table:table-row>
        <table:table-row table:style-name="ro1">
          <table:table-cell office:value-type="string" calcext:value-type="string">
            <text:p>GREEN EMBROIDERED LIMINAL 3PC STITCHED</text:p>
          </table:table-cell>
          <table:table-cell office:value-type="string" calcext:value-type="string">
            <text:p>PKR 9,990.00</text:p>
          </table:table-cell>
          <table:table-cell office:value-type="string" calcext:value-type="string">
            <text:p>J-10000149430</text:p>
          </table:table-cell>
          <table:table-cell office:value-type="string" calcext:value-type="string">
            <text:p>JLAWN-S-25-958/S CORD ART-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embroidered-liminal-3pc-stitched-jl25958s.html</text:p>
          </table:table-cell>
        </table:table-row>
        <table:table-row table:style-name="ro1">
          <table:table-cell office:value-type="string" calcext:value-type="string">
            <text:p>GREEN EMBROIDERED IMPURE SILK 3PC STITCHED</text:p>
          </table:table-cell>
          <table:table-cell office:value-type="string" calcext:value-type="string">
            <text:p>PKR 9,990.00</text:p>
          </table:table-cell>
          <table:table-cell office:value-type="string" calcext:value-type="string">
            <text:p>J-10000147697</text:p>
          </table:table-cell>
          <table:table-cell office:value-type="string" calcext:value-type="string">
            <text:p>JLAWN-S-25-266/S DIP DYE-0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embroidered-impure-silk-3pc-stitched-jls25266s.html</text:p>
          </table:table-cell>
        </table:table-row>
        <table:table-row table:style-name="ro1">
          <table:table-cell office:value-type="string" calcext:value-type="string">
            <text:p>TEAL EMBROIDERED CAMBRIC 3PC STITCHED</text:p>
          </table:table-cell>
          <table:table-cell office:value-type="string" calcext:value-type="string">
            <text:p>PKR 9,990.00</text:p>
          </table:table-cell>
          <table:table-cell office:value-type="string" calcext:value-type="string">
            <text:p>J-10000150403</text:p>
          </table:table-cell>
          <table:table-cell office:value-type="string" calcext:value-type="string">
            <text:p>JLAWN-S-25-970/S CORD ART-0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teal-embroidered-cambric-3pc-stitched-jl25970s.html</text:p>
          </table:table-cell>
        </table:table-row>
        <table:table-row table:style-name="ro1">
          <table:table-cell office:value-type="string" calcext:value-type="string">
            <text:p>BLACK EMBROIDERED CAMBRIC 3PC STITCHED</text:p>
          </table:table-cell>
          <table:table-cell office:value-type="string" calcext:value-type="string">
            <text:p>PKR 9,990.00</text:p>
          </table:table-cell>
          <table:table-cell office:value-type="string" calcext:value-type="string">
            <text:p>J-10000150409</text:p>
          </table:table-cell>
          <table:table-cell office:value-type="string" calcext:value-type="string">
            <text:p>JLAWN-S-25-971/S CORD ART-07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embroidered-cambric-3pc-stitched-jl25971s.html</text:p>
          </table:table-cell>
        </table:table-row>
        <table:table-row table:style-name="ro1">
          <table:table-cell office:value-type="string" calcext:value-type="string">
            <text:p>BLUE EMBROIDERED IMPURE SILK 3PC STITCHED</text:p>
          </table:table-cell>
          <table:table-cell office:value-type="string" calcext:value-type="string">
            <text:p>PKR 9,990.00</text:p>
          </table:table-cell>
          <table:table-cell office:value-type="string" calcext:value-type="string">
            <text:p>J-10000147703</text:p>
          </table:table-cell>
          <table:table-cell office:value-type="string" calcext:value-type="string">
            <text:p>JLAWN-S-25-268/S DIP DYE-0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embroidered-impure-silk-3pc-stitched-jls25268s.html</text:p>
          </table:table-cell>
        </table:table-row>
        <table:table-row table:style-name="ro1">
          <table:table-cell office:value-type="string" calcext:value-type="string">
            <text:p>PURPLE EMBROIDERED CAMBRIC 3PC STITCHED</text:p>
          </table:table-cell>
          <table:table-cell office:value-type="string" calcext:value-type="string">
            <text:p>PKR 9,990.00</text:p>
          </table:table-cell>
          <table:table-cell office:value-type="string" calcext:value-type="string">
            <text:p>J-10000151294</text:p>
          </table:table-cell>
          <table:table-cell office:value-type="string" calcext:value-type="string">
            <text:p>JLAWN-S-25-972/S CORD ART-08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urple-embroidered-cambric-3pc-stitched-jl25972s.html</text:p>
          </table:table-cell>
        </table:table-row>
        <table:table-row table:style-name="ro1">
          <table:table-cell office:value-type="string" calcext:value-type="string">
            <text:p>GREY PASTE PRINTED LAWN 3PC STITCHED</text:p>
          </table:table-cell>
          <table:table-cell office:value-type="string" calcext:value-type="string">
            <text:p>PKR 9,490.00</text:p>
          </table:table-cell>
          <table:table-cell office:value-type="string" calcext:value-type="string">
            <text:p>J-10000154624</text:p>
          </table:table-cell>
          <table:table-cell office:value-type="string" calcext:value-type="string">
            <text:p>JLAWN-S-25-973/S MEHTAB-0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y-paste-printed-cambric-3pc-stitched-jl25973s.html</text:p>
          </table:table-cell>
        </table:table-row>
        <table:table-row table:style-name="ro1">
          <table:table-cell office:value-type="string" calcext:value-type="string">
            <text:p>OFF WHITE PRINTED LAWN 3PC STITCHED</text:p>
          </table:table-cell>
          <table:table-cell office:value-type="string" calcext:value-type="string">
            <text:p>PKR 8,490.00</text:p>
          </table:table-cell>
          <table:table-cell office:value-type="string" calcext:value-type="string">
            <text:p>J-10000159563</text:p>
          </table:table-cell>
          <table:table-cell office:value-type="string" calcext:value-type="string">
            <text:p>JLAWN-S-25-246/S MONOCHROME MAGIC-0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printed-khaddar-3pc-stitched-jls25246s.html</text:p>
          </table:table-cell>
        </table:table-row>
        <table:table-row table:style-name="ro1">
          <table:table-cell office:value-type="string" calcext:value-type="string">
            <text:p>MAROON PASTE PRINTED LAWN 3PC STITCHED</text:p>
          </table:table-cell>
          <table:table-cell office:value-type="string" calcext:value-type="string">
            <text:p>PKR 9,490.00</text:p>
          </table:table-cell>
          <table:table-cell office:value-type="string" calcext:value-type="string">
            <text:p>J-10000154630</text:p>
          </table:table-cell>
          <table:table-cell office:value-type="string" calcext:value-type="string">
            <text:p>JLAWN-S-25-974/S MEHTAB-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aroon-paste-printed-cambric-3pc-stitched-jl25974s.html</text:p>
          </table:table-cell>
        </table:table-row>
        <table:table-row table:style-name="ro1">
          <table:table-cell office:value-type="string" calcext:value-type="string">
            <text:p>PURPLE PASTE PRINTED LAWN 3PC STITCHED</text:p>
          </table:table-cell>
          <table:table-cell office:value-type="string" calcext:value-type="string">
            <text:p>PKR 9,490.00</text:p>
          </table:table-cell>
          <table:table-cell office:value-type="string" calcext:value-type="string">
            <text:p>J-10000154636</text:p>
          </table:table-cell>
          <table:table-cell office:value-type="string" calcext:value-type="string">
            <text:p>JLAWN-S-25-975/S MEHTAB-0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urple-paste-printed-cambric-3pc-stitched-jl25975s.html</text:p>
          </table:table-cell>
        </table:table-row>
        <table:table-row table:style-name="ro1">
          <table:table-cell office:value-type="string" calcext:value-type="string">
            <text:p>OFF WHITE EMBROIDERED TEXTURED 2PC STITCHED</text:p>
          </table:table-cell>
          <table:table-cell office:value-type="string" calcext:value-type="string">
            <text:p>PKR 6,990.00</text:p>
          </table:table-cell>
          <table:table-cell office:value-type="string" calcext:value-type="string">
            <text:p>J-10000147667</text:p>
          </table:table-cell>
          <table:table-cell office:value-type="string" calcext:value-type="string">
            <text:p>JLAWN-S-JST-25-2195/S O'FRIDA GEN Z-0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embroidered-textured-2pc-stitched-jst252195s.html</text:p>
          </table:table-cell>
        </table:table-row>
        <table:table-row table:style-name="ro1">
          <table:table-cell office:value-type="string" calcext:value-type="string">
            <text:p>MULTICOLOR EMBROIDERED SILK 3PC STITCHED</text:p>
          </table:table-cell>
          <table:table-cell office:value-type="string" calcext:value-type="string">
            <text:p>PKR 9,990.00</text:p>
          </table:table-cell>
          <table:table-cell office:value-type="string" calcext:value-type="string">
            <text:p>J-10000150439</text:p>
          </table:table-cell>
          <table:table-cell office:value-type="string" calcext:value-type="string">
            <text:p>JLAWN-S-25-267/S DIP DYE-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embroidered-silk-3pc-stitched-jls25267s.html</text:p>
          </table:table-cell>
        </table:table-row>
        <table:table-row table:style-name="ro1">
          <table:table-cell office:value-type="string" calcext:value-type="string">
            <text:p>YELLOW DIGITAL PRINTED IMPURE SILK 3PC STITCHED</text:p>
          </table:table-cell>
          <table:table-cell office:value-type="string" calcext:value-type="string">
            <text:p>PKR 9,990.00</text:p>
          </table:table-cell>
          <table:table-cell office:value-type="string" calcext:value-type="string">
            <text:p>J-10000147709</text:p>
          </table:table-cell>
          <table:table-cell office:value-type="string" calcext:value-type="string">
            <text:p>JLAWN-S-25-269/S DIP DYE-0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yellow-digital-printed-impure-silk-3pc-stitched-jls25269s.html</text:p>
          </table:table-cell>
        </table:table-row>
        <table:table-row table:style-name="ro1">
          <table:table-cell office:value-type="string" calcext:value-type="string">
            <text:p>PEACH EMBROIDERED COTTON NET 3PC STITCHED</text:p>
          </table:table-cell>
          <table:table-cell office:value-type="string" calcext:value-type="string">
            <text:p>PKR 15,990.00</text:p>
          </table:table-cell>
          <table:table-cell office:value-type="string" calcext:value-type="string">
            <text:p>J-10000141020</text:p>
          </table:table-cell>
          <table:table-cell office:value-type="string" calcext:value-type="string">
            <text:p>JJPW-S-JPS-25-3939 FB/DANEEN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each-embroidered-cotton-net-3pc-stitched-jps253939s.html</text:p>
          </table:table-cell>
        </table:table-row>
        <table:table-row table:style-name="ro1">
          <table:table-cell office:value-type="string" calcext:value-type="string">
            <text:p>BLUE EMBROIDERED TEXTURED 2PC STITCHED</text:p>
          </table:table-cell>
          <table:table-cell office:value-type="string" calcext:value-type="string">
            <text:p>PKR 6,990.00</text:p>
          </table:table-cell>
          <table:table-cell office:value-type="string" calcext:value-type="string">
            <text:p>J-10000146950</text:p>
          </table:table-cell>
          <table:table-cell office:value-type="string" calcext:value-type="string">
            <text:p>JLAWN-S-JST-25-2194/S O'FRIDA GEN Z-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embroidered-textured-2pc-stitched-jst252194s.html</text:p>
          </table:table-cell>
        </table:table-row>
        <table:table-row table:style-name="ro1">
          <table:table-cell office:value-type="string" calcext:value-type="string">
            <text:p>GREEN EMBROIDERED COTTON NET 3PC STITCHED</text:p>
          </table:table-cell>
          <table:table-cell office:value-type="string" calcext:value-type="string">
            <text:p>PKR 15,990.00</text:p>
          </table:table-cell>
          <table:table-cell office:value-type="string" calcext:value-type="string">
            <text:p>J-10000141026</text:p>
          </table:table-cell>
          <table:table-cell office:value-type="string" calcext:value-type="string">
            <text:p>JJPW-S-JPS-25-3940 FB/DANEEN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embroidered-cotton-net-3pc-stitched-jps253940s.html</text:p>
          </table:table-cell>
        </table:table-row>
        <table:table-row table:style-name="ro1">
          <table:table-cell office:value-type="string" calcext:value-type="string">
            <text:p>PINK EMBROIDERED TEXTURED 2PC STITCHED</text:p>
          </table:table-cell>
          <table:table-cell office:value-type="string" calcext:value-type="string">
            <text:p>PKR 6,990.00</text:p>
          </table:table-cell>
          <table:table-cell office:value-type="string" calcext:value-type="string">
            <text:p>J-10000146944</text:p>
          </table:table-cell>
          <table:table-cell office:value-type="string" calcext:value-type="string">
            <text:p>JLAWN-S-JST-25-2193/S O'FRIDA GEN Z-0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embroidered-textured-2pc-stitched-jst252193s.html</text:p>
          </table:table-cell>
        </table:table-row>
        <table:table-row table:style-name="ro1">
          <table:table-cell office:value-type="string" calcext:value-type="string">
            <text:p>OFF WHITE BLENDED FORMAL KAMEEZ SHALWAR</text:p>
          </table:table-cell>
          <table:table-cell office:value-type="string" calcext:value-type="string">
            <text:p>PKR 8,990.00</text:p>
          </table:table-cell>
          <table:table-cell office:value-type="string" calcext:value-type="string">
            <text:p>J-10000142475</text:p>
          </table:table-cell>
          <table:table-cell office:value-type="string" calcext:value-type="string">
            <text:p>JJKS-A-50196/S25/JJ10253-F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blended-formal-kameez-shalwar-jjksa50196.html</text:p>
          </table:table-cell>
        </table:table-row>
        <table:table-row table:style-name="ro1">
          <table:table-cell office:value-type="string" calcext:value-type="string">
            <text:p>PINK PRINTED LAWN SHALWAR</text:p>
          </table:table-cell>
          <table:table-cell office:value-type="string" calcext:value-type="string">
            <text:p>PKR 2,090.00</text:p>
          </table:table-cell>
          <table:table-cell office:value-type="string" calcext:value-type="string">
            <text:p>J-10000135526</text:p>
          </table:table-cell>
          <table:table-cell office:value-type="string" calcext:value-type="string">
            <text:p>JJLT-S-25-494 FB/ESSENTIAL-5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printed-lawn-shalwar-jlt25494.html</text:p>
          </table:table-cell>
        </table:table-row>
        <table:table-row table:style-name="ro1">
          <table:table-cell office:value-type="string" calcext:value-type="string">
            <text:p>CREAM BLENDED FORMAL KAMEEZ SHALWAR</text:p>
          </table:table-cell>
          <table:table-cell office:value-type="string" calcext:value-type="string">
            <text:p>PKR 8,990.00</text:p>
          </table:table-cell>
          <table:table-cell office:value-type="string" calcext:value-type="string">
            <text:p>J-10000142451</text:p>
          </table:table-cell>
          <table:table-cell office:value-type="string" calcext:value-type="string">
            <text:p>JJKS-A-50191/S25/JJ10179-F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cream-blended-formal-kameez-shalwar-jjksa50191.html</text:p>
          </table:table-cell>
        </table:table-row>
        <table:table-row table:style-name="ro1">
          <table:table-cell office:value-type="string" calcext:value-type="string">
            <text:p>JADE BLENDED FORMAL KAMEEZ SHALWAR</text:p>
          </table:table-cell>
          <table:table-cell office:value-type="string" calcext:value-type="string">
            <text:p>PKR 8,990.00</text:p>
          </table:table-cell>
          <table:table-cell office:value-type="string" calcext:value-type="string">
            <text:p>J-10000142457</text:p>
          </table:table-cell>
          <table:table-cell office:value-type="string" calcext:value-type="string">
            <text:p>JJKS-A-50192/S25/JJ10179-F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jade-green-blended-formal-kameez-shalwar-jjksa50192.html</text:p>
          </table:table-cell>
        </table:table-row>
        <table:table-row table:style-name="ro1">
          <table:table-cell office:value-type="string" calcext:value-type="string">
            <text:p>PINK PRINTED LAWN SHALWAR</text:p>
          </table:table-cell>
          <table:table-cell office:value-type="string" calcext:value-type="string">
            <text:p>PKR 2,090.00</text:p>
          </table:table-cell>
          <table:table-cell office:value-type="string" calcext:value-type="string">
            <text:p>J-10000151222</text:p>
          </table:table-cell>
          <table:table-cell office:value-type="string" calcext:value-type="string">
            <text:p>JJLT-S-25-520 FB/ESSENTIALS-6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printed-lawn-shalwar-jlt25520.html</text:p>
          </table:table-cell>
        </table:table-row>
        <table:table-row table:style-name="ro1">
          <table:table-cell office:value-type="string" calcext:value-type="string">
            <text:p>PALE KHAKI BLENDED FORMAL KAMEEZ SHALWAR</text:p>
          </table:table-cell>
          <table:table-cell office:value-type="string" calcext:value-type="string">
            <text:p>PKR 8,990.00</text:p>
          </table:table-cell>
          <table:table-cell office:value-type="string" calcext:value-type="string">
            <text:p>J-10000142463</text:p>
          </table:table-cell>
          <table:table-cell office:value-type="string" calcext:value-type="string">
            <text:p>JJKS-A-50193/S25/JJ10179-F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ale-khaki-blended-formal-kameez-shalwar-jjksa50193.html</text:p>
          </table:table-cell>
        </table:table-row>
        <table:table-row table:style-name="ro1">
          <table:table-cell office:value-type="string" calcext:value-type="string">
            <text:p>WHITE CAMBRIC EMBROIDERED UNSTITCHED 3PC</text:p>
          </table:table-cell>
          <table:table-cell office:value-type="string" calcext:value-type="string">
            <text:p>PKR 6,345.00</text:p>
          </table:table-cell>
          <table:table-cell office:value-type="float" office:value="10000076733" calcext:value-type="float">
            <text:p>10000076733</text:p>
          </table:table-cell>
          <table:table-cell office:value-type="string" calcext:value-type="string">
            <text:p>JJLS-W-JW-24-1750 FB/LUXE-B-7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white-cambric-embroidered-unstitched-3pc-jjls-w-jw-24-1750.html</text:p>
          </table:table-cell>
        </table:table-row>
        <table:table-row table:style-name="ro1">
          <table:table-cell office:value-type="string" calcext:value-type="string">
            <text:p>ORANGE JACQUARD UNSTITCHED 2PC | JLAWN-S-JDS-24-1072</text:p>
          </table:table-cell>
          <table:table-cell office:value-type="string" calcext:value-type="string">
            <text:p>PKR 2,920.00</text:p>
          </table:table-cell>
          <table:table-cell office:value-type="float" office:value="10000034354" calcext:value-type="float">
            <text:p>10000034354</text:p>
          </table:table-cell>
          <table:table-cell office:value-type="string" calcext:value-type="string">
            <text:p>JLAWN-S-JDS-24-1072 SHAHANA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range-jacquard-unstitched-2pc-jlawn-s-jds-24-1072.html</text:p>
          </table:table-cell>
        </table:table-row>
        <table:table-row table:style-name="ro1">
          <table:table-cell office:value-type="string" calcext:value-type="string">
            <text:p>PEACH CAMBRIC UNSTITCHED 3PC | JJLS-S-JPUS-23-517</text:p>
          </table:table-cell>
          <table:table-cell office:value-type="string" calcext:value-type="string">
            <text:p>PKR 9,215.00</text:p>
          </table:table-cell>
          <table:table-cell office:value-type="string" calcext:value-type="string">
            <text:p>GL205687-3PS-PCH-L</text:p>
          </table:table-cell>
          <table:table-cell office:value-type="string" calcext:value-type="string">
            <text:p>JJLS-S-JPUS-23-517 JT-90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red-unstitched-3-piece-jjls-s-jpus-23-517.html</text:p>
          </table:table-cell>
        </table:table-row>
        <table:table-row table:style-name="ro1">
          <table:table-cell office:value-type="string" calcext:value-type="string">
            <text:p>OFF WHITE LAWN UNSTITCHED 3PC | JLAWN-S-24-316 BAHARAIN A-2</text:p>
          </table:table-cell>
          <table:table-cell office:value-type="string" calcext:value-type="string">
            <text:p>PKR 2,704.00</text:p>
          </table:table-cell>
          <table:table-cell office:value-type="float" office:value="10000031506" calcext:value-type="float">
            <text:p>10000031506</text:p>
          </table:table-cell>
          <table:table-cell office:value-type="string" calcext:value-type="string">
            <text:p>JLAWN-S-24-316 BAHARAIN A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lawn-unstitched-3pc-jlawn-s-24-316-baharain-a-2.html</text:p>
          </table:table-cell>
        </table:table-row>
        <table:table-row table:style-name="ro1">
          <table:table-cell office:value-type="string" calcext:value-type="string">
            <text:p>BLUE BLENDED FORMAL KAMEEZ SHALWAR</text:p>
          </table:table-cell>
          <table:table-cell office:value-type="string" calcext:value-type="string">
            <text:p>PKR 8,990.00</text:p>
          </table:table-cell>
          <table:table-cell office:value-type="string" calcext:value-type="string">
            <text:p>J-10000142469</text:p>
          </table:table-cell>
          <table:table-cell office:value-type="string" calcext:value-type="string">
            <text:p>JJKS-A-50194/S25/JJ10179-F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blended-formal-kameez-shalwar-jjksa50194.html</text:p>
          </table:table-cell>
        </table:table-row>
        <table:table-row table:style-name="ro1">
          <table:table-cell office:value-type="string" calcext:value-type="string">
            <text:p>MULTICOLOR LAWN UNSTITCHED 3PC | JLAWN-S-24-564</text:p>
          </table:table-cell>
          <table:table-cell office:value-type="string" calcext:value-type="string">
            <text:p>PKR 2,704.00</text:p>
          </table:table-cell>
          <table:table-cell office:value-type="float" office:value="10000055635" calcext:value-type="float">
            <text:p>10000055635</text:p>
          </table:table-cell>
          <table:table-cell office:value-type="string" calcext:value-type="string">
            <text:p>JLAWN-S-24-564 BAHARAIN-A-8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unstitched-3pc-jlawn-s-24-564.html</text:p>
          </table:table-cell>
        </table:table-row>
        <table:table-row table:style-name="ro1">
          <table:table-cell office:value-type="string" calcext:value-type="string">
            <text:p>MULTICOLOR LAWN UNSTITCHED 3PC | JLAWN-S-23-625</text:p>
          </table:table-cell>
          <table:table-cell office:value-type="string" calcext:value-type="string">
            <text:p>PKR 2,704.00</text:p>
          </table:table-cell>
          <table:table-cell office:value-type="string" calcext:value-type="string">
            <text:p>GL206827-3PS-GPY-L</text:p>
          </table:table-cell>
          <table:table-cell office:value-type="string" calcext:value-type="string">
            <text:p>JLAWN-S-23-625 ETHNIC ART-1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unstitched-3pc-jlawn-s-23-625.html</text:p>
          </table:table-cell>
        </table:table-row>
        <table:table-row table:style-name="ro1">
          <table:table-cell office:value-type="string" calcext:value-type="string">
            <text:p>GREEN CAMBRIC PRINTED UNSTITCHED 3PC | 25-3225</text:p>
          </table:table-cell>
          <table:table-cell office:value-type="string" calcext:value-type="string">
            <text:p>PKR 2,934.00</text:p>
          </table:table-cell>
          <table:table-cell office:value-type="float" office:value="10000080130" calcext:value-type="float">
            <text:p>10000080130</text:p>
          </table:table-cell>
          <table:table-cell office:value-type="string" calcext:value-type="string">
            <text:p>JLAWN-W-25-3225/FLORE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cambric-printed-unstitched-3pc-25-3225.html</text:p>
          </table:table-cell>
        </table:table-row>
        <table:table-row table:style-name="ro1">
          <table:table-cell office:value-type="string" calcext:value-type="string">
            <text:p>MULTICOLOR LIMINAL PRINTED UNSTITCHED 3PC | 25-3246</text:p>
          </table:table-cell>
          <table:table-cell office:value-type="string" calcext:value-type="string">
            <text:p>PKR 2,934.00</text:p>
          </table:table-cell>
          <table:table-cell office:value-type="float" office:value="10000080151" calcext:value-type="float">
            <text:p>10000080151</text:p>
          </table:table-cell>
          <table:table-cell office:value-type="string" calcext:value-type="string">
            <text:p>JLAWN-W-25-3246/RADIANCE-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printed-unstitched-3pc-25-3246.html</text:p>
          </table:table-cell>
        </table:table-row>
        <table:table-row table:style-name="ro1">
          <table:table-cell office:value-type="string" calcext:value-type="string">
            <text:p>GREEN PRINTED RAW SILK UNSTITCHED 3PC | JLAWN-S-23-218</text:p>
          </table:table-cell>
          <table:table-cell office:value-type="string" calcext:value-type="string">
            <text:p>PKR 5,265.00</text:p>
          </table:table-cell>
          <table:table-cell office:value-type="string" calcext:value-type="string">
            <text:p>GL182698-3PS-024-L</text:p>
          </table:table-cell>
          <table:table-cell office:value-type="string" calcext:value-type="string">
            <text:p>JLAWN-S-23-218 Ashto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unstitched-3pc-jlawn-s-23-218.html</text:p>
          </table:table-cell>
        </table:table-row>
        <table:table-row table:style-name="ro1">
          <table:table-cell office:value-type="string" calcext:value-type="string">
            <text:p>BLACK LAWN UNSTITCHED 3PC | JLAWN-S-23-588</text:p>
          </table:table-cell>
          <table:table-cell office:value-type="string" calcext:value-type="string">
            <text:p>PKR 2,704.00</text:p>
          </table:table-cell>
          <table:table-cell office:value-type="string" calcext:value-type="string">
            <text:p>GL206872-3PS-CBK-L</text:p>
          </table:table-cell>
          <table:table-cell office:value-type="string" calcext:value-type="string">
            <text:p>JLAWN-S-23-588 KANTHA-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lawn-unstitched-3pc-jlawn-s-23-588.html</text:p>
          </table:table-cell>
        </table:table-row>
        <table:table-row table:style-name="ro1">
          <table:table-cell office:value-type="string" calcext:value-type="string">
            <text:p>PINK JACQUARD UNSTITCHED 2PC | JLAWN-S-JDS-24-1070</text:p>
          </table:table-cell>
          <table:table-cell office:value-type="string" calcext:value-type="string">
            <text:p>PKR 2,920.00</text:p>
          </table:table-cell>
          <table:table-cell office:value-type="float" office:value="10000034352" calcext:value-type="float">
            <text:p>10000034352</text:p>
          </table:table-cell>
          <table:table-cell office:value-type="string" calcext:value-type="string">
            <text:p>JLAWN-S-JDS-24-1070 SHAHANA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jacquard-unstitched-2pc-jlawn-s-jds-24-1070.html</text:p>
          </table:table-cell>
        </table:table-row>
        <table:table-row table:style-name="ro1">
          <table:table-cell office:value-type="string" calcext:value-type="string">
            <text:p>BLACK SILK KURTI | JJLK-S-JPWK-23-969</text:p>
          </table:table-cell>
          <table:table-cell office:value-type="string" calcext:value-type="string">
            <text:p>PKR 2,105.00</text:p>
          </table:table-cell>
          <table:table-cell office:value-type="string" calcext:value-type="string">
            <text:p>J-GL196571</text:p>
          </table:table-cell>
          <table:table-cell office:value-type="string" calcext:value-type="string">
            <text:p>JJLK-S-JPWK-23-969 FB/Mugha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silk-kurti-jjlk-s-jpwk-23-969.html</text:p>
          </table:table-cell>
        </table:table-row>
        <table:table-row table:style-name="ro1">
          <table:table-cell office:value-type="string" calcext:value-type="string">
            <text:p>TEAL RAW SILK KURTI | JJLK-S-JPWK-23-920</text:p>
          </table:table-cell>
          <table:table-cell office:value-type="string" calcext:value-type="string">
            <text:p>PKR 3,845.00</text:p>
          </table:table-cell>
          <table:table-cell office:value-type="string" calcext:value-type="string">
            <text:p>J-GL199244</text:p>
          </table:table-cell>
          <table:table-cell office:value-type="string" calcext:value-type="string">
            <text:p>JJLK-S-JPWK-23-920 FB/JAR-020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teal-raw-silk-kurti-jjlk-s-jpwk-23-920.html</text:p>
          </table:table-cell>
        </table:table-row>
        <table:table-row table:style-name="ro1">
          <table:table-cell office:value-type="string" calcext:value-type="string">
            <text:p>RED DOBBY KURTI | JJLK-S-JPWK-23-916</text:p>
          </table:table-cell>
          <table:table-cell office:value-type="string" calcext:value-type="string">
            <text:p>PKR 3,585.00</text:p>
          </table:table-cell>
          <table:table-cell office:value-type="string" calcext:value-type="string">
            <text:p>J-GL200118</text:p>
          </table:table-cell>
          <table:table-cell office:value-type="string" calcext:value-type="string">
            <text:p>JJLK-S-JPWK-23-916 FB/JT-90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red-dobby-kurti-jjlk-s-jpwk-23-916.html</text:p>
          </table:table-cell>
        </table:table-row>
        <table:table-row table:style-name="ro1">
          <table:table-cell office:value-type="string" calcext:value-type="string">
            <text:p>GREEN RAW SILK 3PC STITCHED | JLAWN-S-23-219</text:p>
          </table:table-cell>
          <table:table-cell office:value-type="string" calcext:value-type="string">
            <text:p>PKR 14,015.00</text:p>
          </table:table-cell>
          <table:table-cell office:value-type="string" calcext:value-type="string">
            <text:p>J-GL182621</text:p>
          </table:table-cell>
          <table:table-cell office:value-type="string" calcext:value-type="string">
            <text:p>JLAWN-S-23-219/S Green-690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raw-silk-3pc-stitched-jlawn-s-23-219.html</text:p>
          </table:table-cell>
        </table:table-row>
        <table:table-row table:style-name="ro1">
          <table:table-cell office:value-type="string" calcext:value-type="string">
            <text:p>BLUE KHUSSA | JJ-KLKH-23-009</text:p>
          </table:table-cell>
          <table:table-cell office:value-type="string" calcext:value-type="string">
            <text:p>PKR 1,315.00</text:p>
          </table:table-cell>
          <table:table-cell office:value-type="string" calcext:value-type="string">
            <text:p>J-FL200651</text:p>
          </table:table-cell>
          <table:table-cell office:value-type="string" calcext:value-type="string">
            <text:p>JJ-KLKH-23-009 FB/JRU-00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khussa-jj-klkh-23-009.html</text:p>
          </table:table-cell>
        </table:table-row>
        <table:table-row table:style-name="ro1">
          <table:table-cell office:value-type="string" calcext:value-type="string">
            <text:p>BEIGE JACQUARD KURTI | JJLK-S-JSS-22-452</text:p>
          </table:table-cell>
          <table:table-cell office:value-type="string" calcext:value-type="string">
            <text:p>PKR 4,745.00</text:p>
          </table:table-cell>
          <table:table-cell office:value-type="string" calcext:value-type="string">
            <text:p>J-GL183005</text:p>
          </table:table-cell>
          <table:table-cell office:value-type="string" calcext:value-type="string">
            <text:p>JJLK-S-JSS-22-452 FB/MK-0031(MF-848)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eige-jacquard-kurti-jjlk-s-jss-22-452.html</text:p>
          </table:table-cell>
        </table:table-row>
        <table:table-row table:style-name="ro1">
          <table:table-cell office:value-type="string" calcext:value-type="string">
            <text:p>BLUE ORGANZA KURTI | JJLK-S-JPWK-23-926</text:p>
          </table:table-cell>
          <table:table-cell office:value-type="string" calcext:value-type="string">
            <text:p>PKR 5,265.00</text:p>
          </table:table-cell>
          <table:table-cell office:value-type="string" calcext:value-type="string">
            <text:p>J-GL200507</text:p>
          </table:table-cell>
          <table:table-cell office:value-type="string" calcext:value-type="string">
            <text:p>JJLK-S-JPWK-23-926 FB/Burnout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organza-kurti-jjlk-s-jpwk-23-926.html</text:p>
          </table:table-cell>
        </table:table-row>
        <table:table-row table:style-name="ro1">
          <table:table-cell office:value-type="string" calcext:value-type="string">
            <text:p>YELLOW LAWN KURTI | JJLK-S-JPWK-23-881</text:p>
          </table:table-cell>
          <table:table-cell office:value-type="string" calcext:value-type="string">
            <text:p>PKR 2,265.00</text:p>
          </table:table-cell>
          <table:table-cell office:value-type="string" calcext:value-type="string">
            <text:p>J-GL195162</text:p>
          </table:table-cell>
          <table:table-cell office:value-type="string" calcext:value-type="string">
            <text:p>JJLK-S-JPWK-23-881 FB/Zalia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yellow-lawn-kurti-jjlk-s-jpwk-23-881.html</text:p>
          </table:table-cell>
        </table:table-row>
        <table:table-row table:style-name="ro1">
          <table:table-cell office:value-type="string" calcext:value-type="string">
            <text:p>GREEN LAWN UNSTITCHED 3PC | JLAWN-S-23-219</text:p>
          </table:table-cell>
          <table:table-cell office:value-type="string" calcext:value-type="string">
            <text:p>PKR 11,585.00</text:p>
          </table:table-cell>
          <table:table-cell office:value-type="string" calcext:value-type="string">
            <text:p>GL182700-3PS-024-L</text:p>
          </table:table-cell>
          <table:table-cell office:value-type="string" calcext:value-type="string">
            <text:p>JLAWN-S-23-219 Gree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unstitched-3pc-jlawn-s-23-219.html</text:p>
          </table:table-cell>
        </table:table-row>
        <table:table-row table:style-name="ro1">
          <table:table-cell office:value-type="string" calcext:value-type="string">
            <text:p>AQUA COTTON KURTI | JJLK-S-JPWK-23-893</text:p>
          </table:table-cell>
          <table:table-cell office:value-type="string" calcext:value-type="string">
            <text:p>PKR 5,005.00</text:p>
          </table:table-cell>
          <table:table-cell office:value-type="string" calcext:value-type="string">
            <text:p>J-GL194410</text:p>
          </table:table-cell>
          <table:table-cell office:value-type="string" calcext:value-type="string">
            <text:p>JJLK-S-JPWK-23-893 FB/FF-46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aqua-cotton-kurti-jjlk-s-jpwk-23-893.html</text:p>
          </table:table-cell>
        </table:table-row>
        <table:table-row table:style-name="ro1">
          <table:table-cell office:value-type="string" calcext:value-type="string">
            <text:p>CREAM TEXTURED KURTI | JJLK-S-JSS-23-326</text:p>
          </table:table-cell>
          <table:table-cell office:value-type="string" calcext:value-type="string">
            <text:p>PKR 2,895.00</text:p>
          </table:table-cell>
          <table:table-cell office:value-type="string" calcext:value-type="string">
            <text:p>J-GL185202</text:p>
          </table:table-cell>
          <table:table-cell office:value-type="string" calcext:value-type="string">
            <text:p>JJLK-S-JSS-23-326 FB/Kanwal-657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cream-textured-kurti-jjlk-s-jss-23-326.html</text:p>
          </table:table-cell>
        </table:table-row>
        <table:table-row table:style-name="ro1">
          <table:table-cell office:value-type="string" calcext:value-type="string">
            <text:p>BROWN LAWN TROUSERS | JJLT-S-23-8013</text:p>
          </table:table-cell>
          <table:table-cell office:value-type="string" calcext:value-type="string">
            <text:p>PKR 945.00</text:p>
          </table:table-cell>
          <table:table-cell office:value-type="string" calcext:value-type="string">
            <text:p>J-GL188267</text:p>
          </table:table-cell>
          <table:table-cell office:value-type="string" calcext:value-type="string">
            <text:p>JJLT-S-23-8013 FB/DT1-23-009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rown-lawn-trousers-jjlt-s-23-8013.html</text:p>
          </table:table-cell>
        </table:table-row>
        <table:table-row table:style-name="ro1">
          <table:table-cell office:value-type="string" calcext:value-type="string">
            <text:p>MUSTARD JACQUARD HANDWOVEN UNSTITCHED 3PC</text:p>
          </table:table-cell>
          <table:table-cell office:value-type="string" calcext:value-type="string">
            <text:p>PKR 4,745.00</text:p>
          </table:table-cell>
          <table:table-cell office:value-type="float" office:value="10000095406" calcext:value-type="float">
            <text:p>10000095406</text:p>
          </table:table-cell>
          <table:table-cell office:value-type="string" calcext:value-type="string">
            <text:p>JJLS-W-JWU-24-1731 FB/AFRICAN TRIBE-4 (TP-136)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stard-jacquard-handwoven-unstitched-3pc-jjls-w-jwu-24-1731.html</text:p>
          </table:table-cell>
        </table:table-row>
        <table:table-row table:style-name="ro1">
          <table:table-cell office:value-type="string" calcext:value-type="string">
            <text:p>BEIGE LAWN UNSTITCHED 3PC | JLAWN-S-23-278</text:p>
          </table:table-cell>
          <table:table-cell office:value-type="string" calcext:value-type="string">
            <text:p>PKR 6,585.00</text:p>
          </table:table-cell>
          <table:table-cell office:value-type="string" calcext:value-type="string">
            <text:p>GL182741-3PS-022-L</text:p>
          </table:table-cell>
          <table:table-cell office:value-type="string" calcext:value-type="string">
            <text:p>JLAWN-S-23-278 Alline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eige-lawn-unstitched-3pc-jlawn-s-23-278.html</text:p>
          </table:table-cell>
        </table:table-row>
        <table:table-row table:style-name="ro1">
          <table:table-cell office:value-type="string" calcext:value-type="string">
            <text:p>COFFEE RAW SILK UNSTITCHED 3PC | JLAWN-S-23-220</text:p>
          </table:table-cell>
          <table:table-cell office:value-type="string" calcext:value-type="string">
            <text:p>PKR 11,585.00</text:p>
          </table:table-cell>
          <table:table-cell office:value-type="string" calcext:value-type="string">
            <text:p>GL182702-3PS-CFE-L</text:p>
          </table:table-cell>
          <table:table-cell office:value-type="string" calcext:value-type="string">
            <text:p>JLAWN-S-23-220 Coffee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coffee-lawn-unstitched-3pc-jlawn-s-23-220.html</text:p>
          </table:table-cell>
        </table:table-row>
        <table:table-row table:style-name="ro1">
          <table:table-cell office:value-type="string" calcext:value-type="string">
            <text:p>MULTICOLOR VISCOSE YARN DYED SAREE</text:p>
          </table:table-cell>
          <table:table-cell office:value-type="string" calcext:value-type="string">
            <text:p>PKR 5,394.00</text:p>
          </table:table-cell>
          <table:table-cell office:value-type="float" office:value="10000080157" calcext:value-type="float">
            <text:p>10000080157</text:p>
          </table:table-cell>
          <table:table-cell office:value-type="string" calcext:value-type="string">
            <text:p>JSR-W-24-510 COLOR POP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viscose-yarn-dyed-saree-jsr-w-24-510.html</text:p>
          </table:table-cell>
        </table:table-row>
        <table:table-row table:style-name="ro1">
          <table:table-cell office:value-type="string" calcext:value-type="string">
            <text:p>BLACK PAPER COTTON EMBROIDERED KURTI</text:p>
          </table:table-cell>
          <table:table-cell office:value-type="string" calcext:value-type="string">
            <text:p>PKR 3,774.00</text:p>
          </table:table-cell>
          <table:table-cell office:value-type="string" calcext:value-type="string">
            <text:p>J-10000081181</text:p>
          </table:table-cell>
          <table:table-cell office:value-type="string" calcext:value-type="string">
            <text:p>JJLK-W-JWS-24-3085 FB/BLINK-0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paper-cotton-embroidered-kurti-jjlk-w-jws-24-3085.html</text:p>
          </table:table-cell>
        </table:table-row>
        <table:table-row table:style-name="ro1">
          <table:table-cell office:value-type="string" calcext:value-type="string">
            <text:p>RED LAWN KURTI | JJLK-S-JSS-24-380</text:p>
          </table:table-cell>
          <table:table-cell office:value-type="string" calcext:value-type="string">
            <text:p>PKR 2,560.00</text:p>
          </table:table-cell>
          <table:table-cell office:value-type="string" calcext:value-type="string">
            <text:p>J-10000030006</text:p>
          </table:table-cell>
          <table:table-cell office:value-type="string" calcext:value-type="string">
            <text:p>JJLK-S-JSS-24-380 FB/GOLD MOTIVES-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red-lawn-kurti-jjlk-s-jss-24-380.html</text:p>
          </table:table-cell>
        </table:table-row>
        <table:table-row table:style-name="ro1">
          <table:table-cell office:value-type="string" calcext:value-type="string">
            <text:p>BEIGE LAWN KURTI | JJLK-S-JSS-24-401</text:p>
          </table:table-cell>
          <table:table-cell office:value-type="string" calcext:value-type="string">
            <text:p>PKR 3,330.00</text:p>
          </table:table-cell>
          <table:table-cell office:value-type="string" calcext:value-type="string">
            <text:p>J-10000040953</text:p>
          </table:table-cell>
          <table:table-cell office:value-type="string" calcext:value-type="string">
            <text:p>JJLK-S-JSS-24-401 FB/JEWEL TONE-0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eige-lawn-kurti-jjlk-s-jss-24-401.html</text:p>
          </table:table-cell>
        </table:table-row>
        <table:table-row table:style-name="ro1">
          <table:table-cell office:value-type="string" calcext:value-type="string">
            <text:p>PINK KHADDI KURTI | JJLK-S-JSS-24-387</text:p>
          </table:table-cell>
          <table:table-cell office:value-type="string" calcext:value-type="string">
            <text:p>PKR 2,460.00</text:p>
          </table:table-cell>
          <table:table-cell office:value-type="string" calcext:value-type="string">
            <text:p>J-10000036363</text:p>
          </table:table-cell>
          <table:table-cell office:value-type="string" calcext:value-type="string">
            <text:p>JJLK-S-JSS-24-387 FB/ILANA-00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khaddi-kurti-jjlk-s-jss-24-387.html</text:p>
          </table:table-cell>
        </table:table-row>
        <table:table-row table:style-name="ro1">
          <table:table-cell office:value-type="string" calcext:value-type="string">
            <text:p>PINK DOBBY KURTI | JJLK-S-JPWK-23-917</text:p>
          </table:table-cell>
          <table:table-cell office:value-type="string" calcext:value-type="string">
            <text:p>PKR 3,585.00</text:p>
          </table:table-cell>
          <table:table-cell office:value-type="string" calcext:value-type="string">
            <text:p>J-GL200100</text:p>
          </table:table-cell>
          <table:table-cell office:value-type="string" calcext:value-type="string">
            <text:p>JJLK-S-JPWK-23-917 FB/JN-38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dobby-kurti-jjlk-s-jpwk-23-917.html</text:p>
          </table:table-cell>
        </table:table-row>
        <table:table-row table:style-name="ro1">
          <table:table-cell office:value-type="string" calcext:value-type="string">
            <text:p>BLUE CAMBRIC PRINTED KURTI</text:p>
          </table:table-cell>
          <table:table-cell office:value-type="string" calcext:value-type="string">
            <text:p>PKR 1,743.00</text:p>
          </table:table-cell>
          <table:table-cell office:value-type="string" calcext:value-type="string">
            <text:p>J-10000077163</text:p>
          </table:table-cell>
          <table:table-cell office:value-type="string" calcext:value-type="string">
            <text:p>JYGK-W-JWT-24-4027 FB/ESSENTIALS-T-20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cambric-printed-kurti-jygk-w-jwt-24-4027.html</text:p>
          </table:table-cell>
        </table:table-row>
        <table:table-row table:style-name="ro1">
          <table:table-cell office:value-type="string" calcext:value-type="string">
            <text:p>GREEN CAMBRIC PRINTED KURTI</text:p>
          </table:table-cell>
          <table:table-cell office:value-type="string" calcext:value-type="string">
            <text:p>PKR 1,743.00</text:p>
          </table:table-cell>
          <table:table-cell office:value-type="string" calcext:value-type="string">
            <text:p>J-10000077151</text:p>
          </table:table-cell>
          <table:table-cell office:value-type="string" calcext:value-type="string">
            <text:p>JYGK-W-JWT-24-4021 FB/ESSENTIALS-T-1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cambric-printed-kurti-jygk-w-jwt-24-4021.html</text:p>
          </table:table-cell>
        </table:table-row>
        <table:table-row table:style-name="ro1">
          <table:table-cell office:value-type="string" calcext:value-type="string">
            <text:p>MAROON PAPER COTTON EMBROIDERED KURTI</text:p>
          </table:table-cell>
          <table:table-cell office:value-type="string" calcext:value-type="string">
            <text:p>PKR 3,774.00</text:p>
          </table:table-cell>
          <table:table-cell office:value-type="string" calcext:value-type="string">
            <text:p>J-10000081193</text:p>
          </table:table-cell>
          <table:table-cell office:value-type="string" calcext:value-type="string">
            <text:p>JJLK-W-JWS-24-3087 FB/BLINK-0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aroon-paper-cotton-embroidered-kurti-jjlk-w-jws-24-3087.html</text:p>
          </table:table-cell>
        </table:table-row>
        <table:table-row table:style-name="ro1">
          <table:table-cell office:value-type="string" calcext:value-type="string">
            <text:p>BROWN TRENDY PESHAWARI CHAPPAL | JJFW-JPC-024</text:p>
          </table:table-cell>
          <table:table-cell office:value-type="string" calcext:value-type="string">
            <text:p>PKR 2,795.00</text:p>
          </table:table-cell>
          <table:table-cell office:value-type="string" calcext:value-type="string">
            <text:p>J-10000018276</text:p>
          </table:table-cell>
          <table:table-cell office:value-type="string" calcext:value-type="string">
            <text:p>JJFW-JPC-024-PO/S23-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rown-trendy-peshawari-chappal-jjfw-jpc-024.html</text:p>
          </table:table-cell>
        </table:table-row>
        <table:table-row table:style-name="ro1">
          <table:table-cell office:value-type="string" calcext:value-type="string">
            <text:p>GREEN LAWN KURTI | JJLK-S-JSS-24-319</text:p>
          </table:table-cell>
          <table:table-cell office:value-type="string" calcext:value-type="string">
            <text:p>PKR 3,485.00</text:p>
          </table:table-cell>
          <table:table-cell office:value-type="string" calcext:value-type="string">
            <text:p>J-10000019296</text:p>
          </table:table-cell>
          <table:table-cell office:value-type="string" calcext:value-type="string">
            <text:p>JJLK-S-JSS-24-319 FB/SEESH MAHAL-0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kurti-jjlk-s-jss-24-319.html</text:p>
          </table:table-cell>
        </table:table-row>
        <table:table-row table:style-name="ro1">
          <table:table-cell office:value-type="string" calcext:value-type="string">
            <text:p>BLACK TRENDY PESHAWARI CHAPPAL | JJFW-JPC-11471</text:p>
          </table:table-cell>
          <table:table-cell office:value-type="string" calcext:value-type="string">
            <text:p>PKR 3,795.00</text:p>
          </table:table-cell>
          <table:table-cell office:value-type="string" calcext:value-type="string">
            <text:p>J-10000018260</text:p>
          </table:table-cell>
          <table:table-cell office:value-type="string" calcext:value-type="string">
            <text:p>JJFW-JPC-11471/S23-ZU-PL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trendy-peshawari-chappal-jjfw-jpc-11471.html</text:p>
          </table:table-cell>
        </table:table-row>
        <table:table-row table:style-name="ro1">
          <table:table-cell office:value-type="string" calcext:value-type="string">
            <text:p>BROWN KHUSSA | JJ-LKH-23-301</text:p>
          </table:table-cell>
          <table:table-cell office:value-type="string" calcext:value-type="string">
            <text:p>PKR 1,485.00</text:p>
          </table:table-cell>
          <table:table-cell office:value-type="string" calcext:value-type="string">
            <text:p>J-10000015943</text:p>
          </table:table-cell>
          <table:table-cell office:value-type="string" calcext:value-type="string">
            <text:p>JJ-LKH-23-301 FB/KHADDAR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rown-khussa-jj-lkh-23-301.html</text:p>
          </table:table-cell>
        </table:table-row>
        <table:table-row table:style-name="ro1">
          <table:table-cell office:value-type="string" calcext:value-type="string">
            <text:p>BLUE CHAPPAL | JLFWC-23-1233</text:p>
          </table:table-cell>
          <table:table-cell office:value-type="string" calcext:value-type="string">
            <text:p>PKR 1,685.00</text:p>
          </table:table-cell>
          <table:table-cell office:value-type="string" calcext:value-type="string">
            <text:p>J-FL205683</text:p>
          </table:table-cell>
          <table:table-cell office:value-type="string" calcext:value-type="string">
            <text:p>JLFWC-23-1233 FB/GULKARI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chappal-jlfwc-23-1233.html</text:p>
          </table:table-cell>
        </table:table-row>
        <table:table-row table:style-name="ro1">
          <table:table-cell office:value-type="string" calcext:value-type="string">
            <text:p>WHITE PAPER COTTON KURTI | JJLK-S-JPWK-23-900</text:p>
          </table:table-cell>
          <table:table-cell office:value-type="string" calcext:value-type="string">
            <text:p>PKR 3,685.00</text:p>
          </table:table-cell>
          <table:table-cell office:value-type="string" calcext:value-type="string">
            <text:p>J-GL200117</text:p>
          </table:table-cell>
          <table:table-cell office:value-type="string" calcext:value-type="string">
            <text:p>JJLK-S-JPWK-23-900 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white-paper-cotton-kurti-jjlk-s-jpwk-23-900.html</text:p>
          </table:table-cell>
        </table:table-row>
        <table:table-row table:style-name="ro1">
          <table:table-cell office:value-type="string" calcext:value-type="string">
            <text:p>BLACK ORGANZA KURTI | JJLK-S-JPWK-23-956</text:p>
          </table:table-cell>
          <table:table-cell office:value-type="string" calcext:value-type="string">
            <text:p>PKR 3,055.00</text:p>
          </table:table-cell>
          <table:table-cell office:value-type="string" calcext:value-type="string">
            <text:p>J-GL202607</text:p>
          </table:table-cell>
          <table:table-cell office:value-type="string" calcext:value-type="string">
            <text:p>JJLK-S-JPWK-23-956 FB/Gothi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organza-kurti-jjlk-s-jpwk-23-956.html</text:p>
          </table:table-cell>
        </table:table-row>
        <table:table-row table:style-name="ro1">
          <table:table-cell office:value-type="string" calcext:value-type="string">
            <text:p>GREEN CAMBRIC KURTI | JJLK-S-JPWS-23-3086</text:p>
          </table:table-cell>
          <table:table-cell office:value-type="string" calcext:value-type="string">
            <text:p>PKR 1,435.00</text:p>
          </table:table-cell>
          <table:table-cell office:value-type="string" calcext:value-type="string">
            <text:p>J-10000005529</text:p>
          </table:table-cell>
          <table:table-cell office:value-type="string" calcext:value-type="string">
            <text:p>JJLK-S-JPWS-23-308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kurti-jjlk-s-jpws-23-3086.html</text:p>
          </table:table-cell>
        </table:table-row>
        <table:table-row table:style-name="ro1">
          <table:table-cell office:value-type="string" calcext:value-type="string">
            <text:p>OFF WHITE LAWN KURTI | JYGK-YGKL-S-144-23</text:p>
          </table:table-cell>
          <table:table-cell office:value-type="string" calcext:value-type="string">
            <text:p>PKR 3,685.00</text:p>
          </table:table-cell>
          <table:table-cell office:value-type="string" calcext:value-type="string">
            <text:p>J-GL199668</text:p>
          </table:table-cell>
          <table:table-cell office:value-type="string" calcext:value-type="string">
            <text:p>JYGK-YGKL-S-144-23 FB/Dooriya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lawn-kurti-jygk-ygkl-s-144-23.html</text:p>
          </table:table-cell>
        </table:table-row>
        <table:table-row table:style-name="ro1">
          <table:table-cell office:value-type="string" calcext:value-type="string">
            <text:p>ROOKS <text:s/>- NAVY MEN SANDALS</text:p>
          </table:table-cell>
          <table:table-cell office:value-type="string" calcext:value-type="string">
            <text:p>PKR 3,850.00</text:p>
          </table:table-cell>
          <table:table-cell office:value-type="string" calcext:value-type="string">
            <text:p>J-FM202033</text:p>
          </table:table-cell>
          <table:table-cell office:value-type="string" calcext:value-type="string">
            <text:p>CCFW-MS-202/S23-ROOKS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rooks-navy-men-sandals.html</text:p>
          </table:table-cell>
        </table:table-row>
        <table:table-row table:style-name="ro1">
          <table:table-cell office:value-type="string" calcext:value-type="string">
            <text:p>JJLT-S-22-8021 FB/TR-038</text:p>
          </table:table-cell>
          <table:table-cell office:value-type="string" calcext:value-type="string">
            <text:p>PKR 1,055.00</text:p>
          </table:table-cell>
          <table:table-cell office:value-type="string" calcext:value-type="string">
            <text:p>J-GL155191</text:p>
          </table:table-cell>
          <table:table-cell/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jjlt-s-22-8021-fb-tr-038.html</text:p>
          </table:table-cell>
        </table:table-row>
        <table:table-row table:style-name="ro1">
          <table:table-cell office:value-type="string" calcext:value-type="string">
            <text:p>PINK ORGANZA KURTI | JJLK-S-JPWK-23-955</text:p>
          </table:table-cell>
          <table:table-cell office:value-type="string" calcext:value-type="string">
            <text:p>PKR 3,315.00</text:p>
          </table:table-cell>
          <table:table-cell office:value-type="string" calcext:value-type="string">
            <text:p>J-GL201334</text:p>
          </table:table-cell>
          <table:table-cell office:value-type="string" calcext:value-type="string">
            <text:p>JJLK-S-JPWK-23-955 FB/Citrus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organza-kurti-jjlk-s-jpwk-23-955.html</text:p>
          </table:table-cell>
        </table:table-row>
        <table:table-row table:style-name="ro1">
          <table:table-cell office:value-type="string" calcext:value-type="string">
            <text:p>MAROON COTTON KURTI | JJLK-S-JPWK-23-912</text:p>
          </table:table-cell>
          <table:table-cell office:value-type="string" calcext:value-type="string">
            <text:p>PKR 4,585.00</text:p>
          </table:table-cell>
          <table:table-cell office:value-type="string" calcext:value-type="string">
            <text:p>J-GL194389</text:p>
          </table:table-cell>
          <table:table-cell office:value-type="string" calcext:value-type="string">
            <text:p>JJLK-S-JPWK-23-912 FB/FF-46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aroon-cotton-kurti-jjlk-s-jpwk-23-912.html</text:p>
          </table:table-cell>
        </table:table-row>
        <table:table-row table:style-name="ro1">
          <table:table-cell office:value-type="string" calcext:value-type="string">
            <text:p>GREY KHADDI KURTI | JJLK-S-JSS-24-389</text:p>
          </table:table-cell>
          <table:table-cell office:value-type="string" calcext:value-type="string">
            <text:p>PKR 2,305.00</text:p>
          </table:table-cell>
          <table:table-cell office:value-type="string" calcext:value-type="string">
            <text:p>J-10000033272</text:p>
          </table:table-cell>
          <table:table-cell office:value-type="string" calcext:value-type="string">
            <text:p>JJLK-S-JSS-24-389 FB/IRIS-00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y-khaddi-kurti-jjlk-s-jss-24-389.html</text:p>
          </table:table-cell>
        </table:table-row>
        <table:table-row table:style-name="ro1">
          <table:table-cell office:value-type="string" calcext:value-type="string">
            <text:p>WHITE LAWN KURTI | JJLK-S-JSS-24-397</text:p>
          </table:table-cell>
          <table:table-cell office:value-type="string" calcext:value-type="string">
            <text:p>PKR 3,330.00</text:p>
          </table:table-cell>
          <table:table-cell office:value-type="string" calcext:value-type="string">
            <text:p>J-10000039219</text:p>
          </table:table-cell>
          <table:table-cell office:value-type="string" calcext:value-type="string">
            <text:p>JJLK-S-JSS-24-397 FB/JEWEL TONE-0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white-lawn-kurti-jjlk-s-jss-24-397.html</text:p>
          </table:table-cell>
        </table:table-row>
        <table:table-row table:style-name="ro1">
          <table:table-cell office:value-type="string" calcext:value-type="string">
            <text:p>BLUE KHADDI KURTI | JJLK-S-JSS-24-388</text:p>
          </table:table-cell>
          <table:table-cell office:value-type="string" calcext:value-type="string">
            <text:p>PKR 2,460.00</text:p>
          </table:table-cell>
          <table:table-cell office:value-type="string" calcext:value-type="string">
            <text:p>J-10000036369</text:p>
          </table:table-cell>
          <table:table-cell office:value-type="string" calcext:value-type="string">
            <text:p>JJLK-S-JSS-24-388 FB/ILANA-00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khaddi-kurti-jjlk-s-jss-24-388.html</text:p>
          </table:table-cell>
        </table:table-row>
        <table:table-row table:style-name="ro1">
          <table:table-cell office:value-type="string" calcext:value-type="string">
            <text:p>BLACK LAWN KURTI | JJLK-S-JSS-24-382</text:p>
          </table:table-cell>
          <table:table-cell office:value-type="string" calcext:value-type="string">
            <text:p>PKR 2,560.00</text:p>
          </table:table-cell>
          <table:table-cell office:value-type="string" calcext:value-type="string">
            <text:p>J-10000032303</text:p>
          </table:table-cell>
          <table:table-cell office:value-type="string" calcext:value-type="string">
            <text:p>JJLK-S-JSS-24-382 FB/GOLD MOTIVES-0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lawn-kurti-jjlk-s-jss-24-382.html</text:p>
          </table:table-cell>
        </table:table-row>
        <table:table-row table:style-name="ro1">
          <table:table-cell office:value-type="string" calcext:value-type="string">
            <text:p>GREEN ORGANZA KURTI | JJLK-S-JPWK-23-925</text:p>
          </table:table-cell>
          <table:table-cell office:value-type="string" calcext:value-type="string">
            <text:p>PKR 5,535.00</text:p>
          </table:table-cell>
          <table:table-cell office:value-type="string" calcext:value-type="string">
            <text:p>J-GL202604</text:p>
          </table:table-cell>
          <table:table-cell office:value-type="string" calcext:value-type="string">
            <text:p>JJLK-S-JPWK-23-925 FB/JN-387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organza-kurti-jjlk-s-jpwk-23-925.html</text:p>
          </table:table-cell>
        </table:table-row>
        <table:table-row table:style-name="ro1">
          <table:table-cell office:value-type="string" calcext:value-type="string">
            <text:p>PEACH LAWN TEENS KURTI | JYGK-S-YGKL-115-24</text:p>
          </table:table-cell>
          <table:table-cell office:value-type="string" calcext:value-type="string">
            <text:p>PKR 2,150.00</text:p>
          </table:table-cell>
          <table:table-cell office:value-type="string" calcext:value-type="string">
            <text:p>J-10000013232</text:p>
          </table:table-cell>
          <table:table-cell office:value-type="string" calcext:value-type="string">
            <text:p>JYGK-S-YGKL-115-24 FB/CHAPPAI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each-lawn-teens-kurti-jygk-s-ygkl-115-24.html</text:p>
          </table:table-cell>
        </table:table-row>
        <table:table-row table:style-name="ro1">
          <table:table-cell office:value-type="string" calcext:value-type="string">
            <text:p>TEAL BLUE COTTON KURTI | JJLK-S-JPWK-23-931</text:p>
          </table:table-cell>
          <table:table-cell office:value-type="string" calcext:value-type="string">
            <text:p>PKR 3,160.00</text:p>
          </table:table-cell>
          <table:table-cell office:value-type="string" calcext:value-type="string">
            <text:p>J-GL196928</text:p>
          </table:table-cell>
          <table:table-cell office:value-type="string" calcext:value-type="string">
            <text:p>JJLK-S-JPWK-23-931 FB/Paper Cotto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teal-blue-cotton-kurti-jjlk-s-jpwk-23-931.html</text:p>
          </table:table-cell>
        </table:table-row>
        <table:table-row table:style-name="ro1">
          <table:table-cell office:value-type="string" calcext:value-type="string">
            <text:p>GREEN JACQUARD TEENS 3PC | JGK-S-YGTL-618-23</text:p>
          </table:table-cell>
          <table:table-cell office:value-type="string" calcext:value-type="string">
            <text:p>PKR 7,905.00</text:p>
          </table:table-cell>
          <table:table-cell office:value-type="string" calcext:value-type="string">
            <text:p>J-GL198816</text:p>
          </table:table-cell>
          <table:table-cell office:value-type="string" calcext:value-type="string">
            <text:p>JGK-S-YGTL-618-23 FB/Prithiya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jacquard-teens-3pc-jgk-s-ygtl-618-23.html</text:p>
          </table:table-cell>
        </table:table-row>
        <table:table-row table:style-name="ro1">
          <table:table-cell office:value-type="string" calcext:value-type="string">
            <text:p>BLUE JAMAWAR TROUSERS | JJLT-S-JPWT-23-576</text:p>
          </table:table-cell>
          <table:table-cell office:value-type="string" calcext:value-type="string">
            <text:p>PKR 1,945.00</text:p>
          </table:table-cell>
          <table:table-cell office:value-type="string" calcext:value-type="string">
            <text:p>J-GL200098</text:p>
          </table:table-cell>
          <table:table-cell office:value-type="string" calcext:value-type="string">
            <text:p>JJLT-S-JPWT-23-576 FB/JN-36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jamawar-trousers-jjlt-s-jpwt-23-576.html</text:p>
          </table:table-cell>
        </table:table-row>
        <table:table-row table:style-name="ro1">
          <table:table-cell office:value-type="string" calcext:value-type="string">
            <text:p>BEIGE ORGANZA KURTI | JJLK-S-JPWK-23-927</text:p>
          </table:table-cell>
          <table:table-cell office:value-type="string" calcext:value-type="string">
            <text:p>PKR 5,795.00</text:p>
          </table:table-cell>
          <table:table-cell office:value-type="string" calcext:value-type="string">
            <text:p>J-GL201785</text:p>
          </table:table-cell>
          <table:table-cell office:value-type="string" calcext:value-type="string">
            <text:p>JJLK-S-JPWK-23-927 FB/Burnout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eige-organza-kurti-jjlk-s-jpwk-23-927.html</text:p>
          </table:table-cell>
        </table:table-row>
        <table:table-row table:style-name="ro1">
          <table:table-cell office:value-type="string" calcext:value-type="string">
            <text:p>GOLDEN BANARSI TROUSERS | JJLT-S-JPWT-23-583</text:p>
          </table:table-cell>
          <table:table-cell office:value-type="string" calcext:value-type="string">
            <text:p>PKR 1,580.00</text:p>
          </table:table-cell>
          <table:table-cell office:value-type="string" calcext:value-type="string">
            <text:p>J-GL201336</text:p>
          </table:table-cell>
          <table:table-cell office:value-type="string" calcext:value-type="string">
            <text:p>JJLT-S-JPWT-23-583 FB/FF-078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olden-banarsi-trousers-jjlt-s-jpwt-23-583.html</text:p>
          </table:table-cell>
        </table:table-row>
        <table:table-row table:style-name="ro1">
          <table:table-cell office:value-type="string" calcext:value-type="string">
            <text:p>PINK SILK KURTI | JJLK-S-JPWK-23-880</text:p>
          </table:table-cell>
          <table:table-cell office:value-type="string" calcext:value-type="string">
            <text:p>PKR 4,745.00</text:p>
          </table:table-cell>
          <table:table-cell office:value-type="string" calcext:value-type="string">
            <text:p>J-GL196567</text:p>
          </table:table-cell>
          <table:table-cell office:value-type="string" calcext:value-type="string">
            <text:p>JJLK-S-JPWK-23-880 FB/JA-879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silk-kurti-jjlk-s-jpwk-23-880.html</text:p>
          </table:table-cell>
        </table:table-row>
        <table:table-row table:style-name="ro1">
          <table:table-cell office:value-type="string" calcext:value-type="string">
            <text:p>WHITE GOLD-SILVER LAWN KURTI | JJLK-S-JSS-23-368</text:p>
          </table:table-cell>
          <table:table-cell office:value-type="string" calcext:value-type="string">
            <text:p>PKR 3,160.00</text:p>
          </table:table-cell>
          <table:table-cell office:value-type="string" calcext:value-type="string">
            <text:p>J-GL196592</text:p>
          </table:table-cell>
          <table:table-cell office:value-type="string" calcext:value-type="string">
            <text:p>JJLK-S-JSS-23-368 FB/Pasteque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white-gold-silver-lawn-kurti-jjlk-s-jss-23-368.html</text:p>
          </table:table-cell>
        </table:table-row>
        <table:table-row table:style-name="ro1">
          <table:table-cell office:value-type="string" calcext:value-type="string">
            <text:p>PINK SILK KURTI | JJLK-S-JPWK-23-876</text:p>
          </table:table-cell>
          <table:table-cell office:value-type="string" calcext:value-type="string">
            <text:p>PKR 4,635.00</text:p>
          </table:table-cell>
          <table:table-cell office:value-type="string" calcext:value-type="string">
            <text:p>J-GL196568</text:p>
          </table:table-cell>
          <table:table-cell office:value-type="string" calcext:value-type="string">
            <text:p>JJLK-S-JPWK-23-876 FB/JQ-89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silk-kurti-jjlk-s-jpwk-23-876.html</text:p>
          </table:table-cell>
        </table:table-row>
        <table:table-row table:style-name="ro1">
          <table:table-cell office:value-type="string" calcext:value-type="string">
            <text:p>OFF WHITE DYED SHALWAR | JJLT-23-8049</text:p>
          </table:table-cell>
          <table:table-cell office:value-type="string" calcext:value-type="string">
            <text:p>PKR 1,055.00</text:p>
          </table:table-cell>
          <table:table-cell office:value-type="string" calcext:value-type="string">
            <text:p>J-GL200172</text:p>
          </table:table-cell>
          <table:table-cell office:value-type="string" calcext:value-type="string">
            <text:p>JJLT-23-8049 FB/DT3-23-002/C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dyed-shalwar-jjlt-23-8049.html</text:p>
          </table:table-cell>
        </table:table-row>
        <table:table-row table:style-name="ro1">
          <table:table-cell office:value-type="string" calcext:value-type="string">
            <text:p>BLACK KOONJ KURTI | JJLK-W-JPWK-23-981</text:p>
          </table:table-cell>
          <table:table-cell office:value-type="string" calcext:value-type="string">
            <text:p>PKR 2,005.00</text:p>
          </table:table-cell>
          <table:table-cell office:value-type="string" calcext:value-type="string">
            <text:p>J-GL207380</text:p>
          </table:table-cell>
          <table:table-cell office:value-type="string" calcext:value-type="string">
            <text:p>JJLK-W-JPWK-23-981 FB/JQ-91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koonj-kurti-jjlk-w-jpwk-23-981.html</text:p>
          </table:table-cell>
        </table:table-row>
        <table:table-row table:style-name="ro1">
          <table:table-cell office:value-type="string" calcext:value-type="string">
            <text:p>BEIGE CHAPPAL | JLFWC-23-1238</text:p>
          </table:table-cell>
          <table:table-cell office:value-type="string" calcext:value-type="string">
            <text:p>PKR 1,580.00</text:p>
          </table:table-cell>
          <table:table-cell office:value-type="string" calcext:value-type="string">
            <text:p>J-FL203015</text:p>
          </table:table-cell>
          <table:table-cell office:value-type="string" calcext:value-type="string">
            <text:p>JLFWC-23-1238 FB/RFD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eige-chappal-jlfwc-23-1238.html</text:p>
          </table:table-cell>
        </table:table-row>
        <table:table-row table:style-name="ro1">
          <table:table-cell office:value-type="string" calcext:value-type="string">
            <text:p>OFF WHITE LAWN TROUSERS | JJLT-S-23-8003</text:p>
          </table:table-cell>
          <table:table-cell office:value-type="string" calcext:value-type="string">
            <text:p>PKR 1,580.00</text:p>
          </table:table-cell>
          <table:table-cell office:value-type="string" calcext:value-type="string">
            <text:p>J-GL188723</text:p>
          </table:table-cell>
          <table:table-cell office:value-type="string" calcext:value-type="string">
            <text:p>JJLT-S-23-8003 FB/DT1-23-002/A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lawn-trousers-jjlt-s-23-8003.html</text:p>
          </table:table-cell>
        </table:table-row>
        <table:table-row table:style-name="ro1">
          <table:table-cell office:value-type="string" calcext:value-type="string">
            <text:p>BLACK-WHITE CAMBRIC 3PC STITCHED | JJPW-S-JPWS-23-582</text:p>
          </table:table-cell>
          <table:table-cell office:value-type="string" calcext:value-type="string">
            <text:p>PKR 6,585.00</text:p>
          </table:table-cell>
          <table:table-cell office:value-type="string" calcext:value-type="string">
            <text:p>J-GL201966</text:p>
          </table:table-cell>
          <table:table-cell office:value-type="string" calcext:value-type="string">
            <text:p>JJPW-S-JPWS-23-582 FB/Chintz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white-cambric-3pc-stitched-jjpw-s-jpws-23-582.html</text:p>
          </table:table-cell>
        </table:table-row>
        <table:table-row table:style-name="ro1">
          <table:table-cell office:value-type="string" calcext:value-type="string">
            <text:p>BEIGE LAWN 3PC STITCHED | JLAWN-S-23-060</text:p>
          </table:table-cell>
          <table:table-cell office:value-type="string" calcext:value-type="string">
            <text:p>PKR 6,165.00</text:p>
          </table:table-cell>
          <table:table-cell office:value-type="string" calcext:value-type="string">
            <text:p>J-GL181941</text:p>
          </table:table-cell>
          <table:table-cell office:value-type="string" calcext:value-type="string">
            <text:p>JLAWN-S-23-060/S Naranjado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eige-lawn-3pc-stitched-jlawn-s-23-060.html</text:p>
          </table:table-cell>
        </table:table-row>
        <table:table-row table:style-name="ro1">
          <table:table-cell office:value-type="string" calcext:value-type="string">
            <text:p>MULTICOLOR CAMBRIC EMBROIDERED KURTI</text:p>
          </table:table-cell>
          <table:table-cell office:value-type="string" calcext:value-type="string">
            <text:p>PKR 3,414.00</text:p>
          </table:table-cell>
          <table:table-cell office:value-type="string" calcext:value-type="string">
            <text:p>J-10000094698</text:p>
          </table:table-cell>
          <table:table-cell office:value-type="string" calcext:value-type="string">
            <text:p>JJLK-W-JWS-24-3084 FB/SPRING FLORAL-0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cambric-embroidered-kurti-jjlk-w-jws-24-3084.html</text:p>
          </table:table-cell>
        </table:table-row>
        <table:table-row table:style-name="ro1">
          <table:table-cell office:value-type="string" calcext:value-type="string">
            <text:p>OFF WHITE ORGANZA KURTI | JJLK-S-JSS-23-441</text:p>
          </table:table-cell>
          <table:table-cell office:value-type="string" calcext:value-type="string">
            <text:p>PKR 4,745.00</text:p>
          </table:table-cell>
          <table:table-cell office:value-type="string" calcext:value-type="string">
            <text:p>J-GL194059</text:p>
          </table:table-cell>
          <table:table-cell office:value-type="string" calcext:value-type="string">
            <text:p>JJLK-S-JSS-23-441 FB/MK-80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organza-kurti-jjlk-s-jss-23-441.html</text:p>
          </table:table-cell>
        </table:table-row>
        <table:table-row table:style-name="ro1">
          <table:table-cell office:value-type="string" calcext:value-type="string">
            <text:p>LIGHT GREY COTTON 3PC STITCHED | JJPW-S-JPS-22-3911</text:p>
          </table:table-cell>
          <table:table-cell office:value-type="string" calcext:value-type="string">
            <text:p>PKR 8,695.00</text:p>
          </table:table-cell>
          <table:table-cell office:value-type="string" calcext:value-type="string">
            <text:p>J-GL176183</text:p>
          </table:table-cell>
          <table:table-cell office:value-type="string" calcext:value-type="string">
            <text:p>JJPW-S-JPS-22-3911 FB/JH-15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light-grey-cotton-3pc-stitched-jjpw-s-jps-22-3911.html</text:p>
          </table:table-cell>
        </table:table-row>
        <table:table-row table:style-name="ro1">
          <table:table-cell office:value-type="string" calcext:value-type="string">
            <text:p>BEIGE LAWN TROUSERS | JJLT-S-23-8018</text:p>
          </table:table-cell>
          <table:table-cell office:value-type="string" calcext:value-type="string">
            <text:p>PKR 1,055.00</text:p>
          </table:table-cell>
          <table:table-cell office:value-type="string" calcext:value-type="string">
            <text:p>J-GL187102</text:p>
          </table:table-cell>
          <table:table-cell office:value-type="string" calcext:value-type="string">
            <text:p>JJLT-S-23-8018 FB/DT1-23-003-C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eige-lawn-trousers-jjlt-s-23-8018.html</text:p>
          </table:table-cell>
        </table:table-row>
        <table:table-row table:style-name="ro1">
          <table:table-cell office:value-type="string" calcext:value-type="string">
            <text:p>MAROON KHADDI KURTI | JJLK-S-JSS-24-459</text:p>
          </table:table-cell>
          <table:table-cell office:value-type="string" calcext:value-type="string">
            <text:p>PKR 2,820.00</text:p>
          </table:table-cell>
          <table:table-cell office:value-type="string" calcext:value-type="string">
            <text:p>J-10000060430</text:p>
          </table:table-cell>
          <table:table-cell office:value-type="string" calcext:value-type="string">
            <text:p>JJLK-S-JSS-24-459 FB/MORANA-0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aroon-khaddi-kurti-jjlk-s-jss-24-459.html</text:p>
          </table:table-cell>
        </table:table-row>
        <table:table-row table:style-name="ro1">
          <table:table-cell office:value-type="string" calcext:value-type="string">
            <text:p>OFF WHITE KHADDAR PRINTED KURTI</text:p>
          </table:table-cell>
          <table:table-cell office:value-type="string" calcext:value-type="string">
            <text:p>PKR 3,245.00</text:p>
          </table:table-cell>
          <table:table-cell office:value-type="string" calcext:value-type="string">
            <text:p>J-10000079060</text:p>
          </table:table-cell>
          <table:table-cell office:value-type="string" calcext:value-type="string">
            <text:p>JYGK-W-JWT-24-4014 FB/COMIC-0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khaddar-printed-kurti-jygk-w-jwt-24-4014.html</text:p>
          </table:table-cell>
        </table:table-row>
        <table:table-row table:style-name="ro1">
          <table:table-cell office:value-type="string" calcext:value-type="string">
            <text:p>GOLDEN-BEIGE COTTON KURTI | JJLK-S-JSS-22-451</text:p>
          </table:table-cell>
          <table:table-cell office:value-type="string" calcext:value-type="string">
            <text:p>PKR 4,745.00</text:p>
          </table:table-cell>
          <table:table-cell office:value-type="string" calcext:value-type="string">
            <text:p>J-GL173293</text:p>
          </table:table-cell>
          <table:table-cell office:value-type="string" calcext:value-type="string">
            <text:p>JJLK-S-JSS-22-451 FB/JH-170(MF-844)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jjlk-s-jss-22-451-fb-jh-170-mf-844.html</text:p>
          </table:table-cell>
        </table:table-row>
        <table:table-row table:style-name="ro1">
          <table:table-cell office:value-type="string" calcext:value-type="string">
            <text:p>PINK COTTON KURTI | JJLK-S-JPWK-23-894</text:p>
          </table:table-cell>
          <table:table-cell office:value-type="string" calcext:value-type="string">
            <text:p>PKR 4,215.00</text:p>
          </table:table-cell>
          <table:table-cell office:value-type="string" calcext:value-type="string">
            <text:p>J-GL193917</text:p>
          </table:table-cell>
          <table:table-cell office:value-type="string" calcext:value-type="string">
            <text:p>JJLK-S-JPWK-23-894 FB/FF-46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cotton-kurti-jjlk-s-jpwk-23-894.html</text:p>
          </table:table-cell>
        </table:table-row>
        <table:table-row table:style-name="ro1">
          <table:table-cell office:value-type="string" calcext:value-type="string">
            <text:p>PINK RAW SILK INFANT GIRL 3PC | JIK-S-JGIN-23-050</text:p>
          </table:table-cell>
          <table:table-cell office:value-type="string" calcext:value-type="string">
            <text:p>PKR 2,635.00</text:p>
          </table:table-cell>
          <table:table-cell office:value-type="string" calcext:value-type="string">
            <text:p>J-GL206534</text:p>
          </table:table-cell>
          <table:table-cell office:value-type="string" calcext:value-type="string">
            <text:p>JIK-S-JGIN-23-050 FB/FF-27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raw-silk-infant-girl-3pc-jik-s-jgin-23-050.html</text:p>
          </table:table-cell>
        </table:table-row>
        <table:table-row table:style-name="ro1">
          <table:table-cell office:value-type="string" calcext:value-type="string">
            <text:p>BROWN DYED TROUSERS | JJLT-S-23-8047</text:p>
          </table:table-cell>
          <table:table-cell office:value-type="string" calcext:value-type="string">
            <text:p>PKR 945.00</text:p>
          </table:table-cell>
          <table:table-cell office:value-type="string" calcext:value-type="string">
            <text:p>J-GL196957</text:p>
          </table:table-cell>
          <table:table-cell office:value-type="string" calcext:value-type="string">
            <text:p>JJLT-S-23-8047 FB/DT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rown-dyed-trousers-jjlt-s-23-8047.html</text:p>
          </table:table-cell>
        </table:table-row>
        <table:table-row table:style-name="ro1">
          <table:table-cell office:value-type="string" calcext:value-type="string">
            <text:p>OFF WHITE CAMBRIC EMBROIDERED KURTI</text:p>
          </table:table-cell>
          <table:table-cell office:value-type="string" calcext:value-type="string">
            <text:p>PKR 3,414.00</text:p>
          </table:table-cell>
          <table:table-cell office:value-type="string" calcext:value-type="string">
            <text:p>J-10000091578</text:p>
          </table:table-cell>
          <table:table-cell office:value-type="string" calcext:value-type="string">
            <text:p>JJLK-W-JWS-24-3081 FB/SPRING FLORAL-0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cambric-embroidered-kurti-jjlk-w-jws-24-3081.html</text:p>
          </table:table-cell>
        </table:table-row>
        <table:table-row table:style-name="ro1">
          <table:table-cell office:value-type="string" calcext:value-type="string">
            <text:p>VIOLET RAW SILK GIRLS 3PC | JGK-W-23-1912</text:p>
          </table:table-cell>
          <table:table-cell office:value-type="string" calcext:value-type="string">
            <text:p>PKR 7,795.00</text:p>
          </table:table-cell>
          <table:table-cell office:value-type="string" calcext:value-type="string">
            <text:p>J-424</text:p>
          </table:table-cell>
          <table:table-cell office:value-type="string" calcext:value-type="string">
            <text:p>JGK-W-23-1912 FB/MAJENTA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violet-girls-3pc-jgk-w-23-1912.html</text:p>
          </table:table-cell>
        </table:table-row>
        <table:table-row table:style-name="ro1">
          <table:table-cell office:value-type="string" calcext:value-type="string">
            <text:p>YELLOW TEXTURED EMBROIDERED KURTI</text:p>
          </table:table-cell>
          <table:table-cell office:value-type="string" calcext:value-type="string">
            <text:p>PKR 3,145.00</text:p>
          </table:table-cell>
          <table:table-cell office:value-type="string" calcext:value-type="string">
            <text:p>J-10000079577</text:p>
          </table:table-cell>
          <table:table-cell office:value-type="string" calcext:value-type="string">
            <text:p>JJLK-W-JWS-24-3032 FB/ETHNIC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yellow-textured-embroidered-kurti-jjlk-w-jws-24-3032.html</text:p>
          </table:table-cell>
        </table:table-row>
        <table:table-row table:style-name="ro1">
          <table:table-cell office:value-type="string" calcext:value-type="string">
            <text:p>BLUE DENIM EMBROIDERED KURTI</text:p>
          </table:table-cell>
          <table:table-cell office:value-type="string" calcext:value-type="string">
            <text:p>PKR 2,495.00</text:p>
          </table:table-cell>
          <table:table-cell office:value-type="string" calcext:value-type="string">
            <text:p>J-10000078817</text:p>
          </table:table-cell>
          <table:table-cell office:value-type="string" calcext:value-type="string">
            <text:p>JJLK-W-JWS-24-3039 FB/TRUE BLUE-0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denim-embroidered-kurti-jjlk-w-jws-24-3039.html</text:p>
          </table:table-cell>
        </table:table-row>
        <table:table-row table:style-name="ro1">
          <table:table-cell office:value-type="string" calcext:value-type="string">
            <text:p>BLACK KHADDAR PRINTED KURTI</text:p>
          </table:table-cell>
          <table:table-cell office:value-type="string" calcext:value-type="string">
            <text:p>PKR 3,245.00</text:p>
          </table:table-cell>
          <table:table-cell office:value-type="string" calcext:value-type="string">
            <text:p>J-10000079975</text:p>
          </table:table-cell>
          <table:table-cell office:value-type="string" calcext:value-type="string">
            <text:p>JYGK-W-JWT-24-4016 FB/COMIC-0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khaddar-printed-kurti-jygk-w-jwt-24-4016.html</text:p>
          </table:table-cell>
        </table:table-row>
        <table:table-row table:style-name="ro1">
          <table:table-cell office:value-type="string" calcext:value-type="string">
            <text:p>GREEN RAW SILK GIRLS 3PC | JGK-W-23-1911</text:p>
          </table:table-cell>
          <table:table-cell office:value-type="string" calcext:value-type="string">
            <text:p>PKR 6,155.00</text:p>
          </table:table-cell>
          <table:table-cell office:value-type="string" calcext:value-type="string">
            <text:p>J-416</text:p>
          </table:table-cell>
          <table:table-cell office:value-type="string" calcext:value-type="string">
            <text:p>JGK-W-23-1911 FB/GREEN PLANE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girls-3pc-jgk-w-23-1911.html</text:p>
          </table:table-cell>
        </table:table-row>
        <table:table-row table:style-name="ro1">
          <table:table-cell office:value-type="string" calcext:value-type="string">
            <text:p>BLUE TEXTURED EMBROIDERED KURTI</text:p>
          </table:table-cell>
          <table:table-cell office:value-type="string" calcext:value-type="string">
            <text:p>PKR 3,145.00</text:p>
          </table:table-cell>
          <table:table-cell office:value-type="string" calcext:value-type="string">
            <text:p>J-10000079583</text:p>
          </table:table-cell>
          <table:table-cell office:value-type="string" calcext:value-type="string">
            <text:p>JJLK-W-JWS-24-3033 FB/ETHNIC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textured-embroidered-kurti-jjlk-w-jws-24-3033.html</text:p>
          </table:table-cell>
        </table:table-row>
        <table:table-row table:style-name="ro1">
          <table:table-cell office:value-type="string" calcext:value-type="string">
            <text:p>MULTICOLOR CAMBRIC KURTI | JJLK-S-JSS-24-409</text:p>
          </table:table-cell>
          <table:table-cell office:value-type="string" calcext:value-type="string">
            <text:p>PKR 1,740.00</text:p>
          </table:table-cell>
          <table:table-cell office:value-type="string" calcext:value-type="string">
            <text:p>J-10000034742</text:p>
          </table:table-cell>
          <table:table-cell office:value-type="string" calcext:value-type="string">
            <text:p>JJLK-S-JSS-24-409 FB/VINTAGE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cambric-kurti-jjlk-s-jss-24-409.html</text:p>
          </table:table-cell>
        </table:table-row>
        <table:table-row table:style-name="ro1">
          <table:table-cell office:value-type="string" calcext:value-type="string">
            <text:p>ORANGE KHADDI KURTI | JJLK-S-JSS-24-461</text:p>
          </table:table-cell>
          <table:table-cell office:value-type="string" calcext:value-type="string">
            <text:p>PKR 2,820.00</text:p>
          </table:table-cell>
          <table:table-cell office:value-type="string" calcext:value-type="string">
            <text:p>J-10000060454</text:p>
          </table:table-cell>
          <table:table-cell office:value-type="string" calcext:value-type="string">
            <text:p>JJLK-S-JSS-24-461 FB/MORANA-00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range-khaddi-kurti-jjlk-s-jss-24-461.html</text:p>
          </table:table-cell>
        </table:table-row>
        <table:table-row table:style-name="ro1">
          <table:table-cell office:value-type="string" calcext:value-type="string">
            <text:p>GREY LAWN KURTI | JJLK-S-JSS-24-430</text:p>
          </table:table-cell>
          <table:table-cell office:value-type="string" calcext:value-type="string">
            <text:p>PKR 2,355.00</text:p>
          </table:table-cell>
          <table:table-cell office:value-type="string" calcext:value-type="string">
            <text:p>J-10000051661</text:p>
          </table:table-cell>
          <table:table-cell office:value-type="string" calcext:value-type="string">
            <text:p>JJLK-S-JSS-24-430 FB/NEON TRADTIONAL-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y-lawn-kurti-jjlk-s-jss-24-430.html</text:p>
          </table:table-cell>
        </table:table-row>
        <table:table-row table:style-name="ro1">
          <table:table-cell office:value-type="string" calcext:value-type="string">
            <text:p>OFF WHITE KHADDI KURTI | JJLK-S-JSS-24-465</text:p>
          </table:table-cell>
          <table:table-cell office:value-type="string" calcext:value-type="string">
            <text:p>PKR 2,255.00</text:p>
          </table:table-cell>
          <table:table-cell office:value-type="string" calcext:value-type="string">
            <text:p>J-10000043108</text:p>
          </table:table-cell>
          <table:table-cell office:value-type="string" calcext:value-type="string">
            <text:p>JJLK-S-JSS-24-465 FB/AMORA-0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khaddi-kurti-jjlk-s-jss-24-465.html</text:p>
          </table:table-cell>
        </table:table-row>
        <table:table-row table:style-name="ro1">
          <table:table-cell office:value-type="string" calcext:value-type="string">
            <text:p>GREEN KHADDI SILK KURTI | JJLK-S-JSS-24-425</text:p>
          </table:table-cell>
          <table:table-cell office:value-type="string" calcext:value-type="string">
            <text:p>PKR 4,460.00</text:p>
          </table:table-cell>
          <table:table-cell office:value-type="string" calcext:value-type="string">
            <text:p>J-10000052913</text:p>
          </table:table-cell>
          <table:table-cell office:value-type="string" calcext:value-type="string">
            <text:p>JJLK-S-JSS-24-425 FB/ELFESYA-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silk-kurti-jjlk-s-jss-24-425.html</text:p>
          </table:table-cell>
        </table:table-row>
        <table:table-row table:style-name="ro1">
          <table:table-cell office:value-type="string" calcext:value-type="string">
            <text:p>GREEN COTTON NET KURTI | JJLK-S-JSS-24-414</text:p>
          </table:table-cell>
          <table:table-cell office:value-type="string" calcext:value-type="string">
            <text:p>PKR 4,100.00</text:p>
          </table:table-cell>
          <table:table-cell office:value-type="string" calcext:value-type="string">
            <text:p>J-10000030030</text:p>
          </table:table-cell>
          <table:table-cell office:value-type="string" calcext:value-type="string">
            <text:p>JJLK-S-JSS-24-414 FB/ZUMAISH-0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cotton-net-kurti-jjlk-s-jss-24-414.html</text:p>
          </table:table-cell>
        </table:table-row>
        <table:table-row table:style-name="ro1">
          <table:table-cell office:value-type="string" calcext:value-type="string">
            <text:p>BROWN TEXTURED KURTI | JJLK-S-JSS-24-403</text:p>
          </table:table-cell>
          <table:table-cell office:value-type="string" calcext:value-type="string">
            <text:p>PKR 2,665.00</text:p>
          </table:table-cell>
          <table:table-cell office:value-type="string" calcext:value-type="string">
            <text:p>J-10000041962</text:p>
          </table:table-cell>
          <table:table-cell office:value-type="string" calcext:value-type="string">
            <text:p>JJLK-S-JSS-24-403 FB/ETHINIC-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rown-textured-kurti-jjlk-s-jss-24-403.html</text:p>
          </table:table-cell>
        </table:table-row>
        <table:table-row table:style-name="ro1">
          <table:table-cell office:value-type="string" calcext:value-type="string">
            <text:p>RUST PAPER COTTON KURTI | JJLK-S-JSS-24-411</text:p>
          </table:table-cell>
          <table:table-cell office:value-type="string" calcext:value-type="string">
            <text:p>PKR 3,075.00</text:p>
          </table:table-cell>
          <table:table-cell office:value-type="string" calcext:value-type="string">
            <text:p>J-10000026200</text:p>
          </table:table-cell>
          <table:table-cell office:value-type="string" calcext:value-type="string">
            <text:p>JJLK-S-JSS-24-411 FB/ZUMAISH-02-HF-187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rust-paper-cotton-kurti-jjlk-s-jss-24-411.html</text:p>
          </table:table-cell>
        </table:table-row>
        <table:table-row table:style-name="ro1">
          <table:table-cell office:value-type="string" calcext:value-type="string">
            <text:p>PINK ORGANZA 3PC STITCHED | JJPW-S-JPWF-23-098</text:p>
          </table:table-cell>
          <table:table-cell office:value-type="string" calcext:value-type="string">
            <text:p>PKR 9,745.00</text:p>
          </table:table-cell>
          <table:table-cell office:value-type="string" calcext:value-type="string">
            <text:p>J-GL206444</text:p>
          </table:table-cell>
          <table:table-cell office:value-type="string" calcext:value-type="string">
            <text:p>JJPW-S-JPWF-23-098 FB/JQ-90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3pc-stitched-jjpw-s-jpwf-23-098.html</text:p>
          </table:table-cell>
        </table:table-row>
        <table:table-row table:style-name="ro1">
          <table:table-cell office:value-type="string" calcext:value-type="string">
            <text:p>GREEN LAWN KURTI | JJLK-S-JSS-24-381</text:p>
          </table:table-cell>
          <table:table-cell office:value-type="string" calcext:value-type="string">
            <text:p>PKR 2,560.00</text:p>
          </table:table-cell>
          <table:table-cell office:value-type="string" calcext:value-type="string">
            <text:p>J-10000032291</text:p>
          </table:table-cell>
          <table:table-cell office:value-type="string" calcext:value-type="string">
            <text:p>JJLK-S-JSS-24-381 FB/GOLD MOTIVES-0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kurti-jjlk-s-jss-24-381.html</text:p>
          </table:table-cell>
        </table:table-row>
        <table:table-row table:style-name="ro1">
          <table:table-cell office:value-type="string" calcext:value-type="string">
            <text:p>GREEN KHADDI KURTI | JJLK-S-JSS-24-386</text:p>
          </table:table-cell>
          <table:table-cell office:value-type="string" calcext:value-type="string">
            <text:p>PKR 2,460.00</text:p>
          </table:table-cell>
          <table:table-cell office:value-type="string" calcext:value-type="string">
            <text:p>J-10000036357</text:p>
          </table:table-cell>
          <table:table-cell office:value-type="string" calcext:value-type="string">
            <text:p>JJLK-S-JSS-24-386 FB/ILANA-0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khaddi-kurti-jjlk-s-jss-24-386.html</text:p>
          </table:table-cell>
        </table:table-row>
        <table:table-row table:style-name="ro1">
          <table:table-cell office:value-type="string" calcext:value-type="string">
            <text:p>BEIGE LAWN KURTI | JJLK-S-JSS-24-346</text:p>
          </table:table-cell>
          <table:table-cell office:value-type="string" calcext:value-type="string">
            <text:p>PKR 2,560.00</text:p>
          </table:table-cell>
          <table:table-cell office:value-type="string" calcext:value-type="string">
            <text:p>J-10000042382</text:p>
          </table:table-cell>
          <table:table-cell office:value-type="string" calcext:value-type="string">
            <text:p>JJLK-S-JSS-24-346 FB/MOTIA-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eige-lawn-kurti-jjlk-s-jss-24-346.html</text:p>
          </table:table-cell>
        </table:table-row>
        <table:table-row table:style-name="ro1">
          <table:table-cell office:value-type="string" calcext:value-type="string">
            <text:p>WHITE KHADDI KURTI | JJLK-S-JSS-24-385</text:p>
          </table:table-cell>
          <table:table-cell office:value-type="string" calcext:value-type="string">
            <text:p>PKR 2,460.00</text:p>
          </table:table-cell>
          <table:table-cell office:value-type="string" calcext:value-type="string">
            <text:p>J-10000036351</text:p>
          </table:table-cell>
          <table:table-cell office:value-type="string" calcext:value-type="string">
            <text:p>JJLK-S-JSS-24-385 FB/ILANA-00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white-khaddi-kurti-jjlk-s-jss-24-385.html</text:p>
          </table:table-cell>
        </table:table-row>
        <table:table-row table:style-name="ro1">
          <table:table-cell office:value-type="string" calcext:value-type="string">
            <text:p>WHITE TEXTURED KURTI | JJLK-S-JSS-24-325</text:p>
          </table:table-cell>
          <table:table-cell office:value-type="string" calcext:value-type="string">
            <text:p>PKR 2,920.00</text:p>
          </table:table-cell>
          <table:table-cell office:value-type="string" calcext:value-type="string">
            <text:p>J-10000013309</text:p>
          </table:table-cell>
          <table:table-cell office:value-type="string" calcext:value-type="string">
            <text:p>JJLK-S-JSS-24-325 FB/JUST WHITE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white-textured-kurti-jjlk-s-jss-24-325.html</text:p>
          </table:table-cell>
        </table:table-row>
        <table:table-row table:style-name="ro1">
          <table:table-cell office:value-type="string" calcext:value-type="string">
            <text:p>GREY TROUSERS | JJLT-S-JPWT-23-574</text:p>
          </table:table-cell>
          <table:table-cell office:value-type="string" calcext:value-type="string">
            <text:p>PKR 1,945.00</text:p>
          </table:table-cell>
          <table:table-cell office:value-type="string" calcext:value-type="string">
            <text:p>J-GL200099</text:p>
          </table:table-cell>
          <table:table-cell office:value-type="string" calcext:value-type="string">
            <text:p>JJLT-S-JPWT-23-574 FB/JN-36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y-trousers-jjlt-s-jpwt-23-574.html</text:p>
          </table:table-cell>
        </table:table-row>
        <table:table-row table:style-name="ro1">
          <table:table-cell office:value-type="string" calcext:value-type="string">
            <text:p>DEEP PURPLE BLENDED SPECIAL KURTA</text:p>
          </table:table-cell>
          <table:table-cell office:value-type="string" calcext:value-type="string">
            <text:p>PKR 5,232.00</text:p>
          </table:table-cell>
          <table:table-cell office:value-type="string" calcext:value-type="string">
            <text:p>J-10000023490</text:p>
          </table:table-cell>
          <table:table-cell office:value-type="string" calcext:value-type="string">
            <text:p>JTK-SP-A-48007/S23/JJ8837-F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deep-purple-blended-special-kurta-jtk-sp-a-48007.html</text:p>
          </table:table-cell>
        </table:table-row>
        <table:table-row table:style-name="ro1">
          <table:table-cell office:value-type="string" calcext:value-type="string">
            <text:p>BROWN JAMAWAR WAISTCOAT | JJVC-48023</text:p>
          </table:table-cell>
          <table:table-cell office:value-type="string" calcext:value-type="string">
            <text:p>PKR 6,975.00</text:p>
          </table:table-cell>
          <table:table-cell office:value-type="string" calcext:value-type="string">
            <text:p>J-10000008228</text:p>
          </table:table-cell>
          <table:table-cell office:value-type="string" calcext:value-type="string">
            <text:p>JJVC-48023/S23/JJ9036-F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rown-waistcoat-jjvc-48023.html</text:p>
          </table:table-cell>
        </table:table-row>
        <table:table-row table:style-name="ro1">
          <table:table-cell office:value-type="string" calcext:value-type="string">
            <text:p>YELLOW DOBBY KURTI | JJLK-W-JPWK-23-971</text:p>
          </table:table-cell>
          <table:table-cell office:value-type="string" calcext:value-type="string">
            <text:p>PKR 2,820.00</text:p>
          </table:table-cell>
          <table:table-cell office:value-type="string" calcext:value-type="string">
            <text:p>J-10000003076</text:p>
          </table:table-cell>
          <table:table-cell office:value-type="string" calcext:value-type="string">
            <text:p>JJLK-W-JPWK-23-971 FB/MX-3927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yellow-kurti-jjlk-w-jpwk-23-971.html</text:p>
          </table:table-cell>
        </table:table-row>
        <table:table-row table:style-name="ro1">
          <table:table-cell office:value-type="string" calcext:value-type="string">
            <text:p>VIOLET VELVET 3PC STITCHED | JJPW-W-JPS-23-3944</text:p>
          </table:table-cell>
          <table:table-cell office:value-type="string" calcext:value-type="string">
            <text:p>PKR 12,465.00</text:p>
          </table:table-cell>
          <table:table-cell office:value-type="string" calcext:value-type="string">
            <text:p>J-10000004486</text:p>
          </table:table-cell>
          <table:table-cell office:value-type="string" calcext:value-type="string">
            <text:p>JJPW-W-JPS-23-3944 FB/JH-239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violet-3pc-stitched-jjpw-w-jps-23-3944.html</text:p>
          </table:table-cell>
        </table:table-row>
        <table:table-row table:style-name="ro1">
          <table:table-cell office:value-type="string" calcext:value-type="string">
            <text:p>EMERALD GREEN BLENDED WAISTCOAT | JJVC-48008</text:p>
          </table:table-cell>
          <table:table-cell office:value-type="string" calcext:value-type="string">
            <text:p>PKR 9,745.00</text:p>
          </table:table-cell>
          <table:table-cell office:value-type="string" calcext:value-type="string">
            <text:p>J-10000004460</text:p>
          </table:table-cell>
          <table:table-cell office:value-type="string" calcext:value-type="string">
            <text:p>JJVC-48008/S23/JJ8859-F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waistcoat-jjvc-48008.html</text:p>
          </table:table-cell>
        </table:table-row>
        <table:table-row table:style-name="ro1">
          <table:table-cell office:value-type="string" calcext:value-type="string">
            <text:p>BLACK PAPER COTTON KURTI | JJLK-S-JSS-24-420</text:p>
          </table:table-cell>
          <table:table-cell office:value-type="string" calcext:value-type="string">
            <text:p>PKR 3,845.00</text:p>
          </table:table-cell>
          <table:table-cell office:value-type="string" calcext:value-type="string">
            <text:p>J-10000056878</text:p>
          </table:table-cell>
          <table:table-cell office:value-type="string" calcext:value-type="string">
            <text:p>JJLK-S-JSS-24-420 FB/ELFESYA-01 JH-29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paper-cotton-kurti-jjlk-s-jss-24-420.html</text:p>
          </table:table-cell>
        </table:table-row>
        <table:table-row table:style-name="ro1">
          <table:table-cell office:value-type="string" calcext:value-type="string">
            <text:p>BEIGE CAMBRIC TROUSERS | JJLT-S-JPWT-23-578</text:p>
          </table:table-cell>
          <table:table-cell office:value-type="string" calcext:value-type="string">
            <text:p>PKR 1,315.00</text:p>
          </table:table-cell>
          <table:table-cell office:value-type="string" calcext:value-type="string">
            <text:p>J-GL190254</text:p>
          </table:table-cell>
          <table:table-cell office:value-type="string" calcext:value-type="string">
            <text:p>JJLT-S-JPWT-23-578 FB/U5-22-0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eige-cambric-trousers-jjlt-s-jpwt-23-578.html</text:p>
          </table:table-cell>
        </table:table-row>
        <table:table-row table:style-name="ro1">
          <table:table-cell office:value-type="string" calcext:value-type="string">
            <text:p>OFF WHITE KHADDI YARN DYED KURTI</text:p>
          </table:table-cell>
          <table:table-cell office:value-type="string" calcext:value-type="string">
            <text:p>PKR 2,445.00</text:p>
          </table:table-cell>
          <table:table-cell office:value-type="string" calcext:value-type="string">
            <text:p>J-10000082306</text:p>
          </table:table-cell>
          <table:table-cell office:value-type="string" calcext:value-type="string">
            <text:p>JJLK-W-JWS-24-3046 FB/FOLK-0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khaddi-yarn-dyed-kurti-jjlk-w-jws-24-3046.html</text:p>
          </table:table-cell>
        </table:table-row>
        <table:table-row table:style-name="ro1">
          <table:table-cell office:value-type="string" calcext:value-type="string">
            <text:p>ORANGE KHADDI YARN DYED KURTI</text:p>
          </table:table-cell>
          <table:table-cell office:value-type="string" calcext:value-type="string">
            <text:p>PKR 2,445.00</text:p>
          </table:table-cell>
          <table:table-cell office:value-type="string" calcext:value-type="string">
            <text:p>J-10000079601</text:p>
          </table:table-cell>
          <table:table-cell office:value-type="string" calcext:value-type="string">
            <text:p>JJLK-W-JWS-24-3044 FB/FOLK-0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range-khaddi-yarn-dyed-kurti-jjlk-w-jws-24-3044.html</text:p>
          </table:table-cell>
        </table:table-row>
        <table:table-row table:style-name="ro1">
          <table:table-cell office:value-type="string" calcext:value-type="string">
            <text:p>ORANGE CAMBRIC KURTI | JJLK-S-JPWS-23-3084</text:p>
          </table:table-cell>
          <table:table-cell office:value-type="string" calcext:value-type="string">
            <text:p>PKR 1,435.00</text:p>
          </table:table-cell>
          <table:table-cell office:value-type="string" calcext:value-type="string">
            <text:p>J-10000010106</text:p>
          </table:table-cell>
          <table:table-cell office:value-type="string" calcext:value-type="string">
            <text:p>JJLK-S-JPWS-23-308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range-kurti-jjlk-s-jpws-23-3084.html</text:p>
          </table:table-cell>
        </table:table-row>
        <table:table-row table:style-name="ro1">
          <table:table-cell office:value-type="string" calcext:value-type="string">
            <text:p>OFF WHITE JACQUARD TEENS 3PC | JGK-YGTL-S-617-23 FB</text:p>
          </table:table-cell>
          <table:table-cell office:value-type="string" calcext:value-type="string">
            <text:p>PKR 7,375.00</text:p>
          </table:table-cell>
          <table:table-cell office:value-type="string" calcext:value-type="string">
            <text:p>J-GL198169</text:p>
          </table:table-cell>
          <table:table-cell office:value-type="string" calcext:value-type="string">
            <text:p>JGK-YGTL-S-617-23 FB/Tanchoi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jacquard-teens-3pc-jgk-ygtl-s-617-23-fb.html</text:p>
          </table:table-cell>
        </table:table-row>
        <table:table-row table:style-name="ro1">
          <table:table-cell office:value-type="string" calcext:value-type="string">
            <text:p>BLUE CAMBRIC EMBROIDERED KURTI</text:p>
          </table:table-cell>
          <table:table-cell office:value-type="string" calcext:value-type="string">
            <text:p>PKR 3,414.00</text:p>
          </table:table-cell>
          <table:table-cell office:value-type="string" calcext:value-type="string">
            <text:p>J-10000091590</text:p>
          </table:table-cell>
          <table:table-cell office:value-type="string" calcext:value-type="string">
            <text:p>JJLK-W-JWS-24-3083 FB/SPRING FLORAL-0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cambric-embroidered-kurti-jjlk-w-jws-24-3083.html</text:p>
          </table:table-cell>
        </table:table-row>
        <table:table-row table:style-name="ro1">
          <table:table-cell office:value-type="string" calcext:value-type="string">
            <text:p>PINK CAMBRIC EMBROIDERED KURTI</text:p>
          </table:table-cell>
          <table:table-cell office:value-type="string" calcext:value-type="string">
            <text:p>PKR 3,414.00</text:p>
          </table:table-cell>
          <table:table-cell office:value-type="string" calcext:value-type="string">
            <text:p>J-10000091584</text:p>
          </table:table-cell>
          <table:table-cell office:value-type="string" calcext:value-type="string">
            <text:p>JJLK-W-JWS-24-3082 FB/SPRING FLORAL-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cambric-embroidered-kurti-jjlk-w-jws-24-3082.html</text:p>
          </table:table-cell>
        </table:table-row>
        <table:table-row table:style-name="ro1">
          <table:table-cell office:value-type="string" calcext:value-type="string">
            <text:p>YELLOW SILK KURTI | JJLK-S-JPWK-23-922</text:p>
          </table:table-cell>
          <table:table-cell office:value-type="string" calcext:value-type="string">
            <text:p>PKR 3,525.00</text:p>
          </table:table-cell>
          <table:table-cell office:value-type="string" calcext:value-type="string">
            <text:p>J-GL201972</text:p>
          </table:table-cell>
          <table:table-cell office:value-type="string" calcext:value-type="string">
            <text:p>JJLK-S-JPWK-23-922 FB/Tusar Silk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yellow-silk-kurti-jjlk-s-jpwk-23-922.html</text:p>
          </table:table-cell>
        </table:table-row>
        <table:table-row table:style-name="ro1">
          <table:table-cell office:value-type="string" calcext:value-type="string">
            <text:p>COFFEE RAW SILK 3PC STITCHED | JLAWN-S-23-220</text:p>
          </table:table-cell>
          <table:table-cell office:value-type="string" calcext:value-type="string">
            <text:p>PKR 14,015.00</text:p>
          </table:table-cell>
          <table:table-cell office:value-type="string" calcext:value-type="string">
            <text:p>J-GL182623</text:p>
          </table:table-cell>
          <table:table-cell office:value-type="string" calcext:value-type="string">
            <text:p>JLAWN-S-23-220/S Coffee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coffee-raw-silk-3pc-stitched-jlawn-s-23-220.html</text:p>
          </table:table-cell>
        </table:table-row>
        <table:table-row table:style-name="ro1">
          <table:table-cell office:value-type="string" calcext:value-type="string">
            <text:p>PINK JACQUARD TEENS 3PC | JGK-YGTL-S-615-23</text:p>
          </table:table-cell>
          <table:table-cell office:value-type="string" calcext:value-type="string">
            <text:p>PKR 7,905.00</text:p>
          </table:table-cell>
          <table:table-cell office:value-type="string" calcext:value-type="string">
            <text:p>J-GL198166</text:p>
          </table:table-cell>
          <table:table-cell office:value-type="string" calcext:value-type="string">
            <text:p>JGK-YGTL-S-615-23 FB/Meghwar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jacquard-teens-3pc-jgk-ygtl-s-615-23.html</text:p>
          </table:table-cell>
        </table:table-row>
        <table:table-row table:style-name="ro1">
          <table:table-cell office:value-type="string" calcext:value-type="string">
            <text:p>PLUM CAMBRIC 2PC STITCHED | JJPW-S-JPW2-23-543</text:p>
          </table:table-cell>
          <table:table-cell office:value-type="string" calcext:value-type="string">
            <text:p>PKR 3,425.00</text:p>
          </table:table-cell>
          <table:table-cell office:value-type="string" calcext:value-type="string">
            <text:p>J-GL203673</text:p>
          </table:table-cell>
          <table:table-cell office:value-type="string" calcext:value-type="string">
            <text:p>JJPW-S-JPW2-23-543 FB/Plum Shades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lum-cambric-2pc-stitched-jjpw-s-jpw2-23-543.html</text:p>
          </table:table-cell>
        </table:table-row>
        <table:table-row table:style-name="ro1">
          <table:table-cell office:value-type="string" calcext:value-type="string">
            <text:p>GREEN SILK KURTI | JJLK-S-JPWK-23-878</text:p>
          </table:table-cell>
          <table:table-cell office:value-type="string" calcext:value-type="string">
            <text:p>PKR 5,265.00</text:p>
          </table:table-cell>
          <table:table-cell office:value-type="string" calcext:value-type="string">
            <text:p>J-GL204743</text:p>
          </table:table-cell>
          <table:table-cell office:value-type="string" calcext:value-type="string">
            <text:p>JJLK-S-JPWK-23-878 FB/JQ-889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silk-kurti-jjlk-s-jpwk-23-878.html</text:p>
          </table:table-cell>
        </table:table-row>
        <table:table-row table:style-name="ro1">
          <table:table-cell office:value-type="string" calcext:value-type="string">
            <text:p>MULTICOLOR LAWN KURTI | JJLK-W-JWS-22-3065</text:p>
          </table:table-cell>
          <table:table-cell office:value-type="string" calcext:value-type="string">
            <text:p>PKR 3,315.00</text:p>
          </table:table-cell>
          <table:table-cell office:value-type="string" calcext:value-type="string">
            <text:p>J-GL187079</text:p>
          </table:table-cell>
          <table:table-cell office:value-type="string" calcext:value-type="string">
            <text:p>JJLK-W-JWS-22-3065 FB/Phool Garh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kurti-jjlk-w-jws-22-3065.html</text:p>
          </table:table-cell>
        </table:table-row>
        <table:table-row table:style-name="ro1">
          <table:table-cell office:value-type="string" calcext:value-type="string">
            <text:p>WHITE GOLD-SILVER LAWN KURTI | JJLK-S-JSS-23-367</text:p>
          </table:table-cell>
          <table:table-cell office:value-type="string" calcext:value-type="string">
            <text:p>PKR 3,160.00</text:p>
          </table:table-cell>
          <table:table-cell office:value-type="string" calcext:value-type="string">
            <text:p>J-GL195633</text:p>
          </table:table-cell>
          <table:table-cell office:value-type="string" calcext:value-type="string">
            <text:p>JJLK-S-JSS-23-367 FB/Confiture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white-gold-silver-lawn-kurti-jjlk-s-jss-23-367.html</text:p>
          </table:table-cell>
        </table:table-row>
        <table:table-row table:style-name="ro1">
          <table:table-cell office:value-type="string" calcext:value-type="string">
            <text:p>MULTICOLOR LAWN KURTI | JJLK-W-JWS-22-3066</text:p>
          </table:table-cell>
          <table:table-cell office:value-type="string" calcext:value-type="string">
            <text:p>PKR 3,525.00</text:p>
          </table:table-cell>
          <table:table-cell office:value-type="string" calcext:value-type="string">
            <text:p>J-GL187078</text:p>
          </table:table-cell>
          <table:table-cell office:value-type="string" calcext:value-type="string">
            <text:p>JJLK-W-JWS-22-3066 FB/Wasim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kurti-jjlk-w-jws-22-3066.html</text:p>
          </table:table-cell>
        </table:table-row>
        <table:table-row table:style-name="ro1">
          <table:table-cell office:value-type="string" calcext:value-type="string">
            <text:p>BLUE CHAPPAL | JLFWC-23-1236</text:p>
          </table:table-cell>
          <table:table-cell office:value-type="string" calcext:value-type="string">
            <text:p>PKR 1,845.00</text:p>
          </table:table-cell>
          <table:table-cell office:value-type="string" calcext:value-type="string">
            <text:p>J-FL202335</text:p>
          </table:table-cell>
          <table:table-cell office:value-type="string" calcext:value-type="string">
            <text:p>JLFWC-23-1236 FB/Noor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chappal-jlfwc-23-1236.html</text:p>
          </table:table-cell>
        </table:table-row>
        <table:table-row table:style-name="ro1">
          <table:table-cell office:value-type="string" calcext:value-type="string">
            <text:p>PINK ORGANZA KURTI | JJLK-S-JPWK-23-957</text:p>
          </table:table-cell>
          <table:table-cell office:value-type="string" calcext:value-type="string">
            <text:p>PKR 3,685.00</text:p>
          </table:table-cell>
          <table:table-cell office:value-type="string" calcext:value-type="string">
            <text:p>J-GL205665</text:p>
          </table:table-cell>
          <table:table-cell office:value-type="string" calcext:value-type="string">
            <text:p>JJLK-S-JPWK-23-957 FB/Peanut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organza-kurti-jjlk-s-jpwk-23-957.html</text:p>
          </table:table-cell>
        </table:table-row>
        <table:table-row table:style-name="ro1">
          <table:table-cell office:value-type="string" calcext:value-type="string">
            <text:p>BEIGE DYED TROUSERS | JJLT-S-23-8022D</text:p>
          </table:table-cell>
          <table:table-cell office:value-type="string" calcext:value-type="string">
            <text:p>PKR 1,000.00</text:p>
          </table:table-cell>
          <table:table-cell office:value-type="string" calcext:value-type="string">
            <text:p>J-GL195333</text:p>
          </table:table-cell>
          <table:table-cell office:value-type="string" calcext:value-type="string">
            <text:p>JJLT-S-23-8022/D FB/DT2-23-003/D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eige-dyed-trousers-jjlt-s-23-8022d.html</text:p>
          </table:table-cell>
        </table:table-row>
        <table:table-row table:style-name="ro1">
          <table:table-cell office:value-type="string" calcext:value-type="string">
            <text:p>WHITE GOLD-SILVER LAWN KURTI | JJLK-S-JSS-23-366</text:p>
          </table:table-cell>
          <table:table-cell office:value-type="string" calcext:value-type="string">
            <text:p>PKR 3,160.00</text:p>
          </table:table-cell>
          <table:table-cell office:value-type="string" calcext:value-type="string">
            <text:p>J-GL182499</text:p>
          </table:table-cell>
          <table:table-cell office:value-type="string" calcext:value-type="string">
            <text:p>JJLK-S-JSS-23-366 FB/Pample Moose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white-gold-silver-lawn-kurti-jjlk-s-jss-23-366.html</text:p>
          </table:table-cell>
        </table:table-row>
        <table:table-row table:style-name="ro1">
          <table:table-cell office:value-type="string" calcext:value-type="string">
            <text:p>GREEN DYED INFANT GIRL STITCHED | JIK-S-JGKL-23-1568</text:p>
          </table:table-cell>
          <table:table-cell office:value-type="string" calcext:value-type="string">
            <text:p>PKR 2,215.00</text:p>
          </table:table-cell>
          <table:table-cell office:value-type="string" calcext:value-type="string">
            <text:p>J-GL194466</text:p>
          </table:table-cell>
          <table:table-cell office:value-type="string" calcext:value-type="string">
            <text:p>JIK-S-JGKL-23-1568 FB/Oliver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dyed-infant-girl-stitched-jik-s-jgkl-23-1568.html</text:p>
          </table:table-cell>
        </table:table-row>
        <table:table-row table:style-name="ro1">
          <table:table-cell office:value-type="string" calcext:value-type="string">
            <text:p>WHITE LAWN 3PC STITCHED | JLAWN-S-23-233</text:p>
          </table:table-cell>
          <table:table-cell office:value-type="string" calcext:value-type="string">
            <text:p>PKR 6,585.00</text:p>
          </table:table-cell>
          <table:table-cell office:value-type="string" calcext:value-type="string">
            <text:p>J-GL182635</text:p>
          </table:table-cell>
          <table:table-cell office:value-type="string" calcext:value-type="string">
            <text:p>JLAWN-S-23-233/S Nuray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white-lawn-3pc-stitched-jlawn-s-23-233.html</text:p>
          </table:table-cell>
        </table:table-row>
        <table:table-row table:style-name="ro1">
          <table:table-cell office:value-type="string" calcext:value-type="string">
            <text:p>YELLOW TEXTURED DYED KURTI</text:p>
          </table:table-cell>
          <table:table-cell office:value-type="string" calcext:value-type="string">
            <text:p>PKR 1,645.00</text:p>
          </table:table-cell>
          <table:table-cell office:value-type="string" calcext:value-type="string">
            <text:p>J-10000070553</text:p>
          </table:table-cell>
          <table:table-cell office:value-type="string" calcext:value-type="string">
            <text:p>JYGK-W-JWT-24-4019 FB/ROOTS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yellow-textured-dyed-kurti-jygk-w-jwt-24-4019.html</text:p>
          </table:table-cell>
        </table:table-row>
        <table:table-row table:style-name="ro1">
          <table:table-cell office:value-type="string" calcext:value-type="string">
            <text:p>BEIGE SILK KURTI | JJLK-S-JPWK-23-879</text:p>
          </table:table-cell>
          <table:table-cell office:value-type="string" calcext:value-type="string">
            <text:p>PKR 5,535.00</text:p>
          </table:table-cell>
          <table:table-cell office:value-type="string" calcext:value-type="string">
            <text:p>J-GL196358</text:p>
          </table:table-cell>
          <table:table-cell office:value-type="string" calcext:value-type="string">
            <text:p>JJLK-S-JPWK-23-879 FB/JA-867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eige-silk-kurti-jjlk-s-jpwk-23-879.html</text:p>
          </table:table-cell>
        </table:table-row>
        <table:table-row table:style-name="ro1">
          <table:table-cell office:value-type="string" calcext:value-type="string">
            <text:p>GREEN CAMBRIC PRINTED KURTI</text:p>
          </table:table-cell>
          <table:table-cell office:value-type="string" calcext:value-type="string">
            <text:p>PKR 1,743.00</text:p>
          </table:table-cell>
          <table:table-cell office:value-type="string" calcext:value-type="string">
            <text:p>J-10000077147</text:p>
          </table:table-cell>
          <table:table-cell office:value-type="string" calcext:value-type="string">
            <text:p>JYGK-W-JWT-24-4020 FB/ESSENTIALS-T-1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cambric-printed-kurti-jygk-w-jwt-24-4020.html</text:p>
          </table:table-cell>
        </table:table-row>
        <table:table-row table:style-name="ro1">
          <table:table-cell office:value-type="string" calcext:value-type="string">
            <text:p>PURPLE COTTON JACQUARD KURTI | JJLK-S-JSS-24-438</text:p>
          </table:table-cell>
          <table:table-cell office:value-type="string" calcext:value-type="string">
            <text:p>PKR 2,510.00</text:p>
          </table:table-cell>
          <table:table-cell office:value-type="string" calcext:value-type="string">
            <text:p>J-10000064021</text:p>
          </table:table-cell>
          <table:table-cell office:value-type="string" calcext:value-type="string">
            <text:p>JJLK-S-JSS-24-438 FB/SUSSI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urple-cotton-jacquard-kurti-jjlk-s-jss-24-438.html</text:p>
          </table:table-cell>
        </table:table-row>
        <table:table-row table:style-name="ro1">
          <table:table-cell office:value-type="string" calcext:value-type="string">
            <text:p>OFF WHITE JACQUARD 3PC STITCHED | JJPW-S-JPWS-23-619</text:p>
          </table:table-cell>
          <table:table-cell office:value-type="string" calcext:value-type="string">
            <text:p>PKR 8,425.00</text:p>
          </table:table-cell>
          <table:table-cell office:value-type="string" calcext:value-type="string">
            <text:p>J-GL206531</text:p>
          </table:table-cell>
          <table:table-cell office:value-type="string" calcext:value-type="string">
            <text:p>JJPW-S-JPWS-23-619 FB/JA-93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jacquard-3pc-stitched-jjpw-s-jpws-23-619.html</text:p>
          </table:table-cell>
        </table:table-row>
        <table:table-row table:style-name="ro1">
          <table:table-cell office:value-type="string" calcext:value-type="string">
            <text:p>WHITE TEXTURED KURTI | JJLK-S-JSS-24-449</text:p>
          </table:table-cell>
          <table:table-cell office:value-type="string" calcext:value-type="string">
            <text:p>PKR 3,330.00</text:p>
          </table:table-cell>
          <table:table-cell office:value-type="string" calcext:value-type="string">
            <text:p>J-10000049664</text:p>
          </table:table-cell>
          <table:table-cell office:value-type="string" calcext:value-type="string">
            <text:p>JJLK-S-JSS-24-449 FB/ZARI-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white-textured-kurti-jjlk-s-jss-24-449.html</text:p>
          </table:table-cell>
        </table:table-row>
        <table:table-row table:style-name="ro1">
          <table:table-cell office:value-type="string" calcext:value-type="string">
            <text:p>BEIGE KHADDI KURTI | JJLK-S-JSS-24-460</text:p>
          </table:table-cell>
          <table:table-cell office:value-type="string" calcext:value-type="string">
            <text:p>PKR 2,820.00</text:p>
          </table:table-cell>
          <table:table-cell office:value-type="string" calcext:value-type="string">
            <text:p>J-10000060442</text:p>
          </table:table-cell>
          <table:table-cell office:value-type="string" calcext:value-type="string">
            <text:p>JJLK-S-JSS-24-460 FB/MORANA-00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eige-khaddi-kurti-jjlk-s-jss-24-460.html</text:p>
          </table:table-cell>
        </table:table-row>
        <table:table-row table:style-name="ro1">
          <table:table-cell office:value-type="string" calcext:value-type="string">
            <text:p>GREEN LAWN KURTI | JJLK-S-JSS-24-405</text:p>
          </table:table-cell>
          <table:table-cell office:value-type="string" calcext:value-type="string">
            <text:p>PKR 2,665.00</text:p>
          </table:table-cell>
          <table:table-cell office:value-type="string" calcext:value-type="string">
            <text:p>J-10000042418</text:p>
          </table:table-cell>
          <table:table-cell office:value-type="string" calcext:value-type="string">
            <text:p>JJLK-S-JSS-24-405 FB/ETHINIC-0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kurti-jjlk-s-jss-24-405.html</text:p>
          </table:table-cell>
        </table:table-row>
        <table:table-row table:style-name="ro1">
          <table:table-cell office:value-type="string" calcext:value-type="string">
            <text:p>GREEN KHUSSA | JJ-LKH-23-298</text:p>
          </table:table-cell>
          <table:table-cell office:value-type="string" calcext:value-type="string">
            <text:p>PKR 1,585.00</text:p>
          </table:table-cell>
          <table:table-cell office:value-type="string" calcext:value-type="string">
            <text:p>J-FL209599</text:p>
          </table:table-cell>
          <table:table-cell office:value-type="string" calcext:value-type="string">
            <text:p>JJ-LKH-23-298 FB/ANARKALI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khussa-jj-lkh-23-298.html</text:p>
          </table:table-cell>
        </table:table-row>
        <table:table-row table:style-name="ro1">
          <table:table-cell office:value-type="string" calcext:value-type="string">
            <text:p>PEACH SILK KURTI | JJLK-S-JPWK-23-898</text:p>
          </table:table-cell>
          <table:table-cell office:value-type="string" calcext:value-type="string">
            <text:p>PKR 3,055.00</text:p>
          </table:table-cell>
          <table:table-cell office:value-type="string" calcext:value-type="string">
            <text:p>J-GL194587</text:p>
          </table:table-cell>
          <table:table-cell office:value-type="string" calcext:value-type="string">
            <text:p>JJLK-S-JPWK-23-898 FB/JQ-89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each-silk-kurti-jjlk-s-jpwk-23-898.html</text:p>
          </table:table-cell>
        </table:table-row>
        <table:table-row table:style-name="ro1">
          <table:table-cell office:value-type="string" calcext:value-type="string">
            <text:p>BEIGE PAPER COTTON KURTI | JJLK-S-JSS-24-410</text:p>
          </table:table-cell>
          <table:table-cell office:value-type="string" calcext:value-type="string">
            <text:p>PKR 4,100.00</text:p>
          </table:table-cell>
          <table:table-cell office:value-type="string" calcext:value-type="string">
            <text:p>J-10000027356</text:p>
          </table:table-cell>
          <table:table-cell office:value-type="string" calcext:value-type="string">
            <text:p>JJLK-S-JSS-24-410 FB/ZUMAISH-01 JH-27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eige-paper-cotton-kurti-jjlk-s-jss-24-410.html</text:p>
          </table:table-cell>
        </table:table-row>
        <table:table-row table:style-name="ro1">
          <table:table-cell office:value-type="string" calcext:value-type="string">
            <text:p>BEIGE LAWN 3PC STITCHED | JLAWN-S-23-048</text:p>
          </table:table-cell>
          <table:table-cell office:value-type="string" calcext:value-type="string">
            <text:p>PKR 6,325.00</text:p>
          </table:table-cell>
          <table:table-cell office:value-type="string" calcext:value-type="string">
            <text:p>J-GL180768</text:p>
          </table:table-cell>
          <table:table-cell office:value-type="string" calcext:value-type="string">
            <text:p>JLAWN-S-23-048/S Offwhite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eige-lawn-3pc-stitched-jlawn-s-23-048.html</text:p>
          </table:table-cell>
        </table:table-row>
        <table:table-row table:style-name="ro1">
          <table:table-cell office:value-type="string" calcext:value-type="string">
            <text:p>YELLOW KHUSSA | JJ-LKH-23-290</text:p>
          </table:table-cell>
          <table:table-cell office:value-type="string" calcext:value-type="string">
            <text:p>PKR 1,365.00</text:p>
          </table:table-cell>
          <table:table-cell office:value-type="string" calcext:value-type="string">
            <text:p>J-FL206120</text:p>
          </table:table-cell>
          <table:table-cell office:value-type="string" calcext:value-type="string">
            <text:p>JJ-LKH-23-290 FB/CUT GU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yellow-khussa-jj-lkh-23-290.html</text:p>
          </table:table-cell>
        </table:table-row>
        <table:table-row table:style-name="ro1">
          <table:table-cell office:value-type="string" calcext:value-type="string">
            <text:p>MUSTARD COTTON KURTI | JJLK-S-JPWK-23-896</text:p>
          </table:table-cell>
          <table:table-cell office:value-type="string" calcext:value-type="string">
            <text:p>PKR 4,055.00</text:p>
          </table:table-cell>
          <table:table-cell office:value-type="string" calcext:value-type="string">
            <text:p>J-GL193916</text:p>
          </table:table-cell>
          <table:table-cell office:value-type="string" calcext:value-type="string">
            <text:p>JJLK-S-JPWK-23-896 FB/FF-46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stard-cotton-kurti-jjlk-s-jpwk-23-896.html</text:p>
          </table:table-cell>
        </table:table-row>
        <table:table-row table:style-name="ro1">
          <table:table-cell office:value-type="string" calcext:value-type="string">
            <text:p>HOT PINK JACQUARD KURTI | JJLK-S-JSS-23-373</text:p>
          </table:table-cell>
          <table:table-cell office:value-type="string" calcext:value-type="string">
            <text:p>PKR 3,055.00</text:p>
          </table:table-cell>
          <table:table-cell office:value-type="string" calcext:value-type="string">
            <text:p>J-GL194278</text:p>
          </table:table-cell>
          <table:table-cell office:value-type="string" calcext:value-type="string">
            <text:p>JJLK-S-JSS-23-373 FB/LIT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hot-pink-jacquard-kurti-jjlk-s-jss-23-373.html</text:p>
          </table:table-cell>
        </table:table-row>
        <table:table-row table:style-name="ro1">
          <table:table-cell office:value-type="string" calcext:value-type="string">
            <text:p>MUSTARD COTTON JACQUARD KURTI | JJLK-S-JSS-24-439</text:p>
          </table:table-cell>
          <table:table-cell office:value-type="string" calcext:value-type="string">
            <text:p>PKR 2,510.00</text:p>
          </table:table-cell>
          <table:table-cell office:value-type="string" calcext:value-type="string">
            <text:p>J-10000065755</text:p>
          </table:table-cell>
          <table:table-cell office:value-type="string" calcext:value-type="string">
            <text:p>JJLK-S-JSS-24-439 FB/SUSSI-0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stard-cotton-jacquard-kurti-jjlk-s-jss-24-439.html</text:p>
          </table:table-cell>
        </table:table-row>
        <table:table-row table:style-name="ro1">
          <table:table-cell office:value-type="string" calcext:value-type="string">
            <text:p>OFF WHITE DYED KURTI | JJLK-S-JSS-23-426</text:p>
          </table:table-cell>
          <table:table-cell office:value-type="string" calcext:value-type="string">
            <text:p>PKR 2,735.00</text:p>
          </table:table-cell>
          <table:table-cell office:value-type="string" calcext:value-type="string">
            <text:p>J-GL194012</text:p>
          </table:table-cell>
          <table:table-cell office:value-type="string" calcext:value-type="string">
            <text:p>JJLK-S-JSS-23-426 FB/FLORAL CUTWORK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dyed-kurti-jjlk-s-jss-23-426.html</text:p>
          </table:table-cell>
        </table:table-row>
        <table:table-row table:style-name="ro1">
          <table:table-cell office:value-type="string" calcext:value-type="string">
            <text:p>TEAL GREEN JACQUARD KURTI | JJLK-S-JSS-23-372</text:p>
          </table:table-cell>
          <table:table-cell office:value-type="string" calcext:value-type="string">
            <text:p>PKR 3,055.00</text:p>
          </table:table-cell>
          <table:table-cell office:value-type="string" calcext:value-type="string">
            <text:p>J-GL194276</text:p>
          </table:table-cell>
          <table:table-cell office:value-type="string" calcext:value-type="string">
            <text:p>JJLK-S-JSS-23-372 FB/Bougie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teal-green-jacquard-kurti-jjlk-s-jss-23-372.html</text:p>
          </table:table-cell>
        </table:table-row>
        <table:table-row table:style-name="ro1">
          <table:table-cell office:value-type="string" calcext:value-type="string">
            <text:p>GREEN COTTON KURTI | JJLK-S-JPWK-23-897</text:p>
          </table:table-cell>
          <table:table-cell office:value-type="string" calcext:value-type="string">
            <text:p>PKR 4,375.00</text:p>
          </table:table-cell>
          <table:table-cell office:value-type="string" calcext:value-type="string">
            <text:p>J-GL194261</text:p>
          </table:table-cell>
          <table:table-cell office:value-type="string" calcext:value-type="string">
            <text:p>JJLK-S-JPWK-23-897 FB/FF-46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cotton-kurti-jjlk-s-jpwk-23-897.html</text:p>
          </table:table-cell>
        </table:table-row>
        <table:table-row table:style-name="ro1">
          <table:table-cell office:value-type="string" calcext:value-type="string">
            <text:p>PINK LAWN 3PC STITCHED | JLAWN-S-23-427</text:p>
          </table:table-cell>
          <table:table-cell office:value-type="string" calcext:value-type="string">
            <text:p>PKR 7,905.00</text:p>
          </table:table-cell>
          <table:table-cell office:value-type="string" calcext:value-type="string">
            <text:p>J-GL193602</text:p>
          </table:table-cell>
          <table:table-cell office:value-type="string" calcext:value-type="string">
            <text:p>JLAWN-S-23-427/S ZUKO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lawn-3pc-stitched-jlawn-s-23-427.html</text:p>
          </table:table-cell>
        </table:table-row>
        <table:table-row table:style-name="ro1">
          <table:table-cell office:value-type="string" calcext:value-type="string">
            <text:p>GREY JACQUARD TEENS 3PC | JGK-YGTL-S-616-23</text:p>
          </table:table-cell>
          <table:table-cell office:value-type="string" calcext:value-type="string">
            <text:p>PKR 7,375.00</text:p>
          </table:table-cell>
          <table:table-cell office:value-type="string" calcext:value-type="string">
            <text:p>J-GL198165</text:p>
          </table:table-cell>
          <table:table-cell office:value-type="string" calcext:value-type="string">
            <text:p>JGK-YGTL-S-616-23 FB/Pashk-50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y-jacquard-teens-3pc-jgk-ygtl-s-616-23.html</text:p>
          </table:table-cell>
        </table:table-row>
        <table:table-row table:style-name="ro1">
          <table:table-cell office:value-type="string" calcext:value-type="string">
            <text:p>RED KHADDI EMBROIDERED KURTI</text:p>
          </table:table-cell>
          <table:table-cell office:value-type="string" calcext:value-type="string">
            <text:p>PKR 2,395.00</text:p>
          </table:table-cell>
          <table:table-cell office:value-type="string" calcext:value-type="string">
            <text:p>J-10000080582</text:p>
          </table:table-cell>
          <table:table-cell office:value-type="string" calcext:value-type="string">
            <text:p>JJLK-W-JWS-24-3049 FB/GEOMATRIC SYMPHONY-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red-khaddi-embroidered-kurti-jjlk-w-jws-24-3049.html</text:p>
          </table:table-cell>
        </table:table-row>
        <table:table-row table:style-name="ro1">
          <table:table-cell office:value-type="string" calcext:value-type="string">
            <text:p>BLACK KHADDI KURTI | JJLK-S-JSS-24-458</text:p>
          </table:table-cell>
          <table:table-cell office:value-type="string" calcext:value-type="string">
            <text:p>PKR 2,820.00</text:p>
          </table:table-cell>
          <table:table-cell office:value-type="string" calcext:value-type="string">
            <text:p>J-10000060418</text:p>
          </table:table-cell>
          <table:table-cell office:value-type="string" calcext:value-type="string">
            <text:p>JJLK-S-JSS-24-458 FB/MORANA-00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khaddi-kurti-jjlk-s-jss-24-458.html</text:p>
          </table:table-cell>
        </table:table-row>
        <table:table-row table:style-name="ro1">
          <table:table-cell office:value-type="string" calcext:value-type="string">
            <text:p>JJLT-S-22-8014 FB/TR-031</text:p>
          </table:table-cell>
          <table:table-cell office:value-type="string" calcext:value-type="string">
            <text:p>PKR 1,055.00</text:p>
          </table:table-cell>
          <table:table-cell office:value-type="string" calcext:value-type="string">
            <text:p>J-GL155188</text:p>
          </table:table-cell>
          <table:table-cell/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jjlt-s-22-8014-fb-tr-031.html</text:p>
          </table:table-cell>
        </table:table-row>
        <table:table-row table:style-name="ro1">
          <table:table-cell office:value-type="string" calcext:value-type="string">
            <text:p>PEACH LAWN 3PC STITCHED | JJPW-S-JPWS-23-517</text:p>
          </table:table-cell>
          <table:table-cell office:value-type="string" calcext:value-type="string">
            <text:p>PKR 12,115.00</text:p>
          </table:table-cell>
          <table:table-cell office:value-type="string" calcext:value-type="string">
            <text:p>J-GL200758</text:p>
          </table:table-cell>
          <table:table-cell office:value-type="string" calcext:value-type="string">
            <text:p>JJPW-S-JPWS-23-517 FB/RFD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each-lawn-3pc-stitched-jjpw-s-jpws-23-517.html</text:p>
          </table:table-cell>
        </table:table-row>
        <table:table-row table:style-name="ro1">
          <table:table-cell office:value-type="string" calcext:value-type="string">
            <text:p>RED-BLACK LAWN KURTI | JJLK-S-JSS-23-432</text:p>
          </table:table-cell>
          <table:table-cell office:value-type="string" calcext:value-type="string">
            <text:p>PKR 1,990.00</text:p>
          </table:table-cell>
          <table:table-cell office:value-type="string" calcext:value-type="string">
            <text:p>J-GL194050</text:p>
          </table:table-cell>
          <table:table-cell office:value-type="string" calcext:value-type="string">
            <text:p>JJLK-S-JSS-23-432 FB/ETRO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red-black-lawn-kurti-jjlk-s-jss-23-432.html</text:p>
          </table:table-cell>
        </table:table-row>
        <table:table-row table:style-name="ro1">
          <table:table-cell office:value-type="string" calcext:value-type="string">
            <text:p>JJLT-S-22-8028/E FB/SDT2-22-004/F</text:p>
          </table:table-cell>
          <table:table-cell office:value-type="string" calcext:value-type="string">
            <text:p>PKR 845.00</text:p>
          </table:table-cell>
          <table:table-cell office:value-type="string" calcext:value-type="string">
            <text:p>J-GL158282</text:p>
          </table:table-cell>
          <table:table-cell/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jjlt-s-22-8028-e-fb-sdt2-22-004-f.html</text:p>
          </table:table-cell>
        </table:table-row>
        <table:table-row table:style-name="ro1">
          <table:table-cell office:value-type="string" calcext:value-type="string">
            <text:p>MULTICOLOR VISCOSE YARN DYED SAREE</text:p>
          </table:table-cell>
          <table:table-cell office:value-type="string" calcext:value-type="string">
            <text:p>PKR 5,394.00</text:p>
          </table:table-cell>
          <table:table-cell office:value-type="float" office:value="10000080156" calcext:value-type="float">
            <text:p>10000080156</text:p>
          </table:table-cell>
          <table:table-cell office:value-type="string" calcext:value-type="string">
            <text:p>JSR-W-24-509 COLOR POP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viscose-yarn-dyed-saree-jsr-w-24-509.html</text:p>
          </table:table-cell>
        </table:table-row>
        <table:table-row table:style-name="ro1">
          <table:table-cell office:value-type="string" calcext:value-type="string">
            <text:p>MUSTARD LAWN KURTI | JYGK-S-JJTK-23-076</text:p>
          </table:table-cell>
          <table:table-cell office:value-type="string" calcext:value-type="string">
            <text:p>PKR 3,160.00</text:p>
          </table:table-cell>
          <table:table-cell office:value-type="string" calcext:value-type="string">
            <text:p>J-GL201341</text:p>
          </table:table-cell>
          <table:table-cell office:value-type="string" calcext:value-type="string">
            <text:p>JYGK-S-JJTK-23-076 FB/RFD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stard-lawn-kurti-jygk-s-jjtk-23-076.html</text:p>
          </table:table-cell>
        </table:table-row>
        <table:table-row table:style-name="ro1">
          <table:table-cell office:value-type="string" calcext:value-type="string">
            <text:p>BROWN SILK 3PC STITCHED | JJPW-S-JPWS-23-516</text:p>
          </table:table-cell>
          <table:table-cell office:value-type="string" calcext:value-type="string">
            <text:p>PKR 8,695.00</text:p>
          </table:table-cell>
          <table:table-cell office:value-type="string" calcext:value-type="string">
            <text:p>J-GL201644</text:p>
          </table:table-cell>
          <table:table-cell office:value-type="string" calcext:value-type="string">
            <text:p>JJPW-S-JPWS-23-516 FB/JAR-019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rown-silk-3pc-stitched-jjpw-s-jpws-23-516.html</text:p>
          </table:table-cell>
        </table:table-row>
        <table:table-row table:style-name="ro1">
          <table:table-cell office:value-type="string" calcext:value-type="string">
            <text:p>BLUE ORGANZA GIRLS 3PC | JGKL-S-JJGF-23-010</text:p>
          </table:table-cell>
          <table:table-cell office:value-type="string" calcext:value-type="string">
            <text:p>PKR 5,105.00</text:p>
          </table:table-cell>
          <table:table-cell office:value-type="string" calcext:value-type="string">
            <text:p>J-GL201097</text:p>
          </table:table-cell>
          <table:table-cell office:value-type="string" calcext:value-type="string">
            <text:p>JGKL-S-JJGF-23-010 FB/AM-206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organza-girls-3pc-jgkl-s-jjgf-23-010.html</text:p>
          </table:table-cell>
        </table:table-row>
        <table:table-row table:style-name="ro1">
          <table:table-cell office:value-type="string" calcext:value-type="string">
            <text:p>PINK LAWN UNSTITCHED 3PC | JLAWN-S-23-427</text:p>
          </table:table-cell>
          <table:table-cell office:value-type="string" calcext:value-type="string">
            <text:p>PKR 6,585.00</text:p>
          </table:table-cell>
          <table:table-cell office:value-type="string" calcext:value-type="string">
            <text:p>GL193647-3PS-PNK-L</text:p>
          </table:table-cell>
          <table:table-cell office:value-type="string" calcext:value-type="string">
            <text:p>JLAWN-S-23-427 ZUKO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lawn-unstitched-3pc-jlawn-s-23-427.html</text:p>
          </table:table-cell>
        </table:table-row>
        <table:table-row table:style-name="ro1">
          <table:table-cell office:value-type="string" calcext:value-type="string">
            <text:p>NAVY BLUE LAWN UNSTITCHED 3PC</text:p>
          </table:table-cell>
          <table:table-cell office:value-type="string" calcext:value-type="string">
            <text:p>PKR 6,845.00</text:p>
          </table:table-cell>
          <table:table-cell office:value-type="string" calcext:value-type="string">
            <text:p>GL209029-3PS-NBL-L</text:p>
          </table:table-cell>
          <table:table-cell office:value-type="string" calcext:value-type="string">
            <text:p>JJLS-S-JPUS-23-594 JA-918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unstitched-3-piece-jjls-s-jpus-23-594.html</text:p>
          </table:table-cell>
        </table:table-row>
        <table:table-row table:style-name="ro1">
          <table:table-cell office:value-type="string" calcext:value-type="string">
            <text:p>MULTICOLOR VISCOSE YARN DYED SAREE</text:p>
          </table:table-cell>
          <table:table-cell office:value-type="string" calcext:value-type="string">
            <text:p>PKR 5,394.00</text:p>
          </table:table-cell>
          <table:table-cell office:value-type="float" office:value="10000080154" calcext:value-type="float">
            <text:p>10000080154</text:p>
          </table:table-cell>
          <table:table-cell office:value-type="string" calcext:value-type="string">
            <text:p>JSR-W-24-507 COLOR POP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viscose-yarn-dyed-saree-jsr-w-24-507.html</text:p>
          </table:table-cell>
        </table:table-row>
        <table:table-row table:style-name="ro1">
          <table:table-cell office:value-type="string" calcext:value-type="string">
            <text:p>GREY LAWN UNSTITCHED 3PC | JLAWN-S-23-279</text:p>
          </table:table-cell>
          <table:table-cell office:value-type="string" calcext:value-type="string">
            <text:p>PKR 6,585.00</text:p>
          </table:table-cell>
          <table:table-cell office:value-type="string" calcext:value-type="string">
            <text:p>GL182742-3PS-GRY-L</text:p>
          </table:table-cell>
          <table:table-cell office:value-type="string" calcext:value-type="string">
            <text:p>JLAWN-S-23-279 Zerir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y-lawn-unstitched-3pc-jlawn-s-23-279.html</text:p>
          </table:table-cell>
        </table:table-row>
        <table:table-row table:style-name="ro1">
          <table:table-cell office:value-type="string" calcext:value-type="string">
            <text:p>MULTICOLOR LAWN UNSTITCHED 3PC | JJLS-S-JPUS-23-582</text:p>
          </table:table-cell>
          <table:table-cell office:value-type="string" calcext:value-type="string">
            <text:p>PKR 5,265.00</text:p>
          </table:table-cell>
          <table:table-cell office:value-type="string" calcext:value-type="string">
            <text:p>GL202016-3PS-BWT-L</text:p>
          </table:table-cell>
          <table:table-cell office:value-type="string" calcext:value-type="string">
            <text:p>JJLS-S-JPUS-23-582 J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unstitched-3pc-jjls-s-jpus-23-582-j.html</text:p>
          </table:table-cell>
        </table:table-row>
        <table:table-row table:style-name="ro1">
          <table:table-cell office:value-type="string" calcext:value-type="string">
            <text:p>MULTICOLOR VISCOSE YARN DYED SAREE</text:p>
          </table:table-cell>
          <table:table-cell office:value-type="string" calcext:value-type="string">
            <text:p>PKR 5,394.00</text:p>
          </table:table-cell>
          <table:table-cell office:value-type="float" office:value="10000080155" calcext:value-type="float">
            <text:p>10000080155</text:p>
          </table:table-cell>
          <table:table-cell office:value-type="string" calcext:value-type="string">
            <text:p>JSR-W-24-508 COLOR POP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viscose-yarn-dyed-saree-jsr-w-24-508.html</text:p>
          </table:table-cell>
        </table:table-row>
        <table:table-row table:style-name="ro1">
          <table:table-cell office:value-type="string" calcext:value-type="string">
            <text:p>WHITE DYED UNSTITCHED 3PC | CCW-3PSU-S-23-035</text:p>
          </table:table-cell>
          <table:table-cell office:value-type="string" calcext:value-type="string">
            <text:p>PKR 4,585.00</text:p>
          </table:table-cell>
          <table:table-cell office:value-type="string" calcext:value-type="string">
            <text:p>GL182602-3PS-WHT-L</text:p>
          </table:table-cell>
          <table:table-cell office:value-type="string" calcext:value-type="string">
            <text:p>CCW-3PSU-S-23-035 Snow drop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white-dyed-unstitched-3pc-ccw-3psu-s-23-035.html</text:p>
          </table:table-cell>
        </table:table-row>
        <table:table-row table:style-name="ro1">
          <table:table-cell office:value-type="string" calcext:value-type="string">
            <text:p>BEIGE CAMBRIC EMBROIDERED UNSTITCHED 3PC</text:p>
          </table:table-cell>
          <table:table-cell office:value-type="string" calcext:value-type="string">
            <text:p>PKR 6,345.00</text:p>
          </table:table-cell>
          <table:table-cell office:value-type="float" office:value="10000079048" calcext:value-type="float">
            <text:p>10000079048</text:p>
          </table:table-cell>
          <table:table-cell office:value-type="string" calcext:value-type="string">
            <text:p>JJLS-W-JW-24-1747 FB/LUXE-B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eige-cambric-embroidered-unstitched-3pc-jjls-w-jw-24-1747.html</text:p>
          </table:table-cell>
        </table:table-row>
        <table:table-row table:style-name="ro1">
          <table:table-cell office:value-type="string" calcext:value-type="string">
            <text:p>PINK LAWN UNSTITCHED 3PC | JLAWN-S-23-280</text:p>
          </table:table-cell>
          <table:table-cell office:value-type="string" calcext:value-type="string">
            <text:p>PKR 6,585.00</text:p>
          </table:table-cell>
          <table:table-cell office:value-type="string" calcext:value-type="string">
            <text:p>GL182743-3PS-PNK-L</text:p>
          </table:table-cell>
          <table:table-cell office:value-type="string" calcext:value-type="string">
            <text:p>JLAWN-S-23-280 Zaleh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lawn-unstitched-3pc-jlawn-s-23-280.html</text:p>
          </table:table-cell>
        </table:table-row>
        <table:table-row table:style-name="ro1">
          <table:table-cell office:value-type="string" calcext:value-type="string">
            <text:p>VIOLET CAMBRIC UNSTITCHED 3PC | JJLS-S-JPUS-23-531</text:p>
          </table:table-cell>
          <table:table-cell office:value-type="string" calcext:value-type="string">
            <text:p>PKR 6,055.00</text:p>
          </table:table-cell>
          <table:table-cell office:value-type="string" calcext:value-type="string">
            <text:p>GL199216-3PS-018-L</text:p>
          </table:table-cell>
          <table:table-cell office:value-type="string" calcext:value-type="string">
            <text:p>JJLS-S-JPUS-23-531 JA-89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violet-unstitched-3-piece-jjls-s-jpus-23-531.html</text:p>
          </table:table-cell>
        </table:table-row>
        <table:table-row table:style-name="ro1">
          <table:table-cell office:value-type="string" calcext:value-type="string">
            <text:p>FEROZI RAW SILK UNSTITCHED 3PC | JLAWN-S-23-222</text:p>
          </table:table-cell>
          <table:table-cell office:value-type="string" calcext:value-type="string">
            <text:p>PKR 11,585.00</text:p>
          </table:table-cell>
          <table:table-cell office:value-type="string" calcext:value-type="string">
            <text:p>GL182703-3PS-137-L</text:p>
          </table:table-cell>
          <table:table-cell office:value-type="string" calcext:value-type="string">
            <text:p>JLAWN-S-23-222 Firozi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ferozi-lawn-unstitched-3pc-jlawn-s-23-222.html</text:p>
          </table:table-cell>
        </table:table-row>
        <table:table-row table:style-name="ro1">
          <table:table-cell office:value-type="string" calcext:value-type="string">
            <text:p>BLUE RAW SILK UNSTITCHED 3PC | JLAWN-S-23-215</text:p>
          </table:table-cell>
          <table:table-cell office:value-type="string" calcext:value-type="string">
            <text:p>PKR 5,265.00</text:p>
          </table:table-cell>
          <table:table-cell office:value-type="string" calcext:value-type="string">
            <text:p>GL182694-3PS-019-L</text:p>
          </table:table-cell>
          <table:table-cell office:value-type="string" calcext:value-type="string">
            <text:p>JLAWN-S-23-215 Pushtu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unstitched-3pc-jlawn-s-23-215.html</text:p>
          </table:table-cell>
        </table:table-row>
        <table:table-row table:style-name="ro1">
          <table:table-cell office:value-type="string" calcext:value-type="string">
            <text:p>OFF WHITE JACQUARD UNSTITCHED 2PC | JLAWN-S-JDS-24-1071</text:p>
          </table:table-cell>
          <table:table-cell office:value-type="string" calcext:value-type="string">
            <text:p>PKR 2,920.00</text:p>
          </table:table-cell>
          <table:table-cell office:value-type="float" office:value="10000034353" calcext:value-type="float">
            <text:p>10000034353</text:p>
          </table:table-cell>
          <table:table-cell office:value-type="string" calcext:value-type="string">
            <text:p>JLAWN-S-JDS-24-1071 SHAHANA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jacquard-unstitched-2pc-jlawn-s-jds-24-1071.html</text:p>
          </table:table-cell>
        </table:table-row>
        <table:table-row table:style-name="ro1">
          <table:table-cell office:value-type="string" calcext:value-type="string">
            <text:p>PLUM CAMBRIC UNSTITCHED 2PC | JJLS-S-JPU2-23-543</text:p>
          </table:table-cell>
          <table:table-cell office:value-type="string" calcext:value-type="string">
            <text:p>PKR 2,635.00</text:p>
          </table:table-cell>
          <table:table-cell office:value-type="string" calcext:value-type="string">
            <text:p>GL203676-2PS-PLM-L</text:p>
          </table:table-cell>
          <table:table-cell office:value-type="string" calcext:value-type="string">
            <text:p>JJLS-S-JPU2-23-543 JQ-88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red-unstitched-2-piece-jjls-s-jpu2-23-543.html</text:p>
          </table:table-cell>
        </table:table-row>
        <table:table-row table:style-name="ro1">
          <table:table-cell office:value-type="string" calcext:value-type="string">
            <text:p>BROWN CAMBRIC EMBROIDERED UNSTITCHED 3PC</text:p>
          </table:table-cell>
          <table:table-cell office:value-type="string" calcext:value-type="string">
            <text:p>PKR 6,345.00</text:p>
          </table:table-cell>
          <table:table-cell office:value-type="float" office:value="10000079047" calcext:value-type="float">
            <text:p>10000079047</text:p>
          </table:table-cell>
          <table:table-cell office:value-type="string" calcext:value-type="string">
            <text:p>JJLS-W-JW-24-1746 FB/LUXE-B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rown-cambric-embroidered-unstitched-3pc-jjls-w-jw-24-1746.html</text:p>
          </table:table-cell>
        </table:table-row>
        <table:table-row table:style-name="ro1">
          <table:table-cell office:value-type="string" calcext:value-type="string">
            <text:p>MULTICOLOR LAWN UNSTITCHED 3PC | JLAWN-S-23-604</text:p>
          </table:table-cell>
          <table:table-cell office:value-type="string" calcext:value-type="string">
            <text:p>PKR 2,704.00</text:p>
          </table:table-cell>
          <table:table-cell office:value-type="string" calcext:value-type="string">
            <text:p>GL206801-3PS-BKO-L</text:p>
          </table:table-cell>
          <table:table-cell office:value-type="string" calcext:value-type="string">
            <text:p>JLAWN-S-23-604 FUSION-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unstitched-3pc-jlawn-s-23-604.html</text:p>
          </table:table-cell>
        </table:table-row>
        <table:table-row table:style-name="ro1">
          <table:table-cell office:value-type="string" calcext:value-type="string">
            <text:p>OLIVE GREEN LAWN UNSTITCHED 3PC | JLAWN-S-23-277</text:p>
          </table:table-cell>
          <table:table-cell office:value-type="string" calcext:value-type="string">
            <text:p>PKR 6,585.00</text:p>
          </table:table-cell>
          <table:table-cell office:value-type="string" calcext:value-type="string">
            <text:p>GL182740-3PS-OGR-L</text:p>
          </table:table-cell>
          <table:table-cell office:value-type="string" calcext:value-type="string">
            <text:p>JLAWN-S-23-277 Lmehr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live-green-lawn-unstitched-3pc-jlawn-s-23-277.html</text:p>
          </table:table-cell>
        </table:table-row>
        <table:table-row table:style-name="ro1">
          <table:table-cell office:value-type="string" calcext:value-type="string">
            <text:p>GREY CAMBRIC EMBROIDERED UNSTITCHED 3PC</text:p>
          </table:table-cell>
          <table:table-cell office:value-type="string" calcext:value-type="string">
            <text:p>PKR 6,345.00</text:p>
          </table:table-cell>
          <table:table-cell office:value-type="float" office:value="10000079046" calcext:value-type="float">
            <text:p>10000079046</text:p>
          </table:table-cell>
          <table:table-cell office:value-type="string" calcext:value-type="string">
            <text:p>JJLS-W-JW-24-1744 FB/LUXE-B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y-cambric-embroidered-unstitched-3pc-jjls-w-jw-24-1744.html</text:p>
          </table:table-cell>
        </table:table-row>
        <table:table-row table:style-name="ro1">
          <table:table-cell office:value-type="string" calcext:value-type="string">
            <text:p>VIOLET CAMBRIC UNSTITCHED 3PC | JJLS-S-JPUS-23-530</text:p>
          </table:table-cell>
          <table:table-cell office:value-type="string" calcext:value-type="string">
            <text:p>PKR 5,265.00</text:p>
          </table:table-cell>
          <table:table-cell office:value-type="string" calcext:value-type="string">
            <text:p>GL200987-3PS-LPR-L</text:p>
          </table:table-cell>
          <table:table-cell office:value-type="string" calcext:value-type="string">
            <text:p>JJLS-S-JPUS-23-530 JN-388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violet-unstitched-3-piece-jjls-s-jpus-23-530.html</text:p>
          </table:table-cell>
        </table:table-row>
        <table:table-row table:style-name="ro1">
          <table:table-cell office:value-type="string" calcext:value-type="string">
            <text:p>GREEN LAWN UNSTITCHED 3PC | JLAWN-S-23-594</text:p>
          </table:table-cell>
          <table:table-cell office:value-type="string" calcext:value-type="string">
            <text:p>PKR 2,704.00</text:p>
          </table:table-cell>
          <table:table-cell office:value-type="string" calcext:value-type="string">
            <text:p>GL206775-3PS-YGN-L</text:p>
          </table:table-cell>
          <table:table-cell office:value-type="string" calcext:value-type="string">
            <text:p>JLAWN-S-23-594 KANTHA-1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unstitched-3pc-jlawn-s-23-594.html</text:p>
          </table:table-cell>
        </table:table-row>
        <table:table-row table:style-name="ro1">
          <table:table-cell office:value-type="string" calcext:value-type="string">
            <text:p>MULTICOLOR LAWN UNSTITCHED 3PC | JLAWN-S-23-627</text:p>
          </table:table-cell>
          <table:table-cell office:value-type="string" calcext:value-type="string">
            <text:p>PKR 2,704.00</text:p>
          </table:table-cell>
          <table:table-cell office:value-type="string" calcext:value-type="string">
            <text:p>GL206829-3PS-GRE-L</text:p>
          </table:table-cell>
          <table:table-cell office:value-type="string" calcext:value-type="string">
            <text:p>JLAWN-S-23-627 ETHNIC ART-1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unstitched-3pc-jlawn-s-23-627.html</text:p>
          </table:table-cell>
        </table:table-row>
        <table:table-row table:style-name="ro1">
          <table:table-cell office:value-type="string" calcext:value-type="string">
            <text:p>MULTICOLOR CAMBRIC PRINTED UNSTITCHED 1PC</text:p>
          </table:table-cell>
          <table:table-cell office:value-type="string" calcext:value-type="string">
            <text:p>PKR 954.00</text:p>
          </table:table-cell>
          <table:table-cell office:value-type="float" office:value="10000076500" calcext:value-type="float">
            <text:p>10000076500</text:p>
          </table:table-cell>
          <table:table-cell office:value-type="string" calcext:value-type="string">
            <text:p>JJLS-W-JSU-24-937 FB/BOTANICAL-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cambric-printed-unstitched-1pc-jjls-w-jsu-24-937.html</text:p>
          </table:table-cell>
        </table:table-row>
        <table:table-row table:style-name="ro1">
          <table:table-cell office:value-type="string" calcext:value-type="string">
            <text:p>BLACK JACQUARD WOVEN UNSTITCHED 3PC | JLAWN-S-24-158</text:p>
          </table:table-cell>
          <table:table-cell office:value-type="string" calcext:value-type="string">
            <text:p>PKR 3,995.00</text:p>
          </table:table-cell>
          <table:table-cell office:value-type="float" office:value="10000071486" calcext:value-type="float">
            <text:p>10000071486</text:p>
          </table:table-cell>
          <table:table-cell office:value-type="string" calcext:value-type="string">
            <text:p>JLAWN-S-24-158 GULKAARI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jacquard-unstitched-3pc-jlawn-s-24-158.html</text:p>
          </table:table-cell>
        </table:table-row>
        <table:table-row table:style-name="ro1">
          <table:table-cell office:value-type="string" calcext:value-type="string">
            <text:p>MULTICOLOR LAWN UNSTITCHED 3PC | JLAWN-S-24-175</text:p>
          </table:table-cell>
          <table:table-cell office:value-type="string" calcext:value-type="string">
            <text:p>PKR 2,704.00</text:p>
          </table:table-cell>
          <table:table-cell office:value-type="float" office:value="10000031255" calcext:value-type="float">
            <text:p>10000031255</text:p>
          </table:table-cell>
          <table:table-cell office:value-type="string" calcext:value-type="string">
            <text:p>JLAWN-S-24-175 BAHARAIN B-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unstitched-3pc-jlawn-s-24-175.html</text:p>
          </table:table-cell>
        </table:table-row>
        <table:table-row table:style-name="ro1">
          <table:table-cell office:value-type="string" calcext:value-type="string">
            <text:p>BLUE LAWN UNSTITCHED 3PC | JLAWN-S-24-560</text:p>
          </table:table-cell>
          <table:table-cell office:value-type="string" calcext:value-type="string">
            <text:p>PKR 2,704.00</text:p>
          </table:table-cell>
          <table:table-cell office:value-type="float" office:value="10000055645" calcext:value-type="float">
            <text:p>10000055645</text:p>
          </table:table-cell>
          <table:table-cell office:value-type="string" calcext:value-type="string">
            <text:p>JLAWN-S-24-560 BAHARAIN-A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lawn-unstitched-3pc-jlawn-s-24-560.html</text:p>
          </table:table-cell>
        </table:table-row>
        <table:table-row table:style-name="ro1">
          <table:table-cell office:value-type="string" calcext:value-type="string">
            <text:p>BLACK CAMBRIC UNSTITCHED 3PC | JJLS-S-JPUS-23-519</text:p>
          </table:table-cell>
          <table:table-cell office:value-type="string" calcext:value-type="string">
            <text:p>PKR 6,635.00</text:p>
          </table:table-cell>
          <table:table-cell office:value-type="string" calcext:value-type="string">
            <text:p>GL199510-3PS-025-L</text:p>
          </table:table-cell>
          <table:table-cell office:value-type="string" calcext:value-type="string">
            <text:p>JJLS-S-JPUS-23-519 JQ-89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unstitched-3-piece-jjls-s-jpus-23-519.html</text:p>
          </table:table-cell>
        </table:table-row>
        <table:table-row table:style-name="ro1">
          <table:table-cell office:value-type="string" calcext:value-type="string">
            <text:p>RED CAMBRIC UNSTITCHED 3PC| JJLS-S-JPUS-23-520</text:p>
          </table:table-cell>
          <table:table-cell office:value-type="string" calcext:value-type="string">
            <text:p>PKR 6,325.00</text:p>
          </table:table-cell>
          <table:table-cell office:value-type="string" calcext:value-type="string">
            <text:p>GL199505-3PS-188-L</text:p>
          </table:table-cell>
          <table:table-cell office:value-type="string" calcext:value-type="string">
            <text:p>JJLS-S-JPUS-23-520 JA-89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red-unstitched-3-piece-jjls-s-jpus-23-520.html</text:p>
          </table:table-cell>
        </table:table-row>
        <table:table-row table:style-name="ro1">
          <table:table-cell office:value-type="string" calcext:value-type="string">
            <text:p>MULTICOLOR LAWN UNSTITCHED 3PC | JLAWN-S-24-568</text:p>
          </table:table-cell>
          <table:table-cell office:value-type="string" calcext:value-type="string">
            <text:p>PKR 2,704.00</text:p>
          </table:table-cell>
          <table:table-cell office:value-type="float" office:value="10000055630" calcext:value-type="float">
            <text:p>10000055630</text:p>
          </table:table-cell>
          <table:table-cell office:value-type="string" calcext:value-type="string">
            <text:p>JLAWN-S-24-568 BAHARAIN-B-0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unstitched-3pc-jlawn-s-24-568.html</text:p>
          </table:table-cell>
        </table:table-row>
        <table:table-row table:style-name="ro1">
          <table:table-cell office:value-type="string" calcext:value-type="string">
            <text:p>OFF WHITE RAW SILK UNSTITCHED 3PC | JLAWN-S-23-221</text:p>
          </table:table-cell>
          <table:table-cell office:value-type="string" calcext:value-type="string">
            <text:p>PKR 11,585.00</text:p>
          </table:table-cell>
          <table:table-cell office:value-type="string" calcext:value-type="string">
            <text:p>GL182701-3PS-OWH-L</text:p>
          </table:table-cell>
          <table:table-cell office:value-type="string" calcext:value-type="string">
            <text:p>JLAWN-S-23-221 Offwhite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lawn-unstitched-3pc-jlawn-s-23-221.html</text:p>
          </table:table-cell>
        </table:table-row>
        <table:table-row table:style-name="ro1">
          <table:table-cell office:value-type="string" calcext:value-type="string">
            <text:p>BLUE JACQUARD UNSTITCHED 3PC | JLAWN-S-23-209</text:p>
          </table:table-cell>
          <table:table-cell office:value-type="string" calcext:value-type="string">
            <text:p>PKR 3,685.00</text:p>
          </table:table-cell>
          <table:table-cell office:value-type="string" calcext:value-type="string">
            <text:p>GL189593-3PS-SKB-L</text:p>
          </table:table-cell>
          <table:table-cell office:value-type="string" calcext:value-type="string">
            <text:p>JLAWN-S-23-209 TP-107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sky-blue-dyed-unstitched-3pc-jlawn-s-23-209.html</text:p>
          </table:table-cell>
        </table:table-row>
        <table:table-row table:style-name="ro1">
          <table:table-cell office:value-type="string" calcext:value-type="string">
            <text:p>GREEN LAWN UNSTITCHED 3PC | JLAWN-S-24-562</text:p>
          </table:table-cell>
          <table:table-cell office:value-type="string" calcext:value-type="string">
            <text:p>PKR 2,704.00</text:p>
          </table:table-cell>
          <table:table-cell office:value-type="float" office:value="10000055603" calcext:value-type="float">
            <text:p>10000055603</text:p>
          </table:table-cell>
          <table:table-cell office:value-type="string" calcext:value-type="string">
            <text:p>JLAWN-S-24-562 BAHARAIN-A-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unstitched-3pc-jlawn-s-24-562.html</text:p>
          </table:table-cell>
        </table:table-row>
        <table:table-row table:style-name="ro1">
          <table:table-cell office:value-type="string" calcext:value-type="string">
            <text:p>BLACK DOBBY PRINTED UNSTITCHED 3PC | JJLS-S-JPW-24-026</text:p>
          </table:table-cell>
          <table:table-cell office:value-type="string" calcext:value-type="string">
            <text:p>PKR 2,995.00</text:p>
          </table:table-cell>
          <table:table-cell office:value-type="float" office:value="10000070783" calcext:value-type="float">
            <text:p>10000070783</text:p>
          </table:table-cell>
          <table:table-cell office:value-type="string" calcext:value-type="string">
            <text:p>JJLS-S-JPW-24-026 FB/MOSAIC FLORA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dobby-unstitched-3pc-jjls-s-jpw-24-026.html</text:p>
          </table:table-cell>
        </table:table-row>
        <table:table-row table:style-name="ro1">
          <table:table-cell office:value-type="string" calcext:value-type="string">
            <text:p>PINK LAWN UNSTITCHED 3PC | JLAWN-S-24-320 BAHARAIN A-6</text:p>
          </table:table-cell>
          <table:table-cell office:value-type="string" calcext:value-type="string">
            <text:p>PKR 2,704.00</text:p>
          </table:table-cell>
          <table:table-cell office:value-type="float" office:value="10000031510" calcext:value-type="float">
            <text:p>10000031510</text:p>
          </table:table-cell>
          <table:table-cell office:value-type="string" calcext:value-type="string">
            <text:p>JLAWN-S-24-320 BAHARAIN A-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lawn-unstitched-3pc-jlawn-s-24-320-baharain-a-6.html</text:p>
          </table:table-cell>
        </table:table-row>
        <table:table-row table:style-name="ro1">
          <table:table-cell office:value-type="string" calcext:value-type="string">
            <text:p>OFF WHITE LAWN UNSTITCHED 3PC | JLAWN-S-24-561</text:p>
          </table:table-cell>
          <table:table-cell office:value-type="string" calcext:value-type="string">
            <text:p>PKR 2,704.00</text:p>
          </table:table-cell>
          <table:table-cell office:value-type="float" office:value="10000055644" calcext:value-type="float">
            <text:p>10000055644</text:p>
          </table:table-cell>
          <table:table-cell office:value-type="string" calcext:value-type="string">
            <text:p>JLAWN-S-24-561 BAHARAIN-A-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lawn-unstitched-3pc-jlawn-s-24-561.html</text:p>
          </table:table-cell>
        </table:table-row>
        <table:table-row table:style-name="ro1">
          <table:table-cell office:value-type="string" calcext:value-type="string">
            <text:p>OFF WHITE LAWN UNSTITCHED 3PC | JLAWN-S-24-521</text:p>
          </table:table-cell>
          <table:table-cell office:value-type="string" calcext:value-type="string">
            <text:p>PKR 2,704.00</text:p>
          </table:table-cell>
          <table:table-cell office:value-type="float" office:value="10000048056" calcext:value-type="float">
            <text:p>10000048056</text:p>
          </table:table-cell>
          <table:table-cell office:value-type="string" calcext:value-type="string">
            <text:p>JLAWN-S-24-521 BAHARAIN-A-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lawn-unstitched-3pc-jlawn-s-24-521.html</text:p>
          </table:table-cell>
        </table:table-row>
        <table:table-row table:style-name="ro1">
          <table:table-cell office:value-type="string" calcext:value-type="string">
            <text:p>MULTICOLOR LAWN UNSTITCHED 3PC | JLAWN-S-24-565</text:p>
          </table:table-cell>
          <table:table-cell office:value-type="string" calcext:value-type="string">
            <text:p>PKR 2,704.00</text:p>
          </table:table-cell>
          <table:table-cell office:value-type="float" office:value="10000055628" calcext:value-type="float">
            <text:p>10000055628</text:p>
          </table:table-cell>
          <table:table-cell office:value-type="string" calcext:value-type="string">
            <text:p>JLAWN-S-24-565 BAHARAIN-B-0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unstitched-3pc-jlawn-s-24-565.html</text:p>
          </table:table-cell>
        </table:table-row>
        <table:table-row table:style-name="ro1">
          <table:table-cell office:value-type="string" calcext:value-type="string">
            <text:p>GREEN LAWN UNSTITCHED 3PC | JLAWN-S-24-557</text:p>
          </table:table-cell>
          <table:table-cell office:value-type="string" calcext:value-type="string">
            <text:p>PKR 2,704.00</text:p>
          </table:table-cell>
          <table:table-cell office:value-type="float" office:value="10000055606" calcext:value-type="float">
            <text:p>10000055606</text:p>
          </table:table-cell>
          <table:table-cell office:value-type="string" calcext:value-type="string">
            <text:p>JLAWN-S-24-557 BAHARAIN-A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lawn-unstitched-3pc-jlawn-s-24-557.html</text:p>
          </table:table-cell>
        </table:table-row>
        <table:table-row table:style-name="ro1">
          <table:table-cell office:value-type="string" calcext:value-type="string">
            <text:p>PINK DOBBY PRINTED UNSTITCHED 3PC | JJLS-S-JPW-24-028</text:p>
          </table:table-cell>
          <table:table-cell office:value-type="string" calcext:value-type="string">
            <text:p>PKR 2,995.00</text:p>
          </table:table-cell>
          <table:table-cell office:value-type="float" office:value="10000070785" calcext:value-type="float">
            <text:p>10000070785</text:p>
          </table:table-cell>
          <table:table-cell office:value-type="string" calcext:value-type="string">
            <text:p>JJLS-S-JPW-24-028 FB/MOSAIC FLORA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dobby-unstitched-3pc-jjls-s-jpw-24-028.html</text:p>
          </table:table-cell>
        </table:table-row>
        <table:table-row table:style-name="ro1">
          <table:table-cell office:value-type="string" calcext:value-type="string">
            <text:p>RED DOBBY EMBROIDERED UNSTITCHED 3PC</text:p>
          </table:table-cell>
          <table:table-cell office:value-type="string" calcext:value-type="string">
            <text:p>PKR 3,245.00</text:p>
          </table:table-cell>
          <table:table-cell office:value-type="float" office:value="10000073304" calcext:value-type="float">
            <text:p>10000073304</text:p>
          </table:table-cell>
          <table:table-cell office:value-type="string" calcext:value-type="string">
            <text:p>JJLS-S-JPW-24-030 FB/FLORAL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red-embroidered-unstitched-3pc-jjls-s-jpw-24-030.html</text:p>
          </table:table-cell>
        </table:table-row>
        <table:table-row table:style-name="ro1">
          <table:table-cell office:value-type="string" calcext:value-type="string">
            <text:p>BLUE DOBBY PRINTED UNSTITCHED 3PC | JJLS-S-JPW-24-027</text:p>
          </table:table-cell>
          <table:table-cell office:value-type="string" calcext:value-type="string">
            <text:p>PKR 2,995.00</text:p>
          </table:table-cell>
          <table:table-cell office:value-type="float" office:value="10000070784" calcext:value-type="float">
            <text:p>10000070784</text:p>
          </table:table-cell>
          <table:table-cell office:value-type="string" calcext:value-type="string">
            <text:p>JJLS-S-JPW-24-027 FB/MOSAIC FLORA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dobby-unstitched-3pc-jjls-s-jpw-24-027.html</text:p>
          </table:table-cell>
        </table:table-row>
        <table:table-row table:style-name="ro1">
          <table:table-cell office:value-type="string" calcext:value-type="string">
            <text:p>BROWN BLENDED CAP</text:p>
          </table:table-cell>
          <table:table-cell office:value-type="string" calcext:value-type="string">
            <text:p>PKR 2,190.00</text:p>
          </table:table-cell>
          <table:table-cell office:value-type="string" calcext:value-type="string">
            <text:p>J-10000115090</text:p>
          </table:table-cell>
          <table:table-cell office:value-type="string" calcext:value-type="string">
            <text:p>JJ-CAP-0047-R1/S25/JJ966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rown-blended-cap-jjcap0047r1.html</text:p>
          </table:table-cell>
        </table:table-row>
        <table:table-row table:style-name="ro1">
          <table:table-cell office:value-type="string" calcext:value-type="string">
            <text:p>BLUE BLENDED CAP</text:p>
          </table:table-cell>
          <table:table-cell office:value-type="string" calcext:value-type="string">
            <text:p>PKR 2,190.00</text:p>
          </table:table-cell>
          <table:table-cell office:value-type="string" calcext:value-type="string">
            <text:p>J-10000132286</text:p>
          </table:table-cell>
          <table:table-cell office:value-type="string" calcext:value-type="string">
            <text:p>JJ-CAP-0038-R7/S25/JJ977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blended-cap-jjcap0038r7.html</text:p>
          </table:table-cell>
        </table:table-row>
        <table:table-row table:style-name="ro1">
          <table:table-cell office:value-type="string" calcext:value-type="string">
            <text:p>WHITE BLENDED CAP</text:p>
          </table:table-cell>
          <table:table-cell office:value-type="string" calcext:value-type="string">
            <text:p>PKR 2,190.00</text:p>
          </table:table-cell>
          <table:table-cell office:value-type="string" calcext:value-type="string">
            <text:p>J-10000133949</text:p>
          </table:table-cell>
          <table:table-cell office:value-type="string" calcext:value-type="string">
            <text:p>JJ-CAP-0034-R22/S25/JJ9739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white-blended-cap-jjcap0034r22.html</text:p>
          </table:table-cell>
        </table:table-row>
        <table:table-row table:style-name="ro1">
          <table:table-cell office:value-type="string" calcext:value-type="string">
            <text:p>BLUE BLENDED CAP</text:p>
          </table:table-cell>
          <table:table-cell office:value-type="string" calcext:value-type="string">
            <text:p>PKR 2,190.00</text:p>
          </table:table-cell>
          <table:table-cell office:value-type="string" calcext:value-type="string">
            <text:p>J-10000132226</text:p>
          </table:table-cell>
          <table:table-cell office:value-type="string" calcext:value-type="string">
            <text:p>JJ-CAP-0005-R67/S25/JJ977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blended-cap-jjcap0005r67.html</text:p>
          </table:table-cell>
        </table:table-row>
        <table:table-row table:style-name="ro1">
          <table:table-cell office:value-type="string" calcext:value-type="string">
            <text:p>MULTICOLOR LAWN UNSTITCHED 3PC | JLAWN-S-24-566</text:p>
          </table:table-cell>
          <table:table-cell office:value-type="string" calcext:value-type="string">
            <text:p>PKR 2,704.00</text:p>
          </table:table-cell>
          <table:table-cell office:value-type="float" office:value="10000055629" calcext:value-type="float">
            <text:p>10000055629</text:p>
          </table:table-cell>
          <table:table-cell office:value-type="string" calcext:value-type="string">
            <text:p>JLAWN-S-24-566 BAHARAIN-B-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lawn-unstitched-3pc-jlawn-s-24-566.html</text:p>
          </table:table-cell>
        </table:table-row>
        <table:table-row table:style-name="ro1">
          <table:table-cell office:value-type="string" calcext:value-type="string">
            <text:p>BLACK BLENDED CAP</text:p>
          </table:table-cell>
          <table:table-cell office:value-type="string" calcext:value-type="string">
            <text:p>PKR 2,190.00</text:p>
          </table:table-cell>
          <table:table-cell office:value-type="string" calcext:value-type="string">
            <text:p>J-10000132208</text:p>
          </table:table-cell>
          <table:table-cell office:value-type="string" calcext:value-type="string">
            <text:p>JJ-CAP-0001-R85/S25/JJ977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blended-cap-jjcap0001r85.html</text:p>
          </table:table-cell>
        </table:table-row>
        <table:table-row table:style-name="ro1">
          <table:table-cell office:value-type="string" calcext:value-type="string">
            <text:p>LILIANE - GIFT SET</text:p>
          </table:table-cell>
          <table:table-cell office:value-type="string" calcext:value-type="string">
            <text:p>PKR 8,500.00</text:p>
          </table:table-cell>
          <table:table-cell office:value-type="float" office:value="10000006045" calcext:value-type="float">
            <text:p>10000006045</text:p>
          </table:table-cell>
          <table:table-cell office:value-type="string" calcext:value-type="string">
            <text:p>LILIANE - GIFT SET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liliane-gift-set.html</text:p>
          </table:table-cell>
        </table:table-row>
        <table:table-row table:style-name="ro1">
          <table:table-cell office:value-type="string" calcext:value-type="string">
            <text:p>KHUMAR RED - 30ml</text:p>
          </table:table-cell>
          <table:table-cell office:value-type="string" calcext:value-type="string">
            <text:p>PKR 2,400.00</text:p>
          </table:table-cell>
          <table:table-cell office:value-type="float" office:value="10000032015" calcext:value-type="float">
            <text:p>10000032015</text:p>
          </table:table-cell>
          <table:table-cell office:value-type="string" calcext:value-type="string">
            <text:p>KHUMAR RED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khumar-red-30ml.html</text:p>
          </table:table-cell>
        </table:table-row>
        <table:table-row table:style-name="ro1">
          <table:table-cell office:value-type="string" calcext:value-type="string">
            <text:p>JANAN TOBACCO</text:p>
          </table:table-cell>
          <table:table-cell office:value-type="string" calcext:value-type="string">
            <text:p>PKR 7,100.00</text:p>
          </table:table-cell>
          <table:table-cell office:value-type="float" office:value="10000060674" calcext:value-type="float">
            <text:p>10000060674</text:p>
          </table:table-cell>
          <table:table-cell office:value-type="string" calcext:value-type="string">
            <text:p>JANAN TOBACCO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janan-tobacco-100ml.html</text:p>
          </table:table-cell>
        </table:table-row>
        <table:table-row table:style-name="ro1">
          <table:table-cell office:value-type="string" calcext:value-type="string">
            <text:p>JANAN TOBACCO - 30ml</text:p>
          </table:table-cell>
          <table:table-cell office:value-type="string" calcext:value-type="string">
            <text:p>PKR 2,800.00</text:p>
          </table:table-cell>
          <table:table-cell office:value-type="float" office:value="10000060675" calcext:value-type="float">
            <text:p>10000060675</text:p>
          </table:table-cell>
          <table:table-cell office:value-type="string" calcext:value-type="string">
            <text:p>JANAN TOBACCO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janan-tobacco-30ml.html</text:p>
          </table:table-cell>
        </table:table-row>
        <table:table-row table:style-name="ro1">
          <table:table-cell office:value-type="string" calcext:value-type="string">
            <text:p>DARK STAR</text:p>
          </table:table-cell>
          <table:table-cell office:value-type="string" calcext:value-type="string">
            <text:p>PKR 5,500.00</text:p>
          </table:table-cell>
          <table:table-cell office:value-type="float" office:value="10000013197" calcext:value-type="float">
            <text:p>10000013197</text:p>
          </table:table-cell>
          <table:table-cell office:value-type="string" calcext:value-type="string">
            <text:p>DARK STAR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dark-star.html</text:p>
          </table:table-cell>
        </table:table-row>
        <table:table-row table:style-name="ro1">
          <table:table-cell office:value-type="string" calcext:value-type="string">
            <text:p>RHYTHM POUR HOMME - 30ml</text:p>
          </table:table-cell>
          <table:table-cell office:value-type="string" calcext:value-type="string">
            <text:p>PKR 2,100.00</text:p>
          </table:table-cell>
          <table:table-cell office:value-type="float" office:value="10000032018" calcext:value-type="float">
            <text:p>10000032018</text:p>
          </table:table-cell>
          <table:table-cell office:value-type="string" calcext:value-type="string">
            <text:p>RHYTHM POUR HOMME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rhythm-pour-homme-30ml.html</text:p>
          </table:table-cell>
        </table:table-row>
        <table:table-row table:style-name="ro1">
          <table:table-cell office:value-type="string" calcext:value-type="string">
            <text:p>J.EXCLUSIVE - 30ml</text:p>
          </table:table-cell>
          <table:table-cell office:value-type="string" calcext:value-type="string">
            <text:p>PKR 2,100.00</text:p>
          </table:table-cell>
          <table:table-cell office:value-type="float" office:value="10000032016" calcext:value-type="float">
            <text:p>10000032016</text:p>
          </table:table-cell>
          <table:table-cell office:value-type="string" calcext:value-type="string">
            <text:p>J.EXCLUSIVE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j-exclusive-30ml.html</text:p>
          </table:table-cell>
        </table:table-row>
        <table:table-row table:style-name="ro1">
          <table:table-cell office:value-type="string" calcext:value-type="string">
            <text:p>BROWN COTTON DIP-DYE CASUAL SHORT KURTA</text:p>
          </table:table-cell>
          <table:table-cell office:value-type="string" calcext:value-type="string">
            <text:p>PKR 4,990.00</text:p>
          </table:table-cell>
          <table:table-cell office:value-type="string" calcext:value-type="string">
            <text:p>J-10000154801</text:p>
          </table:table-cell>
          <table:table-cell office:value-type="string" calcext:value-type="string">
            <text:p>JJSHK-S-47538/S25/JJ10100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rown-cotton-dip-dye-casual-short-kurta-jjshks47538.html</text:p>
          </table:table-cell>
        </table:table-row>
        <table:table-row table:style-name="ro1">
          <table:table-cell office:value-type="string" calcext:value-type="string">
            <text:p>BLACK MUSK - 30ml</text:p>
          </table:table-cell>
          <table:table-cell office:value-type="string" calcext:value-type="string">
            <text:p>PKR 2,200.00</text:p>
          </table:table-cell>
          <table:table-cell office:value-type="float" office:value="10000032021" calcext:value-type="float">
            <text:p>10000032021</text:p>
          </table:table-cell>
          <table:table-cell office:value-type="string" calcext:value-type="string">
            <text:p>BLACK MUSK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musk-30ml.html</text:p>
          </table:table-cell>
        </table:table-row>
        <table:table-row table:style-name="ro1">
          <table:table-cell office:value-type="string" calcext:value-type="string">
            <text:p>JANAN VANILLA</text:p>
          </table:table-cell>
          <table:table-cell office:value-type="string" calcext:value-type="string">
            <text:p>PKR 7,100.00</text:p>
          </table:table-cell>
          <table:table-cell office:value-type="float" office:value="10000060678" calcext:value-type="float">
            <text:p>10000060678</text:p>
          </table:table-cell>
          <table:table-cell office:value-type="string" calcext:value-type="string">
            <text:p>JANAN VANILLA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janan-vanilla-100ml.html</text:p>
          </table:table-cell>
        </table:table-row>
        <table:table-row table:style-name="ro1">
          <table:table-cell office:value-type="string" calcext:value-type="string">
            <text:p>JANAN INTENSE - 30ml</text:p>
          </table:table-cell>
          <table:table-cell office:value-type="string" calcext:value-type="string">
            <text:p>PKR 2,800.00</text:p>
          </table:table-cell>
          <table:table-cell office:value-type="float" office:value="10000061875" calcext:value-type="float">
            <text:p>10000061875</text:p>
          </table:table-cell>
          <table:table-cell office:value-type="string" calcext:value-type="string">
            <text:p>JANAN INTENSE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janan-intense-30ml.html</text:p>
          </table:table-cell>
        </table:table-row>
        <table:table-row table:style-name="ro1">
          <table:table-cell office:value-type="string" calcext:value-type="string">
            <text:p>JANAN OUD POUR HOMME PERFUME BODY SPRAY</text:p>
          </table:table-cell>
          <table:table-cell office:value-type="string" calcext:value-type="string">
            <text:p>PKR 750.00</text:p>
          </table:table-cell>
          <table:table-cell office:value-type="float" office:value="10000055662" calcext:value-type="float">
            <text:p>10000055662</text:p>
          </table:table-cell>
          <table:table-cell office:value-type="string" calcext:value-type="string">
            <text:p>JANAN OUD-DEO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janan-oud-body-spray.html</text:p>
          </table:table-cell>
        </table:table-row>
        <table:table-row table:style-name="ro1">
          <table:table-cell office:value-type="string" calcext:value-type="string">
            <text:p>SKY BLUE COTTON DIP-DYE CASUAL SHORT KURTA</text:p>
          </table:table-cell>
          <table:table-cell office:value-type="string" calcext:value-type="string">
            <text:p>PKR 4,990.00</text:p>
          </table:table-cell>
          <table:table-cell office:value-type="string" calcext:value-type="string">
            <text:p>J-10000154813</text:p>
          </table:table-cell>
          <table:table-cell office:value-type="string" calcext:value-type="string">
            <text:p>JJSHK-S-47540/S25/JJ10100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sky-blue-cotton-dip-dye-casual-short-kurta-jjshks47540.html</text:p>
          </table:table-cell>
        </table:table-row>
        <table:table-row table:style-name="ro1">
          <table:table-cell office:value-type="string" calcext:value-type="string">
            <text:p>MEHNDI GREEN COTTON DIP-DYE CASUAL SHORT KURTA</text:p>
          </table:table-cell>
          <table:table-cell office:value-type="string" calcext:value-type="string">
            <text:p>PKR 4,990.00</text:p>
          </table:table-cell>
          <table:table-cell office:value-type="string" calcext:value-type="string">
            <text:p>J-10000154807</text:p>
          </table:table-cell>
          <table:table-cell office:value-type="string" calcext:value-type="string">
            <text:p>JJSHK-S-47539/S25/JJ10100-P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ehndi-green-cotton-dip-dye-casual-short-kurta-jjshks47539.html</text:p>
          </table:table-cell>
        </table:table-row>
        <table:table-row table:style-name="ro1">
          <table:table-cell office:value-type="string" calcext:value-type="string">
            <text:p>DENIM BLUE COTTON CASUAL KURTA</text:p>
          </table:table-cell>
          <table:table-cell office:value-type="string" calcext:value-type="string">
            <text:p>PKR 4,990.00</text:p>
          </table:table-cell>
          <table:table-cell office:value-type="string" calcext:value-type="string">
            <text:p>J-10000146428</text:p>
          </table:table-cell>
          <table:table-cell office:value-type="string" calcext:value-type="string">
            <text:p>JJK-A-33497/S25/JJ10023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denim-blue-cotton-casual-kurta-jjka33497.html</text:p>
          </table:table-cell>
        </table:table-row>
        <table:table-row table:style-name="ro1">
          <table:table-cell office:value-type="string" calcext:value-type="string">
            <text:p>CREAM BUNNAT COTTON CASUAL SHORT KURTA</text:p>
          </table:table-cell>
          <table:table-cell office:value-type="string" calcext:value-type="string">
            <text:p>PKR 4,490.00</text:p>
          </table:table-cell>
          <table:table-cell office:value-type="string" calcext:value-type="string">
            <text:p>J-10000150944</text:p>
          </table:table-cell>
          <table:table-cell office:value-type="string" calcext:value-type="string">
            <text:p>JJTHLK-A-47519/S25/JJ10175-C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cream-cotton-casual-short-kurta-jjthlka47519.html</text:p>
          </table:table-cell>
        </table:table-row>
        <table:table-row table:style-name="ro1">
          <table:table-cell office:value-type="string" calcext:value-type="string">
            <text:p>1 - POUR HOMME</text:p>
          </table:table-cell>
          <table:table-cell office:value-type="string" calcext:value-type="string">
            <text:p>PKR 900.00</text:p>
          </table:table-cell>
          <table:table-cell office:value-type="string" calcext:value-type="string">
            <text:p>PM173566-10M-999-M</text:p>
          </table:table-cell>
          <table:table-cell office:value-type="string" calcext:value-type="string">
            <text:p>1 - P/HOMME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1-pour-homme.html</text:p>
          </table:table-cell>
        </table:table-row>
        <table:table-row table:style-name="ro1">
          <table:table-cell office:value-type="string" calcext:value-type="string">
            <text:p>2 - POUR HOMME</text:p>
          </table:table-cell>
          <table:table-cell office:value-type="string" calcext:value-type="string">
            <text:p>PKR 900.00</text:p>
          </table:table-cell>
          <table:table-cell office:value-type="string" calcext:value-type="string">
            <text:p>PM173568-10M-999-M</text:p>
          </table:table-cell>
          <table:table-cell office:value-type="string" calcext:value-type="string">
            <text:p>2 - P/HOMME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2-pour-homme.html</text:p>
          </table:table-cell>
        </table:table-row>
        <table:table-row table:style-name="ro1">
          <table:table-cell office:value-type="string" calcext:value-type="string">
            <text:p>JANAN VANILLA - 30ml</text:p>
          </table:table-cell>
          <table:table-cell office:value-type="string" calcext:value-type="string">
            <text:p>PKR 2,800.00</text:p>
          </table:table-cell>
          <table:table-cell office:value-type="float" office:value="10000060679" calcext:value-type="float">
            <text:p>10000060679</text:p>
          </table:table-cell>
          <table:table-cell office:value-type="string" calcext:value-type="string">
            <text:p>JANAN VANILLA - 30m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janan-vanilla-30ml.html</text:p>
          </table:table-cell>
        </table:table-row>
        <table:table-row table:style-name="ro1">
          <table:table-cell office:value-type="string" calcext:value-type="string">
            <text:p>SANDAL DREAM</text:p>
          </table:table-cell>
          <table:table-cell office:value-type="string" calcext:value-type="string">
            <text:p>PKR 4,000.00</text:p>
          </table:table-cell>
          <table:table-cell office:value-type="float" office:value="10000027017" calcext:value-type="float">
            <text:p>10000027017</text:p>
          </table:table-cell>
          <table:table-cell office:value-type="string" calcext:value-type="string">
            <text:p>SANDAL DREAM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sandal-dream.html</text:p>
          </table:table-cell>
        </table:table-row>
        <table:table-row table:style-name="ro1">
          <table:table-cell office:value-type="string" calcext:value-type="string">
            <text:p>MIDNIGHT OUD</text:p>
          </table:table-cell>
          <table:table-cell office:value-type="string" calcext:value-type="string">
            <text:p>PKR 3,000.00</text:p>
          </table:table-cell>
          <table:table-cell office:value-type="float" office:value="10000027020" calcext:value-type="float">
            <text:p>10000027020</text:p>
          </table:table-cell>
          <table:table-cell office:value-type="string" calcext:value-type="string">
            <text:p>MIDNIGHT OUD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idnight-oud.html</text:p>
          </table:table-cell>
        </table:table-row>
        <table:table-row table:style-name="ro1">
          <table:table-cell office:value-type="string" calcext:value-type="string">
            <text:p>VELVET MUSK</text:p>
          </table:table-cell>
          <table:table-cell office:value-type="string" calcext:value-type="string">
            <text:p>PKR 3,000.00</text:p>
          </table:table-cell>
          <table:table-cell office:value-type="float" office:value="10000027019" calcext:value-type="float">
            <text:p>10000027019</text:p>
          </table:table-cell>
          <table:table-cell office:value-type="string" calcext:value-type="string">
            <text:p>VALVET MUSK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valvet-musk.html</text:p>
          </table:table-cell>
        </table:table-row>
        <table:table-row table:style-name="ro1">
          <table:table-cell office:value-type="string" calcext:value-type="string">
            <text:p>SILK OUD</text:p>
          </table:table-cell>
          <table:table-cell office:value-type="string" calcext:value-type="string">
            <text:p>PKR 4,000.00</text:p>
          </table:table-cell>
          <table:table-cell office:value-type="float" office:value="10000027018" calcext:value-type="float">
            <text:p>10000027018</text:p>
          </table:table-cell>
          <table:table-cell office:value-type="string" calcext:value-type="string">
            <text:p>SILK OUD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silk-oud.html</text:p>
          </table:table-cell>
        </table:table-row>
        <table:table-row table:style-name="ro1">
          <table:table-cell office:value-type="string" calcext:value-type="string">
            <text:p>KHUMAR RED</text:p>
          </table:table-cell>
          <table:table-cell office:value-type="string" calcext:value-type="string">
            <text:p>PKR 5,000.00</text:p>
          </table:table-cell>
          <table:table-cell office:value-type="float" office:value="10000006049" calcext:value-type="float">
            <text:p>10000006049</text:p>
          </table:table-cell>
          <table:table-cell office:value-type="string" calcext:value-type="string">
            <text:p>KHUMAR RED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khumar-red-100ml.html</text:p>
          </table:table-cell>
        </table:table-row>
        <table:table-row table:style-name="ro1">
          <table:table-cell office:value-type="string" calcext:value-type="string">
            <text:p>TROPICAL BLISS POUR FEMME BODY SPRAY</text:p>
          </table:table-cell>
          <table:table-cell office:value-type="string" calcext:value-type="string">
            <text:p>PKR 650.00</text:p>
          </table:table-cell>
          <table:table-cell office:value-type="string" calcext:value-type="string">
            <text:p>PL159851-200-999-L</text:p>
          </table:table-cell>
          <table:table-cell office:value-type="string" calcext:value-type="string">
            <text:p>TROPICAL BLISS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tropical-bliss.html</text:p>
          </table:table-cell>
        </table:table-row>
        <table:table-row table:style-name="ro1">
          <table:table-cell office:value-type="string" calcext:value-type="string">
            <text:p>WILD SPIRIT POUR FEMME BODY SPRAY</text:p>
          </table:table-cell>
          <table:table-cell office:value-type="string" calcext:value-type="string">
            <text:p>PKR 650.00</text:p>
          </table:table-cell>
          <table:table-cell office:value-type="string" calcext:value-type="string">
            <text:p>PL159869-200-999-L</text:p>
          </table:table-cell>
          <table:table-cell office:value-type="string" calcext:value-type="string">
            <text:p>WILD SPIRIT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wild-spirit.html</text:p>
          </table:table-cell>
        </table:table-row>
        <table:table-row table:style-name="ro1">
          <table:table-cell office:value-type="string" calcext:value-type="string">
            <text:p>3 - POUR HOMME</text:p>
          </table:table-cell>
          <table:table-cell office:value-type="string" calcext:value-type="string">
            <text:p>PKR 900.00</text:p>
          </table:table-cell>
          <table:table-cell office:value-type="string" calcext:value-type="string">
            <text:p>PM173569-10M-999-M</text:p>
          </table:table-cell>
          <table:table-cell office:value-type="string" calcext:value-type="string">
            <text:p>3 - P/HOMME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3-pour-homme.html</text:p>
          </table:table-cell>
        </table:table-row>
        <table:table-row table:style-name="ro1">
          <table:table-cell office:value-type="string" calcext:value-type="string">
            <text:p>4 - POUR HOMME</text:p>
          </table:table-cell>
          <table:table-cell office:value-type="string" calcext:value-type="string">
            <text:p>PKR 900.00</text:p>
          </table:table-cell>
          <table:table-cell office:value-type="string" calcext:value-type="string">
            <text:p>PM173570-10M-999-M</text:p>
          </table:table-cell>
          <table:table-cell office:value-type="string" calcext:value-type="string">
            <text:p>4 - P/HOMME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4-pour-homme.html</text:p>
          </table:table-cell>
        </table:table-row>
        <table:table-row table:style-name="ro1">
          <table:table-cell office:value-type="string" calcext:value-type="string">
            <text:p>UROOSA NOIR</text:p>
          </table:table-cell>
          <table:table-cell office:value-type="string" calcext:value-type="string">
            <text:p>PKR 3,000.00</text:p>
          </table:table-cell>
          <table:table-cell office:value-type="string" calcext:value-type="string">
            <text:p>PL176485-50M-999-L</text:p>
          </table:table-cell>
          <table:table-cell/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uroosa-noir-pour-femme.html</text:p>
          </table:table-cell>
        </table:table-row>
        <table:table-row table:style-name="ro1">
          <table:table-cell office:value-type="string" calcext:value-type="string">
            <text:p>3 - POUR FEMME</text:p>
          </table:table-cell>
          <table:table-cell office:value-type="string" calcext:value-type="string">
            <text:p>PKR 900.00</text:p>
          </table:table-cell>
          <table:table-cell office:value-type="string" calcext:value-type="string">
            <text:p>PL173614-10M-999-L</text:p>
          </table:table-cell>
          <table:table-cell office:value-type="string" calcext:value-type="string">
            <text:p>3 - P/FEMME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3-pour-femme.html</text:p>
          </table:table-cell>
        </table:table-row>
        <table:table-row table:style-name="ro1">
          <table:table-cell office:value-type="string" calcext:value-type="string">
            <text:p>5 - POUR HOMME</text:p>
          </table:table-cell>
          <table:table-cell office:value-type="string" calcext:value-type="string">
            <text:p>PKR 900.00</text:p>
          </table:table-cell>
          <table:table-cell office:value-type="string" calcext:value-type="string">
            <text:p>PM173571-10M-999-M</text:p>
          </table:table-cell>
          <table:table-cell office:value-type="string" calcext:value-type="string">
            <text:p>5 - P/HOMME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5-pour-homme.html</text:p>
          </table:table-cell>
        </table:table-row>
        <table:table-row table:style-name="ro1">
          <table:table-cell office:value-type="string" calcext:value-type="string">
            <text:p>2 - POUR FEMME</text:p>
          </table:table-cell>
          <table:table-cell office:value-type="string" calcext:value-type="string">
            <text:p>PKR 900.00</text:p>
          </table:table-cell>
          <table:table-cell office:value-type="string" calcext:value-type="string">
            <text:p>PL173604-10M-999-L</text:p>
          </table:table-cell>
          <table:table-cell office:value-type="string" calcext:value-type="string">
            <text:p>2 - P/FEMME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2-pour-femme.html</text:p>
          </table:table-cell>
        </table:table-row>
        <table:table-row table:style-name="ro1">
          <table:table-cell office:value-type="string" calcext:value-type="string">
            <text:p>AN EVENING TO REMEMBER POUR FEMME BODY SPRAY</text:p>
          </table:table-cell>
          <table:table-cell office:value-type="string" calcext:value-type="string">
            <text:p>PKR 650.00</text:p>
          </table:table-cell>
          <table:table-cell office:value-type="string" calcext:value-type="string">
            <text:p>PL159874-200-999-L</text:p>
          </table:table-cell>
          <table:table-cell office:value-type="string" calcext:value-type="string">
            <text:p>AN EVENING TO REMEMBER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an-evening-to-remember.html</text:p>
          </table:table-cell>
        </table:table-row>
        <table:table-row table:style-name="ro1">
          <table:table-cell office:value-type="string" calcext:value-type="string">
            <text:p>SHIMMERING WATER FALL POUR FEMME BODY SPRAY</text:p>
          </table:table-cell>
          <table:table-cell office:value-type="string" calcext:value-type="string">
            <text:p>PKR 650.00</text:p>
          </table:table-cell>
          <table:table-cell office:value-type="string" calcext:value-type="string">
            <text:p>PL159871-200-999-L</text:p>
          </table:table-cell>
          <table:table-cell office:value-type="string" calcext:value-type="string">
            <text:p>SHIMMERING WATER FAL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shimmering-water-fall.html</text:p>
          </table:table-cell>
        </table:table-row>
        <table:table-row table:style-name="ro1">
          <table:table-cell office:value-type="string" calcext:value-type="string">
            <text:p>1 - POUR FEMME</text:p>
          </table:table-cell>
          <table:table-cell office:value-type="string" calcext:value-type="string">
            <text:p>PKR 900.00</text:p>
          </table:table-cell>
          <table:table-cell office:value-type="string" calcext:value-type="string">
            <text:p>PL173572-10M-999-L</text:p>
          </table:table-cell>
          <table:table-cell office:value-type="string" calcext:value-type="string">
            <text:p>1 - P/FEMME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1-pour-femme.html</text:p>
          </table:table-cell>
        </table:table-row>
        <table:table-row table:style-name="ro1">
          <table:table-cell office:value-type="string" calcext:value-type="string">
            <text:p>GREAT SUMMIT</text:p>
          </table:table-cell>
          <table:table-cell office:value-type="string" calcext:value-type="string">
            <text:p>PKR 5,100.00</text:p>
          </table:table-cell>
          <table:table-cell office:value-type="string" calcext:value-type="string">
            <text:p>PM171424-100-999-M</text:p>
          </table:table-cell>
          <table:table-cell office:value-type="string" calcext:value-type="string">
            <text:p>GREAT SUMMIT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at-summit.html</text:p>
          </table:table-cell>
        </table:table-row>
        <table:table-row table:style-name="ro1">
          <table:table-cell office:value-type="string" calcext:value-type="string">
            <text:p>FUNKY WAVE POUR FEMME BODY SPRAY</text:p>
          </table:table-cell>
          <table:table-cell office:value-type="string" calcext:value-type="string">
            <text:p>PKR 650.00</text:p>
          </table:table-cell>
          <table:table-cell office:value-type="string" calcext:value-type="string">
            <text:p>PL160206-200-999-L</text:p>
          </table:table-cell>
          <table:table-cell office:value-type="string" calcext:value-type="string">
            <text:p>FUNKY WAVE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funky-wave.html</text:p>
          </table:table-cell>
        </table:table-row>
        <table:table-row table:style-name="ro1">
          <table:table-cell office:value-type="string" calcext:value-type="string">
            <text:p>SLEEP</text:p>
          </table:table-cell>
          <table:table-cell office:value-type="string" calcext:value-type="string">
            <text:p>PKR 5,500.00</text:p>
          </table:table-cell>
          <table:table-cell office:value-type="string" calcext:value-type="string">
            <text:p>PM175018-150-999-U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sleep.html</text:p>
          </table:table-cell>
        </table:table-row>
        <table:table-row table:style-name="ro1">
          <table:table-cell office:value-type="string" calcext:value-type="string">
            <text:p>PEACE</text:p>
          </table:table-cell>
          <table:table-cell office:value-type="string" calcext:value-type="string">
            <text:p>PKR 5,500.00</text:p>
          </table:table-cell>
          <table:table-cell office:value-type="string" calcext:value-type="string">
            <text:p>PM175010-150-999-U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eace.html</text:p>
          </table:table-cell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KR 5,500.00</text:p>
          </table:table-cell>
          <table:table-cell office:value-type="string" calcext:value-type="string">
            <text:p>PM175019-150-999-U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energy.html</text:p>
          </table:table-cell>
        </table:table-row>
        <table:table-row table:style-name="ro1">
          <table:table-cell office:value-type="string" calcext:value-type="string">
            <text:p>MUSK-E-SHAHEER ATTAR</text:p>
          </table:table-cell>
          <table:table-cell office:value-type="string" calcext:value-type="string">
            <text:p>PKR 2,800.00</text:p>
          </table:table-cell>
          <table:table-cell office:value-type="string" calcext:value-type="string">
            <text:p>02035240-012-NIL</text:p>
          </table:table-cell>
          <table:table-cell office:value-type="string" calcext:value-type="string">
            <text:p>MUSK-E-SHAHEER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sk-e-shaheer-attar.html</text:p>
          </table:table-cell>
        </table:table-row>
        <table:table-row table:style-name="ro1">
          <table:table-cell office:value-type="string" calcext:value-type="string">
            <text:p>RUBY</text:p>
          </table:table-cell>
          <table:table-cell office:value-type="string" calcext:value-type="string">
            <text:p>PKR 1,300.00</text:p>
          </table:table-cell>
          <table:table-cell office:value-type="string" calcext:value-type="string">
            <text:p>02031478-025-999</text:p>
          </table:table-cell>
          <table:table-cell/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ruby.html</text:p>
          </table:table-cell>
        </table:table-row>
        <table:table-row table:style-name="ro1">
          <table:table-cell office:value-type="string" calcext:value-type="string">
            <text:p>ULTRA</text:p>
          </table:table-cell>
          <table:table-cell office:value-type="string" calcext:value-type="string">
            <text:p>PKR 3,400.00</text:p>
          </table:table-cell>
          <table:table-cell office:value-type="string" calcext:value-type="string">
            <text:p>PM141757-50M-999-M</text:p>
          </table:table-cell>
          <table:table-cell/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ultra.html</text:p>
          </table:table-cell>
        </table:table-row>
        <table:table-row table:style-name="ro1">
          <table:table-cell office:value-type="string" calcext:value-type="string">
            <text:p>FLORAL AFFAIR</text:p>
          </table:table-cell>
          <table:table-cell office:value-type="string" calcext:value-type="string">
            <text:p>PKR 5,100.00</text:p>
          </table:table-cell>
          <table:table-cell office:value-type="string" calcext:value-type="string">
            <text:p>PL171428-100-999-L</text:p>
          </table:table-cell>
          <table:table-cell office:value-type="string" calcext:value-type="string">
            <text:p>FLORAL AFFAIR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floral-affair.html</text:p>
          </table:table-cell>
        </table:table-row>
        <table:table-row table:style-name="ro1">
          <table:table-cell office:value-type="string" calcext:value-type="string">
            <text:p>SMASH | SANIA MIRZA</text:p>
          </table:table-cell>
          <table:table-cell office:value-type="string" calcext:value-type="string">
            <text:p>PKR 7,700.00</text:p>
          </table:table-cell>
          <table:table-cell office:value-type="string" calcext:value-type="string">
            <text:p>PL140354-100-999-L</text:p>
          </table:table-cell>
          <table:table-cell office:value-type="string" calcext:value-type="string">
            <text:p>SMASH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smash.html</text:p>
          </table:table-cell>
        </table:table-row>
        <table:table-row table:style-name="ro1">
          <table:table-cell office:value-type="string" calcext:value-type="string">
            <text:p>EDGE</text:p>
          </table:table-cell>
          <table:table-cell office:value-type="string" calcext:value-type="string">
            <text:p>PKR 5,800.00</text:p>
          </table:table-cell>
          <table:table-cell office:value-type="string" calcext:value-type="string">
            <text:p>02032644-100-999</text:p>
          </table:table-cell>
          <table:table-cell/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edge.html</text:p>
          </table:table-cell>
        </table:table-row>
        <table:table-row table:style-name="ro1">
          <table:table-cell office:value-type="string" calcext:value-type="string">
            <text:p>TOPAZ</text:p>
          </table:table-cell>
          <table:table-cell office:value-type="string" calcext:value-type="string">
            <text:p>PKR 1,300.00</text:p>
          </table:table-cell>
          <table:table-cell office:value-type="string" calcext:value-type="string">
            <text:p>02031479-025-999</text:p>
          </table:table-cell>
          <table:table-cell/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topaz.html</text:p>
          </table:table-cell>
        </table:table-row>
        <table:table-row table:style-name="ro1">
          <table:table-cell office:value-type="string" calcext:value-type="string">
            <text:p>TAREEKH</text:p>
          </table:table-cell>
          <table:table-cell office:value-type="string" calcext:value-type="string">
            <text:p>PKR 4,100.00</text:p>
          </table:table-cell>
          <table:table-cell office:value-type="string" calcext:value-type="string">
            <text:p>02031692-100-999</text:p>
          </table:table-cell>
          <table:table-cell/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catalog/product/view/id/192535/s/tareekh/category/6/</text:p>
          </table:table-cell>
        </table:table-row>
        <table:table-row table:style-name="ro1">
          <table:table-cell office:value-type="string" calcext:value-type="string">
            <text:p>WASIM AKRAM 502 FOR HER</text:p>
          </table:table-cell>
          <table:table-cell office:value-type="string" calcext:value-type="string">
            <text:p>PKR 6,100.00</text:p>
          </table:table-cell>
          <table:table-cell office:value-type="string" calcext:value-type="string">
            <text:p>15000008-100-NIL</text:p>
          </table:table-cell>
          <table:table-cell office:value-type="string" calcext:value-type="string">
            <text:p>WASIM AKRAM 502 FOR HER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wasim-akram-502-for-her.html</text:p>
          </table:table-cell>
        </table:table-row>
        <table:table-row table:style-name="ro1">
          <table:table-cell office:value-type="string" calcext:value-type="string">
            <text:p>ZARAR GOLD</text:p>
          </table:table-cell>
          <table:table-cell office:value-type="string" calcext:value-type="string">
            <text:p>PKR 4,400.00</text:p>
          </table:table-cell>
          <table:table-cell office:value-type="string" calcext:value-type="string">
            <text:p>02032861-100-999</text:p>
          </table:table-cell>
          <table:table-cell office:value-type="string" calcext:value-type="string">
            <text:p>ZARAR GOLD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zarar-gold-100ml.html</text:p>
          </table:table-cell>
        </table:table-row>
        <table:table-row table:style-name="ro1">
          <table:table-cell office:value-type="string" calcext:value-type="string">
            <text:p>J. POUR FEMME</text:p>
          </table:table-cell>
          <table:table-cell office:value-type="string" calcext:value-type="string">
            <text:p>PKR 5,000.00</text:p>
          </table:table-cell>
          <table:table-cell office:value-type="string" calcext:value-type="string">
            <text:p>15000021-100-999</text:p>
          </table:table-cell>
          <table:table-cell office:value-type="string" calcext:value-type="string">
            <text:p>J. POUR FEMME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j-pour-femme.html</text:p>
          </table:table-cell>
        </table:table-row>
        <table:table-row table:style-name="ro1">
          <table:table-cell office:value-type="string" calcext:value-type="string">
            <text:p>VOCAL</text:p>
          </table:table-cell>
          <table:table-cell office:value-type="string" calcext:value-type="string">
            <text:p>PKR 7,000.00</text:p>
          </table:table-cell>
          <table:table-cell office:value-type="string" calcext:value-type="string">
            <text:p>15000024-75M-999</text:p>
          </table:table-cell>
          <table:table-cell/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vocal.html</text:p>
          </table:table-cell>
        </table:table-row>
        <table:table-row table:style-name="ro1">
          <table:table-cell office:value-type="string" calcext:value-type="string">
            <text:p>BLOSSOM</text:p>
          </table:table-cell>
          <table:table-cell office:value-type="string" calcext:value-type="string">
            <text:p>PKR 3,400.00</text:p>
          </table:table-cell>
          <table:table-cell office:value-type="string" calcext:value-type="string">
            <text:p>PL141754-50M-999-L</text:p>
          </table:table-cell>
          <table:table-cell/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ossom.html</text:p>
          </table:table-cell>
        </table:table-row>
        <table:table-row table:style-name="ro1">
          <table:table-cell office:value-type="string" calcext:value-type="string">
            <text:p>WHITE MUSK</text:p>
          </table:table-cell>
          <table:table-cell office:value-type="string" calcext:value-type="string">
            <text:p>PKR 4,500.00</text:p>
          </table:table-cell>
          <table:table-cell office:value-type="string" calcext:value-type="string">
            <text:p>02032004-100-999</text:p>
          </table:table-cell>
          <table:table-cell/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catalog/product/view/id/192541/s/white-musk/category/6/</text:p>
          </table:table-cell>
        </table:table-row>
        <table:table-row table:style-name="ro1">
          <table:table-cell office:value-type="string" calcext:value-type="string">
            <text:p>ALL-ROUNDER | SHOAIB MALIK</text:p>
          </table:table-cell>
          <table:table-cell office:value-type="string" calcext:value-type="string">
            <text:p>PKR 7,500.00</text:p>
          </table:table-cell>
          <table:table-cell office:value-type="string" calcext:value-type="string">
            <text:p>PM135482-100-999-M</text:p>
          </table:table-cell>
          <table:table-cell office:value-type="string" calcext:value-type="string">
            <text:p>ALL-ROUNDER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all-rounder.html</text:p>
          </table:table-cell>
        </table:table-row>
        <table:table-row table:style-name="ro1">
          <table:table-cell office:value-type="string" calcext:value-type="string">
            <text:p>LEGACY</text:p>
          </table:table-cell>
          <table:table-cell office:value-type="string" calcext:value-type="string">
            <text:p>PKR 7,100.00</text:p>
          </table:table-cell>
          <table:table-cell office:value-type="string" calcext:value-type="string">
            <text:p>PM110029-100-999-U</text:p>
          </table:table-cell>
          <table:table-cell/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legacy.html</text:p>
          </table:table-cell>
        </table:table-row>
        <table:table-row table:style-name="ro1">
          <table:table-cell office:value-type="string" calcext:value-type="string">
            <text:p>ESSENCE</text:p>
          </table:table-cell>
          <table:table-cell office:value-type="string" calcext:value-type="string">
            <text:p>PKR 5,000.00</text:p>
          </table:table-cell>
          <table:table-cell office:value-type="string" calcext:value-type="string">
            <text:p>02034612-100-999</text:p>
          </table:table-cell>
          <table:table-cell/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essence-default-100-ml-20962.html</text:p>
          </table:table-cell>
        </table:table-row>
        <table:table-row table:style-name="ro1">
          <table:table-cell office:value-type="string" calcext:value-type="string">
            <text:p>XPOSE</text:p>
          </table:table-cell>
          <table:table-cell office:value-type="string" calcext:value-type="string">
            <text:p>PKR 6,300.00</text:p>
          </table:table-cell>
          <table:table-cell office:value-type="string" calcext:value-type="string">
            <text:p>PM109596-100-999-M</text:p>
          </table:table-cell>
          <table:table-cell/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xpose.html</text:p>
          </table:table-cell>
        </table:table-row>
        <table:table-row table:style-name="ro1">
          <table:table-cell office:value-type="string" calcext:value-type="string">
            <text:p>J. EXCLUSIVE INTENSE</text:p>
          </table:table-cell>
          <table:table-cell office:value-type="string" calcext:value-type="string">
            <text:p>PKR 4,500.00</text:p>
          </table:table-cell>
          <table:table-cell office:value-type="string" calcext:value-type="string">
            <text:p>PM106225-100-999-M</text:p>
          </table:table-cell>
          <table:table-cell office:value-type="string" calcext:value-type="string">
            <text:p>J.EXCLUSIVE INTENSE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j-exclusive-intense.html</text:p>
          </table:table-cell>
        </table:table-row>
        <table:table-row table:style-name="ro1">
          <table:table-cell office:value-type="string" calcext:value-type="string">
            <text:p>WASIM AKRAM 414</text:p>
          </table:table-cell>
          <table:table-cell office:value-type="string" calcext:value-type="string">
            <text:p>PKR 5,300.00</text:p>
          </table:table-cell>
          <table:table-cell office:value-type="string" calcext:value-type="string">
            <text:p>02035143-100-127</text:p>
          </table:table-cell>
          <table:table-cell/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wasim-akram-414.html</text:p>
          </table:table-cell>
        </table:table-row>
        <table:table-row table:style-name="ro1">
          <table:table-cell office:value-type="string" calcext:value-type="string">
            <text:p>ZIYA PLATINUM ATTAR</text:p>
          </table:table-cell>
          <table:table-cell office:value-type="string" calcext:value-type="string">
            <text:p>PKR 5,100.00</text:p>
          </table:table-cell>
          <table:table-cell office:value-type="string" calcext:value-type="string">
            <text:p>PM091480-12L-999-M</text:p>
          </table:table-cell>
          <table:table-cell office:value-type="string" calcext:value-type="string">
            <text:p>ZIYA PLATINUM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ziya-platinum-attar.html</text:p>
          </table:table-cell>
        </table:table-row>
        <table:table-row table:style-name="ro1">
          <table:table-cell office:value-type="string" calcext:value-type="string">
            <text:p>Beard Oil Bottle (Oriental)</text:p>
          </table:table-cell>
          <table:table-cell office:value-type="string" calcext:value-type="string">
            <text:p>PKR 3,600.00</text:p>
          </table:table-cell>
          <table:table-cell office:value-type="string" calcext:value-type="string">
            <text:p>PM096841-30M-999-M</text:p>
          </table:table-cell>
          <table:table-cell/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eard-oil-bottle-oriental.html</text:p>
          </table:table-cell>
        </table:table-row>
        <table:table-row table:style-name="ro1">
          <table:table-cell office:value-type="string" calcext:value-type="string">
            <text:p>ACE - Aisam-ul-Haq</text:p>
          </table:table-cell>
          <table:table-cell office:value-type="string" calcext:value-type="string">
            <text:p>PKR 5,100.00</text:p>
          </table:table-cell>
          <table:table-cell office:value-type="string" calcext:value-type="string">
            <text:p>PM121317-70M-999-M</text:p>
          </table:table-cell>
          <table:table-cell/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ace-aisam-ul-haq.html</text:p>
          </table:table-cell>
        </table:table-row>
        <table:table-row table:style-name="ro1">
          <table:table-cell office:value-type="string" calcext:value-type="string">
            <text:p>OUD-AL-JUNAID</text:p>
          </table:table-cell>
          <table:table-cell office:value-type="string" calcext:value-type="string">
            <text:p>PKR 4,400.00</text:p>
          </table:table-cell>
          <table:table-cell office:value-type="string" calcext:value-type="string">
            <text:p>02031694-100-127</text:p>
          </table:table-cell>
          <table:table-cell/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ud-al-junaid.html</text:p>
          </table:table-cell>
        </table:table-row>
        <table:table-row table:style-name="ro1">
          <table:table-cell office:value-type="string" calcext:value-type="string">
            <text:p>ZIYA GOLD ATTAR</text:p>
          </table:table-cell>
          <table:table-cell office:value-type="string" calcext:value-type="string">
            <text:p>PKR 5,100.00</text:p>
          </table:table-cell>
          <table:table-cell office:value-type="string" calcext:value-type="string">
            <text:p>PM091479-12L-999-M</text:p>
          </table:table-cell>
          <table:table-cell office:value-type="string" calcext:value-type="string">
            <text:p>ZIYA GOLD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ziya-gold-attar.html</text:p>
          </table:table-cell>
        </table:table-row>
        <table:table-row table:style-name="ro1">
          <table:table-cell office:value-type="string" calcext:value-type="string">
            <text:p>MIKA</text:p>
          </table:table-cell>
          <table:table-cell office:value-type="string" calcext:value-type="string">
            <text:p>PKR 3,000.00</text:p>
          </table:table-cell>
          <table:table-cell office:value-type="string" calcext:value-type="string">
            <text:p>01062975-50M-001</text:p>
          </table:table-cell>
          <table:table-cell/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ika.html</text:p>
          </table:table-cell>
        </table:table-row>
        <table:table-row table:style-name="ro1">
          <table:table-cell office:value-type="string" calcext:value-type="string">
            <text:p>ZIYA SILVER ATTAR</text:p>
          </table:table-cell>
          <table:table-cell office:value-type="string" calcext:value-type="string">
            <text:p>PKR 5,100.00</text:p>
          </table:table-cell>
          <table:table-cell office:value-type="string" calcext:value-type="string">
            <text:p>PM091478-12L-999-M</text:p>
          </table:table-cell>
          <table:table-cell office:value-type="string" calcext:value-type="string">
            <text:p>ZIYA SILVER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ziya-silver-attar.html</text:p>
          </table:table-cell>
        </table:table-row>
        <table:table-row table:style-name="ro1">
          <table:table-cell office:value-type="string" calcext:value-type="string">
            <text:p>KHUMAR</text:p>
          </table:table-cell>
          <table:table-cell office:value-type="string" calcext:value-type="string">
            <text:p>PKR 4,300.00</text:p>
          </table:table-cell>
          <table:table-cell office:value-type="string" calcext:value-type="string">
            <text:p>01064347-100-127</text:p>
          </table:table-cell>
          <table:table-cell office:value-type="string" calcext:value-type="string">
            <text:p>KHUMAR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khumaar-100ml.html</text:p>
          </table:table-cell>
        </table:table-row>
        <table:table-row table:style-name="ro1">
          <table:table-cell office:value-type="string" calcext:value-type="string">
            <text:p>JANAN POUR FEMME</text:p>
          </table:table-cell>
          <table:table-cell office:value-type="string" calcext:value-type="string">
            <text:p>PKR 6,800.00</text:p>
          </table:table-cell>
          <table:table-cell office:value-type="string" calcext:value-type="string">
            <text:p>PL101907-100-999-L</text:p>
          </table:table-cell>
          <table:table-cell/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janan-pour-femme.html</text:p>
          </table:table-cell>
        </table:table-row>
        <table:table-row table:style-name="ro1">
          <table:table-cell office:value-type="string" calcext:value-type="string">
            <text:p>SHAHEER</text:p>
          </table:table-cell>
          <table:table-cell office:value-type="string" calcext:value-type="string">
            <text:p>PKR 4,400.00</text:p>
          </table:table-cell>
          <table:table-cell office:value-type="string" calcext:value-type="string">
            <text:p>02031456-100-999</text:p>
          </table:table-cell>
          <table:table-cell/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shaheer.html</text:p>
          </table:table-cell>
        </table:table-row>
        <table:table-row table:style-name="ro1">
          <table:table-cell office:value-type="string" calcext:value-type="string">
            <text:p>SAPPHIRE</text:p>
          </table:table-cell>
          <table:table-cell office:value-type="string" calcext:value-type="string">
            <text:p>PKR 1,300.00</text:p>
          </table:table-cell>
          <table:table-cell office:value-type="string" calcext:value-type="string">
            <text:p>02031475-025-999</text:p>
          </table:table-cell>
          <table:table-cell/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sapphire.html</text:p>
          </table:table-cell>
        </table:table-row>
        <table:table-row table:style-name="ro1">
          <table:table-cell office:value-type="string" calcext:value-type="string">
            <text:p>DEFENDER POUR HOMME</text:p>
          </table:table-cell>
          <table:table-cell office:value-type="string" calcext:value-type="string">
            <text:p>PKR 9,100.00</text:p>
          </table:table-cell>
          <table:table-cell office:value-type="string" calcext:value-type="string">
            <text:p>PM133037-100-999-M</text:p>
          </table:table-cell>
          <table:table-cell/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defender-pour-homme.html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PKR 11,800.00</text:p>
          </table:table-cell>
          <table:table-cell office:value-type="string" calcext:value-type="string">
            <text:p>PM123517-100-999-M</text:p>
          </table:table-cell>
          <table:table-cell/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arine.html</text:p>
          </table:table-cell>
        </table:table-row>
        <table:table-row table:style-name="ro1">
          <table:table-cell office:value-type="string" calcext:value-type="string">
            <text:p>Jahangir Khan 555</text:p>
          </table:table-cell>
          <table:table-cell office:value-type="string" calcext:value-type="string">
            <text:p>PKR 8,200.00</text:p>
          </table:table-cell>
          <table:table-cell office:value-type="string" calcext:value-type="string">
            <text:p>PM121316-100-999-M</text:p>
          </table:table-cell>
          <table:table-cell/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jahangir-khan.html</text:p>
          </table:table-cell>
        </table:table-row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PKR 1,300.00</text:p>
          </table:table-cell>
          <table:table-cell office:value-type="string" calcext:value-type="string">
            <text:p>02031477-025-999</text:p>
          </table:table-cell>
          <table:table-cell/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citrine.html</text:p>
          </table:table-cell>
        </table:table-row>
        <table:table-row table:style-name="ro1">
          <table:table-cell office:value-type="string" calcext:value-type="string">
            <text:p>RED RANGER</text:p>
          </table:table-cell>
          <table:table-cell office:value-type="string" calcext:value-type="string">
            <text:p>PKR 2,500.00</text:p>
          </table:table-cell>
          <table:table-cell office:value-type="string" calcext:value-type="string">
            <text:p>PM145423-50M-999-K</text:p>
          </table:table-cell>
          <table:table-cell/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red-ranger.html</text:p>
          </table:table-cell>
        </table:table-row>
        <table:table-row table:style-name="ro1">
          <table:table-cell office:value-type="string" calcext:value-type="string">
            <text:p>CLASSIQUE POUR HOMME | ADNAN SIDDIQUI</text:p>
          </table:table-cell>
          <table:table-cell office:value-type="string" calcext:value-type="string">
            <text:p>PKR 6,700.00</text:p>
          </table:table-cell>
          <table:table-cell office:value-type="string" calcext:value-type="string">
            <text:p>PL140229-100-999-M</text:p>
          </table:table-cell>
          <table:table-cell office:value-type="string" calcext:value-type="string">
            <text:p>Classique Pour Homme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classique-pour-homme-adnan-siddiqui.html</text:p>
          </table:table-cell>
        </table:table-row>
        <table:table-row table:style-name="ro1">
          <table:table-cell office:value-type="string" calcext:value-type="string">
            <text:p>OUDH QADIM</text:p>
          </table:table-cell>
          <table:table-cell office:value-type="string" calcext:value-type="string">
            <text:p>PKR 5,000.00</text:p>
          </table:table-cell>
          <table:table-cell office:value-type="string" calcext:value-type="string">
            <text:p>02031228-100-999</text:p>
          </table:table-cell>
          <table:table-cell/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udh-qadim.html</text:p>
          </table:table-cell>
        </table:table-row>
        <table:table-row table:style-name="ro1">
          <table:table-cell office:value-type="string" calcext:value-type="string">
            <text:p>SUPER STAR POUR FEMME | HUMAYUN SAEED</text:p>
          </table:table-cell>
          <table:table-cell office:value-type="string" calcext:value-type="string">
            <text:p>PKR 7,700.00</text:p>
          </table:table-cell>
          <table:table-cell office:value-type="string" calcext:value-type="string">
            <text:p>PL140227-100-999-L</text:p>
          </table:table-cell>
          <table:table-cell office:value-type="string" calcext:value-type="string">
            <text:p>Super Star Pour Femme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super-star-pour-femme-humayun-saeed.html</text:p>
          </table:table-cell>
        </table:table-row>
        <table:table-row table:style-name="ro1">
          <table:table-cell office:value-type="string" calcext:value-type="string">
            <text:p>OCEAN POUR HOMME BODY SPRAY</text:p>
          </table:table-cell>
          <table:table-cell office:value-type="string" calcext:value-type="string">
            <text:p>PKR 650.00</text:p>
          </table:table-cell>
          <table:table-cell office:value-type="string" calcext:value-type="string">
            <text:p>PM140419-200-999-M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cean.html</text:p>
          </table:table-cell>
        </table:table-row>
        <table:table-row table:style-name="ro1">
          <table:table-cell office:value-type="string" calcext:value-type="string">
            <text:p>AZBAH</text:p>
          </table:table-cell>
          <table:table-cell office:value-type="string" calcext:value-type="string">
            <text:p>PKR 2,800.00</text:p>
          </table:table-cell>
          <table:table-cell office:value-type="string" calcext:value-type="string">
            <text:p>02029476-50M-052</text:p>
          </table:table-cell>
          <table:table-cell/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azbah.html</text:p>
          </table:table-cell>
        </table:table-row>
        <table:table-row table:style-name="ro1">
          <table:table-cell office:value-type="string" calcext:value-type="string">
            <text:p>BLUE RANGER</text:p>
          </table:table-cell>
          <table:table-cell office:value-type="string" calcext:value-type="string">
            <text:p>PKR 2,500.00</text:p>
          </table:table-cell>
          <table:table-cell office:value-type="string" calcext:value-type="string">
            <text:p>PL145428-50M-999-K</text:p>
          </table:table-cell>
          <table:table-cell/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ranger.html</text:p>
          </table:table-cell>
        </table:table-row>
        <table:table-row table:style-name="ro1">
          <table:table-cell office:value-type="string" calcext:value-type="string">
            <text:p>YELLOW RANGER</text:p>
          </table:table-cell>
          <table:table-cell office:value-type="string" calcext:value-type="string">
            <text:p>PKR 2,500.00</text:p>
          </table:table-cell>
          <table:table-cell office:value-type="string" calcext:value-type="string">
            <text:p>PM145426-50M-999-K</text:p>
          </table:table-cell>
          <table:table-cell/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yellow-ranger.html</text:p>
          </table:table-cell>
        </table:table-row>
        <table:table-row table:style-name="ro1">
          <table:table-cell office:value-type="string" calcext:value-type="string">
            <text:p>MIDNIGHT POUR HOMME BODY SPRAY</text:p>
          </table:table-cell>
          <table:table-cell office:value-type="string" calcext:value-type="string">
            <text:p>PKR 650.00</text:p>
          </table:table-cell>
          <table:table-cell office:value-type="string" calcext:value-type="string">
            <text:p>PM140418-200-999-M</text:p>
          </table:table-cell>
          <table:table-cell office:value-type="string" calcext:value-type="string">
            <text:p>MIDNIGHT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idnight.html</text:p>
          </table:table-cell>
        </table:table-row>
        <table:table-row table:style-name="ro1">
          <table:table-cell office:value-type="string" calcext:value-type="string">
            <text:p>BELLA Pour Femme</text:p>
          </table:table-cell>
          <table:table-cell office:value-type="string" calcext:value-type="string">
            <text:p>PKR 6,600.00</text:p>
          </table:table-cell>
          <table:table-cell office:value-type="string" calcext:value-type="string">
            <text:p>PL148692-100-999-L</text:p>
          </table:table-cell>
          <table:table-cell office:value-type="string" calcext:value-type="string">
            <text:p>BELLA Pour Femme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ella-pour-femme.html</text:p>
          </table:table-cell>
        </table:table-row>
        <table:table-row table:style-name="ro1">
          <table:table-cell office:value-type="string" calcext:value-type="string">
            <text:p>CLUBHOUSE POUR HOMME BODY SPRAY</text:p>
          </table:table-cell>
          <table:table-cell office:value-type="string" calcext:value-type="string">
            <text:p>PKR 650.00</text:p>
          </table:table-cell>
          <table:table-cell office:value-type="string" calcext:value-type="string">
            <text:p>PM140421-200-999-M</text:p>
          </table:table-cell>
          <table:table-cell office:value-type="string" calcext:value-type="string">
            <text:p>CLUBHOUSE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clubhouse.html</text:p>
          </table:table-cell>
        </table:table-row>
        <table:table-row table:style-name="ro1">
          <table:table-cell office:value-type="string" calcext:value-type="string">
            <text:p>ATTAR-E-ZAYAN</text:p>
          </table:table-cell>
          <table:table-cell office:value-type="string" calcext:value-type="string">
            <text:p>PKR 8,200.00</text:p>
          </table:table-cell>
          <table:table-cell office:value-type="string" calcext:value-type="string">
            <text:p>PM104963-6ML-999-M</text:p>
          </table:table-cell>
          <table:table-cell office:value-type="string" calcext:value-type="string">
            <text:p>ATTAR E ZAYAN/ATTAR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attar-e-zayan.html</text:p>
          </table:table-cell>
        </table:table-row>
        <table:table-row table:style-name="ro1">
          <table:table-cell office:value-type="string" calcext:value-type="string">
            <text:p>RETRO POUR HOMME BODY SPRAY</text:p>
          </table:table-cell>
          <table:table-cell office:value-type="string" calcext:value-type="string">
            <text:p>PKR 650.00</text:p>
          </table:table-cell>
          <table:table-cell office:value-type="string" calcext:value-type="string">
            <text:p>PM140423-200-999-M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retro.html</text:p>
          </table:table-cell>
        </table:table-row>
        <table:table-row table:style-name="ro1">
          <table:table-cell office:value-type="string" calcext:value-type="string">
            <text:p>STALLION POUR HOMME BODY SPRAY</text:p>
          </table:table-cell>
          <table:table-cell office:value-type="string" calcext:value-type="string">
            <text:p>PKR 650.00</text:p>
          </table:table-cell>
          <table:table-cell office:value-type="string" calcext:value-type="string">
            <text:p>PM140425-200-999-M</text:p>
          </table:table-cell>
          <table:table-cell office:value-type="string" calcext:value-type="string">
            <text:p>STALLIO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stallion.html</text:p>
          </table:table-cell>
        </table:table-row>
        <table:table-row table:style-name="ro1">
          <table:table-cell office:value-type="string" calcext:value-type="string">
            <text:p>CLASSIQUE POUR FEMME | ADNAN SIDDIQUI</text:p>
          </table:table-cell>
          <table:table-cell office:value-type="string" calcext:value-type="string">
            <text:p>PKR 6,700.00</text:p>
          </table:table-cell>
          <table:table-cell office:value-type="string" calcext:value-type="string">
            <text:p>PL140231-100-999-L</text:p>
          </table:table-cell>
          <table:table-cell office:value-type="string" calcext:value-type="string">
            <text:p>Classique Pour Femme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classique-pour-femme-adnan-siddiqui.html</text:p>
          </table:table-cell>
        </table:table-row>
        <table:table-row table:style-name="ro1">
          <table:table-cell office:value-type="string" calcext:value-type="string">
            <text:p>IMPERIAL OUD | ATTAR</text:p>
          </table:table-cell>
          <table:table-cell office:value-type="string" calcext:value-type="string">
            <text:p>PKR 3,400.00</text:p>
          </table:table-cell>
          <table:table-cell office:value-type="string" calcext:value-type="string">
            <text:p>PM153265-12L-999-M</text:p>
          </table:table-cell>
          <table:table-cell office:value-type="string" calcext:value-type="string">
            <text:p>IMPERIAL OUD/ATTAR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imperial-oud-attar.html</text:p>
          </table:table-cell>
        </table:table-row>
        <table:table-row table:style-name="ro1">
          <table:table-cell office:value-type="string" calcext:value-type="string">
            <text:p>VOYAGER</text:p>
          </table:table-cell>
          <table:table-cell office:value-type="string" calcext:value-type="string">
            <text:p>PKR 3,900.00</text:p>
          </table:table-cell>
          <table:table-cell office:value-type="string" calcext:value-type="string">
            <text:p>PM149096-75M-999-M</text:p>
          </table:table-cell>
          <table:table-cell/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voyager.html</text:p>
          </table:table-cell>
        </table:table-row>
        <table:table-row table:style-name="ro1">
          <table:table-cell office:value-type="string" calcext:value-type="string">
            <text:p>MIRAGE POUR HOMME BODY SPRAY</text:p>
          </table:table-cell>
          <table:table-cell office:value-type="string" calcext:value-type="string">
            <text:p>PKR 650.00</text:p>
          </table:table-cell>
          <table:table-cell office:value-type="string" calcext:value-type="string">
            <text:p>PM140430-200-999-M</text:p>
          </table:table-cell>
          <table:table-cell office:value-type="string" calcext:value-type="string">
            <text:p>MIRAGE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irage.html</text:p>
          </table:table-cell>
        </table:table-row>
        <table:table-row table:style-name="ro1">
          <table:table-cell office:value-type="string" calcext:value-type="string">
            <text:p>J.BURN POUR HOMME BODY SPRAY</text:p>
          </table:table-cell>
          <table:table-cell office:value-type="string" calcext:value-type="string">
            <text:p>PKR 650.00</text:p>
          </table:table-cell>
          <table:table-cell office:value-type="string" calcext:value-type="string">
            <text:p>PM140424-200-999-M</text:p>
          </table:table-cell>
          <table:table-cell office:value-type="string" calcext:value-type="string">
            <text:p>J.BUR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j-burn.html</text:p>
          </table:table-cell>
        </table:table-row>
        <table:table-row table:style-name="ro1">
          <table:table-cell office:value-type="string" calcext:value-type="string">
            <text:p>AAPA'S AROMA</text:p>
          </table:table-cell>
          <table:table-cell office:value-type="string" calcext:value-type="string">
            <text:p>PKR 4,400.00</text:p>
          </table:table-cell>
          <table:table-cell office:value-type="string" calcext:value-type="string">
            <text:p>PL163784-080-999-L</text:p>
          </table:table-cell>
          <table:table-cell office:value-type="string" calcext:value-type="string">
            <text:p>AROMA (AAPA'S)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aapa-aroma.html</text:p>
          </table:table-cell>
        </table:table-row>
        <table:table-row table:style-name="ro1">
          <table:table-cell office:value-type="string" calcext:value-type="string">
            <text:p>J.MARK POUR HOMME BODY SPRAY</text:p>
          </table:table-cell>
          <table:table-cell office:value-type="string" calcext:value-type="string">
            <text:p>PKR 650.00</text:p>
          </table:table-cell>
          <table:table-cell office:value-type="string" calcext:value-type="string">
            <text:p>PM140428-200-999-M</text:p>
          </table:table-cell>
          <table:table-cell office:value-type="string" calcext:value-type="string">
            <text:p>J.MARK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j-mark.html</text:p>
          </table:table-cell>
        </table:table-row>
        <table:table-row table:style-name="ro1">
          <table:table-cell office:value-type="string" calcext:value-type="string">
            <text:p>RULER</text:p>
          </table:table-cell>
          <table:table-cell office:value-type="string" calcext:value-type="string">
            <text:p>PKR 11,000.00</text:p>
          </table:table-cell>
          <table:table-cell office:value-type="string" calcext:value-type="string">
            <text:p>PM195885-80M-999-M</text:p>
          </table:table-cell>
          <table:table-cell office:value-type="string" calcext:value-type="string">
            <text:p>RULER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ruler.html</text:p>
          </table:table-cell>
        </table:table-row>
        <table:table-row table:style-name="ro1">
          <table:table-cell office:value-type="string" calcext:value-type="string">
            <text:p>SILENCIO</text:p>
          </table:table-cell>
          <table:table-cell office:value-type="string" calcext:value-type="string">
            <text:p>PKR 1,600.00</text:p>
          </table:table-cell>
          <table:table-cell office:value-type="string" calcext:value-type="string">
            <text:p>PM177849-30m-999-M</text:p>
          </table:table-cell>
          <table:table-cell office:value-type="string" calcext:value-type="string">
            <text:p>SILENCIO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silencio.html</text:p>
          </table:table-cell>
        </table:table-row>
        <table:table-row table:style-name="ro1">
          <table:table-cell office:value-type="string" calcext:value-type="string">
            <text:p>ETERNAL</text:p>
          </table:table-cell>
          <table:table-cell office:value-type="string" calcext:value-type="string">
            <text:p>PKR 4,400.00</text:p>
          </table:table-cell>
          <table:table-cell office:value-type="string" calcext:value-type="string">
            <text:p>PL148693-100-999-L</text:p>
          </table:table-cell>
          <table:table-cell office:value-type="string" calcext:value-type="string">
            <text:p>ETERNA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eternal.html</text:p>
          </table:table-cell>
        </table:table-row>
        <table:table-row table:style-name="ro1">
          <table:table-cell office:value-type="string" calcext:value-type="string">
            <text:p>AAPA'S BLOSSOM</text:p>
          </table:table-cell>
          <table:table-cell office:value-type="string" calcext:value-type="string">
            <text:p>PKR 4,400.00</text:p>
          </table:table-cell>
          <table:table-cell office:value-type="string" calcext:value-type="string">
            <text:p>PL163787-080-999-L</text:p>
          </table:table-cell>
          <table:table-cell office:value-type="string" calcext:value-type="string">
            <text:p>BLOSSOM (AAPA'S)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aapa-blossom.html</text:p>
          </table:table-cell>
        </table:table-row>
        <table:table-row table:style-name="ro1">
          <table:table-cell office:value-type="string" calcext:value-type="string">
            <text:p>PRESTIGE</text:p>
          </table:table-cell>
          <table:table-cell office:value-type="string" calcext:value-type="string">
            <text:p>PKR 3,900.00</text:p>
          </table:table-cell>
          <table:table-cell office:value-type="string" calcext:value-type="string">
            <text:p>PL149093-75M-999-L</text:p>
          </table:table-cell>
          <table:table-cell/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restige.html</text:p>
          </table:table-cell>
        </table:table-row>
        <table:table-row table:style-name="ro1">
          <table:table-cell office:value-type="string" calcext:value-type="string">
            <text:p>UNTAMED SPIRIT</text:p>
          </table:table-cell>
          <table:table-cell office:value-type="string" calcext:value-type="string">
            <text:p>PKR 1,600.00</text:p>
          </table:table-cell>
          <table:table-cell office:value-type="string" calcext:value-type="string">
            <text:p>PM179191-30m-999-M</text:p>
          </table:table-cell>
          <table:table-cell office:value-type="string" calcext:value-type="string">
            <text:p>UNTAMED SPIRIT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untamed-spirit.html</text:p>
          </table:table-cell>
        </table:table-row>
        <table:table-row table:style-name="ro1">
          <table:table-cell office:value-type="string" calcext:value-type="string">
            <text:p>FANTASY | HIRA MANI</text:p>
          </table:table-cell>
          <table:table-cell office:value-type="string" calcext:value-type="string">
            <text:p>PKR 7,400.00</text:p>
          </table:table-cell>
          <table:table-cell office:value-type="string" calcext:value-type="string">
            <text:p>PL143844-100-999-L</text:p>
          </table:table-cell>
          <table:table-cell office:value-type="string" calcext:value-type="string">
            <text:p>FANTASY Pour Femme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fantasy-hira-mani.html</text:p>
          </table:table-cell>
        </table:table-row>
        <table:table-row table:style-name="ro1">
          <table:table-cell office:value-type="string" calcext:value-type="string">
            <text:p>JANAN SPORT POUR HOMME PERFUME BODY SPRAY</text:p>
          </table:table-cell>
          <table:table-cell office:value-type="string" calcext:value-type="string">
            <text:p>PKR 750.00</text:p>
          </table:table-cell>
          <table:table-cell office:value-type="string" calcext:value-type="string">
            <text:p>PM180537-150-999-M</text:p>
          </table:table-cell>
          <table:table-cell office:value-type="string" calcext:value-type="string">
            <text:p>JANAN SPORT-DEO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janan-sport-body-spray.html</text:p>
          </table:table-cell>
        </table:table-row>
        <table:table-row table:style-name="ro1">
          <table:table-cell office:value-type="string" calcext:value-type="string">
            <text:p>JANAN GOLD POUR HOMME PERFUME BODY SPRAY</text:p>
          </table:table-cell>
          <table:table-cell office:value-type="string" calcext:value-type="string">
            <text:p>PKR 750.00</text:p>
          </table:table-cell>
          <table:table-cell office:value-type="string" calcext:value-type="string">
            <text:p>PM180536-150-999-M</text:p>
          </table:table-cell>
          <table:table-cell office:value-type="string" calcext:value-type="string">
            <text:p>JANAN GOLD-DEO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janan-gold-body-spray.html</text:p>
          </table:table-cell>
        </table:table-row>
        <table:table-row table:style-name="ro1">
          <table:table-cell office:value-type="string" calcext:value-type="string">
            <text:p>DISCOVERY SET FOR HIM</text:p>
          </table:table-cell>
          <table:table-cell office:value-type="string" calcext:value-type="string">
            <text:p>PKR 8,100.00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DISCOVERY SET FOR HIM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discovery-set-for-him.html</text:p>
          </table:table-cell>
        </table:table-row>
        <table:table-row table:style-name="ro1">
          <table:table-cell office:value-type="string" calcext:value-type="string">
            <text:p>ZARAR POUR HOMME PERFUME BODY SPRAY</text:p>
          </table:table-cell>
          <table:table-cell office:value-type="string" calcext:value-type="string">
            <text:p>PKR 750.00</text:p>
          </table:table-cell>
          <table:table-cell office:value-type="string" calcext:value-type="string">
            <text:p>PM180545-150-999-M</text:p>
          </table:table-cell>
          <table:table-cell office:value-type="string" calcext:value-type="string">
            <text:p>ZARAR-DEO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zarar-body-spray.html</text:p>
          </table:table-cell>
        </table:table-row>
        <table:table-row table:style-name="ro1">
          <table:table-cell office:value-type="string" calcext:value-type="string">
            <text:p>BLESS</text:p>
          </table:table-cell>
          <table:table-cell office:value-type="string" calcext:value-type="string">
            <text:p>PKR 4,400.00</text:p>
          </table:table-cell>
          <table:table-cell office:value-type="string" calcext:value-type="string">
            <text:p>PM148694-100-999-M</text:p>
          </table:table-cell>
          <table:table-cell/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ess.html</text:p>
          </table:table-cell>
        </table:table-row>
        <table:table-row table:style-name="ro1">
          <table:table-cell office:value-type="string" calcext:value-type="string">
            <text:p>1947 | DIL DIL PAKISTAN</text:p>
          </table:table-cell>
          <table:table-cell office:value-type="string" calcext:value-type="string">
            <text:p>PKR 8,000.00</text:p>
          </table:table-cell>
          <table:table-cell office:value-type="string" calcext:value-type="string">
            <text:p>PM176350-100-999-M</text:p>
          </table:table-cell>
          <table:table-cell office:value-type="string" calcext:value-type="string">
            <text:p>DIL DIL PAKISTAN 1947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dil-dil-pakistan-1947.html</text:p>
          </table:table-cell>
        </table:table-row>
        <table:table-row table:style-name="ro1">
          <table:table-cell office:value-type="string" calcext:value-type="string">
            <text:p>GOLD SHIMMER</text:p>
          </table:table-cell>
          <table:table-cell office:value-type="string" calcext:value-type="string">
            <text:p>PKR 1,600.00</text:p>
          </table:table-cell>
          <table:table-cell office:value-type="string" calcext:value-type="string">
            <text:p>PM177848-30m-999-M</text:p>
          </table:table-cell>
          <table:table-cell office:value-type="string" calcext:value-type="string">
            <text:p>GOLD SHIMMER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old-shimmer.html</text:p>
          </table:table-cell>
        </table:table-row>
        <table:table-row table:style-name="ro1">
          <table:table-cell office:value-type="string" calcext:value-type="string">
            <text:p>YOUNGER DAYS</text:p>
          </table:table-cell>
          <table:table-cell office:value-type="string" calcext:value-type="string">
            <text:p>PKR 1,600.00</text:p>
          </table:table-cell>
          <table:table-cell office:value-type="string" calcext:value-type="string">
            <text:p>PM177850-30m-999-M</text:p>
          </table:table-cell>
          <table:table-cell office:value-type="string" calcext:value-type="string">
            <text:p>YOUNGER DAYS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younger-days.html</text:p>
          </table:table-cell>
        </table:table-row>
        <table:table-row table:style-name="ro1">
          <table:table-cell office:value-type="string" calcext:value-type="string">
            <text:p>BLUE SOUL</text:p>
          </table:table-cell>
          <table:table-cell office:value-type="string" calcext:value-type="string">
            <text:p>PKR 1,600.00</text:p>
          </table:table-cell>
          <table:table-cell office:value-type="string" calcext:value-type="string">
            <text:p>PM177851-30m-999-M</text:p>
          </table:table-cell>
          <table:table-cell office:value-type="string" calcext:value-type="string">
            <text:p>BLUE SOU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soul.html</text:p>
          </table:table-cell>
        </table:table-row>
        <table:table-row table:style-name="ro1">
          <table:table-cell office:value-type="string" calcext:value-type="string">
            <text:p>ECLIPSE - NO GAS POUR HOMME BODY SPRAY</text:p>
          </table:table-cell>
          <table:table-cell office:value-type="string" calcext:value-type="string">
            <text:p>PKR 800.00</text:p>
          </table:table-cell>
          <table:table-cell office:value-type="float" office:value="10000055412" calcext:value-type="float">
            <text:p>10000055412</text:p>
          </table:table-cell>
          <table:table-cell office:value-type="string" calcext:value-type="string">
            <text:p>ECLIPSE-DEO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eclipse.html</text:p>
          </table:table-cell>
        </table:table-row>
        <table:table-row table:style-name="ro1">
          <table:table-cell office:value-type="string" calcext:value-type="string">
            <text:p>IMPERIAL OUD</text:p>
          </table:table-cell>
          <table:table-cell office:value-type="string" calcext:value-type="string">
            <text:p>PKR 5,900.00</text:p>
          </table:table-cell>
          <table:table-cell office:value-type="string" calcext:value-type="string">
            <text:p>PM102464-100-999-M</text:p>
          </table:table-cell>
          <table:table-cell office:value-type="string" calcext:value-type="string">
            <text:p>IMPERIAL OUD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imperial-oud.html</text:p>
          </table:table-cell>
        </table:table-row>
        <table:table-row table:style-name="ro1">
          <table:table-cell office:value-type="string" calcext:value-type="string">
            <text:p>ENDEAVOR - NO GAS POUR HOMME BODY SPRAY</text:p>
          </table:table-cell>
          <table:table-cell office:value-type="string" calcext:value-type="string">
            <text:p>PKR 800.00</text:p>
          </table:table-cell>
          <table:table-cell office:value-type="float" office:value="10000055413" calcext:value-type="float">
            <text:p>10000055413</text:p>
          </table:table-cell>
          <table:table-cell office:value-type="string" calcext:value-type="string">
            <text:p>ENDEAVOR-DEO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endeavor.html</text:p>
          </table:table-cell>
        </table:table-row>
        <table:table-row table:style-name="ro1">
          <table:table-cell office:value-type="string" calcext:value-type="string">
            <text:p>DISCOVERY SET FOR HER</text:p>
          </table:table-cell>
          <table:table-cell office:value-type="string" calcext:value-type="string">
            <text:p>PKR 8,100.00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DISCOVERY SET FOR HER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discovery-set-for-her.html</text:p>
          </table:table-cell>
        </table:table-row>
        <table:table-row table:style-name="ro1">
          <table:table-cell office:value-type="string" calcext:value-type="string">
            <text:p>JANAN OUD</text:p>
          </table:table-cell>
          <table:table-cell office:value-type="string" calcext:value-type="string">
            <text:p>PKR 7,100.00</text:p>
          </table:table-cell>
          <table:table-cell office:value-type="float" office:value="10000006050" calcext:value-type="float">
            <text:p>10000006050</text:p>
          </table:table-cell>
          <table:table-cell office:value-type="string" calcext:value-type="string">
            <text:p>JANAN OUD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janan-oud-100ml.html</text:p>
          </table:table-cell>
        </table:table-row>
        <table:table-row table:style-name="ro1">
          <table:table-cell office:value-type="string" calcext:value-type="string">
            <text:p>ENIGMA - NO GAS POUR HOMME BODY SPRAY</text:p>
          </table:table-cell>
          <table:table-cell office:value-type="string" calcext:value-type="string">
            <text:p>PKR 800.00</text:p>
          </table:table-cell>
          <table:table-cell office:value-type="float" office:value="10000055414" calcext:value-type="float">
            <text:p>10000055414</text:p>
          </table:table-cell>
          <table:table-cell office:value-type="string" calcext:value-type="string">
            <text:p>ENIGMA-DEO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enigma.html</text:p>
          </table:table-cell>
        </table:table-row>
        <table:table-row table:style-name="ro1">
          <table:table-cell office:value-type="string" calcext:value-type="string">
            <text:p>BLACK MUSK</text:p>
          </table:table-cell>
          <table:table-cell office:value-type="string" calcext:value-type="string">
            <text:p>PKR 4,900.00</text:p>
          </table:table-cell>
          <table:table-cell office:value-type="float" office:value="10000006048" calcext:value-type="float">
            <text:p>10000006048</text:p>
          </table:table-cell>
          <table:table-cell office:value-type="string" calcext:value-type="string">
            <text:p>BLACK MUSK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musk.html</text:p>
          </table:table-cell>
        </table:table-row>
        <table:table-row table:style-name="ro1">
          <table:table-cell office:value-type="string" calcext:value-type="string">
            <text:p>EXODUS - NO GAS POUR HOMME BODY SPRAY</text:p>
          </table:table-cell>
          <table:table-cell office:value-type="string" calcext:value-type="string">
            <text:p>PKR 800.00</text:p>
          </table:table-cell>
          <table:table-cell office:value-type="float" office:value="10000055415" calcext:value-type="float">
            <text:p>10000055415</text:p>
          </table:table-cell>
          <table:table-cell office:value-type="string" calcext:value-type="string">
            <text:p>EXODUS-DEO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exodus.html</text:p>
          </table:table-cell>
        </table:table-row>
        <table:table-row table:style-name="ro1">
          <table:table-cell office:value-type="string" calcext:value-type="string">
            <text:p>PINNACLE - NO GAS POUR HOMME BODY SPRAY</text:p>
          </table:table-cell>
          <table:table-cell office:value-type="string" calcext:value-type="string">
            <text:p>PKR 800.00</text:p>
          </table:table-cell>
          <table:table-cell office:value-type="float" office:value="10000055416" calcext:value-type="float">
            <text:p>10000055416</text:p>
          </table:table-cell>
          <table:table-cell office:value-type="string" calcext:value-type="string">
            <text:p>PINNACLE-DEO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nacle.html</text:p>
          </table:table-cell>
        </table:table-row>
        <table:table-row table:style-name="ro1">
          <table:table-cell office:value-type="string" calcext:value-type="string">
            <text:p>VELOCITY - NO GAS POUR HOMME BODY SPRAY</text:p>
          </table:table-cell>
          <table:table-cell office:value-type="string" calcext:value-type="string">
            <text:p>PKR 800.00</text:p>
          </table:table-cell>
          <table:table-cell office:value-type="float" office:value="10000055418" calcext:value-type="float">
            <text:p>10000055418</text:p>
          </table:table-cell>
          <table:table-cell office:value-type="string" calcext:value-type="string">
            <text:p>VELOCITY-DEO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velocity.html</text:p>
          </table:table-cell>
        </table:table-row>
        <table:table-row table:style-name="ro1">
          <table:table-cell office:value-type="string" calcext:value-type="string">
            <text:p>VORTEX - NO GAS POUR HOMME BODY SPRAY</text:p>
          </table:table-cell>
          <table:table-cell office:value-type="string" calcext:value-type="string">
            <text:p>PKR 800.00</text:p>
          </table:table-cell>
          <table:table-cell office:value-type="float" office:value="10000055419" calcext:value-type="float">
            <text:p>10000055419</text:p>
          </table:table-cell>
          <table:table-cell office:value-type="string" calcext:value-type="string">
            <text:p>VORTEX-DEO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vortex.html</text:p>
          </table:table-cell>
        </table:table-row>
        <table:table-row table:style-name="ro1">
          <table:table-cell office:value-type="string" calcext:value-type="string">
            <text:p>ROUGUE - NO GAS POUR HOMME BODY SPRAY</text:p>
          </table:table-cell>
          <table:table-cell office:value-type="string" calcext:value-type="string">
            <text:p>PKR 800.00</text:p>
          </table:table-cell>
          <table:table-cell office:value-type="float" office:value="10000055417" calcext:value-type="float">
            <text:p>10000055417</text:p>
          </table:table-cell>
          <table:table-cell office:value-type="string" calcext:value-type="string">
            <text:p>ROUGUE-DEO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rougue.html</text:p>
          </table:table-cell>
        </table:table-row>
        <table:table-row table:style-name="ro1">
          <table:table-cell office:value-type="string" calcext:value-type="string">
            <text:p>JANAN INTENSE</text:p>
          </table:table-cell>
          <table:table-cell office:value-type="string" calcext:value-type="string">
            <text:p>PKR 7,100.00</text:p>
          </table:table-cell>
          <table:table-cell office:value-type="float" office:value="10000032913" calcext:value-type="float">
            <text:p>10000032913</text:p>
          </table:table-cell>
          <table:table-cell office:value-type="string" calcext:value-type="string">
            <text:p>JANAN INTENSE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janan-intense.html</text:p>
          </table:table-cell>
        </table:table-row>
        <table:table-row table:style-name="ro1">
          <table:table-cell office:value-type="string" calcext:value-type="string">
            <text:p>WASIM AKRAM 502 FOR HER - 30ml</text:p>
          </table:table-cell>
          <table:table-cell office:value-type="string" calcext:value-type="string">
            <text:p>PKR 2,100.00</text:p>
          </table:table-cell>
          <table:table-cell office:value-type="float" office:value="10000032024" calcext:value-type="float">
            <text:p>10000032024</text:p>
          </table:table-cell>
          <table:table-cell office:value-type="string" calcext:value-type="string">
            <text:p>WASIM AKRAM 502 FOR HER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wasim-akram-502-for-her-30ml.html</text:p>
          </table:table-cell>
        </table:table-row>
        <table:table-row table:style-name="ro1">
          <table:table-cell office:value-type="string" calcext:value-type="string">
            <text:p>PURPLE AMBER</text:p>
          </table:table-cell>
          <table:table-cell office:value-type="string" calcext:value-type="string">
            <text:p>PKR 3,000.00</text:p>
          </table:table-cell>
          <table:table-cell office:value-type="float" office:value="10000027014" calcext:value-type="float">
            <text:p>10000027014</text:p>
          </table:table-cell>
          <table:table-cell office:value-type="string" calcext:value-type="string">
            <text:p>PURPLE AMBER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urple-amber.html</text:p>
          </table:table-cell>
        </table:table-row>
        <table:table-row table:style-name="ro1">
          <table:table-cell office:value-type="string" calcext:value-type="string">
            <text:p>ROSE SAFFRON</text:p>
          </table:table-cell>
          <table:table-cell office:value-type="string" calcext:value-type="string">
            <text:p>PKR 3,000.00</text:p>
          </table:table-cell>
          <table:table-cell office:value-type="float" office:value="10000027015" calcext:value-type="float">
            <text:p>10000027015</text:p>
          </table:table-cell>
          <table:table-cell office:value-type="string" calcext:value-type="string">
            <text:p>ROSE SUFFRO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rose-suffron.html</text:p>
          </table:table-cell>
        </table:table-row>
        <table:table-row table:style-name="ro1">
          <table:table-cell office:value-type="string" calcext:value-type="string">
            <text:p>ROYAL OUD</text:p>
          </table:table-cell>
          <table:table-cell office:value-type="string" calcext:value-type="string">
            <text:p>PKR 3,000.00</text:p>
          </table:table-cell>
          <table:table-cell office:value-type="float" office:value="10000027016" calcext:value-type="float">
            <text:p>10000027016</text:p>
          </table:table-cell>
          <table:table-cell office:value-type="string" calcext:value-type="string">
            <text:p>ROYAL OUD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royal-oud.html</text:p>
          </table:table-cell>
        </table:table-row>
        <table:table-row table:style-name="ro1">
          <table:table-cell office:value-type="string" calcext:value-type="string">
            <text:p>PURE MUSK</text:p>
          </table:table-cell>
          <table:table-cell office:value-type="string" calcext:value-type="string">
            <text:p>PKR 2,800.00</text:p>
          </table:table-cell>
          <table:table-cell office:value-type="float" office:value="10000027013" calcext:value-type="float">
            <text:p>10000027013</text:p>
          </table:table-cell>
          <table:table-cell office:value-type="string" calcext:value-type="string">
            <text:p>PURE MUSK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ure-musk.html</text:p>
          </table:table-cell>
        </table:table-row>
        <table:table-row table:style-name="ro1">
          <table:table-cell office:value-type="string" calcext:value-type="string">
            <text:p>J. POUR FEMME - 30ml</text:p>
          </table:table-cell>
          <table:table-cell office:value-type="string" calcext:value-type="string">
            <text:p>PKR 1,900.00</text:p>
          </table:table-cell>
          <table:table-cell office:value-type="float" office:value="10000032023" calcext:value-type="float">
            <text:p>10000032023</text:p>
          </table:table-cell>
          <table:table-cell office:value-type="string" calcext:value-type="string">
            <text:p>J. POUR FEMME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j-pour-femme-30ml.html</text:p>
          </table:table-cell>
        </table:table-row>
        <table:table-row table:style-name="ro1">
          <table:table-cell office:value-type="string" calcext:value-type="string">
            <text:p>4 - POUR FEMME</text:p>
          </table:table-cell>
          <table:table-cell office:value-type="string" calcext:value-type="string">
            <text:p>PKR 900.00</text:p>
          </table:table-cell>
          <table:table-cell office:value-type="string" calcext:value-type="string">
            <text:p>PL173616-10M-999-L</text:p>
          </table:table-cell>
          <table:table-cell office:value-type="string" calcext:value-type="string">
            <text:p>4 - P/FEMME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4-pour-femme.html</text:p>
          </table:table-cell>
        </table:table-row>
        <table:table-row table:style-name="ro1">
          <table:table-cell office:value-type="string" calcext:value-type="string">
            <text:p>JANAN GOLD - GIFT SET</text:p>
          </table:table-cell>
          <table:table-cell office:value-type="string" calcext:value-type="string">
            <text:p>PKR 9,000.00</text:p>
          </table:table-cell>
          <table:table-cell office:value-type="float" office:value="10000014728" calcext:value-type="float">
            <text:p>10000014728</text:p>
          </table:table-cell>
          <table:table-cell office:value-type="string" calcext:value-type="string">
            <text:p>JANAN GOLD - GIFT SET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janan-gold-gift-set.html</text:p>
          </table:table-cell>
        </table:table-row>
        <table:table-row table:style-name="ro1">
          <table:table-cell office:value-type="string" calcext:value-type="string">
            <text:p>5 - POUR FEMME</text:p>
          </table:table-cell>
          <table:table-cell office:value-type="string" calcext:value-type="string">
            <text:p>PKR 900.00</text:p>
          </table:table-cell>
          <table:table-cell office:value-type="string" calcext:value-type="string">
            <text:p>PL173618-10M-999-L</text:p>
          </table:table-cell>
          <table:table-cell office:value-type="string" calcext:value-type="string">
            <text:p>5 - P/FEMME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5-pour-femme.html</text:p>
          </table:table-cell>
        </table:table-row>
        <table:table-row table:style-name="ro1">
          <table:table-cell office:value-type="string" calcext:value-type="string">
            <text:p>JANAN SPORT - GIFT SET</text:p>
          </table:table-cell>
          <table:table-cell office:value-type="string" calcext:value-type="string">
            <text:p>PKR 9,000.00</text:p>
          </table:table-cell>
          <table:table-cell office:value-type="float" office:value="10000006042" calcext:value-type="float">
            <text:p>10000006042</text:p>
          </table:table-cell>
          <table:table-cell office:value-type="string" calcext:value-type="string">
            <text:p>JANAN SPORT - GIFT SET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janan-sport-gift-set.html</text:p>
          </table:table-cell>
        </table:table-row>
        <table:table-row table:style-name="ro1">
          <table:table-cell office:value-type="string" calcext:value-type="string">
            <text:p>DEEP BLUE</text:p>
          </table:table-cell>
          <table:table-cell office:value-type="string" calcext:value-type="string">
            <text:p>PKR 1,800.00</text:p>
          </table:table-cell>
          <table:table-cell office:value-type="float" office:value="10000028314" calcext:value-type="float">
            <text:p>10000028314</text:p>
          </table:table-cell>
          <table:table-cell office:value-type="string" calcext:value-type="string">
            <text:p>DEEP BLUE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deep-blue.html</text:p>
          </table:table-cell>
        </table:table-row>
        <table:table-row table:style-name="ro1">
          <table:table-cell office:value-type="string" calcext:value-type="string">
            <text:p>ZARAR</text:p>
          </table:table-cell>
          <table:table-cell office:value-type="string" calcext:value-type="string">
            <text:p>PKR 4,400.00</text:p>
          </table:table-cell>
          <table:table-cell office:value-type="string" calcext:value-type="string">
            <text:p>02031081-100-999</text:p>
          </table:table-cell>
          <table:table-cell office:value-type="string" calcext:value-type="string">
            <text:p>ZARAR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zarar-100ml.html</text:p>
          </table:table-cell>
        </table:table-row>
        <table:table-row table:style-name="ro1">
          <table:table-cell office:value-type="string" calcext:value-type="string">
            <text:p>JANAN PLATINUM - 30ml</text:p>
          </table:table-cell>
          <table:table-cell office:value-type="string" calcext:value-type="string">
            <text:p>PKR 2,800.00</text:p>
          </table:table-cell>
          <table:table-cell office:value-type="float" office:value="10000032010" calcext:value-type="float">
            <text:p>10000032010</text:p>
          </table:table-cell>
          <table:table-cell office:value-type="string" calcext:value-type="string">
            <text:p>JANAN PLATINUM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janan-platinum-30ml.html</text:p>
          </table:table-cell>
        </table:table-row>
        <table:table-row table:style-name="ro1">
          <table:table-cell office:value-type="string" calcext:value-type="string">
            <text:p>DEEP BLACK</text:p>
          </table:table-cell>
          <table:table-cell office:value-type="string" calcext:value-type="string">
            <text:p>PKR 1,800.00</text:p>
          </table:table-cell>
          <table:table-cell office:value-type="float" office:value="10000028315" calcext:value-type="float">
            <text:p>10000028315</text:p>
          </table:table-cell>
          <table:table-cell office:value-type="string" calcext:value-type="string">
            <text:p>DEEP BLACK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deep-black.html</text:p>
          </table:table-cell>
        </table:table-row>
        <table:table-row table:style-name="ro1">
          <table:table-cell office:value-type="string" calcext:value-type="string">
            <text:p>ZARAR GOLD - 30ml</text:p>
          </table:table-cell>
          <table:table-cell office:value-type="string" calcext:value-type="string">
            <text:p>PKR 2,200.00</text:p>
          </table:table-cell>
          <table:table-cell office:value-type="float" office:value="10000032012" calcext:value-type="float">
            <text:p>10000032012</text:p>
          </table:table-cell>
          <table:table-cell office:value-type="string" calcext:value-type="string">
            <text:p>ZARAR GOLD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zarar-gold-30ml.html</text:p>
          </table:table-cell>
        </table:table-row>
        <table:table-row table:style-name="ro1">
          <table:table-cell office:value-type="string" calcext:value-type="string">
            <text:p>SMOKY VANILLIN</text:p>
          </table:table-cell>
          <table:table-cell office:value-type="string" calcext:value-type="string">
            <text:p>PKR 4,700.00</text:p>
          </table:table-cell>
          <table:table-cell office:value-type="float" office:value="10000013199" calcext:value-type="float">
            <text:p>10000013199</text:p>
          </table:table-cell>
          <table:table-cell office:value-type="string" calcext:value-type="string">
            <text:p>SMOKY VANILLI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smoky-vanillin.html</text:p>
          </table:table-cell>
        </table:table-row>
        <table:table-row table:style-name="ro1">
          <table:table-cell office:value-type="string" calcext:value-type="string">
            <text:p>HARMONIC RETREAT</text:p>
          </table:table-cell>
          <table:table-cell office:value-type="string" calcext:value-type="string">
            <text:p>PKR 2,900.00</text:p>
          </table:table-cell>
          <table:table-cell office:value-type="float" office:value="10000036782" calcext:value-type="float">
            <text:p>10000036782</text:p>
          </table:table-cell>
          <table:table-cell office:value-type="string" calcext:value-type="string">
            <text:p>HARMONIC RETREAT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harmonic-retreat.html</text:p>
          </table:table-cell>
        </table:table-row>
        <table:table-row table:style-name="ro1">
          <table:table-cell office:value-type="string" calcext:value-type="string">
            <text:p>CHROMATIC ELEGANCE</text:p>
          </table:table-cell>
          <table:table-cell office:value-type="string" calcext:value-type="string">
            <text:p>PKR 2,900.00</text:p>
          </table:table-cell>
          <table:table-cell office:value-type="float" office:value="10000036781" calcext:value-type="float">
            <text:p>10000036781</text:p>
          </table:table-cell>
          <table:table-cell office:value-type="string" calcext:value-type="string">
            <text:p>CHROMATIC ELEGANCE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chromatic-elegance.html</text:p>
          </table:table-cell>
        </table:table-row>
        <table:table-row table:style-name="ro1">
          <table:table-cell office:value-type="string" calcext:value-type="string">
            <text:p>ZARAR BLEU - 30ml</text:p>
          </table:table-cell>
          <table:table-cell office:value-type="string" calcext:value-type="string">
            <text:p>PKR 2,400.00</text:p>
          </table:table-cell>
          <table:table-cell office:value-type="float" office:value="10000032013" calcext:value-type="float">
            <text:p>10000032013</text:p>
          </table:table-cell>
          <table:table-cell office:value-type="string" calcext:value-type="string">
            <text:p>ZARAR BLEU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zarar-bleu-30ml.html</text:p>
          </table:table-cell>
        </table:table-row>
        <table:table-row table:style-name="ro1">
          <table:table-cell office:value-type="string" calcext:value-type="string">
            <text:p>JANAN PLATINUM POUR HOMME PERFUME BODY SPRAY</text:p>
          </table:table-cell>
          <table:table-cell office:value-type="string" calcext:value-type="string">
            <text:p>PKR 750.00</text:p>
          </table:table-cell>
          <table:table-cell office:value-type="float" office:value="10000055198" calcext:value-type="float">
            <text:p>10000055198</text:p>
          </table:table-cell>
          <table:table-cell office:value-type="string" calcext:value-type="string">
            <text:p>JANAN PLATINUM-DEO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janan-platinum-body-spray.html</text:p>
          </table:table-cell>
        </table:table-row>
        <table:table-row table:style-name="ro1">
          <table:table-cell office:value-type="string" calcext:value-type="string">
            <text:p>JANAN POUR FEMME - 30ml</text:p>
          </table:table-cell>
          <table:table-cell office:value-type="string" calcext:value-type="string">
            <text:p>PKR 2,800.00</text:p>
          </table:table-cell>
          <table:table-cell office:value-type="float" office:value="10000032025" calcext:value-type="float">
            <text:p>10000032025</text:p>
          </table:table-cell>
          <table:table-cell office:value-type="string" calcext:value-type="string">
            <text:p>JANAN POUR FEMME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janan-pour-femme-30ml.html</text:p>
          </table:table-cell>
        </table:table-row>
        <table:table-row table:style-name="ro1">
          <table:table-cell office:value-type="string" calcext:value-type="string">
            <text:p>J.EXCLUSIVE INTENSE</text:p>
          </table:table-cell>
          <table:table-cell office:value-type="string" calcext:value-type="string">
            <text:p>PKR 2,200.00</text:p>
          </table:table-cell>
          <table:table-cell office:value-type="float" office:value="10000032017" calcext:value-type="float">
            <text:p>10000032017</text:p>
          </table:table-cell>
          <table:table-cell office:value-type="string" calcext:value-type="string">
            <text:p>J.EXCLUSIVE INTENSE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j-exclusive-intense-30ml.html</text:p>
          </table:table-cell>
        </table:table-row>
        <table:table-row table:style-name="ro1">
          <table:table-cell office:value-type="string" calcext:value-type="string">
            <text:p>RHYTHM FIRE - 30ml</text:p>
          </table:table-cell>
          <table:table-cell office:value-type="string" calcext:value-type="string">
            <text:p>PKR 2,300.00</text:p>
          </table:table-cell>
          <table:table-cell office:value-type="float" office:value="10000032019" calcext:value-type="float">
            <text:p>10000032019</text:p>
          </table:table-cell>
          <table:table-cell office:value-type="string" calcext:value-type="string">
            <text:p>RHYTHM FIRE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rhythm-fire-30ml.html</text:p>
          </table:table-cell>
        </table:table-row>
        <table:table-row table:style-name="ro1">
          <table:table-cell office:value-type="string" calcext:value-type="string">
            <text:p>SERENE STROKES</text:p>
          </table:table-cell>
          <table:table-cell office:value-type="string" calcext:value-type="string">
            <text:p>PKR 2,900.00</text:p>
          </table:table-cell>
          <table:table-cell office:value-type="float" office:value="10000036777" calcext:value-type="float">
            <text:p>10000036777</text:p>
          </table:table-cell>
          <table:table-cell office:value-type="string" calcext:value-type="string">
            <text:p>SERENE STROKES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serene-strokes.html</text:p>
          </table:table-cell>
        </table:table-row>
        <table:table-row table:style-name="ro1">
          <table:table-cell office:value-type="string" calcext:value-type="string">
            <text:p>JANAN MUSK</text:p>
          </table:table-cell>
          <table:table-cell office:value-type="string" calcext:value-type="string">
            <text:p>PKR 7,100.00</text:p>
          </table:table-cell>
          <table:table-cell office:value-type="float" office:value="10000060670" calcext:value-type="float">
            <text:p>10000060670</text:p>
          </table:table-cell>
          <table:table-cell office:value-type="string" calcext:value-type="string">
            <text:p>JANAN MUSK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janan-musk.html</text:p>
          </table:table-cell>
        </table:table-row>
        <table:table-row table:style-name="ro1">
          <table:table-cell office:value-type="string" calcext:value-type="string">
            <text:p>FLAMES OF PASSION POUR HOMME</text:p>
          </table:table-cell>
          <table:table-cell office:value-type="string" calcext:value-type="string">
            <text:p>PKR 4,700.00</text:p>
          </table:table-cell>
          <table:table-cell office:value-type="float" office:value="10000037361" calcext:value-type="float">
            <text:p>10000037361</text:p>
          </table:table-cell>
          <table:table-cell office:value-type="string" calcext:value-type="string">
            <text:p>FLAMES OF PASSION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flames-of-passion-pour-homme.html</text:p>
          </table:table-cell>
        </table:table-row>
        <table:table-row table:style-name="ro1">
          <table:table-cell office:value-type="string" calcext:value-type="string">
            <text:p>ROSEATE AURA</text:p>
          </table:table-cell>
          <table:table-cell office:value-type="string" calcext:value-type="string">
            <text:p>PKR 2,900.00</text:p>
          </table:table-cell>
          <table:table-cell office:value-type="float" office:value="10000036779" calcext:value-type="float">
            <text:p>10000036779</text:p>
          </table:table-cell>
          <table:table-cell office:value-type="string" calcext:value-type="string">
            <text:p>ROSEATE AURA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roseate-aura.html</text:p>
          </table:table-cell>
        </table:table-row>
        <table:table-row table:style-name="ro1">
          <table:table-cell office:value-type="string" calcext:value-type="string">
            <text:p>PEACHY SUNSET | BODY MIST</text:p>
          </table:table-cell>
          <table:table-cell office:value-type="string" calcext:value-type="string">
            <text:p>PKR 1,500.00</text:p>
          </table:table-cell>
          <table:table-cell office:value-type="string" calcext:value-type="string">
            <text:p>PL128414-205-999-L</text:p>
          </table:table-cell>
          <table:table-cell office:value-type="string" calcext:value-type="string">
            <text:p>PEACHY SUNSET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eachy-sunset.html</text:p>
          </table:table-cell>
        </table:table-row>
        <table:table-row table:style-name="ro1">
          <table:table-cell office:value-type="string" calcext:value-type="string">
            <text:p>CITRUS OASIS</text:p>
          </table:table-cell>
          <table:table-cell office:value-type="string" calcext:value-type="string">
            <text:p>PKR 2,900.00</text:p>
          </table:table-cell>
          <table:table-cell office:value-type="float" office:value="10000036778" calcext:value-type="float">
            <text:p>10000036778</text:p>
          </table:table-cell>
          <table:table-cell office:value-type="string" calcext:value-type="string">
            <text:p>CITRUS OASIS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citrus-oasis.html</text:p>
          </table:table-cell>
        </table:table-row>
        <table:table-row table:style-name="ro1">
          <table:table-cell office:value-type="string" calcext:value-type="string">
            <text:p>SEA BREEZE | BODY MIST</text:p>
          </table:table-cell>
          <table:table-cell office:value-type="string" calcext:value-type="string">
            <text:p>PKR 1,500.00</text:p>
          </table:table-cell>
          <table:table-cell office:value-type="string" calcext:value-type="string">
            <text:p>PL128413-205-999-1</text:p>
          </table:table-cell>
          <table:table-cell office:value-type="string" calcext:value-type="string">
            <text:p>SEA BREEZE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sea-breeze.html</text:p>
          </table:table-cell>
        </table:table-row>
        <table:table-row table:style-name="ro1">
          <table:table-cell office:value-type="string" calcext:value-type="string">
            <text:p>HEAVENLY | BODY MIST</text:p>
          </table:table-cell>
          <table:table-cell office:value-type="string" calcext:value-type="string">
            <text:p>PKR 1,500.00</text:p>
          </table:table-cell>
          <table:table-cell office:value-type="string" calcext:value-type="string">
            <text:p>PL128406-205-999-L</text:p>
          </table:table-cell>
          <table:table-cell office:value-type="string" calcext:value-type="string">
            <text:p>HEAVENLY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heavenly.html</text:p>
          </table:table-cell>
        </table:table-row>
        <table:table-row table:style-name="ro1">
          <table:table-cell office:value-type="string" calcext:value-type="string">
            <text:p>WHIMSICAL PALETTE</text:p>
          </table:table-cell>
          <table:table-cell office:value-type="string" calcext:value-type="string">
            <text:p>PKR 2,900.00</text:p>
          </table:table-cell>
          <table:table-cell office:value-type="float" office:value="10000036780" calcext:value-type="float">
            <text:p>10000036780</text:p>
          </table:table-cell>
          <table:table-cell office:value-type="string" calcext:value-type="string">
            <text:p>WHIMSICAL PALETTE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whimsical-palette.html</text:p>
          </table:table-cell>
        </table:table-row>
        <table:table-row table:style-name="ro1">
          <table:table-cell office:value-type="string" calcext:value-type="string">
            <text:p>SUGAR SPLASH | BODY MIST</text:p>
          </table:table-cell>
          <table:table-cell office:value-type="string" calcext:value-type="string">
            <text:p>PKR 1,500.00</text:p>
          </table:table-cell>
          <table:table-cell office:value-type="string" calcext:value-type="string">
            <text:p>PL128410-205-999-l</text:p>
          </table:table-cell>
          <table:table-cell office:value-type="string" calcext:value-type="string">
            <text:p>SUGAR SPLASH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sugar-splash.html</text:p>
          </table:table-cell>
        </table:table-row>
        <table:table-row table:style-name="ro1">
          <table:table-cell office:value-type="string" calcext:value-type="string">
            <text:p>COCKTAIL BLOOM | BODY MIST</text:p>
          </table:table-cell>
          <table:table-cell office:value-type="string" calcext:value-type="string">
            <text:p>PKR 1,500.00</text:p>
          </table:table-cell>
          <table:table-cell office:value-type="string" calcext:value-type="string">
            <text:p>PL128409-205-999-L</text:p>
          </table:table-cell>
          <table:table-cell office:value-type="string" calcext:value-type="string">
            <text:p>COCKTAIL BLOOM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cocktail-bloom.html</text:p>
          </table:table-cell>
        </table:table-row>
        <table:table-row table:style-name="ro1">
          <table:table-cell office:value-type="string" calcext:value-type="string">
            <text:p>LOVE MAGIC | BODY MIST</text:p>
          </table:table-cell>
          <table:table-cell office:value-type="string" calcext:value-type="string">
            <text:p>PKR 1,500.00</text:p>
          </table:table-cell>
          <table:table-cell office:value-type="string" calcext:value-type="string">
            <text:p>PL128405-205-999-l</text:p>
          </table:table-cell>
          <table:table-cell office:value-type="string" calcext:value-type="string">
            <text:p>LOVE MAGIC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love-magic.html</text:p>
          </table:table-cell>
        </table:table-row>
        <table:table-row table:style-name="ro1">
          <table:table-cell office:value-type="string" calcext:value-type="string">
            <text:p>FRUIT BURST | BODY MIST</text:p>
          </table:table-cell>
          <table:table-cell office:value-type="string" calcext:value-type="string">
            <text:p>PKR 1,500.00</text:p>
          </table:table-cell>
          <table:table-cell office:value-type="string" calcext:value-type="string">
            <text:p>PL128402-205-999-1</text:p>
          </table:table-cell>
          <table:table-cell office:value-type="string" calcext:value-type="string">
            <text:p>FRUIT BURST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fruit-burst.html</text:p>
          </table:table-cell>
        </table:table-row>
        <table:table-row table:style-name="ro1">
          <table:table-cell office:value-type="string" calcext:value-type="string">
            <text:p>JANAN GOLD</text:p>
          </table:table-cell>
          <table:table-cell office:value-type="string" calcext:value-type="string">
            <text:p>PKR 6,600.00</text:p>
          </table:table-cell>
          <table:table-cell office:value-type="string" calcext:value-type="string">
            <text:p>J-10000032005</text:p>
          </table:table-cell>
          <table:table-cell office:value-type="string" calcext:value-type="string">
            <text:p>JANAN GOLD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janan-golds.html</text:p>
          </table:table-cell>
        </table:table-row>
        <table:table-row table:style-name="ro1">
          <table:table-cell office:value-type="string" calcext:value-type="string">
            <text:p>RHYTHM POUR HOMME</text:p>
          </table:table-cell>
          <table:table-cell office:value-type="string" calcext:value-type="string">
            <text:p>PKR 5,000.00</text:p>
          </table:table-cell>
          <table:table-cell office:value-type="string" calcext:value-type="string">
            <text:p>PM089626-100-999-M</text:p>
          </table:table-cell>
          <table:table-cell office:value-type="string" calcext:value-type="string">
            <text:p>RHYTHM POUR HOMME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rhythm-pour-homme.html</text:p>
          </table:table-cell>
        </table:table-row>
        <table:table-row table:style-name="ro1">
          <table:table-cell office:value-type="string" calcext:value-type="string">
            <text:p>JANAN PLATINUM</text:p>
          </table:table-cell>
          <table:table-cell office:value-type="string" calcext:value-type="string">
            <text:p>PKR 6,800.00</text:p>
          </table:table-cell>
          <table:table-cell office:value-type="string" calcext:value-type="string">
            <text:p>J-10000032007</text:p>
          </table:table-cell>
          <table:table-cell office:value-type="string" calcext:value-type="string">
            <text:p>JANAN PLATINUM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janan-platinums.html</text:p>
          </table:table-cell>
        </table:table-row>
        <table:table-row table:style-name="ro1">
          <table:table-cell office:value-type="string" calcext:value-type="string">
            <text:p>JANAN SPORT</text:p>
          </table:table-cell>
          <table:table-cell office:value-type="string" calcext:value-type="string">
            <text:p>PKR 6,600.00</text:p>
          </table:table-cell>
          <table:table-cell office:value-type="string" calcext:value-type="string">
            <text:p>J-PM135415-100-999-M</text:p>
          </table:table-cell>
          <table:table-cell office:value-type="string" calcext:value-type="string">
            <text:p>JANAN SPORT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janan-sports.html</text:p>
          </table:table-cell>
        </table:table-row>
        <table:table-row table:style-name="ro1">
          <table:table-cell office:value-type="string" calcext:value-type="string">
            <text:p>ZARAR BLEU</text:p>
          </table:table-cell>
          <table:table-cell office:value-type="string" calcext:value-type="string">
            <text:p>PKR 5,000.00</text:p>
          </table:table-cell>
          <table:table-cell office:value-type="string" calcext:value-type="string">
            <text:p>PM195891-100-999-M</text:p>
          </table:table-cell>
          <table:table-cell office:value-type="string" calcext:value-type="string">
            <text:p>ZARAR BLEU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zarar-bleu-100ml.html</text:p>
          </table:table-cell>
        </table:table-row>
        <table:table-row table:style-name="ro1">
          <table:table-cell office:value-type="string" calcext:value-type="string">
            <text:p>WHITE MUSK - 30ml</text:p>
          </table:table-cell>
          <table:table-cell office:value-type="string" calcext:value-type="string">
            <text:p>PKR 2,100.00</text:p>
          </table:table-cell>
          <table:table-cell office:value-type="float" office:value="10000032020" calcext:value-type="float">
            <text:p>10000032020</text:p>
          </table:table-cell>
          <table:table-cell office:value-type="string" calcext:value-type="string">
            <text:p>WHITE MUSK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white-musk-30ml.html</text:p>
          </table:table-cell>
        </table:table-row>
        <table:table-row table:style-name="ro1">
          <table:table-cell office:value-type="string" calcext:value-type="string">
            <text:p>WASIM AKRAM 502</text:p>
          </table:table-cell>
          <table:table-cell office:value-type="string" calcext:value-type="string">
            <text:p>PKR 5,900.00</text:p>
          </table:table-cell>
          <table:table-cell office:value-type="string" calcext:value-type="string">
            <text:p>15000006-100-NIL</text:p>
          </table:table-cell>
          <table:table-cell/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wasim-akram-502.html</text:p>
          </table:table-cell>
        </table:table-row>
        <table:table-row table:style-name="ro1">
          <table:table-cell office:value-type="string" calcext:value-type="string">
            <text:p>TROPICAL PALMS | BODY MIST</text:p>
          </table:table-cell>
          <table:table-cell office:value-type="string" calcext:value-type="string">
            <text:p>PKR 1,500.00</text:p>
          </table:table-cell>
          <table:table-cell office:value-type="string" calcext:value-type="string">
            <text:p>PL128411-205-999-L</text:p>
          </table:table-cell>
          <table:table-cell office:value-type="string" calcext:value-type="string">
            <text:p>TROPICAL PALMS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tropical-palms.html</text:p>
          </table:table-cell>
        </table:table-row>
        <table:table-row table:style-name="ro1">
          <table:table-cell office:value-type="string" calcext:value-type="string">
            <text:p>J.EXCLUSIVE</text:p>
          </table:table-cell>
          <table:table-cell office:value-type="string" calcext:value-type="string">
            <text:p>PKR 4,300.00</text:p>
          </table:table-cell>
          <table:table-cell office:value-type="string" calcext:value-type="string">
            <text:p>01060632-100-001</text:p>
          </table:table-cell>
          <table:table-cell office:value-type="string" calcext:value-type="string">
            <text:p>J.EXCLUSIVE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j-exclusive-001-100ml.html</text:p>
          </table:table-cell>
        </table:table-row>
        <table:table-row table:style-name="ro1">
          <table:table-cell office:value-type="string" calcext:value-type="string">
            <text:p>MIKA NOIR</text:p>
          </table:table-cell>
          <table:table-cell office:value-type="string" calcext:value-type="string">
            <text:p>PKR 3,100.00</text:p>
          </table:table-cell>
          <table:table-cell office:value-type="float" office:value="10000006051" calcext:value-type="float">
            <text:p>10000006051</text:p>
          </table:table-cell>
          <table:table-cell office:value-type="string" calcext:value-type="string">
            <text:p>MIKA NOIR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ika-noir.html</text:p>
          </table:table-cell>
        </table:table-row>
        <table:table-row table:style-name="ro1">
          <table:table-cell office:value-type="string" calcext:value-type="string">
            <text:p>RHYTHM FIRE</text:p>
          </table:table-cell>
          <table:table-cell office:value-type="string" calcext:value-type="string">
            <text:p>PKR 5,700.00</text:p>
          </table:table-cell>
          <table:table-cell office:value-type="float" office:value="10000006046" calcext:value-type="float">
            <text:p>10000006046</text:p>
          </table:table-cell>
          <table:table-cell office:value-type="string" calcext:value-type="string">
            <text:p>RHYTHM FIRE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rhythm-fire.html</text:p>
          </table:table-cell>
        </table:table-row>
        <table:table-row table:style-name="ro1">
          <table:table-cell office:value-type="string" calcext:value-type="string">
            <text:p>JANAN SPORT - 30ml</text:p>
          </table:table-cell>
          <table:table-cell office:value-type="string" calcext:value-type="string">
            <text:p>PKR 2,400.00</text:p>
          </table:table-cell>
          <table:table-cell office:value-type="float" office:value="10000032009" calcext:value-type="float">
            <text:p>10000032009</text:p>
          </table:table-cell>
          <table:table-cell/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janan-sport-30ml.html</text:p>
          </table:table-cell>
        </table:table-row>
        <table:table-row table:style-name="ro1">
          <table:table-cell office:value-type="string" calcext:value-type="string">
            <text:p>SHER DIL</text:p>
          </table:table-cell>
          <table:table-cell office:value-type="string" calcext:value-type="string">
            <text:p>PKR 11,800.00</text:p>
          </table:table-cell>
          <table:table-cell office:value-type="string" calcext:value-type="string">
            <text:p>PM123510-100-999-M</text:p>
          </table:table-cell>
          <table:table-cell/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sher-dil.html</text:p>
          </table:table-cell>
        </table:table-row>
        <table:table-row table:style-name="ro1">
          <table:table-cell office:value-type="string" calcext:value-type="string">
            <text:p>PURPLE JACQUARD DYED UNSTITCHED 3PC | JLAWN-S-25-3125</text:p>
          </table:table-cell>
          <table:table-cell office:value-type="string" calcext:value-type="string">
            <text:p>PKR 9,990.00</text:p>
          </table:table-cell>
          <table:table-cell office:value-type="float" office:value="10000124719" calcext:value-type="float">
            <text:p>10000124719</text:p>
          </table:table-cell>
          <table:table-cell office:value-type="string" calcext:value-type="string">
            <text:p>JLAWN-S-25-3125 COLOR BLOCK-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urple-jacquard-dyed-3pc-jlawn-s-25-3125.html</text:p>
          </table:table-cell>
        </table:table-row>
        <table:table-row table:style-name="ro1">
          <table:table-cell office:value-type="string" calcext:value-type="string">
            <text:p>BLUE JACQUARD DYED UNSTITCHED 3PC | JLAWN-S-25-3126</text:p>
          </table:table-cell>
          <table:table-cell office:value-type="string" calcext:value-type="string">
            <text:p>PKR 9,990.00</text:p>
          </table:table-cell>
          <table:table-cell office:value-type="float" office:value="10000124720" calcext:value-type="float">
            <text:p>10000124720</text:p>
          </table:table-cell>
          <table:table-cell office:value-type="string" calcext:value-type="string">
            <text:p>JLAWN-S-25-3126 COLOR BLOCK-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jacquard-dyed-3pc-jlawn-s-25-3126.html</text:p>
          </table:table-cell>
        </table:table-row>
        <table:table-row table:style-name="ro1">
          <table:table-cell office:value-type="string" calcext:value-type="string">
            <text:p>GREEN EMBROIDERED JACQUARD UNSTITCHED 3PC</text:p>
          </table:table-cell>
          <table:table-cell office:value-type="string" calcext:value-type="string">
            <text:p>PKR 9,990.00</text:p>
          </table:table-cell>
          <table:table-cell office:value-type="float" office:value="10000126871" calcext:value-type="float">
            <text:p>10000126871</text:p>
          </table:table-cell>
          <table:table-cell office:value-type="string" calcext:value-type="string">
            <text:p>JLAWN-S-25-3132 PASTALS HUES-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jacquard-embroidered-3pc-jlawn-s-25-3132.html</text:p>
          </table:table-cell>
        </table:table-row>
        <table:table-row table:style-name="ro1">
          <table:table-cell office:value-type="string" calcext:value-type="string">
            <text:p>ORANGE JACQUARD UNSTITCHED 3PC</text:p>
          </table:table-cell>
          <table:table-cell office:value-type="string" calcext:value-type="string">
            <text:p>PKR 4,495.00</text:p>
          </table:table-cell>
          <table:table-cell office:value-type="float" office:value="10000101891" calcext:value-type="float">
            <text:p>10000101891</text:p>
          </table:table-cell>
          <table:table-cell office:value-type="string" calcext:value-type="string">
            <text:p>JJLS-W-JWU-24-1726 FB/DONGRIA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range-jacquard-unstitched-3pc-jwu241726u.html</text:p>
          </table:table-cell>
        </table:table-row>
        <table:table-row table:style-name="ro1">
          <table:table-cell office:value-type="string" calcext:value-type="string">
            <text:p>SKY BLUE BLENDED FORMAL KAMEEZ SHALWAR</text:p>
          </table:table-cell>
          <table:table-cell office:value-type="string" calcext:value-type="string">
            <text:p>PKR 2,390.00</text:p>
          </table:table-cell>
          <table:table-cell office:value-type="string" calcext:value-type="string">
            <text:p>J-10000141200</text:p>
          </table:table-cell>
          <table:table-cell office:value-type="string" calcext:value-type="string">
            <text:p>JJIKS-A-46739/S25/JJ9942-F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sky-blue-blended-formal-kameez-shalwar-jjiksa46739.html</text:p>
          </table:table-cell>
        </table:table-row>
        <table:table-row table:style-name="ro1">
          <table:table-cell office:value-type="string" calcext:value-type="string">
            <text:p>BLUE BLENDED SEMI-FORMAL KAMEEZ SHALWAR</text:p>
          </table:table-cell>
          <table:table-cell office:value-type="string" calcext:value-type="string">
            <text:p>PKR 2,390.00</text:p>
          </table:table-cell>
          <table:table-cell office:value-type="string" calcext:value-type="string">
            <text:p>J-10000141209</text:p>
          </table:table-cell>
          <table:table-cell office:value-type="string" calcext:value-type="string">
            <text:p>JJIKS-A-50168/S25/JJ9841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blended-semi-formal-kameez-shalwar-jjiksa50168.html</text:p>
          </table:table-cell>
        </table:table-row>
        <table:table-row table:style-name="ro1">
          <table:table-cell office:value-type="string" calcext:value-type="string">
            <text:p>OFF WHITE JACQUARD EMBROIDERED UNSTITCHED 3PC | JLAWN-S-25-3131</text:p>
          </table:table-cell>
          <table:table-cell office:value-type="string" calcext:value-type="string">
            <text:p>PKR 9,990.00</text:p>
          </table:table-cell>
          <table:table-cell office:value-type="float" office:value="10000126870" calcext:value-type="float">
            <text:p>10000126870</text:p>
          </table:table-cell>
          <table:table-cell office:value-type="string" calcext:value-type="string">
            <text:p>JLAWN-S-25-3131 PASTALS HUES-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jacquard-embroidered-3pc-jlawn-s-25-3131.html</text:p>
          </table:table-cell>
        </table:table-row>
        <table:table-row table:style-name="ro1">
          <table:table-cell office:value-type="string" calcext:value-type="string">
            <text:p>PURPLE BLENDED SEMI-FORMAL KAMEEZ SHALWAR</text:p>
          </table:table-cell>
          <table:table-cell office:value-type="string" calcext:value-type="string">
            <text:p>PKR 2,490.00</text:p>
          </table:table-cell>
          <table:table-cell office:value-type="string" calcext:value-type="string">
            <text:p>J-10000131920</text:p>
          </table:table-cell>
          <table:table-cell office:value-type="string" calcext:value-type="string">
            <text:p>JJIKS-A-50111/S25/JJ9616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urple-blended-semi-formal-kameez-shalwar-jjiksa50111.html</text:p>
          </table:table-cell>
        </table:table-row>
        <table:table-row table:style-name="ro1">
          <table:table-cell office:value-type="string" calcext:value-type="string">
            <text:p>TROPICAL BLISS - PERFUME HAND CREAM</text:p>
          </table:table-cell>
          <table:table-cell office:value-type="string" calcext:value-type="string">
            <text:p>PKR 1,200.00</text:p>
          </table:table-cell>
          <table:table-cell office:value-type="string" calcext:value-type="string">
            <text:p>CL196565-50M-037-L</text:p>
          </table:table-cell>
          <table:table-cell office:value-type="string" calcext:value-type="string">
            <text:p>TROPICAL BLISS-HAND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tropical-bliss-hand-cream.html</text:p>
          </table:table-cell>
        </table:table-row>
        <table:table-row table:style-name="ro1">
          <table:table-cell office:value-type="string" calcext:value-type="string">
            <text:p>MUSTARD PRINTED LAWN SHALWAR</text:p>
          </table:table-cell>
          <table:table-cell office:value-type="string" calcext:value-type="string">
            <text:p>PKR 2,090.00</text:p>
          </table:table-cell>
          <table:table-cell office:value-type="string" calcext:value-type="string">
            <text:p>J-10000151243</text:p>
          </table:table-cell>
          <table:table-cell office:value-type="string" calcext:value-type="string">
            <text:p>JJLT-S-25-523 FB/ESSENTIALS-6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stard-printed-lawn-shalwar-jlt25523.html</text:p>
          </table:table-cell>
        </table:table-row>
        <table:table-row table:style-name="ro1">
          <table:table-cell office:value-type="string" calcext:value-type="string">
            <text:p>SHIMMERING WATERFALL - PERFUME HAND CREAM</text:p>
          </table:table-cell>
          <table:table-cell office:value-type="string" calcext:value-type="string">
            <text:p>PKR 1,200.00</text:p>
          </table:table-cell>
          <table:table-cell office:value-type="string" calcext:value-type="string">
            <text:p>CL196566-50M-037-L</text:p>
          </table:table-cell>
          <table:table-cell office:value-type="string" calcext:value-type="string">
            <text:p>SHIMMERING WATER FA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shimmering-waterfall-hand-cream.html</text:p>
          </table:table-cell>
        </table:table-row>
        <table:table-row table:style-name="ro1">
          <table:table-cell office:value-type="string" calcext:value-type="string">
            <text:p>BLACK PRINTED LAWN TROUSERS</text:p>
          </table:table-cell>
          <table:table-cell office:value-type="string" calcext:value-type="string">
            <text:p>PKR 1,990.00</text:p>
          </table:table-cell>
          <table:table-cell office:value-type="string" calcext:value-type="string">
            <text:p>J-10000151236</text:p>
          </table:table-cell>
          <table:table-cell office:value-type="string" calcext:value-type="string">
            <text:p>JJLT-S-25-522 FB/ESSENTIALS-6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printed-lawn-trousers-jlt25522.html</text:p>
          </table:table-cell>
        </table:table-row>
        <table:table-row table:style-name="ro1">
          <table:table-cell office:value-type="string" calcext:value-type="string">
            <text:p>OFF WHITE PRINTED LAWN TROUSERS</text:p>
          </table:table-cell>
          <table:table-cell office:value-type="string" calcext:value-type="string">
            <text:p>PKR 1,990.00</text:p>
          </table:table-cell>
          <table:table-cell office:value-type="string" calcext:value-type="string">
            <text:p>J-10000151229</text:p>
          </table:table-cell>
          <table:table-cell office:value-type="string" calcext:value-type="string">
            <text:p>JJLT-S-25-521 FB/ESSENTIALS-6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printed-lawn-trousers-jlt25521.html</text:p>
          </table:table-cell>
        </table:table-row>
        <table:table-row table:style-name="ro1">
          <table:table-cell office:value-type="string" calcext:value-type="string">
            <text:p>MAROON PRINTED LAWN TROUSERS</text:p>
          </table:table-cell>
          <table:table-cell office:value-type="string" calcext:value-type="string">
            <text:p>PKR 1,990.00</text:p>
          </table:table-cell>
          <table:table-cell office:value-type="string" calcext:value-type="string">
            <text:p>J-10000151250</text:p>
          </table:table-cell>
          <table:table-cell office:value-type="string" calcext:value-type="string">
            <text:p>JJLT-S-25-524 FB/ESSENTIALS-6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aroon-printed-lawn-trousers-jlt25524.html</text:p>
          </table:table-cell>
        </table:table-row>
        <table:table-row table:style-name="ro1">
          <table:table-cell office:value-type="string" calcext:value-type="string">
            <text:p>PURPLE BLENDED SEMI-FORMAL KAMEEZ SHALWAR</text:p>
          </table:table-cell>
          <table:table-cell office:value-type="string" calcext:value-type="string">
            <text:p>PKR 2,490.00</text:p>
          </table:table-cell>
          <table:table-cell office:value-type="string" calcext:value-type="string">
            <text:p>J-10000131929</text:p>
          </table:table-cell>
          <table:table-cell office:value-type="string" calcext:value-type="string">
            <text:p>JJIKS-A-50116/S25/JJ9616-SF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urple-blended-semi-formal-kameez-shalwar-jjiksa50116.html</text:p>
          </table:table-cell>
        </table:table-row>
        <table:table-row table:style-name="ro1">
          <table:table-cell office:value-type="string" calcext:value-type="string">
            <text:p>WILD SPIRIT - PERFUME HAND CREAM</text:p>
          </table:table-cell>
          <table:table-cell office:value-type="string" calcext:value-type="string">
            <text:p>PKR 1,200.00</text:p>
          </table:table-cell>
          <table:table-cell office:value-type="string" calcext:value-type="string">
            <text:p>CL196564-50M-037-L</text:p>
          </table:table-cell>
          <table:table-cell office:value-type="string" calcext:value-type="string">
            <text:p>WILD SPIRIT-HAND CRE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wild-spirit-hand-cream.html</text:p>
          </table:table-cell>
        </table:table-row>
        <table:table-row table:style-name="ro1">
          <table:table-cell office:value-type="string" calcext:value-type="string">
            <text:p>LA LUMIERE RADIANCE TONER</text:p>
          </table:table-cell>
          <table:table-cell office:value-type="string" calcext:value-type="string">
            <text:p>PKR 4,800.00</text:p>
          </table:table-cell>
          <table:table-cell office:value-type="float" office:value="10000014180" calcext:value-type="float">
            <text:p>10000014180</text:p>
          </table:table-cell>
          <table:table-cell office:value-type="string" calcext:value-type="string">
            <text:p>LA LUMIERE Radiance Boosting Toner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la-lumiere.html</text:p>
          </table:table-cell>
        </table:table-row>
        <table:table-row table:style-name="ro1">
          <table:table-cell office:value-type="string" calcext:value-type="string">
            <text:p>LA REGENERATION BEAUTY CREAM</text:p>
          </table:table-cell>
          <table:table-cell office:value-type="string" calcext:value-type="string">
            <text:p>PKR 4,500.00</text:p>
          </table:table-cell>
          <table:table-cell office:value-type="float" office:value="10000020751" calcext:value-type="float">
            <text:p>10000020751</text:p>
          </table:table-cell>
          <table:table-cell office:value-type="string" calcext:value-type="string">
            <text:p>LA REGENERATION Sleeping Beauty Night Cream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la-regeneration.html</text:p>
          </table:table-cell>
        </table:table-row>
        <table:table-row table:style-name="ro1">
          <table:table-cell office:value-type="string" calcext:value-type="string">
            <text:p>LEMON PRINTED LAWN SHALWAR</text:p>
          </table:table-cell>
          <table:table-cell office:value-type="string" calcext:value-type="string">
            <text:p>PKR 2,090.00</text:p>
          </table:table-cell>
          <table:table-cell office:value-type="string" calcext:value-type="string">
            <text:p>J-10000151257</text:p>
          </table:table-cell>
          <table:table-cell office:value-type="string" calcext:value-type="string">
            <text:p>JJLT-S-25-525 FB/ESSENTIALS-6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lemon-printed-lawn-shalwar-jlt25525.html</text:p>
          </table:table-cell>
        </table:table-row>
        <table:table-row table:style-name="ro1">
          <table:table-cell office:value-type="string" calcext:value-type="string">
            <text:p>INTENSE CARE FOOT CREAM</text:p>
          </table:table-cell>
          <table:table-cell office:value-type="string" calcext:value-type="string">
            <text:p>PKR 2,300.00</text:p>
          </table:table-cell>
          <table:table-cell office:value-type="string" calcext:value-type="string">
            <text:p>CL198294-001-037-L</text:p>
          </table:table-cell>
          <table:table-cell office:value-type="string" calcext:value-type="string">
            <text:p>INTENSE - FOOT CREAM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intense-foot-cream.html</text:p>
          </table:table-cell>
        </table:table-row>
        <table:table-row table:style-name="ro1">
          <table:table-cell office:value-type="string" calcext:value-type="string">
            <text:p>LA SEDUCTION ANTI AGING SERUM</text:p>
          </table:table-cell>
          <table:table-cell office:value-type="string" calcext:value-type="string">
            <text:p>PKR 3,500.00</text:p>
          </table:table-cell>
          <table:table-cell office:value-type="float" office:value="10000020749" calcext:value-type="float">
            <text:p>10000020749</text:p>
          </table:table-cell>
          <table:table-cell office:value-type="string" calcext:value-type="string">
            <text:p>LA SEDUCTION Rejuvenating Anti Aging Serum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la-seduction.html</text:p>
          </table:table-cell>
        </table:table-row>
        <table:table-row table:style-name="ro1">
          <table:table-cell office:value-type="string" calcext:value-type="string">
            <text:p>LA PROTECTION SUN PROTECTION CREAM</text:p>
          </table:table-cell>
          <table:table-cell office:value-type="string" calcext:value-type="string">
            <text:p>PKR 4,500.00</text:p>
          </table:table-cell>
          <table:table-cell office:value-type="float" office:value="10000020748" calcext:value-type="float">
            <text:p>10000020748</text:p>
          </table:table-cell>
          <table:table-cell office:value-type="string" calcext:value-type="string">
            <text:p>LA PROTECTION Daily Hydrating, Brightening &amp; Sun Protection Cream SPF 2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la-protection.html</text:p>
          </table:table-cell>
        </table:table-row>
        <table:table-row table:style-name="ro1">
          <table:table-cell office:value-type="string" calcext:value-type="string">
            <text:p>PINK PRINTED LAWN KURTI</text:p>
          </table:table-cell>
          <table:table-cell office:value-type="string" calcext:value-type="string">
            <text:p>PKR 2,690.00</text:p>
          </table:table-cell>
          <table:table-cell office:value-type="string" calcext:value-type="string">
            <text:p>J-10000151667</text:p>
          </table:table-cell>
          <table:table-cell office:value-type="string" calcext:value-type="string">
            <text:p>JJLK-S-JSS-25-520 FB/ESSENTIALS-6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printed-lawn-kurti-jss25520s.html</text:p>
          </table:table-cell>
        </table:table-row>
        <table:table-row table:style-name="ro1">
          <table:table-cell office:value-type="string" calcext:value-type="string">
            <text:p>BLACK PRINTED LAWN KURTI</text:p>
          </table:table-cell>
          <table:table-cell office:value-type="string" calcext:value-type="string">
            <text:p>PKR 2,690.00</text:p>
          </table:table-cell>
          <table:table-cell office:value-type="string" calcext:value-type="string">
            <text:p>J-10000151198</text:p>
          </table:table-cell>
          <table:table-cell office:value-type="string" calcext:value-type="string">
            <text:p>JJLK-S-JSS-25-522 FB/ESSENTIALS-6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ack-printed-lawn-kurti-jss25522s.html</text:p>
          </table:table-cell>
        </table:table-row>
        <table:table-row table:style-name="ro1">
          <table:table-cell office:value-type="string" calcext:value-type="string">
            <text:p>OFF WHITE PRINTED LAWN KURTI</text:p>
          </table:table-cell>
          <table:table-cell office:value-type="string" calcext:value-type="string">
            <text:p>PKR 2,690.00</text:p>
          </table:table-cell>
          <table:table-cell office:value-type="string" calcext:value-type="string">
            <text:p>J-10000151192</text:p>
          </table:table-cell>
          <table:table-cell office:value-type="string" calcext:value-type="string">
            <text:p>JJLK-S-JSS-25-521 FB/ESSENTIALS-6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printed-lawn-kurti-jss25521s.html</text:p>
          </table:table-cell>
        </table:table-row>
        <table:table-row table:style-name="ro1">
          <table:table-cell office:value-type="string" calcext:value-type="string">
            <text:p>MAROON PRINTED LAWN KURTI</text:p>
          </table:table-cell>
          <table:table-cell office:value-type="string" calcext:value-type="string">
            <text:p>PKR 2,690.00</text:p>
          </table:table-cell>
          <table:table-cell office:value-type="string" calcext:value-type="string">
            <text:p>J-10000151210</text:p>
          </table:table-cell>
          <table:table-cell office:value-type="string" calcext:value-type="string">
            <text:p>JJLK-S-JSS-25-524 FB/ESSENTIALS-65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aroon-printed-lawn-kurti-jss25524s.html</text:p>
          </table:table-cell>
        </table:table-row>
        <table:table-row table:style-name="ro1">
          <table:table-cell office:value-type="string" calcext:value-type="string">
            <text:p>MUSTARD PRINTED LAWN KURTI</text:p>
          </table:table-cell>
          <table:table-cell office:value-type="string" calcext:value-type="string">
            <text:p>PKR 2,690.00</text:p>
          </table:table-cell>
          <table:table-cell office:value-type="string" calcext:value-type="string">
            <text:p>J-10000151204</text:p>
          </table:table-cell>
          <table:table-cell office:value-type="string" calcext:value-type="string">
            <text:p>JJLK-S-JSS-25-523 FB/ESSENTIALS-6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stard-printed-lawn-kurti-jss25523s.html</text:p>
          </table:table-cell>
        </table:table-row>
        <table:table-row table:style-name="ro1">
          <table:table-cell office:value-type="string" calcext:value-type="string">
            <text:p>ORANGE PRINTED LAWN KURTI</text:p>
          </table:table-cell>
          <table:table-cell office:value-type="string" calcext:value-type="string">
            <text:p>PKR 2,490.00</text:p>
          </table:table-cell>
          <table:table-cell office:value-type="string" calcext:value-type="string">
            <text:p>J-10000154686</text:p>
          </table:table-cell>
          <table:table-cell office:value-type="string" calcext:value-type="string">
            <text:p>JYGK-S-JTS-25-4085 FB/ESSENTIAL-T-30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range-printed-lawn-kurti-jts254085s.html</text:p>
          </table:table-cell>
        </table:table-row>
        <table:table-row table:style-name="ro1">
          <table:table-cell office:value-type="string" calcext:value-type="string">
            <text:p>BLUE PRINTED LAWN KURTI</text:p>
          </table:table-cell>
          <table:table-cell office:value-type="string" calcext:value-type="string">
            <text:p>PKR 2,490.00</text:p>
          </table:table-cell>
          <table:table-cell office:value-type="string" calcext:value-type="string">
            <text:p>J-10000154682</text:p>
          </table:table-cell>
          <table:table-cell office:value-type="string" calcext:value-type="string">
            <text:p>JYGK-S-JTS-25-4084 FB/ESSENTIAL-T-29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printed-lawn-kurti-jts254084s.html</text:p>
          </table:table-cell>
        </table:table-row>
        <table:table-row table:style-name="ro1">
          <table:table-cell office:value-type="string" calcext:value-type="string">
            <text:p>LEMON PRINTED LAWN KURTI</text:p>
          </table:table-cell>
          <table:table-cell office:value-type="string" calcext:value-type="string">
            <text:p>PKR 2,690.00</text:p>
          </table:table-cell>
          <table:table-cell office:value-type="string" calcext:value-type="string">
            <text:p>J-10000151216</text:p>
          </table:table-cell>
          <table:table-cell office:value-type="string" calcext:value-type="string">
            <text:p>JJLK-S-JSS-25-525 FB/ESSENTIALS-66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lemon-printed-lawn-kurti-jss25525s.html</text:p>
          </table:table-cell>
        </table:table-row>
        <table:table-row table:style-name="ro1">
          <table:table-cell office:value-type="string" calcext:value-type="string">
            <text:p>OFF WHITE PRINTED LAWN KURTI</text:p>
          </table:table-cell>
          <table:table-cell office:value-type="string" calcext:value-type="string">
            <text:p>PKR 2,490.00</text:p>
          </table:table-cell>
          <table:table-cell office:value-type="string" calcext:value-type="string">
            <text:p>J-10000154690</text:p>
          </table:table-cell>
          <table:table-cell office:value-type="string" calcext:value-type="string">
            <text:p>JYGK-S-JTS-25-4086 FB/ESSENTIAL-T-3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off-white-printed-lawn-kurti-jts254086s.html</text:p>
          </table:table-cell>
        </table:table-row>
        <table:table-row table:style-name="ro1">
          <table:table-cell office:value-type="string" calcext:value-type="string">
            <text:p>MULTICOLOR DIGITAL PRINTED LIMINAL KURTI</text:p>
          </table:table-cell>
          <table:table-cell office:value-type="string" calcext:value-type="string">
            <text:p>PKR 2,490.00</text:p>
          </table:table-cell>
          <table:table-cell office:value-type="string" calcext:value-type="string">
            <text:p>J-10000146926</text:p>
          </table:table-cell>
          <table:table-cell office:value-type="string" calcext:value-type="string">
            <text:p>JYGK-S-JTS-25-4089 FB/COLOR POP-0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digital-printed-liminal-kurti-jts254089s.html</text:p>
          </table:table-cell>
        </table:table-row>
        <table:table-row table:style-name="ro1">
          <table:table-cell office:value-type="string" calcext:value-type="string">
            <text:p>PINK PRINTED LAWN KURTI</text:p>
          </table:table-cell>
          <table:table-cell office:value-type="string" calcext:value-type="string">
            <text:p>PKR 2,490.00</text:p>
          </table:table-cell>
          <table:table-cell office:value-type="string" calcext:value-type="string">
            <text:p>J-10000154694</text:p>
          </table:table-cell>
          <table:table-cell office:value-type="string" calcext:value-type="string">
            <text:p>JYGK-S-JTS-25-4087 FB/ESSENTIAL-T-3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printed-lawn-kurti-jts254087s.html</text:p>
          </table:table-cell>
        </table:table-row>
        <table:table-row table:style-name="ro1">
          <table:table-cell office:value-type="string" calcext:value-type="string">
            <text:p>MULTICOLOR DIGITAL PRINTED LIMINAL KURTI</text:p>
          </table:table-cell>
          <table:table-cell office:value-type="string" calcext:value-type="string">
            <text:p>PKR 2,490.00</text:p>
          </table:table-cell>
          <table:table-cell office:value-type="string" calcext:value-type="string">
            <text:p>J-10000146922</text:p>
          </table:table-cell>
          <table:table-cell office:value-type="string" calcext:value-type="string">
            <text:p>JYGK-S-JTS-25-4088 FB/COLOR POP-0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multicolor-digital-printed-liminal-kurti-jts254088s.html</text:p>
          </table:table-cell>
        </table:table-row>
        <table:table-row table:style-name="ro1">
          <table:table-cell office:value-type="string" calcext:value-type="string">
            <text:p>BLUE EMBROIDERED RAW SILK KURTI</text:p>
          </table:table-cell>
          <table:table-cell office:value-type="string" calcext:value-type="string">
            <text:p>PKR 3,690.00</text:p>
          </table:table-cell>
          <table:table-cell office:value-type="string" calcext:value-type="string">
            <text:p>J-10000149553</text:p>
          </table:table-cell>
          <table:table-cell office:value-type="string" calcext:value-type="string">
            <text:p>JYGK-S-JTS-25-4095 FB/BOHO CHIC-0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embroidered-raw-silk-kurti-jts254095s.html</text:p>
          </table:table-cell>
        </table:table-row>
        <table:table-row table:style-name="ro1">
          <table:table-cell office:value-type="string" calcext:value-type="string">
            <text:p>PURPLE EMBROIDERED RAW SILK KURTI</text:p>
          </table:table-cell>
          <table:table-cell office:value-type="string" calcext:value-type="string">
            <text:p>PKR 3,690.00</text:p>
          </table:table-cell>
          <table:table-cell office:value-type="string" calcext:value-type="string">
            <text:p>J-10000149549</text:p>
          </table:table-cell>
          <table:table-cell office:value-type="string" calcext:value-type="string">
            <text:p>JYGK-S-JTS-25-4094 FB/BOHO CHIC-0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urple-embroidered-raw-silk-kurti-jts254094s.html</text:p>
          </table:table-cell>
        </table:table-row>
        <table:table-row table:style-name="ro1">
          <table:table-cell office:value-type="string" calcext:value-type="string">
            <text:p>PURPLE EMBROIDERED KHADDAR KURTI</text:p>
          </table:table-cell>
          <table:table-cell office:value-type="string" calcext:value-type="string">
            <text:p>PKR 3,690.00</text:p>
          </table:table-cell>
          <table:table-cell office:value-type="string" calcext:value-type="string">
            <text:p>J-10000152630</text:p>
          </table:table-cell>
          <table:table-cell office:value-type="string" calcext:value-type="string">
            <text:p>JYGK-S-JTS-25-4096 FB/NEON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urple-embroidered-khaddar-kurti-jts254096s.html</text:p>
          </table:table-cell>
        </table:table-row>
        <table:table-row table:style-name="ro1">
          <table:table-cell office:value-type="string" calcext:value-type="string">
            <text:p>YELLOW EMBROIDERED KHADDAR KURTI</text:p>
          </table:table-cell>
          <table:table-cell office:value-type="string" calcext:value-type="string">
            <text:p>PKR 3,690.00</text:p>
          </table:table-cell>
          <table:table-cell office:value-type="string" calcext:value-type="string">
            <text:p>J-10000152634</text:p>
          </table:table-cell>
          <table:table-cell office:value-type="string" calcext:value-type="string">
            <text:p>JYGK-S-JTS-25-4098 FB/NEON-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yellow-embroidered-khaddar-kurti-jts254098s.html</text:p>
          </table:table-cell>
        </table:table-row>
        <table:table-row table:style-name="ro1">
          <table:table-cell office:value-type="string" calcext:value-type="string">
            <text:p>PURPLE EMBROIDERED KHADDAR 2PC STITCHED</text:p>
          </table:table-cell>
          <table:table-cell office:value-type="string" calcext:value-type="string">
            <text:p>PKR 5,990.00</text:p>
          </table:table-cell>
          <table:table-cell office:value-type="string" calcext:value-type="string">
            <text:p>J-10000152638</text:p>
          </table:table-cell>
          <table:table-cell office:value-type="string" calcext:value-type="string">
            <text:p>JGK-S-JTST-25-480 FB/BARESAGHIR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urple-embroidered-khaddar-2pc-stitched-jtst25480s.html</text:p>
          </table:table-cell>
        </table:table-row>
        <table:table-row table:style-name="ro1">
          <table:table-cell office:value-type="string" calcext:value-type="string">
            <text:p>GREEN DIGITAL PRINTED LAWN 2PC STITCHED</text:p>
          </table:table-cell>
          <table:table-cell office:value-type="string" calcext:value-type="string">
            <text:p>PKR 4,990.00</text:p>
          </table:table-cell>
          <table:table-cell office:value-type="string" calcext:value-type="string">
            <text:p>J-10000151188</text:p>
          </table:table-cell>
          <table:table-cell office:value-type="string" calcext:value-type="string">
            <text:p>JGK-S-JTST-25-487 FB/SPACED FLORAL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green-digital-printed-lawn-2pc-stitched-jtst25487s.html</text:p>
          </table:table-cell>
        </table:table-row>
        <table:table-row table:style-name="ro1">
          <table:table-cell office:value-type="string" calcext:value-type="string">
            <text:p>BEIGE PRINTED LIMINAL 2PC STITCHED</text:p>
          </table:table-cell>
          <table:table-cell office:value-type="string" calcext:value-type="string">
            <text:p>PKR 4,990.00</text:p>
          </table:table-cell>
          <table:table-cell office:value-type="string" calcext:value-type="string">
            <text:p>J-10000155754</text:p>
          </table:table-cell>
          <table:table-cell office:value-type="string" calcext:value-type="string">
            <text:p>JGK-S-JTST-25-488 FB/SHAPES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eige-printed-liminal-2pc-stitched-jtst25488s.html</text:p>
          </table:table-cell>
        </table:table-row>
        <table:table-row table:style-name="ro1">
          <table:table-cell office:value-type="string" calcext:value-type="string">
            <text:p>PINK DIGITAL PRINTED LAWN 2PC STITCHED</text:p>
          </table:table-cell>
          <table:table-cell office:value-type="string" calcext:value-type="string">
            <text:p>PKR 4,990.00</text:p>
          </table:table-cell>
          <table:table-cell office:value-type="string" calcext:value-type="string">
            <text:p>J-10000151653</text:p>
          </table:table-cell>
          <table:table-cell office:value-type="string" calcext:value-type="string">
            <text:p>JGK-S-JTST-25-484 FB/SPACED FLORAL-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digital-printed-lawn-2pc-stitched-jtst25484s.html</text:p>
          </table:table-cell>
        </table:table-row>
        <table:table-row table:style-name="ro1">
          <table:table-cell office:value-type="string" calcext:value-type="string">
            <text:p>YELLOW PRINTED LAWN 2PC STITCHED</text:p>
          </table:table-cell>
          <table:table-cell office:value-type="string" calcext:value-type="string">
            <text:p>PKR 4,990.00</text:p>
          </table:table-cell>
          <table:table-cell office:value-type="string" calcext:value-type="string">
            <text:p>J-10000151350</text:p>
          </table:table-cell>
          <table:table-cell office:value-type="string" calcext:value-type="string">
            <text:p>JGK-S-JTST-25-491 FB/SHAPES-4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yellow-printed-lawn-2pc-stitched-jtst25491s.html</text:p>
          </table:table-cell>
        </table:table-row>
        <table:table-row table:style-name="ro1">
          <table:table-cell office:value-type="string" calcext:value-type="string">
            <text:p>BLUE DIGITAL PRINTED LAWN 2PC STITCHED</text:p>
          </table:table-cell>
          <table:table-cell office:value-type="string" calcext:value-type="string">
            <text:p>PKR 4,990.00</text:p>
          </table:table-cell>
          <table:table-cell office:value-type="string" calcext:value-type="string">
            <text:p>J-10000151184</text:p>
          </table:table-cell>
          <table:table-cell office:value-type="string" calcext:value-type="string">
            <text:p>JGK-S-JTST-25-485 FB/SPACED FLORAL-2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digital-printed-lawn-2pc-stitched-jtst25485s.html</text:p>
          </table:table-cell>
        </table:table-row>
        <table:table-row table:style-name="ro1">
          <table:table-cell office:value-type="string" calcext:value-type="string">
            <text:p>PINK EMBROIDERED LAWN 2PC STITCHED</text:p>
          </table:table-cell>
          <table:table-cell office:value-type="string" calcext:value-type="string">
            <text:p>PKR 5,690.00</text:p>
          </table:table-cell>
          <table:table-cell office:value-type="string" calcext:value-type="string">
            <text:p>J-10000152035</text:p>
          </table:table-cell>
          <table:table-cell office:value-type="string" calcext:value-type="string">
            <text:p>JGK-S-JTST-25-493 FB/LINEAR-03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pink-embroidered-lawn-2pc-stitched-jtst25493s.html</text:p>
          </table:table-cell>
        </table:table-row>
        <table:table-row table:style-name="ro1">
          <table:table-cell office:value-type="string" calcext:value-type="string">
            <text:p>BLUE EMBROIDERED LAWN 2PC STITCHED</text:p>
          </table:table-cell>
          <table:table-cell office:value-type="string" calcext:value-type="string">
            <text:p>PKR 5,690.00</text:p>
          </table:table-cell>
          <table:table-cell office:value-type="string" calcext:value-type="string">
            <text:p>J-10000148437</text:p>
          </table:table-cell>
          <table:table-cell office:value-type="string" calcext:value-type="string">
            <text:p>JGK-S-JTST-25-492 FB/LINEAR-01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https://www.junaidjamshed.com/blue-embroidered-lawn-2pc-stitched-jtst25492s.html</text:p>
          </table:table-cell>
        </table:table-row>
        <table:table-row table:style-name="ro1" table:number-rows-repeated="104603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9-18T02:31:05.090866542</dc:date>
    <meta:editing-duration>PT3M30S</meta:editing-duration>
    <meta:editing-cycles>1</meta:editing-cycles>
    <meta:document-statistic meta:table-count="1" meta:cell-count="15196" meta:object-count="0"/>
    <meta:generator>LibreOffice/24.2.7.2$Linux_X86_64 LibreOffice_project/420$Build-2</meta:generator>
  </office:meta>
</office:document-meta>
</file>